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917in"/>
    </style:style>
    <style:style style:name="co2" style:family="table-column">
      <style:table-column-properties fo:break-before="auto" style:column-width="1.3516in"/>
    </style:style>
    <style:style style:name="co3" style:family="table-column">
      <style:table-column-properties fo:break-before="auto" style:column-width="2.0264in"/>
    </style:style>
    <style:style style:name="co4" style:family="table-column">
      <style:table-column-properties fo:break-before="auto" style:column-width="0.9102in"/>
    </style:style>
    <style:style style:name="co5" style:family="table-column">
      <style:table-column-properties fo:break-before="auto" style:column-width="3.1909in"/>
    </style:style>
    <style:style style:name="co6" style:family="table-column">
      <style:table-column-properties fo:break-before="auto" style:column-width="3.2453in"/>
    </style:style>
    <style:style style:name="co7" style:family="table-column">
      <style:table-column-properties fo:break-before="auto" style:column-width="2.1547in"/>
    </style:style>
    <style:style style:name="co8" style:family="table-column">
      <style:table-column-properties fo:break-before="auto" style:column-width="1.2209in"/>
    </style:style>
    <style:style style:name="ro1" style:family="table-row">
      <style:table-row-properties style:row-height="0.4866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1.2638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6425in" fo:break-before="auto" style:use-optimal-row-height="true"/>
    </style:style>
    <style:style style:name="ro7" style:family="table-row">
      <style:table-row-properties style:row-height="0.1965in" fo:break-before="auto" style:use-optimal-row-height="true"/>
    </style:style>
    <style:style style:name="ro8" style:family="table-row">
      <style:table-row-properties style:row-height="1.8862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2.3528in" fo:break-before="auto" style:use-optimal-row-height="true"/>
    </style:style>
    <style:style style:name="ro11" style:family="table-row">
      <style:table-row-properties style:row-height="0.798in" fo:break-before="auto" style:use-optimal-row-height="true"/>
    </style:style>
    <style:style style:name="ro12" style:family="table-row">
      <style:table-row-properties style:row-height="1.1091in" fo:break-before="auto" style:use-optimal-row-height="true"/>
    </style:style>
    <style:style style:name="ro13" style:family="table-row">
      <style:table-row-properties style:row-height="0.9535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2.1972in" fo:break-before="auto" style:use-optimal-row-height="true"/>
    </style:style>
    <style:style style:name="ro16" style:family="table-row">
      <style:table-row-properties style:row-height="0.5492in" fo:break-before="auto" style:use-optimal-row-height="true"/>
    </style:style>
    <style:style style:name="ro17" style:family="table-row">
      <style:table-row-properties style:row-height="1.4193in" fo:break-before="auto" style:use-optimal-row-height="true"/>
    </style:style>
    <style:style style:name="ro18" style:family="table-row">
      <style:table-row-properties style:row-height="2.5075in" fo:break-before="auto" style:use-optimal-row-height="true"/>
    </style:style>
    <style:style style:name="ro19" style:family="table-row">
      <style:table-row-properties style:row-height="0.5075in" fo:break-before="auto" style:use-optimal-row-height="true"/>
    </style:style>
    <style:style style:name="ro20" style:family="table-row">
      <style:table-row-properties style:row-height="0.8189in" fo:break-before="auto" style:use-optimal-row-height="true"/>
    </style:style>
    <style:style style:name="ro21" style:family="table-row">
      <style:table-row-properties style:row-height="0.9736in" fo:break-before="auto" style:use-optimal-row-height="true"/>
    </style:style>
    <style:style style:name="ro22" style:family="table-row">
      <style:table-row-properties style:row-height="0.352in" fo:break-before="auto" style:use-optimal-row-height="true"/>
    </style:style>
    <style:style style:name="ro23" style:family="table-row">
      <style:table-row-properties style:row-height="2.3728in" fo:break-before="auto" style:use-optimal-row-height="true"/>
    </style:style>
    <style:style style:name="ro24" style:family="table-row">
      <style:table-row-properties style:row-height="1.5957in" fo:break-before="auto" style:use-optimal-row-height="true"/>
    </style:style>
    <style:style style:name="ro25" style:family="table-row">
      <style:table-row-properties style:row-height="0.9016in" fo:break-before="auto" style:use-optimal-row-height="true"/>
    </style:style>
    <style:style style:name="ro26" style:family="table-row">
      <style:table-row-properties style:row-height="0.6634in" fo:break-before="auto" style:use-optimal-row-height="true"/>
    </style:style>
    <style:style style:name="ro27" style:family="table-row">
      <style:table-row-properties style:row-height="2.0417in" fo:break-before="auto" style:use-optimal-row-height="true"/>
    </style:style>
    <style:style style:name="ro28" style:family="table-row">
      <style:table-row-properties style:row-height="2.0102in" fo:break-before="auto" style:use-optimal-row-height="true"/>
    </style:style>
    <style:style style:name="ro29" style:family="table-row">
      <style:table-row-properties style:row-height="0.7252in" fo:break-before="auto" style:use-optimal-row-height="true"/>
    </style:style>
    <style:style style:name="ro30" style:family="table-row">
      <style:table-row-properties style:row-height="2.6634in" fo:break-before="auto" style:use-optimal-row-height="true"/>
    </style:style>
    <style:style style:name="ro31" style:family="table-row">
      <style:table-row-properties style:row-height="3.3272in" fo:break-before="auto" style:use-optimal-row-height="true"/>
    </style:style>
    <style:style style:name="ro32" style:family="table-row">
      <style:table-row-properties style:row-height="3.6791in" fo:break-before="auto" style:use-optimal-row-height="true"/>
    </style:style>
    <style:style style:name="ro33" style:family="table-row">
      <style:table-row-properties style:row-height="2.8602in" fo:break-before="auto" style:use-optimal-row-height="true"/>
    </style:style>
    <style:style style:name="ro34" style:family="table-row">
      <style:table-row-properties style:row-height="2.9744in" fo:break-before="auto" style:use-optimal-row-height="true"/>
    </style:style>
    <style:style style:name="ro35" style:family="table-row">
      <style:table-row-properties style:row-height="1.928in" fo:break-before="auto" style:use-optimal-row-height="true"/>
    </style:style>
    <style:style style:name="ro36" style:family="table-row">
      <style:table-row-properties style:row-height="1.4299in" fo:break-before="auto" style:use-optimal-row-height="true"/>
    </style:style>
    <style:style style:name="ro37" style:family="table-row">
      <style:table-row-properties style:row-height="2.8398in" fo:break-before="auto" style:use-optimal-row-height="true"/>
    </style:style>
    <style:style style:name="ro38" style:family="table-row">
      <style:table-row-properties style:row-height="4.5291in" fo:break-before="auto" style:use-optimal-row-height="true"/>
    </style:style>
    <style:style style:name="ro39" style:family="table-row">
      <style:table-row-properties style:row-height="3.5965in" fo:break-before="auto" style:use-optimal-row-height="true"/>
    </style:style>
    <style:style style:name="ro40" style:family="table-row">
      <style:table-row-properties style:row-height="5.6173in" fo:break-before="auto" style:use-optimal-row-height="true"/>
    </style:style>
    <style:style style:name="ro41" style:family="table-row">
      <style:table-row-properties style:row-height="4.3736in" fo:break-before="auto" style:use-optimal-row-height="true"/>
    </style:style>
    <style:style style:name="ro42" style:family="table-row">
      <style:table-row-properties style:row-height="19.8283in" fo:break-before="auto" style:use-optimal-row-height="true"/>
    </style:style>
    <style:style style:name="ro43" style:family="table-row">
      <style:table-row-properties style:row-height="20.2425in" fo:break-before="auto" style:use-optimal-row-height="true"/>
    </style:style>
    <style:style style:name="ro44" style:family="table-row">
      <style:table-row-properties style:row-height="9.8783in" fo:break-before="auto" style:use-optimal-row-height="true"/>
    </style:style>
    <style:style style:name="ro45" style:family="table-row">
      <style:table-row-properties style:row-height="15.1185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font-name="Liberation Sans" style:font-name-asian="Droid Sans Fallback" style:font-name-complex="FreeSans"/>
    </style:style>
    <style:style style:name="ce2" style:family="table-cell" style:parent-style-name="Default">
      <style:table-cell-properties fo:wrap-option="wrap"/>
      <style:text-properties style:font-name="Liberation Sans" style:font-name-asian="Droid Sans Fallback" style:font-name-complex="FreeSans"/>
    </style:style>
    <style:style style:name="ce3" style:family="table-cell" style:parent-style-name="Default">
      <style:table-cell-properties fo:wrap-option="wrap"/>
    </style:style>
    <style:style style:name="ce4" style:family="table-cell" style:parent-style-name="Default" style:data-style-name="N37">
      <style:table-cell-properties fo:wrap-option="wrap"/>
    </style:style>
    <style:style style:name="T1" style:family="text">
      <style:text-properties style:font-name="Liberation Sans" style:font-name-asian="Droid Sans Fallback"/>
    </style:style>
    <style:style style:name="T2" style:family="text">
      <style:text-properties style:font-name-asian="Droid Sans Fallback"/>
    </style:style>
    <style:style style:name="T3" style:family="text">
      <style:text-properties style:font-name-asian="Droid Sans Fallback" fo:font-weight="bold"/>
    </style:style>
    <style:style style:name="T4" style:family="text">
      <style:text-properties style:font-name="Liberation Sans" style:font-name-asian="Droid Sans Fallback" style:font-name-complex=""/>
    </style:style>
  </office:automatic-styles>
  <office:body>
    <office:spreadsheet>
      <table:table table:name="scrip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3"/>
        <table:table-column table:style-name="co6" table:default-cell-style-name="ce3"/>
        <table:table-column table:style-name="co7" table:default-cell-style-name="ce3"/>
        <table:table-column table:style-name="co8" table:default-cell-style-name="Default"/>
        <table:table-column table:style-name="co4" table:number-columns-repeated="1016" table:default-cell-style-name="Default"/>
        <table:table-row table:style-name="ro1">
          <table:table-cell table:number-columns-repeated="4"/>
          <table:table-cell office:value-type="string" calcext:value-type="string">
            <text:p>//==================================</text:p>
            <text:p>// File: C00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002.DAT-ss0-0</text:p>
          </table:table-cell>
          <table:table-cell office:value-type="string" calcext:value-type="string">
            <text:p>#P("soundLen", "7.48093")</text:p>
          </table:table-cell>
          <table:table-cell table:number-columns-repeated="1021"/>
        </table:table-row>
        <table:table-row table:style-name="ro2">
          <table:table-cell office:value-type="string" calcext:value-type="string">
            <text:p>string</text:p>
          </table:table-cell>
          <table:table-cell office:value-type="string" calcext:value-type="string">
            <text:p>C002.DAT-ss0-1</text:p>
          </table:table-cell>
          <table:table-cell office:value-type="string" calcext:value-type="string">
            <text:p>#P("soundLen", "0.41403")</text:p>
          </table:table-cell>
          <table:table-cell table:number-columns-repeated="1021"/>
        </table:table-row>
        <table:table-row table:style-name="ro2">
          <table:table-cell office:value-type="string" calcext:value-type="string">
            <text:p>string</text:p>
          </table:table-cell>
          <table:table-cell office:value-type="string" calcext:value-type="string">
            <text:p>C002.DAT-ss0-2</text:p>
          </table:table-cell>
          <table:table-cell office:value-type="string" calcext:value-type="string">
            <text:p>#P("soundLen", "0.203637")</text:p>
          </table:table-cell>
          <table:table-cell table:number-columns-repeated="1021"/>
        </table:table-row>
        <table:table-row table:style-name="ro1">
          <table:table-cell table:number-columns-repeated="4"/>
          <table:table-cell office:value-type="string" calcext:value-type="string">
            <text:p>//==================================</text:p>
            <text:p>// File: C00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004.DAT-ss0-0</text:p>
          </table:table-cell>
          <table:table-cell office:value-type="string" calcext:value-type="string">
            <text:p>#P("soundLen", "1.19135")</text:p>
          </table:table-cell>
          <table:table-cell table:number-columns-repeated="1021"/>
        </table:table-row>
        <table:table-row table:style-name="ro2">
          <table:table-cell office:value-type="string" calcext:value-type="string">
            <text:p>string</text:p>
          </table:table-cell>
          <table:table-cell office:value-type="string" calcext:value-type="string">
            <text:p>C004.DAT-ss0-1</text:p>
          </table:table-cell>
          <table:table-cell office:value-type="string" calcext:value-type="string">
            <text:p>#P("soundLen", "2.48688")</text:p>
          </table:table-cell>
          <table:table-cell table:number-columns-repeated="1021"/>
        </table:table-row>
        <table:table-row table:style-name="ro1">
          <table:table-cell table:number-columns-repeated="4"/>
          <table:table-cell office:value-type="string" calcext:value-type="string">
            <text:p>//==================================</text:p>
            <text:p>// File: C005.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005.DAT-ss0-0</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1">
          <table:table-cell table:number-columns-repeated="4"/>
          <table:table-cell office:value-type="string" calcext:value-type="string">
            <text:p>//==================================</text:p>
            <text:p>// File: C006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006A.DAT-ss0-0</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2">
          <table:table-cell office:value-type="string" calcext:value-type="string">
            <text:p>string</text:p>
          </table:table-cell>
          <table:table-cell office:value-type="string" calcext:value-type="string">
            <text:p>C006A.DAT-ss0-1</text:p>
          </table:table-cell>
          <table:table-cell office:value-type="string" calcext:value-type="string">
            <text:p>#P("soundLen", "1.37158")</text:p>
          </table:table-cell>
          <table:table-cell table:number-columns-repeated="1021"/>
        </table:table-row>
        <table:table-row table:style-name="ro1">
          <table:table-cell table:number-columns-repeated="4"/>
          <table:table-cell office:value-type="string" calcext:value-type="string">
            <text:p>//==================================</text:p>
            <text:p>// File: C006B.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006B.DAT-ss0-0</text:p>
          </table:table-cell>
          <table:table-cell office:value-type="string" calcext:value-type="string">
            <text:p>#P("soundLen", "5.74974")</text:p>
          </table:table-cell>
          <table:table-cell office:value-type="string" calcext:value-type="string">
            <text:p>ママ</text:p>
          </table:table-cell>
          <table:table-cell office:value-type="string" calcext:value-type="string">
            <text:p>弓美！起きなさい！学校送れるわよ！</text:p>
            <text:p>こら、弓美</text:p>
          </table:table-cell>
          <table:table-cell office:value-type="string" calcext:value-type="string">
            <text:p>Yumimi! Get up!</text:p>
            <text:p/>
            <text:p>#w(2.570)</text:p>
            <text:p>You're going to be late for school!</text:p>
            <text:p>//#woff(3.967)</text:p>
            <text:p/>
            <text:p>#w(4.597)</text:p>
            <text:p>C'mon, Yumimi!</text:p>
          </table:table-cell>
          <table:table-cell/>
          <table:table-cell table:formula="of:=IF([.E14]=&quot;&quot;; &quot;untranscribed&quot;; IF([.F14]=&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006B.DAT-ss0-1</text:p>
          </table:table-cell>
          <table:table-cell office:value-type="string" calcext:value-type="string">
            <text:p>#P("soundLen", "2.98544")</text:p>
          </table:table-cell>
          <table:table-cell office:value-type="string" calcext:value-type="string">
            <text:p>弓美</text:p>
          </table:table-cell>
          <table:table-cell office:value-type="string" calcext:value-type="string">
            <text:p>は〜い</text:p>
          </table:table-cell>
          <table:table-cell office:value-type="string" calcext:value-type="string">
            <text:p>Okaaaaaay...</text:p>
            <text:p>#woff(2.000)</text:p>
          </table:table-cell>
          <table:table-cell/>
          <table:table-cell table:formula="of:=IF([.E15]=&quot;&quot;; &quot;untranscribed&quot;; IF([.F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007.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007.DAT-ss0-0</text:p>
          </table:table-cell>
          <table:table-cell office:value-type="string" calcext:value-type="string">
            <text:p>#P("soundLen", "4.0801")</text:p>
          </table:table-cell>
          <table:table-cell office:value-type="string" calcext:value-type="string">
            <text:p>弓美</text:p>
          </table:table-cell>
          <table:table-cell office:value-type="string" calcext:value-type="string">
            <text:p>いったったったったった…</text:p>
            <text:p>ああ？</text:p>
          </table:table-cell>
          <table:table-cell table:number-columns-repeated="2"/>
          <table:table-cell table:formula="of:=IF([.E17]=&quot;&quot;; &quot;untranscribed&quot;; IF([.F1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008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008A.DAT-ss0-0</text:p>
          </table:table-cell>
          <table:table-cell office:value-type="string" calcext:value-type="string">
            <text:p>#P("soundLen", "7.83218")</text:p>
          </table:table-cell>
          <table:table-cell office:value-type="string" calcext:value-type="string">
            <text:p>弓美</text:p>
          </table:table-cell>
          <table:table-cell office:value-type="string" calcext:value-type="string">
            <text:p>なんか、変な夢を見ていたような気がするな…</text:p>
            <text:p>んん…なんだっけ</text:p>
          </table:table-cell>
          <table:table-cell office:value-type="string" calcext:value-type="string">
            <text:p>I kinda feel like I was having a weird dream...</text:p>
            <text:p/>
            <text:p>#w(5.334)</text:p>
            <text:p>Hmm...What was it?</text:p>
          </table:table-cell>
          <table:table-cell/>
          <table:table-cell table:formula="of:=IF([.E19]=&quot;&quot;; &quot;untranscribed&quot;; IF([.F1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008A.DAT-ss0-1</text:p>
          </table:table-cell>
          <table:table-cell office:value-type="string" calcext:value-type="string">
            <text:p>#P("soundLen", "1.42632")</text:p>
          </table:table-cell>
          <table:table-cell office:value-type="string" calcext:value-type="string">
            <text:p>弓美</text:p>
          </table:table-cell>
          <table:table-cell office:value-type="string" calcext:value-type="string">
            <text:p>まあ、いっか</text:p>
          </table:table-cell>
          <table:table-cell office:value-type="string" calcext:value-type="string">
            <text:p>Oh, whatever.</text:p>
          </table:table-cell>
          <table:table-cell/>
          <table:table-cell table:formula="of:=IF([.E20]=&quot;&quot;; &quot;untranscribed&quot;; IF([.F2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008A.DAT-ss0-2</text:p>
          </table:table-cell>
          <table:table-cell office:value-type="string" calcext:value-type="string">
            <text:p>#P("soundLen", "1.57927")</text:p>
          </table:table-cell>
          <table:table-cell office:value-type="string" calcext:value-type="string">
            <text:p>弓美</text:p>
          </table:table-cell>
          <table:table-cell office:value-type="string" calcext:value-type="string">
            <text:p>ふぁー</text:p>
          </table:table-cell>
          <table:table-cell table:number-columns-repeated="2"/>
          <table:table-cell table:formula="of:=IF([.E21]=&quot;&quot;; &quot;untranscribed&quot;; IF([.F2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008B.DAT</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C008B.DAT-ss0-0</text:p>
          </table:table-cell>
          <table:table-cell office:value-type="string" calcext:value-type="string">
            <text:p>#P("soundLen", "9.78801")</text:p>
          </table:table-cell>
          <table:table-cell office:value-type="string" calcext:value-type="string">
            <text:p>弓美</text:p>
          </table:table-cell>
          <table:table-cell office:value-type="string" calcext:value-type="string">
            <text:p>そうか…</text:p>
            <text:p>寝相の悪いのは、ユニコーンが重なっていたの[は?]別問題だったのか…</text:p>
            <text:p>そうか…</text:p>
            <text:p>いいけど</text:p>
          </table:table-cell>
          <table:table-cell office:value-type="string" calcext:value-type="string">
            <text:p>Oh yeah...</text:p>
            <text:p/>
            <text:p>#w(1.288)</text:p>
            <text:p>My awful sleeping was a different problem from my being combined with a unicorn...</text:p>
            <text:p>#woff(6.400)</text:p>
            <text:p/>
            <text:p>#w(7.326)</text:p>
            <text:p>Huh...</text:p>
            <text:p/>
            <text:p>#w(9.283)</text:p>
            <text:p>Oh well.</text:p>
          </table:table-cell>
          <table:table-cell office:value-type="string" calcext:value-type="string">
            <text:p>NOTE: from the good ending's epilogue. i.e. "my bad sleeping posture isn't just because i got fused with a unicorn"</text:p>
          </table:table-cell>
          <table:table-cell table:formula="of:=IF([.E23]=&quot;&quot;; &quot;untranscribed&quot;; IF([.F23]=&quot;&quot;; &quot;UNTRANSLATED&quot;; &quot;&quot;))">
            <text:p/>
          </table:table-cell>
          <table:table-cell table:number-columns-repeated="1016"/>
        </table:table-row>
        <table:table-row table:style-name="ro1">
          <table:table-cell table:number-columns-repeated="4"/>
          <table:table-cell office:value-type="string" calcext:value-type="string">
            <text:p>//==================================</text:p>
            <text:p>// File: C021.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021.DAT-ss0-0</text:p>
          </table:table-cell>
          <table:table-cell office:value-type="string" calcext:value-type="string">
            <text:p>#P("soundLen", "10.9322")</text:p>
          </table:table-cell>
          <table:table-cell office:value-type="string" calcext:value-type="string">
            <text:p>弓美</text:p>
          </table:table-cell>
          <table:table-cell office:value-type="string" calcext:value-type="string">
            <text:p>ゆみみみっくす、いかがでした？</text:p>
            <text:p>ゲームアーツでは、今後も楽しいゲームをどんどん作っていきますので、皆さん、期待しててね</text:p>
            <text:p>じゃあ、またねぇ！</text:p>
          </table:table-cell>
          <table:table-cell office:value-type="string" calcext:value-type="string">
            <text:p>How was Yumimi Mix?</text:p>
            <text:p/>
            <text:p>#w(2.773)</text:p>
            <text:p>Game Arts is going to be cranking out fun games from now on,</text:p>
            <text:p/>
            <text:p>#w(7.089)</text:p>
            <text:p>so look forward to them, everybody!</text:p>
            <text:p/>
            <text:p>#w(9.402)</text:p>
            <text:p>Well, seeya!</text:p>
          </table:table-cell>
          <table:table-cell/>
          <table:table-cell table:formula="of:=IF([.E25]=&quot;&quot;; &quot;untranscribed&quot;; IF([.F25]=&quot;&quot;; &quot;UNTRANSLATED&quot;; &quot;&quot;))">
            <text:p/>
          </table:table-cell>
          <table:table-cell table:number-columns-repeated="1016"/>
        </table:table-row>
        <table:table-row table:style-name="ro1">
          <table:table-cell table:number-columns-repeated="4"/>
          <table:table-cell office:value-type="string" calcext:value-type="string">
            <text:p>//==================================</text:p>
            <text:p>// File: C080A.DAT</text:p>
            <text:p>//==================================</text:p>
          </table:table-cell>
          <table:table-cell table:number-columns-repeated="1019"/>
        </table:table-row>
        <table:table-row table:style-name="ro10">
          <table:table-cell office:value-type="string" calcext:value-type="string">
            <text:p>string</text:p>
          </table:table-cell>
          <table:table-cell office:value-type="string" calcext:value-type="string">
            <text:p>C080A.DAT-ss0-0</text:p>
          </table:table-cell>
          <table:table-cell office:value-type="string" calcext:value-type="string">
            <text:p>#P("soundLen", "10.3575")</text:p>
          </table:table-cell>
          <table:table-cell office:value-type="string" calcext:value-type="string">
            <text:p>弓美</text:p>
          </table:table-cell>
          <table:table-cell office:value-type="string" calcext:value-type="string">
            <text:p>あったたたたた</text:p>
            <text:p>えっと…また夢を見たわ</text:p>
            <text:p>なんだっけ？確か…</text:p>
          </table:table-cell>
          <table:table-cell office:value-type="string" calcext:value-type="string">
            <text:p>//Ouuuuuch...</text:p>
            <text:p/>
            <text:p>#w(2.006)</text:p>
            <text:p>Uh...</text:p>
            <text:p/>
            <text:p>#w(3.969)</text:p>
            <text:p>I had another dream.</text:p>
            <text:p>//#woff(5.582)</text:p>
            <text:p><text:span text:style-name="T1">#woff(5.682)</text:span></text:p>
            <text:p/>
            <text:p>#w(6.520)</text:p>
            <text:p>What was it about again?</text:p>
            <text:p/>
            <text:p>#w(8.668)</text:p>
            <text:p>If I remember right...</text:p>
          </table:table-cell>
          <table:table-cell/>
          <table:table-cell table:formula="of:=IF([.E27]=&quot;&quot;; &quot;untranscribed&quot;; IF([.F27]=&quot;&quot;; &quot;UNTRANSLATED&quot;; &quot;&quot;))">
            <text:p/>
          </table:table-cell>
          <table:table-cell table:number-columns-repeated="1016"/>
        </table:table-row>
        <table:table-row table:style-name="ro1">
          <table:table-cell table:number-columns-repeated="4"/>
          <table:table-cell office:value-type="string" calcext:value-type="string">
            <text:p>//==================================</text:p>
            <text:p>// File: C080B.DAT</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C080B.DAT-ss0-0</text:p>
          </table:table-cell>
          <table:table-cell office:value-type="string" calcext:value-type="string">
            <text:p>#P("soundLen", "10.245")</text:p>
          </table:table-cell>
          <table:table-cell office:value-type="string" calcext:value-type="string">
            <text:p>弓美</text:p>
          </table:table-cell>
          <table:table-cell office:value-type="string" calcext:value-type="string">
            <text:p>そっか！</text:p>
            <text:p>そういえば、ユニコーンだった！</text:p>
            <text:p>ユニコ…ん？</text:p>
            <text:p>ユニコーン！？</text:p>
          </table:table-cell>
          <table:table-cell office:value-type="string" calcext:value-type="string">
            <text:p>That's right!</text:p>
            <text:p/>
            <text:p>#w(1.920)</text:p>
            <text:p>Now that I think about it...it was about a unicorn!</text:p>
            <text:p/>
            <text:p>#w(5.079)</text:p>
            <text:p>A unico...rn...?</text:p>
            <text:p>//#woff(6.417)</text:p>
            <text:p><text:span text:style-name="T1">#woff(7.350)</text:span></text:p>
            <text:p/>
            <text:p>#w(8.886)</text:p>
            <text:p>...A UNICORN!?</text:p>
          </table:table-cell>
          <table:table-cell/>
          <table:table-cell table:formula="of:=IF([.E29]=&quot;&quot;; &quot;untranscribed&quot;; IF([.F2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1A.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101A.DAT-ss0-0</text:p>
          </table:table-cell>
          <table:table-cell office:value-type="string" calcext:value-type="string">
            <text:p>#P("soundLen", "7.97346")</text:p>
          </table:table-cell>
          <table:table-cell office:value-type="string" calcext:value-type="string">
            <text:p>弓美</text:p>
          </table:table-cell>
          <table:table-cell office:value-type="string" calcext:value-type="string">
            <text:p>あった！</text:p>
            <text:p>いったったったたった…</text:p>
            <text:p>は、鼻打った…</text:p>
            <text:p>ああ…</text:p>
          </table:table-cell>
          <table:table-cell office:value-type="string" calcext:value-type="string">
            <text:p>//Ack!\n</text:p>
            <text:p>//Ouchhhhhhh...</text:p>
            <text:p>//#woff(3.307)</text:p>
            <text:p>#off()</text:p>
            <text:p/>
            <text:p>#w(4.477)</text:p>
            <text:p>I b-baged my node...</text:p>
            <text:p>#woff(7.193)</text:p>
          </table:table-cell>
          <table:table-cell/>
          <table:table-cell table:formula="of:=IF([.E31]=&quot;&quot;; &quot;untranscribed&quot;; IF([.F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1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01B.DAT-ss0-0</text:p>
          </table:table-cell>
          <table:table-cell office:value-type="string" calcext:value-type="string">
            <text:p>#P("soundLen", "9.19584")</text:p>
          </table:table-cell>
          <table:table-cell office:value-type="string" calcext:value-type="string">
            <text:p>弓美</text:p>
          </table:table-cell>
          <table:table-cell office:value-type="string" calcext:value-type="string">
            <text:p>だいたいあたしは、寝が足りないと[ものが?]考えられなくなる性格なのだわ…</text:p>
            <text:p>フニャ</text:p>
          </table:table-cell>
          <table:table-cell office:value-type="string" calcext:value-type="string">
            <text:p>I'm pretty much one of those people that can't think straight if they don't get enough sleep...</text:p>
            <text:p>//#woff(7.570)</text:p>
            <text:p><text:span text:style-name="T1">#woff(8.441)</text:span></text:p>
          </table:table-cell>
          <table:table-cell office:value-type="string" calcext:value-type="string">
            <text:p>CHECK</text:p>
          </table:table-cell>
          <table:table-cell table:formula="of:=IF([.E33]=&quot;&quot;; &quot;untranscribed&quot;; IF([.F3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01B.DAT-ss0-1</text:p>
          </table:table-cell>
          <table:table-cell office:value-type="string" calcext:value-type="string">
            <text:p>#P("soundLen", "3.61177")</text:p>
          </table:table-cell>
          <table:table-cell office:value-type="string" calcext:value-type="string">
            <text:p>弓美</text:p>
          </table:table-cell>
          <table:table-cell office:value-type="string" calcext:value-type="string">
            <text:p>ううぅ</text:p>
          </table:table-cell>
          <table:table-cell table:number-columns-repeated="2"/>
          <table:table-cell table:formula="of:=IF([.E34]=&quot;&quot;; &quot;untranscribed&quot;; IF([.F34]=&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101B.DAT-ss0-2</text:p>
          </table:table-cell>
          <table:table-cell office:value-type="string" calcext:value-type="string">
            <text:p>#P("soundLen", "0.833466")</text:p>
          </table:table-cell>
          <table:table-cell table:number-columns-repeated="1021"/>
        </table:table-row>
        <table:table-row table:style-name="ro6">
          <table:table-cell office:value-type="string" calcext:value-type="string">
            <text:p>string</text:p>
          </table:table-cell>
          <table:table-cell office:value-type="string" calcext:value-type="string">
            <text:p>C101B.DAT-ss0-3</text:p>
          </table:table-cell>
          <table:table-cell office:value-type="string" calcext:value-type="string">
            <text:p>#P("soundLen", "4.65833")</text:p>
          </table:table-cell>
          <table:table-cell office:value-type="string" calcext:value-type="string">
            <text:p>ママ</text:p>
          </table:table-cell>
          <table:table-cell office:value-type="string" calcext:value-type="string">
            <text:p>弓美！朝よ！起きなさい！</text:p>
            <text:p>起きてる？</text:p>
          </table:table-cell>
          <table:table-cell office:value-type="string" calcext:value-type="string">
            <text:p>Yumimi! It's morning! Wake up!</text:p>
            <text:p>#w(3.991)</text:p>
            <text:p/>
            <text:p>Are you up?</text:p>
          </table:table-cell>
          <table:table-cell/>
          <table:table-cell table:formula="of:=IF([.E36]=&quot;&quot;; &quot;untranscribed&quot;; IF([.F36]=&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101B.DAT-ss0-4</text:p>
          </table:table-cell>
          <table:table-cell office:value-type="string" calcext:value-type="string">
            <text:p>#P("soundLen", "10.2217")</text:p>
          </table:table-cell>
          <table:table-cell office:value-type="string" calcext:value-type="string">
            <text:p>弓美</text:p>
          </table:table-cell>
          <table:table-cell office:value-type="string" calcext:value-type="string">
            <text:p>あ…ママの声がする</text:p>
            <text:p>で、でも</text:p>
            <text:p>起きられない</text:p>
            <text:p>フニャフニャ</text:p>
          </table:table-cell>
          <table:table-cell office:value-type="string" calcext:value-type="string">
            <text:p>#off()</text:p>
            <text:p>#w(1.388)</text:p>
            <text:p>Mama's calling...</text:p>
            <text:p>//#woff(3.228)</text:p>
            <text:p><text:span text:style-name="T1">#woff(3.325)</text:span></text:p>
            <text:p/>
            <text:p>#w(4.325)</text:p>
            <text:p>B-But...</text:p>
            <text:p/>
            <text:p>#w(6.531)</text:p>
            <text:p>I can't wake up.</text:p>
            <text:p>#woff(8.694)</text:p>
          </table:table-cell>
          <table:table-cell/>
          <table:table-cell table:formula="of:=IF([.E37]=&quot;&quot;; &quot;untranscribed&quot;; IF([.F3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01B.DAT-ss0-5</text:p>
          </table:table-cell>
          <table:table-cell office:value-type="string" calcext:value-type="string">
            <text:p>#P("soundLen", "7.82155")</text:p>
          </table:table-cell>
          <table:table-cell office:value-type="string" calcext:value-type="string">
            <text:p>弓美</text:p>
          </table:table-cell>
          <table:table-cell office:value-type="string" calcext:value-type="string">
            <text:p>ん、ん、んんん…</text:p>
            <text:p>お、起きなければ…</text:p>
            <text:p>あ、ああ…</text:p>
          </table:table-cell>
          <table:table-cell office:value-type="string" calcext:value-type="string">
            <text:p>#off()</text:p>
            <text:p>#w(2.898)</text:p>
            <text:p>I-If I don't get up...!</text:p>
            <text:p>#woff(4.932)</text:p>
            <text:p><text:span text:style-name="T1">//#woff(5.492)</text:span></text:p>
          </table:table-cell>
          <table:table-cell office:value-type="string" calcext:value-type="string">
            <text:p>NOTE: could also be interpreted as "I have to get up", but given the dire consequences if she doesn't, this probably makes better sense</text:p>
          </table:table-cell>
          <table:table-cell table:formula="of:=IF([.E38]=&quot;&quot;; &quot;untranscribed&quot;; IF([.F3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1C2.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01C2.DAT-ss0-0</text:p>
          </table:table-cell>
          <table:table-cell office:value-type="string" calcext:value-type="string">
            <text:p>#P("soundLen", "8.04103")</text:p>
          </table:table-cell>
          <table:table-cell office:value-type="string" calcext:value-type="string">
            <text:p>弓美</text:p>
          </table:table-cell>
          <table:table-cell office:value-type="string" calcext:value-type="string">
            <text:p>学校を休む…なんてことが出来るわけないけど…</text:p>
            <text:p>へ、もう少し寝よう</text:p>
          </table:table-cell>
          <table:table-cell office:value-type="string" calcext:value-type="string">
            <text:p>Playing hookey...</text:p>
            <text:p>#w(2.946)</text:p>
            <text:p/>
            <text:p>No way could I do that, but...</text:p>
            <text:p>#w(6.471)</text:p>
            <text:p/>
            <text:p>Aw, I'll sleep a bit more!</text:p>
          </table:table-cell>
          <table:table-cell/>
          <table:table-cell table:formula="of:=IF([.E40]=&quot;&quot;; &quot;untranscribed&quot;; IF([.F4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01C2.DAT-ss0-1</text:p>
          </table:table-cell>
          <table:table-cell office:value-type="string" calcext:value-type="string">
            <text:p>#P("soundLen", "5.50034")</text:p>
          </table:table-cell>
          <table:table-cell office:value-type="string" calcext:value-type="string">
            <text:p>弓美</text:p>
          </table:table-cell>
          <table:table-cell office:value-type="string" calcext:value-type="string">
            <text:p>ＺＺＺ…ＺＺＺ…ＺＺＺ…</text:p>
          </table:table-cell>
          <table:table-cell table:number-columns-repeated="2"/>
          <table:table-cell table:formula="of:=IF([.E41]=&quot;&quot;; &quot;untranscribed&quot;; IF([.F41]=&quot;&quot;; &quot;UNTRANSLATED&quot;; &quot;&quot;))" office:value-type="string" office:string-value="UNTRANSLATED" calcext:value-type="string">
            <text:p>UNTRANSLATED</text:p>
          </table:table-cell>
          <table:table-cell table:number-columns-repeated="1016"/>
        </table:table-row>
        <table:table-row table:style-name="ro11">
          <table:table-cell office:value-type="string" calcext:value-type="string">
            <text:p>string</text:p>
          </table:table-cell>
          <table:table-cell office:value-type="string" calcext:value-type="string">
            <text:p>C101C2.DAT-ss0-2</text:p>
          </table:table-cell>
          <table:table-cell office:value-type="string" calcext:value-type="string">
            <text:p>#P("soundLen", "5.31433")</text:p>
          </table:table-cell>
          <table:table-cell office:value-type="string" calcext:value-type="string">
            <text:p>ママ</text:p>
          </table:table-cell>
          <table:table-cell office:value-type="string" calcext:value-type="string">
            <text:p>弓美！聞こえてるの？</text:p>
            <text:p>早く起きないと遅刻するわよ！</text:p>
          </table:table-cell>
          <table:table-cell office:value-type="string" calcext:value-type="string">
            <text:p>#w(0.173)</text:p>
            <text:p>Yumimi! Are you listening?</text:p>
            <text:p/>
            <text:p>#w(3.452)</text:p>
            <text:p>If you don't get up soon, you'll be late!</text:p>
          </table:table-cell>
          <table:table-cell/>
          <table:table-cell table:formula="of:=IF([.E42]=&quot;&quot;; &quot;untranscribed&quot;; IF([.F4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01C2.DAT-ss0-3</text:p>
          </table:table-cell>
          <table:table-cell office:value-type="string" calcext:value-type="string">
            <text:p>#P("soundLen", "5.43049")</text:p>
          </table:table-cell>
          <table:table-cell office:value-type="string" calcext:value-type="string">
            <text:p>弓美</text:p>
          </table:table-cell>
          <table:table-cell table:style-name="ce2" office:value-type="string" calcext:value-type="string">
            <text:p>ＺＺＺ…ＺＺＺ…ＺＺＺ…</text:p>
          </table:table-cell>
          <table:table-cell table:number-columns-repeated="2"/>
          <table:table-cell table:formula="of:=IF([.E43]=&quot;&quot;; &quot;untranscribed&quot;; IF([.F43]=&quot;&quot;; &quot;UNTRANSLATED&quot;; &quot;&quot;))" office:value-type="string" office:string-value="UNTRANSLATED" calcext:value-type="string">
            <text:p>UNTRANSLATED</text:p>
          </table:table-cell>
          <table:table-cell table:number-columns-repeated="1016"/>
        </table:table-row>
        <table:table-row table:style-name="ro13">
          <table:table-cell office:value-type="string" calcext:value-type="string">
            <text:p>string</text:p>
          </table:table-cell>
          <table:table-cell office:value-type="string" calcext:value-type="string">
            <text:p>C101C2.DAT-ss0-4</text:p>
          </table:table-cell>
          <table:table-cell office:value-type="string" calcext:value-type="string">
            <text:p>#P("soundLen", "5.49217")</text:p>
          </table:table-cell>
          <table:table-cell/>
          <table:table-cell office:value-type="string" calcext:value-type="string">
            <text:p>ママ：弓美！</text:p>
            <text:p>弓美：ああ、あ！</text:p>
            <text:p>　起きなけ、[起きなけな?]</text:p>
          </table:table-cell>
          <table:table-cell office:value-type="string" calcext:value-type="string">
            <text:p>YUMIMI!</text:p>
            <text:p>#woff(1.295)</text:p>
            <text:p/>
            <text:p>#w(2.544)</text:p>
            <text:p>Gotta get...gotta get up...</text:p>
            <text:p>#woff(5.105)</text:p>
          </table:table-cell>
          <table:table-cell office:value-type="string" calcext:value-type="string">
            <text:p>CHECK</text:p>
          </table:table-cell>
          <table:table-cell table:formula="of:=IF([.E44]=&quot;&quot;; &quot;untranscribed&quot;; IF([.F44]=&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101C2.DAT-ss0-5</text:p>
          </table:table-cell>
          <table:table-cell office:value-type="string" calcext:value-type="string">
            <text:p>#P("soundLen", "5.21273")</text:p>
          </table:table-cell>
          <table:table-cell office:value-type="string" calcext:value-type="string">
            <text:p>弓美</text:p>
          </table:table-cell>
          <table:table-cell office:value-type="string" calcext:value-type="string">
            <text:p>ああ、昨日、深夜映画なんか[見なきゃ?]よかったんだけど</text:p>
            <text:p>ジャック・レモンは[出てたし?]</text:p>
          </table:table-cell>
          <table:table-cell office:value-type="string" calcext:value-type="string">
            <text:p>#off()</text:p>
            <text:p>#w(0.393)</text:p>
            <text:p>I shouldn't've watched that late-night movie yesterday...</text:p>
            <text:p/>
            <text:p>#w(3.464)</text:p>
            <text:p>...but it had Jack Lemmon in it...</text:p>
          </table:table-cell>
          <table:table-cell office:value-type="string" calcext:value-type="string">
            <text:p>CHECK</text:p>
            <text:p>NOTE: actor Jack Lemmon</text:p>
          </table:table-cell>
          <table:table-cell table:formula="of:=IF([.E45]=&quot;&quot;; &quot;untranscribed&quot;; IF([.F45]=&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01C2.DAT-ss0-6</text:p>
          </table:table-cell>
          <table:table-cell table:formula="of:=T([.C43])" office:value-type="string" office:string-value="#P(&quot;soundLen&quot;, &quot;5.43049&quot;)" calcext:value-type="string">
            <text:p>#P("soundLen", "5.43049")</text:p>
          </table:table-cell>
          <table:table-cell office:value-type="string" calcext:value-type="string">
            <text:p>弓美</text:p>
          </table:table-cell>
          <table:table-cell table:style-name="ce2" office:value-type="string" calcext:value-type="string">
            <text:p>ＺＺＺ…ＺＺＺ…ＺＺＺ…</text:p>
          </table:table-cell>
          <table:table-cell table:number-columns-repeated="2"/>
          <table:table-cell table:formula="of:=IF([.E46]=&quot;&quot;; &quot;untranscribed&quot;; IF([.F4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101D.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01D.DAT-ss0-0</text:p>
          </table:table-cell>
          <table:table-cell table:formula="of:=T([.C43])" office:value-type="string" office:string-value="#P(&quot;soundLen&quot;, &quot;5.43049&quot;)" calcext:value-type="string">
            <text:p>#P("soundLen", "5.43049")</text:p>
          </table:table-cell>
          <table:table-cell office:value-type="string" calcext:value-type="string">
            <text:p>弓美</text:p>
          </table:table-cell>
          <table:table-cell table:style-name="ce2" office:value-type="string" calcext:value-type="string">
            <text:p>ＺＺＺ…ＺＺＺ…ＺＺＺ…</text:p>
          </table:table-cell>
          <table:table-cell table:number-columns-repeated="2"/>
          <table:table-cell table:formula="of:=IF([.E48]=&quot;&quot;; &quot;untranscribed&quot;; IF([.F4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101F.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01F.DAT-ss0-0</text:p>
          </table:table-cell>
          <table:table-cell table:formula="of:=T([.C43])" office:value-type="string" office:string-value="#P(&quot;soundLen&quot;, &quot;5.43049&quot;)" calcext:value-type="string">
            <text:p>#P("soundLen", "5.43049")</text:p>
          </table:table-cell>
          <table:table-cell table:style-name="ce2" table:formula="of:=T([.D43])" office:value-type="string" office:string-value="弓美" calcext:value-type="string">
            <text:p>弓美</text:p>
          </table:table-cell>
          <table:table-cell table:style-name="ce2" table:formula="of:=T([.E43])" office:value-type="string" office:string-value="ＺＺＺ…ＺＺＺ…ＺＺＺ…" calcext:value-type="string">
            <text:p>ＺＺＺ…ＺＺＺ…ＺＺＺ…</text:p>
          </table:table-cell>
          <table:table-cell table:style-name="ce2" table:formula="of:=T([.F43])">
            <text:p/>
          </table:table-cell>
          <table:table-cell/>
          <table:table-cell table:formula="of:=IF([.E50]=&quot;&quot;; &quot;untranscribed&quot;; IF([.F50]=&quot;&quot;; &quot;UNTRANSLATED&quot;; &quot;&quot;))" office:value-type="string" office:string-value="UNTRANSLATED" calcext:value-type="string">
            <text:p>UNTRANSLATED</text:p>
          </table:table-cell>
          <table:table-cell table:number-columns-repeated="1016"/>
        </table:table-row>
        <table:table-row table:style-name="ro13">
          <table:table-cell office:value-type="string" calcext:value-type="string">
            <text:p>string</text:p>
          </table:table-cell>
          <table:table-cell office:value-type="string" calcext:value-type="string">
            <text:p>C101F.DAT-ss0-1</text:p>
          </table:table-cell>
          <table:table-cell table:formula="of:=T([.C44])" office:value-type="string" office:string-value="#P(&quot;soundLen&quot;, &quot;5.49217&quot;)" calcext:value-type="string">
            <text:p>#P("soundLen", "5.49217")</text:p>
          </table:table-cell>
          <table:table-cell table:style-name="ce2" table:formula="of:=T([.D44])">
            <text:p/>
          </table:table-cell>
          <table:table-cell table:style-name="ce2" table:formula="of:=T([.E44])" office:value-type="string" office:string-value="ママ：弓美！&#10;弓美：ああ、あ！&#10;　起きなけ、[起きなけな?]" calcext:value-type="string">
            <text:p>ママ：弓美！</text:p>
            <text:p>弓美：ああ、あ！</text:p>
            <text:p>　起きなけ、[起きなけな?]</text:p>
          </table:table-cell>
          <table:table-cell table:style-name="ce2" table:formula="of:=T([.F44])" office:value-type="string" office:string-value="YUMIMI!&#10;#woff(1.295)&#10;&#10;#w(2.544)&#10;Gotta get...gotta get up...&#10;#woff(5.105)" calcext:value-type="string">
            <text:p>YUMIMI!</text:p>
            <text:p>#woff(1.295)</text:p>
            <text:p/>
            <text:p>#w(2.544)</text:p>
            <text:p>Gotta get...gotta get up...</text:p>
            <text:p>#woff(5.105)</text:p>
          </table:table-cell>
          <table:table-cell/>
          <table:table-cell table:formula="of:=IF([.E51]=&quot;&quot;; &quot;untranscribed&quot;; IF([.F51]=&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01F.DAT-ss0-2</text:p>
          </table:table-cell>
          <table:table-cell table:formula="of:=T([.C45])" office:value-type="string" office:string-value="#P(&quot;soundLen&quot;, &quot;5.21273&quot;)" calcext:value-type="string">
            <text:p>#P("soundLen", "5.21273")</text:p>
          </table:table-cell>
          <table:table-cell table:style-name="ce2" table:formula="of:=T([.D45])" office:value-type="string" office:string-value="弓美" calcext:value-type="string">
            <text:p>弓美</text:p>
          </table:table-cell>
          <table:table-cell table:style-name="ce2" table:formula="of:=T([.E45])" office:value-type="string" office:string-value="ああ、昨日、深夜映画なんか[見なきゃ?]よかったんだけど&#10;ジャック・レモンは[出てたし?]" calcext:value-type="string">
            <text:p>ああ、昨日、深夜映画なんか[見なきゃ?]よかったんだけど</text:p>
            <text:p>ジャック・レモンは[出てたし?]</text:p>
          </table:table-cell>
          <table:table-cell table:style-name="ce2" table:formula="of:=T([.F45])" office:value-type="string" office:string-value="#off()&#10;#w(0.393)&#10;I shouldn't've watched that late-night movie yesterday...&#10;&#10;#w(3.464)&#10;...but it had Jack Lemmon in it..." calcext:value-type="string">
            <text:p>#off()</text:p>
            <text:p>#w(0.393)</text:p>
            <text:p>I shouldn't've watched that late-night movie yesterday...</text:p>
            <text:p/>
            <text:p>#w(3.464)</text:p>
            <text:p>...but it had Jack Lemmon in it...</text:p>
          </table:table-cell>
          <table:table-cell/>
          <table:table-cell table:formula="of:=IF([.E52]=&quot;&quot;; &quot;untranscribed&quot;; IF([.F5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2.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102.DAT-ss0-0</text:p>
          </table:table-cell>
          <table:table-cell office:value-type="string" calcext:value-type="string">
            <text:p>#P("soundLen", "8.00541")</text:p>
            <text:p><text:span text:style-name="T1">#P("noAutoOff", "1")</text:span></text:p>
          </table:table-cell>
          <table:table-cell office:value-type="string" calcext:value-type="string">
            <text:p>弓美</text:p>
          </table:table-cell>
          <table:table-cell office:value-type="string" calcext:value-type="string">
            <text:p>どこ、ここ？</text:p>
            <text:p>ああ</text:p>
            <text:p>あ、そうか</text:p>
            <text:p>あたしの部屋か</text:p>
          </table:table-cell>
          <table:table-cell office:value-type="string" calcext:value-type="string">
            <text:p>Where...am I...?</text:p>
            <text:p>//#woff(1.685)</text:p>
            <text:p><text:span text:style-name="T1">//#woff(1.836)</text:span></text:p>
            <text:p><text:span text:style-name="T1">#woff(1.694)</text:span></text:p>
            <text:p/>
            <text:p>#w(3.034)</text:p>
            <text:p>Oh...oh, right...</text:p>
            <text:p/>
            <text:p>#w(6.076)</text:p>
            <text:p>My room?</text:p>
          </table:table-cell>
          <table:table-cell/>
          <table:table-cell table:formula="of:=IF([.E54]=&quot;&quot;; &quot;untranscribed&quot;; IF([.F5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02.DAT-ss0-1</text:p>
          </table:table-cell>
          <table:table-cell office:value-type="string" calcext:value-type="string">
            <text:p>#P("soundLen", "6.9382")</text:p>
          </table:table-cell>
          <table:table-cell office:value-type="string" calcext:value-type="string">
            <text:p>弓美</text:p>
          </table:table-cell>
          <table:table-cell office:value-type="string" calcext:value-type="string">
            <text:p>またベッドから落ちったようね</text:p>
            <text:p>今月に入って、３度目</text:p>
          </table:table-cell>
          <table:table-cell office:value-type="string" calcext:value-type="string">
            <text:p>Guess I fell out of bed again, huh...</text:p>
            <text:p>#woff(2.689)</text:p>
            <text:p/>
            <text:p>#w(3.535)</text:p>
            <text:p>That's the third time this month...</text:p>
          </table:table-cell>
          <table:table-cell office:value-type="string" calcext:value-type="string">
            <text:p>CHECK</text:p>
          </table:table-cell>
          <table:table-cell table:formula="of:=IF([.E55]=&quot;&quot;; &quot;untranscribed&quot;; IF([.F55]=&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C102.DAT-ss0-2</text:p>
          </table:table-cell>
          <table:table-cell office:value-type="string" calcext:value-type="string">
            <text:p>#P("soundLen", "8.8084")</text:p>
          </table:table-cell>
          <table:table-cell office:value-type="string" calcext:value-type="string">
            <text:p>弓美</text:p>
          </table:table-cell>
          <table:table-cell office:value-type="string" calcext:value-type="string">
            <text:p>ん…明るい…朝か？</text:p>
            <text:p>ん、何時かしら</text:p>
          </table:table-cell>
          <table:table-cell office:value-type="string" calcext:value-type="string">
            <text:p>#off()</text:p>
            <text:p>#w(2.188)</text:p>
            <text:p>It's light...</text:p>
            <text:p/>
            <text:p>#w(4.207)</text:p>
            <text:p>Is it morning?</text:p>
            <text:p>//#woff(6.184)</text:p>
            <text:p><text:span text:style-name="T1">#woff(5.800)</text:span></text:p>
            <text:p/>
            <text:p>#w(7.668)</text:p>
            <text:p>What time is it...?</text:p>
          </table:table-cell>
          <table:table-cell/>
          <table:table-cell table:formula="of:=IF([.E56]=&quot;&quot;; &quot;untranscribed&quot;; IF([.F56]=&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102.DAT-ss0-3</text:p>
          </table:table-cell>
          <table:table-cell office:value-type="string" calcext:value-type="string">
            <text:p>#P("soundLen", "11.4182")</text:p>
          </table:table-cell>
          <table:table-cell office:value-type="string" calcext:value-type="string">
            <text:p>弓美</text:p>
          </table:table-cell>
          <table:table-cell office:value-type="string" calcext:value-type="string">
            <text:p>７時１０分…</text:p>
            <text:p>目覚ましが鳴るまで、あと１０分もある</text:p>
            <text:p>んん…どうしよう？</text:p>
          </table:table-cell>
          <table:table-cell office:value-type="string" calcext:value-type="string">
            <text:p>7:10...</text:p>
            <text:p>#woff(3.000)</text:p>
            <text:p/>
            <text:p>#w(4.303)</text:p>
            <text:p>Ten whole minutes till my alarm goes off...</text:p>
            <text:p>//#woff(9.537)</text:p>
            <text:p><text:span text:style-name="T1">#woff(9.000)</text:span></text:p>
            <text:p/>
            <text:p>#w(10.547)</text:p>
            <text:p>What should I do?</text:p>
          </table:table-cell>
          <table:table-cell/>
          <table:table-cell table:formula="of:=IF([.E57]=&quot;&quot;; &quot;untranscribed&quot;; IF([.F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3.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103.DAT-ss0-0</text:p>
          </table:table-cell>
          <table:table-cell office:value-type="string" calcext:value-type="string">
            <text:p>#P("soundLen", "2.18896")</text:p>
          </table:table-cell>
          <table:table-cell/>
          <table:table-cell office:value-type="string" calcext:value-type="string">
            <text:p><text:span text:style-name="T1">ママ：弓美！</text:span></text:p>
            <text:p><text:span text:style-name="T1">弓美：う、うわああああ！</text:span></text:p>
          </table:table-cell>
          <table:table-cell office:value-type="string" calcext:value-type="string">
            <text:p>Yumimi!</text:p>
            <text:p>#woff(0.944)</text:p>
          </table:table-cell>
          <table:table-cell/>
          <table:table-cell table:formula="of:=IF([.E59]=&quot;&quot;; &quot;untranscribed&quot;; IF([.F59]=&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103.DAT-ss0-1</text:p>
          </table:table-cell>
          <table:table-cell office:value-type="string" calcext:value-type="string">
            <text:p>#P("soundLen", "8.83685")</text:p>
          </table:table-cell>
          <table:table-cell/>
          <table:table-cell office:value-type="string" calcext:value-type="string">
            <text:p>ママ：目が覚めた？</text:p>
            <text:p>弓美：覚めた、覚めた！</text:p>
            <text:p>　ああ、早く起きればよかった</text:p>
            <text:p>　ママってこうゆう凶悪な性格な[のね?]</text:p>
          </table:table-cell>
          <table:table-cell office:value-type="string" calcext:value-type="string">
            <text:p>Are you up?</text:p>
            <text:p/>
            <text:p>#w(1.460)</text:p>
            <text:p>I'm up, I'm up!</text:p>
            <text:p/>
            <text:p>#w(3.228)</text:p>
            <text:p>Aah, I should've gotten up sooner!</text:p>
            <text:p/>
            <text:p>#w(5.758)</text:p>
            <text:p>Mama's got such a fiendish personality...</text:p>
          </table:table-cell>
          <table:table-cell/>
          <table:table-cell table:formula="of:=IF([.E60]=&quot;&quot;; &quot;untranscribed&quot;; IF([.F6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4.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04.DAT-ss0-0</text:p>
          </table:table-cell>
          <table:table-cell office:value-type="string" calcext:value-type="string">
            <text:p>#P("soundLen", "6.87026")</text:p>
            <text:p><text:span text:style-name="T1">#P("noAutoOff", "1")</text:span></text:p>
          </table:table-cell>
          <table:table-cell office:value-type="string" calcext:value-type="string">
            <text:p>ナレーター</text:p>
          </table:table-cell>
          <table:table-cell office:value-type="string" calcext:value-type="string">
            <text:p>吉沢弓美、１５歳</text:p>
            <text:p>うお座生まれて、血液型はＡ</text:p>
            <text:p>学校の成績は中位</text:p>
          </table:table-cell>
          <table:table-cell office:value-type="string" calcext:value-type="string">
            <text:p>+Yoshizawa Yumimi+Yumimi Yoshizawa+, age 15.</text:p>
            <text:p/>
            <text:p>#w(2.177)</text:p>
            <text:p>Born under Pisces, blood type A.</text:p>
            <text:p/>
            <text:p>#w(4.816)</text:p>
            <text:p>Her school grades are quite average.</text:p>
          </table:table-cell>
          <table:table-cell/>
          <table:table-cell table:formula="of:=IF([.E62]=&quot;&quot;; &quot;untranscribed&quot;; IF([.F6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4.DAT-ss0-1</text:p>
          </table:table-cell>
          <table:table-cell office:value-type="string" calcext:value-type="string">
            <text:p>#P("soundLen", "7.69114")</text:p>
            <text:p><text:span text:style-name="T1">#P("noAutoOff", "1")</text:span></text:p>
          </table:table-cell>
          <table:table-cell office:value-type="string" calcext:value-type="string">
            <text:p>ナレーター</text:p>
          </table:table-cell>
          <table:table-cell office:value-type="string" calcext:value-type="string">
            <text:p>好きな科目は英語</text:p>
            <text:p>苦手なのは数学</text:p>
            <text:p>体育はもっと苦手</text:p>
            <text:p>放送委員で園芸部</text:p>
          </table:table-cell>
          <table:table-cell office:value-type="string" calcext:value-type="string">
            <text:p>Favorite subject: English.</text:p>
            <text:p/>
            <text:p>#w(1.846)</text:p>
            <text:p>She's no good at math...and even worse at gym.</text:p>
            <text:p/>
            <text:p>#w(5.910)</text:p>
            <text:p>Broadcasting Committee and Gardening Club member.</text:p>
          </table:table-cell>
          <table:table-cell/>
          <table:table-cell table:formula="of:=IF([.E63]=&quot;&quot;; &quot;untranscribed&quot;; IF([.F6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04.DAT-ss0-2</text:p>
          </table:table-cell>
          <table:table-cell office:value-type="string" calcext:value-type="string">
            <text:p>#P("soundLen", "4.54143")</text:p>
            <text:p><text:span text:style-name="T1">#P("noAutoOff", "1")</text:span></text:p>
          </table:table-cell>
          <table:table-cell office:value-type="string" calcext:value-type="string">
            <text:p>ナレーター</text:p>
          </table:table-cell>
          <table:table-cell office:value-type="string" calcext:value-type="string">
            <text:p>集中力のなさが[災いして?]、空想癖がある、本編の主人公です</text:p>
          </table:table-cell>
          <table:table-cell office:value-type="string" calcext:value-type="string">
            <text:p>Marred by a lack of concentration, she's a habitual daydreamer, and this story's protagonist.</text:p>
            <text:p/>
            <text:p>//#w(2.930)</text:p>
          </table:table-cell>
          <table:table-cell/>
          <table:table-cell table:formula="of:=IF([.E64]=&quot;&quot;; &quot;untranscribed&quot;; IF([.F6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04.DAT-ss0-3</text:p>
          </table:table-cell>
          <table:table-cell office:value-type="string" calcext:value-type="string">
            <text:p>#P("soundLen", "5.56779")</text:p>
          </table:table-cell>
          <table:table-cell office:value-type="string" calcext:value-type="string">
            <text:p>ナレーター</text:p>
          </table:table-cell>
          <table:table-cell office:value-type="string" calcext:value-type="string">
            <text:p>ちなみに、スリーサイズは</text:p>
            <text:p>バスト８１、ウェスト６１、ヒップ８３</text:p>
          </table:table-cell>
          <table:table-cell office:value-type="string" calcext:value-type="string">
            <text:p>By the way, her three sizes are bust 81, waist 61, hip 83.</text:p>
          </table:table-cell>
          <table:table-cell/>
          <table:table-cell table:formula="of:=IF([.E65]=&quot;&quot;; &quot;untranscribed&quot;; IF([.F6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04.DAT-ss0-4</text:p>
          </table:table-cell>
          <table:table-cell office:value-type="string" calcext:value-type="string">
            <text:p>#P("soundLen", "4.51649")</text:p>
            <text:p><text:span text:style-name="T1">#P("noAutoOff", "1")</text:span></text:p>
          </table:table-cell>
          <table:table-cell office:value-type="string" calcext:value-type="string">
            <text:p>ナレーター</text:p>
          </table:table-cell>
          <table:table-cell office:value-type="string" calcext:value-type="string">
            <text:p>もう少しでこぼこがあっても、バチは当たらないと思うのですが</text:p>
          </table:table-cell>
          <table:table-cell office:value-type="string" calcext:value-type="string">
            <text:p>#off()</text:p>
            <text:p>#w(0.494)</text:p>
            <text:p>I'd hardly think it remiss if she had a bit more curve to her...</text:p>
          </table:table-cell>
          <table:table-cell/>
          <table:table-cell table:formula="of:=IF([.E66]=&quot;&quot;; &quot;untranscribed&quot;; IF([.F6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04.DAT-ss0-5</text:p>
          </table:table-cell>
          <table:table-cell office:value-type="string" calcext:value-type="string">
            <text:p>#P("soundLen", "0.967381")</text:p>
          </table:table-cell>
          <table:table-cell office:value-type="string" calcext:value-type="string">
            <text:p>弓美</text:p>
          </table:table-cell>
          <table:table-cell office:value-type="string" calcext:value-type="string">
            <text:p>ほっといてよ</text:p>
          </table:table-cell>
          <table:table-cell office:value-type="string" calcext:value-type="string">
            <text:p>Leave me alone.</text:p>
          </table:table-cell>
          <table:table-cell/>
          <table:table-cell table:formula="of:=IF([.E67]=&quot;&quot;; &quot;untranscribed&quot;; IF([.F6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04.DAT-start</text:p>
          </table:table-cell>
          <table:table-cell table:number-columns-repeated="2"/>
          <table:table-cell office:value-type="string" calcext:value-type="string">
            <text:p>まいるーむ</text:p>
          </table:table-cell>
          <table:table-cell office:value-type="string" calcext:value-type="string">
            <text:p><text:span text:style-name="T1">#sync(sound, 2, 7.683)</text:span></text:p>
            <text:p><text:span text:style-name="T1">#w(14.483)</text:span></text:p>
            <text:p>*MY ROOM*</text:p>
            <text:p>#woff(18.483)</text:p>
          </table:table-cell>
          <table:table-cell/>
          <table:table-cell table:formula="of:=IF([.E68]=&quot;&quot;; &quot;untranscribed&quot;; IF([.F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5A.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05A.DAT-ss0-0</text:p>
          </table:table-cell>
          <table:table-cell office:value-type="string" calcext:value-type="string">
            <text:p>#P("soundLen", "4.29123")</text:p>
            <text:p><text:span text:style-name="T1">#P("noAutoOff", "1")</text:span></text:p>
          </table:table-cell>
          <table:table-cell/>
          <table:table-cell office:value-type="string" calcext:value-type="string">
            <text:p>弓美：あら？パパは？</text:p>
            <text:p>ママ：とうに出かけたわよ</text:p>
            <text:p>弓美：えええっ！もうそんな時間！？</text:p>
          </table:table-cell>
          <table:table-cell office:value-type="string" calcext:value-type="string">
            <text:p>Huh? Where's Papa?</text:p>
            <text:p/>
            <text:p>#w(1.604)</text:p>
            <text:p>He already left.</text:p>
            <text:p/>
            <text:p>#w(2.787)</text:p>
            <text:p>WHAT!? It's already that late!?</text:p>
          </table:table-cell>
          <table:table-cell/>
          <table:table-cell table:formula="of:=IF([.E70]=&quot;&quot;; &quot;untranscribed&quot;; IF([.F7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5A.DAT-ss0-1</text:p>
          </table:table-cell>
          <table:table-cell office:value-type="string" calcext:value-type="string">
            <text:p>#P("soundLen", "5.55022")</text:p>
            <text:p><text:span text:style-name="T1">#P("noAutoOff", "1")</text:span></text:p>
          </table:table-cell>
          <table:table-cell/>
          <table:table-cell office:value-type="string" calcext:value-type="string">
            <text:p>弓美：どうしてもっと早く起こしてくれなかったの？</text:p>
            <text:p>ママ：起こしたでしょ？</text:p>
            <text:p>弓美：そうでした</text:p>
          </table:table-cell>
          <table:table-cell office:value-type="string" calcext:value-type="string">
            <text:p>#w(0.391)</text:p>
            <text:p>Why didn't you wake me up sooner!?</text:p>
            <text:p/>
            <text:p>#w(3.137)</text:p>
            <text:p>I got you up, didn't I?</text:p>
            <text:p/>
            <text:p>#w(4.756)</text:p>
            <text:p>You did...</text:p>
          </table:table-cell>
          <table:table-cell/>
          <table:table-cell table:formula="of:=IF([.E71]=&quot;&quot;; &quot;untranscribed&quot;; IF([.F71]=&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105A.DAT-ss0-2</text:p>
          </table:table-cell>
          <table:table-cell office:value-type="string" calcext:value-type="string">
            <text:p>#P("soundLen", "7.42478")</text:p>
          </table:table-cell>
          <table:table-cell/>
          <table:table-cell office:value-type="string" calcext:value-type="string">
            <text:p>弓美：ご飯は？</text:p>
            <text:p>ママ：そんなもの、食べてるひまあるわけないでしょ！</text:p>
            <text:p>　何時だと思ってるの？</text:p>
            <text:p>弓美：ひえぇ…</text:p>
          </table:table-cell>
          <table:table-cell office:value-type="string" calcext:value-type="string">
            <text:p>What's cooking?</text:p>
            <text:p/>
            <text:p>#w(1.422)</text:p>
            <text:p>Now, you certainly don't have time to sit around and eat!</text:p>
            <text:p/>
            <text:p>#w(4.807)</text:p>
            <text:p>What time do you think it is!?</text:p>
            <text:p>#woff(6.331)</text:p>
            <text:p/>
            <text:p>//#w(6.331)</text:p>
            <text:p>//Eep...</text:p>
          </table:table-cell>
          <table:table-cell/>
          <table:table-cell table:formula="of:=IF([.E72]=&quot;&quot;; &quot;untranscribed&quot;; IF([.F7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5B.DAT</text:p>
            <text:p>//==================================</text:p>
          </table:table-cell>
          <table:table-cell table:number-columns-repeated="1019"/>
        </table:table-row>
        <table:table-row table:style-name="ro15">
          <table:table-cell office:value-type="string" calcext:value-type="string">
            <text:p>string</text:p>
          </table:table-cell>
          <table:table-cell office:value-type="string" calcext:value-type="string">
            <text:p>C105B.DAT-ss0-0</text:p>
          </table:table-cell>
          <table:table-cell office:value-type="string" calcext:value-type="string">
            <text:p>#P("soundLen", "7.9382")</text:p>
            <text:p><text:span text:style-name="T1">#P("noAutoOff", "1")</text:span></text:p>
          </table:table-cell>
          <table:table-cell/>
          <table:table-cell office:value-type="string" calcext:value-type="string">
            <text:p>ママ：おはよう、弓美</text:p>
            <text:p>　今日は珍しく早起きね</text:p>
            <text:p>　ご飯の用意、まだできてないよ</text:p>
            <text:p>　もう少し待っててね</text:p>
            <text:p>弓美：はい！</text:p>
          </table:table-cell>
          <table:table-cell office:value-type="string" calcext:value-type="string">
            <text:p>Good morning, Yumimi.</text:p>
            <text:p/>
            <text:p>#w(1.663)</text:p>
            <text:p>You're up unusually early today.</text:p>
            <text:p/>
            <text:p>#w(3.869)</text:p>
            <text:p>I haven't gotten breakfast ready yet.\n</text:p>
            <text:p><text:span text:style-name="T1">Wait a little longer, okay?</text:span></text:p>
            <text:p/>
            <text:p>//#w(6.125)</text:p>
            <text:p>//Wait a little longer, okay?</text:p>
            <text:p/>
            <text:p>#w(7.312)</text:p>
            <text:p>Got it!</text:p>
          </table:table-cell>
          <table:table-cell/>
          <table:table-cell table:formula="of:=IF([.E74]=&quot;&quot;; &quot;untranscribed&quot;; IF([.F7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05B.DAT-ss0-1</text:p>
          </table:table-cell>
          <table:table-cell office:value-type="string" calcext:value-type="string">
            <text:p>#P("soundLen", "2.43958")</text:p>
          </table:table-cell>
          <table:table-cell office:value-type="string" calcext:value-type="string">
            <text:p>弓美</text:p>
          </table:table-cell>
          <table:table-cell office:value-type="string" calcext:value-type="string">
            <text:p>せっかくだからシャンプーでもしてこよっと</text:p>
          </table:table-cell>
          <table:table-cell office:value-type="string" calcext:value-type="string">
            <text:p>Since I've got the chance for once, I'll go shampoo!</text:p>
          </table:table-cell>
          <table:table-cell/>
          <table:table-cell table:formula="of:=IF([.E75]=&quot;&quot;; &quot;untranscribed&quot;; IF([.F7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5C.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05C.DAT-ss0-0</text:p>
          </table:table-cell>
          <table:table-cell table:style-name="ce1" office:value-type="string" calcext:value-type="string">
            <text:p><text:span text:style-name="T2">#P("soundLen", "4.29123")</text:span></text:p>
            <text:p><text:span text:style-name="T2">#P("noAutoOff", "1")</text:span></text:p>
          </table:table-cell>
          <table:table-cell table:style-name="ce3" table:formula="of:=T([.D70])">
            <text:p/>
          </table:table-cell>
          <table:table-cell table:formula="of:=T([.E70])" office:value-type="string" office:string-value="弓美：あら？パパは？&#10;ママ：とうに出かけたわよ&#10;弓美：えええっ！もうそんな時間！？" calcext:value-type="string">
            <text:p>弓美：あら？パパは？</text:p>
            <text:p>ママ：とうに出かけたわよ</text:p>
            <text:p>弓美：えええっ！もうそんな時間！？</text:p>
          </table:table-cell>
          <table:table-cell table:formula="of:=T([.F70])" office:value-type="string" office:string-value="Huh? Where's Papa?&#10;&#10;#w(1.604)&#10;He already left.&#10;&#10;#w(2.787)&#10;WHAT!? It's already that late!?" calcext:value-type="string">
            <text:p>Huh? Where's Papa?</text:p>
            <text:p/>
            <text:p>#w(1.604)</text:p>
            <text:p>He already left.</text:p>
            <text:p/>
            <text:p>#w(2.787)</text:p>
            <text:p>WHAT!? It's already that late!?</text:p>
          </table:table-cell>
          <table:table-cell/>
          <table:table-cell table:formula="of:=IF([.E77]=&quot;&quot;; &quot;untranscribed&quot;; IF([.F77]=&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05C.DAT-ss0-1</text:p>
          </table:table-cell>
          <table:table-cell office:value-type="string" calcext:value-type="string">
            <text:p>#P("soundLen", "2.76417")</text:p>
            <text:p><text:span text:style-name="T1">#P("noAutoOff", "1")</text:span></text:p>
          </table:table-cell>
          <table:table-cell office:value-type="string" calcext:value-type="string">
            <text:p>ママ</text:p>
          </table:table-cell>
          <table:table-cell office:value-type="string" calcext:value-type="string">
            <text:p>あなた、朝のシャンプー長すぎるわよ！</text:p>
          </table:table-cell>
          <table:table-cell office:value-type="string" calcext:value-type="string">
            <text:p>You take too long doing your morning shampoo!</text:p>
          </table:table-cell>
          <table:table-cell/>
          <table:table-cell table:formula="of:=IF([.E78]=&quot;&quot;; &quot;untranscribed&quot;; IF([.F7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05C.DAT-ss0-2</text:p>
          </table:table-cell>
          <table:table-cell office:value-type="string" calcext:value-type="string">
            <text:p>#P("soundLen", "6.7307")</text:p>
            <text:p><text:span text:style-name="T1">#P("noAutoOff", "1")</text:span></text:p>
          </table:table-cell>
          <table:table-cell office:value-type="string" calcext:value-type="string">
            <text:p>弓美</text:p>
          </table:table-cell>
          <table:table-cell office:value-type="string" calcext:value-type="string">
            <text:p>だって、気持ちいいんだもん</text:p>
            <text:p>それに、髪を[乾かす?]のに時間かかるし、それに…それに…</text:p>
          </table:table-cell>
          <table:table-cell office:value-type="string" calcext:value-type="string">
            <text:p>But that's 'cause it feels nice!</text:p>
            <text:p/>
            <text:p>#w(1.927)</text:p>
            <text:p>And it takes a while to dry my hair, and...and...</text:p>
          </table:table-cell>
          <table:table-cell/>
          <table:table-cell table:formula="of:=IF([.E79]=&quot;&quot;; &quot;untranscribed&quot;; IF([.F79]=&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105C.DAT-ss0-3</text:p>
          </table:table-cell>
          <table:table-cell office:value-type="string" calcext:value-type="string">
            <text:p>#P("soundLen", "5.17679")</text:p>
          </table:table-cell>
          <table:table-cell/>
          <table:table-cell office:value-type="string" calcext:value-type="string">
            <text:p>ママ：と・に・か・く！朝ご飯どうするの？</text:p>
            <text:p>　食べてく？</text:p>
            <text:p>弓美：えっと…どうしよう？</text:p>
          </table:table-cell>
          <table:table-cell office:value-type="string" calcext:value-type="string">
            <text:p>A-NY-WAY...!</text:p>
            <text:p/>
            <text:p>#w(1.177)</text:p>
            <text:p>What about breakfast? Going to eat?</text:p>
            <text:p/>
            <text:p>#w(3.578)</text:p>
            <text:p>Uh...What should I do?</text:p>
          </table:table-cell>
          <table:table-cell/>
          <table:table-cell table:formula="of:=IF([.E80]=&quot;&quot;; &quot;untranscribed&quot;; IF([.F8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5D.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05D.DAT-ss0-0</text:p>
          </table:table-cell>
          <table:table-cell table:style-name="ce1" office:value-type="string" calcext:value-type="string">
            <text:p><text:span text:style-name="T2">#P</text:span><text:span text:style-name="T3">(</text:span><text:span text:style-name="T2">"soundLen", "4.29123"</text:span><text:span text:style-name="T3">)</text:span></text:p>
            <text:p><text:span text:style-name="T2">#P("noAutoOff", "1")</text:span></text:p>
          </table:table-cell>
          <table:table-cell table:style-name="ce3" table:formula="of:=T([.D70])">
            <text:p/>
          </table:table-cell>
          <table:table-cell table:formula="of:=T([.E70])" office:value-type="string" office:string-value="弓美：あら？パパは？&#10;ママ：とうに出かけたわよ&#10;弓美：えええっ！もうそんな時間！？" calcext:value-type="string">
            <text:p>弓美：あら？パパは？</text:p>
            <text:p>ママ：とうに出かけたわよ</text:p>
            <text:p>弓美：えええっ！もうそんな時間！？</text:p>
          </table:table-cell>
          <table:table-cell table:formula="of:=T([.F70])" office:value-type="string" office:string-value="Huh? Where's Papa?&#10;&#10;#w(1.604)&#10;He already left.&#10;&#10;#w(2.787)&#10;WHAT!? It's already that late!?" calcext:value-type="string">
            <text:p>Huh? Where's Papa?</text:p>
            <text:p/>
            <text:p>#w(1.604)</text:p>
            <text:p>He already left.</text:p>
            <text:p/>
            <text:p>#w(2.787)</text:p>
            <text:p>WHAT!? It's already that late!?</text:p>
          </table:table-cell>
          <table:table-cell/>
          <table:table-cell table:formula="of:=IF([.E82]=&quot;&quot;; &quot;untranscribed&quot;; IF([.F8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5D.DAT-ss0-1</text:p>
          </table:table-cell>
          <table:table-cell table:formula="of:=T([.C71])" office:value-type="string" office:string-value="#P(&quot;soundLen&quot;, &quot;5.55022&quot;)&#10;#P(&quot;noAutoOff&quot;, &quot;1&quot;)" calcext:value-type="string">
            <text:p>#P("soundLen", "5.55022")</text:p>
            <text:p>#P("noAutoOff", "1")</text:p>
          </table:table-cell>
          <table:table-cell table:style-name="ce3" table:formula="of:=T([.D71])">
            <text:p/>
          </table:table-cell>
          <table:table-cell table:formula="of:=T([.E71])" office:value-type="string" office:string-value="弓美：どうしてもっと早く起こしてくれなかったの？&#10;ママ：起こしたでしょ？&#10;弓美：そうでした" calcext:value-type="string">
            <text:p>弓美：どうしてもっと早く起こしてくれなかったの？</text:p>
            <text:p>ママ：起こしたでしょ？</text:p>
            <text:p>弓美：そうでした</text:p>
          </table:table-cell>
          <table:table-cell table:formula="of:=T([.F71])" office:value-type="string" office:string-value="#w(0.391)&#10;Why didn't you wake me up sooner!?&#10;&#10;#w(3.137)&#10;I got you up, didn't I?&#10;&#10;#w(4.756)&#10;You did..." calcext:value-type="string">
            <text:p>#w(0.391)</text:p>
            <text:p>Why didn't you wake me up sooner!?</text:p>
            <text:p/>
            <text:p>#w(3.137)</text:p>
            <text:p>I got you up, didn't I?</text:p>
            <text:p/>
            <text:p>#w(4.756)</text:p>
            <text:p>You did...</text:p>
          </table:table-cell>
          <table:table-cell/>
          <table:table-cell table:formula="of:=IF([.E83]=&quot;&quot;; &quot;untranscribed&quot;; IF([.F83]=&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05D.DAT-ss0-2</text:p>
          </table:table-cell>
          <table:table-cell office:value-type="string" calcext:value-type="string">
            <text:p>#P("soundLen", "4.59488")</text:p>
          </table:table-cell>
          <table:table-cell/>
          <table:table-cell office:value-type="string" calcext:value-type="string">
            <text:p>ママ：どうする？朝ご飯食べてく？</text:p>
            <text:p>弓美：えっと…どうしよう？</text:p>
          </table:table-cell>
          <table:table-cell office:value-type="string" calcext:value-type="string">
            <text:p>Well? Going to eat breakfast?</text:p>
            <text:p/>
            <text:p>#w(2.718)</text:p>
            <text:p>Uh...</text:p>
            <text:p/>
            <text:p>//What should I do?</text:p>
          </table:table-cell>
          <table:table-cell office:value-type="string" calcext:value-type="string">
            <text:p>NOTE: last line cuts off after えっと in-game</text:p>
          </table:table-cell>
          <table:table-cell table:formula="of:=IF([.E84]=&quot;&quot;; &quot;untranscribed&quot;; IF([.F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6.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106.DAT-ss0-0</text:p>
          </table:table-cell>
          <table:table-cell office:value-type="string" calcext:value-type="string">
            <text:p>#P("soundLen", "7.78045")</text:p>
            <text:p><text:span text:style-name="T1">#P("noAutoOff", "1")</text:span></text:p>
          </table:table-cell>
          <table:table-cell office:value-type="string" calcext:value-type="string">
            <text:p>弓美</text:p>
          </table:table-cell>
          <table:table-cell office:value-type="string" calcext:value-type="string">
            <text:p>いただきます！</text:p>
            <text:p>今朝の食事はトースト２枚にマーマレードたっぷり、</text:p>
            <text:p>冷めた目玉焼きとミルクコーヒーよ</text:p>
          </table:table-cell>
          <table:table-cell office:value-type="string" calcext:value-type="string">
            <text:p>Time to eat!</text:p>
            <text:p/>
            <text:p>#w(1.892)</text:p>
            <text:p>This morning's meal will be two slices of toast slathered with marmalade,</text:p>
            <text:p/>
            <text:p>#w(5.528)</text:p>
            <text:p>with a side of cold fried eggs and milk coffee.</text:p>
          </table:table-cell>
          <table:table-cell/>
          <table:table-cell table:formula="of:=IF([.E86]=&quot;&quot;; &quot;untranscribed&quot;; IF([.F86]=&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06.DAT-ss0-1</text:p>
          </table:table-cell>
          <table:table-cell office:value-type="string" calcext:value-type="string">
            <text:p>#P("soundLen", "5.5762")</text:p>
          </table:table-cell>
          <table:table-cell/>
          <table:table-cell office:value-type="string" calcext:value-type="string">
            <text:p>ママ：あなたが早く起きていれば、焼きたての目玉焼きだったの</text:p>
            <text:p>弓美：はぁい</text:p>
          </table:table-cell>
          <table:table-cell office:value-type="string" calcext:value-type="string">
            <text:p>If you'd gotten up earlier, they'd have been fresh-baked eggs, you know.</text:p>
            <text:p/>
            <text:p>#w(4.717)</text:p>
            <text:p>Yeah, yeah...</text:p>
          </table:table-cell>
          <table:table-cell/>
          <table:table-cell table:formula="of:=IF([.E87]=&quot;&quot;; &quot;untranscribed&quot;; IF([.F8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7.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07.DAT-ss0-0</text:p>
          </table:table-cell>
          <table:table-cell table:formula="of:=T([.C62])" office:value-type="string" office:string-value="#P(&quot;soundLen&quot;, &quot;6.87026&quot;)&#10;#P(&quot;noAutoOff&quot;, &quot;1&quot;)" calcext:value-type="string">
            <text:p>#P("soundLen", "6.87026")</text:p>
            <text:p>#P("noAutoOff", "1")</text:p>
          </table:table-cell>
          <table:table-cell table:style-name="ce3" table:formula="of:=T([.D62])" office:value-type="string" office:string-value="ナレーター" calcext:value-type="string">
            <text:p>ナレーター</text:p>
          </table:table-cell>
          <table:table-cell table:formula="of:=T([.E62])" office:value-type="string" office:string-value="吉沢弓美、１５歳&#10;うお座生まれて、血液型はＡ&#10;学校の成績は中位" calcext:value-type="string">
            <text:p>吉沢弓美、１５歳</text:p>
            <text:p>うお座生まれて、血液型はＡ</text:p>
            <text:p>学校の成績は中位</text:p>
          </table:table-cell>
          <table:table-cell table:formula="of:=T([.F62])" office:value-type="string" office:string-value="+Yoshizawa Yumimi+Yumimi Yoshizawa+, age 15.&#10;&#10;#w(2.177)&#10;Born under Pisces, blood type A.&#10;&#10;#w(4.816)&#10;Her school grades are quite average." calcext:value-type="string">
            <text:p>+Yoshizawa Yumimi+Yumimi Yoshizawa+, age 15.</text:p>
            <text:p/>
            <text:p>#w(2.177)</text:p>
            <text:p>Born under Pisces, blood type A.</text:p>
            <text:p/>
            <text:p>#w(4.816)</text:p>
            <text:p>Her school grades are quite average.</text:p>
          </table:table-cell>
          <table:table-cell/>
          <table:table-cell table:formula="of:=IF([.E89]=&quot;&quot;; &quot;untranscribed&quot;; IF([.F8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07.DAT-ss0-1</text:p>
          </table:table-cell>
          <table:table-cell table:formula="of:=T([.C63])" office:value-type="string" office:string-value="#P(&quot;soundLen&quot;, &quot;7.69114&quot;)&#10;#P(&quot;noAutoOff&quot;, &quot;1&quot;)" calcext:value-type="string">
            <text:p>#P("soundLen", "7.69114")</text:p>
            <text:p>#P("noAutoOff", "1")</text:p>
          </table:table-cell>
          <table:table-cell table:style-name="ce3" table:formula="of:=T([.D63])" office:value-type="string" office:string-value="ナレーター" calcext:value-type="string">
            <text:p>ナレーター</text:p>
          </table:table-cell>
          <table:table-cell table:formula="of:=T([.E63])" office:value-type="string" office:string-value="好きな科目は英語&#10;苦手なのは数学&#10;体育はもっと苦手&#10;放送委員で園芸部" calcext:value-type="string">
            <text:p>好きな科目は英語</text:p>
            <text:p>苦手なのは数学</text:p>
            <text:p>体育はもっと苦手</text:p>
            <text:p>放送委員で園芸部</text:p>
          </table:table-cell>
          <table:table-cell table:formula="of:=T([.F63])" office:value-type="string" office:string-value="Favorite subject: English.&#10;&#10;#w(1.846)&#10;She's no good at math...and even worse at gym.&#10;&#10;#w(5.910)&#10;Broadcasting Committee and Gardening Club member." calcext:value-type="string">
            <text:p>Favorite subject: English.</text:p>
            <text:p/>
            <text:p>#w(1.846)</text:p>
            <text:p>She's no good at math...and even worse at gym.</text:p>
            <text:p/>
            <text:p>#w(5.910)</text:p>
            <text:p>Broadcasting Committee and Gardening Club member.</text:p>
          </table:table-cell>
          <table:table-cell/>
          <table:table-cell table:formula="of:=IF([.E90]=&quot;&quot;; &quot;untranscribed&quot;; IF([.F9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07.DAT-ss0-2</text:p>
          </table:table-cell>
          <table:table-cell table:formula="of:=T([.C64])" office:value-type="string" office:string-value="#P(&quot;soundLen&quot;, &quot;4.54143&quot;)&#10;#P(&quot;noAutoOff&quot;, &quot;1&quot;)" calcext:value-type="string">
            <text:p>#P("soundLen", "4.54143")</text:p>
            <text:p>#P("noAutoOff", "1")</text:p>
          </table:table-cell>
          <table:table-cell table:style-name="ce3" table:formula="of:=T([.D64])" office:value-type="string" office:string-value="ナレーター" calcext:value-type="string">
            <text:p>ナレーター</text:p>
          </table:table-cell>
          <table:table-cell table:formula="of:=T([.E64])" office:value-type="string" office:string-value="集中力のなさが[災いして?]、空想癖がある、本編の主人公です" calcext:value-type="string">
            <text:p>集中力のなさが[災いして?]、空想癖がある、本編の主人公です</text:p>
          </table:table-cell>
          <table:table-cell table:formula="of:=T([.F64])" office:value-type="string" office:string-value="Marred by a lack of concentration, she's a habitual daydreamer, and this story's protagonist.&#10;&#10;//#w(2.930)" calcext:value-type="string">
            <text:p>Marred by a lack of concentration, she's a habitual daydreamer, and this story's protagonist.</text:p>
            <text:p/>
            <text:p>//#w(2.930)</text:p>
          </table:table-cell>
          <table:table-cell/>
          <table:table-cell table:formula="of:=IF([.E91]=&quot;&quot;; &quot;untranscribed&quot;; IF([.F9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07.DAT-ss0-3</text:p>
          </table:table-cell>
          <table:table-cell table:formula="of:=T([.C65])" office:value-type="string" office:string-value="#P(&quot;soundLen&quot;, &quot;5.56779&quot;)" calcext:value-type="string">
            <text:p>#P("soundLen", "5.56779")</text:p>
          </table:table-cell>
          <table:table-cell table:style-name="ce3" table:formula="of:=T([.D65])" office:value-type="string" office:string-value="ナレーター" calcext:value-type="string">
            <text:p>ナレーター</text:p>
          </table:table-cell>
          <table:table-cell table:formula="of:=T([.E65])" office:value-type="string" office:string-value="ちなみに、スリーサイズは&#10;バスト８１、ウェスト６１、ヒップ８３" calcext:value-type="string">
            <text:p>ちなみに、スリーサイズは</text:p>
            <text:p>バスト８１、ウェスト６１、ヒップ８３</text:p>
          </table:table-cell>
          <table:table-cell table:formula="of:=T([.F65])" office:value-type="string" office:string-value="By the way, her three sizes are bust 81, waist 61, hip 83." calcext:value-type="string">
            <text:p>By the way, her three sizes are bust 81, waist 61, hip 83.</text:p>
          </table:table-cell>
          <table:table-cell/>
          <table:table-cell table:formula="of:=IF([.E92]=&quot;&quot;; &quot;untranscribed&quot;; IF([.F9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07.DAT-ss0-4</text:p>
          </table:table-cell>
          <table:table-cell table:formula="of:=T([.C66])" office:value-type="string" office:string-value="#P(&quot;soundLen&quot;, &quot;4.51649&quot;)&#10;#P(&quot;noAutoOff&quot;, &quot;1&quot;)" calcext:value-type="string">
            <text:p>#P("soundLen", "4.51649")</text:p>
            <text:p>#P("noAutoOff", "1")</text:p>
          </table:table-cell>
          <table:table-cell table:style-name="ce3" table:formula="of:=T([.D66])" office:value-type="string" office:string-value="ナレーター" calcext:value-type="string">
            <text:p>ナレーター</text:p>
          </table:table-cell>
          <table:table-cell table:formula="of:=T([.E66])" office:value-type="string" office:string-value="もう少しでこぼこがあっても、バチは当たらないと思うのですが" calcext:value-type="string">
            <text:p>もう少しでこぼこがあっても、バチは当たらないと思うのですが</text:p>
          </table:table-cell>
          <table:table-cell table:formula="of:=T([.F66])" office:value-type="string" office:string-value="#off()&#10;#w(0.494)&#10;I'd hardly think it remiss if she had a bit more curve to her..." calcext:value-type="string">
            <text:p>#off()</text:p>
            <text:p>#w(0.494)</text:p>
            <text:p>I'd hardly think it remiss if she had a bit more curve to her...</text:p>
          </table:table-cell>
          <table:table-cell/>
          <table:table-cell table:formula="of:=IF([.E93]=&quot;&quot;; &quot;untranscribed&quot;; IF([.F9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07.DAT-ss0-5</text:p>
          </table:table-cell>
          <table:table-cell table:formula="of:=T([.C67])" office:value-type="string" office:string-value="#P(&quot;soundLen&quot;, &quot;0.967381&quot;)" calcext:value-type="string">
            <text:p>#P("soundLen", "0.967381")</text:p>
          </table:table-cell>
          <table:table-cell table:style-name="ce3" table:formula="of:=T([.D67])" office:value-type="string" office:string-value="弓美" calcext:value-type="string">
            <text:p>弓美</text:p>
          </table:table-cell>
          <table:table-cell table:formula="of:=T([.E67])" office:value-type="string" office:string-value="ほっといてよ" calcext:value-type="string">
            <text:p>ほっといてよ</text:p>
          </table:table-cell>
          <table:table-cell table:formula="of:=T([.F67])" office:value-type="string" office:string-value="Leave me alone." calcext:value-type="string">
            <text:p>Leave me alone.</text:p>
          </table:table-cell>
          <table:table-cell/>
          <table:table-cell table:formula="of:=IF([.E94]=&quot;&quot;; &quot;untranscribed&quot;; IF([.F9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07.DAT-start</text:p>
          </table:table-cell>
          <table:table-cell table:formula="of:=T([.C68])">
            <text:p/>
          </table:table-cell>
          <table:table-cell table:style-name="ce3" table:formula="of:=T([.D68])">
            <text:p/>
          </table:table-cell>
          <table:table-cell table:formula="of:=T([.E68])" office:value-type="string" office:string-value="まいるーむ" calcext:value-type="string">
            <text:p>まいるーむ</text:p>
          </table:table-cell>
          <table:table-cell table:formula="of:=T([.F68])" office:value-type="string" office:string-value="#sync(sound, 2, 7.683)&#10;#w(14.483)&#10;*MY ROOM*&#10;#woff(18.483)" calcext:value-type="string">
            <text:p>#sync(sound, 2, 7.683)</text:p>
            <text:p>#w(14.483)</text:p>
            <text:p>*MY ROOM*</text:p>
            <text:p>#woff(18.483)</text:p>
          </table:table-cell>
          <table:table-cell/>
          <table:table-cell table:formula="of:=IF([.E95]=&quot;&quot;; &quot;untranscribed&quot;; IF([.F9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08.DAT-ss0-0</text:p>
          </table:table-cell>
          <table:table-cell office:value-type="string" calcext:value-type="string">
            <text:p>#P("soundLen", "7.64273")</text:p>
          </table:table-cell>
          <table:table-cell/>
          <table:table-cell table:style-name="Default"/>
          <table:table-cell table:number-columns-repeated="1019"/>
        </table:table-row>
        <table:table-row table:style-name="ro4">
          <table:table-cell office:value-type="string" calcext:value-type="string">
            <text:p>string</text:p>
          </table:table-cell>
          <table:table-cell office:value-type="string" calcext:value-type="string">
            <text:p>C108.DAT-ss0-1</text:p>
          </table:table-cell>
          <table:table-cell office:value-type="string" calcext:value-type="string">
            <text:p>#P("soundLen", "2.27987")</text:p>
            <text:p><text:span text:style-name="T1">#P("noAutoOff", "1")</text:span></text:p>
          </table:table-cell>
          <table:table-cell office:value-type="string" calcext:value-type="string">
            <text:p>ナレーター</text:p>
          </table:table-cell>
          <table:table-cell office:value-type="string" calcext:value-type="string">
            <text:p>朝シャンは女の子の身だしなみです</text:p>
          </table:table-cell>
          <table:table-cell office:value-type="string" calcext:value-type="string">
            <text:p>Morning shampoo is an essential skill for girls.</text:p>
          </table:table-cell>
          <table:table-cell office:value-type="string" calcext:value-type="string">
            <text:p>CHECK</text:p>
          </table:table-cell>
          <table:table-cell table:formula="of:=IF([.E100]=&quot;&quot;; &quot;untranscribed&quot;; IF([.F98]=&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C108.DAT-ss0-2</text:p>
          </table:table-cell>
          <table:table-cell office:value-type="string" calcext:value-type="string">
            <text:p>#P("soundLen", "5.80134")</text:p>
            <text:p><text:span text:style-name="T1">#P("noAutoOff", "1")</text:span></text:p>
          </table:table-cell>
          <table:table-cell table:style-name="ce2" office:value-type="string" calcext:value-type="string">
            <text:p>ナレーター</text:p>
          </table:table-cell>
          <table:table-cell office:value-type="string" calcext:value-type="string">
            <text:p>こんなもの水資源とエネルギーの無駄使いですし、</text:p>
            <text:p>夜のお風呂の方がよっぽど気持ちいいのですが</text:p>
          </table:table-cell>
          <table:table-cell office:value-type="string" calcext:value-type="string">
            <text:p>This kind of thing wastes water and electricity, though, and an evening bath really feels better.</text:p>
          </table:table-cell>
          <table:table-cell/>
          <table:table-cell table:formula="of:=IF([.E100]=&quot;&quot;; &quot;untranscribed&quot;; IF([.F10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08.DAT-ss0-3</text:p>
          </table:table-cell>
          <table:table-cell office:value-type="string" calcext:value-type="string">
            <text:p>#P("soundLen", "2.83924")</text:p>
          </table:table-cell>
          <table:table-cell office:value-type="string" calcext:value-type="string">
            <text:p>ナレーター</text:p>
          </table:table-cell>
          <table:table-cell office:value-type="string" calcext:value-type="string">
            <text:p>年頃の女の子にそんなことを言ってはいけません</text:p>
          </table:table-cell>
          <table:table-cell office:value-type="string" calcext:value-type="string">
            <text:p>...Saying that sort of thing to a young lady is a no-no.</text:p>
          </table:table-cell>
          <table:table-cell office:value-type="string" calcext:value-type="string">
            <text:p>NOTE: literally a "woman of marriageable age/maturity"</text:p>
          </table:table-cell>
          <table:table-cell table:formula="of:=IF([.E100]=&quot;&quot;; &quot;untranscribed&quot;; IF([.F10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0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09.DAT-ss0-0</text:p>
          </table:table-cell>
          <table:table-cell office:value-type="string" calcext:value-type="string">
            <text:p>#P("soundLen", "0.58382")</text:p>
          </table:table-cell>
          <table:table-cell table:number-columns-repeated="1021"/>
        </table:table-row>
        <table:table-row table:style-name="ro17">
          <table:table-cell office:value-type="string" calcext:value-type="string">
            <text:p>string</text:p>
          </table:table-cell>
          <table:table-cell office:value-type="string" calcext:value-type="string">
            <text:p>C109.DAT-ss0-1</text:p>
          </table:table-cell>
          <table:table-cell office:value-type="string" calcext:value-type="string">
            <text:p>#P("soundLen", "11.4396")</text:p>
          </table:table-cell>
          <table:table-cell/>
          <table:table-cell table:style-name="ce2" office:value-type="string" calcext:value-type="string">
            <text:p><text:span text:style-name="T2">ナレーター：清潔な女の子の方が男の子に喜ばれるに決まっています</text:span></text:p>
            <text:p><text:span text:style-name="T2">　いやもっとも、ボーイフレンドがいない弓美ちゃんにはあまり関係ないのですが</text:span></text:p>
            <text:p><text:span text:style-name="T2">弓美：ほっといてよ</text:span></text:p>
          </table:table-cell>
          <table:table-cell office:value-type="string" calcext:value-type="string">
            <text:p>There's no denying that a clean girl will be more appreciated by boys.</text:p>
            <text:p/>
            <text:p>#w(4.492)</text:p>
            <text:p>Oh, but that's nothing much to do with no-boyfriend Yumimi+-chan++ here, huh?</text:p>
            <text:p/>
            <text:p>#w(10.404)</text:p>
            <text:p>Leave me alone.</text:p>
          </table:table-cell>
          <table:table-cell/>
          <table:table-cell table:formula="of:=IF([.E103]=&quot;&quot;; &quot;untranscribed&quot;; IF([.F10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0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110A.DAT-ss0-0</text:p>
          </table:table-cell>
          <table:table-cell office:value-type="string" calcext:value-type="string">
            <text:p>#P("soundLen", "1.25806")</text:p>
          </table:table-cell>
          <table:table-cell office:value-type="string" calcext:value-type="string">
            <text:p>弓美</text:p>
          </table:table-cell>
          <table:table-cell office:value-type="string" calcext:value-type="string">
            <text:p>いってきまぁーす！</text:p>
          </table:table-cell>
          <table:table-cell office:value-type="string" calcext:value-type="string">
            <text:p>See you later!</text:p>
            <text:p>#woff(1.200)</text:p>
          </table:table-cell>
          <table:table-cell office:value-type="string" calcext:value-type="string">
            <text:p>NOTE: line has an odd editing error; the very start of it replays at the end before getting cut off</text:p>
          </table:table-cell>
          <table:table-cell table:formula="of:=IF([.E105]=&quot;&quot;; &quot;untranscribed&quot;; IF([.F10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0A.DAT-ss0-1</text:p>
          </table:table-cell>
          <table:table-cell office:value-type="string" calcext:value-type="string">
            <text:p>#P("soundLen", "0.644757")</text:p>
          </table:table-cell>
          <table:table-cell/>
          <table:table-cell table:style-name="Default" table:number-columns-repeated="3"/>
          <table:table-cell table:number-columns-repeated="1017"/>
        </table:table-row>
        <table:table-row table:style-name="ro1">
          <table:table-cell table:number-columns-repeated="4"/>
          <table:table-cell office:value-type="string" calcext:value-type="string">
            <text:p>//==================================</text:p>
            <text:p>// File: C110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10B.DAT-ss0-0</text:p>
          </table:table-cell>
          <table:table-cell office:value-type="string" calcext:value-type="string">
            <text:p>#P("soundLen", "1.59494")</text:p>
          </table:table-cell>
          <table:table-cell office:value-type="string" calcext:value-type="string">
            <text:p>弓美</text:p>
          </table:table-cell>
          <table:table-cell office:value-type="string" calcext:value-type="string">
            <text:p>いってきまぁーす…</text:p>
          </table:table-cell>
          <table:table-cell office:value-type="string" calcext:value-type="string">
            <text:p>See you later...</text:p>
          </table:table-cell>
          <table:table-cell/>
          <table:table-cell table:formula="of:=IF([.E112]=&quot;&quot;; &quot;untranscribed&quot;; IF([.F11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0B.DAT-ss0-1</text:p>
          </table:table-cell>
          <table:table-cell office:value-type="string" calcext:value-type="string">
            <text:p>#P("soundLen", "1.06935")</text:p>
          </table:table-cell>
          <table:table-cell/>
          <table:table-cell table:style-name="Default" table:number-columns-repeated="3"/>
          <table:table-cell table:number-columns-repeated="1017"/>
        </table:table-row>
        <table:table-row table:style-name="ro1">
          <table:table-cell table:number-columns-repeated="4"/>
          <table:table-cell office:value-type="string" calcext:value-type="string">
            <text:p>//==================================</text:p>
            <text:p>// File: C11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1.DAT-ss0-0</text:p>
          </table:table-cell>
          <table:table-cell table:formula="of:=T([.C3])" office:value-type="string" office:string-value="#P(&quot;soundLen&quot;, &quot;0.41403&quot;)" calcext:value-type="string">
            <text:p>#P("soundLen", "0.41403")</text:p>
          </table:table-cell>
          <table:table-cell/>
          <table:table-cell table:style-name="Default" table:number-columns-repeated="3"/>
          <table:table-cell table:formula="of:=IF([.E112]=&quot;&quot;; &quot;untranscribed&quot;; IF([.F11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111.DAT-ss0-1</text:p>
          </table:table-cell>
          <table:table-cell office:value-type="string" calcext:value-type="string">
            <text:p>#P("soundLen", "1.98219")</text:p>
            <text:p><text:span text:style-name="T1">#P("noAutoOff", "1")</text:span></text:p>
          </table:table-cell>
          <table:table-cell office:value-type="string" calcext:value-type="string">
            <text:p>弓美</text:p>
          </table:table-cell>
          <table:table-cell office:value-type="string" calcext:value-type="string">
            <text:p>わあ！間に合わない</text:p>
          </table:table-cell>
          <table:table-cell office:value-type="string" calcext:value-type="string">
            <text:p>//Waugh!</text:p>
            <text:p>#w(0.785)</text:p>
            <text:p>I'm not gonna make it!</text:p>
          </table:table-cell>
          <table:table-cell/>
          <table:table-cell table:formula="of:=IF([.E113]=&quot;&quot;; &quot;untranscribed&quot;; IF([.F11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11.DAT-ss0-2</text:p>
          </table:table-cell>
          <table:table-cell office:value-type="string" calcext:value-type="string">
            <text:p>#P("soundLen", "3.39007")</text:p>
          </table:table-cell>
          <table:table-cell office:value-type="string" calcext:value-type="string">
            <text:p>弓美</text:p>
          </table:table-cell>
          <table:table-cell office:value-type="string" calcext:value-type="string">
            <text:p>やっぱりご飯なんか、食べてくるんじゃなかった</text:p>
          </table:table-cell>
          <table:table-cell office:value-type="string" calcext:value-type="string">
            <text:p>I shouldn't have had breakfast after all!</text:p>
          </table:table-cell>
          <table:table-cell/>
          <table:table-cell table:formula="of:=IF([.E113]=&quot;&quot;; &quot;untranscribed&quot;; IF([.F11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2.DAT-ss0-0</text:p>
          </table:table-cell>
          <table:table-cell table:formula="of:=T([.C109])" office:value-type="string" office:string-value="#P(&quot;soundLen&quot;, &quot;1.06935&quot;)" calcext:value-type="string">
            <text:p>#P("soundLen", "1.06935")</text:p>
          </table:table-cell>
          <table:table-cell table:number-columns-repeated="1021"/>
        </table:table-row>
        <table:table-row table:style-name="ro12">
          <table:table-cell office:value-type="string" calcext:value-type="string">
            <text:p>string</text:p>
          </table:table-cell>
          <table:table-cell office:value-type="string" calcext:value-type="string">
            <text:p>C112.DAT-ss0-1</text:p>
          </table:table-cell>
          <table:table-cell office:value-type="string" calcext:value-type="string">
            <text:p>#P("soundLen", "8.83832")</text:p>
          </table:table-cell>
          <table:table-cell office:value-type="string" calcext:value-type="string">
            <text:p>弓美</text:p>
          </table:table-cell>
          <table:table-cell office:value-type="string" calcext:value-type="string">
            <text:p>はぁ…はぁ…</text:p>
            <text:p>や…やっぱりご飯、食べてくればよかった</text:p>
            <text:p>はぁ…！力が…入らない…</text:p>
          </table:table-cell>
          <table:table-cell office:value-type="string" calcext:value-type="string">
            <text:p>#off()</text:p>
            <text:p>#w(0.930)</text:p>
            <text:p>I...I should've eaten breakfast after all...</text:p>
            <text:p>#woff(4.791)</text:p>
            <text:p/>
            <text:p>#w(6.373)</text:p>
            <text:p>I can't...work up any energy...</text:p>
          </table:table-cell>
          <table:table-cell/>
          <table:table-cell table:formula="of:=IF([.E116]=&quot;&quot;; &quot;untranscribed&quot;; IF([.F11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12.DAT-ss0-2</text:p>
          </table:table-cell>
          <table:table-cell office:value-type="string" calcext:value-type="string">
            <text:p>#P("soundLen", "4.67885")</text:p>
          </table:table-cell>
          <table:table-cell office:value-type="string" calcext:value-type="string">
            <text:p>弓美</text:p>
          </table:table-cell>
          <table:table-cell office:value-type="string" calcext:value-type="string">
            <text:p>せっかく[早く出てきても?]、こんじゃ遅刻だわ</text:p>
          </table:table-cell>
          <table:table-cell office:value-type="string" calcext:value-type="string">
            <text:p>#off()</text:p>
            <text:p>#w(0.729)</text:p>
            <text:p>I left early for once, but I'm just gonna be late...</text:p>
            <text:p>#woff(4.418)</text:p>
          </table:table-cell>
          <table:table-cell office:value-type="string" calcext:value-type="string">
            <text:p>CHECK</text:p>
          </table:table-cell>
          <table:table-cell table:formula="of:=IF([.E117]=&quot;&quot;; &quot;untranscribed&quot;; IF([.F11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3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13A.DAT-ss0-0</text:p>
          </table:table-cell>
          <table:table-cell office:value-type="string" calcext:value-type="string">
            <text:p>#P("soundLen", "5.97101")</text:p>
          </table:table-cell>
          <table:table-cell office:value-type="string" calcext:value-type="string">
            <text:p>弓美</text:p>
          </table:table-cell>
          <table:table-cell office:value-type="string" calcext:value-type="string">
            <text:p>んん…こうから走れば間に合いそうなんだけどな…</text:p>
          </table:table-cell>
          <table:table-cell office:value-type="string" calcext:value-type="string">
            <text:p>#off()</text:p>
            <text:p>#w(2.891)</text:p>
            <text:p>If I start running now, I think I'll be on time, but...</text:p>
            <text:p>#woff(6.000)</text:p>
          </table:table-cell>
          <table:table-cell/>
          <table:table-cell table:formula="of:=IF([.E119]=&quot;&quot;; &quot;untranscribed&quot;; IF([.F119]=&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13A.DAT-ss0-1</text:p>
          </table:table-cell>
          <table:table-cell office:value-type="string" calcext:value-type="string">
            <text:p>#P("soundLen", "5.9554")</text:p>
          </table:table-cell>
          <table:table-cell office:value-type="string" calcext:value-type="string">
            <text:p>弓美</text:p>
          </table:table-cell>
          <table:table-cell office:value-type="string" calcext:value-type="string">
            <text:p>でももし転んで、けがをして、心臓発作でも起こしたら[情けない?]し…</text:p>
          </table:table-cell>
          <table:table-cell office:value-type="string" calcext:value-type="string">
            <text:p>#off()</text:p>
            <text:p>#w(0.476)</text:p>
            <text:p>I mean, it'd be pretty pitiful if I fell down and got hurt and gave somebody a heart attack...</text:p>
            <text:p>#woff(5.849)</text:p>
          </table:table-cell>
          <table:table-cell/>
          <table:table-cell table:formula="of:=IF([.E120]=&quot;&quot;; &quot;untranscribed&quot;; IF([.F12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113A.DAT-ss0-2</text:p>
          </table:table-cell>
          <table:table-cell office:value-type="string" calcext:value-type="string">
            <text:p>#P("soundLen", "6.22041")</text:p>
          </table:table-cell>
          <table:table-cell office:value-type="string" calcext:value-type="string">
            <text:p>弓美</text:p>
          </table:table-cell>
          <table:table-cell office:value-type="string" calcext:value-type="string">
            <text:p>[いや?]、でももう今週は２度も遅刻してるから、今日また遅刻したら怒られるんだろな</text:p>
          </table:table-cell>
          <table:table-cell office:value-type="string" calcext:value-type="string">
            <text:p>No, I've already been tardy twice this week, so I'll get chewed out if I'm late again today...</text:p>
            <text:p>#woff(5.991)</text:p>
          </table:table-cell>
          <table:table-cell/>
          <table:table-cell table:formula="of:=IF([.E121]=&quot;&quot;; &quot;untranscribed&quot;; IF([.F12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113A.DAT-ss0-3</text:p>
          </table:table-cell>
          <table:table-cell office:value-type="string" calcext:value-type="string">
            <text:p>#P("soundLen", "2.84581")</text:p>
          </table:table-cell>
          <table:table-cell office:value-type="string" calcext:value-type="string">
            <text:p>弓美</text:p>
          </table:table-cell>
          <table:table-cell office:value-type="string" calcext:value-type="string">
            <text:p>ああああ！遅刻するうぅ！！</text:p>
          </table:table-cell>
          <table:table-cell office:value-type="string" calcext:value-type="string">
            <text:p>#off()</text:p>
            <text:p>#w(1.210)</text:p>
            <text:p>I'M GONNA BE LATE!</text:p>
          </table:table-cell>
          <table:table-cell/>
          <table:table-cell table:formula="of:=IF([.E122]=&quot;&quot;; &quot;untranscribed&quot;; IF([.F12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3B.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113B.DAT-ss0-0</text:p>
          </table:table-cell>
          <table:table-cell table:formula="of:=T([.C122])" office:value-type="string" office:string-value="#P(&quot;soundLen&quot;, &quot;2.84581&quot;)" calcext:value-type="string">
            <text:p>#P("soundLen", "2.84581")</text:p>
          </table:table-cell>
          <table:table-cell table:style-name="ce3" table:formula="of:=T([.D122])" office:value-type="string" office:string-value="弓美" calcext:value-type="string">
            <text:p>弓美</text:p>
          </table:table-cell>
          <table:table-cell table:formula="of:=T([.E122])" office:value-type="string" office:string-value="ああああ！遅刻するうぅ！！" calcext:value-type="string">
            <text:p>ああああ！遅刻するうぅ！！</text:p>
          </table:table-cell>
          <table:table-cell table:formula="of:=T([.F122])" office:value-type="string" office:string-value="#off()&#10;#w(1.210)&#10;I'M GONNA BE LATE!" calcext:value-type="string">
            <text:p>#off()</text:p>
            <text:p>#w(1.210)</text:p>
            <text:p>I'M GONNA BE LATE!</text:p>
          </table:table-cell>
          <table:table-cell/>
          <table:table-cell table:formula="of:=IF([.E124]=&quot;&quot;; &quot;untranscribed&quot;; IF([.F12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3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3C.DAT-ss0-0</text:p>
          </table:table-cell>
          <table:table-cell office:value-type="string" calcext:value-type="string">
            <text:p>#P("soundLen", "0.126175")</text:p>
          </table:table-cell>
          <table:table-cell table:number-columns-repeated="1021"/>
        </table:table-row>
        <table:table-row table:style-name="ro1">
          <table:table-cell table:number-columns-repeated="4"/>
          <table:table-cell office:value-type="string" calcext:value-type="string">
            <text:p>//==================================</text:p>
            <text:p>// File: C113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3D.DAT-ss0-0</text:p>
          </table:table-cell>
          <table:table-cell table:formula="of:=T([.C126])" office:value-type="string" office:string-value="#P(&quot;soundLen&quot;, &quot;0.126175&quot;)" calcext:value-type="string">
            <text:p>#P("soundLen", "0.126175")</text:p>
          </table:table-cell>
          <table:table-cell table:number-columns-repeated="1021"/>
        </table:table-row>
        <table:table-row table:style-name="ro6">
          <table:table-cell office:value-type="string" calcext:value-type="string">
            <text:p>string</text:p>
          </table:table-cell>
          <table:table-cell office:value-type="string" calcext:value-type="string">
            <text:p>C113D.DAT-ss0-1</text:p>
          </table:table-cell>
          <table:table-cell office:value-type="string" calcext:value-type="string">
            <text:p>#P("soundLen", "6.6958")</text:p>
          </table:table-cell>
          <table:table-cell office:value-type="string" calcext:value-type="string">
            <text:p>ナレーター</text:p>
          </table:table-cell>
          <table:table-cell office:value-type="string" calcext:value-type="string">
            <text:p>[不安を?]持っても、体が反射的に走ってしまいます</text:p>
            <text:p>学生の悲しい[性?]ですね</text:p>
          </table:table-cell>
          <table:table-cell office:value-type="string" calcext:value-type="string">
            <text:p>Despite her fears, her body reflexively runs forward.</text:p>
            <text:p/>
            <text:p>#w(4.003)</text:p>
            <text:p>Such is the tragic fate of a student...</text:p>
          </table:table-cell>
          <table:table-cell/>
          <table:table-cell table:formula="of:=IF([.E129]=&quot;&quot;; &quot;untranscribed&quot;; IF([.F12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14.DAT-ss0-0</text:p>
          </table:table-cell>
          <table:table-cell office:value-type="string" calcext:value-type="string">
            <text:p>#P("soundLen", "0.524602")</text:p>
          </table:table-cell>
          <table:table-cell office:value-type="string" calcext:value-type="string">
            <text:p>弓美</text:p>
          </table:table-cell>
          <table:table-cell office:value-type="string" calcext:value-type="string">
            <text:p>ん？</text:p>
          </table:table-cell>
          <table:table-cell table:number-columns-repeated="2"/>
          <table:table-cell table:formula="of:=IF([.E131]=&quot;&quot;; &quot;untranscribed&quot;; IF([.F13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115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115A.DAT-ss0-0</text:p>
          </table:table-cell>
          <table:table-cell office:value-type="string" calcext:value-type="string">
            <text:p>#P("soundLen", "2.11284")</text:p>
          </table:table-cell>
          <table:table-cell office:value-type="string" calcext:value-type="string">
            <text:p>弓美</text:p>
          </table:table-cell>
          <table:table-cell office:value-type="string" calcext:value-type="string">
            <text:p>な、何？</text:p>
          </table:table-cell>
          <table:table-cell office:value-type="string" calcext:value-type="string">
            <text:p>W-What?</text:p>
            <text:p>#woff(1.600)</text:p>
          </table:table-cell>
          <table:table-cell/>
          <table:table-cell table:formula="of:=IF([.E133]=&quot;&quot;; &quot;untranscribed&quot;; IF([.F1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5A.DAT-ss0-1</text:p>
          </table:table-cell>
          <table:table-cell office:value-type="string" calcext:value-type="string">
            <text:p>#P("soundLen", "0.859082")</text:p>
          </table:table-cell>
          <table:table-cell table:number-columns-repeated="1021"/>
        </table:table-row>
        <table:table-row table:style-name="ro1">
          <table:table-cell table:number-columns-repeated="4"/>
          <table:table-cell office:value-type="string" calcext:value-type="string">
            <text:p>//==================================</text:p>
            <text:p>// File: C115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5B.DAT-ss0-0</text:p>
          </table:table-cell>
          <table:table-cell table:formula="of:=T([.C134])" office:value-type="string" office:string-value="#P(&quot;soundLen&quot;, &quot;0.859082&quot;)" calcext:value-type="string">
            <text:p>#P("soundLen", "0.859082")</text:p>
          </table:table-cell>
          <table:table-cell table:number-columns-repeated="1021"/>
        </table:table-row>
        <table:table-row table:style-name="ro1">
          <table:table-cell office:value-type="string" calcext:value-type="string">
            <text:p>string</text:p>
          </table:table-cell>
          <table:table-cell office:value-type="string" calcext:value-type="string">
            <text:p>C115B.DAT-ss0-1</text:p>
          </table:table-cell>
          <table:table-cell office:value-type="string" calcext:value-type="string">
            <text:p>#P("soundLen", "2.31396")</text:p>
          </table:table-cell>
          <table:table-cell office:value-type="string" calcext:value-type="string">
            <text:p>弓美</text:p>
          </table:table-cell>
          <table:table-cell office:value-type="string" calcext:value-type="string">
            <text:p>あ、今のは？</text:p>
          </table:table-cell>
          <table:table-cell office:value-type="string" calcext:value-type="string">
            <text:p>#off()</text:p>
            <text:p>#w(0.926)</text:p>
            <text:p>W-What was that...?</text:p>
          </table:table-cell>
          <table:table-cell/>
          <table:table-cell table:formula="of:=IF([.E137]=&quot;&quot;; &quot;untranscribed&quot;; IF([.F13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15B.DAT-ss0-2</text:p>
          </table:table-cell>
          <table:table-cell office:value-type="string" calcext:value-type="string">
            <text:p>#P("soundLen", "3.5176")</text:p>
            <text:p><text:span text:style-name="T1">#P("noAutoOff", "1")</text:span></text:p>
          </table:table-cell>
          <table:table-cell office:value-type="string" calcext:value-type="string">
            <text:p>弓美</text:p>
          </table:table-cell>
          <table:table-cell office:value-type="string" calcext:value-type="string">
            <text:p>ああ、いけない！</text:p>
            <text:p>もう間に合わない！</text:p>
          </table:table-cell>
          <table:table-cell office:value-type="string" calcext:value-type="string">
            <text:p>#off()</text:p>
            <text:p>#w(0.822)</text:p>
            <text:p>I'm doomed!\n</text:p>
            <text:p>I'll never be in time now!</text:p>
          </table:table-cell>
          <table:table-cell/>
          <table:table-cell table:formula="of:=IF([.E138]=&quot;&quot;; &quot;untranscribed&quot;; IF([.F138]=&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15B.DAT-ss0-3</text:p>
          </table:table-cell>
          <table:table-cell office:value-type="string" calcext:value-type="string">
            <text:p>#P("soundLen", "3.95356")</text:p>
          </table:table-cell>
          <table:table-cell/>
          <table:table-cell office:value-type="string" calcext:value-type="string">
            <text:p>桜子：弓美！</text:p>
            <text:p>弓美：あっ</text:p>
            <text:p>  この声は…</text:p>
          </table:table-cell>
          <table:table-cell office:value-type="string" calcext:value-type="string">
            <text:p>YUMIMI...!</text:p>
            <text:p>#woff(1.600)</text:p>
            <text:p/>
            <text:p>#w(2.143)</text:p>
            <text:p>Oh? That voice...</text:p>
          </table:table-cell>
          <table:table-cell/>
          <table:table-cell table:formula="of:=IF([.E139]=&quot;&quot;; &quot;untranscribed&quot;; IF([.F13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5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5C.DAT-ss0-0</text:p>
          </table:table-cell>
          <table:table-cell office:value-type="string" calcext:value-type="string">
            <text:p>#P("soundLen", "0.697402")</text:p>
          </table:table-cell>
          <table:table-cell table:number-columns-repeated="1021"/>
        </table:table-row>
        <table:table-row table:style-name="ro4">
          <table:table-cell office:value-type="string" calcext:value-type="string">
            <text:p>string</text:p>
          </table:table-cell>
          <table:table-cell office:value-type="string" calcext:value-type="string">
            <text:p>C115C.DAT-ss0-1</text:p>
          </table:table-cell>
          <table:table-cell office:value-type="string" calcext:value-type="string">
            <text:p>#P("soundLen", "1.19123")</text:p>
            <text:p><text:span text:style-name="T1">#P("noAutoOff", "1")</text:span></text:p>
          </table:table-cell>
          <table:table-cell office:value-type="string" calcext:value-type="string">
            <text:p>弓美</text:p>
          </table:table-cell>
          <table:table-cell office:value-type="string" calcext:value-type="string">
            <text:p>そういえば</text:p>
          </table:table-cell>
          <table:table-cell office:value-type="string" calcext:value-type="string">
            <text:p>Come to think of it...</text:p>
          </table:table-cell>
          <table:table-cell/>
          <table:table-cell table:formula="of:=IF([.E142]=&quot;&quot;; &quot;untranscribed&quot;; IF([.F14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15C.DAT-ss0-2</text:p>
          </table:table-cell>
          <table:table-cell office:value-type="string" calcext:value-type="string">
            <text:p>#P("soundLen", "4.9804")</text:p>
          </table:table-cell>
          <table:table-cell office:value-type="string" calcext:value-type="string">
            <text:p>弓美</text:p>
          </table:table-cell>
          <table:table-cell office:value-type="string" calcext:value-type="string">
            <text:p>あたしが校門の近くで見た ぼーっとしたの、体育館の脇から出てきたし</text:p>
          </table:table-cell>
          <table:table-cell office:value-type="string" calcext:value-type="string">
            <text:p>The things I saw drifting around near the school gate came from over by the gym.</text:p>
          </table:table-cell>
          <table:table-cell office:value-type="string" calcext:value-type="string">
            <text:p>CHECK</text:p>
          </table:table-cell>
          <table:table-cell table:formula="of:=IF([.E143]=&quot;&quot;; &quot;untranscribed&quot;; IF([.F14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1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16.DAT-ss0-0</text:p>
          </table:table-cell>
          <table:table-cell table:formula="of:=T([.C134])" office:value-type="string" office:string-value="#P(&quot;soundLen&quot;, &quot;0.859082&quot;)" calcext:value-type="string">
            <text:p>#P("soundLen", "0.859082")</text:p>
          </table:table-cell>
          <table:table-cell table:number-columns-repeated="1021"/>
        </table:table-row>
        <table:table-row table:style-name="ro1">
          <table:table-cell table:number-columns-repeated="4"/>
          <table:table-cell office:value-type="string" calcext:value-type="string">
            <text:p>//==================================</text:p>
            <text:p>// File: C117.DAT</text:p>
            <text:p>//==================================</text:p>
          </table:table-cell>
          <table:table-cell table:number-columns-repeated="1019"/>
        </table:table-row>
        <table:table-row table:style-name="ro18">
          <table:table-cell office:value-type="string" calcext:value-type="string">
            <text:p>string</text:p>
          </table:table-cell>
          <table:table-cell office:value-type="string" calcext:value-type="string">
            <text:p>C117.DAT-ss0-0</text:p>
          </table:table-cell>
          <table:table-cell office:value-type="string" calcext:value-type="string">
            <text:p>#P("soundLen", "5.19276")</text:p>
          </table:table-cell>
          <table:table-cell office:value-type="string" calcext:value-type="string">
            <text:p>弓美</text:p>
          </table:table-cell>
          <table:table-cell office:value-type="string" calcext:value-type="string">
            <text:p>ひ、ひえぇ！</text:p>
            <text:p>こ、これはもしかして、あの噂に聞く…</text:p>
          </table:table-cell>
          <table:table-cell office:value-type="string" calcext:value-type="string">
            <text:p>#startscript(special, 0)</text:p>
            <text:p/>
            <text:p>//E-EEEEEEP!</text:p>
            <text:p>#off()</text:p>
            <text:p>#w(1.935)</text:p>
            <text:p>C-Could these be those things you hear about? Those...</text:p>
          </table:table-cell>
          <table:table-cell office:value-type="string" calcext:value-type="string">
            <text:p>NOTE: literally "those [x] I/you hear rumors [about]", with the sentence acting as a modifier clause to the option the player picks, but, well, that's hard to get into English directly.</text:p>
            <text:p>i *think* this is a general statement about rumors as opposed to referring to specific rumors about ghosts at the school; when shinichi brings such rumors up later, yumimi reacts with surprise, suggesting she wasn't aware of them at this point. but the phrasing is vague, so i'm not 100% sure.</text:p>
          </table:table-cell>
          <table:table-cell table:formula="of:=IF([.E147]=&quot;&quot;; &quot;untranscribed&quot;; IF([.F14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17.DAT-ss0-1</text:p>
          </table:table-cell>
          <table:table-cell office:value-type="string" calcext:value-type="string">
            <text:p>#P("soundLen", "4.22753")</text:p>
          </table:table-cell>
          <table:table-cell office:value-type="string" calcext:value-type="string">
            <text:p>弓美</text:p>
          </table:table-cell>
          <table:table-cell office:value-type="string" calcext:value-type="string">
            <text:p>直径３０センチ[もある?]ような…</text:p>
            <text:p>そんなのいないわよね</text:p>
          </table:table-cell>
          <table:table-cell office:value-type="string" calcext:value-type="string">
            <text:p>And they're thirty centimeters wide―</text:p>
            <text:p/>
            <text:p>#w(2.599)</text:p>
            <text:p>...Wait, stuff like that doesn't exist.</text:p>
          </table:table-cell>
          <table:table-cell office:value-type="string" calcext:value-type="string">
            <text:p>NOTE: ケセランパサラン (= ケサランパサラン?)</text:p>
          </table:table-cell>
          <table:table-cell table:formula="of:=IF([.E148]=&quot;&quot;; &quot;untranscribed&quot;; IF([.F148]=&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117.DAT-ss0-2</text:p>
          </table:table-cell>
          <table:table-cell office:value-type="string" calcext:value-type="string">
            <text:p>#P("soundLen", "7.6579")</text:p>
          </table:table-cell>
          <table:table-cell office:value-type="string" calcext:value-type="string">
            <text:p>弓美</text:p>
          </table:table-cell>
          <table:table-cell office:value-type="string" calcext:value-type="string">
            <text:p>直径３０センチ[もある?]ようなホタルなんて…</text:p>
            <text:p>え？アマゾンにはいる？</text:p>
            <text:p>ここは日本だからいないわよ</text:p>
          </table:table-cell>
          <table:table-cell office:value-type="string" calcext:value-type="string">
            <text:p>Thirty-centimeter-wide fireflies...</text:p>
            <text:p/>
            <text:p><text:span text:style-name="T1">#w(3.176)</text:span></text:p>
            <text:p><text:span text:style-name="T1">Huh? Aren't those in the Amazon?</text:span></text:p>
            <text:p/>
            <text:p><text:span text:style-name="T1">#w(5.647)</text:span></text:p>
            <text:p><text:span text:style-name="T1">This is Japan, so they couldn't be here!</text:span></text:p>
          </table:table-cell>
          <table:table-cell office:value-type="string" calcext:value-type="string">
            <text:p>NOTE: ただのホタル</text:p>
          </table:table-cell>
          <table:table-cell table:formula="of:=IF([.E149]=&quot;&quot;; &quot;untranscribed&quot;; IF([.F14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17.DAT-ss0-3</text:p>
          </table:table-cell>
          <table:table-cell office:value-type="string" calcext:value-type="string">
            <text:p>#P("soundLen", "3.85208")</text:p>
          </table:table-cell>
          <table:table-cell office:value-type="string" calcext:value-type="string">
            <text:p>弓美</text:p>
          </table:table-cell>
          <table:table-cell office:value-type="string" calcext:value-type="string">
            <text:p>なんだか生き物みたいだから、綿菓子は違うわ</text:p>
          </table:table-cell>
          <table:table-cell office:value-type="string" calcext:value-type="string">
            <text:p>They look alive, so they can't be cotton candy.</text:p>
          </table:table-cell>
          <table:table-cell office:value-type="string" calcext:value-type="string">
            <text:p>NOTE: 綿菓子</text:p>
          </table:table-cell>
          <table:table-cell table:formula="of:=IF([.E150]=&quot;&quot;; &quot;untranscribed&quot;; IF([.F15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17.DAT-ss0-4</text:p>
          </table:table-cell>
          <table:table-cell office:value-type="string" calcext:value-type="string">
            <text:p>#P("soundLen", "1.43965")</text:p>
          </table:table-cell>
          <table:table-cell office:value-type="string" calcext:value-type="string">
            <text:p>弓美</text:p>
          </table:table-cell>
          <table:table-cell office:value-type="string" calcext:value-type="string">
            <text:p>犬は飛ばないし</text:p>
          </table:table-cell>
          <table:table-cell office:value-type="string" calcext:value-type="string">
            <text:p>Dogs can't fly.</text:p>
          </table:table-cell>
          <table:table-cell office:value-type="string" calcext:value-type="string">
            <text:p>NOTE: マルチーズ</text:p>
          </table:table-cell>
          <table:table-cell table:formula="of:=IF([.E151]=&quot;&quot;; &quot;untranscribed&quot;; IF([.F151]=&quot;&quot;; &quot;UNTRANSLATED&quot;; &quot;&quot;))">
            <text:p/>
          </table:table-cell>
          <table:table-cell table:number-columns-repeated="1016"/>
        </table:table-row>
        <table:table-row table:style-name="ro19">
          <table:table-cell office:value-type="string" calcext:value-type="string">
            <text:p>string</text:p>
          </table:table-cell>
          <table:table-cell office:value-type="string" calcext:value-type="string">
            <text:p>C117.DAT-ss0-5</text:p>
          </table:table-cell>
          <table:table-cell office:value-type="string" calcext:value-type="string">
            <text:p>#P("soundLen", "2.5673")</text:p>
          </table:table-cell>
          <table:table-cell office:value-type="string" calcext:value-type="string">
            <text:p>弓美</text:p>
          </table:table-cell>
          <table:table-cell office:value-type="string" calcext:value-type="string">
            <text:p>トゥクトゥプは宇宙人の名前</text:p>
          </table:table-cell>
          <table:table-cell office:value-type="string" calcext:value-type="string">
            <text:p>{Tooktoop} is the name of an alien.</text:p>
          </table:table-cell>
          <table:table-cell office:value-type="string" calcext:value-type="string">
            <text:p>NOTE: トゥクトゥプ (an alien from Izumi Takemoto's 1983-1984 manga Aoi-chan Panic)</text:p>
          </table:table-cell>
          <table:table-cell table:formula="of:=IF([.E152]=&quot;&quot;; &quot;untranscribed&quot;; IF([.F1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17.DAT-ss0-6</text:p>
          </table:table-cell>
          <table:table-cell office:value-type="string" calcext:value-type="string">
            <text:p>#P("soundLen", "3.42109")</text:p>
          </table:table-cell>
          <table:table-cell office:value-type="string" calcext:value-type="string">
            <text:p>弓美</text:p>
          </table:table-cell>
          <table:table-cell office:value-type="string" calcext:value-type="string">
            <text:p>ティラミスはイタリアのケーキ</text:p>
            <text:p>好き</text:p>
          </table:table-cell>
          <table:table-cell office:value-type="string" calcext:value-type="string">
            <text:p>Tiramisu is an Italian cake.\n</text:p>
            <text:p>I love it!</text:p>
          </table:table-cell>
          <table:table-cell office:value-type="string" calcext:value-type="string">
            <text:p>NOTE: ティラミス</text:p>
          </table:table-cell>
          <table:table-cell table:formula="of:=IF([.E153]=&quot;&quot;; &quot;untranscribed&quot;; IF([.F15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17.DAT-ss0-7</text:p>
          </table:table-cell>
          <table:table-cell office:value-type="string" calcext:value-type="string">
            <text:p>#P("soundLen", "2.39837")</text:p>
          </table:table-cell>
          <table:table-cell office:value-type="string" calcext:value-type="string">
            <text:p>ナレーター</text:p>
          </table:table-cell>
          <table:table-cell office:value-type="string" calcext:value-type="string">
            <text:p>それは漫画を書く道具です</text:p>
          </table:table-cell>
          <table:table-cell office:value-type="string" calcext:value-type="string">
            <text:p>That's a tool for drawing comics.</text:p>
          </table:table-cell>
          <table:table-cell office:value-type="string" calcext:value-type="string">
            <text:p>NOTE: Ｇペン</text:p>
          </table:table-cell>
          <table:table-cell table:formula="of:=IF([.E154]=&quot;&quot;; &quot;untranscribed&quot;; IF([.F15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17.DAT-ss0-8</text:p>
          </table:table-cell>
          <table:table-cell office:value-type="string" calcext:value-type="string">
            <text:p>#P("soundLen", "2.44861")</text:p>
          </table:table-cell>
          <table:table-cell office:value-type="string" calcext:value-type="string">
            <text:p>ナレーター</text:p>
          </table:table-cell>
          <table:table-cell office:value-type="string" calcext:value-type="string">
            <text:p>あなた、ごぼう見たことないんですか？</text:p>
          </table:table-cell>
          <table:table-cell office:value-type="string" calcext:value-type="string">
            <text:p>...Have you ever actually seen burdock?</text:p>
          </table:table-cell>
          <table:table-cell office:value-type="string" calcext:value-type="string">
            <text:p>NOTE: ごぼう</text:p>
          </table:table-cell>
          <table:table-cell table:formula="of:=IF([.E155]=&quot;&quot;; &quot;untranscribed&quot;; IF([.F15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17.DAT-ss0-9</text:p>
          </table:table-cell>
          <table:table-cell office:value-type="string" calcext:value-type="string">
            <text:p>#P("soundLen", "6.97328")</text:p>
          </table:table-cell>
          <table:table-cell office:value-type="string" calcext:value-type="string">
            <text:p>ナレーター</text:p>
          </table:table-cell>
          <table:table-cell office:value-type="string" calcext:value-type="string">
            <text:p>何百冊もあるＳＦシリーズの名前</text:p>
            <text:p>くっそ、[生きているうちに?]どこまで読めるんだろう？</text:p>
          </table:table-cell>
          <table:table-cell office:value-type="string" calcext:value-type="string">
            <text:p><text:span text:style-name="T1">#startscript(special, 1)</text:span></text:p>
            <text:p/>
            <text:p>The name of a sci-fi series with hundreds of volumes.</text:p>
            <text:p/>
            <text:p>#w(3.971)</text:p>
            <text:p>Geez, how far though it could you even read in a lifetime...?</text:p>
          </table:table-cell>
          <table:table-cell office:value-type="string" calcext:value-type="string">
            <text:p>NOTE: ペリー・ローダン (a German sci-fi novella series that has been in continuous serialization since the 1970s)</text:p>
          </table:table-cell>
          <table:table-cell table:formula="of:=IF([.E156]=&quot;&quot;; &quot;untranscribed&quot;; IF([.F156]=&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C117.DAT-ss0-10</text:p>
          </table:table-cell>
          <table:table-cell office:value-type="string" calcext:value-type="string">
            <text:p>#P("soundLen", "2.69071")</text:p>
          </table:table-cell>
          <table:table-cell office:value-type="string" calcext:value-type="string">
            <text:p>ナレーター</text:p>
          </table:table-cell>
          <table:table-cell office:value-type="string" calcext:value-type="string">
            <text:p>似たような題名の漫画なら知っているんですが</text:p>
          </table:table-cell>
          <table:table-cell office:value-type="string" calcext:value-type="string">
            <text:p><text:span text:style-name="T1">#startscript(special, 2)</text:span></text:p>
            <text:p/>
            <text:p>You'd recognize a manga with a similar title...</text:p>
          </table:table-cell>
          <table:table-cell office:value-type="string" calcext:value-type="string">
            <text:p><text:span text:style-name="T1">CHECK</text:span></text:p>
            <text:p>NOTE: 弓美ちゃんパニック (parodying Aoi-chan Panic; the image shown is based on the cover of the first volume)</text:p>
          </table:table-cell>
          <table:table-cell table:formula="of:=IF([.E157]=&quot;&quot;; &quot;untranscribed&quot;; IF([.F157]=&quot;&quot;; &quot;UNTRANSLATED&quot;; &quot;&quot;))">
            <text:p/>
          </table:table-cell>
          <table:table-cell table:number-columns-repeated="1016"/>
        </table:table-row>
        <table:table-row table:style-name="ro21">
          <table:table-cell office:value-type="string" calcext:value-type="string">
            <text:p>string</text:p>
          </table:table-cell>
          <table:table-cell office:value-type="string" calcext:value-type="string">
            <text:p>C117.DAT-ss0-11</text:p>
          </table:table-cell>
          <table:table-cell office:value-type="string" calcext:value-type="string">
            <text:p>#P("soundLen", "1.19983")</text:p>
          </table:table-cell>
          <table:table-cell office:value-type="string" calcext:value-type="string">
            <text:p>ナレーター</text:p>
          </table:table-cell>
          <table:table-cell office:value-type="string" calcext:value-type="string">
            <text:p>たんぽぽですね</text:p>
          </table:table-cell>
          <table:table-cell office:value-type="string" calcext:value-type="string">
            <text:p>Dandy lions, eh?</text:p>
          </table:table-cell>
          <table:table-cell office:value-type="string" calcext:value-type="string">
            <text:p>NOTE: ダンディライオン</text:p>
            <text:p>(originally, the prompt has "dandelion" in English while this response says it in Japanese, which obviously isn't really translatable)</text:p>
          </table:table-cell>
          <table:table-cell table:formula="of:=IF([.E158]=&quot;&quot;; &quot;untranscribed&quot;; IF([.F15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17.DAT-ss0-12</text:p>
          </table:table-cell>
          <table:table-cell office:value-type="string" calcext:value-type="string">
            <text:p>#P("soundLen", "3.34959")</text:p>
          </table:table-cell>
          <table:table-cell office:value-type="string" calcext:value-type="string">
            <text:p>ナレーター</text:p>
          </table:table-cell>
          <table:table-cell office:value-type="string" calcext:value-type="string">
            <text:p>ゼペットじいさんがお腹の中に住んでいます</text:p>
          </table:table-cell>
          <table:table-cell office:value-type="string" calcext:value-type="string">
            <text:p>Ol' Geppetto lives in its stomach.</text:p>
          </table:table-cell>
          <table:table-cell office:value-type="string" calcext:value-type="string">
            <text:p>NOTE: くじら</text:p>
          </table:table-cell>
          <table:table-cell table:formula="of:=IF([.E159]=&quot;&quot;; &quot;untranscribed&quot;; IF([.F15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17.DAT-ss0-13</text:p>
          </table:table-cell>
          <table:table-cell office:value-type="string" calcext:value-type="string">
            <text:p>#P("soundLen", "2.7264")</text:p>
          </table:table-cell>
          <table:table-cell office:value-type="string" calcext:value-type="string">
            <text:p>ナレーター</text:p>
          </table:table-cell>
          <table:table-cell office:value-type="string" calcext:value-type="string">
            <text:p>プニュームに育てられた人間のことです</text:p>
          </table:table-cell>
          <table:table-cell office:value-type="string" calcext:value-type="string">
            <text:p><text:span text:style-name="T1">#startscript(special, 3)</text:span></text:p>
            <text:p/>
            <text:p>That's the term for a human raised by the Punyoom.</text:p>
          </table:table-cell>
          <table:table-cell office:value-type="string" calcext:value-type="string">
            <text:p>NOTE: プニュームキン (this is also from Aoi-chan Panic)</text:p>
          </table:table-cell>
          <table:table-cell table:formula="of:=IF([.E160]=&quot;&quot;; &quot;untranscribed&quot;; IF([.F16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17.DAT-ss0-14</text:p>
          </table:table-cell>
          <table:table-cell office:value-type="string" calcext:value-type="string">
            <text:p>#P("soundLen", "4.63591")</text:p>
          </table:table-cell>
          <table:table-cell office:value-type="string" calcext:value-type="string">
            <text:p>ナレーター</text:p>
          </table:table-cell>
          <table:table-cell office:value-type="string" calcext:value-type="string">
            <text:p>エジプトはナイルの賜物といった、昔の歴史家</text:p>
          </table:table-cell>
          <table:table-cell office:value-type="string" calcext:value-type="string">
            <text:p>An ancient historian who said that Egypt is the gift of the Nile.</text:p>
          </table:table-cell>
          <table:table-cell office:value-type="string" calcext:value-type="string">
            <text:p>NOTE: ヘロドトス</text:p>
          </table:table-cell>
          <table:table-cell table:formula="of:=IF([.E161]=&quot;&quot;; &quot;untranscribed&quot;; IF([.F161]=&quot;&quot;; &quot;UNTRANSLATED&quot;; &quot;&quot;))">
            <text:p/>
          </table:table-cell>
          <table:table-cell table:number-columns-repeated="1016"/>
        </table:table-row>
        <table:table-row table:style-name="ro22">
          <table:table-cell office:value-type="string" calcext:value-type="string">
            <text:p>string</text:p>
          </table:table-cell>
          <table:table-cell office:value-type="string" calcext:value-type="string">
            <text:p>C117.DAT-ss0-15</text:p>
          </table:table-cell>
          <table:table-cell office:value-type="string" calcext:value-type="string">
            <text:p>#P("soundLen", "2.08274")</text:p>
          </table:table-cell>
          <table:table-cell office:value-type="string" calcext:value-type="string">
            <text:p>ナレーター</text:p>
          </table:table-cell>
          <table:table-cell office:value-type="string" calcext:value-type="string">
            <text:p>それは、[芽の出た大豆?]</text:p>
          </table:table-cell>
          <table:table-cell office:value-type="string" calcext:value-type="string">
            <text:p>Those are sprouted soybeans.</text:p>
          </table:table-cell>
          <table:table-cell office:value-type="string" calcext:value-type="string">
            <text:p>CHECK</text:p>
            <text:p>NOTE: もやし</text:p>
          </table:table-cell>
          <table:table-cell table:formula="of:=IF([.E162]=&quot;&quot;; &quot;untranscribed&quot;; IF([.F16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17.DAT-ss0-16</text:p>
          </table:table-cell>
          <table:table-cell office:value-type="string" calcext:value-type="string">
            <text:p>#P("soundLen", "4.06487")</text:p>
          </table:table-cell>
          <table:table-cell office:value-type="string" calcext:value-type="string">
            <text:p>弓美</text:p>
          </table:table-cell>
          <table:table-cell office:value-type="string" calcext:value-type="string">
            <text:p>あなた、人をバカにしてるわね？</text:p>
            <text:p>もう答えは分かったんでしょ！</text:p>
          </table:table-cell>
          <table:table-cell office:value-type="string" calcext:value-type="string">
            <text:p>Hey, are you making fun of me?</text:p>
            <text:p/>
            <text:p>#w(2.288)</text:p>
            <text:p>You already know the answer, don't you!?</text:p>
          </table:table-cell>
          <table:table-cell table:style-name="Default"/>
          <table:table-cell table:formula="of:=IF([.E163]=&quot;&quot;; &quot;untranscribed&quot;; IF([.F16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17.DAT-ss0-17</text:p>
          </table:table-cell>
          <table:table-cell office:value-type="string" calcext:value-type="string">
            <text:p>#P("soundLen", "1.355")</text:p>
          </table:table-cell>
          <table:table-cell office:value-type="string" calcext:value-type="string">
            <text:p>ナレーター</text:p>
          </table:table-cell>
          <table:table-cell office:value-type="string" calcext:value-type="string">
            <text:p>製図ペンです</text:p>
          </table:table-cell>
          <table:table-cell office:value-type="string" calcext:value-type="string">
            <text:p>A drafting pen.</text:p>
          </table:table-cell>
          <table:table-cell office:value-type="string" calcext:value-type="string">
            <text:p>NOTE: マルスマティック (= マルスマチック?)</text:p>
          </table:table-cell>
          <table:table-cell table:formula="of:=IF([.E164]=&quot;&quot;; &quot;untranscribed&quot;; IF([.F164]=&quot;&quot;; &quot;UNTRANSLATED&quot;; &quot;&quot;))">
            <text:p/>
          </table:table-cell>
          <table:table-cell table:number-columns-repeated="1016"/>
        </table:table-row>
        <table:table-row table:style-name="ro22">
          <table:table-cell office:value-type="string" calcext:value-type="string">
            <text:p>string</text:p>
          </table:table-cell>
          <table:table-cell office:value-type="string" calcext:value-type="string">
            <text:p>C117.DAT-ss0-18</text:p>
          </table:table-cell>
          <table:table-cell office:value-type="string" calcext:value-type="string">
            <text:p>#P("soundLen", "2.04515")</text:p>
          </table:table-cell>
          <table:table-cell office:value-type="string" calcext:value-type="string">
            <text:p>ナレーター</text:p>
          </table:table-cell>
          <table:table-cell office:value-type="string" calcext:value-type="string">
            <text:p>火山灰が[積もった?]ものです</text:p>
          </table:table-cell>
          <table:table-cell office:value-type="string" calcext:value-type="string">
            <text:p>The product of accumulated volcanic ash.</text:p>
          </table:table-cell>
          <table:table-cell table:style-name="ce2" office:value-type="string" calcext:value-type="string">
            <text:p>CHECK</text:p>
            <text:p>NOTE: 関東ローム層</text:p>
          </table:table-cell>
          <table:table-cell table:formula="of:=IF([.E165]=&quot;&quot;; &quot;untranscribed&quot;; IF([.F165]=&quot;&quot;; &quot;UNTRANSLATED&quot;; &quot;&quot;))">
            <text:p/>
          </table:table-cell>
          <table:table-cell table:number-columns-repeated="1016"/>
        </table:table-row>
        <table:table-row table:style-name="ro20">
          <table:table-cell office:value-type="string" calcext:value-type="string">
            <text:p>string</text:p>
          </table:table-cell>
          <table:table-cell office:value-type="string" calcext:value-type="string">
            <text:p>C117.DAT-ss0-19</text:p>
          </table:table-cell>
          <table:table-cell office:value-type="string" calcext:value-type="string">
            <text:p>#P("soundLen", "3.62872")</text:p>
          </table:table-cell>
          <table:table-cell office:value-type="string" calcext:value-type="string">
            <text:p>ナレーター</text:p>
          </table:table-cell>
          <table:table-cell office:value-type="string" calcext:value-type="string">
            <text:p>透明人間です</text:p>
            <text:p>よく分かりましたね</text:p>
          </table:table-cell>
          <table:table-cell office:value-type="string" calcext:value-type="string">
            <text:p><text:span text:style-name="T1">#startscript(special, 4)</text:span></text:p>
            <text:p/>
            <text:p>It's an invisible man.\n</text:p>
            <text:p>Good job figuring it out.</text:p>
          </table:table-cell>
          <table:table-cell office:value-type="string" calcext:value-type="string">
            <text:p>NOTE: blank option = invisible man</text:p>
            <text:p>透明人間 was the Japanese title of the 1933 movie The Invisible Man</text:p>
          </table:table-cell>
          <table:table-cell table:formula="of:=IF([.E166]=&quot;&quot;; &quot;untranscribed&quot;; IF([.F16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17.DAT-ss0-20</text:p>
          </table:table-cell>
          <table:table-cell office:value-type="string" calcext:value-type="string">
            <text:p>#P("soundLen", "3.59623")</text:p>
          </table:table-cell>
          <table:table-cell office:value-type="string" calcext:value-type="string">
            <text:p>ナレーター</text:p>
          </table:table-cell>
          <table:table-cell office:value-type="string" calcext:value-type="string">
            <text:p>何もありません</text:p>
            <text:p>実は真空なんです</text:p>
          </table:table-cell>
          <table:table-cell office:value-type="string" calcext:value-type="string">
            <text:p>There's nothing here.\n</text:p>
            <text:p>It's actually empty.</text:p>
          </table:table-cell>
          <table:table-cell office:value-type="string" calcext:value-type="string">
            <text:p>NOTE: blank option = nothing</text:p>
          </table:table-cell>
          <table:table-cell table:formula="of:=IF([.E167]=&quot;&quot;; &quot;untranscribed&quot;; IF([.F167]=&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17.DAT-special-0</text:p>
          </table:table-cell>
          <table:table-cell table:number-columns-repeated="2"/>
          <table:table-cell office:value-type="string" calcext:value-type="string">
            <text:p>ぞくぞく</text:p>
          </table:table-cell>
          <table:table-cell office:value-type="string" calcext:value-type="string">
            <text:p>*(SHUDDER)*</text:p>
            <text:p>#woff(3.000)</text:p>
          </table:table-cell>
          <table:table-cell office:value-type="string" calcext:value-type="string">
            <text:p>NOTE: sound effect at scene start</text:p>
          </table:table-cell>
          <table:table-cell table:number-columns-repeated="1017"/>
        </table:table-row>
        <table:table-row table:style-name="ro4">
          <table:table-cell office:value-type="string" calcext:value-type="string">
            <text:p>string</text:p>
          </table:table-cell>
          <table:table-cell office:value-type="string" calcext:value-type="string">
            <text:p>C117.DAT-special-1</text:p>
          </table:table-cell>
          <table:table-cell table:number-columns-repeated="2"/>
          <table:table-cell office:value-type="string" calcext:value-type="string">
            <text:p>ペリーローダン</text:p>
          </table:table-cell>
          <table:table-cell office:value-type="string" calcext:value-type="string">
            <text:p>*PERRY RHODAN*</text:p>
            <text:p>#woff(4.000)</text:p>
          </table:table-cell>
          <table:table-cell table:number-columns-repeated="1018"/>
        </table:table-row>
        <table:table-row table:style-name="ro4">
          <table:table-cell office:value-type="string" calcext:value-type="string">
            <text:p>string</text:p>
          </table:table-cell>
          <table:table-cell office:value-type="string" calcext:value-type="string">
            <text:p>C117.DAT-special-2</text:p>
          </table:table-cell>
          <table:table-cell table:number-columns-repeated="2"/>
          <table:table-cell office:value-type="string" calcext:value-type="string">
            <text:p>○○○ちゃんパニック</text:p>
          </table:table-cell>
          <table:table-cell office:value-type="string" calcext:value-type="string">
            <text:p>*[*][*][*]-CHAN PANIC*</text:p>
            <text:p>#woff(4.000)</text:p>
          </table:table-cell>
          <table:table-cell table:number-columns-repeated="1018"/>
        </table:table-row>
        <table:table-row table:style-name="ro4">
          <table:table-cell office:value-type="string" calcext:value-type="string">
            <text:p>string</text:p>
          </table:table-cell>
          <table:table-cell office:value-type="string" calcext:value-type="string">
            <text:p>C117.DAT-special-3</text:p>
          </table:table-cell>
          <table:table-cell table:number-columns-repeated="2"/>
          <table:table-cell office:value-type="string" calcext:value-type="string">
            <text:p>なんだかよくわからない[sweat]</text:p>
          </table:table-cell>
          <table:table-cell office:value-type="string" calcext:value-type="string">
            <text:p>*I don't really know what this is*</text:p>
            <text:p>#woff(4.000)</text:p>
          </table:table-cell>
          <table:table-cell office:value-type="string" calcext:value-type="string">
            <text:p>NOTE: punyoomkin</text:p>
          </table:table-cell>
          <table:table-cell table:number-columns-repeated="1017"/>
        </table:table-row>
        <table:table-row table:style-name="ro4">
          <table:table-cell office:value-type="string" calcext:value-type="string">
            <text:p>string</text:p>
          </table:table-cell>
          <table:table-cell office:value-type="string" calcext:value-type="string">
            <text:p>C117.DAT-special-4</text:p>
          </table:table-cell>
          <table:table-cell table:number-columns-repeated="2"/>
          <table:table-cell office:value-type="string" calcext:value-type="string">
            <text:p>ミイラではない[sweat]</text:p>
          </table:table-cell>
          <table:table-cell office:value-type="string" calcext:value-type="string">
            <text:p>*Not a mummy*</text:p>
            <text:p>#woff(4.000)</text:p>
          </table:table-cell>
          <table:table-cell office:value-type="string" calcext:value-type="string">
            <text:p>NOTE: invisible man</text:p>
          </table:table-cell>
          <table:table-cell table:number-columns-repeated="1017"/>
        </table:table-row>
        <table:table-row table:style-name="ro1">
          <table:table-cell table:number-columns-repeated="4"/>
          <table:table-cell office:value-type="string" calcext:value-type="string">
            <text:p>//==================================</text:p>
            <text:p>// File: C118.DAT</text:p>
            <text:p>//==================================</text:p>
          </table:table-cell>
          <table:table-cell table:number-columns-repeated="1019"/>
        </table:table-row>
        <table:table-row table:style-name="ro18">
          <table:table-cell office:value-type="string" calcext:value-type="string">
            <text:p>string</text:p>
          </table:table-cell>
          <table:table-cell office:value-type="string" calcext:value-type="string">
            <text:p>C118.DAT-ss0-0</text:p>
          </table:table-cell>
          <table:table-cell office:value-type="string" calcext:value-type="string">
            <text:p>#P("soundLen", "2.40267")</text:p>
          </table:table-cell>
          <table:table-cell office:value-type="string" calcext:value-type="string">
            <text:p>弓美</text:p>
          </table:table-cell>
          <table:table-cell office:value-type="string" calcext:value-type="string">
            <text:p>あ　あれはもしかすると…</text:p>
          </table:table-cell>
          <table:table-cell office:value-type="string" calcext:value-type="string">
            <text:p>N-Now, isn't that...?</text:p>
            <text:p>#woff(2.297)</text:p>
          </table:table-cell>
          <table:table-cell office:value-type="string" calcext:value-type="string">
            <text:p>NOTE: for reasons unknown to me, yumimi has a mouth and lip flaps in this scene in the original mega-cd version of the game, but they simply don't appear in the saturn version. i honestly have no idea why; the scripts and graphics data appear to be identical between versions.</text:p>
            <text:p>on investigation, the saturn version incorrectly layers the mouth behind the sprite of yumimi; i guess it's rendering front-to-back instead of back-to-front? surely that would cause problems elsewhere, though?</text:p>
          </table:table-cell>
          <table:table-cell table:formula="of:=IF([.E174]=&quot;&quot;; &quot;untranscribed&quot;; IF([.F1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8.DAT-ss0-1</text:p>
          </table:table-cell>
          <table:table-cell office:value-type="string" calcext:value-type="string">
            <text:p>#P("soundLen", "5.84379")</text:p>
          </table:table-cell>
          <table:table-cell table:number-columns-repeated="1021"/>
        </table:table-row>
        <table:table-row table:style-name="ro1">
          <table:table-cell table:number-columns-repeated="4"/>
          <table:table-cell office:value-type="string" calcext:value-type="string">
            <text:p>//==================================</text:p>
            <text:p>// File: C119.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19.DAT-ss0-0</text:p>
          </table:table-cell>
          <table:table-cell office:value-type="string" calcext:value-type="string">
            <text:p>#P("soundLen", "5.96714")</text:p>
          </table:table-cell>
          <table:table-cell office:value-type="string" calcext:value-type="string">
            <text:p>弓美</text:p>
          </table:table-cell>
          <table:table-cell office:value-type="string" calcext:value-type="string">
            <text:p>あっ！クラスメイトの桜子ちゃんと松崎くんだ！</text:p>
            <text:p>おーい！桜子ちゃっ…</text:p>
          </table:table-cell>
          <table:table-cell office:value-type="string" calcext:value-type="string">
            <text:p>Oh, it's my classmates Sakurako+-chan++ and Matsuzaki+-kun++!</text:p>
            <text:p/>
            <text:p>#w(3.587)</text:p>
            <text:p>HEEEY, +SAKURAKO-CHA―+SAKURAK―+</text:p>
          </table:table-cell>
          <table:table-cell/>
          <table:table-cell table:formula="of:=IF([.E177]=&quot;&quot;; &quot;untranscribed&quot;; IF([.F17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19.DAT-ss0-1</text:p>
          </table:table-cell>
          <table:table-cell office:value-type="string" calcext:value-type="string">
            <text:p>#P("soundLen", "2.72977")</text:p>
          </table:table-cell>
          <table:table-cell table:number-columns-repeated="1021"/>
        </table:table-row>
        <table:table-row table:style-name="ro1">
          <table:table-cell table:number-columns-repeated="4"/>
          <table:table-cell office:value-type="string" calcext:value-type="string">
            <text:p>//==================================</text:p>
            <text:p>// File: C120A1.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120A1.DAT-ss0-0</text:p>
          </table:table-cell>
          <table:table-cell office:value-type="string" calcext:value-type="string">
            <text:p>#P("soundLen", "2.81393")</text:p>
          </table:table-cell>
          <table:table-cell/>
          <table:table-cell office:value-type="string" calcext:value-type="string">
            <text:p>弓美：あっ！</text:p>
            <text:p>ナレーター：…という間に、校門の中</text:p>
          </table:table-cell>
          <table:table-cell office:value-type="string" calcext:value-type="string">
            <text:p>//Oh!</text:p>
            <text:p/>
            <text:p>//#w(0.900)</text:p>
            <text:p>//#align(left)</text:p>
            <text:p>― Oh!\n</text:p>
            <text:p>― ...-nly seconds later, in the school gate...</text:p>
          </table:table-cell>
          <table:table-cell office:value-type="string" calcext:value-type="string">
            <text:p>NOTE: untranslatable gag: Yumimi exclaims "ah!", and the narrator turns it into the idiom あっという間に (in the blink of an eye)</text:p>
          </table:table-cell>
          <table:table-cell table:formula="of:=IF([.E180]=&quot;&quot;; &quot;untranscribed&quot;; IF([.F18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20A1.DAT-ss0-1</text:p>
          </table:table-cell>
          <table:table-cell office:value-type="string" calcext:value-type="string">
            <text:p>#P("soundLen", "3.3897")</text:p>
          </table:table-cell>
          <table:table-cell office:value-type="string" calcext:value-type="string">
            <text:p>弓美</text:p>
          </table:table-cell>
          <table:table-cell office:value-type="string" calcext:value-type="string">
            <text:p>おや？間に合ってしまった</text:p>
            <text:p>奇跡だわ</text:p>
          </table:table-cell>
          <table:table-cell office:value-type="string" calcext:value-type="string">
            <text:p>Oh? I made it.</text:p>
            <text:p/>
            <text:p>#w(2.605)</text:p>
            <text:p>It's a miracle!</text:p>
          </table:table-cell>
          <table:table-cell/>
          <table:table-cell table:formula="of:=IF([.E181]=&quot;&quot;; &quot;untranscribed&quot;; IF([.F181]=&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C120A1.DAT-ss0-2</text:p>
          </table:table-cell>
          <table:table-cell office:value-type="string" calcext:value-type="string">
            <text:p>#P("soundLen", "5.95319")</text:p>
          </table:table-cell>
          <table:table-cell office:value-type="string" calcext:value-type="string">
            <text:p>桜子</text:p>
          </table:table-cell>
          <table:table-cell office:value-type="string" calcext:value-type="string">
            <text:p>ったくもう</text:p>
            <text:p>何とろとろ歩いてんのよ</text:p>
            <text:p>はぁ、はぁ</text:p>
          </table:table-cell>
          <table:table-cell office:value-type="string" calcext:value-type="string">
            <text:p>For the love of...!\n</text:p>
            <text:p>Why do you inch along like a slug!?...</text:p>
            <text:p>#woff(3.772)</text:p>
          </table:table-cell>
          <table:table-cell/>
          <table:table-cell table:formula="of:=IF([.E182]=&quot;&quot;; &quot;untranscribed&quot;; IF([.F182]=&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C120A1.DAT-ss0-3</text:p>
          </table:table-cell>
          <table:table-cell table:formula="of:=T([.C182])" office:value-type="string" office:string-value="#P(&quot;soundLen&quot;, &quot;5.95319&quot;)" calcext:value-type="string">
            <text:p>#P("soundLen", "5.95319")</text:p>
          </table:table-cell>
          <table:table-cell table:style-name="ce3" table:formula="of:=T([.D182])" office:value-type="string" office:string-value="桜子" calcext:value-type="string">
            <text:p>桜子</text:p>
          </table:table-cell>
          <table:table-cell table:formula="of:=T([.E182])" office:value-type="string" office:string-value="ったくもう&#10;何とろとろ歩いてんのよ&#10;はぁ、はぁ" calcext:value-type="string">
            <text:p>ったくもう</text:p>
            <text:p>何とろとろ歩いてんのよ</text:p>
            <text:p>はぁ、はぁ</text:p>
          </table:table-cell>
          <table:table-cell table:formula="of:=T([.F182])" office:value-type="string" office:string-value="For the love of...!\n&#10;Why do you inch along like a slug!?...&#10;#woff(3.772)" calcext:value-type="string">
            <text:p>For the love of...!\n</text:p>
            <text:p>Why do you inch along like a slug!?...</text:p>
            <text:p>#woff(3.772)</text:p>
          </table:table-cell>
          <table:table-cell/>
          <table:table-cell table:formula="of:=IF([.E183]=&quot;&quot;; &quot;untranscribed&quot;; IF([.F18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0A2.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20A2.DAT-ss0-0</text:p>
          </table:table-cell>
          <table:table-cell office:value-type="string" calcext:value-type="string">
            <text:p>#P("soundLen", "6.76307")</text:p>
          </table:table-cell>
          <table:table-cell table:style-name="ce1" office:value-type="string" calcext:value-type="string">
            <text:p>真一</text:p>
          </table:table-cell>
          <table:table-cell office:value-type="string" calcext:value-type="string">
            <text:p>はぁ、はぁ</text:p>
            <text:p>危ないところだった</text:p>
            <text:p>もう少しで皆勤賞を取り損ねるところだった</text:p>
          </table:table-cell>
          <table:table-cell office:value-type="string" calcext:value-type="string">
            <text:p>#off()</text:p>
            <text:p>#w(2.036)</text:p>
            <text:p>That was close!</text:p>
            <text:p/>
            <text:p>#w(3.802)</text:p>
            <text:p>Any later and my perfect attendance award would have been toast!</text:p>
          </table:table-cell>
          <table:table-cell/>
          <table:table-cell table:formula="of:=IF([.E185]=&quot;&quot;; &quot;untranscribed&quot;; IF([.F185]=&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20A2.DAT-ss0-1</text:p>
          </table:table-cell>
          <table:table-cell office:value-type="string" calcext:value-type="string">
            <text:p>#P("soundLen", "2.42208")</text:p>
            <text:p><text:span text:style-name="T1">#P("noAutoOff", "1")</text:span></text:p>
          </table:table-cell>
          <table:table-cell office:value-type="string" calcext:value-type="string">
            <text:p>弓美</text:p>
          </table:table-cell>
          <table:table-cell office:value-type="string" calcext:value-type="string">
            <text:p>おはよう桜子ちゃん、松崎くん</text:p>
          </table:table-cell>
          <table:table-cell office:value-type="string" calcext:value-type="string">
            <text:p>Good morning, Sakurako+-chan++ and Matsuzaki+-kun++.</text:p>
          </table:table-cell>
          <table:table-cell/>
          <table:table-cell table:formula="of:=IF([.E186]=&quot;&quot;; &quot;untranscribed&quot;; IF([.F186]=&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20A2.DAT-ss0-2</text:p>
          </table:table-cell>
          <table:table-cell office:value-type="string" calcext:value-type="string">
            <text:p>#P("soundLen", "1.96142")</text:p>
            <text:p><text:span text:style-name="T1">#P("noAutoOff", "1")</text:span></text:p>
          </table:table-cell>
          <table:table-cell table:style-name="ce1" office:value-type="string" calcext:value-type="string">
            <text:p>真一</text:p>
          </table:table-cell>
          <table:table-cell office:value-type="string" calcext:value-type="string">
            <text:p>やあ、おはよ吉沢</text:p>
          </table:table-cell>
          <table:table-cell office:value-type="string" calcext:value-type="string">
            <text:p>Yeah, morning, Yoshizawa.</text:p>
          </table:table-cell>
          <table:table-cell/>
          <table:table-cell table:formula="of:=IF([.E187]=&quot;&quot;; &quot;untranscribed&quot;; IF([.F18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20A2.DAT-ss0-3</text:p>
          </table:table-cell>
          <table:table-cell office:value-type="string" calcext:value-type="string">
            <text:p>#P("soundLen", "3.60778")</text:p>
          </table:table-cell>
          <table:table-cell office:value-type="string" calcext:value-type="string">
            <text:p>弓美</text:p>
          </table:table-cell>
          <table:table-cell office:value-type="string" calcext:value-type="string">
            <text:p>わーい！松崎くんに挨拶しちゃった〜！</text:p>
          </table:table-cell>
          <table:table-cell office:value-type="string" calcext:value-type="string">
            <text:p>Yipee! I said hi to Matsuzaki+-kun++!</text:p>
          </table:table-cell>
          <table:table-cell/>
          <table:table-cell table:formula="of:=IF([.E188]=&quot;&quot;; &quot;untranscribed&quot;; IF([.F18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0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20B.DAT-ss0-0</text:p>
          </table:table-cell>
          <table:table-cell office:value-type="string" calcext:value-type="string">
            <text:p>#P("soundLen", "10.3589")</text:p>
          </table:table-cell>
          <table:table-cell table:number-columns-repeated="1021"/>
        </table:table-row>
        <table:table-row table:style-name="ro1">
          <table:table-cell table:number-columns-repeated="4"/>
          <table:table-cell office:value-type="string" calcext:value-type="string">
            <text:p>//==================================</text:p>
            <text:p>// File: C120C.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20C.DAT-ss0-0</text:p>
          </table:table-cell>
          <table:table-cell office:value-type="string" calcext:value-type="string">
            <text:p>#P("soundLen", "2.84827")</text:p>
          </table:table-cell>
          <table:table-cell/>
          <table:table-cell office:value-type="string" calcext:value-type="string">
            <text:p>桜子：オバケ？</text:p>
            <text:p>弓美：本当なんだってば</text:p>
          </table:table-cell>
          <table:table-cell office:value-type="string" calcext:value-type="string">
            <text:p>Ghosts?</text:p>
            <text:p/>
            <text:p>#w(1.121)</text:p>
            <text:p>It's true, I'm telling you!</text:p>
          </table:table-cell>
          <table:table-cell/>
          <table:table-cell table:formula="of:=IF([.E192]=&quot;&quot;; &quot;untranscribed&quot;; IF([.F19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23.DAT-ss0-0</text:p>
          </table:table-cell>
          <table:table-cell table:formula="of:=T([.C141])" office:value-type="string" office:string-value="#P(&quot;soundLen&quot;, &quot;0.697402&quot;)" calcext:value-type="string">
            <text:p>#P("soundLen", "0.697402")</text:p>
          </table:table-cell>
          <table:table-cell table:number-columns-repeated="1021"/>
        </table:table-row>
        <table:table-row table:style-name="ro17">
          <table:table-cell office:value-type="string" calcext:value-type="string">
            <text:p>string</text:p>
          </table:table-cell>
          <table:table-cell office:value-type="string" calcext:value-type="string">
            <text:p>C123.DAT-ss0-1</text:p>
          </table:table-cell>
          <table:table-cell office:value-type="string" calcext:value-type="string">
            <text:p>#P("soundLen", "8.10394")</text:p>
          </table:table-cell>
          <table:table-cell office:value-type="string" calcext:value-type="string">
            <text:p>ナレーター</text:p>
          </table:table-cell>
          <table:table-cell office:value-type="string" calcext:value-type="string">
            <text:p>桜崎桜子、１５歳</text:p>
            <text:p>おとめ座のＢ型</text:p>
            <text:p>弓美のクラスメイトで、バリバリの現実主義者です</text:p>
          </table:table-cell>
          <table:table-cell office:value-type="string" calcext:value-type="string">
            <text:p>+Sakurazaki Sakurako+Sakurako Sakurazaki+, age 15.</text:p>
            <text:p/>
            <text:p>#w(2.525)</text:p>
            <text:p>A Virgo, blood type B.</text:p>
            <text:p/>
            <text:p>#w(4.572)</text:p>
            <text:p>She's Yumimi's classmate, and a vigorous rationalist.</text:p>
          </table:table-cell>
          <table:table-cell/>
          <table:table-cell table:formula="of:=IF([.E195]=&quot;&quot;; &quot;untranscribed&quot;; IF([.F19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23.DAT-ss0-2</text:p>
          </table:table-cell>
          <table:table-cell office:value-type="string" calcext:value-type="string">
            <text:p>#P("soundLen", "7.9605")</text:p>
            <text:p><text:span text:style-name="T1">#P("noAutoOff", "1")</text:span></text:p>
          </table:table-cell>
          <table:table-cell office:value-type="string" calcext:value-type="string">
            <text:p>ナレーター</text:p>
          </table:table-cell>
          <table:table-cell office:value-type="string" calcext:value-type="string">
            <text:p>身長１６９センチ、体重５２キロ</text:p>
            <text:p>バスト８６，ウエスト５９，ヒップ８５</text:p>
          </table:table-cell>
          <table:table-cell table:style-name="ce2" office:value-type="string" calcext:value-type="string">
            <text:p><text:span text:style-name="T2">Height: 169 centimeters. Weight: 52 kilograms.</text:span></text:p>
            <text:p/>
            <text:p><text:span text:style-name="T2">#w(3.829)</text:span></text:p>
            <text:p><text:span text:style-name="T2">Bust 86, waist 59, hip 85.</text:span></text:p>
          </table:table-cell>
          <table:table-cell/>
          <table:table-cell table:formula="of:=IF([.E196]=&quot;&quot;; &quot;untranscribed&quot;; IF([.F1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23.DAT-ss0-3</text:p>
          </table:table-cell>
          <table:table-cell office:value-type="string" calcext:value-type="string">
            <text:p>#P("soundLen", "4.23005")</text:p>
            <text:p><text:span text:style-name="T1">#P("noAutoOff", "1")</text:span></text:p>
          </table:table-cell>
          <table:table-cell office:value-type="string" calcext:value-type="string">
            <text:p>ナレーター</text:p>
          </table:table-cell>
          <table:table-cell office:value-type="string" calcext:value-type="string">
            <text:p>これで美人で成績もやたらいいのだから、向かうところ敵なし</text:p>
          </table:table-cell>
          <table:table-cell office:value-type="string" calcext:value-type="string">
            <text:p>With her beauty and exceptionally high grades, she's without peer.</text:p>
          </table:table-cell>
          <table:table-cell office:value-type="string" calcext:value-type="string">
            <text:p>CHECK</text:p>
          </table:table-cell>
          <table:table-cell table:formula="of:=IF([.E197]=&quot;&quot;; &quot;untranscribed&quot;; IF([.F19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23.DAT-ss0-4</text:p>
          </table:table-cell>
          <table:table-cell office:value-type="string" calcext:value-type="string">
            <text:p>#P("soundLen", "5.31464")</text:p>
            <text:p><text:span text:style-name="T1">#P("noAutoOff", "1")</text:span></text:p>
          </table:table-cell>
          <table:table-cell office:value-type="string" calcext:value-type="string">
            <text:p>ナレーター</text:p>
          </table:table-cell>
          <table:table-cell office:value-type="string" calcext:value-type="string">
            <text:p>将来、幸せな結婚が出来るかどうか…誠に不安ですが</text:p>
          </table:table-cell>
          <table:table-cell office:value-type="string" calcext:value-type="string">
            <text:p>But whether she'll be able to have a happy marriage in the future...</text:p>
            <text:p/>
            <text:p>#w(3.697)</text:p>
            <text:p>Well, that's certainly a concern.</text:p>
          </table:table-cell>
          <table:table-cell office:value-type="string" calcext:value-type="string">
            <text:p>NOTE: not sure if sakurako or the narrator has the "anxiety" here, it would make sense either way</text:p>
          </table:table-cell>
          <table:table-cell table:formula="of:=IF([.E198]=&quot;&quot;; &quot;untranscribed&quot;; IF([.F198]=&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23.DAT-ss0-5</text:p>
          </table:table-cell>
          <table:table-cell office:value-type="string" calcext:value-type="string">
            <text:p>#P("soundLen", "0.897107")</text:p>
          </table:table-cell>
          <table:table-cell office:value-type="string" calcext:value-type="string">
            <text:p>桜子</text:p>
          </table:table-cell>
          <table:table-cell office:value-type="string" calcext:value-type="string">
            <text:p>うるさいわね</text:p>
          </table:table-cell>
          <table:table-cell office:value-type="string" calcext:value-type="string">
            <text:p>Shut it.</text:p>
            <text:p>#woff(1.000)</text:p>
          </table:table-cell>
          <table:table-cell/>
          <table:table-cell table:formula="of:=IF([.E199]=&quot;&quot;; &quot;untranscribed&quot;; IF([.F19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23.DAT-ss0-6</text:p>
          </table:table-cell>
          <table:table-cell office:value-type="string" calcext:value-type="string">
            <text:p>#P("soundLen", "1.33301")</text:p>
          </table:table-cell>
          <table:table-cell office:value-type="string" calcext:value-type="string">
            <text:p>ナレーター</text:p>
          </table:table-cell>
          <table:table-cell office:value-type="string" calcext:value-type="string">
            <text:p>[そんでもって?]、こちらは…</text:p>
          </table:table-cell>
          <table:table-cell office:value-type="string" calcext:value-type="string">
            <text:p>And over here we have...</text:p>
          </table:table-cell>
          <table:table-cell office:value-type="string" calcext:value-type="string">
            <text:p>CHECK</text:p>
          </table:table-cell>
          <table:table-cell table:formula="of:=IF([.E200]=&quot;&quot;; &quot;untranscribed&quot;; IF([.F20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23.DAT-ss0-7</text:p>
          </table:table-cell>
          <table:table-cell table:formula="of:=T([.C141])" office:value-type="string" office:string-value="#P(&quot;soundLen&quot;, &quot;0.697402&quot;)" calcext:value-type="string">
            <text:p>#P("soundLen", "0.697402")</text:p>
          </table:table-cell>
          <table:table-cell table:number-columns-repeated="1021"/>
        </table:table-row>
        <table:table-row table:style-name="ro11">
          <table:table-cell office:value-type="string" calcext:value-type="string">
            <text:p>string</text:p>
          </table:table-cell>
          <table:table-cell office:value-type="string" calcext:value-type="string">
            <text:p>C123.DAT-ss0-8</text:p>
          </table:table-cell>
          <table:table-cell office:value-type="string" calcext:value-type="string">
            <text:p>#P("soundLen", "6.30364")</text:p>
            <text:p><text:span text:style-name="T1">#P("noAutoOff", "1")</text:span></text:p>
          </table:table-cell>
          <table:table-cell office:value-type="string" calcext:value-type="string">
            <text:p>ナレーター</text:p>
          </table:table-cell>
          <table:table-cell office:value-type="string" calcext:value-type="string">
            <text:p>松崎真一くん</text:p>
            <text:p>やっぱり弓美のクラスメイトで、桜子の幼なじみでもある</text:p>
          </table:table-cell>
          <table:table-cell office:value-type="string" calcext:value-type="string">
            <text:p>+Matsuzaki Shinichi-kun+Shinichi Matsuzaki+.</text:p>
            <text:p/>
            <text:p>#w(2.283)</text:p>
            <text:p>Yumimi's classmate, naturally, and also Sakurako's childhood friend.</text:p>
          </table:table-cell>
          <table:table-cell/>
          <table:table-cell table:formula="of:=IF([.E202]=&quot;&quot;; &quot;untranscribed&quot;; IF([.F202]=&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23.DAT-ss0-9</text:p>
          </table:table-cell>
          <table:table-cell office:value-type="string" calcext:value-type="string">
            <text:p>#P("soundLen", "7.38497")</text:p>
          </table:table-cell>
          <table:table-cell office:value-type="string" calcext:value-type="string">
            <text:p>ナレーター</text:p>
          </table:table-cell>
          <table:table-cell office:value-type="string" calcext:value-type="string">
            <text:p>部員が三人しかいなくて、[崩れかかっている?]新聞部のヒラ部員である</text:p>
            <text:p>機械オンチで、成績は並</text:p>
          </table:table-cell>
          <table:table-cell office:value-type="string" calcext:value-type="string">
            <text:p>He's a no-honors member of the failing Newspaper Club, which has only three people in it.</text:p>
            <text:p/>
            <text:p>#w(5.294)</text:p>
            <text:p>Terrible with machines, and makes average grades.</text:p>
          </table:table-cell>
          <table:table-cell office:value-type="string" calcext:value-type="string">
            <text:p>NOTE: the distinction here is hard to make clear in English, but Shinichi is an "ordinary" or "rank-and-file" member of the club (as opposed to holding a title like club head)</text:p>
          </table:table-cell>
          <table:table-cell table:formula="of:=IF([.E203]=&quot;&quot;; &quot;untranscribed&quot;; IF([.F20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23.DAT-ss0-10</text:p>
          </table:table-cell>
          <table:table-cell office:value-type="string" calcext:value-type="string">
            <text:p>#P("soundLen", "8.78696")</text:p>
          </table:table-cell>
          <table:table-cell/>
          <table:table-cell office:value-type="string" calcext:value-type="string">
            <text:p>ナレーター：人に物を頼まれると、</text:p>
            <text:p>  つい[引き?]受けてしまうそんな性格</text:p>
            <text:p>  ちなみに、スリーサイズは…</text:p>
            <text:p>真一：だあぁぁぁ！そんなことしてどうするんだよ！？</text:p>
          </table:table-cell>
          <table:table-cell office:value-type="string" calcext:value-type="string">
            <text:p>He has a personality that makes him take on people's requests against his better judgment.</text:p>
            <text:p/>
            <text:p>#w(4.588)</text:p>
            <text:p>By the way, his three sizes are―</text:p>
            <text:p/>
            <text:p>#w(6.169)</text:p>
            <text:p>GAH! Where are you going with this!?</text:p>
          </table:table-cell>
          <table:table-cell office:value-type="string" calcext:value-type="string">
            <text:p>CHECK</text:p>
          </table:table-cell>
          <table:table-cell table:formula="of:=IF([.E204]=&quot;&quot;; &quot;untranscribed&quot;; IF([.F2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5.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25.DAT-ss0-0</text:p>
          </table:table-cell>
          <table:table-cell office:value-type="string" calcext:value-type="string">
            <text:p>#P("soundLen", "4.96486")</text:p>
            <text:p><text:span text:style-name="T1">#P("noAutoOff", "1")</text:span></text:p>
          </table:table-cell>
          <table:table-cell office:value-type="string" calcext:value-type="string">
            <text:p>桜子</text:p>
          </table:table-cell>
          <table:table-cell office:value-type="string" calcext:value-type="string">
            <text:p>ばっかじゃないの、あんた！</text:p>
            <text:p>オバケなんかいるわけないじゃないの</text:p>
          </table:table-cell>
          <table:table-cell office:value-type="string" calcext:value-type="string">
            <text:p>Are you a LITERAL idiot!?</text:p>
            <text:p>#woff(2.000)</text:p>
            <text:p/>
            <text:p>#w(2.969)</text:p>
            <text:p>There is NO WAY stuff like ghosts exists!</text:p>
          </table:table-cell>
          <table:table-cell/>
          <table:table-cell table:formula="of:=IF([.E206]=&quot;&quot;; &quot;untranscribed&quot;; IF([.F20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25.DAT-ss0-1</text:p>
          </table:table-cell>
          <table:table-cell office:value-type="string" calcext:value-type="string">
            <text:p>#P("soundLen", "4.3397")</text:p>
          </table:table-cell>
          <table:table-cell office:value-type="string" calcext:value-type="string">
            <text:p>桜子</text:p>
          </table:table-cell>
          <table:table-cell office:value-type="string" calcext:value-type="string">
            <text:p>[???][それに??]、どこの世界に[昼間から?]ひょこひょこ出てくるオバケがいるのよ！</text:p>
          </table:table-cell>
          <table:table-cell office:value-type="string" calcext:value-type="string">
            <text:p>And besides, on what planet do ghosts just go wandering around in broad daylight!?</text:p>
          </table:table-cell>
          <table:table-cell office:value-type="string" calcext:value-type="string">
            <text:p>FIXME, first part seems to be mumbled (as though eating something?) but is unlikely to be anything particularly impactful</text:p>
          </table:table-cell>
          <table:table-cell table:formula="of:=IF([.E207]=&quot;&quot;; &quot;untranscribed&quot;; IF([.F20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6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26A.DAT-ss0-0</text:p>
          </table:table-cell>
          <table:table-cell office:value-type="string" calcext:value-type="string">
            <text:p>#P("soundLen", "8.56373")</text:p>
            <text:p><text:span text:style-name="T1">#P("noAutoOff", "1")</text:span></text:p>
          </table:table-cell>
          <table:table-cell office:value-type="string" calcext:value-type="string">
            <text:p>弓美</text:p>
          </table:table-cell>
          <table:table-cell office:value-type="string" calcext:value-type="string">
            <text:p>だって、本当に見たのよ</text:p>
            <text:p>白くて、ボヤーッとしてて、ふわふわしてて、プカプカしたのわ</text:p>
          </table:table-cell>
          <table:table-cell office:value-type="string" calcext:value-type="string">
            <text:p>But I really did see them!</text:p>
            <text:p/>
            <text:p>#w(2.921)</text:p>
            <text:p>They were white, and floaty, and bubbly, and bobbly...</text:p>
          </table:table-cell>
          <table:table-cell/>
          <table:table-cell table:formula="of:=IF([.E209]=&quot;&quot;; &quot;untranscribed&quot;; IF([.F209]=&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126A.DAT-ss0-1</text:p>
          </table:table-cell>
          <table:table-cell office:value-type="string" calcext:value-type="string">
            <text:p>#P("soundLen", "7.03637")</text:p>
          </table:table-cell>
          <table:table-cell office:value-type="string" calcext:value-type="string">
            <text:p>弓美</text:p>
          </table:table-cell>
          <table:table-cell office:value-type="string" calcext:value-type="string">
            <text:p>いくつも目の前を[ふかふかっぱ横切って?]ていたんだもん</text:p>
            <text:p>オバケじゃなかったらいったい何なの？</text:p>
            <text:p>んん</text:p>
          </table:table-cell>
          <table:table-cell office:value-type="string" calcext:value-type="string">
            <text:p>A bunch of them were drifting around right in front of me!</text:p>
            <text:p/>
            <text:p>#w(3.955)</text:p>
            <text:p>If they weren't ghosts, what the heck were they?</text:p>
            <text:p>#woff(6.121)</text:p>
            <text:p><text:span text:style-name="T1">//#woff(6.818)</text:span></text:p>
          </table:table-cell>
          <table:table-cell office:value-type="string" calcext:value-type="string">
            <text:p>CHECK</text:p>
          </table:table-cell>
          <table:table-cell table:formula="of:=IF([.E210]=&quot;&quot;; &quot;untranscribed&quot;; IF([.F21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6B.DAT</text:p>
            <text:p>//==================================</text:p>
          </table:table-cell>
          <table:table-cell table:number-columns-repeated="1019"/>
        </table:table-row>
        <table:table-row table:style-name="ro23">
          <table:table-cell office:value-type="string" calcext:value-type="string">
            <text:p>string</text:p>
          </table:table-cell>
          <table:table-cell office:value-type="string" calcext:value-type="string">
            <text:p>C126B.DAT-ss0-0</text:p>
          </table:table-cell>
          <table:table-cell office:value-type="string" calcext:value-type="string">
            <text:p>#P("soundLen", "4.73149")</text:p>
          </table:table-cell>
          <table:table-cell office:value-type="string" calcext:value-type="string">
            <text:p>弓美</text:p>
          </table:table-cell>
          <table:table-cell office:value-type="string" calcext:value-type="string">
            <text:p>ウェーン、本当に見たのよ</text:p>
            <text:p>見たんだってば、どってんばってん</text:p>
          </table:table-cell>
          <table:table-cell office:value-type="string" calcext:value-type="string">
            <text:p>#off()</text:p>
            <text:p>#w(1.096)</text:p>
            <text:p>I really saw them!\n</text:p>
            <text:p>I saw them, I tell you! Actual factual!</text:p>
          </table:table-cell>
          <table:table-cell office:value-type="string" calcext:value-type="string">
            <text:p>NOTE: どってんばってん is a made-up phrase that apparently also appears in other works by Takemoto, but (supposedly?) originated with this game. the incredibly helpful web site that lists the bazillion pop culture references and weird nonsense found in this game speculates that this may have been caused by Yumimi's voice actress misreading a sound effect in the script as an actual line, though the actual origin seems to be unknown.</text:p>
          </table:table-cell>
          <table:table-cell table:formula="of:=IF([.E212]=&quot;&quot;; &quot;untranscribed&quot;; IF([.F21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7.DAT</text:p>
            <text:p>//==================================</text:p>
          </table:table-cell>
          <table:table-cell table:number-columns-repeated="1019"/>
        </table:table-row>
        <table:table-row table:style-name="ro21">
          <table:table-cell office:value-type="string" calcext:value-type="string">
            <text:p>string</text:p>
          </table:table-cell>
          <table:table-cell office:value-type="string" calcext:value-type="string">
            <text:p>C127.DAT-ss0-0</text:p>
          </table:table-cell>
          <table:table-cell office:value-type="string" calcext:value-type="string">
            <text:p>#P("soundLen", "5.25898")</text:p>
          </table:table-cell>
          <table:table-cell office:value-type="string" calcext:value-type="string">
            <text:p>桜子</text:p>
          </table:table-cell>
          <table:table-cell office:value-type="string" calcext:value-type="string">
            <text:p>多分ね…</text:p>
            <text:p>ケサランパサランか、ホタルか…</text:p>
          </table:table-cell>
          <table:table-cell office:value-type="string" calcext:value-type="string">
            <text:p>Perhaps...</text:p>
            <text:p/>
            <text:p>#w(1.987)</text:p>
            <text:p>...they were Keseran-Pasaran, or fireflies...</text:p>
          </table:table-cell>
          <table:table-cell office:value-type="string" calcext:value-type="string">
            <text:p>NOTE: sakurako's lines here are conditionally played back depending on how far into the earlier scene the player advanced before choosing the ユーレイ option</text:p>
          </table:table-cell>
          <table:table-cell table:formula="of:=IF([.E214]=&quot;&quot;; &quot;untranscribed&quot;; IF([.F214]=&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27.DAT-ss0-1</text:p>
          </table:table-cell>
          <table:table-cell office:value-type="string" calcext:value-type="string">
            <text:p>#P("soundLen", "3.50476")</text:p>
          </table:table-cell>
          <table:table-cell office:value-type="string" calcext:value-type="string">
            <text:p>桜子</text:p>
          </table:table-cell>
          <table:table-cell office:value-type="string" calcext:value-type="string">
            <text:p>風に吹かれた綿菓子か、マルチーズか…</text:p>
          </table:table-cell>
          <table:table-cell office:value-type="string" calcext:value-type="string">
            <text:p>...or cotton candy blown by the wind, or Malteses...</text:p>
          </table:table-cell>
          <table:table-cell/>
          <table:table-cell table:formula="of:=IF([.E215]=&quot;&quot;; &quot;untranscribed&quot;; IF([.F215]=&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27.DAT-ss0-2</text:p>
          </table:table-cell>
          <table:table-cell office:value-type="string" calcext:value-type="string">
            <text:p>#P("soundLen", "2.79065")</text:p>
          </table:table-cell>
          <table:table-cell office:value-type="string" calcext:value-type="string">
            <text:p>桜子</text:p>
          </table:table-cell>
          <table:table-cell office:value-type="string" calcext:value-type="string">
            <text:p>トゥクトゥプか、ティラミスか…</text:p>
          </table:table-cell>
          <table:table-cell office:value-type="string" calcext:value-type="string">
            <text:p>...or Tooktoop, or tiramisu...</text:p>
          </table:table-cell>
          <table:table-cell/>
          <table:table-cell table:formula="of:=IF([.E216]=&quot;&quot;; &quot;untranscribed&quot;; IF([.F216]=&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27.DAT-ss0-3</text:p>
          </table:table-cell>
          <table:table-cell office:value-type="string" calcext:value-type="string">
            <text:p>#P("soundLen", "2.43535")</text:p>
          </table:table-cell>
          <table:table-cell office:value-type="string" calcext:value-type="string">
            <text:p>ナレーター</text:p>
          </table:table-cell>
          <table:table-cell office:value-type="string" calcext:value-type="string">
            <text:p>Ｇペンか、ごぼうか…</text:p>
          </table:table-cell>
          <table:table-cell office:value-type="string" calcext:value-type="string">
            <text:p>...or a G-Pen, or burdock...</text:p>
          </table:table-cell>
          <table:table-cell office:value-type="string" calcext:value-type="string">
            <text:p>NOTE: these lines from the narrator are never played, regardless of the player's earlier choices. apparently they're used in the fm-towns version.</text:p>
          </table:table-cell>
          <table:table-cell table:formula="of:=IF([.E217]=&quot;&quot;; &quot;untranscribed&quot;; IF([.F2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27.DAT-ss0-4</text:p>
          </table:table-cell>
          <table:table-cell office:value-type="string" calcext:value-type="string">
            <text:p>#P("soundLen", "5.41299")</text:p>
          </table:table-cell>
          <table:table-cell office:value-type="string" calcext:value-type="string">
            <text:p>ナレーター</text:p>
          </table:table-cell>
          <table:table-cell office:value-type="string" calcext:value-type="string">
            <text:p>ペリー・ローダンか、弓美ちゃんパニックか、ダンディライオンか…</text:p>
          </table:table-cell>
          <table:table-cell office:value-type="string" calcext:value-type="string">
            <text:p>...or Perry Rhodan, or Yumimi-chan Panic, or dandelions...</text:p>
          </table:table-cell>
          <table:table-cell/>
          <table:table-cell table:formula="of:=IF([.E218]=&quot;&quot;; &quot;untranscribed&quot;; IF([.F21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27.DAT-ss0-5</text:p>
          </table:table-cell>
          <table:table-cell office:value-type="string" calcext:value-type="string">
            <text:p>#P("soundLen", "4.8358")</text:p>
          </table:table-cell>
          <table:table-cell office:value-type="string" calcext:value-type="string">
            <text:p>ナレーター</text:p>
          </table:table-cell>
          <table:table-cell office:value-type="string" calcext:value-type="string">
            <text:p>クジラか、プニュームキンか、ヘロドトスか、もやしか…</text:p>
          </table:table-cell>
          <table:table-cell office:value-type="string" calcext:value-type="string">
            <text:p>...or a whale, or a Punyoomkin, or Herodotus, or bean sprouts...</text:p>
          </table:table-cell>
          <table:table-cell/>
          <table:table-cell table:formula="of:=IF([.E219]=&quot;&quot;; &quot;untranscribed&quot;; IF([.F21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27.DAT-ss0-6</text:p>
          </table:table-cell>
          <table:table-cell office:value-type="string" calcext:value-type="string">
            <text:p>#P("soundLen", "3.59064")</text:p>
          </table:table-cell>
          <table:table-cell office:value-type="string" calcext:value-type="string">
            <text:p>ナレーター</text:p>
          </table:table-cell>
          <table:table-cell office:value-type="string" calcext:value-type="string">
            <text:p>マルスマティックか、関東ローム層か…</text:p>
          </table:table-cell>
          <table:table-cell office:value-type="string" calcext:value-type="string">
            <text:p>...or a Marsmatic, or the Kanto Loam Formations...</text:p>
          </table:table-cell>
          <table:table-cell/>
          <table:table-cell table:formula="of:=IF([.E220]=&quot;&quot;; &quot;untranscribed&quot;; IF([.F22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27.DAT-ss0-7</text:p>
          </table:table-cell>
          <table:table-cell office:value-type="string" calcext:value-type="string">
            <text:p>#P("soundLen", "4.16414")</text:p>
          </table:table-cell>
          <table:table-cell office:value-type="string" calcext:value-type="string">
            <text:p>ナレーター</text:p>
          </table:table-cell>
          <table:table-cell office:value-type="string" calcext:value-type="string">
            <text:p>真空か、透明人間なんてのもありましたね</text:p>
          </table:table-cell>
          <table:table-cell office:value-type="string" calcext:value-type="string">
            <text:p>...or true emptiness, or an invisible man―things like that were there, right?</text:p>
          </table:table-cell>
          <table:table-cell/>
          <table:table-cell table:formula="of:=IF([.E221]=&quot;&quot;; &quot;untranscribed&quot;; IF([.F22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27.DAT-ss0-8</text:p>
          </table:table-cell>
          <table:table-cell office:value-type="string" calcext:value-type="string">
            <text:p>#P("soundLen", "1.51398")</text:p>
          </table:table-cell>
          <table:table-cell office:value-type="string" calcext:value-type="string">
            <text:p>桜子</text:p>
          </table:table-cell>
          <table:table-cell office:value-type="string" calcext:value-type="string">
            <text:p>まあ、多分そんなもんよ</text:p>
          </table:table-cell>
          <table:table-cell office:value-type="string" calcext:value-type="string">
            <text:p>Oh, something like that, maybe.</text:p>
          </table:table-cell>
          <table:table-cell/>
          <table:table-cell table:formula="of:=IF([.E222]=&quot;&quot;; &quot;untranscribed&quot;; IF([.F22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27.DAT-ss0-9</text:p>
          </table:table-cell>
          <table:table-cell office:value-type="string" calcext:value-type="string">
            <text:p>#P("soundLen", "2.17077")</text:p>
          </table:table-cell>
          <table:table-cell office:value-type="string" calcext:value-type="string">
            <text:p>弓美</text:p>
          </table:table-cell>
          <table:table-cell office:value-type="string" calcext:value-type="string">
            <text:p>桜子ちゃん意地悪い</text:p>
          </table:table-cell>
          <table:table-cell office:value-type="string" calcext:value-type="string">
            <text:p>You're mean, Sakurako+-chan++.</text:p>
          </table:table-cell>
          <table:table-cell/>
          <table:table-cell table:formula="of:=IF([.E223]=&quot;&quot;; &quot;untranscribed&quot;; IF([.F22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27.DAT-ss0-10</text:p>
          </table:table-cell>
          <table:table-cell office:value-type="string" calcext:value-type="string">
            <text:p>#P("soundLen", "7.86916")</text:p>
          </table:table-cell>
          <table:table-cell office:value-type="string" calcext:value-type="string">
            <text:p>桜子</text:p>
          </table:table-cell>
          <table:table-cell office:value-type="string" calcext:value-type="string">
            <text:p>ばっかばかしい</text:p>
            <text:p>弓美に[一言忠告して?]おくけど</text:p>
            <text:p>この世の中には、オバケなんかいないのよ！</text:p>
          </table:table-cell>
          <table:table-cell office:value-type="string" calcext:value-type="string">
            <text:p>What utter buffoonery...</text:p>
            <text:p/>
            <text:p>#w(2.063)</text:p>
            <text:p>Here's a nickel's worth of free advice, Yumimi.</text:p>
            <text:p/>
            <text:p>#w(4.820)</text:p>
            <text:p>In this world, THERE'S NO SUCH THING AS GHOSTS!</text:p>
          </table:table-cell>
          <table:table-cell office:value-type="string" calcext:value-type="string">
            <text:p>CHECK</text:p>
          </table:table-cell>
          <table:table-cell table:formula="of:=IF([.E224]=&quot;&quot;; &quot;untranscribed&quot;; IF([.F224]=&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C127.DAT-ss0-11</text:p>
          </table:table-cell>
          <table:table-cell office:value-type="string" calcext:value-type="string">
            <text:p>#P("soundLen", "5.75281")</text:p>
          </table:table-cell>
          <table:table-cell office:value-type="string" calcext:value-type="string">
            <text:p>桜子</text:p>
          </table:table-cell>
          <table:table-cell office:value-type="string" calcext:value-type="string">
            <text:p>あんたもそんなバカなこと[言ってる？]より、明後日の小テストのことでも心配してた方が身のためよ</text:p>
          </table:table-cell>
          <table:table-cell office:value-type="string" calcext:value-type="string">
            <text:p>Instead of blathering about nonsense, YOU'D do best to worry about our quiz in two days!</text:p>
          </table:table-cell>
          <table:table-cell/>
          <table:table-cell table:formula="of:=IF([.E225]=&quot;&quot;; &quot;untranscribed&quot;; IF([.F22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8.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28.DAT-ss0-0</text:p>
          </table:table-cell>
          <table:table-cell office:value-type="string" calcext:value-type="string">
            <text:p>#P("soundLen", "6.08975")</text:p>
            <text:p><text:span text:style-name="T1">#P("noAutoOff", "1")</text:span></text:p>
          </table:table-cell>
          <table:table-cell/>
          <table:table-cell office:value-type="string" calcext:value-type="string">
            <text:p>桜子：何見てんのよ</text:p>
            <text:p>弓美：その…一リットルパックの牛乳、全部[飲むのかなと思って?]</text:p>
          </table:table-cell>
          <table:table-cell office:value-type="string" calcext:value-type="string">
            <text:p>What're you looking at?</text:p>
            <text:p/>
            <text:p>#w(2.141)</text:p>
            <text:p>Well, I was just wondering if you're going to drink that whole liter milk carton...</text:p>
          </table:table-cell>
          <table:table-cell office:value-type="string" calcext:value-type="string">
            <text:p>CHECK</text:p>
          </table:table-cell>
          <table:table-cell table:formula="of:=IF([.E227]=&quot;&quot;; &quot;untranscribed&quot;; IF([.F22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28.DAT-ss0-1</text:p>
          </table:table-cell>
          <table:table-cell office:value-type="string" calcext:value-type="string">
            <text:p>#P("soundLen", "2.97309")</text:p>
          </table:table-cell>
          <table:table-cell/>
          <table:table-cell office:value-type="string" calcext:value-type="string">
            <text:p>桜子：何で？</text:p>
            <text:p>弓美：あ、いい…別に</text:p>
          </table:table-cell>
          <table:table-cell office:value-type="string" calcext:value-type="string">
            <text:p>Why?</text:p>
            <text:p/>
            <text:p>#w(1.324)</text:p>
            <text:p>Oh, uh, no reason.</text:p>
          </table:table-cell>
          <table:table-cell/>
          <table:table-cell table:formula="of:=IF([.E228]=&quot;&quot;; &quot;untranscribed&quot;; IF([.F22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29.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29.DAT-ss0-0</text:p>
          </table:table-cell>
          <table:table-cell office:value-type="string" calcext:value-type="string">
            <text:p>#P("soundLen", "3.10609")</text:p>
          </table:table-cell>
          <table:table-cell/>
          <table:table-cell office:value-type="string" calcext:value-type="string">
            <text:p>真一：幽霊を見たんだって？</text:p>
            <text:p>弓美：あっ！松崎くん！</text:p>
          </table:table-cell>
          <table:table-cell office:value-type="string" calcext:value-type="string">
            <text:p>You saw a ghost, you say?</text:p>
            <text:p/>
            <text:p>#w(1.654)</text:p>
            <text:p>Oh, Matsuzaki+-kun++!</text:p>
          </table:table-cell>
          <table:table-cell/>
          <table:table-cell table:formula="of:=IF([.E230]=&quot;&quot;; &quot;untranscribed&quot;; IF([.F23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0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30A.DAT-ss0-0</text:p>
          </table:table-cell>
          <table:table-cell office:value-type="string" calcext:value-type="string">
            <text:p>#P("soundLen", "4.79212")</text:p>
            <text:p><text:span text:style-name="T1">#P("noAutoOff", "1")</text:span></text:p>
          </table:table-cell>
          <table:table-cell/>
          <table:table-cell office:value-type="string" calcext:value-type="string">
            <text:p>真一：そりゃ面白い！詳しく聞かせてくれ！</text:p>
            <text:p>弓美：えっとね！あの…</text:p>
          </table:table-cell>
          <table:table-cell office:value-type="string" calcext:value-type="string">
            <text:p>That's interesting! Give me the details!</text:p>
            <text:p/>
            <text:p>#w(2.855)</text:p>
            <text:p>Okay, right! So...</text:p>
          </table:table-cell>
          <table:table-cell/>
          <table:table-cell table:formula="of:=IF([.E232]=&quot;&quot;; &quot;untranscribed&quot;; IF([.F232]=&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130A.DAT-ss0-1</text:p>
          </table:table-cell>
          <table:table-cell office:value-type="string" calcext:value-type="string">
            <text:p>#P("soundLen", "8.08403")</text:p>
          </table:table-cell>
          <table:table-cell/>
          <table:table-cell office:value-type="string" calcext:value-type="string">
            <text:p>弓美：というわけで、かくかくしかじか</text:p>
            <text:p>真一：おおお…</text:p>
            <text:p>　あ、なるほどなるほど</text:p>
            <text:p>　校門の手前、体育館[は脇?]、ね？</text:p>
          </table:table-cell>
          <table:table-cell office:value-type="string" calcext:value-type="string">
            <text:p>Basically, what happened was blah blah blah.</text:p>
            <text:p>#woff(2.502)</text:p>
            <text:p/>
            <text:p>#w(3.821)</text:p>
            <text:p>Oh, I see, I see!</text:p>
            <text:p/>
            <text:p>#w(5.574)</text:p>
            <text:p>Just in front of the school gate...over by the gym, huh?</text:p>
          </table:table-cell>
          <table:table-cell office:value-type="string" calcext:value-type="string">
            <text:p>CHECK, shinichi wouldn't omit だ so i don't think ね would make sense here. is it actually something with 湧き?</text:p>
            <text:p>NOTE: yumimi actually says かくかくしかじか out loud</text:p>
          </table:table-cell>
          <table:table-cell table:formula="of:=IF([.E233]=&quot;&quot;; &quot;untranscribed&quot;; IF([.F23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0B.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130B.DAT-ss0-0</text:p>
          </table:table-cell>
          <table:table-cell office:value-type="string" calcext:value-type="string">
            <text:p>#P("soundLen", "8.72615")</text:p>
          </table:table-cell>
          <table:table-cell/>
          <table:table-cell office:value-type="string" calcext:value-type="string">
            <text:p>真一：[いやさ?]、実は最近、体育館にオバケが出るっていう噂が結構あってさ</text:p>
            <text:p>弓美：えっ？そうなの？</text:p>
            <text:p>桜子：ああ、ばっかばかしい</text:p>
          </table:table-cell>
          <table:table-cell office:value-type="string" calcext:value-type="string">
            <text:p>See...The truth is that lately, there've been lots of rumors about ghosts showing up near the gym.</text:p>
            <text:p/>
            <text:p>#w(5.410)</text:p>
            <text:p>What!? Really?</text:p>
            <text:p>#woff(7.082)</text:p>
            <text:p/>
            <text:p>#w(7.642)</text:p>
            <text:p>Utter buffoonery...</text:p>
          </table:table-cell>
          <table:table-cell office:value-type="string" calcext:value-type="string">
            <text:p>CHECK</text:p>
          </table:table-cell>
          <table:table-cell table:formula="of:=IF([.E235]=&quot;&quot;; &quot;untranscribed&quot;; IF([.F2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1.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131.DAT-ss0-0</text:p>
          </table:table-cell>
          <table:table-cell office:value-type="string" calcext:value-type="string">
            <text:p>#P("soundLen", "6.73801")</text:p>
            <text:p><text:span text:style-name="T1">#P("noAutoOff", "1")</text:span></text:p>
          </table:table-cell>
          <table:table-cell/>
          <table:table-cell office:value-type="string" calcext:value-type="string">
            <text:p>真一：んんん、それは面白いかもしれない</text:p>
            <text:p>桜子：何が面白いのよ</text:p>
          </table:table-cell>
          <table:table-cell office:value-type="string" calcext:value-type="string">
            <text:p>//#off()</text:p>
            <text:p>//#w(1.631)</text:p>
            <text:p>Ooh, this could be interesting!</text:p>
            <text:p/>
            <text:p>#w(5.171)</text:p>
            <text:p>WHAT could be?</text:p>
          </table:table-cell>
          <table:table-cell/>
          <table:table-cell table:formula="of:=IF([.E237]=&quot;&quot;; &quot;untranscribed&quot;; IF([.F237]=&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31.DAT-ss0-1</text:p>
          </table:table-cell>
          <table:table-cell office:value-type="string" calcext:value-type="string">
            <text:p>#P("soundLen", "4.1376")</text:p>
          </table:table-cell>
          <table:table-cell/>
          <table:table-cell office:value-type="string" calcext:value-type="string">
            <text:p>真一：だって、幽霊だぞ！面白いじゃないか</text:p>
            <text:p>桜子：どこの何が</text:p>
          </table:table-cell>
          <table:table-cell office:value-type="string" calcext:value-type="string">
            <text:p>That there's ghosts! How isn't it interesting?</text:p>
            <text:p/>
            <text:p>#w(3.018)</text:p>
            <text:p>What ghosts? Where?</text:p>
          </table:table-cell>
          <table:table-cell office:value-type="string" calcext:value-type="string">
            <text:p>NOTE: i would make sakurako's line here something like "how ARE they [interesting]?" except there's a visual gag that a ghost flies by in the background immediately afterward</text:p>
          </table:table-cell>
          <table:table-cell table:formula="of:=IF([.E238]=&quot;&quot;; &quot;untranscribed&quot;; IF([.F23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2A.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132A.DAT-ss0-0</text:p>
          </table:table-cell>
          <table:table-cell office:value-type="string" calcext:value-type="string">
            <text:p>#P("soundLen", "2.32207")</text:p>
          </table:table-cell>
          <table:table-cell/>
          <table:table-cell office:value-type="string" calcext:value-type="string">
            <text:p>部長：弓美く〜ん！</text:p>
            <text:p>弓美：うわーー！</text:p>
          </table:table-cell>
          <table:table-cell office:value-type="string" calcext:value-type="string">
            <text:p>Yumimi+-kun++!</text:p>
            <text:p>#woff(1.398)</text:p>
          </table:table-cell>
          <table:table-cell/>
          <table:table-cell table:formula="of:=IF([.E240]=&quot;&quot;; &quot;untranscribed&quot;; IF([.F24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32A.DAT-ss0-1</text:p>
          </table:table-cell>
          <table:table-cell office:value-type="string" calcext:value-type="string">
            <text:p>#P("soundLen", "0.373303")</text:p>
          </table:table-cell>
          <table:table-cell table:number-columns-repeated="1021"/>
        </table:table-row>
        <table:table-row table:style-name="ro1">
          <table:table-cell table:number-columns-repeated="4"/>
          <table:table-cell office:value-type="string" calcext:value-type="string">
            <text:p>//==================================</text:p>
            <text:p>// File: C132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132B.DAT-ss0-0</text:p>
          </table:table-cell>
          <table:table-cell office:value-type="string" calcext:value-type="string">
            <text:p>#P("soundLen", "3.08317")</text:p>
          </table:table-cell>
          <table:table-cell/>
          <table:table-cell office:value-type="string" calcext:value-type="string">
            <text:p>部長：細かいことは言いっこなしだよ！</text:p>
            <text:p><text:span text:style-name="T1">弓美：うわーー！</text:span></text:p>
          </table:table-cell>
          <table:table-cell office:value-type="string" calcext:value-type="string">
            <text:p>Let's not sweat the details here!</text:p>
            <text:p>#woff(2.178)</text:p>
          </table:table-cell>
          <table:table-cell/>
          <table:table-cell table:formula="of:=IF([.E243]=&quot;&quot;; &quot;untranscribed&quot;; IF([.F2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32B.DAT-ss0-1</text:p>
          </table:table-cell>
          <table:table-cell table:formula="of:=T([.C241])" office:value-type="string" office:string-value="#P(&quot;soundLen&quot;, &quot;0.373303&quot;)" calcext:value-type="string">
            <text:p>#P("soundLen", "0.373303")</text:p>
          </table:table-cell>
          <table:table-cell table:number-columns-repeated="1021"/>
        </table:table-row>
        <table:table-row table:style-name="ro1">
          <table:table-cell table:number-columns-repeated="4"/>
          <table:table-cell office:value-type="string" calcext:value-type="string">
            <text:p>//==================================</text:p>
            <text:p>// File: C13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33.DAT-ss0-0</text:p>
          </table:table-cell>
          <table:table-cell office:value-type="string" calcext:value-type="string">
            <text:p>#P("soundLen", "0.179249")</text:p>
          </table:table-cell>
          <table:table-cell table:number-columns-repeated="1021"/>
        </table:table-row>
        <table:table-row table:style-name="ro2">
          <table:table-cell office:value-type="string" calcext:value-type="string">
            <text:p>string</text:p>
          </table:table-cell>
          <table:table-cell office:value-type="string" calcext:value-type="string">
            <text:p>C133.DAT-ss0-1</text:p>
          </table:table-cell>
          <table:table-cell office:value-type="string" calcext:value-type="string">
            <text:p>#P("soundLen", "0.219854")</text:p>
          </table:table-cell>
          <table:table-cell table:number-columns-repeated="1021"/>
        </table:table-row>
        <table:table-row table:style-name="ro1">
          <table:table-cell table:number-columns-repeated="4"/>
          <table:table-cell office:value-type="string" calcext:value-type="string">
            <text:p>//==================================</text:p>
            <text:p>// File: C13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34.DAT-ss0-0</text:p>
          </table:table-cell>
          <table:table-cell table:formula="of:=T([.C246])" office:value-type="string" office:string-value="#P(&quot;soundLen&quot;, &quot;0.179249&quot;)" calcext:value-type="string">
            <text:p>#P("soundLen", "0.179249")</text:p>
          </table:table-cell>
          <table:table-cell table:number-columns-repeated="1021"/>
        </table:table-row>
        <table:table-row table:style-name="ro2">
          <table:table-cell office:value-type="string" calcext:value-type="string">
            <text:p>string</text:p>
          </table:table-cell>
          <table:table-cell office:value-type="string" calcext:value-type="string">
            <text:p>C134.DAT-ss0-1</text:p>
          </table:table-cell>
          <table:table-cell table:formula="of:=T([.C247])" office:value-type="string" office:string-value="#P(&quot;soundLen&quot;, &quot;0.219854&quot;)" calcext:value-type="string">
            <text:p>#P("soundLen", "0.219854")</text:p>
          </table:table-cell>
          <table:table-cell table:number-columns-repeated="1021"/>
        </table:table-row>
        <table:table-row table:style-name="ro1">
          <table:table-cell table:number-columns-repeated="4"/>
          <table:table-cell office:value-type="string" calcext:value-type="string">
            <text:p>//==================================</text:p>
            <text:p>// File: C136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36A.DAT-ss0-0</text:p>
          </table:table-cell>
          <table:table-cell office:value-type="string" calcext:value-type="string">
            <text:p>#P("soundLen", "0.306284")</text:p>
          </table:table-cell>
          <table:table-cell office:value-type="string" calcext:value-type="string">
            <text:p>部長</text:p>
          </table:table-cell>
          <table:table-cell office:value-type="string" calcext:value-type="string">
            <text:p>やー</text:p>
          </table:table-cell>
          <table:table-cell office:value-type="string" calcext:value-type="string">
            <text:p>Yo!</text:p>
          </table:table-cell>
          <table:table-cell/>
          <table:table-cell table:formula="of:=IF([.E252]=&quot;&quot;; &quot;untranscribed&quot;; IF([.F25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36B.DAT-ss0-0</text:p>
          </table:table-cell>
          <table:table-cell table:formula="of:=T([.C252])" office:value-type="string" office:string-value="#P(&quot;soundLen&quot;, &quot;0.306284&quot;)" calcext:value-type="string">
            <text:p>#P("soundLen", "0.306284")</text:p>
          </table:table-cell>
          <table:table-cell table:style-name="ce3" table:formula="of:=T([.D252])" office:value-type="string" office:string-value="部長" calcext:value-type="string">
            <text:p>部長</text:p>
          </table:table-cell>
          <table:table-cell table:formula="of:=T([.E252])" office:value-type="string" office:string-value="やー" calcext:value-type="string">
            <text:p>やー</text:p>
          </table:table-cell>
          <table:table-cell table:formula="of:=T([.F252])" office:value-type="string" office:string-value="Yo!" calcext:value-type="string">
            <text:p>Yo!</text:p>
          </table:table-cell>
          <table:table-cell/>
          <table:table-cell table:formula="of:=IF([.E254]=&quot;&quot;; &quot;untranscribed&quot;; IF([.F2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36C.DAT-ss0-0</text:p>
          </table:table-cell>
          <table:table-cell table:formula="of:=T([.C252])" office:value-type="string" office:string-value="#P(&quot;soundLen&quot;, &quot;0.306284&quot;)" calcext:value-type="string">
            <text:p>#P("soundLen", "0.306284")</text:p>
          </table:table-cell>
          <table:table-cell table:style-name="ce3" table:formula="of:=T([.D252])" office:value-type="string" office:string-value="部長" calcext:value-type="string">
            <text:p>部長</text:p>
          </table:table-cell>
          <table:table-cell table:formula="of:=T([.E252])" office:value-type="string" office:string-value="やー" calcext:value-type="string">
            <text:p>やー</text:p>
          </table:table-cell>
          <table:table-cell table:formula="of:=T([.F252])" office:value-type="string" office:string-value="Yo!" calcext:value-type="string">
            <text:p>Yo!</text:p>
          </table:table-cell>
          <table:table-cell/>
          <table:table-cell table:formula="of:=IF([.E256]=&quot;&quot;; &quot;untranscribed&quot;; IF([.F256]=&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D.DAT</text:p>
            <text:p>//==================================</text:p>
          </table:table-cell>
          <table:table-cell table:number-columns-repeated="1019"/>
        </table:table-row>
        <table:table-row table:style-name="ro24">
          <table:table-cell office:value-type="string" calcext:value-type="string">
            <text:p>string</text:p>
          </table:table-cell>
          <table:table-cell office:value-type="string" calcext:value-type="string">
            <text:p>C136D.DAT-ss0-0</text:p>
          </table:table-cell>
          <table:table-cell office:value-type="string" calcext:value-type="string">
            <text:p>#P("soundLen", "6.84612")</text:p>
            <text:p><text:span text:style-name="T1">#P("noAutoOff", "1")</text:span></text:p>
          </table:table-cell>
          <table:table-cell office:value-type="string" calcext:value-type="string">
            <text:p>ナレーター</text:p>
          </table:table-cell>
          <table:table-cell office:value-type="string" calcext:value-type="string">
            <text:p>彼は新聞部の部長です</text:p>
            <text:p>でも放送委員長もやってて、英語部の副部長でもあります</text:p>
            <text:p>あ、[もうややこしい?]</text:p>
          </table:table-cell>
          <table:table-cell office:value-type="string" calcext:value-type="string">
            <text:p>He's the president of the Newspaper Club.</text:p>
            <text:p/>
            <text:p>#w(1.917)</text:p>
            <text:p>But he also chairs the Broadcasting Committee and serves as vice president of the English Club.</text:p>
            <text:p/>
            <text:p>#w(5.736)</text:p>
            <text:p>Ah, how complicated...</text:p>
          </table:table-cell>
          <table:table-cell office:value-type="string" calcext:value-type="string">
            <text:p>CHECK</text:p>
            <text:p>NOTE: going with "president" for 部長 for the sake of the characters having a somewhat natural-sounding title, "Prez", to address him by (he has no actual name and all the other characters simply refer to him by whatever position he holds in their own club)</text:p>
          </table:table-cell>
          <table:table-cell table:formula="of:=IF([.E258]=&quot;&quot;; &quot;untranscribed&quot;; IF([.F258]=&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36D.DAT-ss0-1</text:p>
          </table:table-cell>
          <table:table-cell office:value-type="string" calcext:value-type="string">
            <text:p>#P("soundLen", "6.69967")</text:p>
          </table:table-cell>
          <table:table-cell office:value-type="string" calcext:value-type="string">
            <text:p>ナレーター</text:p>
          </table:table-cell>
          <table:table-cell office:value-type="string" calcext:value-type="string">
            <text:p>要するに、何にでも首を突っ込む人なんですね</text:p>
            <text:p>ちなみにスリーサイズは…</text:p>
            <text:p>あ、聞きたくない</text:p>
          </table:table-cell>
          <table:table-cell office:value-type="string" calcext:value-type="string">
            <text:p>Simply put, he's a guy that never fails to poke his nose into other people's business.</text:p>
            <text:p/>
            <text:p>#w(3.667)</text:p>
            <text:p>By the way, his three sizes are...</text:p>
            <text:p/>
            <text:p>#w(5.401)</text:p>
            <text:p>Uh, I'd rather not say.</text:p>
          </table:table-cell>
          <table:table-cell/>
          <table:table-cell table:formula="of:=IF([.E259]=&quot;&quot;; &quot;untranscribed&quot;; IF([.F25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E.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136E.DAT-ss0-0</text:p>
          </table:table-cell>
          <table:table-cell table:formula="of:=T([.C258])" office:value-type="string" office:string-value="#P(&quot;soundLen&quot;, &quot;6.84612&quot;)&#10;#P(&quot;noAutoOff&quot;, &quot;1&quot;)" calcext:value-type="string">
            <text:p>#P("soundLen", "6.84612")</text:p>
            <text:p>#P("noAutoOff", "1")</text:p>
          </table:table-cell>
          <table:table-cell table:style-name="ce3" table:formula="of:=T([.D258])" office:value-type="string" office:string-value="ナレーター" calcext:value-type="string">
            <text:p>ナレーター</text:p>
          </table:table-cell>
          <table:table-cell table:formula="of:=T([.E258])" office:value-type="string" office:string-value="彼は新聞部の部長です&#10;でも放送委員長もやってて、英語部の副部長でもあります&#10;あ、[もうややこしい?]" calcext:value-type="string">
            <text:p>彼は新聞部の部長です</text:p>
            <text:p>でも放送委員長もやってて、英語部の副部長でもあります</text:p>
            <text:p>あ、[もうややこしい?]</text:p>
          </table:table-cell>
          <table:table-cell table:formula="of:=T([.F258])" office:value-type="string" office:string-value="He's the president of the Newspaper Club.&#10;&#10;#w(1.917)&#10;But he also chairs the Broadcasting Committee and serves as vice president of the English Club.&#10;&#10;#w(5.736)&#10;Ah, how complicated..." calcext:value-type="string">
            <text:p>He's the president of the Newspaper Club.</text:p>
            <text:p/>
            <text:p>#w(1.917)</text:p>
            <text:p>But he also chairs the Broadcasting Committee and serves as vice president of the English Club.</text:p>
            <text:p/>
            <text:p>#w(5.736)</text:p>
            <text:p>Ah, how complicated...</text:p>
          </table:table-cell>
          <table:table-cell/>
          <table:table-cell table:formula="of:=IF([.E261]=&quot;&quot;; &quot;untranscribed&quot;; IF([.F26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36E.DAT-ss0-1</text:p>
          </table:table-cell>
          <table:table-cell table:formula="of:=T([.C259])" office:value-type="string" office:string-value="#P(&quot;soundLen&quot;, &quot;6.69967&quot;)" calcext:value-type="string">
            <text:p>#P("soundLen", "6.69967")</text:p>
          </table:table-cell>
          <table:table-cell table:style-name="ce3" table:formula="of:=T([.D259])" office:value-type="string" office:string-value="ナレーター" calcext:value-type="string">
            <text:p>ナレーター</text:p>
          </table:table-cell>
          <table:table-cell table:formula="of:=T([.E259])" office:value-type="string" office:string-value="要するに、何にでも首を突っ込む人なんですね&#10;ちなみにスリーサイズは…&#10;あ、聞きたくない" calcext:value-type="string">
            <text:p>要するに、何にでも首を突っ込む人なんですね</text:p>
            <text:p>ちなみにスリーサイズは…</text:p>
            <text:p>あ、聞きたくない</text:p>
          </table:table-cell>
          <table:table-cell table:formula="of:=T([.F259])" office:value-type="string" office:string-value="Simply put, he's a guy that never fails to poke his nose into other people's business.&#10;&#10;#w(3.667)&#10;By the way, his three sizes are...&#10;&#10;#w(5.401)&#10;Uh, I'd rather not say." calcext:value-type="string">
            <text:p>Simply put, he's a guy that never fails to poke his nose into other people's business.</text:p>
            <text:p/>
            <text:p>#w(3.667)</text:p>
            <text:p>By the way, his three sizes are...</text:p>
            <text:p/>
            <text:p>#w(5.401)</text:p>
            <text:p>Uh, I'd rather not say.</text:p>
          </table:table-cell>
          <table:table-cell/>
          <table:table-cell table:formula="of:=IF([.E262]=&quot;&quot;; &quot;untranscribed&quot;; IF([.F26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F.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136F.DAT-ss0-0</text:p>
          </table:table-cell>
          <table:table-cell table:formula="of:=T([.C258])" office:value-type="string" office:string-value="#P(&quot;soundLen&quot;, &quot;6.84612&quot;)&#10;#P(&quot;noAutoOff&quot;, &quot;1&quot;)" calcext:value-type="string">
            <text:p>#P("soundLen", "6.84612")</text:p>
            <text:p>#P("noAutoOff", "1")</text:p>
          </table:table-cell>
          <table:table-cell table:style-name="ce2" table:formula="of:=T([.D258])" office:value-type="string" office:string-value="ナレーター" calcext:value-type="string">
            <text:p>ナレーター</text:p>
          </table:table-cell>
          <table:table-cell table:style-name="ce2" table:formula="of:=T([.E258])" office:value-type="string" office:string-value="彼は新聞部の部長です&#10;でも放送委員長もやってて、英語部の副部長でもあります&#10;あ、[もうややこしい?]" calcext:value-type="string">
            <text:p>彼は新聞部の部長です</text:p>
            <text:p>でも放送委員長もやってて、英語部の副部長でもあります</text:p>
            <text:p>あ、[もうややこしい?]</text:p>
          </table:table-cell>
          <table:table-cell table:style-name="ce2" table:formula="of:=T([.F258])" office:value-type="string" office:string-value="He's the president of the Newspaper Club.&#10;&#10;#w(1.917)&#10;But he also chairs the Broadcasting Committee and serves as vice president of the English Club.&#10;&#10;#w(5.736)&#10;Ah, how complicated..." calcext:value-type="string">
            <text:p>He's the president of the Newspaper Club.</text:p>
            <text:p/>
            <text:p>#w(1.917)</text:p>
            <text:p>But he also chairs the Broadcasting Committee and serves as vice president of the English Club.</text:p>
            <text:p/>
            <text:p>#w(5.736)</text:p>
            <text:p>Ah, how complicated...</text:p>
          </table:table-cell>
          <table:table-cell/>
          <table:table-cell table:formula="of:=IF([.E264]=&quot;&quot;; &quot;untranscribed&quot;; IF([.F26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36F.DAT-ss0-1</text:p>
          </table:table-cell>
          <table:table-cell table:formula="of:=T([.C259])" office:value-type="string" office:string-value="#P(&quot;soundLen&quot;, &quot;6.69967&quot;)" calcext:value-type="string">
            <text:p>#P("soundLen", "6.69967")</text:p>
          </table:table-cell>
          <table:table-cell table:style-name="ce2" table:formula="of:=T([.D259])" office:value-type="string" office:string-value="ナレーター" calcext:value-type="string">
            <text:p>ナレーター</text:p>
          </table:table-cell>
          <table:table-cell table:style-name="ce2" table:formula="of:=T([.E259])" office:value-type="string" office:string-value="要するに、何にでも首を突っ込む人なんですね&#10;ちなみにスリーサイズは…&#10;あ、聞きたくない" calcext:value-type="string">
            <text:p>要するに、何にでも首を突っ込む人なんですね</text:p>
            <text:p>ちなみにスリーサイズは…</text:p>
            <text:p>あ、聞きたくない</text:p>
          </table:table-cell>
          <table:table-cell table:style-name="ce2" table:formula="of:=T([.F259])" office:value-type="string" office:string-value="Simply put, he's a guy that never fails to poke his nose into other people's business.&#10;&#10;#w(3.667)&#10;By the way, his three sizes are...&#10;&#10;#w(5.401)&#10;Uh, I'd rather not say." calcext:value-type="string">
            <text:p>Simply put, he's a guy that never fails to poke his nose into other people's business.</text:p>
            <text:p/>
            <text:p>#w(3.667)</text:p>
            <text:p>By the way, his three sizes are...</text:p>
            <text:p/>
            <text:p>#w(5.401)</text:p>
            <text:p>Uh, I'd rather not say.</text:p>
          </table:table-cell>
          <table:table-cell/>
          <table:table-cell table:formula="of:=IF([.E265]=&quot;&quot;; &quot;untranscribed&quot;; IF([.F26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G.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36G.DAT-ss0-0</text:p>
          </table:table-cell>
          <table:table-cell table:formula="of:=T([.C252])" office:value-type="string" office:string-value="#P(&quot;soundLen&quot;, &quot;0.306284&quot;)" calcext:value-type="string">
            <text:p>#P("soundLen", "0.306284")</text:p>
          </table:table-cell>
          <table:table-cell table:style-name="ce3" table:formula="of:=T([.D252])" office:value-type="string" office:string-value="部長" calcext:value-type="string">
            <text:p>部長</text:p>
          </table:table-cell>
          <table:table-cell table:formula="of:=T([.E252])" office:value-type="string" office:string-value="やー" calcext:value-type="string">
            <text:p>やー</text:p>
          </table:table-cell>
          <table:table-cell table:formula="of:=T([.F252])" office:value-type="string" office:string-value="Yo!" calcext:value-type="string">
            <text:p>Yo!</text:p>
          </table:table-cell>
          <table:table-cell/>
          <table:table-cell table:formula="of:=IF([.E267]=&quot;&quot;; &quot;untranscribed&quot;; IF([.F26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6H.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36H.DAT-ss0-0</text:p>
          </table:table-cell>
          <table:table-cell table:formula="of:=T([.C252])" office:value-type="string" office:string-value="#P(&quot;soundLen&quot;, &quot;0.306284&quot;)" calcext:value-type="string">
            <text:p>#P("soundLen", "0.306284")</text:p>
          </table:table-cell>
          <table:table-cell table:style-name="ce2" table:formula="of:=T([.D252])" office:value-type="string" office:string-value="部長" calcext:value-type="string">
            <text:p>部長</text:p>
          </table:table-cell>
          <table:table-cell table:style-name="ce2" table:formula="of:=T([.E252])" office:value-type="string" office:string-value="やー" calcext:value-type="string">
            <text:p>やー</text:p>
          </table:table-cell>
          <table:table-cell table:style-name="ce2" table:formula="of:=T([.F252])" office:value-type="string" office:string-value="Yo!" calcext:value-type="string">
            <text:p>Yo!</text:p>
          </table:table-cell>
          <table:table-cell/>
          <table:table-cell table:formula="of:=IF([.E269]=&quot;&quot;; &quot;untranscribed&quot;; IF([.F26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7A.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137A.DAT-ss0-0</text:p>
          </table:table-cell>
          <table:table-cell office:value-type="string" calcext:value-type="string">
            <text:p>#P("soundLen", "3.43019")</text:p>
          </table:table-cell>
          <table:table-cell/>
          <table:table-cell office:value-type="string" calcext:value-type="string">
            <text:p>弓美：「やー」じゃないでしょ院長う！</text:p>
            <text:p><text:span text:style-name="T1">部長：ぬははははは！</text:span></text:p>
          </table:table-cell>
          <table:table-cell office:value-type="string" calcext:value-type="string">
            <text:p>Don't {Yo} me, Director!</text:p>
            <text:p>#woff(2.269)</text:p>
          </table:table-cell>
          <table:table-cell/>
          <table:table-cell table:formula="of:=IF([.E271]=&quot;&quot;; &quot;untranscribed&quot;; IF([.F27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37A.DAT-ss0-1</text:p>
          </table:table-cell>
          <table:table-cell office:value-type="string" calcext:value-type="string">
            <text:p>#P("soundLen", "4.55421")</text:p>
          </table:table-cell>
          <table:table-cell/>
          <table:table-cell office:value-type="string" calcext:value-type="string">
            <text:p>真一：いったい何なんですか部長！</text:p>
            <text:p>部長：「何なんですか」じゃないだろ真一！</text:p>
          </table:table-cell>
          <table:table-cell office:value-type="string" calcext:value-type="string">
            <text:p>What the heck do you think you're doing, Prez!?</text:p>
            <text:p/>
            <text:p>#w(2.257)</text:p>
            <text:p>Don't {What the heck} me, Shinichi!</text:p>
          </table:table-cell>
          <table:table-cell/>
          <table:table-cell table:formula="of:=IF([.E272]=&quot;&quot;; &quot;untranscribed&quot;; IF([.F2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37A.DAT-ss0-2</text:p>
          </table:table-cell>
          <table:table-cell office:value-type="string" calcext:value-type="string">
            <text:p>#P("soundLen", "6.70391")</text:p>
          </table:table-cell>
          <table:table-cell office:value-type="string" calcext:value-type="string">
            <text:p>部長</text:p>
          </table:table-cell>
          <table:table-cell office:value-type="string" calcext:value-type="string">
            <text:p>何か特ダネの[匂い?]が少しでも[推したなら?]、すぐさま飛んでいって、写真を１枚も撮ってくる[なら?]、新聞部員だろ</text:p>
          </table:table-cell>
          <table:table-cell office:value-type="string" calcext:value-type="string">
            <text:p>#w(0.318)</text:p>
            <text:p>If, picking up even the faintest whiff of a scoop,</text:p>
            <text:p/>
            <text:p>#w(2.816)</text:p>
            <text:p><text:span text:style-name="T1">you dash off to take even a single photo, you're in the Newspaper Club, aren't you?</text:span></text:p>
            <text:p/>
            <text:p>//#w(5.709)</text:p>
          </table:table-cell>
          <table:table-cell office:value-type="string" calcext:value-type="string">
            <text:p>CHECK</text:p>
          </table:table-cell>
          <table:table-cell table:formula="of:=IF([.E273]=&quot;&quot;; &quot;untranscribed&quot;; IF([.F273]=&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137A.DAT-ss0-3</text:p>
          </table:table-cell>
          <table:table-cell office:value-type="string" calcext:value-type="string">
            <text:p>#P("soundLen", "3.61324")</text:p>
            <text:p><text:span text:style-name="T1">#P("noAutoOff", "1")</text:span></text:p>
          </table:table-cell>
          <table:table-cell office:value-type="string" calcext:value-type="string">
            <text:p>桜子</text:p>
          </table:table-cell>
          <table:table-cell office:value-type="string" calcext:value-type="string">
            <text:p>まったく、何が特ダネよ、副部長</text:p>
          </table:table-cell>
          <table:table-cell office:value-type="string" calcext:value-type="string">
            <text:p>God...WHAT scoop, Vice Prez?</text:p>
          </table:table-cell>
          <table:table-cell/>
          <table:table-cell table:formula="of:=IF([.E274]=&quot;&quot;; &quot;untranscribed&quot;; IF([.F27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37A.DAT-ss0-4</text:p>
          </table:table-cell>
          <table:table-cell office:value-type="string" calcext:value-type="string">
            <text:p>#P("soundLen", "6.44818")</text:p>
          </table:table-cell>
          <table:table-cell office:value-type="string" calcext:value-type="string">
            <text:p>桜子</text:p>
          </table:table-cell>
          <table:table-cell office:value-type="string" calcext:value-type="string">
            <text:p>今時オバケなんか、子供だって信じてないわよ</text:p>
            <text:p>ああ、恥ずかしい</text:p>
            <text:p>さっきから[聞いてれば?]どいつもこいつも</text:p>
          </table:table-cell>
          <table:table-cell office:value-type="string" calcext:value-type="string">
            <text:p>These days, even kids don't believe in ghosts.</text:p>
            <text:p/>
            <text:p>#w(3.272)</text:p>
            <text:p>Oh, you're such embarrassments, every one of you I'm being subjected to!</text:p>
          </table:table-cell>
          <table:table-cell office:value-type="string" calcext:value-type="string">
            <text:p>CHECK</text:p>
          </table:table-cell>
          <table:table-cell table:formula="of:=IF([.E275]=&quot;&quot;; &quot;untranscribed&quot;; IF([.F275]=&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37A.DAT-ss0-5</text:p>
          </table:table-cell>
          <table:table-cell office:value-type="string" calcext:value-type="string">
            <text:p>#P("soundLen", "5.68278")</text:p>
          </table:table-cell>
          <table:table-cell office:value-type="string" calcext:value-type="string">
            <text:p>部長</text:p>
          </table:table-cell>
          <table:table-cell office:value-type="string" calcext:value-type="string">
            <text:p>夢がないね、桜子ちゃん</text:p>
            <text:p>オバケは男のロマンなんだよ</text:p>
          </table:table-cell>
          <table:table-cell office:value-type="string" calcext:value-type="string">
            <text:p>#off()</text:p>
            <text:p>#w(1.166)</text:p>
            <text:p>You've got no vision, Sakurako+-chan++.</text:p>
            <text:p/>
            <text:p>#w(3.410)</text:p>
            <text:p>Ghosts are a man's romantic dream.</text:p>
          </table:table-cell>
          <table:table-cell/>
          <table:table-cell table:formula="of:=IF([.E276]=&quot;&quot;; &quot;untranscribed&quot;; IF([.F27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37A.DAT-ss0-6</text:p>
          </table:table-cell>
          <table:table-cell office:value-type="string" calcext:value-type="string">
            <text:p>#P("soundLen", "3.24989")</text:p>
          </table:table-cell>
          <table:table-cell/>
          <table:table-cell office:value-type="string" calcext:value-type="string">
            <text:p>弓美：何がロマンなんですか？</text:p>
            <text:p>部長：[いや?]そりゃ、もちろん</text:p>
          </table:table-cell>
          <table:table-cell office:value-type="string" calcext:value-type="string">
            <text:p>What's romantic about them?</text:p>
            <text:p/>
            <text:p>#w(1.803)</text:p>
            <text:p>Oh, it's obvious.</text:p>
          </table:table-cell>
          <table:table-cell/>
          <table:table-cell table:formula="of:=IF([.E277]=&quot;&quot;; &quot;untranscribed&quot;; IF([.F27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7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37B.DAT-ss0-0</text:p>
          </table:table-cell>
          <table:table-cell office:value-type="string" calcext:value-type="string">
            <text:p>#P("soundLen", "2.11641")</text:p>
          </table:table-cell>
          <table:table-cell office:value-type="string" calcext:value-type="string">
            <text:p>弓美</text:p>
          </table:table-cell>
          <table:table-cell office:value-type="string" calcext:value-type="string">
            <text:p>何考えてるんですか、院長！？</text:p>
          </table:table-cell>
          <table:table-cell office:value-type="string" calcext:value-type="string">
            <text:p>What's your problem, Director!?</text:p>
          </table:table-cell>
          <table:table-cell/>
          <table:table-cell table:formula="of:=IF([.E279]=&quot;&quot;; &quot;untranscribed&quot;; IF([.F27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8.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138.DAT-ss0-0</text:p>
          </table:table-cell>
          <table:table-cell office:value-type="string" calcext:value-type="string">
            <text:p>#P("soundLen", "3.62909")</text:p>
            <text:p><text:span text:style-name="T1">#P("noAutoOff", "1")</text:span></text:p>
          </table:table-cell>
          <table:table-cell office:value-type="string" calcext:value-type="string">
            <text:p>部長</text:p>
          </table:table-cell>
          <table:table-cell office:value-type="string" calcext:value-type="string">
            <text:p>え！グダグダ言っとらんと、さっさと取材に[行ってこい??]</text:p>
          </table:table-cell>
          <table:table-cell office:value-type="string" calcext:value-type="string">
            <text:p>Hey! Don't just stand around flapping your lips―get out there and get me some coverage!</text:p>
          </table:table-cell>
          <table:table-cell office:value-type="string" calcext:value-type="string">
            <text:p>CHECK</text:p>
          </table:table-cell>
          <table:table-cell table:formula="of:=IF([.E281]=&quot;&quot;; &quot;untranscribed&quot;; IF([.F281]=&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138.DAT-ss0-1</text:p>
          </table:table-cell>
          <table:table-cell office:value-type="string" calcext:value-type="string">
            <text:p>#P("soundLen", "7.29191")</text:p>
            <text:p><text:span text:style-name="T1">#P("noAutoOff", "1")</text:span></text:p>
          </table:table-cell>
          <table:table-cell office:value-type="string" calcext:value-type="string">
            <text:p>部長</text:p>
          </table:table-cell>
          <table:table-cell office:value-type="string" calcext:value-type="string">
            <text:p>部員三人の新聞部が、来年も存続し続けられるかどうかは、いかに面白い新聞をたくさん作って…</text:p>
          </table:table-cell>
          <table:table-cell office:value-type="string" calcext:value-type="string">
            <text:p>#w(0.299)</text:p>
            <text:p>Whether the three-member Newspaper Club will still be around next year...</text:p>
            <text:p/>
            <text:p>#w(4.690)</text:p>
            <text:p>...hinges on us being able to make a bunch of interesting papers,</text:p>
          </table:table-cell>
          <table:table-cell office:value-type="string" calcext:value-type="string">
            <text:p>CHECK</text:p>
          </table:table-cell>
          <table:table-cell table:formula="of:=IF([.E282]=&quot;&quot;; &quot;untranscribed&quot;; IF([.F28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38.DAT-ss0-2</text:p>
          </table:table-cell>
          <table:table-cell office:value-type="string" calcext:value-type="string">
            <text:p>#P("soundLen", "5.52006")</text:p>
          </table:table-cell>
          <table:table-cell/>
          <table:table-cell office:value-type="string" calcext:value-type="string">
            <text:p>部長：…来年の新入生を[大量に??]だまくらかして入部させられるかにかかってるんだぞ！</text:p>
            <text:p>真一：はい、はい、はい</text:p>
          </table:table-cell>
          <table:table-cell office:value-type="string" calcext:value-type="string">
            <text:p>tricking the new students next year into signing up en masse!</text:p>
            <text:p/>
            <text:p>#w(4.452)</text:p>
            <text:p>Yeah, yeah, yeah...</text:p>
          </table:table-cell>
          <table:table-cell office:value-type="string" calcext:value-type="string">
            <text:p>CHECK, 大量 seems off</text:p>
          </table:table-cell>
          <table:table-cell table:formula="of:=IF([.E283]=&quot;&quot;; &quot;untranscribed&quot;; IF([.F28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39.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39.DAT-ss0-0</text:p>
          </table:table-cell>
          <table:table-cell office:value-type="string" calcext:value-type="string">
            <text:p>#P("soundLen", "5.57141")</text:p>
          </table:table-cell>
          <table:table-cell/>
          <table:table-cell office:value-type="string" calcext:value-type="string">
            <text:p>弓美：副部長はなんで行かないの？</text:p>
            <text:p>部長：あ、俺は編集長兼発行人だから、何もしなくていいの</text:p>
          </table:table-cell>
          <table:table-cell office:value-type="string" calcext:value-type="string">
            <text:p>Why aren't you going, Vice Prez?</text:p>
            <text:p/>
            <text:p>#w(1.906)</text:p>
            <text:p>Oh, I'm the editor-in-chief and publisher, so I don't have to do anything.</text:p>
          </table:table-cell>
          <table:table-cell/>
          <table:table-cell table:formula="of:=IF([.E285]=&quot;&quot;; &quot;untranscribed&quot;; IF([.F285]=&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39.DAT-ss0-1</text:p>
          </table:table-cell>
          <table:table-cell office:value-type="string" calcext:value-type="string">
            <text:p>#P("soundLen", "3.13631")</text:p>
            <text:p><text:span text:style-name="T1">#P("noAutoOff", "1")</text:span></text:p>
          </table:table-cell>
          <table:table-cell/>
          <table:table-cell office:value-type="string" calcext:value-type="string">
            <text:p>桜子：はぁ…楽でいいわね</text:p>
            <text:p>部長：楽、楽</text:p>
          </table:table-cell>
          <table:table-cell office:value-type="string" calcext:value-type="string">
            <text:p>#off()</text:p>
            <text:p>#w(0.692)</text:p>
            <text:p>You've sure got it easy.</text:p>
            <text:p/>
            <text:p>#w(2.135)</text:p>
            <text:p>Easy-peasy!</text:p>
          </table:table-cell>
          <table:table-cell office:value-type="string" calcext:value-type="string">
            <text:p>CHECK</text:p>
          </table:table-cell>
          <table:table-cell table:formula="of:=IF([.E286]=&quot;&quot;; &quot;untranscribed&quot;; IF([.F286]=&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39.DAT-ss0-2</text:p>
          </table:table-cell>
          <table:table-cell office:value-type="string" calcext:value-type="string">
            <text:p>#P("soundLen", "4.73475")</text:p>
            <text:p><text:span text:style-name="T1">#P("noAutoOff", "1")</text:span></text:p>
          </table:table-cell>
          <table:table-cell table:style-name="ce1" office:value-type="string" calcext:value-type="string">
            <text:p>桜子</text:p>
          </table:table-cell>
          <table:table-cell office:value-type="string" calcext:value-type="string">
            <text:p>どうでもいいけど、副部長なんだから、あまり英語部の部活休まないでよ！</text:p>
          </table:table-cell>
          <table:table-cell office:value-type="string" calcext:value-type="string">
            <text:p>For what it's worth, since you ARE the vice president,</text:p>
            <text:p/>
            <text:p>#w(2.437)</text:p>
            <text:p>quit skipping out on the English Club's activities so much!</text:p>
          </table:table-cell>
          <table:table-cell/>
          <table:table-cell table:formula="of:=IF([.E287]=&quot;&quot;; &quot;untranscribed&quot;; IF([.F287]=&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39.DAT-ss0-3</text:p>
          </table:table-cell>
          <table:table-cell office:value-type="string" calcext:value-type="string">
            <text:p>#P("soundLen", "6.10369")</text:p>
          </table:table-cell>
          <table:table-cell office:value-type="string" calcext:value-type="string">
            <text:p>弓美</text:p>
          </table:table-cell>
          <table:table-cell office:value-type="string" calcext:value-type="string">
            <text:p>そういえば、放送委員会の山田先生も、院長にあまり委員会休まないように伝えてくれって！</text:p>
          </table:table-cell>
          <table:table-cell office:value-type="string" calcext:value-type="string">
            <text:p>Come to think of it, +Yamada-sensei+Mr. Yamada+ from the Broadcasting Committee also told me to tell you...</text:p>
            <text:p/>
            <text:p>#w(3.058)</text:p>
            <text:p>...to stop missing our meetings so often, Director!</text:p>
          </table:table-cell>
          <table:table-cell office:value-type="string" calcext:value-type="string">
            <text:p>NOTE: this teacher is never seen and never mentioned again. could technically be a woman, but it really doesn't even matter since they don't actually exist.</text:p>
          </table:table-cell>
          <table:table-cell table:formula="of:=IF([.E288]=&quot;&quot;; &quot;untranscribed&quot;; IF([.F28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0.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40.DAT-ss0-0</text:p>
          </table:table-cell>
          <table:table-cell office:value-type="string" calcext:value-type="string">
            <text:p>#P("soundLen", "2.57166")</text:p>
          </table:table-cell>
          <table:table-cell/>
          <table:table-cell office:value-type="string" calcext:value-type="string">
            <text:p>部長：ぬはははは！</text:p>
            <text:p>桜子：わー！</text:p>
          </table:table-cell>
          <table:table-cell office:value-type="string" calcext:value-type="string">
            <text:p>#slot(top)</text:p>
            <text:p>#pal(std)</text:p>
            <text:p>*(SUDDENLY)*</text:p>
            <text:p>#woff(3.000)</text:p>
          </table:table-cell>
          <table:table-cell/>
          <table:table-cell table:formula="of:=IF([.E290]=&quot;&quot;; &quot;untranscribed&quot;; IF([.F29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1.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41.DAT-ss0-0</text:p>
          </table:table-cell>
          <table:table-cell office:value-type="string" calcext:value-type="string">
            <text:p>#P("soundLen", "3.68991")</text:p>
          </table:table-cell>
          <table:table-cell/>
          <table:table-cell table:style-name="ce2" office:value-type="string" calcext:value-type="string">
            <text:p><text:span text:style-name="T2">桜子：あんたねー！</text:span></text:p>
            <text:p><text:span text:style-name="T2">部長：だはは！俺が悪かった！</text:span></text:p>
          </table:table-cell>
          <table:table-cell office:value-type="string" calcext:value-type="string">
            <text:p>Why, YOU―!</text:p>
            <text:p>#woff(1.806)</text:p>
            <text:p/>
            <text:p>#w(2.645)</text:p>
            <text:p>My bad!</text:p>
          </table:table-cell>
          <table:table-cell/>
          <table:table-cell table:formula="of:=IF([.E292]=&quot;&quot;; &quot;untranscribed&quot;; IF([.F29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2.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42.DAT-ss0-0</text:p>
          </table:table-cell>
          <table:table-cell office:value-type="string" calcext:value-type="string">
            <text:p>#P("soundLen", "1.83764")</text:p>
          </table:table-cell>
          <table:table-cell office:value-type="string" calcext:value-type="string">
            <text:p>児島先生</text:p>
          </table:table-cell>
          <table:table-cell office:value-type="string" calcext:value-type="string">
            <text:p>おーい！吉沢</text:p>
          </table:table-cell>
          <table:table-cell office:value-type="string" calcext:value-type="string">
            <text:p>Hey, Yoshizawa!</text:p>
          </table:table-cell>
          <table:table-cell/>
          <table:table-cell table:formula="of:=IF([.E294]=&quot;&quot;; &quot;untranscribed&quot;; IF([.F29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3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43A.DAT-ss0-0</text:p>
          </table:table-cell>
          <table:table-cell office:value-type="string" calcext:value-type="string">
            <text:p>#P("soundLen", "0.482401")</text:p>
          </table:table-cell>
          <table:table-cell office:value-type="string" calcext:value-type="string">
            <text:p>弓美</text:p>
          </table:table-cell>
          <table:table-cell office:value-type="string" calcext:value-type="string">
            <text:p>はーい！</text:p>
          </table:table-cell>
          <table:table-cell office:value-type="string" calcext:value-type="string">
            <text:p>Yes?</text:p>
          </table:table-cell>
          <table:table-cell/>
          <table:table-cell table:formula="of:=IF([.E296]=&quot;&quot;; &quot;untranscribed&quot;; IF([.F296]=&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43A.DAT-ss0-1</text:p>
          </table:table-cell>
          <table:table-cell office:value-type="string" calcext:value-type="string">
            <text:p>#P("soundLen", "6.91234")</text:p>
            <text:p><text:span text:style-name="T1">#P("noAutoOff", "1")</text:span></text:p>
          </table:table-cell>
          <table:table-cell office:value-type="string" calcext:value-type="string">
            <text:p>児島先生</text:p>
          </table:table-cell>
          <table:table-cell office:value-type="string" calcext:value-type="string">
            <text:p>プリントは第二理科準備室に置いてきてしまったんだ</text:p>
            <text:p>すまんが、[???]して、取ってきてくれんか？</text:p>
          </table:table-cell>
          <table:table-cell office:value-type="string" calcext:value-type="string">
            <text:p>I left the handouts behind in the second lab prep room.</text:p>
            <text:p/>
            <text:p>#w(4.104)</text:p>
            <text:p>Sorry, but could you run down and fetch them for me?</text:p>
          </table:table-cell>
          <table:table-cell office:value-type="string" calcext:value-type="string">
            <text:p>FIXME</text:p>
          </table:table-cell>
          <table:table-cell table:formula="of:=IF([.E297]=&quot;&quot;; &quot;untranscribed&quot;; IF([.F29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43A.DAT-ss0-2</text:p>
          </table:table-cell>
          <table:table-cell office:value-type="string" calcext:value-type="string">
            <text:p>#P("soundLen", "3.65121")</text:p>
          </table:table-cell>
          <table:table-cell office:value-type="string" calcext:value-type="string">
            <text:p>弓美</text:p>
          </table:table-cell>
          <table:table-cell office:value-type="string" calcext:value-type="string">
            <text:p>ええ！？</text:p>
            <text:p>え、えっと…どうしよう</text:p>
          </table:table-cell>
          <table:table-cell office:value-type="string" calcext:value-type="string">
            <text:p>Huh!?</text:p>
            <text:p/>
            <text:p>#w(1.134)</text:p>
            <text:p>Uh, uhhh...\n</text:p>
            <text:p>What should I do?</text:p>
          </table:table-cell>
          <table:table-cell/>
          <table:table-cell table:formula="of:=IF([.E298]=&quot;&quot;; &quot;untranscribed&quot;; IF([.F29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3B2.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43B2.DAT-ss0-0</text:p>
          </table:table-cell>
          <table:table-cell office:value-type="string" calcext:value-type="string">
            <text:p>#P("soundLen", "5.73082")</text:p>
          </table:table-cell>
          <table:table-cell office:value-type="string" calcext:value-type="string">
            <text:p>児島先生</text:p>
          </table:table-cell>
          <table:table-cell office:value-type="string" calcext:value-type="string">
            <text:p>児島先生：三十分も、何をしていたのかな〜？</text:p>
            <text:p>弓美：え、えっと…</text:p>
          </table:table-cell>
          <table:table-cell office:value-type="string" calcext:value-type="string">
            <text:p>What could you have been up to for HALF AN HOUR, I wonder...?</text:p>
            <text:p/>
            <text:p>#w(3.825)</text:p>
            <text:p>Uh, uhhhh...!</text:p>
          </table:table-cell>
          <table:table-cell/>
          <table:table-cell table:formula="of:=IF([.E300]=&quot;&quot;; &quot;untranscribed&quot;; IF([.F30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3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43C.DAT-ss0-0</text:p>
          </table:table-cell>
          <table:table-cell office:value-type="string" calcext:value-type="string">
            <text:p>#P("soundLen", "0.618404")</text:p>
          </table:table-cell>
          <table:table-cell office:value-type="string" calcext:value-type="string">
            <text:p>弓美</text:p>
          </table:table-cell>
          <table:table-cell office:value-type="string" calcext:value-type="string">
            <text:p>はーい！</text:p>
          </table:table-cell>
          <table:table-cell office:value-type="string" calcext:value-type="string">
            <text:p>Yes, sir!</text:p>
          </table:table-cell>
          <table:table-cell/>
          <table:table-cell table:formula="of:=IF([.E302]=&quot;&quot;; &quot;untranscribed&quot;; IF([.F30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3D.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143D.DAT-ss0-0</text:p>
          </table:table-cell>
          <table:table-cell office:value-type="string" calcext:value-type="string">
            <text:p>#P("soundLen", "6.99674")</text:p>
          </table:table-cell>
          <table:table-cell/>
          <table:table-cell office:value-type="string" calcext:value-type="string">
            <text:p>弓美：え〜？あたしがですか？</text:p>
            <text:p>児島先生：そう、おまえ</text:p>
            <text:p>弓美：え、そうきっぱり言われると[返す言葉が?]…</text:p>
          </table:table-cell>
          <table:table-cell office:value-type="string" calcext:value-type="string">
            <text:p>Huh? You want ME to do it?</text:p>
            <text:p/>
            <text:p>#w(2.335)</text:p>
            <text:p>Yes. YOU.</text:p>
            <text:p/>
            <text:p>#w(3.962)</text:p>
            <text:p>Uh...There's no comeback when he says it flat-out like that...</text:p>
          </table:table-cell>
          <table:table-cell office:value-type="string" calcext:value-type="string">
            <text:p>CHECK</text:p>
          </table:table-cell>
          <table:table-cell table:formula="of:=IF([.E304]=&quot;&quot;; &quot;untranscribed&quot;; IF([.F3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3E.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43E.DAT-ss0-0</text:p>
          </table:table-cell>
          <table:table-cell office:value-type="string" calcext:value-type="string">
            <text:p>#P("soundLen", "3.00792")</text:p>
          </table:table-cell>
          <table:table-cell office:value-type="string" calcext:value-type="string">
            <text:p>弓美</text:p>
          </table:table-cell>
          <table:table-cell office:value-type="string" calcext:value-type="string">
            <text:p>あの…行きたくないんですけど…</text:p>
          </table:table-cell>
          <table:table-cell office:value-type="string" calcext:value-type="string">
            <text:p>Um...But I don't want to go...</text:p>
          </table:table-cell>
          <table:table-cell/>
          <table:table-cell table:formula="of:=IF([.E306]=&quot;&quot;; &quot;untranscribed&quot;; IF([.F306]=&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4.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44.DAT-ss0-0</text:p>
          </table:table-cell>
          <table:table-cell office:value-type="string" calcext:value-type="string">
            <text:p>#P("soundLen", "7.04318")</text:p>
          </table:table-cell>
          <table:table-cell/>
          <table:table-cell office:value-type="string" calcext:value-type="string">
            <text:p>児島先生：行きたくないで…すると…思うのか？</text:p>
            <text:p>弓美：い、いいえ！行ってみたいだけですぅ！</text:p>
          </table:table-cell>
          <table:table-cell office:value-type="string" calcext:value-type="string">
            <text:p>If you decide not to go...then...\n</text:p>
            <text:p>What do you think will happen?</text:p>
            <text:p/>
            <text:p>#w(3.877)</text:p>
            <text:p>Ah, n-no! I'd just LOVE to head down there...!</text:p>
          </table:table-cell>
          <table:table-cell office:value-type="string" calcext:value-type="string">
            <text:p>CHECK</text:p>
          </table:table-cell>
          <table:table-cell table:formula="of:=IF([.E308]=&quot;&quot;; &quot;untranscribed&quot;; IF([.F3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5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145A.DAT-ss0-0</text:p>
          </table:table-cell>
          <table:table-cell office:value-type="string" calcext:value-type="string">
            <text:p>#P("soundLen", "5.93955")</text:p>
          </table:table-cell>
          <table:table-cell office:value-type="string" calcext:value-type="string">
            <text:p>弓美</text:p>
          </table:table-cell>
          <table:table-cell office:value-type="string" calcext:value-type="string">
            <text:p>あたし園芸部員だから、生物の時間はいっつも顧問の児島先生に[こうケチつかれちゃう??]よね</text:p>
          </table:table-cell>
          <table:table-cell office:value-type="string" calcext:value-type="string">
            <text:p>Since I'm in the Gardening Club, our advisor +Kojima-sensei+Mr. Kojima+ always picks on me during biology like this...</text:p>
          </table:table-cell>
          <table:table-cell office:value-type="string" calcext:value-type="string">
            <text:p>CHECK</text:p>
          </table:table-cell>
          <table:table-cell table:formula="of:=IF([.E310]=&quot;&quot;; &quot;untranscribed&quot;; IF([.F31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5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145B.DAT-ss0-0</text:p>
          </table:table-cell>
          <table:table-cell office:value-type="string" calcext:value-type="string">
            <text:p>#P("soundLen", "3.51828")</text:p>
          </table:table-cell>
          <table:table-cell office:value-type="string" calcext:value-type="string">
            <text:p>弓美</text:p>
          </table:table-cell>
          <table:table-cell office:value-type="string" calcext:value-type="string">
            <text:p>あら？</text:p>
            <text:p>あたしのことみていたのかしら？</text:p>
          </table:table-cell>
          <table:table-cell office:value-type="string" calcext:value-type="string">
            <text:p>Huh? Was she watching me?</text:p>
          </table:table-cell>
          <table:table-cell/>
          <table:table-cell table:formula="of:=IF([.E312]=&quot;&quot;; &quot;untranscribed&quot;; IF([.F31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6.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46.DAT-ss0-0</text:p>
          </table:table-cell>
          <table:table-cell office:value-type="string" calcext:value-type="string">
            <text:p>#P("soundLen", "6.53535")</text:p>
          </table:table-cell>
          <table:table-cell office:value-type="string" calcext:value-type="string">
            <text:p>弓美</text:p>
          </table:table-cell>
          <table:table-cell office:value-type="string" calcext:value-type="string">
            <text:p>やれやれ</text:p>
            <text:p>理科教室とか[特殊教室??]は、一番はずれの[別校舎?]で遠いから嫌い</text:p>
          </table:table-cell>
          <table:table-cell office:value-type="string" calcext:value-type="string">
            <text:p>Good grief...</text:p>
            <text:p/>
            <text:p>#w(1.266)</text:p>
            <text:p>The science labs and special rooms are in the farthest annex building, so I hate going.</text:p>
          </table:table-cell>
          <table:table-cell office:value-type="string" calcext:value-type="string">
            <text:p>CHECK</text:p>
          </table:table-cell>
          <table:table-cell table:formula="of:=IF([.E314]=&quot;&quot;; &quot;untranscribed&quot;; IF([.F3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46.DAT-ss0-1</text:p>
          </table:table-cell>
          <table:table-cell table:formula="of:=T([.C109])" office:value-type="string" office:string-value="#P(&quot;soundLen&quot;, &quot;1.06935&quot;)" calcext:value-type="string">
            <text:p>#P("soundLen", "1.06935")</text:p>
          </table:table-cell>
          <table:table-cell table:number-columns-repeated="1021"/>
        </table:table-row>
        <table:table-row table:style-name="ro1">
          <table:table-cell table:number-columns-repeated="4"/>
          <table:table-cell office:value-type="string" calcext:value-type="string">
            <text:p>//==================================</text:p>
            <text:p>// File: C14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47.DAT-ss0-0</text:p>
          </table:table-cell>
          <table:table-cell office:value-type="string" calcext:value-type="string">
            <text:p>#P("soundLen", "2.10873")</text:p>
          </table:table-cell>
          <table:table-cell table:number-columns-repeated="1021"/>
        </table:table-row>
        <table:table-row table:style-name="ro11">
          <table:table-cell office:value-type="string" calcext:value-type="string">
            <text:p>string</text:p>
          </table:table-cell>
          <table:table-cell office:value-type="string" calcext:value-type="string">
            <text:p>C147.DAT-ss0-1</text:p>
          </table:table-cell>
          <table:table-cell office:value-type="string" calcext:value-type="string">
            <text:p>#P("soundLen", "5.68149")</text:p>
          </table:table-cell>
          <table:table-cell office:value-type="string" calcext:value-type="string">
            <text:p>弓美</text:p>
          </table:table-cell>
          <table:table-cell office:value-type="string" calcext:value-type="string">
            <text:p>う、うぅ…</text:p>
            <text:p>[???]のない理科準備室って不気味悪いわ</text:p>
          </table:table-cell>
          <table:table-cell office:value-type="string" calcext:value-type="string">
            <text:p>#off()</text:p>
            <text:p>#w(2.350)</text:p>
            <text:p>The empty lab prep room gives me the spooks...</text:p>
          </table:table-cell>
          <table:table-cell office:value-type="string" calcext:value-type="string">
            <text:p>FIXME, no matter how many times i listen to the first word all i can hear is "stukki", which is probably finnish for something vaguely amusing</text:p>
          </table:table-cell>
          <table:table-cell table:formula="of:=IF([.E318]=&quot;&quot;; &quot;untranscribed&quot;; IF([.F31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49.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149.DAT-ss0-0</text:p>
          </table:table-cell>
          <table:table-cell office:value-type="string" calcext:value-type="string">
            <text:p>#P("soundLen", "6.58179")</text:p>
            <text:p><text:span text:style-name="T1">#P("noAutoOff", "1")</text:span></text:p>
          </table:table-cell>
          <table:table-cell office:value-type="string" calcext:value-type="string">
            <text:p>弓美</text:p>
          </table:table-cell>
          <table:table-cell office:value-type="string" calcext:value-type="string">
            <text:p>こんな時に限って、恐怖の中に[マジで?]、宇宙人やらモンスターやらが隠れてたり[すんのよね??]</text:p>
          </table:table-cell>
          <table:table-cell office:value-type="string" calcext:value-type="string">
            <text:p>At times like this, isn't there always some horrifying alien or monster lying around in wait?</text:p>
          </table:table-cell>
          <table:table-cell office:value-type="string" calcext:value-type="string">
            <text:p>FIXME, the general idea seems clear but this is very dubious</text:p>
          </table:table-cell>
          <table:table-cell table:formula="of:=IF([.E320]=&quot;&quot;; &quot;untranscribed&quot;; IF([.F32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49.DAT-ss0-1</text:p>
          </table:table-cell>
          <table:table-cell office:value-type="string" calcext:value-type="string">
            <text:p>#P("soundLen", "5.43946")</text:p>
            <text:p><text:span text:style-name="T1">#P("noAutoOff", "1")</text:span></text:p>
          </table:table-cell>
          <table:table-cell office:value-type="string" calcext:value-type="string">
            <text:p>弓美</text:p>
          </table:table-cell>
          <table:table-cell office:value-type="string" calcext:value-type="string">
            <text:p>そいで 、そのモンスターがやってきた女の子を気に入って、さらってちゃったりするわけ</text:p>
          </table:table-cell>
          <table:table-cell office:value-type="string" calcext:value-type="string">
            <text:p>And then the monster takes a liking to the girl that stumbles across it and abducts her!</text:p>
          </table:table-cell>
          <table:table-cell/>
          <table:table-cell table:formula="of:=IF([.E321]=&quot;&quot;; &quot;untranscribed&quot;; IF([.F321]=&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49.DAT-ss0-2</text:p>
          </table:table-cell>
          <table:table-cell office:value-type="string" calcext:value-type="string">
            <text:p>#P("soundLen", "8.37398")</text:p>
          </table:table-cell>
          <table:table-cell office:value-type="string" calcext:value-type="string">
            <text:p>弓美</text:p>
          </table:table-cell>
          <table:table-cell office:value-type="string" calcext:value-type="string">
            <text:p>そのモンスターはゲロゲロだけど、そのモンスターから見たら、人間の女の子だってゲロゲロだろうに</text:p>
            <text:p>…なんでそんなものさらうかしら</text:p>
          </table:table-cell>
          <table:table-cell office:value-type="string" calcext:value-type="string">
            <text:p>The monsters are disgusting, but to them, human girls are probably disgusting too...</text:p>
            <text:p>#woff(6.073)</text:p>
            <text:p/>
            <text:p>#w(6.946)</text:p>
            <text:p>...I wonder why they kidnap them?</text:p>
          </table:table-cell>
          <table:table-cell office:value-type="string" calcext:value-type="string">
            <text:p>CHECK</text:p>
          </table:table-cell>
          <table:table-cell table:formula="of:=IF([.E322]=&quot;&quot;; &quot;untranscribed&quot;; IF([.F322]=&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49.DAT-start</text:p>
          </table:table-cell>
          <table:table-cell table:number-columns-repeated="2"/>
          <table:table-cell office:value-type="string" calcext:value-type="string">
            <text:p>ひーっ</text:p>
            <text:p>ピーヴ</text:p>
          </table:table-cell>
          <table:table-cell office:value-type="string" calcext:value-type="string">
            <text:p>#sync(sound, 2, 6.866)</text:p>
            <text:p/>
            <text:p>#w(11.533)</text:p>
            <text:p>EEEP!\n</text:p>
            <text:p>(BEEEEEMB)</text:p>
            <text:p>#woff(15.533)</text:p>
          </table:table-cell>
          <table:table-cell office:value-type="string" calcext:value-type="string">
            <text:p>NOTE: ピーヴ seems to be something made up, not a "real" sound effect. i'm taking the ピー as "beep", not really sure what if anything ヴ is based on</text:p>
          </table:table-cell>
          <table:table-cell table:formula="of:=IF([.E323]=&quot;&quot;; &quot;untranscribed&quot;; IF([.F32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51.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51.DAT-ss0-0</text:p>
          </table:table-cell>
          <table:table-cell office:value-type="string" calcext:value-type="string">
            <text:p>#P("soundLen", "4.71368")</text:p>
          </table:table-cell>
          <table:table-cell office:value-type="string" calcext:value-type="string">
            <text:p>弓美</text:p>
          </table:table-cell>
          <table:table-cell office:value-type="string" calcext:value-type="string">
            <text:p>えっと…</text:p>
            <text:p>プリント、プリント…</text:p>
            <text:p>ん？あれかな？</text:p>
          </table:table-cell>
          <table:table-cell office:value-type="string" calcext:value-type="string">
            <text:p>Hmm...Handouts, handouts...</text:p>
            <text:p/>
            <text:p>#w(3.409)</text:p>
            <text:p>Huh? Those?</text:p>
          </table:table-cell>
          <table:table-cell/>
          <table:table-cell table:formula="of:=IF([.E325]=&quot;&quot;; &quot;untranscribed&quot;; IF([.F32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52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52A.DAT-ss0-0</text:p>
          </table:table-cell>
          <table:table-cell office:value-type="string" calcext:value-type="string">
            <text:p>#P("soundLen", "0.992383")</text:p>
          </table:table-cell>
          <table:table-cell office:value-type="string" calcext:value-type="string">
            <text:p>弓美</text:p>
          </table:table-cell>
          <table:table-cell office:value-type="string" calcext:value-type="string">
            <text:p>やれやれ…</text:p>
          </table:table-cell>
          <table:table-cell office:value-type="string" calcext:value-type="string">
            <text:p>Good grief...</text:p>
          </table:table-cell>
          <table:table-cell/>
          <table:table-cell table:formula="of:=IF([.E327]=&quot;&quot;; &quot;untranscribed&quot;; IF([.F327]=&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52A.DAT-ss0-1</text:p>
          </table:table-cell>
          <table:table-cell office:value-type="string" calcext:value-type="string">
            <text:p>#P("soundLen", "5.3921")</text:p>
          </table:table-cell>
          <table:table-cell office:value-type="string" calcext:value-type="string">
            <text:p>弓美</text:p>
          </table:table-cell>
          <table:table-cell office:value-type="string" calcext:value-type="string">
            <text:p>え？</text:p>
            <text:p>何？何なの？</text:p>
            <text:p>スライムみたいなものが…！</text:p>
          </table:table-cell>
          <table:table-cell office:value-type="string" calcext:value-type="string">
            <text:p>#off()</text:p>
            <text:p>#w(1.254)</text:p>
            <text:p>What? What's that?</text:p>
            <text:p/>
            <text:p>#w(3.695)</text:p>
            <text:p>There's some slime things...!</text:p>
          </table:table-cell>
          <table:table-cell/>
          <table:table-cell table:formula="of:=IF([.E328]=&quot;&quot;; &quot;untranscribed&quot;; IF([.F32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52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52B.DAT-ss0-0</text:p>
          </table:table-cell>
          <table:table-cell office:value-type="string" calcext:value-type="string">
            <text:p>#P("soundLen", "0.368512")</text:p>
          </table:table-cell>
          <table:table-cell table:number-columns-repeated="1021"/>
        </table:table-row>
        <table:table-row table:style-name="ro4">
          <table:table-cell office:value-type="string" calcext:value-type="string">
            <text:p>string</text:p>
          </table:table-cell>
          <table:table-cell office:value-type="string" calcext:value-type="string">
            <text:p>C152B.DAT-ss0-1</text:p>
          </table:table-cell>
          <table:table-cell office:value-type="string" calcext:value-type="string">
            <text:p>#P("soundLen", "3.96443")</text:p>
            <text:p><text:span text:style-name="T1">#P("noAutoOff", "1")</text:span></text:p>
          </table:table-cell>
          <table:table-cell office:value-type="string" calcext:value-type="string">
            <text:p>弓美</text:p>
          </table:table-cell>
          <table:table-cell office:value-type="string" calcext:value-type="string">
            <text:p>理科準備室のある別館も体育館の[すぐ裏だ?]わ</text:p>
          </table:table-cell>
          <table:table-cell office:value-type="string" calcext:value-type="string">
            <text:p>The annex that the lab prep rooms are in is right on the other side of the gym, too...</text:p>
          </table:table-cell>
          <table:table-cell office:value-type="string" calcext:value-type="string">
            <text:p>CHECK</text:p>
          </table:table-cell>
          <table:table-cell table:formula="of:=IF([.E331]=&quot;&quot;; &quot;untranscribed&quot;; IF([.F331]=&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C152B.DAT-ss0-2</text:p>
          </table:table-cell>
          <table:table-cell office:value-type="string" calcext:value-type="string">
            <text:p>#P("soundLen", "7.5891")</text:p>
            <text:p><text:span text:style-name="T1">#P("noAutoOff", "1")</text:span></text:p>
          </table:table-cell>
          <table:table-cell office:value-type="string" calcext:value-type="string">
            <text:p>弓美</text:p>
          </table:table-cell>
          <table:table-cell office:value-type="string" calcext:value-type="string">
            <text:p>やっぱり、理科準備室の所でスライムみたいなものを見たのを気がしたのは、夢じゃなかったのかしら</text:p>
          </table:table-cell>
          <table:table-cell office:value-type="string" calcext:value-type="string">
            <text:p>Maybe the slime things I thought I saw at the lab prep room...weren't a dream after all...!</text:p>
          </table:table-cell>
          <table:table-cell/>
          <table:table-cell table:formula="of:=IF([.E332]=&quot;&quot;; &quot;untranscribed&quot;; IF([.F3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52B.DAT-ss0-3</text:p>
          </table:table-cell>
          <table:table-cell office:value-type="string" calcext:value-type="string">
            <text:p>#P("soundLen", "4.1967")</text:p>
          </table:table-cell>
          <table:table-cell office:value-type="string" calcext:value-type="string">
            <text:p>弓美</text:p>
          </table:table-cell>
          <table:table-cell office:value-type="string" calcext:value-type="string">
            <text:p>昨日の女の子の言ってたこと、これって、なんか関係が…？</text:p>
          </table:table-cell>
          <table:table-cell office:value-type="string" calcext:value-type="string">
            <text:p>Could what that girl yesterday was saying have something to do with this...?</text:p>
          </table:table-cell>
          <table:table-cell/>
          <table:table-cell table:formula="of:=IF([.E333]=&quot;&quot;; &quot;untranscribed&quot;; IF([.F33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5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53.DAT-ss0-0</text:p>
          </table:table-cell>
          <table:table-cell office:value-type="string" calcext:value-type="string">
            <text:p>#P("soundLen", "0.420542")</text:p>
          </table:table-cell>
          <table:table-cell table:number-columns-repeated="1021"/>
        </table:table-row>
        <table:table-row table:style-name="ro6">
          <table:table-cell office:value-type="string" calcext:value-type="string">
            <text:p>string</text:p>
          </table:table-cell>
          <table:table-cell office:value-type="string" calcext:value-type="string">
            <text:p>C153.DAT-ss0-1</text:p>
          </table:table-cell>
          <table:table-cell office:value-type="string" calcext:value-type="string">
            <text:p>#P("soundLen", "3.51017")</text:p>
          </table:table-cell>
          <table:table-cell office:value-type="string" calcext:value-type="string">
            <text:p>弓美</text:p>
          </table:table-cell>
          <table:table-cell office:value-type="string" calcext:value-type="string">
            <text:p>え？えっ…</text:p>
            <text:p>ああ、やだ</text:p>
            <text:p>貧血…</text:p>
          </table:table-cell>
          <table:table-cell office:value-type="string" calcext:value-type="string">
            <text:p>H-Huh?</text:p>
            <text:p/>
            <text:p>#w(1.719)</text:p>
            <text:p>Oh no...Anemia...?</text:p>
          </table:table-cell>
          <table:table-cell/>
          <table:table-cell table:formula="of:=IF([.E336]=&quot;&quot;; &quot;untranscribed&quot;; IF([.F33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153.DAT-ss0-2</text:p>
          </table:table-cell>
          <table:table-cell office:value-type="string" calcext:value-type="string">
            <text:p>#P("soundLen", "7.85706")</text:p>
          </table:table-cell>
          <table:table-cell table:number-columns-repeated="1021"/>
        </table:table-row>
        <table:table-row table:style-name="ro1">
          <table:table-cell table:number-columns-repeated="4"/>
          <table:table-cell office:value-type="string" calcext:value-type="string">
            <text:p>//==================================</text:p>
            <text:p>// File: C154.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154.DAT-ss0-0</text:p>
          </table:table-cell>
          <table:table-cell office:value-type="string" calcext:value-type="string">
            <text:p>#P("soundLen", "5.63235")</text:p>
          </table:table-cell>
          <table:table-cell office:value-type="string" calcext:value-type="string">
            <text:p>弓美</text:p>
          </table:table-cell>
          <table:table-cell office:value-type="string" calcext:value-type="string">
            <text:p>んん</text:p>
            <text:p>治まったみたい</text:p>
            <text:p>栄養足りないのかな？</text:p>
          </table:table-cell>
          <table:table-cell office:value-type="string" calcext:value-type="string">
            <text:p>#off()</text:p>
            <text:p>#w(1.536)</text:p>
            <text:p>Looks like it's stopped.</text:p>
            <text:p/>
            <text:p>#w(3.860)</text:p>
            <text:p>Have I not been getting enough nutrition?</text:p>
          </table:table-cell>
          <table:table-cell/>
          <table:table-cell table:formula="of:=IF([.E339]=&quot;&quot;; &quot;untranscribed&quot;; IF([.F339]=&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154.DAT-ss0-1</text:p>
          </table:table-cell>
          <table:table-cell office:value-type="string" calcext:value-type="string">
            <text:p>#P("soundLen", "5.09859")</text:p>
            <text:p><text:span text:style-name="T1">#P("noAutoOff", "1")</text:span></text:p>
          </table:table-cell>
          <table:table-cell office:value-type="string" calcext:value-type="string">
            <text:p>弓美</text:p>
          </table:table-cell>
          <table:table-cell office:value-type="string" calcext:value-type="string">
            <text:p>ぐわぁ！？</text:p>
            <text:p>ス　スライム？</text:p>
            <text:p>ん…気のせいだったのかしら？</text:p>
          </table:table-cell>
          <table:table-cell office:value-type="string" calcext:value-type="string">
            <text:p>#off()</text:p>
            <text:p>#w(1.095)</text:p>
            <text:p>The s-slime!?</text:p>
            <text:p>#woff(2.726)</text:p>
            <text:p/>
            <text:p>#w(3.950)</text:p>
            <text:p>Was it just my imagination...?</text:p>
          </table:table-cell>
          <table:table-cell/>
          <table:table-cell table:formula="of:=IF([.E340]=&quot;&quot;; &quot;untranscribed&quot;; IF([.F340]=&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54.DAT-ss0-2</text:p>
          </table:table-cell>
          <table:table-cell office:value-type="string" calcext:value-type="string">
            <text:p>#P("soundLen", "7.42294")</text:p>
          </table:table-cell>
          <table:table-cell office:value-type="string" calcext:value-type="string">
            <text:p>弓美</text:p>
          </table:table-cell>
          <table:table-cell office:value-type="string" calcext:value-type="string">
            <text:p>あら？</text:p>
            <text:p>プリント何であんな所に？</text:p>
            <text:p>[ありゃ?]！あっちのはあたしのリボンじゃないの！？</text:p>
          </table:table-cell>
          <table:table-cell office:value-type="string" calcext:value-type="string">
            <text:p>Huh?</text:p>
            <text:p>//#woff(1.000)</text:p>
            <text:p/>
            <text:p>#w(1.899)</text:p>
            <text:p>What are the handouts doing over there?</text:p>
            <text:p/>
            <text:p>#w(4.110)</text:p>
            <text:p>Oh! And isn't that my ribbon with them!?</text:p>
          </table:table-cell>
          <table:table-cell/>
          <table:table-cell table:formula="of:=IF([.E341]=&quot;&quot;; &quot;untranscribed&quot;; IF([.F341]=&quot;&quot;; &quot;UNTRANSLATED&quot;; &quot;&quot;))">
            <text:p/>
          </table:table-cell>
          <table:table-cell table:number-columns-repeated="1016"/>
        </table:table-row>
        <table:table-row table:style-name="ro1">
          <table:table-cell table:number-columns-repeated="4"/>
          <table:table-cell office:value-type="string" calcext:value-type="string">
            <text:p>//==================================</text:p>
            <text:p>// File: C155.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55.DAT-ss0-0</text:p>
          </table:table-cell>
          <table:table-cell office:value-type="string" calcext:value-type="string">
            <text:p>#P("soundLen", "0.290927")</text:p>
          </table:table-cell>
          <table:table-cell table:number-columns-repeated="1021"/>
        </table:table-row>
        <table:table-row table:style-name="ro1">
          <table:table-cell table:number-columns-repeated="4"/>
          <table:table-cell office:value-type="string" calcext:value-type="string">
            <text:p>//==================================</text:p>
            <text:p>// File: C156A.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56A.DAT-ss0-0</text:p>
          </table:table-cell>
          <table:table-cell office:value-type="string" calcext:value-type="string">
            <text:p>#P("soundLen", "8.4284")</text:p>
          </table:table-cell>
          <table:table-cell office:value-type="string" calcext:value-type="string">
            <text:p>弓美</text:p>
          </table:table-cell>
          <table:table-cell office:value-type="string" calcext:value-type="string">
            <text:p>中等部の子だわ？</text:p>
            <text:p>ちょっぴりかわいい子ね</text:p>
            <text:p>ちぇっ！神様は不公平だ！</text:p>
          </table:table-cell>
          <table:table-cell office:value-type="string" calcext:value-type="string">
            <text:p>Is she from the middle school?</text:p>
            <text:p/>
            <text:p>#w(2.786)</text:p>
            <text:p>She's kind of cute.</text:p>
            <text:p/>
            <text:p>#w(5.731)</text:p>
            <text:p>Grr! The gods are unfair!</text:p>
          </table:table-cell>
          <table:table-cell/>
          <table:table-cell table:formula="of:=IF([.E345]=&quot;&quot;; &quot;untranscribed&quot;; IF([.F34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56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56B.DAT-ss0-0</text:p>
          </table:table-cell>
          <table:table-cell table:formula="of:=T([.C141])" office:value-type="string" office:string-value="#P(&quot;soundLen&quot;, &quot;0.697402&quot;)" calcext:value-type="string">
            <text:p>#P("soundLen", "0.697402")</text:p>
          </table:table-cell>
          <table:table-cell table:number-columns-repeated="1021"/>
        </table:table-row>
        <table:table-row table:style-name="ro12">
          <table:table-cell office:value-type="string" calcext:value-type="string">
            <text:p>string</text:p>
          </table:table-cell>
          <table:table-cell office:value-type="string" calcext:value-type="string">
            <text:p>C156B.DAT-ss0-1</text:p>
          </table:table-cell>
          <table:table-cell office:value-type="string" calcext:value-type="string">
            <text:p>#P("soundLen", "6.78893")</text:p>
            <text:p><text:span text:style-name="T1">#P("noAutoOff", "1")</text:span></text:p>
          </table:table-cell>
          <table:table-cell office:value-type="string" calcext:value-type="string">
            <text:p>ナレーター</text:p>
          </table:table-cell>
          <table:table-cell office:value-type="string" calcext:value-type="string">
            <text:p>森下りえちゃん</text:p>
            <text:p>かに座生まれの１４歳、Ｏ型</text:p>
            <text:p>弓美達の一学年下である</text:p>
          </table:table-cell>
          <table:table-cell office:value-type="string" calcext:value-type="string">
            <text:p>+Morishita Rie-chan+Rie Morishita+.</text:p>
            <text:p/>
            <text:p>#w(1.744)</text:p>
            <text:p>Born under Cancer, 14 years old, blood type O.</text:p>
            <text:p/>
            <text:p>#w(4.895)</text:p>
            <text:p>She's in the grade below Yumimi and her friends.</text:p>
          </table:table-cell>
          <table:table-cell/>
          <table:table-cell table:formula="of:=IF([.E348]=&quot;&quot;; &quot;untranscribed&quot;; IF([.F34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56B.DAT-ss0-2</text:p>
          </table:table-cell>
          <table:table-cell office:value-type="string" calcext:value-type="string">
            <text:p>#P("soundLen", "8.27182")</text:p>
            <text:p><text:span text:style-name="T1">#P("noAutoOff", "1")</text:span></text:p>
          </table:table-cell>
          <table:table-cell office:value-type="string" calcext:value-type="string">
            <text:p>ナレーター</text:p>
          </table:table-cell>
          <table:table-cell office:value-type="string" calcext:value-type="string">
            <text:p>身長１５７センチ、体重４６キロ</text:p>
            <text:p>バスト８１，ウエスト５９，ヒップ８１</text:p>
          </table:table-cell>
          <table:table-cell office:value-type="string" calcext:value-type="string">
            <text:p>Height: 157 centimeters. Weight: 46 kilograms.</text:p>
            <text:p/>
            <text:p>#w(4.075)</text:p>
            <text:p>Bust 81, waist 59, hip 81.</text:p>
          </table:table-cell>
          <table:table-cell/>
          <table:table-cell table:formula="of:=IF([.E349]=&quot;&quot;; &quot;untranscribed&quot;; IF([.F349]=&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156B.DAT-ss0-3</text:p>
          </table:table-cell>
          <table:table-cell office:value-type="string" calcext:value-type="string">
            <text:p>#P("soundLen", "9.03231")</text:p>
          </table:table-cell>
          <table:table-cell office:value-type="string" calcext:value-type="string">
            <text:p>ナレーター</text:p>
          </table:table-cell>
          <table:table-cell office:value-type="string" calcext:value-type="string">
            <text:p>典型的な、おとなしい性格の女の子</text:p>
            <text:p>その実、好きな歌手は北島三郎だったりする</text:p>
            <text:p>世の中わけわからん</text:p>
          </table:table-cell>
          <table:table-cell office:value-type="string" calcext:value-type="string">
            <text:p>She's the epitome of a girl with a demure personality.</text:p>
            <text:p/>
            <text:p>#w(3.708)</text:p>
            <text:p>But in fact, her favorite singer is +Kitajima Saburou+Saburou Kitajima+!</text:p>
            <text:p/>
            <text:p>#w(7.406)</text:p>
            <text:p>It's utterly inconceivable!</text:p>
          </table:table-cell>
          <table:table-cell office:value-type="string" calcext:value-type="string">
            <text:p>CHECK</text:p>
          </table:table-cell>
          <table:table-cell table:formula="of:=IF([.E350]=&quot;&quot;; &quot;untranscribed&quot;; IF([.F35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57.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57.DAT-ss0-0</text:p>
          </table:table-cell>
          <table:table-cell office:value-type="string" calcext:value-type="string">
            <text:p>#P("soundLen", "4.61202")</text:p>
          </table:table-cell>
          <table:table-cell/>
          <table:table-cell office:value-type="string" calcext:value-type="string">
            <text:p>りえ：あの…これ…</text:p>
            <text:p>弓美：あ、ありがとう</text:p>
          </table:table-cell>
          <table:table-cell office:value-type="string" calcext:value-type="string">
            <text:p>Umm...Here...</text:p>
            <text:p/>
            <text:p>#w(2.806)</text:p>
            <text:p>T-Thanks.</text:p>
          </table:table-cell>
          <table:table-cell/>
          <table:table-cell table:formula="of:=IF([.E352]=&quot;&quot;; &quot;untranscribed&quot;; IF([.F35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58.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158.DAT-ss0-0</text:p>
          </table:table-cell>
          <table:table-cell office:value-type="string" calcext:value-type="string">
            <text:p>#P("soundLen", "5.32766")</text:p>
          </table:table-cell>
          <table:table-cell table:number-columns-repeated="3"/>
          <table:table-cell office:value-type="string" calcext:value-type="string">
            <text:p>NOTE: for what it's worth, this sound effect gets cut off way before it has time to play fully</text:p>
          </table:table-cell>
          <table:table-cell table:number-columns-repeated="1017"/>
        </table:table-row>
        <table:table-row table:style-name="ro1">
          <table:table-cell table:number-columns-repeated="4"/>
          <table:table-cell office:value-type="string" calcext:value-type="string">
            <text:p>//==================================</text:p>
            <text:p>// File: C15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59.DAT-ss0-0</text:p>
          </table:table-cell>
          <table:table-cell office:value-type="string" calcext:value-type="string">
            <text:p>#P("soundLen", "4.29603")</text:p>
          </table:table-cell>
          <table:table-cell table:number-columns-repeated="1021"/>
        </table:table-row>
        <table:table-row table:style-name="ro6">
          <table:table-cell office:value-type="string" calcext:value-type="string">
            <text:p>string</text:p>
          </table:table-cell>
          <table:table-cell office:value-type="string" calcext:value-type="string">
            <text:p>C159.DAT-ss0-1</text:p>
          </table:table-cell>
          <table:table-cell office:value-type="string" calcext:value-type="string">
            <text:p>#P("soundLen", "1.43455")</text:p>
          </table:table-cell>
          <table:table-cell office:value-type="string" calcext:value-type="string">
            <text:p>弓美</text:p>
          </table:table-cell>
          <table:table-cell office:value-type="string" calcext:value-type="string">
            <text:p>げげ！何いったい！</text:p>
          </table:table-cell>
          <table:table-cell office:value-type="string" calcext:value-type="string">
            <text:p>//GAH!</text:p>
            <text:p>#off()</text:p>
            <text:p>#w(0.547)</text:p>
            <text:p>What the heck!?</text:p>
          </table:table-cell>
          <table:table-cell/>
          <table:table-cell table:formula="of:=IF([.E357]=&quot;&quot;; &quot;untranscribed&quot;; IF([.F3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0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160A.DAT-ss0-0</text:p>
          </table:table-cell>
          <table:table-cell office:value-type="string" calcext:value-type="string">
            <text:p>#P("soundLen", "1.77591")</text:p>
          </table:table-cell>
          <table:table-cell office:value-type="string" calcext:value-type="string">
            <text:p>弓美</text:p>
          </table:table-cell>
          <table:table-cell office:value-type="string" calcext:value-type="string">
            <text:p>う…大丈夫？</text:p>
          </table:table-cell>
          <table:table-cell office:value-type="string" calcext:value-type="string">
            <text:p>#off()</text:p>
            <text:p>#w(1.029)</text:p>
            <text:p>Are you okay?</text:p>
          </table:table-cell>
          <table:table-cell/>
          <table:table-cell table:formula="of:=IF([.E359]=&quot;&quot;; &quot;untranscribed&quot;; IF([.F35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160A.DAT-ss0-1</text:p>
          </table:table-cell>
          <table:table-cell office:value-type="string" calcext:value-type="string">
            <text:p>#P("soundLen", "4.11026")</text:p>
          </table:table-cell>
          <table:table-cell office:value-type="string" calcext:value-type="string">
            <text:p>りえ</text:p>
          </table:table-cell>
          <table:table-cell office:value-type="string" calcext:value-type="string">
            <text:p>ん…ん…あ…</text:p>
          </table:table-cell>
          <table:table-cell table:number-columns-repeated="2"/>
          <table:table-cell table:formula="of:=IF([.E360]=&quot;&quot;; &quot;untranscribed&quot;; IF([.F360]=&quot;&quot;; &quot;UNTRANSLATED&quot;; &quot;&quot;))" office:value-type="string" office:string-value="UNTRANSLATED" calcext:value-type="string">
            <text:p>UNTRANSLATED</text:p>
          </table:table-cell>
          <table:table-cell table:number-columns-repeated="1016"/>
        </table:table-row>
        <table:table-row table:style-name="ro6">
          <table:table-cell office:value-type="string" calcext:value-type="string">
            <text:p>string</text:p>
          </table:table-cell>
          <table:table-cell office:value-type="string" calcext:value-type="string">
            <text:p>C160A.DAT-ss0-2</text:p>
          </table:table-cell>
          <table:table-cell office:value-type="string" calcext:value-type="string">
            <text:p>#P("soundLen", "3.2564")</text:p>
          </table:table-cell>
          <table:table-cell office:value-type="string" calcext:value-type="string">
            <text:p>りえ</text:p>
          </table:table-cell>
          <table:table-cell office:value-type="string" calcext:value-type="string">
            <text:p>[捜した?]…見つけた</text:p>
          </table:table-cell>
          <table:table-cell office:value-type="string" calcext:value-type="string">
            <text:p>I searched for you...</text:p>
            <text:p/>
            <text:p>#w(2.434)</text:p>
            <text:p>I've found you.</text:p>
          </table:table-cell>
          <table:table-cell office:value-type="string" calcext:value-type="string">
            <text:p>CHECK</text:p>
          </table:table-cell>
          <table:table-cell table:formula="of:=IF([.E361]=&quot;&quot;; &quot;untranscribed&quot;; IF([.F36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160A.DAT-ss0-3</text:p>
          </table:table-cell>
          <table:table-cell office:value-type="string" calcext:value-type="string">
            <text:p>#P("soundLen", "2.20057")</text:p>
          </table:table-cell>
          <table:table-cell office:value-type="string" calcext:value-type="string">
            <text:p>弓美</text:p>
          </table:table-cell>
          <table:table-cell office:value-type="string" calcext:value-type="string">
            <text:p>ああ…何？</text:p>
          </table:table-cell>
          <table:table-cell office:value-type="string" calcext:value-type="string">
            <text:p>#off()</text:p>
            <text:p>#w(1.580)</text:p>
            <text:p>What?</text:p>
          </table:table-cell>
          <table:table-cell/>
          <table:table-cell table:formula="of:=IF([.E362]=&quot;&quot;; &quot;untranscribed&quot;; IF([.F36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0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60B.DAT-ss0-0</text:p>
          </table:table-cell>
          <table:table-cell office:value-type="string" calcext:value-type="string">
            <text:p>#P("soundLen", "3.06081")</text:p>
          </table:table-cell>
          <table:table-cell office:value-type="string" calcext:value-type="string">
            <text:p>弓美</text:p>
          </table:table-cell>
          <table:table-cell office:value-type="string" calcext:value-type="string">
            <text:p>何のこと…？</text:p>
            <text:p>大丈夫？</text:p>
          </table:table-cell>
          <table:table-cell office:value-type="string" calcext:value-type="string">
            <text:p>What're you talking about...?</text:p>
            <text:p/>
            <text:p>#w(2.381)</text:p>
            <text:p>Are you all right?</text:p>
          </table:table-cell>
          <table:table-cell/>
          <table:table-cell table:formula="of:=IF([.E364]=&quot;&quot;; &quot;untranscribed&quot;; IF([.F36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60B.DAT-ss0-1</text:p>
          </table:table-cell>
          <table:table-cell office:value-type="string" calcext:value-type="string">
            <text:p>#P("soundLen", "6.31507")</text:p>
          </table:table-cell>
          <table:table-cell office:value-type="string" calcext:value-type="string">
            <text:p>りえ</text:p>
          </table:table-cell>
          <table:table-cell office:value-type="string" calcext:value-type="string">
            <text:p>だけどあなたが…</text:p>
            <text:p>あなたがいない間に、そこら中穴だらけになってしまった</text:p>
          </table:table-cell>
          <table:table-cell office:value-type="string" calcext:value-type="string">
            <text:p>But you...</text:p>
            <text:p/>
            <text:p>#w(2.061)</text:p>
            <text:p>While you've been gone, holes have sprung up all over.</text:p>
          </table:table-cell>
          <table:table-cell/>
          <table:table-cell table:formula="of:=IF([.E365]=&quot;&quot;; &quot;untranscribed&quot;; IF([.F36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60B.DAT-ss0-2</text:p>
          </table:table-cell>
          <table:table-cell office:value-type="string" calcext:value-type="string">
            <text:p>#P("soundLen", "4.61103")</text:p>
          </table:table-cell>
          <table:table-cell office:value-type="string" calcext:value-type="string">
            <text:p>りえ</text:p>
          </table:table-cell>
          <table:table-cell office:value-type="string" calcext:value-type="string">
            <text:p>私は穴を見つけるの</text:p>
            <text:p>あなたは穴を縫い合わせるの</text:p>
          </table:table-cell>
          <table:table-cell office:value-type="string" calcext:value-type="string">
            <text:p>I'll find the holes.</text:p>
            <text:p/>
            <text:p>#w(2.825)</text:p>
            <text:p>You'll stitch them...</text:p>
          </table:table-cell>
          <table:table-cell office:value-type="string" calcext:value-type="string">
            <text:p>CHECK, could possibly also be interpreted as "i'm the one who finds the holes/you're the one who stitches them"</text:p>
          </table:table-cell>
          <table:table-cell table:formula="of:=IF([.E366]=&quot;&quot;; &quot;untranscribed&quot;; IF([.F366]=&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1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61A.DAT-ss0-0</text:p>
          </table:table-cell>
          <table:table-cell office:value-type="string" calcext:value-type="string">
            <text:p>#P("soundLen", "5.51907")</text:p>
          </table:table-cell>
          <table:table-cell office:value-type="string" calcext:value-type="string">
            <text:p>弓美</text:p>
          </table:table-cell>
          <table:table-cell office:value-type="string" calcext:value-type="string">
            <text:p>え、えっと…</text:p>
            <text:p>あたし、そっちの方の趣味は…</text:p>
          </table:table-cell>
          <table:table-cell office:value-type="string" calcext:value-type="string">
            <text:p>Er, uh...</text:p>
            <text:p/>
            <text:p>#w(2.233)</text:p>
            <text:p>I-I'm really not into this kind of...</text:p>
          </table:table-cell>
          <table:table-cell/>
          <table:table-cell table:formula="of:=IF([.E368]=&quot;&quot;; &quot;untranscribed&quot;; IF([.F368]=&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61A.DAT-ss0-1</text:p>
          </table:table-cell>
          <table:table-cell office:value-type="string" calcext:value-type="string">
            <text:p>#P("soundLen", "7.24418")</text:p>
          </table:table-cell>
          <table:table-cell office:value-type="string" calcext:value-type="string">
            <text:p>りえ</text:p>
          </table:table-cell>
          <table:table-cell office:value-type="string" calcext:value-type="string">
            <text:p>体育館に小さな穴がたくさん開いているわ</text:p>
            <text:p>放っておくと、明日の晩には大きな穴が開いてしまうの</text:p>
          </table:table-cell>
          <table:table-cell office:value-type="string" calcext:value-type="string">
            <text:p>There are many small holes in the gym.</text:p>
            <text:p/>
            <text:p>#w(3.431)</text:p>
            <text:p>Left as they are, tomorrow night, a big hole will form.</text:p>
          </table:table-cell>
          <table:table-cell/>
          <table:table-cell table:formula="of:=IF([.E369]=&quot;&quot;; &quot;untranscribed&quot;; IF([.F36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61A.DAT-ss0-2</text:p>
          </table:table-cell>
          <table:table-cell office:value-type="string" calcext:value-type="string">
            <text:p>#P("soundLen", "4.82345")</text:p>
          </table:table-cell>
          <table:table-cell office:value-type="string" calcext:value-type="string">
            <text:p>りえ</text:p>
          </table:table-cell>
          <table:table-cell office:value-type="string" calcext:value-type="string">
            <text:p>あなたは体育館に明日の晩、行かなくてはいけないわ</text:p>
          </table:table-cell>
          <table:table-cell office:value-type="string" calcext:value-type="string">
            <text:p>You have to go to the gym tomorrow night.</text:p>
          </table:table-cell>
          <table:table-cell/>
          <table:table-cell table:formula="of:=IF([.E370]=&quot;&quot;; &quot;untranscribed&quot;; IF([.F370]=&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161A.DAT-ss0-3</text:p>
          </table:table-cell>
          <table:table-cell office:value-type="string" calcext:value-type="string">
            <text:p>#P("soundLen", "4.22428")</text:p>
          </table:table-cell>
          <table:table-cell office:value-type="string" calcext:value-type="string">
            <text:p>弓美</text:p>
          </table:table-cell>
          <table:table-cell office:value-type="string" calcext:value-type="string">
            <text:p>体育館に…？</text:p>
            <text:p>夜…？</text:p>
            <text:p>あたしが…！？</text:p>
          </table:table-cell>
          <table:table-cell office:value-type="string" calcext:value-type="string">
            <text:p>In the gym...?</text:p>
            <text:p/>
            <text:p>#w(1.961)</text:p>
            <text:p>At night...?</text:p>
            <text:p/>
            <text:p>#w(3.451)</text:p>
            <text:p>I have to...!?</text:p>
          </table:table-cell>
          <table:table-cell/>
          <table:table-cell table:formula="of:=IF([.E371]=&quot;&quot;; &quot;untranscribed&quot;; IF([.F371]=&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61A.DAT-ss0-4</text:p>
          </table:table-cell>
          <table:table-cell office:value-type="string" calcext:value-type="string">
            <text:p>#P("soundLen", "4.15462")</text:p>
          </table:table-cell>
          <table:table-cell office:value-type="string" calcext:value-type="string">
            <text:p>りえ</text:p>
          </table:table-cell>
          <table:table-cell office:value-type="string" calcext:value-type="string">
            <text:p>忘れないでね</text:p>
            <text:p>愛しているわ</text:p>
          </table:table-cell>
          <table:table-cell office:value-type="string" calcext:value-type="string">
            <text:p>Don't forget...</text:p>
            <text:p>#woff(1.500)</text:p>
            <text:p/>
            <text:p>#w(3.267)</text:p>
            <text:p>I love you.</text:p>
          </table:table-cell>
          <table:table-cell/>
          <table:table-cell table:formula="of:=IF([.E372]=&quot;&quot;; &quot;untranscribed&quot;; IF([.F372]=&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61A.DAT-ss0-5</text:p>
          </table:table-cell>
          <table:table-cell office:value-type="string" calcext:value-type="string">
            <text:p>#P("soundLen", "7.26556")</text:p>
          </table:table-cell>
          <table:table-cell/>
          <table:table-cell office:value-type="string" calcext:value-type="string">
            <text:p>弓美：どひゃー！</text:p>
            <text:p>　だ　だ　だから、あたし、そっちの方の趣味は…！</text:p>
            <text:p>りえ：好き</text:p>
          </table:table-cell>
          <table:table-cell office:value-type="string" calcext:value-type="string">
            <text:p>#off()</text:p>
            <text:p>#w(1.568)</text:p>
            <text:p>L-L-Like I said, I'm really not into this kind of...!</text:p>
            <text:p/>
            <text:p>#w(6.355)</text:p>
            <text:p>I love you.</text:p>
          </table:table-cell>
          <table:table-cell/>
          <table:table-cell table:formula="of:=IF([.E373]=&quot;&quot;; &quot;untranscribed&quot;; IF([.F37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1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61B.DAT-ss0-0</text:p>
          </table:table-cell>
          <table:table-cell office:value-type="string" calcext:value-type="string">
            <text:p>#P("soundLen", "6.67504")</text:p>
          </table:table-cell>
          <table:table-cell/>
          <table:table-cell office:value-type="string" calcext:value-type="string">
            <text:p>りえ：あなたは！</text:p>
            <text:p>　あなたはあたしのこと愛している？</text:p>
            <text:p>弓美：え、え、えっと…！</text:p>
            <text:p>りえ：愛しているって言って！</text:p>
          </table:table-cell>
          <table:table-cell office:value-type="string" calcext:value-type="string">
            <text:p>You too! Do you love me?</text:p>
            <text:p/>
            <text:p>#w(2.979)</text:p>
            <text:p>Uh, uh, ummm...!</text:p>
            <text:p/>
            <text:p>#w(4.546)</text:p>
            <text:p>Say you love me!</text:p>
          </table:table-cell>
          <table:table-cell/>
          <table:table-cell table:formula="of:=IF([.E375]=&quot;&quot;; &quot;untranscribed&quot;; IF([.F37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1C.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161C.DAT-ss0-0</text:p>
          </table:table-cell>
          <table:table-cell office:value-type="string" calcext:value-type="string">
            <text:p>#P("soundLen", "6.60913")</text:p>
          </table:table-cell>
          <table:table-cell/>
          <table:table-cell office:value-type="string" calcext:value-type="string">
            <text:p>弓美：あ、あ、愛してる！愛してるわよ！</text:p>
            <text:p>りえ：よかった！あたしもよ</text:p>
            <text:p>弓美：ひえぇ…</text:p>
          </table:table-cell>
          <table:table-cell office:value-type="string" calcext:value-type="string">
            <text:p>I-I-I love you! I LOVE you!</text:p>
            <text:p/>
            <text:p>#w(2.665)</text:p>
            <text:p>Wonderful! I love you too!</text:p>
            <text:p>#woff(5.120)</text:p>
            <text:p/>
            <text:p>//#w(5.120)</text:p>
            <text:p>//Eeeeeeeep!</text:p>
          </table:table-cell>
          <table:table-cell/>
          <table:table-cell table:formula="of:=IF([.E377]=&quot;&quot;; &quot;untranscribed&quot;; IF([.F37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161C.DAT-ss0-1</text:p>
          </table:table-cell>
          <table:table-cell office:value-type="string" calcext:value-type="string">
            <text:p>#P("soundLen", "8.09202")</text:p>
          </table:table-cell>
          <table:table-cell/>
          <table:table-cell office:value-type="string" calcext:value-type="string">
            <text:p>りえ：忘れないでね</text:p>
            <text:p>　放っておくと体育館に大きな穴ができるよ</text:p>
            <text:p>　縫い合わせてね</text:p>
            <text:p>弓美：え、え、ええ…</text:p>
            <text:p>りえ：忘れないでね</text:p>
          </table:table-cell>
          <table:table-cell office:value-type="string" calcext:value-type="string">
            <text:p>Don't forget! If you don't do anything, a big hole will form in the gym!</text:p>
            <text:p/>
            <text:p>#w(4.310)</text:p>
            <text:p>Stitch it up, okay?</text:p>
            <text:p>//#woff(5.494)</text:p>
            <text:p/>
            <text:p>#w(5.494)</text:p>
            <text:p>R-R-Right...</text:p>
            <text:p/>
            <text:p>#w(7.155)</text:p>
            <text:p>Don't forget.</text:p>
          </table:table-cell>
          <table:table-cell/>
          <table:table-cell table:formula="of:=IF([.E378]=&quot;&quot;; &quot;untranscribed&quot;; IF([.F3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1D.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161D.DAT-ss0-0</text:p>
          </table:table-cell>
          <table:table-cell office:value-type="string" calcext:value-type="string">
            <text:p>#P("soundLen", "6.97408")</text:p>
          </table:table-cell>
          <table:table-cell/>
          <table:table-cell office:value-type="string" calcext:value-type="string">
            <text:p>弓美：愛しているなんてわけないでしょ！</text:p>
            <text:p>りえ：そんなわけないわ！</text:p>
            <text:p>　本当はあたしのことが好きなのよね</text:p>
          </table:table-cell>
          <table:table-cell office:value-type="string" calcext:value-type="string">
            <text:p>There's NO WAY I love you!</text:p>
            <text:p/>
            <text:p>#w(2.298)</text:p>
            <text:p>Impossible!</text:p>
            <text:p/>
            <text:p>#w(4.419)</text:p>
            <text:p>You actually DO love me, don't you!?</text:p>
          </table:table-cell>
          <table:table-cell/>
          <table:table-cell table:formula="of:=IF([.E380]=&quot;&quot;; &quot;untranscribed&quot;; IF([.F38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1E.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61E.DAT-ss0-0</text:p>
          </table:table-cell>
          <table:table-cell office:value-type="string" calcext:value-type="string">
            <text:p>#P("soundLen", "1.31697")</text:p>
          </table:table-cell>
          <table:table-cell office:value-type="string" calcext:value-type="string">
            <text:p>弓美</text:p>
          </table:table-cell>
          <table:table-cell office:value-type="string" calcext:value-type="string">
            <text:p>愛してない、愛してない！</text:p>
          </table:table-cell>
          <table:table-cell office:value-type="string" calcext:value-type="string">
            <text:p>I don't love you! I don't!</text:p>
          </table:table-cell>
          <table:table-cell office:value-type="string" calcext:value-type="string">
            <text:p>NOTE: for some reason, yumimi flashes back to this scene during gym class, even if the player selected "i love you" earlier</text:p>
          </table:table-cell>
          <table:table-cell table:formula="of:=IF([.E382]=&quot;&quot;; &quot;untranscribed&quot;; IF([.F3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62.DAT-ss0-0</text:p>
          </table:table-cell>
          <table:table-cell office:value-type="string" calcext:value-type="string">
            <text:p>#P("soundLen", "0.331409")</text:p>
          </table:table-cell>
          <table:table-cell table:number-columns-repeated="1021"/>
        </table:table-row>
        <table:table-row table:style-name="ro7">
          <table:table-cell office:value-type="string" calcext:value-type="string">
            <text:p>string</text:p>
          </table:table-cell>
          <table:table-cell office:value-type="string" calcext:value-type="string">
            <text:p>C162.DAT-ss0-1</text:p>
          </table:table-cell>
          <table:table-cell office:value-type="string" calcext:value-type="string">
            <text:p>#P("soundLen", "1.6267")</text:p>
          </table:table-cell>
          <table:table-cell office:value-type="string" calcext:value-type="string">
            <text:p>りえ</text:p>
          </table:table-cell>
          <table:table-cell office:value-type="string" calcext:value-type="string">
            <text:p>あああ！</text:p>
          </table:table-cell>
          <table:table-cell table:number-columns-repeated="2"/>
          <table:table-cell table:formula="of:=IF([.E385]=&quot;&quot;; &quot;untranscribed&quot;; IF([.F38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163.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63.DAT-ss0-0</text:p>
          </table:table-cell>
          <table:table-cell office:value-type="string" calcext:value-type="string">
            <text:p>#P("soundLen", "0.669513")</text:p>
          </table:table-cell>
          <table:table-cell office:value-type="string" calcext:value-type="string">
            <text:p>弓美</text:p>
          </table:table-cell>
          <table:table-cell office:value-type="string" calcext:value-type="string">
            <text:p>あらら</text:p>
          </table:table-cell>
          <table:table-cell office:value-type="string" calcext:value-type="string">
            <text:p>Whoops.</text:p>
          </table:table-cell>
          <table:table-cell table:number-columns-repeated="1018"/>
        </table:table-row>
        <table:table-row table:style-name="ro1">
          <table:table-cell table:number-columns-repeated="4"/>
          <table:table-cell office:value-type="string" calcext:value-type="string">
            <text:p>//==================================</text:p>
            <text:p>// File: C164.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164.DAT-ss0-0</text:p>
          </table:table-cell>
          <table:table-cell office:value-type="string" calcext:value-type="string">
            <text:p>#P("soundLen", "3.52675")</text:p>
          </table:table-cell>
          <table:table-cell/>
          <table:table-cell office:value-type="string" calcext:value-type="string">
            <text:p>りえ：いたたたた…</text:p>
            <text:p>弓美：ご…ごめんなさい</text:p>
          </table:table-cell>
          <table:table-cell office:value-type="string" calcext:value-type="string">
            <text:p>Ouch...</text:p>
            <text:p/>
            <text:p>#w(1.971)</text:p>
            <text:p>I-I-I'm sorry...</text:p>
          </table:table-cell>
          <table:table-cell/>
          <table:table-cell table:formula="of:=IF([.E387]=&quot;&quot;; &quot;untranscribed&quot;; IF([.F38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164.DAT-ss0-1</text:p>
          </table:table-cell>
          <table:table-cell office:value-type="string" calcext:value-type="string">
            <text:p>#P("soundLen", "5.77112")</text:p>
          </table:table-cell>
          <table:table-cell/>
          <table:table-cell table:style-name="Default" office:value-type="string" calcext:value-type="string">
            <text:p>弓美：大丈夫？</text:p>
            <text:p>りえ：え…？あ…</text:p>
            <text:p>　あたし、なんで…？</text:p>
          </table:table-cell>
          <table:table-cell office:value-type="string" calcext:value-type="string">
            <text:p>Are you okay?</text:p>
            <text:p/>
            <text:p>#w(0.948)</text:p>
            <text:p>Huh...?</text:p>
            <text:p>#woff(2.636)</text:p>
            <text:p/>
            <text:p>#w(3.900)</text:p>
            <text:p>Why am I...?</text:p>
          </table:table-cell>
          <table:table-cell/>
          <table:table-cell table:formula="of:=IF([.E389]=&quot;&quot;; &quot;untranscribed&quot;; IF([.F390]=&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5.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65.DAT-ss0-0</text:p>
          </table:table-cell>
          <table:table-cell table:formula="of:=T([.C359])" office:value-type="string" office:string-value="#P(&quot;soundLen&quot;, &quot;1.77591&quot;)" calcext:value-type="string">
            <text:p>#P("soundLen", "1.77591")</text:p>
          </table:table-cell>
          <table:table-cell office:value-type="string" calcext:value-type="string">
            <text:p>弓美</text:p>
          </table:table-cell>
          <table:table-cell office:value-type="string" calcext:value-type="string">
            <text:p>あ…大丈夫？</text:p>
          </table:table-cell>
          <table:table-cell office:value-type="string" calcext:value-type="string">
            <text:p>Uh...Are you all right?</text:p>
          </table:table-cell>
          <table:table-cell/>
          <table:table-cell table:formula="of:=IF([.E392]=&quot;&quot;; &quot;untranscribed&quot;; IF([.F39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165.DAT-ss0-1</text:p>
          </table:table-cell>
          <table:table-cell office:value-type="string" calcext:value-type="string">
            <text:p>#P("soundLen", "2.42288")</text:p>
          </table:table-cell>
          <table:table-cell office:value-type="string" calcext:value-type="string">
            <text:p>りえ</text:p>
          </table:table-cell>
          <table:table-cell office:value-type="string" calcext:value-type="string">
            <text:p>あ？あたし…</text:p>
          </table:table-cell>
          <table:table-cell office:value-type="string" calcext:value-type="string">
            <text:p>#off()</text:p>
            <text:p>#w(1.211)</text:p>
            <text:p>I...</text:p>
          </table:table-cell>
          <table:table-cell/>
          <table:table-cell table:formula="of:=IF([.E393]=&quot;&quot;; &quot;untranscribed&quot;; IF([.F393]=&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6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166A.DAT-ss0-0</text:p>
          </table:table-cell>
          <table:table-cell office:value-type="string" calcext:value-type="string">
            <text:p>#P("soundLen", "1.8686")</text:p>
          </table:table-cell>
          <table:table-cell office:value-type="string" calcext:value-type="string">
            <text:p>りえ</text:p>
          </table:table-cell>
          <table:table-cell office:value-type="string" calcext:value-type="string">
            <text:p>好き！</text:p>
          </table:table-cell>
          <table:table-cell office:value-type="string" calcext:value-type="string">
            <text:p>...love you!</text:p>
            <text:p>#woff(1.052)</text:p>
          </table:table-cell>
          <table:table-cell/>
          <table:table-cell table:formula="of:=IF([.E395]=&quot;&quot;; &quot;untranscribed&quot;; IF([.F39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6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166B.DAT-ss0-0</text:p>
          </table:table-cell>
          <table:table-cell office:value-type="string" calcext:value-type="string">
            <text:p>#P("soundLen", "6.39548")</text:p>
          </table:table-cell>
          <table:table-cell office:value-type="string" calcext:value-type="string">
            <text:p>りえ</text:p>
          </table:table-cell>
          <table:table-cell table:style-name="ce2" office:value-type="string" calcext:value-type="string">
            <text:p><text:span text:style-name="T2">忘れないでね</text:span></text:p>
            <text:p><text:span text:style-name="T2">放っておくと体育館に大きな穴が開いてしまう</text:span></text:p>
          </table:table-cell>
          <table:table-cell office:value-type="string" calcext:value-type="string">
            <text:p>Don't forget:</text:p>
            <text:p/>
            <text:p>#w(2.200)</text:p>
            <text:p>If you don't do anything, a big hole will open in the gym.</text:p>
          </table:table-cell>
          <table:table-cell office:value-type="string" calcext:value-type="string">
            <text:p>NOTE: though this is supposed to be a flashback, rie never actually says any of these exact lines. i guess we'll chalk it up to yumimi remembering wrong.</text:p>
          </table:table-cell>
          <table:table-cell table:formula="of:=IF([.E397]=&quot;&quot;; &quot;untranscribed&quot;; IF([.F39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166B.DAT-ss0-1</text:p>
          </table:table-cell>
          <table:table-cell office:value-type="string" calcext:value-type="string">
            <text:p>#P("soundLen", "4.70533")</text:p>
          </table:table-cell>
          <table:table-cell office:value-type="string" calcext:value-type="string">
            <text:p>りえ</text:p>
          </table:table-cell>
          <table:table-cell office:value-type="string" calcext:value-type="string">
            <text:p>明日の晩、あなたは穴をふさぎに行かなければいけないわ</text:p>
          </table:table-cell>
          <table:table-cell office:value-type="string" calcext:value-type="string">
            <text:p>Tomorrow night, you have to go fill in the hole.</text:p>
          </table:table-cell>
          <table:table-cell/>
          <table:table-cell table:formula="of:=IF([.E398]=&quot;&quot;; &quot;untranscribed&quot;; IF([.F398]=&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166B.DAT-ss0-2</text:p>
          </table:table-cell>
          <table:table-cell office:value-type="string" calcext:value-type="string">
            <text:p>#P("soundLen", "3.80785")</text:p>
          </table:table-cell>
          <table:table-cell office:value-type="string" calcext:value-type="string">
            <text:p>りえ</text:p>
          </table:table-cell>
          <table:table-cell office:value-type="string" calcext:value-type="string">
            <text:p>忘れないでね</text:p>
            <text:p>愛している</text:p>
          </table:table-cell>
          <table:table-cell office:value-type="string" calcext:value-type="string">
            <text:p>Don't forget...</text:p>
            <text:p><text:span text:style-name="T1">#woff(1.400)</text:span></text:p>
            <text:p/>
            <text:p>#w(2.750)</text:p>
            <text:p>I love you.</text:p>
          </table:table-cell>
          <table:table-cell/>
          <table:table-cell table:formula="of:=IF([.E399]=&quot;&quot;; &quot;untranscribed&quot;; IF([.F39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68.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168.DAT-ss0-0</text:p>
          </table:table-cell>
          <table:table-cell office:value-type="string" calcext:value-type="string">
            <text:p>#P("soundLen", "5.59064")</text:p>
            <text:p><text:span text:style-name="T1">#P("noAutoOff", "1")</text:span></text:p>
          </table:table-cell>
          <table:table-cell office:value-type="string" calcext:value-type="string">
            <text:p>りえ</text:p>
          </table:table-cell>
          <table:table-cell office:value-type="string" calcext:value-type="string">
            <text:p>あ？あら？</text:p>
            <text:p>私、いったい何をして…？</text:p>
          </table:table-cell>
          <table:table-cell office:value-type="string" calcext:value-type="string">
            <text:p>#off()</text:p>
            <text:p>#w(1.342)</text:p>
            <text:p>Oh...?</text:p>
            <text:p/>
            <text:p>#w(2.907)</text:p>
            <text:p>What on earth am I doing...?</text:p>
          </table:table-cell>
          <table:table-cell/>
          <table:table-cell table:formula="of:=IF([.E401]=&quot;&quot;; &quot;untranscribed&quot;; IF([.F401]=&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168.DAT-ss0-1</text:p>
          </table:table-cell>
          <table:table-cell office:value-type="string" calcext:value-type="string">
            <text:p>#P("soundLen", "5.48615")</text:p>
          </table:table-cell>
          <table:table-cell office:value-type="string" calcext:value-type="string">
            <text:p>弓美</text:p>
          </table:table-cell>
          <table:table-cell office:value-type="string" calcext:value-type="string">
            <text:p>な、何って</text:p>
            <text:p>あ、あ…ええ？</text:p>
            <text:p>ああ…？</text:p>
          </table:table-cell>
          <table:table-cell office:value-type="string" calcext:value-type="string">
            <text:p>W...What...?</text:p>
            <text:p>#woff(2.258)</text:p>
            <text:p/>
            <text:p>#w(3.390)</text:p>
            <text:p>Huh...?</text:p>
            <text:p>#woff(4.608)</text:p>
          </table:table-cell>
          <table:table-cell/>
          <table:table-cell table:formula="of:=IF([.E402]=&quot;&quot;; &quot;untranscribed&quot;; IF([.F40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70.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170.DAT-ss0-0</text:p>
          </table:table-cell>
          <table:table-cell office:value-type="string" calcext:value-type="string">
            <text:p>#P("soundLen", "1.57301")</text:p>
          </table:table-cell>
          <table:table-cell office:value-type="string" calcext:value-type="string">
            <text:p>弓美</text:p>
          </table:table-cell>
          <table:table-cell office:value-type="string" calcext:value-type="string">
            <text:p>今のはいったい何だったの？</text:p>
          </table:table-cell>
          <table:table-cell office:value-type="string" calcext:value-type="string">
            <text:p>What the heck was that just now?</text:p>
          </table:table-cell>
          <table:table-cell/>
          <table:table-cell table:formula="of:=IF([.E404]=&quot;&quot;; &quot;untranscribed&quot;; IF([.F4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171.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171.DAT-ss0-0</text:p>
          </table:table-cell>
          <table:table-cell office:value-type="string" calcext:value-type="string">
            <text:p>#P("soundLen", "5.98255")</text:p>
          </table:table-cell>
          <table:table-cell/>
          <table:table-cell office:value-type="string" calcext:value-type="string">
            <text:p>りえ：そんな…！ひど〜い！</text:p>
            <text:p>あたしはこんなに愛しているのに…！</text:p>
            <text:p>弓美：ひえぇぇ！</text:p>
          </table:table-cell>
          <table:table-cell office:value-type="string" calcext:value-type="string">
            <text:p>How could you!? That's awful!</text:p>
            <text:p/>
            <text:p>#w(2.311)</text:p>
            <text:p>Even though I love you so much...!</text:p>
            <text:p>#woff(5.296)</text:p>
            <text:p/>
            <text:p>//#w(5.120)</text:p>
            <text:p>//Eeeeeee!</text:p>
          </table:table-cell>
          <table:table-cell/>
          <table:table-cell table:formula="of:=IF([.E406]=&quot;&quot;; &quot;untranscribed&quot;; IF([.F40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171.DAT-ss0-1</text:p>
          </table:table-cell>
          <table:table-cell office:value-type="string" calcext:value-type="string">
            <text:p>#P("soundLen", "3.29701")</text:p>
          </table:table-cell>
          <table:table-cell office:value-type="string" calcext:value-type="string">
            <text:p>弓美</text:p>
          </table:table-cell>
          <table:table-cell office:value-type="string" calcext:value-type="string">
            <text:p>そ、そ、そんなこと言われても…</text:p>
            <text:p>ぐややや！</text:p>
          </table:table-cell>
          <table:table-cell office:value-type="string" calcext:value-type="string">
            <text:p>N-N-No matter what you say...!</text:p>
            <text:p>//#woff(2.089)</text:p>
            <text:p><text:span text:style-name="T1">//#woff(2.489)</text:span></text:p>
            <text:p><text:span text:style-name="T1">#woff(2.125)</text:span></text:p>
          </table:table-cell>
          <table:table-cell/>
          <table:table-cell table:formula="of:=IF([.E407]=&quot;&quot;; &quot;untranscribed&quot;; IF([.F407]=&quot;&quot;; &quot;UNTRANSLATED&quot;; &quot;&quot;))">
            <text:p/>
          </table:table-cell>
          <table:table-cell table:number-columns-repeated="1016"/>
        </table:table-row>
        <table:table-row table:style-name="ro1">
          <table:table-cell table:number-columns-repeated="4"/>
          <table:table-cell office:value-type="string" calcext:value-type="string">
            <text:p>//==================================</text:p>
            <text:p>// File: C172.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172.DAT-ss0-0</text:p>
          </table:table-cell>
          <table:table-cell office:value-type="string" calcext:value-type="string">
            <text:p>#P("soundLen", "8.48105")</text:p>
          </table:table-cell>
          <table:table-cell office:value-type="string" calcext:value-type="string">
            <text:p>りえ</text:p>
          </table:table-cell>
          <table:table-cell office:value-type="string" calcext:value-type="string">
            <text:p>よかった…</text:p>
            <text:p>[捜したのよ?]</text:p>
            <text:p>穴は…穴は縫い合わせたのね？</text:p>
            <text:p>よかった</text:p>
          </table:table-cell>
          <table:table-cell office:value-type="string" calcext:value-type="string">
            <text:p>What a relief...\n</text:p>
            <text:p>I was looking for you.</text:p>
            <text:p/>
            <text:p>#w(3.526)</text:p>
            <text:p>The hole...So you stitched the hole?</text:p>
            <text:p/>
            <text:p>#w(7.597)</text:p>
            <text:p>What a relief...</text:p>
          </table:table-cell>
          <table:table-cell office:value-type="string" calcext:value-type="string">
            <text:p>CHECK</text:p>
          </table:table-cell>
          <table:table-cell table:formula="of:=IF([.E409]=&quot;&quot;; &quot;untranscribed&quot;; IF([.F409]=&quot;&quot;; &quot;UNTRANSLATED&quot;; &quot;&quot;))">
            <text:p/>
          </table:table-cell>
          <table:table-cell table:number-columns-repeated="1016"/>
        </table:table-row>
        <table:table-row table:style-name="ro1">
          <table:table-cell table:number-columns-repeated="4"/>
          <table:table-cell office:value-type="string" calcext:value-type="string">
            <text:p>//==================================</text:p>
            <text:p>// File: C174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74A.DAT-ss0-0</text:p>
          </table:table-cell>
          <table:table-cell office:value-type="string" calcext:value-type="string">
            <text:p>#P("soundLen", "0.175994")</text:p>
          </table:table-cell>
          <table:table-cell table:number-columns-repeated="1021"/>
        </table:table-row>
        <table:table-row table:style-name="ro7">
          <table:table-cell office:value-type="string" calcext:value-type="string">
            <text:p>string</text:p>
          </table:table-cell>
          <table:table-cell office:value-type="string" calcext:value-type="string">
            <text:p>C174A.DAT-ss0-1</text:p>
          </table:table-cell>
          <table:table-cell office:value-type="string" calcext:value-type="string">
            <text:p>#P("soundLen", "1.27231")</text:p>
          </table:table-cell>
          <table:table-cell office:value-type="string" calcext:value-type="string">
            <text:p>弓美</text:p>
          </table:table-cell>
          <table:table-cell office:value-type="string" calcext:value-type="string">
            <text:p>おはよう、パパ、ママ！</text:p>
          </table:table-cell>
          <table:table-cell office:value-type="string" calcext:value-type="string">
            <text:p>Morning, Papa and Mama!</text:p>
          </table:table-cell>
          <table:table-cell/>
          <table:table-cell table:formula="of:=IF([.E412]=&quot;&quot;; &quot;untranscribed&quot;; IF([.F412]=&quot;&quot;; &quot;UNTRANSLATED&quot;; &quot;&quot;))">
            <text:p/>
          </table:table-cell>
          <table:table-cell table:number-columns-repeated="1016"/>
        </table:table-row>
        <table:table-row table:style-name="ro1">
          <table:table-cell table:number-columns-repeated="4"/>
          <table:table-cell office:value-type="string" calcext:value-type="string">
            <text:p>//==================================</text:p>
            <text:p>// File: C174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174B.DAT-ss0-0</text:p>
          </table:table-cell>
          <table:table-cell table:formula="of:=T([.C411])" office:value-type="string" office:string-value="#P(&quot;soundLen&quot;, &quot;0.175994&quot;)" calcext:value-type="string">
            <text:p>#P("soundLen", "0.175994")</text:p>
          </table:table-cell>
          <table:table-cell table:number-columns-repeated="1021"/>
        </table:table-row>
        <table:table-row table:style-name="ro7">
          <table:table-cell office:value-type="string" calcext:value-type="string">
            <text:p>string</text:p>
          </table:table-cell>
          <table:table-cell office:value-type="string" calcext:value-type="string">
            <text:p>C174B.DAT-ss0-1</text:p>
          </table:table-cell>
          <table:table-cell table:formula="of:=T([.C412])" office:value-type="string" office:string-value="#P(&quot;soundLen&quot;, &quot;1.27231&quot;)" calcext:value-type="string">
            <text:p>#P("soundLen", "1.27231")</text:p>
          </table:table-cell>
          <table:table-cell table:style-name="ce3" table:formula="of:=T([.D412])" office:value-type="string" office:string-value="弓美" calcext:value-type="string">
            <text:p>弓美</text:p>
          </table:table-cell>
          <table:table-cell table:formula="of:=T([.E412])" office:value-type="string" office:string-value="おはよう、パパ、ママ！" calcext:value-type="string">
            <text:p>おはよう、パパ、ママ！</text:p>
          </table:table-cell>
          <table:table-cell table:formula="of:=T([.F412])" office:value-type="string" office:string-value="Morning, Papa and Mama!" calcext:value-type="string">
            <text:p>Morning, Papa and Mama!</text:p>
          </table:table-cell>
          <table:table-cell/>
          <table:table-cell table:formula="of:=IF([.E415]=&quot;&quot;; &quot;untranscribed&quot;; IF([.F4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180.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180.DAT-ss0-0</text:p>
          </table:table-cell>
          <table:table-cell table:formula="of:=T([.C240])" office:value-type="string" office:string-value="#P(&quot;soundLen&quot;, &quot;2.32207&quot;)" calcext:value-type="string">
            <text:p>#P("soundLen", "2.32207")</text:p>
          </table:table-cell>
          <table:table-cell table:style-name="ce3" table:formula="of:=T([.D240])">
            <text:p/>
          </table:table-cell>
          <table:table-cell table:formula="of:=T([.E240])" office:value-type="string" office:string-value="部長：弓美く〜ん！&#10;弓美：うわーー！" calcext:value-type="string">
            <text:p>部長：弓美く〜ん！</text:p>
            <text:p>弓美：うわーー！</text:p>
          </table:table-cell>
          <table:table-cell table:formula="of:=T([.F240])" office:value-type="string" office:string-value="Yumimi+-kun++!&#10;#woff(1.398)" calcext:value-type="string">
            <text:p>Yumimi+-kun++!</text:p>
            <text:p>#woff(1.398)</text:p>
          </table:table-cell>
          <table:table-cell/>
          <table:table-cell table:formula="of:=IF([.E417]=&quot;&quot;; &quot;untranscribed&quot;; IF([.F41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1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01A.DAT-ss0-0</text:p>
          </table:table-cell>
          <table:table-cell office:value-type="string" calcext:value-type="string">
            <text:p>#P("soundLen", "7.12261")</text:p>
          </table:table-cell>
          <table:table-cell/>
          <table:table-cell table:style-name="Default"/>
          <table:table-cell table:number-columns-repeated="1019"/>
        </table:table-row>
        <table:table-row table:style-name="ro1">
          <table:table-cell table:number-columns-repeated="4"/>
          <table:table-cell office:value-type="string" calcext:value-type="string">
            <text:p>//==================================</text:p>
            <text:p>// File: C201B.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201B.DAT-ss0-0</text:p>
          </table:table-cell>
          <table:table-cell office:value-type="string" calcext:value-type="string">
            <text:p>#P("soundLen", "7.49555")</text:p>
          </table:table-cell>
          <table:table-cell office:value-type="string" calcext:value-type="string">
            <text:p>弓美</text:p>
          </table:table-cell>
          <table:table-cell office:value-type="string" calcext:value-type="string">
            <text:p>な、なな、何、何よ、何よ</text:p>
            <text:p>何なのよ！</text:p>
            <text:p>ああああああああああ、いやあああ！！</text:p>
          </table:table-cell>
          <table:table-cell office:value-type="string" calcext:value-type="string">
            <text:p>W...Wh-Wh...What...What, what...</text:p>
            <text:p>#woff(3.188)</text:p>
            <text:p/>
            <text:p>#w(3.779)</text:p>
            <text:p>WHAT THE HECK!?</text:p>
            <text:p>#woff(5.342)</text:p>
          </table:table-cell>
          <table:table-cell office:value-type="string" calcext:value-type="string">
            <text:p>NOTE: i *think* she screams いや at the end, but even if she does subtitles aren't really necessary here</text:p>
          </table:table-cell>
          <table:table-cell table:formula="of:=IF([.E421]=&quot;&quot;; &quot;untranscribed&quot;; IF([.F42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201B.DAT-ss0-1</text:p>
          </table:table-cell>
          <table:table-cell office:value-type="string" calcext:value-type="string">
            <text:p>#P("soundLen", "3.96652")</text:p>
          </table:table-cell>
          <table:table-cell office:value-type="string" calcext:value-type="string">
            <text:p>真一</text:p>
          </table:table-cell>
          <table:table-cell office:value-type="string" calcext:value-type="string">
            <text:p>あ！あ、あ、わあ、しまった！</text:p>
            <text:p>写真！しゃしーーーーん！</text:p>
          </table:table-cell>
          <table:table-cell office:value-type="string" calcext:value-type="string">
            <text:p>#w(1.081)</text:p>
            <text:p>Oh no! Photos! PHOTOS!</text:p>
          </table:table-cell>
          <table:table-cell office:value-type="string" calcext:value-type="string">
            <text:p>NOTE: specifically the fact that he forgot to take any</text:p>
          </table:table-cell>
          <table:table-cell table:formula="of:=IF([.E422]=&quot;&quot;; &quot;untranscribed&quot;; IF([.F422]=&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1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01C.DAT-ss0-0</text:p>
          </table:table-cell>
          <table:table-cell table:formula="of:=T([.C419])" office:value-type="string" office:string-value="#P(&quot;soundLen&quot;, &quot;7.12261&quot;)" calcext:value-type="string">
            <text:p>#P("soundLen", "7.12261")</text:p>
          </table:table-cell>
          <table:table-cell table:number-columns-repeated="1021"/>
        </table:table-row>
        <table:table-row table:style-name="ro1">
          <table:table-cell table:number-columns-repeated="4"/>
          <table:table-cell office:value-type="string" calcext:value-type="string">
            <text:p>//==================================</text:p>
            <text:p>// File: C201E.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01E.DAT-ss0-0</text:p>
          </table:table-cell>
          <table:table-cell table:formula="of:=T([.C246])" office:value-type="string" office:string-value="#P(&quot;soundLen&quot;, &quot;0.179249&quot;)" calcext:value-type="string">
            <text:p>#P("soundLen", "0.179249")</text:p>
          </table:table-cell>
          <table:table-cell table:number-columns-repeated="1021"/>
        </table:table-row>
        <table:table-row table:style-name="ro2">
          <table:table-cell office:value-type="string" calcext:value-type="string">
            <text:p>string</text:p>
          </table:table-cell>
          <table:table-cell office:value-type="string" calcext:value-type="string">
            <text:p>C201E.DAT-ss0-1</text:p>
          </table:table-cell>
          <table:table-cell table:formula="of:=T([.C247])" office:value-type="string" office:string-value="#P(&quot;soundLen&quot;, &quot;0.219854&quot;)" calcext:value-type="string">
            <text:p>#P("soundLen", "0.219854")</text:p>
          </table:table-cell>
          <table:table-cell table:number-columns-repeated="1021"/>
        </table:table-row>
        <table:table-row table:style-name="ro2">
          <table:table-cell office:value-type="string" calcext:value-type="string">
            <text:p>string</text:p>
          </table:table-cell>
          <table:table-cell office:value-type="string" calcext:value-type="string">
            <text:p>C201E.DAT-ss0-2</text:p>
          </table:table-cell>
          <table:table-cell office:value-type="string" calcext:value-type="string">
            <text:p>#P("soundLen", "0.183181")</text:p>
          </table:table-cell>
          <table:table-cell table:number-columns-repeated="1021"/>
        </table:table-row>
        <table:table-row table:style-name="ro1">
          <table:table-cell table:number-columns-repeated="4"/>
          <table:table-cell office:value-type="string" calcext:value-type="string">
            <text:p>//==================================</text:p>
            <text:p>// File: C20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02.DAT-ss0-0</text:p>
          </table:table-cell>
          <table:table-cell office:value-type="string" calcext:value-type="string">
            <text:p>#P("soundLen", "8.49849")</text:p>
          </table:table-cell>
          <table:table-cell table:number-columns-repeated="1021"/>
        </table:table-row>
        <table:table-row table:style-name="ro1">
          <table:table-cell table:number-columns-repeated="4"/>
          <table:table-cell office:value-type="string" calcext:value-type="string">
            <text:p>//==================================</text:p>
            <text:p>// File: C203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203A.DAT-ss0-0</text:p>
          </table:table-cell>
          <table:table-cell office:value-type="string" calcext:value-type="string">
            <text:p>#P("soundLen", "1.24522")</text:p>
          </table:table-cell>
          <table:table-cell office:value-type="string" calcext:value-type="string">
            <text:p>桜子</text:p>
          </table:table-cell>
          <table:table-cell office:value-type="string" calcext:value-type="string">
            <text:p>後に参加よ！</text:p>
          </table:table-cell>
          <table:table-cell office:value-type="string" calcext:value-type="string">
            <text:p>I'll join in later!</text:p>
          </table:table-cell>
          <table:table-cell office:value-type="string" calcext:value-type="string">
            <text:p>CHECK</text:p>
          </table:table-cell>
          <table:table-cell table:formula="of:=IF([.E432]=&quot;&quot;; &quot;untranscribed&quot;; IF([.F432]=&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3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203B.DAT-ss0-0</text:p>
          </table:table-cell>
          <table:table-cell office:value-type="string" calcext:value-type="string">
            <text:p>#P("soundLen", "5.14196")</text:p>
          </table:table-cell>
          <table:table-cell/>
          <table:table-cell office:value-type="string" calcext:value-type="string">
            <text:p>桜子：何ぼーっとしてんの？</text:p>
            <text:p>　弓美？</text:p>
            <text:p>弓美：あ、あの…</text:p>
          </table:table-cell>
          <table:table-cell office:value-type="string" calcext:value-type="string">
            <text:p>What are you spacing out for?</text:p>
            <text:p/>
            <text:p>#w(1.873)</text:p>
            <text:p>...Yumimi?</text:p>
            <text:p/>
            <text:p>#w(2.866)</text:p>
            <text:p>H-Huh? Um, uh...</text:p>
          </table:table-cell>
          <table:table-cell/>
          <table:table-cell table:formula="of:=IF([.E434]=&quot;&quot;; &quot;untranscribed&quot;; IF([.F434]=&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3D.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203D.DAT-ss0-0</text:p>
          </table:table-cell>
          <table:table-cell office:value-type="string" calcext:value-type="string">
            <text:p>#P("soundLen", "2.21734")</text:p>
          </table:table-cell>
          <table:table-cell table:style-name="ce1" office:value-type="string" calcext:value-type="string">
            <text:p>弓美</text:p>
          </table:table-cell>
          <table:table-cell office:value-type="string" calcext:value-type="string">
            <text:p>あ、[ううん?]…別に…</text:p>
          </table:table-cell>
          <table:table-cell office:value-type="string" calcext:value-type="string">
            <text:p>Oh, no...It's nothing...</text:p>
          </table:table-cell>
          <table:table-cell/>
          <table:table-cell table:formula="of:=IF([.E436]=&quot;&quot;; &quot;untranscribed&quot;; IF([.F436]=&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4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204A.DAT-ss0-0</text:p>
          </table:table-cell>
          <table:table-cell office:value-type="string" calcext:value-type="string">
            <text:p>#P("soundLen", "2.37515")</text:p>
            <text:p><text:span text:style-name="T1">#P("noAutoOff", "1")</text:span></text:p>
          </table:table-cell>
          <table:table-cell table:style-name="ce1" office:value-type="string" calcext:value-type="string">
            <text:p>弓美</text:p>
          </table:table-cell>
          <table:table-cell office:value-type="string" calcext:value-type="string">
            <text:p>実は、これこれしかじか…</text:p>
          </table:table-cell>
          <table:table-cell office:value-type="string" calcext:value-type="string">
            <text:p>The truth is, yammer yammer yammer...</text:p>
          </table:table-cell>
          <table:table-cell/>
          <table:table-cell table:formula="of:=IF([.E438]=&quot;&quot;; &quot;untranscribed&quot;; IF([.F438]=&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204A.DAT-ss0-1</text:p>
          </table:table-cell>
          <table:table-cell office:value-type="string" calcext:value-type="string">
            <text:p>#P("soundLen", "6.41084")</text:p>
          </table:table-cell>
          <table:table-cell table:style-name="ce1" office:value-type="string" calcext:value-type="string">
            <text:p>桜子</text:p>
          </table:table-cell>
          <table:table-cell office:value-type="string" calcext:value-type="string">
            <text:p>体育館に大穴？</text:p>
            <text:p>あんた人をバカにしてるわね？</text:p>
            <text:p>本当に[は?]そんなこと考えてたの？</text:p>
          </table:table-cell>
          <table:table-cell office:value-type="string" calcext:value-type="string">
            <text:p>A big hole in the gym?</text:p>
            <text:p/>
            <text:p>#w(2.153)</text:p>
            <text:p>Are you making fun of me?</text:p>
            <text:p/>
            <text:p>#w(4.609)</text:p>
            <text:p>That's what you're REALLY doing, isn't it?</text:p>
          </table:table-cell>
          <table:table-cell office:value-type="string" calcext:value-type="string">
            <text:p>CHECK</text:p>
          </table:table-cell>
          <table:table-cell table:formula="of:=IF([.E439]=&quot;&quot;; &quot;untranscribed&quot;; IF([.F439]=&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4C.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204C.DAT-ss0-0</text:p>
          </table:table-cell>
          <table:table-cell table:formula="of:=T([.C438])" office:value-type="string" office:string-value="#P(&quot;soundLen&quot;, &quot;2.37515&quot;)&#10;#P(&quot;noAutoOff&quot;, &quot;1&quot;)" calcext:value-type="string">
            <text:p>#P("soundLen", "2.37515")</text:p>
            <text:p>#P("noAutoOff", "1")</text:p>
          </table:table-cell>
          <table:table-cell table:style-name="ce3" table:formula="of:=T([.D438])" office:value-type="string" office:string-value="弓美" calcext:value-type="string">
            <text:p>弓美</text:p>
          </table:table-cell>
          <table:table-cell table:formula="of:=T([.E438])" office:value-type="string" office:string-value="実は、これこれしかじか…" calcext:value-type="string">
            <text:p>実は、これこれしかじか…</text:p>
          </table:table-cell>
          <table:table-cell table:formula="of:=T([.F438])" office:value-type="string" office:string-value="The truth is, yammer yammer yammer..." calcext:value-type="string">
            <text:p>The truth is, yammer yammer yammer...</text:p>
          </table:table-cell>
          <table:table-cell/>
          <table:table-cell table:formula="of:=IF([.E441]=&quot;&quot;; &quot;untranscribed&quot;; IF([.F441]=&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204C.DAT-ss0-1</text:p>
          </table:table-cell>
          <table:table-cell office:value-type="string" calcext:value-type="string">
            <text:p>#P("soundLen", "1.15486")</text:p>
            <text:p><text:span text:style-name="T1">#P("noAutoOff", "1")</text:span></text:p>
          </table:table-cell>
          <table:table-cell table:style-name="ce1" office:value-type="string" calcext:value-type="string">
            <text:p>桜子</text:p>
          </table:table-cell>
          <table:table-cell office:value-type="string" calcext:value-type="string">
            <text:p>あのね…</text:p>
          </table:table-cell>
          <table:table-cell office:value-type="string" calcext:value-type="string">
            <text:p>...Excuse me?</text:p>
          </table:table-cell>
          <table:table-cell/>
          <table:table-cell table:formula="of:=IF([.E442]=&quot;&quot;; &quot;untranscribed&quot;; IF([.F44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204C.DAT-ss0-2</text:p>
          </table:table-cell>
          <table:table-cell office:value-type="string" calcext:value-type="string">
            <text:p>#P("soundLen", "1.50101")</text:p>
          </table:table-cell>
          <table:table-cell table:style-name="ce1" office:value-type="string" calcext:value-type="string">
            <text:p>弓美</text:p>
          </table:table-cell>
          <table:table-cell office:value-type="string" calcext:value-type="string">
            <text:p>本当なんだもん！</text:p>
          </table:table-cell>
          <table:table-cell office:value-type="string" calcext:value-type="string">
            <text:p>It's TRUE!</text:p>
          </table:table-cell>
          <table:table-cell/>
          <table:table-cell table:formula="of:=IF([.E443]=&quot;&quot;; &quot;untranscribed&quot;; IF([.F443]=&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5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05A.DAT-ss0-0</text:p>
          </table:table-cell>
          <table:table-cell office:value-type="string" calcext:value-type="string">
            <text:p>#P("soundLen", "4.76288")</text:p>
            <text:p><text:span text:style-name="T1">#P("noAutoOff", "1")</text:span></text:p>
          </table:table-cell>
          <table:table-cell table:style-name="ce1" office:value-type="string" calcext:value-type="string">
            <text:p>桜子</text:p>
          </table:table-cell>
          <table:table-cell office:value-type="string" calcext:value-type="string">
            <text:p>あんた、何か隠してるでしょ？</text:p>
            <text:p>正直に[おっしゃい?]！</text:p>
          </table:table-cell>
          <table:table-cell office:value-type="string" calcext:value-type="string">
            <text:p>You're hiding something, aren't you?</text:p>
            <text:p/>
            <text:p>#w(3.790)</text:p>
            <text:p>Tell me the truth!</text:p>
          </table:table-cell>
          <table:table-cell/>
          <table:table-cell table:formula="of:=IF([.E445]=&quot;&quot;; &quot;untranscribed&quot;; IF([.F445]=&quot;&quot;; &quot;UNTRANSLATED&quot;; &quot;&quot;))">
            <text:p/>
          </table:table-cell>
          <table:table-cell table:number-columns-repeated="1016"/>
        </table:table-row>
        <table:table-row table:style-name="ro25">
          <table:table-cell office:value-type="string" calcext:value-type="string">
            <text:p>string</text:p>
          </table:table-cell>
          <table:table-cell office:value-type="string" calcext:value-type="string">
            <text:p>C205A.DAT-ss0-1</text:p>
          </table:table-cell>
          <table:table-cell office:value-type="string" calcext:value-type="string">
            <text:p>#P("soundLen", "6.6458")</text:p>
          </table:table-cell>
          <table:table-cell/>
          <table:table-cell office:value-type="string" calcext:value-type="string">
            <text:p>桜子：それとも何？</text:p>
            <text:p>　あたしなんかに[は?]ばかばかし[いこと?]話さないとでも？</text:p>
            <text:p>弓美：べべ、べべ、別に</text:p>
            <text:p>　そうゆうわけでは…</text:p>
          </table:table-cell>
          <table:table-cell office:value-type="string" calcext:value-type="string">
            <text:p>What is it, huh? You're not going to give me some bullcrap, RIGHT?</text:p>
            <text:p/>
            <text:p>#w(3.631)</text:p>
            <text:p>N-N...N-N...No, no, not at all...</text:p>
          </table:table-cell>
          <table:table-cell office:value-type="string" calcext:value-type="string">
            <text:p>CHECK</text:p>
          </table:table-cell>
          <table:table-cell table:formula="of:=IF([.E446]=&quot;&quot;; &quot;untranscribed&quot;; IF([.F446]=&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5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05B.DAT-ss0-0</text:p>
          </table:table-cell>
          <table:table-cell office:value-type="string" calcext:value-type="string">
            <text:p>#P("soundLen", "5.19694")</text:p>
            <text:p><text:span text:style-name="T1">#P("noAutoOff", "1")</text:span></text:p>
          </table:table-cell>
          <table:table-cell table:style-name="ce1" office:value-type="string" calcext:value-type="string">
            <text:p>桜子</text:p>
          </table:table-cell>
          <table:table-cell office:value-type="string" calcext:value-type="string">
            <text:p>本当だな？</text:p>
            <text:p>ほんと〜〜に本当だな？</text:p>
          </table:table-cell>
          <table:table-cell office:value-type="string" calcext:value-type="string">
            <text:p>Is that so?</text:p>
            <text:p/>
            <text:p>#w(2.511)</text:p>
            <text:p>Is that SOOOOOOOO, now...?</text:p>
          </table:table-cell>
          <table:table-cell/>
          <table:table-cell table:formula="of:=IF([.E448]=&quot;&quot;; &quot;untranscribed&quot;; IF([.F44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205B.DAT-ss0-1</text:p>
          </table:table-cell>
          <table:table-cell office:value-type="string" calcext:value-type="string">
            <text:p>#P("soundLen", "6.66656")</text:p>
          </table:table-cell>
          <table:table-cell/>
          <table:table-cell office:value-type="string" calcext:value-type="string">
            <text:p>桜子：「クレイジーキャッツのＣＤ」…だな</text:p>
            <text:p>弓美：え、えっと、その、つまり…</text:p>
          </table:table-cell>
          <table:table-cell office:value-type="string" calcext:value-type="string">
            <text:p>A Crazy Cats CD, is that RIGHT...?</text:p>
            <text:p/>
            <text:p>#w(3.607)</text:p>
            <text:p>Er, uh, um...I mean...</text:p>
          </table:table-cell>
          <table:table-cell/>
          <table:table-cell table:formula="of:=IF([.E449]=&quot;&quot;; &quot;untranscribed&quot;; IF([.F449]=&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5C.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205C.DAT-ss0-0</text:p>
          </table:table-cell>
          <table:table-cell office:value-type="string" calcext:value-type="string">
            <text:p>#P("soundLen", "2.03409")</text:p>
          </table:table-cell>
          <table:table-cell table:style-name="ce3"/>
          <table:table-cell office:value-type="string" calcext:value-type="string">
            <text:p>桜子：ぶつわよ！</text:p>
            <text:p>弓美：ええええええ！</text:p>
          </table:table-cell>
          <table:table-cell office:value-type="string" calcext:value-type="string">
            <text:p>I'LL HIT YOU!</text:p>
            <text:p><text:span text:style-name="T1">//#woff(0.800)</text:span></text:p>
            <text:p>#woff(1.000)</text:p>
          </table:table-cell>
          <table:table-cell office:value-type="string" calcext:value-type="string">
            <text:p>NOTE: i would have thought it was 嘘わよ, but this is one of the lines given in text in yumimi quiz</text:p>
          </table:table-cell>
          <table:table-cell table:formula="of:=IF([.E451]=&quot;&quot;; &quot;untranscribed&quot;; IF([.F451]=&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6A.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206A.DAT-ss0-0</text:p>
          </table:table-cell>
          <table:table-cell office:value-type="string" calcext:value-type="string">
            <text:p>#P("soundLen", "7.49806")</text:p>
          </table:table-cell>
          <table:table-cell table:style-name="ce3" table:formula="of:=T([.D450])">
            <text:p/>
          </table:table-cell>
          <table:table-cell office:value-type="string" calcext:value-type="string">
            <text:p>じ、実は…</text:p>
            <text:p>クレイジーキャッツのＣＤを買おうかな！</text:p>
            <text:p>どうしようかな！って</text:p>
          </table:table-cell>
          <table:table-cell office:value-type="string" calcext:value-type="string">
            <text:p>A-Actually...</text:p>
            <text:p>#woff(1.871)</text:p>
            <text:p/>
            <text:p>#w(3.520)</text:p>
            <text:p>I was thinking, {I wonder if I should buy a Crazy Cats CD! Whatever shall I do!}</text:p>
          </table:table-cell>
          <table:table-cell office:value-type="string" calcext:value-type="string">
            <text:p>NOTE: the Crazy Cats, a jazz band active from 1955 to 1993</text:p>
          </table:table-cell>
          <table:table-cell table:formula="of:=IF([.E455]=&quot;&quot;; &quot;untranscribed&quot;; IF([.F455]=&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6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206B.DAT-ss0-0</text:p>
          </table:table-cell>
          <table:table-cell office:value-type="string" calcext:value-type="string">
            <text:p>#P("soundLen", "1.64298")</text:p>
          </table:table-cell>
          <table:table-cell table:style-name="ce1" office:value-type="string" calcext:value-type="string">
            <text:p>弓美</text:p>
          </table:table-cell>
          <table:table-cell office:value-type="string" calcext:value-type="string">
            <text:p>今日のお天気は…！</text:p>
          </table:table-cell>
          <table:table-cell office:value-type="string" calcext:value-type="string">
            <text:p>Lovely weather today...!</text:p>
          </table:table-cell>
          <table:table-cell/>
          <table:table-cell table:formula="of:=IF([.E457]=&quot;&quot;; &quot;untranscribed&quot;; IF([.F4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6C.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206C.DAT-ss0-0</text:p>
          </table:table-cell>
          <table:table-cell office:value-type="string" calcext:value-type="string">
            <text:p>#P("soundLen", "8.36108")</text:p>
          </table:table-cell>
          <table:table-cell/>
          <table:table-cell office:value-type="string" calcext:value-type="string">
            <text:p>桜子：ばっかばかしい</text:p>
            <text:p>　体育館に穴が[開くから?]塞げって？</text:p>
            <text:p>　いったい何だっていうのよ？</text:p>
            <text:p>弓美：あたしだってよく分かんないよ！</text:p>
          </table:table-cell>
          <table:table-cell office:value-type="string" calcext:value-type="string">
            <text:p>Utter nonsense...</text:p>
            <text:p/>
            <text:p>#w(1.699)</text:p>
            <text:p>{A hole's going to form in the gym, so go fill it in}?</text:p>
            <text:p/>
            <text:p>#w(4.154)</text:p>
            <text:p>The heck is that supposed to mean?</text:p>
            <text:p/>
            <text:p>#w(6.099)</text:p>
            <text:p>I don't get it either!</text:p>
          </table:table-cell>
          <table:table-cell office:value-type="string" calcext:value-type="string">
            <text:p>CHECK</text:p>
          </table:table-cell>
          <table:table-cell table:formula="of:=IF([.E457]=&quot;&quot;; &quot;untranscribed&quot;; IF([.F4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7.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207.DAT-ss0-0</text:p>
          </table:table-cell>
          <table:table-cell office:value-type="string" calcext:value-type="string">
            <text:p>#P("soundLen", "2.97002")</text:p>
          </table:table-cell>
          <table:table-cell table:style-name="ce1" office:value-type="string" calcext:value-type="string">
            <text:p>弓美</text:p>
          </table:table-cell>
          <table:table-cell table:style-name="Default" office:value-type="string" calcext:value-type="string">
            <text:p>だあああああ！</text:p>
            <text:p>頬ずりされた、頬ずりされた！！</text:p>
          </table:table-cell>
          <table:table-cell table:style-name="Default" office:value-type="string" calcext:value-type="string">
            <text:p>//GAAAAAAAAAAH!</text:p>
            <text:p>#off()</text:p>
            <text:p>#w(1.091)</text:p>
            <text:p>She rubbed my cheek!\n</text:p>
            <text:p>SHE RUBBED MY CHEEK!</text:p>
          </table:table-cell>
          <table:table-cell/>
          <table:table-cell table:formula="of:=IF([.E461]=&quot;&quot;; &quot;untranscribed&quot;; IF([.F4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8.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08.DAT-ss0-0</text:p>
          </table:table-cell>
          <table:table-cell office:value-type="string" calcext:value-type="string">
            <text:p>#P("soundLen", "4.76798")</text:p>
          </table:table-cell>
          <table:table-cell/>
          <table:table-cell office:value-type="string" calcext:value-type="string">
            <text:p>桜子：よかったじゃない？</text:p>
            <text:p>　かわいい子だったんでしょ？</text:p>
            <text:p>弓美：そうゆう問題じゃなーい！</text:p>
          </table:table-cell>
          <table:table-cell office:value-type="string" calcext:value-type="string">
            <text:p>What's wrong with that? She was cute, right?</text:p>
            <text:p/>
            <text:p>#w(2.289)</text:p>
            <text:p>That's not the problem here!</text:p>
          </table:table-cell>
          <table:table-cell table:style-name="Default"/>
          <table:table-cell table:formula="of:=IF([.E461]=&quot;&quot;; &quot;untranscribed&quot;; IF([.F4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209.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209.DAT-ss0-0</text:p>
          </table:table-cell>
          <table:table-cell office:value-type="string" calcext:value-type="string">
            <text:p>#P("soundLen", "4.21015")</text:p>
          </table:table-cell>
          <table:table-cell/>
          <table:table-cell office:value-type="string" calcext:value-type="string">
            <text:p>真一：何[騒いでいる?]んだ？</text:p>
            <text:p>弓美：松崎くん！</text:p>
            <text:p>桜子：あ、真一！</text:p>
          </table:table-cell>
          <table:table-cell office:value-type="string" calcext:value-type="string">
            <text:p>What's all the fuss about?</text:p>
            <text:p/>
            <text:p>#w(1.352)</text:p>
            <text:p>Matsuzaki+-kun++!</text:p>
            <text:p/>
            <text:p>//#w(3.204)</text:p>
            <text:p><text:span text:style-name="T1">#w(2.610)</text:span></text:p>
            <text:p>Oh, Shinichi!</text:p>
          </table:table-cell>
          <table:table-cell office:value-type="string" calcext:value-type="string">
            <text:p>CHECK</text:p>
          </table:table-cell>
          <table:table-cell table:formula="of:=IF([.E463]=&quot;&quot;; &quot;untranscribed&quot;; IF([.F463]=&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0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10A.DAT-ss0-0</text:p>
          </table:table-cell>
          <table:table-cell office:value-type="string" calcext:value-type="string">
            <text:p>#P("soundLen", "3.83113")</text:p>
          </table:table-cell>
          <table:table-cell/>
          <table:table-cell office:value-type="string" calcext:value-type="string">
            <text:p>弓美：ど、どうしたの、松崎くん？その格好</text:p>
            <text:p>真一：これだ、これ</text:p>
          </table:table-cell>
          <table:table-cell office:value-type="string" calcext:value-type="string">
            <text:p>W-Why do you look like that, Matsuzaki+-kun++?</text:p>
            <text:p/>
            <text:p>#w(3.008)</text:p>
            <text:p>This, this.</text:p>
          </table:table-cell>
          <table:table-cell/>
          <table:table-cell table:formula="of:=IF([.E465]=&quot;&quot;; &quot;untranscribed&quot;; IF([.F465]=&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210A.DAT-ss0-1</text:p>
          </table:table-cell>
          <table:table-cell office:value-type="string" calcext:value-type="string">
            <text:p>#P("soundLen", "4.73278")</text:p>
          </table:table-cell>
          <table:table-cell/>
          <table:table-cell office:value-type="string" calcext:value-type="string">
            <text:p>弓美(?)：写真？</text:p>
            <text:p>弓美：[で?]、何の写真？</text:p>
            <text:p>　あ！もしかして…</text:p>
          </table:table-cell>
          <table:table-cell office:value-type="string" calcext:value-type="string">
            <text:p>Photos?</text:p>
            <text:p/>
            <text:p>#w(1.275)</text:p>
            <text:p>So, pictures of what?</text:p>
            <text:p/>
            <text:p>#w(3.313)</text:p>
            <text:p>Oh! Could they be...</text:p>
          </table:table-cell>
          <table:table-cell office:value-type="string" calcext:value-type="string">
            <text:p>NOTE: not sure if the first line here is yumimi or sakurako</text:p>
          </table:table-cell>
          <table:table-cell table:formula="of:=IF([.E466]=&quot;&quot;; &quot;untranscribed&quot;; IF([.F466]=&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0B.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210B.DAT-ss0-0</text:p>
          </table:table-cell>
          <table:table-cell office:value-type="string" calcext:value-type="string">
            <text:p>#P("soundLen", "4.62129")</text:p>
          </table:table-cell>
          <table:table-cell/>
          <table:table-cell office:value-type="string" calcext:value-type="string">
            <text:p>弓美：あれでしょ松崎くん！</text:p>
            <text:p>　オバケの写真</text:p>
            <text:p>真一：うん、そうなんだ</text:p>
          </table:table-cell>
          <table:table-cell office:value-type="string" calcext:value-type="string">
            <text:p>That's what it is, right, Matsuzaki+-kun++!?\n</text:p>
            <text:p>Pictures of ghosts!</text:p>
            <text:p/>
            <text:p>#w(3.011)</text:p>
            <text:p>Yeah, you got it.</text:p>
            <text:p>#woff(4.500)</text:p>
          </table:table-cell>
          <table:table-cell/>
          <table:table-cell table:formula="of:=IF([.E468]=&quot;&quot;; &quot;untranscribed&quot;; IF([.F4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0C.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210C.DAT-ss0-0</text:p>
          </table:table-cell>
          <table:table-cell office:value-type="string" calcext:value-type="string">
            <text:p>#P("soundLen", "4.91891")</text:p>
          </table:table-cell>
          <table:table-cell table:style-name="ce1" office:value-type="string" calcext:value-type="string">
            <text:p>真一</text:p>
          </table:table-cell>
          <table:table-cell office:value-type="string" calcext:value-type="string">
            <text:p>[???][幽霊??][を聞いてもらったさ??]</text:p>
            <text:p>結構何人も体育館で見たってやつが出てきたさ</text:p>
          </table:table-cell>
          <table:table-cell office:value-type="string" calcext:value-type="string">
            <text:p>I've been asking around about things.</text:p>
            <text:p/>
            <text:p>#w(2.309)</text:p>
            <text:p>Quite a few people are saying they've seen them in the gym.</text:p>
          </table:table-cell>
          <table:table-cell office:value-type="string" calcext:value-type="string">
            <text:p>FIXME, i cannot for the life of me figure out what the first part of this is supposed to be</text:p>
          </table:table-cell>
          <table:table-cell table:formula="of:=IF([.E470]=&quot;&quot;; &quot;untranscribed&quot;; IF([.F470]=&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1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211A.DAT-ss0-0</text:p>
          </table:table-cell>
          <table:table-cell office:value-type="string" calcext:value-type="string">
            <text:p>#P("soundLen", "4.30499")</text:p>
            <text:p><text:span text:style-name="T1">#P("noAutoOff", "1")</text:span></text:p>
          </table:table-cell>
          <table:table-cell/>
          <table:table-cell office:value-type="string" calcext:value-type="string">
            <text:p>弓美：女の子の写真！？</text:p>
            <text:p>真一：そんなわけないだろ！</text:p>
            <text:p>　部長じゃあるまいし</text:p>
          </table:table-cell>
          <table:table-cell office:value-type="string" calcext:value-type="string">
            <text:p>...Pictures of girls!?</text:p>
            <text:p/>
            <text:p>#w(1.776)</text:p>
            <text:p>Hey, no way, Jose!\n</text:p>
            <text:p>Who do you think I am, Prez?</text:p>
          </table:table-cell>
          <table:table-cell/>
          <table:table-cell table:formula="of:=IF([.E472]=&quot;&quot;; &quot;untranscribed&quot;; IF([.F47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11A.DAT-ss0-1</text:p>
          </table:table-cell>
          <table:table-cell office:value-type="string" calcext:value-type="string">
            <text:p>#P("soundLen", "7.48105")</text:p>
            <text:p><text:span text:style-name="T1">#P("noAutoOff", "1")</text:span></text:p>
          </table:table-cell>
          <table:table-cell/>
          <table:table-cell office:value-type="string" calcext:value-type="string">
            <text:p>桜子：本当〜？</text:p>
            <text:p>　女子の体育風景を写して、男子に売ってたりして〜</text:p>
            <text:p>真一：お前な…</text:p>
          </table:table-cell>
          <table:table-cell office:value-type="string" calcext:value-type="string">
            <text:p>Reeeeeally?</text:p>
            <text:p/>
            <text:p>#w(2.008)</text:p>
            <text:p>You're going to take photos of the gym's {scenery} and sell them to the boys, now, aren't you?</text:p>
            <text:p/>
            <text:p>#w(6.268)</text:p>
            <text:p>You...</text:p>
          </table:table-cell>
          <table:table-cell/>
          <table:table-cell table:formula="of:=IF([.E473]=&quot;&quot;; &quot;untranscribed&quot;; IF([.F473]=&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11A.DAT-ss0-2</text:p>
          </table:table-cell>
          <table:table-cell office:value-type="string" calcext:value-type="string">
            <text:p>#P("soundLen", "5.6743")</text:p>
          </table:table-cell>
          <table:table-cell/>
          <table:table-cell office:value-type="string" calcext:value-type="string">
            <text:p>桜子：んん、バカね</text:p>
            <text:p>　[一言言ってくれたら?]、いくらでもモデルになってあげるのに</text:p>
          </table:table-cell>
          <table:table-cell office:value-type="string" calcext:value-type="string">
            <text:p>Oh, you fool.</text:p>
            <text:p/>
            <text:p>#w(1.631)</text:p>
            <text:p>All you have to do is ask me straight, and I'll be your model all you want.</text:p>
          </table:table-cell>
          <table:table-cell office:value-type="string" calcext:value-type="string">
            <text:p>CHECK</text:p>
          </table:table-cell>
          <table:table-cell table:formula="of:=IF([.E474]=&quot;&quot;; &quot;untranscribed&quot;; IF([.F474]=&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1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211B.DAT-ss0-0</text:p>
          </table:table-cell>
          <table:table-cell office:value-type="string" calcext:value-type="string">
            <text:p>#P("soundLen", "3.0774")</text:p>
            <text:p><text:span text:style-name="T1">#P("noAutoOff", "1")</text:span></text:p>
          </table:table-cell>
          <table:table-cell office:value-type="string" calcext:value-type="string">
            <text:p>真一</text:p>
          </table:table-cell>
          <table:table-cell office:value-type="string" calcext:value-type="string">
            <text:p>何がいいプロポーションだ！</text:p>
            <text:p>体重もっと減らせ！</text:p>
          </table:table-cell>
          <table:table-cell office:value-type="string" calcext:value-type="string">
            <text:p>Seriously? {Killer curves}!?\n</text:p>
            <text:p>Lose some weight!</text:p>
          </table:table-cell>
          <table:table-cell/>
          <table:table-cell table:formula="of:=IF([.E476]=&quot;&quot;; &quot;untranscribed&quot;; IF([.F476]=&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11B.DAT-ss0-1</text:p>
          </table:table-cell>
          <table:table-cell office:value-type="string" calcext:value-type="string">
            <text:p>#P("soundLen", "6.00921")</text:p>
            <text:p><text:span text:style-name="T1">#P("noAutoOff", "1")</text:span></text:p>
          </table:table-cell>
          <table:table-cell office:value-type="string" calcext:value-type="string">
            <text:p>桜子</text:p>
          </table:table-cell>
          <table:table-cell office:value-type="string" calcext:value-type="string">
            <text:p>失礼ね！</text:p>
            <text:p>私のこの完璧なプロポーションをどこから肉を[下ろせ?]っていうのよ</text:p>
          </table:table-cell>
          <table:table-cell office:value-type="string" calcext:value-type="string">
            <text:p>Aren't you rude!</text:p>
            <text:p/>
            <text:p>#w(1.638)</text:p>
            <text:p>And just what part of my flawless countenance would you pare flesh from?</text:p>
          </table:table-cell>
          <table:table-cell office:value-type="string" calcext:value-type="string">
            <text:p>CHECK</text:p>
          </table:table-cell>
          <table:table-cell table:formula="of:=IF([.E477]=&quot;&quot;; &quot;untranscribed&quot;; IF([.F47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211B.DAT-ss0-2</text:p>
          </table:table-cell>
          <table:table-cell office:value-type="string" calcext:value-type="string">
            <text:p>#P("soundLen", "4.18742")</text:p>
            <text:p><text:span text:style-name="T1">#P("noAutoOff", "1")</text:span></text:p>
          </table:table-cell>
          <table:table-cell office:value-type="string" calcext:value-type="string">
            <text:p>真一</text:p>
          </table:table-cell>
          <table:table-cell office:value-type="string" calcext:value-type="string">
            <text:p>胸だ、胸だ！</text:p>
            <text:p>俺は胸のでかい[の女は?]嫌いなんだ！</text:p>
          </table:table-cell>
          <table:table-cell office:value-type="string" calcext:value-type="string">
            <text:p>Your chest, your chest!</text:p>
            <text:p/>
            <text:p>#w(1.779)</text:p>
            <text:p>I HATE girls with huge breasts!</text:p>
          </table:table-cell>
          <table:table-cell office:value-type="string" calcext:value-type="string">
            <text:p>CHECK</text:p>
          </table:table-cell>
          <table:table-cell table:formula="of:=IF([.E478]=&quot;&quot;; &quot;untranscribed&quot;; IF([.F478]=&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211B.DAT-ss0-3</text:p>
          </table:table-cell>
          <table:table-cell office:value-type="string" calcext:value-type="string">
            <text:p>#P("soundLen", "8.08711")</text:p>
          </table:table-cell>
          <table:table-cell/>
          <table:table-cell office:value-type="string" calcext:value-type="string">
            <text:p>弓美：松崎くん、松崎くん！</text:p>
            <text:p>　え、えっと</text:p>
            <text:p>　それじゃ、松崎くん</text:p>
            <text:p>　何撮ろうとしてたの？</text:p>
            <text:p>真一：オバケの写真だよ！</text:p>
            <text:p>　オ・バ・ケ！</text:p>
          </table:table-cell>
          <table:table-cell office:value-type="string" calcext:value-type="string">
            <text:p>Matsuzaki+-kun++, Matsuzaki+-kun++!</text:p>
            <text:p>//Uh, uhhhh, um...</text:p>
            <text:p>#woff(1.650)</text:p>
            <text:p/>
            <text:p>//#w(2.801)</text:p>
            <text:p>//So, Matsuzaki+-kun++, what were you trying to take pictures of?</text:p>
            <text:p/>
            <text:p>//#w(5.652)</text:p>
            <text:p>//The ghosts! G-H-O-S-T-S!</text:p>
          </table:table-cell>
          <table:table-cell office:value-type="string" calcext:value-type="string">
            <text:p>NOTE: a rare instance of a sound being cut off before it finishes playing. yumimi's line only actually plays through 松崎くん、松崎くん！, then we transition over to C211D for the rest of the exchange</text:p>
          </table:table-cell>
          <table:table-cell table:formula="of:=IF([.E479]=&quot;&quot;; &quot;untranscribed&quot;; IF([.F479]=&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1C.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11C.DAT-ss0-0</text:p>
          </table:table-cell>
          <table:table-cell office:value-type="string" calcext:value-type="string">
            <text:p>#P("soundLen", "3.6157")</text:p>
          </table:table-cell>
          <table:table-cell/>
          <table:table-cell office:value-type="string" calcext:value-type="string">
            <text:p>弓美：体育館の風景でも写しての？</text:p>
            <text:p>桜子：体育館の風景？</text:p>
          </table:table-cell>
          <table:table-cell office:value-type="string" calcext:value-type="string">
            <text:p>Are you taking photos of the gym scenery?</text:p>
            <text:p/>
            <text:p>#w(2.390)</text:p>
            <text:p>The gym scenery...?</text:p>
          </table:table-cell>
          <table:table-cell/>
          <table:table-cell table:formula="of:=IF([.E481]=&quot;&quot;; &quot;untranscribed&quot;; IF([.F481]=&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C211C.DAT-ss0-1</text:p>
          </table:table-cell>
          <table:table-cell office:value-type="string" calcext:value-type="string">
            <text:p>#P("soundLen", "8.17059")</text:p>
            <text:p><text:span text:style-name="T1">#P("noAutoOff", "1")</text:span></text:p>
          </table:table-cell>
          <table:table-cell/>
          <table:table-cell office:value-type="string" calcext:value-type="string">
            <text:p>桜子：って！ああ、もしかしたら…</text:p>
            <text:p>　女子更衣室の盗み撮り！？</text:p>
            <text:p>　犯罪者ー！</text:p>
            <text:p>真一：違うー！</text:p>
          </table:table-cell>
          <table:table-cell office:value-type="string" calcext:value-type="string">
            <text:p>#off()</text:p>
            <text:p>#w(1.892)</text:p>
            <text:p>Could it be...?</text:p>
            <text:p/>
            <text:p>//#w(1.901)</text:p>
            <text:p>#w(3.414)</text:p>
            <text:p>You're taking sneak shots of the girls' locker room!?</text:p>
            <text:p/>
            <text:p>#w(5.754)</text:p>
            <text:p>CRIMINAL!</text:p>
            <text:p/>
            <text:p>#w(6.786)</text:p>
            <text:p>NO I'M NOT!</text:p>
          </table:table-cell>
          <table:table-cell/>
          <table:table-cell table:formula="of:=IF([.E482]=&quot;&quot;; &quot;untranscribed&quot;; IF([.F48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11C.DAT-ss0-2</text:p>
          </table:table-cell>
          <table:table-cell office:value-type="string" calcext:value-type="string">
            <text:p>#P("soundLen", "5.77578")</text:p>
          </table:table-cell>
          <table:table-cell/>
          <table:table-cell office:value-type="string" calcext:value-type="string">
            <text:p>桜子：違うの？</text:p>
            <text:p>　黙っててあげるわよ</text:p>
            <text:p>　売上の４割でどう？</text:p>
            <text:p>真一：何[売る?]ぞ、お前</text:p>
          </table:table-cell>
          <table:table-cell office:value-type="string" calcext:value-type="string">
            <text:p>Are you not?</text:p>
            <text:p/>
            <text:p>#w(1.228)</text:p>
            <text:p>Don't worry, I'll keep quiet. How's a 40% share of the take sound?</text:p>
            <text:p/>
            <text:p>#w(4.384)</text:p>
            <text:p>Just what are you selling?</text:p>
          </table:table-cell>
          <table:table-cell office:value-type="string" calcext:value-type="string">
            <text:p>CHECK</text:p>
          </table:table-cell>
          <table:table-cell table:formula="of:=IF([.E483]=&quot;&quot;; &quot;untranscribed&quot;; IF([.F483]=&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1D.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211D.DAT-ss0-0</text:p>
          </table:table-cell>
          <table:table-cell office:value-type="string" calcext:value-type="string">
            <text:p>#P("soundLen", "6.60249")</text:p>
          </table:table-cell>
          <table:table-cell/>
          <table:table-cell office:value-type="string" calcext:value-type="string">
            <text:p>弓美：え、えっと</text:p>
            <text:p>　それじゃ、松崎くん、何撮ろうとしていたの？</text:p>
            <text:p>真一：オバケの写真だよ！</text:p>
            <text:p>　オ・バ・ケ！</text:p>
          </table:table-cell>
          <table:table-cell table:style-name="ce2" office:value-type="string" calcext:value-type="string">
            <text:p><text:span text:style-name="T2">Uh, uhhhh, um...</text:span></text:p>
            <text:p/>
            <text:p><text:span text:style-name="T2">#w(1.237)</text:span></text:p>
            <text:p><text:span text:style-name="T2">So, Matsuzaki+-kun++, what were you trying to take pictures of?</text:span></text:p>
            <text:p/>
            <text:p><text:span text:style-name="T2">#w(4.087)</text:span></text:p>
            <text:p><text:span text:style-name="T2">The ghosts! G-H-O-S-T-S!</text:span></text:p>
          </table:table-cell>
          <table:table-cell office:value-type="string" calcext:value-type="string">
            <text:p>NOTE: partial dupe of C211B-3</text:p>
          </table:table-cell>
          <table:table-cell table:formula="of:=IF([.E485]=&quot;&quot;; &quot;untranscribed&quot;; IF([.F485]=&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1E.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11E.DAT-ss0-0</text:p>
          </table:table-cell>
          <table:table-cell office:value-type="string" calcext:value-type="string">
            <text:p>#P("soundLen", "3.43817")</text:p>
            <text:p><text:span text:style-name="T1">#P("noAutoOff", "1")</text:span></text:p>
          </table:table-cell>
          <table:table-cell/>
          <table:table-cell office:value-type="string" calcext:value-type="string">
            <text:p>桜子：見たって何を？</text:p>
            <text:p>真一：オバケだよ、オバケ！</text:p>
          </table:table-cell>
          <table:table-cell office:value-type="string" calcext:value-type="string">
            <text:p>{Seen}...what?</text:p>
            <text:p/>
            <text:p>#w(1.589)</text:p>
            <text:p>The ghosts, the ghosts!</text:p>
          </table:table-cell>
          <table:table-cell/>
          <table:table-cell table:formula="of:=IF([.E487]=&quot;&quot;; &quot;untranscribed&quot;; IF([.F48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11E.DAT-ss0-1</text:p>
          </table:table-cell>
          <table:table-cell office:value-type="string" calcext:value-type="string">
            <text:p>#P("soundLen", "7.1349")</text:p>
            <text:p><text:span text:style-name="T1">#P("noAutoOff", "1")</text:span></text:p>
          </table:table-cell>
          <table:table-cell office:value-type="string" calcext:value-type="string">
            <text:p>真一</text:p>
          </table:table-cell>
          <table:table-cell office:value-type="string" calcext:value-type="string">
            <text:p>演劇部の[連中とかが?]他の白いのや、ふわふわしたのや、ぼーっとしたのや、幽霊を見たっていうんだ</text:p>
          </table:table-cell>
          <table:table-cell office:value-type="string" calcext:value-type="string">
            <text:p>Some guys in the Drama Club said they saw more of those white, bubbly, meandering ghosts.</text:p>
            <text:p/>
            <text:p>//#w(1.652)</text:p>
            <text:p>//...they saw another white, bubbly, drifting ghost.</text:p>
          </table:table-cell>
          <table:table-cell office:value-type="string" calcext:value-type="string">
            <text:p>CHECK</text:p>
          </table:table-cell>
          <table:table-cell table:formula="of:=IF([.E488]=&quot;&quot;; &quot;untranscribed&quot;; IF([.F488]=&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211E.DAT-ss0-2</text:p>
          </table:table-cell>
          <table:table-cell office:value-type="string" calcext:value-type="string">
            <text:p>#P("soundLen", "2.5622")</text:p>
          </table:table-cell>
          <table:table-cell office:value-type="string" calcext:value-type="string">
            <text:p>真一</text:p>
          </table:table-cell>
          <table:table-cell office:value-type="string" calcext:value-type="string">
            <text:p>なんだか、この体育館怪しいんだよな</text:p>
          </table:table-cell>
          <table:table-cell office:value-type="string" calcext:value-type="string">
            <text:p>There's something suspicious about this gym, right?</text:p>
          </table:table-cell>
          <table:table-cell/>
          <table:table-cell table:formula="of:=IF([.E489]=&quot;&quot;; &quot;untranscribed&quot;; IF([.F489]=&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2.DAT</text:p>
            <text:p>//==================================</text:p>
          </table:table-cell>
          <table:table-cell table:number-columns-repeated="1019"/>
        </table:table-row>
        <table:table-row table:style-name="ro21">
          <table:table-cell office:value-type="string" calcext:value-type="string">
            <text:p>string</text:p>
          </table:table-cell>
          <table:table-cell office:value-type="string" calcext:value-type="string">
            <text:p>C212.DAT-ss0-0</text:p>
          </table:table-cell>
          <table:table-cell office:value-type="string" calcext:value-type="string">
            <text:p>#P("soundLen", "6.21562")</text:p>
          </table:table-cell>
          <table:table-cell office:value-type="string" calcext:value-type="string">
            <text:p>桜子</text:p>
          </table:table-cell>
          <table:table-cell office:value-type="string" calcext:value-type="string">
            <text:p>男の子[が泣いて?]喜ぶこのプロポーション、おまけに美人[で頭もいい?]、「才色兼備」は私のために[あり?]の言葉だわ！</text:p>
          </table:table-cell>
          <table:table-cell office:value-type="string" calcext:value-type="string">
            <text:p>With killer curves to make boys cry tears of joy and beauty with brains to boot,</text:p>
            <text:p/>
            <text:p>#w(3.716)</text:p>
            <text:p>the term {gifted woman} was MADE for me!</text:p>
          </table:table-cell>
          <table:table-cell office:value-type="string" calcext:value-type="string">
            <text:p>CHECK</text:p>
            <text:p>NOTE: 才色兼備 = "a woman gifted with both intelligence and beauty". there's not really a succinct equivalent in english, which makes this tricky.</text:p>
          </table:table-cell>
          <table:table-cell table:formula="of:=IF([.E491]=&quot;&quot;; &quot;untranscribed&quot;; IF([.F491]=&quot;&quot;; &quot;UNTRANSLATED&quot;; &quot;&quot;))">
            <text:p/>
          </table:table-cell>
          <table:table-cell table:number-columns-repeated="1016"/>
        </table:table-row>
        <table:table-row table:style-name="ro26">
          <table:table-cell office:value-type="string" calcext:value-type="string">
            <text:p>string</text:p>
          </table:table-cell>
          <table:table-cell office:value-type="string" calcext:value-type="string">
            <text:p>C212.DAT-ss0-1</text:p>
          </table:table-cell>
          <table:table-cell office:value-type="string" calcext:value-type="string">
            <text:p>#P("soundLen", "4.78635")</text:p>
          </table:table-cell>
          <table:table-cell office:value-type="string" calcext:value-type="string">
            <text:p>桜子</text:p>
          </table:table-cell>
          <table:table-cell office:value-type="string" calcext:value-type="string">
            <text:p>私をモデルに写真が撮れるなんて、あんた今週、この沿線で一番運がいいと思うわ</text:p>
          </table:table-cell>
          <table:table-cell office:value-type="string" calcext:value-type="string">
            <text:p>I'd think you're the luckiest guy in town this week, getting to take photos with me as your model!</text:p>
          </table:table-cell>
          <table:table-cell office:value-type="string" calcext:value-type="string">
            <text:p>CHECK</text:p>
            <text:p>i would never in a million years have believed 沿線 here except that it's in yumimi quiz</text:p>
          </table:table-cell>
          <table:table-cell table:formula="of:=IF([.E492]=&quot;&quot;; &quot;untranscribed&quot;; IF([.F492]=&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22.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2122.DAT-ss0-0</text:p>
          </table:table-cell>
          <table:table-cell office:value-type="string" calcext:value-type="string">
            <text:p>#P("soundLen", "7.00676")</text:p>
          </table:table-cell>
          <table:table-cell office:value-type="string" calcext:value-type="string">
            <text:p>桜子</text:p>
          </table:table-cell>
          <table:table-cell office:value-type="string" calcext:value-type="string">
            <text:p>なんだ、違うのか</text:p>
            <text:p>一言言ってくれたら、着替えシーンの１枚や２枚…撮らせないけど</text:p>
          </table:table-cell>
          <table:table-cell office:value-type="string" calcext:value-type="string">
            <text:p>Oh, am I wrong?</text:p>
            <text:p/>
            <text:p>#w(2.891)</text:p>
            <text:p>Just ask and I'll give you a strip scene or two...</text:p>
            <text:p/>
            <text:p>#w(6.343)</text:p>
            <text:p>...But no photos allowed.</text:p>
          </table:table-cell>
          <table:table-cell office:value-type="string" calcext:value-type="string">
            <text:p>CHECK</text:p>
            <text:p>NOTE: i think the original joke here is that the first part of the sentence sounds like sakurako is offering to let him take photos, but when we get to the verb at the end it's actually "i won't let you take them", which doesn't really work as-is in english</text:p>
          </table:table-cell>
          <table:table-cell table:formula="of:=IF([.E497]=&quot;&quot;; &quot;untranscribed&quot;; IF([.F494]=&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13.DAT-ss0-0</text:p>
          </table:table-cell>
          <table:table-cell office:value-type="string" calcext:value-type="string">
            <text:p>#P("soundLen", "0.423613")</text:p>
          </table:table-cell>
          <table:table-cell/>
          <table:table-cell table:style-name="Default"/>
          <table:table-cell table:number-columns-repeated="1019"/>
        </table:table-row>
        <table:table-row table:style-name="ro12">
          <table:table-cell office:value-type="string" calcext:value-type="string">
            <text:p>string</text:p>
          </table:table-cell>
          <table:table-cell office:value-type="string" calcext:value-type="string">
            <text:p>C213.DAT-ss0-1</text:p>
          </table:table-cell>
          <table:table-cell office:value-type="string" calcext:value-type="string">
            <text:p>#P("soundLen", "8.18638")</text:p>
          </table:table-cell>
          <table:table-cell office:value-type="string" calcext:value-type="string">
            <text:p>弓美</text:p>
          </table:table-cell>
          <table:table-cell office:value-type="string" calcext:value-type="string">
            <text:p>う…うににににに…</text:p>
            <text:p>あ…あれ…あれ？</text:p>
            <text:p>貧血が…[頭?]…ああ</text:p>
          </table:table-cell>
          <table:table-cell office:value-type="string" calcext:value-type="string">
            <text:p>#off()</text:p>
            <text:p>#w(1.844)</text:p>
            <text:p>Hn...hn...huh?</text:p>
            <text:p/>
            <text:p>#w(4.765)</text:p>
            <text:p>The anemia...My...head...</text:p>
            <text:p>#woff(7.850)</text:p>
          </table:table-cell>
          <table:table-cell office:value-type="string" calcext:value-type="string">
            <text:p>CHECK, not sure about 頭 though it would make sense here</text:p>
          </table:table-cell>
          <table:table-cell table:formula="of:=IF([.E497]=&quot;&quot;; &quot;untranscribed&quot;; IF([.F49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4.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214.DAT-ss0-0</text:p>
          </table:table-cell>
          <table:table-cell office:value-type="string" calcext:value-type="string">
            <text:p>#P("soundLen", "7.32711")</text:p>
            <text:p><text:span text:style-name="T1">#P("noAutoOff", "1")</text:span></text:p>
          </table:table-cell>
          <table:table-cell office:value-type="string" calcext:value-type="string">
            <text:p>弓美</text:p>
          </table:table-cell>
          <table:table-cell office:value-type="string" calcext:value-type="string">
            <text:p>あ　終わった</text:p>
            <text:p>なんか最近、貧血が多いな</text:p>
          </table:table-cell>
          <table:table-cell office:value-type="string" calcext:value-type="string">
            <text:p>#off()</text:p>
            <text:p>#w(1.241)</text:p>
            <text:p>It went away...</text:p>
            <text:p>#woff(2.341)</text:p>
            <text:p/>
            <text:p>#w(4.110)</text:p>
            <text:p>F-For some reason, I've been having a lot of anemia lately...</text:p>
          </table:table-cell>
          <table:table-cell/>
          <table:table-cell table:formula="of:=IF([.E499]=&quot;&quot;; &quot;untranscribed&quot;; IF([.F49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14.DAT-ss0-1</text:p>
          </table:table-cell>
          <table:table-cell office:value-type="string" calcext:value-type="string">
            <text:p>#P("soundLen", "6.07832")</text:p>
          </table:table-cell>
          <table:table-cell/>
          <table:table-cell office:value-type="string" calcext:value-type="string">
            <text:p>桜子：大丈夫？弓美</text:p>
            <text:p>弓美：う、うん</text:p>
            <text:p>　[平気?]…</text:p>
            <text:p>真一：ほんとに大丈夫か？</text:p>
            <text:p>弓美：ぎくっ</text:p>
          </table:table-cell>
          <table:table-cell office:value-type="string" calcext:value-type="string">
            <text:p>Are you okay, Yumimi?</text:p>
            <text:p/>
            <text:p>#w(2.059)</text:p>
            <text:p>Y-Yeah, I'm fine...</text:p>
            <text:p/>
            <text:p>#w(4.211)</text:p>
            <text:p>Are you really all right?</text:p>
            <text:p>#woff(5.599)</text:p>
          </table:table-cell>
          <table:table-cell office:value-type="string" calcext:value-type="string">
            <text:p>CHECK</text:p>
          </table:table-cell>
          <table:table-cell table:formula="of:=IF([.E500]=&quot;&quot;; &quot;untranscribed&quot;; IF([.F500]=&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214.DAT-ss0-2</text:p>
          </table:table-cell>
          <table:table-cell office:value-type="string" calcext:value-type="string">
            <text:p>#P("soundLen", "6.55083")</text:p>
          </table:table-cell>
          <table:table-cell office:value-type="string" calcext:value-type="string">
            <text:p>弓美</text:p>
          </table:table-cell>
          <table:table-cell office:value-type="string" calcext:value-type="string">
            <text:p>貧血か？</text:p>
            <text:p>ちゃんと毎日食事してるか？</text:p>
            <text:p>まあ、もっとも桜子みたいに食べすぎてるというのもたまらないな</text:p>
          </table:table-cell>
          <table:table-cell office:value-type="string" calcext:value-type="string">
            <text:p>Is it anemia? Are you eating properly every day?</text:p>
            <text:p/>
            <text:p>#w(3.048)</text:p>
            <text:p>Though I suppose eating way too much like Sakurako does would be pretty unbearable.</text:p>
            <text:p>#woff(6.600)</text:p>
          </table:table-cell>
          <table:table-cell office:value-type="string" calcext:value-type="string">
            <text:p>CHECK</text:p>
          </table:table-cell>
          <table:table-cell table:formula="of:=IF([.E501]=&quot;&quot;; &quot;untranscribed&quot;; IF([.F50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214.DAT-ss0-3</text:p>
          </table:table-cell>
          <table:table-cell office:value-type="string" calcext:value-type="string">
            <text:p>#P("soundLen", "1.89735")</text:p>
          </table:table-cell>
          <table:table-cell office:value-type="string" calcext:value-type="string">
            <text:p>弓美</text:p>
          </table:table-cell>
          <table:table-cell office:value-type="string" calcext:value-type="string">
            <text:p>ひひひえぇ</text:p>
            <text:p>ま、ま、ま、まつざ…</text:p>
          </table:table-cell>
          <table:table-cell office:value-type="string" calcext:value-type="string">
            <text:p>#off()</text:p>
            <text:p>#w(0.689)</text:p>
            <text:p>M-M-M-Matsuza―!</text:p>
          </table:table-cell>
          <table:table-cell/>
          <table:table-cell table:formula="of:=IF([.E502]=&quot;&quot;; &quot;untranscribed&quot;; IF([.F502]=&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5.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215.DAT-ss0-0</text:p>
          </table:table-cell>
          <table:table-cell office:value-type="string" calcext:value-type="string">
            <text:p>#P("soundLen", "5.79894")</text:p>
          </table:table-cell>
          <table:table-cell/>
          <table:table-cell office:value-type="string" calcext:value-type="string">
            <text:p>桜子：んもう</text:p>
            <text:p>　[昼間?]から何してんのよ</text:p>
            <text:p>　[冷やし?]</text:p>
            <text:p>弓美：ち　違うー！</text:p>
          </table:table-cell>
          <table:table-cell office:value-type="string" calcext:value-type="string">
            <text:p>Good lord...What do you think you're doing in broad daylight? Cool off.</text:p>
            <text:p/>
            <text:p>//#w(2.808)</text:p>
            <text:p>#w(3.791)</text:p>
            <text:p>I-It's not like that...!</text:p>
          </table:table-cell>
          <table:table-cell office:value-type="string" calcext:value-type="string">
            <text:p>CHECK, it would absolutely make sense for her to be saying to "cool it" here, but i don't think 冷やし is grammatically valid for that...</text:p>
          </table:table-cell>
          <table:table-cell table:formula="of:=IF([.E504]=&quot;&quot;; &quot;untranscribed&quot;; IF([.F5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6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216A.DAT-ss0-0</text:p>
          </table:table-cell>
          <table:table-cell office:value-type="string" calcext:value-type="string">
            <text:p>#P("soundLen", "2.55691")</text:p>
          </table:table-cell>
          <table:table-cell table:style-name="ce1" office:value-type="string" calcext:value-type="string">
            <text:p>真一</text:p>
          </table:table-cell>
          <table:table-cell office:value-type="string" calcext:value-type="string">
            <text:p>体の調子が悪いのなら、今日送ってってやるよ</text:p>
          </table:table-cell>
          <table:table-cell office:value-type="string" calcext:value-type="string">
            <text:p>If you're not feeling well, I can walk you home for today.</text:p>
          </table:table-cell>
          <table:table-cell/>
          <table:table-cell table:formula="of:=IF([.E506]=&quot;&quot;; &quot;untranscribed&quot;; IF([.F506]=&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16A.DAT-ss0-1</text:p>
          </table:table-cell>
          <table:table-cell office:value-type="string" calcext:value-type="string">
            <text:p>#P("soundLen", "7.69703")</text:p>
            <text:p><text:span text:style-name="T1">#P("noAutoOff", "1")</text:span></text:p>
          </table:table-cell>
          <table:table-cell office:value-type="string" calcext:value-type="string">
            <text:p>ナレーター</text:p>
          </table:table-cell>
          <table:table-cell office:value-type="string" calcext:value-type="string">
            <text:p>ここまでゲームを[推してきて?]、[気がついていた人はいた?]かもしれませんが、実はこのゲーム、少女漫画が[ネタなん?]ですね</text:p>
          </table:table-cell>
          <table:table-cell office:value-type="string" calcext:value-type="string">
            <text:p>Perhaps some of you have already deduced it from the game thus far, but...</text:p>
            <text:p/>
            <text:p>#w(4.124)</text:p>
            <text:p>This game is, in fact, based on comics for girls.</text:p>
          </table:table-cell>
          <table:table-cell office:value-type="string" calcext:value-type="string">
            <text:p>CHECK</text:p>
          </table:table-cell>
          <table:table-cell table:formula="of:=IF([.E507]=&quot;&quot;; &quot;untranscribed&quot;; IF([.F50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16A.DAT-ss0-2</text:p>
          </table:table-cell>
          <table:table-cell office:value-type="string" calcext:value-type="string">
            <text:p>#P("soundLen", "8.09257")</text:p>
            <text:p><text:span text:style-name="T1">#P("noAutoOff", "1")</text:span></text:p>
          </table:table-cell>
          <table:table-cell office:value-type="string" calcext:value-type="string">
            <text:p>ナレーター</text:p>
          </table:table-cell>
          <table:table-cell office:value-type="string" calcext:value-type="string">
            <text:p>作者が少女漫画家なんですから、当たり前と言えば当たり前なんですけどね</text:p>
            <text:p>このゲーム、女の子にも、遊んで欲しいですね</text:p>
          </table:table-cell>
          <table:table-cell office:value-type="string" calcext:value-type="string">
            <text:p>Since the creator is an author of girls' comics, it should really come as no surprise, huh?</text:p>
            <text:p/>
            <text:p>#w(4.464)</text:p>
            <text:p>We want girls to play this game too!</text:p>
          </table:table-cell>
          <table:table-cell/>
          <table:table-cell table:formula="of:=IF([.E508]=&quot;&quot;; &quot;untranscribed&quot;; IF([.F50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216A.DAT-ss0-3</text:p>
          </table:table-cell>
          <table:table-cell office:value-type="string" calcext:value-type="string">
            <text:p>#P("soundLen", "2.33663")</text:p>
          </table:table-cell>
          <table:table-cell office:value-type="string" calcext:value-type="string">
            <text:p>ナレーター</text:p>
          </table:table-cell>
          <table:table-cell office:value-type="string" calcext:value-type="string">
            <text:p>ところで、あなたは女の子ですか？</text:p>
          </table:table-cell>
          <table:table-cell office:value-type="string" calcext:value-type="string">
            <text:p>...By the way, are you a girl?</text:p>
          </table:table-cell>
          <table:table-cell/>
          <table:table-cell table:formula="of:=IF([.E509]=&quot;&quot;; &quot;untranscribed&quot;; IF([.F509]=&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6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216B.DAT-ss0-0</text:p>
          </table:table-cell>
          <table:table-cell office:value-type="string" calcext:value-type="string">
            <text:p>#P("soundLen", "2.22016")</text:p>
          </table:table-cell>
          <table:table-cell office:value-type="string" calcext:value-type="string">
            <text:p>真一</text:p>
          </table:table-cell>
          <table:table-cell office:value-type="string" calcext:value-type="string">
            <text:p>あはは、はは…へ！？</text:p>
          </table:table-cell>
          <table:table-cell table:number-columns-repeated="2"/>
          <table:table-cell table:formula="of:=IF([.E511]=&quot;&quot;; &quot;untranscribed&quot;; IF([.F51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217.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217.DAT-ss0-0</text:p>
          </table:table-cell>
          <table:table-cell office:value-type="string" calcext:value-type="string">
            <text:p>#P("soundLen", "1.13158")</text:p>
          </table:table-cell>
          <table:table-cell office:value-type="string" calcext:value-type="string">
            <text:p>弓美</text:p>
          </table:table-cell>
          <table:table-cell office:value-type="string" calcext:value-type="string">
            <text:p>えへへへへ…</text:p>
          </table:table-cell>
          <table:table-cell table:number-columns-repeated="2"/>
          <table:table-cell table:formula="of:=IF([.E513]=&quot;&quot;; &quot;untranscribed&quot;; IF([.F51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C217.DAT-ss0-1</text:p>
          </table:table-cell>
          <table:table-cell office:value-type="string" calcext:value-type="string">
            <text:p>#P("soundLen", "3.18521")</text:p>
          </table:table-cell>
          <table:table-cell office:value-type="string" calcext:value-type="string">
            <text:p>桜子</text:p>
          </table:table-cell>
          <table:table-cell office:value-type="string" calcext:value-type="string">
            <text:p>何赤くなってんのよ</text:p>
            <text:p>ったくもう</text:p>
          </table:table-cell>
          <table:table-cell office:value-type="string" calcext:value-type="string">
            <text:p>What're you going red for? Ugh...</text:p>
          </table:table-cell>
          <table:table-cell/>
          <table:table-cell table:formula="of:=IF([.E514]=&quot;&quot;; &quot;untranscribed&quot;; IF([.F514]=&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18.DAT-ss0-0</text:p>
          </table:table-cell>
          <table:table-cell table:formula="of:=T([.C134])" office:value-type="string" office:string-value="#P(&quot;soundLen&quot;, &quot;0.859082&quot;)" calcext:value-type="string">
            <text:p>#P("soundLen", "0.859082")</text:p>
          </table:table-cell>
          <table:table-cell table:number-columns-repeated="1021"/>
        </table:table-row>
        <table:table-row table:style-name="ro11">
          <table:table-cell office:value-type="string" calcext:value-type="string">
            <text:p>string</text:p>
          </table:table-cell>
          <table:table-cell office:value-type="string" calcext:value-type="string">
            <text:p>C218.DAT-ss0-1</text:p>
          </table:table-cell>
          <table:table-cell office:value-type="string" calcext:value-type="string">
            <text:p>#P("soundLen", "5.62025")</text:p>
          </table:table-cell>
          <table:table-cell/>
          <table:table-cell office:value-type="string" calcext:value-type="string">
            <text:p>弓美：ん？うわぁ！</text:p>
            <text:p>　さ、さ、桜子ちゃん！</text:p>
            <text:p>　後ろ、後ろ！！</text:p>
            <text:p>桜子：んん？</text:p>
          </table:table-cell>
          <table:table-cell office:value-type="string" calcext:value-type="string">
            <text:p>#off()</text:p>
            <text:p>#w(1.757)</text:p>
            <text:p>S-S-Sakurako+-chan++!\n</text:p>
            <text:p>Behind you, behind you!</text:p>
            <text:p>#woff(4.869)</text:p>
          </table:table-cell>
          <table:table-cell/>
          <table:table-cell table:formula="of:=IF([.E517]=&quot;&quot;; &quot;untranscribed&quot;; IF([.F51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19.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219.DAT-ss0-0</text:p>
          </table:table-cell>
          <table:table-cell office:value-type="string" calcext:value-type="string">
            <text:p>#P("soundLen", "0.326249")</text:p>
          </table:table-cell>
          <table:table-cell office:value-type="string" calcext:value-type="string">
            <text:p>桜子</text:p>
          </table:table-cell>
          <table:table-cell office:value-type="string" calcext:value-type="string">
            <text:p>わあ！</text:p>
          </table:table-cell>
          <table:table-cell table:number-columns-repeated="2"/>
          <table:table-cell table:formula="of:=IF([.E519]=&quot;&quot;; &quot;untranscribed&quot;; IF([.F519]=&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219.DAT-ss0-1</text:p>
          </table:table-cell>
          <table:table-cell office:value-type="string" calcext:value-type="string">
            <text:p>#P("soundLen", "0.0794889")</text:p>
          </table:table-cell>
          <table:table-cell table:number-columns-repeated="1021"/>
        </table:table-row>
        <table:table-row table:style-name="ro2">
          <table:table-cell office:value-type="string" calcext:value-type="string">
            <text:p>string</text:p>
          </table:table-cell>
          <table:table-cell office:value-type="string" calcext:value-type="string">
            <text:p>C219.DAT-ss0-2</text:p>
          </table:table-cell>
          <table:table-cell office:value-type="string" calcext:value-type="string">
            <text:p>#P("soundLen", "0.227102")</text:p>
          </table:table-cell>
          <table:table-cell table:number-columns-repeated="1021"/>
        </table:table-row>
        <table:table-row table:style-name="ro1">
          <table:table-cell table:number-columns-repeated="4"/>
          <table:table-cell office:value-type="string" calcext:value-type="string">
            <text:p>//==================================</text:p>
            <text:p>// File: C220.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220.DAT-ss0-0</text:p>
          </table:table-cell>
          <table:table-cell office:value-type="string" calcext:value-type="string">
            <text:p>#P("soundLen", "6.07808")</text:p>
          </table:table-cell>
          <table:table-cell/>
          <table:table-cell office:value-type="string" calcext:value-type="string">
            <text:p>弓美：い…今の見た</text:p>
            <text:p>桜子：な、何よ、あれ</text:p>
            <text:p>真一：え、え、えっと…</text:p>
          </table:table-cell>
          <table:table-cell office:value-type="string" calcext:value-type="string">
            <text:p>D...Did you see that?</text:p>
            <text:p/>
            <text:p>#w(2.457)</text:p>
            <text:p>W...What was that?</text:p>
            <text:p/>
            <text:p>#w(4.472)</text:p>
            <text:p>U...Uh...Uhhh...</text:p>
          </table:table-cell>
          <table:table-cell/>
          <table:table-cell table:formula="of:=IF([.E523]=&quot;&quot;; &quot;untranscribed&quot;; IF([.F523]=&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220.DAT-start</text:p>
          </table:table-cell>
          <table:table-cell table:number-columns-repeated="2"/>
          <table:table-cell table:style-name="ce2" office:value-type="string" calcext:value-type="string">
            <text:p>どんよりどんより</text:p>
          </table:table-cell>
          <table:table-cell office:value-type="string" calcext:value-type="string">
            <text:p>*(GLOOM)*</text:p>
            <text:p>#woff(3.000)</text:p>
          </table:table-cell>
          <table:table-cell/>
          <table:table-cell table:formula="of:=IF([.E524]=&quot;&quot;; &quot;untranscribed&quot;; IF([.F524]=&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222.DAT-ss0-0</text:p>
          </table:table-cell>
          <table:table-cell office:value-type="string" calcext:value-type="string">
            <text:p>#P("soundLen", "7.74022")</text:p>
          </table:table-cell>
          <table:table-cell table:number-columns-repeated="1021"/>
        </table:table-row>
        <table:table-row table:style-name="ro7">
          <table:table-cell office:value-type="string" calcext:value-type="string">
            <text:p>string</text:p>
          </table:table-cell>
          <table:table-cell office:value-type="string" calcext:value-type="string">
            <text:p>C222.DAT-ss0-1</text:p>
          </table:table-cell>
          <table:table-cell office:value-type="string" calcext:value-type="string">
            <text:p>#P("soundLen", "2.34529")</text:p>
          </table:table-cell>
          <table:table-cell office:value-type="string" calcext:value-type="string">
            <text:p>真一</text:p>
          </table:table-cell>
          <table:table-cell office:value-type="string" calcext:value-type="string">
            <text:p>やっぱりあの体育館、何かあるんだよ！</text:p>
          </table:table-cell>
          <table:table-cell office:value-type="string" calcext:value-type="string">
            <text:p>So there IS something in the gym after all!</text:p>
          </table:table-cell>
          <table:table-cell/>
          <table:table-cell table:formula="of:=IF([.E527]=&quot;&quot;; &quot;untranscribed&quot;; IF([.F52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3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223A.DAT-ss0-0</text:p>
          </table:table-cell>
          <table:table-cell office:value-type="string" calcext:value-type="string">
            <text:p>#P("soundLen", "0.785368")</text:p>
          </table:table-cell>
          <table:table-cell office:value-type="string" calcext:value-type="string">
            <text:p>弓美</text:p>
          </table:table-cell>
          <table:table-cell office:value-type="string" calcext:value-type="string">
            <text:p>う…うん</text:p>
          </table:table-cell>
          <table:table-cell office:value-type="string" calcext:value-type="string">
            <text:p>Y-Yeah.</text:p>
          </table:table-cell>
          <table:table-cell/>
          <table:table-cell table:formula="of:=IF([.E529]=&quot;&quot;; &quot;untranscribed&quot;; IF([.F529]=&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23A.DAT-ss0-1</text:p>
          </table:table-cell>
          <table:table-cell office:value-type="string" calcext:value-type="string">
            <text:p>#P("soundLen", "5.82032")</text:p>
            <text:p><text:span text:style-name="T1">#P("noAutoOff", "1")</text:span></text:p>
          </table:table-cell>
          <table:table-cell office:value-type="string" calcext:value-type="string">
            <text:p>桜子</text:p>
          </table:table-cell>
          <table:table-cell office:value-type="string" calcext:value-type="string">
            <text:p>んと…あたし、こうゆう非常識な話、嫌いなのよね</text:p>
          </table:table-cell>
          <table:table-cell office:value-type="string" calcext:value-type="string">
            <text:p>//Rrgh...</text:p>
            <text:p>#woff(0.300)</text:p>
            <text:p/>
            <text:p>#w(1.354)</text:p>
            <text:p>I hate irrational stuff like this.</text:p>
          </table:table-cell>
          <table:table-cell/>
          <table:table-cell table:formula="of:=IF([.E530]=&quot;&quot;; &quot;untranscribed&quot;; IF([.F53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223A.DAT-ss0-2</text:p>
          </table:table-cell>
          <table:table-cell office:value-type="string" calcext:value-type="string">
            <text:p>#P("soundLen", "1.41127")</text:p>
          </table:table-cell>
          <table:table-cell office:value-type="string" calcext:value-type="string">
            <text:p>真一</text:p>
          </table:table-cell>
          <table:table-cell office:value-type="string" calcext:value-type="string">
            <text:p>それじゃ、何が好きなんだ？</text:p>
          </table:table-cell>
          <table:table-cell office:value-type="string" calcext:value-type="string">
            <text:p>Well then, what do you prefer?</text:p>
          </table:table-cell>
          <table:table-cell/>
          <table:table-cell table:formula="of:=IF([.E531]=&quot;&quot;; &quot;untranscribed&quot;; IF([.F53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223A.DAT-ss0-3</text:p>
          </table:table-cell>
          <table:table-cell office:value-type="string" calcext:value-type="string">
            <text:p>#P("soundLen", "1.05191")</text:p>
          </table:table-cell>
          <table:table-cell office:value-type="string" calcext:value-type="string">
            <text:p>桜子</text:p>
          </table:table-cell>
          <table:table-cell office:value-type="string" calcext:value-type="string">
            <text:p>食べ物な話</text:p>
          </table:table-cell>
          <table:table-cell office:value-type="string" calcext:value-type="string">
            <text:p>Food stuff.</text:p>
          </table:table-cell>
          <table:table-cell/>
          <table:table-cell table:formula="of:=IF([.E532]=&quot;&quot;; &quot;untranscribed&quot;; IF([.F532]=&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3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223B.DAT-ss0-0</text:p>
          </table:table-cell>
          <table:table-cell office:value-type="string" calcext:value-type="string">
            <text:p>#P("soundLen", "2.64635")</text:p>
            <text:p><text:span text:style-name="T1">#P("noAutoOff", "1")</text:span></text:p>
          </table:table-cell>
          <table:table-cell office:value-type="string" calcext:value-type="string">
            <text:p>弓美</text:p>
          </table:table-cell>
          <table:table-cell office:value-type="string" calcext:value-type="string">
            <text:p>そうね</text:p>
            <text:p>思い切って話してみよう</text:p>
          </table:table-cell>
          <table:table-cell office:value-type="string" calcext:value-type="string">
            <text:p>Right. Let's go in boldly...</text:p>
          </table:table-cell>
          <table:table-cell table:style-name="ce2"/>
          <table:table-cell table:formula="of:=IF([.E534]=&quot;&quot;; &quot;untranscribed&quot;; IF([.F53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23B.DAT-ss0-1</text:p>
          </table:table-cell>
          <table:table-cell office:value-type="string" calcext:value-type="string">
            <text:p>#P("soundLen", "5.65188")</text:p>
          </table:table-cell>
          <table:table-cell office:value-type="string" calcext:value-type="string">
            <text:p>弓美</text:p>
          </table:table-cell>
          <table:table-cell office:value-type="string" calcext:value-type="string">
            <text:p>ね…ね、松崎くん</text:p>
            <text:p>実は昨日、こんなことがあったんだけど…</text:p>
          </table:table-cell>
          <table:table-cell office:value-type="string" calcext:value-type="string">
            <text:p>H-Hey, Matsuzaki+-kun++.</text:p>
            <text:p/>
            <text:p>#w(2.945)</text:p>
            <text:p>Actually, there was this thing that happened yesterday...</text:p>
          </table:table-cell>
          <table:table-cell/>
          <table:table-cell table:formula="of:=IF([.E535]=&quot;&quot;; &quot;untranscribed&quot;; IF([.F5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3C.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223C.DAT-ss0-0</text:p>
          </table:table-cell>
          <table:table-cell office:value-type="string" calcext:value-type="string">
            <text:p>#P("soundLen", "6.12292")</text:p>
          </table:table-cell>
          <table:table-cell/>
          <table:table-cell office:value-type="string" calcext:value-type="string">
            <text:p>桜子：ん？どうしたの？</text:p>
            <text:p>弓美：[黙っておこう?]と思ったばかりだったのに…！</text:p>
          </table:table-cell>
          <table:table-cell office:value-type="string" calcext:value-type="string">
            <text:p>Hmm? What's wrong?</text:p>
            <text:p>#woff(1.921)</text:p>
            <text:p/>
            <text:p>#w(2.997)</text:p>
            <text:p>And I was just thinking I wouldn't bring it up...!</text:p>
          </table:table-cell>
          <table:table-cell/>
          <table:table-cell table:formula="of:=IF([.E537]=&quot;&quot;; &quot;untranscribed&quot;; IF([.F53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3DE.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223DE.DAT-ss0-0</text:p>
          </table:table-cell>
          <table:table-cell office:value-type="string" calcext:value-type="string">
            <text:p>#P("soundLen", "7.27287")</text:p>
          </table:table-cell>
          <table:table-cell/>
          <table:table-cell office:value-type="string" calcext:value-type="string">
            <text:p>真一：うん</text:p>
            <text:p>　確かに、その女の子のいう体育館の穴と、体育館のオバケ関係があるような気がする</text:p>
            <text:p>弓美：そうなの</text:p>
          </table:table-cell>
          <table:table-cell office:value-type="string" calcext:value-type="string">
            <text:p>Yeah. I feel like there must be a connection...</text:p>
            <text:p/>
            <text:p>//#w(0.888)</text:p>
            <text:p>#w(2.404)</text:p>
            <text:p>...between what that girl said about a hole in the gym, and the ghosts in it.</text:p>
            <text:p/>
            <text:p>#w(6.806)</text:p>
            <text:p>Yeah.</text:p>
          </table:table-cell>
          <table:table-cell/>
          <table:table-cell table:formula="of:=IF([.E539]=&quot;&quot;; &quot;untranscribed&quot;; IF([.F53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223DE.DAT-ss0-1</text:p>
          </table:table-cell>
          <table:table-cell office:value-type="string" calcext:value-type="string">
            <text:p>#P("soundLen", "1.81375")</text:p>
          </table:table-cell>
          <table:table-cell office:value-type="string" calcext:value-type="string">
            <text:p>桜子</text:p>
          </table:table-cell>
          <table:table-cell office:value-type="string" calcext:value-type="string">
            <text:p>口実[すげ??]っぽいわね</text:p>
          </table:table-cell>
          <table:table-cell office:value-type="string" calcext:value-type="string">
            <text:p>Sounds like you're grasping at straws to me.</text:p>
          </table:table-cell>
          <table:table-cell office:value-type="string" calcext:value-type="string">
            <text:p>CHECK, this doesn't make sense</text:p>
          </table:table-cell>
          <table:table-cell table:formula="of:=IF([.E540]=&quot;&quot;; &quot;untranscribed&quot;; IF([.F540]=&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223DE.DAT-ss0-2</text:p>
          </table:table-cell>
          <table:table-cell office:value-type="string" calcext:value-type="string">
            <text:p>#P("soundLen", "7.65397")</text:p>
          </table:table-cell>
          <table:table-cell office:value-type="string" calcext:value-type="string">
            <text:p>桜子</text:p>
          </table:table-cell>
          <table:table-cell office:value-type="string" calcext:value-type="string">
            <text:p>ん、それはあたしもさっきの変な物を見たのが認めるけど、なんだか話の展開が強引な気がするわよ</text:p>
          </table:table-cell>
          <table:table-cell office:value-type="string" calcext:value-type="string">
            <text:p>#w(0.419)</text:p>
            <text:p>Mmm...I'll admit that I saw those weird things earlier too,</text:p>
            <text:p/>
            <text:p>#w(4.302)</text:p>
            <text:p>but I kind of feel like you're forcing the plot here.</text:p>
          </table:table-cell>
          <table:table-cell/>
          <table:table-cell table:formula="of:=IF([.E541]=&quot;&quot;; &quot;untranscribed&quot;; IF([.F541]=&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223DE.DAT-ss0-3</text:p>
          </table:table-cell>
          <table:table-cell office:value-type="string" calcext:value-type="string">
            <text:p>#P("soundLen", "3.51668")</text:p>
          </table:table-cell>
          <table:table-cell office:value-type="string" calcext:value-type="string">
            <text:p>桜子</text:p>
          </table:table-cell>
          <table:table-cell office:value-type="string" calcext:value-type="string">
            <text:p>どこがどう関係するのか、[???]先に説明しなさいよ</text:p>
          </table:table-cell>
          <table:table-cell office:value-type="string" calcext:value-type="string">
            <text:p>#w(0.311)</text:p>
            <text:p>Explain to me what any of these things have to do with each other first!</text:p>
          </table:table-cell>
          <table:table-cell office:value-type="string" calcext:value-type="string">
            <text:p>FIXME</text:p>
          </table:table-cell>
          <table:table-cell table:formula="of:=IF([.E542]=&quot;&quot;; &quot;untranscribed&quot;; IF([.F542]=&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223DE.DAT-ss0-4</text:p>
          </table:table-cell>
          <table:table-cell office:value-type="string" calcext:value-type="string">
            <text:p>#P("soundLen", "6.08004")</text:p>
          </table:table-cell>
          <table:table-cell/>
          <table:table-cell office:value-type="string" calcext:value-type="string">
            <text:p>弓美：あっ！あの女の子</text:p>
            <text:p>桜子：ん？</text:p>
            <text:p>弓美：昨日の女の子よ！</text:p>
            <text:p>　今窓の外を通ったの</text:p>
          </table:table-cell>
          <table:table-cell office:value-type="string" calcext:value-type="string">
            <text:p>Oh! That girl...</text:p>
            <text:p/>
            <text:p>//#w(1.107)</text:p>
            <text:p>#w(2.074)</text:p>
            <text:p>Hm?</text:p>
            <text:p/>
            <text:p>#w(3.040)</text:p>
            <text:p>The girl from yesterday!\n</text:p>
            <text:p>She walked by the window just now!</text:p>
          </table:table-cell>
          <table:table-cell/>
          <table:table-cell table:formula="of:=IF([.E543]=&quot;&quot;; &quot;untranscribed&quot;; IF([.F54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23DE.DAT-ss0-5</text:p>
          </table:table-cell>
          <table:table-cell office:value-type="string" calcext:value-type="string">
            <text:p>#P("soundLen", "6.34812")</text:p>
          </table:table-cell>
          <table:table-cell/>
          <table:table-cell office:value-type="string" calcext:value-type="string">
            <text:p>桜子：昨日の女の子って</text:p>
            <text:p>　あっ！頬ずりの女の子？</text:p>
            <text:p>真一：なんだ？頬ずりって？</text:p>
            <text:p>弓美：あ、あ、わ、や、わあぁ！</text:p>
          </table:table-cell>
          <table:table-cell office:value-type="string" calcext:value-type="string">
            <text:p>{Girl from yesterday}...</text:p>
            <text:p/>
            <text:p>#w(1.624)</text:p>
            <text:p>Oh! The cheek rub girl?</text:p>
            <text:p/>
            <text:p>#w(3.769)</text:p>
            <text:p>What? {Cheek rub}?</text:p>
            <text:p>#woff(5.219)</text:p>
          </table:table-cell>
          <table:table-cell/>
          <table:table-cell table:formula="of:=IF([.E544]=&quot;&quot;; &quot;untranscribed&quot;; IF([.F544]=&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4A.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224A.DAT-ss0-0</text:p>
          </table:table-cell>
          <table:table-cell office:value-type="string" calcext:value-type="string">
            <text:p>#P("soundLen", "8.44352")</text:p>
          </table:table-cell>
          <table:table-cell office:value-type="string" calcext:value-type="string">
            <text:p>弓美</text:p>
          </table:table-cell>
          <table:table-cell office:value-type="string" calcext:value-type="string">
            <text:p>やっぱり、昨日の女の子のこと気になるな</text:p>
            <text:p>どうしよう？</text:p>
            <text:p>松崎くんにも話してみようかな？</text:p>
          </table:table-cell>
          <table:table-cell office:value-type="string" calcext:value-type="string">
            <text:p>That thing with the girl yesterday is bothering me after all...</text:p>
            <text:p/>
            <text:p>#w(4.879)</text:p>
            <text:p>What should I do?</text:p>
            <text:p/>
            <text:p>#w(6.488)</text:p>
            <text:p>Should I try telling Matsuzaki+-kun++?</text:p>
          </table:table-cell>
          <table:table-cell/>
          <table:table-cell table:formula="of:=IF([.E546]=&quot;&quot;; &quot;untranscribed&quot;; IF([.F54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224A.DAT-ss0-1</text:p>
          </table:table-cell>
          <table:table-cell office:value-type="string" calcext:value-type="string">
            <text:p>#P("soundLen", "4.57792")</text:p>
          </table:table-cell>
          <table:table-cell office:value-type="string" calcext:value-type="string">
            <text:p>弓美</text:p>
          </table:table-cell>
          <table:table-cell office:value-type="string" calcext:value-type="string">
            <text:p>だけど桜子ちゃんみたいに笑われてもいやだし…</text:p>
          </table:table-cell>
          <table:table-cell office:value-type="string" calcext:value-type="string">
            <text:p>#w(0.684)</text:p>
            <text:p>But I'd hate it if he laughed at me like Sakurako+-chan++...</text:p>
            <text:p>#woff(4.120)</text:p>
          </table:table-cell>
          <table:table-cell/>
          <table:table-cell table:formula="of:=IF([.E547]=&quot;&quot;; &quot;untranscribed&quot;; IF([.F54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224A.DAT-ss0-2</text:p>
          </table:table-cell>
          <table:table-cell office:value-type="string" calcext:value-type="string">
            <text:p>#P("soundLen", "2.01837")</text:p>
          </table:table-cell>
          <table:table-cell office:value-type="string" calcext:value-type="string">
            <text:p>弓美</text:p>
          </table:table-cell>
          <table:table-cell office:value-type="string" calcext:value-type="string">
            <text:p>ど…どうしよう？</text:p>
          </table:table-cell>
          <table:table-cell office:value-type="string" calcext:value-type="string">
            <text:p>W-What should I do!?</text:p>
          </table:table-cell>
          <table:table-cell/>
          <table:table-cell table:formula="of:=IF([.E548]=&quot;&quot;; &quot;untranscribed&quot;; IF([.F548]=&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4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224B.DAT-ss0-0</text:p>
          </table:table-cell>
          <table:table-cell office:value-type="string" calcext:value-type="string">
            <text:p>#P("soundLen", "4.45365")</text:p>
          </table:table-cell>
          <table:table-cell office:value-type="string" calcext:value-type="string">
            <text:p>弓美</text:p>
          </table:table-cell>
          <table:table-cell office:value-type="string" calcext:value-type="string">
            <text:p>あたし、なんだか体育館の穴っていうのは、とても気になって</text:p>
          </table:table-cell>
          <table:table-cell office:value-type="string" calcext:value-type="string">
            <text:p>For some reason, this thing with the hole in the gym is really weighing on me...</text:p>
          </table:table-cell>
          <table:table-cell/>
          <table:table-cell table:formula="of:=IF([.E550]=&quot;&quot;; &quot;untranscribed&quot;; IF([.F550]=&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5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25A.DAT-ss0-0</text:p>
          </table:table-cell>
          <table:table-cell office:value-type="string" calcext:value-type="string">
            <text:p>#P("soundLen", "2.44388")</text:p>
          </table:table-cell>
          <table:table-cell office:value-type="string" calcext:value-type="string">
            <text:p>弓美</text:p>
          </table:table-cell>
          <table:table-cell office:value-type="string" calcext:value-type="string">
            <text:p>そうね</text:p>
            <text:p>やっぱり黙って[おこう?]</text:p>
          </table:table-cell>
          <table:table-cell office:value-type="string" calcext:value-type="string">
            <text:p>Right...</text:p>
            <text:p/>
            <text:p>#w(1.356)</text:p>
            <text:p>I should keep quiet after all.</text:p>
          </table:table-cell>
          <table:table-cell office:value-type="string" calcext:value-type="string">
            <text:p>CHECK</text:p>
          </table:table-cell>
          <table:table-cell table:formula="of:=IF([.E552]=&quot;&quot;; &quot;untranscribed&quot;; IF([.F55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25A.DAT-ss0-1</text:p>
          </table:table-cell>
          <table:table-cell office:value-type="string" calcext:value-type="string">
            <text:p>#P("soundLen", "6.32348")</text:p>
          </table:table-cell>
          <table:table-cell office:value-type="string" calcext:value-type="string">
            <text:p>桜子</text:p>
          </table:table-cell>
          <table:table-cell office:value-type="string" calcext:value-type="string">
            <text:p>せば弓美、昨日あった変な女の子の話、真一に[してあったら]？</text:p>
            <text:p>体育館は[どうとかいう?]んでしょ？</text:p>
          </table:table-cell>
          <table:table-cell office:value-type="string" calcext:value-type="string">
            <text:p>Oh yeah, Yumimi, why don't you tell Shinichi about that weird girl from yesterday?</text:p>
            <text:p/>
            <text:p>#w(4.919)</text:p>
            <text:p>That had something to do with the gym, right?</text:p>
          </table:table-cell>
          <table:table-cell office:value-type="string" calcext:value-type="string">
            <text:p>CHECK</text:p>
          </table:table-cell>
          <table:table-cell table:formula="of:=IF([.E553]=&quot;&quot;; &quot;untranscribed&quot;; IF([.F553]=&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5B.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225B.DAT-ss0-0</text:p>
          </table:table-cell>
          <table:table-cell office:value-type="string" calcext:value-type="string">
            <text:p>#P("soundLen", "7.81031")</text:p>
          </table:table-cell>
          <table:table-cell/>
          <table:table-cell office:value-type="string" calcext:value-type="string">
            <text:p>真一：んん…それは面白い話だ</text:p>
            <text:p>桜子：あたしはただの変な女の子の話だと思うけど</text:p>
          </table:table-cell>
          <table:table-cell office:value-type="string" calcext:value-type="string">
            <text:p>#off()</text:p>
            <text:p>#w(1.521)</text:p>
            <text:p>What an intriguing story.</text:p>
            <text:p/>
            <text:p>#w(3.987)</text:p>
            <text:p>Well, I think it's just some girl being weird.</text:p>
          </table:table-cell>
          <table:table-cell/>
          <table:table-cell table:formula="of:=IF([.E555]=&quot;&quot;; &quot;untranscribed&quot;; IF([.F555]=&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6A.CU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226A.CUT-start</text:p>
          </table:table-cell>
          <table:table-cell table:number-columns-repeated="2"/>
          <table:table-cell office:value-type="string" calcext:value-type="string">
            <text:p>ポテト</text:p>
            <text:p>ワックシェイク</text:p>
          </table:table-cell>
          <table:table-cell office:value-type="string" calcext:value-type="string">
            <text:p>FRIES\n</text:p>
            <text:p>WcSHAKE</text:p>
            <text:p>#woff(4.000)</text:p>
          </table:table-cell>
          <table:table-cell table:number-columns-repeated="1018"/>
        </table:table-row>
        <table:table-row table:style-name="ro1">
          <table:table-cell table:number-columns-repeated="4"/>
          <table:table-cell office:value-type="string" calcext:value-type="string">
            <text:p>//==================================</text:p>
            <text:p>// File: C226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226B.DAT-ss0-0</text:p>
          </table:table-cell>
          <table:table-cell office:value-type="string" calcext:value-type="string">
            <text:p>#P("soundLen", "1.498")</text:p>
          </table:table-cell>
          <table:table-cell office:value-type="string" calcext:value-type="string">
            <text:p>弓美</text:p>
          </table:table-cell>
          <table:table-cell office:value-type="string" calcext:value-type="string">
            <text:p>じ…実は</text:p>
          </table:table-cell>
          <table:table-cell office:value-type="string" calcext:value-type="string">
            <text:p>I-It's like this...</text:p>
          </table:table-cell>
          <table:table-cell/>
          <table:table-cell table:formula="of:=IF([.E559]=&quot;&quot;; &quot;untranscribed&quot;; IF([.F559]=&quot;&quot;; &quot;UNTRANSLATED&quot;; &quot;&quot;))">
            <text:p/>
          </table:table-cell>
          <table:table-cell table:number-columns-repeated="1016"/>
        </table:table-row>
        <table:table-row table:style-name="ro1">
          <table:table-cell office:value-type="string" calcext:value-type="string">
            <text:p>string</text:p>
          </table:table-cell>
          <table:table-cell table:style-name="ce1" office:value-type="string" calcext:value-type="string">
            <text:p>C226B.DAT-start</text:p>
          </table:table-cell>
          <table:table-cell table:number-columns-repeated="2"/>
          <table:table-cell table:formula="of:=T([.E557])" office:value-type="string" office:string-value="ポテト&#10;ワックシェイク" calcext:value-type="string">
            <text:p>ポテト</text:p>
            <text:p>ワックシェイク</text:p>
          </table:table-cell>
          <table:table-cell table:formula="of:=T([.F557])" office:value-type="string" office:string-value="FRIES\n&#10;WcSHAKE&#10;#woff(4.000)" calcext:value-type="string">
            <text:p>FRIES\n</text:p>
            <text:p>WcSHAKE</text:p>
            <text:p>#woff(4.000)</text:p>
          </table:table-cell>
          <table:table-cell table:number-columns-repeated="1018"/>
        </table:table-row>
        <table:table-row table:style-name="ro1">
          <table:table-cell table:number-columns-repeated="4"/>
          <table:table-cell office:value-type="string" calcext:value-type="string">
            <text:p>//==================================</text:p>
            <text:p>// File: C227.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227.DAT-ss0-0</text:p>
          </table:table-cell>
          <table:table-cell office:value-type="string" calcext:value-type="string">
            <text:p>#P("soundLen", "2.58677")</text:p>
          </table:table-cell>
          <table:table-cell/>
          <table:table-cell office:value-type="string" calcext:value-type="string">
            <text:p>弓美：ちょ…ちょって待って！</text:p>
            <text:p>りえ：ん？</text:p>
          </table:table-cell>
          <table:table-cell office:value-type="string" calcext:value-type="string">
            <text:p>H-Hey, you, wait!</text:p>
            <text:p>#woff(2.216)</text:p>
          </table:table-cell>
          <table:table-cell/>
          <table:table-cell table:formula="of:=IF([.E562]=&quot;&quot;; &quot;untranscribed&quot;; IF([.F56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27.DAT-ss0-1</text:p>
          </table:table-cell>
          <table:table-cell office:value-type="string" calcext:value-type="string">
            <text:p>#P("soundLen", "5.74888")</text:p>
          </table:table-cell>
          <table:table-cell/>
          <table:table-cell office:value-type="string" calcext:value-type="string">
            <text:p>弓美：あなた、昨日…あたしに…</text:p>
            <text:p>りえ：え？えっと…何のことですか？</text:p>
          </table:table-cell>
          <table:table-cell office:value-type="string" calcext:value-type="string">
            <text:p>Yesterday, you...with me...</text:p>
            <text:p/>
            <text:p>#w(2.487)</text:p>
            <text:p>Huh?</text:p>
            <text:p/>
            <text:p>#w(3.502)</text:p>
            <text:p>//#w(4.584)</text:p>
            <text:p>Um...What do you mean?</text:p>
          </table:table-cell>
          <table:table-cell/>
          <table:table-cell table:formula="of:=IF([.E563]=&quot;&quot;; &quot;untranscribed&quot;; IF([.F563]=&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8A.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228A.DAT-ss0-0</text:p>
          </table:table-cell>
          <table:table-cell office:value-type="string" calcext:value-type="string">
            <text:p>#P("soundLen", "6.54524")</text:p>
          </table:table-cell>
          <table:table-cell/>
          <table:table-cell office:value-type="string" calcext:value-type="string">
            <text:p>桜子：ちょっとあんた！</text:p>
            <text:p>　体育館に穴って、何のことなの？</text:p>
            <text:p>りえ：体育館に穴？なんですか、それ？</text:p>
          </table:table-cell>
          <table:table-cell office:value-type="string" calcext:value-type="string">
            <text:p>Hold it, you!\n</text:p>
            <text:p>What's this about a hole in the gym?</text:p>
            <text:p/>
            <text:p>//#w(1.082)</text:p>
            <text:p>#w(3.576)</text:p>
            <text:p>Hole in the gym?\n</text:p>
            <text:p>What are you talking about?</text:p>
          </table:table-cell>
          <table:table-cell/>
          <table:table-cell table:formula="of:=IF([.E565]=&quot;&quot;; &quot;untranscribed&quot;; IF([.F565]=&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28A.DAT-ss0-1</text:p>
          </table:table-cell>
          <table:table-cell office:value-type="string" calcext:value-type="string">
            <text:p>#P("soundLen", "6.91345")</text:p>
          </table:table-cell>
          <table:table-cell table:style-name="ce1" office:value-type="string" calcext:value-type="string">
            <text:p>桜子</text:p>
          </table:table-cell>
          <table:table-cell office:value-type="string" calcext:value-type="string">
            <text:p>知らないって言ってんじゃないの、弓美</text:p>
            <text:p>やっぱりあんた、また昼間から寝惚けていたんじゃないの？</text:p>
          </table:table-cell>
          <table:table-cell office:value-type="string" calcext:value-type="string">
            <text:p>See? She's saying she doesn't know, Yumimi.</text:p>
            <text:p/>
            <text:p>#w(3.282)</text:p>
            <text:p>You were just dozing off in the middle of the day again after all, weren't you?</text:p>
          </table:table-cell>
          <table:table-cell/>
          <table:table-cell table:formula="of:=IF([.E566]=&quot;&quot;; &quot;untranscribed&quot;; IF([.F566]=&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228A.DAT-ss0-2</text:p>
          </table:table-cell>
          <table:table-cell office:value-type="string" calcext:value-type="string">
            <text:p>#P("soundLen", "7.07494")</text:p>
          </table:table-cell>
          <table:table-cell office:value-type="string" calcext:value-type="string">
            <text:p>弓美</text:p>
          </table:table-cell>
          <table:table-cell office:value-type="string" calcext:value-type="string">
            <text:p>違う〜！本当なんだってば！</text:p>
            <text:p>本当にこの子よ</text:p>
            <text:p>この子に頬ずりされたんだもん！</text:p>
          </table:table-cell>
          <table:table-cell office:value-type="string" calcext:value-type="string">
            <text:p>NO!</text:p>
            <text:p/>
            <text:p>#w(1.921)</text:p>
            <text:p>It's TRUE, I'm TELLING you!</text:p>
            <text:p/>
            <text:p>#w(3.776)</text:p>
            <text:p>This girl rubbed cheeks with me!</text:p>
          </table:table-cell>
          <table:table-cell/>
          <table:table-cell table:formula="of:=IF([.E567]=&quot;&quot;; &quot;untranscribed&quot;; IF([.F56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28A.DAT-ss0-3</text:p>
          </table:table-cell>
          <table:table-cell office:value-type="string" calcext:value-type="string">
            <text:p>#P("soundLen", "6.12839")</text:p>
          </table:table-cell>
          <table:table-cell/>
          <table:table-cell office:value-type="string" calcext:value-type="string">
            <text:p>りえ：あたし、頬ずりなんかしてません！</text:p>
            <text:p>真一：まあ、まあ！</text:p>
            <text:p>　えっと、僕は松崎真一</text:p>
          </table:table-cell>
          <table:table-cell office:value-type="string" calcext:value-type="string">
            <text:p>I haven't rubbed cheeks with anyone!</text:p>
            <text:p/>
            <text:p>#w(2.535)</text:p>
            <text:p>Okay, okay!</text:p>
            <text:p/>
            <text:p>#w(3.883)</text:p>
            <text:p>Ah...I'm +Matsuzaki Shinichi+Shinichi Matsuzaki+.</text:p>
          </table:table-cell>
          <table:table-cell/>
          <table:table-cell table:formula="of:=IF([.E568]=&quot;&quot;; &quot;untranscribed&quot;; IF([.F568]=&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228A.DAT-ss0-4</text:p>
          </table:table-cell>
          <table:table-cell office:value-type="string" calcext:value-type="string">
            <text:p>#P("soundLen", "7.68106")</text:p>
            <text:p><text:span text:style-name="T1">#P("noAutoOff", "1")</text:span></text:p>
          </table:table-cell>
          <table:table-cell/>
          <table:table-cell office:value-type="string" calcext:value-type="string">
            <text:p>真一：新聞部員なんだけど、ちょっと話を聞かせてもらえないかな</text:p>
            <text:p>りえ：ええ、いいですけど、あたしが何か？</text:p>
          </table:table-cell>
          <table:table-cell office:value-type="string" calcext:value-type="string">
            <text:p>I'm in the Newspaper Club.\n</text:p>
            <text:p>Could we talk to you for a moment?</text:p>
            <text:p/>
            <text:p>#w(3.687)</text:p>
            <text:p>Yes, that's fine, but...\n</text:p>
            <text:p>what do you want with me?</text:p>
          </table:table-cell>
          <table:table-cell/>
          <table:table-cell table:formula="of:=IF([.E569]=&quot;&quot;; &quot;untranscribed&quot;; IF([.F56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228A.DAT-ss0-5</text:p>
          </table:table-cell>
          <table:table-cell office:value-type="string" calcext:value-type="string">
            <text:p>#P("soundLen", "5.81375")</text:p>
            <text:p><text:span text:style-name="T1">#P("noAutoOff", "1")</text:span></text:p>
          </table:table-cell>
          <table:table-cell office:value-type="string" calcext:value-type="string">
            <text:p>真一</text:p>
          </table:table-cell>
          <table:table-cell office:value-type="string" calcext:value-type="string">
            <text:p>君さあ…昨日…えっと…</text:p>
            <text:p>あ、ごめん</text:p>
            <text:p>君、名は？</text:p>
          </table:table-cell>
          <table:table-cell office:value-type="string" calcext:value-type="string">
            <text:p>You...yesterday...uh...</text:p>
            <text:p/>
            <text:p>#w(4.143)</text:p>
            <text:p>Ah, sorry. What's your name?</text:p>
          </table:table-cell>
          <table:table-cell/>
          <table:table-cell table:formula="of:=IF([.E570]=&quot;&quot;; &quot;untranscribed&quot;; IF([.F57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228A.DAT-ss0-6</text:p>
          </table:table-cell>
          <table:table-cell office:value-type="string" calcext:value-type="string">
            <text:p>#P("soundLen", "3.45033")</text:p>
          </table:table-cell>
          <table:table-cell office:value-type="string" calcext:value-type="string">
            <text:p>りえ</text:p>
          </table:table-cell>
          <table:table-cell office:value-type="string" calcext:value-type="string">
            <text:p>あっ！ごめんなさい</text:p>
            <text:p>あたし、森下りえです</text:p>
          </table:table-cell>
          <table:table-cell office:value-type="string" calcext:value-type="string">
            <text:p>Oh! I'm sorry!</text:p>
            <text:p/>
            <text:p>#w(1.597)</text:p>
            <text:p>I'm +Morishita Rie+Rie Morishita+.</text:p>
          </table:table-cell>
          <table:table-cell/>
          <table:table-cell table:formula="of:=IF([.E571]=&quot;&quot;; &quot;untranscribed&quot;; IF([.F571]=&quot;&quot;; &quot;UNTRANSLATED&quot;; &quot;&quot;))">
            <text:p/>
          </table:table-cell>
          <table:table-cell table:number-columns-repeated="1016"/>
        </table:table-row>
        <table:table-row table:style-name="ro1">
          <table:table-cell table:number-columns-repeated="4"/>
          <table:table-cell office:value-type="string" calcext:value-type="string">
            <text:p>//==================================</text:p>
            <text:p>// File: C228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228B.DAT-ss0-0</text:p>
          </table:table-cell>
          <table:table-cell office:value-type="string" calcext:value-type="string">
            <text:p>#P("soundLen", "4.48762")</text:p>
            <text:p><text:span text:style-name="T1">#P("noAutoOff", "1")</text:span></text:p>
          </table:table-cell>
          <table:table-cell/>
          <table:table-cell office:value-type="string" calcext:value-type="string">
            <text:p>桜子：あたしは桜崎桜子よ</text:p>
            <text:p>　よろしく</text:p>
            <text:p>りえ：あ、どうもよろしく</text:p>
          </table:table-cell>
          <table:table-cell office:value-type="string" calcext:value-type="string">
            <text:p>I'm +Sakurazaki Sakurako+Sakurako Sakurazaki+. A pleasure.</text:p>
            <text:p/>
            <text:p>#w(2.423)</text:p>
            <text:p>Oh, it's nice to meet you.</text:p>
          </table:table-cell>
          <table:table-cell/>
          <table:table-cell table:formula="of:=IF([.E573]=&quot;&quot;; &quot;untranscribed&quot;; IF([.F573]=&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228B.DAT-ss0-1</text:p>
          </table:table-cell>
          <table:table-cell office:value-type="string" calcext:value-type="string">
            <text:p>#P("soundLen", "3.42195")</text:p>
          </table:table-cell>
          <table:table-cell/>
          <table:table-cell office:value-type="string" calcext:value-type="string">
            <text:p>弓美：あたしは吉沢弓美</text:p>
            <text:p>　よろしくね</text:p>
            <text:p>りえ：よろ…</text:p>
          </table:table-cell>
          <table:table-cell office:value-type="string" calcext:value-type="string">
            <text:p>I'm +Yoshizawa Yumimi+Yumimi Yoshizawa+. Nice to meet you.</text:p>
            <text:p/>
            <text:p>#w(3.144)</text:p>
            <text:p>Nice to―</text:p>
          </table:table-cell>
          <table:table-cell/>
          <table:table-cell table:formula="of:=IF([.E574]=&quot;&quot;; &quot;untranscribed&quot;; IF([.F5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228B.DAT-ss0-2</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1">
          <table:table-cell table:number-columns-repeated="4"/>
          <table:table-cell office:value-type="string" calcext:value-type="string">
            <text:p>//==================================</text:p>
            <text:p>// File: C229.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229.DAT-ss0-0</text:p>
          </table:table-cell>
          <table:table-cell office:value-type="string" calcext:value-type="string">
            <text:p>#P("soundLen", "7.63302")</text:p>
          </table:table-cell>
          <table:table-cell/>
          <table:table-cell office:value-type="string" calcext:value-type="string">
            <text:p>りえ：忘れないで！</text:p>
            <text:p>　今夜よ</text:p>
            <text:p>　今夜体育館に行って、必ず穴を縫い合わせるのよ！</text:p>
            <text:p>弓美：う、う、うわああ！</text:p>
          </table:table-cell>
          <table:table-cell office:value-type="string" calcext:value-type="string">
            <text:p>Don't forget! It's tonight!</text:p>
            <text:p/>
            <text:p>#w(2.394)</text:p>
            <text:p>Go to the gym tonight and make sure to stitch the hole!</text:p>
            <text:p>#woff(6.347)</text:p>
          </table:table-cell>
          <table:table-cell/>
          <table:table-cell table:formula="of:=IF([.E577]=&quot;&quot;; &quot;untranscribed&quot;; IF([.F57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0.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230.DAT-ss0-0</text:p>
          </table:table-cell>
          <table:table-cell office:value-type="string" calcext:value-type="string">
            <text:p>#P("soundLen", "1.65551")</text:p>
            <text:p><text:span text:style-name="T1">#P("noAutoOff", "1")</text:span></text:p>
          </table:table-cell>
          <table:table-cell office:value-type="string" calcext:value-type="string">
            <text:p>弓美</text:p>
          </table:table-cell>
          <table:table-cell office:value-type="string" calcext:value-type="string">
            <text:p>ちょ、ちょ、ちょっと！</text:p>
            <text:p>いやあ！わあ！</text:p>
          </table:table-cell>
          <table:table-cell office:value-type="string" calcext:value-type="string">
            <text:p>S-St-Stop! Nooo, no!</text:p>
          </table:table-cell>
          <table:table-cell/>
          <table:table-cell table:formula="of:=IF([.E579]=&quot;&quot;; &quot;untranscribed&quot;; IF([.F579]=&quot;&quot;; &quot;UNTRANSLATED&quot;; &quot;&quot;))">
            <text:p/>
          </table:table-cell>
          <table:table-cell table:number-columns-repeated="1016"/>
        </table:table-row>
        <table:table-row table:style-name="ro27">
          <table:table-cell office:value-type="string" calcext:value-type="string">
            <text:p>string</text:p>
          </table:table-cell>
          <table:table-cell office:value-type="string" calcext:value-type="string">
            <text:p>C230.DAT-ss0-1</text:p>
          </table:table-cell>
          <table:table-cell office:value-type="string" calcext:value-type="string">
            <text:p>#P("soundLen", "8.7302")</text:p>
            <text:p><text:span text:style-name="T1">#P("noAutoOff", "1")</text:span></text:p>
          </table:table-cell>
          <table:table-cell office:value-type="string" calcext:value-type="string">
            <text:p>りえ</text:p>
          </table:table-cell>
          <table:table-cell office:value-type="string" calcext:value-type="string">
            <text:p>あ、あら？</text:p>
            <text:p>え？何？</text:p>
            <text:p>どうかしたんですか？</text:p>
            <text:p>あたしが、何か…？</text:p>
          </table:table-cell>
          <table:table-cell office:value-type="string" calcext:value-type="string">
            <text:p>//O-Oh?</text:p>
            <text:p>#w(0.200)</text:p>
            <text:p>#off()</text:p>
            <text:p/>
            <text:p>#w(1.948)</text:p>
            <text:p>Huh? What?</text:p>
            <text:p>#woff(3.942)</text:p>
            <text:p/>
            <text:p>#w(4.613)</text:p>
            <text:p>Did something happen?</text:p>
            <text:p/>
            <text:p>#w(6.819)</text:p>
            <text:p>Did I do something...?</text:p>
          </table:table-cell>
          <table:table-cell/>
          <table:table-cell table:formula="of:=IF([.E580]=&quot;&quot;; &quot;untranscribed&quot;; IF([.F58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230.DAT-ss0-2</text:p>
          </table:table-cell>
          <table:table-cell office:value-type="string" calcext:value-type="string">
            <text:p>#P("soundLen", "3.80877")</text:p>
            <text:p><text:span text:style-name="T1">#P("noAutoOff", "1")</text:span></text:p>
          </table:table-cell>
          <table:table-cell office:value-type="string" calcext:value-type="string">
            <text:p>桜子</text:p>
          </table:table-cell>
          <table:table-cell office:value-type="string" calcext:value-type="string">
            <text:p>私、そうゆう趣味の人、初めて見た</text:p>
          </table:table-cell>
          <table:table-cell office:value-type="string" calcext:value-type="string">
            <text:p>It's my first time seeing someone who's into that kind of stuff...</text:p>
          </table:table-cell>
          <table:table-cell/>
          <table:table-cell table:formula="of:=IF([.E581]=&quot;&quot;; &quot;untranscribed&quot;; IF([.F581]=&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230.DAT-ss0-3</text:p>
          </table:table-cell>
          <table:table-cell office:value-type="string" calcext:value-type="string">
            <text:p>#P("soundLen", "5.9089")</text:p>
          </table:table-cell>
          <table:table-cell/>
          <table:table-cell office:value-type="string" calcext:value-type="string">
            <text:p>真一：ん、んん</text:p>
            <text:p>　女同士というのは、不自然な気がする</text:p>
            <text:p>りえ：え？</text:p>
          </table:table-cell>
          <table:table-cell office:value-type="string" calcext:value-type="string">
            <text:p>#off()</text:p>
            <text:p>#w(1.916)</text:p>
            <text:p>I feel like it's unnatural between women...</text:p>
            <text:p/>
            <text:p>#w(5.237)</text:p>
            <text:p>Huh?</text:p>
          </table:table-cell>
          <table:table-cell/>
          <table:table-cell table:formula="of:=IF([.E582]=&quot;&quot;; &quot;untranscribed&quot;; IF([.F5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1.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231.DAT-ss0-0</text:p>
          </table:table-cell>
          <table:table-cell office:value-type="string" calcext:value-type="string">
            <text:p>#P("soundLen", "8.32864")</text:p>
            <text:p><text:span text:style-name="T1">#P("noAutoOff", "1")</text:span></text:p>
          </table:table-cell>
          <table:table-cell/>
          <table:table-cell office:value-type="string" calcext:value-type="string">
            <text:p>りえ：え？ええ、え？</text:p>
            <text:p>　何のことですか？</text:p>
            <text:p>　あたしが、どうかしたんですか？</text:p>
            <text:p>　え？</text:p>
            <text:p>桜子：覚えてないのかしら？</text:p>
          </table:table-cell>
          <table:table-cell office:value-type="string" calcext:value-type="string">
            <text:p>Huh? H-Huh?</text:p>
            <text:p/>
            <text:p>#w(2.051)</text:p>
            <text:p>What are you talking about?</text:p>
            <text:p/>
            <text:p>#w(3.700)</text:p>
            <text:p>Did I do something? Huh?</text:p>
            <text:p/>
            <text:p>#w(6.979)</text:p>
            <text:p>Does she not remember?</text:p>
          </table:table-cell>
          <table:table-cell/>
          <table:table-cell table:formula="of:=IF([.E584]=&quot;&quot;; &quot;untranscribed&quot;; IF([.F584]=&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231.DAT-ss0-1</text:p>
          </table:table-cell>
          <table:table-cell office:value-type="string" calcext:value-type="string">
            <text:p>#P("soundLen", "7.3558")</text:p>
          </table:table-cell>
          <table:table-cell/>
          <table:table-cell office:value-type="string" calcext:value-type="string">
            <text:p>弓美：そういえば、前の時も</text:p>
            <text:p>真一：えっと、りえちゃん</text:p>
            <text:p>　今言ってた体育館の穴について[聞きたい?]んだけど</text:p>
          </table:table-cell>
          <table:table-cell office:value-type="string" calcext:value-type="string">
            <text:p>Come to think of it, it was like this last time too...</text:p>
            <text:p/>
            <text:p>//#w(2.756)</text:p>
            <text:p><text:span text:style-name="T1">#w(2.800)</text:span></text:p>
            <text:p>Pardon, Rie+-chan++...Could we hear more about this hole in the gym you were talking about?</text:p>
          </table:table-cell>
          <table:table-cell office:value-type="string" calcext:value-type="string">
            <text:p>NOTE: the game does an unusually heavy amount of processing when starting Rie's head-turning animation that results in brief graphical glitches if we happen to send a lot of rendering commands to the overlay at the same time, so we need the second part of this line _not_ to occur at a specific moment, hence the small delay here</text:p>
          </table:table-cell>
          <table:table-cell table:formula="of:=IF([.E585]=&quot;&quot;; &quot;untranscribed&quot;; IF([.F585]=&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231.DAT-ss0-2</text:p>
          </table:table-cell>
          <table:table-cell office:value-type="string" calcext:value-type="string">
            <text:p>#P("soundLen", "7.74495")</text:p>
          </table:table-cell>
          <table:table-cell office:value-type="string" calcext:value-type="string">
            <text:p>りえ</text:p>
          </table:table-cell>
          <table:table-cell office:value-type="string" calcext:value-type="string">
            <text:p>はあ…</text:p>
            <text:p>穴…体育館…</text:p>
            <text:p>何ですか？あたしが言ってたって</text:p>
            <text:p>んん？</text:p>
          </table:table-cell>
          <table:table-cell office:value-type="string" calcext:value-type="string">
            <text:p>Huh...A hole...in the gym...</text:p>
            <text:p/>
            <text:p>#w(4.190)</text:p>
            <text:p>What do you mean, I was talking about it?</text:p>
            <text:p/>
            <text:p>#w(7.256)</text:p>
            <text:p>Huh?</text:p>
          </table:table-cell>
          <table:table-cell/>
          <table:table-cell table:formula="of:=IF([.E586]=&quot;&quot;; &quot;untranscribed&quot;; IF([.F58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231.DAT-ss0-3</text:p>
          </table:table-cell>
          <table:table-cell office:value-type="string" calcext:value-type="string">
            <text:p>#P("soundLen", "3.27225")</text:p>
          </table:table-cell>
          <table:table-cell office:value-type="string" calcext:value-type="string">
            <text:p>桜子</text:p>
          </table:table-cell>
          <table:table-cell office:value-type="string" calcext:value-type="string">
            <text:p>完っ璧に覚えてないように見えるわね</text:p>
          </table:table-cell>
          <table:table-cell office:value-type="string" calcext:value-type="string">
            <text:p>It seems like she doesn't remember at all.</text:p>
          </table:table-cell>
          <table:table-cell/>
          <table:table-cell table:formula="of:=IF([.E587]=&quot;&quot;; &quot;untranscribed&quot;; IF([.F58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2.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232.DAT-ss0-0</text:p>
          </table:table-cell>
          <table:table-cell office:value-type="string" calcext:value-type="string">
            <text:p>#P("soundLen", "8.08754")</text:p>
            <text:p><text:span text:style-name="T1">#P("noAutoOff", "1")</text:span></text:p>
          </table:table-cell>
          <table:table-cell office:value-type="string" calcext:value-type="string">
            <text:p>真一</text:p>
          </table:table-cell>
          <table:table-cell office:value-type="string" calcext:value-type="string">
            <text:p>確かにわけのわからないこと[が?]多すぎる気もするなぁ</text:p>
            <text:p>ん、何かおかしなことの起こるってことだけは、[確かだと思う?]よ</text:p>
          </table:table-cell>
          <table:table-cell office:value-type="string" calcext:value-type="string">
            <text:p>It feels like there's way too many inexplicable things happening.</text:p>
            <text:p>//#woff(3.831)</text:p>
            <text:p><text:span text:style-name="T1">#woff(3.631)</text:span></text:p>
            <text:p/>
            <text:p>#w(4.725)</text:p>
            <text:p>I think we can at least say for certain that there's something fishy going on here.</text:p>
          </table:table-cell>
          <table:table-cell office:value-type="string" calcext:value-type="string">
            <text:p>CHECK</text:p>
          </table:table-cell>
          <table:table-cell table:formula="of:=IF([.E589]=&quot;&quot;; &quot;untranscribed&quot;; IF([.F58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232.DAT-ss0-1</text:p>
          </table:table-cell>
          <table:table-cell office:value-type="string" calcext:value-type="string">
            <text:p>#P("soundLen", "2.35371")</text:p>
          </table:table-cell>
          <table:table-cell office:value-type="string" calcext:value-type="string">
            <text:p>真一</text:p>
          </table:table-cell>
          <table:table-cell office:value-type="string" calcext:value-type="string">
            <text:p>で、ここは一つ提案なんだが</text:p>
          </table:table-cell>
          <table:table-cell office:value-type="string" calcext:value-type="string">
            <text:p>So, I have a proposal for you.</text:p>
          </table:table-cell>
          <table:table-cell/>
          <table:table-cell table:formula="of:=IF([.E590]=&quot;&quot;; &quot;untranscribed&quot;; IF([.F590]=&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3A.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233A.DAT-ss0-0</text:p>
          </table:table-cell>
          <table:table-cell office:value-type="string" calcext:value-type="string">
            <text:p>#P("soundLen", "7.75643")</text:p>
            <text:p><text:span text:style-name="T1">#P("noAutoOff", "1")</text:span></text:p>
          </table:table-cell>
          <table:table-cell/>
          <table:table-cell office:value-type="string" calcext:value-type="string">
            <text:p>真一：今夜、体育館に行ってみるというのはどうだろか？</text:p>
            <text:p>桜子：何ばかなことを言ってんのよ</text:p>
            <text:p>　もういいから[言ってる?]わよ、真一</text:p>
          </table:table-cell>
          <table:table-cell office:value-type="string" calcext:value-type="string">
            <text:p>How about we try going to the gym tonight?</text:p>
            <text:p/>
            <text:p>#w(3.397)</text:p>
            <text:p>What's this idiocy you're spewing?</text:p>
            <text:p/>
            <text:p>#w(5.585)</text:p>
            <text:p>I've already told you enough's enough, Shinichi.</text:p>
          </table:table-cell>
          <table:table-cell office:value-type="string" calcext:value-type="string">
            <text:p>CHECK</text:p>
          </table:table-cell>
          <table:table-cell table:formula="of:=IF([.E592]=&quot;&quot;; &quot;untranscribed&quot;; IF([.F59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233A.DAT-ss0-1</text:p>
          </table:table-cell>
          <table:table-cell office:value-type="string" calcext:value-type="string">
            <text:p>#P("soundLen", "1.71866")</text:p>
          </table:table-cell>
          <table:table-cell office:value-type="string" calcext:value-type="string">
            <text:p>弓美</text:p>
          </table:table-cell>
          <table:table-cell office:value-type="string" calcext:value-type="string">
            <text:p>あ…あたしは…</text:p>
          </table:table-cell>
          <table:table-cell office:value-type="string" calcext:value-type="string">
            <text:p>Uh...I...</text:p>
          </table:table-cell>
          <table:table-cell/>
          <table:table-cell table:formula="of:=IF([.E593]=&quot;&quot;; &quot;untranscribed&quot;; IF([.F593]=&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3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33B.DAT-ss0-0</text:p>
          </table:table-cell>
          <table:table-cell office:value-type="string" calcext:value-type="string">
            <text:p>#P("soundLen", "0.502734")</text:p>
            <text:p><text:span text:style-name="T1">#P("noAutoOff", "1")</text:span></text:p>
          </table:table-cell>
          <table:table-cell office:value-type="string" calcext:value-type="string">
            <text:p>弓美</text:p>
          </table:table-cell>
          <table:table-cell office:value-type="string" calcext:value-type="string">
            <text:p>賛成！</text:p>
          </table:table-cell>
          <table:table-cell office:value-type="string" calcext:value-type="string">
            <text:p>//I agree!</text:p>
            <text:p>//#align(left)</text:p>
            <text:p>― I agree!\n</text:p>
            <text:p>― What are YOU saying now?</text:p>
          </table:table-cell>
          <table:table-cell office:value-type="string" calcext:value-type="string">
            <text:p>NOTE: the first part of the next line plays too quickly after this one; merging them into a single two-liner for readability</text:p>
          </table:table-cell>
          <table:table-cell table:formula="of:=IF([.E595]=&quot;&quot;; &quot;untranscribed&quot;; IF([.F595]=&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233B.DAT-ss0-1</text:p>
          </table:table-cell>
          <table:table-cell office:value-type="string" calcext:value-type="string">
            <text:p>#P("soundLen", "8.44008")</text:p>
          </table:table-cell>
          <table:table-cell office:value-type="string" calcext:value-type="string">
            <text:p>桜子</text:p>
          </table:table-cell>
          <table:table-cell office:value-type="string" calcext:value-type="string">
            <text:p>何言ってよ、あんたまで？</text:p>
            <text:p>ったく、弓美[???][超?]寝ぼけてるし、先のりえとことだって、ただ単にネジが外れてるだけで</text:p>
          </table:table-cell>
          <table:table-cell office:value-type="string" calcext:value-type="string">
            <text:p>//What are YOU saying now?</text:p>
            <text:p/>
            <text:p>#w(2.621)</text:p>
            <text:p>//#align(center)</text:p>
            <text:p>Geez, I bet Yumimi was bumbling around half-asleep again,</text:p>
            <text:p/>
            <text:p>#w(4.940)</text:p>
            <text:p>and that whole Rie business was just her having a few screws loose.</text:p>
          </table:table-cell>
          <table:table-cell office:value-type="string" calcext:value-type="string">
            <text:p>FIXME</text:p>
          </table:table-cell>
          <table:table-cell table:formula="of:=IF([.E596]=&quot;&quot;; &quot;untranscribed&quot;; IF([.F59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233B.DAT-ss0-2</text:p>
          </table:table-cell>
          <table:table-cell office:value-type="string" calcext:value-type="string">
            <text:p>#P("soundLen", "3.71767")</text:p>
          </table:table-cell>
          <table:table-cell office:value-type="string" calcext:value-type="string">
            <text:p>桜子</text:p>
          </table:table-cell>
          <table:table-cell office:value-type="string" calcext:value-type="string">
            <text:p>ん、あたしらが体育館で見た[ん?]だって、ただの錯覚よ</text:p>
          </table:table-cell>
          <table:table-cell office:value-type="string" calcext:value-type="string">
            <text:p>Yeah...and what we saw in the gym too, that was just a hallucination.</text:p>
          </table:table-cell>
          <table:table-cell/>
          <table:table-cell table:formula="of:=IF([.E597]=&quot;&quot;; &quot;untranscribed&quot;; IF([.F59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233B.DAT-ss0-3</text:p>
          </table:table-cell>
          <table:table-cell office:value-type="string" calcext:value-type="string">
            <text:p>#P("soundLen", "2.85245")</text:p>
            <text:p><text:span text:style-name="T1">#P("noAutoOff", "1")</text:span></text:p>
          </table:table-cell>
          <table:table-cell office:value-type="string" calcext:value-type="string">
            <text:p>真一</text:p>
          </table:table-cell>
          <table:table-cell office:value-type="string" calcext:value-type="string">
            <text:p>んん…</text:p>
            <text:p>[よくそこまで言い切れな?]</text:p>
          </table:table-cell>
          <table:table-cell office:value-type="string" calcext:value-type="string">
            <text:p>#off()</text:p>
            <text:p>#w(1.072)</text:p>
            <text:p>How can you say that with a straight face?</text:p>
          </table:table-cell>
          <table:table-cell office:value-type="string" calcext:value-type="string">
            <text:p>CHECK</text:p>
          </table:table-cell>
          <table:table-cell table:formula="of:=IF([.E598]=&quot;&quot;; &quot;untranscribed&quot;; IF([.F59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233B.DAT-ss0-4</text:p>
          </table:table-cell>
          <table:table-cell office:value-type="string" calcext:value-type="string">
            <text:p>#P("soundLen", "6.47669")</text:p>
            <text:p><text:span text:style-name="T1">#P("noAutoOff", "1")</text:span></text:p>
          </table:table-cell>
          <table:table-cell office:value-type="string" calcext:value-type="string">
            <text:p>弓美</text:p>
          </table:table-cell>
          <table:table-cell office:value-type="string" calcext:value-type="string">
            <text:p>でも、やっぱりなんだか気になるんだもん</text:p>
            <text:p>あたし、今夜体育館に行かなくちゃいけないような気がするな</text:p>
          </table:table-cell>
          <table:table-cell office:value-type="string" calcext:value-type="string">
            <text:p>But in the end, something about it's bothering me.</text:p>
            <text:p/>
            <text:p>#w(3.027)</text:p>
            <text:p>I feel like I need to go to the gym tonight.</text:p>
          </table:table-cell>
          <table:table-cell/>
          <table:table-cell table:formula="of:=IF([.E599]=&quot;&quot;; &quot;untranscribed&quot;; IF([.F599]=&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233B.DAT-ss0-5</text:p>
          </table:table-cell>
          <table:table-cell office:value-type="string" calcext:value-type="string">
            <text:p>#P("soundLen", "6.7826")</text:p>
            <text:p><text:span text:style-name="T1">#P("noAutoOff", "1")</text:span></text:p>
          </table:table-cell>
          <table:table-cell office:value-type="string" calcext:value-type="string">
            <text:p>桜子</text:p>
          </table:table-cell>
          <table:table-cell office:value-type="string" calcext:value-type="string">
            <text:p>しょうがないわね…</text:p>
            <text:p>ん、だったら、あたしも行くわよ</text:p>
          </table:table-cell>
          <table:table-cell office:value-type="string" calcext:value-type="string">
            <text:p>Oh, for crying out loud...</text:p>
            <text:p>#woff(2.320)</text:p>
            <text:p/>
            <text:p>#w(3.270)</text:p>
            <text:p>Well...in that case, I'll go too.</text:p>
            <text:p>//#woff(3.270)</text:p>
            <text:p><text:span text:style-name="T1">//In that case, I'll go too.</text:span></text:p>
          </table:table-cell>
          <table:table-cell/>
          <table:table-cell table:formula="of:=IF([.E600]=&quot;&quot;; &quot;untranscribed&quot;; IF([.F600]=&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233B.DAT-ss0-6</text:p>
          </table:table-cell>
          <table:table-cell office:value-type="string" calcext:value-type="string">
            <text:p>#P("soundLen", "7.55274")</text:p>
          </table:table-cell>
          <table:table-cell office:value-type="string" calcext:value-type="string">
            <text:p>桜子</text:p>
          </table:table-cell>
          <table:table-cell office:value-type="string" calcext:value-type="string">
            <text:p>何かがあろうとなかろうと、明日になってから、「昨日面白かった[んだぞ?]」とか言われたら、たまんないわ</text:p>
          </table:table-cell>
          <table:table-cell office:value-type="string" calcext:value-type="string">
            <text:p>Whether something's there or not, having to listen to you go all,</text:p>
            <text:p/>
            <text:p>#w(3.013)</text:p>
            <text:p>{Yesterday suuuure was interesting} tomorrow would be unbearable.</text:p>
          </table:table-cell>
          <table:table-cell/>
          <table:table-cell table:formula="of:=IF([.E601]=&quot;&quot;; &quot;untranscribed&quot;; IF([.F601]=&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3C.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233C.DAT-ss0-0</text:p>
          </table:table-cell>
          <table:table-cell office:value-type="string" calcext:value-type="string">
            <text:p>#P("soundLen", "6.14626")</text:p>
          </table:table-cell>
          <table:table-cell office:value-type="string" calcext:value-type="string">
            <text:p>弓美</text:p>
          </table:table-cell>
          <table:table-cell office:value-type="string" calcext:value-type="string">
            <text:p>やっぱりどうかな</text:p>
            <text:p>夜体育館に行くなんて、なんだか非常識な気がする</text:p>
          </table:table-cell>
          <table:table-cell table:style-name="ce2" office:value-type="string" calcext:value-type="string">
            <text:p><text:span text:style-name="T2">Yeah, I don't know...</text:span></text:p>
            <text:p/>
            <text:p><text:span text:style-name="T2">#w(2.266)</text:span></text:p>
            <text:p><text:span text:style-name="T2">Going to the gym at night seems kind of absurd to me.</text:span></text:p>
          </table:table-cell>
          <table:table-cell/>
          <table:table-cell table:formula="of:=IF([.E603]=&quot;&quot;; &quot;untranscribed&quot;; IF([.F603]=&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33C.DAT-ss0-1</text:p>
          </table:table-cell>
          <table:table-cell office:value-type="string" calcext:value-type="string">
            <text:p>#P("soundLen", "8.85386")</text:p>
          </table:table-cell>
          <table:table-cell/>
          <table:table-cell office:value-type="string" calcext:value-type="string">
            <text:p>桜子：なるほど</text:p>
            <text:p>　夜の体育館で、デートだと考えれば悪くないわね</text:p>
            <text:p>真一：何考えてるんだよ、お前</text:p>
          </table:table-cell>
          <table:table-cell office:value-type="string" calcext:value-type="string">
            <text:p>...I see.</text:p>
            <text:p/>
            <text:p>#w(2.069)</text:p>
            <text:p>If you think of going to the gym at night as a date, it's not so bad after all.</text:p>
            <text:p/>
            <text:p>#w(7.260)</text:p>
            <text:p>What've you got in your head now?</text:p>
          </table:table-cell>
          <table:table-cell/>
          <table:table-cell table:formula="of:=IF([.E604]=&quot;&quot;; &quot;untranscribed&quot;; IF([.F604]=&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233C.DAT-ss0-2</text:p>
          </table:table-cell>
          <table:table-cell office:value-type="string" calcext:value-type="string">
            <text:p>#P("soundLen", "7.57037")</text:p>
          </table:table-cell>
          <table:table-cell office:value-type="string" calcext:value-type="string">
            <text:p>桜子</text:p>
          </table:table-cell>
          <table:table-cell office:value-type="string" calcext:value-type="string">
            <text:p>うふふふふ…なるほど</text:p>
            <text:p>デートか…</text:p>
            <text:p>デートね</text:p>
            <text:p>うふふふふ</text:p>
          </table:table-cell>
          <table:table-cell office:value-type="string" calcext:value-type="string">
            <text:p>#off()</text:p>
            <text:p>#w(1.809)</text:p>
            <text:p>I see...A date...</text:p>
            <text:p/>
            <text:p>#w(5.363)</text:p>
            <text:p>A date, hm?</text:p>
            <text:p>#woff(6.805)</text:p>
          </table:table-cell>
          <table:table-cell/>
          <table:table-cell table:formula="of:=IF([.E605]=&quot;&quot;; &quot;untranscribed&quot;; IF([.F605]=&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233C.DAT-ss0-3</text:p>
          </table:table-cell>
          <table:table-cell office:value-type="string" calcext:value-type="string">
            <text:p>#P("soundLen", "6.73911")</text:p>
            <text:p><text:span text:style-name="T1">#P("noAutoOff", "1")</text:span></text:p>
          </table:table-cell>
          <table:table-cell/>
          <table:table-cell office:value-type="string" calcext:value-type="string">
            <text:p>真一：よ、吉沢！お前も来てくれる[よな?]！？</text:p>
            <text:p>弓美：で、でも…</text:p>
            <text:p>真一：俺、桜子とふたり[きりだ?]ってやだぞ！</text:p>
            <text:p>桜子：何よ、それ</text:p>
          </table:table-cell>
          <table:table-cell office:value-type="string" calcext:value-type="string">
            <text:p>Y-Yoshizawa! Won't you come too!?</text:p>
            <text:p/>
            <text:p>#w(2.689)</text:p>
            <text:p>B-But...</text:p>
            <text:p/>
            <text:p>#w(3.504)</text:p>
            <text:p>I can't stand for it to be just me and Sakurako!</text:p>
            <text:p/>
            <text:p>#w(5.994)</text:p>
            <text:p>What's THAT mean?</text:p>
          </table:table-cell>
          <table:table-cell/>
          <table:table-cell table:formula="of:=IF([.E606]=&quot;&quot;; &quot;untranscribed&quot;; IF([.F60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233C.DAT-ss0-4</text:p>
          </table:table-cell>
          <table:table-cell office:value-type="string" calcext:value-type="string">
            <text:p>#P("soundLen", "8.48332")</text:p>
          </table:table-cell>
          <table:table-cell/>
          <table:table-cell office:value-type="string" calcext:value-type="string">
            <text:p>真一：それに、吉沢が体育館に行くように言われたってことは、やっぱりお前が来なくちゃ、なんか不味いんじゃないのか？</text:p>
            <text:p>弓美：う、うん</text:p>
            <text:p>　やっぱそうかな</text:p>
          </table:table-cell>
          <table:table-cell office:value-type="string" calcext:value-type="string">
            <text:p>And besides, since you've been told to go to the gym,</text:p>
            <text:p/>
            <text:p>#w(3.233)</text:p>
            <text:p>doesn't it feel kind of wrong for you not to come?</text:p>
            <text:p/>
            <text:p>#w(6.090)</text:p>
            <text:p>Y-Yeah, I guess so...</text:p>
          </table:table-cell>
          <table:table-cell office:value-type="string" calcext:value-type="string">
            <text:p>CHECK</text:p>
          </table:table-cell>
          <table:table-cell table:formula="of:=IF([.E607]=&quot;&quot;; &quot;untranscribed&quot;; IF([.F607]=&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4.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234.DAT-ss0-0</text:p>
          </table:table-cell>
          <table:table-cell office:value-type="string" calcext:value-type="string">
            <text:p>#P("soundLen", "2.72744")</text:p>
          </table:table-cell>
          <table:table-cell office:value-type="string" calcext:value-type="string">
            <text:p>真一</text:p>
          </table:table-cell>
          <table:table-cell office:value-type="string" calcext:value-type="string">
            <text:p>よーし！それで決まり！</text:p>
            <text:p>今夜は体育館に行くぞ！</text:p>
          </table:table-cell>
          <table:table-cell office:value-type="string" calcext:value-type="string">
            <text:p>All right, then it's decided!</text:p>
            <text:p/>
            <text:p>#w(1.697)</text:p>
            <text:p>We're going to the gym tonight!</text:p>
          </table:table-cell>
          <table:table-cell/>
          <table:table-cell table:formula="of:=IF([.E609]=&quot;&quot;; &quot;untranscribed&quot;; IF([.F609]=&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234.DAT-ss0-1</text:p>
          </table:table-cell>
          <table:table-cell office:value-type="string" calcext:value-type="string">
            <text:p>#P("soundLen", "6.07912")</text:p>
            <text:p><text:span text:style-name="T1">#P("noAutoOff", "1")</text:span></text:p>
          </table:table-cell>
          <table:table-cell/>
          <table:table-cell office:value-type="string" calcext:value-type="string">
            <text:p>弓美：はぁ…</text:p>
            <text:p>桜子：ちょっと</text:p>
            <text:p>　私には？</text:p>
            <text:p>真一：何が？</text:p>
            <text:p>桜子：私の手は握ってくれないの？</text:p>
          </table:table-cell>
          <table:table-cell office:value-type="string" calcext:value-type="string">
            <text:p>#off()</text:p>
            <text:p>#w(1.318)</text:p>
            <text:p>Hang on. What about me?</text:p>
            <text:p/>
            <text:p>#w(3.264)</text:p>
            <text:p>What ABOUT you?</text:p>
            <text:p/>
            <text:p>#w(4.460)</text:p>
            <text:p>Aren't you going to clasp my hands?</text:p>
          </table:table-cell>
          <table:table-cell/>
          <table:table-cell table:formula="of:=IF([.E610]=&quot;&quot;; &quot;untranscribed&quot;; IF([.F61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234.DAT-ss0-2</text:p>
          </table:table-cell>
          <table:table-cell office:value-type="string" calcext:value-type="string">
            <text:p>#P("soundLen", "3.79864")</text:p>
          </table:table-cell>
          <table:table-cell office:value-type="string" calcext:value-type="string">
            <text:p>真一</text:p>
          </table:table-cell>
          <table:table-cell office:value-type="string" calcext:value-type="string">
            <text:p>握るも何もない！</text:p>
            <text:p>両手がハンバーガーで塞がってるじゃないか！</text:p>
          </table:table-cell>
          <table:table-cell office:value-type="string" calcext:value-type="string">
            <text:p>How am I supposed to do that!?\n</text:p>
            <text:p>You've got hamburgers in both hands!</text:p>
          </table:table-cell>
          <table:table-cell/>
          <table:table-cell table:formula="of:=IF([.E611]=&quot;&quot;; &quot;untranscribed&quot;; IF([.F611]=&quot;&quot;; &quot;UNTRANSLATED&quot;; &quot;&quot;))">
            <text:p/>
          </table:table-cell>
          <table:table-cell table:number-columns-repeated="1016"/>
        </table:table-row>
        <table:table-row table:style-name="ro1">
          <table:table-cell table:number-columns-repeated="4"/>
          <table:table-cell office:value-type="string" calcext:value-type="string">
            <text:p>//==================================</text:p>
            <text:p>// File: C235.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235.DAT-ss0-0</text:p>
          </table:table-cell>
          <table:table-cell office:value-type="string" calcext:value-type="string">
            <text:p>#P("soundLen", "7.92174")</text:p>
          </table:table-cell>
          <table:table-cell/>
          <table:table-cell office:value-type="string" calcext:value-type="string">
            <text:p>桜子：あら、そうね</text:p>
            <text:p>　今食べるから</text:p>
            <text:p>弓美：桜子ちゃん、あまり食べると太るわよぉ</text:p>
            <text:p>桜子：何よ</text:p>
            <text:p>　あたしに[飢え死にしろ?]っていうの？</text:p>
          </table:table-cell>
          <table:table-cell office:value-type="string" calcext:value-type="string">
            <text:p>Oh, you're right! Let me just eat those...</text:p>
            <text:p/>
            <text:p>#w(2.085)</text:p>
            <text:p>Sakurako+-chan++, if you eat too much, you'll get fat.</text:p>
            <text:p/>
            <text:p>#w(5.453)</text:p>
            <text:p>What? Are you telling me to starve to death?</text:p>
          </table:table-cell>
          <table:table-cell office:value-type="string" calcext:value-type="string">
            <text:p>CHECK</text:p>
          </table:table-cell>
          <table:table-cell table:formula="of:=IF([.E613]=&quot;&quot;; &quot;untranscribed&quot;; IF([.F613]=&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1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01A.DAT-ss0-0</text:p>
          </table:table-cell>
          <table:table-cell table:formula="of:=T([.C419])" office:value-type="string" office:string-value="#P(&quot;soundLen&quot;, &quot;7.12261&quot;)" calcext:value-type="string">
            <text:p>#P("soundLen", "7.12261")</text:p>
          </table:table-cell>
          <table:table-cell table:number-columns-repeated="1021"/>
        </table:table-row>
        <table:table-row table:style-name="ro1">
          <table:table-cell table:number-columns-repeated="4"/>
          <table:table-cell office:value-type="string" calcext:value-type="string">
            <text:p>//==================================</text:p>
            <text:p>// File: C301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01B.DAT-ss0-0</text:p>
          </table:table-cell>
          <table:table-cell table:formula="of:=T([.C419])" office:value-type="string" office:string-value="#P(&quot;soundLen&quot;, &quot;7.12261&quot;)" calcext:value-type="string">
            <text:p>#P("soundLen", "7.12261")</text:p>
          </table:table-cell>
          <table:table-cell table:number-columns-repeated="1021"/>
        </table:table-row>
        <table:table-row table:style-name="ro1">
          <table:table-cell table:number-columns-repeated="4"/>
          <table:table-cell office:value-type="string" calcext:value-type="string">
            <text:p>//==================================</text:p>
            <text:p>// File: C302A.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302A.DAT-ss0-0</text:p>
          </table:table-cell>
          <table:table-cell office:value-type="string" calcext:value-type="string">
            <text:p>#P("soundLen", "7.68438")</text:p>
            <text:p><text:span text:style-name="T1">#P("noAutoOff", "1")</text:span></text:p>
          </table:table-cell>
          <table:table-cell table:style-name="ce1" office:value-type="string" calcext:value-type="string">
            <text:p>弓美</text:p>
          </table:table-cell>
          <table:table-cell office:value-type="string" calcext:value-type="string">
            <text:p>あやや、本当に来てしまった</text:p>
            <text:p>[???]になって考えてみるとものすご〜くバカみたいなんじゃないかしら</text:p>
          </table:table-cell>
          <table:table-cell office:value-type="string" calcext:value-type="string">
            <text:p>Aye yai yai...</text:p>
            <text:p/>
            <text:p>#w(1.367)</text:p>
            <text:p>We actually came.</text:p>
            <text:p/>
            <text:p>#w(3.527)</text:p>
            <text:p>Looking at this objectively, aren't we doing something really stupid here?</text:p>
          </table:table-cell>
          <table:table-cell office:value-type="string" calcext:value-type="string">
            <text:p>FIXME</text:p>
            <text:p>NOTE: an article i read notes that use of certain expressions like あやや and うじゃ is a characteristic feature of takemoto's work (so-called 竹本語)</text:p>
          </table:table-cell>
          <table:table-cell table:formula="of:=IF([.E619]=&quot;&quot;; &quot;untranscribed&quot;; IF([.F619]=&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C302A.DAT-ss0-1</text:p>
          </table:table-cell>
          <table:table-cell office:value-type="string" calcext:value-type="string">
            <text:p>#P("soundLen", "11.2887")</text:p>
          </table:table-cell>
          <table:table-cell/>
          <table:table-cell office:value-type="string" calcext:value-type="string">
            <text:p>桜子：な〜に、今更我に返ってんのよ</text:p>
            <text:p>　んもう</text:p>
            <text:p>真一：ほら、行くぞ</text:p>
            <text:p>桜子：「ほら、行くぞ」って、何を？</text:p>
            <text:p>　ここ乗り越えるの？</text:p>
            <text:p>弓美：ああ…出来るかしら…</text:p>
          </table:table-cell>
          <table:table-cell office:value-type="string" calcext:value-type="string">
            <text:p>Seriously, you pick NOW to start being sensible? Ugh.</text:p>
            <text:p/>
            <text:p>#w(3.541)</text:p>
            <text:p>Okay, let's go.</text:p>
            <text:p/>
            <text:p>#w(5.003)</text:p>
            <text:p>{Okay, let's go}...where?</text:p>
            <text:p/>
            <text:p>#w(7.498)</text:p>
            <text:p>Are we climbing over that?</text:p>
            <text:p>#woff(8.924)</text:p>
            <text:p/>
            <text:p><text:span text:style-name="T1">#w(10.089)</text:span></text:p>
            <text:p>Can I really do it...?</text:p>
          </table:table-cell>
          <table:table-cell/>
          <table:table-cell table:formula="of:=IF([.E620]=&quot;&quot;; &quot;untranscribed&quot;; IF([.F620]=&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2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302B.DAT-ss0-0</text:p>
          </table:table-cell>
          <table:table-cell office:value-type="string" calcext:value-type="string">
            <text:p>#P("soundLen", "8.87825")</text:p>
          </table:table-cell>
          <table:table-cell/>
          <table:table-cell office:value-type="string" calcext:value-type="string">
            <text:p>弓美：し…仕方ないわよね</text:p>
            <text:p>　ここまで来ちゃったんだから</text:p>
            <text:p>桜子：ほら、あんたが先よ、弓美</text:p>
            <text:p>　早くなさいよ！</text:p>
            <text:p>弓美：う、う、うえぇ</text:p>
          </table:table-cell>
          <table:table-cell office:value-type="string" calcext:value-type="string">
            <text:p>W-Well, I guess it's the only way.\n</text:p>
            <text:p>We came this far, after all.</text:p>
            <text:p/>
            <text:p>#w(3.934)</text:p>
            <text:p>Right, you first, Yumimi. Hurry up!</text:p>
            <text:p>//#woff(7.925)</text:p>
            <text:p><text:span text:style-name="T1">#woff(7.260)</text:span></text:p>
          </table:table-cell>
          <table:table-cell/>
          <table:table-cell table:formula="of:=IF([.E622]=&quot;&quot;; &quot;untranscribed&quot;; IF([.F622]=&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2C.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302C.DAT-ss0-0</text:p>
          </table:table-cell>
          <table:table-cell office:value-type="string" calcext:value-type="string">
            <text:p>#P("soundLen", "11.4772")</text:p>
            <text:p><text:span text:style-name="T1">#P("noAutoOff", "1")</text:span></text:p>
          </table:table-cell>
          <table:table-cell/>
          <table:table-cell office:value-type="string" calcext:value-type="string">
            <text:p>弓美：ええ…えっと…</text:p>
            <text:p>　そうね！あたし、どこか別の入口を見つけてくる！</text:p>
            <text:p>桜子：ったくもう！</text:p>
            <text:p>　乗り越えりゃいいじゃないのよ！</text:p>
            <text:p>　んもう、情けないわね</text:p>
          </table:table-cell>
          <table:table-cell office:value-type="string" calcext:value-type="string">
            <text:p>Umm...uhh...</text:p>
            <text:p/>
            <text:p>#w(2.489)</text:p>
            <text:p>That's it! I'll go find another entrance somewhere!</text:p>
            <text:p/>
            <text:p>#w(6.729)</text:p>
            <text:p>For the love of...!\n</text:p>
            <text:p>It'll be fine if you just climb over!</text:p>
            <text:p/>
            <text:p>#w(10.209)</text:p>
            <text:p>God, you're pathetic.</text:p>
          </table:table-cell>
          <table:table-cell/>
          <table:table-cell table:formula="of:=IF([.E624]=&quot;&quot;; &quot;untranscribed&quot;; IF([.F624]=&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302C.DAT-ss0-1</text:p>
          </table:table-cell>
          <table:table-cell office:value-type="string" calcext:value-type="string">
            <text:p>#P("soundLen", "3.9828")</text:p>
          </table:table-cell>
          <table:table-cell/>
          <table:table-cell office:value-type="string" calcext:value-type="string">
            <text:p>弓美：で、でも…</text:p>
            <text:p>桜子：ああ、分かった分かった！</text:p>
            <text:p>　しょうがないわね</text:p>
          </table:table-cell>
          <table:table-cell office:value-type="string" calcext:value-type="string">
            <text:p>B-But...</text:p>
            <text:p/>
            <text:p>#w(1.052)</text:p>
            <text:p><text:span text:style-name="T1">//#w(1.304)</text:span></text:p>
            <text:p>Oh, fine, fine!\n</text:p>
            <text:p>If you must!</text:p>
          </table:table-cell>
          <table:table-cell/>
          <table:table-cell table:formula="of:=IF([.E625]=&quot;&quot;; &quot;untranscribed&quot;; IF([.F625]=&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302C.DAT-ss0-2</text:p>
          </table:table-cell>
          <table:table-cell office:value-type="string" calcext:value-type="string">
            <text:p>#P("soundLen", "1.42668")</text:p>
          </table:table-cell>
          <table:table-cell table:style-name="ce1" office:value-type="string" calcext:value-type="string">
            <text:p>桜子</text:p>
          </table:table-cell>
          <table:table-cell office:value-type="string" calcext:value-type="string">
            <text:p>何よ？どうしたの？</text:p>
          </table:table-cell>
          <table:table-cell office:value-type="string" calcext:value-type="string">
            <text:p>What? What's wrong?</text:p>
          </table:table-cell>
          <table:table-cell/>
          <table:table-cell table:formula="of:=IF([.E626]=&quot;&quot;; &quot;untranscribed&quot;; IF([.F6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302C.DAT-ss0-3</text:p>
          </table:table-cell>
          <table:table-cell office:value-type="string" calcext:value-type="string">
            <text:p>#P("soundLen", "3.29289")</text:p>
          </table:table-cell>
          <table:table-cell/>
          <table:table-cell office:value-type="string" calcext:value-type="string">
            <text:p>弓美：一緒に来て、桜子ちゃん</text:p>
            <text:p>桜子：ったくもう〜！</text:p>
          </table:table-cell>
          <table:table-cell office:value-type="string" calcext:value-type="string">
            <text:p>Come with me, Sakurako+-chan++!</text:p>
            <text:p/>
            <text:p>#w(2.156)</text:p>
            <text:p>Oh, come ON...!</text:p>
          </table:table-cell>
          <table:table-cell/>
          <table:table-cell table:formula="of:=IF([.E627]=&quot;&quot;; &quot;untranscribed&quot;; IF([.F627]=&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2D.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302D.DAT-ss0-0</text:p>
          </table:table-cell>
          <table:table-cell office:value-type="string" calcext:value-type="string">
            <text:p>#P("soundLen", "5.58978")</text:p>
          </table:table-cell>
          <table:table-cell table:style-name="ce1" office:value-type="string" calcext:value-type="string">
            <text:p>弓美</text:p>
          </table:table-cell>
          <table:table-cell office:value-type="string" calcext:value-type="string">
            <text:p>そうね…</text:p>
            <text:p>今日はやっぱり諦めて、明日出直した方がいいわね！</text:p>
            <text:p>うん！</text:p>
          </table:table-cell>
          <table:table-cell office:value-type="string" calcext:value-type="string">
            <text:p>Yeah...</text:p>
            <text:p/>
            <text:p>#w(1.700)</text:p>
            <text:p>We should just give up on this for today and make a fresh start tomorrow! Yep!</text:p>
          </table:table-cell>
          <table:table-cell/>
          <table:table-cell table:formula="of:=IF([.E629]=&quot;&quot;; &quot;untranscribed&quot;; IF([.F629]=&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A.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303A.DAT-ss0-0</text:p>
          </table:table-cell>
          <table:table-cell office:value-type="string" calcext:value-type="string">
            <text:p>#P("soundLen", "8.79231")</text:p>
          </table:table-cell>
          <table:table-cell/>
          <table:table-cell office:value-type="string" calcext:value-type="string">
            <text:p>桜子：ここまで来て…そうは[行く?]かー…！</text:p>
            <text:p>　根性で乗り越えるのよ！</text:p>
            <text:p>弓美：ええ！じゃ、あ、えっと…</text:p>
          </table:table-cell>
          <table:table-cell office:value-type="string" calcext:value-type="string">
            <text:p>You came this far...and you're just going to leave...!?</text:p>
            <text:p/>
            <text:p>#w(4.109)</text:p>
            <text:p>Grow a spine and climb over already!</text:p>
            <text:p/>
            <text:p>#w(6.034)</text:p>
            <text:p>Huh!? Well, uh, umm...</text:p>
          </table:table-cell>
          <table:table-cell office:value-type="string" calcext:value-type="string">
            <text:p>CHECK</text:p>
          </table:table-cell>
          <table:table-cell table:formula="of:=IF([.E631]=&quot;&quot;; &quot;untranscribed&quot;; IF([.F6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B.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303B.DAT-ss0-0</text:p>
          </table:table-cell>
          <table:table-cell office:value-type="string" calcext:value-type="string">
            <text:p>#P("soundLen", "2.3166")</text:p>
          </table:table-cell>
          <table:table-cell table:style-name="ce1" office:value-type="string" calcext:value-type="string">
            <text:p>弓美</text:p>
          </table:table-cell>
          <table:table-cell office:value-type="string" calcext:value-type="string">
            <text:p>うぇーん！一周しちゃった！</text:p>
          </table:table-cell>
          <table:table-cell office:value-type="string" calcext:value-type="string">
            <text:p>#w(0.807)</text:p>
            <text:p>We did a lap!</text:p>
          </table:table-cell>
          <table:table-cell/>
          <table:table-cell table:formula="of:=IF([.E633]=&quot;&quot;; &quot;untranscribed&quot;; IF([.F633]=&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303B.DAT-ss0-1</text:p>
          </table:table-cell>
          <table:table-cell office:value-type="string" calcext:value-type="string">
            <text:p>#P("soundLen", "7.05645")</text:p>
          </table:table-cell>
          <table:table-cell office:value-type="string" calcext:value-type="string">
            <text:p>桜子</text:p>
          </table:table-cell>
          <table:table-cell office:value-type="string" calcext:value-type="string">
            <text:p>だああ！歩き[???]じゃないのよ</text:p>
            <text:p>最初から乗り越えたらよかったじゃないの！</text:p>
            <text:p>とやかく[やって?]、乗り越えるのよ！</text:p>
          </table:table-cell>
          <table:table-cell office:value-type="string" calcext:value-type="string">
            <text:p>//GAAAH!</text:p>
            <text:p>#off()</text:p>
            <text:p>#w(0.914)</text:p>
            <text:p>We're literally going in circles!</text:p>
            <text:p/>
            <text:p>#w(2.875)</text:p>
            <text:p>You should have just climbed over from the start!</text:p>
            <text:p/>
            <text:p>#w(5.266)</text:p>
            <text:p>Get your rear in gear and climb!</text:p>
          </table:table-cell>
          <table:table-cell office:value-type="string" calcext:value-type="string">
            <text:p>FIXME</text:p>
          </table:table-cell>
          <table:table-cell table:formula="of:=IF([.E634]=&quot;&quot;; &quot;untranscribed&quot;; IF([.F634]=&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C.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03C.DAT-ss0-0</text:p>
          </table:table-cell>
          <table:table-cell office:value-type="string" calcext:value-type="string">
            <text:p>#P("soundLen", "4.41987")</text:p>
            <text:p><text:span text:style-name="T1">#P("noAutoOff", "1")</text:span></text:p>
          </table:table-cell>
          <table:table-cell office:value-type="string" calcext:value-type="string">
            <text:p>桜子</text:p>
          </table:table-cell>
          <table:table-cell office:value-type="string" calcext:value-type="string">
            <text:p>あたしはこんな漫画みたいな展開は嫌いなんだってば！</text:p>
          </table:table-cell>
          <table:table-cell office:value-type="string" calcext:value-type="string">
            <text:p>I'm telling you, I HATE this kind of straight-out-of-a-comic-book plot!</text:p>
          </table:table-cell>
          <table:table-cell/>
          <table:table-cell table:formula="of:=IF([.E636]=&quot;&quot;; &quot;untranscribed&quot;; IF([.F63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303C.DAT-ss0-1</text:p>
          </table:table-cell>
          <table:table-cell office:value-type="string" calcext:value-type="string">
            <text:p>#P("soundLen", "2.11162")</text:p>
          </table:table-cell>
          <table:table-cell table:style-name="ce1" office:value-type="string" calcext:value-type="string">
            <text:p>弓美</text:p>
          </table:table-cell>
          <table:table-cell office:value-type="string" calcext:value-type="string">
            <text:p>あ、あたし知らない〜！</text:p>
          </table:table-cell>
          <table:table-cell office:value-type="string" calcext:value-type="string">
            <text:p>I-It's not my fault!</text:p>
          </table:table-cell>
          <table:table-cell/>
          <table:table-cell table:formula="of:=IF([.E637]=&quot;&quot;; &quot;untranscribed&quot;; IF([.F63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303C.DAT-ss0-2</text:p>
          </table:table-cell>
          <table:table-cell office:value-type="string" calcext:value-type="string">
            <text:p>#P("soundLen", "2.39013")</text:p>
          </table:table-cell>
          <table:table-cell office:value-type="string" calcext:value-type="string">
            <text:p>ナレーター</text:p>
          </table:table-cell>
          <table:table-cell office:value-type="string" calcext:value-type="string">
            <text:p>漫画じゃなくてゲームですけどね</text:p>
          </table:table-cell>
          <table:table-cell office:value-type="string" calcext:value-type="string">
            <text:p>But it's not a comic, it's a game.</text:p>
          </table:table-cell>
          <table:table-cell/>
          <table:table-cell table:formula="of:=IF([.E638]=&quot;&quot;; &quot;untranscribed&quot;; IF([.F638]=&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D.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303D.DAT-ss0-0</text:p>
          </table:table-cell>
          <table:table-cell office:value-type="string" calcext:value-type="string">
            <text:p>#P("soundLen", "10.0459")</text:p>
          </table:table-cell>
          <table:table-cell/>
          <table:table-cell office:value-type="string" calcext:value-type="string">
            <text:p>桜子：あんたねーー！</text:p>
            <text:p>弓美：ひぇー！だ、だって！</text:p>
            <text:p>桜子：はぁ、はぁ…</text:p>
            <text:p>　あ、そうだ</text:p>
            <text:p>　真一、あんた写真撮ったでしょ？</text:p>
            <text:p>　それが証拠になるわ</text:p>
          </table:table-cell>
          <table:table-cell office:value-type="string" calcext:value-type="string">
            <text:p>Why, YOU...!</text:p>
            <text:p>#woff(1.544)</text:p>
            <text:p/>
            <text:p>#w(2.168)</text:p>
            <text:p>B-But...!</text:p>
            <text:p>#woff(3.200)</text:p>
            <text:p><text:span text:style-name="T1">//#woff(3.564)</text:span></text:p>
            <text:p/>
            <text:p>//#w(5.531)</text:p>
            <text:p>//Oh, right. Shinichi, you took photos, no?</text:p>
            <text:p>//</text:p>
            <text:p>//#w(8.576)</text:p>
            <text:p>//Those will be our proof.</text:p>
          </table:table-cell>
          <table:table-cell office:value-type="string" calcext:value-type="string">
            <text:p>NOTE: only first two lines are played in-game</text:p>
          </table:table-cell>
          <table:table-cell table:formula="of:=IF([.E640]=&quot;&quot;; &quot;untranscribed&quot;; IF([.F640]=&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E.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03E.DAT-ss0-0</text:p>
          </table:table-cell>
          <table:table-cell office:value-type="string" calcext:value-type="string">
            <text:p>#P("soundLen", "4.5504")</text:p>
          </table:table-cell>
          <table:table-cell/>
          <table:table-cell office:value-type="string" calcext:value-type="string">
            <text:p>桜子：現実から、逃避するんじゃないー！</text:p>
            <text:p>弓美：うぇーん</text:p>
          </table:table-cell>
          <table:table-cell office:value-type="string" calcext:value-type="string">
            <text:p>Don't try to run away from reality!</text:p>
            <text:p>#woff(3.367)</text:p>
          </table:table-cell>
          <table:table-cell/>
          <table:table-cell table:formula="of:=IF([.E642]=&quot;&quot;; &quot;untranscribed&quot;; IF([.F642]=&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F.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303F.DAT-ss0-0</text:p>
          </table:table-cell>
          <table:table-cell office:value-type="string" calcext:value-type="string">
            <text:p>#P("soundLen", "6.66183")</text:p>
          </table:table-cell>
          <table:table-cell/>
          <table:table-cell office:value-type="string" calcext:value-type="string">
            <text:p>桜子：現実から逃避してどうすんの！</text:p>
            <text:p>弓美：あはーーーん</text:p>
          </table:table-cell>
          <table:table-cell office:value-type="string" calcext:value-type="string">
            <text:p>#w(0.961)</text:p>
            <text:p>Why are you trying to escape from reality!?</text:p>
            <text:p>#woff(3.219)</text:p>
          </table:table-cell>
          <table:table-cell/>
          <table:table-cell table:formula="of:=IF([.E644]=&quot;&quot;; &quot;untranscribed&quot;; IF([.F644]=&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G.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303G.DAT-ss0-0</text:p>
          </table:table-cell>
          <table:table-cell office:value-type="string" calcext:value-type="string">
            <text:p>#P("soundLen", "3.85601")</text:p>
          </table:table-cell>
          <table:table-cell/>
          <table:table-cell office:value-type="string" calcext:value-type="string">
            <text:p>桜子：私が知るか！</text:p>
            <text:p>弓美：ええ！だって！</text:p>
          </table:table-cell>
          <table:table-cell office:value-type="string" calcext:value-type="string">
            <text:p>Do I look like I know!?</text:p>
            <text:p/>
            <text:p>#w(1.858)</text:p>
            <text:p>Huh!? But...!</text:p>
          </table:table-cell>
          <table:table-cell office:value-type="string" calcext:value-type="string">
            <text:p>NOTE: responding to yumimi's question from much later in the game: どうやって変身すんの？</text:p>
          </table:table-cell>
          <table:table-cell table:formula="of:=IF([.E646]=&quot;&quot;; &quot;untranscribed&quot;; IF([.F646]=&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H.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303H.DAT-ss0-0</text:p>
          </table:table-cell>
          <table:table-cell office:value-type="string" calcext:value-type="string">
            <text:p>#P("soundLen", "4.41342")</text:p>
          </table:table-cell>
          <table:table-cell/>
          <table:table-cell office:value-type="string" calcext:value-type="string">
            <text:p>桜子：ああ、んもう</text:p>
            <text:p>　そんなわがまま言ってる場合か！？</text:p>
            <text:p>弓美：あんん、ごめんなさい！</text:p>
          </table:table-cell>
          <table:table-cell office:value-type="string" calcext:value-type="string">
            <text:p>Oh, screw it! Is this the time for your personal hangups!?</text:p>
            <text:p>#woff(2.685)</text:p>
            <text:p/>
            <text:p>#w(3.294)</text:p>
            <text:p>I'm sorry!</text:p>
          </table:table-cell>
          <table:table-cell office:value-type="string" calcext:value-type="string">
            <text:p>NOTE: responding to yumimi from later in the game: でもあたし変身したくないな</text:p>
          </table:table-cell>
          <table:table-cell table:formula="of:=IF([.E648]=&quot;&quot;; &quot;untranscribed&quot;; IF([.F648]=&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J.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303J.DAT-ss0-0</text:p>
          </table:table-cell>
          <table:table-cell office:value-type="string" calcext:value-type="string">
            <text:p>#P("soundLen", "9.799")</text:p>
          </table:table-cell>
          <table:table-cell/>
          <table:table-cell office:value-type="string" calcext:value-type="string">
            <text:p>桜子：何考えてるのよ、弓美！</text:p>
            <text:p>弓美：あは、歌ったらどうかなると思って</text:p>
            <text:p>桜子：そんなわけあるか！</text:p>
            <text:p>弓美：えんんん！</text:p>
          </table:table-cell>
          <table:table-cell office:value-type="string" calcext:value-type="string">
            <text:p>#w(1.197)</text:p>
            <text:p>What've you gotten in your head NOW, Yumimi!?</text:p>
            <text:p>#woff(3.693)</text:p>
            <text:p/>
            <text:p>#w(4.590)</text:p>
            <text:p>I thought something might happen if I sang...</text:p>
            <text:p/>
            <text:p>#w(7.127)</text:p>
            <text:p>Like WHAT exactly!?</text:p>
            <text:p>#woff(8.840)</text:p>
          </table:table-cell>
          <table:table-cell office:value-type="string" calcext:value-type="string">
            <text:p>NOTE: responding to yumimi's singing from much much later in the game:</text:p>
            <text:p><text:span text:style-name="T1">弓美：茶壺に追われて</text:span></text:p>
            <text:p><text:span text:style-name="T1">　とっぴんしゃん</text:span></text:p>
            <text:p><text:span text:style-name="T1">　抜けたら、どんどこしょ</text:span></text:p>
            <text:p><text:span text:style-name="T1">真一：よ、吉沢…</text:span></text:p>
            <text:p><text:span text:style-name="T1">部長：ぬはははは！</text:span></text:p>
          </table:table-cell>
          <table:table-cell table:formula="of:=IF([.E650]=&quot;&quot;; &quot;untranscribed&quot;; IF([.F650]=&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K.DAT</text:p>
            <text:p>//==================================</text:p>
          </table:table-cell>
          <table:table-cell table:number-columns-repeated="1019"/>
        </table:table-row>
        <table:table-row table:style-name="ro19">
          <table:table-cell office:value-type="string" calcext:value-type="string">
            <text:p>string</text:p>
          </table:table-cell>
          <table:table-cell office:value-type="string" calcext:value-type="string">
            <text:p>C303K.DAT-ss0-0</text:p>
          </table:table-cell>
          <table:table-cell office:value-type="string" calcext:value-type="string">
            <text:p>#P("soundLen", "2.49659")</text:p>
          </table:table-cell>
          <table:table-cell table:style-name="ce1" office:value-type="string" calcext:value-type="string">
            <text:p>桜子</text:p>
          </table:table-cell>
          <table:table-cell office:value-type="string" calcext:value-type="string">
            <text:p>う…何なのよ、あんた</text:p>
          </table:table-cell>
          <table:table-cell office:value-type="string" calcext:value-type="string">
            <text:p>#w(0.650)</text:p>
            <text:p>You're doing WHAT!?</text:p>
          </table:table-cell>
          <table:table-cell office:value-type="string" calcext:value-type="string">
            <text:p>NOTE: responding to scene 937</text:p>
            <text:p><text:span text:style-name="T1">今日は具合が悪いから休止</text:span></text:p>
            <text:p><text:span text:style-name="T1">followed by screaming</text:span></text:p>
          </table:table-cell>
          <table:table-cell table:formula="of:=IF([.E652]=&quot;&quot;; &quot;untranscribed&quot;; IF([.F652]=&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303K.DAT-ss0-1</text:p>
          </table:table-cell>
          <table:table-cell office:value-type="string" calcext:value-type="string">
            <text:p>#P("soundLen", "2.36943")</text:p>
          </table:table-cell>
          <table:table-cell table:style-name="ce1" office:value-type="string" calcext:value-type="string">
            <text:p>弓美</text:p>
          </table:table-cell>
          <table:table-cell office:value-type="string" calcext:value-type="string">
            <text:p>え〜ん！あたしのせいじゃない！</text:p>
          </table:table-cell>
          <table:table-cell office:value-type="string" calcext:value-type="string">
            <text:p>#off()</text:p>
            <text:p>#w(0.753)</text:p>
            <text:p>It's not my fault!</text:p>
          </table:table-cell>
          <table:table-cell/>
          <table:table-cell table:formula="of:=IF([.E653]=&quot;&quot;; &quot;untranscribed&quot;; IF([.F653]=&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L.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303L.DAT-ss0-0</text:p>
          </table:table-cell>
          <table:table-cell office:value-type="string" calcext:value-type="string">
            <text:p>#P("soundLen", "1.27686")</text:p>
            <text:p><text:span text:style-name="T1">#P("noAutoOff", "1")</text:span></text:p>
          </table:table-cell>
          <table:table-cell table:style-name="ce1" office:value-type="string" calcext:value-type="string">
            <text:p>桜子</text:p>
          </table:table-cell>
          <table:table-cell office:value-type="string" calcext:value-type="string">
            <text:p>[育ち?]が何ですって！？</text:p>
          </table:table-cell>
          <table:table-cell office:value-type="string" calcext:value-type="string">
            <text:p>{Privileged upbringing,} huh!?</text:p>
          </table:table-cell>
          <table:table-cell office:value-type="string" calcext:value-type="string">
            <text:p>CHECK</text:p>
            <text:p>NOTE: responding to scene 964B (everybody chasing the mice)</text:p>
          </table:table-cell>
          <table:table-cell table:formula="of:=IF([.E655]=&quot;&quot;; &quot;untranscribed&quot;; IF([.F655]=&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303L.DAT-ss0-1</text:p>
          </table:table-cell>
          <table:table-cell office:value-type="string" calcext:value-type="string">
            <text:p>#P("soundLen", "1.13312")</text:p>
          </table:table-cell>
          <table:table-cell office:value-type="string" calcext:value-type="string">
            <text:p>部長</text:p>
          </table:table-cell>
          <table:table-cell office:value-type="string" calcext:value-type="string">
            <text:p>ああ、いやあ、別に…</text:p>
          </table:table-cell>
          <table:table-cell office:value-type="string" calcext:value-type="string">
            <text:p>Oh, uh, well...</text:p>
          </table:table-cell>
          <table:table-cell/>
          <table:table-cell table:formula="of:=IF([.E656]=&quot;&quot;; &quot;untranscribed&quot;; IF([.F656]=&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3M.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303M.DAT-ss0-0</text:p>
          </table:table-cell>
          <table:table-cell office:value-type="string" calcext:value-type="string">
            <text:p>#P("soundLen", "7.02328")</text:p>
          </table:table-cell>
          <table:table-cell/>
          <table:table-cell office:value-type="string" calcext:value-type="string">
            <text:p>桜子：誰のために追いかけてると思ってんのよ</text:p>
            <text:p>　あんた達も手伝いなさいよ！</text:p>
            <text:p>弓美：ああ！ごめんなさい！</text:p>
          </table:table-cell>
          <table:table-cell office:value-type="string" calcext:value-type="string">
            <text:p>Who do you think we're chasing these for!?</text:p>
            <text:p/>
            <text:p>#w(2.491)</text:p>
            <text:p>You two get over here and help!</text:p>
            <text:p>#woff(4.776)</text:p>
            <text:p/>
            <text:p>#w(5.559)</text:p>
            <text:p>I'm sorryyyyy!</text:p>
          </table:table-cell>
          <table:table-cell office:value-type="string" calcext:value-type="string">
            <text:p>NOTE: responding to scene 964E (everybody chasing mice except yumimi and rie)</text:p>
          </table:table-cell>
          <table:table-cell table:formula="of:=IF([.E658]=&quot;&quot;; &quot;untranscribed&quot;; IF([.F658]=&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4.DAT</text:p>
            <text:p>//==================================</text:p>
          </table:table-cell>
          <table:table-cell table:number-columns-repeated="1019"/>
        </table:table-row>
        <table:table-row table:style-name="ro20">
          <table:table-cell office:value-type="string" calcext:value-type="string">
            <text:p>string</text:p>
          </table:table-cell>
          <table:table-cell office:value-type="string" calcext:value-type="string">
            <text:p>C304.DAT-ss0-0</text:p>
          </table:table-cell>
          <table:table-cell office:value-type="string" calcext:value-type="string">
            <text:p>#P("soundLen", "4.66767")</text:p>
          </table:table-cell>
          <table:table-cell/>
          <table:table-cell office:value-type="string" calcext:value-type="string">
            <text:p>弓美：ぶぶ、ぶ、ぶ</text:p>
            <text:p>真一：大丈夫か？</text:p>
            <text:p>桜子：んもう、しっかりなさいよ、本当に！</text:p>
          </table:table-cell>
          <table:table-cell office:value-type="string" calcext:value-type="string">
            <text:p>#w(1.042)</text:p>
            <text:p>You got it?</text:p>
            <text:p/>
            <text:p>#w(1.841)</text:p>
            <text:p>Geez, get it together! Seriously!</text:p>
          </table:table-cell>
          <table:table-cell office:value-type="string" calcext:value-type="string">
            <text:p>NOTE: i think the 本当に is supposed to be sakurako, even though her lips stop moving. it doesn't really make sense for yumimi to be saying it, anyway.</text:p>
          </table:table-cell>
          <table:table-cell table:formula="of:=IF([.E660]=&quot;&quot;; &quot;untranscribed&quot;; IF([.F660]=&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5.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305.DAT-ss0-0</text:p>
          </table:table-cell>
          <table:table-cell office:value-type="string" calcext:value-type="string">
            <text:p>#P("soundLen", "1.56355")</text:p>
          </table:table-cell>
          <table:table-cell table:style-name="ce1" office:value-type="string" calcext:value-type="string">
            <text:p>弓美</text:p>
          </table:table-cell>
          <table:table-cell office:value-type="string" calcext:value-type="string">
            <text:p>ど、う、ひゃー！</text:p>
          </table:table-cell>
          <table:table-cell table:number-columns-repeated="2"/>
          <table:table-cell table:formula="of:=IF([.E662]=&quot;&quot;; &quot;untranscribed&quot;; IF([.F662]=&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306.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306.DAT-ss0-0</text:p>
          </table:table-cell>
          <table:table-cell office:value-type="string" calcext:value-type="string">
            <text:p>#P("soundLen", "0.4308")</text:p>
          </table:table-cell>
          <table:table-cell table:style-name="ce1" office:value-type="string" calcext:value-type="string">
            <text:p>真一</text:p>
          </table:table-cell>
          <table:table-cell office:value-type="string" calcext:value-type="string">
            <text:p>うわー！</text:p>
          </table:table-cell>
          <table:table-cell table:number-columns-repeated="2"/>
          <table:table-cell table:formula="of:=IF([.E664]=&quot;&quot;; &quot;untranscribed&quot;; IF([.F66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307.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307.DAT-ss0-0</text:p>
          </table:table-cell>
          <table:table-cell office:value-type="string" calcext:value-type="string">
            <text:p>#P("soundLen", "6.19141")</text:p>
          </table:table-cell>
          <table:table-cell/>
          <table:table-cell office:value-type="string" calcext:value-type="string">
            <text:p>弓美：うっ！ごめんなさい、松崎くん</text:p>
            <text:p>　大丈夫？</text:p>
            <text:p>桜子：お〜い、真一</text:p>
            <text:p>　生きてるか〜？</text:p>
          </table:table-cell>
          <table:table-cell office:value-type="string" calcext:value-type="string">
            <text:p>#w(0.815)</text:p>
            <text:p>Sorry, Matsuzaki+-kun++. Are you okay?</text:p>
            <text:p/>
            <text:p>#w(3.584)</text:p>
            <text:p>Yo, Shinichi? You alive in there?</text:p>
          </table:table-cell>
          <table:table-cell/>
          <table:table-cell table:formula="of:=IF([.E666]=&quot;&quot;; &quot;untranscribed&quot;; IF([.F666]=&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08.DAT-ss0-0</text:p>
          </table:table-cell>
          <table:table-cell office:value-type="string" calcext:value-type="string">
            <text:p>#P("soundLen", "0.446833")</text:p>
          </table:table-cell>
          <table:table-cell table:number-columns-repeated="1021"/>
        </table:table-row>
        <table:table-row table:style-name="ro14">
          <table:table-cell office:value-type="string" calcext:value-type="string">
            <text:p>string</text:p>
          </table:table-cell>
          <table:table-cell office:value-type="string" calcext:value-type="string">
            <text:p>C308.DAT-ss0-1</text:p>
          </table:table-cell>
          <table:table-cell office:value-type="string" calcext:value-type="string">
            <text:p>#P("soundLen", "8.34861")</text:p>
          </table:table-cell>
          <table:table-cell/>
          <table:table-cell office:value-type="string" calcext:value-type="string">
            <text:p>弓美：さっきから気になってたんだけど、この「テックテックテック」という音は何？</text:p>
            <text:p>桜子：私達の足音よ</text:p>
            <text:p>弓美：なるほど</text:p>
          </table:table-cell>
          <table:table-cell office:value-type="string" calcext:value-type="string">
            <text:p>So, uh, this has been bothering me for a bit...</text:p>
            <text:p/>
            <text:p>#w(2.294)</text:p>
            <text:p>What's that {te-ku te-ku te-ku} sound?</text:p>
            <text:p/>
            <text:p>#w(5.835)</text:p>
            <text:p>It's the sound of our footsteps.</text:p>
            <text:p/>
            <text:p>#w(7.918)</text:p>
            <text:p>I see.</text:p>
          </table:table-cell>
          <table:table-cell office:value-type="string" calcext:value-type="string">
            <text:p>NOTE: テック is per yumimi quiz</text:p>
          </table:table-cell>
          <table:table-cell table:formula="of:=IF([.E669]=&quot;&quot;; &quot;untranscribed&quot;; IF([.F669]=&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9A.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309A.DAT-ss0-0</text:p>
          </table:table-cell>
          <table:table-cell office:value-type="string" calcext:value-type="string">
            <text:p>#P("soundLen", "6.31955")</text:p>
            <text:p><text:span text:style-name="T1">#P("noAutoOff", "1")</text:span></text:p>
          </table:table-cell>
          <table:table-cell/>
          <table:table-cell office:value-type="string" calcext:value-type="string">
            <text:p>桜子：ちょっとどいて！</text:p>
            <text:p>　今乗り越えるから、向こうを向いててよ、真一</text:p>
            <text:p>真一：[ジャージでも着てくりゃいいんだよ?]</text:p>
          </table:table-cell>
          <table:table-cell office:value-type="string" calcext:value-type="string">
            <text:p>Get out of the way!\n</text:p>
            <text:p><text:span text:style-name="T1">I'm climbing over now, so...</text:span></text:p>
            <text:p/>
            <text:p><text:span text:style-name="T1">#w(2.618)</text:span></text:p>
            <text:p><text:span text:style-name="T1">...look away, Shinichi!</text:span></text:p>
            <text:p/>
            <text:p><text:span text:style-name="T1">//#w(0.933)</text:span></text:p>
            <text:p>//I'm climbing over now, so look away, Shinichi!</text:p>
            <text:p/>
            <text:p>#w(4.499)</text:p>
            <text:p>Couldn't you have just worn sports clothes?</text:p>
          </table:table-cell>
          <table:table-cell office:value-type="string" calcext:value-type="string">
            <text:p>CHECK</text:p>
          </table:table-cell>
          <table:table-cell table:formula="of:=IF([.E671]=&quot;&quot;; &quot;untranscribed&quot;; IF([.F67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309A.DAT-ss0-1</text:p>
          </table:table-cell>
          <table:table-cell office:value-type="string" calcext:value-type="string">
            <text:p>#P("soundLen", "2.63419")</text:p>
          </table:table-cell>
          <table:table-cell/>
          <table:table-cell office:value-type="string" calcext:value-type="string">
            <text:p>[うっさい、んもう?]</text:p>
            <text:p>せ、の！</text:p>
          </table:table-cell>
          <table:table-cell office:value-type="string" calcext:value-type="string">
            <text:p>Oh, shut it...</text:p>
            <text:p/>
            <text:p>#w(1.542)</text:p>
            <text:p>Heave-HO!</text:p>
          </table:table-cell>
          <table:table-cell/>
          <table:table-cell table:formula="of:=IF([.E672]=&quot;&quot;; &quot;untranscribed&quot;; IF([.F6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309A.DAT-ss0-2</text:p>
          </table:table-cell>
          <table:table-cell office:value-type="string" calcext:value-type="string">
            <text:p>#P("soundLen", "0.600528")</text:p>
          </table:table-cell>
          <table:table-cell table:number-columns-repeated="1021"/>
        </table:table-row>
        <table:table-row table:style-name="ro2">
          <table:table-cell office:value-type="string" calcext:value-type="string">
            <text:p>string</text:p>
          </table:table-cell>
          <table:table-cell office:value-type="string" calcext:value-type="string">
            <text:p>C309A.DAT-ss0-3</text:p>
          </table:table-cell>
          <table:table-cell office:value-type="string" calcext:value-type="string">
            <text:p>#P("soundLen", "0.339517")</text:p>
          </table:table-cell>
          <table:table-cell table:number-columns-repeated="1021"/>
        </table:table-row>
        <table:table-row table:style-name="ro3">
          <table:table-cell office:value-type="string" calcext:value-type="string">
            <text:p>string</text:p>
          </table:table-cell>
          <table:table-cell office:value-type="string" calcext:value-type="string">
            <text:p>C309A.DAT-ss0-4</text:p>
          </table:table-cell>
          <table:table-cell office:value-type="string" calcext:value-type="string">
            <text:p>#P("soundLen", "5.75127")</text:p>
          </table:table-cell>
          <table:table-cell/>
          <table:table-cell office:value-type="string" calcext:value-type="string">
            <text:p>弓美、真一：うおぉー！</text:p>
            <text:p>弓美：9.95</text:p>
            <text:p>真一：8.5</text:p>
            <text:p>桜子：満点でしょ</text:p>
          </table:table-cell>
          <table:table-cell office:value-type="string" calcext:value-type="string">
            <text:p>#w(2.062)</text:p>
            <text:p>9.95!</text:p>
            <text:p/>
            <text:p>#w(3.559)</text:p>
            <text:p>8.5.</text:p>
            <text:p/>
            <text:p>#w(4.730)</text:p>
            <text:p>A perfect score, surely?</text:p>
          </table:table-cell>
          <table:table-cell/>
          <table:table-cell table:formula="of:=IF([.E675]=&quot;&quot;; &quot;untranscribed&quot;; IF([.F675]=&quot;&quot;; &quot;UNTRANSLATED&quot;; &quot;&quot;))">
            <text:p/>
          </table:table-cell>
          <table:table-cell table:number-columns-repeated="1016"/>
        </table:table-row>
        <table:table-row table:style-name="ro1">
          <table:table-cell table:number-columns-repeated="4"/>
          <table:table-cell office:value-type="string" calcext:value-type="string">
            <text:p>//==================================</text:p>
            <text:p>// File: C309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09B.DAT-ss0-0</text:p>
          </table:table-cell>
          <table:table-cell office:value-type="string" calcext:value-type="string">
            <text:p>#P("soundLen", "2.3733")</text:p>
          </table:table-cell>
          <table:table-cell table:style-name="ce1"/>
          <table:table-cell office:value-type="string" calcext:value-type="string">
            <text:p>桜子：ちょっといらっしゃい弓美！</text:p>
            <text:p>弓美：ひ、ひ〜</text:p>
          </table:table-cell>
          <table:table-cell office:value-type="string" calcext:value-type="string">
            <text:p>Get over here, Yumimi!</text:p>
            <text:p>#woff(1.610)</text:p>
          </table:table-cell>
          <table:table-cell/>
          <table:table-cell table:formula="of:=IF([.E677]=&quot;&quot;; &quot;untranscribed&quot;; IF([.F677]=&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0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10B.DAT-ss0-0</text:p>
          </table:table-cell>
          <table:table-cell office:value-type="string" calcext:value-type="string">
            <text:p>#P("soundLen", "0.774495")</text:p>
          </table:table-cell>
          <table:table-cell table:number-columns-repeated="1021"/>
        </table:table-row>
        <table:table-row table:style-name="ro2">
          <table:table-cell office:value-type="string" calcext:value-type="string">
            <text:p>string</text:p>
          </table:table-cell>
          <table:table-cell office:value-type="string" calcext:value-type="string">
            <text:p>C310B.DAT-ss0-1</text:p>
          </table:table-cell>
          <table:table-cell table:formula="of:=T([.C6])" office:value-type="string" office:string-value="#P(&quot;soundLen&quot;, &quot;1.19135&quot;)" calcext:value-type="string">
            <text:p>#P("soundLen", "1.19135")</text:p>
          </table:table-cell>
          <table:table-cell/>
          <table:table-cell table:style-name="Default" table:number-columns-repeated="3"/>
          <table:table-cell table:formula="of:=IF([.E682]=&quot;&quot;; &quot;untranscribed&quot;; IF([.F6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0D.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310D.DAT-ss0-0</text:p>
          </table:table-cell>
          <table:table-cell office:value-type="string" calcext:value-type="string">
            <text:p>#P("soundLen", "3.47902")</text:p>
          </table:table-cell>
          <table:table-cell table:style-name="ce1" office:value-type="string" calcext:value-type="string">
            <text:p>弓美</text:p>
          </table:table-cell>
          <table:table-cell office:value-type="string" calcext:value-type="string">
            <text:p>え？</text:p>
            <text:p>夢だったのかしら？</text:p>
          </table:table-cell>
          <table:table-cell office:value-type="string" calcext:value-type="string">
            <text:p>Huh?</text:p>
            <text:p/>
            <text:p>#w(1.421)</text:p>
            <text:p>W-Was it a dream?</text:p>
          </table:table-cell>
          <table:table-cell/>
          <table:table-cell table:formula="of:=IF([.E684]=&quot;&quot;; &quot;untranscribed&quot;; IF([.F6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0E.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10E.DAT-ss0-0</text:p>
          </table:table-cell>
          <table:table-cell office:value-type="string" calcext:value-type="string">
            <text:p>#P("soundLen", "2.4945")</text:p>
          </table:table-cell>
          <table:table-cell/>
          <table:table-cell office:value-type="string" calcext:value-type="string">
            <text:p>弓美：うわー！</text:p>
            <text:p>真一：冗談だろう、おーい！</text:p>
          </table:table-cell>
          <table:table-cell office:value-type="string" calcext:value-type="string">
            <text:p>#w(0.930)</text:p>
            <text:p>Hey, is this a joke!?</text:p>
          </table:table-cell>
          <table:table-cell/>
          <table:table-cell table:formula="of:=IF([.E684]=&quot;&quot;; &quot;untranscribed&quot;; IF([.F6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0F.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10F.DAT-ss0-0</text:p>
          </table:table-cell>
          <table:table-cell office:value-type="string" calcext:value-type="string">
            <text:p>#P("soundLen", "1.32422")</text:p>
          </table:table-cell>
          <table:table-cell table:number-columns-repeated="1021"/>
        </table:table-row>
        <table:table-row table:style-name="ro1">
          <table:table-cell table:number-columns-repeated="4"/>
          <table:table-cell office:value-type="string" calcext:value-type="string">
            <text:p>//==================================</text:p>
            <text:p>// File: C311.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311.DAT-ss0-0</text:p>
          </table:table-cell>
          <table:table-cell office:value-type="string" calcext:value-type="string">
            <text:p>#P("soundLen", "6.27066")</text:p>
          </table:table-cell>
          <table:table-cell office:value-type="string" calcext:value-type="string">
            <text:p>真一</text:p>
          </table:table-cell>
          <table:table-cell office:value-type="string" calcext:value-type="string">
            <text:p>とりあえず、体育館の中は何もないみたいだ</text:p>
            <text:p>これから何か起こるってことかな</text:p>
          </table:table-cell>
          <table:table-cell office:value-type="string" calcext:value-type="string">
            <text:p>Looks like there's nothing in the gym right now.</text:p>
            <text:p>//#woff(3.333)</text:p>
            <text:p><text:span text:style-name="T1">#woff(2.957)</text:span></text:p>
            <text:p/>
            <text:p>#w(3.901)</text:p>
            <text:p>Could that mean something's going to happen soon?</text:p>
          </table:table-cell>
          <table:table-cell/>
          <table:table-cell table:formula="of:=IF([.E688]=&quot;&quot;; &quot;untranscribed&quot;; IF([.F688]=&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C311.DAT-ss0-1</text:p>
          </table:table-cell>
          <table:table-cell office:value-type="string" calcext:value-type="string">
            <text:p>#P("soundLen", "8.6904")</text:p>
          </table:table-cell>
          <table:table-cell/>
          <table:table-cell office:value-type="string" calcext:value-type="string">
            <text:p>弓美：電気つけたらだめかしら</text:p>
            <text:p>桜子：ばかね</text:p>
            <text:p>　[???]の先生に見つかったら、[何って?]いうのよ？</text:p>
            <text:p>弓美：それもそうね</text:p>
          </table:table-cell>
          <table:table-cell office:value-type="string" calcext:value-type="string">
            <text:p>I wonder if we can't turn on the lights...</text:p>
            <text:p/>
            <text:p>#w(2.589)</text:p>
            <text:p>Dummy...</text:p>
            <text:p/>
            <text:p>#w(4.327)</text:p>
            <text:p>If a teacher's working late and finds us, it's lights out for US.</text:p>
            <text:p/>
            <text:p>#w(7.611)</text:p>
            <text:p>I guess that's true.</text:p>
          </table:table-cell>
          <table:table-cell office:value-type="string" calcext:value-type="string">
            <text:p>FIXME</text:p>
          </table:table-cell>
          <table:table-cell table:formula="of:=IF([.E689]=&quot;&quot;; &quot;untranscribed&quot;; IF([.F689]=&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311.DAT-ss0-2</text:p>
          </table:table-cell>
          <table:table-cell office:value-type="string" calcext:value-type="string">
            <text:p>#P("soundLen", "11.7866")</text:p>
          </table:table-cell>
          <table:table-cell/>
          <table:table-cell office:value-type="string" calcext:value-type="string">
            <text:p>桜子：そういえ弓美</text:p>
            <text:p>　あんたなんてって、家出てきたの？</text:p>
            <text:p>弓美：え？「なんてって」って、本当のことよ</text:p>
            <text:p>　今夜体育館で何かあるらしいから、桜子ちゃんたちと見に行くって</text:p>
          </table:table-cell>
          <table:table-cell office:value-type="string" calcext:value-type="string">
            <text:p>By the way, Yumimi...What did you say when you left your house?</text:p>
            <text:p/>
            <text:p>#w(4.007)</text:p>
            <text:p>Huh? {What I said} was the truth.</text:p>
            <text:p/>
            <text:p>#w(7.742)</text:p>
            <text:p>{Something's happening in the gym, so I'm going with Sakurako+-chan++ and them to watch.}</text:p>
          </table:table-cell>
          <table:table-cell/>
          <table:table-cell table:formula="of:=IF([.E690]=&quot;&quot;; &quot;untranscribed&quot;; IF([.F690]=&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C311.DAT-ss0-3</text:p>
          </table:table-cell>
          <table:table-cell office:value-type="string" calcext:value-type="string">
            <text:p>#P("soundLen", "10.2433")</text:p>
          </table:table-cell>
          <table:table-cell/>
          <table:table-cell office:value-type="string" calcext:value-type="string">
            <text:p>桜子：[???]と親が心配しないわね</text:p>
            <text:p>弓美：それじゃ、桜子ちゃんは何って言って出てきたの？</text:p>
            <text:p>桜子：デートするって</text:p>
            <text:p>弓美：誰と？</text:p>
            <text:p>桜子：真一に決まってじゃないの</text:p>
          </table:table-cell>
          <table:table-cell office:value-type="string" calcext:value-type="string">
            <text:p>If I'd said that, my parents would've freaked.</text:p>
            <text:p/>
            <text:p>#w(2.577)</text:p>
            <text:p>Well then, what did you tell them when you left, Sakurako+-chan++?</text:p>
            <text:p/>
            <text:p>#w(6.211)</text:p>
            <text:p>That it was a date.</text:p>
            <text:p/>
            <text:p>#w(7.720)</text:p>
            <text:p>With who?</text:p>
            <text:p/>
            <text:p>#w(8.583)</text:p>
            <text:p>Why, Shinichi, of course.</text:p>
          </table:table-cell>
          <table:table-cell office:value-type="string" calcext:value-type="string">
            <text:p>FIXME</text:p>
          </table:table-cell>
          <table:table-cell table:formula="of:=IF([.E691]=&quot;&quot;; &quot;untranscribed&quot;; IF([.F691]=&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2.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312.DAT-ss0-0</text:p>
          </table:table-cell>
          <table:table-cell office:value-type="string" calcext:value-type="string">
            <text:p>#P("soundLen", "6.28853")</text:p>
            <text:p><text:span text:style-name="T1">#P("noAutoOff", "1")</text:span></text:p>
          </table:table-cell>
          <table:table-cell/>
          <table:table-cell office:value-type="string" calcext:value-type="string">
            <text:p>真一：誰がデートだよ！</text:p>
            <text:p>桜子：夜中に男の子のふたりきりで</text:p>
            <text:p>　これがデートじゃなくて何っていうの？</text:p>
            <text:p>弓美：三人だもん</text:p>
          </table:table-cell>
          <table:table-cell office:value-type="string" calcext:value-type="string">
            <text:p>Whaddya mean, date!?</text:p>
            <text:p/>
            <text:p>#w(1.434)</text:p>
            <text:p>Just me and a boy out in the middle of the night?\n</text:p>
            <text:p>If this isn't a date, what is it?</text:p>
            <text:p/>
            <text:p>#w(5.434)</text:p>
            <text:p>There are three of us.</text:p>
          </table:table-cell>
          <table:table-cell office:value-type="string" calcext:value-type="string">
            <text:p>NOTE: literally more like "as two people, [me and] a boy", which can't really be expressed comfortably in english</text:p>
          </table:table-cell>
          <table:table-cell table:formula="of:=IF([.E693]=&quot;&quot;; &quot;untranscribed&quot;; IF([.F693]=&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312.DAT-ss0-1</text:p>
          </table:table-cell>
          <table:table-cell office:value-type="string" calcext:value-type="string">
            <text:p>#P("soundLen", "11.0332")</text:p>
          </table:table-cell>
          <table:table-cell/>
          <table:table-cell office:value-type="string" calcext:value-type="string">
            <text:p>真一：人の人生どうするつもりだー！？</text:p>
            <text:p>桜子：失礼ね</text:p>
            <text:p>　この非の打ち所のない私のどこが不満なのよ？</text:p>
            <text:p>真一：胸がでかいだろ、胸が！</text:p>
            <text:p>桜子：オホホホホホホ</text:p>
          </table:table-cell>
          <table:table-cell office:value-type="string" calcext:value-type="string">
            <text:p>What are you trying to do with my life!?</text:p>
            <text:p/>
            <text:p>#w(2.753)</text:p>
            <text:p>How rude. What complaint have you about my faultless self?</text:p>
            <text:p/>
            <text:p>#w(7.642)</text:p>
            <text:p>I'm telling you, it's your huge breasts!</text:p>
            <text:p>#woff(9.976)</text:p>
          </table:table-cell>
          <table:table-cell/>
          <table:table-cell table:formula="of:=IF([.E694]=&quot;&quot;; &quot;untranscribed&quot;; IF([.F69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312.DAT-ss0-2</text:p>
          </table:table-cell>
          <table:table-cell office:value-type="string" calcext:value-type="string">
            <text:p>#P("soundLen", "5.73254")</text:p>
          </table:table-cell>
          <table:table-cell office:value-type="string" calcext:value-type="string">
            <text:p>ナレーター</text:p>
          </table:table-cell>
          <table:table-cell office:value-type="string" calcext:value-type="string">
            <text:p>どうでもいいけど、[それで出してくれる?]桜子ちゃんの親も、なんか変ですけどね</text:p>
          </table:table-cell>
          <table:table-cell office:value-type="string" calcext:value-type="string">
            <text:p>For what it's worth, Sakurako+-chan++'s parents are pretty weird for letting her go out like that.</text:p>
          </table:table-cell>
          <table:table-cell office:value-type="string" calcext:value-type="string">
            <text:p>CHECK</text:p>
          </table:table-cell>
          <table:table-cell table:formula="of:=IF([.E695]=&quot;&quot;; &quot;untranscribed&quot;; IF([.F695]=&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3.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313.DAT-ss0-0</text:p>
          </table:table-cell>
          <table:table-cell office:value-type="string" calcext:value-type="string">
            <text:p>#P("soundLen", "10.1442")</text:p>
            <text:p><text:span text:style-name="T1">#P("noAutoOff", "1")</text:span></text:p>
          </table:table-cell>
          <table:table-cell table:style-name="ce1" office:value-type="string" calcext:value-type="string">
            <text:p>弓美</text:p>
          </table:table-cell>
          <table:table-cell office:value-type="string" calcext:value-type="string">
            <text:p>どうでもいいけど、夜の体育館って気持ち悪いわね</text:p>
            <text:p>影になってるところなんか、本当に真っ暗で、何かが隠れてても分かんないわ</text:p>
          </table:table-cell>
          <table:table-cell office:value-type="string" calcext:value-type="string">
            <text:p>It's no big deal, but...the gym feels creepy at night.</text:p>
            <text:p/>
            <text:p>#w(4.688)</text:p>
            <text:p>The parts in shadow are absolutely pitch black, and I'd never know if something was hiding there.</text:p>
          </table:table-cell>
          <table:table-cell/>
          <table:table-cell table:formula="of:=IF([.E697]=&quot;&quot;; &quot;untranscribed&quot;; IF([.F697]=&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313.DAT-ss0-1</text:p>
          </table:table-cell>
          <table:table-cell office:value-type="string" calcext:value-type="string">
            <text:p>#P("soundLen", "7.28872")</text:p>
            <text:p><text:span text:style-name="T1">#P("noAutoOff", "1")</text:span></text:p>
          </table:table-cell>
          <table:table-cell table:style-name="ce1" office:value-type="string" calcext:value-type="string">
            <text:p>弓美</text:p>
          </table:table-cell>
          <table:table-cell office:value-type="string" calcext:value-type="string">
            <text:p>何かいたらやだな</text:p>
            <text:p>いたら困る</text:p>
            <text:p>[いたりして?]</text:p>
            <text:p>何がいるのかしら</text:p>
          </table:table-cell>
          <table:table-cell office:value-type="string" calcext:value-type="string">
            <text:p>What if something's there?</text:p>
            <text:p>#woff(1.600)</text:p>
            <text:p/>
            <text:p>#w(2.632)</text:p>
            <text:p>We'd be in for it...</text:p>
            <text:p>//If something's here...</text:p>
            <text:p/>
            <text:p>//#w(6.053)</text:p>
            <text:p>#w(4.223)</text:p>
            <text:p>If something's here...what could it be?</text:p>
          </table:table-cell>
          <table:table-cell/>
          <table:table-cell table:formula="of:=IF([.E698]=&quot;&quot;; &quot;untranscribed&quot;; IF([.F698]=&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313.DAT-ss0-2</text:p>
          </table:table-cell>
          <table:table-cell office:value-type="string" calcext:value-type="string">
            <text:p>#P("soundLen", "4.10345")</text:p>
          </table:table-cell>
          <table:table-cell table:style-name="ce1" office:value-type="string" calcext:value-type="string">
            <text:p>弓美</text:p>
          </table:table-cell>
          <table:table-cell table:style-name="ce2" office:value-type="string" calcext:value-type="string">
            <text:p>なんだか想像したら怖くなってきちゃった！</text:p>
            <text:p>ど、どうしよう…？</text:p>
          </table:table-cell>
          <table:table-cell office:value-type="string" calcext:value-type="string">
            <text:p>Imagining is kinda starting to scare me...!\n</text:p>
            <text:p>W-What should I do...?</text:p>
            <text:p>#woff(4.000)</text:p>
            <text:p>//#w(2.409)</text:p>
          </table:table-cell>
          <table:table-cell office:value-type="string" calcext:value-type="string">
            <text:p>NOTE: needs to be turned off manually, scene may continue depending on option chosen</text:p>
          </table:table-cell>
          <table:table-cell table:formula="of:=IF([.E699]=&quot;&quot;; &quot;untranscribed&quot;; IF([.F699]=&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4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14A.DAT-ss0-0</text:p>
          </table:table-cell>
          <table:table-cell office:value-type="string" calcext:value-type="string">
            <text:p>#P("soundLen", "1.3217")</text:p>
          </table:table-cell>
          <table:table-cell table:number-columns-repeated="1021"/>
        </table:table-row>
        <table:table-row table:style-name="ro11">
          <table:table-cell office:value-type="string" calcext:value-type="string">
            <text:p>string</text:p>
          </table:table-cell>
          <table:table-cell office:value-type="string" calcext:value-type="string">
            <text:p>C314A.DAT-ss0-1</text:p>
          </table:table-cell>
          <table:table-cell office:value-type="string" calcext:value-type="string">
            <text:p>#P("soundLen", "6.75422")</text:p>
          </table:table-cell>
          <table:table-cell table:style-name="ce1" office:value-type="string" calcext:value-type="string">
            <text:p>弓美</text:p>
          </table:table-cell>
          <table:table-cell table:style-name="ce2" office:value-type="string" calcext:value-type="string">
            <text:p><text:span text:style-name="T2">あやや</text:span></text:p>
            <text:p><text:span text:style-name="T2">オバケやら殺人鬼が隠れているなんてのは、テレビや映画でもよくあるわよね</text:span></text:p>
          </table:table-cell>
          <table:table-cell office:value-type="string" calcext:value-type="string">
            <text:p>Oh man...</text:p>
            <text:p/>
            <text:p>#w(1.585)</text:p>
            <text:p>In TV and movies, there are always ghosts and homicidal maniacs lying in wait...</text:p>
          </table:table-cell>
          <table:table-cell/>
          <table:table-cell table:formula="of:=IF([.E702]=&quot;&quot;; &quot;untranscribed&quot;; IF([.F70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314A.DAT-ss0-2</text:p>
          </table:table-cell>
          <table:table-cell office:value-type="string" calcext:value-type="string">
            <text:p>#P("soundLen", "5.49389")</text:p>
          </table:table-cell>
          <table:table-cell table:style-name="ce1" office:value-type="string" calcext:value-type="string">
            <text:p>弓美</text:p>
          </table:table-cell>
          <table:table-cell office:value-type="string" calcext:value-type="string">
            <text:p>だけど、実は意表をついて、ドリフターズが隠れてたりして</text:p>
          </table:table-cell>
          <table:table-cell office:value-type="string" calcext:value-type="string">
            <text:p>But then, it ends up being a fake-out, and it's actually the Drifters lying in wait!</text:p>
          </table:table-cell>
          <table:table-cell office:value-type="string" calcext:value-type="string">
            <text:p>NOTE: the Drifters, a real musical group</text:p>
          </table:table-cell>
          <table:table-cell table:formula="of:=IF([.E703]=&quot;&quot;; &quot;untranscribed&quot;; IF([.F70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314A.DAT-start</text:p>
          </table:table-cell>
          <table:table-cell/>
          <table:table-cell table:style-name="ce1"/>
          <table:table-cell table:style-name="ce2" office:value-type="string" calcext:value-type="string">
            <text:p>お化け</text:p>
            <text:p>えへへへへ</text:p>
          </table:table-cell>
          <table:table-cell office:value-type="string" calcext:value-type="string">
            <text:p>GHOSTS\n</text:p>
            <text:p>EH-HEH-HEH-HEH-HEH</text:p>
            <text:p>#woff(5.000)</text:p>
          </table:table-cell>
          <table:table-cell/>
          <table:table-cell table:formula="of:=IF([.E704]=&quot;&quot;; &quot;untranscribed&quot;; IF([.F7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5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315A.DAT-ss0-0</text:p>
          </table:table-cell>
          <table:table-cell office:value-type="string" calcext:value-type="string">
            <text:p>#P("soundLen", "1.94183")</text:p>
          </table:table-cell>
          <table:table-cell table:style-name="ce1" office:value-type="string" calcext:value-type="string">
            <text:p>弓美</text:p>
          </table:table-cell>
          <table:table-cell office:value-type="string" calcext:value-type="string">
            <text:p>きゃはははははは！</text:p>
          </table:table-cell>
          <table:table-cell table:number-columns-repeated="2"/>
          <table:table-cell table:formula="of:=IF([.E706]=&quot;&quot;; &quot;untranscribed&quot;; IF([.F706]=&quot;&quot;; &quot;UNTRANSLATED&quot;; &quot;&quot;))" office:value-type="string" office:string-value="UNTRANSLATED" calcext:value-type="string">
            <text:p>UNTRANSLATED</text:p>
          </table:table-cell>
          <table:table-cell table:number-columns-repeated="1016"/>
        </table:table-row>
        <table:table-row table:style-name="ro4">
          <table:table-cell office:value-type="string" calcext:value-type="string">
            <text:p>string</text:p>
          </table:table-cell>
          <table:table-cell office:value-type="string" calcext:value-type="string">
            <text:p>C315A.DAT-start</text:p>
          </table:table-cell>
          <table:table-cell/>
          <table:table-cell table:style-name="ce1"/>
          <table:table-cell office:value-type="string" calcext:value-type="string">
            <text:p>きゃはははははは</text:p>
          </table:table-cell>
          <table:table-cell office:value-type="string" calcext:value-type="string">
            <text:p>A-HAH-HAH-HAH</text:p>
            <text:p>#woff(3.000)</text:p>
          </table:table-cell>
          <table:table-cell/>
          <table:table-cell table:formula="of:=IF([.E707]=&quot;&quot;; &quot;untranscribed&quot;; IF([.F707]=&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5B.DAT</text:p>
            <text:p>//==================================</text:p>
          </table:table-cell>
          <table:table-cell table:number-columns-repeated="1019"/>
        </table:table-row>
        <table:table-row table:style-name="ro18">
          <table:table-cell office:value-type="string" calcext:value-type="string">
            <text:p>string</text:p>
          </table:table-cell>
          <table:table-cell office:value-type="string" calcext:value-type="string">
            <text:p>C315B.DAT-ss0-0</text:p>
          </table:table-cell>
          <table:table-cell office:value-type="string" calcext:value-type="string">
            <text:p>#P("soundLen", "8.60053")</text:p>
            <text:p>#P("noAutoOff", "1")</text:p>
          </table:table-cell>
          <table:table-cell table:style-name="ce1" office:value-type="string" calcext:value-type="string">
            <text:p>弓美</text:p>
          </table:table-cell>
          <table:table-cell office:value-type="string" calcext:value-type="string">
            <text:p>出た出た　月が</text:p>
            <text:p>まるいまるい　まんまるい</text:p>
          </table:table-cell>
          <table:table-cell office:value-type="string" calcext:value-type="string">
            <text:p>#slot(top)</text:p>
            <text:p>#pal(karaoke)</text:p>
            <text:p>&lt;deta deta tsuki ga&gt;\n</text:p>
            <text:p>&lt;marui marui manmarui&gt;</text:p>
            <text:p>#kseg(0.000, 4.038)</text:p>
            <text:p>#kseg(4.463, 8.600)</text:p>
            <text:p/>
            <text:p>#slot(bottom)</text:p>
            <text:p>#pal(std)</text:p>
            <text:p>It's here, it's here, the moon\n</text:p>
            <text:p>is round, round, oh so round</text:p>
            <text:p>#woff(9.000)</text:p>
            <text:p/>
            <text:p>#slot(top)</text:p>
            <text:p>#off()</text:p>
            <text:p>#slot(bottom)</text:p>
          </table:table-cell>
          <table:table-cell office:value-type="string" calcext:value-type="string">
            <text:p>NOTE: the Japanese children's folk song 月, popularly known as 出た出た月が</text:p>
          </table:table-cell>
          <table:table-cell table:formula="of:=IF([.E709]=&quot;&quot;; &quot;untranscribed&quot;; IF([.F709]=&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16.DAT-ss0-0</text:p>
          </table:table-cell>
          <table:table-cell table:formula="of:=T([.C12])" office:value-type="string" office:string-value="#P(&quot;soundLen&quot;, &quot;1.37158&quot;)" calcext:value-type="string">
            <text:p>#P("soundLen", "1.37158")</text:p>
          </table:table-cell>
          <table:table-cell table:number-columns-repeated="1021"/>
        </table:table-row>
        <table:table-row table:style-name="ro1">
          <table:table-cell table:number-columns-repeated="4"/>
          <table:table-cell office:value-type="string" calcext:value-type="string">
            <text:p>//==================================</text:p>
            <text:p>// File: C317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317A.DAT-ss0-0</text:p>
          </table:table-cell>
          <table:table-cell office:value-type="string" calcext:value-type="string">
            <text:p>#P("soundLen", "1.12832")</text:p>
          </table:table-cell>
          <table:table-cell office:value-type="string" calcext:value-type="string">
            <text:p>桜子</text:p>
          </table:table-cell>
          <table:table-cell office:value-type="string" calcext:value-type="string">
            <text:p>何なのよ、あんた</text:p>
          </table:table-cell>
          <table:table-cell table:style-name="ce2" office:value-type="string" calcext:value-type="string">
            <text:p>What's WRONG with you?</text:p>
          </table:table-cell>
          <table:table-cell/>
          <table:table-cell table:formula="of:=IF([.E713]=&quot;&quot;; &quot;untranscribed&quot;; IF([.F713]=&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7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317B.DAT-ss0-0</text:p>
          </table:table-cell>
          <table:table-cell office:value-type="string" calcext:value-type="string">
            <text:p>#P("soundLen", "5.14712")</text:p>
          </table:table-cell>
          <table:table-cell table:style-name="ce1"/>
          <table:table-cell office:value-type="string" calcext:value-type="string">
            <text:p>弓美：あらら、何も考えないように[してたら?]寝ちゃった</text:p>
            <text:p>桜子：何なのよ、あんた</text:p>
          </table:table-cell>
          <table:table-cell office:value-type="string" calcext:value-type="string">
            <text:p>Oh, beans.</text:p>
            <text:p/>
            <text:p>#w(1.073)</text:p>
            <text:p>I tried not to think about anything and fell asleep.</text:p>
            <text:p/>
            <text:p>#w(4.047)</text:p>
            <text:p>What's WRONG with you?</text:p>
          </table:table-cell>
          <table:table-cell/>
          <table:table-cell table:formula="of:=IF([.E715]=&quot;&quot;; &quot;untranscribed&quot;; IF([.F7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7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317C.DAT-ss0-0</text:p>
          </table:table-cell>
          <table:table-cell table:formula="of:=T([.C713])" office:value-type="string" office:string-value="#P(&quot;soundLen&quot;, &quot;1.12832&quot;)" calcext:value-type="string">
            <text:p>#P("soundLen", "1.12832")</text:p>
          </table:table-cell>
          <table:table-cell table:style-name="ce3" table:formula="of:=T([.D713])" office:value-type="string" office:string-value="桜子" calcext:value-type="string">
            <text:p>桜子</text:p>
          </table:table-cell>
          <table:table-cell table:formula="of:=T([.E713])" office:value-type="string" office:string-value="何なのよ、あんた" calcext:value-type="string">
            <text:p>何なのよ、あんた</text:p>
          </table:table-cell>
          <table:table-cell table:formula="of:=T([.F713])" office:value-type="string" office:string-value="What's WRONG with you?" calcext:value-type="string">
            <text:p>What's WRONG with you?</text:p>
          </table:table-cell>
          <table:table-cell/>
          <table:table-cell table:formula="of:=IF([.E717]=&quot;&quot;; &quot;untranscribed&quot;; IF([.F717]=&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8.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318.DAT-ss0-0</text:p>
          </table:table-cell>
          <table:table-cell office:value-type="string" calcext:value-type="string">
            <text:p>#P("soundLen", "7.81995")</text:p>
            <text:p><text:span text:style-name="T1">#P("noAutoOff", "1")</text:span></text:p>
          </table:table-cell>
          <table:table-cell/>
          <table:table-cell office:value-type="string" calcext:value-type="string">
            <text:p>桜子：今何時？</text:p>
            <text:p>真一：もうじき１０時半</text:p>
            <text:p>桜子：ほんとに何かあるんでしょね？</text:p>
            <text:p>　何もなかったら怒るわよ</text:p>
            <text:p>弓美：さあ…</text:p>
          </table:table-cell>
          <table:table-cell office:value-type="string" calcext:value-type="string">
            <text:p>What time is it?</text:p>
            <text:p/>
            <text:p>#w(1.138)</text:p>
            <text:p>Almost half past ten.</text:p>
            <text:p/>
            <text:p>#w(3.077)</text:p>
            <text:p>Is there actually something here?</text:p>
            <text:p/>
            <text:p>#w(5.178)</text:p>
            <text:p>If there isn't, I'm going to be real cheesed.</text:p>
            <text:p/>
            <text:p>#w(7.372)</text:p>
            <text:p>Well...</text:p>
          </table:table-cell>
          <table:table-cell/>
          <table:table-cell table:formula="of:=IF([.E719]=&quot;&quot;; &quot;untranscribed&quot;; IF([.F719]=&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318.DAT-ss0-1</text:p>
          </table:table-cell>
          <table:table-cell office:value-type="string" calcext:value-type="string">
            <text:p>#P("soundLen", "10.0611")</text:p>
          </table:table-cell>
          <table:table-cell table:style-name="ce1" office:value-type="string" calcext:value-type="string">
            <text:p>真一</text:p>
          </table:table-cell>
          <table:table-cell office:value-type="string" calcext:value-type="string">
            <text:p>穴が[開く?]って何なんだろな</text:p>
            <text:p>[建機工事??]で、陥没でもするのかな</text:p>
            <text:p>あ、それはいいとしても、「穴を縫い合わせる」っていうのはよく分からない</text:p>
          </table:table-cell>
          <table:table-cell office:value-type="string" calcext:value-type="string">
            <text:p>What's {a hole will form} supposed to mean?</text:p>
            <text:p/>
            <text:p>#w(2.658)</text:p>
            <text:p>Is the building going to cave in from a structural fault or something?</text:p>
            <text:p/>
            <text:p>#w(5.846)</text:p>
            <text:p>And even if that all checks out, I don't get this {stitching the hole} thing.</text:p>
          </table:table-cell>
          <table:table-cell office:value-type="string" calcext:value-type="string">
            <text:p>CHECK</text:p>
          </table:table-cell>
          <table:table-cell table:formula="of:=IF([.E720]=&quot;&quot;; &quot;untranscribed&quot;; IF([.F720]=&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318.DAT-ss0-2</text:p>
          </table:table-cell>
          <table:table-cell office:value-type="string" calcext:value-type="string">
            <text:p>#P("soundLen", "11.3687")</text:p>
          </table:table-cell>
          <table:table-cell/>
          <table:table-cell office:value-type="string" calcext:value-type="string">
            <text:p>弓美：そうなのよね</text:p>
            <text:p>　でも、とりあえずあたしソーイングセット持ってきたわ</text:p>
            <text:p>桜子：夜中に呼び出されて、何を裁縫させられるっていうのよ</text:p>
            <text:p>弓美：え、それもそうね</text:p>
          </table:table-cell>
          <table:table-cell office:value-type="string" calcext:value-type="string">
            <text:p>Yeah, me neither.</text:p>
            <text:p/>
            <text:p>#w(1.927)</text:p>
            <text:p>But just in case, I brought along my sewing kit!</text:p>
            <text:p/>
            <text:p>#w(5.589)</text:p>
            <text:p>You're saying you got called out here in the middle of the night to SEW...what, exactly?</text:p>
            <text:p/>
            <text:p><text:span text:style-name="T1">#w(9.801)</text:span></text:p>
            <text:p>//#w(10.435)</text:p>
            <text:p>Uh, yeah, huh...</text:p>
          </table:table-cell>
          <table:table-cell office:value-type="string" calcext:value-type="string">
            <text:p>CHECK</text:p>
          </table:table-cell>
          <table:table-cell table:formula="of:=IF([.E721]=&quot;&quot;; &quot;untranscribed&quot;; IF([.F721]=&quot;&quot;; &quot;UNTRANSLATED&quot;; &quot;&quot;))">
            <text:p/>
          </table:table-cell>
          <table:table-cell table:number-columns-repeated="1016"/>
        </table:table-row>
        <table:table-row table:style-name="ro1">
          <table:table-cell table:number-columns-repeated="4"/>
          <table:table-cell office:value-type="string" calcext:value-type="string">
            <text:p>//==================================</text:p>
            <text:p>// File: C319.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319.DAT-ss0-0</text:p>
          </table:table-cell>
          <table:table-cell office:value-type="string" calcext:value-type="string">
            <text:p>#P("soundLen", "2.50187")</text:p>
          </table:table-cell>
          <table:table-cell table:style-name="ce1" office:value-type="string" calcext:value-type="string">
            <text:p>桜子</text:p>
          </table:table-cell>
          <table:table-cell table:style-name="ce2" office:value-type="string" calcext:value-type="string">
            <text:p>だああ！何も来ないじゃないの！</text:p>
          </table:table-cell>
          <table:table-cell office:value-type="string" calcext:value-type="string">
            <text:p>//GAAAH!</text:p>
            <text:p>#off()</text:p>
            <text:p>#w(0.874)</text:p>
            <text:p>Nothing's going to happen, is it!?</text:p>
          </table:table-cell>
          <table:table-cell office:value-type="string" calcext:value-type="string">
            <text:p>CHECK</text:p>
          </table:table-cell>
          <table:table-cell table:formula="of:=IF([.E723]=&quot;&quot;; &quot;untranscribed&quot;; IF([.F723]=&quot;&quot;; &quot;UNTRANSLATED&quot;; &quot;&quot;))">
            <text:p/>
          </table:table-cell>
          <table:table-cell table:number-columns-repeated="1016"/>
        </table:table-row>
        <table:table-row table:style-name="ro1">
          <table:table-cell table:number-columns-repeated="4"/>
          <table:table-cell office:value-type="string" calcext:value-type="string">
            <text:p>//==================================</text:p>
            <text:p>// File: C320.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320.DAT-ss0-0</text:p>
          </table:table-cell>
          <table:table-cell office:value-type="string" calcext:value-type="string">
            <text:p>#P("soundLen", "5.37269")</text:p>
            <text:p><text:span text:style-name="T1">#P("noAutoOff", "1")</text:span></text:p>
          </table:table-cell>
          <table:table-cell/>
          <table:table-cell office:value-type="string" calcext:value-type="string">
            <text:p>桜子：やっぱりいたずらよ、いたずら！</text:p>
            <text:p>　くっそ、許せん</text:p>
            <text:p>弓美：ご、ごめんね桜子ちゃん</text:p>
          </table:table-cell>
          <table:table-cell office:value-type="string" calcext:value-type="string">
            <text:p>We've been pranked after all! PRANKED!</text:p>
            <text:p/>
            <text:p>#w(2.247)</text:p>
            <text:p>Damn it...Unforgivable!</text:p>
            <text:p/>
            <text:p>#w(4.134)</text:p>
            <text:p>S-Sorry, Sakurako+-chan++...</text:p>
          </table:table-cell>
          <table:table-cell/>
          <table:table-cell table:formula="of:=IF([.E725]=&quot;&quot;; &quot;untranscribed&quot;; IF([.F725]=&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320.DAT-ss0-1</text:p>
          </table:table-cell>
          <table:table-cell office:value-type="string" calcext:value-type="string">
            <text:p>#P("soundLen", "9.35985")</text:p>
          </table:table-cell>
          <table:table-cell table:style-name="ce1" office:value-type="string" calcext:value-type="string">
            <text:p>桜子</text:p>
          </table:table-cell>
          <table:table-cell office:value-type="string" calcext:value-type="string">
            <text:p>ばかったれー！</text:p>
            <text:p>あんたが悪いなんて誰も言ってないじゃないの！</text:p>
            <text:p>そりゃ、[冗談のまぬけで??]のこのこやってきたあたしらが…</text:p>
            <text:p>あああ、もう、怒りのやり場がないーーー！</text:p>
          </table:table-cell>
          <table:table-cell office:value-type="string" calcext:value-type="string">
            <text:p>You dummy! No one's saying it's YOUR fault!</text:p>
            <text:p/>
            <text:p>#w(3.370)</text:p>
            <text:p>Us three, nonchalantly strolling into being the butt of a joke...</text:p>
            <text:p>//#woff(6.798)</text:p>
            <text:p/>
            <text:p>//#w(7.242)</text:p>
            <text:p><text:span text:style-name="T1">#w(6.798)</text:span></text:p>
            <text:p><text:span text:style-name="T1">Oh my GOD, I've got no outlet for this RAGE!</text:span></text:p>
          </table:table-cell>
          <table:table-cell office:value-type="string" calcext:value-type="string">
            <text:p>CHECK</text:p>
          </table:table-cell>
          <table:table-cell table:formula="of:=IF([.E726]=&quot;&quot;; &quot;untranscribed&quot;; IF([.F726]=&quot;&quot;; &quot;UNTRANSLATED&quot;; &quot;&quot;))">
            <text:p/>
          </table:table-cell>
          <table:table-cell table:number-columns-repeated="1016"/>
        </table:table-row>
        <table:table-row table:style-name="ro1">
          <table:table-cell table:number-columns-repeated="4"/>
          <table:table-cell office:value-type="string" calcext:value-type="string">
            <text:p>//==================================</text:p>
            <text:p>// File: C321.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321.DAT-ss0-0</text:p>
          </table:table-cell>
          <table:table-cell office:value-type="string" calcext:value-type="string">
            <text:p>#P("soundLen", "10.5365")</text:p>
          </table:table-cell>
          <table:table-cell office:value-type="string" calcext:value-type="string">
            <text:p>弓美</text:p>
          </table:table-cell>
          <table:table-cell office:value-type="string" calcext:value-type="string">
            <text:p>え〜ん、そうよね</text:p>
            <text:p>あたしはなんだか体育館に来なくちゃいけないと思い込んでたんだけど、[いざ来てみたら、いったい何だっていう?]</text:p>
            <text:p>んん？</text:p>
          </table:table-cell>
          <table:table-cell office:value-type="string" calcext:value-type="string">
            <text:p>#off()</text:p>
            <text:p>#w(0.976)</text:p>
            <text:p>Yeah, she's right...</text:p>
            <text:p/>
            <text:p>#w(2.207)</text:p>
            <text:p>I kind of got all caught up in thinking I had to go to the gym, but now that we've come...</text:p>
            <text:p/>
            <text:p>#w(7.764)</text:p>
            <text:p>...what was the big idea?</text:p>
            <text:p>//#woff(10.259)</text:p>
            <text:p><text:span text:style-name="T1">//#woff(9.859)</text:span></text:p>
            <text:p><text:span text:style-name="T1">#woff(9.328)</text:span></text:p>
          </table:table-cell>
          <table:table-cell office:value-type="string" calcext:value-type="string">
            <text:p>CHECK</text:p>
          </table:table-cell>
          <table:table-cell table:formula="of:=IF([.E728]=&quot;&quot;; &quot;untranscribed&quot;; IF([.F728]=&quot;&quot;; &quot;UNTRANSLATED&quot;; &quot;&quot;))">
            <text:p/>
          </table:table-cell>
          <table:table-cell table:number-columns-repeated="1016"/>
        </table:table-row>
        <table:table-row table:style-name="ro1">
          <table:table-cell table:number-columns-repeated="4"/>
          <table:table-cell office:value-type="string" calcext:value-type="string">
            <text:p>//==================================</text:p>
            <text:p>// File: C32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22.DAT-ss0-0</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1">
          <table:table-cell table:number-columns-repeated="4"/>
          <table:table-cell office:value-type="string" calcext:value-type="string">
            <text:p>//==================================</text:p>
            <text:p>// File: C323.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323.DAT-ss0-0</text:p>
          </table:table-cell>
          <table:table-cell office:value-type="string" calcext:value-type="string">
            <text:p>#P("soundLen", "6.18681")</text:p>
          </table:table-cell>
          <table:table-cell office:value-type="string" calcext:value-type="string">
            <text:p>弓美</text:p>
          </table:table-cell>
          <table:table-cell office:value-type="string" calcext:value-type="string">
            <text:p>あら？</text:p>
            <text:p>今、何か…</text:p>
            <text:p>んん…気のせいかしら？</text:p>
          </table:table-cell>
          <table:table-cell office:value-type="string" calcext:value-type="string">
            <text:p>Wha―?</text:p>
            <text:p/>
            <text:p>#w(1.426)</text:p>
            <text:p>Just now, there was...</text:p>
            <text:p/>
            <text:p>#w(3.416)</text:p>
            <text:p>Hmm...Was it my imagination?</text:p>
          </table:table-cell>
          <table:table-cell/>
          <table:table-cell table:formula="of:=IF([.E732]=&quot;&quot;; &quot;untranscribed&quot;; IF([.F7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323.DAT-ss0-1</text:p>
          </table:table-cell>
          <table:table-cell table:formula="of:=T([.C496])" office:value-type="string" office:string-value="#P(&quot;soundLen&quot;, &quot;0.423613&quot;)" calcext:value-type="string">
            <text:p>#P("soundLen", "0.423613")</text:p>
          </table:table-cell>
          <table:table-cell table:number-columns-repeated="1021"/>
        </table:table-row>
        <table:table-row table:style-name="ro8">
          <table:table-cell office:value-type="string" calcext:value-type="string">
            <text:p>string</text:p>
          </table:table-cell>
          <table:table-cell office:value-type="string" calcext:value-type="string">
            <text:p>C323.DAT-ss0-2</text:p>
          </table:table-cell>
          <table:table-cell office:value-type="string" calcext:value-type="string">
            <text:p>#P("soundLen", "7.12058")</text:p>
          </table:table-cell>
          <table:table-cell office:value-type="string" calcext:value-type="string">
            <text:p>弓美</text:p>
          </table:table-cell>
          <table:table-cell office:value-type="string" calcext:value-type="string">
            <text:p>あら？</text:p>
            <text:p>まただわ？</text:p>
            <text:p>なんか、遠くで…</text:p>
            <text:p>馬の蹄の音が</text:p>
          </table:table-cell>
          <table:table-cell office:value-type="string" calcext:value-type="string">
            <text:p>Huh?</text:p>
            <text:p>//#woff(1.000)</text:p>
            <text:p/>
            <text:p>#w(1.582)</text:p>
            <text:p>Again?</text:p>
            <text:p>#woff(2.629)</text:p>
            <text:p/>
            <text:p>#w(3.335)</text:p>
            <text:p>Somehow, distantly...</text:p>
            <text:p/>
            <text:p>#w(5.622)</text:p>
            <text:p>I hear a horse's hooves...</text:p>
          </table:table-cell>
          <table:table-cell/>
          <table:table-cell table:formula="of:=IF([.E734]=&quot;&quot;; &quot;untranscribed&quot;; IF([.F734]=&quot;&quot;; &quot;UNTRANSLATED&quot;; &quot;&quot;))">
            <text:p/>
          </table:table-cell>
          <table:table-cell table:number-columns-repeated="1016"/>
        </table:table-row>
        <table:table-row table:style-name="ro1">
          <table:table-cell table:number-columns-repeated="4"/>
          <table:table-cell office:value-type="string" calcext:value-type="string">
            <text:p>//==================================</text:p>
            <text:p>// File: C324.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324.DAT-ss0-0</text:p>
          </table:table-cell>
          <table:table-cell office:value-type="string" calcext:value-type="string">
            <text:p>#P("soundLen", "6.1204")</text:p>
          </table:table-cell>
          <table:table-cell/>
          <table:table-cell table:style-name="ce2" office:value-type="string" calcext:value-type="string">
            <text:p><text:span text:style-name="T2">弓美(?)：しー！</text:span></text:p>
            <text:p><text:span text:style-name="T2">桜子：何？どうしたの？</text:span></text:p>
            <text:p><text:span text:style-name="T2">真一：あれ？</text:span></text:p>
            <text:p><text:span text:style-name="T2">　下のフロア！</text:span></text:p>
            <text:p><text:span text:style-name="T2">桜子：ん？</text:span></text:p>
          </table:table-cell>
          <table:table-cell office:value-type="string" calcext:value-type="string">
            <text:p>Shh!</text:p>
            <text:p/>
            <text:p>#w(0.892)</text:p>
            <text:p>What? What's wrong?</text:p>
            <text:p/>
            <text:p>#w(2.668)</text:p>
            <text:p>Wha―? Down on the floor...!</text:p>
            <text:p>#woff(5.749)</text:p>
          </table:table-cell>
          <table:table-cell office:value-type="string" calcext:value-type="string">
            <text:p>NOTE: strictly speaking this is more like "on the floor below [us]", but that feels like an awkward expression for this situation</text:p>
          </table:table-cell>
          <table:table-cell table:formula="of:=IF([.E736]=&quot;&quot;; &quot;untranscribed&quot;; IF([.F736]=&quot;&quot;; &quot;UNTRANSLATED&quot;; &quot;&quot;))">
            <text:p/>
          </table:table-cell>
          <table:table-cell table:number-columns-repeated="1016"/>
        </table:table-row>
        <table:table-row table:style-name="ro1">
          <table:table-cell table:number-columns-repeated="4"/>
          <table:table-cell office:value-type="string" calcext:value-type="string">
            <text:p>//==================================</text:p>
            <text:p>// File: C326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326A.DAT-ss0-0</text:p>
          </table:table-cell>
          <table:table-cell office:value-type="string" calcext:value-type="string">
            <text:p>#P("soundLen", "2.81203")</text:p>
            <text:p><text:span text:style-name="T1">#P("noAutoOff", "1")</text:span></text:p>
          </table:table-cell>
          <table:table-cell/>
          <table:table-cell office:value-type="string" calcext:value-type="string">
            <text:p>桜子：何よ、あれ！</text:p>
            <text:p>真一：おい、おい、おい、おい！</text:p>
          </table:table-cell>
          <table:table-cell office:value-type="string" calcext:value-type="string">
            <text:p>What's that!?</text:p>
            <text:p/>
            <text:p>#w(1.205)</text:p>
            <text:p>Hey, hey, hey, HEY!</text:p>
          </table:table-cell>
          <table:table-cell/>
          <table:table-cell table:formula="of:=IF([.E738]=&quot;&quot;; &quot;untranscribed&quot;; IF([.F738]=&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326A.DAT-ss0-1</text:p>
          </table:table-cell>
          <table:table-cell office:value-type="string" calcext:value-type="string">
            <text:p>#P("soundLen", "9.32072")</text:p>
          </table:table-cell>
          <table:table-cell/>
          <table:table-cell office:value-type="string" calcext:value-type="string">
            <text:p>弓美：な、なな、[何か、あれ?]？</text:p>
            <text:p><text:span text:style-name="T2">　空中に浮いてる</text:span>ように見えない！？</text:p>
            <text:p>桜子：み、[見えな、なくもない?]</text:p>
            <text:p>真一：なんだ、なんだあれ？</text:p>
          </table:table-cell>
          <table:table-cell office:value-type="string" calcext:value-type="string">
            <text:p>W-Wh-Wh-What IS that!?</text:p>
            <text:p/>
            <text:p>#w(2.109)</text:p>
            <text:p>It looks like it's floating in mid-air!?</text:p>
            <text:p/>
            <text:p>#w(4.307)</text:p>
            <text:p>I-It...It looks...like it is...</text:p>
            <text:p>//#woff(7.349)</text:p>
            <text:p><text:span text:style-name="T1">#woff(6.937)</text:span></text:p>
            <text:p/>
            <text:p>#w(8.330)</text:p>
            <text:p>What is that!?</text:p>
          </table:table-cell>
          <table:table-cell office:value-type="string" calcext:value-type="string">
            <text:p>CHECK</text:p>
          </table:table-cell>
          <table:table-cell table:formula="of:=IF([.E739]=&quot;&quot;; &quot;untranscribed&quot;; IF([.F739]=&quot;&quot;; &quot;UNTRANSLATED&quot;; &quot;&quot;))">
            <text:p/>
          </table:table-cell>
          <table:table-cell table:number-columns-repeated="1016"/>
        </table:table-row>
        <table:table-row table:style-name="ro1">
          <table:table-cell table:number-columns-repeated="4"/>
          <table:table-cell office:value-type="string" calcext:value-type="string">
            <text:p>//==================================</text:p>
            <text:p>// File: C326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26B.DAT-ss0-0</text:p>
          </table:table-cell>
          <table:table-cell table:formula="of:=T([.C684])" office:value-type="string" office:string-value="#P(&quot;soundLen&quot;, &quot;2.4945&quot;)" calcext:value-type="string">
            <text:p>#P("soundLen", "2.4945")</text:p>
          </table:table-cell>
          <table:table-cell table:style-name="ce3" table:formula="of:=T([.D684])">
            <text:p/>
          </table:table-cell>
          <table:table-cell table:formula="of:=T([.E684])" office:value-type="string" office:string-value="弓美：うわー！&#10;真一：冗談だろう、おーい！" calcext:value-type="string">
            <text:p>弓美：うわー！</text:p>
            <text:p>真一：冗談だろう、おーい！</text:p>
          </table:table-cell>
          <table:table-cell table:formula="of:=T([.F684])" office:value-type="string" office:string-value="#w(0.930)&#10;Hey, is this a joke!?" calcext:value-type="string">
            <text:p>#w(0.930)</text:p>
            <text:p>Hey, is this a joke!?</text:p>
          </table:table-cell>
          <table:table-cell/>
          <table:table-cell table:formula="of:=IF([.E741]=&quot;&quot;; &quot;untranscribed&quot;; IF([.F741]=&quot;&quot;; &quot;UNTRANSLATED&quot;; &quot;&quot;))">
            <text:p/>
          </table:table-cell>
          <table:table-cell table:number-columns-repeated="1016"/>
        </table:table-row>
        <table:table-row table:style-name="ro1">
          <table:table-cell table:number-columns-repeated="4"/>
          <table:table-cell office:value-type="string" calcext:value-type="string">
            <text:p>//==================================</text:p>
            <text:p>// File: C328.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328.DAT-ss0-0</text:p>
          </table:table-cell>
          <table:table-cell office:value-type="string" calcext:value-type="string">
            <text:p>#P("soundLen", "10.1753")</text:p>
          </table:table-cell>
          <table:table-cell table:style-name="ce1" office:value-type="string" calcext:value-type="string">
            <text:p>弓美</text:p>
          </table:table-cell>
          <table:table-cell office:value-type="string" calcext:value-type="string">
            <text:p>あっ</text:p>
            <text:p>う、ううぅ</text:p>
            <text:p>また貧血が…</text:p>
            <text:p>め、目の…前が[くら…くらくら…?]</text:p>
          </table:table-cell>
          <table:table-cell office:value-type="string" calcext:value-type="string">
            <text:p>#off()</text:p>
            <text:p>#w(3.106)</text:p>
            <text:p>The anemia again...</text:p>
            <text:p/>
            <text:p>#w(5.613)</text:p>
            <text:p>E-Every...thing is...spin...ning...</text:p>
          </table:table-cell>
          <table:table-cell/>
          <table:table-cell table:formula="of:=IF([.E743]=&quot;&quot;; &quot;untranscribed&quot;; IF([.F7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328.DAT-ss0-1</text:p>
          </table:table-cell>
          <table:table-cell table:formula="of:=T([.C337])" office:value-type="string" office:string-value="#P(&quot;soundLen&quot;, &quot;7.85706&quot;)" calcext:value-type="string">
            <text:p>#P("soundLen", "7.85706")</text:p>
          </table:table-cell>
          <table:table-cell table:number-columns-repeated="1021"/>
        </table:table-row>
        <table:table-row table:style-name="ro1">
          <table:table-cell table:number-columns-repeated="4"/>
          <table:table-cell office:value-type="string" calcext:value-type="string">
            <text:p>//==================================</text:p>
            <text:p>// File: C32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29.DAT-ss0-0</text:p>
          </table:table-cell>
          <table:table-cell table:formula="of:=T([.C335])" office:value-type="string" office:string-value="#P(&quot;soundLen&quot;, &quot;0.420542&quot;)" calcext:value-type="string">
            <text:p>#P("soundLen", "0.420542")</text:p>
          </table:table-cell>
          <table:table-cell table:number-columns-repeated="1021"/>
        </table:table-row>
        <table:table-row table:style-name="ro11">
          <table:table-cell office:value-type="string" calcext:value-type="string">
            <text:p>string</text:p>
          </table:table-cell>
          <table:table-cell office:value-type="string" calcext:value-type="string">
            <text:p>C329.DAT-ss0-1</text:p>
          </table:table-cell>
          <table:table-cell office:value-type="string" calcext:value-type="string">
            <text:p>#P("soundLen", "6.39142")</text:p>
          </table:table-cell>
          <table:table-cell table:style-name="ce1" office:value-type="string" calcext:value-type="string">
            <text:p>弓美</text:p>
          </table:table-cell>
          <table:table-cell office:value-type="string" calcext:value-type="string">
            <text:p>あ…</text:p>
            <text:p>また、馬…</text:p>
            <text:p>いっぱい…[耳に?]…</text:p>
          </table:table-cell>
          <table:table-cell office:value-type="string" calcext:value-type="string">
            <text:p>#w(1.467)</text:p>
            <text:p>Again...the horse...</text:p>
            <text:p/>
            <text:p>#w(3.877)</text:p>
            <text:p>So many...in my ears...</text:p>
          </table:table-cell>
          <table:table-cell office:value-type="string" calcext:value-type="string">
            <text:p>NOTE: i'm assuming いっぱい refers to the hoofbeats, not the horse(s)</text:p>
          </table:table-cell>
          <table:table-cell table:formula="of:=IF([.E747]=&quot;&quot;; &quot;untranscribed&quot;; IF([.F747]=&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0.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330.DAT-ss0-0</text:p>
          </table:table-cell>
          <table:table-cell office:value-type="string" calcext:value-type="string">
            <text:p>#P("soundLen", "1.23865")</text:p>
          </table:table-cell>
          <table:table-cell table:style-name="ce1" office:value-type="string" calcext:value-type="string">
            <text:p>弓美</text:p>
          </table:table-cell>
          <table:table-cell office:value-type="string" calcext:value-type="string">
            <text:p>んんんん…</text:p>
          </table:table-cell>
          <table:table-cell table:number-columns-repeated="2"/>
          <table:table-cell table:formula="of:=IF([.E749]=&quot;&quot;; &quot;untranscribed&quot;; IF([.F749]=&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C330.DAT-ss0-1</text:p>
          </table:table-cell>
          <table:table-cell office:value-type="string" calcext:value-type="string">
            <text:p>#P("soundLen", "3.63726")</text:p>
          </table:table-cell>
          <table:table-cell table:style-name="ce1" office:value-type="string" calcext:value-type="string">
            <text:p>弓美</text:p>
          </table:table-cell>
          <table:table-cell office:value-type="string" calcext:value-type="string">
            <text:p>んん…ん？</text:p>
            <text:p>桜子ちゃん？</text:p>
          </table:table-cell>
          <table:table-cell table:style-name="ce2" office:value-type="string" calcext:value-type="string">
            <text:p><text:span text:style-name="T2">#w(2.583)</text:span></text:p>
            <text:p><text:span text:style-name="T2">Sakurako+-chan++?</text:span></text:p>
          </table:table-cell>
          <table:table-cell/>
          <table:table-cell table:formula="of:=IF([.E750]=&quot;&quot;; &quot;untranscribed&quot;; IF([.F750]=&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1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331A.DAT-ss0-0</text:p>
          </table:table-cell>
          <table:table-cell office:value-type="string" calcext:value-type="string">
            <text:p>#P("soundLen", "1.02469")</text:p>
          </table:table-cell>
          <table:table-cell table:style-name="ce1" office:value-type="string" calcext:value-type="string">
            <text:p>弓美</text:p>
          </table:table-cell>
          <table:table-cell office:value-type="string" calcext:value-type="string">
            <text:p>んんんん…</text:p>
          </table:table-cell>
          <table:table-cell table:number-columns-repeated="2"/>
          <table:table-cell table:formula="of:=IF([.E752]=&quot;&quot;; &quot;untranscribed&quot;; IF([.F752]=&quot;&quot;; &quot;UNTRANSLATED&quot;; &quot;&quot;))" office:value-type="string" office:string-value="UNTRANSLATED" calcext:value-type="string">
            <text:p>UNTRANSLATED</text:p>
          </table:table-cell>
          <table:table-cell table:number-columns-repeated="1016"/>
        </table:table-row>
        <table:table-row table:style-name="ro11">
          <table:table-cell office:value-type="string" calcext:value-type="string">
            <text:p>string</text:p>
          </table:table-cell>
          <table:table-cell office:value-type="string" calcext:value-type="string">
            <text:p>C331A.DAT-ss0-1</text:p>
          </table:table-cell>
          <table:table-cell office:value-type="string" calcext:value-type="string">
            <text:p>#P("soundLen", "3.37951")</text:p>
          </table:table-cell>
          <table:table-cell table:style-name="ce1" office:value-type="string" calcext:value-type="string">
            <text:p>弓美</text:p>
          </table:table-cell>
          <table:table-cell office:value-type="string" calcext:value-type="string">
            <text:p>んん…あら？</text:p>
            <text:p>どうしたの？</text:p>
          </table:table-cell>
          <table:table-cell office:value-type="string" calcext:value-type="string">
            <text:p>#w(1.172)</text:p>
            <text:p>Huh?</text:p>
            <text:p/>
            <text:p>#w(2.692)</text:p>
            <text:p>What happened?</text:p>
          </table:table-cell>
          <table:table-cell/>
          <table:table-cell table:formula="of:=IF([.E753]=&quot;&quot;; &quot;untranscribed&quot;; IF([.F753]=&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1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331B.DAT-ss0-0</text:p>
          </table:table-cell>
          <table:table-cell office:value-type="string" calcext:value-type="string">
            <text:p>#P("soundLen", "3.65569")</text:p>
          </table:table-cell>
          <table:table-cell table:style-name="ce1" office:value-type="string" calcext:value-type="string">
            <text:p>弓美</text:p>
          </table:table-cell>
          <table:table-cell office:value-type="string" calcext:value-type="string">
            <text:p>あ…あれぇ？</text:p>
            <text:p>どうしたの、[ふたりとも?]</text:p>
          </table:table-cell>
          <table:table-cell office:value-type="string" calcext:value-type="string">
            <text:p>H-Huh!?</text:p>
            <text:p/>
            <text:p>#w(2.451)</text:p>
            <text:p>What's wrong, you two!?</text:p>
          </table:table-cell>
          <table:table-cell office:value-type="string" calcext:value-type="string">
            <text:p>CHECK</text:p>
          </table:table-cell>
          <table:table-cell table:formula="of:=IF([.E755]=&quot;&quot;; &quot;untranscribed&quot;; IF([.F755]=&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1C.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331C.DAT-ss0-0</text:p>
          </table:table-cell>
          <table:table-cell office:value-type="string" calcext:value-type="string">
            <text:p>#P("soundLen", "7.79434")</text:p>
          </table:table-cell>
          <table:table-cell table:style-name="ce1" office:value-type="string" calcext:value-type="string">
            <text:p>弓美</text:p>
          </table:table-cell>
          <table:table-cell office:value-type="string" calcext:value-type="string">
            <text:p>あら！あたしまた貧血で…</text:p>
            <text:p>ああ…！穴…？光の穴？</text:p>
          </table:table-cell>
          <table:table-cell office:value-type="string" calcext:value-type="string">
            <text:p>Oh! I had anemia again...</text:p>
            <text:p>#woff(2.913)</text:p>
            <text:p/>
            <text:p>#w(4.718)</text:p>
            <text:p>The hole...?</text:p>
            <text:p/>
            <text:p>#w(6.432)</text:p>
            <text:p>The glowing hole?</text:p>
          </table:table-cell>
          <table:table-cell/>
          <table:table-cell table:formula="of:=IF([.E757]=&quot;&quot;; &quot;untranscribed&quot;; IF([.F7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2.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32.DAT-ss0-0</text:p>
          </table:table-cell>
          <table:table-cell office:value-type="string" calcext:value-type="string">
            <text:p>#P("soundLen", "2.72646")</text:p>
          </table:table-cell>
          <table:table-cell table:style-name="ce1" office:value-type="string" calcext:value-type="string">
            <text:p>弓美</text:p>
          </table:table-cell>
          <table:table-cell office:value-type="string" calcext:value-type="string">
            <text:p>ひーー！</text:p>
            <text:p>な、な、何、何、何！？</text:p>
          </table:table-cell>
          <table:table-cell office:value-type="string" calcext:value-type="string">
            <text:p>#w(0.722)</text:p>
            <text:p>Wh-Wh-What!? What? What!?</text:p>
          </table:table-cell>
          <table:table-cell/>
          <table:table-cell table:formula="of:=IF([.E759]=&quot;&quot;; &quot;untranscribed&quot;; IF([.F7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332.DAT-ss0-1</text:p>
          </table:table-cell>
          <table:table-cell office:value-type="string" calcext:value-type="string">
            <text:p>#P("soundLen", "3.69224")</text:p>
          </table:table-cell>
          <table:table-cell table:number-columns-repeated="1021"/>
        </table:table-row>
        <table:table-row table:style-name="ro1">
          <table:table-cell table:number-columns-repeated="4"/>
          <table:table-cell office:value-type="string" calcext:value-type="string">
            <text:p>//==================================</text:p>
            <text:p>// File: C334A.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34A.DAT-ss0-0</text:p>
          </table:table-cell>
          <table:table-cell office:value-type="string" calcext:value-type="string">
            <text:p>#P("soundLen", "1.99582")</text:p>
          </table:table-cell>
          <table:table-cell table:style-name="ce1" office:value-type="string" calcext:value-type="string">
            <text:p>弓美</text:p>
          </table:table-cell>
          <table:table-cell office:value-type="string" calcext:value-type="string">
            <text:p>何なの</text:p>
            <text:p>どうしたの、いったい…？</text:p>
          </table:table-cell>
          <table:table-cell office:value-type="string" calcext:value-type="string">
            <text:p>What is this?\n</text:p>
            <text:p>What in the world happened...?</text:p>
          </table:table-cell>
          <table:table-cell/>
          <table:table-cell table:formula="of:=IF([.E762]=&quot;&quot;; &quot;untranscribed&quot;; IF([.F7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334A.DAT-ss0-1</text:p>
          </table:table-cell>
          <table:table-cell table:formula="of:=T([.C526])" office:value-type="string" office:string-value="#P(&quot;soundLen&quot;, &quot;7.74022&quot;)" calcext:value-type="string">
            <text:p>#P("soundLen", "7.74022")</text:p>
          </table:table-cell>
          <table:table-cell table:number-columns-repeated="1021"/>
        </table:table-row>
        <table:table-row table:style-name="ro1">
          <table:table-cell office:value-type="string" calcext:value-type="string">
            <text:p>string</text:p>
          </table:table-cell>
          <table:table-cell office:value-type="string" calcext:value-type="string">
            <text:p>C334A.DAT-start</text:p>
          </table:table-cell>
          <table:table-cell table:number-columns-repeated="2"/>
          <table:table-cell office:value-type="string" calcext:value-type="string">
            <text:p>ムッシュドーナツ</text:p>
          </table:table-cell>
          <table:table-cell office:value-type="string" calcext:value-type="string">
            <text:p>MONSIEUR DONUT</text:p>
            <text:p>#woff(4.000)</text:p>
          </table:table-cell>
          <table:table-cell office:value-type="string" calcext:value-type="string">
            <text:p>NOTE: referencing the "Mister Donut" chain of donut stores, extremely popular in japan</text:p>
          </table:table-cell>
          <table:table-cell table:number-columns-repeated="1017"/>
        </table:table-row>
        <table:table-row table:style-name="ro1">
          <table:table-cell table:number-columns-repeated="4"/>
          <table:table-cell office:value-type="string" calcext:value-type="string">
            <text:p>//==================================</text:p>
            <text:p>// File: C334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334B.DAT-ss0-0</text:p>
          </table:table-cell>
          <table:table-cell office:value-type="string" calcext:value-type="string">
            <text:p>#P("soundLen", "3.73524")</text:p>
          </table:table-cell>
          <table:table-cell office:value-type="string" calcext:value-type="string">
            <text:p>真一</text:p>
          </table:table-cell>
          <table:table-cell office:value-type="string" calcext:value-type="string">
            <text:p>うわーーーー！</text:p>
            <text:p>部長、ごめんなさーい！</text:p>
          </table:table-cell>
          <table:table-cell office:value-type="string" calcext:value-type="string">
            <text:p>#w(1.093)</text:p>
            <text:p>Prez, I'm sorry!</text:p>
            <text:p>//#woff(3.73)</text:p>
          </table:table-cell>
          <table:table-cell office:value-type="string" calcext:value-type="string">
            <text:p>NOTE: in what appears to be a bug, this scene attempts to play sound 1 after sound 0 finishes... despite the fact that there is only one sound file in the scene data</text:p>
          </table:table-cell>
          <table:table-cell table:formula="of:=IF([.E766]=&quot;&quot;; &quot;untranscribed&quot;; IF([.F766]=&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5A.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335A.DAT-ss0-0</text:p>
          </table:table-cell>
          <table:table-cell office:value-type="string" calcext:value-type="string">
            <text:p>#P("soundLen", "6.29799")</text:p>
            <text:p><text:span text:style-name="T1">#P("noAutoOff", "1")</text:span></text:p>
          </table:table-cell>
          <table:table-cell/>
          <table:table-cell office:value-type="string" calcext:value-type="string">
            <text:p>桜子：「どうしたの」じゃないわよ</text:p>
            <text:p>真一：やっぱり覚えていないじゃないのか</text:p>
            <text:p>弓美：え？覚えていないって何を？</text:p>
          </table:table-cell>
          <table:table-cell office:value-type="string" calcext:value-type="string">
            <text:p>Don't just go {What happened?}!</text:p>
            <text:p/>
            <text:p>#w(2.015)</text:p>
            <text:p>So you really don't remember?</text:p>
            <text:p/>
            <text:p>#w(4.157)</text:p>
            <text:p>Huh? {Remember} what?</text:p>
          </table:table-cell>
          <table:table-cell/>
          <table:table-cell table:formula="of:=IF([.E768]=&quot;&quot;; &quot;untranscribed&quot;; IF([.F76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335A.DAT-ss0-1</text:p>
          </table:table-cell>
          <table:table-cell table:style-name="ce1" office:value-type="string" calcext:value-type="string">
            <text:p><text:span text:style-name="T2">#P</text:span><text:span text:style-name="T3">(</text:span><text:span text:style-name="T2">"soundLen", "1.15486"</text:span><text:span text:style-name="T3">)</text:span></text:p>
          </table:table-cell>
          <table:table-cell office:value-type="string" calcext:value-type="string">
            <text:p>桜子</text:p>
          </table:table-cell>
          <table:table-cell office:value-type="string" calcext:value-type="string">
            <text:p>あのね…</text:p>
          </table:table-cell>
          <table:table-cell office:value-type="string" calcext:value-type="string">
            <text:p>Um...!?</text:p>
          </table:table-cell>
          <table:table-cell/>
          <table:table-cell table:formula="of:=IF([.E769]=&quot;&quot;; &quot;untranscribed&quot;; IF([.F769]=&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5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35B.DAT-ss0-0</text:p>
          </table:table-cell>
          <table:table-cell office:value-type="string" calcext:value-type="string">
            <text:p>#P("soundLen", "4.64734")</text:p>
            <text:p><text:span text:style-name="T1">#P("noAutoOff", "1")</text:span></text:p>
          </table:table-cell>
          <table:table-cell table:style-name="ce1" office:value-type="string" calcext:value-type="string">
            <text:p>弓美</text:p>
          </table:table-cell>
          <table:table-cell office:value-type="string" calcext:value-type="string">
            <text:p>あ、あたしさあ、チョコレートをかぶせたドーナツって結構好きなんだ</text:p>
          </table:table-cell>
          <table:table-cell office:value-type="string" calcext:value-type="string">
            <text:p>#w(0.809)</text:p>
            <text:p>Me, I really love chocolate-glazed donuts.</text:p>
          </table:table-cell>
          <table:table-cell/>
          <table:table-cell table:formula="of:=IF([.E769]=&quot;&quot;; &quot;untranscribed&quot;; IF([.F77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335B.DAT-ss0-1</text:p>
          </table:table-cell>
          <table:table-cell office:value-type="string" calcext:value-type="string">
            <text:p>#P("soundLen", "3.73143")</text:p>
          </table:table-cell>
          <table:table-cell office:value-type="string" calcext:value-type="string">
            <text:p>桜子</text:p>
          </table:table-cell>
          <table:table-cell table:style-name="ce1" office:value-type="string" calcext:value-type="string">
            <text:p>信じてないわね</text:p>
            <text:p>弓美…</text:p>
          </table:table-cell>
          <table:table-cell office:value-type="string" calcext:value-type="string">
            <text:p>I don't BELIEVE you, Yumimi.</text:p>
          </table:table-cell>
          <table:table-cell/>
          <table:table-cell table:formula="of:=IF([.E771]=&quot;&quot;; &quot;untranscribed&quot;; IF([.F772]=&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6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36A.DAT-ss0-0</text:p>
          </table:table-cell>
          <table:table-cell office:value-type="string" calcext:value-type="string">
            <text:p>#P("soundLen", "0.107623")</text:p>
          </table:table-cell>
          <table:table-cell table:style-name="ce1"/>
          <table:table-cell table:number-columns-repeated="1020"/>
        </table:table-row>
        <table:table-row table:style-name="ro1">
          <table:table-cell table:number-columns-repeated="4"/>
          <table:table-cell office:value-type="string" calcext:value-type="string">
            <text:p>//==================================</text:p>
            <text:p>// File: C336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36B.DAT-ss0-0</text:p>
          </table:table-cell>
          <table:table-cell table:formula="of:=T([.C774])" office:value-type="string" office:string-value="#P(&quot;soundLen&quot;, &quot;0.107623&quot;)" calcext:value-type="string">
            <text:p>#P("soundLen", "0.107623")</text:p>
          </table:table-cell>
          <table:table-cell table:number-columns-repeated="1021"/>
        </table:table-row>
        <table:table-row table:style-name="ro1">
          <table:table-cell table:number-columns-repeated="4"/>
          <table:table-cell office:value-type="string" calcext:value-type="string">
            <text:p>//==================================</text:p>
            <text:p>// File: C337.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337.DAT-ss0-0</text:p>
          </table:table-cell>
          <table:table-cell office:value-type="string" calcext:value-type="string">
            <text:p>#P("soundLen", "1.68376")</text:p>
          </table:table-cell>
          <table:table-cell office:value-type="string" calcext:value-type="string">
            <text:p>桜子</text:p>
          </table:table-cell>
          <table:table-cell office:value-type="string" calcext:value-type="string">
            <text:p>ん？弓美！？</text:p>
          </table:table-cell>
          <table:table-cell office:value-type="string" calcext:value-type="string">
            <text:p>Hm? Yumimi!?</text:p>
            <text:p>#woff(1.883)</text:p>
          </table:table-cell>
          <table:table-cell/>
          <table:table-cell table:formula="of:=IF([.E778]=&quot;&quot;; &quot;untranscribed&quot;; IF([.F7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33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39.DAT-ss0-0</text:p>
          </table:table-cell>
          <table:table-cell office:value-type="string" calcext:value-type="string">
            <text:p>#P("soundLen", "0.327723")</text:p>
          </table:table-cell>
          <table:table-cell table:number-columns-repeated="1021"/>
        </table:table-row>
        <table:table-row table:style-name="ro1">
          <table:table-cell table:number-columns-repeated="4"/>
          <table:table-cell office:value-type="string" calcext:value-type="string">
            <text:p>//==================================</text:p>
            <text:p>// File: C340A.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40A.DAT-ss0-0</text:p>
          </table:table-cell>
          <table:table-cell office:value-type="string" calcext:value-type="string">
            <text:p>#P("soundLen", "2.37158")</text:p>
          </table:table-cell>
          <table:table-cell/>
          <table:table-cell office:value-type="string" calcext:value-type="string">
            <text:p>桜子：ちちちち、ちょっと、弓美！？</text:p>
            <text:p>真一：うわ！</text:p>
          </table:table-cell>
          <table:table-cell office:value-type="string" calcext:value-type="string">
            <text:p>H-H-H-H...Hey, Yumimi!?</text:p>
            <text:p>#woff(1.950)</text:p>
          </table:table-cell>
          <table:table-cell/>
          <table:table-cell table:formula="of:=IF([.E782]=&quot;&quot;; &quot;untranscribed&quot;; IF([.F7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340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340B.DAT-ss0-0</text:p>
          </table:table-cell>
          <table:table-cell office:value-type="string" calcext:value-type="string">
            <text:p>#P("soundLen", "4.64648")</text:p>
          </table:table-cell>
          <table:table-cell/>
          <table:table-cell office:value-type="string" calcext:value-type="string">
            <text:p>桜子：なな、な、何！？</text:p>
            <text:p>真一：うわーー！</text:p>
            <text:p>　な、ななんだなんだ、なんだ！？</text:p>
          </table:table-cell>
          <table:table-cell office:value-type="string" calcext:value-type="string">
            <text:p>#w(0.411)</text:p>
            <text:p>Wh-Wh...Wh-What!?</text:p>
            <text:p>#woff(1.673)</text:p>
            <text:p/>
            <text:p>#w(2.773)</text:p>
            <text:p>Wh...W-What the, what the...What!?</text:p>
            <text:p>#woff(4.700)</text:p>
          </table:table-cell>
          <table:table-cell/>
          <table:table-cell table:formula="of:=IF([.E784]=&quot;&quot;; &quot;untranscribed&quot;; IF([.F7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340B.DAT-ss0-1</text:p>
          </table:table-cell>
          <table:table-cell table:formula="of:=T([.C330])" office:value-type="string" office:string-value="#P(&quot;soundLen&quot;, &quot;0.368512&quot;)" calcext:value-type="string">
            <text:p>#P("soundLen", "0.368512")</text:p>
          </table:table-cell>
          <table:table-cell table:number-columns-repeated="1021"/>
        </table:table-row>
        <table:table-row table:style-name="ro1">
          <table:table-cell table:number-columns-repeated="4"/>
          <table:table-cell office:value-type="string" calcext:value-type="string">
            <text:p>//==================================</text:p>
            <text:p>// File: C343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43B.DAT-ss0-0</text:p>
          </table:table-cell>
          <table:table-cell table:formula="of:=T([.C330])" office:value-type="string" office:string-value="#P(&quot;soundLen&quot;, &quot;0.368512&quot;)" calcext:value-type="string">
            <text:p>#P("soundLen", "0.368512")</text:p>
          </table:table-cell>
          <table:table-cell table:number-columns-repeated="1021"/>
        </table:table-row>
        <table:table-row table:style-name="ro1">
          <table:table-cell table:number-columns-repeated="4"/>
          <table:table-cell office:value-type="string" calcext:value-type="string">
            <text:p>//==================================</text:p>
            <text:p>// File: C344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44A.DAT-ss0-0</text:p>
          </table:table-cell>
          <table:table-cell office:value-type="string" calcext:value-type="string">
            <text:p>#P("soundLen", "0.729467")</text:p>
          </table:table-cell>
          <table:table-cell table:number-columns-repeated="1021"/>
        </table:table-row>
        <table:table-row table:style-name="ro2">
          <table:table-cell office:value-type="string" calcext:value-type="string">
            <text:p>string</text:p>
          </table:table-cell>
          <table:table-cell office:value-type="string" calcext:value-type="string">
            <text:p>C344A.DAT-ss0-1</text:p>
          </table:table-cell>
          <table:table-cell office:value-type="string" calcext:value-type="string">
            <text:p>#P("soundLen", "0.550341")</text:p>
          </table:table-cell>
          <table:table-cell table:number-columns-repeated="1021"/>
        </table:table-row>
        <table:table-row table:style-name="ro1">
          <table:table-cell table:number-columns-repeated="4"/>
          <table:table-cell office:value-type="string" calcext:value-type="string">
            <text:p>//==================================</text:p>
            <text:p>// File: C344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44D.DAT-ss0-0</text:p>
          </table:table-cell>
          <table:table-cell table:formula="of:=T([.C330])" office:value-type="string" office:string-value="#P(&quot;soundLen&quot;, &quot;0.368512&quot;)" calcext:value-type="string">
            <text:p>#P("soundLen", "0.368512")</text:p>
          </table:table-cell>
          <table:table-cell table:number-columns-repeated="1021"/>
        </table:table-row>
        <table:table-row table:style-name="ro1">
          <table:table-cell table:number-columns-repeated="4"/>
          <table:table-cell office:value-type="string" calcext:value-type="string">
            <text:p>//==================================</text:p>
            <text:p>// File: C345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45A.DAT-ss0-0</text:p>
          </table:table-cell>
          <table:table-cell office:value-type="string" calcext:value-type="string">
            <text:p>#P("soundLen", "2.75613")</text:p>
          </table:table-cell>
          <table:table-cell table:number-columns-repeated="1021"/>
        </table:table-row>
        <table:table-row table:style-name="ro13">
          <table:table-cell office:value-type="string" calcext:value-type="string">
            <text:p>string</text:p>
          </table:table-cell>
          <table:table-cell office:value-type="string" calcext:value-type="string">
            <text:p>C345A.DAT-ss0-1</text:p>
          </table:table-cell>
          <table:table-cell office:value-type="string" calcext:value-type="string">
            <text:p>#P("soundLen", "3.93667")</text:p>
          </table:table-cell>
          <table:table-cell/>
          <table:table-cell office:value-type="string" calcext:value-type="string">
            <text:p>桜子：どどどどどっど…どうなっている？</text:p>
            <text:p>真一：く、くっつくな、こら!</text:p>
          </table:table-cell>
          <table:table-cell office:value-type="string" calcext:value-type="string">
            <text:p>W-W-W-W-W...Wh...\n</text:p>
            <text:p>What's happening?</text:p>
            <text:p/>
            <text:p>#w(2.528)</text:p>
            <text:p>Q-Quit clinging! Hey!</text:p>
            <text:p>#woff(4.100)</text:p>
          </table:table-cell>
          <table:table-cell/>
          <table:table-cell table:formula="of:=IF([.E795]=&quot;&quot;; &quot;untranscribed&quot;; IF([.F795]=&quot;&quot;; &quot;UNTRANSLATED&quot;; &quot;&quot;))">
            <text:p/>
          </table:table-cell>
          <table:table-cell table:number-columns-repeated="1016"/>
        </table:table-row>
        <table:table-row table:style-name="ro1">
          <table:table-cell table:number-columns-repeated="4"/>
          <table:table-cell office:value-type="string" calcext:value-type="string">
            <text:p>//==================================</text:p>
            <text:p>// File: C345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45B.DAT-ss0-0</text:p>
          </table:table-cell>
          <table:table-cell office:value-type="string" calcext:value-type="string">
            <text:p>#P("soundLen", "1.68806")</text:p>
          </table:table-cell>
          <table:table-cell/>
          <table:table-cell office:value-type="string" calcext:value-type="string">
            <text:p>桜子：ん！？</text:p>
            <text:p>真一：え、どっ！？</text:p>
          </table:table-cell>
          <table:table-cell table:number-columns-repeated="2"/>
          <table:table-cell table:formula="of:=IF([.E797]=&quot;&quot;; &quot;untranscribed&quot;; IF([.F79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34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347.DAT-ss0-0</text:p>
          </table:table-cell>
          <table:table-cell office:value-type="string" calcext:value-type="string">
            <text:p>#P("soundLen", "0.519504")</text:p>
          </table:table-cell>
          <table:table-cell table:number-columns-repeated="1021"/>
        </table:table-row>
        <table:table-row table:style-name="ro1">
          <table:table-cell table:number-columns-repeated="4"/>
          <table:table-cell office:value-type="string" calcext:value-type="string">
            <text:p>//==================================</text:p>
            <text:p>// File: C349.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349.DAT-ss0-0</text:p>
          </table:table-cell>
          <table:table-cell table:formula="of:=T([.C797])" office:value-type="string" office:string-value="#P(&quot;soundLen&quot;, &quot;1.68806&quot;)" calcext:value-type="string">
            <text:p>#P("soundLen", "1.68806")</text:p>
          </table:table-cell>
          <table:table-cell table:style-name="ce3" table:formula="of:=T([.D797])">
            <text:p/>
          </table:table-cell>
          <table:table-cell table:formula="of:=T([.E797])" office:value-type="string" office:string-value="桜子：ん！？&#10;真一：え、どっ！？" calcext:value-type="string">
            <text:p>桜子：ん！？</text:p>
            <text:p>真一：え、どっ！？</text:p>
          </table:table-cell>
          <table:table-cell table:formula="of:=T([.F797])">
            <text:p/>
          </table:table-cell>
          <table:table-cell/>
          <table:table-cell table:formula="of:=IF([.E801]=&quot;&quot;; &quot;untranscribed&quot;; IF([.F801]=&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349.DAT-ss0-1</text:p>
          </table:table-cell>
          <table:table-cell office:value-type="string" calcext:value-type="string">
            <text:p>#P("soundLen", "0.978377")</text:p>
          </table:table-cell>
          <table:table-cell table:style-name="ce1" office:value-type="string" calcext:value-type="string">
            <text:p>桜子</text:p>
          </table:table-cell>
          <table:table-cell office:value-type="string" calcext:value-type="string">
            <text:p>弓美？</text:p>
          </table:table-cell>
          <table:table-cell office:value-type="string" calcext:value-type="string">
            <text:p>Yumimi?</text:p>
          </table:table-cell>
          <table:table-cell/>
          <table:table-cell table:formula="of:=IF([.E802]=&quot;&quot;; &quot;untranscribed&quot;; IF([.F802]=&quot;&quot;; &quot;UNTRANSLATED&quot;; &quot;&quot;))">
            <text:p/>
          </table:table-cell>
          <table:table-cell table:number-columns-repeated="1016"/>
        </table:table-row>
        <table:table-row table:style-name="ro1">
          <table:table-cell table:number-columns-repeated="4"/>
          <table:table-cell office:value-type="string" calcext:value-type="string">
            <text:p>//==================================</text:p>
            <text:p>// File: C350.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350.DAT-ss0-0</text:p>
          </table:table-cell>
          <table:table-cell office:value-type="string" calcext:value-type="string">
            <text:p>#P("soundLen", "8.8358")</text:p>
          </table:table-cell>
          <table:table-cell table:style-name="ce1" office:value-type="string" calcext:value-type="string">
            <text:p>桜子</text:p>
          </table:table-cell>
          <table:table-cell office:value-type="string" calcext:value-type="string">
            <text:p>弓美、あんた、もしかして気がついていないかもしれないから、[一言?]忠告しておくけど</text:p>
            <text:p>角があるわよ</text:p>
          </table:table-cell>
          <table:table-cell office:value-type="string" calcext:value-type="string">
            <text:p>Y-Yumimi, perhaps you haven't realized this, so I'll just give it to you straight:</text:p>
            <text:p>#woff(7.208)</text:p>
            <text:p/>
            <text:p>#w(8.017)</text:p>
            <text:p>...You have a horn.</text:p>
          </table:table-cell>
          <table:table-cell/>
          <table:table-cell table:formula="of:=IF([.E804]=&quot;&quot;; &quot;untranscribed&quot;; IF([.F804]=&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350.DAT-ss0-1</text:p>
          </table:table-cell>
          <table:table-cell office:value-type="string" calcext:value-type="string">
            <text:p>#P("soundLen", "7.0465")</text:p>
          </table:table-cell>
          <table:table-cell table:style-name="ce1" office:value-type="string" calcext:value-type="string">
            <text:p>桜子</text:p>
          </table:table-cell>
          <table:table-cell office:value-type="string" calcext:value-type="string">
            <text:p>ああ、えっと、ごめん</text:p>
            <text:p>気に障った？</text:p>
            <text:p>な、な、なんよ、なんよ？</text:p>
            <text:p>あ、あたしの顔に、なんかついてるの？</text:p>
          </table:table-cell>
          <table:table-cell office:value-type="string" calcext:value-type="string">
            <text:p>Ah, uh, sorry.\n</text:p>
            <text:p>Did I hurt your feelings?</text:p>
            <text:p/>
            <text:p>#w(3.534)</text:p>
            <text:p>W-W-What is it?\n</text:p>
            <text:p>Do I have something on my face?</text:p>
          </table:table-cell>
          <table:table-cell/>
          <table:table-cell table:formula="of:=IF([.E805]=&quot;&quot;; &quot;untranscribed&quot;; IF([.F805]=&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350.DAT-ss0-2</text:p>
          </table:table-cell>
          <table:table-cell office:value-type="string" calcext:value-type="string">
            <text:p>#P("soundLen", "5.82554")</text:p>
          </table:table-cell>
          <table:table-cell table:style-name="ce1" office:value-type="string" calcext:value-type="string">
            <text:p>桜子</text:p>
          </table:table-cell>
          <table:table-cell office:value-type="string" calcext:value-type="string">
            <text:p>ま、待ってこら！</text:p>
            <text:p>あたしは、そっちの方の趣味はない[から?]…！</text:p>
            <text:p>ああああ！</text:p>
          </table:table-cell>
          <table:table-cell office:value-type="string" calcext:value-type="string">
            <text:p>H-Hey, stop that!</text:p>
            <text:p/>
            <text:p>#w(1.451)</text:p>
            <text:p>I'm not into this kind of thing, so...!</text:p>
            <text:p>#woff(4.710)</text:p>
          </table:table-cell>
          <table:table-cell/>
          <table:table-cell table:formula="of:=IF([.E806]=&quot;&quot;; &quot;untranscribed&quot;; IF([.F806]=&quot;&quot;; &quot;UNTRANSLATED&quot;; &quot;&quot;))">
            <text:p/>
          </table:table-cell>
          <table:table-cell table:number-columns-repeated="1016"/>
        </table:table-row>
        <table:table-row table:style-name="ro1">
          <table:table-cell table:number-columns-repeated="4"/>
          <table:table-cell office:value-type="string" calcext:value-type="string">
            <text:p>//==================================</text:p>
            <text:p>// File: C351A.DAT</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C351A.DAT-ss0-0</text:p>
          </table:table-cell>
          <table:table-cell office:value-type="string" calcext:value-type="string">
            <text:p>#P("soundLen", "11.7372")</text:p>
          </table:table-cell>
          <table:table-cell/>
          <table:table-cell office:value-type="string" calcext:value-type="string">
            <text:p>弓美：だって桜子ちゃん、突然そのこと言われ[ちゃって?]、[信じらんない?]わ</text:p>
            <text:p>桜子：ほら、あんたから[見てあった?]よ、真一</text:p>
            <text:p>真一：ウソみたいだが、本当なのだ</text:p>
            <text:p>弓美：松崎くんが言うなら信じる</text:p>
          </table:table-cell>
          <table:table-cell office:value-type="string" calcext:value-type="string">
            <text:p>#w(0.297)</text:p>
            <text:p>But Sakurako+-chan++, I can't believe all this stuff you're suddenly dumping on me!</text:p>
            <text:p/>
            <text:p>#w(4.732)</text:p>
            <text:p>Look, you saw it too, right, Shinichi?</text:p>
            <text:p/>
            <text:p>#w(7.499)</text:p>
            <text:p>It sounds like a lie, but it's the truth.</text:p>
            <text:p/>
            <text:p>#w(9.835)</text:p>
            <text:p>If you say it, Matsuzaki+-kun++, I believe it.</text:p>
          </table:table-cell>
          <table:table-cell office:value-type="string" calcext:value-type="string">
            <text:p>CHECK</text:p>
          </table:table-cell>
          <table:table-cell table:formula="of:=IF([.E808]=&quot;&quot;; &quot;untranscribed&quot;; IF([.F8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351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351B.DAT-ss0-0</text:p>
          </table:table-cell>
          <table:table-cell office:value-type="string" calcext:value-type="string">
            <text:p>#P("soundLen", "6.13754")</text:p>
          </table:table-cell>
          <table:table-cell table:style-name="ce1" office:value-type="string" calcext:value-type="string">
            <text:p>桜子</text:p>
          </table:table-cell>
          <table:table-cell office:value-type="string" calcext:value-type="string">
            <text:p>はぁ、はぁ…</text:p>
            <text:p>あ、そうだ</text:p>
            <text:p>真一、あんた写真撮ったでしょ？</text:p>
            <text:p>それが証拠になるわ</text:p>
          </table:table-cell>
          <table:table-cell office:value-type="string" calcext:value-type="string">
            <text:p><text:span text:style-name="T1">#w(1.964)</text:span></text:p>
            <text:p><text:span text:style-name="T1">Oh, right. Shinichi, you took photos, no?</text:span></text:p>
            <text:p/>
            <text:p><text:span text:style-name="T1">#w(5.028)</text:span></text:p>
            <text:p><text:span text:style-name="T1">Those will be our proof.</text:span></text:p>
          </table:table-cell>
          <table:table-cell office:value-type="string" calcext:value-type="string">
            <text:p>NOTE: partial dupe of C303D-1</text:p>
          </table:table-cell>
          <table:table-cell table:formula="of:=IF([.E810]=&quot;&quot;; &quot;untranscribed&quot;; IF([.F81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351B.DAT-ss0-1</text:p>
          </table:table-cell>
          <table:table-cell office:value-type="string" calcext:value-type="string">
            <text:p>#P("soundLen", "2.04884")</text:p>
          </table:table-cell>
          <table:table-cell office:value-type="string" calcext:value-type="string">
            <text:p>弓美</text:p>
          </table:table-cell>
          <table:table-cell office:value-type="string" calcext:value-type="string">
            <text:p>さて…どうしようかしら？</text:p>
          </table:table-cell>
          <table:table-cell office:value-type="string" calcext:value-type="string">
            <text:p>Well then...What now?</text:p>
          </table:table-cell>
          <table:table-cell/>
          <table:table-cell table:formula="of:=IF([.E811]=&quot;&quot;; &quot;untranscribed&quot;; IF([.F8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351B.DAT-ss0-2</text:p>
          </table:table-cell>
          <table:table-cell office:value-type="string" calcext:value-type="string">
            <text:p>#P("soundLen", "0.685239")</text:p>
          </table:table-cell>
          <table:table-cell table:number-columns-repeated="1021"/>
        </table:table-row>
        <table:table-row table:style-name="ro13">
          <table:table-cell office:value-type="string" calcext:value-type="string">
            <text:p>string</text:p>
          </table:table-cell>
          <table:table-cell office:value-type="string" calcext:value-type="string">
            <text:p>C351B.DAT-ss0-3</text:p>
          </table:table-cell>
          <table:table-cell office:value-type="string" calcext:value-type="string">
            <text:p>#P("soundLen", "6.47196")</text:p>
          </table:table-cell>
          <table:table-cell/>
          <table:table-cell office:value-type="string" calcext:value-type="string">
            <text:p>？？？：ブルルル！</text:p>
            <text:p>弓美：あら！</text:p>
            <text:p>　あなた、ついてくるの？</text:p>
            <text:p>？？？：ブルルル！</text:p>
            <text:p>弓美：[まいっか?]</text:p>
          </table:table-cell>
          <table:table-cell office:value-type="string" calcext:value-type="string">
            <text:p>#w(1.717)</text:p>
            <text:p>Oh! You're going to tag along?</text:p>
            <text:p>#woff(4.006)</text:p>
            <text:p/>
            <text:p>#w(5.866)</text:p>
            <text:p>All righty then.</text:p>
          </table:table-cell>
          <table:table-cell office:value-type="string" calcext:value-type="string">
            <text:p>CHECK</text:p>
          </table:table-cell>
          <table:table-cell table:formula="of:=IF([.E813]=&quot;&quot;; &quot;untranscribed&quot;; IF([.F813]=&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1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01B.DAT-ss0-0</text:p>
          </table:table-cell>
          <table:table-cell table:formula="of:=T([.C811])" office:value-type="string" office:string-value="#P(&quot;soundLen&quot;, &quot;2.04884&quot;)" calcext:value-type="string">
            <text:p>#P("soundLen", "2.04884")</text:p>
          </table:table-cell>
          <table:table-cell table:style-name="ce3" table:formula="of:=T([.D811])" office:value-type="string" office:string-value="弓美" calcext:value-type="string">
            <text:p>弓美</text:p>
          </table:table-cell>
          <table:table-cell table:formula="of:=T([.E811])" office:value-type="string" office:string-value="さて…どうしようかしら？" calcext:value-type="string">
            <text:p>さて…どうしようかしら？</text:p>
          </table:table-cell>
          <table:table-cell table:formula="of:=T([.F811])" office:value-type="string" office:string-value="Well then...What now?" calcext:value-type="string">
            <text:p>Well then...What now?</text:p>
          </table:table-cell>
          <table:table-cell/>
          <table:table-cell table:formula="of:=IF([.E815]=&quot;&quot;; &quot;untranscribed&quot;; IF([.F81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01B.DAT-ss0-1</text:p>
          </table:table-cell>
          <table:table-cell table:formula="of:=T([.C812])" office:value-type="string" office:string-value="#P(&quot;soundLen&quot;, &quot;0.685239&quot;)" calcext:value-type="string">
            <text:p>#P("soundLen", "0.685239")</text:p>
          </table:table-cell>
          <table:table-cell table:style-name="ce3"/>
          <table:table-cell table:number-columns-repeated="1020"/>
        </table:table-row>
        <table:table-row table:style-name="ro13">
          <table:table-cell office:value-type="string" calcext:value-type="string">
            <text:p>string</text:p>
          </table:table-cell>
          <table:table-cell office:value-type="string" calcext:value-type="string">
            <text:p>C401B.DAT-ss0-2</text:p>
          </table:table-cell>
          <table:table-cell table:formula="of:=T([.C813])" office:value-type="string" office:string-value="#P(&quot;soundLen&quot;, &quot;6.47196&quot;)" calcext:value-type="string">
            <text:p>#P("soundLen", "6.47196")</text:p>
          </table:table-cell>
          <table:table-cell table:style-name="ce3" table:formula="of:=T([.D813])">
            <text:p/>
          </table:table-cell>
          <table:table-cell table:formula="of:=T([.E813])" office:value-type="string" office:string-value="？？？：ブルルル！&#10;弓美：あら！&#10;　あなた、ついてくるの？&#10;？？？：ブルルル！&#10;弓美：[まいっか?]" calcext:value-type="string">
            <text:p>？？？：ブルルル！</text:p>
            <text:p>弓美：あら！</text:p>
            <text:p>　あなた、ついてくるの？</text:p>
            <text:p>？？？：ブルルル！</text:p>
            <text:p>弓美：[まいっか?]</text:p>
          </table:table-cell>
          <table:table-cell table:formula="of:=T([.F813])" office:value-type="string" office:string-value="#w(1.717)&#10;Oh! You're going to tag along?&#10;#woff(4.006)&#10;&#10;#w(5.866)&#10;All righty then." calcext:value-type="string">
            <text:p>#w(1.717)</text:p>
            <text:p>Oh! You're going to tag along?</text:p>
            <text:p>#woff(4.006)</text:p>
            <text:p/>
            <text:p>#w(5.866)</text:p>
            <text:p>All righty then.</text:p>
          </table:table-cell>
          <table:table-cell/>
          <table:table-cell table:formula="of:=IF([.E817]=&quot;&quot;; &quot;untranscribed&quot;; IF([.F81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2.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402.DAT-ss0-0</text:p>
          </table:table-cell>
          <table:table-cell office:value-type="string" calcext:value-type="string">
            <text:p>#P("soundLen", "7.36906")</text:p>
          </table:table-cell>
          <table:table-cell office:value-type="string" calcext:value-type="string">
            <text:p>弓美</text:p>
          </table:table-cell>
          <table:table-cell office:value-type="string" calcext:value-type="string">
            <text:p>どこかしら、ここは？</text:p>
            <text:p>[どっか??]の森[なんか?]みたいだけど…</text:p>
            <text:p>なんだかいい所ね</text:p>
          </table:table-cell>
          <table:table-cell office:value-type="string" calcext:value-type="string">
            <text:p>Where am I?</text:p>
            <text:p/>
            <text:p>#w(2.684)</text:p>
            <text:p>It looks like some kind of forest...</text:p>
            <text:p/>
            <text:p>#w(5.523)</text:p>
            <text:p>It sure seems like a nice place!</text:p>
          </table:table-cell>
          <table:table-cell office:value-type="string" calcext:value-type="string">
            <text:p>FIXME</text:p>
          </table:table-cell>
          <table:table-cell table:formula="of:=IF([.E819]=&quot;&quot;; &quot;untranscribed&quot;; IF([.F819]=&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402.DAT-ss0-1</text:p>
          </table:table-cell>
          <table:table-cell office:value-type="string" calcext:value-type="string">
            <text:p>#P("soundLen", "5.11751")</text:p>
          </table:table-cell>
          <table:table-cell office:value-type="string" calcext:value-type="string">
            <text:p>弓美</text:p>
          </table:table-cell>
          <table:table-cell office:value-type="string" calcext:value-type="string">
            <text:p>あ！馬はいるわ！</text:p>
            <text:p>馬、馬！</text:p>
            <text:p>[近寄っても平気?]かしら</text:p>
          </table:table-cell>
          <table:table-cell office:value-type="string" calcext:value-type="string">
            <text:p>Oh! There are horses!\n</text:p>
            <text:p>Horses, horses!</text:p>
            <text:p/>
            <text:p>#w(3.638)</text:p>
            <text:p>Can I get close without scaring them?</text:p>
          </table:table-cell>
          <table:table-cell/>
          <table:table-cell table:formula="of:=IF([.E820]=&quot;&quot;; &quot;untranscribed&quot;; IF([.E82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02.DAT-ss0-2</text:p>
          </table:table-cell>
          <table:table-cell table:formula="of:=T([.C812])" office:value-type="string" office:string-value="#P(&quot;soundLen&quot;, &quot;0.685239&quot;)" calcext:value-type="string">
            <text:p>#P("soundLen", "0.685239")</text:p>
          </table:table-cell>
          <table:table-cell table:number-columns-repeated="1021"/>
        </table:table-row>
        <table:table-row table:style-name="ro7">
          <table:table-cell office:value-type="string" calcext:value-type="string">
            <text:p>string</text:p>
          </table:table-cell>
          <table:table-cell office:value-type="string" calcext:value-type="string">
            <text:p>C402.DAT-ss0-3</text:p>
          </table:table-cell>
          <table:table-cell office:value-type="string" calcext:value-type="string">
            <text:p>#P("soundLen", "0.200504")</text:p>
          </table:table-cell>
          <table:table-cell office:value-type="string" calcext:value-type="string">
            <text:p>弓美</text:p>
          </table:table-cell>
          <table:table-cell office:value-type="string" calcext:value-type="string">
            <text:p>ん？</text:p>
          </table:table-cell>
          <table:table-cell office:value-type="string" calcext:value-type="string">
            <text:p>Hm?</text:p>
          </table:table-cell>
          <table:table-cell/>
          <table:table-cell table:formula="of:=IF([.E822]=&quot;&quot;; &quot;untranscribed&quot;; IF([.F822]=&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402.DAT-ss0-4</text:p>
          </table:table-cell>
          <table:table-cell office:value-type="string" calcext:value-type="string">
            <text:p>#P("soundLen", "0.811659")</text:p>
          </table:table-cell>
          <table:table-cell office:value-type="string" calcext:value-type="string">
            <text:p>弓美</text:p>
          </table:table-cell>
          <table:table-cell office:value-type="string" calcext:value-type="string">
            <text:p>タタタか？</text:p>
          </table:table-cell>
          <table:table-cell office:value-type="string" calcext:value-type="string">
            <text:p>{Clop clop clop}...?</text:p>
            <text:p>#woff(1.200)</text:p>
          </table:table-cell>
          <table:table-cell/>
          <table:table-cell table:formula="of:=IF([.E823]=&quot;&quot;; &quot;untranscribed&quot;; IF([.F823]=&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402.DAT-ss0-5</text:p>
          </table:table-cell>
          <table:table-cell office:value-type="string" calcext:value-type="string">
            <text:p>#P("soundLen", "4.62197")</text:p>
          </table:table-cell>
          <table:table-cell office:value-type="string" calcext:value-type="string">
            <text:p>弓美</text:p>
          </table:table-cell>
          <table:table-cell office:value-type="string" calcext:value-type="string">
            <text:p>あらやだ</text:p>
            <text:p>あたし馬だったんだわ？</text:p>
            <text:p>まいっか</text:p>
          </table:table-cell>
          <table:table-cell office:value-type="string" calcext:value-type="string">
            <text:p>Oh, my...</text:p>
            <text:p/>
            <text:p>#w(1.318)</text:p>
            <text:p>Was I a horse?</text:p>
            <text:p>#woff(3.318)</text:p>
            <text:p/>
            <text:p>#w(4.135)</text:p>
            <text:p>...All righty then.</text:p>
            <text:p>#woff(5.000)</text:p>
          </table:table-cell>
          <table:table-cell/>
          <table:table-cell table:formula="of:=IF([.E824]=&quot;&quot;; &quot;untranscribed&quot;; IF([.F82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4.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404.DAT-ss0-0</text:p>
          </table:table-cell>
          <table:table-cell office:value-type="string" calcext:value-type="string">
            <text:p>#P("soundLen", "1.9723")</text:p>
          </table:table-cell>
          <table:table-cell office:value-type="string" calcext:value-type="string">
            <text:p>弓美</text:p>
          </table:table-cell>
          <table:table-cell office:value-type="string" calcext:value-type="string">
            <text:p>[あら?]！川だわ</text:p>
          </table:table-cell>
          <table:table-cell office:value-type="string" calcext:value-type="string">
            <text:p>Oh! A river!</text:p>
            <text:p>#woff(1.903)</text:p>
          </table:table-cell>
          <table:table-cell/>
          <table:table-cell table:formula="of:=IF([.E826]=&quot;&quot;; &quot;untranscribed&quot;; IF([.F82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04.DAT-ss0-1</text:p>
          </table:table-cell>
          <table:table-cell office:value-type="string" calcext:value-type="string">
            <text:p>#P("soundLen", "3.72031")</text:p>
          </table:table-cell>
          <table:table-cell office:value-type="string" calcext:value-type="string">
            <text:p>弓美</text:p>
          </table:table-cell>
          <table:table-cell office:value-type="string" calcext:value-type="string">
            <text:p>きれいな水ね</text:p>
            <text:p>魚も泳いでる</text:p>
          </table:table-cell>
          <table:table-cell office:value-type="string" calcext:value-type="string">
            <text:p>What clean water!</text:p>
            <text:p/>
            <text:p>#w(2.412)</text:p>
            <text:p>And there are fish swimming in it.</text:p>
          </table:table-cell>
          <table:table-cell/>
          <table:table-cell table:formula="of:=IF([.E827]=&quot;&quot;; &quot;untranscribed&quot;; IF([.F82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404.DAT-ss0-2</text:p>
          </table:table-cell>
          <table:table-cell office:value-type="string" calcext:value-type="string">
            <text:p>#P("soundLen", "8.59672")</text:p>
          </table:table-cell>
          <table:table-cell office:value-type="string" calcext:value-type="string">
            <text:p>弓美</text:p>
          </table:table-cell>
          <table:table-cell office:value-type="string" calcext:value-type="string">
            <text:p>ん？あら？</text:p>
            <text:p>これ、あたし？</text:p>
            <text:p>わあ！[って?]、ことは…</text:p>
          </table:table-cell>
          <table:table-cell office:value-type="string" calcext:value-type="string">
            <text:p>Hm?</text:p>
            <text:p>#woff(1.000)</text:p>
            <text:p/>
            <text:p>#w(1.737)</text:p>
            <text:p>Huh?</text:p>
            <text:p/>
            <text:p>#w(2.897)</text:p>
            <text:p>Is that...me?</text:p>
            <text:p>#woff(5.192)</text:p>
            <text:p/>
            <text:p>#w(6.144)</text:p>
            <text:p>Wow! Then...that means...</text:p>
          </table:table-cell>
          <table:table-cell/>
          <table:table-cell table:formula="of:=IF([.E828]=&quot;&quot;; &quot;untranscribed&quot;; IF([.F82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5.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405.DAT-ss0-0</text:p>
          </table:table-cell>
          <table:table-cell office:value-type="string" calcext:value-type="string">
            <text:p>#P("soundLen", "2.25014")</text:p>
          </table:table-cell>
          <table:table-cell table:style-name="ce1" office:value-type="string" calcext:value-type="string">
            <text:p>部長</text:p>
          </table:table-cell>
          <table:table-cell office:value-type="string" calcext:value-type="string">
            <text:p>ぬわははは！</text:p>
            <text:p>[ふたりとも?]！</text:p>
          </table:table-cell>
          <table:table-cell office:value-type="string" calcext:value-type="string">
            <text:p>#w(1.366)</text:p>
            <text:p>I'll take both!</text:p>
          </table:table-cell>
          <table:table-cell office:value-type="string" calcext:value-type="string">
            <text:p>CHECK</text:p>
          </table:table-cell>
          <table:table-cell table:formula="of:=IF([.E830]=&quot;&quot;; &quot;untranscribed&quot;; IF([.F83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6.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406.DAT-ss0-0</text:p>
          </table:table-cell>
          <table:table-cell office:value-type="string" calcext:value-type="string">
            <text:p>#P("soundLen", "9.75471")</text:p>
          </table:table-cell>
          <table:table-cell office:value-type="string" calcext:value-type="string">
            <text:p>弓美</text:p>
          </table:table-cell>
          <table:table-cell office:value-type="string" calcext:value-type="string">
            <text:p>な〜んだ！</text:p>
            <text:p>あたし、ただの馬じゃなくて、ユニコーンだったのね？</text:p>
            <text:p>どおりでおでこの辺りの[???]に何かちらちら入ると思ってたんだ</text:p>
          </table:table-cell>
          <table:table-cell office:value-type="string" calcext:value-type="string">
            <text:p>Huh!</text:p>
            <text:p/>
            <text:p>#w(1.797)</text:p>
            <text:p>So I'm not just a normal horse, I'm a unicorn?</text:p>
            <text:p/>
            <text:p>#w(6.007)</text:p>
            <text:p>No wonder I felt like I was catching glimpses of something around my forehead.</text:p>
          </table:table-cell>
          <table:table-cell office:value-type="string" calcext:value-type="string">
            <text:p>FIXME</text:p>
          </table:table-cell>
          <table:table-cell table:formula="of:=IF([.E832]=&quot;&quot;; &quot;untranscribed&quot;; IF([.F832]=&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406.DAT-ss0-1</text:p>
          </table:table-cell>
          <table:table-cell office:value-type="string" calcext:value-type="string">
            <text:p>#P("soundLen", "9.56687")</text:p>
          </table:table-cell>
          <table:table-cell office:value-type="string" calcext:value-type="string">
            <text:p>弓美</text:p>
          </table:table-cell>
          <table:table-cell office:value-type="string" calcext:value-type="string">
            <text:p>なんだ</text:p>
            <text:p>そっか！ユニコーンだったのか！</text:p>
            <text:p>ユニコーン、おどる亀ヤプシ！</text:p>
            <text:p>…ちょっと意味不明だったわね</text:p>
          </table:table-cell>
          <table:table-cell office:value-type="string" calcext:value-type="string">
            <text:p>Well, how about that!</text:p>
            <text:p/>
            <text:p>#w(2.387)</text:p>
            <text:p><text:span text:style-name="T1">So I'm a unicorn!</text:span></text:p>
            <text:p/>
            <text:p>//#w(2.377)</text:p>
            <text:p>#w(4.451)</text:p>
            <text:p>Unicorn...Dancing Turtle Yapushi!</text:p>
            <text:p>#woff(7.191)</text:p>
            <text:p/>
            <text:p>#w(8.298)</text:p>
            <text:p>...I don't really know what that meant.</text:p>
          </table:table-cell>
          <table:table-cell office:value-type="string" calcext:value-type="string">
            <text:p>NOTE: おどる亀ヤプシ is a 1990 album by the band UNICORN. yumimi may actually be saying ヤプチ here instead of ヤプシ to dodge copyright, but with the low-quality audio i'm honestly not sure.</text:p>
          </table:table-cell>
          <table:table-cell table:formula="of:=IF([.E833]=&quot;&quot;; &quot;untranscribed&quot;; IF([.F833]=&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7.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407.DAT-ss0-0</text:p>
          </table:table-cell>
          <table:table-cell office:value-type="string" calcext:value-type="string">
            <text:p>#P("soundLen", "8.81706")</text:p>
          </table:table-cell>
          <table:table-cell/>
          <table:table-cell office:value-type="string" calcext:value-type="string">
            <text:p>？？？：プフフフフ</text:p>
            <text:p>弓美：あら！こんにちは</text:p>
            <text:p>　何って言っても分かるわけない[か?]</text:p>
            <text:p>？？？：プフフフ</text:p>
            <text:p>弓美：ブルルル…なん[???]</text:p>
          </table:table-cell>
          <table:table-cell office:value-type="string" calcext:value-type="string">
            <text:p><text:span text:style-name="T1">#off()</text:span></text:p>
            <text:p>#w(1.642)</text:p>
            <text:p>Oh! Hello!</text:p>
            <text:p/>
            <text:p>#w(3.474)</text:p>
            <text:p>...Not that you'll understand anything I say anyway.</text:p>
            <text:p>#woff(5.418)</text:p>
            <text:p/>
            <text:p>#w(7.090)</text:p>
            <text:p>{Brrooroo}...was that?</text:p>
          </table:table-cell>
          <table:table-cell office:value-type="string" calcext:value-type="string">
            <text:p>FIXME</text:p>
          </table:table-cell>
          <table:table-cell table:formula="of:=IF([.E835]=&quot;&quot;; &quot;untranscribed&quot;; IF([.F8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8.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408.DAT-ss0-0</text:p>
          </table:table-cell>
          <table:table-cell office:value-type="string" calcext:value-type="string">
            <text:p>#P("soundLen", "3.55814")</text:p>
          </table:table-cell>
          <table:table-cell/>
          <table:table-cell office:value-type="string" calcext:value-type="string">
            <text:p>？？？：プルルル！</text:p>
            <text:p>弓美：あら？通じたのかな？</text:p>
          </table:table-cell>
          <table:table-cell office:value-type="string" calcext:value-type="string">
            <text:p>#off()</text:p>
            <text:p>#w(1.541)</text:p>
            <text:p>Oh? Did you understand me?</text:p>
          </table:table-cell>
          <table:table-cell/>
          <table:table-cell table:formula="of:=IF([.E837]=&quot;&quot;; &quot;untranscribed&quot;; IF([.F83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9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09A.DAT-ss0-0</text:p>
          </table:table-cell>
          <table:table-cell office:value-type="string" calcext:value-type="string">
            <text:p>#P("soundLen", "7.78328")</text:p>
          </table:table-cell>
          <table:table-cell office:value-type="string" calcext:value-type="string">
            <text:p>弓美</text:p>
          </table:table-cell>
          <table:table-cell office:value-type="string" calcext:value-type="string">
            <text:p>ん？石だわ</text:p>
            <text:p>なんだかこの石、３メートルぐらい左にあったような気がするけど…</text:p>
          </table:table-cell>
          <table:table-cell office:value-type="string" calcext:value-type="string">
            <text:p>Hmm? There's a rock.</text:p>
            <text:p/>
            <text:p>#w(3.122)</text:p>
            <text:p>For some reason, I feel like this rock was about three meters to the left...</text:p>
          </table:table-cell>
          <table:table-cell/>
          <table:table-cell table:formula="of:=IF([.E839]=&quot;&quot;; &quot;untranscribed&quot;; IF([.F839]=&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409A.DAT-ss0-1</text:p>
          </table:table-cell>
          <table:table-cell office:value-type="string" calcext:value-type="string">
            <text:p>#P("soundLen", "9.41041")</text:p>
          </table:table-cell>
          <table:table-cell office:value-type="string" calcext:value-type="string">
            <text:p>弓美</text:p>
          </table:table-cell>
          <table:table-cell office:value-type="string" calcext:value-type="string">
            <text:p>こうゆうのって、元の位置にないと気が済まないわね</text:p>
            <text:p>[ぶつぶつ??]</text:p>
            <text:p>あたし、こんなに几帳面な性格だったかしら？</text:p>
            <text:p>どうしよう？</text:p>
          </table:table-cell>
          <table:table-cell office:value-type="string" calcext:value-type="string">
            <text:p>I never feel satisfied until I put things like this back where they go.</text:p>
            <text:p/>
            <text:p>#w(3.952)</text:p>
            <text:p>Now, hmm...\n</text:p>
            <text:p><text:span text:style-name="T1">Did I always have such a meticulous personality?</text:span></text:p>
            <text:p/>
            <text:p>//#w(5.082)</text:p>
            <text:p>#w(8.816)</text:p>
            <text:p>What to do?</text:p>
          </table:table-cell>
          <table:table-cell office:value-type="string" calcext:value-type="string">
            <text:p>FIXME</text:p>
          </table:table-cell>
          <table:table-cell table:formula="of:=IF([.E840]=&quot;&quot;; &quot;untranscribed&quot;; IF([.F84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9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409B.DAT-ss0-0</text:p>
          </table:table-cell>
          <table:table-cell office:value-type="string" calcext:value-type="string">
            <text:p>#P("soundLen", "4.82437")</text:p>
            <text:p><text:span text:style-name="T1">#P("noAutoOff", "1")</text:span></text:p>
          </table:table-cell>
          <table:table-cell office:value-type="string" calcext:value-type="string">
            <text:p>弓美</text:p>
          </table:table-cell>
          <table:table-cell office:value-type="string" calcext:value-type="string">
            <text:p>うん！オッケー！</text:p>
            <text:p>これでいいわ！</text:p>
            <text:p>整理整頓、理路整然！</text:p>
          </table:table-cell>
          <table:table-cell office:value-type="string" calcext:value-type="string">
            <text:p>Yeah, okay! That'll do just fine.</text:p>
            <text:p/>
            <text:p>#w(2.412)</text:p>
            <text:p>Spick and span and nary a dirty pan!</text:p>
          </table:table-cell>
          <table:table-cell/>
          <table:table-cell table:formula="of:=IF([.E842]=&quot;&quot;; &quot;untranscribed&quot;; IF([.F842]=&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09B.DAT-ss0-1</text:p>
          </table:table-cell>
          <table:table-cell office:value-type="string" calcext:value-type="string">
            <text:p>#P("soundLen", "7.59684")</text:p>
          </table:table-cell>
          <table:table-cell/>
          <table:table-cell office:value-type="string" calcext:value-type="string">
            <text:p>弓美：ブルル…ブルル！</text:p>
            <text:p>弓美：ん？何？</text:p>
            <text:p>？？？：プルル、プル！</text:p>
            <text:p>弓美：え？右を見ろ？</text:p>
          </table:table-cell>
          <table:table-cell office:value-type="string" calcext:value-type="string">
            <text:p>#off()</text:p>
            <text:p>#w(2.591)</text:p>
            <text:p>Hm? What?</text:p>
            <text:p>#woff(3.862)</text:p>
            <text:p/>
            <text:p>#w(5.902)</text:p>
            <text:p>Huh? Look to the right?</text:p>
            <text:p>#woff(7.696)</text:p>
          </table:table-cell>
          <table:table-cell/>
          <table:table-cell table:formula="of:=IF([.E843]=&quot;&quot;; &quot;untranscribed&quot;; IF([.F843]=&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409B.DAT-ss0-2</text:p>
          </table:table-cell>
          <table:table-cell office:value-type="string" calcext:value-type="string">
            <text:p>#P("soundLen", "7.61785")</text:p>
          </table:table-cell>
          <table:table-cell office:value-type="string" calcext:value-type="string">
            <text:p>弓美</text:p>
          </table:table-cell>
          <table:table-cell office:value-type="string" calcext:value-type="string">
            <text:p>何？なんだか[普通でない?]わね</text:p>
            <text:p>んん…やだわ</text:p>
            <text:p>なんだか胸騒ぎがする</text:p>
          </table:table-cell>
          <table:table-cell office:value-type="string" calcext:value-type="string">
            <text:p>What? Something's off...</text:p>
            <text:p>#woff(3.031)</text:p>
            <text:p/>
            <text:p>//#w(3.608)</text:p>
            <text:p>//Nngh...</text:p>
            <text:p>#w(4.499)</text:p>
            <text:p>Uh-oh.</text:p>
            <text:p/>
            <text:p>#w(5.782)</text:p>
            <text:p>I've got a bad feeling about this...</text:p>
          </table:table-cell>
          <table:table-cell/>
          <table:table-cell table:formula="of:=IF([.E844]=&quot;&quot;; &quot;untranscribed&quot;; IF([.F84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09C.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409C.DAT-ss0-0</text:p>
          </table:table-cell>
          <table:table-cell table:formula="of:=T([.C843])" office:value-type="string" office:string-value="#P(&quot;soundLen&quot;, &quot;7.59684&quot;)" calcext:value-type="string">
            <text:p>#P("soundLen", "7.59684")</text:p>
          </table:table-cell>
          <table:table-cell table:style-name="ce3" table:formula="of:=T([.D843])">
            <text:p/>
          </table:table-cell>
          <table:table-cell table:formula="of:=T([.E843])" office:value-type="string" office:string-value="弓美：ブルル…ブルル！&#10;弓美：ん？何？&#10;？？？：プルル、プル！&#10;弓美：え？右を見ろ？" calcext:value-type="string">
            <text:p>弓美：ブルル…ブルル！</text:p>
            <text:p>弓美：ん？何？</text:p>
            <text:p>？？？：プルル、プル！</text:p>
            <text:p>弓美：え？右を見ろ？</text:p>
          </table:table-cell>
          <table:table-cell table:formula="of:=T([.F843])" office:value-type="string" office:string-value="#off()&#10;#w(2.591)&#10;Hm? What?&#10;#woff(3.862)&#10;&#10;#w(5.902)&#10;Huh? Look to the right?&#10;#woff(7.696)" calcext:value-type="string">
            <text:p>#off()</text:p>
            <text:p>#w(2.591)</text:p>
            <text:p>Hm? What?</text:p>
            <text:p>#woff(3.862)</text:p>
            <text:p/>
            <text:p>#w(5.902)</text:p>
            <text:p>Huh? Look to the right?</text:p>
            <text:p>#woff(7.696)</text:p>
          </table:table-cell>
          <table:table-cell/>
          <table:table-cell table:formula="of:=IF([.E846]=&quot;&quot;; &quot;untranscribed&quot;; IF([.F846]=&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409C.DAT-ss0-1</text:p>
          </table:table-cell>
          <table:table-cell table:formula="of:=T([.C844])" office:value-type="string" office:string-value="#P(&quot;soundLen&quot;, &quot;7.61785&quot;)" calcext:value-type="string">
            <text:p>#P("soundLen", "7.61785")</text:p>
          </table:table-cell>
          <table:table-cell table:style-name="ce3" table:formula="of:=T([.D844])" office:value-type="string" office:string-value="弓美" calcext:value-type="string">
            <text:p>弓美</text:p>
          </table:table-cell>
          <table:table-cell table:formula="of:=T([.E844])" office:value-type="string" office:string-value="何？なんだか[普通でない?]わね&#10;んん…やだわ&#10;なんだか胸騒ぎがする" calcext:value-type="string">
            <text:p>何？なんだか[普通でない?]わね</text:p>
            <text:p>んん…やだわ</text:p>
            <text:p>なんだか胸騒ぎがする</text:p>
          </table:table-cell>
          <table:table-cell table:formula="of:=T([.F844])" office:value-type="string" office:string-value="What? Something's off...&#10;#woff(3.031)&#10;&#10;//#w(3.608)&#10;//Nngh...&#10;#w(4.499)&#10;Uh-oh.&#10;&#10;#w(5.782)&#10;I've got a bad feeling about this..." calcext:value-type="string">
            <text:p>What? Something's off...</text:p>
            <text:p>#woff(3.031)</text:p>
            <text:p/>
            <text:p>//#w(3.608)</text:p>
            <text:p>//Nngh...</text:p>
            <text:p>#w(4.499)</text:p>
            <text:p>Uh-oh.</text:p>
            <text:p/>
            <text:p>#w(5.782)</text:p>
            <text:p>I've got a bad feeling about this...</text:p>
          </table:table-cell>
          <table:table-cell/>
          <table:table-cell table:formula="of:=IF([.E847]=&quot;&quot;; &quot;untranscribed&quot;; IF([.F84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09C.DAT-ss0-2</text:p>
          </table:table-cell>
          <table:table-cell table:formula="of:=T([.C842])" office:value-type="string" office:string-value="#P(&quot;soundLen&quot;, &quot;4.82437&quot;)&#10;#P(&quot;noAutoOff&quot;, &quot;1&quot;)" calcext:value-type="string">
            <text:p>#P("soundLen", "4.82437")</text:p>
            <text:p>#P("noAutoOff", "1")</text:p>
          </table:table-cell>
          <table:table-cell table:style-name="ce3" table:formula="of:=T([.D842])" office:value-type="string" office:string-value="弓美" calcext:value-type="string">
            <text:p>弓美</text:p>
          </table:table-cell>
          <table:table-cell table:formula="of:=T([.E842])" office:value-type="string" office:string-value="うん！オッケー！&#10;これでいいわ！&#10;整理整頓、理路整然！" calcext:value-type="string">
            <text:p>うん！オッケー！</text:p>
            <text:p>これでいいわ！</text:p>
            <text:p>整理整頓、理路整然！</text:p>
          </table:table-cell>
          <table:table-cell table:formula="of:=T([.F842])" office:value-type="string" office:string-value="Yeah, okay! That'll do just fine.&#10;&#10;#w(2.412)&#10;Spick and span and nary a dirty pan!" calcext:value-type="string">
            <text:p>Yeah, okay! That'll do just fine.</text:p>
            <text:p/>
            <text:p>#w(2.412)</text:p>
            <text:p>Spick and span and nary a dirty pan!</text:p>
          </table:table-cell>
          <table:table-cell/>
          <table:table-cell table:formula="of:=IF([.E848]=&quot;&quot;; &quot;untranscribed&quot;; IF([.F84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10.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10.DAT-ss0-0</text:p>
          </table:table-cell>
          <table:table-cell office:value-type="string" calcext:value-type="string">
            <text:p>#P("soundLen", "2.93857")</text:p>
          </table:table-cell>
          <table:table-cell office:value-type="string" calcext:value-type="string">
            <text:p>弓美</text:p>
          </table:table-cell>
          <table:table-cell office:value-type="string" calcext:value-type="string">
            <text:p>そうね！とにかく元に戻しましょうか？</text:p>
          </table:table-cell>
          <table:table-cell office:value-type="string" calcext:value-type="string">
            <text:p>Right! How about I put you back where you were?</text:p>
          </table:table-cell>
          <table:table-cell/>
          <table:table-cell table:formula="of:=IF([.E850]=&quot;&quot;; &quot;untranscribed&quot;; IF([.F85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10.DAT-ss0-1</text:p>
          </table:table-cell>
          <table:table-cell office:value-type="string" calcext:value-type="string">
            <text:p>#P("soundLen", "0.758708")</text:p>
          </table:table-cell>
          <table:table-cell table:number-columns-repeated="1021"/>
        </table:table-row>
        <table:table-row table:style-name="ro1">
          <table:table-cell table:number-columns-repeated="4"/>
          <table:table-cell office:value-type="string" calcext:value-type="string">
            <text:p>//==================================</text:p>
            <text:p>// File: C411.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411.DAT-ss0-0</text:p>
          </table:table-cell>
          <table:table-cell office:value-type="string" calcext:value-type="string">
            <text:p>#P("soundLen", "10.1311")</text:p>
            <text:p><text:span text:style-name="T1">#P("noAutoOff", "1")</text:span></text:p>
          </table:table-cell>
          <table:table-cell office:value-type="string" calcext:value-type="string">
            <text:p>弓美</text:p>
          </table:table-cell>
          <table:table-cell office:value-type="string" calcext:value-type="string">
            <text:p>あら、やだ！</text:p>
            <text:p>ノーム！</text:p>
            <text:p>１メートル先が見えないのは、濃霧！</text:p>
            <text:p>…なんちゃって</text:p>
            <text:p>石を動かしたのはノーム達ね</text:p>
          </table:table-cell>
          <table:table-cell office:value-type="string" calcext:value-type="string">
            <text:p>Oh, my! Gnomes!</text:p>
            <text:p/>
            <text:p>#w(2.581)</text:p>
            <text:p>This is a real gnome man's land!</text:p>
            <text:p/>
            <text:p>#w(5.673)</text:p>
            <text:p>...Get it?</text:p>
            <text:p><text:span text:style-name="T1">#woff(7.000)</text:span></text:p>
            <text:p/>
            <text:p>#w(8.137)</text:p>
            <text:p>So it was the gnomes that moved the rock?</text:p>
          </table:table-cell>
          <table:table-cell office:value-type="string" calcext:value-type="string">
            <text:p>NOTE: pun on ノーム as "gnome" and 濃霧 (dense fog)</text:p>
          </table:table-cell>
          <table:table-cell table:formula="of:=IF([.E853]=&quot;&quot;; &quot;untranscribed&quot;; IF([.F853]=&quot;&quot;; &quot;UNTRANSLATED&quot;; &quot;&quot;))">
            <text:p/>
          </table:table-cell>
          <table:table-cell table:number-columns-repeated="1016"/>
        </table:table-row>
        <table:table-row table:style-name="ro22">
          <table:table-cell office:value-type="string" calcext:value-type="string">
            <text:p>string</text:p>
          </table:table-cell>
          <table:table-cell office:value-type="string" calcext:value-type="string">
            <text:p>C411.DAT-ss0-1</text:p>
          </table:table-cell>
          <table:table-cell office:value-type="string" calcext:value-type="string">
            <text:p>#P("soundLen", "1.74525")</text:p>
          </table:table-cell>
          <table:table-cell office:value-type="string" calcext:value-type="string">
            <text:p>弓美</text:p>
          </table:table-cell>
          <table:table-cell office:value-type="string" calcext:value-type="string">
            <text:p>畑を耕すのは農夫</text:p>
          </table:table-cell>
          <table:table-cell office:value-type="string" calcext:value-type="string">
            <text:p>They must be gnomadic.</text:p>
          </table:table-cell>
          <table:table-cell office:value-type="string" calcext:value-type="string">
            <text:p>NOTE: another pun, this time on 農夫 (farmhand)</text:p>
          </table:table-cell>
          <table:table-cell table:formula="of:=IF([.E854]=&quot;&quot;; &quot;untranscribed&quot;; IF([.F8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12.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412.DAT-ss0-0</text:p>
          </table:table-cell>
          <table:table-cell office:value-type="string" calcext:value-type="string">
            <text:p>#P("soundLen", "11.0055")</text:p>
          </table:table-cell>
          <table:table-cell office:value-type="string" calcext:value-type="string">
            <text:p>弓美</text:p>
          </table:table-cell>
          <table:table-cell office:value-type="string" calcext:value-type="string">
            <text:p>あら、やだ</text:p>
            <text:p>何よ、この穴？</text:p>
            <text:p>胸騒ぎの原因はこれね？</text:p>
            <text:p>危ない危ない</text:p>
            <text:p>早く気がついてよかったわ</text:p>
            <text:p>さっそく穴を塞がなきゃ</text:p>
          </table:table-cell>
          <table:table-cell office:value-type="string" calcext:value-type="string">
            <text:p>Oh no...What's this hole?</text:p>
            <text:p/>
            <text:p>#w(3.684)</text:p>
            <text:p>Is this why I felt uneasy?</text:p>
            <text:p/>
            <text:p>#w(5.839)</text:p>
            <text:p>Dangerous, dangerous...\n</text:p>
            <text:p>Good thing you picked up on it so fast.</text:p>
            <text:p/>
            <text:p>#w(9.442)</text:p>
            <text:p>I've got to stitch the hole right away.</text:p>
          </table:table-cell>
          <table:table-cell/>
          <table:table-cell table:formula="of:=IF([.E856]=&quot;&quot;; &quot;untranscribed&quot;; IF([.F856]=&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C412.DAT-ss0-1</text:p>
          </table:table-cell>
          <table:table-cell office:value-type="string" calcext:value-type="string">
            <text:p>#P("soundLen", "11.1563")</text:p>
          </table:table-cell>
          <table:table-cell office:value-type="string" calcext:value-type="string">
            <text:p>弓美</text:p>
          </table:table-cell>
          <table:table-cell office:value-type="string" calcext:value-type="string">
            <text:p>ん？</text:p>
            <text:p>今何かいたわね</text:p>
            <text:p>フーン…変ね</text:p>
            <text:p>まいっか</text:p>
          </table:table-cell>
          <table:table-cell office:value-type="string" calcext:value-type="string">
            <text:p>Hm?</text:p>
            <text:p>#woff(1.200)</text:p>
            <text:p/>
            <text:p>#w(2.325)</text:p>
            <text:p>There was something here just now...</text:p>
            <text:p><text:span text:style-name="T1">#woff(4.087)</text:span></text:p>
            <text:p/>
            <text:p>#w(5.508)</text:p>
            <text:p>Hmmmmm...</text:p>
            <text:p/>
            <text:p>#w(7.633)</text:p>
            <text:p>How strange...</text:p>
            <text:p/>
            <text:p>#w(10.311)</text:p>
            <text:p>Oh well.</text:p>
          </table:table-cell>
          <table:table-cell/>
          <table:table-cell table:formula="of:=IF([.E857]=&quot;&quot;; &quot;untranscribed&quot;; IF([.F8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13.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13.DAT-ss0-0</text:p>
          </table:table-cell>
          <table:table-cell office:value-type="string" calcext:value-type="string">
            <text:p>#P("soundLen", "8.55648")</text:p>
          </table:table-cell>
          <table:table-cell office:value-type="string" calcext:value-type="string">
            <text:p>弓美</text:p>
          </table:table-cell>
          <table:table-cell office:value-type="string" calcext:value-type="string">
            <text:p>おっきな穴ね！</text:p>
            <text:p>あ！そこの方に微かに[光?]が見えるような気が…</text:p>
            <text:p>んんん</text:p>
          </table:table-cell>
          <table:table-cell office:value-type="string" calcext:value-type="string">
            <text:p>What a big hole!</text:p>
            <text:p/>
            <text:p>#w(2.333)</text:p>
            <text:p>Oh! I feel like I can see a faint light over...</text:p>
            <text:p>#woff(7.665)</text:p>
          </table:table-cell>
          <table:table-cell/>
          <table:table-cell table:formula="of:=IF([.E859]=&quot;&quot;; &quot;untranscribed&quot;; IF([.F859]=&quot;&quot;; &quot;UNTRANSLATED&quot;; &quot;&quot;))">
            <text:p/>
          </table:table-cell>
          <table:table-cell table:number-columns-repeated="1016"/>
        </table:table-row>
        <table:table-row table:style-name="ro1">
          <table:table-cell table:number-columns-repeated="4"/>
          <table:table-cell office:value-type="string" calcext:value-type="string">
            <text:p>//==================================</text:p>
            <text:p>// File: C414.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14.DAT-ss0-0</text:p>
          </table:table-cell>
          <table:table-cell office:value-type="string" calcext:value-type="string">
            <text:p>#P("soundLen", "6.35205")</text:p>
          </table:table-cell>
          <table:table-cell office:value-type="string" calcext:value-type="string">
            <text:p>弓美</text:p>
          </table:table-cell>
          <table:table-cell office:value-type="string" calcext:value-type="string">
            <text:p>あ、あら</text:p>
            <text:p>うど、ど、ど</text:p>
            <text:p>ああああああああ！</text:p>
            <text:p>つまずいちゃった！</text:p>
          </table:table-cell>
          <table:table-cell office:value-type="string" calcext:value-type="string">
            <text:p>Oh, no!</text:p>
            <text:p>#woff(1.300)</text:p>
            <text:p/>
            <text:p>//#w(4.810)</text:p>
            <text:p>//I triiiiipped!</text:p>
          </table:table-cell>
          <table:table-cell office:value-type="string" calcext:value-type="string">
            <text:p>NOTE: line cuts off before つまずいちゃった in-game</text:p>
          </table:table-cell>
          <table:table-cell table:formula="of:=IF([.E861]=&quot;&quot;; &quot;untranscribed&quot;; IF([.F8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15.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15.DAT-ss0-0</text:p>
          </table:table-cell>
          <table:table-cell office:value-type="string" calcext:value-type="string">
            <text:p>#P("soundLen", "1.53105")</text:p>
          </table:table-cell>
          <table:table-cell table:number-columns-repeated="1021"/>
        </table:table-row>
        <table:table-row table:style-name="ro7">
          <table:table-cell office:value-type="string" calcext:value-type="string">
            <text:p>string</text:p>
          </table:table-cell>
          <table:table-cell office:value-type="string" calcext:value-type="string">
            <text:p>C415.DAT-ss0-1</text:p>
          </table:table-cell>
          <table:table-cell office:value-type="string" calcext:value-type="string">
            <text:p>#P("soundLen", "0.612814")</text:p>
          </table:table-cell>
          <table:table-cell office:value-type="string" calcext:value-type="string">
            <text:p>弓美</text:p>
          </table:table-cell>
          <table:table-cell office:value-type="string" calcext:value-type="string">
            <text:p>あっ、わぁ！</text:p>
          </table:table-cell>
          <table:table-cell table:number-columns-repeated="2"/>
          <table:table-cell table:formula="of:=IF([.E864]=&quot;&quot;; &quot;untranscribed&quot;; IF([.F86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1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16.DAT-ss0-0</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7">
          <table:table-cell office:value-type="string" calcext:value-type="string">
            <text:p>string</text:p>
          </table:table-cell>
          <table:table-cell office:value-type="string" calcext:value-type="string">
            <text:p>C416.DAT-ss0-1</text:p>
          </table:table-cell>
          <table:table-cell office:value-type="string" calcext:value-type="string">
            <text:p>#P("soundLen", "2.32551")</text:p>
          </table:table-cell>
          <table:table-cell office:value-type="string" calcext:value-type="string">
            <text:p>弓美</text:p>
          </table:table-cell>
          <table:table-cell office:value-type="string" calcext:value-type="string">
            <text:p>あらあああああああ！</text:p>
          </table:table-cell>
          <table:table-cell office:value-type="string" calcext:value-type="string">
            <text:p>Oh noooooo!</text:p>
          </table:table-cell>
          <table:table-cell/>
          <table:table-cell table:formula="of:=IF([.E867]=&quot;&quot;; &quot;untranscribed&quot;; IF([.F86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1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17.DAT-ss0-0</text:p>
          </table:table-cell>
          <table:table-cell table:formula="of:=T([.C12])" office:value-type="string" office:string-value="#P(&quot;soundLen&quot;, &quot;1.37158&quot;)" calcext:value-type="string">
            <text:p>#P("soundLen", "1.37158")</text:p>
          </table:table-cell>
          <table:table-cell table:number-columns-repeated="1021"/>
        </table:table-row>
        <table:table-row table:style-name="ro1">
          <table:table-cell table:number-columns-repeated="4"/>
          <table:table-cell office:value-type="string" calcext:value-type="string">
            <text:p>//==================================</text:p>
            <text:p>// File: C418.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418.DAT-ss0-0</text:p>
          </table:table-cell>
          <table:table-cell office:value-type="string" calcext:value-type="string">
            <text:p>#P("soundLen", "2.50433")</text:p>
          </table:table-cell>
          <table:table-cell office:value-type="string" calcext:value-type="string">
            <text:p>弓美</text:p>
          </table:table-cell>
          <table:table-cell office:value-type="string" calcext:value-type="string">
            <text:p>あ？ちょっと違うなぁ</text:p>
          </table:table-cell>
          <table:table-cell office:value-type="string" calcext:value-type="string">
            <text:p>#w(1.405)</text:p>
            <text:p>Seems a little off.</text:p>
          </table:table-cell>
          <table:table-cell/>
          <table:table-cell table:formula="of:=IF([.E871]=&quot;&quot;; &quot;untranscribed&quot;; IF([.F87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18.DAT-ss0-1</text:p>
          </table:table-cell>
          <table:table-cell office:value-type="string" calcext:value-type="string">
            <text:p>#P("soundLen", "0.00307144")</text:p>
          </table:table-cell>
          <table:table-cell table:style-name="ce3"/>
          <table:table-cell table:number-columns-repeated="1020"/>
        </table:table-row>
        <table:table-row table:style-name="ro7">
          <table:table-cell office:value-type="string" calcext:value-type="string">
            <text:p>string</text:p>
          </table:table-cell>
          <table:table-cell office:value-type="string" calcext:value-type="string">
            <text:p>C418.DAT-ss0-2</text:p>
          </table:table-cell>
          <table:table-cell table:formula="of:=T([.C871])" office:value-type="string" office:string-value="#P(&quot;soundLen&quot;, &quot;2.50433&quot;)" calcext:value-type="string">
            <text:p>#P("soundLen", "2.50433")</text:p>
          </table:table-cell>
          <table:table-cell table:formula="of:=T([.D871])" office:value-type="string" office:string-value="弓美" calcext:value-type="string">
            <text:p>弓美</text:p>
          </table:table-cell>
          <table:table-cell table:formula="of:=T([.E871])" office:value-type="string" office:string-value="あ？ちょっと違うなぁ" calcext:value-type="string">
            <text:p>あ？ちょっと違うなぁ</text:p>
          </table:table-cell>
          <table:table-cell table:formula="of:=T([.F871])" office:value-type="string" office:string-value="#w(1.405)&#10;Seems a little off." calcext:value-type="string">
            <text:p>#w(1.405)</text:p>
            <text:p>Seems a little off.</text:p>
          </table:table-cell>
          <table:table-cell/>
          <table:table-cell table:formula="of:=IF([.E873]=&quot;&quot;; &quot;untranscribed&quot;; IF([.F87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18.DAT-ss0-3</text:p>
          </table:table-cell>
          <table:table-cell table:formula="of:=T([.C871])" office:value-type="string" office:string-value="#P(&quot;soundLen&quot;, &quot;2.50433&quot;)" calcext:value-type="string">
            <text:p>#P("soundLen", "2.50433")</text:p>
          </table:table-cell>
          <table:table-cell table:formula="of:=T([.D871])" office:value-type="string" office:string-value="弓美" calcext:value-type="string">
            <text:p>弓美</text:p>
          </table:table-cell>
          <table:table-cell table:formula="of:=T([.E871])" office:value-type="string" office:string-value="あ？ちょっと違うなぁ" calcext:value-type="string">
            <text:p>あ？ちょっと違うなぁ</text:p>
          </table:table-cell>
          <table:table-cell table:formula="of:=T([.F871])" office:value-type="string" office:string-value="#w(1.405)&#10;Seems a little off." calcext:value-type="string">
            <text:p>#w(1.405)</text:p>
            <text:p>Seems a little off.</text:p>
          </table:table-cell>
          <table:table-cell/>
          <table:table-cell table:formula="of:=IF([.E874]=&quot;&quot;; &quot;untranscribed&quot;; IF([.F87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18.DAT-ss0-4</text:p>
          </table:table-cell>
          <table:table-cell table:formula="of:=T([.C871])" office:value-type="string" office:string-value="#P(&quot;soundLen&quot;, &quot;2.50433&quot;)" calcext:value-type="string">
            <text:p>#P("soundLen", "2.50433")</text:p>
          </table:table-cell>
          <table:table-cell table:formula="of:=T([.D871])" office:value-type="string" office:string-value="弓美" calcext:value-type="string">
            <text:p>弓美</text:p>
          </table:table-cell>
          <table:table-cell table:formula="of:=T([.E871])" office:value-type="string" office:string-value="あ？ちょっと違うなぁ" calcext:value-type="string">
            <text:p>あ？ちょっと違うなぁ</text:p>
          </table:table-cell>
          <table:table-cell table:formula="of:=T([.F871])" office:value-type="string" office:string-value="#w(1.405)&#10;Seems a little off." calcext:value-type="string">
            <text:p>#w(1.405)</text:p>
            <text:p>Seems a little off.</text:p>
          </table:table-cell>
          <table:table-cell/>
          <table:table-cell table:formula="of:=IF([.E875]=&quot;&quot;; &quot;untranscribed&quot;; IF([.F875]=&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18.DAT-ss0-5</text:p>
          </table:table-cell>
          <table:table-cell table:formula="of:=T([.C871])" office:value-type="string" office:string-value="#P(&quot;soundLen&quot;, &quot;2.50433&quot;)" calcext:value-type="string">
            <text:p>#P("soundLen", "2.50433")</text:p>
          </table:table-cell>
          <table:table-cell table:formula="of:=T([.D871])" office:value-type="string" office:string-value="弓美" calcext:value-type="string">
            <text:p>弓美</text:p>
          </table:table-cell>
          <table:table-cell table:formula="of:=T([.E871])" office:value-type="string" office:string-value="あ？ちょっと違うなぁ" calcext:value-type="string">
            <text:p>あ？ちょっと違うなぁ</text:p>
          </table:table-cell>
          <table:table-cell table:formula="of:=T([.F871])" office:value-type="string" office:string-value="#w(1.405)&#10;Seems a little off." calcext:value-type="string">
            <text:p>#w(1.405)</text:p>
            <text:p>Seems a little off.</text:p>
          </table:table-cell>
          <table:table-cell/>
          <table:table-cell table:formula="of:=IF([.E876]=&quot;&quot;; &quot;untranscribed&quot;; IF([.F87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18.DAT-ss0-6</text:p>
          </table:table-cell>
          <table:table-cell table:formula="of:=T([.C871])" office:value-type="string" office:string-value="#P(&quot;soundLen&quot;, &quot;2.50433&quot;)" calcext:value-type="string">
            <text:p>#P("soundLen", "2.50433")</text:p>
          </table:table-cell>
          <table:table-cell table:formula="of:=T([.D871])" office:value-type="string" office:string-value="弓美" calcext:value-type="string">
            <text:p>弓美</text:p>
          </table:table-cell>
          <table:table-cell table:formula="of:=T([.E871])" office:value-type="string" office:string-value="あ？ちょっと違うなぁ" calcext:value-type="string">
            <text:p>あ？ちょっと違うなぁ</text:p>
          </table:table-cell>
          <table:table-cell table:formula="of:=T([.F871])" office:value-type="string" office:string-value="#w(1.405)&#10;Seems a little off." calcext:value-type="string">
            <text:p>#w(1.405)</text:p>
            <text:p>Seems a little off.</text:p>
          </table:table-cell>
          <table:table-cell/>
          <table:table-cell table:formula="of:=IF([.E877]=&quot;&quot;; &quot;untranscribed&quot;; IF([.F87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18.DAT-ss0-7</text:p>
          </table:table-cell>
          <table:table-cell table:formula="of:=T([.C871])" office:value-type="string" office:string-value="#P(&quot;soundLen&quot;, &quot;2.50433&quot;)" calcext:value-type="string">
            <text:p>#P("soundLen", "2.50433")</text:p>
          </table:table-cell>
          <table:table-cell table:formula="of:=T([.D871])" office:value-type="string" office:string-value="弓美" calcext:value-type="string">
            <text:p>弓美</text:p>
          </table:table-cell>
          <table:table-cell table:formula="of:=T([.E871])" office:value-type="string" office:string-value="あ？ちょっと違うなぁ" calcext:value-type="string">
            <text:p>あ？ちょっと違うなぁ</text:p>
          </table:table-cell>
          <table:table-cell table:formula="of:=T([.F871])" office:value-type="string" office:string-value="#w(1.405)&#10;Seems a little off." calcext:value-type="string">
            <text:p>#w(1.405)</text:p>
            <text:p>Seems a little off.</text:p>
          </table:table-cell>
          <table:table-cell/>
          <table:table-cell table:formula="of:=IF([.E878]=&quot;&quot;; &quot;untranscribed&quot;; IF([.F8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19.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419.DAT-ss0-0</text:p>
          </table:table-cell>
          <table:table-cell office:value-type="string" calcext:value-type="string">
            <text:p>#P("soundLen", "7.18355")</text:p>
          </table:table-cell>
          <table:table-cell/>
          <table:table-cell office:value-type="string" calcext:value-type="string">
            <text:p>ママ：んん？</text:p>
            <text:p>　どうしたの弓美</text:p>
            <text:p>弓美：ね、ママ</text:p>
            <text:p>　もしかしてあたしのパパって、ユニコーンなんじゃないの？</text:p>
          </table:table-cell>
          <table:table-cell office:value-type="string" calcext:value-type="string">
            <text:p>Hm? What's the matter, Yumimi?</text:p>
            <text:p/>
            <text:p>#w(2.465)</text:p>
            <text:p>Hey, Mama...</text:p>
            <text:p/>
            <text:p>#w(3.947)</text:p>
            <text:p>Is there any possibility that Papa is a unicorn?</text:p>
          </table:table-cell>
          <table:table-cell/>
          <table:table-cell table:formula="of:=IF([.E880]=&quot;&quot;; &quot;untranscribed&quot;; IF([.F88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0.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20.DAT-ss0-0</text:p>
          </table:table-cell>
          <table:table-cell office:value-type="string" calcext:value-type="string">
            <text:p>#P("soundLen", "8.3765")</text:p>
          </table:table-cell>
          <table:table-cell office:value-type="string" calcext:value-type="string">
            <text:p>ママ</text:p>
          </table:table-cell>
          <table:table-cell office:value-type="string" calcext:value-type="string">
            <text:p>あのパパの、[どこをどう?]若作りしたらユニコーンになれるのよ</text:p>
            <text:p>十何年も前なんだから、まだユニコーンはグループ結成前でしょ？</text:p>
          </table:table-cell>
          <table:table-cell office:value-type="string" calcext:value-type="string">
            <text:p>Your papa would have to be seriously faking his age to be a UNICORN!</text:p>
            <text:p/>
            <text:p>#w(4.656)</text:p>
            <text:p>They hadn't even formed a decade ago, had they?</text:p>
          </table:table-cell>
          <table:table-cell office:value-type="string" calcext:value-type="string">
            <text:p>CHECK</text:p>
          </table:table-cell>
          <table:table-cell table:formula="of:=IF([.E882]=&quot;&quot;; &quot;untranscribed&quot;; IF([.F8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1.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421.DAT-ss0-0</text:p>
          </table:table-cell>
          <table:table-cell office:value-type="string" calcext:value-type="string">
            <text:p>#P("soundLen", "6.23546")</text:p>
          </table:table-cell>
          <table:table-cell table:style-name="ce1" office:value-type="string" calcext:value-type="string">
            <text:p>弓美</text:p>
          </table:table-cell>
          <table:table-cell office:value-type="string" calcext:value-type="string">
            <text:p>えっと、その…</text:p>
            <text:p>バンドのユニコーンじゃなくて、[ホラの??]、角の生えた馬の</text:p>
          </table:table-cell>
          <table:table-cell office:value-type="string" calcext:value-type="string">
            <text:p>Um, well...</text:p>
            <text:p/>
            <text:p>#w(1.523)</text:p>
            <text:p>Not the band UNICORN, I mean the horses with horns...</text:p>
            <text:p>#woff(6.360)</text:p>
          </table:table-cell>
          <table:table-cell office:value-type="string" calcext:value-type="string">
            <text:p>CHECK, ホラの as something like "mythological" seems very dubious</text:p>
          </table:table-cell>
          <table:table-cell table:formula="of:=IF([.E884]=&quot;&quot;; &quot;untranscribed&quot;; IF([.F88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421.DAT-ss0-1</text:p>
          </table:table-cell>
          <table:table-cell office:value-type="string" calcext:value-type="string">
            <text:p>#P("soundLen", "6.18988")</text:p>
          </table:table-cell>
          <table:table-cell office:value-type="string" calcext:value-type="string">
            <text:p>ママ</text:p>
          </table:table-cell>
          <table:table-cell office:value-type="string" calcext:value-type="string">
            <text:p>なんで馬なんかと結婚しなきゃいけないのよ</text:p>
            <text:p>馬なんかに比べたら、パパの方がなんぼかましだわ</text:p>
          </table:table-cell>
          <table:table-cell office:value-type="string" calcext:value-type="string">
            <text:p>Why would I be married to some horse!?</text:p>
            <text:p/>
            <text:p>#w(2.939)</text:p>
            <text:p>Compared to a horse, at least your father's a little bit of an improvement.</text:p>
          </table:table-cell>
          <table:table-cell office:value-type="string" calcext:value-type="string">
            <text:p>NOTE: なんぼかまし is somewhat pejorative here, implying Yumimi's dad isn't really all that preferable to a horse</text:p>
          </table:table-cell>
          <table:table-cell table:formula="of:=IF([.E885]=&quot;&quot;; &quot;untranscribed&quot;; IF([.F88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2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22A.DAT-ss0-0</text:p>
          </table:table-cell>
          <table:table-cell table:formula="of:=T([.C109])" office:value-type="string" office:string-value="#P(&quot;soundLen&quot;, &quot;1.06935&quot;)" calcext:value-type="string">
            <text:p>#P("soundLen", "1.06935")</text:p>
          </table:table-cell>
          <table:table-cell table:number-columns-repeated="1021"/>
        </table:table-row>
        <table:table-row table:style-name="ro17">
          <table:table-cell office:value-type="string" calcext:value-type="string">
            <text:p>string</text:p>
          </table:table-cell>
          <table:table-cell office:value-type="string" calcext:value-type="string">
            <text:p>C422A.DAT-ss0-1</text:p>
          </table:table-cell>
          <table:table-cell office:value-type="string" calcext:value-type="string">
            <text:p>#P("soundLen", "9.46409")</text:p>
          </table:table-cell>
          <table:table-cell table:style-name="ce1" office:value-type="string" calcext:value-type="string">
            <text:p>弓美</text:p>
          </table:table-cell>
          <table:table-cell office:value-type="string" calcext:value-type="string">
            <text:p>まいっか</text:p>
            <text:p>どうせ、夢のことだし</text:p>
            <text:p>昨日のこと[だって?]本当のことかどうか分からないわ</text:p>
            <text:p>そうよね、実際には…</text:p>
          </table:table-cell>
          <table:table-cell office:value-type="string" calcext:value-type="string">
            <text:p>Ah, well. So it was just a dream after all.</text:p>
            <text:p/>
            <text:p>#w(3.726)</text:p>
            <text:p>I don't know if what happened yesterday was real, either.</text:p>
            <text:p>#woff(6.890)</text:p>
            <text:p/>
            <text:p>#w(7.810)</text:p>
            <text:p>Yeah, actually, it was...</text:p>
          </table:table-cell>
          <table:table-cell/>
          <table:table-cell table:formula="of:=IF([.E888]=&quot;&quot;; &quot;untranscribed&quot;; IF([.F88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2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22B.DAT-ss0-0</text:p>
          </table:table-cell>
          <table:table-cell table:formula="of:=T([.C109])" office:value-type="string" office:string-value="#P(&quot;soundLen&quot;, &quot;1.06935&quot;)" calcext:value-type="string">
            <text:p>#P("soundLen", "1.06935")</text:p>
          </table:table-cell>
          <table:table-cell table:number-columns-repeated="1021"/>
        </table:table-row>
        <table:table-row table:style-name="ro6">
          <table:table-cell office:value-type="string" calcext:value-type="string">
            <text:p>string</text:p>
          </table:table-cell>
          <table:table-cell office:value-type="string" calcext:value-type="string">
            <text:p>C422B.DAT-ss0-1</text:p>
          </table:table-cell>
          <table:table-cell office:value-type="string" calcext:value-type="string">
            <text:p>#P("soundLen", "4.85878")</text:p>
          </table:table-cell>
          <table:table-cell table:style-name="ce1" office:value-type="string" calcext:value-type="string">
            <text:p>弓美</text:p>
          </table:table-cell>
          <table:table-cell office:value-type="string" calcext:value-type="string">
            <text:p>なるほど！そうか！</text:p>
            <text:p>夢だったんだ！</text:p>
            <text:p>な〜んだ</text:p>
          </table:table-cell>
          <table:table-cell office:value-type="string" calcext:value-type="string">
            <text:p>That's right! I get it!</text:p>
            <text:p/>
            <text:p>#w(2.879)</text:p>
            <text:p>It was a dream! Well, well!</text:p>
          </table:table-cell>
          <table:table-cell/>
          <table:table-cell table:formula="of:=IF([.E891]=&quot;&quot;; &quot;untranscribed&quot;; IF([.F89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3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23A.DAT-ss0-0</text:p>
          </table:table-cell>
          <table:table-cell office:value-type="string" calcext:value-type="string">
            <text:p>#P("soundLen", "3.5426")</text:p>
          </table:table-cell>
          <table:table-cell table:style-name="ce1" office:value-type="string" calcext:value-type="string">
            <text:p>弓美</text:p>
          </table:table-cell>
          <table:table-cell office:value-type="string" calcext:value-type="string">
            <text:p>[とは思うん?]けど、やっぱり現実なのかな</text:p>
          </table:table-cell>
          <table:table-cell office:value-type="string" calcext:value-type="string">
            <text:p>...But now that I think about it, was it real after all?</text:p>
          </table:table-cell>
          <table:table-cell office:value-type="string" calcext:value-type="string">
            <text:p>CHECK</text:p>
          </table:table-cell>
          <table:table-cell table:formula="of:=IF([.E893]=&quot;&quot;; &quot;untranscribed&quot;; IF([.F893]=&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423A.DAT-ss0-1</text:p>
          </table:table-cell>
          <table:table-cell office:value-type="string" calcext:value-type="string">
            <text:p>#P("soundLen", "5.50697")</text:p>
            <text:p><text:span text:style-name="T1">#P("noAutoOff", "1")</text:span></text:p>
          </table:table-cell>
          <table:table-cell office:value-type="string" calcext:value-type="string">
            <text:p>女の子</text:p>
          </table:table-cell>
          <table:table-cell office:value-type="string" calcext:value-type="string">
            <text:p>ねぇ、聞いた、聞いた聞いた</text:p>
            <text:p>角が[出る?]んですって</text:p>
            <text:p>恥ずかしい</text:p>
          </table:table-cell>
          <table:table-cell office:value-type="string" calcext:value-type="string">
            <text:p>Hey hey, guess what I heard?</text:p>
            <text:p/>
            <text:p>#w(2.156)</text:p>
            <text:p>She's got a HORN!</text:p>
            <text:p/>
            <text:p>#w(3.635)</text:p>
            <text:p>Ooh, embarrassing!</text:p>
          </table:table-cell>
          <table:table-cell office:value-type="string" calcext:value-type="string">
            <text:p>CHECK</text:p>
          </table:table-cell>
          <table:table-cell table:formula="of:=IF([.E894]=&quot;&quot;; &quot;untranscribed&quot;; IF([.F894]=&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423A.DAT-ss0-2</text:p>
          </table:table-cell>
          <table:table-cell office:value-type="string" calcext:value-type="string">
            <text:p>#P("soundLen", "6.01788")</text:p>
          </table:table-cell>
          <table:table-cell office:value-type="string" calcext:value-type="string">
            <text:p>女の子</text:p>
          </table:table-cell>
          <table:table-cell office:value-type="string" calcext:value-type="string">
            <text:p>結婚したら、旦那さん[大変よね??]</text:p>
            <text:p>本当、大変よね</text:p>
            <text:p>うふふふ</text:p>
          </table:table-cell>
          <table:table-cell office:value-type="string" calcext:value-type="string">
            <text:p>Sucks for her husband when she gets married.</text:p>
            <text:p/>
            <text:p>//#w(3.205)</text:p>
            <text:p><text:span text:style-name="T1">#w(2.316)</text:span></text:p>
            <text:p>Really, just awful!</text:p>
            <text:p>#woff(4.859)</text:p>
          </table:table-cell>
          <table:table-cell office:value-type="string" calcext:value-type="string">
            <text:p>CHECK, it's hard to tell which girl is actually supposed to be saying which line</text:p>
          </table:table-cell>
          <table:table-cell table:formula="of:=IF([.E895]=&quot;&quot;; &quot;untranscribed&quot;; IF([.F89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23A.DAT-start</text:p>
          </table:table-cell>
          <table:table-cell/>
          <table:table-cell table:style-name="ce1"/>
          <table:table-cell office:value-type="string" calcext:value-type="string">
            <text:p>ひそ…ひそ…</text:p>
          </table:table-cell>
          <table:table-cell office:value-type="string" calcext:value-type="string">
            <text:p>#sync(sound, 1, 0.166)</text:p>
            <text:p>#w(5.316)</text:p>
            <text:p>*(WHISPER WHISPER)*</text:p>
            <text:p>#woff(9.316)</text:p>
          </table:table-cell>
          <table:table-cell/>
          <table:table-cell table:formula="of:=IF([.E896]=&quot;&quot;; &quot;untranscribed&quot;; IF([.F896]=&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3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23B.DAT-ss0-0</text:p>
          </table:table-cell>
          <table:table-cell office:value-type="string" calcext:value-type="string">
            <text:p>#P("soundLen", "6.5942")</text:p>
          </table:table-cell>
          <table:table-cell table:style-name="ce1" office:value-type="string" calcext:value-type="string">
            <text:p>弓美</text:p>
          </table:table-cell>
          <table:table-cell office:value-type="string" calcext:value-type="string">
            <text:p>桜子ちゃんと松崎くんがあたしを担いでるかもしれないわ</text:p>
            <text:p>でもなんでそんなことするかしら</text:p>
          </table:table-cell>
          <table:table-cell office:value-type="string" calcext:value-type="string">
            <text:p>Sakurako+-chan++ and Matsuzaki+-kun++ could be putting me on.</text:p>
            <text:p/>
            <text:p>#w(4.838)</text:p>
            <text:p>But why would they do that?</text:p>
          </table:table-cell>
          <table:table-cell/>
          <table:table-cell table:formula="of:=IF([.E898]=&quot;&quot;; &quot;untranscribed&quot;; IF([.F89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423B.DAT-ss0-1</text:p>
          </table:table-cell>
          <table:table-cell office:value-type="string" calcext:value-type="string">
            <text:p>#P("soundLen", "5.93765")</text:p>
          </table:table-cell>
          <table:table-cell table:style-name="ce1" office:value-type="string" calcext:value-type="string">
            <text:p>弓美</text:p>
          </table:table-cell>
          <table:table-cell office:value-type="string" calcext:value-type="string">
            <text:p>ああ！もしかして、二人共あたしに何か大きな恨みがあるんだったりして</text:p>
          </table:table-cell>
          <table:table-cell office:value-type="string" calcext:value-type="string">
            <text:p>Ah! Maybe...the two of them have some big grudge against me?</text:p>
          </table:table-cell>
          <table:table-cell/>
          <table:table-cell table:formula="of:=IF([.E899]=&quot;&quot;; &quot;untranscribed&quot;; IF([.F89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423B.DAT-ss0-2</text:p>
          </table:table-cell>
          <table:table-cell office:value-type="string" calcext:value-type="string">
            <text:p>#P("soundLen", "3.71558")</text:p>
          </table:table-cell>
          <table:table-cell table:style-name="ce1" office:value-type="string" calcext:value-type="string">
            <text:p>弓美</text:p>
          </table:table-cell>
          <table:table-cell office:value-type="string" calcext:value-type="string">
            <text:p>[だけど?]あたし、恨み[売る??]ことなんかしたかしら？</text:p>
          </table:table-cell>
          <table:table-cell office:value-type="string" calcext:value-type="string">
            <text:p>But...did I do something that would make them resent me?</text:p>
          </table:table-cell>
          <table:table-cell office:value-type="string" calcext:value-type="string">
            <text:p>FIXME</text:p>
          </table:table-cell>
          <table:table-cell table:formula="of:=IF([.E900]=&quot;&quot;; &quot;untranscribed&quot;; IF([.F90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423B.DAT-ss0-3</text:p>
          </table:table-cell>
          <table:table-cell office:value-type="string" calcext:value-type="string">
            <text:p>#P("soundLen", "3.8839")</text:p>
          </table:table-cell>
          <table:table-cell table:style-name="ce1" office:value-type="string" calcext:value-type="string">
            <text:p>弓美</text:p>
          </table:table-cell>
          <table:table-cell office:value-type="string" calcext:value-type="string">
            <text:p>もしかしたら、昔の恨みを[引きずってる?]んだったりして</text:p>
          </table:table-cell>
          <table:table-cell office:value-type="string" calcext:value-type="string">
            <text:p>Maybe they're carrying on an ancient grudge!?</text:p>
          </table:table-cell>
          <table:table-cell office:value-type="string" calcext:value-type="string">
            <text:p>CHECK</text:p>
          </table:table-cell>
          <table:table-cell table:formula="of:=IF([.E901]=&quot;&quot;; &quot;untranscribed&quot;; IF([.F901]=&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423B.DAT-ss0-4</text:p>
          </table:table-cell>
          <table:table-cell office:value-type="string" calcext:value-type="string">
            <text:p>#P("soundLen", "7.81375")</text:p>
            <text:p><text:span text:style-name="T1">#P("noAutoOff", "1")</text:span></text:p>
          </table:table-cell>
          <table:table-cell table:style-name="ce1" office:value-type="string" calcext:value-type="string">
            <text:p>弓美</text:p>
          </table:table-cell>
          <table:table-cell office:value-type="string" calcext:value-type="string">
            <text:p>実は、三人のご先祖様は海賊仲間で、スペインの商船を襲って奪い取った、莫大な財宝を…</text:p>
          </table:table-cell>
          <table:table-cell office:value-type="string" calcext:value-type="string">
            <text:p>Maybe what happened was that our ancestors were pirate comrades,</text:p>
            <text:p/>
            <text:p>#w(3.858)</text:p>
            <text:p>pillaging and plundering Spanish vessels, and they took a massive booty...!</text:p>
          </table:table-cell>
          <table:table-cell/>
          <table:table-cell table:formula="of:=IF([.E902]=&quot;&quot;; &quot;untranscribed&quot;; IF([.F90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23B.DAT-ss0-5</text:p>
          </table:table-cell>
          <table:table-cell office:value-type="string" calcext:value-type="string">
            <text:p>#P("soundLen", "6.41415")</text:p>
          </table:table-cell>
          <table:table-cell table:style-name="ce1" office:value-type="string" calcext:value-type="string">
            <text:p>弓美</text:p>
          </table:table-cell>
          <table:table-cell office:value-type="string" calcext:value-type="string">
            <text:p>うちの先祖が桜子ちゃん達の先祖を無人島置き去りにして、独り占めしたんだりして…！</text:p>
          </table:table-cell>
          <table:table-cell office:value-type="string" calcext:value-type="string">
            <text:p>Then my ancestor abandoned their ancestors on a deserted island,</text:p>
            <text:p>#w(4.540)</text:p>
            <text:p><text:span text:style-name="T1">and ran off with the whole thing...!</text:span></text:p>
          </table:table-cell>
          <table:table-cell/>
          <table:table-cell table:formula="of:=IF([.E903]=&quot;&quot;; &quot;untranscribed&quot;; IF([.F90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23B.DAT-start</text:p>
          </table:table-cell>
          <table:table-cell/>
          <table:table-cell table:style-name="ce1"/>
          <table:table-cell office:value-type="string" calcext:value-type="string">
            <text:p>ゆくえきまらぬ　かいぞくかぎょおー</text:p>
          </table:table-cell>
          <table:table-cell office:value-type="string" calcext:value-type="string">
            <text:p>#sync(sound, 5, 28.866)</text:p>
            <text:p>#w(29.516)</text:p>
            <text:p>PIRATES, WHEREABOUTS UNKNOWN</text:p>
            <text:p>#woff(34.516)</text:p>
          </table:table-cell>
          <table:table-cell office:value-type="string" calcext:value-type="string">
            <text:p>CHECK</text:p>
          </table:table-cell>
          <table:table-cell table:formula="of:=IF([.E904]=&quot;&quot;; &quot;untranscribed&quot;; IF([.F9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4A.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424A.DAT-ss0-0</text:p>
          </table:table-cell>
          <table:table-cell office:value-type="string" calcext:value-type="string">
            <text:p>#P("soundLen", "5.16334")</text:p>
          </table:table-cell>
          <table:table-cell table:style-name="ce1" office:value-type="string" calcext:value-type="string">
            <text:p>弓美</text:p>
          </table:table-cell>
          <table:table-cell office:value-type="string" calcext:value-type="string">
            <text:p>おはよう桜子ちゃん！</text:p>
            <text:p>昨日面白い夢見ちゃった！</text:p>
            <text:p>あはははははは！うふふ</text:p>
          </table:table-cell>
          <table:table-cell office:value-type="string" calcext:value-type="string">
            <text:p>Morning, Sakurako+-chan++!</text:p>
            <text:p>#w(1.631)</text:p>
            <text:p/>
            <text:p>I had the weirdest dream last night!</text:p>
            <text:p>//#woff(3.886)</text:p>
            <text:p><text:span text:style-name="T1">#woff(3.477)</text:span></text:p>
          </table:table-cell>
          <table:table-cell/>
          <table:table-cell table:formula="of:=IF([.E906]=&quot;&quot;; &quot;untranscribed&quot;; IF([.F906]=&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4B.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424B.DAT-ss0-0</text:p>
          </table:table-cell>
          <table:table-cell office:value-type="string" calcext:value-type="string">
            <text:p>#P("soundLen", "9.17575")</text:p>
          </table:table-cell>
          <table:table-cell/>
          <table:table-cell office:value-type="string" calcext:value-type="string">
            <text:p>弓美：わーーーー！</text:p>
            <text:p>　お嫁に行けないーーーー！</text:p>
            <text:p>桜子：何なのよ、あんた</text:p>
            <text:p>弓美：何って、かくかくしかじか</text:p>
          </table:table-cell>
          <table:table-cell office:value-type="string" calcext:value-type="string">
            <text:p>#w(1.111)</text:p>
            <text:p>I can't become a bride...!</text:p>
            <text:p/>
            <text:p>#w(3.863)</text:p>
            <text:p>The heck is up with you?</text:p>
            <text:p/>
            <text:p>#w(6.355)</text:p>
            <text:p>See, blah blah blah...</text:p>
          </table:table-cell>
          <table:table-cell/>
          <table:table-cell table:formula="of:=IF([.E908]=&quot;&quot;; &quot;untranscribed&quot;; IF([.F9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4C.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424C.DAT-ss0-0</text:p>
          </table:table-cell>
          <table:table-cell office:value-type="string" calcext:value-type="string">
            <text:p>#P("soundLen", "9.43547")</text:p>
          </table:table-cell>
          <table:table-cell/>
          <table:table-cell office:value-type="string" calcext:value-type="string">
            <text:p>弓美：あああ！ごめんなさい桜子ちゃん、松崎くん！</text:p>
            <text:p>　でも、悪いのはあたしじゃなくて、ご先祖様なのよ！</text:p>
            <text:p>桜子：あ？何言ってんの、弓美？</text:p>
          </table:table-cell>
          <table:table-cell office:value-type="string" calcext:value-type="string">
            <text:p>#w(0.944)</text:p>
            <text:p>I'm sorry, Sakurako+-chan++ and Matsuzaki+-kun++!</text:p>
            <text:p/>
            <text:p>#w(3.387)</text:p>
            <text:p>But it's not my fault, it's my ancestor's!</text:p>
            <text:p/>
            <text:p>#w(7.131)</text:p>
            <text:p>Huh? What are you talking about, Yumimi?</text:p>
          </table:table-cell>
          <table:table-cell/>
          <table:table-cell table:formula="of:=IF([.E910]=&quot;&quot;; &quot;untranscribed&quot;; IF([.F91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5.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25.DAT-ss0-0</text:p>
          </table:table-cell>
          <table:table-cell office:value-type="string" calcext:value-type="string">
            <text:p>#P("soundLen", "2.13692")</text:p>
          </table:table-cell>
          <table:table-cell table:style-name="ce1" office:value-type="string" calcext:value-type="string">
            <text:p>弓美</text:p>
          </table:table-cell>
          <table:table-cell office:value-type="string" calcext:value-type="string">
            <text:p>やっぱり夢じゃなかったのか…！</text:p>
          </table:table-cell>
          <table:table-cell office:value-type="string" calcext:value-type="string">
            <text:p>So it wasn't a dream after all...!?</text:p>
          </table:table-cell>
          <table:table-cell/>
          <table:table-cell table:formula="of:=IF([.E912]=&quot;&quot;; &quot;untranscribed&quot;; IF([.F912]=&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26.DAT-ss0-0</text:p>
          </table:table-cell>
          <table:table-cell table:formula="of:=T([.C330])" office:value-type="string" office:string-value="#P(&quot;soundLen&quot;, &quot;0.368512&quot;)" calcext:value-type="string">
            <text:p>#P("soundLen", "0.368512")</text:p>
          </table:table-cell>
          <table:table-cell table:number-columns-repeated="1021"/>
        </table:table-row>
        <table:table-row table:style-name="ro11">
          <table:table-cell office:value-type="string" calcext:value-type="string">
            <text:p>string</text:p>
          </table:table-cell>
          <table:table-cell office:value-type="string" calcext:value-type="string">
            <text:p>C426.DAT-ss0-1</text:p>
          </table:table-cell>
          <table:table-cell office:value-type="string" calcext:value-type="string">
            <text:p>#P("soundLen", "6.49671")</text:p>
            <text:p><text:span text:style-name="T1">#P("noAutoOff", "1")</text:span></text:p>
          </table:table-cell>
          <table:table-cell office:value-type="string" calcext:value-type="string">
            <text:p>桜子</text:p>
          </table:table-cell>
          <table:table-cell office:value-type="string" calcext:value-type="string">
            <text:p>ことほど左様[に?]現実なのよ</text:p>
            <text:p>[一言断っとくけど?]、あたしこういう非常識なのは[気に入らないん?]だからね</text:p>
          </table:table-cell>
          <table:table-cell office:value-type="string" calcext:value-type="string">
            <text:p>It's as real as it gets!</text:p>
            <text:p/>
            <text:p>#w(2.448)</text:p>
            <text:p>Let me make this clear: I don't care one bit for these kinds of nonsensical doings!</text:p>
          </table:table-cell>
          <table:table-cell office:value-type="string" calcext:value-type="string">
            <text:p>CHECK</text:p>
          </table:table-cell>
          <table:table-cell table:formula="of:=IF([.E915]=&quot;&quot;; &quot;untranscribed&quot;; IF([.F915]=&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C426.DAT-ss0-2</text:p>
          </table:table-cell>
          <table:table-cell office:value-type="string" calcext:value-type="string">
            <text:p>#P("soundLen", "6.04847")</text:p>
          </table:table-cell>
          <table:table-cell office:value-type="string" calcext:value-type="string">
            <text:p>桜子</text:p>
          </table:table-cell>
          <table:table-cell office:value-type="string" calcext:value-type="string">
            <text:p>[まあ?]、もっとも変身したのはあんた[で?]、あたしじゃないんだから、非常識なのはあんただからね</text:p>
          </table:table-cell>
          <table:table-cell office:value-type="string" calcext:value-type="string">
            <text:p>Well, since it's you who transformed and not me, the nonsensical one here is YOU!</text:p>
          </table:table-cell>
          <table:table-cell/>
          <table:table-cell table:formula="of:=IF([.E916]=&quot;&quot;; &quot;untranscribed&quot;; IF([.F916]=&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7.DAT</text:p>
            <text:p>//==================================</text:p>
          </table:table-cell>
          <table:table-cell table:number-columns-repeated="1019"/>
        </table:table-row>
        <table:table-row table:style-name="ro28">
          <table:table-cell office:value-type="string" calcext:value-type="string">
            <text:p>string</text:p>
          </table:table-cell>
          <table:table-cell office:value-type="string" calcext:value-type="string">
            <text:p>C427.DAT-ss0-0</text:p>
          </table:table-cell>
          <table:table-cell office:value-type="string" calcext:value-type="string">
            <text:p>#P("soundLen", "10.9181")</text:p>
            <text:p><text:span text:style-name="T1">#P("noAutoOff", "1")</text:span></text:p>
          </table:table-cell>
          <table:table-cell table:style-name="ce1" office:value-type="string" calcext:value-type="string">
            <text:p>弓美</text:p>
          </table:table-cell>
          <table:table-cell office:value-type="string" calcext:value-type="string">
            <text:p>やっぱり、あたし変身しちゃったのかな</text:p>
            <text:p>変身っていうと、超少女とか、狼少女とか、美少女仮面とか、ポコポコポコ玉とか思いつくけど</text:p>
          </table:table-cell>
          <table:table-cell office:value-type="string" calcext:value-type="string">
            <text:p>Did I transform after all?</text:p>
            <text:p/>
            <text:p>#w(3.310)</text:p>
            <text:p>When you think {transforming,} you think of the Super Girl, or the wolf girls,</text:p>
            <text:p/>
            <text:p>#w(7.321)</text:p>
            <text:p>or the Masked Beauty, or Pokopokopokodama, but...</text:p>
          </table:table-cell>
          <table:table-cell table:style-name="ce2" office:value-type="string" calcext:value-type="string">
            <text:p><text:span text:style-name="T2">超少女 = 超少女明日香</text:span></text:p>
            <text:p><text:span text:style-name="T2">狼少女 = the almost-certainly-fabricated "real-life" story of Amala and Kamala, two Indian girls supposedly raised by wolves (who were claimed to have developed various wolf-like physical traits)</text:span></text:p>
            <text:p><text:span text:style-name="T2">美少女仮面 = 美少女仮面ポワトリン</text:span></text:p>
            <text:p><text:span text:style-name="T2">ポコポコポコ玉 = へんしん！ポンポコ玉</text:span></text:p>
          </table:table-cell>
          <table:table-cell table:formula="of:=IF([.E918]=&quot;&quot;; &quot;untranscribed&quot;; IF([.F918]=&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427.DAT-ss0-1</text:p>
          </table:table-cell>
          <table:table-cell office:value-type="string" calcext:value-type="string">
            <text:p>#P("soundLen", "2.41618")</text:p>
            <text:p><text:span text:style-name="T1">#P("noAutoOff", "1")</text:span></text:p>
          </table:table-cell>
          <table:table-cell table:style-name="ce1" office:value-type="string" calcext:value-type="string">
            <text:p>弓美</text:p>
          </table:table-cell>
          <table:table-cell office:value-type="string" calcext:value-type="string">
            <text:p>[記憶はないんじゃかっこよくもなんともない??]わね</text:p>
          </table:table-cell>
          <table:table-cell office:value-type="string" calcext:value-type="string">
            <text:p>I can't even remember it, so I'm really not cool at all.</text:p>
          </table:table-cell>
          <table:table-cell office:value-type="string" calcext:value-type="string">
            <text:p>FIXME, pronunciation is very indistinct and i can't tell what this is supposed to be</text:p>
          </table:table-cell>
          <table:table-cell table:formula="of:=IF([.E919]=&quot;&quot;; &quot;untranscribed&quot;; IF([.F91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27.DAT-ss0-2</text:p>
          </table:table-cell>
          <table:table-cell office:value-type="string" calcext:value-type="string">
            <text:p>#P("soundLen", "3.24062")</text:p>
          </table:table-cell>
          <table:table-cell table:style-name="ce1" office:value-type="string" calcext:value-type="string">
            <text:p>弓美</text:p>
          </table:table-cell>
          <table:table-cell office:value-type="string" calcext:value-type="string">
            <text:p>男の子にもてるようになるわけでもないし！</text:p>
          </table:table-cell>
          <table:table-cell office:value-type="string" calcext:value-type="string">
            <text:p>There's no way I'll ever be popular with boys!</text:p>
          </table:table-cell>
          <table:table-cell/>
          <table:table-cell table:formula="of:=IF([.E920]=&quot;&quot;; &quot;untranscribed&quot;; IF([.F92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8A.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428A.DAT-ss0-0</text:p>
          </table:table-cell>
          <table:table-cell office:value-type="string" calcext:value-type="string">
            <text:p>#P("soundLen", "1.93998")</text:p>
          </table:table-cell>
          <table:table-cell/>
          <table:table-cell office:value-type="string" calcext:value-type="string">
            <text:p>部長：弓美ちゃ〜ん！</text:p>
            <text:p>弓美：ぐわぁー！</text:p>
          </table:table-cell>
          <table:table-cell office:value-type="string" calcext:value-type="string">
            <text:p>Yumimi+-chan++!</text:p>
            <text:p>#woff(1.724)</text:p>
          </table:table-cell>
          <table:table-cell/>
          <table:table-cell table:formula="of:=IF([.E922]=&quot;&quot;; &quot;untranscribed&quot;; IF([.F922]=&quot;&quot;; &quot;UNTRANSLATED&quot;; &quot;&quot;))">
            <text:p/>
          </table:table-cell>
          <table:table-cell table:number-columns-repeated="1016"/>
        </table:table-row>
        <table:table-row table:style-name="ro19">
          <table:table-cell office:value-type="string" calcext:value-type="string">
            <text:p>string</text:p>
          </table:table-cell>
          <table:table-cell office:value-type="string" calcext:value-type="string">
            <text:p>C428A.DAT-start</text:p>
          </table:table-cell>
          <table:table-cell table:number-columns-repeated="2"/>
          <table:table-cell office:value-type="string" calcext:value-type="string">
            <text:p>おんぶお化け</text:p>
          </table:table-cell>
          <table:table-cell office:value-type="string" calcext:value-type="string">
            <text:p>PIGGYBACK GHOST</text:p>
            <text:p>#woff(4.000)</text:p>
          </table:table-cell>
          <table:table-cell office:value-type="string" calcext:value-type="string">
            <text:p>NOTE: おんぶおばけ was a 1955 movie and a 1972-1973 anime series</text:p>
          </table:table-cell>
          <table:table-cell table:formula="of:=IF([.E923]=&quot;&quot;; &quot;untranscribed&quot;; IF([.F923]=&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8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28B.DAT-ss0-0</text:p>
          </table:table-cell>
          <table:table-cell office:value-type="string" calcext:value-type="string">
            <text:p>#P("soundLen", "0.386633")</text:p>
          </table:table-cell>
          <table:table-cell table:style-name="ce1" office:value-type="string" calcext:value-type="string">
            <text:p>部長</text:p>
          </table:table-cell>
          <table:table-cell office:value-type="string" calcext:value-type="string">
            <text:p>あら？</text:p>
          </table:table-cell>
          <table:table-cell office:value-type="string" calcext:value-type="string">
            <text:p>Huh?</text:p>
          </table:table-cell>
          <table:table-cell/>
          <table:table-cell table:formula="of:=IF([.E925]=&quot;&quot;; &quot;untranscribed&quot;; IF([.F92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29.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429.DAT-ss0-0</text:p>
          </table:table-cell>
          <table:table-cell office:value-type="string" calcext:value-type="string">
            <text:p>#P("soundLen", "1.41845")</text:p>
          </table:table-cell>
          <table:table-cell/>
          <table:table-cell office:value-type="string" calcext:value-type="string">
            <text:p>弓美：あれっ！</text:p>
            <text:p>部長：どわー！</text:p>
          </table:table-cell>
          <table:table-cell office:value-type="string" calcext:value-type="string">
            <text:p>Take that!</text:p>
            <text:p>#woff(1.200)</text:p>
          </table:table-cell>
          <table:table-cell/>
          <table:table-cell table:formula="of:=IF([.E927]=&quot;&quot;; &quot;untranscribed&quot;; IF([.F92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0.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430.DAT-ss0-0</text:p>
          </table:table-cell>
          <table:table-cell office:value-type="string" calcext:value-type="string">
            <text:p>#P("soundLen", "1.4316")</text:p>
          </table:table-cell>
          <table:table-cell/>
          <table:table-cell office:value-type="string" calcext:value-type="string">
            <text:p>弓美：ひゃー！</text:p>
            <text:p>部長：いって…！</text:p>
          </table:table-cell>
          <table:table-cell office:value-type="string" calcext:value-type="string">
            <text:p>//#w(0.711)</text:p>
            <text:p>//OUCH!</text:p>
          </table:table-cell>
          <table:table-cell/>
          <table:table-cell table:formula="of:=IF([.E929]=&quot;&quot;; &quot;untranscribed&quot;; IF([.F9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30.DAT-ss0-1</text:p>
          </table:table-cell>
          <table:table-cell office:value-type="string" calcext:value-type="string">
            <text:p>#P("soundLen", "0.728362")</text:p>
          </table:table-cell>
          <table:table-cell table:number-columns-repeated="1021"/>
        </table:table-row>
        <table:table-row table:style-name="ro1">
          <table:table-cell table:number-columns-repeated="4"/>
          <table:table-cell office:value-type="string" calcext:value-type="string">
            <text:p>//==================================</text:p>
            <text:p>// File: C431A.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431A.DAT-ss0-0</text:p>
          </table:table-cell>
          <table:table-cell office:value-type="string" calcext:value-type="string">
            <text:p>#P("soundLen", "12.1401")</text:p>
          </table:table-cell>
          <table:table-cell office:value-type="string" calcext:value-type="string">
            <text:p>りえ</text:p>
          </table:table-cell>
          <table:table-cell office:value-type="string" calcext:value-type="string">
            <text:p>よかった…</text:p>
            <text:p>体育館の大きな穴を縫い合わせたのね</text:p>
            <text:p>だけど穴はまだ開いているわ</text:p>
            <text:p>穴[???][行って??]、みんな縫い合わせなければいけないの</text:p>
          </table:table-cell>
          <table:table-cell office:value-type="string" calcext:value-type="string">
            <text:p>Wonderful...</text:p>
            <text:p/>
            <text:p>#w(1.866)</text:p>
            <text:p>You stitched the big hole in the gym.</text:p>
            <text:p/>
            <text:p>#w(5.367)</text:p>
            <text:p>But there are still holes open.</text:p>
            <text:p/>
            <text:p>#w(8.773)</text:p>
            <text:p>You have to go stitch all of the holes.</text:p>
          </table:table-cell>
          <table:table-cell office:value-type="string" calcext:value-type="string">
            <text:p>FIXME</text:p>
          </table:table-cell>
          <table:table-cell table:formula="of:=IF([.E932]=&quot;&quot;; &quot;untranscribed&quot;; IF([.F932]=&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431A.DAT-ss0-1</text:p>
          </table:table-cell>
          <table:table-cell office:value-type="string" calcext:value-type="string">
            <text:p>#P("soundLen", "12.954")</text:p>
          </table:table-cell>
          <table:table-cell table:style-name="ce1" office:value-type="string" calcext:value-type="string">
            <text:p>弓美</text:p>
          </table:table-cell>
          <table:table-cell office:value-type="string" calcext:value-type="string">
            <text:p>あ…穴って、まだあるの？</text:p>
            <text:p>あたしが縫い合わせなくちゃいけないの？</text:p>
            <text:p>ほ、本当にあたしが変身してるの？</text:p>
            <text:p>え、えっと、それから、それから…</text:p>
          </table:table-cell>
          <table:table-cell office:value-type="string" calcext:value-type="string">
            <text:p>There...There are still holes?</text:p>
            <text:p/>
            <text:p>#w(3.559)</text:p>
            <text:p>I have to stitch them?</text:p>
            <text:p/>
            <text:p>#w(6.177)</text:p>
            <text:p>A-Am I really transforming?</text:p>
            <text:p/>
            <text:p>#w(9.831)</text:p>
            <text:p>Um, uh...So, then...then...</text:p>
          </table:table-cell>
          <table:table-cell/>
          <table:table-cell table:formula="of:=IF([.E933]=&quot;&quot;; &quot;untranscribed&quot;; IF([.F933]=&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431A.DAT-ss0-2</text:p>
          </table:table-cell>
          <table:table-cell office:value-type="string" calcext:value-type="string">
            <text:p>#P("soundLen", "10.6363")</text:p>
            <text:p><text:span text:style-name="T1">#P("noAutoOff", "1")</text:span></text:p>
          </table:table-cell>
          <table:table-cell office:value-type="string" calcext:value-type="string">
            <text:p>桜子</text:p>
          </table:table-cell>
          <table:table-cell office:value-type="string" calcext:value-type="string">
            <text:p>あちちち、待った待った、弓美</text:p>
            <text:p>ちょっと聞くけど、あなた、りえ</text:p>
            <text:p>今、周りでぴょこ[まか?]飛び回ってる変なやつ、あんたと穴と、何か関係があるの？</text:p>
          </table:table-cell>
          <table:table-cell office:value-type="string" calcext:value-type="string">
            <text:p>Whoa whoa whoa, hold on, Yumimi.</text:p>
            <text:p/>
            <text:p>#w(2.482)</text:p>
            <text:p>You...Rie, let me ask you...</text:p>
            <text:p/>
            <text:p>#w(5.536)</text:p>
            <text:p>Those weird things hopping around all over the place right now―</text:p>
            <text:p/>
            <text:p>#w(8.441)</text:p>
            <text:p>do they have some connection with you and the holes?</text:p>
          </table:table-cell>
          <table:table-cell office:value-type="string" calcext:value-type="string">
            <text:p>CHECK</text:p>
          </table:table-cell>
          <table:table-cell table:formula="of:=IF([.E934]=&quot;&quot;; &quot;untranscribed&quot;; IF([.F934]=&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431A.DAT-ss0-3</text:p>
          </table:table-cell>
          <table:table-cell office:value-type="string" calcext:value-type="string">
            <text:p>#P("soundLen", "10.562")</text:p>
          </table:table-cell>
          <table:table-cell/>
          <table:table-cell office:value-type="string" calcext:value-type="string">
            <text:p>りえ：穴は開いているわ</text:p>
            <text:p>　もちろん、そこから出てくるのよ</text:p>
            <text:p>弓美：そ、その穴って、どこにあるの？</text:p>
            <text:p>りえ：体育館脇の体育用具置き場</text:p>
          </table:table-cell>
          <table:table-cell office:value-type="string" calcext:value-type="string">
            <text:p>There's a hole open.\n</text:p>
            <text:p>They're coming out of it, of course.</text:p>
            <text:p/>
            <text:p>#w(3.874)</text:p>
            <text:p>T-That {hole}...Where is it?</text:p>
            <text:p>#woff(6.521)</text:p>
            <text:p/>
            <text:p>#w(7.580)</text:p>
            <text:p>The equipment storage shed by the gym.</text:p>
          </table:table-cell>
          <table:table-cell/>
          <table:table-cell table:formula="of:=IF([.E935]=&quot;&quot;; &quot;untranscribed&quot;; IF([.F9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1B.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431B.DAT-ss0-0</text:p>
          </table:table-cell>
          <table:table-cell office:value-type="string" calcext:value-type="string">
            <text:p>#P("soundLen", "2.8108")</text:p>
          </table:table-cell>
          <table:table-cell/>
          <table:table-cell office:value-type="string" calcext:value-type="string">
            <text:p>りえ：好き！</text:p>
            <text:p>弓美：だっ！[または?]ーー！</text:p>
          </table:table-cell>
          <table:table-cell office:value-type="string" calcext:value-type="string">
            <text:p>I love you!</text:p>
            <text:p>#woff(1.157)</text:p>
            <text:p/>
            <text:p>//GAH!</text:p>
            <text:p>#w(1.943)</text:p>
            <text:p>Not again!</text:p>
          </table:table-cell>
          <table:table-cell/>
          <table:table-cell table:formula="of:=IF([.E937]=&quot;&quot;; &quot;untranscribed&quot;; IF([.F93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32.DAT-ss0-0</text:p>
          </table:table-cell>
          <table:table-cell office:value-type="string" calcext:value-type="string">
            <text:p>#P("soundLen", "0.974937")</text:p>
          </table:table-cell>
          <table:table-cell table:number-columns-repeated="1021"/>
        </table:table-row>
        <table:table-row table:style-name="ro7">
          <table:table-cell office:value-type="string" calcext:value-type="string">
            <text:p>string</text:p>
          </table:table-cell>
          <table:table-cell office:value-type="string" calcext:value-type="string">
            <text:p>C432.DAT-ss0-1</text:p>
          </table:table-cell>
          <table:table-cell office:value-type="string" calcext:value-type="string">
            <text:p>#P("soundLen", "0.648873")</text:p>
          </table:table-cell>
          <table:table-cell office:value-type="string" calcext:value-type="string">
            <text:p>部長</text:p>
          </table:table-cell>
          <table:table-cell office:value-type="string" calcext:value-type="string">
            <text:p>んごぅ！</text:p>
          </table:table-cell>
          <table:table-cell table:number-columns-repeated="2"/>
          <table:table-cell table:formula="of:=IF([.E940]=&quot;&quot;; &quot;untranscribed&quot;; IF([.F940]=&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33.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433.DAT-ss0-0</text:p>
          </table:table-cell>
          <table:table-cell office:value-type="string" calcext:value-type="string">
            <text:p>#P("soundLen", "8.32336")</text:p>
          </table:table-cell>
          <table:table-cell office:value-type="string" calcext:value-type="string">
            <text:p>ナレーター</text:p>
          </table:table-cell>
          <table:table-cell office:value-type="string" calcext:value-type="string">
            <text:p>手ごわい敵であった</text:p>
            <text:p>しかし、弓美に休息は許されない</text:p>
            <text:p>抜け忍弓美！[後?]どこへ行く！</text:p>
          </table:table-cell>
          <table:table-cell office:value-type="string" calcext:value-type="string">
            <text:p>He was a fearsome foe.\n</text:p>
            <text:p>But for Yumimi, there can be no rest.</text:p>
            <text:p/>
            <text:p>#w(5.493)</text:p>
            <text:p>Fugitive Ninja Yumimi!\n</text:p>
            <text:p>Whither go you next!?</text:p>
          </table:table-cell>
          <table:table-cell office:value-type="string" calcext:value-type="string">
            <text:p>CHECK</text:p>
          </table:table-cell>
          <table:table-cell table:formula="of:=IF([.E942]=&quot;&quot;; &quot;untranscribed&quot;; IF([.F94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33.DAT-ss0-1</text:p>
          </table:table-cell>
          <table:table-cell office:value-type="string" calcext:value-type="string">
            <text:p>#P("soundLen", "3.7506")</text:p>
          </table:table-cell>
          <table:table-cell table:number-columns-repeated="1021"/>
        </table:table-row>
        <table:table-row table:style-name="ro1">
          <table:table-cell table:number-columns-repeated="4"/>
          <table:table-cell office:value-type="string" calcext:value-type="string">
            <text:p>//==================================</text:p>
            <text:p>// File: C434.DAT</text:p>
            <text:p>//==================================</text:p>
          </table:table-cell>
          <table:table-cell table:number-columns-repeated="1019"/>
        </table:table-row>
        <table:table-row table:style-name="ro29">
          <table:table-cell office:value-type="string" calcext:value-type="string">
            <text:p>string</text:p>
          </table:table-cell>
          <table:table-cell office:value-type="string" calcext:value-type="string">
            <text:p>C434.DAT-ss0-0</text:p>
          </table:table-cell>
          <table:table-cell office:value-type="string" calcext:value-type="string">
            <text:p>#P("soundLen", "5.08152")</text:p>
          </table:table-cell>
          <table:table-cell/>
          <table:table-cell office:value-type="string" calcext:value-type="string">
            <text:p>部長：やー！</text:p>
            <text:p>　真一はどこだ？</text:p>
            <text:p>弓美：もう！</text:p>
            <text:p>　[すぐ抱きつくんだから?]！</text:p>
          </table:table-cell>
          <table:table-cell office:value-type="string" calcext:value-type="string">
            <text:p>Yo! Where's Shinichi?</text:p>
            <text:p/>
            <text:p>#w(2.332)</text:p>
            <text:p>Geez! That's for suddenly grabbing me!</text:p>
          </table:table-cell>
          <table:table-cell office:value-type="string" calcext:value-type="string">
            <text:p>CHECK</text:p>
          </table:table-cell>
          <table:table-cell table:formula="of:=IF([.E945]=&quot;&quot;; &quot;untranscribed&quot;; IF([.F94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5.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435.DAT-ss0-0</text:p>
          </table:table-cell>
          <table:table-cell office:value-type="string" calcext:value-type="string">
            <text:p>#P("soundLen", "10.6449")</text:p>
            <text:p><text:span text:style-name="T1">#P("noAutoOff", "1")</text:span></text:p>
          </table:table-cell>
          <table:table-cell/>
          <table:table-cell office:value-type="string" calcext:value-type="string">
            <text:p>桜子：真一なら、りえって子探しに中等部へ行ったわよ</text:p>
            <text:p>弓美：どうして、桜子ちゃん？</text:p>
            <text:p>桜子：昨日のこと[の理由が分かる?]としたら、手がかりは昨日のりえって子だけだからね</text:p>
          </table:table-cell>
          <table:table-cell office:value-type="string" calcext:value-type="string">
            <text:p>If you want Shinichi, he went over to the middle school to look for a girl called Rie.</text:p>
            <text:p/>
            <text:p>#w(3.843)</text:p>
            <text:p>Why's that, Sakurako+-chan++?</text:p>
            <text:p/>
            <text:p>#w(5.491)</text:p>
            <text:p>If we're going to understand the reason for what happened yesterday, our only lead is this Rie.</text:p>
          </table:table-cell>
          <table:table-cell office:value-type="string" calcext:value-type="string">
            <text:p>CHECK</text:p>
            <text:p>NOTE: she says "yesterday" twice in japanese, omitting because it sounds awkward in english</text:p>
          </table:table-cell>
          <table:table-cell table:formula="of:=IF([.E947]=&quot;&quot;; &quot;untranscribed&quot;; IF([.F947]=&quot;&quot;; &quot;UNTRANSLATED&quot;; &quot;&quot;))">
            <text:p/>
          </table:table-cell>
          <table:table-cell table:number-columns-repeated="1016"/>
        </table:table-row>
        <table:table-row table:style-name="ro25">
          <table:table-cell office:value-type="string" calcext:value-type="string">
            <text:p>string</text:p>
          </table:table-cell>
          <table:table-cell office:value-type="string" calcext:value-type="string">
            <text:p>C435.DAT-ss0-1</text:p>
          </table:table-cell>
          <table:table-cell office:value-type="string" calcext:value-type="string">
            <text:p>#P("soundLen", "7.75508")</text:p>
          </table:table-cell>
          <table:table-cell/>
          <table:table-cell office:value-type="string" calcext:value-type="string">
            <text:p>部長：な、な</text:p>
            <text:p>　何の話だよ？</text:p>
            <text:p>　りえって誰？</text:p>
            <text:p>桜子：んもう、うるさいわね</text:p>
            <text:p>　どっかそのへんの女の子に抱きついて下さいよ</text:p>
          </table:table-cell>
          <table:table-cell office:value-type="string" calcext:value-type="string">
            <text:p>Now, now, what's this all about? Who's Rie?</text:p>
            <text:p/>
            <text:p>#w(3.633)</text:p>
            <text:p>Oh, geez, shut up.\n</text:p>
            <text:p>Go grab onto some girl over there.</text:p>
          </table:table-cell>
          <table:table-cell office:value-type="string" calcext:value-type="string">
            <text:p>CHECK</text:p>
            <text:p>NOTE: i'm not sure why he asks this, since it's established not much later that he actually already knows rie from her club</text:p>
          </table:table-cell>
          <table:table-cell table:formula="of:=IF([.E948]=&quot;&quot;; &quot;untranscribed&quot;; IF([.F94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6.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436.DAT-ss0-0</text:p>
          </table:table-cell>
          <table:table-cell office:value-type="string" calcext:value-type="string">
            <text:p>#P("soundLen", "2.18134")</text:p>
          </table:table-cell>
          <table:table-cell/>
          <table:table-cell office:value-type="string" calcext:value-type="string">
            <text:p>部長：ぬははは！</text:p>
            <text:p>少女：きゃはー！</text:p>
          </table:table-cell>
          <table:table-cell table:number-columns-repeated="2"/>
          <table:table-cell table:formula="of:=IF([.E950]=&quot;&quot;; &quot;untranscribed&quot;; IF([.F950]=&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36.DAT-ss0-1</text:p>
          </table:table-cell>
          <table:table-cell table:formula="of:=T([.C428])" office:value-type="string" office:string-value="#P(&quot;soundLen&quot;, &quot;0.183181&quot;)" calcext:value-type="string">
            <text:p>#P("soundLen", "0.183181")</text:p>
          </table:table-cell>
          <table:table-cell table:number-columns-repeated="1021"/>
        </table:table-row>
        <table:table-row table:style-name="ro5">
          <table:table-cell office:value-type="string" calcext:value-type="string">
            <text:p>string</text:p>
          </table:table-cell>
          <table:table-cell office:value-type="string" calcext:value-type="string">
            <text:p>C436.DAT-ss0-2</text:p>
          </table:table-cell>
          <table:table-cell office:value-type="string" calcext:value-type="string">
            <text:p>#P("soundLen", "1.92229")</text:p>
          </table:table-cell>
          <table:table-cell/>
          <table:table-cell office:value-type="string" calcext:value-type="string">
            <text:p>部長：ぬわはははは！</text:p>
            <text:p>少女：ああああー！</text:p>
          </table:table-cell>
          <table:table-cell table:number-columns-repeated="2"/>
          <table:table-cell table:formula="of:=IF([.E952]=&quot;&quot;; &quot;untranscribed&quot;; IF([.F952]=&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36.DAT-ss0-3</text:p>
          </table:table-cell>
          <table:table-cell table:formula="of:=T([.C247])" office:value-type="string" office:string-value="#P(&quot;soundLen&quot;, &quot;0.219854&quot;)" calcext:value-type="string">
            <text:p>#P("soundLen", "0.219854")</text:p>
          </table:table-cell>
          <table:table-cell table:number-columns-repeated="1021"/>
        </table:table-row>
        <table:table-row table:style-name="ro5">
          <table:table-cell office:value-type="string" calcext:value-type="string">
            <text:p>string</text:p>
          </table:table-cell>
          <table:table-cell office:value-type="string" calcext:value-type="string">
            <text:p>C436.DAT-ss0-4</text:p>
          </table:table-cell>
          <table:table-cell office:value-type="string" calcext:value-type="string">
            <text:p>#P("soundLen", "4.45199")</text:p>
          </table:table-cell>
          <table:table-cell/>
          <table:table-cell office:value-type="string" calcext:value-type="string">
            <text:p>桜子：冗談[が?]冗談に[ならない?]</text:p>
            <text:p>弓美：ああ、うう…</text:p>
          </table:table-cell>
          <table:table-cell office:value-type="string" calcext:value-type="string">
            <text:p>That joke did NOT land.</text:p>
            <text:p>#woff(2.939)</text:p>
          </table:table-cell>
          <table:table-cell office:value-type="string" calcext:value-type="string">
            <text:p>CHECK</text:p>
          </table:table-cell>
          <table:table-cell table:formula="of:=IF([.E954]=&quot;&quot;; &quot;untranscribed&quot;; IF([.F95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36.DAT-ss0-5</text:p>
          </table:table-cell>
          <table:table-cell office:value-type="string" calcext:value-type="string">
            <text:p>#P("soundLen", "2.57811")</text:p>
          </table:table-cell>
          <table:table-cell office:value-type="string" calcext:value-type="string">
            <text:p>学生達</text:p>
          </table:table-cell>
          <table:table-cell office:value-type="string" calcext:value-type="string">
            <text:p>あああああああああ！</text:p>
          </table:table-cell>
          <table:table-cell table:number-columns-repeated="2"/>
          <table:table-cell table:formula="of:=IF([.E955]=&quot;&quot;; &quot;untranscribed&quot;; IF([.F955]=&quot;&quot;; &quot;UNTRANSLATED&quot;; &quot;&quot;))" office:value-type="string" office:string-value="UNTRANSLATED" calcext:value-type="string">
            <text:p>UNTRANSLATED</text:p>
          </table:table-cell>
          <table:table-cell table:number-columns-repeated="1016"/>
        </table:table-row>
        <table:table-row table:style-name="ro12">
          <table:table-cell office:value-type="string" calcext:value-type="string">
            <text:p>string</text:p>
          </table:table-cell>
          <table:table-cell office:value-type="string" calcext:value-type="string">
            <text:p>C436.DAT-ss0-6</text:p>
          </table:table-cell>
          <table:table-cell office:value-type="string" calcext:value-type="string">
            <text:p>#P("soundLen", "4.33049")</text:p>
          </table:table-cell>
          <table:table-cell table:style-name="ce1"/>
          <table:table-cell office:value-type="string" calcext:value-type="string">
            <text:p>弓美：んん？何かしら</text:p>
            <text:p>　[表?]が騒がしいわね</text:p>
            <text:p>桜子：んん？</text:p>
          </table:table-cell>
          <table:table-cell office:value-type="string" calcext:value-type="string">
            <text:p>#off()</text:p>
            <text:p>#w(0.953)</text:p>
            <text:p>What's that?</text:p>
            <text:p/>
            <text:p>#w(2.047)</text:p>
            <text:p>It's noisy outside.</text:p>
            <text:p>#woff(3.957)</text:p>
          </table:table-cell>
          <table:table-cell/>
          <table:table-cell table:formula="of:=IF([.E956]=&quot;&quot;; &quot;untranscribed&quot;; IF([.F956]=&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436.DAT-ss0-7</text:p>
          </table:table-cell>
          <table:table-cell table:formula="of:=T([.C956])" office:value-type="string" office:string-value="#P(&quot;soundLen&quot;, &quot;4.33049&quot;)" calcext:value-type="string">
            <text:p>#P("soundLen", "4.33049")</text:p>
          </table:table-cell>
          <table:table-cell table:style-name="ce3" table:formula="of:=T([.D956])">
            <text:p/>
          </table:table-cell>
          <table:table-cell table:formula="of:=T([.E956])" office:value-type="string" office:string-value="弓美：んん？何かしら&#10;　[表?]が騒がしいわね&#10;桜子：んん？" calcext:value-type="string">
            <text:p>弓美：んん？何かしら</text:p>
            <text:p>　[表?]が騒がしいわね</text:p>
            <text:p>桜子：んん？</text:p>
          </table:table-cell>
          <table:table-cell table:formula="of:=T([.F956])" office:value-type="string" office:string-value="#off()&#10;#w(0.953)&#10;What's that?&#10;&#10;#w(2.047)&#10;It's noisy outside.&#10;#woff(3.957)" calcext:value-type="string">
            <text:p>#off()</text:p>
            <text:p>#w(0.953)</text:p>
            <text:p>What's that?</text:p>
            <text:p/>
            <text:p>#w(2.047)</text:p>
            <text:p>It's noisy outside.</text:p>
            <text:p>#woff(3.957)</text:p>
          </table:table-cell>
          <table:table-cell/>
          <table:table-cell table:formula="of:=IF([.E957]=&quot;&quot;; &quot;untranscribed&quot;; IF([.F9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7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37A.DAT-ss0-0</text:p>
          </table:table-cell>
          <table:table-cell office:value-type="string" calcext:value-type="string">
            <text:p>#P("soundLen", "2.387")</text:p>
          </table:table-cell>
          <table:table-cell office:value-type="string" calcext:value-type="string">
            <text:p>学生達</text:p>
          </table:table-cell>
          <table:table-cell office:value-type="string" calcext:value-type="string">
            <text:p>あああああああああ！</text:p>
          </table:table-cell>
          <table:table-cell table:number-columns-repeated="2"/>
          <table:table-cell table:formula="of:=IF([.E959]=&quot;&quot;; &quot;untranscribed&quot;; IF([.F959]=&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37A.DAT-ss0-1</text:p>
          </table:table-cell>
          <table:table-cell table:formula="of:=T([.C317])" office:value-type="string" office:string-value="#P(&quot;soundLen&quot;, &quot;2.10873&quot;)" calcext:value-type="string">
            <text:p>#P("soundLen", "2.10873")</text:p>
          </table:table-cell>
          <table:table-cell table:number-columns-repeated="1021"/>
        </table:table-row>
        <table:table-row table:style-name="ro6">
          <table:table-cell office:value-type="string" calcext:value-type="string">
            <text:p>string</text:p>
          </table:table-cell>
          <table:table-cell office:value-type="string" calcext:value-type="string">
            <text:p>C437A.DAT-ss0-2</text:p>
          </table:table-cell>
          <table:table-cell office:value-type="string" calcext:value-type="string">
            <text:p>#P("soundLen", "2.46569")</text:p>
          </table:table-cell>
          <table:table-cell table:style-name="ce1"/>
          <table:table-cell office:value-type="string" calcext:value-type="string">
            <text:p><text:span text:style-name="T1">弓美：あら？</text:span></text:p>
            <text:p>桜子：な、なんだなんだ？</text:p>
          </table:table-cell>
          <table:table-cell office:value-type="string" calcext:value-type="string">
            <text:p>Huh?</text:p>
            <text:p/>
            <text:p>#w(1.267)</text:p>
            <text:p>What's going on?</text:p>
          </table:table-cell>
          <table:table-cell/>
          <table:table-cell table:formula="of:=IF([.E961]=&quot;&quot;; &quot;untranscribed&quot;; IF([.F9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37A.DAT-ss0-3</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437A.DAT-ss0-4</text:p>
          </table:table-cell>
          <table:table-cell office:value-type="string" calcext:value-type="string">
            <text:p>#P("soundLen", "0.595614")</text:p>
          </table:table-cell>
          <table:table-cell table:number-columns-repeated="1021"/>
        </table:table-row>
        <table:table-row table:style-name="ro13">
          <table:table-cell office:value-type="string" calcext:value-type="string">
            <text:p>string</text:p>
          </table:table-cell>
          <table:table-cell office:value-type="string" calcext:value-type="string">
            <text:p>C437A.DAT-ss0-5</text:p>
          </table:table-cell>
          <table:table-cell office:value-type="string" calcext:value-type="string">
            <text:p>#P("soundLen", "4.47392")</text:p>
          </table:table-cell>
          <table:table-cell table:style-name="ce1"/>
          <table:table-cell office:value-type="string" calcext:value-type="string">
            <text:p><text:span text:style-name="T1">弓美：</text:span>「びょよん」？</text:p>
            <text:p>桜子：何の音？</text:p>
            <text:p>　うぉ…はああ！？</text:p>
          </table:table-cell>
          <table:table-cell office:value-type="string" calcext:value-type="string">
            <text:p>{Boing-boing}?</text:p>
            <text:p/>
            <text:p>#w(1.268)</text:p>
            <text:p>What's that sound?</text:p>
            <text:p>//#woff(2.797)</text:p>
            <text:p><text:span text:style-name="T1">#woff(2.168)</text:span></text:p>
          </table:table-cell>
          <table:table-cell/>
          <table:table-cell table:formula="of:=IF([.E964]=&quot;&quot;; &quot;untranscribed&quot;; IF([.F96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37A.DAT-ss0-6</text:p>
          </table:table-cell>
          <table:table-cell office:value-type="string" calcext:value-type="string">
            <text:p>#P("soundLen", "1.82173")</text:p>
          </table:table-cell>
          <table:table-cell office:value-type="string" calcext:value-type="string">
            <text:p>学生達</text:p>
          </table:table-cell>
          <table:table-cell office:value-type="string" calcext:value-type="string">
            <text:p>いやあああ！</text:p>
          </table:table-cell>
          <table:table-cell table:number-columns-repeated="2"/>
          <table:table-cell table:formula="of:=IF([.E965]=&quot;&quot;; &quot;untranscribed&quot;; IF([.F965]=&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37A.DAT-ss0-7</text:p>
          </table:table-cell>
          <table:table-cell table:formula="of:=T([.C175])" office:value-type="string" office:string-value="#P(&quot;soundLen&quot;, &quot;5.84379&quot;)" calcext:value-type="string">
            <text:p>#P("soundLen", "5.84379")</text:p>
          </table:table-cell>
          <table:table-cell/>
          <table:table-cell table:style-name="Default"/>
          <table:table-cell table:number-columns-repeated="1019"/>
        </table:table-row>
        <table:table-row table:style-name="ro6">
          <table:table-cell office:value-type="string" calcext:value-type="string">
            <text:p>string</text:p>
          </table:table-cell>
          <table:table-cell office:value-type="string" calcext:value-type="string">
            <text:p>C437A.DAT-ss0-8</text:p>
          </table:table-cell>
          <table:table-cell office:value-type="string" calcext:value-type="string">
            <text:p>#P("soundLen", "2.25352")</text:p>
          </table:table-cell>
          <table:table-cell table:style-name="ce1" office:value-type="string" calcext:value-type="string">
            <text:p>桜子</text:p>
          </table:table-cell>
          <table:table-cell office:value-type="string" calcext:value-type="string">
            <text:p>桜子：なんだ、今のは？</text:p>
            <text:p><text:span text:style-name="T1">弓美：さぁ…</text:span></text:p>
          </table:table-cell>
          <table:table-cell table:style-name="ce4" office:value-type="string" calcext:value-type="string">
            <text:p>What WAS that just now?</text:p>
            <text:p/>
            <text:p>#w(1.983)</text:p>
            <text:p>Hmm...</text:p>
          </table:table-cell>
          <table:table-cell/>
          <table:table-cell table:formula="of:=IF([.E968]=&quot;&quot;; &quot;untranscribed&quot;; IF([.F96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37A.DAT-ss0-9</text:p>
          </table:table-cell>
          <table:table-cell office:value-type="string" calcext:value-type="string">
            <text:p>#P("soundLen", "2.64537")</text:p>
          </table:table-cell>
          <table:table-cell office:value-type="string" calcext:value-type="string">
            <text:p>学生達</text:p>
          </table:table-cell>
          <table:table-cell office:value-type="string" calcext:value-type="string">
            <text:p>あああああああああ！</text:p>
          </table:table-cell>
          <table:table-cell table:number-columns-repeated="2"/>
          <table:table-cell table:formula="of:=IF([.E968]=&quot;&quot;; &quot;untranscribed&quot;; IF([.F968]=&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37A.DAT-ss0-10</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437A.DAT-ss0-11</text:p>
          </table:table-cell>
          <table:table-cell table:formula="of:=T([.C4])" office:value-type="string" office:string-value="#P(&quot;soundLen&quot;, &quot;0.203637&quot;)" calcext:value-type="string">
            <text:p>#P("soundLen", "0.203637")</text:p>
          </table:table-cell>
          <table:table-cell table:number-columns-repeated="1021"/>
        </table:table-row>
        <table:table-row table:style-name="ro30">
          <table:table-cell office:value-type="string" calcext:value-type="string">
            <text:p>string</text:p>
          </table:table-cell>
          <table:table-cell office:value-type="string" calcext:value-type="string">
            <text:p>C437A.DAT-ss0-12</text:p>
          </table:table-cell>
          <table:table-cell office:value-type="string" calcext:value-type="string">
            <text:p>#P("soundLen", "13.3331")</text:p>
          </table:table-cell>
          <table:table-cell/>
          <table:table-cell office:value-type="string" calcext:value-type="string">
            <text:p>弓美：ど…どうしたのかしら</text:p>
            <text:p>桜子：エネルギーが切れたかな？</text:p>
            <text:p>弓美：エネルギーって何？</text:p>
            <text:p>　ガソリン？</text:p>
            <text:p>桜子：どうでもいいけど、この変なのいったい何なの？</text:p>
            <text:p>弓美：さぁ…だけど、どうしよう？</text:p>
          </table:table-cell>
          <table:table-cell office:value-type="string" calcext:value-type="string">
            <text:p>W-What happened?</text:p>
            <text:p/>
            <text:p>#w(2.428)</text:p>
            <text:p>Did it run out of energy?</text:p>
            <text:p/>
            <text:p>#w(4.660)</text:p>
            <text:p>What {energy}? Gasoline?</text:p>
            <text:p/>
            <text:p>#w(7.074)</text:p>
            <text:p>It doesn't matter, but what the heck is this weird thing?</text:p>
            <text:p/>
            <text:p>#w(10.512)</text:p>
            <text:p>Uh, well...</text:p>
            <text:p/>
            <text:p>#w(11.930)</text:p>
            <text:p>Oh, what should we do!?</text:p>
          </table:table-cell>
          <table:table-cell/>
          <table:table-cell table:formula="of:=IF([.E971]=&quot;&quot;; &quot;untranscribed&quot;; IF([.F97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7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37B.DAT-ss0-0</text:p>
          </table:table-cell>
          <table:table-cell office:value-type="string" calcext:value-type="string">
            <text:p>#P("soundLen", "0.418023")</text:p>
          </table:table-cell>
          <table:table-cell table:number-columns-repeated="1021"/>
        </table:table-row>
        <table:table-row table:style-name="ro7">
          <table:table-cell office:value-type="string" calcext:value-type="string">
            <text:p>string</text:p>
          </table:table-cell>
          <table:table-cell office:value-type="string" calcext:value-type="string">
            <text:p>C437B.DAT-ss0-1</text:p>
          </table:table-cell>
          <table:table-cell office:value-type="string" calcext:value-type="string">
            <text:p>#P("soundLen", "1.16862")</text:p>
          </table:table-cell>
          <table:table-cell table:style-name="ce1" office:value-type="string" calcext:value-type="string">
            <text:p>弓美</text:p>
          </table:table-cell>
          <table:table-cell office:value-type="string" calcext:value-type="string">
            <text:p>きゃあああ！</text:p>
          </table:table-cell>
          <table:table-cell table:number-columns-repeated="2"/>
          <table:table-cell table:formula="of:=IF([.E974]=&quot;&quot;; &quot;untranscribed&quot;; IF([.F974]=&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37B.DAT-ss0-2</text:p>
          </table:table-cell>
          <table:table-cell office:value-type="string" calcext:value-type="string">
            <text:p>#P("soundLen", "4.24197")</text:p>
          </table:table-cell>
          <table:table-cell table:number-columns-repeated="1021"/>
        </table:table-row>
        <table:table-row table:style-name="ro1">
          <table:table-cell table:number-columns-repeated="4"/>
          <table:table-cell office:value-type="string" calcext:value-type="string">
            <text:p>//==================================</text:p>
            <text:p>// File: C437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37C.DAT-ss0-0</text:p>
          </table:table-cell>
          <table:table-cell office:value-type="string" calcext:value-type="string">
            <text:p>#P("soundLen", "5.34756")</text:p>
          </table:table-cell>
          <table:table-cell table:number-columns-repeated="1021"/>
        </table:table-row>
        <table:table-row table:style-name="ro2">
          <table:table-cell office:value-type="string" calcext:value-type="string">
            <text:p>string</text:p>
          </table:table-cell>
          <table:table-cell office:value-type="string" calcext:value-type="string">
            <text:p>C437C.DAT-ss0-1</text:p>
          </table:table-cell>
          <table:table-cell table:formula="of:=T([.C3])" office:value-type="string" office:string-value="#P(&quot;soundLen&quot;, &quot;0.41403&quot;)" calcext:value-type="string">
            <text:p>#P("soundLen", "0.41403")</text:p>
          </table:table-cell>
          <table:table-cell table:number-columns-repeated="1021"/>
        </table:table-row>
        <table:table-row table:style-name="ro2">
          <table:table-cell office:value-type="string" calcext:value-type="string">
            <text:p>string</text:p>
          </table:table-cell>
          <table:table-cell office:value-type="string" calcext:value-type="string">
            <text:p>C437C.DAT-ss0-2</text:p>
          </table:table-cell>
          <table:table-cell office:value-type="string" calcext:value-type="string">
            <text:p>#P("soundLen", "1.13576")</text:p>
          </table:table-cell>
          <table:table-cell table:number-columns-repeated="1021"/>
        </table:table-row>
        <table:table-row table:style-name="ro1">
          <table:table-cell table:number-columns-repeated="4"/>
          <table:table-cell office:value-type="string" calcext:value-type="string">
            <text:p>//==================================</text:p>
            <text:p>// File: C437E.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37E.DAT-ss0-0</text:p>
          </table:table-cell>
          <table:table-cell office:value-type="string" calcext:value-type="string">
            <text:p>#P("soundLen", "0.994656")</text:p>
          </table:table-cell>
          <table:table-cell table:style-name="ce1" office:value-type="string" calcext:value-type="string">
            <text:p>弓美</text:p>
          </table:table-cell>
          <table:table-cell office:value-type="string" calcext:value-type="string">
            <text:p>いやあああああ！</text:p>
          </table:table-cell>
          <table:table-cell table:number-columns-repeated="2"/>
          <table:table-cell table:formula="of:=IF([.E981]=&quot;&quot;; &quot;untranscribed&quot;; IF([.F981]=&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37E.DAT-ss0-1</text:p>
          </table:table-cell>
          <table:table-cell office:value-type="string" calcext:value-type="string">
            <text:p>#P("soundLen", "0.627311")</text:p>
          </table:table-cell>
          <table:table-cell table:number-columns-repeated="1021"/>
        </table:table-row>
        <table:table-row table:style-name="ro1">
          <table:table-cell table:number-columns-repeated="4"/>
          <table:table-cell office:value-type="string" calcext:value-type="string">
            <text:p>//==================================</text:p>
            <text:p>// File: C437F.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37F.DAT-ss0-0</text:p>
          </table:table-cell>
          <table:table-cell table:formula="of:=T([.C963])" office:value-type="string" office:string-value="#P(&quot;soundLen&quot;, &quot;0.595614&quot;)" calcext:value-type="string">
            <text:p>#P("soundLen", "0.595614")</text:p>
          </table:table-cell>
          <table:table-cell table:number-columns-repeated="1021"/>
        </table:table-row>
        <table:table-row table:style-name="ro2">
          <table:table-cell office:value-type="string" calcext:value-type="string">
            <text:p>string</text:p>
          </table:table-cell>
          <table:table-cell office:value-type="string" calcext:value-type="string">
            <text:p>C437F.DAT-ss0-1</text:p>
          </table:table-cell>
          <table:table-cell table:formula="of:=T([.C975])" office:value-type="string" office:string-value="#P(&quot;soundLen&quot;, &quot;4.24197&quot;)" calcext:value-type="string">
            <text:p>#P("soundLen", "4.24197")</text:p>
          </table:table-cell>
          <table:table-cell table:number-columns-repeated="1021"/>
        </table:table-row>
        <table:table-row table:style-name="ro2">
          <table:table-cell office:value-type="string" calcext:value-type="string">
            <text:p>string</text:p>
          </table:table-cell>
          <table:table-cell office:value-type="string" calcext:value-type="string">
            <text:p>C437F.DAT-ss0-2</text:p>
          </table:table-cell>
          <table:table-cell table:formula="of:=T([.C4])" office:value-type="string" office:string-value="#P(&quot;soundLen&quot;, &quot;0.203637&quot;)" calcext:value-type="string">
            <text:p>#P("soundLen", "0.203637")</text:p>
          </table:table-cell>
          <table:table-cell table:number-columns-repeated="1021"/>
        </table:table-row>
        <table:table-row table:style-name="ro7">
          <table:table-cell office:value-type="string" calcext:value-type="string">
            <text:p>string</text:p>
          </table:table-cell>
          <table:table-cell office:value-type="string" calcext:value-type="string">
            <text:p>C437F.DAT-ss0-3</text:p>
          </table:table-cell>
          <table:table-cell office:value-type="string" calcext:value-type="string">
            <text:p>#P("soundLen", "0.359789")</text:p>
          </table:table-cell>
          <table:table-cell office:value-type="string" calcext:value-type="string">
            <text:p>部長</text:p>
          </table:table-cell>
          <table:table-cell office:value-type="string" calcext:value-type="string">
            <text:p>え？</text:p>
          </table:table-cell>
          <table:table-cell office:value-type="string" calcext:value-type="string">
            <text:p>Huh?</text:p>
          </table:table-cell>
          <table:table-cell/>
          <table:table-cell table:formula="of:=IF([.E987]=&quot;&quot;; &quot;untranscribed&quot;; IF([.F98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7G.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37G.DAT-ss0-0</text:p>
          </table:table-cell>
          <table:table-cell table:formula="of:=T([.C963])" office:value-type="string" office:string-value="#P(&quot;soundLen&quot;, &quot;0.595614&quot;)" calcext:value-type="string">
            <text:p>#P("soundLen", "0.595614")</text:p>
          </table:table-cell>
          <table:table-cell table:number-columns-repeated="1021"/>
        </table:table-row>
        <table:table-row table:style-name="ro5">
          <table:table-cell office:value-type="string" calcext:value-type="string">
            <text:p>string</text:p>
          </table:table-cell>
          <table:table-cell office:value-type="string" calcext:value-type="string">
            <text:p>C437G.DAT-ss0-1</text:p>
          </table:table-cell>
          <table:table-cell office:value-type="string" calcext:value-type="string">
            <text:p>#P("soundLen", "3.0368")</text:p>
          </table:table-cell>
          <table:table-cell/>
          <table:table-cell office:value-type="string" calcext:value-type="string">
            <text:p>部長：どひゃー！</text:p>
            <text:p>桜子：た、助かった！</text:p>
          </table:table-cell>
          <table:table-cell office:value-type="string" calcext:value-type="string">
            <text:p>#w(1.841)</text:p>
            <text:p>W-We're saved!</text:p>
          </table:table-cell>
          <table:table-cell/>
          <table:table-cell table:formula="of:=IF([.E990]=&quot;&quot;; &quot;untranscribed&quot;; IF([.F99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39.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439.DAT-ss0-0</text:p>
          </table:table-cell>
          <table:table-cell office:value-type="string" calcext:value-type="string">
            <text:p>#P("soundLen", "3.73033")</text:p>
          </table:table-cell>
          <table:table-cell/>
          <table:table-cell office:value-type="string" calcext:value-type="string">
            <text:p>桜子：あんたが余計なことするからよ！！</text:p>
            <text:p>弓美：だって、だってー！</text:p>
          </table:table-cell>
          <table:table-cell office:value-type="string" calcext:value-type="string">
            <text:p>This is all because YOU had to go stirring the pot!</text:p>
            <text:p/>
            <text:p>#w(2.541)</text:p>
            <text:p>But I, but I...!</text:p>
          </table:table-cell>
          <table:table-cell office:value-type="string" calcext:value-type="string">
            <text:p>CHECK</text:p>
          </table:table-cell>
          <table:table-cell table:formula="of:=IF([.E992]=&quot;&quot;; &quot;untranscribed&quot;; IF([.F99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39.DAT-ss0-1</text:p>
          </table:table-cell>
          <table:table-cell table:formula="of:=T([.C982])" office:value-type="string" office:string-value="#P(&quot;soundLen&quot;, &quot;0.627311&quot;)" calcext:value-type="string">
            <text:p>#P("soundLen", "0.627311")</text:p>
          </table:table-cell>
          <table:table-cell table:style-name="ce1"/>
          <table:table-cell table:number-columns-repeated="1020"/>
        </table:table-row>
        <table:table-row table:style-name="ro2">
          <table:table-cell office:value-type="string" calcext:value-type="string">
            <text:p>string</text:p>
          </table:table-cell>
          <table:table-cell office:value-type="string" calcext:value-type="string">
            <text:p>C439.DAT-ss0-2</text:p>
          </table:table-cell>
          <table:table-cell office:value-type="string" calcext:value-type="string">
            <text:p>#P("soundLen", "1.24891")</text:p>
          </table:table-cell>
          <table:table-cell table:number-columns-repeated="1021"/>
        </table:table-row>
        <table:table-row table:style-name="ro4">
          <table:table-cell office:value-type="string" calcext:value-type="string">
            <text:p>string</text:p>
          </table:table-cell>
          <table:table-cell office:value-type="string" calcext:value-type="string">
            <text:p>C439.DAT-ss0-3</text:p>
          </table:table-cell>
          <table:table-cell office:value-type="string" calcext:value-type="string">
            <text:p>#P("soundLen", "1.77904")</text:p>
          </table:table-cell>
          <table:table-cell table:style-name="ce1" office:value-type="string" calcext:value-type="string">
            <text:p>弓美</text:p>
          </table:table-cell>
          <table:table-cell office:value-type="string" calcext:value-type="string">
            <text:p>うわぁ！[追いかけてきてる?]</text:p>
          </table:table-cell>
          <table:table-cell office:value-type="string" calcext:value-type="string">
            <text:p>#w(0.754)</text:p>
            <text:p>They're gaining!</text:p>
          </table:table-cell>
          <table:table-cell/>
          <table:table-cell table:formula="of:=IF([.E995]=&quot;&quot;; &quot;untranscribed&quot;; IF([.F99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39.DAT-ss0-4</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
          <table:table-cell table:number-columns-repeated="4"/>
          <table:table-cell office:value-type="string" calcext:value-type="string">
            <text:p>//==================================</text:p>
            <text:p>// File: C440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40A.DAT-ss0-0</text:p>
          </table:table-cell>
          <table:table-cell office:value-type="string" calcext:value-type="string">
            <text:p>#P("soundLen", "2.45089")</text:p>
          </table:table-cell>
          <table:table-cell office:value-type="string" calcext:value-type="string">
            <text:p>学生達</text:p>
          </table:table-cell>
          <table:table-cell office:value-type="string" calcext:value-type="string">
            <text:p>あああああああああ！</text:p>
          </table:table-cell>
          <table:table-cell table:number-columns-repeated="2"/>
          <table:table-cell table:formula="of:=IF([.E998]=&quot;&quot;; &quot;untranscribed&quot;; IF([.F998]=&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440A.DAT-ss0-1</text:p>
          </table:table-cell>
          <table:table-cell office:value-type="string" calcext:value-type="string">
            <text:p>#P("soundLen", "3.26593")</text:p>
          </table:table-cell>
          <table:table-cell office:value-type="string" calcext:value-type="string">
            <text:p>？？？</text:p>
          </table:table-cell>
          <table:table-cell office:value-type="string" calcext:value-type="string">
            <text:p>はぁ、はぁ、はぁ、はぁ…</text:p>
          </table:table-cell>
          <table:table-cell table:number-columns-repeated="2"/>
          <table:table-cell table:formula="of:=IF([.E999]=&quot;&quot;; &quot;untranscribed&quot;; IF([.F999]=&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40A.DAT-ss0-2</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
          <table:table-cell table:number-columns-repeated="4"/>
          <table:table-cell office:value-type="string" calcext:value-type="string">
            <text:p>//==================================</text:p>
            <text:p>// File: C440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40B.DAT-ss0-0</text:p>
          </table:table-cell>
          <table:table-cell table:formula="of:=T([.C998])" office:value-type="string" office:string-value="#P(&quot;soundLen&quot;, &quot;2.45089&quot;)" calcext:value-type="string">
            <text:p>#P("soundLen", "2.45089")</text:p>
          </table:table-cell>
          <table:table-cell office:value-type="string" calcext:value-type="string">
            <text:p>学生達</text:p>
          </table:table-cell>
          <table:table-cell office:value-type="string" calcext:value-type="string">
            <text:p>あああああああああ！</text:p>
          </table:table-cell>
          <table:table-cell table:number-columns-repeated="2"/>
          <table:table-cell table:formula="of:=IF([.E1002]=&quot;&quot;; &quot;untranscribed&quot;; IF([.F1002]=&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40B.DAT-ss0-1</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
          <table:table-cell table:number-columns-repeated="4"/>
          <table:table-cell office:value-type="string" calcext:value-type="string">
            <text:p>//==================================</text:p>
            <text:p>// File: C440C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40C1.DAT-ss0-0</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3">
          <table:table-cell office:value-type="string" calcext:value-type="string">
            <text:p>string</text:p>
          </table:table-cell>
          <table:table-cell office:value-type="string" calcext:value-type="string">
            <text:p>C440C1.DAT-ss0-1</text:p>
          </table:table-cell>
          <table:table-cell office:value-type="string" calcext:value-type="string">
            <text:p>#P("soundLen", "8.13496")</text:p>
          </table:table-cell>
          <table:table-cell/>
          <table:table-cell office:value-type="string" calcext:value-type="string">
            <text:p>弓美：どうしたらいいの！？</text:p>
            <text:p>桜子：何言ってんのよ、弓美</text:p>
            <text:p>　こういう時こそ変身して、なんとかすればいいでしょ！</text:p>
          </table:table-cell>
          <table:table-cell office:value-type="string" calcext:value-type="string">
            <text:p>What do we DO!?</text:p>
            <text:p/>
            <text:p>#w(2.697)</text:p>
            <text:p>What're you saying, Yumimi?</text:p>
            <text:p/>
            <text:p>#w(4.838)</text:p>
            <text:p>It's at times like THIS that you should transform and take care of things!</text:p>
          </table:table-cell>
          <table:table-cell/>
          <table:table-cell table:formula="of:=IF([.E1006]=&quot;&quot;; &quot;untranscribed&quot;; IF([.F1006]=&quot;&quot;; &quot;UNTRANSLATED&quot;; &quot;&quot;))">
            <text:p/>
          </table:table-cell>
          <table:table-cell table:number-columns-repeated="1016"/>
        </table:table-row>
        <table:table-row table:style-name="ro1">
          <table:table-cell table:number-columns-repeated="4"/>
          <table:table-cell office:value-type="string" calcext:value-type="string">
            <text:p>//==================================</text:p>
            <text:p>// File: C440C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40C2.DAT-ss0-0</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6">
          <table:table-cell office:value-type="string" calcext:value-type="string">
            <text:p>string</text:p>
          </table:table-cell>
          <table:table-cell office:value-type="string" calcext:value-type="string">
            <text:p>C440C2.DAT-ss0-1</text:p>
          </table:table-cell>
          <table:table-cell office:value-type="string" calcext:value-type="string">
            <text:p>#P("soundLen", "4.73039")</text:p>
          </table:table-cell>
          <table:table-cell table:style-name="ce1" office:value-type="string" calcext:value-type="string">
            <text:p>弓美</text:p>
          </table:table-cell>
          <table:table-cell office:value-type="string" calcext:value-type="string">
            <text:p>あ、そっか！</text:p>
            <text:p>変身すればいいのか！</text:p>
            <text:p>変身…変身！</text:p>
          </table:table-cell>
          <table:table-cell office:value-type="string" calcext:value-type="string">
            <text:p>Oh, that's right! I SHOULD transform!</text:p>
            <text:p/>
            <text:p>#w(2.869)</text:p>
            <text:p>Transform...Transform!</text:p>
          </table:table-cell>
          <table:table-cell/>
          <table:table-cell table:formula="of:=IF([.E1009]=&quot;&quot;; &quot;untranscribed&quot;; IF([.F1009]=&quot;&quot;; &quot;UNTRANSLATED&quot;; &quot;&quot;))">
            <text:p/>
          </table:table-cell>
          <table:table-cell table:number-columns-repeated="1016"/>
        </table:table-row>
        <table:table-row table:style-name="ro1">
          <table:table-cell table:number-columns-repeated="4"/>
          <table:table-cell office:value-type="string" calcext:value-type="string">
            <text:p>//==================================</text:p>
            <text:p>// File: C44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41.DAT-ss0-0</text:p>
          </table:table-cell>
          <table:table-cell table:formula="of:=T([.C977])" office:value-type="string" office:string-value="#P(&quot;soundLen&quot;, &quot;5.34756&quot;)" calcext:value-type="string">
            <text:p>#P("soundLen", "5.34756")</text:p>
          </table:table-cell>
          <table:table-cell table:number-columns-repeated="1021"/>
        </table:table-row>
        <table:table-row table:style-name="ro1">
          <table:table-cell office:value-type="string" calcext:value-type="string">
            <text:p>string</text:p>
          </table:table-cell>
          <table:table-cell office:value-type="string" calcext:value-type="string">
            <text:p>C441.DAT-start</text:p>
          </table:table-cell>
          <table:table-cell table:number-columns-repeated="2"/>
          <table:table-cell office:value-type="string" calcext:value-type="string">
            <text:p>ゴミ</text:p>
          </table:table-cell>
          <table:table-cell office:value-type="string" calcext:value-type="string">
            <text:p>#w(1.283)</text:p>
            <text:p>TRASH</text:p>
            <text:p>#woff(4.283)</text:p>
          </table:table-cell>
          <table:table-cell table:number-columns-repeated="1018"/>
        </table:table-row>
        <table:table-row table:style-name="ro1">
          <table:table-cell table:number-columns-repeated="4"/>
          <table:table-cell office:value-type="string" calcext:value-type="string">
            <text:p>//==================================</text:p>
            <text:p>// File: C44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43.DAT-ss0-0</text:p>
          </table:table-cell>
          <table:table-cell office:value-type="string" calcext:value-type="string">
            <text:p>#P("soundLen", "2.98636")</text:p>
          </table:table-cell>
          <table:table-cell table:number-columns-repeated="1021"/>
        </table:table-row>
        <table:table-row table:style-name="ro12">
          <table:table-cell office:value-type="string" calcext:value-type="string">
            <text:p>string</text:p>
          </table:table-cell>
          <table:table-cell office:value-type="string" calcext:value-type="string">
            <text:p>C443.DAT-ss0-1</text:p>
          </table:table-cell>
          <table:table-cell office:value-type="string" calcext:value-type="string">
            <text:p>#P("soundLen", "8.24731")</text:p>
          </table:table-cell>
          <table:table-cell/>
          <table:table-cell office:value-type="string" calcext:value-type="string">
            <text:p>弓美：あああ！や、やああああ！</text:p>
            <text:p>桜子：どこ行くの！弓美！！</text:p>
            <text:p>　…別に返事は期待してないけど</text:p>
          </table:table-cell>
          <table:table-cell office:value-type="string" calcext:value-type="string">
            <text:p>#off()</text:p>
            <text:p>#w(2.500)</text:p>
            <text:p>Where are you going, Yumimi!?</text:p>
            <text:p>#woff(5.200)</text:p>
            <text:p/>
            <text:p>#w(6.268)</text:p>
            <text:p>...I'm not really expecting a reply to that.</text:p>
          </table:table-cell>
          <table:table-cell office:value-type="string" calcext:value-type="string">
            <text:p>CHECK</text:p>
          </table:table-cell>
          <table:table-cell table:formula="of:=IF([.E1015]=&quot;&quot;; &quot;untranscribed&quot;; IF([.F10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44.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44.DAT-ss0-0</text:p>
          </table:table-cell>
          <table:table-cell office:value-type="string" calcext:value-type="string">
            <text:p>#P("soundLen", "2.38172")</text:p>
            <text:p><text:span text:style-name="T1">#P("noAutoOff", "1")</text:span></text:p>
          </table:table-cell>
          <table:table-cell/>
          <table:table-cell office:value-type="string" calcext:value-type="string">
            <text:p>桜子：大丈夫、弓美！？</text:p>
            <text:p>弓美：う、ううぅ…</text:p>
          </table:table-cell>
          <table:table-cell office:value-type="string" calcext:value-type="string">
            <text:p>Are you okay, Yumimi!?</text:p>
            <text:p>//#woff(1.667)</text:p>
            <text:p/>
            <text:p><text:span text:style-name="T1">#w(1.667)</text:span></text:p>
            <text:p><text:span text:style-name="T1">Y-Yeah...</text:span></text:p>
          </table:table-cell>
          <table:table-cell/>
          <table:table-cell table:formula="of:=IF([.E1017]=&quot;&quot;; &quot;untranscribed&quot;; IF([.F1017]=&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444.DAT-ss0-1</text:p>
          </table:table-cell>
          <table:table-cell office:value-type="string" calcext:value-type="string">
            <text:p>#P("soundLen", "1.02813")</text:p>
          </table:table-cell>
          <table:table-cell table:style-name="ce1" office:value-type="string" calcext:value-type="string">
            <text:p>弓美</text:p>
          </table:table-cell>
          <table:table-cell office:value-type="string" calcext:value-type="string">
            <text:p>いったったった…</text:p>
          </table:table-cell>
          <table:table-cell office:value-type="string" calcext:value-type="string">
            <text:p>//Owww...</text:p>
            <text:p>#woff(0.300)</text:p>
          </table:table-cell>
          <table:table-cell/>
          <table:table-cell table:formula="of:=IF([.E1018]=&quot;&quot;; &quot;untranscribed&quot;; IF([.F101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45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45B.DAT-ss0-0</text:p>
          </table:table-cell>
          <table:table-cell office:value-type="string" calcext:value-type="string">
            <text:p>#P("soundLen", "0.238405")</text:p>
          </table:table-cell>
          <table:table-cell table:style-name="ce1" office:value-type="string" calcext:value-type="string">
            <text:p>桜子</text:p>
          </table:table-cell>
          <table:table-cell office:value-type="string" calcext:value-type="string">
            <text:p>え？</text:p>
          </table:table-cell>
          <table:table-cell office:value-type="string" calcext:value-type="string">
            <text:p>Huh?</text:p>
          </table:table-cell>
          <table:table-cell/>
          <table:table-cell table:formula="of:=IF([.E1020]=&quot;&quot;; &quot;untranscribed&quot;; IF([.F102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4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46.DAT-ss0-0</text:p>
          </table:table-cell>
          <table:table-cell office:value-type="string" calcext:value-type="string">
            <text:p>#P("soundLen", "0.0828675")</text:p>
          </table:table-cell>
          <table:table-cell table:number-columns-repeated="1021"/>
        </table:table-row>
        <table:table-row table:style-name="ro1">
          <table:table-cell table:number-columns-repeated="4"/>
          <table:table-cell office:value-type="string" calcext:value-type="string">
            <text:p>//==================================</text:p>
            <text:p>// File: C447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47A.DAT-ss0-0</text:p>
          </table:table-cell>
          <table:table-cell office:value-type="string" calcext:value-type="string">
            <text:p>#P("soundLen", "4.67234")</text:p>
          </table:table-cell>
          <table:table-cell/>
          <table:table-cell office:value-type="string" calcext:value-type="string">
            <text:p>桜子：何なのよ、あれはいったい？</text:p>
            <text:p>弓美：学校中で跳ねまわっているみたいだわ</text:p>
          </table:table-cell>
          <table:table-cell office:value-type="string" calcext:value-type="string">
            <text:p>What the heck are those things?</text:p>
            <text:p/>
            <text:p>#w(2.513)</text:p>
            <text:p>It looks like they're bouncing all over the whole school.</text:p>
          </table:table-cell>
          <table:table-cell/>
          <table:table-cell table:formula="of:=IF([.E1024]=&quot;&quot;; &quot;untranscribed&quot;; IF([.F1024]=&quot;&quot;; &quot;UNTRANSLATED&quot;; &quot;&quot;))">
            <text:p/>
          </table:table-cell>
          <table:table-cell table:number-columns-repeated="1016"/>
        </table:table-row>
        <table:table-row table:style-name="ro30">
          <table:table-cell office:value-type="string" calcext:value-type="string">
            <text:p>string</text:p>
          </table:table-cell>
          <table:table-cell office:value-type="string" calcext:value-type="string">
            <text:p>C447A.DAT-ss0-1</text:p>
          </table:table-cell>
          <table:table-cell office:value-type="string" calcext:value-type="string">
            <text:p>#P("soundLen", "13.6075")</text:p>
          </table:table-cell>
          <table:table-cell/>
          <table:table-cell office:value-type="string" calcext:value-type="string">
            <text:p>桜子：なんとかなさいよ、弓美</text:p>
            <text:p>弓美：なんとかって、どうすんの？</text:p>
            <text:p>桜子：こういう時に変身して、パニックを[抑える]のがセオリーでしょ</text:p>
            <text:p>　あんた[自覚?][???][なさすぎる??]わよ</text:p>
            <text:p>弓美：そ、そ、そうかしら</text:p>
            <text:p>　え、えええっと…</text:p>
          </table:table-cell>
          <table:table-cell office:value-type="string" calcext:value-type="string">
            <text:p>Do something, Yumimi!</text:p>
            <text:p/>
            <text:p>#w(1.991)</text:p>
            <text:p>{Something}...like what?</text:p>
            <text:p/>
            <text:p>#w(4.283)</text:p>
            <text:p>Orthodoxy dictates that when this happens, you should transform and quell the panic!</text:p>
            <text:p/>
            <text:p>#w(8.193)</text:p>
            <text:p>You're being too self-conscious!</text:p>
            <text:p/>
            <text:p>#w(9.855)</text:p>
            <text:p>A-A-Am I?</text:p>
            <text:p/>
            <text:p>#w(11.817)</text:p>
            <text:p>Uh, um, uhhh...</text:p>
          </table:table-cell>
          <table:table-cell office:value-type="string" calcext:value-type="string">
            <text:p>FIXME</text:p>
            <text:p>NOTE: sakurako characterizes yumimi's prescribed response with the english word "theory", which doesn't really work as-is</text:p>
          </table:table-cell>
          <table:table-cell table:formula="of:=IF([.E1025]=&quot;&quot;; &quot;untranscribed&quot;; IF([.F102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47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47B.DAT-ss0-0</text:p>
          </table:table-cell>
          <table:table-cell office:value-type="string" calcext:value-type="string">
            <text:p>#P("soundLen", "2.72062")</text:p>
          </table:table-cell>
          <table:table-cell/>
          <table:table-cell office:value-type="string" calcext:value-type="string">
            <text:p>でもあたし変身したくないな</text:p>
          </table:table-cell>
          <table:table-cell office:value-type="string" calcext:value-type="string">
            <text:p>But I don't want to transform.</text:p>
          </table:table-cell>
          <table:table-cell/>
          <table:table-cell table:formula="of:=IF([.E1027]=&quot;&quot;; &quot;untranscribed&quot;; IF([.F102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48.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448.DAT-ss0-0</text:p>
          </table:table-cell>
          <table:table-cell office:value-type="string" calcext:value-type="string">
            <text:p>#P("soundLen", "11.0713")</text:p>
          </table:table-cell>
          <table:table-cell/>
          <table:table-cell office:value-type="string" calcext:value-type="string">
            <text:p>弓美：ああ、あ！なつかれた！</text:p>
            <text:p>児島先生：こらー！</text:p>
            <text:p>　何やってんだ、吉沢！</text:p>
            <text:p>　ペットなんか連れてきちゃいかんだろ、こら！</text:p>
            <text:p>弓美：ペ、ペットじゃりません！</text:p>
          </table:table-cell>
          <table:table-cell office:value-type="string" calcext:value-type="string">
            <text:p>#w(0.831)</text:p>
            <text:p>It's gone all cuddly!</text:p>
            <text:p/>
            <text:p>#w(2.535)</text:p>
            <text:p>HEY! What are you doing, Yoshizawa!?</text:p>
            <text:p/>
            <text:p>#w(6.302)</text:p>
            <text:p>You know you're not allowed to bring pets!</text:p>
            <text:p/>
            <text:p>#w(9.167)</text:p>
            <text:p>I-It's not a pet!</text:p>
          </table:table-cell>
          <table:table-cell office:value-type="string" calcext:value-type="string">
            <text:p>NOTE: literally "it became affectionate with/attached to me". i'd use the latter except that it sounds literal in this context.</text:p>
          </table:table-cell>
          <table:table-cell table:formula="of:=IF([.E1029]=&quot;&quot;; &quot;untranscribed&quot;; IF([.F102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48.DAT-ss0-1</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
          <table:table-cell table:number-columns-repeated="4"/>
          <table:table-cell office:value-type="string" calcext:value-type="string">
            <text:p>//==================================</text:p>
            <text:p>// File: C449.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449.DAT-ss0-0</text:p>
          </table:table-cell>
          <table:table-cell office:value-type="string" calcext:value-type="string">
            <text:p>#P("soundLen", "10.6688")</text:p>
          </table:table-cell>
          <table:table-cell/>
          <table:table-cell office:value-type="string" calcext:value-type="string">
            <text:p>女の子：何、弓美、それ</text:p>
            <text:p>男の子：あまりかわいくないぞ、それ</text:p>
            <text:p>女の子：あら？あたし、かわいいと思うけど</text:p>
            <text:p>弓美：だってー！</text:p>
          </table:table-cell>
          <table:table-cell office:value-type="string" calcext:value-type="string">
            <text:p>#w(1.049)</text:p>
            <text:p>What's THAT, Yumimi?</text:p>
            <text:p/>
            <text:p>#w(2.680)</text:p>
            <text:p>That thing's not very cute.</text:p>
            <text:p/>
            <text:p>#w(4.743)</text:p>
            <text:p>Oh? I think it's pretty cute.</text:p>
            <text:p>//#woff(7.668)</text:p>
            <text:p><text:span text:style-name="T1">#woff(7.068)</text:span></text:p>
            <text:p/>
            <text:p>#w(9.148)</text:p>
            <text:p>But...!</text:p>
          </table:table-cell>
          <table:table-cell/>
          <table:table-cell table:formula="of:=IF([.E1032]=&quot;&quot;; &quot;untranscribed&quot;; IF([.F103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49.DAT-ss0-1</text:p>
          </table:table-cell>
          <table:table-cell office:value-type="string" calcext:value-type="string">
            <text:p>#P("soundLen", "0.863137")</text:p>
          </table:table-cell>
          <table:table-cell table:number-columns-repeated="1021"/>
        </table:table-row>
        <table:table-row table:style-name="ro1">
          <table:table-cell table:number-columns-repeated="4"/>
          <table:table-cell office:value-type="string" calcext:value-type="string">
            <text:p>//==================================</text:p>
            <text:p>// File: C450.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450.DAT-ss0-0</text:p>
          </table:table-cell>
          <table:table-cell office:value-type="string" calcext:value-type="string">
            <text:p>#P("soundLen", "5.60348")</text:p>
          </table:table-cell>
          <table:table-cell/>
          <table:table-cell office:value-type="string" calcext:value-type="string">
            <text:p>弓美：桜子ちゃ〜ん！</text:p>
            <text:p>桜子：ああ！[恥ずかしい?]わね！[少し??]来ないでよ！</text:p>
            <text:p>弓美：そんな！</text:p>
          </table:table-cell>
          <table:table-cell office:value-type="string" calcext:value-type="string">
            <text:p>Sakurako+-chan++!</text:p>
            <text:p/>
            <text:p>#w(2.291)</text:p>
            <text:p>You're a disgrace! Stay away from me!</text:p>
            <text:p/>
            <text:p>#w(4.638)</text:p>
            <text:p>How could you!?</text:p>
          </table:table-cell>
          <table:table-cell office:value-type="string" calcext:value-type="string">
            <text:p>CHECK</text:p>
          </table:table-cell>
          <table:table-cell table:formula="of:=IF([.E1035]=&quot;&quot;; &quot;untranscribed&quot;; IF([.F103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50.DAT-ss0-1</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
          <table:table-cell table:number-columns-repeated="4"/>
          <table:table-cell office:value-type="string" calcext:value-type="string">
            <text:p>//==================================</text:p>
            <text:p>// File: C451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451B.DAT-ss0-0</text:p>
          </table:table-cell>
          <table:table-cell office:value-type="string" calcext:value-type="string">
            <text:p>#P("soundLen", "3.25315")</text:p>
          </table:table-cell>
          <table:table-cell table:style-name="ce1" office:value-type="string" calcext:value-type="string">
            <text:p>弓美</text:p>
          </table:table-cell>
          <table:table-cell office:value-type="string" calcext:value-type="string">
            <text:p>えっと…</text:p>
            <text:p>変身、変身…変身</text:p>
          </table:table-cell>
          <table:table-cell office:value-type="string" calcext:value-type="string">
            <text:p>Umm...\n</text:p>
            <text:p>Transform, transform...Transform!</text:p>
          </table:table-cell>
          <table:table-cell/>
          <table:table-cell table:formula="of:=IF([.E1038]=&quot;&quot;; &quot;untranscribed&quot;; IF([.F103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2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52A.DAT-ss0-0</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7">
          <table:table-cell office:value-type="string" calcext:value-type="string">
            <text:p>string</text:p>
          </table:table-cell>
          <table:table-cell office:value-type="string" calcext:value-type="string">
            <text:p>C452A.DAT-ss0-1</text:p>
          </table:table-cell>
          <table:table-cell office:value-type="string" calcext:value-type="string">
            <text:p>#P("soundLen", "1.52583")</text:p>
          </table:table-cell>
          <table:table-cell table:style-name="ce1" office:value-type="string" calcext:value-type="string">
            <text:p>弓美</text:p>
          </table:table-cell>
          <table:table-cell office:value-type="string" calcext:value-type="string">
            <text:p>どうやって変身したらいいの？</text:p>
          </table:table-cell>
          <table:table-cell office:value-type="string" calcext:value-type="string">
            <text:p>How can I transform?</text:p>
          </table:table-cell>
          <table:table-cell/>
          <table:table-cell table:formula="of:=IF([.E1041]=&quot;&quot;; &quot;untranscribed&quot;; IF([.F104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2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52B.DAT-ss0-0</text:p>
          </table:table-cell>
          <table:table-cell office:value-type="string" calcext:value-type="string">
            <text:p>#P("soundLen", "1.03901")</text:p>
          </table:table-cell>
          <table:table-cell table:style-name="ce1" office:value-type="string" calcext:value-type="string">
            <text:p>弓美</text:p>
          </table:table-cell>
          <table:table-cell office:value-type="string" calcext:value-type="string">
            <text:p>どうやって変身すんの？</text:p>
          </table:table-cell>
          <table:table-cell office:value-type="string" calcext:value-type="string">
            <text:p>How do I transform?</text:p>
          </table:table-cell>
          <table:table-cell/>
          <table:table-cell table:formula="of:=IF([.E1043]=&quot;&quot;; &quot;untranscribed&quot;; IF([.F1043]=&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3.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53.DAT-ss0-0</text:p>
          </table:table-cell>
          <table:table-cell office:value-type="string" calcext:value-type="string">
            <text:p>#P("soundLen", "2.17028")</text:p>
          </table:table-cell>
          <table:table-cell table:style-name="ce1" office:value-type="string" calcext:value-type="string">
            <text:p>弓美</text:p>
          </table:table-cell>
          <table:table-cell office:value-type="string" calcext:value-type="string">
            <text:p>遊ばないで、松崎くん！</text:p>
          </table:table-cell>
          <table:table-cell office:value-type="string" calcext:value-type="string">
            <text:p>Don't play around, Matsuzaki+-kun++!</text:p>
          </table:table-cell>
          <table:table-cell/>
          <table:table-cell table:formula="of:=IF([.E1045]=&quot;&quot;; &quot;untranscribed&quot;; IF([.F104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54.DAT-ss0-0</text:p>
          </table:table-cell>
          <table:table-cell table:formula="of:=T([.C987])" office:value-type="string" office:string-value="#P(&quot;soundLen&quot;, &quot;0.359789&quot;)" calcext:value-type="string">
            <text:p>#P("soundLen", "0.359789")</text:p>
          </table:table-cell>
          <table:table-cell office:value-type="string" calcext:value-type="string">
            <text:p>真一</text:p>
          </table:table-cell>
          <table:table-cell office:value-type="string" calcext:value-type="string">
            <text:p>え？</text:p>
          </table:table-cell>
          <table:table-cell office:value-type="string" calcext:value-type="string">
            <text:p>Huh?</text:p>
          </table:table-cell>
          <table:table-cell/>
          <table:table-cell table:formula="of:=IF([.E1047]=&quot;&quot;; &quot;untranscribed&quot;; IF([.F104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5.DAT</text:p>
            <text:p>//==================================</text:p>
          </table:table-cell>
          <table:table-cell table:number-columns-repeated="1019"/>
        </table:table-row>
        <table:table-row table:style-name="ro10">
          <table:table-cell office:value-type="string" calcext:value-type="string">
            <text:p>string</text:p>
          </table:table-cell>
          <table:table-cell office:value-type="string" calcext:value-type="string">
            <text:p>C455.DAT-ss0-0</text:p>
          </table:table-cell>
          <table:table-cell office:value-type="string" calcext:value-type="string">
            <text:p>#P("soundLen", "10.1192")</text:p>
          </table:table-cell>
          <table:table-cell/>
          <table:table-cell office:value-type="string" calcext:value-type="string">
            <text:p>真一：おい！何の[騒ぎ?]なんだ？</text:p>
            <text:p>　あれはいったい？</text:p>
            <text:p>弓美：あ、松崎く〜ん…</text:p>
            <text:p>桜子：あ！その子見つかったわね？</text:p>
            <text:p>りえ：あ、あの…あたし…</text:p>
          </table:table-cell>
          <table:table-cell office:value-type="string" calcext:value-type="string">
            <text:p>Hey! What's all this noise?\n</text:p>
            <text:p>The heck is this?</text:p>
            <text:p>//#w(2.263)</text:p>
            <text:p>#woff(3.094)</text:p>
            <text:p/>
            <text:p>#w(3.760)</text:p>
            <text:p>Matsuzaki+-kun++...</text:p>
            <text:p>//#woff(5.042)</text:p>
            <text:p/>
            <text:p>//#w(5.688)</text:p>
            <text:p><text:span text:style-name="T1">#w(5.042)</text:span></text:p>
            <text:p>Oh! You found the girl?</text:p>
            <text:p/>
            <text:p>#w(7.510)</text:p>
            <text:p>U-Um...I...</text:p>
          </table:table-cell>
          <table:table-cell office:value-type="string" calcext:value-type="string">
            <text:p>CHECK</text:p>
          </table:table-cell>
          <table:table-cell table:formula="of:=IF([.E1049]=&quot;&quot;; &quot;untranscribed&quot;; IF([.F104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55.DAT-ss0-1</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1">
          <table:table-cell office:value-type="string" calcext:value-type="string">
            <text:p>string</text:p>
          </table:table-cell>
          <table:table-cell office:value-type="string" calcext:value-type="string">
            <text:p>C455.DAT-ss0-2</text:p>
          </table:table-cell>
          <table:table-cell office:value-type="string" calcext:value-type="string">
            <text:p>#P("soundLen", "5.83648")</text:p>
          </table:table-cell>
          <table:table-cell/>
          <table:table-cell office:value-type="string" calcext:value-type="string">
            <text:p>真一：な、なんだなんだ、[あれいったい]！</text:p>
            <text:p>弓美：実は、かくかくしかじかまるまる[さんかく?]</text:p>
          </table:table-cell>
          <table:table-cell office:value-type="string" calcext:value-type="string">
            <text:p>W-W-W-What!? What IS that!?</text:p>
            <text:p/>
            <text:p>#w(2.620)</text:p>
            <text:p>See, what happened was blah blah blah blather blather blather...</text:p>
          </table:table-cell>
          <table:table-cell office:value-type="string" calcext:value-type="string">
            <text:p>CHECK</text:p>
          </table:table-cell>
          <table:table-cell table:formula="of:=IF([.E1051]=&quot;&quot;; &quot;untranscribed&quot;; IF([.F105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6.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456.DAT-ss0-0</text:p>
          </table:table-cell>
          <table:table-cell office:value-type="string" calcext:value-type="string">
            <text:p>#P("soundLen", "6.47355")</text:p>
          </table:table-cell>
          <table:table-cell/>
          <table:table-cell office:value-type="string" calcext:value-type="string">
            <text:p>真一：そ、それで、吉沢</text:p>
            <text:p>　お前、なんともないのか</text:p>
            <text:p>弓美：とりあえずなんとも</text:p>
            <text:p>真一：そ、そっか</text:p>
          </table:table-cell>
          <table:table-cell office:value-type="string" calcext:value-type="string">
            <text:p>#w(0.790)</text:p>
            <text:p>S-So, Yoshizawa...You're safe and sound?</text:p>
            <text:p/>
            <text:p>#w(4.157)</text:p>
            <text:p>I'm fine for now.</text:p>
            <text:p/>
            <text:p>#w(5.635)</text:p>
            <text:p>I-I see.</text:p>
          </table:table-cell>
          <table:table-cell office:value-type="string" calcext:value-type="string">
            <text:p>CHECK</text:p>
          </table:table-cell>
          <table:table-cell table:formula="of:=IF([.E1053]=&quot;&quot;; &quot;untranscribed&quot;; IF([.F105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56.DAT-ss0-1</text:p>
          </table:table-cell>
          <table:table-cell office:value-type="string" calcext:value-type="string">
            <text:p>#P("soundLen", "3.01702")</text:p>
          </table:table-cell>
          <table:table-cell table:style-name="ce1" office:value-type="string" calcext:value-type="string">
            <text:p>弓美</text:p>
          </table:table-cell>
          <table:table-cell office:value-type="string" calcext:value-type="string">
            <text:p>え、えっと…松崎くん？</text:p>
          </table:table-cell>
          <table:table-cell office:value-type="string" calcext:value-type="string">
            <text:p>Uh...U-Um...Matsuzaki+-kun++?</text:p>
          </table:table-cell>
          <table:table-cell/>
          <table:table-cell table:formula="of:=IF([.E1054]=&quot;&quot;; &quot;untranscribed&quot;; IF([.F10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7A.DAT</text:p>
            <text:p>//==================================</text:p>
          </table:table-cell>
          <table:table-cell table:number-columns-repeated="1019"/>
        </table:table-row>
        <table:table-row table:style-name="ro15">
          <table:table-cell office:value-type="string" calcext:value-type="string">
            <text:p>string</text:p>
          </table:table-cell>
          <table:table-cell office:value-type="string" calcext:value-type="string">
            <text:p>C457A.DAT-ss0-0</text:p>
          </table:table-cell>
          <table:table-cell office:value-type="string" calcext:value-type="string">
            <text:p>#P("soundLen", "8.64592")</text:p>
            <text:p><text:span text:style-name="T1">#P("noAutoOff", "1")</text:span></text:p>
          </table:table-cell>
          <table:table-cell/>
          <table:table-cell office:value-type="string" calcext:value-type="string">
            <text:p>部長：こら、真一！</text:p>
            <text:p>真一：うわ、部長！</text:p>
            <text:p>部長：何、こんな所で油を売ってるんな？</text:p>
            <text:p>　[取材をしてくれといて?]</text:p>
            <text:p>　[騒ぎが?]お前を待ってるんだぞ？</text:p>
          </table:table-cell>
          <table:table-cell office:value-type="string" calcext:value-type="string">
            <text:p>Shinichi, you louse!</text:p>
            <text:p>#woff(1.743)</text:p>
            <text:p/>
            <text:p>#w(2.157)</text:p>
            <text:p>Prez!</text:p>
            <text:p/>
            <text:p>#w(2.931)</text:p>
            <text:p>What are you doing skiving off over here?</text:p>
            <text:p/>
            <text:p>#w(5.369)</text:p>
            <text:p><text:span text:style-name="T1">Get out there and get me coverage!\n</text:span></text:p>
            <text:p><text:span text:style-name="T1">Is the commotion going to wait on you!?</text:span></text:p>
            <text:p/>
            <text:p>//#w(6.771)</text:p>
          </table:table-cell>
          <table:table-cell office:value-type="string" calcext:value-type="string">
            <text:p>CHECK</text:p>
          </table:table-cell>
          <table:table-cell table:formula="of:=IF([.E1056]=&quot;&quot;; &quot;untranscribed&quot;; IF([.F1056]=&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C457A.DAT-ss0-1</text:p>
          </table:table-cell>
          <table:table-cell office:value-type="string" calcext:value-type="string">
            <text:p>#P("soundLen", "11.0448")</text:p>
          </table:table-cell>
          <table:table-cell table:style-name="ce1"/>
          <table:table-cell office:value-type="string" calcext:value-type="string">
            <text:p>真一：ちょちょちょちょ、ちょっと待って下さいよ！</text:p>
            <text:p>　もしかしたら、ものすごい特ダネになるかもしれないんだから</text:p>
            <text:p>部長：何が</text:p>
            <text:p>真一：だから、その、ほら</text:p>
            <text:p>　この子が</text:p>
            <text:p>部長：あら？りえちゃん</text:p>
            <text:p>りえ：あ、部長！</text:p>
          </table:table-cell>
          <table:table-cell office:value-type="string" calcext:value-type="string">
            <text:p>H-H-H-H...Hang on a second!</text:p>
            <text:p/>
            <text:p>#w(2.662)</text:p>
            <text:p>This just might turn into the scoop of the century!</text:p>
            <text:p/>
            <text:p>#w(5.720)</text:p>
            <text:p>What will?</text:p>
            <text:p/>
            <text:p>#w(6.476)</text:p>
            <text:p>Look, see, this! This girl!</text:p>
            <text:p/>
            <text:p>#w(8.382)</text:p>
            <text:p>Oh? Rie+-chan++!</text:p>
            <text:p/>
            <text:p>#w(9.766)</text:p>
            <text:p>Oh, Prez!</text:p>
          </table:table-cell>
          <table:table-cell/>
          <table:table-cell table:formula="of:=IF([.E1057]=&quot;&quot;; &quot;untranscribed&quot;; IF([.F10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7B.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457B.DAT-ss0-0</text:p>
          </table:table-cell>
          <table:table-cell office:value-type="string" calcext:value-type="string">
            <text:p>#P("soundLen", "11.4685")</text:p>
            <text:p><text:span text:style-name="T1">#P("noAutoOff", "1")</text:span></text:p>
          </table:table-cell>
          <table:table-cell/>
          <table:table-cell office:value-type="string" calcext:value-type="string">
            <text:p>弓美：あれ？院長、[あの変なの?]から逃げ切れたの？</text:p>
            <text:p>部長：なぁ、そこで女の子に抱きついてたら、そっちの方に[ついていって?]しまった</text:p>
            <text:p>桜子：んん</text:p>
            <text:p>部長：そんなことはとにかく</text:p>
            <text:p>　真一！</text:p>
          </table:table-cell>
          <table:table-cell office:value-type="string" calcext:value-type="string">
            <text:p>Huh? Director, you got away from that weird thing back there?</text:p>
            <text:p/>
            <text:p>#w(3.960)</text:p>
            <text:p>Oh, I grabbed onto a girl and it went off with her.</text:p>
            <text:p>#woff(8.209)</text:p>
            <text:p/>
            <text:p>#w(9.163)</text:p>
            <text:p>But that's a trifling matter. Shinichi!</text:p>
          </table:table-cell>
          <table:table-cell office:value-type="string" calcext:value-type="string">
            <text:p>CHECK, pretty sure the verb is つく but that could be many things, including "carry", "arrive", and "hit"</text:p>
          </table:table-cell>
          <table:table-cell table:formula="of:=IF([.E1059]=&quot;&quot;; &quot;untranscribed&quot;; IF([.F1059]=&quot;&quot;; &quot;UNTRANSLATED&quot;; &quot;&quot;))">
            <text:p/>
          </table:table-cell>
          <table:table-cell table:number-columns-repeated="1016"/>
        </table:table-row>
        <table:table-row table:style-name="ro18">
          <table:table-cell office:value-type="string" calcext:value-type="string">
            <text:p>string</text:p>
          </table:table-cell>
          <table:table-cell office:value-type="string" calcext:value-type="string">
            <text:p>C457B.DAT-ss0-1</text:p>
          </table:table-cell>
          <table:table-cell office:value-type="string" calcext:value-type="string">
            <text:p>#P("soundLen", "11.1142")</text:p>
          </table:table-cell>
          <table:table-cell table:style-name="ce3" table:formula="of:=T([.D1057])">
            <text:p/>
          </table:table-cell>
          <table:table-cell table:formula="of:=T([.E1057])" office:value-type="string" office:string-value="真一：ちょちょちょちょ、ちょっと待って下さいよ！&#10;　もしかしたら、ものすごい特ダネになるかもしれないんだから&#10;部長：何が&#10;真一：だから、その、ほら&#10;　この子が&#10;部長：あら？りえちゃん&#10;りえ：あ、部長！" calcext:value-type="string">
            <text:p>真一：ちょちょちょちょ、ちょっと待って下さいよ！</text:p>
            <text:p>　もしかしたら、ものすごい特ダネになるかもしれないんだから</text:p>
            <text:p>部長：何が</text:p>
            <text:p>真一：だから、その、ほら</text:p>
            <text:p>　この子が</text:p>
            <text:p>部長：あら？りえちゃん</text:p>
            <text:p>りえ：あ、部長！</text:p>
          </table:table-cell>
          <table:table-cell table:formula="of:=T([.F1057])" office:value-type="string" office:string-value="H-H-H-H...Hang on a second!&#10;&#10;#w(2.662)&#10;This just might turn into the scoop of the century!&#10;&#10;#w(5.720)&#10;What will?&#10;&#10;#w(6.476)&#10;Look, see, this! This girl!&#10;&#10;#w(8.382)&#10;Oh? Rie+-chan++!&#10;&#10;#w(9.766)&#10;Oh, Prez!" calcext:value-type="string">
            <text:p>H-H-H-H...Hang on a second!</text:p>
            <text:p/>
            <text:p>#w(2.662)</text:p>
            <text:p>This just might turn into the scoop of the century!</text:p>
            <text:p/>
            <text:p>#w(5.720)</text:p>
            <text:p>What will?</text:p>
            <text:p/>
            <text:p>#w(6.476)</text:p>
            <text:p>Look, see, this! This girl!</text:p>
            <text:p/>
            <text:p>#w(8.382)</text:p>
            <text:p>Oh? Rie+-chan++!</text:p>
            <text:p/>
            <text:p>#w(9.766)</text:p>
            <text:p>Oh, Prez!</text:p>
          </table:table-cell>
          <table:table-cell/>
          <table:table-cell table:formula="of:=IF([.E1060]=&quot;&quot;; &quot;untranscribed&quot;; IF([.F106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8A.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458A.DAT-ss0-0</text:p>
          </table:table-cell>
          <table:table-cell office:value-type="string" calcext:value-type="string">
            <text:p>#P("soundLen", "5.58597")</text:p>
          </table:table-cell>
          <table:table-cell/>
          <table:table-cell office:value-type="string" calcext:value-type="string">
            <text:p>弓美：部長って、何の部長なんですか、院長？</text:p>
            <text:p>部長：文芸部、文芸部</text:p>
            <text:p>　ぬわははは！</text:p>
          </table:table-cell>
          <table:table-cell office:value-type="string" calcext:value-type="string">
            <text:p>{Prez}...What are you president of, Director?</text:p>
            <text:p/>
            <text:p>#w(3.235)</text:p>
            <text:p>The Literature Club, the Literature Club!</text:p>
            <text:p>//#woff(5.200)</text:p>
            <text:p><text:span text:style-name="T1">#woff(4.622)</text:span></text:p>
          </table:table-cell>
          <table:table-cell/>
          <table:table-cell table:formula="of:=IF([.E1062]=&quot;&quot;; &quot;untranscribed&quot;; IF([.F1062]=&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458A.DAT-ss0-1</text:p>
          </table:table-cell>
          <table:table-cell office:value-type="string" calcext:value-type="string">
            <text:p>#P("soundLen", "9.79538")</text:p>
          </table:table-cell>
          <table:table-cell/>
          <table:table-cell office:value-type="string" calcext:value-type="string">
            <text:p>桜子：あんた、いくつ掛け持ってんのよ！？</text:p>
            <text:p>真一：くっそ、それでめったに部室に顔は出さないんだなぁ</text:p>
            <text:p>部長：にゅ、なぁ、にゅわ、あはははははは！</text:p>
          </table:table-cell>
          <table:table-cell office:value-type="string" calcext:value-type="string">
            <text:p>How many positions do you HAVE!?</text:p>
            <text:p/>
            <text:p>#w(3.310)</text:p>
            <text:p>Man, so THAT'S why he barely ever shows his face in the clubroom.</text:p>
            <text:p>//#woff(7.517)</text:p>
            <text:p><text:span text:style-name="T1">#woff(6.908)</text:span></text:p>
          </table:table-cell>
          <table:table-cell/>
          <table:table-cell table:formula="of:=IF([.E1063]=&quot;&quot;; &quot;untranscribed&quot;; IF([.F1063]=&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458A.DAT-ss0-2</text:p>
          </table:table-cell>
          <table:table-cell office:value-type="string" calcext:value-type="string">
            <text:p>#P("soundLen", "3.72504")</text:p>
          </table:table-cell>
          <table:table-cell/>
          <table:table-cell office:value-type="string" calcext:value-type="string">
            <text:p>りえ：あの…それで、私は…？</text:p>
            <text:p>真一：あは、あそっか</text:p>
          </table:table-cell>
          <table:table-cell office:value-type="string" calcext:value-type="string">
            <text:p>Umm...So, what about me...?</text:p>
            <text:p>//#woff(2.612)</text:p>
            <text:p/>
            <text:p>#w(2.880)</text:p>
            <text:p>Oh, right.</text:p>
          </table:table-cell>
          <table:table-cell/>
          <table:table-cell table:formula="of:=IF([.E1064]=&quot;&quot;; &quot;untranscribed&quot;; IF([.F106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8B.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458B.DAT-ss0-0</text:p>
          </table:table-cell>
          <table:table-cell office:value-type="string" calcext:value-type="string">
            <text:p>#P("soundLen", "8.19154")</text:p>
            <text:p><text:span text:style-name="T1">#P("noAutoOff", "1")</text:span></text:p>
          </table:table-cell>
          <table:table-cell/>
          <table:table-cell office:value-type="string" calcext:value-type="string">
            <text:p>真一：変だな…</text:p>
            <text:p>　ああ、そうだ、りえちゃん！</text:p>
            <text:p>　体育館の穴は、ちゃんと塞いだんだけど</text:p>
            <text:p>りえ：あ？何のことですか？</text:p>
          </table:table-cell>
          <table:table-cell office:value-type="string" calcext:value-type="string">
            <text:p>Strange...</text:p>
            <text:p/>
            <text:p>#w(2.061)</text:p>
            <text:p>Oh, right, Rie+-chan++!\n</text:p>
            <text:p>Did we seal up the hole in the gym right?</text:p>
            <text:p/>
            <text:p>#w(5.941)</text:p>
            <text:p>Huh? What do you mean?</text:p>
          </table:table-cell>
          <table:table-cell/>
          <table:table-cell table:formula="of:=IF([.E1066]=&quot;&quot;; &quot;untranscribed&quot;; IF([.F1066]=&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458B.DAT-ss0-1</text:p>
          </table:table-cell>
          <table:table-cell office:value-type="string" calcext:value-type="string">
            <text:p>#P("soundLen", "7.1669")</text:p>
          </table:table-cell>
          <table:table-cell/>
          <table:table-cell office:value-type="string" calcext:value-type="string">
            <text:p>部長：何の話[だ、いったい?]</text:p>
            <text:p>　体育館に穴？</text:p>
            <text:p>桜子：んもう！</text:p>
            <text:p>　関係ないんだから、副部長はだまっててよ！</text:p>
          </table:table-cell>
          <table:table-cell office:value-type="string" calcext:value-type="string">
            <text:p>Now what's this all about?\n</text:p>
            <text:p>A hole in the gym?</text:p>
            <text:p/>
            <text:p>#w(3.455)</text:p>
            <text:p>Ugh...! It's got nothing to do with you, Vice Prez, so keep your mouth shut!</text:p>
          </table:table-cell>
          <table:table-cell/>
          <table:table-cell table:formula="of:=IF([.E1067]=&quot;&quot;; &quot;untranscribed&quot;; IF([.F106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58C.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458C.DAT-ss0-0</text:p>
          </table:table-cell>
          <table:table-cell office:value-type="string" calcext:value-type="string">
            <text:p>#P("soundLen", "10.7928")</text:p>
          </table:table-cell>
          <table:table-cell/>
          <table:table-cell office:value-type="string" calcext:value-type="string">
            <text:p>部長：こ、これはいったい！？</text:p>
            <text:p>桜子：んん、一見ただの変態に見えるところが、ミスわね</text:p>
            <text:p>真一：んん、秘密の花園</text:p>
            <text:p>弓美：あのね…！</text:p>
          </table:table-cell>
          <table:table-cell office:value-type="string" calcext:value-type="string">
            <text:p>W-What the heck is this?</text:p>
            <text:p>#woff(2.227)</text:p>
            <text:p/>
            <text:p>#w(3.204)</text:p>
            <text:p>At first glance, you'd think they're just perverts, but you'd be wrong.</text:p>
            <text:p>#woff(7.191)</text:p>
            <text:p/>
            <text:p>#w(8.089)</text:p>
            <text:p>A secret flower garden...</text:p>
            <text:p/>
            <text:p>#w(9.770)</text:p>
            <text:p>Excuse me...!</text:p>
          </table:table-cell>
          <table:table-cell/>
          <table:table-cell table:formula="of:=IF([.E1069]=&quot;&quot;; &quot;untranscribed&quot;; IF([.F106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458C.DAT-ss0-1</text:p>
          </table:table-cell>
          <table:table-cell office:value-type="string" calcext:value-type="string">
            <text:p>#P("soundLen", "2.53388")</text:p>
          </table:table-cell>
          <table:table-cell table:style-name="ce1" office:value-type="string" calcext:value-type="string">
            <text:p>真一</text:p>
          </table:table-cell>
          <table:table-cell office:value-type="string" calcext:value-type="string">
            <text:p>ん？待ってよ！もしかすると…！</text:p>
          </table:table-cell>
          <table:table-cell office:value-type="string" calcext:value-type="string">
            <text:p>#off()</text:p>
            <text:p>#w(1.057)</text:p>
            <text:p>Wait a sec! Could it be...!?</text:p>
          </table:table-cell>
          <table:table-cell/>
          <table:table-cell table:formula="of:=IF([.E1070]=&quot;&quot;; &quot;untranscribed&quot;; IF([.F107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458C.DAT-ss0-2</text:p>
          </table:table-cell>
          <table:table-cell office:value-type="string" calcext:value-type="string">
            <text:p>#P("soundLen", "3.04183")</text:p>
          </table:table-cell>
          <table:table-cell office:value-type="string" calcext:value-type="string">
            <text:p>りえ</text:p>
          </table:table-cell>
          <table:table-cell office:value-type="string" calcext:value-type="string">
            <text:p>おお？あら？</text:p>
            <text:p>あたし、何を…？</text:p>
          </table:table-cell>
          <table:table-cell office:value-type="string" calcext:value-type="string">
            <text:p>Oh? Huh? What am I...?</text:p>
          </table:table-cell>
          <table:table-cell/>
          <table:table-cell table:formula="of:=IF([.E1071]=&quot;&quot;; &quot;untranscribed&quot;; IF([.F107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58C.DAT-ss0-3</text:p>
          </table:table-cell>
          <table:table-cell office:value-type="string" calcext:value-type="string">
            <text:p>#P("soundLen", "7.11444")</text:p>
          </table:table-cell>
          <table:table-cell/>
          <table:table-cell office:value-type="string" calcext:value-type="string">
            <text:p>りえ：好き！</text:p>
            <text:p>真一：なるほど！</text:p>
            <text:p>　要するに、吉沢と体が触っていると、こうなっちゃうんだな…！</text:p>
          </table:table-cell>
          <table:table-cell office:value-type="string" calcext:value-type="string">
            <text:p>I love you!</text:p>
            <text:p/>
            <text:p>#w(1.468)</text:p>
            <text:p>I get it!</text:p>
            <text:p/>
            <text:p>#w(3.333)</text:p>
            <text:p>Basically, when her body touches Yoshizawa's, this happens...!</text:p>
          </table:table-cell>
          <table:table-cell/>
          <table:table-cell table:formula="of:=IF([.E1072]=&quot;&quot;; &quot;untranscribed&quot;; IF([.F10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458C.DAT-ss0-4</text:p>
          </table:table-cell>
          <table:table-cell office:value-type="string" calcext:value-type="string">
            <text:p>#P("soundLen", "3.54856")</text:p>
          </table:table-cell>
          <table:table-cell office:value-type="string" calcext:value-type="string">
            <text:p>りえ</text:p>
          </table:table-cell>
          <table:table-cell office:value-type="string" calcext:value-type="string">
            <text:p>ん？あら？</text:p>
            <text:p>あたし、何を…？</text:p>
          </table:table-cell>
          <table:table-cell office:value-type="string" calcext:value-type="string">
            <text:p>Hm? Huh? What am I...?</text:p>
          </table:table-cell>
          <table:table-cell/>
          <table:table-cell table:formula="of:=IF([.E1073]=&quot;&quot;; &quot;untranscribed&quot;; IF([.F107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58C.DAT-ss0-5</text:p>
          </table:table-cell>
          <table:table-cell office:value-type="string" calcext:value-type="string">
            <text:p>#P("soundLen", "2.32336")</text:p>
          </table:table-cell>
          <table:table-cell/>
          <table:table-cell office:value-type="string" calcext:value-type="string">
            <text:p>りえ：好き！</text:p>
            <text:p>真一：なるほど！</text:p>
          </table:table-cell>
          <table:table-cell office:value-type="string" calcext:value-type="string">
            <text:p>I love you!</text:p>
            <text:p/>
            <text:p>#w(0.989)</text:p>
            <text:p>I get it...!</text:p>
          </table:table-cell>
          <table:table-cell/>
          <table:table-cell table:formula="of:=IF([.E1074]=&quot;&quot;; &quot;untranscribed&quot;; IF([.F107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60.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60.DAT-ss0-0</text:p>
          </table:table-cell>
          <table:table-cell office:value-type="string" calcext:value-type="string">
            <text:p>#P("soundLen", "7.02273")</text:p>
          </table:table-cell>
          <table:table-cell/>
          <table:table-cell office:value-type="string" calcext:value-type="string">
            <text:p>りえ：あのう…それで何を？</text:p>
            <text:p>弓美：何がって言われると、あたしの方が困るんだけど</text:p>
          </table:table-cell>
          <table:table-cell office:value-type="string" calcext:value-type="string">
            <text:p>Um...So, what now?</text:p>
            <text:p/>
            <text:p>#w(3.726)</text:p>
            <text:p>You asking {What?} is what's giving us problems here...</text:p>
          </table:table-cell>
          <table:table-cell office:value-type="string" calcext:value-type="string">
            <text:p>CHECK</text:p>
          </table:table-cell>
          <table:table-cell table:formula="of:=IF([.E1076]=&quot;&quot;; &quot;untranscribed&quot;; IF([.F1076]=&quot;&quot;; &quot;UNTRANSLATED&quot;; &quot;&quot;))">
            <text:p/>
          </table:table-cell>
          <table:table-cell table:number-columns-repeated="1016"/>
        </table:table-row>
        <table:table-row table:style-name="ro1">
          <table:table-cell table:number-columns-repeated="4"/>
          <table:table-cell office:value-type="string" calcext:value-type="string">
            <text:p>//==================================</text:p>
            <text:p>// File: C46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61.DAT-ss0-0</text:p>
          </table:table-cell>
          <table:table-cell office:value-type="string" calcext:value-type="string">
            <text:p>#P("soundLen", "1.58738")</text:p>
          </table:table-cell>
          <table:table-cell table:number-columns-repeated="1021"/>
        </table:table-row>
        <table:table-row table:style-name="ro7">
          <table:table-cell office:value-type="string" calcext:value-type="string">
            <text:p>string</text:p>
          </table:table-cell>
          <table:table-cell office:value-type="string" calcext:value-type="string">
            <text:p>C461.DAT-ss0-1</text:p>
          </table:table-cell>
          <table:table-cell office:value-type="string" calcext:value-type="string">
            <text:p>#P("soundLen", "1.09792")</text:p>
          </table:table-cell>
          <table:table-cell office:value-type="string" calcext:value-type="string">
            <text:p>弓美</text:p>
          </table:table-cell>
          <table:table-cell office:value-type="string" calcext:value-type="string">
            <text:p>あの…</text:p>
          </table:table-cell>
          <table:table-cell office:value-type="string" calcext:value-type="string">
            <text:p>Um...</text:p>
          </table:table-cell>
          <table:table-cell/>
          <table:table-cell table:formula="of:=IF([.E1079]=&quot;&quot;; &quot;untranscribed&quot;; IF([.F1079]=&quot;&quot;; &quot;UNTRANSLATED&quot;; &quot;&quot;))">
            <text:p/>
          </table:table-cell>
          <table:table-cell table:number-columns-repeated="1016"/>
        </table:table-row>
        <table:table-row table:style-name="ro1">
          <table:table-cell table:number-columns-repeated="4"/>
          <table:table-cell office:value-type="string" calcext:value-type="string">
            <text:p>//==================================</text:p>
            <text:p>// File: C462.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462.DAT-ss0-0</text:p>
          </table:table-cell>
          <table:table-cell office:value-type="string" calcext:value-type="string">
            <text:p>#P("soundLen", "2.14976")</text:p>
          </table:table-cell>
          <table:table-cell/>
          <table:table-cell office:value-type="string" calcext:value-type="string">
            <text:p>部長：ぬわはははは！</text:p>
            <text:p>弓美：きゃああああ！</text:p>
          </table:table-cell>
          <table:table-cell table:number-columns-repeated="2"/>
          <table:table-cell table:formula="of:=IF([.E1081]=&quot;&quot;; &quot;untranscribed&quot;; IF([.F108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63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63A.DAT-ss0-0</text:p>
          </table:table-cell>
          <table:table-cell table:formula="of:=T([.C428])" office:value-type="string" office:string-value="#P(&quot;soundLen&quot;, &quot;0.183181&quot;)" calcext:value-type="string">
            <text:p>#P("soundLen", "0.183181")</text:p>
          </table:table-cell>
          <table:table-cell table:number-columns-repeated="1021"/>
        </table:table-row>
        <table:table-row table:style-name="ro4">
          <table:table-cell office:value-type="string" calcext:value-type="string">
            <text:p>string</text:p>
          </table:table-cell>
          <table:table-cell office:value-type="string" calcext:value-type="string">
            <text:p>C463A.DAT-start</text:p>
          </table:table-cell>
          <table:table-cell table:formula="of:=T([.C429])">
            <text:p/>
          </table:table-cell>
          <table:table-cell/>
          <table:table-cell office:value-type="string" calcext:value-type="string">
            <text:p>バキ</text:p>
          </table:table-cell>
          <table:table-cell office:value-type="string" calcext:value-type="string">
            <text:p>(CRACK)</text:p>
            <text:p>#woff(3.000)</text:p>
          </table:table-cell>
          <table:table-cell table:number-columns-repeated="1018"/>
        </table:table-row>
        <table:table-row table:style-name="ro1">
          <table:table-cell table:number-columns-repeated="4"/>
          <table:table-cell office:value-type="string" calcext:value-type="string">
            <text:p>//==================================</text:p>
            <text:p>// File: C463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63B.DAT-ss0-0</text:p>
          </table:table-cell>
          <table:table-cell table:formula="of:=T([.C428])" office:value-type="string" office:string-value="#P(&quot;soundLen&quot;, &quot;0.183181&quot;)" calcext:value-type="string">
            <text:p>#P("soundLen", "0.183181")</text:p>
          </table:table-cell>
          <table:table-cell table:number-columns-repeated="1021"/>
        </table:table-row>
        <table:table-row table:style-name="ro4">
          <table:table-cell office:value-type="string" calcext:value-type="string">
            <text:p>string</text:p>
          </table:table-cell>
          <table:table-cell office:value-type="string" calcext:value-type="string">
            <text:p>C463B.DAT-start</text:p>
          </table:table-cell>
          <table:table-cell table:formula="of:=T([.C429])">
            <text:p/>
          </table:table-cell>
          <table:table-cell/>
          <table:table-cell office:value-type="string" calcext:value-type="string">
            <text:p>バコ</text:p>
          </table:table-cell>
          <table:table-cell office:value-type="string" calcext:value-type="string">
            <text:p>(SMACK)</text:p>
            <text:p><text:span text:style-name="T1">#woff(3.000)</text:span></text:p>
          </table:table-cell>
          <table:table-cell table:number-columns-repeated="1018"/>
        </table:table-row>
        <table:table-row table:style-name="ro1">
          <table:table-cell table:number-columns-repeated="4"/>
          <table:table-cell office:value-type="string" calcext:value-type="string">
            <text:p>//==================================</text:p>
            <text:p>// File: C464.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464.DAT-ss0-0</text:p>
          </table:table-cell>
          <table:table-cell office:value-type="string" calcext:value-type="string">
            <text:p>#P("soundLen", "7.04202")</text:p>
          </table:table-cell>
          <table:table-cell/>
          <table:table-cell office:value-type="string" calcext:value-type="string">
            <text:p>弓美：んったくもう！</text:p>
            <text:p>りえ：やめて下さい、部長！</text:p>
            <text:p>部長：ぬわはは！わは！俺が悪かった！</text:p>
            <text:p>弓美：んん！？</text:p>
          </table:table-cell>
          <table:table-cell office:value-type="string" calcext:value-type="string">
            <text:p>For Pete's sake!</text:p>
            <text:p/>
            <text:p>#w(1.668)</text:p>
            <text:p>Please stop, Prez!</text:p>
            <text:p>#woff(3.477)</text:p>
            <text:p/>
            <text:p>#w(5.211)</text:p>
            <text:p>My bad!</text:p>
            <text:p>#woff(6.708)</text:p>
          </table:table-cell>
          <table:table-cell/>
          <table:table-cell table:formula="of:=IF([.E1089]=&quot;&quot;; &quot;untranscribed&quot;; IF([.F108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64.DAT-ss0-1</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1">
          <table:table-cell table:number-columns-repeated="4"/>
          <table:table-cell office:value-type="string" calcext:value-type="string">
            <text:p>//==================================</text:p>
            <text:p>// File: C466A.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466A.DAT-ss0-0</text:p>
          </table:table-cell>
          <table:table-cell office:value-type="string" calcext:value-type="string">
            <text:p>#P("soundLen", "10.2667")</text:p>
          </table:table-cell>
          <table:table-cell table:style-name="ce1" office:value-type="string" calcext:value-type="string">
            <text:p>部長</text:p>
          </table:table-cell>
          <table:table-cell office:value-type="string" calcext:value-type="string">
            <text:p>ぬはははは！これで今度の新聞の記事は決まったぞ！</text:p>
            <text:p>[校内?]女生徒の[アブノーマルな恋愛?]の実態とその全て</text:p>
            <text:p>ぬはははは！</text:p>
          </table:table-cell>
          <table:table-cell office:value-type="string" calcext:value-type="string">
            <text:p>#off()</text:p>
            <text:p>#w(2.259)</text:p>
            <text:p>Well, that decides the article for the next paper!</text:p>
            <text:p/>
            <text:p>#w(4.971)</text:p>
            <text:p>{The Truth of the Schoolgirls' Abnormal Campus Romance...and all the details thereof!}</text:p>
            <text:p>#woff(9.067)</text:p>
          </table:table-cell>
          <table:table-cell office:value-type="string" calcext:value-type="string">
            <text:p>CHECK</text:p>
          </table:table-cell>
          <table:table-cell table:formula="of:=IF([.E1092]=&quot;&quot;; &quot;untranscribed&quot;; IF([.F1092]=&quot;&quot;; &quot;UNTRANSLATED&quot;; &quot;&quot;))">
            <text:p/>
          </table:table-cell>
          <table:table-cell table:number-columns-repeated="1016"/>
        </table:table-row>
        <table:table-row table:style-name="ro1">
          <table:table-cell table:number-columns-repeated="4"/>
          <table:table-cell office:value-type="string" calcext:value-type="string">
            <text:p>//==================================</text:p>
            <text:p>// File: C466B.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466B.DAT-ss0-0</text:p>
          </table:table-cell>
          <table:table-cell office:value-type="string" calcext:value-type="string">
            <text:p>#P("soundLen", "10.1751")</text:p>
          </table:table-cell>
          <table:table-cell/>
          <table:table-cell office:value-type="string" calcext:value-type="string">
            <text:p>真一：行こう！体育館脇[だ?]！</text:p>
            <text:p>りえ：あの…あたし、何がどうして？</text:p>
            <text:p>弓美：な…なんか行きたくないな</text:p>
          </table:table-cell>
          <table:table-cell office:value-type="string" calcext:value-type="string">
            <text:p>Let's go! To the side of the gym!</text:p>
            <text:p>#woff(1.913)</text:p>
            <text:p/>
            <text:p>#w(2.907)</text:p>
            <text:p>Um...Why am I...what...?</text:p>
            <text:p>#woff(7.238)</text:p>
            <text:p/>
            <text:p>#w(8.138)</text:p>
            <text:p>I-I kind of don't want to go...</text:p>
          </table:table-cell>
          <table:table-cell/>
          <table:table-cell table:formula="of:=IF([.E1094]=&quot;&quot;; &quot;untranscribed&quot;; IF([.F109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67.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467.DAT-ss0-0</text:p>
          </table:table-cell>
          <table:table-cell office:value-type="string" calcext:value-type="string">
            <text:p>#P("soundLen", "10.3807")</text:p>
            <text:p><text:span text:style-name="T1">#P("noAutoOff", "1")</text:span></text:p>
          </table:table-cell>
          <table:table-cell/>
          <table:table-cell office:value-type="string" calcext:value-type="string">
            <text:p>桜子：これといって、変わったところはなさそうよ</text:p>
            <text:p>弓美：ふん、ふん、ふん…そうね</text:p>
            <text:p>真一：んんっと…どうするかな？</text:p>
          </table:table-cell>
          <table:table-cell office:value-type="string" calcext:value-type="string">
            <text:p>Well, it doesn't seem like anything's out of the ordinary here.</text:p>
            <text:p>#woff(3.409)</text:p>
            <text:p/>
            <text:p>#w(6.043)</text:p>
            <text:p>You're right.</text:p>
            <text:p/>
            <text:p>#w(7.332)</text:p>
            <text:p><text:span text:style-name="T1">//#w(9.102)</text:span></text:p>
            <text:p>Hmm...What should we do?</text:p>
          </table:table-cell>
          <table:table-cell/>
          <table:table-cell table:formula="of:=IF([.E1096]=&quot;&quot;; &quot;untranscribed&quot;; IF([.F109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67.DAT-ss0-1</text:p>
          </table:table-cell>
          <table:table-cell office:value-type="string" calcext:value-type="string">
            <text:p>#P("soundLen", "4.67252")</text:p>
          </table:table-cell>
          <table:table-cell/>
          <table:table-cell office:value-type="string" calcext:value-type="string">
            <text:p>りえ：あの…私…</text:p>
            <text:p>部長：体育[用具?]置き場はどうしたんだ？</text:p>
          </table:table-cell>
          <table:table-cell office:value-type="string" calcext:value-type="string">
            <text:p>Um...I...</text:p>
            <text:p/>
            <text:p>#w(2.688)</text:p>
            <text:p>What's the deal with the gym storage shed?</text:p>
          </table:table-cell>
          <table:table-cell/>
          <table:table-cell table:formula="of:=IF([.E1097]=&quot;&quot;; &quot;untranscribed&quot;; IF([.F109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68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68A.DAT-ss0-0</text:p>
          </table:table-cell>
          <table:table-cell office:value-type="string" calcext:value-type="string">
            <text:p>#P("soundLen", "5.85951")</text:p>
          </table:table-cell>
          <table:table-cell table:style-name="ce1" office:value-type="string" calcext:value-type="string">
            <text:p>弓美</text:p>
          </table:table-cell>
          <table:table-cell office:value-type="string" calcext:value-type="string">
            <text:p>んん…よく見えないわね</text:p>
            <text:p>視力両方とも１．２なんだけど…</text:p>
          </table:table-cell>
          <table:table-cell office:value-type="string" calcext:value-type="string">
            <text:p>#w(1.480)</text:p>
            <text:p>I can't really see.</text:p>
            <text:p/>
            <text:p>#w(3.596)</text:p>
            <text:p>My vision's 20/16 in both eyes, too...</text:p>
          </table:table-cell>
          <table:table-cell office:value-type="string" calcext:value-type="string">
            <text:p>CHECK</text:p>
          </table:table-cell>
          <table:table-cell table:formula="of:=IF([.E1099]=&quot;&quot;; &quot;untranscribed&quot;; IF([.F109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68A.DAT-ss0-1</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
          <table:table-cell table:number-columns-repeated="4"/>
          <table:table-cell office:value-type="string" calcext:value-type="string">
            <text:p>//==================================</text:p>
            <text:p>// File: C468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68B.DAT-ss0-0</text:p>
          </table:table-cell>
          <table:table-cell office:value-type="string" calcext:value-type="string">
            <text:p>#P("soundLen", "0.159346")</text:p>
          </table:table-cell>
          <table:table-cell table:style-name="ce1" office:value-type="string" calcext:value-type="string">
            <text:p>弓美</text:p>
          </table:table-cell>
          <table:table-cell office:value-type="string" calcext:value-type="string">
            <text:p>えい！</text:p>
          </table:table-cell>
          <table:table-cell table:number-columns-repeated="2"/>
          <table:table-cell table:formula="of:=IF([.E1102]=&quot;&quot;; &quot;untranscribed&quot;; IF([.F1102]=&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68B.DAT-ss0-1</text:p>
          </table:table-cell>
          <table:table-cell office:value-type="string" calcext:value-type="string">
            <text:p>#P("soundLen", "0.989311")</text:p>
          </table:table-cell>
          <table:table-cell table:number-columns-repeated="1021"/>
        </table:table-row>
        <table:table-row table:style-name="ro2">
          <table:table-cell office:value-type="string" calcext:value-type="string">
            <text:p>string</text:p>
          </table:table-cell>
          <table:table-cell office:value-type="string" calcext:value-type="string">
            <text:p>C468B.DAT-ss0-2</text:p>
          </table:table-cell>
          <table:table-cell office:value-type="string" calcext:value-type="string">
            <text:p>#P("soundLen", "0.895264")</text:p>
          </table:table-cell>
          <table:table-cell table:number-columns-repeated="1021"/>
        </table:table-row>
        <table:table-row table:style-name="ro2">
          <table:table-cell office:value-type="string" calcext:value-type="string">
            <text:p>string</text:p>
          </table:table-cell>
          <table:table-cell office:value-type="string" calcext:value-type="string">
            <text:p>C468B.DAT-ss0-3</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2">
          <table:table-cell office:value-type="string" calcext:value-type="string">
            <text:p>string</text:p>
          </table:table-cell>
          <table:table-cell office:value-type="string" calcext:value-type="string">
            <text:p>C468B.DAT-ss0-4</text:p>
          </table:table-cell>
          <table:table-cell office:value-type="string" calcext:value-type="string">
            <text:p>#P("soundLen", "0.175134")</text:p>
          </table:table-cell>
          <table:table-cell table:number-columns-repeated="1021"/>
        </table:table-row>
        <table:table-row table:style-name="ro11">
          <table:table-cell office:value-type="string" calcext:value-type="string">
            <text:p>string</text:p>
          </table:table-cell>
          <table:table-cell office:value-type="string" calcext:value-type="string">
            <text:p>C468B.DAT-ss0-5</text:p>
          </table:table-cell>
          <table:table-cell office:value-type="string" calcext:value-type="string">
            <text:p>#P("soundLen", "3.16408")</text:p>
          </table:table-cell>
          <table:table-cell/>
          <table:table-cell office:value-type="string" calcext:value-type="string">
            <text:p>真一：いっ！いったいよ</text:p>
            <text:p>弓美：あ、ごめんなさい</text:p>
          </table:table-cell>
          <table:table-cell office:value-type="string" calcext:value-type="string">
            <text:p>Ack! Ouch...</text:p>
            <text:p/>
            <text:p>#w(1.591)</text:p>
            <text:p>Oh, sorry...</text:p>
            <text:p>#woff(3.100)</text:p>
          </table:table-cell>
          <table:table-cell/>
          <table:table-cell table:formula="of:=IF([.E1107]=&quot;&quot;; &quot;untranscribed&quot;; IF([.F1107]=&quot;&quot;; &quot;UNTRANSLATED&quot;; &quot;&quot;))">
            <text:p/>
          </table:table-cell>
          <table:table-cell table:number-columns-repeated="1016"/>
        </table:table-row>
        <table:table-row table:style-name="ro1">
          <table:table-cell table:number-columns-repeated="4"/>
          <table:table-cell office:value-type="string" calcext:value-type="string">
            <text:p>//==================================</text:p>
            <text:p>// File: C468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68C.DAT-ss0-0</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
          <table:table-cell table:number-columns-repeated="4"/>
          <table:table-cell office:value-type="string" calcext:value-type="string">
            <text:p>//==================================</text:p>
            <text:p>// File: C469.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469.DAT-ss0-0</text:p>
          </table:table-cell>
          <table:table-cell office:value-type="string" calcext:value-type="string">
            <text:p>#P("soundLen", "4.15437")</text:p>
          </table:table-cell>
          <table:table-cell/>
          <table:table-cell table:style-name="ce2" office:value-type="string" calcext:value-type="string">
            <text:p><text:span text:style-name="T2">桜子：何それ？</text:span></text:p>
            <text:p><text:span text:style-name="T2">弓美：あは、別に意味はないんだけど…</text:span></text:p>
          </table:table-cell>
          <table:table-cell office:value-type="string" calcext:value-type="string">
            <text:p>What're you doing?</text:p>
            <text:p>//#woff(1.639)</text:p>
            <text:p><text:span text:style-name="T1">#woff(1.221)</text:span></text:p>
            <text:p/>
            <text:p>#w(2.314)</text:p>
            <text:p>Uh, nothing in particular...</text:p>
            <text:p>#woff(4.089)</text:p>
          </table:table-cell>
          <table:table-cell/>
          <table:table-cell table:formula="of:=IF([.E1111]=&quot;&quot;; &quot;untranscribed&quot;; IF([.F111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69.DAT-ss0-1</text:p>
          </table:table-cell>
          <table:table-cell table:formula="of:=T([.C3])" office:value-type="string" office:string-value="#P(&quot;soundLen&quot;, &quot;0.41403&quot;)" calcext:value-type="string">
            <text:p>#P("soundLen", "0.41403")</text:p>
          </table:table-cell>
          <table:table-cell table:number-columns-repeated="1021"/>
        </table:table-row>
        <table:table-row table:style-name="ro1">
          <table:table-cell table:number-columns-repeated="4"/>
          <table:table-cell office:value-type="string" calcext:value-type="string">
            <text:p>//==================================</text:p>
            <text:p>// File: C470.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70.DAT-ss0-0</text:p>
          </table:table-cell>
          <table:table-cell office:value-type="string" calcext:value-type="string">
            <text:p>#P("soundLen", "4.07543")</text:p>
            <text:p><text:span text:style-name="T1">#P("noAutoOff", "1")</text:span></text:p>
          </table:table-cell>
          <table:table-cell/>
          <table:table-cell office:value-type="string" calcext:value-type="string">
            <text:p>部長：どひゃ！びっくりした、びっくりした</text:p>
            <text:p>桜子：屋根の上にまだいるわよ！</text:p>
          </table:table-cell>
          <table:table-cell office:value-type="string" calcext:value-type="string">
            <text:p>#w(0.660)</text:p>
            <text:p>Yikes, yikes!</text:p>
            <text:p/>
            <text:p>#w(2.143)</text:p>
            <text:p>They're still on the roof!</text:p>
          </table:table-cell>
          <table:table-cell/>
          <table:table-cell table:formula="of:=IF([.E1114]=&quot;&quot;; &quot;untranscribed&quot;; IF([.F111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470.DAT-ss0-1</text:p>
          </table:table-cell>
          <table:table-cell office:value-type="string" calcext:value-type="string">
            <text:p>#P("soundLen", "2.99533")</text:p>
          </table:table-cell>
          <table:table-cell table:style-name="ce1" office:value-type="string" calcext:value-type="string">
            <text:p>弓美</text:p>
          </table:table-cell>
          <table:table-cell office:value-type="string" calcext:value-type="string">
            <text:p>えっと…誰が上に登ってみたらいいんじゃないかしら</text:p>
          </table:table-cell>
          <table:table-cell office:value-type="string" calcext:value-type="string">
            <text:p>Um...Maybe someone should try climbing on top?</text:p>
          </table:table-cell>
          <table:table-cell/>
          <table:table-cell table:formula="of:=IF([.E1115]=&quot;&quot;; &quot;untranscribed&quot;; IF([.F11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1A.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471A.DAT-ss0-0</text:p>
          </table:table-cell>
          <table:table-cell office:value-type="string" calcext:value-type="string">
            <text:p>#P("soundLen", "11.1224")</text:p>
            <text:p><text:span text:style-name="T1">#P("noAutoOff", "1")</text:span></text:p>
          </table:table-cell>
          <table:table-cell/>
          <table:table-cell table:style-name="ce2" office:value-type="string" calcext:value-type="string">
            <text:p><text:span text:style-name="T2">弓美：院長、登ってみて下さいよ</text:span></text:p>
            <text:p><text:span text:style-name="T2">部長：何で俺[なんだよ?]</text:span></text:p>
            <text:p><text:span text:style-name="T2">弓美：だって！一番年上じゃないですか</text:span></text:p>
            <text:p><text:span text:style-name="T2">部長：真一、[お前登れ?]</text:span></text:p>
            <text:p><text:span text:style-name="T2">　新聞部長命令</text:span></text:p>
          </table:table-cell>
          <table:table-cell office:value-type="string" calcext:value-type="string">
            <text:p>Director, you try climbing it.</text:p>
            <text:p/>
            <text:p>#w(2.505)</text:p>
            <text:p>Why should I?</text:p>
            <text:p/>
            <text:p>#w(4.367)</text:p>
            <text:p>Well, you're the oldest one of us, aren't you?</text:p>
            <text:p/>
            <text:p>#w(7.317)</text:p>
            <text:p>Shinichi, you climb.\n</text:p>
            <text:p>The Newspaper Club President commands it.</text:p>
          </table:table-cell>
          <table:table-cell office:value-type="string" calcext:value-type="string">
            <text:p>CHECK</text:p>
          </table:table-cell>
          <table:table-cell table:formula="of:=IF([.E1117]=&quot;&quot;; &quot;untranscribed&quot;; IF([.F1117]=&quot;&quot;; &quot;UNTRANSLATED&quot;; &quot;&quot;))">
            <text:p/>
          </table:table-cell>
          <table:table-cell table:number-columns-repeated="1016"/>
        </table:table-row>
        <table:table-row table:style-name="ro10">
          <table:table-cell office:value-type="string" calcext:value-type="string">
            <text:p>string</text:p>
          </table:table-cell>
          <table:table-cell office:value-type="string" calcext:value-type="string">
            <text:p>C471A.DAT-ss0-1</text:p>
          </table:table-cell>
          <table:table-cell office:value-type="string" calcext:value-type="string">
            <text:p>#P("soundLen", "10.8427")</text:p>
          </table:table-cell>
          <table:table-cell/>
          <table:table-cell office:value-type="string" calcext:value-type="string">
            <text:p>真一：はい、はい、分かってますよ</text:p>
            <text:p>　言うと思った</text:p>
            <text:p>弓美：院長ずるーい</text:p>
            <text:p>部長：うるさいな</text:p>
            <text:p>　何のためにあちこちで部長をしてると思ってるんだ？</text:p>
            <text:p>　権力のためだぞ</text:p>
            <text:p>弓美：[いいです?]けど</text:p>
          </table:table-cell>
          <table:table-cell office:value-type="string" calcext:value-type="string">
            <text:p>Yeah, yeah, I get it.\n</text:p>
            <text:p>I figured you'd say that.</text:p>
            <text:p/>
            <text:p>#w(3.013)</text:p>
            <text:p>No fair, Director.</text:p>
            <text:p/>
            <text:p>#w(4.223)</text:p>
            <text:p>Quiet. Why do you think I head so many clubs?</text:p>
            <text:p/>
            <text:p>#w(8.069)</text:p>
            <text:p>It's for the sake of wielding authority.</text:p>
            <text:p>//#woff(9.507)</text:p>
            <text:p/>
            <text:p>#w(10.135)</text:p>
            <text:p>Fine, whatever...</text:p>
          </table:table-cell>
          <table:table-cell/>
          <table:table-cell table:formula="of:=IF([.E1118]=&quot;&quot;; &quot;untranscribed&quot;; IF([.F111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1B.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471B.DAT-ss0-0</text:p>
          </table:table-cell>
          <table:table-cell office:value-type="string" calcext:value-type="string">
            <text:p>#P("soundLen", "9.46477")</text:p>
          </table:table-cell>
          <table:table-cell/>
          <table:table-cell office:value-type="string" calcext:value-type="string">
            <text:p>弓美：松崎くん、登ってみる</text:p>
            <text:p>部長：うん、それはいいアイディアだ</text:p>
            <text:p>　カメラ、[忘れんでよ?]！</text:p>
            <text:p>真一：ＯＫ，ＯＫ</text:p>
            <text:p>　俺も今、登ろ[と思っていたんですよ?]</text:p>
          </table:table-cell>
          <table:table-cell office:value-type="string" calcext:value-type="string">
            <text:p>Matsuzaki+-kun++, you try climbing it.</text:p>
            <text:p/>
            <text:p>#w(2.094)</text:p>
            <text:p>Yeah, that's a good idea.</text:p>
            <text:p/>
            <text:p>#w(4.612)</text:p>
            <text:p>Don't forget your camera!</text:p>
            <text:p/>
            <text:p>#w(6.270)</text:p>
            <text:p>Okay, okay.\n</text:p>
            <text:p>I was just thinking of climbing it anyway.</text:p>
          </table:table-cell>
          <table:table-cell office:value-type="string" calcext:value-type="string">
            <text:p>CHECK</text:p>
          </table:table-cell>
          <table:table-cell table:formula="of:=IF([.E1120]=&quot;&quot;; &quot;untranscribed&quot;; IF([.F1120]=&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471B.DAT-ss0-1</text:p>
          </table:table-cell>
          <table:table-cell office:value-type="string" calcext:value-type="string">
            <text:p>#P("soundLen", "4.64027")</text:p>
          </table:table-cell>
          <table:table-cell/>
          <table:table-cell office:value-type="string" calcext:value-type="string">
            <text:p>桜子：落ちて両足骨折したら、[一生?]看病したげるからね〜</text:p>
            <text:p>真一：[いや、いや?]</text:p>
          </table:table-cell>
          <table:table-cell office:value-type="string" calcext:value-type="string">
            <text:p>If you fall and break your legs, I'll nurse you for the rest of your life...</text:p>
            <text:p/>
            <text:p>#w(3.915)</text:p>
            <text:p>Oh dear.</text:p>
          </table:table-cell>
          <table:table-cell office:value-type="string" calcext:value-type="string">
            <text:p>CHECK, i'm worried 一生 might be 一緒 but i don't think it really makes sense here</text:p>
          </table:table-cell>
          <table:table-cell table:formula="of:=IF([.E1121]=&quot;&quot;; &quot;untranscribed&quot;; IF([.F112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1C.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471C.DAT-ss0-0</text:p>
          </table:table-cell>
          <table:table-cell office:value-type="string" calcext:value-type="string">
            <text:p>#P("soundLen", "9.51471")</text:p>
          </table:table-cell>
          <table:table-cell/>
          <table:table-cell office:value-type="string" calcext:value-type="string">
            <text:p>弓美：桜子ちゃん！登ってみる</text:p>
            <text:p>桜子：スカート入ったまま、どうしろっていうのよ！</text:p>
            <text:p>弓美：い、言ってみただけだもん…</text:p>
            <text:p>部長：いや、いや！それはいいアイディアだ</text:p>
          </table:table-cell>
          <table:table-cell office:value-type="string" calcext:value-type="string">
            <text:p>Sakurako+-chan++! You try climbing.</text:p>
            <text:p/>
            <text:p>#w(2.374)</text:p>
            <text:p>What are you telling me to do while I'm in a skirt!?</text:p>
            <text:p/>
            <text:p>#w(5.398)</text:p>
            <text:p>N-Now that you mention it...</text:p>
            <text:p/>
            <text:p>#w(6.861)</text:p>
            <text:p>No, no! That's a great idea.</text:p>
          </table:table-cell>
          <table:table-cell/>
          <table:table-cell table:formula="of:=IF([.E1123]=&quot;&quot;; &quot;untranscribed&quot;; IF([.F1123]=&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471C.DAT-ss0-1</text:p>
          </table:table-cell>
          <table:table-cell office:value-type="string" calcext:value-type="string">
            <text:p>#P("soundLen", "5.71479")</text:p>
          </table:table-cell>
          <table:table-cell/>
          <table:table-cell office:value-type="string" calcext:value-type="string">
            <text:p>部長：桜子くん！登れたまえ！応援するぞ！</text:p>
            <text:p>　…別に、弓美ちゃんでもりえちゃんでもいいんだけど</text:p>
          </table:table-cell>
          <table:table-cell office:value-type="string" calcext:value-type="string">
            <text:p>Sakurako+-kun++! Climb it! I'm rooting for you!</text:p>
            <text:p/>
            <text:p>#w(3.075)</text:p>
            <text:p>...Not that there's anything wrong with you, Yumimi+-chan++ and Rie+-chan++...</text:p>
            <text:p>#woff(5.914)</text:p>
          </table:table-cell>
          <table:table-cell/>
          <table:table-cell table:formula="of:=IF([.E1124]=&quot;&quot;; &quot;untranscribed&quot;; IF([.F112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71C.DAT-ss0-2</text:p>
          </table:table-cell>
          <table:table-cell table:formula="of:=T([.C246])" office:value-type="string" office:string-value="#P(&quot;soundLen&quot;, &quot;0.179249&quot;)" calcext:value-type="string">
            <text:p>#P("soundLen", "0.179249")</text:p>
          </table:table-cell>
          <table:table-cell table:number-columns-repeated="1021"/>
        </table:table-row>
        <table:table-row table:style-name="ro11">
          <table:table-cell office:value-type="string" calcext:value-type="string">
            <text:p>string</text:p>
          </table:table-cell>
          <table:table-cell office:value-type="string" calcext:value-type="string">
            <text:p>C471C.DAT-ss0-3</text:p>
          </table:table-cell>
          <table:table-cell office:value-type="string" calcext:value-type="string">
            <text:p>#P("soundLen", "6.41974")</text:p>
          </table:table-cell>
          <table:table-cell/>
          <table:table-cell office:value-type="string" calcext:value-type="string">
            <text:p>桜子：真一、あんた登りなさいよ</text:p>
            <text:p>　男でしょ？</text:p>
            <text:p>真一：分かった、分かった！</text:p>
            <text:p>　今登ろうと思ってたんだよ</text:p>
          </table:table-cell>
          <table:table-cell office:value-type="string" calcext:value-type="string">
            <text:p>Shinichi, you climb. You're a man, aren't you?</text:p>
            <text:p/>
            <text:p>#w(2.933)</text:p>
            <text:p>I get it, I get it!\n</text:p>
            <text:p>I was just thinking of climbing it anyway.</text:p>
          </table:table-cell>
          <table:table-cell/>
          <table:table-cell table:formula="of:=IF([.E1126]=&quot;&quot;; &quot;untranscribed&quot;; IF([.F1126]=&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1D.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471D.DAT-ss0-0</text:p>
          </table:table-cell>
          <table:table-cell office:value-type="string" calcext:value-type="string">
            <text:p>#P("soundLen", "3.07537")</text:p>
          </table:table-cell>
          <table:table-cell/>
          <table:table-cell office:value-type="string" calcext:value-type="string">
            <text:p>真一：でもどうするかな</text:p>
            <text:p>弓美：えっと…</text:p>
          </table:table-cell>
          <table:table-cell office:value-type="string" calcext:value-type="string">
            <text:p>But how can I do it?</text:p>
            <text:p/>
            <text:p>#w(2.156)</text:p>
            <text:p>Umm...</text:p>
          </table:table-cell>
          <table:table-cell/>
          <table:table-cell table:formula="of:=IF([.E1128]=&quot;&quot;; &quot;untranscribed&quot;; IF([.F112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2.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72.DAT-ss0-0</text:p>
          </table:table-cell>
          <table:table-cell office:value-type="string" calcext:value-type="string">
            <text:p>#P("soundLen", "2.80644")</text:p>
          </table:table-cell>
          <table:table-cell table:style-name="ce1" office:value-type="string" calcext:value-type="string">
            <text:p>弓美</text:p>
          </table:table-cell>
          <table:table-cell office:value-type="string" calcext:value-type="string">
            <text:p>あら？今何かが動いたような…</text:p>
          </table:table-cell>
          <table:table-cell office:value-type="string" calcext:value-type="string">
            <text:p>Huh? I feel like something just moved...</text:p>
          </table:table-cell>
          <table:table-cell/>
          <table:table-cell table:formula="of:=IF([.E1130]=&quot;&quot;; &quot;untranscribed&quot;; IF([.F1130]=&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74.DAT-ss0-0</text:p>
          </table:table-cell>
          <table:table-cell office:value-type="string" calcext:value-type="string">
            <text:p>#P("soundLen", "1.1873")</text:p>
          </table:table-cell>
          <table:table-cell table:style-name="ce1" office:value-type="string" calcext:value-type="string">
            <text:p>弓美</text:p>
          </table:table-cell>
          <table:table-cell office:value-type="string" calcext:value-type="string">
            <text:p>この木は登れない？</text:p>
          </table:table-cell>
          <table:table-cell office:value-type="string" calcext:value-type="string">
            <text:p>Can't you climb this tree?</text:p>
          </table:table-cell>
          <table:table-cell/>
          <table:table-cell table:formula="of:=IF([.E1132]=&quot;&quot;; &quot;untranscribed&quot;; IF([.F1132]=&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474.DAT-ss0-1</text:p>
          </table:table-cell>
          <table:table-cell office:value-type="string" calcext:value-type="string">
            <text:p>#P("soundLen", "1.38411")</text:p>
          </table:table-cell>
          <table:table-cell table:style-name="ce1" office:value-type="string" calcext:value-type="string">
            <text:p>真一</text:p>
          </table:table-cell>
          <table:table-cell office:value-type="string" calcext:value-type="string">
            <text:p>んん…[っと?]…</text:p>
          </table:table-cell>
          <table:table-cell office:value-type="string" calcext:value-type="string">
            <text:p>Hmm...</text:p>
            <text:p>#woff(1.500)</text:p>
          </table:table-cell>
          <table:table-cell/>
          <table:table-cell table:formula="of:=IF([.E1133]=&quot;&quot;; &quot;untranscribed&quot;; IF([.F113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74.DAT-ss0-2</text:p>
          </table:table-cell>
          <table:table-cell office:value-type="string" calcext:value-type="string">
            <text:p>#P("soundLen", "0.491431")</text:p>
          </table:table-cell>
          <table:table-cell table:number-columns-repeated="1021"/>
        </table:table-row>
        <table:table-row table:style-name="ro7">
          <table:table-cell office:value-type="string" calcext:value-type="string">
            <text:p>string</text:p>
          </table:table-cell>
          <table:table-cell office:value-type="string" calcext:value-type="string">
            <text:p>C474.DAT-ss0-3</text:p>
          </table:table-cell>
          <table:table-cell office:value-type="string" calcext:value-type="string">
            <text:p>#P("soundLen", "1.13858")</text:p>
          </table:table-cell>
          <table:table-cell table:style-name="ce1" office:value-type="string" calcext:value-type="string">
            <text:p>真一</text:p>
          </table:table-cell>
          <table:table-cell office:value-type="string" calcext:value-type="string">
            <text:p>いたたたたた！</text:p>
          </table:table-cell>
          <table:table-cell office:value-type="string" calcext:value-type="string">
            <text:p>//Ouuuuuch!</text:p>
          </table:table-cell>
          <table:table-cell/>
          <table:table-cell table:formula="of:=IF([.E1135]=&quot;&quot;; &quot;untranscribed&quot;; IF([.F11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5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475A.DAT-ss0-0</text:p>
          </table:table-cell>
          <table:table-cell office:value-type="string" calcext:value-type="string">
            <text:p>#P("soundLen", "0.870569")</text:p>
            <text:p><text:span text:style-name="T1">#P("noAutoOff", "1")</text:span></text:p>
          </table:table-cell>
          <table:table-cell table:style-name="ce1" office:value-type="string" calcext:value-type="string">
            <text:p>弓美</text:p>
          </table:table-cell>
          <table:table-cell office:value-type="string" calcext:value-type="string">
            <text:p>ダメそうね</text:p>
          </table:table-cell>
          <table:table-cell office:value-type="string" calcext:value-type="string">
            <text:p>Guess that won't work.</text:p>
          </table:table-cell>
          <table:table-cell/>
          <table:table-cell table:formula="of:=IF([.E1137]=&quot;&quot;; &quot;untranscribed&quot;; IF([.F113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475A.DAT-ss0-1</text:p>
          </table:table-cell>
          <table:table-cell office:value-type="string" calcext:value-type="string">
            <text:p>#P("soundLen", "3.0266")</text:p>
            <text:p><text:span text:style-name="T1">#P("noAutoOff", "1")</text:span></text:p>
          </table:table-cell>
          <table:table-cell/>
          <table:table-cell office:value-type="string" calcext:value-type="string">
            <text:p>桜子：大丈夫！？看病したげようか？</text:p>
            <text:p>真一：[いや、いや?]</text:p>
          </table:table-cell>
          <table:table-cell office:value-type="string" calcext:value-type="string">
            <text:p>Are you okay!? Do I need to nurse you?</text:p>
            <text:p/>
            <text:p>#w(2.324)</text:p>
            <text:p>Oh dear...</text:p>
          </table:table-cell>
          <table:table-cell/>
          <table:table-cell table:formula="of:=IF([.E1138]=&quot;&quot;; &quot;untranscribed&quot;; IF([.F113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75A.DAT-ss0-2</text:p>
          </table:table-cell>
          <table:table-cell office:value-type="string" calcext:value-type="string">
            <text:p>#P("soundLen", "1.46637")</text:p>
          </table:table-cell>
          <table:table-cell table:style-name="ce1" office:value-type="string" calcext:value-type="string">
            <text:p>弓美</text:p>
          </table:table-cell>
          <table:table-cell office:value-type="string" calcext:value-type="string">
            <text:p>ふ〜ん、それじゃ</text:p>
          </table:table-cell>
          <table:table-cell office:value-type="string" calcext:value-type="string">
            <text:p>Hmm...Well then...</text:p>
          </table:table-cell>
          <table:table-cell/>
          <table:table-cell table:formula="of:=IF([.E1139]=&quot;&quot;; &quot;untranscribed&quot;; IF([.F1139]=&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5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475B.DAT-ss0-0</text:p>
          </table:table-cell>
          <table:table-cell office:value-type="string" calcext:value-type="string">
            <text:p>#P("soundLen", "8.41784")</text:p>
          </table:table-cell>
          <table:table-cell/>
          <table:table-cell office:value-type="string" calcext:value-type="string">
            <text:p>弓美：ジャンプしてみたらどうかしら？</text:p>
            <text:p>真一：とんでもないこと言うな！</text:p>
            <text:p>　俺はバッタじゃないぞ！</text:p>
            <text:p>　…まあ、でも、物は試しだから…</text:p>
          </table:table-cell>
          <table:table-cell office:value-type="string" calcext:value-type="string">
            <text:p>How about if you jumped for it?</text:p>
            <text:p/>
            <text:p>#w(1.666)</text:p>
            <text:p>Don't be ridiculous! What am I, a grasshopper!?</text:p>
            <text:p/>
            <text:p>#w(5.219)</text:p>
            <text:p>Well...I guess you never know until you try...</text:p>
          </table:table-cell>
          <table:table-cell/>
          <table:table-cell table:formula="of:=IF([.E1141]=&quot;&quot;; &quot;untranscribed&quot;; IF([.F114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5C.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475C.DAT-ss0-0</text:p>
          </table:table-cell>
          <table:table-cell office:value-type="string" calcext:value-type="string">
            <text:p>#P("soundLen", "2.56152")</text:p>
            <text:p><text:span text:style-name="T1">#P("noAutoOff", "1")</text:span></text:p>
          </table:table-cell>
          <table:table-cell table:style-name="ce1" office:value-type="string" calcext:value-type="string">
            <text:p>弓美</text:p>
          </table:table-cell>
          <table:table-cell office:value-type="string" calcext:value-type="string">
            <text:p>用具置き場の中をとりあえず見てみたらどうかしら</text:p>
          </table:table-cell>
          <table:table-cell office:value-type="string" calcext:value-type="string">
            <text:p>Maybe we should try looking in the equipment shed for now?</text:p>
          </table:table-cell>
          <table:table-cell/>
          <table:table-cell table:formula="of:=IF([.E1143]=&quot;&quot;; &quot;untranscribed&quot;; IF([.F114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75C.DAT-ss0-1</text:p>
          </table:table-cell>
          <table:table-cell office:value-type="string" calcext:value-type="string">
            <text:p>#P("soundLen", "1.62062")</text:p>
          </table:table-cell>
          <table:table-cell table:style-name="ce1" office:value-type="string" calcext:value-type="string">
            <text:p>真一</text:p>
          </table:table-cell>
          <table:table-cell office:value-type="string" calcext:value-type="string">
            <text:p>うん、[それもそうだな?]</text:p>
          </table:table-cell>
          <table:table-cell office:value-type="string" calcext:value-type="string">
            <text:p>Yeah, I'm with you.</text:p>
          </table:table-cell>
          <table:table-cell/>
          <table:table-cell table:formula="of:=IF([.E1144]=&quot;&quot;; &quot;untranscribed&quot;; IF([.F114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7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76.DAT-ss0-0</text:p>
          </table:table-cell>
          <table:table-cell table:formula="of:=T([.C106])" office:value-type="string" office:string-value="#P(&quot;soundLen&quot;, &quot;0.644757&quot;)" calcext:value-type="string">
            <text:p>#P("soundLen", "0.644757")</text:p>
          </table:table-cell>
          <table:table-cell table:number-columns-repeated="1021"/>
        </table:table-row>
        <table:table-row table:style-name="ro2">
          <table:table-cell office:value-type="string" calcext:value-type="string">
            <text:p>string</text:p>
          </table:table-cell>
          <table:table-cell office:value-type="string" calcext:value-type="string">
            <text:p>C476.DAT-ss0-1</text:p>
          </table:table-cell>
          <table:table-cell table:formula="of:=T([.C979])" office:value-type="string" office:string-value="#P(&quot;soundLen&quot;, &quot;1.13576&quot;)" calcext:value-type="string">
            <text:p>#P("soundLen", "1.13576")</text:p>
          </table:table-cell>
          <table:table-cell table:number-columns-repeated="1021"/>
        </table:table-row>
        <table:table-row table:style-name="ro2">
          <table:table-cell office:value-type="string" calcext:value-type="string">
            <text:p>string</text:p>
          </table:table-cell>
          <table:table-cell office:value-type="string" calcext:value-type="string">
            <text:p>C476.DAT-ss0-2</text:p>
          </table:table-cell>
          <table:table-cell office:value-type="string" calcext:value-type="string">
            <text:p>#P("soundLen", "6.14331")</text:p>
          </table:table-cell>
          <table:table-cell table:number-columns-repeated="1021"/>
        </table:table-row>
        <table:table-row table:style-name="ro7">
          <table:table-cell office:value-type="string" calcext:value-type="string">
            <text:p>string</text:p>
          </table:table-cell>
          <table:table-cell office:value-type="string" calcext:value-type="string">
            <text:p>C476.DAT-ss0-3</text:p>
          </table:table-cell>
          <table:table-cell office:value-type="string" calcext:value-type="string">
            <text:p>#P("soundLen", "1.31058")</text:p>
          </table:table-cell>
          <table:table-cell office:value-type="string" calcext:value-type="string">
            <text:p>みんな</text:p>
          </table:table-cell>
          <table:table-cell office:value-type="string" calcext:value-type="string">
            <text:p>うおおおお！</text:p>
          </table:table-cell>
          <table:table-cell table:number-columns-repeated="2"/>
          <table:table-cell table:formula="of:=IF([.E1149]=&quot;&quot;; &quot;untranscribed&quot;; IF([.F1149]=&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77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477A.DAT-ss0-0</text:p>
          </table:table-cell>
          <table:table-cell office:value-type="string" calcext:value-type="string">
            <text:p>#P("soundLen", "3.57989")</text:p>
          </table:table-cell>
          <table:table-cell/>
          <table:table-cell office:value-type="string" calcext:value-type="string">
            <text:p>弓美：大丈夫！？松崎くん！</text:p>
            <text:p>桜子：おーい！生きてる？</text:p>
          </table:table-cell>
          <table:table-cell office:value-type="string" calcext:value-type="string">
            <text:p>Are you okay, Matsuzaki+-kun++?</text:p>
            <text:p/>
            <text:p>#w(1.816)</text:p>
            <text:p>Hey, you alive in there?</text:p>
          </table:table-cell>
          <table:table-cell/>
          <table:table-cell table:formula="of:=IF([.E1151]=&quot;&quot;; &quot;untranscribed&quot;; IF([.F11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77A.DAT-ss0-1</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6">
          <table:table-cell office:value-type="string" calcext:value-type="string">
            <text:p>string</text:p>
          </table:table-cell>
          <table:table-cell office:value-type="string" calcext:value-type="string">
            <text:p>C477A.DAT-ss0-2</text:p>
          </table:table-cell>
          <table:table-cell office:value-type="string" calcext:value-type="string">
            <text:p>#P("soundLen", "3.07347")</text:p>
          </table:table-cell>
          <table:table-cell/>
          <table:table-cell office:value-type="string" calcext:value-type="string">
            <text:p>弓美：きゃああああ！</text:p>
            <text:p>桜子：わああああ！</text:p>
            <text:p>真一：ひええええ！</text:p>
          </table:table-cell>
          <table:table-cell table:number-columns-repeated="2"/>
          <table:table-cell table:formula="of:=IF([.E1153]=&quot;&quot;; &quot;untranscribed&quot;; IF([.F1153]=&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477A.DAT-ss0-3</text:p>
          </table:table-cell>
          <table:table-cell office:value-type="string" calcext:value-type="string">
            <text:p>#P("soundLen", "1.58665")</text:p>
          </table:table-cell>
          <table:table-cell table:style-name="ce1" office:value-type="string" calcext:value-type="string">
            <text:p>真一</text:p>
          </table:table-cell>
          <table:table-cell office:value-type="string" calcext:value-type="string">
            <text:p>ゴホ、ゴホ</text:p>
          </table:table-cell>
          <table:table-cell table:number-columns-repeated="2"/>
          <table:table-cell table:formula="of:=IF([.E1154]=&quot;&quot;; &quot;untranscribed&quot;; IF([.F1154]=&quot;&quot;; &quot;UNTRANSLATED&quot;; &quot;&quot;))" office:value-type="string" office:string-value="UNTRANSLATED" calcext:value-type="string">
            <text:p>UNTRANSLATED</text:p>
          </table:table-cell>
          <table:table-cell table:number-columns-repeated="1016"/>
        </table:table-row>
        <table:table-row table:style-name="ro12">
          <table:table-cell office:value-type="string" calcext:value-type="string">
            <text:p>string</text:p>
          </table:table-cell>
          <table:table-cell office:value-type="string" calcext:value-type="string">
            <text:p>C477A.DAT-ss0-4</text:p>
          </table:table-cell>
          <table:table-cell office:value-type="string" calcext:value-type="string">
            <text:p>#P("soundLen", "6.59316")</text:p>
          </table:table-cell>
          <table:table-cell/>
          <table:table-cell office:value-type="string" calcext:value-type="string">
            <text:p>真一：ゴホ、なんだなんだ</text:p>
            <text:p>　なん、なん、なん、なんなんだ？なんなんだ！？</text:p>
            <text:p>弓美：ゴホ、ゴホ</text:p>
          </table:table-cell>
          <table:table-cell office:value-type="string" calcext:value-type="string">
            <text:p>#off()</text:p>
            <text:p>#w(1.277)</text:p>
            <text:p>Wh-What the heck?</text:p>
            <text:p/>
            <text:p>#w(2.346)</text:p>
            <text:p>Wh...Wh...What...What the heck? What!?</text:p>
            <text:p>#woff(4.789)</text:p>
          </table:table-cell>
          <table:table-cell/>
          <table:table-cell table:formula="of:=IF([.E1155]=&quot;&quot;; &quot;untranscribed&quot;; IF([.F1155]=&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C477A.DAT-ss0-5</text:p>
          </table:table-cell>
          <table:table-cell office:value-type="string" calcext:value-type="string">
            <text:p>#P("soundLen", "5.28294")</text:p>
          </table:table-cell>
          <table:table-cell/>
          <table:table-cell office:value-type="string" calcext:value-type="string">
            <text:p>弓美：きゃああああ！</text:p>
            <text:p>真一：だあああああ！</text:p>
            <text:p>みんな：あああああ！</text:p>
          </table:table-cell>
          <table:table-cell table:number-columns-repeated="2"/>
          <table:table-cell table:formula="of:=IF([.E1156]=&quot;&quot;; &quot;untranscribed&quot;; IF([.F1156]=&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477A.DAT-ss0-6</text:p>
          </table:table-cell>
          <table:table-cell office:value-type="string" calcext:value-type="string">
            <text:p>#P("soundLen", "0.362184")</text:p>
          </table:table-cell>
          <table:table-cell table:style-name="ce1" office:value-type="string" calcext:value-type="string">
            <text:p>弓美</text:p>
          </table:table-cell>
          <table:table-cell office:value-type="string" calcext:value-type="string">
            <text:p>ゴホ</text:p>
          </table:table-cell>
          <table:table-cell table:number-columns-repeated="2"/>
          <table:table-cell table:formula="of:=IF([.E1157]=&quot;&quot;; &quot;untranscribed&quot;; IF([.F115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77B.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477B.DAT-ss0-0</text:p>
          </table:table-cell>
          <table:table-cell office:value-type="string" calcext:value-type="string">
            <text:p>#P("soundLen", "5.5512")</text:p>
          </table:table-cell>
          <table:table-cell/>
          <table:table-cell office:value-type="string" calcext:value-type="string">
            <text:p>真一：えっと…ゴホ、ゴホ</text:p>
            <text:p>弓美：なんか…[使えるものは??]</text:p>
          </table:table-cell>
          <table:table-cell office:value-type="string" calcext:value-type="string">
            <text:p>Uhh...</text:p>
            <text:p>#woff(1.922)</text:p>
            <text:p/>
            <text:p>#w(3.331)</text:p>
            <text:p>I don't see anything we can―</text:p>
          </table:table-cell>
          <table:table-cell office:value-type="string" calcext:value-type="string">
            <text:p>CHECK, the game doesn't spell this out but i think the idea is that they're looking in the shed for a ladder or something else they can use to climb onto the roof, with yumimi starting to say something here like "looks like there's nothing in here we can use"</text:p>
          </table:table-cell>
          <table:table-cell table:formula="of:=IF([.E1159]=&quot;&quot;; &quot;untranscribed&quot;; IF([.F1159]=&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77B.DAT-ss0-1</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16">
          <table:table-cell office:value-type="string" calcext:value-type="string">
            <text:p>string</text:p>
          </table:table-cell>
          <table:table-cell office:value-type="string" calcext:value-type="string">
            <text:p>C477B.DAT-ss0-2</text:p>
          </table:table-cell>
          <table:table-cell table:formula="of:=T([.C1153])" office:value-type="string" office:string-value="#P(&quot;soundLen&quot;, &quot;3.07347&quot;)" calcext:value-type="string">
            <text:p>#P("soundLen", "3.07347")</text:p>
          </table:table-cell>
          <table:table-cell table:style-name="ce3" table:formula="of:=T([.D1153])">
            <text:p/>
          </table:table-cell>
          <table:table-cell table:formula="of:=T([.E1153])" office:value-type="string" office:string-value="弓美：きゃああああ！&#10;桜子：わああああ！&#10;真一：ひええええ！" calcext:value-type="string">
            <text:p>弓美：きゃああああ！</text:p>
            <text:p>桜子：わああああ！</text:p>
            <text:p>真一：ひええええ！</text:p>
          </table:table-cell>
          <table:table-cell table:formula="of:=T([.F1153])">
            <text:p/>
          </table:table-cell>
          <table:table-cell/>
          <table:table-cell table:formula="of:=IF([.E1161]=&quot;&quot;; &quot;untranscribed&quot;; IF([.F1161]=&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477B.DAT-ss0-3</text:p>
          </table:table-cell>
          <table:table-cell table:formula="of:=T([.C1154])" office:value-type="string" office:string-value="#P(&quot;soundLen&quot;, &quot;1.58665&quot;)" calcext:value-type="string">
            <text:p>#P("soundLen", "1.58665")</text:p>
          </table:table-cell>
          <table:table-cell table:style-name="ce3" table:formula="of:=T([.D1154])" office:value-type="string" office:string-value="真一" calcext:value-type="string">
            <text:p>真一</text:p>
          </table:table-cell>
          <table:table-cell table:formula="of:=T([.E1154])" office:value-type="string" office:string-value="ゴホ、ゴホ" calcext:value-type="string">
            <text:p>ゴホ、ゴホ</text:p>
          </table:table-cell>
          <table:table-cell table:formula="of:=T([.F1154])">
            <text:p/>
          </table:table-cell>
          <table:table-cell/>
          <table:table-cell table:formula="of:=IF([.E1162]=&quot;&quot;; &quot;untranscribed&quot;; IF([.F1162]=&quot;&quot;; &quot;UNTRANSLATED&quot;; &quot;&quot;))" office:value-type="string" office:string-value="UNTRANSLATED" calcext:value-type="string">
            <text:p>UNTRANSLATED</text:p>
          </table:table-cell>
          <table:table-cell table:number-columns-repeated="1016"/>
        </table:table-row>
        <table:table-row table:style-name="ro11">
          <table:table-cell office:value-type="string" calcext:value-type="string">
            <text:p>string</text:p>
          </table:table-cell>
          <table:table-cell office:value-type="string" calcext:value-type="string">
            <text:p>C477B.DAT-ss0-4</text:p>
          </table:table-cell>
          <table:table-cell table:formula="of:=T([.C1155])" office:value-type="string" office:string-value="#P(&quot;soundLen&quot;, &quot;6.59316&quot;)" calcext:value-type="string">
            <text:p>#P("soundLen", "6.59316")</text:p>
          </table:table-cell>
          <table:table-cell table:style-name="ce3" table:formula="of:=T([.D1155])">
            <text:p/>
          </table:table-cell>
          <table:table-cell table:formula="of:=T([.E1155])" office:value-type="string" office:string-value="真一：ゴホ、なんだなんだ&#10;　なん、なん、なん、なんなんだ？なんなんだ！？&#10;弓美：ゴホ、ゴホ" calcext:value-type="string">
            <text:p>真一：ゴホ、なんだなんだ</text:p>
            <text:p>　なん、なん、なん、なんなんだ？なんなんだ！？</text:p>
            <text:p>弓美：ゴホ、ゴホ</text:p>
          </table:table-cell>
          <table:table-cell table:formula="of:=T([.F1155])" office:value-type="string" office:string-value="#off()&#10;#w(1.277)&#10;Wh-What the heck?&#10;&#10;#w(2.346)&#10;Wh...Wh...What...What the heck? What!?&#10;#woff(4.789)" calcext:value-type="string">
            <text:p>#off()</text:p>
            <text:p>#w(1.277)</text:p>
            <text:p>Wh-What the heck?</text:p>
            <text:p/>
            <text:p>#w(2.346)</text:p>
            <text:p>Wh...Wh...What...What the heck? What!?</text:p>
            <text:p>#woff(4.789)</text:p>
          </table:table-cell>
          <table:table-cell/>
          <table:table-cell table:formula="of:=IF([.E1163]=&quot;&quot;; &quot;untranscribed&quot;; IF([.F1163]=&quot;&quot;; &quot;UNTRANSLATED&quot;; &quot;&quot;))">
            <text:p/>
          </table:table-cell>
          <table:table-cell table:number-columns-repeated="1016"/>
        </table:table-row>
        <table:table-row table:style-name="ro16">
          <table:table-cell office:value-type="string" calcext:value-type="string">
            <text:p>string</text:p>
          </table:table-cell>
          <table:table-cell office:value-type="string" calcext:value-type="string">
            <text:p>C477B.DAT-ss0-5</text:p>
          </table:table-cell>
          <table:table-cell table:formula="of:=T([.C1156])" office:value-type="string" office:string-value="#P(&quot;soundLen&quot;, &quot;5.28294&quot;)" calcext:value-type="string">
            <text:p>#P("soundLen", "5.28294")</text:p>
          </table:table-cell>
          <table:table-cell table:style-name="ce3" table:formula="of:=T([.D1156])">
            <text:p/>
          </table:table-cell>
          <table:table-cell table:formula="of:=T([.E1156])" office:value-type="string" office:string-value="弓美：きゃああああ！&#10;真一：だあああああ！&#10;みんな：あああああ！" calcext:value-type="string">
            <text:p>弓美：きゃああああ！</text:p>
            <text:p>真一：だあああああ！</text:p>
            <text:p>みんな：あああああ！</text:p>
          </table:table-cell>
          <table:table-cell table:formula="of:=T([.F1156])">
            <text:p/>
          </table:table-cell>
          <table:table-cell/>
          <table:table-cell table:formula="of:=IF([.E1164]=&quot;&quot;; &quot;untranscribed&quot;; IF([.F1164]=&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477B.DAT-ss0-6</text:p>
          </table:table-cell>
          <table:table-cell table:formula="of:=T([.C1157])" office:value-type="string" office:string-value="#P(&quot;soundLen&quot;, &quot;0.362184&quot;)" calcext:value-type="string">
            <text:p>#P("soundLen", "0.362184")</text:p>
          </table:table-cell>
          <table:table-cell table:style-name="ce3" table:formula="of:=T([.D1157])" office:value-type="string" office:string-value="弓美" calcext:value-type="string">
            <text:p>弓美</text:p>
          </table:table-cell>
          <table:table-cell table:formula="of:=T([.E1157])" office:value-type="string" office:string-value="ゴホ" calcext:value-type="string">
            <text:p>ゴホ</text:p>
          </table:table-cell>
          <table:table-cell table:formula="of:=T([.F1157])">
            <text:p/>
          </table:table-cell>
          <table:table-cell/>
          <table:table-cell table:formula="of:=IF([.E1165]=&quot;&quot;; &quot;untranscribed&quot;; IF([.F116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78.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78.DAT-ss0-0</text:p>
          </table:table-cell>
          <table:table-cell office:value-type="string" calcext:value-type="string">
            <text:p>#P("soundLen", "3.46428")</text:p>
          </table:table-cell>
          <table:table-cell table:style-name="ce1" office:value-type="string" calcext:value-type="string">
            <text:p>みんな</text:p>
          </table:table-cell>
          <table:table-cell office:value-type="string" calcext:value-type="string">
            <text:p>ああああああああ！</text:p>
          </table:table-cell>
          <table:table-cell table:number-columns-repeated="2"/>
          <table:table-cell table:formula="of:=IF([.E1167]=&quot;&quot;; &quot;untranscribed&quot;; IF([.F116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79A.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479A.DAT-ss0-0</text:p>
          </table:table-cell>
          <table:table-cell office:value-type="string" calcext:value-type="string">
            <text:p>#P("soundLen", "11.4078")</text:p>
            <text:p><text:span text:style-name="T1">#P("noAutoOff", "1")</text:span></text:p>
          </table:table-cell>
          <table:table-cell/>
          <table:table-cell office:value-type="string" calcext:value-type="string">
            <text:p>弓美：うぅ！この[小屋?]の中のどこに、いったい[???]入ってたのよ！</text:p>
            <text:p>　ゴホ、ゴホ</text:p>
            <text:p>真一：あ、いたたたた</text:p>
            <text:p>　[あ、組まれた?]</text:p>
            <text:p>りえ：あの、あたし…</text:p>
          </table:table-cell>
          <table:table-cell office:value-type="string" calcext:value-type="string">
            <text:p>#w(0.630)</text:p>
            <text:p>Where the heck did they all come from in this tiny room!?</text:p>
            <text:p>#woff(3.867)</text:p>
            <text:p/>
            <text:p>//#w(7.193)</text:p>
            <text:p>//Ouuuuch...\n</text:p>
            <text:p><text:span text:style-name="T1">//#w(8.394)</text:span></text:p>
            <text:p><text:span text:style-name="T1">#w(8.069)</text:span></text:p>
            <text:p>I'm all twisted up...</text:p>
            <text:p/>
            <text:p>#w(9.396)</text:p>
            <text:p>Um...I...</text:p>
          </table:table-cell>
          <table:table-cell office:value-type="string" calcext:value-type="string">
            <text:p>FIXME</text:p>
          </table:table-cell>
          <table:table-cell table:formula="of:=IF([.E1169]=&quot;&quot;; &quot;untranscribed&quot;; IF([.F116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479A.DAT-ss0-1</text:p>
          </table:table-cell>
          <table:table-cell office:value-type="string" calcext:value-type="string">
            <text:p>#P("soundLen", "8.91793")</text:p>
          </table:table-cell>
          <table:table-cell/>
          <table:table-cell office:value-type="string" calcext:value-type="string">
            <text:p>[体験手記?]</text:p>
            <text:p>ついに発見、呪われた体育用具[上で??]、われわれ取材班の見たものは…</text:p>
            <text:p>うん、売れ線ネタだな</text:p>
          </table:table-cell>
          <table:table-cell office:value-type="string" calcext:value-type="string">
            <text:p>Eyewitness notes.</text:p>
            <text:p/>
            <text:p>#w(1.765)</text:p>
            <text:p>At last, we found it. Amongst the accursed gym equipment, what our reporter team saw was...</text:p>
            <text:p/>
            <text:p>#w(6.833)</text:p>
            <text:p>Yep, this is surefire hit material.</text:p>
          </table:table-cell>
          <table:table-cell office:value-type="string" calcext:value-type="string">
            <text:p>CHECK</text:p>
          </table:table-cell>
          <table:table-cell table:formula="of:=IF([.E1170]=&quot;&quot;; &quot;untranscribed&quot;; IF([.F11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79A.DAT-ss0-2</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7">
          <table:table-cell office:value-type="string" calcext:value-type="string">
            <text:p>string</text:p>
          </table:table-cell>
          <table:table-cell office:value-type="string" calcext:value-type="string">
            <text:p>C479A.DAT-ss0-3</text:p>
          </table:table-cell>
          <table:table-cell office:value-type="string" calcext:value-type="string">
            <text:p>#P("soundLen", "0.992567")</text:p>
          </table:table-cell>
          <table:table-cell table:style-name="ce1" office:value-type="string" calcext:value-type="string">
            <text:p>弓美</text:p>
          </table:table-cell>
          <table:table-cell office:value-type="string" calcext:value-type="string">
            <text:p>え…ああ…</text:p>
          </table:table-cell>
          <table:table-cell table:number-columns-repeated="2"/>
          <table:table-cell table:formula="of:=IF([.E1172]=&quot;&quot;; &quot;untranscribed&quot;; IF([.F1172]=&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79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79B.DAT-ss0-0</text:p>
          </table:table-cell>
          <table:table-cell office:value-type="string" calcext:value-type="string">
            <text:p>#P("soundLen", "1.8213")</text:p>
          </table:table-cell>
          <table:table-cell office:value-type="string" calcext:value-type="string">
            <text:p>桜子</text:p>
          </table:table-cell>
          <table:table-cell office:value-type="string" calcext:value-type="string">
            <text:p>ゴホ、ゴホ…はぁ、はぁ…</text:p>
          </table:table-cell>
          <table:table-cell table:number-columns-repeated="2"/>
          <table:table-cell table:formula="of:=IF([.E1174]=&quot;&quot;; &quot;untranscribed&quot;; IF([.F1174]=&quot;&quot;; &quot;UNTRANSLATED&quot;; &quot;&quot;))" office:value-type="string" office:string-value="UNTRANSLATED" calcext:value-type="string">
            <text:p>UNTRANSLATED</text:p>
          </table:table-cell>
          <table:table-cell table:number-columns-repeated="1016"/>
        </table:table-row>
        <table:table-row table:style-name="ro13">
          <table:table-cell office:value-type="string" calcext:value-type="string">
            <text:p>string</text:p>
          </table:table-cell>
          <table:table-cell office:value-type="string" calcext:value-type="string">
            <text:p>C479B.DAT-ss0-1</text:p>
          </table:table-cell>
          <table:table-cell office:value-type="string" calcext:value-type="string">
            <text:p>#P("soundLen", "6.118")</text:p>
          </table:table-cell>
          <table:table-cell office:value-type="string" calcext:value-type="string">
            <text:p>桜子</text:p>
          </table:table-cell>
          <table:table-cell office:value-type="string" calcext:value-type="string">
            <text:p>まったく、冗談じゃないわ</text:p>
            <text:p>朝、髪を洗ってから何時間も経ってないっていうのに</text:p>
          </table:table-cell>
          <table:table-cell office:value-type="string" calcext:value-type="string">
            <text:p>Geez, this is no joke!</text:p>
            <text:p/>
            <text:p>#w(2.776)</text:p>
            <text:p>Not even a few hours since I washed my hair this morning, and now...!</text:p>
            <text:p>#woff(6.348)</text:p>
          </table:table-cell>
          <table:table-cell office:value-type="string" calcext:value-type="string">
            <text:p>CHECK</text:p>
          </table:table-cell>
          <table:table-cell table:formula="of:=IF([.E1175]=&quot;&quot;; &quot;untranscribed&quot;; IF([.F1175]=&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479B.DAT-ss0-2</text:p>
          </table:table-cell>
          <table:table-cell office:value-type="string" calcext:value-type="string">
            <text:p>#P("soundLen", "0.203022")</text:p>
          </table:table-cell>
          <table:table-cell office:value-type="string" calcext:value-type="string">
            <text:p>桜子</text:p>
          </table:table-cell>
          <table:table-cell office:value-type="string" calcext:value-type="string">
            <text:p>んん？</text:p>
          </table:table-cell>
          <table:table-cell table:number-columns-repeated="2"/>
          <table:table-cell table:formula="of:=IF([.E1176]=&quot;&quot;; &quot;untranscribed&quot;; IF([.F1176]=&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479B.DAT-ss0-3</text:p>
          </table:table-cell>
          <table:table-cell office:value-type="string" calcext:value-type="string">
            <text:p>#P("soundLen", "2.07144")</text:p>
          </table:table-cell>
          <table:table-cell table:number-columns-repeated="1021"/>
        </table:table-row>
        <table:table-row table:style-name="ro7">
          <table:table-cell office:value-type="string" calcext:value-type="string">
            <text:p>string</text:p>
          </table:table-cell>
          <table:table-cell office:value-type="string" calcext:value-type="string">
            <text:p>C479B.DAT-ss0-4</text:p>
          </table:table-cell>
          <table:table-cell office:value-type="string" calcext:value-type="string">
            <text:p>#P("soundLen", "0.433995")</text:p>
          </table:table-cell>
          <table:table-cell office:value-type="string" calcext:value-type="string">
            <text:p>桜子</text:p>
          </table:table-cell>
          <table:table-cell office:value-type="string" calcext:value-type="string">
            <text:p>あらら？</text:p>
          </table:table-cell>
          <table:table-cell office:value-type="string" calcext:value-type="string">
            <text:p>Huh!?</text:p>
          </table:table-cell>
          <table:table-cell/>
          <table:table-cell table:formula="of:=IF([.E1178]=&quot;&quot;; &quot;untranscribed&quot;; IF([.F11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480.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80.DAT-ss0-0</text:p>
          </table:table-cell>
          <table:table-cell table:formula="of:=T([.C335])" office:value-type="string" office:string-value="#P(&quot;soundLen&quot;, &quot;0.420542&quot;)" calcext:value-type="string">
            <text:p>#P("soundLen", "0.420542")</text:p>
          </table:table-cell>
          <table:table-cell table:style-name="ce1"/>
          <table:table-cell table:number-columns-repeated="1020"/>
        </table:table-row>
        <table:table-row table:style-name="ro4">
          <table:table-cell office:value-type="string" calcext:value-type="string">
            <text:p>string</text:p>
          </table:table-cell>
          <table:table-cell office:value-type="string" calcext:value-type="string">
            <text:p>C480.DAT-ss0-1</text:p>
          </table:table-cell>
          <table:table-cell office:value-type="string" calcext:value-type="string">
            <text:p>#P("soundLen", "2.9277")</text:p>
          </table:table-cell>
          <table:table-cell table:style-name="ce1" office:value-type="string" calcext:value-type="string">
            <text:p>弓美</text:p>
          </table:table-cell>
          <table:table-cell office:value-type="string" calcext:value-type="string">
            <text:p>あ…蹄の音…また！</text:p>
          </table:table-cell>
          <table:table-cell office:value-type="string" calcext:value-type="string">
            <text:p>#w(1.131)</text:p>
            <text:p>The hoofbeats...again...!</text:p>
          </table:table-cell>
          <table:table-cell/>
          <table:table-cell table:formula="of:=IF([.E1181]=&quot;&quot;; &quot;untranscribed&quot;; IF([.F1181]=&quot;&quot;; &quot;UNTRANSLATED&quot;; &quot;&quot;))">
            <text:p/>
          </table:table-cell>
          <table:table-cell table:number-columns-repeated="1016"/>
        </table:table-row>
        <table:table-row table:style-name="ro1">
          <table:table-cell table:number-columns-repeated="4"/>
          <table:table-cell office:value-type="string" calcext:value-type="string">
            <text:p>//==================================</text:p>
            <text:p>// File: C481.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481.DAT-ss0-0</text:p>
          </table:table-cell>
          <table:table-cell office:value-type="string" calcext:value-type="string">
            <text:p>#P("soundLen", "1.77959")</text:p>
          </table:table-cell>
          <table:table-cell office:value-type="string" calcext:value-type="string">
            <text:p>部長</text:p>
          </table:table-cell>
          <table:table-cell office:value-type="string" calcext:value-type="string">
            <text:p>おおお！こ、これは…</text:p>
          </table:table-cell>
          <table:table-cell office:value-type="string" calcext:value-type="string">
            <text:p>#w(0.829)</text:p>
            <text:p>T-This is...!</text:p>
          </table:table-cell>
          <table:table-cell/>
          <table:table-cell table:formula="of:=IF([.E1183]=&quot;&quot;; &quot;untranscribed&quot;; IF([.F1183]=&quot;&quot;; &quot;UNTRANSLATED&quot;; &quot;&quot;))">
            <text:p/>
          </table:table-cell>
          <table:table-cell table:number-columns-repeated="1016"/>
        </table:table-row>
        <table:table-row table:style-name="ro1">
          <table:table-cell table:number-columns-repeated="4"/>
          <table:table-cell office:value-type="string" calcext:value-type="string">
            <text:p>//==================================</text:p>
            <text:p>// File: C482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82A.DAT-ss0-0</text:p>
          </table:table-cell>
          <table:table-cell office:value-type="string" calcext:value-type="string">
            <text:p>#P("soundLen", "0.754838")</text:p>
          </table:table-cell>
          <table:table-cell table:number-columns-repeated="1021"/>
        </table:table-row>
        <table:table-row table:style-name="ro9">
          <table:table-cell office:value-type="string" calcext:value-type="string">
            <text:p>string</text:p>
          </table:table-cell>
          <table:table-cell office:value-type="string" calcext:value-type="string">
            <text:p>C482A.DAT-ss0-1</text:p>
          </table:table-cell>
          <table:table-cell office:value-type="string" calcext:value-type="string">
            <text:p>#P("soundLen", "9.69525")</text:p>
          </table:table-cell>
          <table:table-cell table:style-name="ce1" office:value-type="string" calcext:value-type="string">
            <text:p>弓美</text:p>
          </table:table-cell>
          <table:table-cell office:value-type="string" calcext:value-type="string">
            <text:p>あ…あら？</text:p>
            <text:p>あたし、貧血になってない</text:p>
            <text:p>ありゃりゃ！ほ、本当に変身しちゃったみたい！</text:p>
          </table:table-cell>
          <table:table-cell office:value-type="string" calcext:value-type="string">
            <text:p>H...Huh?</text:p>
            <text:p/>
            <text:p>#w(2.225)</text:p>
            <text:p>I haven't gone anemic.</text:p>
            <text:p/>
            <text:p>#w(5.266)</text:p>
            <text:p>Oh my gosh!</text:p>
            <text:p/>
            <text:p>//#w(7.573)</text:p>
            <text:p><text:span text:style-name="T1">#w(6.450)</text:span></text:p>
            <text:p>It...It looks like I really did transform!</text:p>
          </table:table-cell>
          <table:table-cell/>
          <table:table-cell table:formula="of:=IF([.E1186]=&quot;&quot;; &quot;untranscribed&quot;; IF([.F1186]=&quot;&quot;; &quot;UNTRANSLATED&quot;; &quot;&quot;))">
            <text:p/>
          </table:table-cell>
          <table:table-cell table:number-columns-repeated="1016"/>
        </table:table-row>
        <table:table-row table:style-name="ro1">
          <table:table-cell table:number-columns-repeated="4"/>
          <table:table-cell office:value-type="string" calcext:value-type="string">
            <text:p>//==================================</text:p>
            <text:p>// File: C482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82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1">
          <table:table-cell table:number-columns-repeated="4"/>
          <table:table-cell office:value-type="string" calcext:value-type="string">
            <text:p>//==================================</text:p>
            <text:p>// File: C483.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483.DAT-ss0-0</text:p>
          </table:table-cell>
          <table:table-cell office:value-type="string" calcext:value-type="string">
            <text:p>#P("soundLen", "3.25456")</text:p>
          </table:table-cell>
          <table:table-cell table:style-name="ce1" office:value-type="string" calcext:value-type="string">
            <text:p>弓美</text:p>
          </table:table-cell>
          <table:table-cell office:value-type="string" calcext:value-type="string">
            <text:p>あああ！か、か、体が勝手に動くよ！</text:p>
          </table:table-cell>
          <table:table-cell office:value-type="string" calcext:value-type="string">
            <text:p>#w(0.956)</text:p>
            <text:p>M-M-My body is moving on its own!</text:p>
          </table:table-cell>
          <table:table-cell/>
          <table:table-cell table:formula="of:=IF([.E1190]=&quot;&quot;; &quot;untranscribed&quot;; IF([.F119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83.DAT-ss0-1</text:p>
          </table:table-cell>
          <table:table-cell table:formula="of:=T([.C979])" office:value-type="string" office:string-value="#P(&quot;soundLen&quot;, &quot;1.13576&quot;)" calcext:value-type="string">
            <text:p>#P("soundLen", "1.13576")</text:p>
          </table:table-cell>
          <table:table-cell table:number-columns-repeated="1021"/>
        </table:table-row>
        <table:table-row table:style-name="ro1">
          <table:table-cell table:number-columns-repeated="4"/>
          <table:table-cell office:value-type="string" calcext:value-type="string">
            <text:p>//==================================</text:p>
            <text:p>// File: C485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85A.DAT-ss0-0</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2">
          <table:table-cell office:value-type="string" calcext:value-type="string">
            <text:p>string</text:p>
          </table:table-cell>
          <table:table-cell office:value-type="string" calcext:value-type="string">
            <text:p>C485A.DAT-ss0-1</text:p>
          </table:table-cell>
          <table:table-cell table:formula="of:=T([.C674])" office:value-type="string" office:string-value="#P(&quot;soundLen&quot;, &quot;0.339517&quot;)" calcext:value-type="string">
            <text:p>#P("soundLen", "0.339517")</text:p>
          </table:table-cell>
          <table:table-cell table:number-columns-repeated="1021"/>
        </table:table-row>
        <table:table-row table:style-name="ro1">
          <table:table-cell table:number-columns-repeated="4"/>
          <table:table-cell office:value-type="string" calcext:value-type="string">
            <text:p>//==================================</text:p>
            <text:p>// File: C485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85B.DAT-ss0-0</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2">
          <table:table-cell office:value-type="string" calcext:value-type="string">
            <text:p>string</text:p>
          </table:table-cell>
          <table:table-cell office:value-type="string" calcext:value-type="string">
            <text:p>C485B.DAT-ss0-1</text:p>
          </table:table-cell>
          <table:table-cell office:value-type="string" calcext:value-type="string">
            <text:p>#P("soundLen", "0.483506")</text:p>
          </table:table-cell>
          <table:table-cell table:number-columns-repeated="1021"/>
        </table:table-row>
        <table:table-row table:style-name="ro2">
          <table:table-cell office:value-type="string" calcext:value-type="string">
            <text:p>string</text:p>
          </table:table-cell>
          <table:table-cell office:value-type="string" calcext:value-type="string">
            <text:p>C485B.DAT-ss0-2</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1">
          <table:table-cell table:number-columns-repeated="4"/>
          <table:table-cell office:value-type="string" calcext:value-type="string">
            <text:p>//==================================</text:p>
            <text:p>// File: C485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85C.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1">
          <table:table-cell table:number-columns-repeated="4"/>
          <table:table-cell office:value-type="string" calcext:value-type="string">
            <text:p>//==================================</text:p>
            <text:p>// File: C48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88.DAT-ss0-0</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2">
          <table:table-cell office:value-type="string" calcext:value-type="string">
            <text:p>string</text:p>
          </table:table-cell>
          <table:table-cell office:value-type="string" calcext:value-type="string">
            <text:p>C488.DAT-ss0-1</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1">
          <table:table-cell table:number-columns-repeated="4"/>
          <table:table-cell office:value-type="string" calcext:value-type="string">
            <text:p>//==================================</text:p>
            <text:p>// File: C48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89.DAT-ss0-0</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2">
          <table:table-cell office:value-type="string" calcext:value-type="string">
            <text:p>string</text:p>
          </table:table-cell>
          <table:table-cell office:value-type="string" calcext:value-type="string">
            <text:p>C489.DAT-ss0-1</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1">
          <table:table-cell table:number-columns-repeated="4"/>
          <table:table-cell office:value-type="string" calcext:value-type="string">
            <text:p>//==================================</text:p>
            <text:p>// File: C490.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90.DAT-ss0-0</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2">
          <table:table-cell office:value-type="string" calcext:value-type="string">
            <text:p>string</text:p>
          </table:table-cell>
          <table:table-cell office:value-type="string" calcext:value-type="string">
            <text:p>C490.DAT-ss0-1</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1">
          <table:table-cell table:number-columns-repeated="4"/>
          <table:table-cell office:value-type="string" calcext:value-type="string">
            <text:p>//==================================</text:p>
            <text:p>// File: C49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91.DAT-ss0-0</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1">
          <table:table-cell table:number-columns-repeated="4"/>
          <table:table-cell office:value-type="string" calcext:value-type="string">
            <text:p>//==================================</text:p>
            <text:p>// File: C492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92A.DAT-ss0-0</text:p>
          </table:table-cell>
          <table:table-cell office:value-type="string" calcext:value-type="string">
            <text:p>#P("soundLen", "0.808588")</text:p>
          </table:table-cell>
          <table:table-cell office:value-type="string" calcext:value-type="string">
            <text:p>桜子</text:p>
          </table:table-cell>
          <table:table-cell office:value-type="string" calcext:value-type="string">
            <text:p>ああ！？</text:p>
          </table:table-cell>
          <table:table-cell table:number-columns-repeated="2"/>
          <table:table-cell table:formula="of:=IF([.E1213]=&quot;&quot;; &quot;untranscribed&quot;; IF([.F1213]=&quot;&quot;; &quot;UNTRANSLATED&quot;; &quot;&quot;))" office:value-type="string" office:string-value="UNTRANSLATED" calcext:value-type="string">
            <text:p>UNTRANSLATED</text:p>
          </table:table-cell>
          <table:table-cell table:number-columns-repeated="1016"/>
        </table:table-row>
        <table:table-row table:style-name="ro9">
          <table:table-cell office:value-type="string" calcext:value-type="string">
            <text:p>string</text:p>
          </table:table-cell>
          <table:table-cell office:value-type="string" calcext:value-type="string">
            <text:p>C492A.DAT-ss0-1</text:p>
          </table:table-cell>
          <table:table-cell office:value-type="string" calcext:value-type="string">
            <text:p>#P("soundLen", "5.13367")</text:p>
            <text:p><text:span text:style-name="T1">//#P("noAutoOff", "1")</text:span></text:p>
          </table:table-cell>
          <table:table-cell/>
          <table:table-cell office:value-type="string" calcext:value-type="string">
            <text:p>部長：すごいぞ…</text:p>
            <text:p>　真一！写真、写真！</text:p>
            <text:p>真一：え！えっと…ん</text:p>
          </table:table-cell>
          <table:table-cell office:value-type="string" calcext:value-type="string">
            <text:p>Incredible...</text:p>
            <text:p/>
            <text:p>#w(1.427)</text:p>
            <text:p>Shinichi! Photos, photos!</text:p>
            <text:p/>
            <text:p>#w(3.226)</text:p>
            <text:p>Uh! Um, uh...</text:p>
            <text:p/>
            <text:p>#w(4.988)</text:p>
            <text:p>Huh!?</text:p>
            <text:p>//#woff(5.988)</text:p>
          </table:table-cell>
          <table:table-cell office:value-type="string" calcext:value-type="string">
            <text:p>NOTE: for what it's worth, the bit at the end of this scene with shinichi looking at rie was not in the original game and was only added in later ports, which probably explains why it's so awkwardly integrated</text:p>
          </table:table-cell>
          <table:table-cell table:formula="of:=IF([.E1214]=&quot;&quot;; &quot;untranscribed&quot;; IF([.F1214]=&quot;&quot;; &quot;UNTRANSLATED&quot;; &quot;&quot;))">
            <text:p/>
          </table:table-cell>
          <table:table-cell table:number-columns-repeated="1016"/>
        </table:table-row>
        <table:table-row table:style-name="ro1">
          <table:table-cell table:number-columns-repeated="4"/>
          <table:table-cell office:value-type="string" calcext:value-type="string">
            <text:p>//==================================</text:p>
            <text:p>// File: C492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92C.DAT-ss0-0</text:p>
          </table:table-cell>
          <table:table-cell office:value-type="string" calcext:value-type="string">
            <text:p>#P("soundLen", "0.406167")</text:p>
          </table:table-cell>
          <table:table-cell table:style-name="ce1" office:value-type="string" calcext:value-type="string">
            <text:p>真一</text:p>
          </table:table-cell>
          <table:table-cell office:value-type="string" calcext:value-type="string">
            <text:p>ふぇ！？</text:p>
          </table:table-cell>
          <table:table-cell table:number-columns-repeated="2"/>
          <table:table-cell table:formula="of:=IF([.E1216]=&quot;&quot;; &quot;untranscribed&quot;; IF([.F121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49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94.DAT-ss0-0</text:p>
          </table:table-cell>
          <table:table-cell table:formula="of:=T([.C979])" office:value-type="string" office:string-value="#P(&quot;soundLen&quot;, &quot;1.13576&quot;)" calcext:value-type="string">
            <text:p>#P("soundLen", "1.13576")</text:p>
          </table:table-cell>
          <table:table-cell table:number-columns-repeated="1021"/>
        </table:table-row>
        <table:table-row table:style-name="ro1">
          <table:table-cell table:number-columns-repeated="4"/>
          <table:table-cell office:value-type="string" calcext:value-type="string">
            <text:p>//==================================</text:p>
            <text:p>// File: C495.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95.DAT-ss0-0</text:p>
          </table:table-cell>
          <table:table-cell office:value-type="string" calcext:value-type="string">
            <text:p>#P("soundLen", "0.404632")</text:p>
          </table:table-cell>
          <table:table-cell table:number-columns-repeated="1021"/>
        </table:table-row>
        <table:table-row table:style-name="ro2">
          <table:table-cell office:value-type="string" calcext:value-type="string">
            <text:p>string</text:p>
          </table:table-cell>
          <table:table-cell office:value-type="string" calcext:value-type="string">
            <text:p>C495.DAT-ss0-1</text:p>
          </table:table-cell>
          <table:table-cell table:formula="of:=T([.C982])" office:value-type="string" office:string-value="#P(&quot;soundLen&quot;, &quot;0.627311&quot;)" calcext:value-type="string">
            <text:p>#P("soundLen", "0.627311")</text:p>
          </table:table-cell>
          <table:table-cell table:number-columns-repeated="1021"/>
        </table:table-row>
        <table:table-row table:style-name="ro2">
          <table:table-cell office:value-type="string" calcext:value-type="string">
            <text:p>string</text:p>
          </table:table-cell>
          <table:table-cell office:value-type="string" calcext:value-type="string">
            <text:p>C495.DAT-ss0-2</text:p>
          </table:table-cell>
          <table:table-cell office:value-type="string" calcext:value-type="string">
            <text:p>#P("soundLen", "0.288224")</text:p>
          </table:table-cell>
          <table:table-cell table:number-columns-repeated="1021"/>
        </table:table-row>
        <table:table-row table:style-name="ro1">
          <table:table-cell table:number-columns-repeated="4"/>
          <table:table-cell office:value-type="string" calcext:value-type="string">
            <text:p>//==================================</text:p>
            <text:p>// File: C49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496.DAT-ss0-0</text:p>
          </table:table-cell>
          <table:table-cell office:value-type="string" calcext:value-type="string">
            <text:p>#P("soundLen", "3.1575")</text:p>
          </table:table-cell>
          <table:table-cell table:number-columns-repeated="1021"/>
        </table:table-row>
        <table:table-row table:style-name="ro2">
          <table:table-cell office:value-type="string" calcext:value-type="string">
            <text:p>string</text:p>
          </table:table-cell>
          <table:table-cell office:value-type="string" calcext:value-type="string">
            <text:p>C496.DAT-ss0-1</text:p>
          </table:table-cell>
          <table:table-cell office:value-type="string" calcext:value-type="string">
            <text:p>#P("soundLen", "8.83936")</text:p>
          </table:table-cell>
          <table:table-cell table:number-columns-repeated="1021"/>
        </table:table-row>
        <table:table-row table:style-name="ro2">
          <table:table-cell office:value-type="string" calcext:value-type="string">
            <text:p>string</text:p>
          </table:table-cell>
          <table:table-cell office:value-type="string" calcext:value-type="string">
            <text:p>C496.DAT-ss0-2</text:p>
          </table:table-cell>
          <table:table-cell table:formula="of:=T([.C1225])" office:value-type="string" office:string-value="#P(&quot;soundLen&quot;, &quot;8.83936&quot;)" calcext:value-type="string">
            <text:p>#P("soundLen", "8.83936")</text:p>
          </table:table-cell>
          <table:table-cell table:number-columns-repeated="1021"/>
        </table:table-row>
        <table:table-row table:style-name="ro1">
          <table:table-cell table:number-columns-repeated="4"/>
          <table:table-cell office:value-type="string" calcext:value-type="string">
            <text:p>//==================================</text:p>
            <text:p>// File: C497.DAT</text:p>
            <text:p>//==================================</text:p>
          </table:table-cell>
          <table:table-cell table:number-columns-repeated="1019"/>
        </table:table-row>
        <table:table-row table:style-name="ro15">
          <table:table-cell office:value-type="string" calcext:value-type="string">
            <text:p>string</text:p>
          </table:table-cell>
          <table:table-cell office:value-type="string" calcext:value-type="string">
            <text:p>C497.DAT-ss0-0</text:p>
          </table:table-cell>
          <table:table-cell office:value-type="string" calcext:value-type="string">
            <text:p>#P("soundLen", "9.64691")</text:p>
          </table:table-cell>
          <table:table-cell/>
          <table:table-cell office:value-type="string" calcext:value-type="string">
            <text:p>部長：おおお！すんごい、すんごいぞ！</text:p>
            <text:p>　まるでアニメみたいだ！</text:p>
            <text:p>桜子：何よ、何よ！</text:p>
            <text:p>　りえまで角が生えてるじゃないのよ！</text:p>
          </table:table-cell>
          <table:table-cell office:value-type="string" calcext:value-type="string">
            <text:p>//Ohhh!</text:p>
            <text:p/>
            <text:p>#w(1.066)</text:p>
            <text:p>Awesome, awesome!</text:p>
            <text:p/>
            <text:p>#w(3.310)</text:p>
            <text:p>It's just like an anime!</text:p>
            <text:p>#woff(5.027)</text:p>
            <text:p/>
            <text:p>#w(5.646)</text:p>
            <text:p>What IS this!?</text:p>
            <text:p/>
            <text:p>#w(7.403)</text:p>
            <text:p>Even Rie's grown horns!?</text:p>
          </table:table-cell>
          <table:table-cell/>
          <table:table-cell table:formula="of:=IF([.E1228]=&quot;&quot;; &quot;untranscribed&quot;; IF([.F12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497.DAT-ss0-1</text:p>
          </table:table-cell>
          <table:table-cell table:formula="of:=T([.C799])" office:value-type="string" office:string-value="#P(&quot;soundLen&quot;, &quot;0.519504&quot;)" calcext:value-type="string">
            <text:p>#P("soundLen", "0.519504")</text:p>
          </table:table-cell>
          <table:table-cell table:number-columns-repeated="1021"/>
        </table:table-row>
        <table:table-row table:style-name="ro1">
          <table:table-cell table:number-columns-repeated="4"/>
          <table:table-cell office:value-type="string" calcext:value-type="string">
            <text:p>//==================================</text:p>
            <text:p>// File: C498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498A.DAT-ss0-0</text:p>
          </table:table-cell>
          <table:table-cell office:value-type="string" calcext:value-type="string">
            <text:p>#P("soundLen", "4.94631")</text:p>
          </table:table-cell>
          <table:table-cell/>
          <table:table-cell office:value-type="string" calcext:value-type="string">
            <text:p>部長：うおおおおおお！！</text:p>
            <text:p>　真一、写真が、写真！</text:p>
            <text:p>桜子：んもう！うるさいわね！</text:p>
          </table:table-cell>
          <table:table-cell office:value-type="string" calcext:value-type="string">
            <text:p>#w(1.412)</text:p>
            <text:p>Shinichi, photos, photos!</text:p>
            <text:p/>
            <text:p>#w(3.331)</text:p>
            <text:p>GOD! Shut UP!</text:p>
          </table:table-cell>
          <table:table-cell/>
          <table:table-cell table:formula="of:=IF([.E1231]=&quot;&quot;; &quot;untranscribed&quot;; IF([.F1231]=&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498A.DAT-ss0-1</text:p>
          </table:table-cell>
          <table:table-cell office:value-type="string" calcext:value-type="string">
            <text:p>#P("soundLen", "4.91713")</text:p>
          </table:table-cell>
          <table:table-cell office:value-type="string" calcext:value-type="string">
            <text:p>弓美</text:p>
          </table:table-cell>
          <table:table-cell office:value-type="string" calcext:value-type="string">
            <text:p>ひええ！体が勝手に動くのよ！</text:p>
            <text:p>みんなが見てる！みんなが見てるー！</text:p>
          </table:table-cell>
          <table:table-cell office:value-type="string" calcext:value-type="string">
            <text:p>#off()</text:p>
            <text:p>#w(0.807)</text:p>
            <text:p>My body's moving on its own!</text:p>
            <text:p/>
            <text:p>#w(2.480)</text:p>
            <text:p>Everyone's looking! Everyone's looking!</text:p>
          </table:table-cell>
          <table:table-cell/>
          <table:table-cell table:formula="of:=IF([.E1232]=&quot;&quot;; &quot;untranscribed&quot;; IF([.F1232]=&quot;&quot;; &quot;UNTRANSLATED&quot;; &quot;&quot;))">
            <text:p/>
          </table:table-cell>
          <table:table-cell table:number-columns-repeated="1016"/>
        </table:table-row>
        <table:table-row table:style-name="ro1">
          <table:table-cell table:number-columns-repeated="4"/>
          <table:table-cell office:value-type="string" calcext:value-type="string">
            <text:p>//==================================</text:p>
            <text:p>// File: C499.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499.DAT-ss0-0</text:p>
          </table:table-cell>
          <table:table-cell office:value-type="string" calcext:value-type="string">
            <text:p>#P("soundLen", "1.12372")</text:p>
          </table:table-cell>
          <table:table-cell office:value-type="string" calcext:value-type="string">
            <text:p>弓美</text:p>
          </table:table-cell>
          <table:table-cell office:value-type="string" calcext:value-type="string">
            <text:p>松崎くーん！</text:p>
          </table:table-cell>
          <table:table-cell office:value-type="string" calcext:value-type="string">
            <text:p>Matsuzaki+-kun++!</text:p>
          </table:table-cell>
          <table:table-cell/>
          <table:table-cell table:formula="of:=IF([.E1234]=&quot;&quot;; &quot;untranscribed&quot;; IF([.F123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1.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01.DAT-ss0-0</text:p>
          </table:table-cell>
          <table:table-cell office:value-type="string" calcext:value-type="string">
            <text:p>#P("soundLen", "0.965108")</text:p>
          </table:table-cell>
          <table:table-cell office:value-type="string" calcext:value-type="string">
            <text:p>弓美</text:p>
          </table:table-cell>
          <table:table-cell office:value-type="string" calcext:value-type="string">
            <text:p>どひー！</text:p>
          </table:table-cell>
          <table:table-cell table:number-columns-repeated="2"/>
          <table:table-cell table:formula="of:=IF([.E1236]=&quot;&quot;; &quot;untranscribed&quot;; IF([.F123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02.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502.DAT-ss0-0</text:p>
          </table:table-cell>
          <table:table-cell office:value-type="string" calcext:value-type="string">
            <text:p>#P("soundLen", "9.94588")</text:p>
          </table:table-cell>
          <table:table-cell/>
          <table:table-cell office:value-type="string" calcext:value-type="string">
            <text:p>弓美：変身した、変身した、変身しちゃったよ〜！</text:p>
            <text:p>桜子：だから言ってるでしょ？</text:p>
            <text:p>　それが逃げも隠れもしない、あんたの現実なのよ</text:p>
            <text:p>弓美：ひ〜…</text:p>
          </table:table-cell>
          <table:table-cell office:value-type="string" calcext:value-type="string">
            <text:p>I transformed! I transformed!\n</text:p>
            <text:p>I TRANSFORMED!</text:p>
            <text:p/>
            <text:p>#w(3.214)</text:p>
            <text:p>Isn't that just what we've been telling you?</text:p>
            <text:p/>
            <text:p>#w(5.077)</text:p>
            <text:p>You can't run or hide―that's your reality.</text:p>
            <text:p>#woff(8.354)</text:p>
          </table:table-cell>
          <table:table-cell/>
          <table:table-cell table:formula="of:=IF([.E1238]=&quot;&quot;; &quot;untranscribed&quot;; IF([.F12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502.DAT-ss0-1</text:p>
          </table:table-cell>
          <table:table-cell office:value-type="string" calcext:value-type="string">
            <text:p>#P("soundLen", "2.97555")</text:p>
          </table:table-cell>
          <table:table-cell table:style-name="ce1" office:value-type="string" calcext:value-type="string">
            <text:p>桜子</text:p>
          </table:table-cell>
          <table:table-cell office:value-type="string" calcext:value-type="string">
            <text:p>だけど今回は、変身中のことを覚えていたんでしょ？</text:p>
          </table:table-cell>
          <table:table-cell office:value-type="string" calcext:value-type="string">
            <text:p>But this time, you remembered what happened while you were transformed?</text:p>
          </table:table-cell>
          <table:table-cell/>
          <table:table-cell table:formula="of:=IF([.E1239]=&quot;&quot;; &quot;untranscribed&quot;; IF([.F123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3.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503.DAT-ss0-0</text:p>
          </table:table-cell>
          <table:table-cell office:value-type="string" calcext:value-type="string">
            <text:p>#P("soundLen", "9.89152")</text:p>
            <text:p><text:span text:style-name="T1">#P("noAutoOff", "1")</text:span></text:p>
          </table:table-cell>
          <table:table-cell/>
          <table:table-cell office:value-type="string" calcext:value-type="string">
            <text:p>弓美：[そう?]なの</text:p>
            <text:p>　不思議</text:p>
            <text:p>りえ：あの…変身って何なんですか？</text:p>
            <text:p>桜子：あんただって変身してたじゃないのよ！</text:p>
          </table:table-cell>
          <table:table-cell office:value-type="string" calcext:value-type="string">
            <text:p>That's right...Strange.</text:p>
            <text:p>#woff(2.280)</text:p>
            <text:p/>
            <text:p>#w(3.249)</text:p>
            <text:p>Um...What do you mean by {transformed}?</text:p>
            <text:p/>
            <text:p>#w(7.143)</text:p>
            <text:p>Hey, didn't you transform too!?</text:p>
          </table:table-cell>
          <table:table-cell/>
          <table:table-cell table:formula="of:=IF([.E1241]=&quot;&quot;; &quot;untranscribed&quot;; IF([.F1241]=&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503.DAT-ss0-1</text:p>
          </table:table-cell>
          <table:table-cell office:value-type="string" calcext:value-type="string">
            <text:p>#P("soundLen", "9.80846")</text:p>
            <text:p><text:span text:style-name="T1">#P("noAutoOff", "1")</text:span></text:p>
          </table:table-cell>
          <table:table-cell/>
          <table:table-cell office:value-type="string" calcext:value-type="string">
            <text:p>りえ：おお？ああ…</text:p>
            <text:p>弓美：りえちゃんは覚えていないのね？</text:p>
            <text:p>真一：とにかく知りたいのは、これがどうゆうことなのかってことなんだが</text:p>
          </table:table-cell>
          <table:table-cell office:value-type="string" calcext:value-type="string">
            <text:p>Oh?</text:p>
            <text:p>#woff(1.200)</text:p>
            <text:p/>
            <text:p>#w(3.665)</text:p>
            <text:p>You don't remember, Rie+-chan++?</text:p>
            <text:p/>
            <text:p>#w(5.956)</text:p>
            <text:p>What I want to know right now is just what's been going on here.</text:p>
          </table:table-cell>
          <table:table-cell/>
          <table:table-cell table:formula="of:=IF([.E1242]=&quot;&quot;; &quot;untranscribed&quot;; IF([.F1242]=&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503.DAT-ss0-2</text:p>
          </table:table-cell>
          <table:table-cell office:value-type="string" calcext:value-type="string">
            <text:p>#P("soundLen", "4.69937")</text:p>
          </table:table-cell>
          <table:table-cell/>
          <table:table-cell office:value-type="string" calcext:value-type="string">
            <text:p>弓美：あたしも知りたい</text:p>
            <text:p>　でもどうするの？</text:p>
            <text:p>真一：それはもちろん！</text:p>
          </table:table-cell>
          <table:table-cell office:value-type="string" calcext:value-type="string">
            <text:p>I want to know too.</text:p>
            <text:p/>
            <text:p>#w(1.929)</text:p>
            <text:p>But what can we do?</text:p>
            <text:p/>
            <text:p>#w(3.685)</text:p>
            <text:p>That's obvious!</text:p>
          </table:table-cell>
          <table:table-cell/>
          <table:table-cell table:formula="of:=IF([.E1243]=&quot;&quot;; &quot;untranscribed&quot;; IF([.F1243]=&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04.DAT-ss0-0</text:p>
          </table:table-cell>
          <table:table-cell office:value-type="string" calcext:value-type="string">
            <text:p>#P("soundLen", "0.840899")</text:p>
          </table:table-cell>
          <table:table-cell table:style-name="ce1" office:value-type="string" calcext:value-type="string">
            <text:p>弓美</text:p>
          </table:table-cell>
          <table:table-cell office:value-type="string" calcext:value-type="string">
            <text:p>あ、あ？</text:p>
          </table:table-cell>
          <table:table-cell table:number-columns-repeated="2"/>
          <table:table-cell table:formula="of:=IF([.E1245]=&quot;&quot;; &quot;untranscribed&quot;; IF([.F124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05.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505.DAT-ss0-0</text:p>
          </table:table-cell>
          <table:table-cell office:value-type="string" calcext:value-type="string">
            <text:p>#P("soundLen", "1.49401")</text:p>
            <text:p><text:span text:style-name="T1">#P("noAutoOff", "1")</text:span></text:p>
          </table:table-cell>
          <table:table-cell table:style-name="ce1" office:value-type="string" calcext:value-type="string">
            <text:p>りえ</text:p>
          </table:table-cell>
          <table:table-cell office:value-type="string" calcext:value-type="string">
            <text:p>あ、あの…！？</text:p>
          </table:table-cell>
          <table:table-cell office:value-type="string" calcext:value-type="string">
            <text:p>E-Erm...!?</text:p>
          </table:table-cell>
          <table:table-cell/>
          <table:table-cell table:formula="of:=IF([.E1247]=&quot;&quot;; &quot;untranscribed&quot;; IF([.F124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505.DAT-ss0-1</text:p>
          </table:table-cell>
          <table:table-cell office:value-type="string" calcext:value-type="string">
            <text:p>#P("soundLen", "2.65686")</text:p>
          </table:table-cell>
          <table:table-cell/>
          <table:table-cell office:value-type="string" calcext:value-type="string">
            <text:p>え、ちょっと、松崎くん！</text:p>
            <text:p>ちょちょちょっと待って！</text:p>
          </table:table-cell>
          <table:table-cell office:value-type="string" calcext:value-type="string">
            <text:p>Hey, wait, Matsuzaki+-kun++!\n</text:p>
            <text:p>H-H-Hold on!</text:p>
            <text:p>#woff(2.650)</text:p>
          </table:table-cell>
          <table:table-cell/>
          <table:table-cell table:formula="of:=IF([.E1248]=&quot;&quot;; &quot;untranscribed&quot;; IF([.F124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505.DAT-ss0-2</text:p>
          </table:table-cell>
          <table:table-cell table:formula="of:=T([.C1177])" office:value-type="string" office:string-value="#P(&quot;soundLen&quot;, &quot;2.07144&quot;)" calcext:value-type="string">
            <text:p>#P("soundLen", "2.07144")</text:p>
          </table:table-cell>
          <table:table-cell table:number-columns-repeated="1021"/>
        </table:table-row>
        <table:table-row table:style-name="ro7">
          <table:table-cell office:value-type="string" calcext:value-type="string">
            <text:p>string</text:p>
          </table:table-cell>
          <table:table-cell office:value-type="string" calcext:value-type="string">
            <text:p>C505.DAT-ss0-3</text:p>
          </table:table-cell>
          <table:table-cell office:value-type="string" calcext:value-type="string">
            <text:p>#P("soundLen", "0.848824")</text:p>
          </table:table-cell>
          <table:table-cell table:style-name="ce1" office:value-type="string" calcext:value-type="string">
            <text:p>弓美</text:p>
          </table:table-cell>
          <table:table-cell office:value-type="string" calcext:value-type="string">
            <text:p>いいいいいいい！</text:p>
          </table:table-cell>
          <table:table-cell table:number-columns-repeated="2"/>
          <table:table-cell table:formula="of:=IF([.E1250]=&quot;&quot;; &quot;untranscribed&quot;; IF([.F1250]=&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06A.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506A.DAT-ss0-0</text:p>
          </table:table-cell>
          <table:table-cell table:formula="of:=T([.C555])" office:value-type="string" office:string-value="#P(&quot;soundLen&quot;, &quot;7.81031&quot;)" calcext:value-type="string">
            <text:p>#P("soundLen", "7.81031")</text:p>
          </table:table-cell>
          <table:table-cell table:style-name="ce1" office:value-type="string" calcext:value-type="string">
            <text:p>真一</text:p>
          </table:table-cell>
          <table:table-cell office:value-type="string" calcext:value-type="string">
            <text:p>で、さっそくだけど、教えてくれないか？</text:p>
            <text:p>穴のこととか、オバケのこととか、二人が変身することとかさぁ</text:p>
            <text:p>そういったこと</text:p>
          </table:table-cell>
          <table:table-cell office:value-type="string" calcext:value-type="string">
            <text:p>So, I know this is sudden, but could you explain this to us?</text:p>
            <text:p/>
            <text:p>#w(2.984)</text:p>
            <text:p>About the holes, the ghosts, and you two transforming...That stuff?</text:p>
          </table:table-cell>
          <table:table-cell/>
          <table:table-cell table:formula="of:=IF([.E1252]=&quot;&quot;; &quot;untranscribed&quot;; IF([.F1252]=&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506A.DAT-ss0-1</text:p>
          </table:table-cell>
          <table:table-cell office:value-type="string" calcext:value-type="string">
            <text:p>#P("soundLen", "4.71337")</text:p>
            <text:p><text:span text:style-name="T1">#P("noAutoOff", "1")</text:span></text:p>
          </table:table-cell>
          <table:table-cell/>
          <table:table-cell office:value-type="string" calcext:value-type="string">
            <text:p>りえ：いや、教えない</text:p>
            <text:p>桜子：あのね！</text:p>
            <text:p>りえ：怖い、怖い！</text:p>
          </table:table-cell>
          <table:table-cell office:value-type="string" calcext:value-type="string">
            <text:p>No, I won't tell you.</text:p>
            <text:p/>
            <text:p>#w(2.357)</text:p>
            <text:p>Excuse me...!?</text:p>
            <text:p/>
            <text:p>#w(3.582)</text:p>
            <text:p>Scary, scary...!</text:p>
          </table:table-cell>
          <table:table-cell/>
          <table:table-cell table:formula="of:=IF([.E1253]=&quot;&quot;; &quot;untranscribed&quot;; IF([.F1253]=&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506A.DAT-ss0-2</text:p>
          </table:table-cell>
          <table:table-cell office:value-type="string" calcext:value-type="string">
            <text:p>#P("soundLen", "9.36532")</text:p>
          </table:table-cell>
          <table:table-cell/>
          <table:table-cell office:value-type="string" calcext:value-type="string">
            <text:p>弓美：ど、どうしたら、教えてもらえるの？</text:p>
            <text:p>りえ：あなたが言うなら、教えてあげる</text:p>
            <text:p>弓美：え？えっと…</text:p>
          </table:table-cell>
          <table:table-cell office:value-type="string" calcext:value-type="string">
            <text:p>W-What can we do to get you to tell us?</text:p>
            <text:p/>
            <text:p>#w(3.598)</text:p>
            <text:p>If you say to do it, I'll tell them.</text:p>
            <text:p/>
            <text:p>#w(6.950)</text:p>
            <text:p>Huh? Uh, umm...</text:p>
          </table:table-cell>
          <table:table-cell/>
          <table:table-cell table:formula="of:=IF([.E1254]=&quot;&quot;; &quot;untranscribed&quot;; IF([.F12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6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06B.DAT-ss0-0</text:p>
          </table:table-cell>
          <table:table-cell office:value-type="string" calcext:value-type="string">
            <text:p>#P("soundLen", "6.66054")</text:p>
          </table:table-cell>
          <table:table-cell/>
          <table:table-cell office:value-type="string" calcext:value-type="string">
            <text:p>弓美：べ、別に教えてくれなくていいわ、あたし</text:p>
            <text:p>りえ：うん、あなたが言うなら教えてあげない</text:p>
          </table:table-cell>
          <table:table-cell office:value-type="string" calcext:value-type="string">
            <text:p>I-I think it's fine if you don't tell us, really.</text:p>
            <text:p/>
            <text:p>#w(3.480)</text:p>
            <text:p>Okay, if you say so, then I won't tell.</text:p>
          </table:table-cell>
          <table:table-cell/>
          <table:table-cell table:formula="of:=IF([.E1256]=&quot;&quot;; &quot;untranscribed&quot;; IF([.F1256]=&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7.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07.DAT-ss0-0</text:p>
          </table:table-cell>
          <table:table-cell office:value-type="string" calcext:value-type="string">
            <text:p>#P("soundLen", "3.18158")</text:p>
          </table:table-cell>
          <table:table-cell/>
          <table:table-cell office:value-type="string" calcext:value-type="string">
            <text:p>真一：吉沢ー！</text:p>
            <text:p>桜子：何考えてんのよ！</text:p>
          </table:table-cell>
          <table:table-cell office:value-type="string" calcext:value-type="string">
            <text:p>YOSHIZAWA...!</text:p>
            <text:p/>
            <text:p>#w(1.521)</text:p>
            <text:p>What's the big idea!?</text:p>
          </table:table-cell>
          <table:table-cell/>
          <table:table-cell table:formula="of:=IF([.E1258]=&quot;&quot;; &quot;untranscribed&quot;; IF([.F125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08A.DAT-ss0-0</text:p>
          </table:table-cell>
          <table:table-cell office:value-type="string" calcext:value-type="string">
            <text:p>#P("soundLen", "4.13133")</text:p>
          </table:table-cell>
          <table:table-cell/>
          <table:table-cell office:value-type="string" calcext:value-type="string">
            <text:p>弓美：それじゃ、教えてくれる？</text:p>
            <text:p>りえ：それじゃ、教えてあげる！</text:p>
          </table:table-cell>
          <table:table-cell office:value-type="string" calcext:value-type="string">
            <text:p>All right, will you tell us?</text:p>
            <text:p/>
            <text:p>#w(2.409)</text:p>
            <text:p>Okay, I'll tell you!</text:p>
          </table:table-cell>
          <table:table-cell/>
          <table:table-cell table:formula="of:=IF([.E1260]=&quot;&quot;; &quot;untranscribed&quot;; IF([.F1260]=&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508A.DAT-ss0-1</text:p>
          </table:table-cell>
          <table:table-cell office:value-type="string" calcext:value-type="string">
            <text:p>#P("soundLen", "7.8546")</text:p>
          </table:table-cell>
          <table:table-cell/>
          <table:table-cell office:value-type="string" calcext:value-type="string">
            <text:p>弓美：何？どうしたの？</text:p>
            <text:p>りえ：頬ずりしてくれないの？</text:p>
            <text:p>弓美：ひ、ひえー！あ、あのねー！</text:p>
          </table:table-cell>
          <table:table-cell office:value-type="string" calcext:value-type="string">
            <text:p>What? What is it?</text:p>
            <text:p/>
            <text:p>#w(2.679)</text:p>
            <text:p>Won't you rub cheeks with me?</text:p>
            <text:p>//#woff(4.944)</text:p>
            <text:p><text:span text:style-name="T1">#woff(4.600)</text:span></text:p>
            <text:p/>
            <text:p>#w(6.366)</text:p>
            <text:p>U-Um, I...!</text:p>
          </table:table-cell>
          <table:table-cell/>
          <table:table-cell table:formula="of:=IF([.E1261]=&quot;&quot;; &quot;untranscribed&quot;; IF([.F126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508A.DAT-ss0-2</text:p>
          </table:table-cell>
          <table:table-cell office:value-type="string" calcext:value-type="string">
            <text:p>#P("soundLen", "2.02629")</text:p>
          </table:table-cell>
          <table:table-cell table:style-name="ce1" office:value-type="string" calcext:value-type="string">
            <text:p>弓美</text:p>
          </table:table-cell>
          <table:table-cell office:value-type="string" calcext:value-type="string">
            <text:p>そ、それじゃ…</text:p>
          </table:table-cell>
          <table:table-cell office:value-type="string" calcext:value-type="string">
            <text:p>W-Well...</text:p>
          </table:table-cell>
          <table:table-cell/>
          <table:table-cell table:formula="of:=IF([.E1262]=&quot;&quot;; &quot;untranscribed&quot;; IF([.F1262]=&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08B.DAT-ss0-0</text:p>
          </table:table-cell>
          <table:table-cell office:value-type="string" calcext:value-type="string">
            <text:p>#P("soundLen", "3.47957")</text:p>
            <text:p><text:span text:style-name="T1">#P("noAutoOff", "1")</text:span></text:p>
          </table:table-cell>
          <table:table-cell/>
          <table:table-cell office:value-type="string" calcext:value-type="string">
            <text:p>弓美：お、教えてくれたら、後でね？</text:p>
            <text:p>りえ：うん</text:p>
          </table:table-cell>
          <table:table-cell office:value-type="string" calcext:value-type="string">
            <text:p>H-How about after you tell us?</text:p>
            <text:p/>
            <text:p>#w(2.770)</text:p>
            <text:p>Okay.</text:p>
          </table:table-cell>
          <table:table-cell/>
          <table:table-cell table:formula="of:=IF([.E1264]=&quot;&quot;; &quot;untranscribed&quot;; IF([.F126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508B.DAT-ss0-1</text:p>
          </table:table-cell>
          <table:table-cell office:value-type="string" calcext:value-type="string">
            <text:p>#P("soundLen", "3.65717")</text:p>
          </table:table-cell>
          <table:table-cell table:style-name="ce3" table:formula="of:=T([.D1260])">
            <text:p/>
          </table:table-cell>
          <table:table-cell table:formula="of:=T([.E1260])" office:value-type="string" office:string-value="弓美：それじゃ、教えてくれる？&#10;りえ：それじゃ、教えてあげる！" calcext:value-type="string">
            <text:p>弓美：それじゃ、教えてくれる？</text:p>
            <text:p>りえ：それじゃ、教えてあげる！</text:p>
          </table:table-cell>
          <table:table-cell table:style-name="ce2" office:value-type="string" calcext:value-type="string">
            <text:p><text:span text:style-name="T2">All right, will you tell us?</text:span></text:p>
            <text:p/>
            <text:p><text:span text:style-name="T2">#w(1.992)</text:span></text:p>
            <text:p><text:span text:style-name="T2">Okay, I'll tell you!</text:span></text:p>
          </table:table-cell>
          <table:table-cell/>
          <table:table-cell table:formula="of:=IF([.E1265]=&quot;&quot;; &quot;untranscribed&quot;; IF([.F126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08C.DAT-ss0-0</text:p>
          </table:table-cell>
          <table:table-cell office:value-type="string" calcext:value-type="string">
            <text:p>#P("soundLen", "0.727686")</text:p>
          </table:table-cell>
          <table:table-cell table:style-name="ce1" office:value-type="string" calcext:value-type="string">
            <text:p>弓美</text:p>
          </table:table-cell>
          <table:table-cell office:value-type="string" calcext:value-type="string">
            <text:p>うわ、あ！</text:p>
          </table:table-cell>
          <table:table-cell table:number-columns-repeated="2"/>
          <table:table-cell table:formula="of:=IF([.E1267]=&quot;&quot;; &quot;untranscribed&quot;; IF([.F126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08D.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08D.DAT-ss0-0</text:p>
          </table:table-cell>
          <table:table-cell office:value-type="string" calcext:value-type="string">
            <text:p>#P("soundLen", "1.80638")</text:p>
          </table:table-cell>
          <table:table-cell/>
          <table:table-cell office:value-type="string" calcext:value-type="string">
            <text:p>はいはいはい</text:p>
            <text:p>[もう嫌気よ??]</text:p>
          </table:table-cell>
          <table:table-cell office:value-type="string" calcext:value-type="string">
            <text:p>Okay, okay, okay.\n</text:p>
            <text:p>Geez, I can't take this...</text:p>
          </table:table-cell>
          <table:table-cell office:value-type="string" calcext:value-type="string">
            <text:p>CHECK</text:p>
          </table:table-cell>
          <table:table-cell table:formula="of:=IF([.E1269]=&quot;&quot;; &quot;untranscribed&quot;; IF([.F126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E.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08E.DAT-ss0-0</text:p>
          </table:table-cell>
          <table:table-cell office:value-type="string" calcext:value-type="string">
            <text:p>#P("soundLen", "3.94625")</text:p>
          </table:table-cell>
          <table:table-cell/>
          <table:table-cell office:value-type="string" calcext:value-type="string">
            <text:p>弓美：え、えっと</text:p>
            <text:p>　後でまとめてしたげるから</text:p>
            <text:p>りえ：うん</text:p>
          </table:table-cell>
          <table:table-cell office:value-type="string" calcext:value-type="string">
            <text:p>Uh, uh...I'll do it all in one go afterward.</text:p>
            <text:p/>
            <text:p>#w(3.240)</text:p>
            <text:p>Okay.</text:p>
          </table:table-cell>
          <table:table-cell office:value-type="string" calcext:value-type="string">
            <text:p>CHECK</text:p>
          </table:table-cell>
          <table:table-cell table:formula="of:=IF([.E1271]=&quot;&quot;; &quot;untranscribed&quot;; IF([.F127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F.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08F.DAT-ss0-0</text:p>
          </table:table-cell>
          <table:table-cell office:value-type="string" calcext:value-type="string">
            <text:p>#P("soundLen", "1.43289")</text:p>
          </table:table-cell>
          <table:table-cell table:style-name="ce1" office:value-type="string" calcext:value-type="string">
            <text:p>弓美</text:p>
          </table:table-cell>
          <table:table-cell office:value-type="string" calcext:value-type="string">
            <text:p>そ、それじゃ…</text:p>
          </table:table-cell>
          <table:table-cell office:value-type="string" calcext:value-type="string">
            <text:p>W-Well...</text:p>
          </table:table-cell>
          <table:table-cell/>
          <table:table-cell table:formula="of:=IF([.E1273]=&quot;&quot;; &quot;untranscribed&quot;; IF([.F1273]=&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H.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508H.DAT-ss0-0</text:p>
          </table:table-cell>
          <table:table-cell office:value-type="string" calcext:value-type="string">
            <text:p>#P("soundLen", "4.00958")</text:p>
          </table:table-cell>
          <table:table-cell/>
          <table:table-cell office:value-type="string" calcext:value-type="string">
            <text:p>弓美：え、えっと…</text:p>
            <text:p>　あ、それじゃ、後でね？</text:p>
            <text:p>りえ：うん</text:p>
          </table:table-cell>
          <table:table-cell office:value-type="string" calcext:value-type="string">
            <text:p>Um...Uh...</text:p>
            <text:p/>
            <text:p>#w(1.698)</text:p>
            <text:p>Uh, well, how about later?</text:p>
            <text:p/>
            <text:p>#w(3.313)</text:p>
            <text:p>Okay.</text:p>
          </table:table-cell>
          <table:table-cell/>
          <table:table-cell table:formula="of:=IF([.E1275]=&quot;&quot;; &quot;untranscribed&quot;; IF([.F127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I.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508I.DAT-ss0-0</text:p>
          </table:table-cell>
          <table:table-cell office:value-type="string" calcext:value-type="string">
            <text:p>#P("soundLen", "4.26322")</text:p>
          </table:table-cell>
          <table:table-cell/>
          <table:table-cell office:value-type="string" calcext:value-type="string">
            <text:p>弓美：ひ〜！また〜！</text:p>
            <text:p>りえ：うふーん</text:p>
          </table:table-cell>
          <table:table-cell office:value-type="string" calcext:value-type="string">
            <text:p>#w(1.014)</text:p>
            <text:p>Not again!</text:p>
            <text:p>#woff(2.652)</text:p>
          </table:table-cell>
          <table:table-cell/>
          <table:table-cell table:formula="of:=IF([.E1277]=&quot;&quot;; &quot;untranscribed&quot;; IF([.F1277]=&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J.DAT</text:p>
            <text:p>//==================================</text:p>
          </table:table-cell>
          <table:table-cell table:number-columns-repeated="1019"/>
        </table:table-row>
        <table:table-row table:style-name="ro10">
          <table:table-cell office:value-type="string" calcext:value-type="string">
            <text:p>string</text:p>
          </table:table-cell>
          <table:table-cell office:value-type="string" calcext:value-type="string">
            <text:p>C508J.DAT-ss0-0</text:p>
          </table:table-cell>
          <table:table-cell office:value-type="string" calcext:value-type="string">
            <text:p>#P("soundLen", "11.9169")</text:p>
          </table:table-cell>
          <table:table-cell/>
          <table:table-cell office:value-type="string" calcext:value-type="string">
            <text:p>弓美：ああ、えっと、その</text:p>
            <text:p>　ああ、あ…あ、愛していないといったのは、その、つまり…</text:p>
            <text:p>　ウソよ</text:p>
            <text:p>りえ：本当！？</text:p>
            <text:p>弓美：本当、本当！</text:p>
          </table:table-cell>
          <table:table-cell office:value-type="string" calcext:value-type="string">
            <text:p>Ah, um, er...I, I...</text:p>
            <text:p/>
            <text:p>#w(3.813)</text:p>
            <text:p>W-When I said I didn't love you, that was...uh...you know...</text:p>
            <text:p/>
            <text:p>//#w(6.084)</text:p>
            <text:p><text:span text:style-name="T1">#w(7.740)</text:span></text:p>
            <text:p>...a lie.</text:p>
            <text:p/>
            <text:p>#w(9.007)</text:p>
            <text:p>//#align(left)</text:p>
            <text:p>― Really!?\n</text:p>
            <text:p>― Really, really!</text:p>
            <text:p>#woff(11.859)</text:p>
          </table:table-cell>
          <table:table-cell/>
          <table:table-cell table:formula="of:=IF([.E1279]=&quot;&quot;; &quot;untranscribed&quot;; IF([.F127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8K.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508K.DAT-ss0-0</text:p>
          </table:table-cell>
          <table:table-cell office:value-type="string" calcext:value-type="string">
            <text:p>#P("soundLen", "9.50329")</text:p>
            <text:p><text:span text:style-name="T1">#P("noAutoOff", "1")</text:span></text:p>
          </table:table-cell>
          <table:table-cell/>
          <table:table-cell office:value-type="string" calcext:value-type="string">
            <text:p>りえ：でも、こちらの世界でもまた、あなたと一緒に[なれて?]、あたし嬉しい〜</text:p>
            <text:p>弓美：あ、あなた達って…ん？</text:p>
          </table:table-cell>
          <table:table-cell office:value-type="string" calcext:value-type="string">
            <text:p>But I'm so happy that I'm able to be together with you in this world, too!</text:p>
            <text:p/>
            <text:p>#w(6.862)</text:p>
            <text:p>Y-You two...Er...?</text:p>
          </table:table-cell>
          <table:table-cell office:value-type="string" calcext:value-type="string">
            <text:p>CHECK</text:p>
          </table:table-cell>
          <table:table-cell table:formula="of:=IF([.E1281]=&quot;&quot;; &quot;untranscribed&quot;; IF([.F1281]=&quot;&quot;; &quot;UNTRANSLATED&quot;; &quot;&quot;))">
            <text:p/>
          </table:table-cell>
          <table:table-cell table:number-columns-repeated="1016"/>
        </table:table-row>
        <table:table-row table:style-name="ro27">
          <table:table-cell office:value-type="string" calcext:value-type="string">
            <text:p>string</text:p>
          </table:table-cell>
          <table:table-cell office:value-type="string" calcext:value-type="string">
            <text:p>C508K.DAT-ss0-1</text:p>
          </table:table-cell>
          <table:table-cell office:value-type="string" calcext:value-type="string">
            <text:p>#P("soundLen", "10.5575")</text:p>
          </table:table-cell>
          <table:table-cell/>
          <table:table-cell office:value-type="string" calcext:value-type="string">
            <text:p>弓美：あたし達[なのかな?]…</text:p>
            <text:p>　どういう関係なの？</text:p>
            <text:p>りえ：もちろん、恋人関係よ！</text:p>
            <text:p>　…覚えてないの？</text:p>
            <text:p>弓美：え、えっと、うんっと、ああっと…</text:p>
          </table:table-cell>
          <table:table-cell office:value-type="string" calcext:value-type="string">
            <text:p>{Us two,} I guess...</text:p>
            <text:p/>
            <text:p>#w(2.500)</text:p>
            <text:p>What's our relationship?</text:p>
            <text:p/>
            <text:p>#w(3.645)</text:p>
            <text:p>We're lovers, of course!</text:p>
            <text:p/>
            <text:p>#w(6.679)</text:p>
            <text:p>...Don't you remember?</text:p>
            <text:p/>
            <text:p>#w(7.846)</text:p>
            <text:p>U-Uhh, umm, aah...</text:p>
          </table:table-cell>
          <table:table-cell office:value-type="string" calcext:value-type="string">
            <text:p>CHECK</text:p>
          </table:table-cell>
          <table:table-cell table:formula="of:=IF([.E1282]=&quot;&quot;; &quot;untranscribed&quot;; IF([.F12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509.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09.DAT-ss0-0</text:p>
          </table:table-cell>
          <table:table-cell office:value-type="string" calcext:value-type="string">
            <text:p>#P("soundLen", "3.20978")</text:p>
          </table:table-cell>
          <table:table-cell table:style-name="ce1" office:value-type="string" calcext:value-type="string">
            <text:p>りえ</text:p>
          </table:table-cell>
          <table:table-cell office:value-type="string" calcext:value-type="string">
            <text:p>それでは、説明します</text:p>
            <text:p>ご静粛に！</text:p>
          </table:table-cell>
          <table:table-cell office:value-type="string" calcext:value-type="string">
            <text:p>Now then, I will explain.\n</text:p>
            <text:p>Quiet, everyone!</text:p>
          </table:table-cell>
          <table:table-cell/>
          <table:table-cell table:formula="of:=IF([.E1284]=&quot;&quot;; &quot;untranscribed&quot;; IF([.F12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0A.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10A.DAT-ss0-0</text:p>
          </table:table-cell>
          <table:table-cell office:value-type="string" calcext:value-type="string">
            <text:p>#P("soundLen", "5.60882")</text:p>
            <text:p><text:span text:style-name="T1">#P("noAutoOff", "1")</text:span></text:p>
          </table:table-cell>
          <table:table-cell table:style-name="ce1" office:value-type="string" calcext:value-type="string">
            <text:p>りえ</text:p>
          </table:table-cell>
          <table:table-cell office:value-type="string" calcext:value-type="string">
            <text:p>ご存知の方も[いられる?]かもしれませんが、この宇宙にはたっくさんの世界が存在しています</text:p>
          </table:table-cell>
          <table:table-cell office:value-type="string" calcext:value-type="string">
            <text:p>As some of you may know, within this universe, there exist many worlds!</text:p>
          </table:table-cell>
          <table:table-cell office:value-type="string" calcext:value-type="string">
            <text:p>CHECK</text:p>
          </table:table-cell>
          <table:table-cell table:formula="of:=IF([.E1286]=&quot;&quot;; &quot;untranscribed&quot;; IF([.F1286]=&quot;&quot;; &quot;UNTRANSLATED&quot;; &quot;&quot;))">
            <text:p/>
          </table:table-cell>
          <table:table-cell table:number-columns-repeated="1016"/>
        </table:table-row>
        <table:table-row table:style-name="ro31">
          <table:table-cell office:value-type="string" calcext:value-type="string">
            <text:p>string</text:p>
          </table:table-cell>
          <table:table-cell office:value-type="string" calcext:value-type="string">
            <text:p>C510A.DAT-ss0-1</text:p>
          </table:table-cell>
          <table:table-cell office:value-type="string" calcext:value-type="string">
            <text:p>#P("soundLen", "9.30561")</text:p>
          </table:table-cell>
          <table:table-cell table:style-name="ce1" office:value-type="string" calcext:value-type="string">
            <text:p>りえ</text:p>
          </table:table-cell>
          <table:table-cell office:value-type="string" calcext:value-type="string">
            <text:p>[飛び跳ね虫?]の世界</text:p>
            <text:p>スライムの世界</text:p>
            <text:p>トンビナイ魚の世界</text:p>
            <text:p>アベクブルブクツーの世界</text:p>
            <text:p>金属の世界</text:p>
            <text:p>スポンジの世界…</text:p>
          </table:table-cell>
          <table:table-cell office:value-type="string" calcext:value-type="string">
            <text:p>The Bouncybug World...</text:p>
            <text:p/>
            <text:p>#w(1.597)</text:p>
            <text:p>...the Slime World...</text:p>
            <text:p/>
            <text:p>#w(3.046)</text:p>
            <text:p>...the Tombinai Fish World...</text:p>
            <text:p/>
            <text:p>#w(4.633)</text:p>
            <text:p>...the Abekuburubukutsuu World...</text:p>
            <text:p/>
            <text:p>#w(6.690)</text:p>
            <text:p>...the Metal World...</text:p>
            <text:p/>
            <text:p>#w(8.081)</text:p>
            <text:p>...the Sponge World...</text:p>
          </table:table-cell>
          <table:table-cell office:value-type="string" calcext:value-type="string">
            <text:p>CHECK</text:p>
            <text:p>NOTE: トンビナイ魚 originate from aoi-chan panic</text:p>
            <text:p><text:span text:style-name="T1">アベクブルブクツー appear only in this scene, with no further explanation given; if there's any meaning to the name, it's not apparent to me. someone who worked on the fm-towns port used it as an alias, but they probably took the name from the game rather than vice versa. also, while looking this up, i came across a yumimi mix/touhou crossover fanfic... which i guess actually kind of makes sense when you think about it</text:span></text:p>
            <text:p><text:span text:style-name="T1">also, the last picture here, which has no voiceover, is of izumi takemoto's author-insert avatar</text:span></text:p>
          </table:table-cell>
          <table:table-cell table:formula="of:=IF([.E1287]=&quot;&quot;; &quot;untranscribed&quot;; IF([.F1287]=&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510A.DAT-ss0-2</text:p>
          </table:table-cell>
          <table:table-cell office:value-type="string" calcext:value-type="string">
            <text:p>#P("soundLen", "11.7607")</text:p>
          </table:table-cell>
          <table:table-cell table:style-name="ce1" office:value-type="string" calcext:value-type="string">
            <text:p>りえ</text:p>
          </table:table-cell>
          <table:table-cell office:value-type="string" calcext:value-type="string">
            <text:p>それぞれの世界はほとんど、となり[ある?]部分[もありません?]</text:p>
            <text:p>しかし、一箇所だけ、すべての世界が重なり合っている部分があります</text:p>
            <text:p>つまり、それがこの世界なわけです</text:p>
          </table:table-cell>
          <table:table-cell office:value-type="string" calcext:value-type="string">
            <text:p>Each of the worlds has almost no parts that border the others.</text:p>
            <text:p/>
            <text:p>#w(3.590)</text:p>
            <text:p>However, there is just one place where all the worlds intersect at once―</text:p>
            <text:p/>
            <text:p>#w(9.272)</text:p>
            <text:p>that is to say, this world.</text:p>
          </table:table-cell>
          <table:table-cell office:value-type="string" calcext:value-type="string">
            <text:p>CHECK</text:p>
          </table:table-cell>
          <table:table-cell table:formula="of:=IF([.E1288]=&quot;&quot;; &quot;untranscribed&quot;; IF([.F128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0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510B.DAT-ss0-0</text:p>
          </table:table-cell>
          <table:table-cell office:value-type="string" calcext:value-type="string">
            <text:p>#P("soundLen", "9.02199")</text:p>
            <text:p><text:span text:style-name="T1">#P("noAutoOff", "1")</text:span></text:p>
          </table:table-cell>
          <table:table-cell table:style-name="ce1" office:value-type="string" calcext:value-type="string">
            <text:p>りえ</text:p>
          </table:table-cell>
          <table:table-cell office:value-type="string" calcext:value-type="string">
            <text:p>そうです</text:p>
            <text:p>地球も含め[た?]、この世界です</text:p>
            <text:p>さて〜、他の様々な世界が唯一重なり合っているのがこの世界なわけですんが？</text:p>
          </table:table-cell>
          <table:table-cell office:value-type="string" calcext:value-type="string">
            <text:p>That's right―this world, the Earth included.</text:p>
            <text:p/>
            <text:p>#w(3.466)</text:p>
            <text:p>Now then, is it the case that this world is the sole place the various other worlds overlap?</text:p>
          </table:table-cell>
          <table:table-cell/>
          <table:table-cell table:formula="of:=IF([.E1290]=&quot;&quot;; &quot;untranscribed&quot;; IF([.F1290]=&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10B.DAT-ss0-1</text:p>
          </table:table-cell>
          <table:table-cell office:value-type="string" calcext:value-type="string">
            <text:p>#P("soundLen", "9.9371")</text:p>
          </table:table-cell>
          <table:table-cell table:style-name="ce1" office:value-type="string" calcext:value-type="string">
            <text:p>りえ</text:p>
          </table:table-cell>
          <table:table-cell office:value-type="string" calcext:value-type="string">
            <text:p>実は、この世界と他の世界達の間では、一つの境目の世界があります</text:p>
            <text:p>そこが私達の世界です</text:p>
          </table:table-cell>
          <table:table-cell office:value-type="string" calcext:value-type="string">
            <text:p>Actually, between this world and the other worlds, there is a boundary world.</text:p>
            <text:p/>
            <text:p>#w(7.144)</text:p>
            <text:p>That is our world.</text:p>
          </table:table-cell>
          <table:table-cell/>
          <table:table-cell table:formula="of:=IF([.E1291]=&quot;&quot;; &quot;untranscribed&quot;; IF([.F129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2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12A.DAT-ss0-0</text:p>
          </table:table-cell>
          <table:table-cell table:formula="of:=T([.C982])" office:value-type="string" office:string-value="#P(&quot;soundLen&quot;, &quot;0.627311&quot;)" calcext:value-type="string">
            <text:p>#P("soundLen", "0.627311")</text:p>
          </table:table-cell>
          <table:table-cell table:style-name="ce1"/>
          <table:table-cell table:number-columns-repeated="1020"/>
        </table:table-row>
        <table:table-row table:style-name="ro13">
          <table:table-cell office:value-type="string" calcext:value-type="string">
            <text:p>string</text:p>
          </table:table-cell>
          <table:table-cell office:value-type="string" calcext:value-type="string">
            <text:p>C512A.DAT-ss0-1</text:p>
          </table:table-cell>
          <table:table-cell office:value-type="string" calcext:value-type="string">
            <text:p>#P("soundLen", "10.6206")</text:p>
          </table:table-cell>
          <table:table-cell table:style-name="ce1" office:value-type="string" calcext:value-type="string">
            <text:p>りえ</text:p>
          </table:table-cell>
          <table:table-cell office:value-type="string" calcext:value-type="string">
            <text:p>何百年かに一度、他の世界とこの世界との間に、穴が開いてしまうことがあります</text:p>
            <text:p>そうすると、向こうの住人がこちらこぼれ落ちってきてしまうのです</text:p>
          </table:table-cell>
          <table:table-cell office:value-type="string" calcext:value-type="string">
            <text:p>Sometimes, every few centuries, a hole may open between this world and another.</text:p>
            <text:p/>
            <text:p>#w(5.925)</text:p>
            <text:p>When that happens, the other side's inhabitants scatter out over here.</text:p>
          </table:table-cell>
          <table:table-cell/>
          <table:table-cell table:formula="of:=IF([.E1294]=&quot;&quot;; &quot;untranscribed&quot;; IF([.F1294]=&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512A.DAT-ss0-2</text:p>
          </table:table-cell>
          <table:table-cell office:value-type="string" calcext:value-type="string">
            <text:p>#P("soundLen", "10.6236")</text:p>
          </table:table-cell>
          <table:table-cell table:style-name="ce1" office:value-type="string" calcext:value-type="string">
            <text:p>りえ</text:p>
          </table:table-cell>
          <table:table-cell office:value-type="string" calcext:value-type="string">
            <text:p>あたし達は境目の世界で穴を見張っているのです</text:p>
            <text:p>穴を見つけ、大きくなる前に穴を縫い合わせるのが、あたし達の仕事なわけですね</text:p>
          </table:table-cell>
          <table:table-cell office:value-type="string" calcext:value-type="string">
            <text:p>We stand guard against the holes in the boundary world.</text:p>
            <text:p/>
            <text:p>#w(4.048)</text:p>
            <text:p>Finding the holes and stitching them before they grow large is our task.</text:p>
          </table:table-cell>
          <table:table-cell/>
          <table:table-cell table:formula="of:=IF([.E1295]=&quot;&quot;; &quot;untranscribed&quot;; IF([.F129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2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12B.DAT-ss0-0</text:p>
          </table:table-cell>
          <table:table-cell office:value-type="string" calcext:value-type="string">
            <text:p>#P("soundLen", "7.13797")</text:p>
            <text:p><text:span text:style-name="T1">#P("noAutoOff", "1")</text:span></text:p>
          </table:table-cell>
          <table:table-cell table:style-name="ce1" office:value-type="string" calcext:value-type="string">
            <text:p>りえ</text:p>
          </table:table-cell>
          <table:table-cell office:value-type="string" calcext:value-type="string">
            <text:p>で、いつまで[重なったままなのか?]と言いますと、あたし達は本来、この世界の住人ではありません</text:p>
          </table:table-cell>
          <table:table-cell office:value-type="string" calcext:value-type="string">
            <text:p>So, as to how long we will stay combined...</text:p>
            <text:p/>
            <text:p>#w(3.775)</text:p>
            <text:p>We aren't natural inhabitants of this world.</text:p>
          </table:table-cell>
          <table:table-cell office:value-type="string" calcext:value-type="string">
            <text:p>CHECK</text:p>
          </table:table-cell>
          <table:table-cell table:formula="of:=IF([.E1297]=&quot;&quot;; &quot;untranscribed&quot;; IF([.F129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12B.DAT-ss0-1</text:p>
          </table:table-cell>
          <table:table-cell office:value-type="string" calcext:value-type="string">
            <text:p>#P("soundLen", "7.83384")</text:p>
            <text:p><text:span text:style-name="T1">#P("noAutoOff", "1")</text:span></text:p>
          </table:table-cell>
          <table:table-cell table:style-name="ce1" office:value-type="string" calcext:value-type="string">
            <text:p>りえ</text:p>
          </table:table-cell>
          <table:table-cell office:value-type="string" calcext:value-type="string">
            <text:p>にもかかわらず、ここにいられるのは、未だに、この世界と私達の世界とがつながっているからです</text:p>
          </table:table-cell>
          <table:table-cell office:value-type="string" calcext:value-type="string">
            <text:p>The reason we're able to be here despite that is that, even now,</text:p>
            <text:p/>
            <text:p>#w(3.735)</text:p>
            <text:p>this world and our world are connected.</text:p>
          </table:table-cell>
          <table:table-cell office:value-type="string" calcext:value-type="string">
            <text:p>CHECK</text:p>
          </table:table-cell>
          <table:table-cell table:formula="of:=IF([.E1298]=&quot;&quot;; &quot;untranscribed&quot;; IF([.F1298]=&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512B.DAT-ss0-2</text:p>
          </table:table-cell>
          <table:table-cell office:value-type="string" calcext:value-type="string">
            <text:p>#P("soundLen", "9.52632")</text:p>
          </table:table-cell>
          <table:table-cell table:style-name="ce1" office:value-type="string" calcext:value-type="string">
            <text:p>りえ</text:p>
          </table:table-cell>
          <table:table-cell office:value-type="string" calcext:value-type="string">
            <text:p>つまり、穴が開いているということですね〜</text:p>
            <text:p>ですから[その穴を?]塞ぎ、つながりがなくなれば、自動的にあたし達は自分の世界に[戻られる?]わけです</text:p>
          </table:table-cell>
          <table:table-cell office:value-type="string" calcext:value-type="string">
            <text:p>In other words, that means there's a hole open!</text:p>
            <text:p/>
            <text:p>#w(3.179)</text:p>
            <text:p>So, if you seal that hole and the connection goes away,</text:p>
            <text:p/>
            <text:p>//#w(4.964)</text:p>
            <text:p><text:span text:style-name="T1">#w(6.257)</text:span></text:p>
            <text:p>we will automatically be returned to our own world.</text:p>
          </table:table-cell>
          <table:table-cell office:value-type="string" calcext:value-type="string">
            <text:p>CHECK</text:p>
          </table:table-cell>
          <table:table-cell table:formula="of:=IF([.E1299]=&quot;&quot;; &quot;untranscribed&quot;; IF([.F129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A.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513A.DAT-ss0-0</text:p>
          </table:table-cell>
          <table:table-cell office:value-type="string" calcext:value-type="string">
            <text:p>#P("soundLen", "9.03784")</text:p>
          </table:table-cell>
          <table:table-cell office:value-type="string" calcext:value-type="string">
            <text:p>桜子</text:p>
          </table:table-cell>
          <table:table-cell office:value-type="string" calcext:value-type="string">
            <text:p>ちょっと待って！</text:p>
            <text:p>ＯＫ、そこまでは分かったわ</text:p>
            <text:p>んじゃ、あんた達って何者なのよ？</text:p>
            <text:p>何でここにいるの？</text:p>
          </table:table-cell>
          <table:table-cell office:value-type="string" calcext:value-type="string">
            <text:p>Wait a second!</text:p>
            <text:p/>
            <text:p>#w(1.389)</text:p>
            <text:p>Okay, I follow you so far.</text:p>
            <text:p/>
            <text:p>#w(4.129)</text:p>
            <text:p>So then...</text:p>
            <text:p/>
            <text:p>#w(5.584)</text:p>
            <text:p>Who are you two?\n</text:p>
            <text:p>What are you doing here?</text:p>
          </table:table-cell>
          <table:table-cell/>
          <table:table-cell table:formula="of:=IF([.E1301]=&quot;&quot;; &quot;untranscribed&quot;; IF([.F1301]=&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13A.DAT-ss0-1</text:p>
          </table:table-cell>
          <table:table-cell office:value-type="string" calcext:value-type="string">
            <text:p>#P("soundLen", "4.89619")</text:p>
            <text:p><text:span text:style-name="T1">#P("noAutoOff", "1")</text:span></text:p>
          </table:table-cell>
          <table:table-cell/>
          <table:table-cell office:value-type="string" calcext:value-type="string">
            <text:p>りえ：教えてあげていい？</text:p>
            <text:p>弓美：う、うん</text:p>
            <text:p>りえ：あたしのこと、愛してる？</text:p>
          </table:table-cell>
          <table:table-cell office:value-type="string" calcext:value-type="string">
            <text:p>//#align(left)</text:p>
            <text:p>― Can I tell them?\n</text:p>
            <text:p>― Uh-huh.</text:p>
            <text:p>//#w(1.674)</text:p>
            <text:p/>
            <text:p>#w(2.749)</text:p>
            <text:p>//#align(center)</text:p>
            <text:p>Do you love me?</text:p>
          </table:table-cell>
          <table:table-cell/>
          <table:table-cell table:formula="of:=IF([.E1302]=&quot;&quot;; &quot;untranscribed&quot;; IF([.F130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513A.DAT-ss0-2</text:p>
          </table:table-cell>
          <table:table-cell office:value-type="string" calcext:value-type="string">
            <text:p>#P("soundLen", "7.76258")</text:p>
          </table:table-cell>
          <table:table-cell office:value-type="string" calcext:value-type="string">
            <text:p>弓美</text:p>
          </table:table-cell>
          <table:table-cell office:value-type="string" calcext:value-type="string">
            <text:p>ぐ、う、うぅ、にゃははは！</text:p>
            <text:p>何度も何度も[言うよ?]だけど、あたし、そうゆう趣味はないのよ</text:p>
          </table:table-cell>
          <table:table-cell office:value-type="string" calcext:value-type="string">
            <text:p>#off()</text:p>
            <text:p>#w(2.795)</text:p>
            <text:p>I know I keep saying this over and over, but I'm not into that kind of stuff...</text:p>
          </table:table-cell>
          <table:table-cell/>
          <table:table-cell table:formula="of:=IF([.E1303]=&quot;&quot;; &quot;untranscribed&quot;; IF([.F1303]=&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13B.DAT-ss0-0</text:p>
          </table:table-cell>
          <table:table-cell office:value-type="string" calcext:value-type="string">
            <text:p>#P("soundLen", "5.37502")</text:p>
          </table:table-cell>
          <table:table-cell office:value-type="string" calcext:value-type="string">
            <text:p>弓美</text:p>
          </table:table-cell>
          <table:table-cell office:value-type="string" calcext:value-type="string">
            <text:p>ああ、えっと、その…</text:p>
            <text:p>あははははははははははは！</text:p>
          </table:table-cell>
          <table:table-cell office:value-type="string" calcext:value-type="string">
            <text:p>Aah, er, well...</text:p>
            <text:p>#woff(2.966)</text:p>
          </table:table-cell>
          <table:table-cell/>
          <table:table-cell table:formula="of:=IF([.E1305]=&quot;&quot;; &quot;untranscribed&quot;; IF([.F130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13C.DAT-ss0-0</text:p>
          </table:table-cell>
          <table:table-cell office:value-type="string" calcext:value-type="string">
            <text:p>#P("soundLen", "3.15419")</text:p>
          </table:table-cell>
          <table:table-cell office:value-type="string" calcext:value-type="string">
            <text:p>弓美</text:p>
          </table:table-cell>
          <table:table-cell office:value-type="string" calcext:value-type="string">
            <text:p>い、あ、ううんと、そのぉ…</text:p>
          </table:table-cell>
          <table:table-cell office:value-type="string" calcext:value-type="string">
            <text:p>Er, ah, ummm, well...</text:p>
          </table:table-cell>
          <table:table-cell/>
          <table:table-cell table:formula="of:=IF([.E1307]=&quot;&quot;; &quot;untranscribed&quot;; IF([.F1307]=&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F.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513F.DAT-ss0-0</text:p>
          </table:table-cell>
          <table:table-cell office:value-type="string" calcext:value-type="string">
            <text:p>#P("soundLen", "6.86037")</text:p>
            <text:p><text:span text:style-name="T1">#P("noAutoOff", "1")</text:span></text:p>
          </table:table-cell>
          <table:table-cell office:value-type="string" calcext:value-type="string">
            <text:p>弓美</text:p>
          </table:table-cell>
          <table:table-cell office:value-type="string" calcext:value-type="string">
            <text:p>え〜ん、だってなんだか</text:p>
            <text:p>「教えて」とかいうと、[いっぱい?]甘えられそうで、怖い</text:p>
          </table:table-cell>
          <table:table-cell office:value-type="string" calcext:value-type="string">
            <text:p>#off()</text:p>
            <text:p>#w(0.744)</text:p>
            <text:p>But it looks like if I say to tell us, she'll go super touchy-feely! I'm scared...</text:p>
            <text:p/>
            <text:p>//#w(6.203)</text:p>
            <text:p>//I'm scared...</text:p>
          </table:table-cell>
          <table:table-cell office:value-type="string" calcext:value-type="string">
            <text:p>CHECK</text:p>
          </table:table-cell>
          <table:table-cell table:formula="of:=IF([.E1309]=&quot;&quot;; &quot;untranscribed&quot;; IF([.F1309]=&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13F.DAT-ss0-1</text:p>
          </table:table-cell>
          <table:table-cell office:value-type="string" calcext:value-type="string">
            <text:p>#P("soundLen", "4.54131")</text:p>
          </table:table-cell>
          <table:table-cell/>
          <table:table-cell office:value-type="string" calcext:value-type="string">
            <text:p>桜子：[十分甘えられたん?]じゃないのよ</text:p>
            <text:p>弓美：それもそうね</text:p>
          </table:table-cell>
          <table:table-cell office:value-type="string" calcext:value-type="string">
            <text:p>Isn't she plenty touchy-feely as it is?</text:p>
            <text:p>#woff(2.600)</text:p>
            <text:p/>
            <text:p>#w(3.416)</text:p>
            <text:p>Well, yeah.</text:p>
          </table:table-cell>
          <table:table-cell office:value-type="string" calcext:value-type="string">
            <text:p>CHECK</text:p>
          </table:table-cell>
          <table:table-cell table:formula="of:=IF([.E1310]=&quot;&quot;; &quot;untranscribed&quot;; IF([.F131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G.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13G.DAT-ss0-0</text:p>
          </table:table-cell>
          <table:table-cell office:value-type="string" calcext:value-type="string">
            <text:p>#P("soundLen", "2.22784")</text:p>
          </table:table-cell>
          <table:table-cell office:value-type="string" calcext:value-type="string">
            <text:p>弓美</text:p>
          </table:table-cell>
          <table:table-cell office:value-type="string" calcext:value-type="string">
            <text:p>あ…愛してる、愛してる！</text:p>
          </table:table-cell>
          <table:table-cell office:value-type="string" calcext:value-type="string">
            <text:p>I...I love you, I love you!</text:p>
          </table:table-cell>
          <table:table-cell/>
          <table:table-cell table:formula="of:=IF([.E1312]=&quot;&quot;; &quot;untranscribed&quot;; IF([.F1312]=&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H.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513H.DAT-ss0-0</text:p>
          </table:table-cell>
          <table:table-cell office:value-type="string" calcext:value-type="string">
            <text:p>#P("soundLen", "5.48793")</text:p>
          </table:table-cell>
          <table:table-cell/>
          <table:table-cell office:value-type="string" calcext:value-type="string">
            <text:p>りえ：あたしも愛してる！</text:p>
            <text:p>弓美：頭の中が[ラーメン?]になりそうよ</text:p>
          </table:table-cell>
          <table:table-cell office:value-type="string" calcext:value-type="string">
            <text:p>I love you too!</text:p>
            <text:p>#woff(1.594)</text:p>
            <text:p/>
            <text:p>#w(3.044)</text:p>
            <text:p>It feels like my head's turning into ramen...</text:p>
          </table:table-cell>
          <table:table-cell office:value-type="string" calcext:value-type="string">
            <text:p>CHECK</text:p>
          </table:table-cell>
          <table:table-cell table:formula="of:=IF([.E1314]=&quot;&quot;; &quot;untranscribed&quot;; IF([.F131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I.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513I.DAT-ss0-0</text:p>
          </table:table-cell>
          <table:table-cell office:value-type="string" calcext:value-type="string">
            <text:p>#P("soundLen", "7.21132")</text:p>
          </table:table-cell>
          <table:table-cell/>
          <table:table-cell office:value-type="string" calcext:value-type="string">
            <text:p>りえ：でも…頬ずりしてくれない</text:p>
            <text:p>弓美：うぇ〜ん…結局するはめになるのね…</text:p>
          </table:table-cell>
          <table:table-cell office:value-type="string" calcext:value-type="string">
            <text:p>But...</text:p>
            <text:p/>
            <text:p>#w(1.511)</text:p>
            <text:p>...you won't rub cheeks with me.</text:p>
            <text:p>#woff(3.370)</text:p>
            <text:p/>
            <text:p>#w(4.964)</text:p>
            <text:p>In the end, I can't get out of it, huh...</text:p>
          </table:table-cell>
          <table:table-cell/>
          <table:table-cell table:formula="of:=IF([.E1316]=&quot;&quot;; &quot;untranscribed&quot;; IF([.F1316]=&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3K.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513K.DAT-ss0-0</text:p>
          </table:table-cell>
          <table:table-cell office:value-type="string" calcext:value-type="string">
            <text:p>#P("soundLen", "11.3951")</text:p>
            <text:p><text:span text:style-name="T4">#P("noAutoOff", "1")</text:span></text:p>
          </table:table-cell>
          <table:table-cell/>
          <table:table-cell office:value-type="string" calcext:value-type="string">
            <text:p>桜子：んん…恋人同士[以外には?]…まあ、見えないわね</text:p>
            <text:p>弓美：で、でも、向こうの世界では、女同士でも恋人になるの？</text:p>
          </table:table-cell>
          <table:table-cell office:value-type="string" calcext:value-type="string">
            <text:p>#w(1.343)</text:p>
            <text:p>Well, it IS hard to see you as anything other than lovers...</text:p>
            <text:p>#woff(6.069)</text:p>
            <text:p/>
            <text:p>#w(6.813)</text:p>
            <text:p>B-But in the other world, do women become each other's lovers?</text:p>
          </table:table-cell>
          <table:table-cell office:value-type="string" calcext:value-type="string">
            <text:p>CHECK</text:p>
          </table:table-cell>
          <table:table-cell table:formula="of:=IF([.E1318]=&quot;&quot;; &quot;untranscribed&quot;; IF([.F131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513K.DAT-ss0-1</text:p>
          </table:table-cell>
          <table:table-cell office:value-type="string" calcext:value-type="string">
            <text:p>#P("soundLen", "3.4805")</text:p>
          </table:table-cell>
          <table:table-cell office:value-type="string" calcext:value-type="string">
            <text:p>りえ</text:p>
          </table:table-cell>
          <table:table-cell office:value-type="string" calcext:value-type="string">
            <text:p>あら？あなたの中のブルるルルルは男よ</text:p>
          </table:table-cell>
          <table:table-cell office:value-type="string" calcext:value-type="string">
            <text:p>Oh? Brroorrroo, who's inside you, is male.</text:p>
          </table:table-cell>
          <table:table-cell/>
          <table:table-cell table:formula="of:=IF([.E1319]=&quot;&quot;; &quot;untranscribed&quot;; IF([.F131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5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15A.DAT-ss0-0</text:p>
          </table:table-cell>
          <table:table-cell office:value-type="string" calcext:value-type="string">
            <text:p>#P("soundLen", "1.86209")</text:p>
          </table:table-cell>
          <table:table-cell table:style-name="ce1" office:value-type="string" calcext:value-type="string">
            <text:p>弓美</text:p>
          </table:table-cell>
          <table:table-cell office:value-type="string" calcext:value-type="string">
            <text:p>愛してるわけないでしょ！</text:p>
          </table:table-cell>
          <table:table-cell office:value-type="string" calcext:value-type="string">
            <text:p>There's NO WAY I love you!</text:p>
          </table:table-cell>
          <table:table-cell/>
          <table:table-cell table:formula="of:=IF([.E1321]=&quot;&quot;; &quot;untranscribed&quot;; IF([.F132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5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15B.DAT-ss0-0</text:p>
          </table:table-cell>
          <table:table-cell office:value-type="string" calcext:value-type="string">
            <text:p>#P("soundLen", "0.775785")</text:p>
          </table:table-cell>
          <table:table-cell table:style-name="ce1" office:value-type="string" calcext:value-type="string">
            <text:p>弓美</text:p>
          </table:table-cell>
          <table:table-cell office:value-type="string" calcext:value-type="string">
            <text:p>だああああああああ！</text:p>
          </table:table-cell>
          <table:table-cell office:value-type="string" calcext:value-type="string">
            <text:p>//Gaaaaaah!</text:p>
          </table:table-cell>
          <table:table-cell/>
          <table:table-cell table:formula="of:=IF([.E1323]=&quot;&quot;; &quot;untranscribed&quot;; IF([.F1323]=&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5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15C.DAT-ss0-0</text:p>
          </table:table-cell>
          <table:table-cell office:value-type="string" calcext:value-type="string">
            <text:p>#P("soundLen", "1.11776")</text:p>
          </table:table-cell>
          <table:table-cell table:style-name="ce1" office:value-type="string" calcext:value-type="string">
            <text:p>弓美</text:p>
          </table:table-cell>
          <table:table-cell office:value-type="string" calcext:value-type="string">
            <text:p>どひゃ〜…</text:p>
          </table:table-cell>
          <table:table-cell table:number-columns-repeated="2"/>
          <table:table-cell table:formula="of:=IF([.E1325]=&quot;&quot;; &quot;untranscribed&quot;; IF([.F132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16.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516.DAT-ss0-0</text:p>
          </table:table-cell>
          <table:table-cell office:value-type="string" calcext:value-type="string">
            <text:p>#P("soundLen", "10.9959")</text:p>
            <text:p><text:span text:style-name="T1">#P("noAutoOff", "1")</text:span></text:p>
          </table:table-cell>
          <table:table-cell/>
          <table:table-cell office:value-type="string" calcext:value-type="string">
            <text:p>りえ：ひ、ひどい</text:p>
            <text:p>　うえ〜ん！</text:p>
            <text:p>　一緒、お前だけだと言ったのは、ウソだったの？</text:p>
            <text:p>桜子：あんた…</text:p>
            <text:p>弓美：言ってない、言ってない！</text:p>
          </table:table-cell>
          <table:table-cell office:value-type="string" calcext:value-type="string">
            <text:p>T-That's awful!</text:p>
            <text:p>#woff(2.037)</text:p>
            <text:p/>
            <text:p>#w(4.190)</text:p>
            <text:p>So it was a lie when you said, {I'll be with only you}?</text:p>
            <text:p>#woff(7.801)</text:p>
            <text:p/>
            <text:p>#w(8.380)</text:p>
            <text:p>You...</text:p>
            <text:p/>
            <text:p>#w(9.676)</text:p>
            <text:p>I didn't say it, I didn't say it!</text:p>
          </table:table-cell>
          <table:table-cell/>
          <table:table-cell table:formula="of:=IF([.E1327]=&quot;&quot;; &quot;untranscribed&quot;; IF([.F1327]=&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516.DAT-ss0-1</text:p>
          </table:table-cell>
          <table:table-cell office:value-type="string" calcext:value-type="string">
            <text:p>#P("soundLen", "10.1197")</text:p>
          </table:table-cell>
          <table:table-cell/>
          <table:table-cell office:value-type="string" calcext:value-type="string">
            <text:p>弓美：うえ〜！松崎くん！</text:p>
            <text:p>　あたし言ってない！</text:p>
            <text:p>りえ：え、え、え、え！？ひど〜い！</text:p>
            <text:p>　ウソだと言って？</text:p>
            <text:p>弓美：あ、あ、え…</text:p>
          </table:table-cell>
          <table:table-cell office:value-type="string" calcext:value-type="string">
            <text:p>#off()</text:p>
            <text:p>#w(0.752)</text:p>
            <text:p>Matsuzaki+-kun++! I didn't say it!</text:p>
            <text:p/>
            <text:p>#w(3.692)</text:p>
            <text:p>What, what, what, WHAT!? You're TERRIBLE!</text:p>
            <text:p/>
            <text:p>#w(6.771)</text:p>
            <text:p>You're saying you lied?</text:p>
            <text:p/>
            <text:p>#w(8.380)</text:p>
            <text:p>Ah, ah, uh...</text:p>
          </table:table-cell>
          <table:table-cell/>
          <table:table-cell table:formula="of:=IF([.E1328]=&quot;&quot;; &quot;untranscribed&quot;; IF([.F132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7A.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517A.DAT-ss0-0</text:p>
          </table:table-cell>
          <table:table-cell office:value-type="string" calcext:value-type="string">
            <text:p>#P("soundLen", "10.4998")</text:p>
            <text:p><text:span text:style-name="T1">#P("noAutoOff", "1")</text:span></text:p>
          </table:table-cell>
          <table:table-cell/>
          <table:table-cell office:value-type="string" calcext:value-type="string">
            <text:p>桜子：ったくも！</text:p>
            <text:p>　あんたが[まともなのは?]分かってるわよ！</text:p>
            <text:p>弓美：ほ…</text:p>
            <text:p>桜子：「ほ」じゃない！</text:p>
            <text:p>　ほらあんた、本当は愛してるんでしょ？</text:p>
            <text:p>弓美：だだだ、ど！そ、そんな…！</text:p>
          </table:table-cell>
          <table:table-cell office:value-type="string" calcext:value-type="string">
            <text:p>Ugh! Look, I get that you're {normal,} okay!?</text:p>
            <text:p/>
            <text:p>#w(3.874)</text:p>
            <text:p>//#align(left)</text:p>
            <text:p>― Whew...\n</text:p>
            <text:p>― Don't go {whew}!</text:p>
            <text:p/>
            <text:p>#w(5.338)</text:p>
            <text:p>//#align(center)</text:p>
            <text:p>Listen, you―ACTUALLY, you DO love her, right?</text:p>
            <text:p/>
            <text:p>#w(8.643)</text:p>
            <text:p>Buhbuhbuhbuh! How could...!?</text:p>
          </table:table-cell>
          <table:table-cell office:value-type="string" calcext:value-type="string">
            <text:p>NOTE: it's not intuitive because we don't think of things this way anymore, but sakurako is saying she understands that yumimi is a "normal"/"decent" (straight) person as opposed to being "abnormal"/"perverted" (gay)</text:p>
          </table:table-cell>
          <table:table-cell table:formula="of:=IF([.E1330]=&quot;&quot;; &quot;untranscribed&quot;; IF([.F1330]=&quot;&quot;; &quot;UNTRANSLATED&quot;; &quot;&quot;))">
            <text:p/>
          </table:table-cell>
          <table:table-cell table:number-columns-repeated="1016"/>
        </table:table-row>
        <table:table-row table:style-name="ro32">
          <table:table-cell office:value-type="string" calcext:value-type="string">
            <text:p>string</text:p>
          </table:table-cell>
          <table:table-cell office:value-type="string" calcext:value-type="string">
            <text:p>C517A.DAT-ss0-1</text:p>
          </table:table-cell>
          <table:table-cell office:value-type="string" calcext:value-type="string">
            <text:p>#P("soundLen", "13.836")</text:p>
          </table:table-cell>
          <table:table-cell/>
          <table:table-cell office:value-type="string" calcext:value-type="string">
            <text:p>桜子：ばかたれ！</text:p>
            <text:p>　どうせ正気になれば覚えていないんだから、なんとでも言ってやりなさいよ！</text:p>
            <text:p>弓美：でも…</text:p>
            <text:p>桜子：デモもストもあるか？</text:p>
            <text:p>弓美：うえ〜ん</text:p>
            <text:p>　でもしか先生っていうのは昔あったけど</text:p>
          </table:table-cell>
          <table:table-cell office:value-type="string" calcext:value-type="string">
            <text:p>Moron!</text:p>
            <text:p/>
            <text:p>#w(0.947)</text:p>
            <text:p>She won't remember it when she wakes up anyway, so just tell her whatever!</text:p>
            <text:p>#woff(4.894)</text:p>
            <text:p/>
            <text:p>#w(6.000)</text:p>
            <text:p>//#align(left)</text:p>
            <text:p>― BUT―\n</text:p>
            <text:p>― {But} is the part of you I'm gonna kick!</text:p>
            <text:p>#woff(8.243)</text:p>
            <text:p/>
            <text:p>#w(10.064)</text:p>
            <text:p>//#align(center)</text:p>
            <text:p>...BUTtered toast sure is delicious, huh...</text:p>
          </table:table-cell>
          <table:table-cell office:value-type="string" calcext:value-type="string">
            <text:p>NOTE: the second part here is kind of a handful; apparently, the dialogue is strange enough that the zattalib site actually explains some of it.</text:p>
            <text:p>デモ is "demonstration", スト is "strike", both in the sense of picketing. this is a stock line for sarcastically dismissing someone's protest of でも: "will there be a strike to go with that demo?"</text:p>
            <text:p><text:span text:style-name="T1">でもしか先生 is currently a slang term for "someone who became a teacher only because they had no better option", but wikipedia indicates that this was originally used to mock frequent teacher protests in the 1950s and 1960s: デモしかしない先生, "teachers that do nothing but protest", which is probably the basis for yumimi's response</text:span></text:p>
          </table:table-cell>
          <table:table-cell table:formula="of:=IF([.E1331]=&quot;&quot;; &quot;untranscribed&quot;; IF([.F13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7B.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517B.DAT-ss0-0</text:p>
          </table:table-cell>
          <table:table-cell office:value-type="string" calcext:value-type="string">
            <text:p>#P("soundLen", "1.77099")</text:p>
            <text:p><text:span text:style-name="T1">#P("noAutoOff", "1")</text:span></text:p>
          </table:table-cell>
          <table:table-cell table:style-name="ce1" office:value-type="string" calcext:value-type="string">
            <text:p>弓美</text:p>
          </table:table-cell>
          <table:table-cell office:value-type="string" calcext:value-type="string">
            <text:p>自分だって言えないくせに…</text:p>
          </table:table-cell>
          <table:table-cell office:value-type="string" calcext:value-type="string">
            <text:p>Even though you can't say it yourself...</text:p>
          </table:table-cell>
          <table:table-cell/>
          <table:table-cell table:formula="of:=IF([.E1333]=&quot;&quot;; &quot;untranscribed&quot;; IF([.F1333]=&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517B.DAT-ss0-1</text:p>
          </table:table-cell>
          <table:table-cell office:value-type="string" calcext:value-type="string">
            <text:p>#P("soundLen", "6.71829")</text:p>
          </table:table-cell>
          <table:table-cell/>
          <table:table-cell office:value-type="string" calcext:value-type="string">
            <text:p>桜子：ばかたれ！</text:p>
            <text:p>　どうせ正気になれば覚えていないんだから、なんとでも言ってやりなさいよ！</text:p>
            <text:p>弓美：うえ〜ん！</text:p>
          </table:table-cell>
          <table:table-cell table:style-name="ce2" office:value-type="string" calcext:value-type="string">
            <text:p><text:span text:style-name="T2">Moron!</text:span></text:p>
            <text:p/>
            <text:p><text:span text:style-name="T2">#w(1.139)</text:span></text:p>
            <text:p><text:span text:style-name="T2">She won't remember it when she wakes up anyway, so just tell her whatever!</text:span></text:p>
            <text:p><text:span text:style-name="T2">#woff(5.530)</text:span></text:p>
          </table:table-cell>
          <table:table-cell office:value-type="string" calcext:value-type="string">
            <text:p>NOTE: partial dupe of C517A-1</text:p>
          </table:table-cell>
          <table:table-cell table:formula="of:=IF([.E1334]=&quot;&quot;; &quot;untranscribed&quot;; IF([.F133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8.DAT</text:p>
            <text:p>//==================================</text:p>
          </table:table-cell>
          <table:table-cell table:number-columns-repeated="1019"/>
        </table:table-row>
        <table:table-row table:style-name="ro33">
          <table:table-cell office:value-type="string" calcext:value-type="string">
            <text:p>string</text:p>
          </table:table-cell>
          <table:table-cell office:value-type="string" calcext:value-type="string">
            <text:p>C518.DAT-ss0-0</text:p>
          </table:table-cell>
          <table:table-cell office:value-type="string" calcext:value-type="string">
            <text:p>#P("soundLen", "11.8928")</text:p>
            <text:p><text:span text:style-name="T1">#P("noAutoOff", "1")</text:span></text:p>
          </table:table-cell>
          <table:table-cell office:value-type="string" calcext:value-type="string">
            <text:p>りえ</text:p>
          </table:table-cell>
          <table:table-cell office:value-type="string" calcext:value-type="string">
            <text:p>ある日、森を散策していたこの人は、新しく出来たばかりの穴を見つけました</text:p>
            <text:p>ところが、不運なことに、石に躓いて穴の中に落ちてしまったのです</text:p>
          </table:table-cell>
          <table:table-cell office:value-type="string" calcext:value-type="string">
            <text:p>One day, when we were strolling through the forest,</text:p>
            <text:p/>
            <text:p>#w(3.280)</text:p>
            <text:p>we discovered a brand-new hole, only just opened!</text:p>
            <text:p/>
            <text:p>#w(6.422)</text:p>
            <text:p>But oh, misfortune! You tripped over a rock and fell into the hole!</text:p>
          </table:table-cell>
          <table:table-cell office:value-type="string" calcext:value-type="string">
            <text:p>NOTE: rie uses この人 throughout this conversation to indicate "the unicorn possessing you (yumimi)".</text:p>
            <text:p>also, we can't refer to this unicorn with male pronouns until scenes following 513K, since there's a joke there that's predicated on the viewer not knowing his gender beforehand. to make this less horribly awkward in english, i've largely written it with her referring to yumimi's unicorn as "you". or just using "we" instead, because even though she specifies the subject as この人, we know that they were both there.</text:p>
          </table:table-cell>
          <table:table-cell table:formula="of:=IF([.E1336]=&quot;&quot;; &quot;untranscribed&quot;; IF([.F133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518.DAT-ss0-1</text:p>
          </table:table-cell>
          <table:table-cell office:value-type="string" calcext:value-type="string">
            <text:p>#P("soundLen", "2.70643")</text:p>
          </table:table-cell>
          <table:table-cell office:value-type="string" calcext:value-type="string">
            <text:p>りえ</text:p>
          </table:table-cell>
          <table:table-cell office:value-type="string" calcext:value-type="string">
            <text:p>それを見た私は慌てて後を追いました</text:p>
          </table:table-cell>
          <table:table-cell office:value-type="string" calcext:value-type="string">
            <text:p>Seeing that, I rushed in after you.</text:p>
          </table:table-cell>
          <table:table-cell/>
          <table:table-cell table:formula="of:=IF([.E1337]=&quot;&quot;; &quot;untranscribed&quot;; IF([.F1337]=&quot;&quot;; &quot;UNTRANSLATED&quot;; &quot;&quot;))">
            <text:p/>
          </table:table-cell>
          <table:table-cell table:number-columns-repeated="1016"/>
        </table:table-row>
        <table:table-row table:style-name="ro1">
          <table:table-cell table:number-columns-repeated="4"/>
          <table:table-cell office:value-type="string" calcext:value-type="string">
            <text:p>//==================================</text:p>
            <text:p>// File: C519.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19.DAT-ss0-0</text:p>
          </table:table-cell>
          <table:table-cell office:value-type="string" calcext:value-type="string">
            <text:p>#P("soundLen", "6.28693")</text:p>
            <text:p><text:span text:style-name="T1">#P("noAutoOff", "1")</text:span></text:p>
          </table:table-cell>
          <table:table-cell office:value-type="string" calcext:value-type="string">
            <text:p>りえ</text:p>
          </table:table-cell>
          <table:table-cell office:value-type="string" calcext:value-type="string">
            <text:p>そして、この人が落ちてきたこちらの世界の出口に、たまたまこの女の人[がいた?]のです</text:p>
          </table:table-cell>
          <table:table-cell office:value-type="string" calcext:value-type="string">
            <text:p>Then, this girl just happened to be at the exit to this world that you fell out of.</text:p>
          </table:table-cell>
          <table:table-cell office:value-type="string" calcext:value-type="string">
            <text:p>CHECK</text:p>
          </table:table-cell>
          <table:table-cell table:formula="of:=IF([.E1339]=&quot;&quot;; &quot;untranscribed&quot;; IF([.F1339]=&quot;&quot;; &quot;UNTRANSLATED&quot;; &quot;&quot;))">
            <text:p/>
          </table:table-cell>
          <table:table-cell table:number-columns-repeated="1016"/>
        </table:table-row>
        <table:table-row table:style-name="ro24">
          <table:table-cell office:value-type="string" calcext:value-type="string">
            <text:p>string</text:p>
          </table:table-cell>
          <table:table-cell office:value-type="string" calcext:value-type="string">
            <text:p>C519.DAT-ss0-1</text:p>
          </table:table-cell>
          <table:table-cell office:value-type="string" calcext:value-type="string">
            <text:p>#P("soundLen", "11.4443")</text:p>
          </table:table-cell>
          <table:table-cell office:value-type="string" calcext:value-type="string">
            <text:p>りえ</text:p>
          </table:table-cell>
          <table:table-cell office:value-type="string" calcext:value-type="string">
            <text:p>そして、私が落ちてきた時には、たまたま！こちらの女の人がいたわけですね</text:p>
            <text:p>簡単いうと、重なってしまった！ということですぅ</text:p>
          </table:table-cell>
          <table:table-cell office:value-type="string" calcext:value-type="string">
            <text:p>And then, when I fell out, THIS girl juuuust!...happened!...to be there, you see.</text:p>
            <text:p/>
            <text:p>#w(6.541)</text:p>
            <text:p>To put it simply, what that means is...\n</text:p>
            <text:p>We got combined!</text:p>
          </table:table-cell>
          <table:table-cell office:value-type="string" calcext:value-type="string">
            <text:p>CHECK</text:p>
            <text:p>NOTE: 重なる is literally "to be piled on top of" or "overlapped" -- the same term is used to describe how the various worlds intersect with earth. "combined" sounds more sensible to me for this usage, especially considering the word is frequently used from this point on.</text:p>
          </table:table-cell>
          <table:table-cell table:formula="of:=IF([.E1340]=&quot;&quot;; &quot;untranscribed&quot;; IF([.F134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0.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20.DAT-ss0-0</text:p>
          </table:table-cell>
          <table:table-cell office:value-type="string" calcext:value-type="string">
            <text:p>#P("soundLen", "3.16746")</text:p>
          </table:table-cell>
          <table:table-cell table:style-name="ce1" office:value-type="string" calcext:value-type="string">
            <text:p>弓美</text:p>
          </table:table-cell>
          <table:table-cell office:value-type="string" calcext:value-type="string">
            <text:p>それじゃ、あたしが変身するっていうのは？</text:p>
          </table:table-cell>
          <table:table-cell office:value-type="string" calcext:value-type="string">
            <text:p>So then, my {transformation} is...?</text:p>
          </table:table-cell>
          <table:table-cell/>
          <table:table-cell table:formula="of:=IF([.E1342]=&quot;&quot;; &quot;untranscribed&quot;; IF([.F134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20.DAT-ss0-1</text:p>
          </table:table-cell>
          <table:table-cell office:value-type="string" calcext:value-type="string">
            <text:p>#P("soundLen", "6.66036")</text:p>
          </table:table-cell>
          <table:table-cell office:value-type="string" calcext:value-type="string">
            <text:p>りえ</text:p>
          </table:table-cell>
          <table:table-cell office:value-type="string" calcext:value-type="string">
            <text:p>穴に近づいてたために重なっているブルるルルルの力が強くなり、ブルるルルルが現れたのです</text:p>
          </table:table-cell>
          <table:table-cell office:value-type="string" calcext:value-type="string">
            <text:p>Because you drew close to a hole, the power of the combined Brroorrroo strengthened,</text:p>
            <text:p/>
            <text:p>#w(4.410)</text:p>
            <text:p>and so, Brroorrroo appeared.</text:p>
          </table:table-cell>
          <table:table-cell/>
          <table:table-cell table:formula="of:=IF([.E1343]=&quot;&quot;; &quot;untranscribed&quot;; IF([.F1343]=&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520.DAT-ss0-2</text:p>
          </table:table-cell>
          <table:table-cell office:value-type="string" calcext:value-type="string">
            <text:p>#P("soundLen", "11.2279")</text:p>
            <text:p><text:span text:style-name="T1">#P("noAutoOff", "1")</text:span></text:p>
          </table:table-cell>
          <table:table-cell table:style-name="ce1" office:value-type="string" calcext:value-type="string">
            <text:p>弓美</text:p>
          </table:table-cell>
          <table:table-cell office:value-type="string" calcext:value-type="string">
            <text:p>そうか</text:p>
            <text:p>最近見るあの夢、それで[穴の夢見る?]のね</text:p>
            <text:p>でもあたしとあなたじゃ、なんだか変身の仕方が違うわ？</text:p>
          </table:table-cell>
          <table:table-cell office:value-type="string" calcext:value-type="string">
            <text:p>That's right...</text:p>
            <text:p/>
            <text:p>#w(1.726)</text:p>
            <text:p>That dream I had recently...I dreamed about a hole, didn't I?</text:p>
            <text:p/>
            <text:p>#w(6.784)</text:p>
            <text:p>But you and me kind of transform in different ways, don't we?</text:p>
          </table:table-cell>
          <table:table-cell office:value-type="string" calcext:value-type="string">
            <text:p>CHECK</text:p>
          </table:table-cell>
          <table:table-cell table:formula="of:=IF([.E1344]=&quot;&quot;; &quot;untranscribed&quot;; IF([.F1344]=&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520.DAT-ss0-3</text:p>
          </table:table-cell>
          <table:table-cell office:value-type="string" calcext:value-type="string">
            <text:p>#P("soundLen", "2.7557")</text:p>
          </table:table-cell>
          <table:table-cell table:style-name="ce1" office:value-type="string" calcext:value-type="string">
            <text:p>弓美</text:p>
          </table:table-cell>
          <table:table-cell office:value-type="string" calcext:value-type="string">
            <text:p>触っただけで、あなたの方が入り替わっちゃうんでしょ？</text:p>
          </table:table-cell>
          <table:table-cell office:value-type="string" calcext:value-type="string">
            <text:p>Don't you switch places just by being touched?</text:p>
          </table:table-cell>
          <table:table-cell/>
          <table:table-cell table:formula="of:=IF([.E1345]=&quot;&quot;; &quot;untranscribed&quot;; IF([.F134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1.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521.DAT-ss0-0</text:p>
          </table:table-cell>
          <table:table-cell office:value-type="string" calcext:value-type="string">
            <text:p>#P("soundLen", "3.8823")</text:p>
          </table:table-cell>
          <table:table-cell/>
          <table:table-cell office:value-type="string" calcext:value-type="string">
            <text:p>桜子：どうしたの？</text:p>
            <text:p>弓美：いいえ、ちょっと</text:p>
          </table:table-cell>
          <table:table-cell office:value-type="string" calcext:value-type="string">
            <text:p>What's wrong?</text:p>
            <text:p>#woff(1.200)</text:p>
            <text:p/>
            <text:p>#w(2.011)</text:p>
            <text:p>It's...nothing.</text:p>
          </table:table-cell>
          <table:table-cell/>
          <table:table-cell table:formula="of:=IF([.E1347]=&quot;&quot;; &quot;untranscribed&quot;; IF([.F1347]=&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521.DAT-ss0-1</text:p>
          </table:table-cell>
          <table:table-cell office:value-type="string" calcext:value-type="string">
            <text:p>#P("soundLen", "3.4351")</text:p>
          </table:table-cell>
          <table:table-cell table:style-name="ce1" office:value-type="string" calcext:value-type="string">
            <text:p>桜子</text:p>
          </table:table-cell>
          <table:table-cell office:value-type="string" calcext:value-type="string">
            <text:p>んん…おもむろに納得のいく説明だったわね</text:p>
          </table:table-cell>
          <table:table-cell office:value-type="string" calcext:value-type="string">
            <text:p>#off()</text:p>
            <text:p>#w(1.120)</text:p>
            <text:p>Well, that's an explanation I'll take on its face.</text:p>
          </table:table-cell>
          <table:table-cell office:value-type="string" calcext:value-type="string">
            <text:p>CHECK</text:p>
          </table:table-cell>
          <table:table-cell table:formula="of:=IF([.E1348]=&quot;&quot;; &quot;untranscribed&quot;; IF([.F1348]=&quot;&quot;; &quot;UNTRANSLATED&quot;; &quot;&quot;))">
            <text:p/>
          </table:table-cell>
          <table:table-cell table:number-columns-repeated="1016"/>
        </table:table-row>
        <table:table-row table:style-name="ro34">
          <table:table-cell office:value-type="string" calcext:value-type="string">
            <text:p>string</text:p>
          </table:table-cell>
          <table:table-cell office:value-type="string" calcext:value-type="string">
            <text:p>C521.DAT-ss0-2</text:p>
          </table:table-cell>
          <table:table-cell office:value-type="string" calcext:value-type="string">
            <text:p>#P("soundLen", "12.4876")</text:p>
          </table:table-cell>
          <table:table-cell/>
          <table:table-cell office:value-type="string" calcext:value-type="string">
            <text:p>桜子：けどさ、それって、[一生?]重なったままなの？</text:p>
            <text:p>弓美：うん、うん</text:p>
            <text:p>りえ：それは…</text:p>
            <text:p>　答えてもいい？</text:p>
            <text:p>弓美：もちろん</text:p>
            <text:p>りえ：それは…</text:p>
          </table:table-cell>
          <table:table-cell office:value-type="string" calcext:value-type="string">
            <text:p>But this...being combined thing, are you going to stay that way forever?</text:p>
            <text:p/>
            <text:p>#w(3.575)</text:p>
            <text:p>Right, right...</text:p>
            <text:p/>
            <text:p><text:span text:style-name="T1">#w(4.693)</text:span></text:p>
            <text:p><text:span text:style-name="T1">Well...</text:span></text:p>
            <text:p><text:span text:style-name="T1">#woff(5.928)</text:span></text:p>
            <text:p/>
            <text:p>#w(7.177)</text:p>
            <text:p>Can I answer?</text:p>
            <text:p/>
            <text:p>#w(8.899)</text:p>
            <text:p>Of course.</text:p>
            <text:p>#woff(10.122)</text:p>
            <text:p/>
            <text:p>#w(11.213)</text:p>
            <text:p>Before I do...</text:p>
          </table:table-cell>
          <table:table-cell office:value-type="string" calcext:value-type="string">
            <text:p>CHECK, once again i'm not totally sure if this is 一生 or 一緒</text:p>
            <text:p>NOTE: the last line is literally just "that is", but the other characters seem to pick up from this that she's getting ready to make another embarrassing demand</text:p>
          </table:table-cell>
          <table:table-cell table:formula="of:=IF([.E1349]=&quot;&quot;; &quot;untranscribed&quot;; IF([.F1349]=&quot;&quot;; &quot;UNTRANSLATED&quot;; &quot;&quot;))">
            <text:p/>
          </table:table-cell>
          <table:table-cell table:number-columns-repeated="1016"/>
        </table:table-row>
        <table:table-row table:style-name="ro8">
          <table:table-cell office:value-type="string" calcext:value-type="string">
            <text:p>string</text:p>
          </table:table-cell>
          <table:table-cell office:value-type="string" calcext:value-type="string">
            <text:p>C521.DAT-ss0-3</text:p>
          </table:table-cell>
          <table:table-cell office:value-type="string" calcext:value-type="string">
            <text:p>#P("soundLen", "10.6156")</text:p>
          </table:table-cell>
          <table:table-cell/>
          <table:table-cell office:value-type="string" calcext:value-type="string">
            <text:p>弓美：待って！今のなし！</text:p>
            <text:p>　答えてくれなくていい</text:p>
            <text:p>桜子：ま、待って弓美</text:p>
            <text:p>　とりあえず、この子に[条件を聞いて?]から</text:p>
            <text:p>りえ：キスして</text:p>
          </table:table-cell>
          <table:table-cell office:value-type="string" calcext:value-type="string">
            <text:p>Wait! Scratch that!</text:p>
            <text:p/>
            <text:p>#w(2.419)</text:p>
            <text:p>You don't have to answer!</text:p>
            <text:p/>
            <text:p>#w(3.851)</text:p>
            <text:p>H-Hang on, Yumimi!\n</text:p>
            <text:p>Let's hear what she wants first.</text:p>
            <text:p>#woff(8.101)</text:p>
            <text:p/>
            <text:p>#w(9.109)</text:p>
            <text:p>Kiss me.</text:p>
          </table:table-cell>
          <table:table-cell office:value-type="string" calcext:value-type="string">
            <text:p>CHECK</text:p>
          </table:table-cell>
          <table:table-cell table:formula="of:=IF([.E1350]=&quot;&quot;; &quot;untranscribed&quot;; IF([.F135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2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522A.DAT-ss0-0</text:p>
          </table:table-cell>
          <table:table-cell office:value-type="string" calcext:value-type="string">
            <text:p>#P("soundLen", "1.62025")</text:p>
            <text:p><text:span text:style-name="T1">#P("noAutoOff", "1")</text:span></text:p>
          </table:table-cell>
          <table:table-cell table:style-name="ce1" office:value-type="string" calcext:value-type="string">
            <text:p>弓美</text:p>
          </table:table-cell>
          <table:table-cell office:value-type="string" calcext:value-type="string">
            <text:p>あ、あ、あ、あ、あたし帰る！</text:p>
          </table:table-cell>
          <table:table-cell office:value-type="string" calcext:value-type="string">
            <text:p>I-I-I-I-I'm going home!</text:p>
          </table:table-cell>
          <table:table-cell/>
          <table:table-cell table:formula="of:=IF([.E1352]=&quot;&quot;; &quot;untranscribed&quot;; IF([.F13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522A.DAT-ss0-1</text:p>
          </table:table-cell>
          <table:table-cell office:value-type="string" calcext:value-type="string">
            <text:p>#P("soundLen", "2.88961")</text:p>
            <text:p><text:span text:style-name="T1">#P("noAutoOff", "1")</text:span></text:p>
          </table:table-cell>
          <table:table-cell table:style-name="ce1" office:value-type="string" calcext:value-type="string">
            <text:p>桜子</text:p>
          </table:table-cell>
          <table:table-cell office:value-type="string" calcext:value-type="string">
            <text:p>こらこらこらこらこら、こら！</text:p>
            <text:p>ここで[帰って?]どうすんの？</text:p>
          </table:table-cell>
          <table:table-cell office:value-type="string" calcext:value-type="string">
            <text:p>Stopstopstopstop, stop!\n</text:p>
            <text:p>What's the big idea, leaving NOW!?</text:p>
          </table:table-cell>
          <table:table-cell/>
          <table:table-cell table:formula="of:=IF([.E1353]=&quot;&quot;; &quot;untranscribed&quot;; IF([.F135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522A.DAT-ss0-2</text:p>
          </table:table-cell>
          <table:table-cell office:value-type="string" calcext:value-type="string">
            <text:p>#P("soundLen", "5.84815")</text:p>
          </table:table-cell>
          <table:table-cell table:style-name="ce1" office:value-type="string" calcext:value-type="string">
            <text:p>弓美</text:p>
          </table:table-cell>
          <table:table-cell office:value-type="string" calcext:value-type="string">
            <text:p>あたし、こんなとこで、ファーストキスを失うために１５年も生きてきたわけじゃないーー！</text:p>
          </table:table-cell>
          <table:table-cell office:value-type="string" calcext:value-type="string">
            <text:p>I haven't lived for fifteen whole years just to give up my first kiss for something like THIS!</text:p>
          </table:table-cell>
          <table:table-cell/>
          <table:table-cell table:formula="of:=IF([.E1354]=&quot;&quot;; &quot;untranscribed&quot;; IF([.F13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2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22B.DAT-ss0-0</text:p>
          </table:table-cell>
          <table:table-cell office:value-type="string" calcext:value-type="string">
            <text:p>#P("soundLen", "1.65452")</text:p>
          </table:table-cell>
          <table:table-cell table:style-name="ce1" office:value-type="string" calcext:value-type="string">
            <text:p>弓美</text:p>
          </table:table-cell>
          <table:table-cell office:value-type="string" calcext:value-type="string">
            <text:p>帰るーーー！</text:p>
          </table:table-cell>
          <table:table-cell office:value-type="string" calcext:value-type="string">
            <text:p>I'M GOING HOME!</text:p>
          </table:table-cell>
          <table:table-cell/>
          <table:table-cell table:formula="of:=IF([.E1356]=&quot;&quot;; &quot;untranscribed&quot;; IF([.F1356]=&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3.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523.DAT-ss0-0</text:p>
          </table:table-cell>
          <table:table-cell office:value-type="string" calcext:value-type="string">
            <text:p>#P("soundLen", "6.93464")</text:p>
            <text:p><text:span text:style-name="T1">#P("noAutoOff", "1")</text:span></text:p>
          </table:table-cell>
          <table:table-cell/>
          <table:table-cell office:value-type="string" calcext:value-type="string">
            <text:p>桜子：あんた、一生馬娘のままでいいの？</text:p>
            <text:p>弓美：んん…だけど…</text:p>
          </table:table-cell>
          <table:table-cell office:value-type="string" calcext:value-type="string">
            <text:p>Do you want to be a horse girl for the rest of your life?</text:p>
            <text:p>//#woff(4.482)</text:p>
            <text:p><text:span text:style-name="T1">#woff(3.838)</text:span></text:p>
            <text:p/>
            <text:p>#w(5.519)</text:p>
            <text:p>But...</text:p>
          </table:table-cell>
          <table:table-cell/>
          <table:table-cell table:formula="of:=IF([.E1358]=&quot;&quot;; &quot;untranscribed&quot;; IF([.F1358]=&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23.DAT-ss0-1</text:p>
          </table:table-cell>
          <table:table-cell office:value-type="string" calcext:value-type="string">
            <text:p>#P("soundLen", "4.30917")</text:p>
          </table:table-cell>
          <table:table-cell/>
          <table:table-cell office:value-type="string" calcext:value-type="string">
            <text:p>頬ずりもキスも大差ないわよ</text:p>
            <text:p>ほっぺた[か?]おでこ[か?]いいじゃないの</text:p>
            <text:p>大したことないわ</text:p>
          </table:table-cell>
          <table:table-cell office:value-type="string" calcext:value-type="string">
            <text:p>Rubbing cheeks, kissing, what's the difference?</text:p>
            <text:p/>
            <text:p>#w(1.898)</text:p>
            <text:p>Just her cheek or her forehead is fine, right?\n</text:p>
            <text:p>It's no big deal.</text:p>
          </table:table-cell>
          <table:table-cell office:value-type="string" calcext:value-type="string">
            <text:p>CHECK</text:p>
          </table:table-cell>
          <table:table-cell table:formula="of:=IF([.E1359]=&quot;&quot;; &quot;untranscribed&quot;; IF([.F135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4.DAT</text:p>
            <text:p>//==================================</text:p>
          </table:table-cell>
          <table:table-cell table:number-columns-repeated="1019"/>
        </table:table-row>
        <table:table-row table:style-name="ro15">
          <table:table-cell office:value-type="string" calcext:value-type="string">
            <text:p>string</text:p>
          </table:table-cell>
          <table:table-cell office:value-type="string" calcext:value-type="string">
            <text:p>C524.DAT-ss0-0</text:p>
          </table:table-cell>
          <table:table-cell office:value-type="string" calcext:value-type="string">
            <text:p>#P("soundLen", "9.79986")</text:p>
          </table:table-cell>
          <table:table-cell/>
          <table:table-cell office:value-type="string" calcext:value-type="string">
            <text:p>弓美：でも…</text:p>
            <text:p>　だったら桜子ちゃん、あたしにキス出来る？</text:p>
            <text:p>桜子：あら、ダメよ</text:p>
            <text:p>　残念だけど出来ないわ</text:p>
            <text:p>弓美：なんで？</text:p>
            <text:p>桜子：だってあたし、そんな趣味ないもの</text:p>
          </table:table-cell>
          <table:table-cell office:value-type="string" calcext:value-type="string">
            <text:p>But...</text:p>
            <text:p/>
            <text:p>#w(1.166)</text:p>
            <text:p>In that case, Sakurako+-chan++, could you kiss me?</text:p>
            <text:p/>
            <text:p>#w(4.518)</text:p>
            <text:p>Oh, no way. Sorry, but I can't.</text:p>
            <text:p/>
            <text:p>#w(6.922)</text:p>
            <text:p>Why not?</text:p>
            <text:p/>
            <text:p>#w(7.768)</text:p>
            <text:p>Because I'm not into that kind of stuff.</text:p>
          </table:table-cell>
          <table:table-cell/>
          <table:table-cell table:formula="of:=IF([.E1361]=&quot;&quot;; &quot;untranscribed&quot;; IF([.F13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5.DAT</text:p>
            <text:p>//==================================</text:p>
          </table:table-cell>
          <table:table-cell table:number-columns-repeated="1019"/>
        </table:table-row>
        <table:table-row table:style-name="ro29">
          <table:table-cell office:value-type="string" calcext:value-type="string">
            <text:p>string</text:p>
          </table:table-cell>
          <table:table-cell office:value-type="string" calcext:value-type="string">
            <text:p>C525.DAT-ss0-0</text:p>
          </table:table-cell>
          <table:table-cell office:value-type="string" calcext:value-type="string">
            <text:p>#P("soundLen", "6.04982")</text:p>
          </table:table-cell>
          <table:table-cell table:style-name="ce1" office:value-type="string" calcext:value-type="string">
            <text:p>弓美</text:p>
          </table:table-cell>
          <table:table-cell office:value-type="string" calcext:value-type="string">
            <text:p>えん、え〜ん…</text:p>
            <text:p>そうよね</text:p>
            <text:p>このまま重なったまま変身少女続けるわけにはいかない[もん?]</text:p>
          </table:table-cell>
          <table:table-cell office:value-type="string" calcext:value-type="string">
            <text:p>#w(1.692)</text:p>
            <text:p>Right. There's no way I can stay combined and keep on being a transforming girl forever, so...</text:p>
          </table:table-cell>
          <table:table-cell office:value-type="string" calcext:value-type="string">
            <text:p>FIXME</text:p>
            <text:p>NOTE: "so i have to kiss her"</text:p>
          </table:table-cell>
          <table:table-cell table:formula="of:=IF([.E1363]=&quot;&quot;; &quot;untranscribed&quot;; IF([.F136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525.DAT-ss0-1</text:p>
          </table:table-cell>
          <table:table-cell office:value-type="string" calcext:value-type="string">
            <text:p>#P("soundLen", "2.13914")</text:p>
          </table:table-cell>
          <table:table-cell table:style-name="ce1" office:value-type="string" calcext:value-type="string">
            <text:p>弓美</text:p>
          </table:table-cell>
          <table:table-cell office:value-type="string" calcext:value-type="string">
            <text:p>で、でも…</text:p>
          </table:table-cell>
          <table:table-cell office:value-type="string" calcext:value-type="string">
            <text:p>#off()</text:p>
            <text:p>#w(0.593)</text:p>
            <text:p>B-But...</text:p>
          </table:table-cell>
          <table:table-cell/>
          <table:table-cell table:formula="of:=IF([.E1364]=&quot;&quot;; &quot;untranscribed&quot;; IF([.F136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6A.DAT</text:p>
            <text:p>//==================================</text:p>
          </table:table-cell>
          <table:table-cell table:number-columns-repeated="1019"/>
        </table:table-row>
        <table:table-row table:style-name="ro10">
          <table:table-cell office:value-type="string" calcext:value-type="string">
            <text:p>string</text:p>
          </table:table-cell>
          <table:table-cell office:value-type="string" calcext:value-type="string">
            <text:p>C526A.DAT-ss0-0</text:p>
          </table:table-cell>
          <table:table-cell office:value-type="string" calcext:value-type="string">
            <text:p>#P("soundLen", "7.53658")</text:p>
          </table:table-cell>
          <table:table-cell/>
          <table:table-cell office:value-type="string" calcext:value-type="string">
            <text:p>弓美：え、えっと…後でね？</text:p>
            <text:p>りえ：本当？</text:p>
            <text:p>弓美：本当本当</text:p>
            <text:p>りえ：約束する？</text:p>
            <text:p>弓美：するする！</text:p>
          </table:table-cell>
          <table:table-cell office:value-type="string" calcext:value-type="string">
            <text:p>Uh, umm...</text:p>
            <text:p/>
            <text:p>#w(2.420)</text:p>
            <text:p>How about later?</text:p>
            <text:p/>
            <text:p>#w(3.816)</text:p>
            <text:p>Really?</text:p>
            <text:p/>
            <text:p>#w(4.887)</text:p>
            <text:p>Really, really!</text:p>
            <text:p/>
            <text:p>#w(5.855)</text:p>
            <text:p>//#align(left)</text:p>
            <text:p>― Do you promise?\n</text:p>
            <text:p>― I do, I do!</text:p>
          </table:table-cell>
          <table:table-cell/>
          <table:table-cell table:formula="of:=IF([.E1366]=&quot;&quot;; &quot;untranscribed&quot;; IF([.F1366]=&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526A.DAT-ss0-1</text:p>
          </table:table-cell>
          <table:table-cell office:value-type="string" calcext:value-type="string">
            <text:p>#P("soundLen", "4.26998")</text:p>
          </table:table-cell>
          <table:table-cell table:style-name="ce1"/>
          <table:table-cell office:value-type="string" calcext:value-type="string">
            <text:p><text:span text:style-name="T1">りえ：んん！</text:span></text:p>
            <text:p>弓美：いったいどこで道を間違えたのかしら</text:p>
          </table:table-cell>
          <table:table-cell office:value-type="string" calcext:value-type="string">
            <text:p>#off()</text:p>
            <text:p>#w(1.814)</text:p>
            <text:p>Where did I go wrong with my life...?</text:p>
          </table:table-cell>
          <table:table-cell/>
          <table:table-cell table:formula="of:=IF([.E1367]=&quot;&quot;; &quot;untranscribed&quot;; IF([.F1367]=&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6B.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526B.DAT-ss0-0</text:p>
          </table:table-cell>
          <table:table-cell office:value-type="string" calcext:value-type="string">
            <text:p>#P("soundLen", "1.32613")</text:p>
          </table:table-cell>
          <table:table-cell table:style-name="ce1" office:value-type="string" calcext:value-type="string">
            <text:p>りえ</text:p>
          </table:table-cell>
          <table:table-cell office:value-type="string" calcext:value-type="string">
            <text:p>[あら、あら?]！</text:p>
          </table:table-cell>
          <table:table-cell/>
          <table:table-cell office:value-type="string" calcext:value-type="string">
            <text:p>CHECK</text:p>
            <text:p>NOTE: rie's noises of pleasure</text:p>
          </table:table-cell>
          <table:table-cell table:formula="of:=IF([.E1369]=&quot;&quot;; &quot;untranscribed&quot;; IF([.F1369]=&quot;&quot;; &quot;UNTRANSLATED&quot;; &quot;&quot;))" office:value-type="string" office:string-value="UNTRANSLATED" calcext:value-type="string">
            <text:p>UNTRANSLATED</text:p>
          </table:table-cell>
          <table:table-cell table:number-columns-repeated="1016"/>
        </table:table-row>
        <table:table-row table:style-name="ro6">
          <table:table-cell office:value-type="string" calcext:value-type="string">
            <text:p>string</text:p>
          </table:table-cell>
          <table:table-cell office:value-type="string" calcext:value-type="string">
            <text:p>C526B.DAT-ss0-1</text:p>
          </table:table-cell>
          <table:table-cell office:value-type="string" calcext:value-type="string">
            <text:p>#P("soundLen", "5.42189")</text:p>
          </table:table-cell>
          <table:table-cell table:style-name="ce1" office:value-type="string" calcext:value-type="string">
            <text:p>弓美</text:p>
          </table:table-cell>
          <table:table-cell office:value-type="string" calcext:value-type="string">
            <text:p>ここはどこ？</text:p>
            <text:p>私は誰？</text:p>
            <text:p>脳みそがカマンベールチーズになってしまう〜</text:p>
          </table:table-cell>
          <table:table-cell office:value-type="string" calcext:value-type="string">
            <text:p>Where am I? Who am I?</text:p>
            <text:p/>
            <text:p>#w(2.386)</text:p>
            <text:p>My brain's turning into Camembert cheese...!</text:p>
          </table:table-cell>
          <table:table-cell table:style-name="ce2" office:value-type="string" calcext:value-type="string">
            <text:p>NOTE: カマンベールチーズ = Camembert cheese, a French cheese somewhat similar to brie</text:p>
          </table:table-cell>
          <table:table-cell table:formula="of:=IF([.E1370]=&quot;&quot;; &quot;untranscribed&quot;; IF([.F137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7.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527.DAT-ss0-0</text:p>
          </table:table-cell>
          <table:table-cell office:value-type="string" calcext:value-type="string">
            <text:p>#P("soundLen", "9.09902")</text:p>
            <text:p><text:span text:style-name="T1">#P("noAutoOff", "1")</text:span></text:p>
          </table:table-cell>
          <table:table-cell table:style-name="ce1" office:value-type="string" calcext:value-type="string">
            <text:p>りえ</text:p>
          </table:table-cell>
          <table:table-cell office:value-type="string" calcext:value-type="string">
            <text:p>それは、重なった時、ブルるルルルはぴったり重なってしまったのです</text:p>
            <text:p>あたしの方は、微妙にずれてしまいました</text:p>
          </table:table-cell>
          <table:table-cell office:value-type="string" calcext:value-type="string">
            <text:p>That's because when Brroorrroo combined with you, you lined up perfectly.</text:p>
            <text:p/>
            <text:p>#w(5.948)</text:p>
            <text:p>In my case, we were poorly aligned.</text:p>
          </table:table-cell>
          <table:table-cell/>
          <table:table-cell table:formula="of:=IF([.E1372]=&quot;&quot;; &quot;untranscribed&quot;; IF([.F1372]=&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527.DAT-ss0-1</text:p>
          </table:table-cell>
          <table:table-cell office:value-type="string" calcext:value-type="string">
            <text:p>#P("soundLen", "9.79962")</text:p>
          </table:table-cell>
          <table:table-cell table:style-name="ce1" office:value-type="string" calcext:value-type="string">
            <text:p>りえ</text:p>
          </table:table-cell>
          <table:table-cell office:value-type="string" calcext:value-type="string">
            <text:p>そのため、ブルるルルルは本当に、穴の近くにいた時[で?]ないと、出て[くれ?]ませんわ</text:p>
            <text:p>私は、あなたに触って[てくれれて?]来れるんです</text:p>
          </table:table-cell>
          <table:table-cell office:value-type="string" calcext:value-type="string">
            <text:p>Because of that, if you're not actually near a hole, Brroorrroo won't appear.</text:p>
            <text:p>//Because of that, if I'm not actually near a hole, Brooroobroo won't appear.</text:p>
            <text:p/>
            <text:p>#w(6.571)</text:p>
            <text:p>If I'm touching you, I can come out.</text:p>
          </table:table-cell>
          <table:table-cell office:value-type="string" calcext:value-type="string">
            <text:p>CHECK, not 100% sure of the exact wording, or if the first statement is referring to yumimi's unicorn or rie's</text:p>
          </table:table-cell>
          <table:table-cell table:formula="of:=IF([.E1373]=&quot;&quot;; &quot;untranscribed&quot;; IF([.F1373]=&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8A.DAT</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C528A.DAT-ss0-0</text:p>
          </table:table-cell>
          <table:table-cell office:value-type="string" calcext:value-type="string">
            <text:p>#P("soundLen", "11.7532")</text:p>
          </table:table-cell>
          <table:table-cell/>
          <table:table-cell office:value-type="string" calcext:value-type="string">
            <text:p>真一：つまり、穴を塞いじゃえばいいということだ</text:p>
            <text:p>桜子：[あら?]、それじゃ、まだ穴が残ってるということね？</text:p>
            <text:p>　いったい、あといくつがあるっていうの？</text:p>
            <text:p>りえ：それは、ですね…</text:p>
          </table:table-cell>
          <table:table-cell office:value-type="string" calcext:value-type="string">
            <text:p>So what you're saying is that it'll be fine if we seal the holes.</text:p>
            <text:p/>
            <text:p>#w(3.019)</text:p>
            <text:p>Oh, then that means there are still holes left?</text:p>
            <text:p/>
            <text:p>#w(7.299)</text:p>
            <text:p>Just how many more are we talking here?</text:p>
            <text:p/>
            <text:p>#w(9.638)</text:p>
            <text:p>Well...Before that...</text:p>
            <text:p>#woff(11.750)</text:p>
          </table:table-cell>
          <table:table-cell/>
          <table:table-cell table:formula="of:=IF([.E1375]=&quot;&quot;; &quot;untranscribed&quot;; IF([.F1375]=&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28A.DAT-ss0-1</text:p>
          </table:table-cell>
          <table:table-cell office:value-type="string" calcext:value-type="string">
            <text:p>#P("soundLen", "5.40328")</text:p>
          </table:table-cell>
          <table:table-cell table:style-name="ce1" office:value-type="string" calcext:value-type="string">
            <text:p>弓美</text:p>
          </table:table-cell>
          <table:table-cell office:value-type="string" calcext:value-type="string">
            <text:p>だああああ！待った、待った！</text:p>
            <text:p>桜子ちゃん、不用意に質問しないで[ちょうだい?]</text:p>
          </table:table-cell>
          <table:table-cell office:value-type="string" calcext:value-type="string">
            <text:p>//GAAAAAH!</text:p>
            <text:p>#off()</text:p>
            <text:p>#w(0.870)</text:p>
            <text:p>Wait, wait!</text:p>
            <text:p/>
            <text:p>#w(2.437)</text:p>
            <text:p>Sakurako+-chan++, you've got to stop asking unnecessary questions!</text:p>
          </table:table-cell>
          <table:table-cell/>
          <table:table-cell table:formula="of:=IF([.E1376]=&quot;&quot;; &quot;untranscribed&quot;; IF([.F137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28A.DAT-ss0-2</text:p>
          </table:table-cell>
          <table:table-cell office:value-type="string" calcext:value-type="string">
            <text:p>#P("soundLen", "9.73217")</text:p>
          </table:table-cell>
          <table:table-cell/>
          <table:table-cell office:value-type="string" calcext:value-type="string">
            <text:p>弓美：[で?]、穴はいくつぐらい残ってるの？</text:p>
            <text:p>りえ：５つか６つよ</text:p>
            <text:p>　場所は、体育館の中に３つ、プールに１つ、音楽室に１つ…</text:p>
          </table:table-cell>
          <table:table-cell office:value-type="string" calcext:value-type="string">
            <text:p>So, about how many holes are left?</text:p>
            <text:p/>
            <text:p>#w(4.190)</text:p>
            <text:p>Five or six.</text:p>
            <text:p/>
            <text:p>#w(5.870)</text:p>
            <text:p>Their locations are...three in the gym, one in the pool, one in the music room...</text:p>
          </table:table-cell>
          <table:table-cell office:value-type="string" calcext:value-type="string">
            <text:p>NOTE: i think the uncertainty about the number here is to account for the hole on the roof that the 穴あけネズミ came from, which is not found until the end of the game</text:p>
          </table:table-cell>
          <table:table-cell table:formula="of:=IF([.E1377]=&quot;&quot;; &quot;untranscribed&quot;; IF([.F1377]=&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C528A.DAT-ss0-3</text:p>
          </table:table-cell>
          <table:table-cell office:value-type="string" calcext:value-type="string">
            <text:p>#P("soundLen", "11.1583")</text:p>
          </table:table-cell>
          <table:table-cell/>
          <table:table-cell office:value-type="string" calcext:value-type="string">
            <text:p>弓美：なんでそんなに穴が開いてんのよ！？</text:p>
            <text:p>りえ：それはもちろん</text:p>
            <text:p>　境目の世界で穴を塞ぐ人がいないからです</text:p>
            <text:p>弓美：なんで？</text:p>
            <text:p>りえ：ここにいるからです</text:p>
            <text:p>弓美：あ、そっか</text:p>
          </table:table-cell>
          <table:table-cell office:value-type="string" calcext:value-type="string">
            <text:p>Why are there all these holes!?</text:p>
            <text:p/>
            <text:p>#w(3.030)</text:p>
            <text:p>That's obvious. It's because the ones in the boundary world who seal the holes are gone.</text:p>
            <text:p/>
            <text:p>#w(8.011)</text:p>
            <text:p>Why?</text:p>
            <text:p/>
            <text:p>#w(8.903)</text:p>
            <text:p>Because they're here.</text:p>
            <text:p/>
            <text:p>#w(10.512)</text:p>
            <text:p>Oh, right.</text:p>
          </table:table-cell>
          <table:table-cell/>
          <table:table-cell table:formula="of:=IF([.E1378]=&quot;&quot;; &quot;untranscribed&quot;; IF([.F13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8B.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528B.DAT-ss0-0</text:p>
          </table:table-cell>
          <table:table-cell office:value-type="string" calcext:value-type="string">
            <text:p>#P("soundLen", "10.4747")</text:p>
          </table:table-cell>
          <table:table-cell/>
          <table:table-cell office:value-type="string" calcext:value-type="string">
            <text:p>弓美：え、あ、あ、え、えっと…</text:p>
            <text:p>りえ：さっき[約束?]した！</text:p>
            <text:p>桜子：うん、確かに約束した</text:p>
            <text:p>真一：うん、してたなぁ</text:p>
            <text:p>弓美：ひえ〜！</text:p>
          </table:table-cell>
          <table:table-cell office:value-type="string" calcext:value-type="string">
            <text:p>Uh, ah, ah, er, umm...</text:p>
            <text:p/>
            <text:p>#w(2.232)</text:p>
            <text:p>You promised earlier!</text:p>
            <text:p/>
            <text:p>#w(4.557)</text:p>
            <text:p>Yeah, you definitely promised.</text:p>
            <text:p/>
            <text:p>#w(6.460)</text:p>
            <text:p>Yep, you did.</text:p>
            <text:p>#woff(8.833)</text:p>
          </table:table-cell>
          <table:table-cell/>
          <table:table-cell table:formula="of:=IF([.E1380]=&quot;&quot;; &quot;untranscribed&quot;; IF([.F138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8C.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528C.DAT-ss0-0</text:p>
          </table:table-cell>
          <table:table-cell office:value-type="string" calcext:value-type="string">
            <text:p>#P("soundLen", "3.56515")</text:p>
            <text:p><text:span text:style-name="T1">#P("noAutoOff", "1")</text:span></text:p>
          </table:table-cell>
          <table:table-cell table:style-name="ce1" office:value-type="string" calcext:value-type="string">
            <text:p>真一</text:p>
          </table:table-cell>
          <table:table-cell office:value-type="string" calcext:value-type="string">
            <text:p>この世界って、ここ？この地球ってこと？</text:p>
          </table:table-cell>
          <table:table-cell office:value-type="string" calcext:value-type="string">
            <text:p>By {this world,} you mean here?\n</text:p>
            <text:p>The Earth?</text:p>
          </table:table-cell>
          <table:table-cell/>
          <table:table-cell table:formula="of:=IF([.E1382]=&quot;&quot;; &quot;untranscribed&quot;; IF([.F138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528C.DAT-ss0-1</text:p>
          </table:table-cell>
          <table:table-cell office:value-type="string" calcext:value-type="string">
            <text:p>#P("soundLen", "3.23718")</text:p>
            <text:p><text:span text:style-name="T1">#P("noAutoOff", "1")</text:span></text:p>
          </table:table-cell>
          <table:table-cell/>
          <table:table-cell office:value-type="string" calcext:value-type="string">
            <text:p>りえ：質問に答えていい？</text:p>
            <text:p>弓美：いい、いい</text:p>
          </table:table-cell>
          <table:table-cell office:value-type="string" calcext:value-type="string">
            <text:p>Can I answer the question?</text:p>
            <text:p/>
            <text:p>#w(2.150)</text:p>
            <text:p>Yes, yes.</text:p>
          </table:table-cell>
          <table:table-cell/>
          <table:table-cell table:formula="of:=IF([.E1383]=&quot;&quot;; &quot;untranscribed&quot;; IF([.F138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528C.DAT-ss0-2</text:p>
          </table:table-cell>
          <table:table-cell office:value-type="string" calcext:value-type="string">
            <text:p>#P("soundLen", "2.44413")</text:p>
          </table:table-cell>
          <table:table-cell table:style-name="ce1" office:value-type="string" calcext:value-type="string">
            <text:p>りえ</text:p>
          </table:table-cell>
          <table:table-cell office:value-type="string" calcext:value-type="string">
            <text:p>それじゃ、頬ずりして</text:p>
          </table:table-cell>
          <table:table-cell office:value-type="string" calcext:value-type="string">
            <text:p>Then rub cheeks.</text:p>
          </table:table-cell>
          <table:table-cell/>
          <table:table-cell table:formula="of:=IF([.E1384]=&quot;&quot;; &quot;untranscribed&quot;; IF([.F13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29.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529.DAT-ss0-0</text:p>
          </table:table-cell>
          <table:table-cell office:value-type="string" calcext:value-type="string">
            <text:p>#P("soundLen", "8.63585")</text:p>
            <text:p><text:span text:style-name="T1">#P("noAutoOff", "1")</text:span></text:p>
          </table:table-cell>
          <table:table-cell table:style-name="ce1" office:value-type="string" calcext:value-type="string">
            <text:p>弓美</text:p>
          </table:table-cell>
          <table:table-cell office:value-type="string" calcext:value-type="string">
            <text:p>でも…変なことになちゃったわ</text:p>
            <text:p>あたしの中に、別の人がいるの</text:p>
            <text:p>…人じゃなくてユニコーンだけど</text:p>
          </table:table-cell>
          <table:table-cell office:value-type="string" calcext:value-type="string">
            <text:p>But...this has turned into something weird.</text:p>
            <text:p/>
            <text:p>#w(3.318)</text:p>
            <text:p>There's another person inside me...</text:p>
            <text:p>#woff(5.927)</text:p>
            <text:p/>
            <text:p>#w(6.890)</text:p>
            <text:p>...Well, not a person, a unicorn.</text:p>
          </table:table-cell>
          <table:table-cell/>
          <table:table-cell table:formula="of:=IF([.E1386]=&quot;&quot;; &quot;untranscribed&quot;; IF([.F138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529.DAT-ss0-1</text:p>
          </table:table-cell>
          <table:table-cell office:value-type="string" calcext:value-type="string">
            <text:p>#P("soundLen", "6.99932")</text:p>
          </table:table-cell>
          <table:table-cell table:style-name="ce1" office:value-type="string" calcext:value-type="string">
            <text:p>弓美</text:p>
          </table:table-cell>
          <table:table-cell office:value-type="string" calcext:value-type="string">
            <text:p>なんだか不思議</text:p>
            <text:p>現実にそんなことがあるなんて[思い見られなかった??]わ</text:p>
            <text:p>漫画みたい</text:p>
          </table:table-cell>
          <table:table-cell office:value-type="string" calcext:value-type="string">
            <text:p>It's all so strange...</text:p>
            <text:p/>
            <text:p>#w(1.891)</text:p>
            <text:p>I'd never have thought that this kind of thing could happen in real life.</text:p>
            <text:p/>
            <text:p>#w(6.272)</text:p>
            <text:p>It's like a comic book.</text:p>
          </table:table-cell>
          <table:table-cell office:value-type="string" calcext:value-type="string">
            <text:p>CHECK, idea is obvious but this phrasing is very dubious</text:p>
          </table:table-cell>
          <table:table-cell table:formula="of:=IF([.E1387]=&quot;&quot;; &quot;untranscribed&quot;; IF([.F1387]=&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0.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530.DAT-ss0-0</text:p>
          </table:table-cell>
          <table:table-cell office:value-type="string" calcext:value-type="string">
            <text:p>#P("soundLen", "3.34535")</text:p>
          </table:table-cell>
          <table:table-cell/>
          <table:table-cell office:value-type="string" calcext:value-type="string">
            <text:p>弓美：えっと…</text:p>
            <text:p>りえ：キスして</text:p>
            <text:p>弓美：ずっ！</text:p>
          </table:table-cell>
          <table:table-cell office:value-type="string" calcext:value-type="string">
            <text:p>Umm...</text:p>
            <text:p/>
            <text:p>#w(1.708)</text:p>
            <text:p>Kiss me.</text:p>
            <text:p>#woff(2.750)</text:p>
          </table:table-cell>
          <table:table-cell/>
          <table:table-cell table:formula="of:=IF([.E1389]=&quot;&quot;; &quot;untranscribed&quot;; IF([.F138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1.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531.DAT-ss0-0</text:p>
          </table:table-cell>
          <table:table-cell office:value-type="string" calcext:value-type="string">
            <text:p>#P("soundLen", "3.59561")</text:p>
          </table:table-cell>
          <table:table-cell/>
          <table:table-cell office:value-type="string" calcext:value-type="string">
            <text:p>弓美：ああ！[もう嫌気よ??]！</text:p>
            <text:p>りえ：あん！</text:p>
          </table:table-cell>
          <table:table-cell office:value-type="string" calcext:value-type="string">
            <text:p>#w(0.681)</text:p>
            <text:p>Geez, I can't take this!</text:p>
            <text:p>#woff(2.876)</text:p>
          </table:table-cell>
          <table:table-cell office:value-type="string" calcext:value-type="string">
            <text:p>CHECK</text:p>
          </table:table-cell>
          <table:table-cell table:formula="of:=IF([.E1391]=&quot;&quot;; &quot;untranscribed&quot;; IF([.F139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2.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32.DAT-ss0-0</text:p>
          </table:table-cell>
          <table:table-cell office:value-type="string" calcext:value-type="string">
            <text:p>#P("soundLen", "0.339579")</text:p>
          </table:table-cell>
          <table:table-cell table:style-name="ce1" office:value-type="string" calcext:value-type="string">
            <text:p>りえ</text:p>
          </table:table-cell>
          <table:table-cell office:value-type="string" calcext:value-type="string">
            <text:p>あ？</text:p>
          </table:table-cell>
          <table:table-cell table:number-columns-repeated="2"/>
          <table:table-cell table:formula="of:=IF([.E1393]=&quot;&quot;; &quot;untranscribed&quot;; IF([.F139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C532.DAT-ss0-1</text:p>
          </table:table-cell>
          <table:table-cell office:value-type="string" calcext:value-type="string">
            <text:p>#P("soundLen", "3.07242")</text:p>
          </table:table-cell>
          <table:table-cell/>
          <table:table-cell office:value-type="string" calcext:value-type="string">
            <text:p>部長：おーい！写真の現像してきたぞ？</text:p>
            <text:p>りえ：[いっぷ?]</text:p>
          </table:table-cell>
          <table:table-cell office:value-type="string" calcext:value-type="string">
            <text:p>Hey! You got those photos developed?</text:p>
            <text:p>#woff(2.684)</text:p>
          </table:table-cell>
          <table:table-cell office:value-type="string" calcext:value-type="string">
            <text:p>CHECK</text:p>
          </table:table-cell>
          <table:table-cell table:formula="of:=IF([.E1394]=&quot;&quot;; &quot;untranscribed&quot;; IF([.F139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3.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533.DAT-ss0-0</text:p>
          </table:table-cell>
          <table:table-cell office:value-type="string" calcext:value-type="string">
            <text:p>#P("soundLen", "1.99859")</text:p>
          </table:table-cell>
          <table:table-cell table:style-name="ce1" office:value-type="string" calcext:value-type="string">
            <text:p>部長</text:p>
          </table:table-cell>
          <table:table-cell office:value-type="string" calcext:value-type="string">
            <text:p>おお！これは…！</text:p>
          </table:table-cell>
          <table:table-cell office:value-type="string" calcext:value-type="string">
            <text:p>#off()</text:p>
            <text:p>#w(1.222)</text:p>
            <text:p>This is...!</text:p>
          </table:table-cell>
          <table:table-cell/>
          <table:table-cell table:formula="of:=IF([.E1396]=&quot;&quot;; &quot;untranscribed&quot;; IF([.F1396]=&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4.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534.DAT-ss0-0</text:p>
          </table:table-cell>
          <table:table-cell office:value-type="string" calcext:value-type="string">
            <text:p>#P("soundLen", "5.63358")</text:p>
            <text:p><text:span text:style-name="T1">#P("noAutoOff", "1")</text:span></text:p>
          </table:table-cell>
          <table:table-cell table:style-name="ce1" office:value-type="string" calcext:value-type="string">
            <text:p>部長</text:p>
          </table:table-cell>
          <table:table-cell office:value-type="string" calcext:value-type="string">
            <text:p>んん…ここまで[乱れている?][とあるものがあった??]</text:p>
            <text:p>やっぱり、次の記事を[これに?]しよう</text:p>
          </table:table-cell>
          <table:table-cell office:value-type="string" calcext:value-type="string">
            <text:p>#off()</text:p>
            <text:p>#w(1.216)</text:p>
            <text:p>Everything up to now's going straight to the bin.</text:p>
            <text:p/>
            <text:p>#w(3.932)</text:p>
            <text:p>Yes indeed, we've found our next article!</text:p>
          </table:table-cell>
          <table:table-cell office:value-type="string" calcext:value-type="string">
            <text:p>FIXME</text:p>
          </table:table-cell>
          <table:table-cell table:formula="of:=IF([.E1398]=&quot;&quot;; &quot;untranscribed&quot;; IF([.F1398]=&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534.DAT-ss0-1</text:p>
          </table:table-cell>
          <table:table-cell office:value-type="string" calcext:value-type="string">
            <text:p>#P("soundLen", "9.28829")</text:p>
          </table:table-cell>
          <table:table-cell/>
          <table:table-cell office:value-type="string" calcext:value-type="string">
            <text:p>部長：[その時?]、当新聞の取材[記者?]が[目撃?]したのは、[暑い口を交わす?]、二人の女生徒であった！</text:p>
            <text:p>弓美：違う、違うー！</text:p>
          </table:table-cell>
          <table:table-cell office:value-type="string" calcext:value-type="string">
            <text:p>{At that moment, what our paper's reporter witnessed was nothing less than...}</text:p>
            <text:p/>
            <text:p>#w(3.363)</text:p>
            <text:p>{...two schoolgirls―their warm lips locked!}</text:p>
            <text:p/>
            <text:p>#w(7.216)</text:p>
            <text:p>It's not that, it's not thaaaaat!</text:p>
            <text:p>#woff(9.540)</text:p>
          </table:table-cell>
          <table:table-cell office:value-type="string" calcext:value-type="string">
            <text:p>CHECK</text:p>
          </table:table-cell>
          <table:table-cell table:formula="of:=IF([.E1399]=&quot;&quot;; &quot;untranscribed&quot;; IF([.F1399]=&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534.DAT-ss0-2</text:p>
          </table:table-cell>
          <table:table-cell office:value-type="string" calcext:value-type="string">
            <text:p>#P("soundLen", "3.06155")</text:p>
          </table:table-cell>
          <table:table-cell/>
          <table:table-cell office:value-type="string" calcext:value-type="string">
            <text:p>真一：プリントも出来たんだ！</text:p>
            <text:p>　早いな</text:p>
            <text:p>桜子：どれどれ？</text:p>
          </table:table-cell>
          <table:table-cell office:value-type="string" calcext:value-type="string">
            <text:p>They got the prints done! Sure was quick.</text:p>
            <text:p/>
            <text:p>#w(2.462)</text:p>
            <text:p>Let's see!</text:p>
          </table:table-cell>
          <table:table-cell/>
          <table:table-cell table:formula="of:=IF([.E1400]=&quot;&quot;; &quot;untranscribed&quot;; IF([.F140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5.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35.DAT-ss0-0</text:p>
          </table:table-cell>
          <table:table-cell office:value-type="string" calcext:value-type="string">
            <text:p>#P("soundLen", "1.3475")</text:p>
          </table:table-cell>
          <table:table-cell table:style-name="ce1" office:value-type="string" calcext:value-type="string">
            <text:p>真一</text:p>
          </table:table-cell>
          <table:table-cell office:value-type="string" calcext:value-type="string">
            <text:p>ふ〜ん…</text:p>
          </table:table-cell>
          <table:table-cell table:number-columns-repeated="2"/>
          <table:table-cell table:formula="of:=IF([.E1402]=&quot;&quot;; &quot;untranscribed&quot;; IF([.F1402]=&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36.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536.DAT-ss0-0</text:p>
          </table:table-cell>
          <table:table-cell office:value-type="string" calcext:value-type="string">
            <text:p>#P("soundLen", "3.02488")</text:p>
          </table:table-cell>
          <table:table-cell table:style-name="ce1" office:value-type="string" calcext:value-type="string">
            <text:p>桜子</text:p>
          </table:table-cell>
          <table:table-cell office:value-type="string" calcext:value-type="string">
            <text:p>何よこれ</text:p>
            <text:p>[ろくな?]のないじゃない？</text:p>
          </table:table-cell>
          <table:table-cell office:value-type="string" calcext:value-type="string">
            <text:p>What's THIS? Don't you have any good ones?</text:p>
          </table:table-cell>
          <table:table-cell office:value-type="string" calcext:value-type="string">
            <text:p>CHECK</text:p>
          </table:table-cell>
          <table:table-cell table:formula="of:=IF([.E1404]=&quot;&quot;; &quot;untranscribed&quot;; IF([.F14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7.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537.DAT-ss0-0</text:p>
          </table:table-cell>
          <table:table-cell office:value-type="string" calcext:value-type="string">
            <text:p>#P("soundLen", "6.70416")</text:p>
          </table:table-cell>
          <table:table-cell/>
          <table:table-cell office:value-type="string" calcext:value-type="string">
            <text:p>桜子：下手くそね</text:p>
            <text:p>真一：ううぅ…俺、カメラとかビデオとか、複雑な機械が苦手なんだよ</text:p>
          </table:table-cell>
          <table:table-cell office:value-type="string" calcext:value-type="string">
            <text:p>Man, you suck at this.</text:p>
            <text:p>#woff(1.517)</text:p>
            <text:p/>
            <text:p>#w(2.548)</text:p>
            <text:p>I'm not really good with complicated machines like cameras and camcorders...</text:p>
          </table:table-cell>
          <table:table-cell office:value-type="string" calcext:value-type="string">
            <text:p>CHECK, ビデオ is "camcorder" here, right? it's not something stupid like "VCR"?</text:p>
          </table:table-cell>
          <table:table-cell table:formula="of:=IF([.E1406]=&quot;&quot;; &quot;untranscribed&quot;; IF([.F1406]=&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8.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38.DAT-ss0-0</text:p>
          </table:table-cell>
          <table:table-cell office:value-type="string" calcext:value-type="string">
            <text:p>#P("soundLen", "4.74034")</text:p>
          </table:table-cell>
          <table:table-cell/>
          <table:table-cell office:value-type="string" calcext:value-type="string">
            <text:p>桜子：何が複雑なのよ？</text:p>
            <text:p>　ほら、これ</text:p>
            <text:p>　[比較的まともね?]</text:p>
          </table:table-cell>
          <table:table-cell office:value-type="string" calcext:value-type="string">
            <text:p>{Complicated}? Seriously?</text:p>
            <text:p/>
            <text:p>#w(2.329)</text:p>
            <text:p>Hey, this one's relatively decent.</text:p>
          </table:table-cell>
          <table:table-cell office:value-type="string" calcext:value-type="string">
            <text:p>CHECK</text:p>
          </table:table-cell>
          <table:table-cell table:formula="of:=IF([.E1408]=&quot;&quot;; &quot;untranscribed&quot;; IF([.F14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39.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39.DAT-ss0-0</text:p>
          </table:table-cell>
          <table:table-cell office:value-type="string" calcext:value-type="string">
            <text:p>#P("soundLen", "2.21353")</text:p>
          </table:table-cell>
          <table:table-cell/>
          <table:table-cell office:value-type="string" calcext:value-type="string">
            <text:p>真一：なんだ、こりゃ</text:p>
            <text:p>桜子：なんだ、これ</text:p>
          </table:table-cell>
          <table:table-cell office:value-type="string" calcext:value-type="string">
            <text:p>The heck's this?</text:p>
            <text:p/>
            <text:p>#w(1.392)</text:p>
            <text:p>What IS this?</text:p>
          </table:table-cell>
          <table:table-cell/>
          <table:table-cell table:formula="of:=IF([.E1410]=&quot;&quot;; &quot;untranscribed&quot;; IF([.F141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0.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540.DAT-ss0-0</text:p>
          </table:table-cell>
          <table:table-cell office:value-type="string" calcext:value-type="string">
            <text:p>#P("soundLen", "13.4639")</text:p>
          </table:table-cell>
          <table:table-cell/>
          <table:table-cell office:value-type="string" calcext:value-type="string">
            <text:p>部長：ったくもう</text:p>
            <text:p>　使えそうな写真がないではないか</text:p>
            <text:p>真一：角の写ってる写真が１枚ない！</text:p>
            <text:p>弓美：この足とか手とかが、本当にあたしなのよ？</text:p>
            <text:p>桜子：今時[子供?]でも、もっと上手に[写す?]わよね</text:p>
          </table:table-cell>
          <table:table-cell office:value-type="string" calcext:value-type="string">
            <text:p>Good lord. There's not a usable photo here, is there?</text:p>
            <text:p/>
            <text:p>#w(3.146)</text:p>
            <text:p>Not a single shot with the horn in it!</text:p>
            <text:p/>
            <text:p>#w(5.825)</text:p>
            <text:p>Are all these hands and feet really mine?</text:p>
            <text:p/>
            <text:p>#w(9.269)</text:p>
            <text:p>These days, even a kid could take better photos.</text:p>
          </table:table-cell>
          <table:table-cell office:value-type="string" calcext:value-type="string">
            <text:p>CHECK</text:p>
          </table:table-cell>
          <table:table-cell table:formula="of:=IF([.E1412]=&quot;&quot;; &quot;untranscribed&quot;; IF([.F1412]=&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540.DAT-ss0-1</text:p>
          </table:table-cell>
          <table:table-cell office:value-type="string" calcext:value-type="string">
            <text:p>#P("soundLen", "10.7024")</text:p>
          </table:table-cell>
          <table:table-cell table:style-name="ce1" office:value-type="string" calcext:value-type="string">
            <text:p>部長</text:p>
          </table:table-cell>
          <table:table-cell office:value-type="string" calcext:value-type="string">
            <text:p>真一</text:p>
            <text:p>お前、責任持って、この先なんとかしろよな</text:p>
            <text:p>もし来年、新聞部が潰れたりしたら</text:p>
            <text:p>誰でもない</text:p>
            <text:p>お前の責任だからな？</text:p>
          </table:table-cell>
          <table:table-cell office:value-type="string" calcext:value-type="string">
            <text:p>Shinichi! Take responsibility for this and do something about it.</text:p>
            <text:p/>
            <text:p>#w(4.564)</text:p>
            <text:p>If the Newspaper Club folds next year, it's no one's fault but yours, hm?</text:p>
          </table:table-cell>
          <table:table-cell office:value-type="string" calcext:value-type="string">
            <text:p>CHECK</text:p>
          </table:table-cell>
          <table:table-cell table:formula="of:=IF([.E1413]=&quot;&quot;; &quot;untranscribed&quot;; IF([.F1413]=&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540.DAT-ss0-2</text:p>
          </table:table-cell>
          <table:table-cell office:value-type="string" calcext:value-type="string">
            <text:p>#P("soundLen", "7.28786")</text:p>
            <text:p><text:span text:style-name="T4">#P("noAutoOff", "1")</text:span></text:p>
          </table:table-cell>
          <table:table-cell/>
          <table:table-cell office:value-type="string" calcext:value-type="string">
            <text:p>弓美：院長の責任は？</text:p>
            <text:p>部長：あるわけないでしょ！</text:p>
            <text:p>　俺、何もしてないんだから</text:p>
            <text:p>弓美?：何もしていないから問題があるんじゃないかしら</text:p>
          </table:table-cell>
          <table:table-cell office:value-type="string" calcext:value-type="string">
            <text:p>Aren't you responsible, Director?</text:p>
            <text:p/>
            <text:p>#w(1.555)</text:p>
            <text:p>How could that be!?\n</text:p>
            <text:p>I'm not doing anything.</text:p>
            <text:p/>
            <text:p>#w(4.596)</text:p>
            <text:p>Isn't it the fact that you do nothing that's the problem?</text:p>
          </table:table-cell>
          <table:table-cell/>
          <table:table-cell table:formula="of:=IF([.E1414]=&quot;&quot;; &quot;untranscribed&quot;; IF([.F1414]=&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540.DAT-ss0-3</text:p>
          </table:table-cell>
          <table:table-cell office:value-type="string" calcext:value-type="string">
            <text:p>#P("soundLen", "10.5472")</text:p>
          </table:table-cell>
          <table:table-cell/>
          <table:table-cell office:value-type="string" calcext:value-type="string">
            <text:p>りえ：あの…それで、あたし何をすればいいんですか？</text:p>
            <text:p>弓美：あ、そうか</text:p>
            <text:p>　覚えてないん[だっけ?]</text:p>
            <text:p>部長：ん？何の話だ？</text:p>
            <text:p>真一：いいんですよ、部長[は?]</text:p>
          </table:table-cell>
          <table:table-cell office:value-type="string" calcext:value-type="string">
            <text:p>Um...So then...what should I do?</text:p>
            <text:p/>
            <text:p>#w(5.374)</text:p>
            <text:p>Oh, right...You don't remember.</text:p>
            <text:p/>
            <text:p>#w(8.038)</text:p>
            <text:p>Hm? What's this about?</text:p>
            <text:p/>
            <text:p>#w(9.415)</text:p>
            <text:p>Don't worry about it, Prez.</text:p>
          </table:table-cell>
          <table:table-cell/>
          <table:table-cell table:formula="of:=IF([.E1415]=&quot;&quot;; &quot;untranscribed&quot;; IF([.F14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1A.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541A.DAT-ss0-0</text:p>
          </table:table-cell>
          <table:table-cell office:value-type="string" calcext:value-type="string">
            <text:p>#P("soundLen", "7.41206")</text:p>
          </table:table-cell>
          <table:table-cell office:value-type="string" calcext:value-type="string">
            <text:p>ナレーター</text:p>
          </table:table-cell>
          <table:table-cell office:value-type="string" calcext:value-type="string">
            <text:p>どんなわけかはよく分からないが、そんなわけで、弓美達の穴塞ぎな毎日が始まったのである</text:p>
          </table:table-cell>
          <table:table-cell office:value-type="string" calcext:value-type="string">
            <text:p>I'm not sure exactly what kind of {thus} this is, but...</text:p>
            <text:p/>
            <text:p>#w(2.420)</text:p>
            <text:p>Thus began Yumimi and her friends' everyday life of hole-plugging.</text:p>
          </table:table-cell>
          <table:table-cell/>
          <table:table-cell table:formula="of:=IF([.E1417]=&quot;&quot;; &quot;untranscribed&quot;; IF([.F1417]=&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541A.DAT-ss0-1</text:p>
          </table:table-cell>
          <table:table-cell office:value-type="string" calcext:value-type="string">
            <text:p>#P("soundLen", "3.43492")</text:p>
          </table:table-cell>
          <table:table-cell/>
          <table:table-cell office:value-type="string" calcext:value-type="string">
            <text:p>真一：えっと、どこだっけ…</text:p>
            <text:p>桜子：体育館、体育館！</text:p>
          </table:table-cell>
          <table:table-cell office:value-type="string" calcext:value-type="string">
            <text:p>Uh, where was it, now...?</text:p>
            <text:p/>
            <text:p>#w(2.325)</text:p>
            <text:p>The gym, the gym!</text:p>
          </table:table-cell>
          <table:table-cell/>
          <table:table-cell table:formula="of:=IF([.E1418]=&quot;&quot;; &quot;untranscribed&quot;; IF([.F141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1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41B.DAT-ss0-0</text:p>
          </table:table-cell>
          <table:table-cell office:value-type="string" calcext:value-type="string">
            <text:p>#P("soundLen", "3.99386")</text:p>
            <text:p><text:span text:style-name="T1">#P("noAutoOff", "1")</text:span></text:p>
          </table:table-cell>
          <table:table-cell table:style-name="ce1" office:value-type="string" calcext:value-type="string">
            <text:p>弓美</text:p>
          </table:table-cell>
          <table:table-cell office:value-type="string" calcext:value-type="string">
            <text:p>あら、そうだっけ</text:p>
            <text:p>そういえば、そう言ってたよな</text:p>
          </table:table-cell>
          <table:table-cell office:value-type="string" calcext:value-type="string">
            <text:p>Oh, that's right, isn't it?\n</text:p>
            <text:p>Come to think of it, she did say that.</text:p>
          </table:table-cell>
          <table:table-cell/>
          <table:table-cell table:formula="of:=IF([.E1420]=&quot;&quot;; &quot;untranscribed&quot;; IF([.F142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541B.DAT-ss0-1</text:p>
          </table:table-cell>
          <table:table-cell office:value-type="string" calcext:value-type="string">
            <text:p>#P("soundLen", "4.22397")</text:p>
          </table:table-cell>
          <table:table-cell/>
          <table:table-cell office:value-type="string" calcext:value-type="string">
            <text:p>真一：何でだろう？</text:p>
            <text:p>桜子：だから、私が知るわけないってのよ！</text:p>
          </table:table-cell>
          <table:table-cell office:value-type="string" calcext:value-type="string">
            <text:p>Why WOULD that be?</text:p>
            <text:p/>
            <text:p>#w(1.392)</text:p>
            <text:p>Like I said, how would I know!?</text:p>
          </table:table-cell>
          <table:table-cell office:value-type="string" calcext:value-type="string">
            <text:p>CHECK</text:p>
          </table:table-cell>
          <table:table-cell table:formula="of:=IF([.E1421]=&quot;&quot;; &quot;untranscribed&quot;; IF([.F142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2.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42.DAT-ss0-0</text:p>
          </table:table-cell>
          <table:table-cell office:value-type="string" calcext:value-type="string">
            <text:p>#P("soundLen", "2.42398")</text:p>
          </table:table-cell>
          <table:table-cell table:style-name="ce1" office:value-type="string" calcext:value-type="string">
            <text:p>弓美</text:p>
          </table:table-cell>
          <table:table-cell office:value-type="string" calcext:value-type="string">
            <text:p>うわ！何よ、これ！</text:p>
          </table:table-cell>
          <table:table-cell office:value-type="string" calcext:value-type="string">
            <text:p>#off()</text:p>
            <text:p>#w(0.965)</text:p>
            <text:p>What are THESE!?</text:p>
            <text:p>#woff(2.500)</text:p>
          </table:table-cell>
          <table:table-cell/>
          <table:table-cell table:formula="of:=IF([.E1423]=&quot;&quot;; &quot;untranscribed&quot;; IF([.F1423]=&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43.DAT-ss0-0</text:p>
          </table:table-cell>
          <table:table-cell table:formula="of:=T([.C1225])" office:value-type="string" office:string-value="#P(&quot;soundLen&quot;, &quot;8.83936&quot;)" calcext:value-type="string">
            <text:p>#P("soundLen", "8.83936")</text:p>
          </table:table-cell>
          <table:table-cell table:number-columns-repeated="1021"/>
        </table:table-row>
        <table:table-row table:style-name="ro2">
          <table:table-cell office:value-type="string" calcext:value-type="string">
            <text:p>string</text:p>
          </table:table-cell>
          <table:table-cell office:value-type="string" calcext:value-type="string">
            <text:p>C543.DAT-ss0-1</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2">
          <table:table-cell office:value-type="string" calcext:value-type="string">
            <text:p>string</text:p>
          </table:table-cell>
          <table:table-cell office:value-type="string" calcext:value-type="string">
            <text:p>C543.DAT-ss0-2</text:p>
          </table:table-cell>
          <table:table-cell table:formula="of:=T([.C1222])" office:value-type="string" office:string-value="#P(&quot;soundLen&quot;, &quot;0.288224&quot;)" calcext:value-type="string">
            <text:p>#P("soundLen", "0.288224")</text:p>
          </table:table-cell>
          <table:table-cell table:number-columns-repeated="1021"/>
        </table:table-row>
        <table:table-row table:style-name="ro1">
          <table:table-cell table:number-columns-repeated="4"/>
          <table:table-cell office:value-type="string" calcext:value-type="string">
            <text:p>//==================================</text:p>
            <text:p>// File: C544.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544.DAT-ss0-0</text:p>
          </table:table-cell>
          <table:table-cell office:value-type="string" calcext:value-type="string">
            <text:p>#P("soundLen", "2.85706")</text:p>
          </table:table-cell>
          <table:table-cell/>
          <table:table-cell office:value-type="string" calcext:value-type="string">
            <text:p>早く穴を塞いで、普通の女の子に[復帰?]する！</text:p>
          </table:table-cell>
          <table:table-cell office:value-type="string" calcext:value-type="string">
            <text:p>I have to seal the holes fast and get back to being a normal girl!</text:p>
          </table:table-cell>
          <table:table-cell office:value-type="string" calcext:value-type="string">
            <text:p>CHECK</text:p>
          </table:table-cell>
          <table:table-cell table:formula="of:=IF([.E1429]=&quot;&quot;; &quot;untranscribed&quot;; IF([.F142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5.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45.DAT-ss0-0</text:p>
          </table:table-cell>
          <table:table-cell office:value-type="string" calcext:value-type="string">
            <text:p>#P("soundLen", "1.83199")</text:p>
          </table:table-cell>
          <table:table-cell/>
          <table:table-cell office:value-type="string" calcext:value-type="string">
            <text:p>弓美：あああああ！</text:p>
            <text:p>真一：何だこりゃ！？</text:p>
          </table:table-cell>
          <table:table-cell office:value-type="string" calcext:value-type="string">
            <text:p>#off()</text:p>
            <text:p>#w(0.935)</text:p>
            <text:p>The heck is this!?</text:p>
            <text:p><text:span text:style-name="T1">#woff(1.900)</text:span></text:p>
          </table:table-cell>
          <table:table-cell/>
          <table:table-cell table:formula="of:=IF([.E1431]=&quot;&quot;; &quot;untranscribed&quot;; IF([.F14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46.DAT-ss0-0</text:p>
          </table:table-cell>
          <table:table-cell office:value-type="string" calcext:value-type="string">
            <text:p>#P("soundLen", "1.19356")</text:p>
          </table:table-cell>
          <table:table-cell table:number-columns-repeated="1021"/>
        </table:table-row>
        <table:table-row table:style-name="ro1">
          <table:table-cell table:number-columns-repeated="4"/>
          <table:table-cell office:value-type="string" calcext:value-type="string">
            <text:p>//==================================</text:p>
            <text:p>// File: C547.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547.DAT-ss0-0</text:p>
          </table:table-cell>
          <table:table-cell office:value-type="string" calcext:value-type="string">
            <text:p>#P("soundLen", "5.65968")</text:p>
          </table:table-cell>
          <table:table-cell table:style-name="ce1" office:value-type="string" calcext:value-type="string">
            <text:p>真一</text:p>
          </table:table-cell>
          <table:table-cell office:value-type="string" calcext:value-type="string">
            <text:p>これ以上の特ダネはそうそうないと思うんだが…！</text:p>
            <text:p>いかんせん、写真がうまく写せない…！</text:p>
          </table:table-cell>
          <table:table-cell office:value-type="string" calcext:value-type="string">
            <text:p>I doubt there's a bigger scoop than this out there, but...!</text:p>
            <text:p/>
            <text:p>#w(2.764)</text:p>
            <text:p>Sadly, I can't take a decent shot!</text:p>
            <text:p><text:span text:style-name="T1">#woff(5.451)</text:span></text:p>
          </table:table-cell>
          <table:table-cell/>
          <table:table-cell table:formula="of:=IF([.E1435]=&quot;&quot;; &quot;untranscribed&quot;; IF([.F14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48.DAT-ss0-0</text:p>
          </table:table-cell>
          <table:table-cell table:formula="of:=T([.C4])" office:value-type="string" office:string-value="#P(&quot;soundLen&quot;, &quot;0.203637&quot;)" calcext:value-type="string">
            <text:p>#P("soundLen", "0.203637")</text:p>
          </table:table-cell>
          <table:table-cell table:number-columns-repeated="1021"/>
        </table:table-row>
        <table:table-row table:style-name="ro1">
          <table:table-cell office:value-type="string" calcext:value-type="string">
            <text:p>string</text:p>
          </table:table-cell>
          <table:table-cell office:value-type="string" calcext:value-type="string">
            <text:p>C548.DAT-ss0-1</text:p>
          </table:table-cell>
          <table:table-cell office:value-type="string" calcext:value-type="string">
            <text:p>#P("soundLen", "1.88107")</text:p>
          </table:table-cell>
          <table:table-cell table:style-name="ce1" office:value-type="string" calcext:value-type="string">
            <text:p>真一</text:p>
          </table:table-cell>
          <table:table-cell office:value-type="string" calcext:value-type="string">
            <text:p>ぐぬ…えっと…</text:p>
          </table:table-cell>
          <table:table-cell office:value-type="string" calcext:value-type="string">
            <text:p>#off()</text:p>
            <text:p>#w(1.090)</text:p>
            <text:p>Uhh...</text:p>
          </table:table-cell>
          <table:table-cell/>
          <table:table-cell table:formula="of:=IF([.E1438]=&quot;&quot;; &quot;untranscribed&quot;; IF([.F143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4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49.DAT-ss0-0</text:p>
          </table:table-cell>
          <table:table-cell table:formula="of:=T([.C1433])" office:value-type="string" office:string-value="#P(&quot;soundLen&quot;, &quot;1.19356&quot;)" calcext:value-type="string">
            <text:p>#P("soundLen", "1.19356")</text:p>
          </table:table-cell>
          <table:table-cell table:number-columns-repeated="1021"/>
        </table:table-row>
        <table:table-row table:style-name="ro1">
          <table:table-cell table:number-columns-repeated="4"/>
          <table:table-cell office:value-type="string" calcext:value-type="string">
            <text:p>//==================================</text:p>
            <text:p>// File: C550.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50.DAT-ss0-0</text:p>
          </table:table-cell>
          <table:table-cell office:value-type="string" calcext:value-type="string">
            <text:p>#P("soundLen", "3.87303")</text:p>
          </table:table-cell>
          <table:table-cell/>
          <table:table-cell office:value-type="string" calcext:value-type="string">
            <text:p>ったく！考えてみたら、何で私が付き合わなきゃならない？</text:p>
          </table:table-cell>
          <table:table-cell office:value-type="string" calcext:value-type="string">
            <text:p>Geez! When you think about it, do I really need to tag along!?</text:p>
          </table:table-cell>
          <table:table-cell/>
          <table:table-cell table:formula="of:=IF([.E1442]=&quot;&quot;; &quot;untranscribed&quot;; IF([.F1442]=&quot;&quot;; &quot;UNTRANSLATED&quot;; &quot;&quot;))">
            <text:p/>
          </table:table-cell>
          <table:table-cell table:number-columns-repeated="1016"/>
        </table:table-row>
        <table:table-row table:style-name="ro1">
          <table:table-cell table:number-columns-repeated="4"/>
          <table:table-cell office:value-type="string" calcext:value-type="string">
            <text:p>//==================================</text:p>
            <text:p>// File: C55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51.DAT-ss0-0</text:p>
          </table:table-cell>
          <table:table-cell office:value-type="string" calcext:value-type="string">
            <text:p>#P("soundLen", "3.3018")</text:p>
          </table:table-cell>
          <table:table-cell table:number-columns-repeated="1021"/>
        </table:table-row>
        <table:table-row table:style-name="ro7">
          <table:table-cell office:value-type="string" calcext:value-type="string">
            <text:p>string</text:p>
          </table:table-cell>
          <table:table-cell office:value-type="string" calcext:value-type="string">
            <text:p>C551.DAT-ss0-1</text:p>
          </table:table-cell>
          <table:table-cell office:value-type="string" calcext:value-type="string">
            <text:p>#P("soundLen", "2.31986")</text:p>
          </table:table-cell>
          <table:table-cell office:value-type="string" calcext:value-type="string">
            <text:p>みんな</text:p>
          </table:table-cell>
          <table:table-cell office:value-type="string" calcext:value-type="string">
            <text:p>あああああああ！</text:p>
          </table:table-cell>
          <table:table-cell table:number-columns-repeated="2"/>
          <table:table-cell table:formula="of:=IF([.E1445]=&quot;&quot;; &quot;untranscribed&quot;; IF([.F144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5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52.DAT-ss0-0</text:p>
          </table:table-cell>
          <table:table-cell table:formula="of:=T([.C1433])" office:value-type="string" office:string-value="#P(&quot;soundLen&quot;, &quot;1.19356&quot;)" calcext:value-type="string">
            <text:p>#P("soundLen", "1.19356")</text:p>
          </table:table-cell>
          <table:table-cell table:number-columns-repeated="1021"/>
        </table:table-row>
        <table:table-row table:style-name="ro7">
          <table:table-cell office:value-type="string" calcext:value-type="string">
            <text:p>string</text:p>
          </table:table-cell>
          <table:table-cell office:value-type="string" calcext:value-type="string">
            <text:p>C552.DAT-ss0-1</text:p>
          </table:table-cell>
          <table:table-cell office:value-type="string" calcext:value-type="string">
            <text:p>#P("soundLen", "2.61294")</text:p>
          </table:table-cell>
          <table:table-cell office:value-type="string" calcext:value-type="string">
            <text:p>弓美</text:p>
          </table:table-cell>
          <table:table-cell office:value-type="string" calcext:value-type="string">
            <text:p>ゴホ、ゴホ…</text:p>
          </table:table-cell>
          <table:table-cell table:number-columns-repeated="2"/>
          <table:table-cell table:formula="of:=IF([.E1448]=&quot;&quot;; &quot;untranscribed&quot;; IF([.F144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53.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53.DAT-ss0-0</text:p>
          </table:table-cell>
          <table:table-cell office:value-type="string" calcext:value-type="string">
            <text:p>#P("soundLen", "2.56613")</text:p>
          </table:table-cell>
          <table:table-cell/>
          <table:table-cell office:value-type="string" calcext:value-type="string">
            <text:p>りえ：次の穴は…</text:p>
            <text:p>弓美：ひー！</text:p>
          </table:table-cell>
          <table:table-cell office:value-type="string" calcext:value-type="string">
            <text:p>The next hole is...</text:p>
            <text:p>#woff(1.769)</text:p>
          </table:table-cell>
          <table:table-cell/>
          <table:table-cell table:formula="of:=IF([.E1450]=&quot;&quot;; &quot;untranscribed&quot;; IF([.F145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5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54.DAT-ss0-0</text:p>
          </table:table-cell>
          <table:table-cell office:value-type="string" calcext:value-type="string">
            <text:p>#P("soundLen", "9.53959")</text:p>
          </table:table-cell>
          <table:table-cell office:value-type="string" calcext:value-type="string">
            <text:p>みんな</text:p>
          </table:table-cell>
          <table:table-cell office:value-type="string" calcext:value-type="string">
            <text:p>あああああああ！</text:p>
          </table:table-cell>
          <table:table-cell table:number-columns-repeated="2"/>
          <table:table-cell table:formula="of:=IF([.E1452]=&quot;&quot;; &quot;untranscribed&quot;; IF([.F1452]=&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554.DAT-ss0-1</text:p>
          </table:table-cell>
          <table:table-cell office:value-type="string" calcext:value-type="string">
            <text:p>#P("soundLen", "1.70084")</text:p>
          </table:table-cell>
          <table:table-cell office:value-type="string" calcext:value-type="string">
            <text:p>？？？</text:p>
          </table:table-cell>
          <table:table-cell office:value-type="string" calcext:value-type="string">
            <text:p>はははははは！</text:p>
          </table:table-cell>
          <table:table-cell table:number-columns-repeated="2"/>
          <table:table-cell table:formula="of:=IF([.E1453]=&quot;&quot;; &quot;untranscribed&quot;; IF([.F1453]=&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554.DAT-ss0-2</text:p>
          </table:table-cell>
          <table:table-cell table:formula="of:=T([.C1452])" office:value-type="string" office:string-value="#P(&quot;soundLen&quot;, &quot;9.53959&quot;)" calcext:value-type="string">
            <text:p>#P("soundLen", "9.53959")</text:p>
          </table:table-cell>
          <table:table-cell table:style-name="ce3" table:formula="of:=T([.D1452])" office:value-type="string" office:string-value="みんな" calcext:value-type="string">
            <text:p>みんな</text:p>
          </table:table-cell>
          <table:table-cell table:formula="of:=T([.E1452])" office:value-type="string" office:string-value="あああああああ！" calcext:value-type="string">
            <text:p>あああああああ！</text:p>
          </table:table-cell>
          <table:table-cell table:formula="of:=T([.F1452])">
            <text:p/>
          </table:table-cell>
          <table:table-cell/>
          <table:table-cell table:formula="of:=IF([.E1454]=&quot;&quot;; &quot;untranscribed&quot;; IF([.F145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55.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555.DAT-ss0-0</text:p>
          </table:table-cell>
          <table:table-cell table:formula="of:=T([.C1433])" office:value-type="string" office:string-value="#P(&quot;soundLen&quot;, &quot;1.19356&quot;)" calcext:value-type="string">
            <text:p>#P("soundLen", "1.19356")</text:p>
          </table:table-cell>
          <table:table-cell/>
          <table:table-cell table:style-name="Default"/>
          <table:table-cell table:number-columns-repeated="1019"/>
        </table:table-row>
        <table:table-row table:style-name="ro1">
          <table:table-cell table:number-columns-repeated="4"/>
          <table:table-cell office:value-type="string" calcext:value-type="string">
            <text:p>//==================================</text:p>
            <text:p>// File: C556.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556.DAT-ss0-0</text:p>
          </table:table-cell>
          <table:table-cell office:value-type="string" calcext:value-type="string">
            <text:p>#P("soundLen", "5.25241")</text:p>
          </table:table-cell>
          <table:table-cell office:value-type="string" calcext:value-type="string">
            <text:p>弓美</text:p>
          </table:table-cell>
          <table:table-cell office:value-type="string" calcext:value-type="string">
            <text:p>あ、ああ！あたし、泳げない！</text:p>
            <text:p>ゴホゴホ</text:p>
          </table:table-cell>
          <table:table-cell office:value-type="string" calcext:value-type="string">
            <text:p>#off()</text:p>
            <text:p>#w(0.647)</text:p>
            <text:p>I can't swim!</text:p>
            <text:p>//#woff(2.521)</text:p>
            <text:p><text:span text:style-name="T1">#woff(2.192)</text:span></text:p>
          </table:table-cell>
          <table:table-cell/>
          <table:table-cell table:formula="of:=IF([.E1458]=&quot;&quot;; &quot;untranscribed&quot;; IF([.F145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57.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557.DAT-ss0-0</text:p>
          </table:table-cell>
          <table:table-cell office:value-type="string" calcext:value-type="string">
            <text:p>#P("soundLen", "10.1884")</text:p>
          </table:table-cell>
          <table:table-cell/>
          <table:table-cell office:value-type="string" calcext:value-type="string">
            <text:p>弓美：ゴホ、ゴホ</text:p>
            <text:p>　死ぬかと思った</text:p>
            <text:p>桜子：変身中は泳げるっていうのも変よね</text:p>
            <text:p>　運動神経は同じでしょのに</text:p>
          </table:table-cell>
          <table:table-cell office:value-type="string" calcext:value-type="string">
            <text:p>#off()</text:p>
            <text:p>#w(3.153)</text:p>
            <text:p>I thought I was gonna die...</text:p>
            <text:p/>
            <text:p>#w(4.858)</text:p>
            <text:p>It's weird that you can swim while you're transformed.</text:p>
            <text:p/>
            <text:p>#w(8.215)</text:p>
            <text:p>Don't you have the same physical abilities and all?</text:p>
          </table:table-cell>
          <table:table-cell office:value-type="string" calcext:value-type="string">
            <text:p>CHECK</text:p>
          </table:table-cell>
          <table:table-cell table:formula="of:=IF([.E1460]=&quot;&quot;; &quot;untranscribed&quot;; IF([.F1460]=&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557.DAT-ss0-1</text:p>
          </table:table-cell>
          <table:table-cell office:value-type="string" calcext:value-type="string">
            <text:p>#P("soundLen", "10.1187")</text:p>
          </table:table-cell>
          <table:table-cell/>
          <table:table-cell office:value-type="string" calcext:value-type="string">
            <text:p>真一：運動神経の同じで、１０メートルもジャンプ出来るわけないだろ</text:p>
            <text:p>桜子：[そう、こんなところ??]が理解出来ない</text:p>
            <text:p>　非常識だわ</text:p>
            <text:p>真一：ユニコーンって、泳げるのかな？</text:p>
          </table:table-cell>
          <table:table-cell office:value-type="string" calcext:value-type="string">
            <text:p>With the same physical abilities, there's no way she'd be able to jump ten meters.</text:p>
            <text:p/>
            <text:p>#w(4.229)</text:p>
            <text:p>Yeah, I can't make any sense of this.\n</text:p>
            <text:p>It's illogical.</text:p>
            <text:p/>
            <text:p>#w(8.329)</text:p>
            <text:p>Can unicorns swim?</text:p>
          </table:table-cell>
          <table:table-cell office:value-type="string" calcext:value-type="string">
            <text:p>CHECK</text:p>
          </table:table-cell>
          <table:table-cell table:formula="of:=IF([.E1461]=&quot;&quot;; &quot;untranscribed&quot;; IF([.F14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58.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558.DAT-ss0-0</text:p>
          </table:table-cell>
          <table:table-cell office:value-type="string" calcext:value-type="string">
            <text:p>#P("soundLen", "9.86596")</text:p>
            <text:p><text:span text:style-name="T1">#P("noAutoOff", "1")</text:span></text:p>
          </table:table-cell>
          <table:table-cell/>
          <table:table-cell office:value-type="string" calcext:value-type="string">
            <text:p>弓美：ね、ね</text:p>
            <text:p>　[ずいぶん?]穴を塞いだような気がするけど、まだ残ってんの？</text:p>
            <text:p>桜子：さぁ、あたしが知るわけないでしょ</text:p>
            <text:p>真一：そうなんだ</text:p>
            <text:p>　ちょっと不思議なんだよな</text:p>
          </table:table-cell>
          <table:table-cell office:value-type="string" calcext:value-type="string">
            <text:p>Hey, hey...I feel like we've closed a bunch of holes, but...there are still more left?</text:p>
            <text:p/>
            <text:p>#w(4.258)</text:p>
            <text:p>Well, how would I know about that?</text:p>
            <text:p/>
            <text:p>#w(6.865)</text:p>
            <text:p>You're right. It's a bit strange, huh?</text:p>
          </table:table-cell>
          <table:table-cell office:value-type="string" calcext:value-type="string">
            <text:p>CHECK</text:p>
          </table:table-cell>
          <table:table-cell table:formula="of:=IF([.E1463]=&quot;&quot;; &quot;untranscribed&quot;; IF([.F1463]=&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558.DAT-ss0-1</text:p>
          </table:table-cell>
          <table:table-cell office:value-type="string" calcext:value-type="string">
            <text:p>#P("soundLen", "5.6619")</text:p>
          </table:table-cell>
          <table:table-cell table:style-name="ce1" office:value-type="string" calcext:value-type="string">
            <text:p>真一</text:p>
          </table:table-cell>
          <table:table-cell office:value-type="string" calcext:value-type="string">
            <text:p>[穴が開く?]のは、何百年かに一度だって言ってただろ？</text:p>
            <text:p>何だってこうボコボコ穴が開いているんだ？</text:p>
          </table:table-cell>
          <table:table-cell office:value-type="string" calcext:value-type="string">
            <text:p>Didn't she say that a hole opening was a once-in-centuries thing?</text:p>
            <text:p/>
            <text:p>#w(3.583)</text:p>
            <text:p>Why are we getting more holes than a piece of Swiss cheese?</text:p>
          </table:table-cell>
          <table:table-cell/>
          <table:table-cell table:formula="of:=IF([.E1464]=&quot;&quot;; &quot;untranscribed&quot;; IF([.F1464]=&quot;&quot;; &quot;UNTRANSLATED&quot;; &quot;&quot;))">
            <text:p/>
          </table:table-cell>
          <table:table-cell table:number-columns-repeated="1016"/>
        </table:table-row>
        <table:table-row table:style-name="ro1">
          <table:table-cell table:number-columns-repeated="4"/>
          <table:table-cell office:value-type="string" calcext:value-type="string">
            <text:p>//==================================</text:p>
            <text:p>// File: C559A.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559A.DAT-ss0-0</text:p>
          </table:table-cell>
          <table:table-cell office:value-type="string" calcext:value-type="string">
            <text:p>#P("soundLen", "10.7704")</text:p>
          </table:table-cell>
          <table:table-cell/>
          <table:table-cell office:value-type="string" calcext:value-type="string">
            <text:p>りえ：ごろごろ</text:p>
            <text:p>桜子：最近、慣れてきたんじゃない？</text:p>
            <text:p>弓美：うぅ…</text:p>
            <text:p>真一：で、穴のことなんだけど…</text:p>
            <text:p>弓美：そうなの、穴のことなんだけど…</text:p>
          </table:table-cell>
          <table:table-cell office:value-type="string" calcext:value-type="string">
            <text:p>#off()</text:p>
            <text:p>#w(2.313)</text:p>
            <text:p>You've started getting used to this lately, huh?</text:p>
            <text:p>#woff(4.614)</text:p>
            <text:p/>
            <text:p>#w(6.236)</text:p>
            <text:p>So, about the holes...</text:p>
            <text:p/>
            <text:p>#w(8.537)</text:p>
            <text:p>Right, the holes...</text:p>
          </table:table-cell>
          <table:table-cell/>
          <table:table-cell table:formula="of:=IF([.E1466]=&quot;&quot;; &quot;untranscribed&quot;; IF([.F1466]=&quot;&quot;; &quot;UNTRANSLATED&quot;; &quot;&quot;))">
            <text:p/>
          </table:table-cell>
          <table:table-cell table:number-columns-repeated="1016"/>
        </table:table-row>
        <table:table-row table:style-name="ro1">
          <table:table-cell table:number-columns-repeated="4"/>
          <table:table-cell office:value-type="string" calcext:value-type="string">
            <text:p>//==================================</text:p>
            <text:p>// File: C559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559B.DAT-ss0-0</text:p>
          </table:table-cell>
          <table:table-cell office:value-type="string" calcext:value-type="string">
            <text:p>#P("soundLen", "3.17446")</text:p>
          </table:table-cell>
          <table:table-cell/>
          <table:table-cell office:value-type="string" calcext:value-type="string">
            <text:p>桜子：何わけのわかない妄想してんのよ</text:p>
            <text:p>弓美：[あじゃ?]</text:p>
          </table:table-cell>
          <table:table-cell office:value-type="string" calcext:value-type="string">
            <text:p>What lunatic fantasy are you having?</text:p>
            <text:p>#woff(2.880)</text:p>
          </table:table-cell>
          <table:table-cell/>
          <table:table-cell table:formula="of:=IF([.E1468]=&quot;&quot;; &quot;untranscribed&quot;; IF([.F14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0.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560.DAT-ss0-0</text:p>
          </table:table-cell>
          <table:table-cell office:value-type="string" calcext:value-type="string">
            <text:p>#P("soundLen", "7.36931")</text:p>
          </table:table-cell>
          <table:table-cell/>
          <table:table-cell office:value-type="string" calcext:value-type="string">
            <text:p>りえ：誰かが穴を開けてるのね</text:p>
            <text:p>弓美：誰かって…誰？</text:p>
            <text:p>りえ：[穴開けネズミ?]かしら？</text:p>
            <text:p>弓美：[穴開けネズミ?]!?</text:p>
          </table:table-cell>
          <table:table-cell office:value-type="string" calcext:value-type="string">
            <text:p>Someone is opening holes.</text:p>
            <text:p/>
            <text:p>#w(2.529)</text:p>
            <text:p>{Someone}...Who?</text:p>
            <text:p/>
            <text:p>#w(4.429)</text:p>
            <text:p>Perhaps it's the Holemaker Mice?</text:p>
            <text:p/>
            <text:p>#w(6.097)</text:p>
            <text:p>Holemaker Mice!?</text:p>
          </table:table-cell>
          <table:table-cell office:value-type="string" calcext:value-type="string">
            <text:p>CHECK</text:p>
          </table:table-cell>
          <table:table-cell table:formula="of:=IF([.E1470]=&quot;&quot;; &quot;untranscribed&quot;; IF([.F14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560.DAT-ss0-1</text:p>
          </table:table-cell>
          <table:table-cell office:value-type="string" calcext:value-type="string">
            <text:p>#P("soundLen", "0.35856")</text:p>
          </table:table-cell>
          <table:table-cell table:number-columns-repeated="1021"/>
        </table:table-row>
        <table:table-row table:style-name="ro5">
          <table:table-cell office:value-type="string" calcext:value-type="string">
            <text:p>string</text:p>
          </table:table-cell>
          <table:table-cell office:value-type="string" calcext:value-type="string">
            <text:p>C560.DAT-ss0-2</text:p>
          </table:table-cell>
          <table:table-cell office:value-type="string" calcext:value-type="string">
            <text:p>#P("soundLen", "4.3765")</text:p>
            <text:p><text:span text:style-name="T1">#P("noAutoOff", "1")</text:span></text:p>
          </table:table-cell>
          <table:table-cell table:style-name="ce1" office:value-type="string" calcext:value-type="string">
            <text:p>りえ</text:p>
          </table:table-cell>
          <table:table-cell office:value-type="string" calcext:value-type="string">
            <text:p>放っておくと、どんどんどんどんどん、どん！</text:p>
            <text:p>穴を開けてしまうの</text:p>
          </table:table-cell>
          <table:table-cell office:value-type="string" calcext:value-type="string">
            <text:p>Leave them to their own devices, and they'll open holes rat-a-tat-tat, just like that!</text:p>
          </table:table-cell>
          <table:table-cell/>
          <table:table-cell table:formula="of:=IF([.E1472]=&quot;&quot;; &quot;untranscribed&quot;; IF([.F147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60.DAT-ss0-3</text:p>
          </table:table-cell>
          <table:table-cell office:value-type="string" calcext:value-type="string">
            <text:p>#P("soundLen", "6.14301")</text:p>
          </table:table-cell>
          <table:table-cell table:style-name="ce1" office:value-type="string" calcext:value-type="string">
            <text:p>りえ</text:p>
          </table:table-cell>
          <table:table-cell office:value-type="string" calcext:value-type="string">
            <text:p>自分の世界にいる時は大人しくしているんだけど、表に出ると、どんどん穴を開け始めるのよ</text:p>
          </table:table-cell>
          <table:table-cell office:value-type="string" calcext:value-type="string">
            <text:p>They're quite docile in their own world, but if they get out,</text:p>
            <text:p/>
            <text:p>#w(4.248)</text:p>
            <text:p>they'll start making hole after hole.</text:p>
          </table:table-cell>
          <table:table-cell/>
          <table:table-cell table:formula="of:=IF([.E1473]=&quot;&quot;; &quot;untranscribed&quot;; IF([.F1473]=&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560.DAT-ss0-4</text:p>
          </table:table-cell>
          <table:table-cell office:value-type="string" calcext:value-type="string">
            <text:p>#P("soundLen", "9.43092")</text:p>
          </table:table-cell>
          <table:table-cell table:style-name="ce1" office:value-type="string" calcext:value-type="string">
            <text:p>真一</text:p>
          </table:table-cell>
          <table:table-cell office:value-type="string" calcext:value-type="string">
            <text:p>それじゃ、たまたま何百年かに一度穴が、そいつらの世界に開いたせいで、その穴開けネズミというのは出てきちゃって、穴を開け[ちゃ??]ってるってわけなのか？</text:p>
          </table:table-cell>
          <table:table-cell office:value-type="string" calcext:value-type="string">
            <text:p>So what you're saying is that because this one-in-centuries hole happened to open in their world,</text:p>
            <text:p/>
            <text:p>#w(5.073)</text:p>
            <text:p>these {Holemaker Mice} came out and are making holes?</text:p>
          </table:table-cell>
          <table:table-cell office:value-type="string" calcext:value-type="string">
            <text:p>CHECK, last part doesn't sound like ちゃ but it's the only thing i can come up with that would make sense</text:p>
          </table:table-cell>
          <table:table-cell table:formula="of:=IF([.E1474]=&quot;&quot;; &quot;untranscribed&quot;; IF([.F147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60.DAT-start</text:p>
          </table:table-cell>
          <table:table-cell/>
          <table:table-cell table:style-name="ce1"/>
          <table:table-cell office:value-type="string" calcext:value-type="string">
            <text:p>がじがじ</text:p>
          </table:table-cell>
          <table:table-cell office:value-type="string" calcext:value-type="string">
            <text:p>#sync(sound, 1, 0.166)</text:p>
            <text:p>//#w(10.916)</text:p>
            <text:p><text:span text:style-name="T1">#w(10.600)</text:span></text:p>
            <text:p>(GNAW GNAW GNAW)</text:p>
            <text:p>#woff(14.916)</text:p>
          </table:table-cell>
          <table:table-cell/>
          <table:table-cell table:formula="of:=IF([.E1475]=&quot;&quot;; &quot;untranscribed&quot;; IF([.F147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2.DAT</text:p>
            <text:p>//==================================</text:p>
          </table:table-cell>
          <table:table-cell table:number-columns-repeated="1019"/>
        </table:table-row>
        <table:table-row table:style-name="ro27">
          <table:table-cell office:value-type="string" calcext:value-type="string">
            <text:p>string</text:p>
          </table:table-cell>
          <table:table-cell office:value-type="string" calcext:value-type="string">
            <text:p>C562.DAT-ss0-0</text:p>
          </table:table-cell>
          <table:table-cell office:value-type="string" calcext:value-type="string">
            <text:p>#P("soundLen", "6.45678")</text:p>
          </table:table-cell>
          <table:table-cell office:value-type="string" calcext:value-type="string">
            <text:p>りえ</text:p>
          </table:table-cell>
          <table:table-cell office:value-type="string" calcext:value-type="string">
            <text:p>うん、そうなの</text:p>
            <text:p>穴が開いたの</text:p>
            <text:p>きっと、あたし達が落ちてきた穴はその穴なんだわ</text:p>
          </table:table-cell>
          <table:table-cell office:value-type="string" calcext:value-type="string">
            <text:p>Yes, that's right. A hole opened.</text:p>
            <text:p/>
            <text:p>#w(3.068)</text:p>
            <text:p>That hole is definitely the one that we fell through.</text:p>
          </table:table-cell>
          <table:table-cell office:value-type="string" calcext:value-type="string">
            <text:p>CHECK</text:p>
            <text:p>NOTE: the game puts surprisingly little emphasis on this point, but it becomes relevant during the ending scenario: as previously explained, once a hole is closed, anything that came through it is apparently returned to where it came from. since the unicorns came through this hole, closing it will return both them and the mice to their worlds.</text:p>
          </table:table-cell>
          <table:table-cell table:formula="of:=IF([.E1477]=&quot;&quot;; &quot;untranscribed&quot;; IF([.F147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62.DAT-ss0-1</text:p>
          </table:table-cell>
          <table:table-cell office:value-type="string" calcext:value-type="string">
            <text:p>#P("soundLen", "6.36741")</text:p>
            <text:p><text:span text:style-name="T1">#P("noAutoOff", "1")</text:span></text:p>
          </table:table-cell>
          <table:table-cell/>
          <table:table-cell office:value-type="string" calcext:value-type="string">
            <text:p>桜子：んじゃ、その[連中?]の穴を塞がないと、次から次に穴を開いてくわけじゃないのよ！</text:p>
            <text:p>弓美：そうなるわよね</text:p>
          </table:table-cell>
          <table:table-cell office:value-type="string" calcext:value-type="string">
            <text:p>So if we don't seal their hole up, they're going to keep opening holes one after another!?</text:p>
            <text:p/>
            <text:p>#w(5.492)</text:p>
            <text:p>Will that really happen?</text:p>
          </table:table-cell>
          <table:table-cell/>
          <table:table-cell table:formula="of:=IF([.E1478]=&quot;&quot;; &quot;untranscribed&quot;; IF([.F1478]=&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562.DAT-ss0-2</text:p>
          </table:table-cell>
          <table:table-cell office:value-type="string" calcext:value-type="string">
            <text:p>#P("soundLen", "3.26169")</text:p>
          </table:table-cell>
          <table:table-cell/>
          <table:table-cell office:value-type="string" calcext:value-type="string">
            <text:p>りえ：うん！</text:p>
            <text:p>弓美：と…いうと…</text:p>
          </table:table-cell>
          <table:table-cell office:value-type="string" calcext:value-type="string">
            <text:p>Yes!</text:p>
            <text:p>#woff(1.200)</text:p>
            <text:p/>
            <text:p>#w(1.991)</text:p>
            <text:p>So...that means...</text:p>
          </table:table-cell>
          <table:table-cell/>
          <table:table-cell table:formula="of:=IF([.E1479]=&quot;&quot;; &quot;untranscribed&quot;; IF([.F147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3.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563.DAT-ss0-0</text:p>
          </table:table-cell>
          <table:table-cell office:value-type="string" calcext:value-type="string">
            <text:p>#P("soundLen", "8.13041")</text:p>
          </table:table-cell>
          <table:table-cell/>
          <table:table-cell office:value-type="string" calcext:value-type="string">
            <text:p>？？？：お前なぁ</text:p>
            <text:p>　そうゆう趣味は結婚する前に[なんとかしておけよ?]</text:p>
            <text:p>弓美：いいえ、別に趣味というわけでは…</text:p>
          </table:table-cell>
          <table:table-cell office:value-type="string" calcext:value-type="string">
            <text:p>Oh, you...</text:p>
            <text:p/>
            <text:p>#w(1.164)</text:p>
            <text:p>Do something about interests like that before you're married.</text:p>
            <text:p/>
            <text:p>#w(5.178)</text:p>
            <text:p>No, no, it's not like it's an {interest}...</text:p>
          </table:table-cell>
          <table:table-cell office:value-type="string" calcext:value-type="string">
            <text:p>CHECK</text:p>
          </table:table-cell>
          <table:table-cell table:formula="of:=IF([.E1481]=&quot;&quot;; &quot;untranscribed&quot;; IF([.F1481]=&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563.DAT-start</text:p>
          </table:table-cell>
          <table:table-cell table:number-columns-repeated="2"/>
          <table:table-cell office:value-type="string" calcext:value-type="string">
            <text:p>だんな</text:p>
          </table:table-cell>
          <table:table-cell office:value-type="string" calcext:value-type="string">
            <text:p>HUSBAND</text:p>
            <text:p>#woff(4.000)</text:p>
          </table:table-cell>
          <table:table-cell/>
          <table:table-cell table:formula="of:=IF([.E1482]=&quot;&quot;; &quot;untranscribed&quot;; IF([.F14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4.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564.DAT-ss0-0</text:p>
          </table:table-cell>
          <table:table-cell office:value-type="string" calcext:value-type="string">
            <text:p>#P("soundLen", "10.8997")</text:p>
          </table:table-cell>
          <table:table-cell/>
          <table:table-cell office:value-type="string" calcext:value-type="string">
            <text:p>？？？：うひゃ！まだ続けてたんですかね？</text:p>
            <text:p>弓美：ええ〜、最近穴を塞ぐのも追いつかなくてね〜</text:p>
            <text:p>子供：おばあちゃん、また角は出てる</text:p>
          </table:table-cell>
          <table:table-cell office:value-type="string" calcext:value-type="string">
            <text:p>#off()</text:p>
            <text:p>#w(0.883)</text:p>
            <text:p>You're still up to your old tricks, huh?</text:p>
            <text:p/>
            <text:p>#w(3.350)</text:p>
            <text:p>Ohh, lately, I just can't seem to keep up with stopping these holes...</text:p>
            <text:p/>
            <text:p>#w(8.743)</text:p>
            <text:p>The old lady's grown a horn again.</text:p>
          </table:table-cell>
          <table:table-cell office:value-type="string" calcext:value-type="string">
            <text:p>CHECK</text:p>
            <text:p>NOTE: i'm assuming the kid here isn't actually her fantasy grandchild, otherwise it's "grandma" in the last line</text:p>
          </table:table-cell>
          <table:table-cell table:formula="of:=IF([.E1485]=&quot;&quot;; &quot;untranscribed&quot;; IF([.F1484]=&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564.DAT-ss0-1</text:p>
          </table:table-cell>
          <table:table-cell office:value-type="string" calcext:value-type="string">
            <text:p>#P("soundLen", "5.71368")</text:p>
          </table:table-cell>
          <table:table-cell table:style-name="ce1" office:value-type="string" calcext:value-type="string">
            <text:p>弓美</text:p>
          </table:table-cell>
          <table:table-cell office:value-type="string" calcext:value-type="string">
            <text:p>ああああああ！</text:p>
            <text:p>このまま一生穴を塞ぎ[が人生だなんて?]、いやよ〜！</text:p>
          </table:table-cell>
          <table:table-cell office:value-type="string" calcext:value-type="string">
            <text:p>#off()</text:p>
            <text:p>#w(1.285)</text:p>
            <text:p>If this keeps up, the rest of my life is going to be filling in holes!</text:p>
            <text:p/>
            <text:p>#w(4.158)</text:p>
            <text:p>NOOOOOO!</text:p>
          </table:table-cell>
          <table:table-cell office:value-type="string" calcext:value-type="string">
            <text:p>NOTE: more literally "i can't stand something like this keeping up and the rest of my life being filling in holes"</text:p>
          </table:table-cell>
          <table:table-cell table:formula="of:=IF([.E1485]=&quot;&quot;; &quot;untranscribed&quot;; IF([.F148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5.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65.DAT-ss0-0</text:p>
          </table:table-cell>
          <table:table-cell office:value-type="string" calcext:value-type="string">
            <text:p>#P("soundLen", "3.71976")</text:p>
          </table:table-cell>
          <table:table-cell office:value-type="string" calcext:value-type="string">
            <text:p>真一</text:p>
          </table:table-cell>
          <table:table-cell office:value-type="string" calcext:value-type="string">
            <text:p>とにかく、[次だ、次?]！</text:p>
            <text:p>[どれかが?]その穴開けネズミの穴なんだ！</text:p>
          </table:table-cell>
          <table:table-cell office:value-type="string" calcext:value-type="string">
            <text:p>Anyway, keep going, keep going!</text:p>
            <text:p/>
            <text:p>#w(1.618)</text:p>
            <text:p>One of these holes is those Holemaker Mice's!</text:p>
          </table:table-cell>
          <table:table-cell office:value-type="string" calcext:value-type="string">
            <text:p>CHECK</text:p>
          </table:table-cell>
          <table:table-cell table:formula="of:=IF([.E1487]=&quot;&quot;; &quot;untranscribed&quot;; IF([.F148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565.DAT-ss0-1</text:p>
          </table:table-cell>
          <table:table-cell office:value-type="string" calcext:value-type="string">
            <text:p>#P("soundLen", "1.27772")</text:p>
          </table:table-cell>
          <table:table-cell table:style-name="ce1" office:value-type="string" calcext:value-type="string">
            <text:p>弓美</text:p>
          </table:table-cell>
          <table:table-cell office:value-type="string" calcext:value-type="string">
            <text:p>あ！松崎くん！</text:p>
          </table:table-cell>
          <table:table-cell office:value-type="string" calcext:value-type="string">
            <text:p>Oh, Matsuzaki+-kun++!</text:p>
          </table:table-cell>
          <table:table-cell/>
          <table:table-cell table:formula="of:=IF([.E1488]=&quot;&quot;; &quot;untranscribed&quot;; IF([.F148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6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66A.DAT-ss0-0</text:p>
          </table:table-cell>
          <table:table-cell office:value-type="string" calcext:value-type="string">
            <text:p>#P("soundLen", "1.10351")</text:p>
          </table:table-cell>
          <table:table-cell table:style-name="ce1" office:value-type="string" calcext:value-type="string">
            <text:p>弓美</text:p>
          </table:table-cell>
          <table:table-cell office:value-type="string" calcext:value-type="string">
            <text:p>パスケースを落としたよ！</text:p>
          </table:table-cell>
          <table:table-cell office:value-type="string" calcext:value-type="string">
            <text:p>You dropped your ticket case!</text:p>
          </table:table-cell>
          <table:table-cell/>
          <table:table-cell table:formula="of:=IF([.E1490]=&quot;&quot;; &quot;untranscribed&quot;; IF([.F1490]=&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6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66B.DAT-ss0-0</text:p>
          </table:table-cell>
          <table:table-cell office:value-type="string" calcext:value-type="string">
            <text:p>#P("soundLen", "1.03397")</text:p>
          </table:table-cell>
          <table:table-cell office:value-type="string" calcext:value-type="string">
            <text:p>真一</text:p>
          </table:table-cell>
          <table:table-cell office:value-type="string" calcext:value-type="string">
            <text:p>あ、すまない</text:p>
          </table:table-cell>
          <table:table-cell office:value-type="string" calcext:value-type="string">
            <text:p>Oh, sorry.</text:p>
          </table:table-cell>
          <table:table-cell/>
          <table:table-cell table:formula="of:=IF([.E1492]=&quot;&quot;; &quot;untranscribed&quot;; IF([.F1492]=&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7.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67.DAT-ss0-0</text:p>
          </table:table-cell>
          <table:table-cell office:value-type="string" calcext:value-type="string">
            <text:p>#P("soundLen", "0.322317")</text:p>
          </table:table-cell>
          <table:table-cell table:style-name="ce1" office:value-type="string" calcext:value-type="string">
            <text:p>弓美</text:p>
          </table:table-cell>
          <table:table-cell office:value-type="string" calcext:value-type="string">
            <text:p>あ</text:p>
          </table:table-cell>
          <table:table-cell table:number-columns-repeated="2"/>
          <table:table-cell table:formula="of:=IF([.E1494]=&quot;&quot;; &quot;untranscribed&quot;; IF([.F149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568.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568.DAT-ss0-0</text:p>
          </table:table-cell>
          <table:table-cell office:value-type="string" calcext:value-type="string">
            <text:p>#P("soundLen", "2.20161")</text:p>
          </table:table-cell>
          <table:table-cell/>
          <table:table-cell office:value-type="string" calcext:value-type="string">
            <text:p>真一：見たか？</text:p>
            <text:p>弓美：見た</text:p>
          </table:table-cell>
          <table:table-cell office:value-type="string" calcext:value-type="string">
            <text:p>Did you see?</text:p>
            <text:p>#woff(1.000)</text:p>
            <text:p/>
            <text:p>#w(1.907)</text:p>
            <text:p>I saw.</text:p>
          </table:table-cell>
          <table:table-cell/>
          <table:table-cell table:formula="of:=IF([.E1496]=&quot;&quot;; &quot;untranscribed&quot;; IF([.F1496]=&quot;&quot;; &quot;UNTRANSLATED&quot;; &quot;&quot;))">
            <text:p/>
          </table:table-cell>
          <table:table-cell table:number-columns-repeated="1016"/>
        </table:table-row>
        <table:table-row table:style-name="ro1">
          <table:table-cell table:number-columns-repeated="4"/>
          <table:table-cell office:value-type="string" calcext:value-type="string">
            <text:p>//==================================</text:p>
            <text:p>// File: C569.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569.DAT-ss0-0</text:p>
          </table:table-cell>
          <table:table-cell office:value-type="string" calcext:value-type="string">
            <text:p>#P("soundLen", "2.7076")</text:p>
          </table:table-cell>
          <table:table-cell table:style-name="ce1" office:value-type="string" calcext:value-type="string">
            <text:p>みんな</text:p>
          </table:table-cell>
          <table:table-cell office:value-type="string" calcext:value-type="string">
            <text:p>あああああああ！</text:p>
          </table:table-cell>
          <table:table-cell table:number-columns-repeated="2"/>
          <table:table-cell table:formula="of:=IF([.E1498]=&quot;&quot;; &quot;untranscribed&quot;; IF([.F1498]=&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569.DAT-ss0-1</text:p>
          </table:table-cell>
          <table:table-cell office:value-type="string" calcext:value-type="string">
            <text:p>#P("soundLen", "1.28448")</text:p>
          </table:table-cell>
          <table:table-cell table:number-columns-repeated="1021"/>
        </table:table-row>
        <table:table-row table:style-name="ro1">
          <table:table-cell table:number-columns-repeated="4"/>
          <table:table-cell office:value-type="string" calcext:value-type="string">
            <text:p>//==================================</text:p>
            <text:p>// File: C570A.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570A.DAT-ss0-0</text:p>
          </table:table-cell>
          <table:table-cell office:value-type="string" calcext:value-type="string">
            <text:p>#P("soundLen", "10.3764")</text:p>
          </table:table-cell>
          <table:table-cell/>
          <table:table-cell office:value-type="string" calcext:value-type="string">
            <text:p>弓美：いや！沈黙が耐えられない！</text:p>
            <text:p>桜子：なんとか言いなさいよ！弓美！</text:p>
            <text:p>弓美：なんとかって…何を？</text:p>
            <text:p>桜子：何をじゃないでしょ！[ほら?]、[???]</text:p>
          </table:table-cell>
          <table:table-cell office:value-type="string" calcext:value-type="string">
            <text:p>Noooo! I can't bear the silence!</text:p>
            <text:p/>
            <text:p>#w(3.495)</text:p>
            <text:p>Say something, Yumimi!</text:p>
            <text:p/>
            <text:p>#w(6.750)</text:p>
            <text:p>Something? Like what?</text:p>
            <text:p/>
            <text:p>#w(8.683)</text:p>
            <text:p>Don't ask me {what}! Just go ON!</text:p>
          </table:table-cell>
          <table:table-cell office:value-type="string" calcext:value-type="string">
            <text:p>FIXME</text:p>
          </table:table-cell>
          <table:table-cell table:formula="of:=IF([.E1501]=&quot;&quot;; &quot;untranscribed&quot;; IF([.F150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70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70B.DAT-ss0-0</text:p>
          </table:table-cell>
          <table:table-cell office:value-type="string" calcext:value-type="string">
            <text:p>#P("soundLen", "4.98354")</text:p>
          </table:table-cell>
          <table:table-cell/>
          <table:table-cell office:value-type="string" calcext:value-type="string">
            <text:p>桜子：んもう…一言いえば、[済む?]ことでしょ！</text:p>
            <text:p>弓美：な…[何って?]！？</text:p>
          </table:table-cell>
          <table:table-cell office:value-type="string" calcext:value-type="string">
            <text:p>Ugh...Look, if you just say it, it'll be fine!</text:p>
            <text:p/>
            <text:p>#w(3.545)</text:p>
            <text:p>{S-Say}...what!?</text:p>
          </table:table-cell>
          <table:table-cell office:value-type="string" calcext:value-type="string">
            <text:p>CHECK, the idea is "you'll feel better if you just say it", right?</text:p>
          </table:table-cell>
          <table:table-cell table:formula="of:=IF([.E1503]=&quot;&quot;; &quot;untranscribed&quot;; IF([.F1503]=&quot;&quot;; &quot;UNTRANSLATED&quot;; &quot;&quot;))">
            <text:p/>
          </table:table-cell>
          <table:table-cell table:number-columns-repeated="1016"/>
        </table:table-row>
        <table:table-row table:style-name="ro1">
          <table:table-cell table:number-columns-repeated="4"/>
          <table:table-cell office:value-type="string" calcext:value-type="string">
            <text:p>//==================================</text:p>
            <text:p>// File: C570C.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70C.DAT-ss0-0</text:p>
          </table:table-cell>
          <table:table-cell office:value-type="string" calcext:value-type="string">
            <text:p>#P("soundLen", "1.04779")</text:p>
          </table:table-cell>
          <table:table-cell table:style-name="ce1" office:value-type="string" calcext:value-type="string">
            <text:p>桜子</text:p>
          </table:table-cell>
          <table:table-cell office:value-type="string" calcext:value-type="string">
            <text:p>[頭隠さずわ??]</text:p>
          </table:table-cell>
          <table:table-cell office:value-type="string" calcext:value-type="string">
            <text:p>I'm not facing up to this.</text:p>
          </table:table-cell>
          <table:table-cell office:value-type="string" calcext:value-type="string">
            <text:p>FIXME</text:p>
            <text:p>NOTE: i honestly can't tell if this is supposed to be another weird pun or not</text:p>
          </table:table-cell>
          <table:table-cell table:formula="of:=IF([.E1505]=&quot;&quot;; &quot;untranscribed&quot;; IF([.F150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70D.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570D.DAT-ss0-0</text:p>
          </table:table-cell>
          <table:table-cell office:value-type="string" calcext:value-type="string">
            <text:p>#P("soundLen", "8.3214")</text:p>
          </table:table-cell>
          <table:table-cell/>
          <table:table-cell office:value-type="string" calcext:value-type="string">
            <text:p>弓美：あはははははは！</text:p>
            <text:p>　松崎く〜ん！助けて〜！</text:p>
            <text:p>　あはは！</text:p>
            <text:p>真一：あ〜ん…</text:p>
            <text:p>弓美：ずるーい！</text:p>
          </table:table-cell>
          <table:table-cell office:value-type="string" calcext:value-type="string">
            <text:p>#off()</text:p>
            <text:p>#w(1.174)</text:p>
            <text:p>M-Matsuzaki+-kun++! Help!</text:p>
            <text:p>#woff(4.196)</text:p>
            <text:p/>
            <text:p>#w(7.034)</text:p>
            <text:p>No fair!</text:p>
          </table:table-cell>
          <table:table-cell/>
          <table:table-cell table:formula="of:=IF([.E1507]=&quot;&quot;; &quot;untranscribed&quot;; IF([.F1507]=&quot;&quot;; &quot;UNTRANSLATED&quot;; &quot;&quot;))">
            <text:p/>
          </table:table-cell>
          <table:table-cell table:number-columns-repeated="1016"/>
        </table:table-row>
        <table:table-row table:style-name="ro1">
          <table:table-cell table:number-columns-repeated="4"/>
          <table:table-cell office:value-type="string" calcext:value-type="string">
            <text:p>//==================================</text:p>
            <text:p>// File: C571.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571.DAT-ss0-0</text:p>
          </table:table-cell>
          <table:table-cell table:formula="of:=T([.C1474])" office:value-type="string" office:string-value="#P(&quot;soundLen&quot;, &quot;9.43092&quot;)" calcext:value-type="string">
            <text:p>#P("soundLen", "9.43092")</text:p>
          </table:table-cell>
          <table:table-cell table:style-name="ce3" table:formula="of:=T([.D1474])" office:value-type="string" office:string-value="真一" calcext:value-type="string">
            <text:p>真一</text:p>
          </table:table-cell>
          <table:table-cell table:formula="of:=T([.E1474])" office:value-type="string" office:string-value="それじゃ、たまたま何百年かに一度穴が、そいつらの世界に開いたせいで、その穴開けネズミというのは出てきちゃって、穴を開け[ちゃ??]ってるってわけなのか？" calcext:value-type="string">
            <text:p>それじゃ、たまたま何百年かに一度穴が、そいつらの世界に開いたせいで、その穴開けネズミというのは出てきちゃって、穴を開け[ちゃ??]ってるってわけなのか？</text:p>
          </table:table-cell>
          <table:table-cell table:formula="of:=T([.F1474])" office:value-type="string" office:string-value="So what you're saying is that because this one-in-centuries hole happened to open in their world,&#10;&#10;#w(5.073)&#10;these {Holemaker Mice} came out and are making holes?" calcext:value-type="string">
            <text:p>So what you're saying is that because this one-in-centuries hole happened to open in their world,</text:p>
            <text:p/>
            <text:p>#w(5.073)</text:p>
            <text:p>these {Holemaker Mice} came out and are making holes?</text:p>
          </table:table-cell>
          <table:table-cell/>
          <table:table-cell table:formula="of:=IF([.E1509]=&quot;&quot;; &quot;untranscribed&quot;; IF([.F1509]=&quot;&quot;; &quot;UNTRANSLATED&quot;; &quot;&quot;))">
            <text:p/>
          </table:table-cell>
          <table:table-cell table:number-columns-repeated="1016"/>
        </table:table-row>
        <table:table-row table:style-name="ro1">
          <table:table-cell table:number-columns-repeated="4"/>
          <table:table-cell office:value-type="string" calcext:value-type="string">
            <text:p>//==================================</text:p>
            <text:p>// File: C572.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572.DAT-ss0-0</text:p>
          </table:table-cell>
          <table:table-cell office:value-type="string" calcext:value-type="string">
            <text:p>#P("soundLen", "7.93556")</text:p>
          </table:table-cell>
          <table:table-cell table:style-name="ce1" office:value-type="string" calcext:value-type="string">
            <text:p>桜子</text:p>
          </table:table-cell>
          <table:table-cell office:value-type="string" calcext:value-type="string">
            <text:p>だから…</text:p>
            <text:p>あ…あ…あ、あい…</text:p>
            <text:p>ああああああ、がっ！</text:p>
          </table:table-cell>
          <table:table-cell office:value-type="string" calcext:value-type="string">
            <text:p>Like I said...</text:p>
            <text:p/>
            <text:p>#w(1.480)</text:p>
            <text:p>{I-I-I...I...I...}</text:p>
            <text:p/>
            <text:p>#w(4.380)</text:p>
            <text:p>{I...lo...}</text:p>
            <text:p>#woff(6.140)</text:p>
          </table:table-cell>
          <table:table-cell/>
          <table:table-cell table:formula="of:=IF([.E1511]=&quot;&quot;; &quot;untranscribed&quot;; IF([.F1511]=&quot;&quot;; &quot;UNTRANSLATED&quot;; &quot;&quot;))">
            <text:p/>
          </table:table-cell>
          <table:table-cell table:number-columns-repeated="1016"/>
        </table:table-row>
        <table:table-row table:style-name="ro1">
          <table:table-cell table:number-columns-repeated="4"/>
          <table:table-cell office:value-type="string" calcext:value-type="string">
            <text:p>//==================================</text:p>
            <text:p>// File: C573.DAT</text:p>
            <text:p>//==================================</text:p>
          </table:table-cell>
          <table:table-cell table:number-columns-repeated="1019"/>
        </table:table-row>
        <table:table-row table:style-name="ro35">
          <table:table-cell office:value-type="string" calcext:value-type="string">
            <text:p>string</text:p>
          </table:table-cell>
          <table:table-cell office:value-type="string" calcext:value-type="string">
            <text:p>C573.DAT-ss0-0</text:p>
          </table:table-cell>
          <table:table-cell office:value-type="string" calcext:value-type="string">
            <text:p>#P("soundLen", "10.2388")</text:p>
            <text:p><text:span text:style-name="T1">#P("noAutoOff", "1")</text:span></text:p>
          </table:table-cell>
          <table:table-cell/>
          <table:table-cell office:value-type="string" calcext:value-type="string">
            <text:p>りえ：この人は「ブルるルルル」</text:p>
            <text:p>　あたしは「ブルルブル」</text:p>
            <text:p>弓美：ぶるるに…ぶるぶる？</text:p>
            <text:p>りえ：ブルるルルルに、ブルルブル</text:p>
          </table:table-cell>
          <table:table-cell office:value-type="string" calcext:value-type="string">
            <text:p>This is {Brroorrroo.}</text:p>
            <text:p/>
            <text:p>#w(2.533)</text:p>
            <text:p>I am {Brooroobroo.}</text:p>
            <text:p>#woff(4.550)</text:p>
            <text:p/>
            <text:p>#w(5.507)</text:p>
            <text:p>{Bururu}...and {Buruburu}?</text:p>
            <text:p/>
            <text:p>#w(8.040)</text:p>
            <text:p>{Brroorrroo} and {Brooroobroo.}</text:p>
          </table:table-cell>
          <table:table-cell office:value-type="string" calcext:value-type="string">
            <text:p>CHECK</text:p>
            <text:p>NOTE: okay, this is going to get very stupid...</text:p>
            <text:p>ブルるルルル = the unicorn possessing yumimi</text:p>
            <text:p>ブルルブル = the bicorn possessing rie</text:p>
            <text:p>(these spellings are not given in the game or manual, but do appear in the "yumimi quiz" minigame from the fm-towns version)</text:p>
          </table:table-cell>
          <table:table-cell table:formula="of:=IF([.E1513]=&quot;&quot;; &quot;untranscribed&quot;; IF([.F151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573.DAT-ss0-1</text:p>
          </table:table-cell>
          <table:table-cell office:value-type="string" calcext:value-type="string">
            <text:p>#P("soundLen", "5.39536")</text:p>
          </table:table-cell>
          <table:table-cell/>
          <table:table-cell office:value-type="string" calcext:value-type="string">
            <text:p>弓美：ブルるルルルに、ブルルブル？</text:p>
            <text:p>桜子：ぶ、ぶる〜ぶぶぶに、ブルっ</text:p>
          </table:table-cell>
          <table:table-cell table:style-name="ce2" office:value-type="string" calcext:value-type="string">
            <text:p>{Bu-ru-ru-ru-ru} and {Bu-ru-ru-bu-ru}?</text:p>
            <text:p/>
            <text:p>#w(2.791)</text:p>
            <text:p>{Boo-Brrrrrrrrrooroorooroo} and...{Brrrpbt}?</text:p>
          </table:table-cell>
          <table:table-cell/>
          <table:table-cell table:formula="of:=IF([.E1514]=&quot;&quot;; &quot;untranscribed&quot;; IF([.F1514]=&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573.DAT-ss0-2</text:p>
          </table:table-cell>
          <table:table-cell office:value-type="string" calcext:value-type="string">
            <text:p>#P("soundLen", "10.1874")</text:p>
          </table:table-cell>
          <table:table-cell/>
          <table:table-cell office:value-type="string" calcext:value-type="string">
            <text:p>りえ：ブルル！ブルルルル[でいい?]！</text:p>
            <text:p>　ブル〜！</text:p>
            <text:p>　こちらの言葉[に?]すると、私のお馬さんと、愛しの子鹿ちゃんになります</text:p>
          </table:table-cell>
          <table:table-cell table:style-name="ce2" office:value-type="string" calcext:value-type="string">
            <text:p>{Brroorrroo}!\n</text:p>
            <text:p>{Brroorrroo} and {Brooroobroo}!</text:p>
            <text:p>#woff(2.788)</text:p>
            <text:p/>
            <text:p>#w(3.925)</text:p>
            <text:p>In this language, it means {my lovely horse} and {beloved fawn.}</text:p>
          </table:table-cell>
          <table:table-cell office:value-type="string" calcext:value-type="string">
            <text:p>NOTE: ブルるルルル (yumimi) = わたしのお馬さん</text:p>
            <text:p>ブルルブル (rie) = 愛しの仔鹿ちゃん</text:p>
          </table:table-cell>
          <table:table-cell table:formula="of:=IF([.E1515]=&quot;&quot;; &quot;untranscribed&quot;; IF([.F15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574.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574.DAT-ss0-0</text:p>
          </table:table-cell>
          <table:table-cell office:value-type="string" calcext:value-type="string">
            <text:p>#P("soundLen", "5.95362")</text:p>
            <text:p><text:span text:style-name="T1">#P("noAutoOff", "1")</text:span></text:p>
          </table:table-cell>
          <table:table-cell/>
          <table:table-cell office:value-type="string" calcext:value-type="string">
            <text:p>りえ：この人は一角獣で、私はニ角獣です</text:p>
            <text:p>弓美：ニ角獣？</text:p>
          </table:table-cell>
          <table:table-cell office:value-type="string" calcext:value-type="string">
            <text:p>This being is a unicorn, and I am a bicorn.</text:p>
            <text:p/>
            <text:p>#w(4.761)</text:p>
            <text:p>Bicorn?</text:p>
          </table:table-cell>
          <table:table-cell/>
          <table:table-cell table:formula="of:=IF([.E1517]=&quot;&quot;; &quot;untranscribed&quot;; IF([.F1517]=&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574.DAT-ss0-1</text:p>
          </table:table-cell>
          <table:table-cell office:value-type="string" calcext:value-type="string">
            <text:p>#P("soundLen", "6.98814")</text:p>
          </table:table-cell>
          <table:table-cell table:style-name="ce1" office:value-type="string" calcext:value-type="string">
            <text:p>りえ</text:p>
          </table:table-cell>
          <table:table-cell office:value-type="string" calcext:value-type="string">
            <text:p>私は穴を探し出すのが役目で、この人は穴を縫い合わせるの[が?]仕事でした</text:p>
          </table:table-cell>
          <table:table-cell office:value-type="string" calcext:value-type="string">
            <text:p>My duty was to uncover the holes, and your task was to stitch them up.</text:p>
          </table:table-cell>
          <table:table-cell office:value-type="string" calcext:value-type="string">
            <text:p>CHECK</text:p>
          </table:table-cell>
          <table:table-cell table:formula="of:=IF([.E1518]=&quot;&quot;; &quot;untranscribed&quot;; IF([.F1518]=&quot;&quot;; &quot;UNTRANSLATED&quot;; &quot;&quot;))">
            <text:p/>
          </table:table-cell>
          <table:table-cell table:number-columns-repeated="1016"/>
        </table:table-row>
        <table:table-row table:style-name="ro1">
          <table:table-cell table:number-columns-repeated="4"/>
          <table:table-cell office:value-type="string" calcext:value-type="string">
            <text:p>//==================================</text:p>
            <text:p>// File: C583.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583.DAT-ss0-0</text:p>
          </table:table-cell>
          <table:table-cell office:value-type="string" calcext:value-type="string">
            <text:p>#P("soundLen", "9.26765")</text:p>
          </table:table-cell>
          <table:table-cell office:value-type="string" calcext:value-type="string">
            <text:p>？？？</text:p>
          </table:table-cell>
          <table:table-cell office:value-type="string" calcext:value-type="string">
            <text:p>まあ、[奥さん?]？またお出かけ？</text:p>
            <text:p>大変ね、毎日毎日</text:p>
            <text:p>あらまぁ、穴を塞ぎ？</text:p>
            <text:p>不思議な仕事ね</text:p>
          </table:table-cell>
          <table:table-cell office:value-type="string" calcext:value-type="string">
            <text:p>My, my, is his wife out at it again?</text:p>
            <text:p/>
            <text:p>#w(2.634)</text:p>
            <text:p>It must be tough, day after day.</text:p>
            <text:p/>
            <text:p>#w(5.190)</text:p>
            <text:p>Ah, filling in holes...What a strange job.</text:p>
          </table:table-cell>
          <table:table-cell office:value-type="string" calcext:value-type="string">
            <text:p>CHECK</text:p>
          </table:table-cell>
          <table:table-cell table:formula="of:=IF([.E1520]=&quot;&quot;; &quot;untranscribed&quot;; IF([.F1520]=&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1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601A.DAT-ss0-0</text:p>
          </table:table-cell>
          <table:table-cell office:value-type="string" calcext:value-type="string">
            <text:p>#P("soundLen", "1.99748")</text:p>
          </table:table-cell>
          <table:table-cell/>
          <table:table-cell office:value-type="string" calcext:value-type="string">
            <text:p>弓美：ただいま！</text:p>
            <text:p>ママ：おかえり、弓美</text:p>
          </table:table-cell>
          <table:table-cell office:value-type="string" calcext:value-type="string">
            <text:p>//#align(left)</text:p>
            <text:p>― I'm home!\n</text:p>
            <text:p>― Welcome back, Yumimi.</text:p>
          </table:table-cell>
          <table:table-cell/>
          <table:table-cell table:formula="of:=IF([.E1522]=&quot;&quot;; &quot;untranscribed&quot;; IF([.F1522]=&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1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601B.DAT-ss0-0</text:p>
          </table:table-cell>
          <table:table-cell office:value-type="string" calcext:value-type="string">
            <text:p>#P("soundLen", "1.15449")</text:p>
          </table:table-cell>
          <table:table-cell table:number-columns-repeated="1021"/>
        </table:table-row>
        <table:table-row table:style-name="ro7">
          <table:table-cell office:value-type="string" calcext:value-type="string">
            <text:p>string</text:p>
          </table:table-cell>
          <table:table-cell office:value-type="string" calcext:value-type="string">
            <text:p>C601B.DAT-ss0-1</text:p>
          </table:table-cell>
          <table:table-cell office:value-type="string" calcext:value-type="string">
            <text:p>#P("soundLen", "1.71448")</text:p>
          </table:table-cell>
          <table:table-cell table:style-name="ce1" office:value-type="string" calcext:value-type="string">
            <text:p>弓美</text:p>
          </table:table-cell>
          <table:table-cell office:value-type="string" calcext:value-type="string">
            <text:p>あたたたたた…</text:p>
          </table:table-cell>
          <table:table-cell table:number-columns-repeated="2"/>
          <table:table-cell table:formula="of:=IF([.E1525]=&quot;&quot;; &quot;untranscribed&quot;; IF([.F152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602A.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602A.DAT-ss0-0</text:p>
          </table:table-cell>
          <table:table-cell office:value-type="string" calcext:value-type="string">
            <text:p>#P("soundLen", "6.44591")</text:p>
            <text:p><text:span text:style-name="T1">#P("noAutoOff", "1")</text:span></text:p>
          </table:table-cell>
          <table:table-cell/>
          <table:table-cell office:value-type="string" calcext:value-type="string">
            <text:p>弓美：疲れた…</text:p>
            <text:p>ママ：最近、帰りが遅いわね</text:p>
            <text:p>　何やってるの、いったい？</text:p>
            <text:p>弓美：穴の繕い</text:p>
          </table:table-cell>
          <table:table-cell office:value-type="string" calcext:value-type="string">
            <text:p>I'm tired...</text:p>
            <text:p/>
            <text:p>#w(1.608)</text:p>
            <text:p>You're so late getting home these days.\n</text:p>
            <text:p>What in the world are you doing?</text:p>
            <text:p/>
            <text:p>#w(5.340)</text:p>
            <text:p>Patching holes.</text:p>
          </table:table-cell>
          <table:table-cell/>
          <table:table-cell table:formula="of:=IF([.E1527]=&quot;&quot;; &quot;untranscribed&quot;; IF([.F1527]=&quot;&quot;; &quot;UNTRANSLATED&quot;; &quot;&quot;))">
            <text:p/>
          </table:table-cell>
          <table:table-cell table:number-columns-repeated="1016"/>
        </table:table-row>
        <table:table-row table:style-name="ro27">
          <table:table-cell office:value-type="string" calcext:value-type="string">
            <text:p>string</text:p>
          </table:table-cell>
          <table:table-cell office:value-type="string" calcext:value-type="string">
            <text:p>C602A.DAT-ss0-1</text:p>
          </table:table-cell>
          <table:table-cell office:value-type="string" calcext:value-type="string">
            <text:p>#P("soundLen", "4.07273")</text:p>
            <text:p><text:span text:style-name="T1">#P("noAutoOff", "1")</text:span></text:p>
          </table:table-cell>
          <table:table-cell/>
          <table:table-cell office:value-type="string" calcext:value-type="string">
            <text:p>ママ：あら？あなた、園芸部じゃなかったっけ？[???][入部??]だったの？</text:p>
          </table:table-cell>
          <table:table-cell office:value-type="string" calcext:value-type="string">
            <text:p>Oh? Weren't you in the Gardening Club?</text:p>
            <text:p/>
            <text:p>#w(3.117)</text:p>
            <text:p><text:span text:style-name="T1">Did you join the Sewing Club?</text:span></text:p>
            <text:p><text:span text:style-name="T1">//#woff(4.500)</text:span></text:p>
          </table:table-cell>
          <table:table-cell office:value-type="string" calcext:value-type="string">
            <text:p>FIXME, the pronunciation here is strange and the recording clips badly at the end, so i really can't make out the last part at all. i would expect it to be the name of a club, probably something sewing-related based on yumimi's previous statement, but after trying many possibilities i can't find any fitting club names that sound like the audio here. of course, it could easily be something else entirely.</text:p>
          </table:table-cell>
          <table:table-cell table:formula="of:=IF([.E1528]=&quot;&quot;; &quot;untranscribed&quot;; IF([.F1528]=&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602A.DAT-ss0-2</text:p>
          </table:table-cell>
          <table:table-cell office:value-type="string" calcext:value-type="string">
            <text:p>#P("soundLen", "1.75023")</text:p>
          </table:table-cell>
          <table:table-cell table:style-name="ce1" office:value-type="string" calcext:value-type="string">
            <text:p>ママ</text:p>
          </table:table-cell>
          <table:table-cell office:value-type="string" calcext:value-type="string">
            <text:p>ご飯食べる？お風呂？</text:p>
          </table:table-cell>
          <table:table-cell office:value-type="string" calcext:value-type="string">
            <text:p>Are you going to have dinner? Or take a bath?</text:p>
          </table:table-cell>
          <table:table-cell office:value-type="string" calcext:value-type="string">
            <text:p>NOTE: literally just "eat a meal", but yumimi parrots her when responding and we need something that sounds sensible there</text:p>
          </table:table-cell>
          <table:table-cell table:formula="of:=IF([.E1529]=&quot;&quot;; &quot;untranscribed&quot;; IF([.F1529]=&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2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02B.DAT-ss0-0</text:p>
          </table:table-cell>
          <table:table-cell office:value-type="string" calcext:value-type="string">
            <text:p>#P("soundLen", "1.36046")</text:p>
          </table:table-cell>
          <table:table-cell table:style-name="ce1" office:value-type="string" calcext:value-type="string">
            <text:p>弓美</text:p>
          </table:table-cell>
          <table:table-cell office:value-type="string" calcext:value-type="string">
            <text:p>ごは〜ん</text:p>
          </table:table-cell>
          <table:table-cell office:value-type="string" calcext:value-type="string">
            <text:p>Dinner...</text:p>
          </table:table-cell>
          <table:table-cell/>
          <table:table-cell table:formula="of:=IF([.E1531]=&quot;&quot;; &quot;untranscribed&quot;; IF([.F15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2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02C.DAT-ss0-0</text:p>
          </table:table-cell>
          <table:table-cell office:value-type="string" calcext:value-type="string">
            <text:p>#P("soundLen", "1.12488")</text:p>
          </table:table-cell>
          <table:table-cell table:style-name="ce1" office:value-type="string" calcext:value-type="string">
            <text:p>弓美</text:p>
          </table:table-cell>
          <table:table-cell office:value-type="string" calcext:value-type="string">
            <text:p>お風呂〜</text:p>
          </table:table-cell>
          <table:table-cell office:value-type="string" calcext:value-type="string">
            <text:p>Bath...</text:p>
          </table:table-cell>
          <table:table-cell/>
          <table:table-cell table:formula="of:=IF([.E1533]=&quot;&quot;; &quot;untranscribed&quot;; IF([.F1533]=&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2D.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02D.DAT-ss0-0</text:p>
          </table:table-cell>
          <table:table-cell office:value-type="string" calcext:value-type="string">
            <text:p>#P("soundLen", "0.770686")</text:p>
          </table:table-cell>
          <table:table-cell table:style-name="ce1" office:value-type="string" calcext:value-type="string">
            <text:p>弓美</text:p>
          </table:table-cell>
          <table:table-cell office:value-type="string" calcext:value-type="string">
            <text:p>寝る〜</text:p>
          </table:table-cell>
          <table:table-cell office:value-type="string" calcext:value-type="string">
            <text:p>Bed...</text:p>
          </table:table-cell>
          <table:table-cell/>
          <table:table-cell table:formula="of:=IF([.E1535]=&quot;&quot;; &quot;untranscribed&quot;; IF([.F15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3.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03.DAT-ss0-0</text:p>
          </table:table-cell>
          <table:table-cell office:value-type="string" calcext:value-type="string">
            <text:p>#P("soundLen", "0.966276")</text:p>
          </table:table-cell>
          <table:table-cell table:style-name="ce1" office:value-type="string" calcext:value-type="string">
            <text:p>弓美</text:p>
          </table:table-cell>
          <table:table-cell office:value-type="string" calcext:value-type="string">
            <text:p>ああ〜</text:p>
          </table:table-cell>
          <table:table-cell table:number-columns-repeated="2"/>
          <table:table-cell table:formula="of:=IF([.E1537]=&quot;&quot;; &quot;untranscribed&quot;; IF([.F1537]=&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C603.DAT-ss0-1</text:p>
          </table:table-cell>
          <table:table-cell office:value-type="string" calcext:value-type="string">
            <text:p>#P("soundLen", "6.77198")</text:p>
          </table:table-cell>
          <table:table-cell table:style-name="ce1" office:value-type="string" calcext:value-type="string">
            <text:p>弓美</text:p>
          </table:table-cell>
          <table:table-cell office:value-type="string" calcext:value-type="string">
            <text:p>松崎くん…変身中のあたしの写真を…パスケースに入れてたなぁ…</text:p>
          </table:table-cell>
          <table:table-cell office:value-type="string" calcext:value-type="string">
            <text:p>Matsuzaki+-kun++...put a photo of me transformed...in his ticket case...</text:p>
          </table:table-cell>
          <table:table-cell/>
          <table:table-cell table:formula="of:=IF([.E1538]=&quot;&quot;; &quot;untranscribed&quot;; IF([.F1538]=&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603.DAT-ss0-2</text:p>
          </table:table-cell>
          <table:table-cell office:value-type="string" calcext:value-type="string">
            <text:p>#P("soundLen", "3.84618")</text:p>
            <text:p><text:span text:style-name="T1">#P("noAutoOff", "1")</text:span></text:p>
          </table:table-cell>
          <table:table-cell table:style-name="ce1" office:value-type="string" calcext:value-type="string">
            <text:p>弓美</text:p>
          </table:table-cell>
          <table:table-cell office:value-type="string" calcext:value-type="string">
            <text:p>ひょっとしたら…[という理由?]が…あり</text:p>
          </table:table-cell>
          <table:table-cell office:value-type="string" calcext:value-type="string">
            <text:p>Maybe...he has a reason for that...</text:p>
          </table:table-cell>
          <table:table-cell office:value-type="string" calcext:value-type="string">
            <text:p>FIXME</text:p>
          </table:table-cell>
          <table:table-cell table:formula="of:=IF([.E1539]=&quot;&quot;; &quot;untranscribed&quot;; IF([.F153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603.DAT-ss0-3</text:p>
          </table:table-cell>
          <table:table-cell office:value-type="string" calcext:value-type="string">
            <text:p>#P("soundLen", "3.48553")</text:p>
          </table:table-cell>
          <table:table-cell table:style-name="ce1" office:value-type="string" calcext:value-type="string">
            <text:p>弓美</text:p>
          </table:table-cell>
          <table:table-cell office:value-type="string" calcext:value-type="string">
            <text:p>変身中のあたしに気があるのじゃ[ないから…??]か</text:p>
          </table:table-cell>
          <table:table-cell office:value-type="string" calcext:value-type="string">
            <text:p>Is it because he's interested in my transformed self...?</text:p>
          </table:table-cell>
          <table:table-cell office:value-type="string" calcext:value-type="string">
            <text:p>CHECK</text:p>
          </table:table-cell>
          <table:table-cell table:formula="of:=IF([.E1540]=&quot;&quot;; &quot;untranscribed&quot;; IF([.F154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603.DAT-ss0-4</text:p>
          </table:table-cell>
          <table:table-cell office:value-type="string" calcext:value-type="string">
            <text:p>#P("soundLen", "5.06714")</text:p>
          </table:table-cell>
          <table:table-cell table:style-name="ce1" office:value-type="string" calcext:value-type="string">
            <text:p>弓美</text:p>
          </table:table-cell>
          <table:table-cell office:value-type="string" calcext:value-type="string">
            <text:p>変身中の私は私でないところが問題なんだけど</text:p>
          </table:table-cell>
          <table:table-cell office:value-type="string" calcext:value-type="string">
            <text:p>But the problem is that me when I'm transformed isn't me...</text:p>
          </table:table-cell>
          <table:table-cell/>
          <table:table-cell table:formula="of:=IF([.E1541]=&quot;&quot;; &quot;untranscribed&quot;; IF([.F15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603.DAT-ss0-5</text:p>
          </table:table-cell>
          <table:table-cell office:value-type="string" calcext:value-type="string">
            <text:p>#P("soundLen", "0.0334173")</text:p>
          </table:table-cell>
          <table:table-cell table:number-columns-repeated="1021"/>
        </table:table-row>
        <table:table-row table:style-name="ro2">
          <table:table-cell office:value-type="string" calcext:value-type="string">
            <text:p>string</text:p>
          </table:table-cell>
          <table:table-cell office:value-type="string" calcext:value-type="string">
            <text:p>C603.DAT-ss0-6</text:p>
          </table:table-cell>
          <table:table-cell office:value-type="string" calcext:value-type="string">
            <text:p>#P("soundLen", "1.42208")</text:p>
          </table:table-cell>
          <table:table-cell table:number-columns-repeated="1021"/>
        </table:table-row>
        <table:table-row table:style-name="ro7">
          <table:table-cell office:value-type="string" calcext:value-type="string">
            <text:p>string</text:p>
          </table:table-cell>
          <table:table-cell office:value-type="string" calcext:value-type="string">
            <text:p>C603.DAT-ss0-7</text:p>
          </table:table-cell>
          <table:table-cell office:value-type="string" calcext:value-type="string">
            <text:p>#P("soundLen", "0.878187")</text:p>
          </table:table-cell>
          <table:table-cell table:style-name="ce1" office:value-type="string" calcext:value-type="string">
            <text:p>弓美</text:p>
          </table:table-cell>
          <table:table-cell office:value-type="string" calcext:value-type="string">
            <text:p>ぶぁっ！</text:p>
          </table:table-cell>
          <table:table-cell table:number-columns-repeated="2"/>
          <table:table-cell table:formula="of:=IF([.E1544]=&quot;&quot;; &quot;untranscribed&quot;; IF([.F1544]=&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603.DAT-ss0-8</text:p>
          </table:table-cell>
          <table:table-cell office:value-type="string" calcext:value-type="string">
            <text:p>#P("soundLen", "1.7955")</text:p>
          </table:table-cell>
          <table:table-cell table:style-name="ce1" office:value-type="string" calcext:value-type="string">
            <text:p>弓美</text:p>
          </table:table-cell>
          <table:table-cell office:value-type="string" calcext:value-type="string">
            <text:p>ね…寝ちゃった</text:p>
          </table:table-cell>
          <table:table-cell office:value-type="string" calcext:value-type="string">
            <text:p>I...I fell asleep...</text:p>
          </table:table-cell>
          <table:table-cell/>
          <table:table-cell table:formula="of:=IF([.E1545]=&quot;&quot;; &quot;untranscribed&quot;; IF([.F1545]=&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604.DAT-ss0-0</text:p>
          </table:table-cell>
          <table:table-cell table:formula="of:=T([.C419])" office:value-type="string" office:string-value="#P(&quot;soundLen&quot;, &quot;7.12261&quot;)" calcext:value-type="string">
            <text:p>#P("soundLen", "7.12261")</text:p>
          </table:table-cell>
          <table:table-cell table:style-name="ce1"/>
          <table:table-cell table:number-columns-repeated="1020"/>
        </table:table-row>
        <table:table-row table:style-name="ro7">
          <table:table-cell office:value-type="string" calcext:value-type="string">
            <text:p>string</text:p>
          </table:table-cell>
          <table:table-cell office:value-type="string" calcext:value-type="string">
            <text:p>C604.DAT-ss0-1</text:p>
          </table:table-cell>
          <table:table-cell office:value-type="string" calcext:value-type="string">
            <text:p>#P("soundLen", "0.944591")</text:p>
          </table:table-cell>
          <table:table-cell table:style-name="ce1" office:value-type="string" calcext:value-type="string">
            <text:p>弓美</text:p>
          </table:table-cell>
          <table:table-cell office:value-type="string" calcext:value-type="string">
            <text:p>ああ…</text:p>
          </table:table-cell>
          <table:table-cell table:number-columns-repeated="2"/>
          <table:table-cell table:formula="of:=IF([.E1548]=&quot;&quot;; &quot;untranscribed&quot;; IF([.F154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605.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605.DAT-ss0-0</text:p>
          </table:table-cell>
          <table:table-cell office:value-type="string" calcext:value-type="string">
            <text:p>#P("soundLen", "6.5837")</text:p>
          </table:table-cell>
          <table:table-cell table:style-name="ce1" office:value-type="string" calcext:value-type="string">
            <text:p>弓美</text:p>
          </table:table-cell>
          <table:table-cell office:value-type="string" calcext:value-type="string">
            <text:p>あたし、今まで自分は平凡な女の子でないなんてこと、[考えた??]こともなかったわ</text:p>
          </table:table-cell>
          <table:table-cell office:value-type="string" calcext:value-type="string">
            <text:p>Up till now, I could never imagine myself being anything but an average girl...</text:p>
          </table:table-cell>
          <table:table-cell office:value-type="string" calcext:value-type="string">
            <text:p>CHECK</text:p>
          </table:table-cell>
          <table:table-cell table:formula="of:=IF([.E1550]=&quot;&quot;; &quot;untranscribed&quot;; IF([.F1550]=&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605.DAT-ss0-1</text:p>
          </table:table-cell>
          <table:table-cell office:value-type="string" calcext:value-type="string">
            <text:p>#P("soundLen", "6.05664")</text:p>
          </table:table-cell>
          <table:table-cell table:style-name="ce1" office:value-type="string" calcext:value-type="string">
            <text:p>弓美</text:p>
          </table:table-cell>
          <table:table-cell office:value-type="string" calcext:value-type="string">
            <text:p>顔もスタイルも運動神経も成績も、十人並みで[凡庸の?]あたし</text:p>
          </table:table-cell>
          <table:table-cell office:value-type="string" calcext:value-type="string">
            <text:p>My face, my build, my athletic skills, my grades, all ordinary...Mediocre ol' me.</text:p>
          </table:table-cell>
          <table:table-cell/>
          <table:table-cell table:formula="of:=IF([.E1551]=&quot;&quot;; &quot;untranscribed&quot;; IF([.F155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605.DAT-ss0-2</text:p>
          </table:table-cell>
          <table:table-cell office:value-type="string" calcext:value-type="string">
            <text:p>#P("soundLen", "5.78328")</text:p>
          </table:table-cell>
          <table:table-cell table:style-name="ce1" office:value-type="string" calcext:value-type="string">
            <text:p>弓美</text:p>
          </table:table-cell>
          <table:table-cell office:value-type="string" calcext:value-type="string">
            <text:p>性格も優柔不断でおっちょこちょいだし、空想癖はあるし、忘れっぽいし</text:p>
          </table:table-cell>
          <table:table-cell office:value-type="string" calcext:value-type="string">
            <text:p>I'm indecisive and scatterbrained, and I tend to daydream, and I'm forgetful...</text:p>
          </table:table-cell>
          <table:table-cell/>
          <table:table-cell table:formula="of:=IF([.E1552]=&quot;&quot;; &quot;untranscribed&quot;; IF([.F15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605.DAT-ss0-3</text:p>
          </table:table-cell>
          <table:table-cell office:value-type="string" calcext:value-type="string">
            <text:p>#P("soundLen", "5.50144")</text:p>
          </table:table-cell>
          <table:table-cell table:style-name="ce1" office:value-type="string" calcext:value-type="string">
            <text:p>弓美</text:p>
          </table:table-cell>
          <table:table-cell office:value-type="string" calcext:value-type="string">
            <text:p>ベッドからが落ちるし、お風呂では溺れるし、犬には追いかけられるし</text:p>
          </table:table-cell>
          <table:table-cell office:value-type="string" calcext:value-type="string">
            <text:p>And I fall out of bed, and I nearly drown in the bath, and I get chased by dogs...</text:p>
          </table:table-cell>
          <table:table-cell/>
          <table:table-cell table:formula="of:=IF([.E1553]=&quot;&quot;; &quot;untranscribed&quot;; IF([.F155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05.DAT-ss0-4</text:p>
          </table:table-cell>
          <table:table-cell office:value-type="string" calcext:value-type="string">
            <text:p>#P("soundLen", "3.85896")</text:p>
          </table:table-cell>
          <table:table-cell table:style-name="ce1" office:value-type="string" calcext:value-type="string">
            <text:p>弓美</text:p>
          </table:table-cell>
          <table:table-cell office:value-type="string" calcext:value-type="string">
            <text:p>ちょ、ちょっと平凡より[下?]かもしれないけど</text:p>
          </table:table-cell>
          <table:table-cell office:value-type="string" calcext:value-type="string">
            <text:p>M-Maybe I'm a little below {average}...</text:p>
          </table:table-cell>
          <table:table-cell/>
          <table:table-cell table:formula="of:=IF([.E1554]=&quot;&quot;; &quot;untranscribed&quot;; IF([.F15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6.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606.DAT-ss0-0</text:p>
          </table:table-cell>
          <table:table-cell office:value-type="string" calcext:value-type="string">
            <text:p>#P("soundLen", "3.96099")</text:p>
            <text:p><text:span text:style-name="T1">#P("noAutoOff", "1")</text:span></text:p>
          </table:table-cell>
          <table:table-cell table:style-name="ce1" office:value-type="string" calcext:value-type="string">
            <text:p>弓美</text:p>
          </table:table-cell>
          <table:table-cell office:value-type="string" calcext:value-type="string">
            <text:p>たまたま[出てきた??]特技が変身[だもんな?]</text:p>
          </table:table-cell>
          <table:table-cell office:value-type="string" calcext:value-type="string">
            <text:p>And the special ability I bumbled into getting is TRANSFORMING?</text:p>
          </table:table-cell>
          <table:table-cell office:value-type="string" calcext:value-type="string">
            <text:p>FIXME</text:p>
          </table:table-cell>
          <table:table-cell table:formula="of:=IF([.E1556]=&quot;&quot;; &quot;untranscribed&quot;; IF([.F15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606.DAT-ss0-1</text:p>
          </table:table-cell>
          <table:table-cell office:value-type="string" calcext:value-type="string">
            <text:p>#P("soundLen", "4.63315")</text:p>
            <text:p><text:span text:style-name="T1">#P("noAutoOff", "1")</text:span></text:p>
          </table:table-cell>
          <table:table-cell table:style-name="ce1" office:value-type="string" calcext:value-type="string">
            <text:p>弓美</text:p>
          </table:table-cell>
          <table:table-cell office:value-type="string" calcext:value-type="string">
            <text:p>自分で好きに変身出来るわけでもないんだから</text:p>
            <text:p>ちょっと情けないな</text:p>
          </table:table-cell>
          <table:table-cell office:value-type="string" calcext:value-type="string">
            <text:p>I can't even transform when I want to, so it's kind of pathetic...</text:p>
          </table:table-cell>
          <table:table-cell office:value-type="string" calcext:value-type="string">
            <text:p>CHECK</text:p>
          </table:table-cell>
          <table:table-cell table:formula="of:=IF([.E1557]=&quot;&quot;; &quot;untranscribed&quot;; IF([.F1557]=&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606.DAT-ss0-2</text:p>
          </table:table-cell>
          <table:table-cell office:value-type="string" calcext:value-type="string">
            <text:p>#P("soundLen", "4.73088")</text:p>
          </table:table-cell>
          <table:table-cell table:style-name="ce1" office:value-type="string" calcext:value-type="string">
            <text:p>弓美</text:p>
          </table:table-cell>
          <table:table-cell office:value-type="string" calcext:value-type="string">
            <text:p>就職する時履歴書に書けるかしら？</text:p>
            <text:p>なんか[あまり??]っぽいよね</text:p>
          </table:table-cell>
          <table:table-cell office:value-type="string" calcext:value-type="string">
            <text:p>I wonder if I can put it on my resumé when I'm applying for jobs?</text:p>
            <text:p>#woff(2.749)</text:p>
            <text:p/>
            <text:p>#w(3.655)</text:p>
            <text:p>...It's a bit much, huh.</text:p>
          </table:table-cell>
          <table:table-cell office:value-type="string" calcext:value-type="string">
            <text:p>CHECK</text:p>
          </table:table-cell>
          <table:table-cell table:formula="of:=IF([.E1558]=&quot;&quot;; &quot;untranscribed&quot;; IF([.F1558]=&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7.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607.DAT-ss0-0</text:p>
          </table:table-cell>
          <table:table-cell office:value-type="string" calcext:value-type="string">
            <text:p>#P("soundLen", "5.9124")</text:p>
          </table:table-cell>
          <table:table-cell table:style-name="ce1" office:value-type="string" calcext:value-type="string">
            <text:p>弓美</text:p>
          </table:table-cell>
          <table:table-cell office:value-type="string" calcext:value-type="string">
            <text:p>[でもって?]松崎くんは変身したあたしの写真をパスケースに入れてるわけ[だ、これが?]</text:p>
          </table:table-cell>
          <table:table-cell office:value-type="string" calcext:value-type="string">
            <text:p>But...Matsuzaki+-kun++, he put a picture of my transformation in his ticket case...</text:p>
          </table:table-cell>
          <table:table-cell office:value-type="string" calcext:value-type="string">
            <text:p>CHECK</text:p>
          </table:table-cell>
          <table:table-cell table:formula="of:=IF([.E1560]=&quot;&quot;; &quot;untranscribed&quot;; IF([.F1560]=&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607.DAT-ss0-1</text:p>
          </table:table-cell>
          <table:table-cell office:value-type="string" calcext:value-type="string">
            <text:p>#P("soundLen", "2.65139")</text:p>
            <text:p><text:span text:style-name="T1">#P("noAutoOff", "1")</text:span></text:p>
          </table:table-cell>
          <table:table-cell table:style-name="ce1" office:value-type="string" calcext:value-type="string">
            <text:p>弓美</text:p>
          </table:table-cell>
          <table:table-cell office:value-type="string" calcext:value-type="string">
            <text:p>はぁ…なんか情けないなぁ…</text:p>
          </table:table-cell>
          <table:table-cell office:value-type="string" calcext:value-type="string">
            <text:p>#off()</text:p>
            <text:p>#w(0.706)</text:p>
            <text:p>This is pretty pathetic...</text:p>
          </table:table-cell>
          <table:table-cell/>
          <table:table-cell table:formula="of:=IF([.E1561]=&quot;&quot;; &quot;untranscribed&quot;; IF([.F1561]=&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607.DAT-ss0-2</text:p>
          </table:table-cell>
          <table:table-cell office:value-type="string" calcext:value-type="string">
            <text:p>#P("soundLen", "5.97549")</text:p>
          </table:table-cell>
          <table:table-cell table:style-name="ce1" office:value-type="string" calcext:value-type="string">
            <text:p>弓美</text:p>
          </table:table-cell>
          <table:table-cell office:value-type="string" calcext:value-type="string">
            <text:p>ああ、なんか落ち込んでいく…</text:p>
            <text:p>ずーーーーーん</text:p>
          </table:table-cell>
          <table:table-cell office:value-type="string" calcext:value-type="string">
            <text:p>//#off()</text:p>
            <text:p>//#w(1.289)</text:p>
            <text:p>Ah, I'm sinking down into the dumps...</text:p>
            <text:p>//#woff(3.906)</text:p>
            <text:p><text:span text:style-name="T1">//#woff(3.220)</text:span></text:p>
            <text:p><text:span text:style-name="T1">#woff(3.157)</text:span></text:p>
          </table:table-cell>
          <table:table-cell office:value-type="string" calcext:value-type="string">
            <text:p>NOTE: visual gag: yumimi literally walks into a hole as she says this</text:p>
          </table:table-cell>
          <table:table-cell table:formula="of:=IF([.E1562]=&quot;&quot;; &quot;untranscribed&quot;; IF([.F156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07.DAT-ss0-3</text:p>
          </table:table-cell>
          <table:table-cell office:value-type="string" calcext:value-type="string">
            <text:p>#P("soundLen", "0.248172")</text:p>
          </table:table-cell>
          <table:table-cell table:style-name="ce1" office:value-type="string" calcext:value-type="string">
            <text:p>弓美</text:p>
          </table:table-cell>
          <table:table-cell office:value-type="string" calcext:value-type="string">
            <text:p>あら？</text:p>
          </table:table-cell>
          <table:table-cell office:value-type="string" calcext:value-type="string">
            <text:p>//Huh?</text:p>
          </table:table-cell>
          <table:table-cell/>
          <table:table-cell table:formula="of:=IF([.E1563]=&quot;&quot;; &quot;untranscribed&quot;; IF([.F1563]=&quot;&quot;; &quot;UNTRANSLATED&quot;; &quot;&quot;))">
            <text:p/>
          </table:table-cell>
          <table:table-cell table:number-columns-repeated="1016"/>
        </table:table-row>
        <table:table-row table:style-name="ro1">
          <table:table-cell table:number-columns-repeated="4"/>
          <table:table-cell office:value-type="string" calcext:value-type="string">
            <text:p>//==================================</text:p>
            <text:p>// File: C608.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08.DAT-ss0-0</text:p>
          </table:table-cell>
          <table:table-cell table:formula="of:=T([.C1498])" office:value-type="string" office:string-value="#P(&quot;soundLen&quot;, &quot;2.7076&quot;)" calcext:value-type="string">
            <text:p>#P("soundLen", "2.7076")</text:p>
          </table:table-cell>
          <table:table-cell office:value-type="string" calcext:value-type="string">
            <text:p>みんな</text:p>
          </table:table-cell>
          <table:table-cell office:value-type="string" calcext:value-type="string">
            <text:p>あああああああああ！</text:p>
          </table:table-cell>
          <table:table-cell table:number-columns-repeated="2"/>
          <table:table-cell table:formula="of:=IF([.E1565]=&quot;&quot;; &quot;untranscribed&quot;; IF([.F1565]=&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608.DAT-ss0-1</text:p>
          </table:table-cell>
          <table:table-cell office:value-type="string" calcext:value-type="string">
            <text:p>#P("soundLen", "0.694514")</text:p>
          </table:table-cell>
          <table:table-cell table:style-name="ce1" office:value-type="string" calcext:value-type="string">
            <text:p>弓美</text:p>
          </table:table-cell>
          <table:table-cell office:value-type="string" calcext:value-type="string">
            <text:p>何かしら？</text:p>
          </table:table-cell>
          <table:table-cell office:value-type="string" calcext:value-type="string">
            <text:p>What's this?</text:p>
          </table:table-cell>
          <table:table-cell/>
          <table:table-cell table:formula="of:=IF([.E1566]=&quot;&quot;; &quot;untranscribed&quot;; IF([.F156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08.DAT-ss0-2</text:p>
          </table:table-cell>
          <table:table-cell office:value-type="string" calcext:value-type="string">
            <text:p>#P("soundLen", "0.881012")</text:p>
          </table:table-cell>
          <table:table-cell table:style-name="ce1" office:value-type="string" calcext:value-type="string">
            <text:p>弓美</text:p>
          </table:table-cell>
          <table:table-cell office:value-type="string" calcext:value-type="string">
            <text:p>ザクザク…</text:p>
          </table:table-cell>
          <table:table-cell office:value-type="string" calcext:value-type="string">
            <text:p>{Crunch, crunch}...?</text:p>
          </table:table-cell>
          <table:table-cell/>
          <table:table-cell table:formula="of:=IF([.E1567]=&quot;&quot;; &quot;untranscribed&quot;; IF([.F156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608.DAT-ss0-3</text:p>
          </table:table-cell>
          <table:table-cell office:value-type="string" calcext:value-type="string">
            <text:p>#P("soundLen", "0.321703")</text:p>
          </table:table-cell>
          <table:table-cell table:number-columns-repeated="1021"/>
        </table:table-row>
        <table:table-row table:style-name="ro1">
          <table:table-cell table:number-columns-repeated="4"/>
          <table:table-cell office:value-type="string" calcext:value-type="string">
            <text:p>//==================================</text:p>
            <text:p>// File: C609.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09.DAT-ss0-0</text:p>
          </table:table-cell>
          <table:table-cell office:value-type="string" calcext:value-type="string">
            <text:p>#P("soundLen", "2.74808")</text:p>
          </table:table-cell>
          <table:table-cell table:style-name="ce1" office:value-type="string" calcext:value-type="string">
            <text:p>弓美</text:p>
          </table:table-cell>
          <table:table-cell office:value-type="string" calcext:value-type="string">
            <text:p>ありゃ！これは…雪！？</text:p>
          </table:table-cell>
          <table:table-cell office:value-type="string" calcext:value-type="string">
            <text:p>Oh my! This is...snow!?</text:p>
          </table:table-cell>
          <table:table-cell/>
          <table:table-cell table:formula="of:=IF([.E1570]=&quot;&quot;; &quot;untranscribed&quot;; IF([.F1570]=&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0.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610.DAT-ss0-0</text:p>
          </table:table-cell>
          <table:table-cell office:value-type="string" calcext:value-type="string">
            <text:p>#P("soundLen", "1.77499")</text:p>
          </table:table-cell>
          <table:table-cell table:style-name="ce1" office:value-type="string" calcext:value-type="string">
            <text:p>弓美</text:p>
          </table:table-cell>
          <table:table-cell office:value-type="string" calcext:value-type="string">
            <text:p>ああ！？何だ、こりゃ！</text:p>
          </table:table-cell>
          <table:table-cell office:value-type="string" calcext:value-type="string">
            <text:p>#off()</text:p>
            <text:p>#w(0.895)</text:p>
            <text:p>What's going on!?</text:p>
          </table:table-cell>
          <table:table-cell/>
          <table:table-cell table:formula="of:=IF([.E1572]=&quot;&quot;; &quot;untranscribed&quot;; IF([.F1572]=&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1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611A.DAT-ss0-0</text:p>
          </table:table-cell>
          <table:table-cell office:value-type="string" calcext:value-type="string">
            <text:p>#P("soundLen", "3.23349")</text:p>
          </table:table-cell>
          <table:table-cell table:style-name="ce1" office:value-type="string" calcext:value-type="string">
            <text:p>男の子</text:p>
          </table:table-cell>
          <table:table-cell office:value-type="string" calcext:value-type="string">
            <text:p>おい、あれ見ろよ！</text:p>
            <text:p>何だ、ありゃ！</text:p>
          </table:table-cell>
          <table:table-cell office:value-type="string" calcext:value-type="string">
            <text:p>Hey, look at those!</text:p>
            <text:p/>
            <text:p>#w(2.100)</text:p>
            <text:p>What ARE they!?</text:p>
          </table:table-cell>
          <table:table-cell/>
          <table:table-cell table:formula="of:=IF([.E1574]=&quot;&quot;; &quot;untranscribed&quot;; IF([.F157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11A.DAT-ss0-1</text:p>
          </table:table-cell>
          <table:table-cell office:value-type="string" calcext:value-type="string">
            <text:p>#P("soundLen", "0.78162")</text:p>
          </table:table-cell>
          <table:table-cell table:style-name="ce1" office:value-type="string" calcext:value-type="string">
            <text:p>女の子</text:p>
          </table:table-cell>
          <table:table-cell office:value-type="string" calcext:value-type="string">
            <text:p>んんんん！？</text:p>
          </table:table-cell>
          <table:table-cell office:value-type="string" calcext:value-type="string">
            <text:p>#off()</text:p>
          </table:table-cell>
          <table:table-cell/>
          <table:table-cell table:formula="of:=IF([.E1575]=&quot;&quot;; &quot;untranscribed&quot;; IF([.F1575]=&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1B.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611B.DAT-ss0-0</text:p>
          </table:table-cell>
          <table:table-cell office:value-type="string" calcext:value-type="string">
            <text:p>#P("soundLen", "1.86658")</text:p>
            <text:p><text:span text:style-name="T1">#P("noAutoOff", "1")</text:span></text:p>
          </table:table-cell>
          <table:table-cell table:style-name="ce1" office:value-type="string" calcext:value-type="string">
            <text:p>弓美</text:p>
          </table:table-cell>
          <table:table-cell office:value-type="string" calcext:value-type="string">
            <text:p>な…何よ、あれ</text:p>
          </table:table-cell>
          <table:table-cell office:value-type="string" calcext:value-type="string">
            <text:p>W...What are those...?</text:p>
          </table:table-cell>
          <table:table-cell/>
          <table:table-cell table:formula="of:=IF([.E1577]=&quot;&quot;; &quot;untranscribed&quot;; IF([.F157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611B.DAT-ss0-1</text:p>
          </table:table-cell>
          <table:table-cell office:value-type="string" calcext:value-type="string">
            <text:p>#P("soundLen", "4.89907")</text:p>
          </table:table-cell>
          <table:table-cell/>
          <table:table-cell office:value-type="string" calcext:value-type="string">
            <text:p>弓美：変なの！</text:p>
            <text:p>女の子：ああ！かわいい〜！</text:p>
            <text:p>弓美：かわいくない、かわいくない！</text:p>
          </table:table-cell>
          <table:table-cell office:value-type="string" calcext:value-type="string">
            <text:p>Weird!</text:p>
            <text:p><text:span text:style-name="T1">#woff(1.200)</text:span></text:p>
            <text:p/>
            <text:p>#w(1.939)</text:p>
            <text:p>Cute!</text:p>
            <text:p/>
            <text:p>#w(2.991)</text:p>
            <text:p>They're not cute, they're NOT cute!</text:p>
          </table:table-cell>
          <table:table-cell/>
          <table:table-cell table:formula="of:=IF([.E1578]=&quot;&quot;; &quot;untranscribed&quot;; IF([.F15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2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12A.DAT-ss0-0</text:p>
          </table:table-cell>
          <table:table-cell office:value-type="string" calcext:value-type="string">
            <text:p>#P("soundLen", "1.52202")</text:p>
          </table:table-cell>
          <table:table-cell table:style-name="ce1" office:value-type="string" calcext:value-type="string">
            <text:p>弓美</text:p>
          </table:table-cell>
          <table:table-cell office:value-type="string" calcext:value-type="string">
            <text:p>だああぁぁああぁぁああぁぁ！</text:p>
          </table:table-cell>
          <table:table-cell office:value-type="string" calcext:value-type="string">
            <text:p>//Gaaaaaaaaah!</text:p>
          </table:table-cell>
          <table:table-cell/>
          <table:table-cell table:formula="of:=IF([.E1580]=&quot;&quot;; &quot;untranscribed&quot;; IF([.F1580]=&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2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612B.DAT-ss0-0</text:p>
          </table:table-cell>
          <table:table-cell office:value-type="string" calcext:value-type="string">
            <text:p>#P("soundLen", "1.9379")</text:p>
          </table:table-cell>
          <table:table-cell table:number-columns-repeated="1021"/>
        </table:table-row>
        <table:table-row table:style-name="ro6">
          <table:table-cell office:value-type="string" calcext:value-type="string">
            <text:p>string</text:p>
          </table:table-cell>
          <table:table-cell office:value-type="string" calcext:value-type="string">
            <text:p>C612B.DAT-ss0-1</text:p>
          </table:table-cell>
          <table:table-cell office:value-type="string" calcext:value-type="string">
            <text:p>#P("soundLen", "2.90804")</text:p>
          </table:table-cell>
          <table:table-cell/>
          <table:table-cell office:value-type="string" calcext:value-type="string">
            <text:p>桜子：わぁ！何よ、これ！</text:p>
            <text:p>真一：ああ…！？</text:p>
          </table:table-cell>
          <table:table-cell office:value-type="string" calcext:value-type="string">
            <text:p>#off()</text:p>
            <text:p>#w(0.762)</text:p>
            <text:p>What IS this!?</text:p>
            <text:p>#woff(1.858)</text:p>
          </table:table-cell>
          <table:table-cell/>
          <table:table-cell table:formula="of:=IF([.E1583]=&quot;&quot;; &quot;untranscribed&quot;; IF([.F1583]=&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2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612C.DAT-ss0-0</text:p>
          </table:table-cell>
          <table:table-cell table:formula="of:=T([.C1582])" office:value-type="string" office:string-value="#P(&quot;soundLen&quot;, &quot;1.9379&quot;)" calcext:value-type="string">
            <text:p>#P("soundLen", "1.9379")</text:p>
          </table:table-cell>
          <table:table-cell table:number-columns-repeated="1021"/>
        </table:table-row>
        <table:table-row table:style-name="ro1">
          <table:table-cell table:number-columns-repeated="4"/>
          <table:table-cell office:value-type="string" calcext:value-type="string">
            <text:p>//==================================</text:p>
            <text:p>// File: C612D.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612D.DAT-ss0-0</text:p>
          </table:table-cell>
          <table:table-cell office:value-type="string" calcext:value-type="string">
            <text:p>#P("soundLen", "2.50384")</text:p>
          </table:table-cell>
          <table:table-cell/>
          <table:table-cell table:style-name="ce2" office:value-type="string" calcext:value-type="string">
            <text:p><text:span text:style-name="T2">桜子：行くわよ、弓美！</text:span></text:p>
            <text:p><text:span text:style-name="T2">弓美：ひ〜…</text:span></text:p>
          </table:table-cell>
          <table:table-cell office:value-type="string" calcext:value-type="string">
            <text:p>Let's go, Yumimi!</text:p>
            <text:p>#woff(1.488)</text:p>
          </table:table-cell>
          <table:table-cell/>
          <table:table-cell table:formula="of:=IF([.E1587]=&quot;&quot;; &quot;untranscribed&quot;; IF([.F15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612D.DAT-ss0-1</text:p>
          </table:table-cell>
          <table:table-cell table:formula="of:=T([.C1582])" office:value-type="string" office:string-value="#P(&quot;soundLen&quot;, &quot;1.9379&quot;)" calcext:value-type="string">
            <text:p>#P("soundLen", "1.9379")</text:p>
          </table:table-cell>
          <table:table-cell table:number-columns-repeated="1021"/>
        </table:table-row>
        <table:table-row table:style-name="ro1">
          <table:table-cell table:number-columns-repeated="4"/>
          <table:table-cell office:value-type="string" calcext:value-type="string">
            <text:p>//==================================</text:p>
            <text:p>// File: C614.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614.DAT-ss0-0</text:p>
          </table:table-cell>
          <table:table-cell office:value-type="string" calcext:value-type="string">
            <text:p>#P("soundLen", "4.71675")</text:p>
            <text:p><text:span text:style-name="T1">#P("noAutoOff", "1")</text:span></text:p>
          </table:table-cell>
          <table:table-cell/>
          <table:table-cell office:value-type="string" calcext:value-type="string">
            <text:p>弓美：あ、おはよう桜子ちゃん、松崎くん</text:p>
            <text:p>真一：あ、おはよう、吉沢</text:p>
          </table:table-cell>
          <table:table-cell office:value-type="string" calcext:value-type="string">
            <text:p>Oh, good morning, Sakurako+-chan++...Matsuzaki+-kun++.</text:p>
            <text:p/>
            <text:p>#w(3.227)</text:p>
            <text:p>Oh! Morning, Yoshizawa!</text:p>
          </table:table-cell>
          <table:table-cell/>
          <table:table-cell table:formula="of:=IF([.E1590]=&quot;&quot;; &quot;untranscribed&quot;; IF([.F159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14.DAT-ss0-1</text:p>
          </table:table-cell>
          <table:table-cell office:value-type="string" calcext:value-type="string">
            <text:p>#P("soundLen", "2.49622")</text:p>
          </table:table-cell>
          <table:table-cell table:style-name="ce1" office:value-type="string" calcext:value-type="string">
            <text:p>桜子</text:p>
          </table:table-cell>
          <table:table-cell office:value-type="string" calcext:value-type="string">
            <text:p>おはようじゃない！こら！</text:p>
          </table:table-cell>
          <table:table-cell office:value-type="string" calcext:value-type="string">
            <text:p>Hey! This is no time for good mornings!</text:p>
          </table:table-cell>
          <table:table-cell/>
          <table:table-cell table:formula="of:=IF([.E1591]=&quot;&quot;; &quot;untranscribed&quot;; IF([.F1591]=&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614.DAT-ss0-2</text:p>
          </table:table-cell>
          <table:table-cell office:value-type="string" calcext:value-type="string">
            <text:p>#P("soundLen", "5.50218")</text:p>
          </table:table-cell>
          <table:table-cell/>
          <table:table-cell office:value-type="string" calcext:value-type="string">
            <text:p>真一：だあああ！すんごい雪だな</text:p>
            <text:p>桜子：え？雪が何よ</text:p>
            <text:p>　行くわよ！</text:p>
          </table:table-cell>
          <table:table-cell office:value-type="string" calcext:value-type="string">
            <text:p>#off()</text:p>
            <text:p>#w(1.077)</text:p>
            <text:p>What a ton of snow!</text:p>
            <text:p/>
            <text:p>#w(2.404)</text:p>
            <text:p>What? Screw the snow―here we go!</text:p>
          </table:table-cell>
          <table:table-cell/>
          <table:table-cell table:formula="of:=IF([.E1592]=&quot;&quot;; &quot;untranscribed&quot;; IF([.F1592]=&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5.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615.DAT-ss0-0</text:p>
          </table:table-cell>
          <table:table-cell office:value-type="string" calcext:value-type="string">
            <text:p>#P("soundLen", "3.29504")</text:p>
          </table:table-cell>
          <table:table-cell/>
          <table:table-cell office:value-type="string" calcext:value-type="string">
            <text:p>うわああ！桜子ちゃ〜ん…！</text:p>
          </table:table-cell>
          <table:table-cell office:value-type="string" calcext:value-type="string">
            <text:p>#off()</text:p>
            <text:p>#w(1.494)</text:p>
            <text:p>Sakurako+-chan++...!</text:p>
          </table:table-cell>
          <table:table-cell/>
          <table:table-cell table:formula="of:=IF([.E1594]=&quot;&quot;; &quot;untranscribed&quot;; IF([.F15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615.DAT-ss0-1</text:p>
          </table:table-cell>
          <table:table-cell office:value-type="string" calcext:value-type="string">
            <text:p>#P("soundLen", "0.22999")</text:p>
          </table:table-cell>
          <table:table-cell table:number-columns-repeated="1021"/>
        </table:table-row>
        <table:table-row table:style-name="ro1">
          <table:table-cell table:number-columns-repeated="4"/>
          <table:table-cell office:value-type="string" calcext:value-type="string">
            <text:p>//==================================</text:p>
            <text:p>// File: C616.DAT</text:p>
            <text:p>//==================================</text:p>
          </table:table-cell>
          <table:table-cell table:number-columns-repeated="1019"/>
        </table:table-row>
        <table:table-row table:style-name="ro16">
          <table:table-cell office:value-type="string" calcext:value-type="string">
            <text:p>string</text:p>
          </table:table-cell>
          <table:table-cell office:value-type="string" calcext:value-type="string">
            <text:p>C616.DAT-ss0-0</text:p>
          </table:table-cell>
          <table:table-cell office:value-type="string" calcext:value-type="string">
            <text:p>#P("soundLen", "6.87733")</text:p>
            <text:p><text:span text:style-name="T1">#P("noAutoOff", "1")</text:span></text:p>
          </table:table-cell>
          <table:table-cell/>
          <table:table-cell office:value-type="string" calcext:value-type="string">
            <text:p>桜子：はぁ、はぁ…</text:p>
            <text:p>真一：はぁ、はぁ…</text:p>
            <text:p>弓美：はぁ…モグラみたい…</text:p>
          </table:table-cell>
          <table:table-cell office:value-type="string" calcext:value-type="string">
            <text:p>#w(5.705)</text:p>
            <text:p>She's like a mole...</text:p>
          </table:table-cell>
          <table:table-cell/>
          <table:table-cell table:formula="of:=IF([.E1597]=&quot;&quot;; &quot;untranscribed&quot;; IF([.F159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16.DAT-ss0-1</text:p>
          </table:table-cell>
          <table:table-cell office:value-type="string" calcext:value-type="string">
            <text:p>#P("soundLen", "0.56576")</text:p>
          </table:table-cell>
          <table:table-cell table:style-name="ce1" office:value-type="string" calcext:value-type="string">
            <text:p>桜子</text:p>
          </table:table-cell>
          <table:table-cell office:value-type="string" calcext:value-type="string">
            <text:p>ばか！</text:p>
          </table:table-cell>
          <table:table-cell office:value-type="string" calcext:value-type="string">
            <text:p>Idiot!</text:p>
          </table:table-cell>
          <table:table-cell/>
          <table:table-cell table:formula="of:=IF([.E1598]=&quot;&quot;; &quot;untranscribed&quot;; IF([.F15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616.DAT-ss0-2</text:p>
          </table:table-cell>
          <table:table-cell table:formula="of:=T([.C190])" office:value-type="string" office:string-value="#P(&quot;soundLen&quot;, &quot;10.3589&quot;)" calcext:value-type="string">
            <text:p>#P("soundLen", "10.3589")</text:p>
          </table:table-cell>
          <table:table-cell table:number-columns-repeated="1021"/>
        </table:table-row>
        <table:table-row table:style-name="ro7">
          <table:table-cell office:value-type="string" calcext:value-type="string">
            <text:p>string</text:p>
          </table:table-cell>
          <table:table-cell office:value-type="string" calcext:value-type="string">
            <text:p>C616.DAT-ss0-3</text:p>
          </table:table-cell>
          <table:table-cell office:value-type="string" calcext:value-type="string">
            <text:p>#P("soundLen", "2.74722")</text:p>
          </table:table-cell>
          <table:table-cell table:style-name="ce1" office:value-type="string" calcext:value-type="string">
            <text:p>桜子</text:p>
          </table:table-cell>
          <table:table-cell office:value-type="string" calcext:value-type="string">
            <text:p>よ〜し！皆勤は守ったわ</text:p>
          </table:table-cell>
          <table:table-cell office:value-type="string" calcext:value-type="string">
            <text:p>All right! My perfect attendance record is intact.</text:p>
          </table:table-cell>
          <table:table-cell/>
          <table:table-cell table:formula="of:=IF([.E1600]=&quot;&quot;; &quot;untranscribed&quot;; IF([.F1600]=&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7.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617.DAT-ss0-0</text:p>
          </table:table-cell>
          <table:table-cell office:value-type="string" calcext:value-type="string">
            <text:p>#P("soundLen", "2.87548")</text:p>
            <text:p><text:span text:style-name="T1">#P("noAutoOff", "1")</text:span></text:p>
          </table:table-cell>
          <table:table-cell office:value-type="string" calcext:value-type="string">
            <text:p>女の子Ａ</text:p>
          </table:table-cell>
          <table:table-cell office:value-type="string" calcext:value-type="string">
            <text:p>りえ？あの子なら[来てる?]はずよ</text:p>
            <text:p>[かばん?]あるもの</text:p>
          </table:table-cell>
          <table:table-cell office:value-type="string" calcext:value-type="string">
            <text:p>Rie? She should be here.\n</text:p>
            <text:p>Her bag is.</text:p>
          </table:table-cell>
          <table:table-cell office:value-type="string" calcext:value-type="string">
            <text:p>CHECK</text:p>
          </table:table-cell>
          <table:table-cell table:formula="of:=IF([.E1602]=&quot;&quot;; &quot;untranscribed&quot;; IF([.F1602]=&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617.DAT-ss0-1</text:p>
          </table:table-cell>
          <table:table-cell office:value-type="string" calcext:value-type="string">
            <text:p>#P("soundLen", "7.00577")</text:p>
          </table:table-cell>
          <table:table-cell office:value-type="string" calcext:value-type="string">
            <text:p>女の子Ｂ</text:p>
          </table:table-cell>
          <table:table-cell office:value-type="string" calcext:value-type="string">
            <text:p>森下さんなら、体育館に行ったわよ</text:p>
            <text:p>更衣室に昨日、体育[用?]着に[???]にしちゃったって、取りに行ったわ</text:p>
          </table:table-cell>
          <table:table-cell office:value-type="string" calcext:value-type="string">
            <text:p>If you're looking for Morishita+-san++, she went to the gym.</text:p>
            <text:p/>
            <text:p>#w(2.824)</text:p>
            <text:p>She said she left her gym clothes in the locker room yesterday and went to get them.</text:p>
          </table:table-cell>
          <table:table-cell office:value-type="string" calcext:value-type="string">
            <text:p>FIXME, yumimi quiz confirms that rie went to collect her 体育着 but i'm still not sure exactly how it's phrased here</text:p>
          </table:table-cell>
          <table:table-cell table:formula="of:=IF([.E1603]=&quot;&quot;; &quot;untranscribed&quot;; IF([.F1603]=&quot;&quot;; &quot;UNTRANSLATED&quot;; &quot;&quot;))">
            <text:p/>
          </table:table-cell>
          <table:table-cell table:number-columns-repeated="1016"/>
        </table:table-row>
        <table:table-row table:style-name="ro1">
          <table:table-cell table:number-columns-repeated="4"/>
          <table:table-cell office:value-type="string" calcext:value-type="string">
            <text:p>//==================================</text:p>
            <text:p>// File: C619.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619.DAT-ss0-0</text:p>
          </table:table-cell>
          <table:table-cell office:value-type="string" calcext:value-type="string">
            <text:p>#P("soundLen", "4.5845")</text:p>
            <text:p><text:span text:style-name="T1">#P("noAutoOff", "1")</text:span></text:p>
          </table:table-cell>
          <table:table-cell table:style-name="ce1" office:value-type="string" calcext:value-type="string">
            <text:p>桜子</text:p>
          </table:table-cell>
          <table:table-cell office:value-type="string" calcext:value-type="string">
            <text:p>ウソみたい…</text:p>
            <text:p>１階は全部雪で埋まっちゃってるわ</text:p>
          </table:table-cell>
          <table:table-cell office:value-type="string" calcext:value-type="string">
            <text:p>Unbelievable...</text:p>
            <text:p/>
            <text:p>#w(1.903)</text:p>
            <text:p>The first floor is totally buried in snow.</text:p>
          </table:table-cell>
          <table:table-cell/>
          <table:table-cell table:formula="of:=IF([.E1605]=&quot;&quot;; &quot;untranscribed&quot;; IF([.F160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619.DAT-ss0-1</text:p>
          </table:table-cell>
          <table:table-cell office:value-type="string" calcext:value-type="string">
            <text:p>#P("soundLen", "3.27846")</text:p>
            <text:p><text:span text:style-name="T1">#P("noAutoOff", "1")</text:span></text:p>
          </table:table-cell>
          <table:table-cell office:value-type="string" calcext:value-type="string">
            <text:p>真一</text:p>
          </table:table-cell>
          <table:table-cell office:value-type="string" calcext:value-type="string">
            <text:p>涼しい…</text:p>
            <text:p>というか、寒い気がする</text:p>
          </table:table-cell>
          <table:table-cell office:value-type="string" calcext:value-type="string">
            <text:p>Looks cool...or should I say, cold.</text:p>
          </table:table-cell>
          <table:table-cell office:value-type="string" calcext:value-type="string">
            <text:p>NOTE: this joke isn't exactly per the original line, but it's hard NOT to make it in english</text:p>
          </table:table-cell>
          <table:table-cell table:formula="of:=IF([.E1606]=&quot;&quot;; &quot;untranscribed&quot;; IF([.F160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619.DAT-ss0-2</text:p>
          </table:table-cell>
          <table:table-cell office:value-type="string" calcext:value-type="string">
            <text:p>#P("soundLen", "6.78985")</text:p>
            <text:p><text:span text:style-name="T1">#P("noAutoOff", "1")</text:span></text:p>
          </table:table-cell>
          <table:table-cell/>
          <table:table-cell office:value-type="string" calcext:value-type="string">
            <text:p>弓美：上にいるのは、いったい何なの？</text:p>
            <text:p>桜子：何なのって、あたし[ら?]には分かるわけないでしょ</text:p>
          </table:table-cell>
          <table:table-cell office:value-type="string" calcext:value-type="string">
            <text:p>What in the world are those things up there?</text:p>
            <text:p/>
            <text:p>#w(2.980)</text:p>
            <text:p>Do you think I'm going to know that?</text:p>
          </table:table-cell>
          <table:table-cell/>
          <table:table-cell table:formula="of:=IF([.E1607]=&quot;&quot;; &quot;untranscribed&quot;; IF([.F1607]=&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619.DAT-ss0-3</text:p>
          </table:table-cell>
          <table:table-cell office:value-type="string" calcext:value-type="string">
            <text:p>#P("soundLen", "1.85712")</text:p>
            <text:p><text:span text:style-name="T1">#P("noAutoOff", "1")</text:span></text:p>
          </table:table-cell>
          <table:table-cell office:value-type="string" calcext:value-type="string">
            <text:p>真一</text:p>
          </table:table-cell>
          <table:table-cell office:value-type="string" calcext:value-type="string">
            <text:p>やっぱり穴から出てきたんだよ</text:p>
          </table:table-cell>
          <table:table-cell office:value-type="string" calcext:value-type="string">
            <text:p>They have to have come from a hole.</text:p>
          </table:table-cell>
          <table:table-cell/>
          <table:table-cell table:formula="of:=IF([.E1608]=&quot;&quot;; &quot;untranscribed&quot;; IF([.F160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619.DAT-ss0-4</text:p>
          </table:table-cell>
          <table:table-cell office:value-type="string" calcext:value-type="string">
            <text:p>#P("soundLen", "5.39665")</text:p>
            <text:p><text:span text:style-name="T1">#P("noAutoOff", "1")</text:span></text:p>
          </table:table-cell>
          <table:table-cell table:style-name="ce1" office:value-type="string" calcext:value-type="string">
            <text:p>弓美</text:p>
          </table:table-cell>
          <table:table-cell office:value-type="string" calcext:value-type="string">
            <text:p>だけど、あれだけ大きいと、穴もすご〜く大きいんじゃない？</text:p>
          </table:table-cell>
          <table:table-cell office:value-type="string" calcext:value-type="string">
            <text:p>But if they're that big, the hole would have to be REALLY big too, wouldn't it?</text:p>
          </table:table-cell>
          <table:table-cell/>
          <table:table-cell table:formula="of:=IF([.E1609]=&quot;&quot;; &quot;untranscribed&quot;; IF([.F1609]=&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619.DAT-ss0-5</text:p>
          </table:table-cell>
          <table:table-cell office:value-type="string" calcext:value-type="string">
            <text:p>#P("soundLen", "3.00086")</text:p>
          </table:table-cell>
          <table:table-cell office:value-type="string" calcext:value-type="string">
            <text:p>真一</text:p>
          </table:table-cell>
          <table:table-cell office:value-type="string" calcext:value-type="string">
            <text:p>弓美：どこにあるの？そんな穴</text:p>
            <text:p>真一：さぁ…</text:p>
          </table:table-cell>
          <table:table-cell office:value-type="string" calcext:value-type="string">
            <text:p>Where could a hole like that be?</text:p>
            <text:p>#woff(2.244)</text:p>
          </table:table-cell>
          <table:table-cell/>
          <table:table-cell table:formula="of:=IF([.E1610]=&quot;&quot;; &quot;untranscribed&quot;; IF([.F1610]=&quot;&quot;; &quot;UNTRANSLATED&quot;; &quot;&quot;))">
            <text:p/>
          </table:table-cell>
          <table:table-cell table:number-columns-repeated="1016"/>
        </table:table-row>
        <table:table-row table:style-name="ro1">
          <table:table-cell table:number-columns-repeated="4"/>
          <table:table-cell office:value-type="string" calcext:value-type="string">
            <text:p>//==================================</text:p>
            <text:p>// File: C620.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20.DAT-ss0-0</text:p>
          </table:table-cell>
          <table:table-cell table:formula="of:=T([.C1498])" office:value-type="string" office:string-value="#P(&quot;soundLen&quot;, &quot;2.7076&quot;)" calcext:value-type="string">
            <text:p>#P("soundLen", "2.7076")</text:p>
          </table:table-cell>
          <table:table-cell office:value-type="string" calcext:value-type="string">
            <text:p>みんな</text:p>
          </table:table-cell>
          <table:table-cell office:value-type="string" calcext:value-type="string">
            <text:p>あああああああ！</text:p>
          </table:table-cell>
          <table:table-cell table:number-columns-repeated="2"/>
          <table:table-cell table:formula="of:=IF([.E1612]=&quot;&quot;; &quot;untranscribed&quot;; IF([.F1612]=&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620.DAT-ss0-1</text:p>
          </table:table-cell>
          <table:table-cell office:value-type="string" calcext:value-type="string">
            <text:p>#P("soundLen", "0.363843")</text:p>
          </table:table-cell>
          <table:table-cell table:style-name="ce1" office:value-type="string" calcext:value-type="string">
            <text:p>弓美</text:p>
          </table:table-cell>
          <table:table-cell office:value-type="string" calcext:value-type="string">
            <text:p>あ？</text:p>
          </table:table-cell>
          <table:table-cell table:number-columns-repeated="2"/>
          <table:table-cell table:formula="of:=IF([.E1613]=&quot;&quot;; &quot;untranscribed&quot;; IF([.F1613]=&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620.DAT-ss0-2</text:p>
          </table:table-cell>
          <table:table-cell table:formula="of:=T([.C1104])" office:value-type="string" office:string-value="#P(&quot;soundLen&quot;, &quot;0.895264&quot;)" calcext:value-type="string">
            <text:p>#P("soundLen", "0.895264")</text:p>
          </table:table-cell>
          <table:table-cell table:number-columns-repeated="1021"/>
        </table:table-row>
        <table:table-row table:style-name="ro2">
          <table:table-cell office:value-type="string" calcext:value-type="string">
            <text:p>string</text:p>
          </table:table-cell>
          <table:table-cell office:value-type="string" calcext:value-type="string">
            <text:p>C620.DAT-ss0-3</text:p>
          </table:table-cell>
          <table:table-cell office:value-type="string" calcext:value-type="string">
            <text:p>#P("soundLen", "0.889612")</text:p>
          </table:table-cell>
          <table:table-cell table:number-columns-repeated="1021"/>
        </table:table-row>
        <table:table-row table:style-name="ro2">
          <table:table-cell office:value-type="string" calcext:value-type="string">
            <text:p>string</text:p>
          </table:table-cell>
          <table:table-cell office:value-type="string" calcext:value-type="string">
            <text:p>C620.DAT-ss0-4</text:p>
          </table:table-cell>
          <table:table-cell office:value-type="string" calcext:value-type="string">
            <text:p>#P("soundLen", "2.12716")</text:p>
          </table:table-cell>
          <table:table-cell table:number-columns-repeated="1021"/>
        </table:table-row>
        <table:table-row table:style-name="ro2">
          <table:table-cell office:value-type="string" calcext:value-type="string">
            <text:p>string</text:p>
          </table:table-cell>
          <table:table-cell office:value-type="string" calcext:value-type="string">
            <text:p>C620.DAT-ss0-5</text:p>
          </table:table-cell>
          <table:table-cell office:value-type="string" calcext:value-type="string">
            <text:p>#P("soundLen", "0.872044")</text:p>
          </table:table-cell>
          <table:table-cell table:number-columns-repeated="1021"/>
        </table:table-row>
        <table:table-row table:style-name="ro1">
          <table:table-cell table:number-columns-repeated="4"/>
          <table:table-cell office:value-type="string" calcext:value-type="string">
            <text:p>//==================================</text:p>
            <text:p>// File: C621.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621.DAT-ss0-0</text:p>
          </table:table-cell>
          <table:table-cell office:value-type="string" calcext:value-type="string">
            <text:p>#P("soundLen", "1.99668")</text:p>
            <text:p><text:span text:style-name="T1">#P("noAutoOff", "1")</text:span></text:p>
          </table:table-cell>
          <table:table-cell table:style-name="ce1" office:value-type="string" calcext:value-type="string">
            <text:p>弓美</text:p>
          </table:table-cell>
          <table:table-cell office:value-type="string" calcext:value-type="string">
            <text:p>こ、これって</text:p>
          </table:table-cell>
          <table:table-cell office:value-type="string" calcext:value-type="string">
            <text:p>T-These are...</text:p>
          </table:table-cell>
          <table:table-cell/>
          <table:table-cell table:formula="of:=IF([.E1619]=&quot;&quot;; &quot;untranscribed&quot;; IF([.F161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21.DAT-ss0-1</text:p>
          </table:table-cell>
          <table:table-cell office:value-type="string" calcext:value-type="string">
            <text:p>#P("soundLen", "2.49057")</text:p>
          </table:table-cell>
          <table:table-cell office:value-type="string" calcext:value-type="string">
            <text:p>真一</text:p>
          </table:table-cell>
          <table:table-cell office:value-type="string" calcext:value-type="string">
            <text:p>またわけの分からない[もの?]ばっかり！</text:p>
          </table:table-cell>
          <table:table-cell office:value-type="string" calcext:value-type="string">
            <text:p>It's all a bunch of bizarre stuff again!</text:p>
          </table:table-cell>
          <table:table-cell/>
          <table:table-cell table:formula="of:=IF([.E1620]=&quot;&quot;; &quot;untranscribed&quot;; IF([.F162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21.DAT-ss0-2</text:p>
          </table:table-cell>
          <table:table-cell office:value-type="string" calcext:value-type="string">
            <text:p>#P("soundLen", "0.960071")</text:p>
          </table:table-cell>
          <table:table-cell table:style-name="ce1" office:value-type="string" calcext:value-type="string">
            <text:p>弓美</text:p>
          </table:table-cell>
          <table:table-cell office:value-type="string" calcext:value-type="string">
            <text:p>ひえ〜…</text:p>
          </table:table-cell>
          <table:table-cell office:value-type="string" calcext:value-type="string">
            <text:p>#off()</text:p>
          </table:table-cell>
          <table:table-cell/>
          <table:table-cell table:formula="of:=IF([.E1621]=&quot;&quot;; &quot;untranscribed&quot;; IF([.F1621]=&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621.DAT-ss0-3</text:p>
          </table:table-cell>
          <table:table-cell office:value-type="string" calcext:value-type="string">
            <text:p>#P("soundLen", "4.0594")</text:p>
            <text:p><text:span text:style-name="T1">#P("noAutoOff", "1")</text:span></text:p>
          </table:table-cell>
          <table:table-cell table:style-name="ce1" office:value-type="string" calcext:value-type="string">
            <text:p>桜子</text:p>
          </table:table-cell>
          <table:table-cell office:value-type="string" calcext:value-type="string">
            <text:p>とにかく、中等部へ行きましょう</text:p>
            <text:p>りえがいないことには、話にもならないわ</text:p>
          </table:table-cell>
          <table:table-cell office:value-type="string" calcext:value-type="string">
            <text:p>For now, let's go to the middle school wing.</text:p>
            <text:p/>
            <text:p>#w(2.175)</text:p>
            <text:p>We're not going to get anywhere without Rie.</text:p>
          </table:table-cell>
          <table:table-cell/>
          <table:table-cell table:formula="of:=IF([.E1622]=&quot;&quot;; &quot;untranscribed&quot;; IF([.F162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621.DAT-ss0-4</text:p>
          </table:table-cell>
          <table:table-cell office:value-type="string" calcext:value-type="string">
            <text:p>#P("soundLen", "0.725843")</text:p>
          </table:table-cell>
          <table:table-cell office:value-type="string" calcext:value-type="string">
            <text:p>真一</text:p>
          </table:table-cell>
          <table:table-cell office:value-type="string" calcext:value-type="string">
            <text:p>そうだな！</text:p>
          </table:table-cell>
          <table:table-cell office:value-type="string" calcext:value-type="string">
            <text:p>Right!</text:p>
          </table:table-cell>
          <table:table-cell/>
          <table:table-cell table:formula="of:=IF([.E1623]=&quot;&quot;; &quot;untranscribed&quot;; IF([.F162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621.DAT-ss0-5</text:p>
          </table:table-cell>
          <table:table-cell office:value-type="string" calcext:value-type="string">
            <text:p>#P("soundLen", "2.25567")</text:p>
          </table:table-cell>
          <table:table-cell table:style-name="ce1" office:value-type="string" calcext:value-type="string">
            <text:p>弓美</text:p>
          </table:table-cell>
          <table:table-cell office:value-type="string" calcext:value-type="string">
            <text:p>え〜ん！やだよ〜！</text:p>
          </table:table-cell>
          <table:table-cell office:value-type="string" calcext:value-type="string">
            <text:p>#off()</text:p>
            <text:p>#w(0.808)</text:p>
            <text:p>I don't wanna!</text:p>
          </table:table-cell>
          <table:table-cell/>
          <table:table-cell table:formula="of:=IF([.E1624]=&quot;&quot;; &quot;untranscribed&quot;; IF([.F1624]=&quot;&quot;; &quot;UNTRANSLATED&quot;; &quot;&quot;))">
            <text:p/>
          </table:table-cell>
          <table:table-cell table:number-columns-repeated="1016"/>
        </table:table-row>
        <table:table-row table:style-name="ro1">
          <table:table-cell table:number-columns-repeated="4"/>
          <table:table-cell office:value-type="string" calcext:value-type="string">
            <text:p>//==================================</text:p>
            <text:p>// File: C62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622.DAT-ss0-0</text:p>
          </table:table-cell>
          <table:table-cell table:formula="of:=T([.C106])" office:value-type="string" office:string-value="#P(&quot;soundLen&quot;, &quot;0.644757&quot;)" calcext:value-type="string">
            <text:p>#P("soundLen", "0.644757")</text:p>
          </table:table-cell>
          <table:table-cell table:number-columns-repeated="1021"/>
        </table:table-row>
        <table:table-row table:style-name="ro2">
          <table:table-cell office:value-type="string" calcext:value-type="string">
            <text:p>string</text:p>
          </table:table-cell>
          <table:table-cell office:value-type="string" calcext:value-type="string">
            <text:p>C622.DAT-ss0-1</text:p>
          </table:table-cell>
          <table:table-cell table:formula="of:=T([.C106])" office:value-type="string" office:string-value="#P(&quot;soundLen&quot;, &quot;0.644757&quot;)" calcext:value-type="string">
            <text:p>#P("soundLen", "0.644757")</text:p>
          </table:table-cell>
          <table:table-cell table:number-columns-repeated="1021"/>
        </table:table-row>
        <table:table-row table:style-name="ro1">
          <table:table-cell table:number-columns-repeated="4"/>
          <table:table-cell office:value-type="string" calcext:value-type="string">
            <text:p>//==================================</text:p>
            <text:p>// File: C623.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23.DAT-ss0-0</text:p>
          </table:table-cell>
          <table:table-cell office:value-type="string" calcext:value-type="string">
            <text:p>#P("soundLen", "0.264513")</text:p>
          </table:table-cell>
          <table:table-cell table:style-name="ce1" office:value-type="string" calcext:value-type="string">
            <text:p>弓美</text:p>
          </table:table-cell>
          <table:table-cell office:value-type="string" calcext:value-type="string">
            <text:p>ん？</text:p>
          </table:table-cell>
          <table:table-cell table:number-columns-repeated="2"/>
          <table:table-cell table:formula="of:=IF([.E1629]=&quot;&quot;; &quot;untranscribed&quot;; IF([.F1629]=&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623.DAT-ss0-1</text:p>
          </table:table-cell>
          <table:table-cell table:formula="of:=T([.C134])" office:value-type="string" office:string-value="#P(&quot;soundLen&quot;, &quot;0.859082&quot;)" calcext:value-type="string">
            <text:p>#P("soundLen", "0.859082")</text:p>
          </table:table-cell>
          <table:table-cell table:number-columns-repeated="1021"/>
        </table:table-row>
        <table:table-row table:style-name="ro1">
          <table:table-cell table:number-columns-repeated="4"/>
          <table:table-cell office:value-type="string" calcext:value-type="string">
            <text:p>//==================================</text:p>
            <text:p>// File: C62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624.DAT-ss0-0</text:p>
          </table:table-cell>
          <table:table-cell table:formula="of:=T([.C134])" office:value-type="string" office:string-value="#P(&quot;soundLen&quot;, &quot;0.859082&quot;)" calcext:value-type="string">
            <text:p>#P("soundLen", "0.859082")</text:p>
          </table:table-cell>
          <table:table-cell table:number-columns-repeated="1021"/>
        </table:table-row>
        <table:table-row table:style-name="ro2">
          <table:table-cell office:value-type="string" calcext:value-type="string">
            <text:p>string</text:p>
          </table:table-cell>
          <table:table-cell office:value-type="string" calcext:value-type="string">
            <text:p>C624.DAT-ss0-1</text:p>
          </table:table-cell>
          <table:table-cell table:formula="of:=T([.C520])" office:value-type="string" office:string-value="#P(&quot;soundLen&quot;, &quot;0.0794889&quot;)" calcext:value-type="string">
            <text:p>#P("soundLen", "0.0794889")</text:p>
          </table:table-cell>
          <table:table-cell table:number-columns-repeated="1021"/>
        </table:table-row>
        <table:table-row table:style-name="ro2">
          <table:table-cell office:value-type="string" calcext:value-type="string">
            <text:p>string</text:p>
          </table:table-cell>
          <table:table-cell office:value-type="string" calcext:value-type="string">
            <text:p>C624.DAT-ss0-2</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2">
          <table:table-cell office:value-type="string" calcext:value-type="string">
            <text:p>string</text:p>
          </table:table-cell>
          <table:table-cell office:value-type="string" calcext:value-type="string">
            <text:p>C624.DAT-ss0-3</text:p>
          </table:table-cell>
          <table:table-cell office:value-type="string" calcext:value-type="string">
            <text:p>#P("soundLen", "2.87978")</text:p>
          </table:table-cell>
          <table:table-cell table:number-columns-repeated="1021"/>
        </table:table-row>
        <table:table-row table:style-name="ro2">
          <table:table-cell office:value-type="string" calcext:value-type="string">
            <text:p>string</text:p>
          </table:table-cell>
          <table:table-cell office:value-type="string" calcext:value-type="string">
            <text:p>C624.DAT-ss0-4</text:p>
          </table:table-cell>
          <table:table-cell office:value-type="string" calcext:value-type="string">
            <text:p>#P("soundLen", "0.357946")</text:p>
          </table:table-cell>
          <table:table-cell table:number-columns-repeated="1021"/>
        </table:table-row>
        <table:table-row table:style-name="ro1">
          <table:table-cell table:number-columns-repeated="4"/>
          <table:table-cell office:value-type="string" calcext:value-type="string">
            <text:p>//==================================</text:p>
            <text:p>// File: C625B.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625B.DAT-ss0-0</text:p>
          </table:table-cell>
          <table:table-cell office:value-type="string" calcext:value-type="string">
            <text:p>#P("soundLen", "7.11929")</text:p>
          </table:table-cell>
          <table:table-cell/>
          <table:table-cell office:value-type="string" calcext:value-type="string">
            <text:p>弓美：あれ[だわ?]、ほら</text:p>
            <text:p>　捕まえた穴開けネズミの持っていたやつ</text:p>
            <text:p>桜子：ああ！あの穴を開けた時に持ってた</text:p>
          </table:table-cell>
          <table:table-cell office:value-type="string" calcext:value-type="string">
            <text:p>Hey, that's it!</text:p>
            <text:p/>
            <text:p>#w(1.371)</text:p>
            <text:p>It's the thing the Holemaker Mouse we captured was holding.</text:p>
            <text:p/>
            <text:p>#w(3.859)</text:p>
            <text:p>Ah! It had it when it opened that hole!</text:p>
          </table:table-cell>
          <table:table-cell/>
          <table:table-cell table:formula="of:=IF([.E1638]=&quot;&quot;; &quot;untranscribed&quot;; IF([.F1638]=&quot;&quot;; &quot;UNTRANSLATED&quot;; &quot;&quot;))">
            <text:p/>
          </table:table-cell>
          <table:table-cell table:number-columns-repeated="1016"/>
        </table:table-row>
        <table:table-row table:style-name="ro1">
          <table:table-cell table:number-columns-repeated="4"/>
          <table:table-cell office:value-type="string" calcext:value-type="string">
            <text:p>//==================================</text:p>
            <text:p>// File: C625_1.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625_1.DAT-ss0-0</text:p>
          </table:table-cell>
          <table:table-cell office:value-type="string" calcext:value-type="string">
            <text:p>#P("soundLen", "2.33061")</text:p>
          </table:table-cell>
          <table:table-cell table:style-name="ce1" office:value-type="string" calcext:value-type="string">
            <text:p>弓美</text:p>
          </table:table-cell>
          <table:table-cell office:value-type="string" calcext:value-type="string">
            <text:p>ああ！かわいい〜！</text:p>
          </table:table-cell>
          <table:table-cell office:value-type="string" calcext:value-type="string">
            <text:p>#off()</text:p>
            <text:p>#w(1.012)</text:p>
            <text:p>Cute!</text:p>
          </table:table-cell>
          <table:table-cell/>
          <table:table-cell table:formula="of:=IF([.E1640]=&quot;&quot;; &quot;untranscribed&quot;; IF([.F164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625_1.DAT-ss0-1</text:p>
          </table:table-cell>
          <table:table-cell office:value-type="string" calcext:value-type="string">
            <text:p>#P("soundLen", "4.55698")</text:p>
          </table:table-cell>
          <table:table-cell/>
          <table:table-cell office:value-type="string" calcext:value-type="string">
            <text:p>桜子：何なのよ、それ</text:p>
            <text:p>弓美：何[だろうと?]、とにかくかわいい〜！</text:p>
          </table:table-cell>
          <table:table-cell office:value-type="string" calcext:value-type="string">
            <text:p>What's THAT thing?</text:p>
            <text:p/>
            <text:p>#w(1.535)</text:p>
            <text:p>Whatever it is, it's cute!</text:p>
          </table:table-cell>
          <table:table-cell/>
          <table:table-cell table:formula="of:=IF([.E1641]=&quot;&quot;; &quot;untranscribed&quot;; IF([.F16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625_1.DAT-ss0-2</text:p>
          </table:table-cell>
          <table:table-cell office:value-type="string" calcext:value-type="string">
            <text:p>#P("soundLen", "2.75244")</text:p>
          </table:table-cell>
          <table:table-cell table:number-columns-repeated="1021"/>
        </table:table-row>
        <table:table-row table:style-name="ro7">
          <table:table-cell office:value-type="string" calcext:value-type="string">
            <text:p>string</text:p>
          </table:table-cell>
          <table:table-cell office:value-type="string" calcext:value-type="string">
            <text:p>C625_1.DAT-ss0-3</text:p>
          </table:table-cell>
          <table:table-cell office:value-type="string" calcext:value-type="string">
            <text:p>#P("soundLen", "0.304441")</text:p>
          </table:table-cell>
          <table:table-cell table:style-name="ce1" office:value-type="string" calcext:value-type="string">
            <text:p>弓美</text:p>
          </table:table-cell>
          <table:table-cell office:value-type="string" calcext:value-type="string">
            <text:p>あ？</text:p>
          </table:table-cell>
          <table:table-cell table:number-columns-repeated="2"/>
          <table:table-cell table:formula="of:=IF([.E1643]=&quot;&quot;; &quot;untranscribed&quot;; IF([.F1643]=&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625_1.DAT-ss0-4</text:p>
          </table:table-cell>
          <table:table-cell office:value-type="string" calcext:value-type="string">
            <text:p>#P("soundLen", "0.285214")</text:p>
          </table:table-cell>
          <table:table-cell table:number-columns-repeated="1021"/>
        </table:table-row>
        <table:table-row table:style-name="ro2">
          <table:table-cell office:value-type="string" calcext:value-type="string">
            <text:p>string</text:p>
          </table:table-cell>
          <table:table-cell office:value-type="string" calcext:value-type="string">
            <text:p>C625_1.DAT-ss0-5</text:p>
          </table:table-cell>
          <table:table-cell table:formula="of:=T([.C1471])" office:value-type="string" office:string-value="#P(&quot;soundLen&quot;, &quot;0.35856&quot;)" calcext:value-type="string">
            <text:p>#P("soundLen", "0.35856")</text:p>
          </table:table-cell>
          <table:table-cell table:number-columns-repeated="1021"/>
        </table:table-row>
        <table:table-row table:style-name="ro7">
          <table:table-cell office:value-type="string" calcext:value-type="string">
            <text:p>string</text:p>
          </table:table-cell>
          <table:table-cell office:value-type="string" calcext:value-type="string">
            <text:p>C625_1.DAT-ss0-6</text:p>
          </table:table-cell>
          <table:table-cell office:value-type="string" calcext:value-type="string">
            <text:p>#P("soundLen", "1.33546")</text:p>
          </table:table-cell>
          <table:table-cell table:style-name="ce1" office:value-type="string" calcext:value-type="string">
            <text:p>弓美</text:p>
          </table:table-cell>
          <table:table-cell office:value-type="string" calcext:value-type="string">
            <text:p>あああああああああ！</text:p>
          </table:table-cell>
          <table:table-cell table:number-columns-repeated="2"/>
          <table:table-cell table:formula="of:=IF([.E1646]=&quot;&quot;; &quot;untranscribed&quot;; IF([.F1646]=&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625_1.DAT-ss0-7</text:p>
          </table:table-cell>
          <table:table-cell table:formula="of:=T([.C1177])" office:value-type="string" office:string-value="#P(&quot;soundLen&quot;, &quot;2.07144&quot;)" calcext:value-type="string">
            <text:p>#P("soundLen", "2.07144")</text:p>
          </table:table-cell>
          <table:table-cell table:number-columns-repeated="1021"/>
        </table:table-row>
        <table:table-row table:style-name="ro1">
          <table:table-cell table:number-columns-repeated="4"/>
          <table:table-cell office:value-type="string" calcext:value-type="string">
            <text:p>//==================================</text:p>
            <text:p>// File: C625_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625_2.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625_2.DAT-ss0-1</text:p>
          </table:table-cell>
          <table:table-cell table:formula="of:=T([.C1222])" office:value-type="string" office:string-value="#P(&quot;soundLen&quot;, &quot;0.288224&quot;)" calcext:value-type="string">
            <text:p>#P("soundLen", "0.288224")</text:p>
          </table:table-cell>
          <table:table-cell table:number-columns-repeated="1021"/>
        </table:table-row>
        <table:table-row table:style-name="ro7">
          <table:table-cell office:value-type="string" calcext:value-type="string">
            <text:p>string</text:p>
          </table:table-cell>
          <table:table-cell office:value-type="string" calcext:value-type="string">
            <text:p>C625_2.DAT-ss0-2</text:p>
          </table:table-cell>
          <table:table-cell office:value-type="string" calcext:value-type="string">
            <text:p>#P("soundLen", "2.233")</text:p>
          </table:table-cell>
          <table:table-cell table:style-name="ce1" office:value-type="string" calcext:value-type="string">
            <text:p>弓美</text:p>
          </table:table-cell>
          <table:table-cell office:value-type="string" calcext:value-type="string">
            <text:p>元凶はあんたか！</text:p>
          </table:table-cell>
          <table:table-cell office:value-type="string" calcext:value-type="string">
            <text:p>So YOU'RE the culprit!?</text:p>
          </table:table-cell>
          <table:table-cell office:value-type="string" calcext:value-type="string">
            <text:p>CHECK</text:p>
          </table:table-cell>
          <table:table-cell table:formula="of:=IF([.E1651]=&quot;&quot;; &quot;untranscribed&quot;; IF([.F165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625_2.DAT-ss0-3</text:p>
          </table:table-cell>
          <table:table-cell office:value-type="string" calcext:value-type="string">
            <text:p>#P("soundLen", "0.321027")</text:p>
          </table:table-cell>
          <table:table-cell table:number-columns-repeated="1021"/>
        </table:table-row>
        <table:table-row table:style-name="ro1">
          <table:table-cell table:number-columns-repeated="4"/>
          <table:table-cell office:value-type="string" calcext:value-type="string">
            <text:p>//==================================</text:p>
            <text:p>// File: C626.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626.DAT-ss0-0</text:p>
          </table:table-cell>
          <table:table-cell office:value-type="string" calcext:value-type="string">
            <text:p>#P("soundLen", "5.62215")</text:p>
          </table:table-cell>
          <table:table-cell/>
          <table:table-cell office:value-type="string" calcext:value-type="string">
            <text:p>パパ：ん？どうした、弓美？</text:p>
            <text:p>ママ：あら？味、おかしいかしら？</text:p>
          </table:table-cell>
          <table:table-cell office:value-type="string" calcext:value-type="string">
            <text:p>#off()</text:p>
            <text:p>#w(1.213)</text:p>
            <text:p>What's the matter, Yumimi?</text:p>
            <text:p/>
            <text:p>#w(2.574)</text:p>
            <text:p>Huh? Does it taste funny?</text:p>
          </table:table-cell>
          <table:table-cell/>
          <table:table-cell table:formula="of:=IF([.E1654]=&quot;&quot;; &quot;untranscribed&quot;; IF([.F1654]=&quot;&quot;; &quot;UNTRANSLATED&quot;; &quot;&quot;))">
            <text:p/>
          </table:table-cell>
          <table:table-cell table:number-columns-repeated="1016"/>
        </table:table-row>
        <table:table-row table:style-name="ro17">
          <table:table-cell office:value-type="string" calcext:value-type="string">
            <text:p>string</text:p>
          </table:table-cell>
          <table:table-cell office:value-type="string" calcext:value-type="string">
            <text:p>C626.DAT-ss0-1</text:p>
          </table:table-cell>
          <table:table-cell office:value-type="string" calcext:value-type="string">
            <text:p>#P("soundLen", "6.80165")</text:p>
          </table:table-cell>
          <table:table-cell/>
          <table:table-cell office:value-type="string" calcext:value-type="string">
            <text:p>ママ：あら！やっぱり分かる！</text:p>
            <text:p>　賞味期限切れてたのよね、そのお豆腐</text:p>
            <text:p>パパ：おい…</text:p>
          </table:table-cell>
          <table:table-cell office:value-type="string" calcext:value-type="string">
            <text:p>Oh! I know what it is!</text:p>
            <text:p/>
            <text:p>#w(2.363)</text:p>
            <text:p><text:span text:style-name="T1">It's that expired tofu, isn't it?</text:span></text:p>
            <text:p/>
            <text:p>//#w(2.363)</text:p>
            <text:p/>
            <text:p>#w(5.771)</text:p>
            <text:p>Hey...</text:p>
          </table:table-cell>
          <table:table-cell/>
          <table:table-cell table:formula="of:=IF([.E1655]=&quot;&quot;; &quot;untranscribed&quot;; IF([.F1655]=&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626.DAT-ss0-2</text:p>
          </table:table-cell>
          <table:table-cell office:value-type="string" calcext:value-type="string">
            <text:p>#P("soundLen", "2.84907")</text:p>
          </table:table-cell>
          <table:table-cell/>
          <table:table-cell office:value-type="string" calcext:value-type="string">
            <text:p>弓美：ＺＺＺ…</text:p>
            <text:p>ママ：食事中に寝るんじゃりません！</text:p>
          </table:table-cell>
          <table:table-cell office:value-type="string" calcext:value-type="string">
            <text:p>#off()</text:p>
            <text:p>#w(1.598)</text:p>
            <text:p>No sleeping during dinner!</text:p>
          </table:table-cell>
          <table:table-cell/>
          <table:table-cell table:formula="of:=IF([.E1656]=&quot;&quot;; &quot;untranscribed&quot;; IF([.F1656]=&quot;&quot;; &quot;UNTRANSLATED&quot;; &quot;&quot;))">
            <text:p/>
          </table:table-cell>
          <table:table-cell table:number-columns-repeated="1016"/>
        </table:table-row>
        <table:table-row table:style-name="ro1">
          <table:table-cell table:number-columns-repeated="4"/>
          <table:table-cell office:value-type="string" calcext:value-type="string">
            <text:p>//==================================</text:p>
            <text:p>// File: C627.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627.DAT-ss0-0</text:p>
          </table:table-cell>
          <table:table-cell office:value-type="string" calcext:value-type="string">
            <text:p>#P("soundLen", "0.593403")</text:p>
          </table:table-cell>
          <table:table-cell table:style-name="ce1" office:value-type="string" calcext:value-type="string">
            <text:p>弓美</text:p>
          </table:table-cell>
          <table:table-cell table:style-name="ce2" office:value-type="string" calcext:value-type="string">
            <text:p>ＺＺＺ…</text:p>
          </table:table-cell>
          <table:table-cell table:number-columns-repeated="2"/>
          <table:table-cell table:formula="of:=IF([.E1658]=&quot;&quot;; &quot;untranscribed&quot;; IF([.F165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628.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628.DAT-ss0-0</text:p>
          </table:table-cell>
          <table:table-cell office:value-type="string" calcext:value-type="string">
            <text:p>#P("soundLen", "3.99939")</text:p>
          </table:table-cell>
          <table:table-cell/>
          <table:table-cell office:value-type="string" calcext:value-type="string">
            <text:p>桜子：体育館、体育館！</text:p>
            <text:p>真一：ちょっと待った！</text:p>
            <text:p>　[入れ違い?]になるかもしれないぞ</text:p>
          </table:table-cell>
          <table:table-cell office:value-type="string" calcext:value-type="string">
            <text:p>The gym, the gym!</text:p>
            <text:p/>
            <text:p>#w(1.482)</text:p>
            <text:p>Hang on! We could miss her coming back the other way.</text:p>
          </table:table-cell>
          <table:table-cell office:value-type="string" calcext:value-type="string">
            <text:p>CHECK</text:p>
          </table:table-cell>
          <table:table-cell table:formula="of:=IF([.E1660]=&quot;&quot;; &quot;untranscribed&quot;; IF([.F1660]=&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628.DAT-ss0-1</text:p>
          </table:table-cell>
          <table:table-cell office:value-type="string" calcext:value-type="string">
            <text:p>#P("soundLen", "5.77333")</text:p>
          </table:table-cell>
          <table:table-cell/>
          <table:table-cell office:value-type="string" calcext:value-type="string">
            <text:p>桜子：あ、そっか</text:p>
            <text:p>真一：じゃ、俺はこっちから[行くから?]、二人はそっち</text:p>
            <text:p>　体育館[に落ち合おう?]</text:p>
            <text:p>桜子：分かったわ</text:p>
          </table:table-cell>
          <table:table-cell office:value-type="string" calcext:value-type="string">
            <text:p>Oh, you're right.</text:p>
            <text:p/>
            <text:p>#w(0.918)</text:p>
            <text:p>So, I'll go this way, and you two go that way.</text:p>
            <text:p/>
            <text:p>#w(4.138)</text:p>
            <text:p>Let's meet up in the gym.</text:p>
            <text:p/>
            <text:p>#w(5.226)</text:p>
            <text:p>Got it.</text:p>
          </table:table-cell>
          <table:table-cell office:value-type="string" calcext:value-type="string">
            <text:p>CHECK</text:p>
          </table:table-cell>
          <table:table-cell table:formula="of:=IF([.E1661]=&quot;&quot;; &quot;untranscribed&quot;; IF([.F16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701.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01.DAT-ss0-0</text:p>
          </table:table-cell>
          <table:table-cell office:value-type="string" calcext:value-type="string">
            <text:p>#P("soundLen", "2.14724")</text:p>
          </table:table-cell>
          <table:table-cell office:value-type="string" calcext:value-type="string">
            <text:p>ナレーター</text:p>
          </table:table-cell>
          <table:table-cell office:value-type="string" calcext:value-type="string">
            <text:p>まあ、それはともかく…</text:p>
          </table:table-cell>
          <table:table-cell office:value-type="string" calcext:value-type="string">
            <text:p>Well, be that as it may...</text:p>
          </table:table-cell>
          <table:table-cell/>
          <table:table-cell table:formula="of:=IF([.E1663]=&quot;&quot;; &quot;untranscribed&quot;; IF([.F1663]=&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701.DAT-start</text:p>
          </table:table-cell>
          <table:table-cell table:number-columns-repeated="2"/>
          <table:table-cell office:value-type="string" calcext:value-type="string">
            <text:p>雪まつり会場</text:p>
          </table:table-cell>
          <table:table-cell office:value-type="string" calcext:value-type="string">
            <text:p>SNOW FESTIVAL SITE</text:p>
            <text:p>#woff(4.000)</text:p>
          </table:table-cell>
          <table:table-cell/>
          <table:table-cell table:formula="of:=IF([.E1664]=&quot;&quot;; &quot;untranscribed&quot;; IF([.F1664]=&quot;&quot;; &quot;UNTRANSLATED&quot;; &quot;&quot;))">
            <text:p/>
          </table:table-cell>
          <table:table-cell table:number-columns-repeated="1016"/>
        </table:table-row>
        <table:table-row table:style-name="ro1">
          <table:table-cell table:number-columns-repeated="4"/>
          <table:table-cell office:value-type="string" calcext:value-type="string">
            <text:p>//==================================</text:p>
            <text:p>// File: C702.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702.DAT-ss0-0</text:p>
          </table:table-cell>
          <table:table-cell office:value-type="string" calcext:value-type="string">
            <text:p>#P("soundLen", "4.1873")</text:p>
          </table:table-cell>
          <table:table-cell/>
          <table:table-cell office:value-type="string" calcext:value-type="string">
            <text:p>桜子：はぁ！何よ、この渡り廊下</text:p>
            <text:p>弓美：[埋まってきてる??]</text:p>
          </table:table-cell>
          <table:table-cell office:value-type="string" calcext:value-type="string">
            <text:p>#off()</text:p>
            <text:p>#w(0.943)</text:p>
            <text:p>What happened to the walkway!?</text:p>
            <text:p/>
            <text:p>#w(2.768)</text:p>
            <text:p>It's been buried!</text:p>
          </table:table-cell>
          <table:table-cell/>
          <table:table-cell table:formula="of:=IF([.E1666]=&quot;&quot;; &quot;untranscribed&quot;; IF([.F166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02.DAT-ss0-1</text:p>
          </table:table-cell>
          <table:table-cell office:value-type="string" calcext:value-type="string">
            <text:p>#P("soundLen", "1.58437")</text:p>
          </table:table-cell>
          <table:table-cell table:number-columns-repeated="1021"/>
        </table:table-row>
        <table:table-row table:style-name="ro1">
          <table:table-cell table:number-columns-repeated="4"/>
          <table:table-cell office:value-type="string" calcext:value-type="string">
            <text:p>//==================================</text:p>
            <text:p>// File: C703.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703.DAT-ss0-0</text:p>
          </table:table-cell>
          <table:table-cell office:value-type="string" calcext:value-type="string">
            <text:p>#P("soundLen", "4.8092")</text:p>
            <text:p><text:span text:style-name="T1">#P("noAutoOff", "1")</text:span></text:p>
          </table:table-cell>
          <table:table-cell table:style-name="ce1" office:value-type="string" calcext:value-type="string">
            <text:p>桜子</text:p>
          </table:table-cell>
          <table:table-cell office:value-type="string" calcext:value-type="string">
            <text:p>足跡よ！</text:p>
            <text:p>新しいわね</text:p>
            <text:p>崩れてきた雪[の上に付いたもの?]</text:p>
          </table:table-cell>
          <table:table-cell office:value-type="string" calcext:value-type="string">
            <text:p>Footprints!</text:p>
            <text:p/>
            <text:p>#w(1.412)</text:p>
            <text:p>//#w(2.729)</text:p>
            <text:p><text:span text:style-name="T1">They're fresh.\n</text:span></text:p>
            <text:p>They were left on the snow that dropped in.</text:p>
          </table:table-cell>
          <table:table-cell/>
          <table:table-cell table:formula="of:=IF([.E1669]=&quot;&quot;; &quot;untranscribed&quot;; IF([.F1669]=&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03.DAT-ss0-1</text:p>
          </table:table-cell>
          <table:table-cell office:value-type="string" calcext:value-type="string">
            <text:p>#P("soundLen", "4.692")</text:p>
          </table:table-cell>
          <table:table-cell/>
          <table:table-cell office:value-type="string" calcext:value-type="string">
            <text:p>桜子：おまけに、行きの足あとだけで、帰りのはない</text:p>
            <text:p>弓美：りえちゃん…</text:p>
          </table:table-cell>
          <table:table-cell office:value-type="string" calcext:value-type="string">
            <text:p>And what's more, there are only footprints for leaving, not coming back.</text:p>
            <text:p/>
            <text:p>#w(3.994)</text:p>
            <text:p>Rie+-chan++...</text:p>
          </table:table-cell>
          <table:table-cell/>
          <table:table-cell table:formula="of:=IF([.E1670]=&quot;&quot;; &quot;untranscribed&quot;; IF([.F167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0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04.DAT-ss0-0</text:p>
          </table:table-cell>
          <table:table-cell office:value-type="string" calcext:value-type="string">
            <text:p>#P("soundLen", "2.817")</text:p>
          </table:table-cell>
          <table:table-cell table:style-name="ce1" office:value-type="string" calcext:value-type="string">
            <text:p>桜子</text:p>
          </table:table-cell>
          <table:table-cell office:value-type="string" calcext:value-type="string">
            <text:p>真一ね？靴のサイズが大きい</text:p>
          </table:table-cell>
          <table:table-cell office:value-type="string" calcext:value-type="string">
            <text:p>Was it Shinichi? It's a big shoe size.</text:p>
          </table:table-cell>
          <table:table-cell/>
          <table:table-cell table:formula="of:=IF([.E1672]=&quot;&quot;; &quot;untranscribed&quot;; IF([.F167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704.DAT-ss0-1</text:p>
          </table:table-cell>
          <table:table-cell office:value-type="string" calcext:value-type="string">
            <text:p>#P("soundLen", "4.57153")</text:p>
            <text:p><text:span text:style-name="T1">#P("noAutoOff", "1")</text:span></text:p>
          </table:table-cell>
          <table:table-cell table:style-name="ce1" office:value-type="string" calcext:value-type="string">
            <text:p>桜子</text:p>
          </table:table-cell>
          <table:table-cell office:value-type="string" calcext:value-type="string">
            <text:p>っていうことは、とりあえず真一は体育館にいるってことね</text:p>
          </table:table-cell>
          <table:table-cell office:value-type="string" calcext:value-type="string">
            <text:p>What this means is that, for now, Shinichi is in the gym.</text:p>
          </table:table-cell>
          <table:table-cell office:value-type="string" calcext:value-type="string">
            <text:p>CHECK</text:p>
          </table:table-cell>
          <table:table-cell table:formula="of:=IF([.E1673]=&quot;&quot;; &quot;untranscribed&quot;; IF([.F1673]=&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04.DAT-ss0-2</text:p>
          </table:table-cell>
          <table:table-cell office:value-type="string" calcext:value-type="string">
            <text:p>#P("soundLen", "4.73923")</text:p>
          </table:table-cell>
          <table:table-cell/>
          <table:table-cell office:value-type="string" calcext:value-type="string">
            <text:p>弓美：見事な推理ね</text:p>
            <text:p>桜子：初歩的な問題だよ、ワトソンくん</text:p>
          </table:table-cell>
          <table:table-cell office:value-type="string" calcext:value-type="string">
            <text:p>Splendid deduction!</text:p>
            <text:p>#woff(1.726)</text:p>
            <text:p/>
            <text:p>#w(2.529)</text:p>
            <text:p>Elementary, my dear Watson.</text:p>
          </table:table-cell>
          <table:table-cell office:value-type="string" calcext:value-type="string">
            <text:p>NOTE: this is not a localization of anything, the japanese here is a literal translation of the sherlock holmes line</text:p>
          </table:table-cell>
          <table:table-cell table:formula="of:=IF([.E1674]=&quot;&quot;; &quot;untranscribed&quot;; IF([.F16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04.DAT-ss0-3</text:p>
          </table:table-cell>
          <table:table-cell office:value-type="string" calcext:value-type="string">
            <text:p>#P("soundLen", "0.62166")</text:p>
          </table:table-cell>
          <table:table-cell table:number-columns-repeated="1021"/>
        </table:table-row>
        <table:table-row table:style-name="ro36">
          <table:table-cell office:value-type="string" calcext:value-type="string">
            <text:p>string</text:p>
          </table:table-cell>
          <table:table-cell office:value-type="string" calcext:value-type="string">
            <text:p>C704.DAT-ss0-4</text:p>
          </table:table-cell>
          <table:table-cell office:value-type="string" calcext:value-type="string">
            <text:p>#P("soundLen", "2.80447")</text:p>
          </table:table-cell>
          <table:table-cell table:style-name="ce1" office:value-type="string" calcext:value-type="string">
            <text:p>弓美</text:p>
          </table:table-cell>
          <table:table-cell office:value-type="string" calcext:value-type="string">
            <text:p>桜子ちゃん、チルチルミチルみたい</text:p>
          </table:table-cell>
          <table:table-cell office:value-type="string" calcext:value-type="string">
            <text:p>Sakurako+-chan++, we're like Tyltyl and Mytyl!</text:p>
          </table:table-cell>
          <table:table-cell office:value-type="string" calcext:value-type="string">
            <text:p>NOTE: Tyltyl and Mytyl are the main characters of the 1908 play "The Blue Bird" by Maurice Maeterlinck. this reference is probably dervied from the 1980 anime adaptation メーテルリンクの青い鳥 チルチルミチルの冒険旅行</text:p>
          </table:table-cell>
          <table:table-cell table:formula="of:=IF([.E1676]=&quot;&quot;; &quot;untranscribed&quot;; IF([.F1676]=&quot;&quot;; &quot;UNTRANSLATED&quot;; &quot;&quot;))">
            <text:p/>
          </table:table-cell>
          <table:table-cell table:number-columns-repeated="1016"/>
        </table:table-row>
        <table:table-row table:style-name="ro1">
          <table:table-cell table:number-columns-repeated="4"/>
          <table:table-cell office:value-type="string" calcext:value-type="string">
            <text:p>//==================================</text:p>
            <text:p>// File: C705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05A.DAT-ss0-0</text:p>
          </table:table-cell>
          <table:table-cell table:style-name="ce1" office:value-type="string" calcext:value-type="string">
            <text:p><text:span text:style-name="T2">#P</text:span><text:span text:style-name="T3">(</text:span><text:span text:style-name="T2">"soundLen", "5.41299"</text:span><text:span text:style-name="T3">)</text:span></text:p>
            <text:p><text:span text:style-name="T1">#P("noAutoOff", "1")</text:span></text:p>
          </table:table-cell>
          <table:table-cell table:style-name="ce1" office:value-type="string" calcext:value-type="string">
            <text:p>弓美</text:p>
          </table:table-cell>
          <table:table-cell office:value-type="string" calcext:value-type="string">
            <text:p>で、でも仕方がないわよね</text:p>
            <text:p>[ダーッと足を向ければ?]、大丈夫よね？</text:p>
          </table:table-cell>
          <table:table-cell office:value-type="string" calcext:value-type="string">
            <text:p>B-But...what choice do we have?</text:p>
            <text:p/>
            <text:p>#w(3.236)</text:p>
            <text:p>We'll be fine if we make a dash for it, right?</text:p>
          </table:table-cell>
          <table:table-cell office:value-type="string" calcext:value-type="string">
            <text:p>CHECK</text:p>
          </table:table-cell>
          <table:table-cell table:formula="of:=IF([.E1678]=&quot;&quot;; &quot;untranscribed&quot;; IF([.F1678]=&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705A.DAT-ss0-1</text:p>
          </table:table-cell>
          <table:table-cell office:value-type="string" calcext:value-type="string">
            <text:p>#P("soundLen", "5.51471")</text:p>
          </table:table-cell>
          <table:table-cell table:style-name="ce1" office:value-type="string" calcext:value-type="string">
            <text:p>桜子</text:p>
          </table:table-cell>
          <table:table-cell office:value-type="string" calcext:value-type="string">
            <text:p>あたしに聞くなんて？</text:p>
            <text:p>んん、でも仕方ないわね</text:p>
            <text:p>行くわよ、弓美！</text:p>
          </table:table-cell>
          <table:table-cell office:value-type="string" calcext:value-type="string">
            <text:p>You're asking me?</text:p>
            <text:p/>
            <text:p>#w(2.142)</text:p>
            <text:p>...But I don't know what else we can do.</text:p>
            <text:p/>
            <text:p>#w(4.255)</text:p>
            <text:p>Let's go, Yumimi!</text:p>
          </table:table-cell>
          <table:table-cell/>
          <table:table-cell table:formula="of:=IF([.E1679]=&quot;&quot;; &quot;untranscribed&quot;; IF([.F1679]=&quot;&quot;; &quot;UNTRANSLATED&quot;; &quot;&quot;))">
            <text:p/>
          </table:table-cell>
          <table:table-cell table:number-columns-repeated="1016"/>
        </table:table-row>
        <table:table-row table:style-name="ro1">
          <table:table-cell table:number-columns-repeated="4"/>
          <table:table-cell office:value-type="string" calcext:value-type="string">
            <text:p>//==================================</text:p>
            <text:p>// File: C705B.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705B.DAT-ss0-0</text:p>
          </table:table-cell>
          <table:table-cell office:value-type="string" calcext:value-type="string">
            <text:p>#P("soundLen", "2.96327")</text:p>
            <text:p><text:span text:style-name="T1">#P("noAutoOff", "1")</text:span></text:p>
          </table:table-cell>
          <table:table-cell table:style-name="ce1" office:value-type="string" calcext:value-type="string">
            <text:p>弓美</text:p>
          </table:table-cell>
          <table:table-cell office:value-type="string" calcext:value-type="string">
            <text:p>ど、どこか別の所から行けない？</text:p>
          </table:table-cell>
          <table:table-cell office:value-type="string" calcext:value-type="string">
            <text:p>I-Isn't there some other way we could go?</text:p>
          </table:table-cell>
          <table:table-cell/>
          <table:table-cell table:formula="of:=IF([.E1681]=&quot;&quot;; &quot;untranscribed&quot;; IF([.F168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05B.DAT-ss0-1</text:p>
          </table:table-cell>
          <table:table-cell office:value-type="string" calcext:value-type="string">
            <text:p>#P("soundLen", "2.23693")</text:p>
          </table:table-cell>
          <table:table-cell table:style-name="ce1" office:value-type="string" calcext:value-type="string">
            <text:p>桜子</text:p>
          </table:table-cell>
          <table:table-cell office:value-type="string" calcext:value-type="string">
            <text:p>別の所って言ってもね…</text:p>
          </table:table-cell>
          <table:table-cell office:value-type="string" calcext:value-type="string">
            <text:p>You can ask me all you want, but...</text:p>
          </table:table-cell>
          <table:table-cell/>
          <table:table-cell table:formula="of:=IF([.E1682]=&quot;&quot;; &quot;untranscribed&quot;; IF([.F16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705C.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05C.DAT-ss0-0</text:p>
          </table:table-cell>
          <table:table-cell office:value-type="string" calcext:value-type="string">
            <text:p>#P("soundLen", "4.32422")</text:p>
          </table:table-cell>
          <table:table-cell table:style-name="ce1" office:value-type="string" calcext:value-type="string">
            <text:p>弓美</text:p>
          </table:table-cell>
          <table:table-cell office:value-type="string" calcext:value-type="string">
            <text:p>でもどうしよう</text:p>
            <text:p>ここ通るの怖いわ</text:p>
            <text:p>えっと</text:p>
          </table:table-cell>
          <table:table-cell office:value-type="string" calcext:value-type="string">
            <text:p>But what should we do?\n</text:p>
            <text:p>I'm scared to go this way.</text:p>
            <text:p/>
            <text:p>#w(3.387)</text:p>
            <text:p>Um...</text:p>
          </table:table-cell>
          <table:table-cell/>
          <table:table-cell table:formula="of:=IF([.E1684]=&quot;&quot;; &quot;untranscribed&quot;; IF([.F16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70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06.DAT-ss0-0</text:p>
          </table:table-cell>
          <table:table-cell table:formula="of:=T([.C126])" office:value-type="string" office:string-value="#P(&quot;soundLen&quot;, &quot;0.126175&quot;)" calcext:value-type="string">
            <text:p>#P("soundLen", "0.126175")</text:p>
          </table:table-cell>
          <table:table-cell table:number-columns-repeated="1021"/>
        </table:table-row>
        <table:table-row table:style-name="ro1">
          <table:table-cell table:number-columns-repeated="4"/>
          <table:table-cell office:value-type="string" calcext:value-type="string">
            <text:p>//==================================</text:p>
            <text:p>// File: C707.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07.DAT-ss0-0</text:p>
          </table:table-cell>
          <table:table-cell office:value-type="string" calcext:value-type="string">
            <text:p>#P("soundLen", "1.43191")</text:p>
          </table:table-cell>
          <table:table-cell table:style-name="ce1" office:value-type="string" calcext:value-type="string">
            <text:p>桜子</text:p>
          </table:table-cell>
          <table:table-cell office:value-type="string" calcext:value-type="string">
            <text:p>な…あ！？</text:p>
          </table:table-cell>
          <table:table-cell table:number-columns-repeated="2"/>
          <table:table-cell table:formula="of:=IF([.E1688]=&quot;&quot;; &quot;untranscribed&quot;; IF([.F1688]=&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707.DAT-ss0-1</text:p>
          </table:table-cell>
          <table:table-cell office:value-type="string" calcext:value-type="string">
            <text:p>#P("soundLen", "0.350513")</text:p>
          </table:table-cell>
          <table:table-cell table:number-columns-repeated="1021"/>
        </table:table-row>
        <table:table-row table:style-name="ro1">
          <table:table-cell table:number-columns-repeated="4"/>
          <table:table-cell office:value-type="string" calcext:value-type="string">
            <text:p>//==================================</text:p>
            <text:p>// File: C70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08.DAT-ss0-0</text:p>
          </table:table-cell>
          <table:table-cell office:value-type="string" calcext:value-type="string">
            <text:p>#P("soundLen", "1.13563")</text:p>
          </table:table-cell>
          <table:table-cell table:number-columns-repeated="1021"/>
        </table:table-row>
        <table:table-row table:style-name="ro2">
          <table:table-cell office:value-type="string" calcext:value-type="string">
            <text:p>string</text:p>
          </table:table-cell>
          <table:table-cell office:value-type="string" calcext:value-type="string">
            <text:p>C708.DAT-ss0-1</text:p>
          </table:table-cell>
          <table:table-cell table:formula="of:=T([.C1148])" office:value-type="string" office:string-value="#P(&quot;soundLen&quot;, &quot;6.14331&quot;)" calcext:value-type="string">
            <text:p>#P("soundLen", "6.14331")</text:p>
          </table:table-cell>
          <table:table-cell table:number-columns-repeated="1021"/>
        </table:table-row>
        <table:table-row table:style-name="ro1">
          <table:table-cell table:number-columns-repeated="4"/>
          <table:table-cell office:value-type="string" calcext:value-type="string">
            <text:p>//==================================</text:p>
            <text:p>// File: C709.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709.DAT-ss0-0</text:p>
          </table:table-cell>
          <table:table-cell office:value-type="string" calcext:value-type="string">
            <text:p>#P("soundLen", "6.08072")</text:p>
          </table:table-cell>
          <table:table-cell/>
          <table:table-cell office:value-type="string" calcext:value-type="string">
            <text:p>弓美：あたたたたた…</text:p>
            <text:p>桜子：んもう、あんた走るのも[まともに?]出来ないの？</text:p>
            <text:p>弓美：ごめん…</text:p>
          </table:table-cell>
          <table:table-cell office:value-type="string" calcext:value-type="string">
            <text:p>#off()</text:p>
            <text:p>#w(1.703)</text:p>
            <text:p>Ugh! Can't you even run properly!?</text:p>
            <text:p/>
            <text:p>#w(5.389)</text:p>
            <text:p>Sorry...</text:p>
          </table:table-cell>
          <table:table-cell/>
          <table:table-cell table:formula="of:=IF([.E1694]=&quot;&quot;; &quot;untranscribed&quot;; IF([.F169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09.DAT-ss0-1</text:p>
          </table:table-cell>
          <table:table-cell office:value-type="string" calcext:value-type="string">
            <text:p>#P("soundLen", "0.630936")</text:p>
          </table:table-cell>
          <table:table-cell table:number-columns-repeated="1021"/>
        </table:table-row>
        <table:table-row table:style-name="ro2">
          <table:table-cell office:value-type="string" calcext:value-type="string">
            <text:p>string</text:p>
          </table:table-cell>
          <table:table-cell office:value-type="string" calcext:value-type="string">
            <text:p>C709.DAT-ss0-2</text:p>
          </table:table-cell>
          <table:table-cell office:value-type="string" calcext:value-type="string">
            <text:p>#P("soundLen", "3.12175")</text:p>
          </table:table-cell>
          <table:table-cell table:number-columns-repeated="1021"/>
        </table:table-row>
        <table:table-row table:style-name="ro1">
          <table:table-cell table:number-columns-repeated="4"/>
          <table:table-cell office:value-type="string" calcext:value-type="string">
            <text:p>//==================================</text:p>
            <text:p>// File: C710.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10.DAT-ss0-0</text:p>
          </table:table-cell>
          <table:table-cell table:formula="of:=T([.C648])" office:value-type="string" office:string-value="#P(&quot;soundLen&quot;, &quot;4.41342&quot;)" calcext:value-type="string">
            <text:p>#P("soundLen", "4.41342")</text:p>
          </table:table-cell>
          <table:table-cell/>
          <table:table-cell office:value-type="string" calcext:value-type="string">
            <text:p>桜子：そうだ！２階から、雪の上に歩いていきましょう！</text:p>
            <text:p>弓美：あ、なるほど</text:p>
          </table:table-cell>
          <table:table-cell office:value-type="string" calcext:value-type="string">
            <text:p>That's it! Let's walk over the snow on the second floor!</text:p>
            <text:p/>
            <text:p>#w(3.104)</text:p>
            <text:p>Oh, I see!</text:p>
          </table:table-cell>
          <table:table-cell/>
          <table:table-cell table:formula="of:=IF([.E1698]=&quot;&quot;; &quot;untranscribed&quot;; IF([.F169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10.DAT-ss0-1</text:p>
          </table:table-cell>
          <table:table-cell table:formula="of:=T([.C780])" office:value-type="string" office:string-value="#P(&quot;soundLen&quot;, &quot;0.327723&quot;)" calcext:value-type="string">
            <text:p>#P("soundLen", "0.327723")</text:p>
          </table:table-cell>
          <table:table-cell table:number-columns-repeated="1021"/>
        </table:table-row>
        <table:table-row table:style-name="ro12">
          <table:table-cell office:value-type="string" calcext:value-type="string">
            <text:p>string</text:p>
          </table:table-cell>
          <table:table-cell office:value-type="string" calcext:value-type="string">
            <text:p>C710.DAT-ss0-2</text:p>
          </table:table-cell>
          <table:table-cell office:value-type="string" calcext:value-type="string">
            <text:p>#P("soundLen", "1.91861")</text:p>
          </table:table-cell>
          <table:table-cell table:style-name="ce1"/>
          <table:table-cell office:value-type="string" calcext:value-type="string">
            <text:p>桜子：はぁ…これなら行けそうね</text:p>
            <text:p>弓美：うん</text:p>
          </table:table-cell>
          <table:table-cell office:value-type="string" calcext:value-type="string">
            <text:p>#off()</text:p>
            <text:p>#w(0.646)</text:p>
            <text:p>― Looks like we can make it.\n</text:p>
            <text:p><text:span text:style-name="T1">― Yeah.</text:span></text:p>
            <text:p><text:span text:style-name="T1">#woff(2.434)</text:span></text:p>
            <text:p/>
            <text:p>//#w(1.761)</text:p>
          </table:table-cell>
          <table:table-cell/>
          <table:table-cell table:formula="of:=IF([.E1700]=&quot;&quot;; &quot;untranscribed&quot;; IF([.F170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11.DAT-ss0-0</text:p>
          </table:table-cell>
          <table:table-cell office:value-type="string" calcext:value-type="string">
            <text:p>#P("soundLen", "0.343756")</text:p>
          </table:table-cell>
          <table:table-cell table:number-columns-repeated="1021"/>
        </table:table-row>
        <table:table-row table:style-name="ro6">
          <table:table-cell office:value-type="string" calcext:value-type="string">
            <text:p>string</text:p>
          </table:table-cell>
          <table:table-cell office:value-type="string" calcext:value-type="string">
            <text:p>C711.DAT-ss0-1</text:p>
          </table:table-cell>
          <table:table-cell office:value-type="string" calcext:value-type="string">
            <text:p>#P("soundLen", "5.77173")</text:p>
            <text:p><text:span text:style-name="T1">#P("noAutoOff", "1")</text:span></text:p>
          </table:table-cell>
          <table:table-cell table:style-name="ce1" office:value-type="string" calcext:value-type="string">
            <text:p>桜子</text:p>
          </table:table-cell>
          <table:table-cell office:value-type="string" calcext:value-type="string">
            <text:p>んもう…歩きづらいわね…</text:p>
            <text:p>スキーでもあれば楽なんだけど</text:p>
          </table:table-cell>
          <table:table-cell office:value-type="string" calcext:value-type="string">
            <text:p>Ugh...It's so hard to walk...</text:p>
            <text:p/>
            <text:p>#w(3.530)</text:p>
            <text:p>It'd be easy if I just had some skis.</text:p>
          </table:table-cell>
          <table:table-cell/>
          <table:table-cell table:formula="of:=IF([.E1703]=&quot;&quot;; &quot;untranscribed&quot;; IF([.F1703]=&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711.DAT-ss0-2</text:p>
          </table:table-cell>
          <table:table-cell office:value-type="string" calcext:value-type="string">
            <text:p>#P("soundLen", "6.68039")</text:p>
          </table:table-cell>
          <table:table-cell/>
          <table:table-cell office:value-type="string" calcext:value-type="string">
            <text:p>弓美：桜子ちゃん、スキー出来るの？</text:p>
            <text:p>桜子：こう見えても、田舎ボールレンゲよ</text:p>
            <text:p>弓美：変な田舎</text:p>
          </table:table-cell>
          <table:table-cell office:value-type="string" calcext:value-type="string">
            <text:p>Sakurako+-chan++, you can ski?</text:p>
            <text:p/>
            <text:p>#w(2.595)</text:p>
            <text:p>Despite appearances, my hometown is Borlänge.</text:p>
            <text:p/>
            <text:p>#w(5.851)</text:p>
            <text:p>What a weird hometown.</text:p>
          </table:table-cell>
          <table:table-cell office:value-type="string" calcext:value-type="string">
            <text:p>NOTE: "Borlänge", a city of approximately 50,000 in Sweden (really)</text:p>
          </table:table-cell>
          <table:table-cell table:formula="of:=IF([.E1704]=&quot;&quot;; &quot;untranscribed&quot;; IF([.F170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11.DAT-ss0-3</text:p>
          </table:table-cell>
          <table:table-cell office:value-type="string" calcext:value-type="string">
            <text:p>#P("soundLen", "1.00362")</text:p>
          </table:table-cell>
          <table:table-cell table:number-columns-repeated="1021"/>
        </table:table-row>
        <table:table-row table:style-name="ro5">
          <table:table-cell office:value-type="string" calcext:value-type="string">
            <text:p>string</text:p>
          </table:table-cell>
          <table:table-cell office:value-type="string" calcext:value-type="string">
            <text:p>C711.DAT-ss0-4</text:p>
          </table:table-cell>
          <table:table-cell office:value-type="string" calcext:value-type="string">
            <text:p>#P("soundLen", "1.0422")</text:p>
          </table:table-cell>
          <table:table-cell table:style-name="ce1"/>
          <table:table-cell office:value-type="string" calcext:value-type="string">
            <text:p>弓美：ああああ！</text:p>
            <text:p>桜子：あっ！</text:p>
          </table:table-cell>
          <table:table-cell table:number-columns-repeated="2"/>
          <table:table-cell table:formula="of:=IF([.E1706]=&quot;&quot;; &quot;untranscribed&quot;; IF([.F1706]=&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711.DAT-ss0-5</text:p>
          </table:table-cell>
          <table:table-cell office:value-type="string" calcext:value-type="string">
            <text:p>#P("soundLen", "0.287118")</text:p>
          </table:table-cell>
          <table:table-cell table:number-columns-repeated="1021"/>
        </table:table-row>
        <table:table-row table:style-name="ro1">
          <table:table-cell table:number-columns-repeated="4"/>
          <table:table-cell office:value-type="string" calcext:value-type="string">
            <text:p>//==================================</text:p>
            <text:p>// File: C712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12A.DAT-ss0-0</text:p>
          </table:table-cell>
          <table:table-cell table:formula="of:=T([.C1157])" office:value-type="string" office:string-value="#P(&quot;soundLen&quot;, &quot;0.362184&quot;)" calcext:value-type="string">
            <text:p>#P("soundLen", "0.362184")</text:p>
          </table:table-cell>
          <table:table-cell table:style-name="ce1" office:value-type="string" calcext:value-type="string">
            <text:p>桜子</text:p>
          </table:table-cell>
          <table:table-cell office:value-type="string" calcext:value-type="string">
            <text:p>ドジ！</text:p>
          </table:table-cell>
          <table:table-cell office:value-type="string" calcext:value-type="string">
            <text:p>Oaf!</text:p>
          </table:table-cell>
          <table:table-cell/>
          <table:table-cell table:formula="of:=IF([.E1709]=&quot;&quot;; &quot;untranscribed&quot;; IF([.F170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12A.DAT-ss0-1</text:p>
          </table:table-cell>
          <table:table-cell office:value-type="string" calcext:value-type="string">
            <text:p>#P("soundLen", "1.21353")</text:p>
          </table:table-cell>
          <table:table-cell table:style-name="ce1" office:value-type="string" calcext:value-type="string">
            <text:p>弓美</text:p>
          </table:table-cell>
          <table:table-cell office:value-type="string" calcext:value-type="string">
            <text:p>え〜ん！</text:p>
          </table:table-cell>
          <table:table-cell table:number-columns-repeated="2"/>
          <table:table-cell table:formula="of:=IF([.E1710]=&quot;&quot;; &quot;untranscribed&quot;; IF([.F1710]=&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12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12B.DAT-ss0-0</text:p>
          </table:table-cell>
          <table:table-cell table:formula="of:=T([.C1695])" office:value-type="string" office:string-value="#P(&quot;soundLen&quot;, &quot;0.630936&quot;)" calcext:value-type="string">
            <text:p>#P("soundLen", "0.630936")</text:p>
          </table:table-cell>
          <table:table-cell table:number-columns-repeated="1021"/>
        </table:table-row>
        <table:table-row table:style-name="ro2">
          <table:table-cell office:value-type="string" calcext:value-type="string">
            <text:p>string</text:p>
          </table:table-cell>
          <table:table-cell office:value-type="string" calcext:value-type="string">
            <text:p>C712B.DAT-ss0-1</text:p>
          </table:table-cell>
          <table:table-cell table:formula="of:=T([.C1696])" office:value-type="string" office:string-value="#P(&quot;soundLen&quot;, &quot;3.12175&quot;)" calcext:value-type="string">
            <text:p>#P("soundLen", "3.12175")</text:p>
          </table:table-cell>
          <table:table-cell table:number-columns-repeated="1021"/>
        </table:table-row>
        <table:table-row table:style-name="ro11">
          <table:table-cell office:value-type="string" calcext:value-type="string">
            <text:p>string</text:p>
          </table:table-cell>
          <table:table-cell office:value-type="string" calcext:value-type="string">
            <text:p>C712B.DAT-ss0-2</text:p>
          </table:table-cell>
          <table:table-cell office:value-type="string" calcext:value-type="string">
            <text:p>#P("soundLen", "6.03993")</text:p>
            <text:p><text:span text:style-name="T1">#P("noAutoOff", "1")</text:span></text:p>
          </table:table-cell>
          <table:table-cell/>
          <table:table-cell office:value-type="string" calcext:value-type="string">
            <text:p>弓美：びび、びっくりした、びっくりした！</text:p>
            <text:p>桜子：ああ！生き埋めになるかと思った！</text:p>
          </table:table-cell>
          <table:table-cell office:value-type="string" calcext:value-type="string">
            <text:p>O-O-O...Oh man, oh MAN!</text:p>
            <text:p>#woff(2.623)</text:p>
            <text:p/>
            <text:p>#w(3.797)</text:p>
            <text:p>I thought we were going to get buried alive!</text:p>
          </table:table-cell>
          <table:table-cell/>
          <table:table-cell table:formula="of:=IF([.E1714]=&quot;&quot;; &quot;untranscribed&quot;; IF([.F171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12B.DAT-ss0-3</text:p>
          </table:table-cell>
          <table:table-cell office:value-type="string" calcext:value-type="string">
            <text:p>#P("soundLen", "6.47472")</text:p>
          </table:table-cell>
          <table:table-cell/>
          <table:table-cell office:value-type="string" calcext:value-type="string">
            <text:p>弓美：だけど、これじゃ最初から渡り廊下を[通ってた?]方がよかったみたい</text:p>
            <text:p>桜子：それは言える</text:p>
          </table:table-cell>
          <table:table-cell office:value-type="string" calcext:value-type="string">
            <text:p>But now it looks like we should have just gone through the walkway to begin with...</text:p>
            <text:p/>
            <text:p>#w(5.364)</text:p>
            <text:p>You don't say.</text:p>
          </table:table-cell>
          <table:table-cell office:value-type="string" calcext:value-type="string">
            <text:p>CHECK</text:p>
          </table:table-cell>
          <table:table-cell table:formula="of:=IF([.E1715]=&quot;&quot;; &quot;untranscribed&quot;; IF([.F17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3.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13.DAT-ss0-0</text:p>
          </table:table-cell>
          <table:table-cell office:value-type="string" calcext:value-type="string">
            <text:p>#P("soundLen", "5.9468")</text:p>
          </table:table-cell>
          <table:table-cell/>
          <table:table-cell office:value-type="string" calcext:value-type="string">
            <text:p>桜子：ああ、もう</text:p>
            <text:p>　制服ぐちゃぐちゃよ</text:p>
            <text:p>弓美：松崎くんいるかな？</text:p>
          </table:table-cell>
          <table:table-cell office:value-type="string" calcext:value-type="string">
            <text:p>//#w(0.653)</text:p>
            <text:p>Oh, geez...My uniform's soaked.</text:p>
            <text:p/>
            <text:p>#w(4.209)</text:p>
            <text:p>I wonder if Matsuzaki+-kun++'s here?</text:p>
          </table:table-cell>
          <table:table-cell/>
          <table:table-cell table:formula="of:=IF([.E1717]=&quot;&quot;; &quot;untranscribed&quot;; IF([.F171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13.DAT-ss0-1</text:p>
          </table:table-cell>
          <table:table-cell table:formula="of:=T([.C317])" office:value-type="string" office:string-value="#P(&quot;soundLen&quot;, &quot;2.10873&quot;)" calcext:value-type="string">
            <text:p>#P("soundLen", "2.10873")</text:p>
          </table:table-cell>
          <table:table-cell table:number-columns-repeated="1021"/>
        </table:table-row>
        <table:table-row table:style-name="ro1">
          <table:table-cell table:number-columns-repeated="4"/>
          <table:table-cell office:value-type="string" calcext:value-type="string">
            <text:p>//==================================</text:p>
            <text:p>// File: C71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14.DAT-ss0-0</text:p>
          </table:table-cell>
          <table:table-cell office:value-type="string" calcext:value-type="string">
            <text:p>#P("soundLen", "1.53603")</text:p>
          </table:table-cell>
          <table:table-cell table:style-name="ce1" office:value-type="string" calcext:value-type="string">
            <text:p>桜子</text:p>
          </table:table-cell>
          <table:table-cell office:value-type="string" calcext:value-type="string">
            <text:p>なん、何？どうしたの？</text:p>
          </table:table-cell>
          <table:table-cell office:value-type="string" calcext:value-type="string">
            <text:p>W-What? What's wrong?</text:p>
          </table:table-cell>
          <table:table-cell/>
          <table:table-cell table:formula="of:=IF([.E1720]=&quot;&quot;; &quot;untranscribed&quot;; IF([.F172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5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715A.DAT-ss0-0</text:p>
          </table:table-cell>
          <table:table-cell office:value-type="string" calcext:value-type="string">
            <text:p>#P("soundLen", "2.68026")</text:p>
            <text:p><text:span text:style-name="T1">#P("noAutoOff", "1")</text:span></text:p>
          </table:table-cell>
          <table:table-cell table:style-name="ce1" office:value-type="string" calcext:value-type="string">
            <text:p>桜子</text:p>
          </table:table-cell>
          <table:table-cell office:value-type="string" calcext:value-type="string">
            <text:p>ああああ！</text:p>
            <text:p>なんだなんだ、これは！</text:p>
          </table:table-cell>
          <table:table-cell office:value-type="string" calcext:value-type="string">
            <text:p>#off()</text:p>
            <text:p>#w(0.813)</text:p>
            <text:p>W-What is THAT!?</text:p>
          </table:table-cell>
          <table:table-cell/>
          <table:table-cell table:formula="of:=IF([.E1722]=&quot;&quot;; &quot;untranscribed&quot;; IF([.F172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15A.DAT-ss0-1</text:p>
          </table:table-cell>
          <table:table-cell office:value-type="string" calcext:value-type="string">
            <text:p>#P("soundLen", "1.69777")</text:p>
          </table:table-cell>
          <table:table-cell table:style-name="ce1" office:value-type="string" calcext:value-type="string">
            <text:p>弓美</text:p>
          </table:table-cell>
          <table:table-cell office:value-type="string" calcext:value-type="string">
            <text:p>な、何なの、これ！？</text:p>
          </table:table-cell>
          <table:table-cell office:value-type="string" calcext:value-type="string">
            <text:p>What IS this thing!?</text:p>
          </table:table-cell>
          <table:table-cell/>
          <table:table-cell table:formula="of:=IF([.E1723]=&quot;&quot;; &quot;untranscribed&quot;; IF([.F1723]=&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5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15B.DAT-ss0-0</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1">
          <table:table-cell table:number-columns-repeated="4"/>
          <table:table-cell office:value-type="string" calcext:value-type="string">
            <text:p>//==================================</text:p>
            <text:p>// File: C716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16A.DAT-ss0-0</text:p>
          </table:table-cell>
          <table:table-cell office:value-type="string" calcext:value-type="string">
            <text:p>#P("soundLen", "0.859758")</text:p>
          </table:table-cell>
          <table:table-cell table:number-columns-repeated="1021"/>
        </table:table-row>
        <table:table-row table:style-name="ro16">
          <table:table-cell office:value-type="string" calcext:value-type="string">
            <text:p>string</text:p>
          </table:table-cell>
          <table:table-cell office:value-type="string" calcext:value-type="string">
            <text:p>C716A.DAT-ss0-1</text:p>
          </table:table-cell>
          <table:table-cell office:value-type="string" calcext:value-type="string">
            <text:p>#P("soundLen", "4.14399")</text:p>
          </table:table-cell>
          <table:table-cell/>
          <table:table-cell office:value-type="string" calcext:value-type="string">
            <text:p>ああああ！</text:p>
            <text:p>あそこにいるの、これの仲間よ</text:p>
            <text:p>桜子ちゃん！</text:p>
          </table:table-cell>
          <table:table-cell office:value-type="string" calcext:value-type="string">
            <text:p>#off()</text:p>
            <text:p>#w(1.348)</text:p>
            <text:p>Those are this guy's buddies, Sakurako+-chan++!</text:p>
          </table:table-cell>
          <table:table-cell/>
          <table:table-cell table:formula="of:=IF([.E1728]=&quot;&quot;; &quot;untranscribed&quot;; IF([.F172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16A.DAT-ss0-2</text:p>
          </table:table-cell>
          <table:table-cell office:value-type="string" calcext:value-type="string">
            <text:p>#P("soundLen", "1.79145")</text:p>
          </table:table-cell>
          <table:table-cell table:number-columns-repeated="1021"/>
        </table:table-row>
        <table:table-row table:style-name="ro11">
          <table:table-cell office:value-type="string" calcext:value-type="string">
            <text:p>string</text:p>
          </table:table-cell>
          <table:table-cell office:value-type="string" calcext:value-type="string">
            <text:p>C716A.DAT-ss0-3</text:p>
          </table:table-cell>
          <table:table-cell office:value-type="string" calcext:value-type="string">
            <text:p>#P("soundLen", "7.08981")</text:p>
          </table:table-cell>
          <table:table-cell/>
          <table:table-cell office:value-type="string" calcext:value-type="string">
            <text:p>な、何[やらかし?]てんのよ、いったい？</text:p>
            <text:p>あたし、こうゆうわけの分からない非常識な展開って、大っ嫌いなのよ！</text:p>
          </table:table-cell>
          <table:table-cell office:value-type="string" calcext:value-type="string">
            <text:p>W-What are they DOING!?</text:p>
            <text:p/>
            <text:p>#w(2.396)</text:p>
            <text:p>I absolutely DESPISE this kind of incomprehensible, utterly nonsensical plot twist!</text:p>
          </table:table-cell>
          <table:table-cell office:value-type="string" calcext:value-type="string">
            <text:p>CHECK</text:p>
          </table:table-cell>
          <table:table-cell table:formula="of:=IF([.E1730]=&quot;&quot;; &quot;untranscribed&quot;; IF([.F173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6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16B.DAT-ss0-0</text:p>
          </table:table-cell>
          <table:table-cell office:value-type="string" calcext:value-type="string">
            <text:p>#P("soundLen", "5.79335")</text:p>
          </table:table-cell>
          <table:table-cell/>
          <table:table-cell office:value-type="string" calcext:value-type="string">
            <text:p>真一：どうでもいいけど、何をするつもりなんだろ、連中？</text:p>
            <text:p>桜子：ちょっと、りえ</text:p>
            <text:p>　あんたなら知ってるでしょ</text:p>
          </table:table-cell>
          <table:table-cell office:value-type="string" calcext:value-type="string">
            <text:p>Not like it matters, but what are those guys trying to pull?</text:p>
            <text:p/>
            <text:p>#w(3.463)</text:p>
            <text:p>Hold on, Rie. You know, right?</text:p>
          </table:table-cell>
          <table:table-cell/>
          <table:table-cell table:formula="of:=IF([.E1732]=&quot;&quot;; &quot;untranscribed&quot;; IF([.F173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16B.DAT-ss0-1</text:p>
          </table:table-cell>
          <table:table-cell office:value-type="string" calcext:value-type="string">
            <text:p>#P("soundLen", "6.26636")</text:p>
            <text:p><text:span text:style-name="T1">#P("noAutoOff", "1")</text:span></text:p>
          </table:table-cell>
          <table:table-cell/>
          <table:table-cell office:value-type="string" calcext:value-type="string">
            <text:p>りえ：あたし、知りません！</text:p>
            <text:p>桜子：ああ、もう</text:p>
            <text:p>　変身[してないと約に立たない?]のね</text:p>
          </table:table-cell>
          <table:table-cell office:value-type="string" calcext:value-type="string">
            <text:p>I don't know!</text:p>
            <text:p/>
            <text:p>#w(2.757)</text:p>
            <text:p>Oh, geez...She's useless when she's not transformed.</text:p>
          </table:table-cell>
          <table:table-cell/>
          <table:table-cell table:formula="of:=IF([.E1733]=&quot;&quot;; &quot;untranscribed&quot;; IF([.F1733]=&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16B.DAT-ss0-2</text:p>
          </table:table-cell>
          <table:table-cell office:value-type="string" calcext:value-type="string">
            <text:p>#P("soundLen", "4.44462")</text:p>
          </table:table-cell>
          <table:table-cell/>
          <table:table-cell office:value-type="string" calcext:value-type="string">
            <text:p>桜子：でもあの巨大な機械、なんだか見たことがあるわ</text:p>
            <text:p>弓美：そういえば…</text:p>
          </table:table-cell>
          <table:table-cell office:value-type="string" calcext:value-type="string">
            <text:p>But somehow, I know I've seen that giant machine before...</text:p>
            <text:p/>
            <text:p>#w(3.324)</text:p>
            <text:p>Come to think of it...</text:p>
          </table:table-cell>
          <table:table-cell/>
          <table:table-cell table:formula="of:=IF([.E1734]=&quot;&quot;; &quot;untranscribed&quot;; IF([.F1734]=&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6C.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716C.DAT-ss0-0</text:p>
          </table:table-cell>
          <table:table-cell office:value-type="string" calcext:value-type="string">
            <text:p>#P("soundLen", "3.21162")</text:p>
          </table:table-cell>
          <table:table-cell table:style-name="ce1" office:value-type="string" calcext:value-type="string">
            <text:p>真一</text:p>
          </table:table-cell>
          <table:table-cell office:value-type="string" calcext:value-type="string">
            <text:p>どうでもいいけど、何をするつもりなんだろ、連中？</text:p>
          </table:table-cell>
          <table:table-cell table:style-name="ce2" office:value-type="string" calcext:value-type="string">
            <text:p>Not like it matters, but what are those guys trying to pull?</text:p>
          </table:table-cell>
          <table:table-cell office:value-type="string" calcext:value-type="string">
            <text:p>NOTE: partial dupe of C716B-0</text:p>
          </table:table-cell>
          <table:table-cell table:formula="of:=IF([.E1736]=&quot;&quot;; &quot;untranscribed&quot;; IF([.F1736]=&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716C.DAT-ss0-1</text:p>
          </table:table-cell>
          <table:table-cell office:value-type="string" calcext:value-type="string">
            <text:p>#P("soundLen", "2.90067")</text:p>
          </table:table-cell>
          <table:table-cell table:style-name="ce1" office:value-type="string" calcext:value-type="string">
            <text:p>桜子</text:p>
          </table:table-cell>
          <table:table-cell office:value-type="string" calcext:value-type="string">
            <text:p>あんな巨大な機械、なんだか見たことがあるわ</text:p>
          </table:table-cell>
          <table:table-cell table:style-name="ce2" office:value-type="string" calcext:value-type="string">
            <text:p>Somehow, I feel like I've seen that giant machine before...</text:p>
          </table:table-cell>
          <table:table-cell/>
          <table:table-cell table:formula="of:=IF([.E1737]=&quot;&quot;; &quot;untranscribed&quot;; IF([.F173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16C.DAT-ss0-2</text:p>
          </table:table-cell>
          <table:table-cell office:value-type="string" calcext:value-type="string">
            <text:p>#P("soundLen", "1.12931")</text:p>
          </table:table-cell>
          <table:table-cell table:style-name="ce1" office:value-type="string" calcext:value-type="string">
            <text:p>弓美</text:p>
          </table:table-cell>
          <table:table-cell office:value-type="string" calcext:value-type="string">
            <text:p>そういえば…</text:p>
          </table:table-cell>
          <table:table-cell table:style-name="ce2" office:value-type="string" calcext:value-type="string">
            <text:p>Come to think of it...</text:p>
          </table:table-cell>
          <table:table-cell/>
          <table:table-cell table:formula="of:=IF([.E1738]=&quot;&quot;; &quot;untranscribed&quot;; IF([.F173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16C.DAT-ss0-3</text:p>
          </table:table-cell>
          <table:table-cell table:formula="of:=T([.C1727])" office:value-type="string" office:string-value="#P(&quot;soundLen&quot;, &quot;0.859758&quot;)" calcext:value-type="string">
            <text:p>#P("soundLen", "0.859758")</text:p>
          </table:table-cell>
          <table:table-cell table:number-columns-repeated="1021"/>
        </table:table-row>
        <table:table-row table:style-name="ro1">
          <table:table-cell table:number-columns-repeated="4"/>
          <table:table-cell office:value-type="string" calcext:value-type="string">
            <text:p>//==================================</text:p>
            <text:p>// File: C717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17A.DAT-ss0-0</text:p>
          </table:table-cell>
          <table:table-cell office:value-type="string" calcext:value-type="string">
            <text:p>#P("soundLen", "4.4781")</text:p>
          </table:table-cell>
          <table:table-cell/>
          <table:table-cell office:value-type="string" calcext:value-type="string">
            <text:p>桜子：ちょっと！あんたら！</text:p>
            <text:p>弓美：ちょ、ちょっと、ちょっと</text:p>
            <text:p>　桜子ちゃん</text:p>
          </table:table-cell>
          <table:table-cell office:value-type="string" calcext:value-type="string">
            <text:p>Hold it, you bunch!</text:p>
            <text:p/>
            <text:p>#w(2.211)</text:p>
            <text:p>H-Hey, wait, Sakurako+-chan++...</text:p>
          </table:table-cell>
          <table:table-cell/>
          <table:table-cell table:formula="of:=IF([.E1741]=&quot;&quot;; &quot;untranscribed&quot;; IF([.F174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17A.DAT-ss0-1</text:p>
          </table:table-cell>
          <table:table-cell office:value-type="string" calcext:value-type="string">
            <text:p>#P("soundLen", "2.55784")</text:p>
          </table:table-cell>
          <table:table-cell table:number-columns-repeated="1021"/>
        </table:table-row>
        <table:table-row table:style-name="ro13">
          <table:table-cell office:value-type="string" calcext:value-type="string">
            <text:p>string</text:p>
          </table:table-cell>
          <table:table-cell office:value-type="string" calcext:value-type="string">
            <text:p>C717A.DAT-ss0-2</text:p>
          </table:table-cell>
          <table:table-cell office:value-type="string" calcext:value-type="string">
            <text:p>#P("soundLen", "5.44677")</text:p>
          </table:table-cell>
          <table:table-cell table:style-name="ce1" office:value-type="string" calcext:value-type="string">
            <text:p>桜子</text:p>
          </table:table-cell>
          <table:table-cell office:value-type="string" calcext:value-type="string">
            <text:p>勝手に何やってんのよ！？</text:p>
            <text:p>そんな変なもの何！？</text:p>
            <text:p>あんたらね、またわけの分からないこと[を?]…</text:p>
          </table:table-cell>
          <table:table-cell office:value-type="string" calcext:value-type="string">
            <text:p>WHAT do you think you're DOING!?\n</text:p>
            <text:p>What's that weird thingamajig!?</text:p>
            <text:p/>
            <text:p>#w(3.188)</text:p>
            <text:p>You're up to some incomprehensible scheme again―</text:p>
          </table:table-cell>
          <table:table-cell/>
          <table:table-cell table:formula="of:=IF([.E1743]=&quot;&quot;; &quot;untranscribed&quot;; IF([.F1743]=&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7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717B.DAT-ss0-0</text:p>
          </table:table-cell>
          <table:table-cell office:value-type="string" calcext:value-type="string">
            <text:p>#P("soundLen", "4.06253")</text:p>
          </table:table-cell>
          <table:table-cell table:style-name="ce1" office:value-type="string" calcext:value-type="string">
            <text:p>弓美</text:p>
          </table:table-cell>
          <table:table-cell office:value-type="string" calcext:value-type="string">
            <text:p>あっ</text:p>
            <text:p>あの…</text:p>
            <text:p>あっ、あの、ちょっと</text:p>
            <text:p>あのう…</text:p>
          </table:table-cell>
          <table:table-cell office:value-type="string" calcext:value-type="string">
            <text:p>U-Uh...</text:p>
            <text:p/>
            <text:p>#w(1.605)</text:p>
            <text:p>U-Um, hold on...</text:p>
            <text:p/>
            <text:p>#w(3.417)</text:p>
            <text:p>Uh...!</text:p>
          </table:table-cell>
          <table:table-cell/>
          <table:table-cell table:formula="of:=IF([.E1745]=&quot;&quot;; &quot;untranscribed&quot;; IF([.F174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17B.DAT-ss0-1</text:p>
          </table:table-cell>
          <table:table-cell office:value-type="string" calcext:value-type="string">
            <text:p>#P("soundLen", "0.779778")</text:p>
          </table:table-cell>
          <table:table-cell table:number-columns-repeated="1021"/>
        </table:table-row>
        <table:table-row table:style-name="ro7">
          <table:table-cell office:value-type="string" calcext:value-type="string">
            <text:p>string</text:p>
          </table:table-cell>
          <table:table-cell office:value-type="string" calcext:value-type="string">
            <text:p>C717B.DAT-ss0-2</text:p>
          </table:table-cell>
          <table:table-cell office:value-type="string" calcext:value-type="string">
            <text:p>#P("soundLen", "2.31452")</text:p>
          </table:table-cell>
          <table:table-cell table:style-name="ce1" office:value-type="string" calcext:value-type="string">
            <text:p>弓美</text:p>
          </table:table-cell>
          <table:table-cell office:value-type="string" calcext:value-type="string">
            <text:p>あの…この子、返すから…</text:p>
          </table:table-cell>
          <table:table-cell office:value-type="string" calcext:value-type="string">
            <text:p>Um...Here's your friend back, so...</text:p>
          </table:table-cell>
          <table:table-cell/>
          <table:table-cell table:formula="of:=IF([.E1747]=&quot;&quot;; &quot;untranscribed&quot;; IF([.F1747]=&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7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17C.DAT-ss0-0</text:p>
          </table:table-cell>
          <table:table-cell office:value-type="string" calcext:value-type="string">
            <text:p>#P("soundLen", "2.68733")</text:p>
          </table:table-cell>
          <table:table-cell table:style-name="ce1" office:value-type="string" calcext:value-type="string">
            <text:p>弓美</text:p>
          </table:table-cell>
          <table:table-cell office:value-type="string" calcext:value-type="string">
            <text:p>ええ、ああ…え、えへ…</text:p>
          </table:table-cell>
          <table:table-cell table:number-columns-repeated="2"/>
          <table:table-cell table:formula="of:=IF([.E1749]=&quot;&quot;; &quot;untranscribed&quot;; IF([.F1749]=&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1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18.DAT-ss0-0</text:p>
          </table:table-cell>
          <table:table-cell office:value-type="string" calcext:value-type="string">
            <text:p>#P("soundLen", "1.72793")</text:p>
          </table:table-cell>
          <table:table-cell table:number-columns-repeated="1021"/>
        </table:table-row>
        <table:table-row table:style-name="ro5">
          <table:table-cell office:value-type="string" calcext:value-type="string">
            <text:p>string</text:p>
          </table:table-cell>
          <table:table-cell office:value-type="string" calcext:value-type="string">
            <text:p>C718.DAT-ss0-1</text:p>
          </table:table-cell>
          <table:table-cell office:value-type="string" calcext:value-type="string">
            <text:p>#P("soundLen", "1.62479")</text:p>
          </table:table-cell>
          <table:table-cell table:style-name="ce1" office:value-type="string" calcext:value-type="string">
            <text:p>桜子</text:p>
          </table:table-cell>
          <table:table-cell office:value-type="string" calcext:value-type="string">
            <text:p>何よ</text:p>
            <text:p>何よ、それ</text:p>
          </table:table-cell>
          <table:table-cell office:value-type="string" calcext:value-type="string">
            <text:p>W-What? What's that?</text:p>
          </table:table-cell>
          <table:table-cell/>
          <table:table-cell table:formula="of:=IF([.E1752]=&quot;&quot;; &quot;untranscribed&quot;; IF([.F175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18.DAT-ss0-2</text:p>
          </table:table-cell>
          <table:table-cell table:formula="of:=T([.C1727])" office:value-type="string" office:string-value="#P(&quot;soundLen&quot;, &quot;0.859758&quot;)" calcext:value-type="string">
            <text:p>#P("soundLen", "0.859758")</text:p>
          </table:table-cell>
          <table:table-cell table:number-columns-repeated="1021"/>
        </table:table-row>
        <table:table-row table:style-name="ro13">
          <table:table-cell office:value-type="string" calcext:value-type="string">
            <text:p>string</text:p>
          </table:table-cell>
          <table:table-cell office:value-type="string" calcext:value-type="string">
            <text:p>C718.DAT-ss0-3</text:p>
          </table:table-cell>
          <table:table-cell office:value-type="string" calcext:value-type="string">
            <text:p>#P("soundLen", "5.79397")</text:p>
            <text:p><text:span text:style-name="T1">#P("noAutoOff", "1")</text:span></text:p>
          </table:table-cell>
          <table:table-cell/>
          <table:table-cell office:value-type="string" calcext:value-type="string">
            <text:p>桜子：あああああ！</text:p>
            <text:p>弓美：さ、さ、桜子ちゃん！</text:p>
            <text:p>桜子：あああ！何すんのよ、こら！</text:p>
          </table:table-cell>
          <table:table-cell office:value-type="string" calcext:value-type="string">
            <text:p>#off()</text:p>
            <text:p>#w(1.482)</text:p>
            <text:p>S-S-Sakurako+-chan++!</text:p>
            <text:p/>
            <text:p>#w(3.635)</text:p>
            <text:p>What're you doing!? Hey!</text:p>
          </table:table-cell>
          <table:table-cell/>
          <table:table-cell table:formula="of:=IF([.E1754]=&quot;&quot;; &quot;untranscribed&quot;; IF([.F1754]=&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718.DAT-ss0-4</text:p>
          </table:table-cell>
          <table:table-cell office:value-type="string" calcext:value-type="string">
            <text:p>#P("soundLen", "5.22391")</text:p>
          </table:table-cell>
          <table:table-cell/>
          <table:table-cell office:value-type="string" calcext:value-type="string">
            <text:p>桜子：離せ！こら！</text:p>
            <text:p>弓美：桜子ちゃん！</text:p>
            <text:p>　ど、どうしよう？</text:p>
          </table:table-cell>
          <table:table-cell office:value-type="string" calcext:value-type="string">
            <text:p>Let me go! Stop!</text:p>
            <text:p/>
            <text:p>#w(2.139)</text:p>
            <text:p>Sakurako+-chan++!</text:p>
            <text:p/>
            <text:p>#w(3.976)</text:p>
            <text:p>W-What should I do?</text:p>
          </table:table-cell>
          <table:table-cell/>
          <table:table-cell table:formula="of:=IF([.E1755]=&quot;&quot;; &quot;untranscribed&quot;; IF([.F175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19.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19.DAT-ss0-0</text:p>
          </table:table-cell>
          <table:table-cell office:value-type="string" calcext:value-type="string">
            <text:p>#P("soundLen", "2.58271")</text:p>
          </table:table-cell>
          <table:table-cell table:style-name="ce1" office:value-type="string" calcext:value-type="string">
            <text:p>弓美</text:p>
          </table:table-cell>
          <table:table-cell office:value-type="string" calcext:value-type="string">
            <text:p>ちょっと！桜子ちゃんを離して！</text:p>
          </table:table-cell>
          <table:table-cell office:value-type="string" calcext:value-type="string">
            <text:p>Hold it! Let Sakurako+-chan++ go!</text:p>
          </table:table-cell>
          <table:table-cell/>
          <table:table-cell table:formula="of:=IF([.E1757]=&quot;&quot;; &quot;untranscribed&quot;; IF([.F17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0A.DAT</text:p>
            <text:p>//==================================</text:p>
          </table:table-cell>
          <table:table-cell table:number-columns-repeated="1019"/>
        </table:table-row>
        <table:table-row table:style-name="ro16">
          <table:table-cell office:value-type="string" calcext:value-type="string">
            <text:p>string</text:p>
          </table:table-cell>
          <table:table-cell office:value-type="string" calcext:value-type="string">
            <text:p>C720A.DAT-ss0-0</text:p>
          </table:table-cell>
          <table:table-cell office:value-type="string" calcext:value-type="string">
            <text:p>#P("soundLen", "4.30248")</text:p>
            <text:p><text:span text:style-name="T1">#P("noAutoOff", "1")</text:span></text:p>
          </table:table-cell>
          <table:table-cell table:style-name="ce1" office:value-type="string" calcext:value-type="string">
            <text:p>弓美</text:p>
          </table:table-cell>
          <table:table-cell office:value-type="string" calcext:value-type="string">
            <text:p>え、えっと…</text:p>
            <text:p>ここで桜子ちゃんを助けようとして[飛びついて?]も…</text:p>
          </table:table-cell>
          <table:table-cell office:value-type="string" calcext:value-type="string">
            <text:p>Um, uh...Even if I run after them and try to help Sakurako+-chan++ now...</text:p>
          </table:table-cell>
          <table:table-cell/>
          <table:table-cell table:formula="of:=IF([.E1759]=&quot;&quot;; &quot;untranscribed&quot;; IF([.F1759]=&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20A.DAT-ss0-1</text:p>
          </table:table-cell>
          <table:table-cell office:value-type="string" calcext:value-type="string">
            <text:p>#P("soundLen", "3.03888")</text:p>
          </table:table-cell>
          <table:table-cell table:style-name="ce1" office:value-type="string" calcext:value-type="string">
            <text:p>弓美</text:p>
          </table:table-cell>
          <table:table-cell office:value-type="string" calcext:value-type="string">
            <text:p>逆に捕まっちゃう[のが落ちだろ?]な</text:p>
            <text:p>だから…</text:p>
          </table:table-cell>
          <table:table-cell office:value-type="string" calcext:value-type="string">
            <text:p>...I'll probably just end up getting caught myself instead.</text:p>
            <text:p/>
            <text:p>#w(2.319)</text:p>
            <text:p>So, I'll...</text:p>
          </table:table-cell>
          <table:table-cell office:value-type="string" calcext:value-type="string">
            <text:p>CHECK</text:p>
          </table:table-cell>
          <table:table-cell table:formula="of:=IF([.E1760]=&quot;&quot;; &quot;untranscribed&quot;; IF([.F176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0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20B.DAT-ss0-0</text:p>
          </table:table-cell>
          <table:table-cell office:value-type="string" calcext:value-type="string">
            <text:p>#P("soundLen", "4.00786")</text:p>
          </table:table-cell>
          <table:table-cell table:style-name="ce1" office:value-type="string" calcext:value-type="string">
            <text:p>弓美</text:p>
          </table:table-cell>
          <table:table-cell office:value-type="string" calcext:value-type="string">
            <text:p>そう…そうね</text:p>
            <text:p>この[罪囚なんか替えられるんではない??]わ</text:p>
          </table:table-cell>
          <table:table-cell office:value-type="string" calcext:value-type="string">
            <text:p>T-That's right.</text:p>
            <text:p/>
            <text:p>#w(1.848)</text:p>
            <text:p>I've got a prisoner I can exchange, don't I?</text:p>
            <text:p>#woff(3.945)</text:p>
          </table:table-cell>
          <table:table-cell office:value-type="string" calcext:value-type="string">
            <text:p>FIXME, pronunciation is very strange and i can't make it out at all, this is hardly better than a guess</text:p>
          </table:table-cell>
          <table:table-cell table:formula="of:=IF([.E1762]=&quot;&quot;; &quot;untranscribed&quot;; IF([.F1762]=&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20B.DAT-ss0-1</text:p>
          </table:table-cell>
          <table:table-cell office:value-type="string" calcext:value-type="string">
            <text:p>#P("soundLen", "4.87548")</text:p>
          </table:table-cell>
          <table:table-cell table:style-name="ce1" office:value-type="string" calcext:value-type="string">
            <text:p>弓美</text:p>
          </table:table-cell>
          <table:table-cell office:value-type="string" calcext:value-type="string">
            <text:p>こ…これが見える！？</text:p>
            <text:p>桜子ちゃんを離さないと、[そう??]しないわよ！</text:p>
          </table:table-cell>
          <table:table-cell office:value-type="string" calcext:value-type="string">
            <text:p>S...See this!?</text:p>
            <text:p/>
            <text:p>#w(2.191)</text:p>
            <text:p>If you don't let Sakurako+-chan++ go, I'll return the favor!</text:p>
          </table:table-cell>
          <table:table-cell office:value-type="string" calcext:value-type="string">
            <text:p>CHECK</text:p>
          </table:table-cell>
          <table:table-cell table:formula="of:=IF([.E1763]=&quot;&quot;; &quot;untranscribed&quot;; IF([.F17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20B.DAT-ss0-2</text:p>
          </table:table-cell>
          <table:table-cell office:value-type="string" calcext:value-type="string">
            <text:p>#P("soundLen", "2.55771")</text:p>
          </table:table-cell>
          <table:table-cell table:number-columns-repeated="1021"/>
        </table:table-row>
        <table:table-row table:style-name="ro1">
          <table:table-cell table:number-columns-repeated="4"/>
          <table:table-cell office:value-type="string" calcext:value-type="string">
            <text:p>//==================================</text:p>
            <text:p>// File: C720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20C.DAT-ss0-0</text:p>
          </table:table-cell>
          <table:table-cell office:value-type="string" calcext:value-type="string">
            <text:p>#P("soundLen", "1.42109")</text:p>
          </table:table-cell>
          <table:table-cell table:style-name="ce1" office:value-type="string" calcext:value-type="string">
            <text:p>弓美</text:p>
          </table:table-cell>
          <table:table-cell office:value-type="string" calcext:value-type="string">
            <text:p>え…えっと…</text:p>
          </table:table-cell>
          <table:table-cell office:value-type="string" calcext:value-type="string">
            <text:p>U-Uh...</text:p>
          </table:table-cell>
          <table:table-cell/>
          <table:table-cell table:formula="of:=IF([.E1766]=&quot;&quot;; &quot;untranscribed&quot;; IF([.F1766]=&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1.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21.DAT-ss0-0</text:p>
          </table:table-cell>
          <table:table-cell office:value-type="string" calcext:value-type="string">
            <text:p>#P("soundLen", "5.22514")</text:p>
          </table:table-cell>
          <table:table-cell/>
          <table:table-cell office:value-type="string" calcext:value-type="string">
            <text:p>弓美：んん？</text:p>
            <text:p>　え…ああああ！</text:p>
            <text:p>桜子：な、何？どうしたの？</text:p>
          </table:table-cell>
          <table:table-cell office:value-type="string" calcext:value-type="string">
            <text:p>#off()</text:p>
            <text:p>//#w(3.652)</text:p>
            <text:p>//W-What? What happened?</text:p>
          </table:table-cell>
          <table:table-cell office:value-type="string" calcext:value-type="string">
            <text:p>NOTE: line cuts off before sakurako's response in-game; it's instead played as part of the next scene (C714)</text:p>
          </table:table-cell>
          <table:table-cell table:formula="of:=IF([.E1768]=&quot;&quot;; &quot;untranscribed&quot;; IF([.F17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22.DAT-ss0-0</text:p>
          </table:table-cell>
          <table:table-cell office:value-type="string" calcext:value-type="string">
            <text:p>#P("soundLen", "0.473616")</text:p>
          </table:table-cell>
          <table:table-cell table:number-columns-repeated="1021"/>
        </table:table-row>
        <table:table-row table:style-name="ro2">
          <table:table-cell office:value-type="string" calcext:value-type="string">
            <text:p>string</text:p>
          </table:table-cell>
          <table:table-cell office:value-type="string" calcext:value-type="string">
            <text:p>C722.DAT-ss0-1</text:p>
          </table:table-cell>
          <table:table-cell office:value-type="string" calcext:value-type="string">
            <text:p>#P("soundLen", "0.449966")</text:p>
          </table:table-cell>
          <table:table-cell table:number-columns-repeated="1021"/>
        </table:table-row>
        <table:table-row table:style-name="ro1">
          <table:table-cell table:number-columns-repeated="4"/>
          <table:table-cell office:value-type="string" calcext:value-type="string">
            <text:p>//==================================</text:p>
            <text:p>// File: C724A.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724A.DAT-ss0-0</text:p>
          </table:table-cell>
          <table:table-cell office:value-type="string" calcext:value-type="string">
            <text:p>#P("soundLen", "3.43621")</text:p>
          </table:table-cell>
          <table:table-cell/>
          <table:table-cell office:value-type="string" calcext:value-type="string">
            <text:p>桜子：ばか</text:p>
            <text:p>弓美：え〜ん…</text:p>
          </table:table-cell>
          <table:table-cell office:value-type="string" calcext:value-type="string">
            <text:p>Idiot!</text:p>
            <text:p>#woff(1.000)</text:p>
          </table:table-cell>
          <table:table-cell/>
          <table:table-cell table:formula="of:=IF([.E1773]=&quot;&quot;; &quot;untranscribed&quot;; IF([.F1773]=&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724A.DAT-ss0-1</text:p>
          </table:table-cell>
          <table:table-cell office:value-type="string" calcext:value-type="string">
            <text:p>#P("soundLen", "2.09079")</text:p>
          </table:table-cell>
          <table:table-cell/>
          <table:table-cell office:value-type="string" calcext:value-type="string">
            <text:p>真一：お〜い！</text:p>
            <text:p>弓美：あ！</text:p>
          </table:table-cell>
          <table:table-cell office:value-type="string" calcext:value-type="string">
            <text:p>Hey!</text:p>
            <text:p>#woff(1.548)</text:p>
          </table:table-cell>
          <table:table-cell/>
          <table:table-cell table:formula="of:=IF([.E1774]=&quot;&quot;; &quot;untranscribed&quot;; IF([.F177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24A.DAT-ss0-2</text:p>
          </table:table-cell>
          <table:table-cell office:value-type="string" calcext:value-type="string">
            <text:p>#P("soundLen", "5.58757")</text:p>
          </table:table-cell>
          <table:table-cell/>
          <table:table-cell office:value-type="string" calcext:value-type="string">
            <text:p>弓美：松崎くん！りえちゃん！</text:p>
            <text:p>りえ：うえぇ…</text:p>
            <text:p>真一：二人とも捕まっちゃったのか！？</text:p>
          </table:table-cell>
          <table:table-cell office:value-type="string" calcext:value-type="string">
            <text:p>Matsuzaki+-kun++! Rie+-chan++!</text:p>
            <text:p>#woff(1.947)</text:p>
            <text:p/>
            <text:p>#w(3.770)</text:p>
            <text:p>They caught you two too!?</text:p>
          </table:table-cell>
          <table:table-cell/>
          <table:table-cell table:formula="of:=IF([.E1775]=&quot;&quot;; &quot;untranscribed&quot;; IF([.F17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24A.DAT-ss0-3</text:p>
          </table:table-cell>
          <table:table-cell office:value-type="string" calcext:value-type="string">
            <text:p>#P("soundLen", "1.63333")</text:p>
          </table:table-cell>
          <table:table-cell table:number-columns-repeated="2"/>
          <table:table-cell office:value-type="string" calcext:value-type="string">
            <text:p>#off()</text:p>
          </table:table-cell>
          <table:table-cell table:number-columns-repeated="1018"/>
        </table:table-row>
        <table:table-row table:style-name="ro1">
          <table:table-cell table:number-columns-repeated="4"/>
          <table:table-cell office:value-type="string" calcext:value-type="string">
            <text:p>//==================================</text:p>
            <text:p>// File: C724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24B.DAT-ss0-0</text:p>
          </table:table-cell>
          <table:table-cell office:value-type="string" calcext:value-type="string">
            <text:p>#P("soundLen", "1.53548")</text:p>
          </table:table-cell>
          <table:table-cell/>
          <table:table-cell office:value-type="string" calcext:value-type="string">
            <text:p>んん？ああああ！</text:p>
          </table:table-cell>
          <table:table-cell table:number-columns-repeated="2"/>
          <table:table-cell table:formula="of:=IF([.E1778]=&quot;&quot;; &quot;untranscribed&quot;; IF([.F177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24C.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724C.DAT-ss0-0</text:p>
          </table:table-cell>
          <table:table-cell office:value-type="string" calcext:value-type="string">
            <text:p>#P("soundLen", "6.21918")</text:p>
            <text:p><text:span text:style-name="T1">#P("noAutoOff", "1")</text:span></text:p>
          </table:table-cell>
          <table:table-cell/>
          <table:table-cell office:value-type="string" calcext:value-type="string">
            <text:p>部長：くはー！</text:p>
            <text:p>弓美：ありゃ？院長！</text:p>
            <text:p>桜子：こんな所で何してんのよ！？</text:p>
          </table:table-cell>
          <table:table-cell office:value-type="string" calcext:value-type="string">
            <text:p>#off()</text:p>
            <text:p>#w(2.141)</text:p>
            <text:p>Oh, my! Director!</text:p>
            <text:p/>
            <text:p>#w(4.124)</text:p>
            <text:p>What're you doing HERE!?</text:p>
          </table:table-cell>
          <table:table-cell/>
          <table:table-cell table:formula="of:=IF([.E1780]=&quot;&quot;; &quot;untranscribed&quot;; IF([.F178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724C.DAT-ss0-1</text:p>
          </table:table-cell>
          <table:table-cell office:value-type="string" calcext:value-type="string">
            <text:p>#P("soundLen", "6.27698")</text:p>
            <text:p><text:span text:style-name="T1">#P("noAutoOff", "1")</text:span></text:p>
          </table:table-cell>
          <table:table-cell office:value-type="string" calcext:value-type="string">
            <text:p>部長</text:p>
          </table:table-cell>
          <table:table-cell office:value-type="string" calcext:value-type="string">
            <text:p>や〜ははは！</text:p>
            <text:p>や、りえちゃんが更衣室に忘れ物を[取りに行く?]途中[に??]であったんだが、</text:p>
          </table:table-cell>
          <table:table-cell office:value-type="string" calcext:value-type="string">
            <text:p>#off()</text:p>
            <text:p>#w(2.134)</text:p>
            <text:p>Well, I came across Rie+-chan++ on her way to get something she left in the locker room,</text:p>
          </table:table-cell>
          <table:table-cell/>
          <table:table-cell table:formula="of:=IF([.E1781]=&quot;&quot;; &quot;untranscribed&quot;; IF([.F17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724C.DAT-ss0-2</text:p>
          </table:table-cell>
          <table:table-cell office:value-type="string" calcext:value-type="string">
            <text:p>#P("soundLen", "4.02942")</text:p>
            <text:p><text:span text:style-name="T1">#P("noAutoOff", "1")</text:span></text:p>
          </table:table-cell>
          <table:table-cell office:value-type="string" calcext:value-type="string">
            <text:p>部長</text:p>
          </table:table-cell>
          <table:table-cell office:value-type="string" calcext:value-type="string">
            <text:p>この大雪の中、一人じゃ何では[なかろう?]かと思って、付いてきたんだ</text:p>
          </table:table-cell>
          <table:table-cell office:value-type="string" calcext:value-type="string">
            <text:p>but with all this snow I figured she wouldn't be able to do much on her own, so I went with her.</text:p>
          </table:table-cell>
          <table:table-cell/>
          <table:table-cell table:formula="of:=IF([.E1782]=&quot;&quot;; &quot;untranscribed&quot;; IF([.F1782]=&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724C.DAT-ss0-3</text:p>
          </table:table-cell>
          <table:table-cell office:value-type="string" calcext:value-type="string">
            <text:p>#P("soundLen", "6.67609")</text:p>
          </table:table-cell>
          <table:table-cell/>
          <table:table-cell office:value-type="string" calcext:value-type="string">
            <text:p>弓美：本当は？</text:p>
            <text:p>部長：ぬははははは！</text:p>
            <text:p>　[いや、その、?]</text:p>
            <text:p>　女子更衣室という言葉に釣られて…</text:p>
          </table:table-cell>
          <table:table-cell office:value-type="string" calcext:value-type="string">
            <text:p>And the truth is...?</text:p>
            <text:p>#woff(1.237)</text:p>
            <text:p/>
            <text:p>#w(3.106)</text:p>
            <text:p>Well, actually...She had me at {girls' locker room}...</text:p>
          </table:table-cell>
          <table:table-cell office:value-type="string" calcext:value-type="string">
            <text:p>CHECK</text:p>
          </table:table-cell>
          <table:table-cell table:formula="of:=IF([.E1783]=&quot;&quot;; &quot;untranscribed&quot;; IF([.F1783]=&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D.DAT</text:p>
            <text:p>//==================================</text:p>
          </table:table-cell>
          <table:table-cell table:number-columns-repeated="1019"/>
        </table:table-row>
        <table:table-row table:style-name="ro25">
          <table:table-cell office:value-type="string" calcext:value-type="string">
            <text:p>string</text:p>
          </table:table-cell>
          <table:table-cell office:value-type="string" calcext:value-type="string">
            <text:p>C724D.DAT-ss0-0</text:p>
          </table:table-cell>
          <table:table-cell office:value-type="string" calcext:value-type="string">
            <text:p>#P("soundLen", "6.2166")</text:p>
          </table:table-cell>
          <table:table-cell/>
          <table:table-cell office:value-type="string" calcext:value-type="string">
            <text:p>弓美：ああああああああ！</text:p>
            <text:p>桜子：あああ！？</text:p>
            <text:p>　あのでっかいので穴を開けるわけないでしょね！？</text:p>
            <text:p>弓美：ひえ〜！</text:p>
          </table:table-cell>
          <table:table-cell office:value-type="string" calcext:value-type="string">
            <text:p>#off()</text:p>
            <text:p>#w(1.989)</text:p>
            <text:p>There's no way they could open a hole with that huge thing...right!?</text:p>
            <text:p>#woff(4.842)</text:p>
          </table:table-cell>
          <table:table-cell/>
          <table:table-cell table:formula="of:=IF([.E1785]=&quot;&quot;; &quot;untranscribed&quot;; IF([.F178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E.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24E.DAT-ss0-0</text:p>
          </table:table-cell>
          <table:table-cell office:value-type="string" calcext:value-type="string">
            <text:p>#P("soundLen", "4.86222")</text:p>
          </table:table-cell>
          <table:table-cell/>
          <table:table-cell office:value-type="string" calcext:value-type="string">
            <text:p>桜子：なんとかなさいよ、弓美！</text:p>
            <text:p>弓美：な、な、なんとかって、どうしたらいいの！？</text:p>
          </table:table-cell>
          <table:table-cell office:value-type="string" calcext:value-type="string">
            <text:p>Do something, Yumimi!</text:p>
            <text:p/>
            <text:p>#w(2.192)</text:p>
            <text:p>{S-S-Something}? Like what!?</text:p>
          </table:table-cell>
          <table:table-cell/>
          <table:table-cell table:formula="of:=IF([.E1787]=&quot;&quot;; &quot;untranscribed&quot;; IF([.F178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24E.DAT-ss0-1</text:p>
          </table:table-cell>
          <table:table-cell table:style-name="ce1" office:value-type="string" calcext:value-type="string">
            <text:p><text:span text:style-name="T2">#P</text:span><text:span text:style-name="T3">(</text:span><text:span text:style-name="T2">"soundLen", "4.86222"</text:span><text:span text:style-name="T3">)</text:span></text:p>
          </table:table-cell>
          <table:table-cell/>
          <table:table-cell office:value-type="string" calcext:value-type="string">
            <text:p>桜子：変身しなさいよ！</text:p>
            <text:p>弓美：うわぁ、そんな[こと言ったって?]無理よ！</text:p>
          </table:table-cell>
          <table:table-cell office:value-type="string" calcext:value-type="string">
            <text:p>Transform!</text:p>
            <text:p>#woff(1.530)</text:p>
            <text:p/>
            <text:p><text:span text:style-name="T1">#w(2.206)</text:span></text:p>
            <text:p><text:span text:style-name="T1">I can't do it just because you tell me to!</text:span></text:p>
          </table:table-cell>
          <table:table-cell office:value-type="string" calcext:value-type="string">
            <text:p>CHECK</text:p>
          </table:table-cell>
          <table:table-cell table:formula="of:=IF([.E1788]=&quot;&quot;; &quot;untranscribed&quot;; IF([.F1788]=&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F.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724F.DAT-ss0-0</text:p>
          </table:table-cell>
          <table:table-cell office:value-type="string" calcext:value-type="string">
            <text:p>#P("soundLen", "2.32484")</text:p>
            <text:p><text:span text:style-name="T1">#P("noAutoOff", "1")</text:span></text:p>
          </table:table-cell>
          <table:table-cell office:value-type="string" calcext:value-type="string">
            <text:p>部長</text:p>
          </table:table-cell>
          <table:table-cell office:value-type="string" calcext:value-type="string">
            <text:p>だけど、弓美ちゃんが変身して、</text:p>
          </table:table-cell>
          <table:table-cell office:value-type="string" calcext:value-type="string">
            <text:p>But Yumimi+-chan++, if you transform,</text:p>
          </table:table-cell>
          <table:table-cell/>
          <table:table-cell table:formula="of:=IF([.E1790]=&quot;&quot;; &quot;untranscribed&quot;; IF([.F1790]=&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24F.DAT-ss0-1</text:p>
          </table:table-cell>
          <table:table-cell office:value-type="string" calcext:value-type="string">
            <text:p>#P("soundLen", "6.18404")</text:p>
            <text:p><text:span text:style-name="T1">#P("noAutoOff", "1")</text:span></text:p>
          </table:table-cell>
          <table:table-cell office:value-type="string" calcext:value-type="string">
            <text:p>部長</text:p>
          </table:table-cell>
          <table:table-cell office:value-type="string" calcext:value-type="string">
            <text:p>ぱぱぱぱぱ！っと活躍[してい?]たら、記事が出来て新聞[売れて?]、新入部員がいっぱい入って</text:p>
            <text:p>うは、うは</text:p>
          </table:table-cell>
          <table:table-cell office:value-type="string" calcext:value-type="string">
            <text:p>and go nuts doing your thing, we'll be able to make it into an article and sell a bunch of papers,</text:p>
            <text:p/>
            <text:p>#w(3.639)</text:p>
            <text:p>and we'll get a ton of new club members!</text:p>
          </table:table-cell>
          <table:table-cell office:value-type="string" calcext:value-type="string">
            <text:p>CHECK</text:p>
          </table:table-cell>
          <table:table-cell table:formula="of:=IF([.E1791]=&quot;&quot;; &quot;untranscribed&quot;; IF([.F1791]=&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24F.DAT-ss0-2</text:p>
          </table:table-cell>
          <table:table-cell office:value-type="string" calcext:value-type="string">
            <text:p>#P("soundLen", "3.91572")</text:p>
          </table:table-cell>
          <table:table-cell/>
          <table:table-cell office:value-type="string" calcext:value-type="string">
            <text:p>真一：こらこら、部長！</text:p>
            <text:p>弓美：え〜ん！ごめんなさ〜い！</text:p>
          </table:table-cell>
          <table:table-cell office:value-type="string" calcext:value-type="string">
            <text:p>C'mon now, Prez!</text:p>
            <text:p>#woff(1.323)</text:p>
            <text:p/>
            <text:p>#w(2.263)</text:p>
            <text:p>I'm sorry...!</text:p>
          </table:table-cell>
          <table:table-cell/>
          <table:table-cell table:formula="of:=IF([.E1792]=&quot;&quot;; &quot;untranscribed&quot;; IF([.F1792]=&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G.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24G.DAT-ss0-0</text:p>
          </table:table-cell>
          <table:table-cell office:value-type="string" calcext:value-type="string">
            <text:p>#P("soundLen", "5.77406")</text:p>
            <text:p><text:span text:style-name="T1">#P("noAutoOff", "1")</text:span></text:p>
          </table:table-cell>
          <table:table-cell table:style-name="ce1" office:value-type="string" calcext:value-type="string">
            <text:p>弓美</text:p>
          </table:table-cell>
          <table:table-cell office:value-type="string" calcext:value-type="string">
            <text:p>ね…ね、みんな</text:p>
            <text:p>あたし思うんだけど、大声で騒げば、</text:p>
          </table:table-cell>
          <table:table-cell office:value-type="string" calcext:value-type="string">
            <text:p>H-Hey, guys, I've been thinking...</text:p>
            <text:p/>
            <text:p>#w(4.346)</text:p>
            <text:p>If we all yell out really loud...maybe it'll make something happen?</text:p>
          </table:table-cell>
          <table:table-cell office:value-type="string" calcext:value-type="string">
            <text:p>NOTE: merging with next clip for readability</text:p>
          </table:table-cell>
          <table:table-cell table:formula="of:=IF([.E1794]=&quot;&quot;; &quot;untranscribed&quot;; IF([.F1794]=&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724G.DAT-ss0-1</text:p>
          </table:table-cell>
          <table:table-cell office:value-type="string" calcext:value-type="string">
            <text:p>#P("soundLen", "1.20554")</text:p>
          </table:table-cell>
          <table:table-cell table:style-name="ce1" office:value-type="string" calcext:value-type="string">
            <text:p>弓美</text:p>
          </table:table-cell>
          <table:table-cell office:value-type="string" calcext:value-type="string">
            <text:p>なんとかなるかもしれない</text:p>
          </table:table-cell>
          <table:table-cell office:value-type="string" calcext:value-type="string">
            <text:p>//maybe something will happen?</text:p>
            <text:p>#woff(1.400)</text:p>
          </table:table-cell>
          <table:table-cell/>
          <table:table-cell table:formula="of:=IF([.E1795]=&quot;&quot;; &quot;untranscribed&quot;; IF([.F179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H.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724H.DAT-ss0-0</text:p>
          </table:table-cell>
          <table:table-cell office:value-type="string" calcext:value-type="string">
            <text:p>#P("soundLen", "4.52804")</text:p>
          </table:table-cell>
          <table:table-cell/>
          <table:table-cell office:value-type="string" calcext:value-type="string">
            <text:p>真一：どひゃあああああ！</text:p>
            <text:p>桜子：[穴?]、大きな穴！</text:p>
          </table:table-cell>
          <table:table-cell office:value-type="string" calcext:value-type="string">
            <text:p>#off()</text:p>
            <text:p>#w(1.597)</text:p>
            <text:p>A hole―a giant hole!</text:p>
          </table:table-cell>
          <table:table-cell office:value-type="string" calcext:value-type="string">
            <text:p>CHECK</text:p>
          </table:table-cell>
          <table:table-cell table:formula="of:=IF([.E1797]=&quot;&quot;; &quot;untranscribed&quot;; IF([.F1797]=&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I.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724I.DAT-ss0-0</text:p>
          </table:table-cell>
          <table:table-cell office:value-type="string" calcext:value-type="string">
            <text:p>#P("soundLen", "4.3722")</text:p>
          </table:table-cell>
          <table:table-cell/>
          <table:table-cell office:value-type="string" calcext:value-type="string">
            <text:p>部長：でひぃ〜！？なんだ、ありゃ？</text:p>
            <text:p>桜子：トーテムポールに見える！</text:p>
          </table:table-cell>
          <table:table-cell office:value-type="string" calcext:value-type="string">
            <text:p>#off()</text:p>
            <text:p>#w(1.289)</text:p>
            <text:p>What is that thing!?</text:p>
            <text:p/>
            <text:p>#w(2.913)</text:p>
            <text:p>It looks like a totem pole!</text:p>
          </table:table-cell>
          <table:table-cell/>
          <table:table-cell table:formula="of:=IF([.E1799]=&quot;&quot;; &quot;untranscribed&quot;; IF([.F1799]=&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724I.DAT-ss0-1</text:p>
          </table:table-cell>
          <table:table-cell office:value-type="string" calcext:value-type="string">
            <text:p>#P("soundLen", "4.19547")</text:p>
          </table:table-cell>
          <table:table-cell/>
          <table:table-cell office:value-type="string" calcext:value-type="string">
            <text:p>部長：ん！…ん？</text:p>
            <text:p>　りえちゃん！</text:p>
            <text:p>桜子：ん？りえ？</text:p>
          </table:table-cell>
          <table:table-cell office:value-type="string" calcext:value-type="string">
            <text:p>#off()</text:p>
            <text:p>#w(1.881)</text:p>
            <text:p>Rie+-chan++!</text:p>
            <text:p/>
            <text:p>#w(2.804)</text:p>
            <text:p>Hm? Rie?</text:p>
          </table:table-cell>
          <table:table-cell/>
          <table:table-cell table:formula="of:=IF([.E1800]=&quot;&quot;; &quot;untranscribed&quot;; IF([.F180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24I.DAT-ss0-2</text:p>
          </table:table-cell>
          <table:table-cell office:value-type="string" calcext:value-type="string">
            <text:p>#P("soundLen", "0.511088")</text:p>
          </table:table-cell>
          <table:table-cell table:style-name="ce1" office:value-type="string" calcext:value-type="string">
            <text:p>桜子</text:p>
          </table:table-cell>
          <table:table-cell office:value-type="string" calcext:value-type="string">
            <text:p>ああ！</text:p>
          </table:table-cell>
          <table:table-cell table:number-columns-repeated="2"/>
          <table:table-cell table:formula="of:=IF([.E1801]=&quot;&quot;; &quot;untranscribed&quot;; IF([.F1801]=&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724I.DAT-ss0-3</text:p>
          </table:table-cell>
          <table:table-cell office:value-type="string" calcext:value-type="string">
            <text:p>#P("soundLen", "0.884821")</text:p>
          </table:table-cell>
          <table:table-cell table:style-name="ce1" office:value-type="string" calcext:value-type="string">
            <text:p>桜子</text:p>
          </table:table-cell>
          <table:table-cell office:value-type="string" calcext:value-type="string">
            <text:p>弓美！</text:p>
          </table:table-cell>
          <table:table-cell office:value-type="string" calcext:value-type="string">
            <text:p>Yumimi!</text:p>
          </table:table-cell>
          <table:table-cell/>
          <table:table-cell table:formula="of:=IF([.E1802]=&quot;&quot;; &quot;untranscribed&quot;; IF([.F180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24I.DAT-ss0-4</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1">
          <table:table-cell table:number-columns-repeated="4"/>
          <table:table-cell office:value-type="string" calcext:value-type="string">
            <text:p>//==================================</text:p>
            <text:p>// File: C724J.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24J.DAT-ss0-0</text:p>
          </table:table-cell>
          <table:table-cell office:value-type="string" calcext:value-type="string">
            <text:p>#P("soundLen", "3.45169")</text:p>
          </table:table-cell>
          <table:table-cell/>
          <table:table-cell office:value-type="string" calcext:value-type="string">
            <text:p>部長：真一！写真だ、写真！</text:p>
            <text:p>真一：無理[ですって?]！</text:p>
          </table:table-cell>
          <table:table-cell office:value-type="string" calcext:value-type="string">
            <text:p>Shinichi! Photos, photos!</text:p>
            <text:p/>
            <text:p>#w(2.252)</text:p>
            <text:p>C'mon, it's useless!</text:p>
          </table:table-cell>
          <table:table-cell office:value-type="string" calcext:value-type="string">
            <text:p>CHECK</text:p>
          </table:table-cell>
          <table:table-cell table:formula="of:=IF([.E1805]=&quot;&quot;; &quot;untranscribed&quot;; IF([.F180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K.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24K.DAT-ss0-0</text:p>
          </table:table-cell>
          <table:table-cell office:value-type="string" calcext:value-type="string">
            <text:p>#P("soundLen", "0.910867")</text:p>
          </table:table-cell>
          <table:table-cell table:style-name="ce1" office:value-type="string" calcext:value-type="string">
            <text:p>弓美</text:p>
          </table:table-cell>
          <table:table-cell office:value-type="string" calcext:value-type="string">
            <text:p>ああああ！</text:p>
          </table:table-cell>
          <table:table-cell table:number-columns-repeated="2"/>
          <table:table-cell table:formula="of:=IF([.E1807]=&quot;&quot;; &quot;untranscribed&quot;; IF([.F1807]=&quot;&quot;; &quot;UNTRANSLATED&quot;; &quot;&quot;))" office:value-type="string" office:string-value="UNTRANSLATED" calcext:value-type="string">
            <text:p>UNTRANSLATED</text:p>
          </table:table-cell>
          <table:table-cell table:number-columns-repeated="1016"/>
        </table:table-row>
        <table:table-row table:style-name="ro14">
          <table:table-cell office:value-type="string" calcext:value-type="string">
            <text:p>string</text:p>
          </table:table-cell>
          <table:table-cell office:value-type="string" calcext:value-type="string">
            <text:p>C724K.DAT-ss0-1</text:p>
          </table:table-cell>
          <table:table-cell office:value-type="string" calcext:value-type="string">
            <text:p>#P("soundLen", "8.0258")</text:p>
          </table:table-cell>
          <table:table-cell/>
          <table:table-cell office:value-type="string" calcext:value-type="string">
            <text:p>真一：ああ！[穴?]、大きな穴が開いてる！</text:p>
            <text:p>弓美：きゃああ！</text:p>
            <text:p>部長：真一！写真だ、写真！</text:p>
            <text:p>真一：無理言わないで下さい！</text:p>
          </table:table-cell>
          <table:table-cell office:value-type="string" calcext:value-type="string">
            <text:p>#off()</text:p>
            <text:p>#w(1.115)</text:p>
            <text:p>A hole―a huge hole's opening!</text:p>
            <text:p>#woff(3.354)</text:p>
            <text:p/>
            <text:p>#w(4.461)</text:p>
            <text:p>Shinichi! Photos, photos!</text:p>
            <text:p/>
            <text:p>#w(6.412)</text:p>
            <text:p>Don't tell me to do the impossible!</text:p>
          </table:table-cell>
          <table:table-cell office:value-type="string" calcext:value-type="string">
            <text:p>CHECK</text:p>
          </table:table-cell>
          <table:table-cell table:formula="of:=IF([.E1808]=&quot;&quot;; &quot;untranscribed&quot;; IF([.F18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L.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724L.DAT-ss0-0</text:p>
          </table:table-cell>
          <table:table-cell office:value-type="string" calcext:value-type="string">
            <text:p>#P("soundLen", "6.65852")</text:p>
          </table:table-cell>
          <table:table-cell/>
          <table:table-cell office:value-type="string" calcext:value-type="string">
            <text:p>真一：仕方ないだろ桜子！</text:p>
            <text:p>　少なくとも[自由に動ける?]</text:p>
            <text:p>　[俺らよりもまともだ?]</text:p>
            <text:p>弓美：松崎くん…</text:p>
          </table:table-cell>
          <table:table-cell office:value-type="string" calcext:value-type="string">
            <text:p>There's nothing we can do about it, Sakurako!\n</text:p>
            <text:p>At least she's still free.</text:p>
            <text:p/>
            <text:p>#w(3.827)</text:p>
            <text:p>That's more than you can say for us.</text:p>
            <text:p/>
            <text:p>#w(5.542)</text:p>
            <text:p>Matsuzaki+-kun++...</text:p>
          </table:table-cell>
          <table:table-cell office:value-type="string" calcext:value-type="string">
            <text:p>CHECK, very doubtful about 動ける but can't come up with anything better</text:p>
          </table:table-cell>
          <table:table-cell table:formula="of:=IF([.E1810]=&quot;&quot;; &quot;untranscribed&quot;; IF([.F181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4M.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24M.DAT-ss0-0</text:p>
          </table:table-cell>
          <table:table-cell table:formula="of:=T([.C1776])" office:value-type="string" office:string-value="#P(&quot;soundLen&quot;, &quot;1.63333&quot;)" calcext:value-type="string">
            <text:p>#P("soundLen", "1.63333")</text:p>
          </table:table-cell>
          <table:table-cell table:number-columns-repeated="1021"/>
        </table:table-row>
        <table:table-row table:style-name="ro1">
          <table:table-cell table:number-columns-repeated="4"/>
          <table:table-cell office:value-type="string" calcext:value-type="string">
            <text:p>//==================================</text:p>
            <text:p>// File: C726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726A.DAT-ss0-0</text:p>
          </table:table-cell>
          <table:table-cell office:value-type="string" calcext:value-type="string">
            <text:p>#P("soundLen", "2.8863")</text:p>
          </table:table-cell>
          <table:table-cell table:style-name="ce1" office:value-type="string" calcext:value-type="string">
            <text:p>桜子</text:p>
          </table:table-cell>
          <table:table-cell office:value-type="string" calcext:value-type="string">
            <text:p>うう！役に立たない！</text:p>
            <text:p>ミノムシーーー！</text:p>
          </table:table-cell>
          <table:table-cell office:value-type="string" calcext:value-type="string">
            <text:p>#off()</text:p>
            <text:p>#w(0.662)</text:p>
            <text:p>You're useless, you BAGWORM!</text:p>
          </table:table-cell>
          <table:table-cell office:value-type="string" calcext:value-type="string">
            <text:p>NOTE: the joke is that the characters are tied up in a manner resembling bagworms</text:p>
          </table:table-cell>
          <table:table-cell table:formula="of:=IF([.E1814]=&quot;&quot;; &quot;untranscribed&quot;; IF([.F181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26A.DAT-ss0-1</text:p>
          </table:table-cell>
          <table:table-cell table:formula="of:=T([.C994])" office:value-type="string" office:string-value="#P(&quot;soundLen&quot;, &quot;1.24891&quot;)" calcext:value-type="string">
            <text:p>#P("soundLen", "1.24891")</text:p>
          </table:table-cell>
          <table:table-cell table:number-columns-repeated="1021"/>
        </table:table-row>
        <table:table-row table:style-name="ro2">
          <table:table-cell office:value-type="string" calcext:value-type="string">
            <text:p>string</text:p>
          </table:table-cell>
          <table:table-cell office:value-type="string" calcext:value-type="string">
            <text:p>C726A.DAT-ss0-2</text:p>
          </table:table-cell>
          <table:table-cell table:formula="of:=T([.C994])" office:value-type="string" office:string-value="#P(&quot;soundLen&quot;, &quot;1.24891&quot;)" calcext:value-type="string">
            <text:p>#P("soundLen", "1.24891")</text:p>
          </table:table-cell>
          <table:table-cell table:number-columns-repeated="1021"/>
        </table:table-row>
        <table:table-row table:style-name="ro2">
          <table:table-cell office:value-type="string" calcext:value-type="string">
            <text:p>string</text:p>
          </table:table-cell>
          <table:table-cell office:value-type="string" calcext:value-type="string">
            <text:p>C726A.DAT-ss0-3</text:p>
          </table:table-cell>
          <table:table-cell table:formula="of:=T([.C994])" office:value-type="string" office:string-value="#P(&quot;soundLen&quot;, &quot;1.24891&quot;)" calcext:value-type="string">
            <text:p>#P("soundLen", "1.24891")</text:p>
          </table:table-cell>
          <table:table-cell table:number-columns-repeated="1021"/>
        </table:table-row>
        <table:table-row table:style-name="ro2">
          <table:table-cell office:value-type="string" calcext:value-type="string">
            <text:p>string</text:p>
          </table:table-cell>
          <table:table-cell office:value-type="string" calcext:value-type="string">
            <text:p>C726A.DAT-ss0-4</text:p>
          </table:table-cell>
          <table:table-cell table:formula="of:=T([.C994])" office:value-type="string" office:string-value="#P(&quot;soundLen&quot;, &quot;1.24891&quot;)" calcext:value-type="string">
            <text:p>#P("soundLen", "1.24891")</text:p>
          </table:table-cell>
          <table:table-cell table:number-columns-repeated="1021"/>
        </table:table-row>
        <table:table-row table:style-name="ro1">
          <table:table-cell table:number-columns-repeated="4"/>
          <table:table-cell office:value-type="string" calcext:value-type="string">
            <text:p>//==================================</text:p>
            <text:p>// File: C726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26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7">
          <table:table-cell office:value-type="string" calcext:value-type="string">
            <text:p>string</text:p>
          </table:table-cell>
          <table:table-cell office:value-type="string" calcext:value-type="string">
            <text:p>C726B.DAT-ss0-1</text:p>
          </table:table-cell>
          <table:table-cell office:value-type="string" calcext:value-type="string">
            <text:p>#P("soundLen", "0.692057")</text:p>
          </table:table-cell>
          <table:table-cell table:style-name="ce1" office:value-type="string" calcext:value-type="string">
            <text:p>桜子</text:p>
          </table:table-cell>
          <table:table-cell office:value-type="string" calcext:value-type="string">
            <text:p>ああ！</text:p>
          </table:table-cell>
          <table:table-cell table:number-columns-repeated="2"/>
          <table:table-cell table:formula="of:=IF([.E1821]=&quot;&quot;; &quot;untranscribed&quot;; IF([.F1821]=&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726B.DAT-ss0-2</text:p>
          </table:table-cell>
          <table:table-cell table:formula="of:=T([.C674])" office:value-type="string" office:string-value="#P(&quot;soundLen&quot;, &quot;0.339517&quot;)" calcext:value-type="string">
            <text:p>#P("soundLen", "0.339517")</text:p>
          </table:table-cell>
          <table:table-cell table:number-columns-repeated="1021"/>
        </table:table-row>
        <table:table-row table:style-name="ro2">
          <table:table-cell office:value-type="string" calcext:value-type="string">
            <text:p>string</text:p>
          </table:table-cell>
          <table:table-cell office:value-type="string" calcext:value-type="string">
            <text:p>C726B.DAT-ss0-3</text:p>
          </table:table-cell>
          <table:table-cell table:formula="of:=T([.C686])" office:value-type="string" office:string-value="#P(&quot;soundLen&quot;, &quot;1.32422&quot;)" calcext:value-type="string">
            <text:p>#P("soundLen", "1.32422")</text:p>
          </table:table-cell>
          <table:table-cell table:number-columns-repeated="1021"/>
        </table:table-row>
        <table:table-row table:style-name="ro2">
          <table:table-cell office:value-type="string" calcext:value-type="string">
            <text:p>string</text:p>
          </table:table-cell>
          <table:table-cell office:value-type="string" calcext:value-type="string">
            <text:p>C726B.DAT-ss0-4</text:p>
          </table:table-cell>
          <table:table-cell table:formula="of:=T([.C1177])" office:value-type="string" office:string-value="#P(&quot;soundLen&quot;, &quot;2.07144&quot;)" calcext:value-type="string">
            <text:p>#P("soundLen", "2.07144")</text:p>
          </table:table-cell>
          <table:table-cell table:number-columns-repeated="1021"/>
        </table:table-row>
        <table:table-row table:style-name="ro2">
          <table:table-cell office:value-type="string" calcext:value-type="string">
            <text:p>string</text:p>
          </table:table-cell>
          <table:table-cell office:value-type="string" calcext:value-type="string">
            <text:p>C726B.DAT-ss0-5</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2">
          <table:table-cell office:value-type="string" calcext:value-type="string">
            <text:p>string</text:p>
          </table:table-cell>
          <table:table-cell office:value-type="string" calcext:value-type="string">
            <text:p>C726B.DAT-ss0-6</text:p>
          </table:table-cell>
          <table:table-cell office:value-type="string" calcext:value-type="string">
            <text:p>#P("soundLen", "0.402666")</text:p>
          </table:table-cell>
          <table:table-cell table:number-columns-repeated="1021"/>
        </table:table-row>
        <table:table-row table:style-name="ro5">
          <table:table-cell office:value-type="string" calcext:value-type="string">
            <text:p>string</text:p>
          </table:table-cell>
          <table:table-cell office:value-type="string" calcext:value-type="string">
            <text:p>C726B.DAT-ss0-7</text:p>
          </table:table-cell>
          <table:table-cell office:value-type="string" calcext:value-type="string">
            <text:p>#P("soundLen", "3.33251")</text:p>
          </table:table-cell>
          <table:table-cell/>
          <table:table-cell office:value-type="string" calcext:value-type="string">
            <text:p>りえ：きゃ！</text:p>
            <text:p>部長：ぬわぁ！？</text:p>
          </table:table-cell>
          <table:table-cell table:number-columns-repeated="2"/>
          <table:table-cell table:formula="of:=IF([.E1827]=&quot;&quot;; &quot;untranscribed&quot;; IF([.F182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26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26C.DAT-ss0-0</text:p>
          </table:table-cell>
          <table:table-cell table:formula="of:=T([.C994])" office:value-type="string" office:string-value="#P(&quot;soundLen&quot;, &quot;1.24891&quot;)" calcext:value-type="string">
            <text:p>#P("soundLen", "1.24891")</text:p>
          </table:table-cell>
          <table:table-cell table:number-columns-repeated="1021"/>
        </table:table-row>
        <table:table-row table:style-name="ro1">
          <table:table-cell office:value-type="string" calcext:value-type="string">
            <text:p>string</text:p>
          </table:table-cell>
          <table:table-cell office:value-type="string" calcext:value-type="string">
            <text:p>C726C.DAT-ss0-1</text:p>
          </table:table-cell>
          <table:table-cell table:formula="of:=T([.C1814])" office:value-type="string" office:string-value="#P(&quot;soundLen&quot;, &quot;2.8863&quot;)" calcext:value-type="string">
            <text:p>#P("soundLen", "2.8863")</text:p>
          </table:table-cell>
          <table:table-cell table:style-name="ce3" table:formula="of:=T([.D1814])" office:value-type="string" office:string-value="桜子" calcext:value-type="string">
            <text:p>桜子</text:p>
          </table:table-cell>
          <table:table-cell table:formula="of:=T([.E1814])" office:value-type="string" office:string-value="うう！役に立たない！&#10;ミノムシーーー！" calcext:value-type="string">
            <text:p>うう！役に立たない！</text:p>
            <text:p>ミノムシーーー！</text:p>
          </table:table-cell>
          <table:table-cell table:formula="of:=T([.F1814])" office:value-type="string" office:string-value="#off()&#10;#w(0.662)&#10;You're useless, you BAGWORM!" calcext:value-type="string">
            <text:p>#off()</text:p>
            <text:p>#w(0.662)</text:p>
            <text:p>You're useless, you BAGWORM!</text:p>
          </table:table-cell>
          <table:table-cell/>
          <table:table-cell table:formula="of:=IF([.E1830]=&quot;&quot;; &quot;untranscribed&quot;; IF([.F183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6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26D.DAT-ss0-0</text:p>
          </table:table-cell>
          <table:table-cell table:formula="of:=T([.C994])" office:value-type="string" office:string-value="#P(&quot;soundLen&quot;, &quot;1.24891&quot;)" calcext:value-type="string">
            <text:p>#P("soundLen", "1.24891")</text:p>
          </table:table-cell>
          <table:table-cell table:number-columns-repeated="1021"/>
        </table:table-row>
        <table:table-row table:style-name="ro13">
          <table:table-cell office:value-type="string" calcext:value-type="string">
            <text:p>string</text:p>
          </table:table-cell>
          <table:table-cell office:value-type="string" calcext:value-type="string">
            <text:p>C726D.DAT-ss0-1</text:p>
          </table:table-cell>
          <table:table-cell office:value-type="string" calcext:value-type="string">
            <text:p>#P("soundLen", "6.70748")</text:p>
          </table:table-cell>
          <table:table-cell table:style-name="ce1" office:value-type="string" calcext:value-type="string">
            <text:p>桜子</text:p>
          </table:table-cell>
          <table:table-cell office:value-type="string" calcext:value-type="string">
            <text:p>ううぅ…そんなこと分かってるわよ！</text:p>
            <text:p>ミノムシ…！</text:p>
          </table:table-cell>
          <table:table-cell office:value-type="string" calcext:value-type="string">
            <text:p>#off()</text:p>
            <text:p>#w(0.890)</text:p>
            <text:p>I KNOW that!</text:p>
            <text:p/>
            <text:p>#w(4.173)</text:p>
            <text:p>Bagworms...!</text:p>
          </table:table-cell>
          <table:table-cell/>
          <table:table-cell table:formula="of:=IF([.E1833]=&quot;&quot;; &quot;untranscribed&quot;; IF([.F183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26D.DAT-ss0-2</text:p>
          </table:table-cell>
          <table:table-cell office:value-type="string" calcext:value-type="string">
            <text:p>#P("soundLen", "4.21697")</text:p>
          </table:table-cell>
          <table:table-cell office:value-type="string" calcext:value-type="string">
            <text:p>りえ</text:p>
          </table:table-cell>
          <table:table-cell office:value-type="string" calcext:value-type="string">
            <text:p>何だか分からないけど、すみませ〜ん！</text:p>
          </table:table-cell>
          <table:table-cell office:value-type="string" calcext:value-type="string">
            <text:p>I don't really understand, but I'm sorry...!</text:p>
          </table:table-cell>
          <table:table-cell/>
          <table:table-cell table:formula="of:=IF([.E1834]=&quot;&quot;; &quot;untranscribed&quot;; IF([.F1834]=&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7B.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727B.DAT-ss0-0</text:p>
          </table:table-cell>
          <table:table-cell office:value-type="string" calcext:value-type="string">
            <text:p>#P("soundLen", "5.92622")</text:p>
          </table:table-cell>
          <table:table-cell office:value-type="string" calcext:value-type="string">
            <text:p>弓美</text:p>
          </table:table-cell>
          <table:table-cell office:value-type="string" calcext:value-type="string">
            <text:p>松崎くん…</text:p>
            <text:p>え〜ん、どうしたらいいんだ[ろ?]？</text:p>
            <text:p>え、えっと…</text:p>
          </table:table-cell>
          <table:table-cell office:value-type="string" calcext:value-type="string">
            <text:p>Matsuzaki+-kun++...</text:p>
            <text:p>#woff(1.647)</text:p>
            <text:p/>
            <text:p>//#w(2.168)</text:p>
            <text:p><text:span text:style-name="T1">#w(2.768)</text:span></text:p>
            <text:p>What am I supposed to do?</text:p>
            <text:p/>
            <text:p>#w(4.575)</text:p>
            <text:p>U-Uhh...</text:p>
          </table:table-cell>
          <table:table-cell/>
          <table:table-cell table:formula="of:=IF([.E1836]=&quot;&quot;; &quot;untranscribed&quot;; IF([.F1836]=&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7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27C.DAT-ss0-0</text:p>
          </table:table-cell>
          <table:table-cell office:value-type="string" calcext:value-type="string">
            <text:p>#P("soundLen", "0.322624")</text:p>
          </table:table-cell>
          <table:table-cell office:value-type="string" calcext:value-type="string">
            <text:p>弓美</text:p>
          </table:table-cell>
          <table:table-cell office:value-type="string" calcext:value-type="string">
            <text:p>あ</text:p>
          </table:table-cell>
          <table:table-cell table:number-columns-repeated="2"/>
          <table:table-cell table:formula="of:=IF([.E1838]=&quot;&quot;; &quot;untranscribed&quot;; IF([.F183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27D.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27D.DAT-ss0-0</text:p>
          </table:table-cell>
          <table:table-cell office:value-type="string" calcext:value-type="string">
            <text:p>#P("soundLen", "5.14933")</text:p>
          </table:table-cell>
          <table:table-cell office:value-type="string" calcext:value-type="string">
            <text:p>弓美</text:p>
          </table:table-cell>
          <table:table-cell office:value-type="string" calcext:value-type="string">
            <text:p>そ、そうだ</text:p>
            <text:p>精神を集中しさえすれば、変身できるかもしれない！</text:p>
          </table:table-cell>
          <table:table-cell office:value-type="string" calcext:value-type="string">
            <text:p>I-I've got it!</text:p>
            <text:p/>
            <text:p>#w(1.622)</text:p>
            <text:p>If I just focus my willpower, maybe I'll be able to transform!</text:p>
          </table:table-cell>
          <table:table-cell/>
          <table:table-cell table:formula="of:=IF([.E1840]=&quot;&quot;; &quot;untranscribed&quot;; IF([.F184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8A.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728A.DAT-ss0-0</text:p>
          </table:table-cell>
          <table:table-cell office:value-type="string" calcext:value-type="string">
            <text:p>#P("soundLen", "6.32864")</text:p>
            <text:p><text:span text:style-name="T1">#P("noAutoOff", "1")</text:span></text:p>
          </table:table-cell>
          <table:table-cell/>
          <table:table-cell office:value-type="string" calcext:value-type="string">
            <text:p>真一：仕方ないだろ、桜子</text:p>
            <text:p>　吉沢のせいじゃない</text:p>
            <text:p>桜子：[分かってる?]わよ</text:p>
            <text:p>弓美：ごめんね、松崎くん</text:p>
          </table:table-cell>
          <table:table-cell office:value-type="string" calcext:value-type="string">
            <text:p>That's just how it is, Sakurako.\n</text:p>
            <text:p>It's not Yoshizawa's fault.</text:p>
            <text:p/>
            <text:p>#w(3.098)</text:p>
            <text:p>I know that...</text:p>
            <text:p/>
            <text:p>#w(4.730)</text:p>
            <text:p>I'm sorry, Matsuzaki+-kun++.</text:p>
          </table:table-cell>
          <table:table-cell/>
          <table:table-cell table:formula="of:=IF([.E1842]=&quot;&quot;; &quot;untranscribed&quot;; IF([.F184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28A.DAT-ss0-1</text:p>
          </table:table-cell>
          <table:table-cell office:value-type="string" calcext:value-type="string">
            <text:p>#P("soundLen", "2.28804")</text:p>
          </table:table-cell>
          <table:table-cell table:style-name="ce1" office:value-type="string" calcext:value-type="string">
            <text:p>真一</text:p>
          </table:table-cell>
          <table:table-cell office:value-type="string" calcext:value-type="string">
            <text:p>だから、別に吉沢のせいじゃないってば</text:p>
          </table:table-cell>
          <table:table-cell office:value-type="string" calcext:value-type="string">
            <text:p>Like I said, it's not like it's your fault, Yoshizawa.</text:p>
          </table:table-cell>
          <table:table-cell/>
          <table:table-cell table:formula="of:=IF([.E1843]=&quot;&quot;; &quot;untranscribed&quot;; IF([.F1843]=&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8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28B.DAT-ss0-0</text:p>
          </table:table-cell>
          <table:table-cell table:formula="of:=T([.C994])" office:value-type="string" office:string-value="#P(&quot;soundLen&quot;, &quot;1.24891&quot;)" calcext:value-type="string">
            <text:p>#P("soundLen", "1.24891")</text:p>
          </table:table-cell>
          <table:table-cell table:number-columns-repeated="1021"/>
        </table:table-row>
        <table:table-row table:style-name="ro4">
          <table:table-cell office:value-type="string" calcext:value-type="string">
            <text:p>string</text:p>
          </table:table-cell>
          <table:table-cell office:value-type="string" calcext:value-type="string">
            <text:p>C728B.DAT-ss0-1</text:p>
          </table:table-cell>
          <table:table-cell office:value-type="string" calcext:value-type="string">
            <text:p>#P("soundLen", "3.36612")</text:p>
          </table:table-cell>
          <table:table-cell table:style-name="ce1" office:value-type="string" calcext:value-type="string">
            <text:p>真一</text:p>
          </table:table-cell>
          <table:table-cell office:value-type="string" calcext:value-type="string">
            <text:p>くっそ、[こいつ?]さえ切ればな…！</text:p>
          </table:table-cell>
          <table:table-cell office:value-type="string" calcext:value-type="string">
            <text:p>Damn it...If we could just cut these...!</text:p>
            <text:p>#woff(3.300)</text:p>
          </table:table-cell>
          <table:table-cell/>
          <table:table-cell table:formula="of:=IF([.E1846]=&quot;&quot;; &quot;untranscribed&quot;; IF([.F184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28B.DAT-ss0-2</text:p>
          </table:table-cell>
          <table:table-cell office:value-type="string" calcext:value-type="string">
            <text:p>#P("soundLen", "5.03735")</text:p>
          </table:table-cell>
          <table:table-cell table:style-name="ce1" office:value-type="string" calcext:value-type="string">
            <text:p>真一</text:p>
          </table:table-cell>
          <table:table-cell office:value-type="string" calcext:value-type="string">
            <text:p>ぐね！ええ、ええ…へえぇ…</text:p>
          </table:table-cell>
          <table:table-cell table:number-columns-repeated="2"/>
          <table:table-cell table:formula="of:=IF([.E1847]=&quot;&quot;; &quot;untranscribed&quot;; IF([.F184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28C.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28C.DAT-ss0-0</text:p>
          </table:table-cell>
          <table:table-cell office:value-type="string" calcext:value-type="string">
            <text:p>#P("soundLen", "6.5797")</text:p>
          </table:table-cell>
          <table:table-cell office:value-type="string" calcext:value-type="string">
            <text:p>弓美</text:p>
          </table:table-cell>
          <table:table-cell office:value-type="string" calcext:value-type="string">
            <text:p>ダメだ…！</text:p>
            <text:p>精神集中で変身できるほどの集中力が、私にはない〜！</text:p>
          </table:table-cell>
          <table:table-cell office:value-type="string" calcext:value-type="string">
            <text:p>This is useless...!</text:p>
            <text:p/>
            <text:p>#w(1.405)</text:p>
            <text:p>I don't have the concentration to transform by focusing my willpower!</text:p>
          </table:table-cell>
          <table:table-cell/>
          <table:table-cell table:formula="of:=IF([.E1849]=&quot;&quot;; &quot;untranscribed&quot;; IF([.F184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28C.DAT-ss0-1</text:p>
          </table:table-cell>
          <table:table-cell office:value-type="string" calcext:value-type="string">
            <text:p>#P("soundLen", "0.67326")</text:p>
          </table:table-cell>
          <table:table-cell table:style-name="ce1" office:value-type="string" calcext:value-type="string">
            <text:p>真一</text:p>
          </table:table-cell>
          <table:table-cell office:value-type="string" calcext:value-type="string">
            <text:p>んん…！？</text:p>
          </table:table-cell>
          <table:table-cell table:number-columns-repeated="2"/>
          <table:table-cell table:formula="of:=IF([.E1850]=&quot;&quot;; &quot;untranscribed&quot;; IF([.F1850]=&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29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729A.DAT-ss0-0</text:p>
          </table:table-cell>
          <table:table-cell office:value-type="string" calcext:value-type="string">
            <text:p>#P("soundLen", "6.82597")</text:p>
          </table:table-cell>
          <table:table-cell office:value-type="string" calcext:value-type="string">
            <text:p>弓美</text:p>
          </table:table-cell>
          <table:table-cell office:value-type="string" calcext:value-type="string">
            <text:p>変身…変身…変身！…変身！！</text:p>
            <text:p>んんんんんんんんん！</text:p>
          </table:table-cell>
          <table:table-cell office:value-type="string" calcext:value-type="string">
            <text:p>Transform...transform...transform!\n</text:p>
            <text:p>TRANSFORM!</text:p>
            <text:p>#woff(4.771)</text:p>
          </table:table-cell>
          <table:table-cell/>
          <table:table-cell table:formula="of:=IF([.E1852]=&quot;&quot;; &quot;untranscribed&quot;; IF([.F185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729A.DAT-ss0-1</text:p>
          </table:table-cell>
          <table:table-cell office:value-type="string" calcext:value-type="string">
            <text:p>#P("soundLen", "4.11303")</text:p>
          </table:table-cell>
          <table:table-cell office:value-type="string" calcext:value-type="string">
            <text:p>りえ</text:p>
          </table:table-cell>
          <table:table-cell office:value-type="string" calcext:value-type="string">
            <text:p>私達、いつまでこのままぶら下げられてるんでしょう？</text:p>
          </table:table-cell>
          <table:table-cell office:value-type="string" calcext:value-type="string">
            <text:p>How long are we going to be hanging here...?</text:p>
          </table:table-cell>
          <table:table-cell/>
          <table:table-cell table:formula="of:=IF([.E1853]=&quot;&quot;; &quot;untranscribed&quot;; IF([.F1853]=&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729A.DAT-ss0-2</text:p>
          </table:table-cell>
          <table:table-cell office:value-type="string" calcext:value-type="string">
            <text:p>#P("soundLen", "5.7791")</text:p>
          </table:table-cell>
          <table:table-cell/>
          <table:table-cell office:value-type="string" calcext:value-type="string">
            <text:p>桜子：[一生?]このままだったりして…</text:p>
            <text:p>部長：そ、それは困る…</text:p>
            <text:p>　トイレはどうしたらいいんだ？</text:p>
          </table:table-cell>
          <table:table-cell office:value-type="string" calcext:value-type="string">
            <text:p>We're going to be here the rest of our lives...</text:p>
            <text:p>#woff(2.445)</text:p>
            <text:p/>
            <text:p>//#w(2.445)</text:p>
            <text:p>//W-What a pickle...\n</text:p>
            <text:p>//How will we use the bathroom?</text:p>
          </table:table-cell>
          <table:table-cell office:value-type="string" calcext:value-type="string">
            <text:p>NOTE: cuts off after sakurako's line in-game</text:p>
          </table:table-cell>
          <table:table-cell table:formula="of:=IF([.E1854]=&quot;&quot;; &quot;untranscribed&quot;; IF([.F18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9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29B.DAT-ss0-0</text:p>
          </table:table-cell>
          <table:table-cell office:value-type="string" calcext:value-type="string">
            <text:p>#P("soundLen", "4.36501")</text:p>
          </table:table-cell>
          <table:table-cell table:style-name="ce1" office:value-type="string" calcext:value-type="string">
            <text:p>真一</text:p>
          </table:table-cell>
          <table:table-cell office:value-type="string" calcext:value-type="string">
            <text:p>なるほど</text:p>
            <text:p>連中の注意[を引ければ?]、どうにかなるかもしれないな</text:p>
          </table:table-cell>
          <table:table-cell office:value-type="string" calcext:value-type="string">
            <text:p>I get it...</text:p>
            <text:p/>
            <text:p>#w(1.496)</text:p>
            <text:p>If we draw their attention, something might happen!</text:p>
          </table:table-cell>
          <table:table-cell office:value-type="string" calcext:value-type="string">
            <text:p>CHECK</text:p>
          </table:table-cell>
          <table:table-cell table:formula="of:=IF([.E1856]=&quot;&quot;; &quot;untranscribed&quot;; IF([.F1856]=&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729B.DAT-ss0-1</text:p>
          </table:table-cell>
          <table:table-cell office:value-type="string" calcext:value-type="string">
            <text:p>#P("soundLen", "3.98047")</text:p>
            <text:p><text:span text:style-name="T1">#P("noAutoOff", "1")</text:span></text:p>
          </table:table-cell>
          <table:table-cell table:style-name="ce1" office:value-type="string" calcext:value-type="string">
            <text:p>桜子</text:p>
          </table:table-cell>
          <table:table-cell office:value-type="string" calcext:value-type="string">
            <text:p>なんか最初から、十分以上騒ぎまくってるような気もするけど</text:p>
          </table:table-cell>
          <table:table-cell office:value-type="string" calcext:value-type="string">
            <text:p>I really feel like I was making more than enough noise from the start...</text:p>
          </table:table-cell>
          <table:table-cell/>
          <table:table-cell table:formula="of:=IF([.E1857]=&quot;&quot;; &quot;untranscribed&quot;; IF([.F185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29B.DAT-ss0-2</text:p>
          </table:table-cell>
          <table:table-cell office:value-type="string" calcext:value-type="string">
            <text:p>#P("soundLen", "4.78432")</text:p>
          </table:table-cell>
          <table:table-cell/>
          <table:table-cell office:value-type="string" calcext:value-type="string">
            <text:p>真一：まぁ、ただぶら下がってるよりましだろ？</text:p>
            <text:p>部長：ぬははははは！俺、騒ぐの得意！</text:p>
          </table:table-cell>
          <table:table-cell office:value-type="string" calcext:value-type="string">
            <text:p>Well, it beats just dangling here, right?</text:p>
            <text:p>#woff(2.881)</text:p>
            <text:p/>
            <text:p>#w(3.621)</text:p>
            <text:p>Making noise is my specialty!</text:p>
          </table:table-cell>
          <table:table-cell/>
          <table:table-cell table:formula="of:=IF([.E1858]=&quot;&quot;; &quot;untranscribed&quot;; IF([.F1858]=&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729B.DAT-ss0-3</text:p>
          </table:table-cell>
          <table:table-cell office:value-type="string" calcext:value-type="string">
            <text:p>#P("soundLen", "6.32471")</text:p>
            <text:p><text:span text:style-name="T1">#P("noAutoOff", "1")</text:span></text:p>
          </table:table-cell>
          <table:table-cell/>
          <table:table-cell office:value-type="string" calcext:value-type="string">
            <text:p>真一：わあああ！わ、わあ！</text:p>
            <text:p>弓美：きゃああああ！</text:p>
            <text:p>部長：腹減った！</text:p>
            <text:p>桜子：ボーイフレンド欲しい！</text:p>
          </table:table-cell>
          <table:table-cell office:value-type="string" calcext:value-type="string">
            <text:p>#off()</text:p>
            <text:p>#w(3.522)</text:p>
            <text:p>//#align(left)</text:p>
            <text:p>― I'M HUNGRY!\n</text:p>
            <text:p>― I WANT A BOYFRIEND!</text:p>
            <text:p/>
            <text:p>//#w(4.740)</text:p>
          </table:table-cell>
          <table:table-cell/>
          <table:table-cell table:formula="of:=IF([.E1859]=&quot;&quot;; &quot;untranscribed&quot;; IF([.F1859]=&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729B.DAT-ss0-4</text:p>
          </table:table-cell>
          <table:table-cell office:value-type="string" calcext:value-type="string">
            <text:p>#P("soundLen", "5.4765")</text:p>
            <text:p><text:span text:style-name="T1">#P("noAutoOff", "1")</text:span></text:p>
          </table:table-cell>
          <table:table-cell/>
          <table:table-cell office:value-type="string" calcext:value-type="string">
            <text:p>りえ：離して！</text:p>
            <text:p>真一：離せ！</text:p>
            <text:p>弓美：にんじん嫌い！</text:p>
            <text:p>部長：王様の耳はロバの耳！</text:p>
          </table:table-cell>
          <table:table-cell office:value-type="string" calcext:value-type="string">
            <text:p>//#align(left)</text:p>
            <text:p>― LET US GO!\n</text:p>
            <text:p>― LET ME GO!</text:p>
            <text:p/>
            <text:p>#w(1.937)</text:p>
            <text:p>― I HATE CARROTS!\n</text:p>
            <text:p>― MIDAS HAS DONKEY EARS!</text:p>
          </table:table-cell>
          <table:table-cell/>
          <table:table-cell table:formula="of:=IF([.E1860]=&quot;&quot;; &quot;untranscribed&quot;; IF([.F18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C729B.DAT-ss0-5</text:p>
          </table:table-cell>
          <table:table-cell office:value-type="string" calcext:value-type="string">
            <text:p>#P("soundLen", "4.14473")</text:p>
          </table:table-cell>
          <table:table-cell/>
          <table:table-cell office:value-type="string" calcext:value-type="string">
            <text:p>桜子：板垣死すとも自由は死なず！</text:p>
          </table:table-cell>
          <table:table-cell office:value-type="string" calcext:value-type="string">
            <text:p>ITAGAKI MAY DIE, BUT LIBERTY NEVER!</text:p>
            <text:p>#woff(3.330)</text:p>
          </table:table-cell>
          <table:table-cell office:value-type="string" calcext:value-type="string">
            <text:p>NOTE: thank god this one was in yumimi quiz, i would never in a million years have gotten it on my own.</text:p>
            <text:p>anyway, it's a famous quote from politician Itagaki Taisuke; Wikipedia offers "Itagaki may die, but liberty never!"</text:p>
            <text:p>the obvious localization would be "give me liberty or give me death"... but eh, i dunno</text:p>
          </table:table-cell>
          <table:table-cell table:formula="of:=IF([.E1861]=&quot;&quot;; &quot;untranscribed&quot;; IF([.F18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729C.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729C.DAT-ss0-0</text:p>
          </table:table-cell>
          <table:table-cell office:value-type="string" calcext:value-type="string">
            <text:p>#P("soundLen", "2.88212")</text:p>
          </table:table-cell>
          <table:table-cell/>
          <table:table-cell office:value-type="string" calcext:value-type="string">
            <text:p>弓美：ああ！</text:p>
            <text:p>桜子：離せ！こら！離せ！</text:p>
          </table:table-cell>
          <table:table-cell office:value-type="string" calcext:value-type="string">
            <text:p>#off()</text:p>
            <text:p>#w(0.820)</text:p>
            <text:p>Let me go! HEY! Let me GO!</text:p>
          </table:table-cell>
          <table:table-cell/>
          <table:table-cell table:formula="of:=IF([.E1863]=&quot;&quot;; &quot;untranscribed&quot;; IF([.F1863]=&quot;&quot;; &quot;UNTRANSLATED&quot;; &quot;&quot;))">
            <text:p/>
          </table:table-cell>
          <table:table-cell table:number-columns-repeated="1016"/>
        </table:table-row>
        <table:table-row table:style-name="ro1">
          <table:table-cell table:number-columns-repeated="4"/>
          <table:table-cell office:value-type="string" calcext:value-type="string">
            <text:p>//==================================</text:p>
            <text:p>// File: C730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30A.DAT-ss0-0</text:p>
          </table:table-cell>
          <table:table-cell office:value-type="string" calcext:value-type="string">
            <text:p>#P("soundLen", "3.57909")</text:p>
          </table:table-cell>
          <table:table-cell table:style-name="ce1" office:value-type="string" calcext:value-type="string">
            <text:p>部長</text:p>
          </table:table-cell>
          <table:table-cell office:value-type="string" calcext:value-type="string">
            <text:p>そ、それは困る</text:p>
            <text:p>トイレではどうしたらいいんだ？</text:p>
          </table:table-cell>
          <table:table-cell table:style-name="ce2" office:value-type="string" calcext:value-type="string">
            <text:p><text:span text:style-name="T2">#off()</text:span></text:p>
            <text:p><text:span text:style-name="T2">#w(0.275)</text:span></text:p>
            <text:p><text:span text:style-name="T2">W-We're in trouble...\n</text:span></text:p>
            <text:p><text:span text:style-name="T2">How will we use the bathroom?</text:span></text:p>
          </table:table-cell>
          <table:table-cell office:value-type="string" calcext:value-type="string">
            <text:p>NOTE: partial dupe of C729A</text:p>
          </table:table-cell>
          <table:table-cell table:formula="of:=IF([.E1865]=&quot;&quot;; &quot;untranscribed&quot;; IF([.F1865]=&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730A.DAT-ss0-1</text:p>
          </table:table-cell>
          <table:table-cell office:value-type="string" calcext:value-type="string">
            <text:p>#P("soundLen", "6.29357")</text:p>
            <text:p><text:span text:style-name="T1">#P("noAutoOff", "1")</text:span></text:p>
          </table:table-cell>
          <table:table-cell/>
          <table:table-cell office:value-type="string" calcext:value-type="string">
            <text:p>桜子：あたしはお腹が空いたわよ</text:p>
            <text:p>りえ：教室に帰らないと、譴責[したことに?]されてしまうわ</text:p>
          </table:table-cell>
          <table:table-cell office:value-type="string" calcext:value-type="string">
            <text:p>I'm getting hungry...</text:p>
            <text:p/>
            <text:p>#w(2.537)</text:p>
            <text:p>If I don't get back to class, I'll be reprimanded...</text:p>
          </table:table-cell>
          <table:table-cell office:value-type="string" calcext:value-type="string">
            <text:p>CHECK</text:p>
          </table:table-cell>
          <table:table-cell table:formula="of:=IF([.E1866]=&quot;&quot;; &quot;untranscribed&quot;; IF([.F1866]=&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30A.DAT-ss0-2</text:p>
          </table:table-cell>
          <table:table-cell office:value-type="string" calcext:value-type="string">
            <text:p>#P("soundLen", "3.40826")</text:p>
          </table:table-cell>
          <table:table-cell/>
          <table:table-cell office:value-type="string" calcext:value-type="string">
            <text:p>桜子：あら？今日は雪で休講になったのよ</text:p>
            <text:p>部長：おお、ラッキー</text:p>
          </table:table-cell>
          <table:table-cell office:value-type="string" calcext:value-type="string">
            <text:p>Huh? It's been cancelled for today because of the snow.</text:p>
            <text:p/>
            <text:p>#w(2.352)</text:p>
            <text:p>Ooh, lucky!</text:p>
          </table:table-cell>
          <table:table-cell/>
          <table:table-cell table:formula="of:=IF([.E1867]=&quot;&quot;; &quot;untranscribed&quot;; IF([.F1867]=&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30A.DAT-ss0-3</text:p>
          </table:table-cell>
          <table:table-cell table:formula="of:=T([.C1867])" office:value-type="string" office:string-value="#P(&quot;soundLen&quot;, &quot;3.40826&quot;)" calcext:value-type="string">
            <text:p>#P("soundLen", "3.40826")</text:p>
          </table:table-cell>
          <table:table-cell table:style-name="ce3" table:formula="of:=T([.D1867])">
            <text:p/>
          </table:table-cell>
          <table:table-cell table:formula="of:=T([.E1867])" office:value-type="string" office:string-value="桜子：あら？今日は雪で休講になったのよ&#10;部長：おお、ラッキー" calcext:value-type="string">
            <text:p>桜子：あら？今日は雪で休講になったのよ</text:p>
            <text:p>部長：おお、ラッキー</text:p>
          </table:table-cell>
          <table:table-cell table:formula="of:=T([.F1867])" office:value-type="string" office:string-value="Huh? It's been cancelled for today because of the snow.&#10;&#10;#w(2.352)&#10;Ooh, lucky!" calcext:value-type="string">
            <text:p>Huh? It's been cancelled for today because of the snow.</text:p>
            <text:p/>
            <text:p>#w(2.352)</text:p>
            <text:p>Ooh, lucky!</text:p>
          </table:table-cell>
          <table:table-cell/>
          <table:table-cell table:formula="of:=IF([.E1868]=&quot;&quot;; &quot;untranscribed&quot;; IF([.F18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730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30B.DAT-ss0-0</text:p>
          </table:table-cell>
          <table:table-cell office:value-type="string" calcext:value-type="string">
            <text:p>#P("soundLen", "6.05971")</text:p>
          </table:table-cell>
          <table:table-cell/>
          <table:table-cell office:value-type="string" calcext:value-type="string">
            <text:p>やっぱり</text:p>
            <text:p>騒いであの穴開けネズミ達の注意を引いてみよう</text:p>
            <text:p>なんとかなるかもしれないわ</text:p>
          </table:table-cell>
          <table:table-cell office:value-type="string" calcext:value-type="string">
            <text:p>Well...Let's try making noise and drawing the Holemaker Mice's attention after all.</text:p>
            <text:p/>
            <text:p>#w(4.121)</text:p>
            <text:p>Maybe it'll do something!</text:p>
          </table:table-cell>
          <table:table-cell/>
          <table:table-cell table:formula="of:=IF([.E1870]=&quot;&quot;; &quot;untranscribed&quot;; IF([.F187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32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32A.DAT-ss0-0</text:p>
          </table:table-cell>
          <table:table-cell table:formula="of:=T([.C1727])" office:value-type="string" office:string-value="#P(&quot;soundLen&quot;, &quot;0.859758&quot;)" calcext:value-type="string">
            <text:p>#P("soundLen", "0.859758")</text:p>
          </table:table-cell>
          <table:table-cell table:number-columns-repeated="1021"/>
        </table:table-row>
        <table:table-row table:style-name="ro16">
          <table:table-cell office:value-type="string" calcext:value-type="string">
            <text:p>string</text:p>
          </table:table-cell>
          <table:table-cell office:value-type="string" calcext:value-type="string">
            <text:p>C732A.DAT-ss0-1</text:p>
          </table:table-cell>
          <table:table-cell office:value-type="string" calcext:value-type="string">
            <text:p>#P("soundLen", "3.67037")</text:p>
          </table:table-cell>
          <table:table-cell/>
          <table:table-cell office:value-type="string" calcext:value-type="string">
            <text:p>弓美：きゃー！</text:p>
            <text:p>真一：がー！</text:p>
            <text:p>桜子：あああ！</text:p>
          </table:table-cell>
          <table:table-cell table:number-columns-repeated="2"/>
          <table:table-cell table:formula="of:=IF([.E1873]=&quot;&quot;; &quot;untranscribed&quot;; IF([.F1873]=&quot;&quot;; &quot;UNTRANSLATED&quot;; &quot;&quot;))" office:value-type="string" office:string-value="UNTRANSLATED" calcext:value-type="string">
            <text:p>UNTRANSLATED</text:p>
          </table:table-cell>
          <table:table-cell table:number-columns-repeated="1016"/>
        </table:table-row>
        <table:table-row table:style-name="ro5">
          <table:table-cell office:value-type="string" calcext:value-type="string">
            <text:p>string</text:p>
          </table:table-cell>
          <table:table-cell office:value-type="string" calcext:value-type="string">
            <text:p>C732A.DAT-ss0-2</text:p>
          </table:table-cell>
          <table:table-cell office:value-type="string" calcext:value-type="string">
            <text:p>#P("soundLen", "1.96265")</text:p>
          </table:table-cell>
          <table:table-cell/>
          <table:table-cell office:value-type="string" calcext:value-type="string">
            <text:p>部長：た、高い！</text:p>
            <text:p>弓美：うぅ！</text:p>
          </table:table-cell>
          <table:table-cell office:value-type="string" calcext:value-type="string">
            <text:p>H-High!</text:p>
            <text:p>#woff(1.250)</text:p>
          </table:table-cell>
          <table:table-cell/>
          <table:table-cell table:formula="of:=IF([.E1874]=&quot;&quot;; &quot;untranscribed&quot;; IF([.F1874]=&quot;&quot;; &quot;UNTRANSLATED&quot;; &quot;&quot;))">
            <text:p/>
          </table:table-cell>
          <table:table-cell table:number-columns-repeated="1016"/>
        </table:table-row>
        <table:table-row table:style-name="ro1">
          <table:table-cell table:number-columns-repeated="4"/>
          <table:table-cell office:value-type="string" calcext:value-type="string">
            <text:p>//==================================</text:p>
            <text:p>// File: C732B.DAT</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C732B.DAT-ss0-0</text:p>
          </table:table-cell>
          <table:table-cell office:value-type="string" calcext:value-type="string">
            <text:p>#P("soundLen", "5.87174")</text:p>
          </table:table-cell>
          <table:table-cell/>
          <table:table-cell office:value-type="string" calcext:value-type="string">
            <text:p>桜子：こら、待って、弓美！許さ…！</text:p>
            <text:p>　ここから落ちったら死ぬわよ！</text:p>
            <text:p>真一：だあああ、やめろ！</text:p>
            <text:p>部長：よおおぉ</text:p>
          </table:table-cell>
          <table:table-cell office:value-type="string" calcext:value-type="string">
            <text:p>Dammit, Yumimi, when I get my hands on―!</text:p>
            <text:p/>
            <text:p>#w(2.305)</text:p>
            <text:p>If we fall from here, we're dead!</text:p>
            <text:p><text:span text:style-name="T1">#woff(3.956)</text:span></text:p>
            <text:p/>
            <text:p>//#w(3.956)</text:p>
            <text:p>//Gaaah!</text:p>
            <text:p>#w(4.486)</text:p>
            <text:p>Quit it!</text:p>
            <text:p>//#woff(5.037)</text:p>
            <text:p><text:span text:style-name="T1">#woff(5.823)</text:span></text:p>
          </table:table-cell>
          <table:table-cell/>
          <table:table-cell table:formula="of:=IF([.E1876]=&quot;&quot;; &quot;untranscribed&quot;; IF([.F18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32B.DAT-ss0-1</text:p>
          </table:table-cell>
          <table:table-cell office:value-type="string" calcext:value-type="string">
            <text:p>#P("soundLen", "1.24301")</text:p>
          </table:table-cell>
          <table:table-cell table:number-columns-repeated="1021"/>
        </table:table-row>
        <table:table-row table:style-name="ro6">
          <table:table-cell office:value-type="string" calcext:value-type="string">
            <text:p>string</text:p>
          </table:table-cell>
          <table:table-cell office:value-type="string" calcext:value-type="string">
            <text:p>C732B.DAT-ss0-2</text:p>
          </table:table-cell>
          <table:table-cell office:value-type="string" calcext:value-type="string">
            <text:p>#P("soundLen", "3.8248")</text:p>
          </table:table-cell>
          <table:table-cell/>
          <table:table-cell office:value-type="string" calcext:value-type="string">
            <text:p>りえ：な…何ですか？</text:p>
            <text:p>桜子：[様子が?]変ね</text:p>
          </table:table-cell>
          <table:table-cell office:value-type="string" calcext:value-type="string">
            <text:p>W-What's that?</text:p>
            <text:p/>
            <text:p>#w(2.163)</text:p>
            <text:p>They're acting strange.</text:p>
          </table:table-cell>
          <table:table-cell office:value-type="string" calcext:value-type="string">
            <text:p>CHECK</text:p>
          </table:table-cell>
          <table:table-cell table:formula="of:=IF([.E1878]=&quot;&quot;; &quot;untranscribed&quot;; IF([.F18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733.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733.DAT-ss0-0</text:p>
          </table:table-cell>
          <table:table-cell office:value-type="string" calcext:value-type="string">
            <text:p>#P("soundLen", "3.13533")</text:p>
          </table:table-cell>
          <table:table-cell table:style-name="ce1" office:value-type="string" calcext:value-type="string">
            <text:p>弓美</text:p>
          </table:table-cell>
          <table:table-cell office:value-type="string" calcext:value-type="string">
            <text:p>だあああ！怖い！高い！怖い！やあああああ！</text:p>
          </table:table-cell>
          <table:table-cell office:value-type="string" calcext:value-type="string">
            <text:p>#w(0.907)</text:p>
            <text:p>Scary! High! Scary!</text:p>
            <text:p>#woff(2.327)</text:p>
          </table:table-cell>
          <table:table-cell/>
          <table:table-cell table:formula="of:=IF([.E1880]=&quot;&quot;; &quot;untranscribed&quot;; IF([.F188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35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35A.DAT-ss0-0</text:p>
          </table:table-cell>
          <table:table-cell office:value-type="string" calcext:value-type="string">
            <text:p>#P("soundLen", "4.43006")</text:p>
          </table:table-cell>
          <table:table-cell table:number-columns-repeated="1021"/>
        </table:table-row>
        <table:table-row table:style-name="ro2">
          <table:table-cell office:value-type="string" calcext:value-type="string">
            <text:p>string</text:p>
          </table:table-cell>
          <table:table-cell office:value-type="string" calcext:value-type="string">
            <text:p>C735A.DAT-ss0-1</text:p>
          </table:table-cell>
          <table:table-cell office:value-type="string" calcext:value-type="string">
            <text:p>#P("soundLen", "3.19264")</text:p>
          </table:table-cell>
          <table:table-cell table:number-columns-repeated="1021"/>
        </table:table-row>
        <table:table-row table:style-name="ro1">
          <table:table-cell table:number-columns-repeated="4"/>
          <table:table-cell office:value-type="string" calcext:value-type="string">
            <text:p>//==================================</text:p>
            <text:p>// File: C735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35C.DAT-ss0-0</text:p>
          </table:table-cell>
          <table:table-cell table:formula="of:=T([.C1882])" office:value-type="string" office:string-value="#P(&quot;soundLen&quot;, &quot;4.43006&quot;)" calcext:value-type="string">
            <text:p>#P("soundLen", "4.43006")</text:p>
          </table:table-cell>
          <table:table-cell table:number-columns-repeated="1021"/>
        </table:table-row>
        <table:table-row table:style-name="ro2">
          <table:table-cell office:value-type="string" calcext:value-type="string">
            <text:p>string</text:p>
          </table:table-cell>
          <table:table-cell office:value-type="string" calcext:value-type="string">
            <text:p>C735C.DAT-ss0-1</text:p>
          </table:table-cell>
          <table:table-cell table:formula="of:=T([.C1224])" office:value-type="string" office:string-value="#P(&quot;soundLen&quot;, &quot;3.1575&quot;)" calcext:value-type="string">
            <text:p>#P("soundLen", "3.1575")</text:p>
          </table:table-cell>
          <table:table-cell table:number-columns-repeated="1021"/>
        </table:table-row>
        <table:table-row table:style-name="ro1">
          <table:table-cell table:number-columns-repeated="4"/>
          <table:table-cell office:value-type="string" calcext:value-type="string">
            <text:p>//==================================</text:p>
            <text:p>// File: C736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36B.DAT-ss0-0</text:p>
          </table:table-cell>
          <table:table-cell office:value-type="string" calcext:value-type="string">
            <text:p>#P("soundLen", "7.85828")</text:p>
          </table:table-cell>
          <table:table-cell table:number-columns-repeated="1021"/>
        </table:table-row>
        <table:table-row table:style-name="ro1">
          <table:table-cell table:number-columns-repeated="4"/>
          <table:table-cell office:value-type="string" calcext:value-type="string">
            <text:p>//==================================</text:p>
            <text:p>// File: C736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36C.DAT-ss0-0</text:p>
          </table:table-cell>
          <table:table-cell table:formula="of:=T([.C1888])" office:value-type="string" office:string-value="#P(&quot;soundLen&quot;, &quot;7.85828&quot;)" calcext:value-type="string">
            <text:p>#P("soundLen", "7.85828")</text:p>
          </table:table-cell>
          <table:table-cell table:number-columns-repeated="1021"/>
        </table:table-row>
        <table:table-row table:style-name="ro1">
          <table:table-cell table:number-columns-repeated="4"/>
          <table:table-cell office:value-type="string" calcext:value-type="string">
            <text:p>//==================================</text:p>
            <text:p>// File: C73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37.DAT-ss0-0</text:p>
          </table:table-cell>
          <table:table-cell table:formula="of:=T([.C679])" office:value-type="string" office:string-value="#P(&quot;soundLen&quot;, &quot;0.774495&quot;)" calcext:value-type="string">
            <text:p>#P("soundLen", "0.774495")</text:p>
          </table:table-cell>
          <table:table-cell table:number-columns-repeated="1021"/>
        </table:table-row>
        <table:table-row table:style-name="ro7">
          <table:table-cell office:value-type="string" calcext:value-type="string">
            <text:p>string</text:p>
          </table:table-cell>
          <table:table-cell office:value-type="string" calcext:value-type="string">
            <text:p>C737.DAT-ss0-1</text:p>
          </table:table-cell>
          <table:table-cell office:value-type="string" calcext:value-type="string">
            <text:p>#P("soundLen", "0.579888")</text:p>
          </table:table-cell>
          <table:table-cell table:style-name="ce1" office:value-type="string" calcext:value-type="string">
            <text:p>弓美</text:p>
          </table:table-cell>
          <table:table-cell office:value-type="string" calcext:value-type="string">
            <text:p>ああああ！</text:p>
          </table:table-cell>
          <table:table-cell table:number-columns-repeated="2"/>
          <table:table-cell table:formula="of:=IF([.E1893]=&quot;&quot;; &quot;untranscribed&quot;; IF([.F1893]=&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4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42.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742.DAT-ss0-1</text:p>
          </table:table-cell>
          <table:table-cell table:formula="of:=T([.C979])" office:value-type="string" office:string-value="#P(&quot;soundLen&quot;, &quot;1.13576&quot;)" calcext:value-type="string">
            <text:p>#P("soundLen", "1.13576")</text:p>
          </table:table-cell>
          <table:table-cell table:number-columns-repeated="1021"/>
        </table:table-row>
        <table:table-row table:style-name="ro1">
          <table:table-cell table:number-columns-repeated="4"/>
          <table:table-cell office:value-type="string" calcext:value-type="string">
            <text:p>//==================================</text:p>
            <text:p>// File: C743.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43.DAT-ss0-0</text:p>
          </table:table-cell>
          <table:table-cell office:value-type="string" calcext:value-type="string">
            <text:p>#P("soundLen", "3.75588")</text:p>
          </table:table-cell>
          <table:table-cell office:value-type="string" calcext:value-type="string">
            <text:p>桜子</text:p>
          </table:table-cell>
          <table:table-cell office:value-type="string" calcext:value-type="string">
            <text:p>ちょっと！弓美！</text:p>
            <text:p>ちゃんと切っていてよ！</text:p>
          </table:table-cell>
          <table:table-cell office:value-type="string" calcext:value-type="string">
            <text:p>Wait! Yumimi!</text:p>
            <text:p/>
            <text:p>#w(1.815)</text:p>
            <text:p>Cut us all the way loose!</text:p>
          </table:table-cell>
          <table:table-cell/>
          <table:table-cell table:formula="of:=IF([.E1898]=&quot;&quot;; &quot;untranscribed&quot;; IF([.F1898]=&quot;&quot;; &quot;UNTRANSLATED&quot;; &quot;&quot;))">
            <text:p/>
          </table:table-cell>
          <table:table-cell table:number-columns-repeated="1016"/>
        </table:table-row>
        <table:table-row table:style-name="ro1">
          <table:table-cell table:number-columns-repeated="4"/>
          <table:table-cell office:value-type="string" calcext:value-type="string">
            <text:p>//==================================</text:p>
            <text:p>// File: C745.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45.DAT-ss0-0</text:p>
          </table:table-cell>
          <table:table-cell table:formula="of:=T([.C943])" office:value-type="string" office:string-value="#P(&quot;soundLen&quot;, &quot;3.7506&quot;)" calcext:value-type="string">
            <text:p>#P("soundLen", "3.7506")</text:p>
          </table:table-cell>
          <table:table-cell table:number-columns-repeated="1021"/>
        </table:table-row>
        <table:table-row table:style-name="ro1">
          <table:table-cell table:number-columns-repeated="4"/>
          <table:table-cell office:value-type="string" calcext:value-type="string">
            <text:p>//==================================</text:p>
            <text:p>// File: C751.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51.DAT-ss0-0</text:p>
          </table:table-cell>
          <table:table-cell office:value-type="string" calcext:value-type="string">
            <text:p>#P("soundLen", "3.2873")</text:p>
          </table:table-cell>
          <table:table-cell table:style-name="ce1" office:value-type="string" calcext:value-type="string">
            <text:p>弓美</text:p>
          </table:table-cell>
          <table:table-cell office:value-type="string" calcext:value-type="string">
            <text:p>いいの、[別に私?]</text:p>
            <text:p>クス、クス</text:p>
          </table:table-cell>
          <table:table-cell office:value-type="string" calcext:value-type="string">
            <text:p>Well, FINE, then.</text:p>
            <text:p><text:span text:style-name="T1">#woff(2.337)</text:span></text:p>
            <text:p/>
            <text:p>//#w(1.906)</text:p>
            <text:p>//(sob, sob)</text:p>
          </table:table-cell>
          <table:table-cell/>
          <table:table-cell table:formula="of:=IF([.E1902]=&quot;&quot;; &quot;untranscribed&quot;; IF([.F1902]=&quot;&quot;; &quot;UNTRANSLATED&quot;; &quot;&quot;))">
            <text:p/>
          </table:table-cell>
          <table:table-cell table:number-columns-repeated="1016"/>
        </table:table-row>
        <table:table-row table:style-name="ro1">
          <table:table-cell table:number-columns-repeated="4"/>
          <table:table-cell office:value-type="string" calcext:value-type="string">
            <text:p>//==================================</text:p>
            <text:p>// File: C752.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52.DAT-ss0-0</text:p>
          </table:table-cell>
          <table:table-cell office:value-type="string" calcext:value-type="string">
            <text:p>#P("soundLen", "6.16475")</text:p>
          </table:table-cell>
          <table:table-cell table:style-name="ce1" office:value-type="string" calcext:value-type="string">
            <text:p>弓美</text:p>
          </table:table-cell>
          <table:table-cell office:value-type="string" calcext:value-type="string">
            <text:p>で、でもどうしよう？</text:p>
            <text:p>そ、そうだ</text:p>
            <text:p>とにかく、[人呼んでこよう?]</text:p>
          </table:table-cell>
          <table:table-cell office:value-type="string" calcext:value-type="string">
            <text:p>B-But what should I do?</text:p>
            <text:p>#woff(2.381)</text:p>
            <text:p/>
            <text:p>#w(3.361)</text:p>
            <text:p>T-That's it! For now, I'll call for help.</text:p>
          </table:table-cell>
          <table:table-cell office:value-type="string" calcext:value-type="string">
            <text:p>CHECK</text:p>
          </table:table-cell>
          <table:table-cell table:formula="of:=IF([.E1904]=&quot;&quot;; &quot;untranscribed&quot;; IF([.F19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753.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753.DAT-ss0-0</text:p>
          </table:table-cell>
          <table:table-cell office:value-type="string" calcext:value-type="string">
            <text:p>#P("soundLen", "3.31083")</text:p>
          </table:table-cell>
          <table:table-cell table:style-name="ce1" office:value-type="string" calcext:value-type="string">
            <text:p>弓美</text:p>
          </table:table-cell>
          <table:table-cell office:value-type="string" calcext:value-type="string">
            <text:p>え、えっと…</text:p>
            <text:p>それじゃね！</text:p>
          </table:table-cell>
          <table:table-cell office:value-type="string" calcext:value-type="string">
            <text:p>#off()</text:p>
            <text:p>#w(0.759)</text:p>
            <text:p>Umm...</text:p>
            <text:p/>
            <text:p>#w(2.408)</text:p>
            <text:p>Well, seeya!</text:p>
          </table:table-cell>
          <table:table-cell/>
          <table:table-cell table:formula="of:=IF([.E1906]=&quot;&quot;; &quot;untranscribed&quot;; IF([.F190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53.DAT-ss0-1</text:p>
          </table:table-cell>
          <table:table-cell office:value-type="string" calcext:value-type="string">
            <text:p>#P("soundLen", "2.08655")</text:p>
          </table:table-cell>
          <table:table-cell table:number-columns-repeated="1021"/>
        </table:table-row>
        <table:table-row table:style-name="ro1">
          <table:table-cell table:number-columns-repeated="4"/>
          <table:table-cell office:value-type="string" calcext:value-type="string">
            <text:p>//==================================</text:p>
            <text:p>// File: C754.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754.DAT-ss0-0</text:p>
          </table:table-cell>
          <table:table-cell office:value-type="string" calcext:value-type="string">
            <text:p>#P("soundLen", "3.54365")</text:p>
          </table:table-cell>
          <table:table-cell table:style-name="ce1" office:value-type="string" calcext:value-type="string">
            <text:p>弓美</text:p>
          </table:table-cell>
          <table:table-cell office:value-type="string" calcext:value-type="string">
            <text:p>だああああ！</text:p>
            <text:p>ど、どうしよう！？</text:p>
            <text:p>そ、そうだ</text:p>
            <text:p>[人呼んでこよう?]！</text:p>
          </table:table-cell>
          <table:table-cell office:value-type="string" calcext:value-type="string">
            <text:p>//Gaaaaah!</text:p>
            <text:p>#off()</text:p>
            <text:p>#w(0.843)</text:p>
            <text:p>W-What should I do!?\n</text:p>
            <text:p><text:span text:style-name="T1">T-That's it! I'll call for help!</text:span></text:p>
            <text:p/>
            <text:p>//#w(1.753)</text:p>
            <text:p>//T-That's it! I'll call for help!</text:p>
          </table:table-cell>
          <table:table-cell office:value-type="string" calcext:value-type="string">
            <text:p>CHECK</text:p>
          </table:table-cell>
          <table:table-cell table:formula="of:=IF([.E1909]=&quot;&quot;; &quot;untranscribed&quot;; IF([.F1909]=&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754.DAT-start</text:p>
          </table:table-cell>
          <table:table-cell/>
          <table:table-cell table:style-name="ce1"/>
          <table:table-cell office:value-type="string" calcext:value-type="string">
            <text:p>土足厳禁</text:p>
          </table:table-cell>
          <table:table-cell office:value-type="string" calcext:value-type="string">
            <text:p>//SHOES STRICTLY PROHIBITED</text:p>
            <text:p>//#woff(4.000)</text:p>
          </table:table-cell>
          <table:table-cell/>
          <table:table-cell table:formula="of:=IF([.E1910]=&quot;&quot;; &quot;untranscribed&quot;; IF([.F191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55.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55.DAT-ss0-0</text:p>
          </table:table-cell>
          <table:table-cell office:value-type="string" calcext:value-type="string">
            <text:p>#P("soundLen", "2.60888")</text:p>
          </table:table-cell>
          <table:table-cell table:style-name="ce1" office:value-type="string" calcext:value-type="string">
            <text:p>弓美</text:p>
          </table:table-cell>
          <table:table-cell office:value-type="string" calcext:value-type="string">
            <text:p>だああああ！</text:p>
            <text:p>も、戻れない！</text:p>
          </table:table-cell>
          <table:table-cell office:value-type="string" calcext:value-type="string">
            <text:p>//Gaaah!</text:p>
            <text:p>#off()</text:p>
            <text:p>#w(0.824)</text:p>
            <text:p>I can't go back!</text:p>
          </table:table-cell>
          <table:table-cell/>
          <table:table-cell table:formula="of:=IF([.E1912]=&quot;&quot;; &quot;untranscribed&quot;; IF([.F1912]=&quot;&quot;; &quot;UNTRANSLATED&quot;; &quot;&quot;))">
            <text:p/>
          </table:table-cell>
          <table:table-cell table:number-columns-repeated="1016"/>
        </table:table-row>
        <table:table-row table:style-name="ro1">
          <table:table-cell table:number-columns-repeated="4"/>
          <table:table-cell office:value-type="string" calcext:value-type="string">
            <text:p>//==================================</text:p>
            <text:p>// File: C756.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756.DAT-ss0-0</text:p>
          </table:table-cell>
          <table:table-cell office:value-type="string" calcext:value-type="string">
            <text:p>#P("soundLen", "4.99797")</text:p>
            <text:p><text:span text:style-name="T1">#P("noAutoOff", "1")</text:span></text:p>
          </table:table-cell>
          <table:table-cell table:style-name="ce1" office:value-type="string" calcext:value-type="string">
            <text:p>弓美</text:p>
          </table:table-cell>
          <table:table-cell office:value-type="string" calcext:value-type="string">
            <text:p>うわぁ！こ、困った</text:p>
            <text:p>や、やっぱり自分でなんとかするしかないのかな</text:p>
          </table:table-cell>
          <table:table-cell office:value-type="string" calcext:value-type="string">
            <text:p>#off()</text:p>
            <text:p>#w(0.852)</text:p>
            <text:p>I-I'm in trouble...</text:p>
            <text:p/>
            <text:p>#w(2.057)</text:p>
            <text:p>I-I guess I'll have to do something on my own after all.</text:p>
          </table:table-cell>
          <table:table-cell/>
          <table:table-cell table:formula="of:=IF([.E1914]=&quot;&quot;; &quot;untranscribed&quot;; IF([.F191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56.DAT-ss0-1</text:p>
          </table:table-cell>
          <table:table-cell office:value-type="string" calcext:value-type="string">
            <text:p>#P("soundLen", "1.99717")</text:p>
          </table:table-cell>
          <table:table-cell table:style-name="ce1" office:value-type="string" calcext:value-type="string">
            <text:p>弓美</text:p>
          </table:table-cell>
          <table:table-cell office:value-type="string" calcext:value-type="string">
            <text:p>ああ、どうしよう！？</text:p>
          </table:table-cell>
          <table:table-cell office:value-type="string" calcext:value-type="string">
            <text:p>Oh, what should I do!?</text:p>
          </table:table-cell>
          <table:table-cell/>
          <table:table-cell table:formula="of:=IF([.E1915]=&quot;&quot;; &quot;untranscribed&quot;; IF([.F19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5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57.DAT-ss0-0</text:p>
          </table:table-cell>
          <table:table-cell table:formula="of:=T([.C126])" office:value-type="string" office:string-value="#P(&quot;soundLen&quot;, &quot;0.126175&quot;)" calcext:value-type="string">
            <text:p>#P("soundLen", "0.126175")</text:p>
          </table:table-cell>
          <table:table-cell table:number-columns-repeated="1021"/>
        </table:table-row>
        <table:table-row table:style-name="ro1">
          <table:table-cell table:number-columns-repeated="4"/>
          <table:table-cell office:value-type="string" calcext:value-type="string">
            <text:p>//==================================</text:p>
            <text:p>// File: C75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59.DAT-ss0-0</text:p>
          </table:table-cell>
          <table:table-cell table:formula="of:=T([.C1727])" office:value-type="string" office:string-value="#P(&quot;soundLen&quot;, &quot;0.859758&quot;)" calcext:value-type="string">
            <text:p>#P("soundLen", "0.859758")</text:p>
          </table:table-cell>
          <table:table-cell table:number-columns-repeated="1021"/>
        </table:table-row>
        <table:table-row table:style-name="ro1">
          <table:table-cell office:value-type="string" calcext:value-type="string">
            <text:p>string</text:p>
          </table:table-cell>
          <table:table-cell office:value-type="string" calcext:value-type="string">
            <text:p>C759.DAT-ss0-1</text:p>
          </table:table-cell>
          <table:table-cell office:value-type="string" calcext:value-type="string">
            <text:p>#P("soundLen", "1.43786")</text:p>
          </table:table-cell>
          <table:table-cell table:style-name="ce1" office:value-type="string" calcext:value-type="string">
            <text:p>弓美</text:p>
          </table:table-cell>
          <table:table-cell office:value-type="string" calcext:value-type="string">
            <text:p>あ、桜子ちゃん！</text:p>
          </table:table-cell>
          <table:table-cell office:value-type="string" calcext:value-type="string">
            <text:p>#off()</text:p>
            <text:p>#w(0.755)</text:p>
            <text:p>Sakurako+-chan++!</text:p>
          </table:table-cell>
          <table:table-cell/>
          <table:table-cell table:formula="of:=IF([.E1920]=&quot;&quot;; &quot;untranscribed&quot;; IF([.F1920]=&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0.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760.DAT-ss0-0</text:p>
          </table:table-cell>
          <table:table-cell table:formula="of:=T([.C106])" office:value-type="string" office:string-value="#P(&quot;soundLen&quot;, &quot;0.644757&quot;)" calcext:value-type="string">
            <text:p>#P("soundLen", "0.644757")</text:p>
          </table:table-cell>
          <table:table-cell table:number-columns-repeated="1021"/>
        </table:table-row>
        <table:table-row table:style-name="ro2">
          <table:table-cell office:value-type="string" calcext:value-type="string">
            <text:p>string</text:p>
          </table:table-cell>
          <table:table-cell office:value-type="string" calcext:value-type="string">
            <text:p>C760.DAT-ss0-1</text:p>
          </table:table-cell>
          <table:table-cell office:value-type="string" calcext:value-type="string">
            <text:p>#P("soundLen", "6.37631")</text:p>
          </table:table-cell>
          <table:table-cell table:number-columns-repeated="1021"/>
        </table:table-row>
        <table:table-row table:style-name="ro1">
          <table:table-cell table:number-columns-repeated="4"/>
          <table:table-cell office:value-type="string" calcext:value-type="string">
            <text:p>//==================================</text:p>
            <text:p>// File: C761.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761.DAT-ss0-0</text:p>
          </table:table-cell>
          <table:table-cell office:value-type="string" calcext:value-type="string">
            <text:p>#P("soundLen", "2.55777")</text:p>
          </table:table-cell>
          <table:table-cell table:style-name="ce1" office:value-type="string" calcext:value-type="string">
            <text:p>弓美</text:p>
          </table:table-cell>
          <table:table-cell office:value-type="string" calcext:value-type="string">
            <text:p>あいたたたった</text:p>
            <text:p>いた〜い</text:p>
          </table:table-cell>
          <table:table-cell office:value-type="string" calcext:value-type="string">
            <text:p>#off()</text:p>
            <text:p>#w(1.209)</text:p>
            <text:p>Ouuuuuch...</text:p>
          </table:table-cell>
          <table:table-cell/>
          <table:table-cell table:formula="of:=IF([.E1925]=&quot;&quot;; &quot;untranscribed&quot;; IF([.F192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2.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762.DAT-ss0-0</text:p>
          </table:table-cell>
          <table:table-cell office:value-type="string" calcext:value-type="string">
            <text:p>#P("soundLen", "0.411573")</text:p>
          </table:table-cell>
          <table:table-cell/>
          <table:table-cell office:value-type="string" calcext:value-type="string">
            <text:p>はぁ？</text:p>
          </table:table-cell>
          <table:table-cell office:value-type="string" calcext:value-type="string">
            <text:p>//Huh?</text:p>
          </table:table-cell>
          <table:table-cell/>
          <table:table-cell table:formula="of:=IF([.E1927]=&quot;&quot;; &quot;untranscribed&quot;; IF([.F192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762.DAT-ss0-1</text:p>
          </table:table-cell>
          <table:table-cell office:value-type="string" calcext:value-type="string">
            <text:p>#P("soundLen", "0.314516")</text:p>
          </table:table-cell>
          <table:table-cell table:number-columns-repeated="1021"/>
        </table:table-row>
        <table:table-row table:style-name="ro1">
          <table:table-cell table:number-columns-repeated="4"/>
          <table:table-cell office:value-type="string" calcext:value-type="string">
            <text:p>//==================================</text:p>
            <text:p>// File: C764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64A.DAT-ss0-0</text:p>
          </table:table-cell>
          <table:table-cell office:value-type="string" calcext:value-type="string">
            <text:p>#P("soundLen", "5.87837")</text:p>
          </table:table-cell>
          <table:table-cell/>
          <table:table-cell office:value-type="string" calcext:value-type="string">
            <text:p>桜子：離せ、離せ、離せー！</text:p>
            <text:p>弓美：桜子ちゃん、桜子ちゃん！</text:p>
            <text:p>桜子：ん？</text:p>
          </table:table-cell>
          <table:table-cell office:value-type="string" calcext:value-type="string">
            <text:p>Let me go, let me go, LET ME GO!</text:p>
            <text:p/>
            <text:p>#w(3.038)</text:p>
            <text:p>Sakurako+-chan++...Sakurako+-chan++!</text:p>
            <text:p>#woff(5.693)</text:p>
          </table:table-cell>
          <table:table-cell/>
          <table:table-cell table:formula="of:=IF([.E1930]=&quot;&quot;; &quot;untranscribed&quot;; IF([.F1930]=&quot;&quot;; &quot;UNTRANSLATED&quot;; &quot;&quot;))">
            <text:p/>
          </table:table-cell>
          <table:table-cell table:number-columns-repeated="1016"/>
        </table:table-row>
        <table:table-row table:style-name="ro27">
          <table:table-cell office:value-type="string" calcext:value-type="string">
            <text:p>string</text:p>
          </table:table-cell>
          <table:table-cell office:value-type="string" calcext:value-type="string">
            <text:p>C764A.DAT-ss0-1</text:p>
          </table:table-cell>
          <table:table-cell office:value-type="string" calcext:value-type="string">
            <text:p>#P("soundLen", "5.15511")</text:p>
            <text:p><text:span text:style-name="T1">#P("noAutoOff", "1")</text:span></text:p>
          </table:table-cell>
          <table:table-cell/>
          <table:table-cell office:value-type="string" calcext:value-type="string">
            <text:p>桜子：弓美！</text:p>
            <text:p>弓美：大丈夫、桜子ちゃん？</text:p>
            <text:p>桜子：捕まらなかったのね、あんた？</text:p>
            <text:p>弓美：うん</text:p>
          </table:table-cell>
          <table:table-cell office:value-type="string" calcext:value-type="string">
            <text:p>Yumimi!</text:p>
            <text:p/>
            <text:p>#w(1.386)</text:p>
            <text:p>Are you okay, Sakurako+-chan++?</text:p>
            <text:p/>
            <text:p>#w(3.193)</text:p>
            <text:p>They didn't catch you?</text:p>
            <text:p/>
            <text:p>#w(4.975)</text:p>
            <text:p>//Nope.</text:p>
            <text:p>//#align(left)</text:p>
            <text:p>― Nope.\n</text:p>
            <text:p>― Yoshizawa!</text:p>
          </table:table-cell>
          <table:table-cell office:value-type="string" calcext:value-type="string">
            <text:p>NOTE: merging with next line for readability</text:p>
          </table:table-cell>
          <table:table-cell table:formula="of:=IF([.E1931]=&quot;&quot;; &quot;untranscribed&quot;; IF([.F1931]=&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764A.DAT-ss0-2</text:p>
          </table:table-cell>
          <table:table-cell office:value-type="string" calcext:value-type="string">
            <text:p>#P("soundLen", "3.9417")</text:p>
            <text:p><text:span text:style-name="T1">#P("noAutoOff", "1")</text:span></text:p>
          </table:table-cell>
          <table:table-cell/>
          <table:table-cell office:value-type="string" calcext:value-type="string">
            <text:p>真一：吉沢！</text:p>
            <text:p>弓美：松崎くん！</text:p>
            <text:p>　あ！りえちゃん</text:p>
          </table:table-cell>
          <table:table-cell office:value-type="string" calcext:value-type="string">
            <text:p>//Yoshizawa!</text:p>
            <text:p/>
            <text:p>#w(1.330)</text:p>
            <text:p>Matsuzaki+-kun++!</text:p>
            <text:p/>
            <text:p>#w(3.278)</text:p>
            <text:p>...Rie+-chan++! You two both got caught?</text:p>
          </table:table-cell>
          <table:table-cell table:style-name="ce2" office:value-type="string" calcext:value-type="string">
            <text:p>NOTE: merging with next line for readability</text:p>
          </table:table-cell>
          <table:table-cell table:formula="of:=IF([.E1932]=&quot;&quot;; &quot;untranscribed&quot;; IF([.F1932]=&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764A.DAT-ss0-3</text:p>
          </table:table-cell>
          <table:table-cell office:value-type="string" calcext:value-type="string">
            <text:p>#P("soundLen", "3.36212")</text:p>
          </table:table-cell>
          <table:table-cell/>
          <table:table-cell office:value-type="string" calcext:value-type="string">
            <text:p>弓美：二人とも捕まっていたの？</text:p>
            <text:p>りえ：え〜ん…</text:p>
          </table:table-cell>
          <table:table-cell office:value-type="string" calcext:value-type="string">
            <text:p>//You two both got captured?</text:p>
            <text:p>#woff(1.494)</text:p>
          </table:table-cell>
          <table:table-cell/>
          <table:table-cell table:formula="of:=IF([.E1933]=&quot;&quot;; &quot;untranscribed&quot;; IF([.F1933]=&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4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764B.DAT-ss0-0</text:p>
          </table:table-cell>
          <table:table-cell office:value-type="string" calcext:value-type="string">
            <text:p>#P("soundLen", "5.43522")</text:p>
            <text:p><text:span text:style-name="T1">#P("noAutoOff", "1")</text:span></text:p>
          </table:table-cell>
          <table:table-cell/>
          <table:table-cell office:value-type="string" calcext:value-type="string">
            <text:p>桜子：ね、解ける？これ</text:p>
            <text:p>弓美：んん…ちょっと待って</text:p>
            <text:p>　んんっと…</text:p>
          </table:table-cell>
          <table:table-cell office:value-type="string" calcext:value-type="string">
            <text:p>Hey, can you untie these?</text:p>
            <text:p/>
            <text:p>#w(1.985)</text:p>
            <text:p>Hmm...Hang on.</text:p>
            <text:p/>
            <text:p>#w(4.274)</text:p>
            <text:p>Uh, uhh...</text:p>
          </table:table-cell>
          <table:table-cell/>
          <table:table-cell table:formula="of:=IF([.E1935]=&quot;&quot;; &quot;untranscribed&quot;; IF([.F1935]=&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764B.DAT-ss0-1</text:p>
          </table:table-cell>
          <table:table-cell office:value-type="string" calcext:value-type="string">
            <text:p>#P("soundLen", "2.74181")</text:p>
            <text:p><text:span text:style-name="T1">#P("noAutoOff", "1")</text:span></text:p>
          </table:table-cell>
          <table:table-cell table:style-name="ce1" office:value-type="string" calcext:value-type="string">
            <text:p>弓美</text:p>
          </table:table-cell>
          <table:table-cell office:value-type="string" calcext:value-type="string">
            <text:p>[解くも何も?]…どうしたらいいのかしら？</text:p>
          </table:table-cell>
          <table:table-cell office:value-type="string" calcext:value-type="string">
            <text:p>I can't loosen them at all...What should I do?</text:p>
          </table:table-cell>
          <table:table-cell/>
          <table:table-cell table:formula="of:=IF([.E1936]=&quot;&quot;; &quot;untranscribed&quot;; IF([.F1936]=&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64B.DAT-ss0-2</text:p>
          </table:table-cell>
          <table:table-cell office:value-type="string" calcext:value-type="string">
            <text:p>#P("soundLen", "5.41901")</text:p>
          </table:table-cell>
          <table:table-cell/>
          <table:table-cell office:value-type="string" calcext:value-type="string">
            <text:p>弓美：一度茹でてから、[糸巻き?]でからからと…</text:p>
            <text:p>桜子：蚕の繭じゃないのよ</text:p>
          </table:table-cell>
          <table:table-cell office:value-type="string" calcext:value-type="string">
            <text:p>If you give them a boil, and then tug at them with a spool...</text:p>
            <text:p/>
            <text:p>#w(3.588)</text:p>
            <text:p>I am NOT a silkworm cocoon.</text:p>
          </table:table-cell>
          <table:table-cell office:value-type="string" calcext:value-type="string">
            <text:p>NOTE: referring to the process used to collect silk from silkworm cocoons. go look up a video or something, it's kind of cool</text:p>
          </table:table-cell>
          <table:table-cell table:formula="of:=IF([.E1937]=&quot;&quot;; &quot;untranscribed&quot;; IF([.F1937]=&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4C.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764C.DAT-ss0-0</text:p>
          </table:table-cell>
          <table:table-cell table:formula="of:=T([.C1778])" office:value-type="string" office:string-value="#P(&quot;soundLen&quot;, &quot;1.53548&quot;)" calcext:value-type="string">
            <text:p>#P("soundLen", "1.53548")</text:p>
          </table:table-cell>
          <table:table-cell table:style-name="ce1" office:value-type="string" calcext:value-type="string">
            <text:p>弓美</text:p>
          </table:table-cell>
          <table:table-cell office:value-type="string" calcext:value-type="string">
            <text:p>ん？</text:p>
            <text:p>ああああああ！</text:p>
          </table:table-cell>
          <table:table-cell table:number-columns-repeated="2"/>
          <table:table-cell table:formula="of:=IF([.E1939]=&quot;&quot;; &quot;untranscribed&quot;; IF([.F1939]=&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764D.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764D.DAT-ss0-0</text:p>
          </table:table-cell>
          <table:table-cell table:style-name="ce1" office:value-type="string" calcext:value-type="string">
            <text:p><text:span text:style-name="T2">#P</text:span><text:span text:style-name="T3">(</text:span><text:span text:style-name="T2">"soundLen", "4.86222"</text:span><text:span text:style-name="T3">)</text:span></text:p>
            <text:p><text:span text:style-name="T1">#P("noAutoOff", "1")</text:span></text:p>
          </table:table-cell>
          <table:table-cell table:style-name="ce3" table:formula="of:=T([.D1787])">
            <text:p/>
          </table:table-cell>
          <table:table-cell table:formula="of:=T([.E1787])" office:value-type="string" office:string-value="桜子：なんとかなさいよ、弓美！&#10;弓美：な、な、なんとかって、どうしたらいいの！？" calcext:value-type="string">
            <text:p>桜子：なんとかなさいよ、弓美！</text:p>
            <text:p>弓美：な、な、なんとかって、どうしたらいいの！？</text:p>
          </table:table-cell>
          <table:table-cell table:formula="of:=T([.F1787])" office:value-type="string" office:string-value="Do something, Yumimi!&#10;&#10;#w(2.192)&#10;{S-S-Something}? Like what!?" calcext:value-type="string">
            <text:p>Do something, Yumimi!</text:p>
            <text:p/>
            <text:p>#w(2.192)</text:p>
            <text:p>{S-S-Something}? Like what!?</text:p>
          </table:table-cell>
          <table:table-cell/>
          <table:table-cell table:formula="of:=IF([.E1941]=&quot;&quot;; &quot;untranscribed&quot;; IF([.F1941]=&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764D.DAT-ss0-1</text:p>
          </table:table-cell>
          <table:table-cell table:style-name="ce1" office:value-type="string" calcext:value-type="string">
            <text:p><text:span text:style-name="T2">#P</text:span><text:span text:style-name="T3">(</text:span><text:span text:style-name="T2">"soundLen", "4.86222"</text:span><text:span text:style-name="T3">)</text:span></text:p>
          </table:table-cell>
          <table:table-cell table:style-name="ce3" table:formula="of:=T([.D1788])">
            <text:p/>
          </table:table-cell>
          <table:table-cell table:formula="of:=T([.E1788])" office:value-type="string" office:string-value="桜子：変身しなさいよ！&#10;弓美：うわぁ、そんな[こと言ったって?]無理よ！" calcext:value-type="string">
            <text:p>桜子：変身しなさいよ！</text:p>
            <text:p>弓美：うわぁ、そんな[こと言ったって?]無理よ！</text:p>
          </table:table-cell>
          <table:table-cell table:formula="of:=T([.F1788])" office:value-type="string" office:string-value="Transform!&#10;#woff(1.530)&#10;&#10;#w(2.206)&#10;I can't do it just because you tell me to!" calcext:value-type="string">
            <text:p>Transform!</text:p>
            <text:p>#woff(1.530)</text:p>
            <text:p/>
            <text:p>#w(2.206)</text:p>
            <text:p>I can't do it just because you tell me to!</text:p>
          </table:table-cell>
          <table:table-cell/>
          <table:table-cell table:formula="of:=IF([.E1942]=&quot;&quot;; &quot;untranscribed&quot;; IF([.F1942]=&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7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67A.DAT-ss0-0</text:p>
          </table:table-cell>
          <table:table-cell office:value-type="string" calcext:value-type="string">
            <text:p>#P("soundLen", "5.79532")</text:p>
          </table:table-cell>
          <table:table-cell table:style-name="ce1" office:value-type="string" calcext:value-type="string">
            <text:p>弓美</text:p>
          </table:table-cell>
          <table:table-cell office:value-type="string" calcext:value-type="string">
            <text:p>ど、どうしよう</text:p>
            <text:p>なんとかしなくちゃって言ったって、あたしなんかにいったい何が出来るのかしら？</text:p>
          </table:table-cell>
          <table:table-cell office:value-type="string" calcext:value-type="string">
            <text:p>W-What should I do?</text:p>
            <text:p/>
            <text:p>#w(1.574)</text:p>
            <text:p>She told me to do something, but what can I possibly do on my own?</text:p>
          </table:table-cell>
          <table:table-cell office:value-type="string" calcext:value-type="string">
            <text:p>CHECK</text:p>
          </table:table-cell>
          <table:table-cell table:formula="of:=IF([.E1944]=&quot;&quot;; &quot;untranscribed&quot;; IF([.F194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767A.DAT-ss0-1</text:p>
          </table:table-cell>
          <table:table-cell office:value-type="string" calcext:value-type="string">
            <text:p>#P("soundLen", "1.53277")</text:p>
          </table:table-cell>
          <table:table-cell table:style-name="ce1" office:value-type="string" calcext:value-type="string">
            <text:p>弓美</text:p>
          </table:table-cell>
          <table:table-cell office:value-type="string" calcext:value-type="string">
            <text:p>え、えっと…</text:p>
          </table:table-cell>
          <table:table-cell office:value-type="string" calcext:value-type="string">
            <text:p>Uh, um...</text:p>
          </table:table-cell>
          <table:table-cell/>
          <table:table-cell table:formula="of:=IF([.E1945]=&quot;&quot;; &quot;untranscribed&quot;; IF([.F1945]=&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7B.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767B.DAT-ss0-0</text:p>
          </table:table-cell>
          <table:table-cell office:value-type="string" calcext:value-type="string">
            <text:p>#P("soundLen", "8.83562")</text:p>
          </table:table-cell>
          <table:table-cell table:style-name="ce1" office:value-type="string" calcext:value-type="string">
            <text:p>弓美</text:p>
          </table:table-cell>
          <table:table-cell office:value-type="string" calcext:value-type="string">
            <text:p>そ、そうね</text:p>
            <text:p>とにかく、なんとか変身して</text:p>
            <text:p>…でも、穴がそばにないと、自分で変身できないし</text:p>
            <text:p>あ、そうだ！</text:p>
          </table:table-cell>
          <table:table-cell office:value-type="string" calcext:value-type="string">
            <text:p>R-Right. For now, I'll transform somehow.</text:p>
            <text:p/>
            <text:p>#w(3.776)</text:p>
            <text:p>But if I'm not near a hole, I can't transform...</text:p>
            <text:p/>
            <text:p>#w(7.831)</text:p>
            <text:p>Oh, that's it!</text:p>
          </table:table-cell>
          <table:table-cell/>
          <table:table-cell table:formula="of:=IF([.E1947]=&quot;&quot;; &quot;untranscribed&quot;; IF([.F1947]=&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7C.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767C.DAT-ss0-0</text:p>
          </table:table-cell>
          <table:table-cell office:value-type="string" calcext:value-type="string">
            <text:p>#P("soundLen", "4.91038")</text:p>
          </table:table-cell>
          <table:table-cell table:style-name="ce1" office:value-type="string" calcext:value-type="string">
            <text:p>弓美</text:p>
          </table:table-cell>
          <table:table-cell office:value-type="string" calcext:value-type="string">
            <text:p>とにかく、どこかの穴に行けば、変身出来るってわけだ</text:p>
            <text:p>どこに行こう？</text:p>
          </table:table-cell>
          <table:table-cell office:value-type="string" calcext:value-type="string">
            <text:p>At any rate, if I go to a hole somewhere, I'll be able to transform.</text:p>
            <text:p/>
            <text:p>#w(3.795)</text:p>
            <text:p>Where should I go?</text:p>
          </table:table-cell>
          <table:table-cell/>
          <table:table-cell table:formula="of:=IF([.E1949]=&quot;&quot;; &quot;untranscribed&quot;; IF([.F1949]=&quot;&quot;; &quot;UNTRANSLATED&quot;; &quot;&quot;))">
            <text:p/>
          </table:table-cell>
          <table:table-cell table:number-columns-repeated="1016"/>
        </table:table-row>
        <table:table-row table:style-name="ro1">
          <table:table-cell table:number-columns-repeated="4"/>
          <table:table-cell office:value-type="string" calcext:value-type="string">
            <text:p>//==================================</text:p>
            <text:p>// File: C767D.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767D.DAT-ss0-0</text:p>
          </table:table-cell>
          <table:table-cell office:value-type="string" calcext:value-type="string">
            <text:p>#P("soundLen", "4.21666")</text:p>
          </table:table-cell>
          <table:table-cell table:style-name="ce1" office:value-type="string" calcext:value-type="string">
            <text:p>弓美</text:p>
          </table:table-cell>
          <table:table-cell office:value-type="string" calcext:value-type="string">
            <text:p>そ、そうね</text:p>
            <text:p>とにかく、みんなを助けることが先決だわ</text:p>
          </table:table-cell>
          <table:table-cell office:value-type="string" calcext:value-type="string">
            <text:p>T-That's right. For now, rescuing everyone is the first priority.</text:p>
          </table:table-cell>
          <table:table-cell/>
          <table:table-cell table:formula="of:=IF([.E1951]=&quot;&quot;; &quot;untranscribed&quot;; IF([.F1951]=&quot;&quot;; &quot;UNTRANSLATED&quot;; &quot;&quot;))">
            <text:p/>
          </table:table-cell>
          <table:table-cell table:number-columns-repeated="1016"/>
        </table:table-row>
        <table:table-row table:style-name="ro1">
          <table:table-cell table:number-columns-repeated="4"/>
          <table:table-cell office:value-type="string" calcext:value-type="string">
            <text:p>//==================================</text:p>
            <text:p>// File: C801.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801.DAT-ss0-0</text:p>
          </table:table-cell>
          <table:table-cell office:value-type="string" calcext:value-type="string">
            <text:p>#P("soundLen", "8.76663")</text:p>
            <text:p><text:span text:style-name="T1">#P("noAutoOff", "1")</text:span></text:p>
          </table:table-cell>
          <table:table-cell table:style-name="ce1" office:value-type="string" calcext:value-type="string">
            <text:p>弓美</text:p>
          </table:table-cell>
          <table:table-cell office:value-type="string" calcext:value-type="string">
            <text:p>んん！でも、このクモの糸みたいなの、びくともしないもの</text:p>
            <text:p>ああ、んぐっ！</text:p>
            <text:p>どうしたらいいのかしら</text:p>
          </table:table-cell>
          <table:table-cell office:value-type="string" calcext:value-type="string">
            <text:p>#off()</text:p>
            <text:p>#w(0.720)</text:p>
            <text:p>But this spider silk–like stuff won't budge an inch!</text:p>
            <text:p>#woff(5.029)</text:p>
            <text:p><text:span text:style-name="T1">//#woff(5.657)</text:span></text:p>
            <text:p/>
            <text:p>#w(6.746)</text:p>
            <text:p>What should I do?</text:p>
          </table:table-cell>
          <table:table-cell/>
          <table:table-cell table:formula="of:=IF([.E1953]=&quot;&quot;; &quot;untranscribed&quot;; IF([.F1953]=&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801.DAT-ss0-1</text:p>
          </table:table-cell>
          <table:table-cell office:value-type="string" calcext:value-type="string">
            <text:p>#P("soundLen", "6.08391")</text:p>
          </table:table-cell>
          <table:table-cell office:value-type="string" calcext:value-type="string">
            <text:p>部長</text:p>
          </table:table-cell>
          <table:table-cell office:value-type="string" calcext:value-type="string">
            <text:p>２階の用具準備室に、演劇部が使ってるノコギリ[やら何やらの?]大工道具なんかあるぞ</text:p>
          </table:table-cell>
          <table:table-cell office:value-type="string" calcext:value-type="string">
            <text:p>In the equipment prep room on the second floor,</text:p>
            <text:p/>
            <text:p>#w(2.104)</text:p>
            <text:p>there are some saws and other carpentry stuff like that that the Drama Club uses.</text:p>
          </table:table-cell>
          <table:table-cell office:value-type="string" calcext:value-type="string">
            <text:p>CHECK</text:p>
          </table:table-cell>
          <table:table-cell table:formula="of:=IF([.E1954]=&quot;&quot;; &quot;untranscribed&quot;; IF([.F1954]=&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801.DAT-ss0-2</text:p>
          </table:table-cell>
          <table:table-cell office:value-type="string" calcext:value-type="string">
            <text:p>#P("soundLen", "6.9449")</text:p>
          </table:table-cell>
          <table:table-cell/>
          <table:table-cell office:value-type="string" calcext:value-type="string">
            <text:p>真一：よく知っていますね</text:p>
            <text:p>部長：俺、演劇部の[放送??]担当臨時部員</text:p>
            <text:p>桜子：よっぽどひまなのね</text:p>
          </table:table-cell>
          <table:table-cell office:value-type="string" calcext:value-type="string">
            <text:p>You're very well informed.</text:p>
            <text:p/>
            <text:p>#w(1.623)</text:p>
            <text:p>I'm the Drama Club's provisional head of broadcasting.</text:p>
            <text:p/>
            <text:p>#w(5.183)</text:p>
            <text:p>You sure have a lot of time on your hands.</text:p>
          </table:table-cell>
          <table:table-cell office:value-type="string" calcext:value-type="string">
            <text:p>CHECK</text:p>
          </table:table-cell>
          <table:table-cell table:formula="of:=IF([.E1955]=&quot;&quot;; &quot;untranscribed&quot;; IF([.F1955]=&quot;&quot;; &quot;UNTRANSLATED&quot;; &quot;&quot;))">
            <text:p/>
          </table:table-cell>
          <table:table-cell table:number-columns-repeated="1016"/>
        </table:table-row>
        <table:table-row table:style-name="ro1">
          <table:table-cell table:number-columns-repeated="4"/>
          <table:table-cell office:value-type="string" calcext:value-type="string">
            <text:p>//==================================</text:p>
            <text:p>// File: C802.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02.DAT-ss0-0</text:p>
          </table:table-cell>
          <table:table-cell office:value-type="string" calcext:value-type="string">
            <text:p>#P("soundLen", "1.02353")</text:p>
          </table:table-cell>
          <table:table-cell table:style-name="ce1" office:value-type="string" calcext:value-type="string">
            <text:p>弓美</text:p>
          </table:table-cell>
          <table:table-cell office:value-type="string" calcext:value-type="string">
            <text:p>えっと…</text:p>
          </table:table-cell>
          <table:table-cell office:value-type="string" calcext:value-type="string">
            <text:p>Umm...</text:p>
          </table:table-cell>
          <table:table-cell/>
          <table:table-cell table:formula="of:=IF([.E1957]=&quot;&quot;; &quot;untranscribed&quot;; IF([.F19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803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803A.DAT-ss0-0</text:p>
          </table:table-cell>
          <table:table-cell office:value-type="string" calcext:value-type="string">
            <text:p>#P("soundLen", "3.10388")</text:p>
          </table:table-cell>
          <table:table-cell table:style-name="ce1" office:value-type="string" calcext:value-type="string">
            <text:p>弓美</text:p>
          </table:table-cell>
          <table:table-cell office:value-type="string" calcext:value-type="string">
            <text:p>大工道具箱ってどこよ？</text:p>
            <text:p>えっと…</text:p>
          </table:table-cell>
          <table:table-cell office:value-type="string" calcext:value-type="string">
            <text:p>Where's the carpentry tools box?</text:p>
            <text:p/>
            <text:p>#w(2.288)</text:p>
            <text:p>Hmm...</text:p>
          </table:table-cell>
          <table:table-cell/>
          <table:table-cell table:formula="of:=IF([.E1959]=&quot;&quot;; &quot;untranscribed&quot;; IF([.F1959]=&quot;&quot;; &quot;UNTRANSLATED&quot;; &quot;&quot;))">
            <text:p/>
          </table:table-cell>
          <table:table-cell table:number-columns-repeated="1016"/>
        </table:table-row>
        <table:table-row table:style-name="ro1">
          <table:table-cell table:number-columns-repeated="4"/>
          <table:table-cell office:value-type="string" calcext:value-type="string">
            <text:p>//==================================</text:p>
            <text:p>// File: C803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803B.DAT-ss0-0</text:p>
          </table:table-cell>
          <table:table-cell table:formula="of:=T([.C1959])" office:value-type="string" office:string-value="#P(&quot;soundLen&quot;, &quot;3.10388&quot;)" calcext:value-type="string">
            <text:p>#P("soundLen", "3.10388")</text:p>
          </table:table-cell>
          <table:table-cell table:style-name="ce3" table:formula="of:=T([.D1959])" office:value-type="string" office:string-value="弓美" calcext:value-type="string">
            <text:p>弓美</text:p>
          </table:table-cell>
          <table:table-cell table:formula="of:=T([.E1959])" office:value-type="string" office:string-value="大工道具箱ってどこよ？&#10;えっと…" calcext:value-type="string">
            <text:p>大工道具箱ってどこよ？</text:p>
            <text:p>えっと…</text:p>
          </table:table-cell>
          <table:table-cell table:formula="of:=T([.F1959])" office:value-type="string" office:string-value="Where's the carpentry tools box?&#10;&#10;#w(2.288)&#10;Hmm..." calcext:value-type="string">
            <text:p>Where's the carpentry tools box?</text:p>
            <text:p/>
            <text:p>#w(2.288)</text:p>
            <text:p>Hmm...</text:p>
          </table:table-cell>
          <table:table-cell/>
          <table:table-cell table:formula="of:=IF([.E1961]=&quot;&quot;; &quot;untranscribed&quot;; IF([.F19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804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04A.DAT-ss0-0</text:p>
          </table:table-cell>
          <table:table-cell office:value-type="string" calcext:value-type="string">
            <text:p>#P("soundLen", "0.858284")</text:p>
          </table:table-cell>
          <table:table-cell table:style-name="ce1" office:value-type="string" calcext:value-type="string">
            <text:p>弓美</text:p>
          </table:table-cell>
          <table:table-cell office:value-type="string" calcext:value-type="string">
            <text:p>これかしら！</text:p>
          </table:table-cell>
          <table:table-cell office:value-type="string" calcext:value-type="string">
            <text:p>Maybe this!</text:p>
          </table:table-cell>
          <table:table-cell/>
          <table:table-cell table:formula="of:=IF([.E1963]=&quot;&quot;; &quot;untranscribed&quot;; IF([.F196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804A.DAT-ss0-1</text:p>
          </table:table-cell>
          <table:table-cell office:value-type="string" calcext:value-type="string">
            <text:p>#P("soundLen", "0.822962")</text:p>
          </table:table-cell>
          <table:table-cell table:number-columns-repeated="1021"/>
        </table:table-row>
        <table:table-row table:style-name="ro7">
          <table:table-cell office:value-type="string" calcext:value-type="string">
            <text:p>string</text:p>
          </table:table-cell>
          <table:table-cell office:value-type="string" calcext:value-type="string">
            <text:p>C804A.DAT-ss0-2</text:p>
          </table:table-cell>
          <table:table-cell office:value-type="string" calcext:value-type="string">
            <text:p>#P("soundLen", "0.462313")</text:p>
          </table:table-cell>
          <table:table-cell table:style-name="ce1" office:value-type="string" calcext:value-type="string">
            <text:p>弓美</text:p>
          </table:table-cell>
          <table:table-cell office:value-type="string" calcext:value-type="string">
            <text:p>うわ！</text:p>
          </table:table-cell>
          <table:table-cell table:number-columns-repeated="2"/>
          <table:table-cell table:formula="of:=IF([.E1965]=&quot;&quot;; &quot;untranscribed&quot;; IF([.F196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04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04B.DAT-ss0-0</text:p>
          </table:table-cell>
          <table:table-cell table:formula="of:=T([.C1964])" office:value-type="string" office:string-value="#P(&quot;soundLen&quot;, &quot;0.822962&quot;)" calcext:value-type="string">
            <text:p>#P("soundLen", "0.822962")</text:p>
          </table:table-cell>
          <table:table-cell table:number-columns-repeated="1021"/>
        </table:table-row>
        <table:table-row table:style-name="ro2">
          <table:table-cell office:value-type="string" calcext:value-type="string">
            <text:p>string</text:p>
          </table:table-cell>
          <table:table-cell office:value-type="string" calcext:value-type="string">
            <text:p>C804B.DAT-ss0-1</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04B.DAT-ss0-2</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2">
          <table:table-cell office:value-type="string" calcext:value-type="string">
            <text:p>string</text:p>
          </table:table-cell>
          <table:table-cell office:value-type="string" calcext:value-type="string">
            <text:p>C804B.DAT-ss0-3</text:p>
          </table:table-cell>
          <table:table-cell table:formula="of:=T([.C1433])" office:value-type="string" office:string-value="#P(&quot;soundLen&quot;, &quot;1.19356&quot;)" calcext:value-type="string">
            <text:p>#P("soundLen", "1.19356")</text:p>
          </table:table-cell>
          <table:table-cell table:number-columns-repeated="1021"/>
        </table:table-row>
        <table:table-row table:style-name="ro1">
          <table:table-cell table:number-columns-repeated="4"/>
          <table:table-cell office:value-type="string" calcext:value-type="string">
            <text:p>//==================================</text:p>
            <text:p>// File: C804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04C.DAT-ss0-0</text:p>
          </table:table-cell>
          <table:table-cell office:value-type="string" calcext:value-type="string">
            <text:p>#P("soundLen", "0.370293")</text:p>
          </table:table-cell>
          <table:table-cell table:style-name="ce1" office:value-type="string" calcext:value-type="string">
            <text:p>弓美</text:p>
          </table:table-cell>
          <table:table-cell office:value-type="string" calcext:value-type="string">
            <text:p>んん？</text:p>
          </table:table-cell>
          <table:table-cell table:number-columns-repeated="2"/>
          <table:table-cell table:formula="of:=IF([.E1972]=&quot;&quot;; &quot;untranscribed&quot;; IF([.F1972]=&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804C.DAT-ss0-1</text:p>
          </table:table-cell>
          <table:table-cell table:formula="of:=T([.C1964])" office:value-type="string" office:string-value="#P(&quot;soundLen&quot;, &quot;0.822962&quot;)" calcext:value-type="string">
            <text:p>#P("soundLen", "0.822962")</text:p>
          </table:table-cell>
          <table:table-cell table:number-columns-repeated="1021"/>
        </table:table-row>
        <table:table-row table:style-name="ro7">
          <table:table-cell office:value-type="string" calcext:value-type="string">
            <text:p>string</text:p>
          </table:table-cell>
          <table:table-cell office:value-type="string" calcext:value-type="string">
            <text:p>C804C.DAT-ss0-2</text:p>
          </table:table-cell>
          <table:table-cell table:formula="of:=T([.C1965])" office:value-type="string" office:string-value="#P(&quot;soundLen&quot;, &quot;0.462313&quot;)" calcext:value-type="string">
            <text:p>#P("soundLen", "0.462313")</text:p>
          </table:table-cell>
          <table:table-cell table:style-name="ce3" table:formula="of:=T([.D1965])" office:value-type="string" office:string-value="弓美" calcext:value-type="string">
            <text:p>弓美</text:p>
          </table:table-cell>
          <table:table-cell table:formula="of:=T([.E1965])" office:value-type="string" office:string-value="うわ！" calcext:value-type="string">
            <text:p>うわ！</text:p>
          </table:table-cell>
          <table:table-cell table:formula="of:=T([.F1965])">
            <text:p/>
          </table:table-cell>
          <table:table-cell/>
          <table:table-cell table:formula="of:=IF([.E1974]=&quot;&quot;; &quot;untranscribed&quot;; IF([.F197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05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05A.DAT-ss0-0</text:p>
          </table:table-cell>
          <table:table-cell table:formula="of:=T([.C1972])" office:value-type="string" office:string-value="#P(&quot;soundLen&quot;, &quot;0.370293&quot;)" calcext:value-type="string">
            <text:p>#P("soundLen", "0.370293")</text:p>
          </table:table-cell>
          <table:table-cell table:style-name="ce3" table:formula="of:=T([.D1972])" office:value-type="string" office:string-value="弓美" calcext:value-type="string">
            <text:p>弓美</text:p>
          </table:table-cell>
          <table:table-cell table:formula="of:=T([.E1972])" office:value-type="string" office:string-value="んん？" calcext:value-type="string">
            <text:p>んん？</text:p>
          </table:table-cell>
          <table:table-cell table:formula="of:=T([.F1972])">
            <text:p/>
          </table:table-cell>
          <table:table-cell/>
          <table:table-cell table:formula="of:=IF([.E1976]=&quot;&quot;; &quot;untranscribed&quot;; IF([.F197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05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805B.DAT-ss0-0</text:p>
          </table:table-cell>
          <table:table-cell office:value-type="string" calcext:value-type="string">
            <text:p>#P("soundLen", "5.38952")</text:p>
          </table:table-cell>
          <table:table-cell table:style-name="ce1" office:value-type="string" calcext:value-type="string">
            <text:p>弓美</text:p>
          </table:table-cell>
          <table:table-cell office:value-type="string" calcext:value-type="string">
            <text:p>何で箱の中に穴なんかがあるのよ？</text:p>
            <text:p>ああ、びっくりした、びっくりした…</text:p>
          </table:table-cell>
          <table:table-cell office:value-type="string" calcext:value-type="string">
            <text:p>Why was there a hole in the box!?</text:p>
            <text:p>#woff(2.868)</text:p>
            <text:p/>
            <text:p>#w(3.903)</text:p>
            <text:p>Oh man, what a shock...</text:p>
          </table:table-cell>
          <table:table-cell/>
          <table:table-cell table:formula="of:=IF([.E1978]=&quot;&quot;; &quot;untranscribed&quot;; IF([.F19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80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06.DAT-ss0-0</text:p>
          </table:table-cell>
          <table:table-cell office:value-type="string" calcext:value-type="string">
            <text:p>#P("soundLen", "1.18883")</text:p>
          </table:table-cell>
          <table:table-cell table:number-columns-repeated="1021"/>
        </table:table-row>
        <table:table-row table:style-name="ro14">
          <table:table-cell office:value-type="string" calcext:value-type="string">
            <text:p>string</text:p>
          </table:table-cell>
          <table:table-cell office:value-type="string" calcext:value-type="string">
            <text:p>C806.DAT-ss0-1</text:p>
          </table:table-cell>
          <table:table-cell office:value-type="string" calcext:value-type="string">
            <text:p>#P("soundLen", "7.35352")</text:p>
          </table:table-cell>
          <table:table-cell/>
          <table:table-cell office:value-type="string" calcext:value-type="string">
            <text:p>弓美：うぅ…うまく切れない！</text:p>
            <text:p>桜子：ちょちょちょちょっと！怖いわよ！弓美…！</text:p>
          </table:table-cell>
          <table:table-cell office:value-type="string" calcext:value-type="string">
            <text:p>#off()</text:p>
            <text:p>#w(1.649)</text:p>
            <text:p>I can't get it to cut!</text:p>
            <text:p><text:span text:style-name="T1">#woff(3.298)</text:span></text:p>
            <text:p/>
            <text:p>//#w(3.932)</text:p>
            <text:p><text:span text:style-name="T1">//#w(3.298)</text:span></text:p>
            <text:p><text:span text:style-name="T1">//#w(3.762)</text:span></text:p>
            <text:p><text:span text:style-name="T1">#w(4.056)</text:span></text:p>
            <text:p>S-S...Stop! I'm scared! Yumimi...!</text:p>
          </table:table-cell>
          <table:table-cell/>
          <table:table-cell table:formula="of:=IF([.E1981]=&quot;&quot;; &quot;untranscribed&quot;; IF([.F1981]=&quot;&quot;; &quot;UNTRANSLATED&quot;; &quot;&quot;))">
            <text:p/>
          </table:table-cell>
          <table:table-cell table:number-columns-repeated="1016"/>
        </table:table-row>
        <table:table-row table:style-name="ro1">
          <table:table-cell table:number-columns-repeated="4"/>
          <table:table-cell office:value-type="string" calcext:value-type="string">
            <text:p>//==================================</text:p>
            <text:p>// File: C80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07.DAT-ss0-0</text:p>
          </table:table-cell>
          <table:table-cell office:value-type="string" calcext:value-type="string">
            <text:p>#P("soundLen", "1.68763")</text:p>
          </table:table-cell>
          <table:table-cell table:number-columns-repeated="1021"/>
        </table:table-row>
        <table:table-row table:style-name="ro7">
          <table:table-cell office:value-type="string" calcext:value-type="string">
            <text:p>string</text:p>
          </table:table-cell>
          <table:table-cell office:value-type="string" calcext:value-type="string">
            <text:p>C807.DAT-ss0-1</text:p>
          </table:table-cell>
          <table:table-cell office:value-type="string" calcext:value-type="string">
            <text:p>#P("soundLen", "0.555317")</text:p>
          </table:table-cell>
          <table:table-cell table:style-name="ce1" office:value-type="string" calcext:value-type="string">
            <text:p>弓美</text:p>
          </table:table-cell>
          <table:table-cell office:value-type="string" calcext:value-type="string">
            <text:p>ぎっく！</text:p>
          </table:table-cell>
          <table:table-cell office:value-type="string" calcext:value-type="string">
            <text:p>(gulp!)</text:p>
          </table:table-cell>
          <table:table-cell/>
          <table:table-cell table:formula="of:=IF([.E1984]=&quot;&quot;; &quot;untranscribed&quot;; IF([.F19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808.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08.DAT-ss0-0</text:p>
          </table:table-cell>
          <table:table-cell office:value-type="string" calcext:value-type="string">
            <text:p>#P("soundLen", "1.20898")</text:p>
          </table:table-cell>
          <table:table-cell table:style-name="ce1" office:value-type="string" calcext:value-type="string">
            <text:p>弓美</text:p>
          </table:table-cell>
          <table:table-cell office:value-type="string" calcext:value-type="string">
            <text:p>いやあああああ！</text:p>
          </table:table-cell>
          <table:table-cell office:value-type="string" calcext:value-type="string">
            <text:p>Nooooooooo!</text:p>
          </table:table-cell>
          <table:table-cell/>
          <table:table-cell table:formula="of:=IF([.E1986]=&quot;&quot;; &quot;untranscribed&quot;; IF([.F198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808.DAT-ss0-1</text:p>
          </table:table-cell>
          <table:table-cell office:value-type="string" calcext:value-type="string">
            <text:p>#P("soundLen", "2.2733")</text:p>
          </table:table-cell>
          <table:table-cell table:number-columns-repeated="1021"/>
        </table:table-row>
        <table:table-row table:style-name="ro6">
          <table:table-cell office:value-type="string" calcext:value-type="string">
            <text:p>string</text:p>
          </table:table-cell>
          <table:table-cell office:value-type="string" calcext:value-type="string">
            <text:p>C808.DAT-ss0-2</text:p>
          </table:table-cell>
          <table:table-cell office:value-type="string" calcext:value-type="string">
            <text:p>#P("soundLen", "2.3905")</text:p>
          </table:table-cell>
          <table:table-cell/>
          <table:table-cell office:value-type="string" calcext:value-type="string">
            <text:p>真一：逃げろ、吉沢！</text:p>
            <text:p>桜子：弓美！</text:p>
          </table:table-cell>
          <table:table-cell office:value-type="string" calcext:value-type="string">
            <text:p>Run for it, Yoshizawa!</text:p>
            <text:p/>
            <text:p>#w(1.427)</text:p>
            <text:p>Yumimi!</text:p>
          </table:table-cell>
          <table:table-cell/>
          <table:table-cell table:formula="of:=IF([.E1988]=&quot;&quot;; &quot;untranscribed&quot;; IF([.F198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808.DAT-ss0-3</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1">
          <table:table-cell table:number-columns-repeated="4"/>
          <table:table-cell office:value-type="string" calcext:value-type="string">
            <text:p>//==================================</text:p>
            <text:p>// File: C809.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809.DAT-ss0-0</text:p>
          </table:table-cell>
          <table:table-cell office:value-type="string" calcext:value-type="string">
            <text:p>#P("soundLen", "1.54997")</text:p>
          </table:table-cell>
          <table:table-cell table:style-name="ce1" office:value-type="string" calcext:value-type="string">
            <text:p>弓美</text:p>
          </table:table-cell>
          <table:table-cell office:value-type="string" calcext:value-type="string">
            <text:p>来るな！こら！</text:p>
          </table:table-cell>
          <table:table-cell office:value-type="string" calcext:value-type="string">
            <text:p>#off()</text:p>
            <text:p>#w(0.091)</text:p>
            <text:p>Stay away! Back!</text:p>
          </table:table-cell>
          <table:table-cell/>
          <table:table-cell table:formula="of:=IF([.E1991]=&quot;&quot;; &quot;untranscribed&quot;; IF([.F199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809.DAT-ss0-1</text:p>
          </table:table-cell>
          <table:table-cell office:value-type="string" calcext:value-type="string">
            <text:p>#P("soundLen", "1.72093")</text:p>
          </table:table-cell>
          <table:table-cell table:number-columns-repeated="1021"/>
        </table:table-row>
        <table:table-row table:style-name="ro7">
          <table:table-cell office:value-type="string" calcext:value-type="string">
            <text:p>string</text:p>
          </table:table-cell>
          <table:table-cell office:value-type="string" calcext:value-type="string">
            <text:p>C809.DAT-ss0-2</text:p>
          </table:table-cell>
          <table:table-cell office:value-type="string" calcext:value-type="string">
            <text:p>#P("soundLen", "1.00842")</text:p>
          </table:table-cell>
          <table:table-cell table:style-name="ce1" office:value-type="string" calcext:value-type="string">
            <text:p>弓美</text:p>
          </table:table-cell>
          <table:table-cell office:value-type="string" calcext:value-type="string">
            <text:p>ひええええ！</text:p>
          </table:table-cell>
          <table:table-cell table:number-columns-repeated="2"/>
          <table:table-cell table:formula="of:=IF([.E1993]=&quot;&quot;; &quot;untranscribed&quot;; IF([.F1993]=&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809.DAT-ss0-3</text:p>
          </table:table-cell>
          <table:table-cell table:formula="of:=T([.C1877])" office:value-type="string" office:string-value="#P(&quot;soundLen&quot;, &quot;1.24301&quot;)" calcext:value-type="string">
            <text:p>#P("soundLen", "1.24301")</text:p>
          </table:table-cell>
          <table:table-cell table:number-columns-repeated="1021"/>
        </table:table-row>
        <table:table-row table:style-name="ro1">
          <table:table-cell table:number-columns-repeated="4"/>
          <table:table-cell office:value-type="string" calcext:value-type="string">
            <text:p>//==================================</text:p>
            <text:p>// File: C810.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10.DAT-ss0-0</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5">
          <table:table-cell office:value-type="string" calcext:value-type="string">
            <text:p>string</text:p>
          </table:table-cell>
          <table:table-cell office:value-type="string" calcext:value-type="string">
            <text:p>C810.DAT-ss0-1</text:p>
          </table:table-cell>
          <table:table-cell office:value-type="string" calcext:value-type="string">
            <text:p>#P("soundLen", "2.09607")</text:p>
          </table:table-cell>
          <table:table-cell table:style-name="ce1" office:value-type="string" calcext:value-type="string">
            <text:p>弓美</text:p>
          </table:table-cell>
          <table:table-cell office:value-type="string" calcext:value-type="string">
            <text:p>何？</text:p>
            <text:p>どうしたのかしら？</text:p>
          </table:table-cell>
          <table:table-cell office:value-type="string" calcext:value-type="string">
            <text:p>What? What happened?</text:p>
          </table:table-cell>
          <table:table-cell/>
          <table:table-cell table:formula="of:=IF([.E1997]=&quot;&quot;; &quot;untranscribed&quot;; IF([.F1997]=&quot;&quot;; &quot;UNTRANSLATED&quot;; &quot;&quot;))">
            <text:p/>
          </table:table-cell>
          <table:table-cell table:number-columns-repeated="1016"/>
        </table:table-row>
        <table:table-row table:style-name="ro1">
          <table:table-cell table:number-columns-repeated="4"/>
          <table:table-cell office:value-type="string" calcext:value-type="string">
            <text:p>//==================================</text:p>
            <text:p>// File: C811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11A.DAT-ss0-0</text:p>
          </table:table-cell>
          <table:table-cell office:value-type="string" calcext:value-type="string">
            <text:p>#P("soundLen", "0.590454")</text:p>
          </table:table-cell>
          <table:table-cell table:style-name="ce1" office:value-type="string" calcext:value-type="string">
            <text:p>弓美</text:p>
          </table:table-cell>
          <table:table-cell office:value-type="string" calcext:value-type="string">
            <text:p>ああ…！</text:p>
          </table:table-cell>
          <table:table-cell table:number-columns-repeated="2"/>
          <table:table-cell table:formula="of:=IF([.E1999]=&quot;&quot;; &quot;untranscribed&quot;; IF([.F1999]=&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11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11B.DAT-ss0-0</text:p>
          </table:table-cell>
          <table:table-cell table:formula="of:=T([.C1893])" office:value-type="string" office:string-value="#P(&quot;soundLen&quot;, &quot;0.579888&quot;)" calcext:value-type="string">
            <text:p>#P("soundLen", "0.579888")</text:p>
          </table:table-cell>
          <table:table-cell table:style-name="ce1" office:value-type="string" calcext:value-type="string">
            <text:p>弓美</text:p>
          </table:table-cell>
          <table:table-cell office:value-type="string" calcext:value-type="string">
            <text:p>ああ！</text:p>
          </table:table-cell>
          <table:table-cell table:number-columns-repeated="2"/>
          <table:table-cell table:formula="of:=IF([.E2001]=&quot;&quot;; &quot;untranscribed&quot;; IF([.F200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12.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12.DAT-ss0-0</text:p>
          </table:table-cell>
          <table:table-cell office:value-type="string" calcext:value-type="string">
            <text:p>#P("soundLen", "0.272007")</text:p>
          </table:table-cell>
          <table:table-cell table:style-name="ce1" office:value-type="string" calcext:value-type="string">
            <text:p>弓美</text:p>
          </table:table-cell>
          <table:table-cell office:value-type="string" calcext:value-type="string">
            <text:p>あっ</text:p>
          </table:table-cell>
          <table:table-cell table:number-columns-repeated="2"/>
          <table:table-cell table:formula="of:=IF([.E2003]=&quot;&quot;; &quot;untranscribed&quot;; IF([.F2003]=&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812.DAT-ss0-1</text:p>
          </table:table-cell>
          <table:table-cell table:formula="of:=T([.C335])" office:value-type="string" office:string-value="#P(&quot;soundLen&quot;, &quot;0.420542&quot;)" calcext:value-type="string">
            <text:p>#P("soundLen", "0.420542")</text:p>
          </table:table-cell>
          <table:table-cell table:number-columns-repeated="1021"/>
        </table:table-row>
        <table:table-row table:style-name="ro1">
          <table:table-cell table:number-columns-repeated="4"/>
          <table:table-cell office:value-type="string" calcext:value-type="string">
            <text:p>//==================================</text:p>
            <text:p>// File: C81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13.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1">
          <table:table-cell table:number-columns-repeated="4"/>
          <table:table-cell office:value-type="string" calcext:value-type="string">
            <text:p>//==================================</text:p>
            <text:p>// File: C81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14.DAT-ss0-0</text:p>
          </table:table-cell>
          <table:table-cell table:formula="of:=T([.C780])" office:value-type="string" office:string-value="#P(&quot;soundLen&quot;, &quot;0.327723&quot;)" calcext:value-type="string">
            <text:p>#P("soundLen", "0.327723")</text:p>
          </table:table-cell>
          <table:table-cell table:number-columns-repeated="1021"/>
        </table:table-row>
        <table:table-row table:style-name="ro1">
          <table:table-cell table:number-columns-repeated="4"/>
          <table:table-cell office:value-type="string" calcext:value-type="string">
            <text:p>//==================================</text:p>
            <text:p>// File: C815.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15.DAT-ss0-0</text:p>
          </table:table-cell>
          <table:table-cell table:formula="of:=T([.C979])" office:value-type="string" office:string-value="#P(&quot;soundLen&quot;, &quot;1.13576&quot;)" calcext:value-type="string">
            <text:p>#P("soundLen", "1.13576")</text:p>
          </table:table-cell>
          <table:table-cell table:number-columns-repeated="1021"/>
        </table:table-row>
        <table:table-row table:style-name="ro1">
          <table:table-cell table:number-columns-repeated="4"/>
          <table:table-cell office:value-type="string" calcext:value-type="string">
            <text:p>//==================================</text:p>
            <text:p>// File: C81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16.DAT-ss0-0</text:p>
          </table:table-cell>
          <table:table-cell table:formula="of:=T([.C686])" office:value-type="string" office:string-value="#P(&quot;soundLen&quot;, &quot;1.32422&quot;)" calcext:value-type="string">
            <text:p>#P("soundLen", "1.32422")</text:p>
          </table:table-cell>
          <table:table-cell table:number-columns-repeated="1021"/>
        </table:table-row>
        <table:table-row table:style-name="ro2">
          <table:table-cell office:value-type="string" calcext:value-type="string">
            <text:p>string</text:p>
          </table:table-cell>
          <table:table-cell office:value-type="string" calcext:value-type="string">
            <text:p>C816.DAT-ss0-1</text:p>
          </table:table-cell>
          <table:table-cell table:formula="of:=T([.C794])" office:value-type="string" office:string-value="#P(&quot;soundLen&quot;, &quot;2.75613&quot;)" calcext:value-type="string">
            <text:p>#P("soundLen", "2.75613")</text:p>
          </table:table-cell>
          <table:table-cell table:number-columns-repeated="1021"/>
        </table:table-row>
        <table:table-row table:style-name="ro1">
          <table:table-cell table:number-columns-repeated="4"/>
          <table:table-cell office:value-type="string" calcext:value-type="string">
            <text:p>//==================================</text:p>
            <text:p>// File: C81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17.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17.DAT-ss0-1</text:p>
          </table:table-cell>
          <table:table-cell table:formula="of:=T([.C1177])" office:value-type="string" office:string-value="#P(&quot;soundLen&quot;, &quot;2.07144&quot;)" calcext:value-type="string">
            <text:p>#P("soundLen", "2.07144")</text:p>
          </table:table-cell>
          <table:table-cell table:number-columns-repeated="1021"/>
        </table:table-row>
        <table:table-row table:style-name="ro1">
          <table:table-cell table:number-columns-repeated="4"/>
          <table:table-cell office:value-type="string" calcext:value-type="string">
            <text:p>//==================================</text:p>
            <text:p>// File: C81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18.DAT-ss0-0</text:p>
          </table:table-cell>
          <table:table-cell table:formula="of:=T([.C686])" office:value-type="string" office:string-value="#P(&quot;soundLen&quot;, &quot;1.32422&quot;)" calcext:value-type="string">
            <text:p>#P("soundLen", "1.32422")</text:p>
          </table:table-cell>
          <table:table-cell table:number-columns-repeated="1021"/>
        </table:table-row>
        <table:table-row table:style-name="ro2">
          <table:table-cell office:value-type="string" calcext:value-type="string">
            <text:p>string</text:p>
          </table:table-cell>
          <table:table-cell office:value-type="string" calcext:value-type="string">
            <text:p>C818.DAT-ss0-1</text:p>
          </table:table-cell>
          <table:table-cell table:formula="of:=T([.C1222])" office:value-type="string" office:string-value="#P(&quot;soundLen&quot;, &quot;0.288224&quot;)" calcext:value-type="string">
            <text:p>#P("soundLen", "0.288224")</text:p>
          </table:table-cell>
          <table:table-cell table:number-columns-repeated="1021"/>
        </table:table-row>
        <table:table-row table:style-name="ro1">
          <table:table-cell table:number-columns-repeated="4"/>
          <table:table-cell office:value-type="string" calcext:value-type="string">
            <text:p>//==================================</text:p>
            <text:p>// File: C81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19.DAT-ss0-0</text:p>
          </table:table-cell>
          <table:table-cell table:formula="of:=T([.C686])" office:value-type="string" office:string-value="#P(&quot;soundLen&quot;, &quot;1.32422&quot;)" calcext:value-type="string">
            <text:p>#P("soundLen", "1.32422")</text:p>
          </table:table-cell>
          <table:table-cell table:number-columns-repeated="1021"/>
        </table:table-row>
        <table:table-row table:style-name="ro2">
          <table:table-cell office:value-type="string" calcext:value-type="string">
            <text:p>string</text:p>
          </table:table-cell>
          <table:table-cell office:value-type="string" calcext:value-type="string">
            <text:p>C819.DAT-ss0-1</text:p>
          </table:table-cell>
          <table:table-cell table:formula="of:=T([.C794])" office:value-type="string" office:string-value="#P(&quot;soundLen&quot;, &quot;2.75613&quot;)" calcext:value-type="string">
            <text:p>#P("soundLen", "2.75613")</text:p>
          </table:table-cell>
          <table:table-cell table:number-columns-repeated="1021"/>
        </table:table-row>
        <table:table-row table:style-name="ro1">
          <table:table-cell table:number-columns-repeated="4"/>
          <table:table-cell office:value-type="string" calcext:value-type="string">
            <text:p>//==================================</text:p>
            <text:p>// File: C820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0A.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20A.DAT-ss0-1</text:p>
          </table:table-cell>
          <table:table-cell table:formula="of:=T([.C794])" office:value-type="string" office:string-value="#P(&quot;soundLen&quot;, &quot;2.75613&quot;)" calcext:value-type="string">
            <text:p>#P("soundLen", "2.75613")</text:p>
          </table:table-cell>
          <table:table-cell table:number-columns-repeated="1021"/>
        </table:table-row>
        <table:table-row table:style-name="ro1">
          <table:table-cell table:number-columns-repeated="4"/>
          <table:table-cell office:value-type="string" calcext:value-type="string">
            <text:p>//==================================</text:p>
            <text:p>// File: C820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0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1">
          <table:table-cell table:number-columns-repeated="4"/>
          <table:table-cell office:value-type="string" calcext:value-type="string">
            <text:p>//==================================</text:p>
            <text:p>// File: C820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0C.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20C.DAT-ss0-1</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1">
          <table:table-cell table:number-columns-repeated="4"/>
          <table:table-cell office:value-type="string" calcext:value-type="string">
            <text:p>//==================================</text:p>
            <text:p>// File: C820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0D.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20D.DAT-ss0-1</text:p>
          </table:table-cell>
          <table:table-cell table:formula="of:=T([.C794])" office:value-type="string" office:string-value="#P(&quot;soundLen&quot;, &quot;2.75613&quot;)" calcext:value-type="string">
            <text:p>#P("soundLen", "2.75613")</text:p>
          </table:table-cell>
          <table:table-cell table:number-columns-repeated="1021"/>
        </table:table-row>
        <table:table-row table:style-name="ro1">
          <table:table-cell table:number-columns-repeated="4"/>
          <table:table-cell office:value-type="string" calcext:value-type="string">
            <text:p>//==================================</text:p>
            <text:p>// File: C820E.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20E.DAT-ss0-0</text:p>
          </table:table-cell>
          <table:table-cell table:formula="of:=T([.C1185])" office:value-type="string" office:string-value="#P(&quot;soundLen&quot;, &quot;0.754838&quot;)" calcext:value-type="string">
            <text:p>#P("soundLen", "0.754838")</text:p>
          </table:table-cell>
          <table:table-cell office:value-type="string" calcext:value-type="string">
            <text:p>みんな</text:p>
          </table:table-cell>
          <table:table-cell office:value-type="string" calcext:value-type="string">
            <text:p>ああああ！</text:p>
          </table:table-cell>
          <table:table-cell table:number-columns-repeated="2"/>
          <table:table-cell table:formula="of:=IF([.E2035]=&quot;&quot;; &quot;untranscribed&quot;; IF([.F2035]=&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820E.DAT-ss0-1</text:p>
          </table:table-cell>
          <table:table-cell office:value-type="string" calcext:value-type="string">
            <text:p>#P("soundLen", "2.35813")</text:p>
          </table:table-cell>
          <table:table-cell table:number-columns-repeated="1021"/>
        </table:table-row>
        <table:table-row table:style-name="ro1">
          <table:table-cell table:number-columns-repeated="4"/>
          <table:table-cell office:value-type="string" calcext:value-type="string">
            <text:p>//==================================</text:p>
            <text:p>// File: C820F.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0F.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20F.DAT-ss0-1</text:p>
          </table:table-cell>
          <table:table-cell table:formula="of:=T([.C794])" office:value-type="string" office:string-value="#P(&quot;soundLen&quot;, &quot;2.75613&quot;)" calcext:value-type="string">
            <text:p>#P("soundLen", "2.75613")</text:p>
          </table:table-cell>
          <table:table-cell table:number-columns-repeated="1021"/>
        </table:table-row>
        <table:table-row table:style-name="ro1">
          <table:table-cell table:number-columns-repeated="4"/>
          <table:table-cell office:value-type="string" calcext:value-type="string">
            <text:p>//==================================</text:p>
            <text:p>// File: C820G.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0G.DAT-ss0-0</text:p>
          </table:table-cell>
          <table:table-cell table:formula="of:=T([.C1185])" office:value-type="string" office:string-value="#P(&quot;soundLen&quot;, &quot;0.754838&quot;)" calcext:value-type="string">
            <text:p>#P("soundLen", "0.754838")</text:p>
          </table:table-cell>
          <table:table-cell table:style-name="ce3"/>
          <table:table-cell table:number-columns-repeated="1020"/>
        </table:table-row>
        <table:table-row table:style-name="ro7">
          <table:table-cell office:value-type="string" calcext:value-type="string">
            <text:p>string</text:p>
          </table:table-cell>
          <table:table-cell office:value-type="string" calcext:value-type="string">
            <text:p>C820G.DAT-ss0-1</text:p>
          </table:table-cell>
          <table:table-cell table:formula="of:=T([.C2036])" office:value-type="string" office:string-value="#P(&quot;soundLen&quot;, &quot;2.35813&quot;)" calcext:value-type="string">
            <text:p>#P("soundLen", "2.35813")</text:p>
          </table:table-cell>
          <table:table-cell table:style-name="ce3" table:formula="of:=T([.D2035])" office:value-type="string" office:string-value="みんな" calcext:value-type="string">
            <text:p>みんな</text:p>
          </table:table-cell>
          <table:table-cell table:formula="of:=T([.E2035])" office:value-type="string" office:string-value="ああああ！" calcext:value-type="string">
            <text:p>ああああ！</text:p>
          </table:table-cell>
          <table:table-cell table:formula="of:=T([.F2035])">
            <text:p/>
          </table:table-cell>
          <table:table-cell/>
          <table:table-cell table:formula="of:=IF([.E2042]=&quot;&quot;; &quot;untranscribed&quot;; IF([.F2042]=&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21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821A.DAT-ss0-0</text:p>
          </table:table-cell>
          <table:table-cell office:value-type="string" calcext:value-type="string">
            <text:p>#P("soundLen", "3.64162")</text:p>
          </table:table-cell>
          <table:table-cell/>
          <table:table-cell office:value-type="string" calcext:value-type="string">
            <text:p>真一：うまいぞ、吉沢</text:p>
            <text:p>部長：むははは！早く、解いてきて</text:p>
            <text:p>　早く！</text:p>
          </table:table-cell>
          <table:table-cell office:value-type="string" calcext:value-type="string">
            <text:p>Nice one, Yoshizawa!</text:p>
            <text:p/>
            <text:p>#w(1.840)</text:p>
            <text:p>― Hurry, untie us!\n</text:p>
            <text:p>― Hurry!</text:p>
          </table:table-cell>
          <table:table-cell office:value-type="string" calcext:value-type="string">
            <text:p>NOTE: i swear the last 早く is shinichi's voice, but his lips don't move...</text:p>
          </table:table-cell>
          <table:table-cell table:formula="of:=IF([.E2044]=&quot;&quot;; &quot;untranscribed&quot;; IF([.F2044]=&quot;&quot;; &quot;UNTRANSLATED&quot;; &quot;&quot;))">
            <text:p/>
          </table:table-cell>
          <table:table-cell table:number-columns-repeated="1016"/>
        </table:table-row>
        <table:table-row table:style-name="ro1">
          <table:table-cell table:number-columns-repeated="4"/>
          <table:table-cell office:value-type="string" calcext:value-type="string">
            <text:p>//==================================</text:p>
            <text:p>// File: C821B.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821B.DAT-ss0-0</text:p>
          </table:table-cell>
          <table:table-cell office:value-type="string" calcext:value-type="string">
            <text:p>#P("soundLen", "6.33012")</text:p>
          </table:table-cell>
          <table:table-cell/>
          <table:table-cell office:value-type="string" calcext:value-type="string">
            <text:p>部長：どひゃー！写真が撮りたいー！</text:p>
            <text:p>真一：吉沢！</text:p>
            <text:p>桜子：やった！変身し[ちゃった?]、弓美！</text:p>
          </table:table-cell>
          <table:table-cell office:value-type="string" calcext:value-type="string">
            <text:p>#off()</text:p>
            <text:p>#w(1.039)</text:p>
            <text:p>I want to take photos...!</text:p>
            <text:p/>
            <text:p>#w(3.065)</text:p>
            <text:p>Yoshizawa!</text:p>
            <text:p/>
            <text:p>#w(4.098)</text:p>
            <text:p>Great! You transformed, Yumimi!</text:p>
          </table:table-cell>
          <table:table-cell office:value-type="string" calcext:value-type="string">
            <text:p>CHECK, the club head sweatdrops after sakurako's line which makes me suspect i've missed something here, even though it seems perfectly reasonable otherwise</text:p>
          </table:table-cell>
          <table:table-cell table:formula="of:=IF([.E2046]=&quot;&quot;; &quot;untranscribed&quot;; IF([.F2046]=&quot;&quot;; &quot;UNTRANSLATED&quot;; &quot;&quot;))">
            <text:p/>
          </table:table-cell>
          <table:table-cell table:number-columns-repeated="1016"/>
        </table:table-row>
        <table:table-row table:style-name="ro1">
          <table:table-cell table:number-columns-repeated="4"/>
          <table:table-cell office:value-type="string" calcext:value-type="string">
            <text:p>//==================================</text:p>
            <text:p>// File: C821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21C.DAT-ss0-0</text:p>
          </table:table-cell>
          <table:table-cell office:value-type="string" calcext:value-type="string">
            <text:p>#P("soundLen", "1.33116")</text:p>
          </table:table-cell>
          <table:table-cell office:value-type="string" calcext:value-type="string">
            <text:p>みんな</text:p>
          </table:table-cell>
          <table:table-cell office:value-type="string" calcext:value-type="string">
            <text:p>うおぉ！</text:p>
          </table:table-cell>
          <table:table-cell table:number-columns-repeated="2"/>
          <table:table-cell table:formula="of:=IF([.E2048]=&quot;&quot;; &quot;untranscribed&quot;; IF([.F204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21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1D.DAT-ss0-0</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16">
          <table:table-cell office:value-type="string" calcext:value-type="string">
            <text:p>string</text:p>
          </table:table-cell>
          <table:table-cell office:value-type="string" calcext:value-type="string">
            <text:p>C821D.DAT-ss0-1</text:p>
          </table:table-cell>
          <table:table-cell office:value-type="string" calcext:value-type="string">
            <text:p>#P("soundLen", "2.0371")</text:p>
          </table:table-cell>
          <table:table-cell/>
          <table:table-cell office:value-type="string" calcext:value-type="string">
            <text:p>桜子：あっ！</text:p>
            <text:p>真一：ぬわ！</text:p>
            <text:p>部長：だぁ！</text:p>
          </table:table-cell>
          <table:table-cell table:number-columns-repeated="2"/>
          <table:table-cell table:formula="of:=IF([.E2051]=&quot;&quot;; &quot;untranscribed&quot;; IF([.F205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22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822A.DAT-ss0-0</text:p>
          </table:table-cell>
          <table:table-cell office:value-type="string" calcext:value-type="string">
            <text:p>#P("soundLen", "2.84299")</text:p>
            <text:p><text:span text:style-name="T1">#P("noAutoOff", "1")</text:span></text:p>
          </table:table-cell>
          <table:table-cell/>
          <table:table-cell office:value-type="string" calcext:value-type="string">
            <text:p>弓美：桜子ちゃん！</text:p>
            <text:p>桜子：あ、弓美！</text:p>
            <text:p>　[何かあった?]？</text:p>
          </table:table-cell>
          <table:table-cell office:value-type="string" calcext:value-type="string">
            <text:p>Sakurako+-chan++!</text:p>
            <text:p/>
            <text:p>#w(1.053)</text:p>
            <text:p>Oh, Yumimi!\n</text:p>
            <text:p>Did you find something?</text:p>
          </table:table-cell>
          <table:table-cell office:value-type="string" calcext:value-type="string">
            <text:p>CHECK</text:p>
          </table:table-cell>
          <table:table-cell table:formula="of:=IF([.E2053]=&quot;&quot;; &quot;untranscribed&quot;; IF([.F205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822A.DAT-ss0-1</text:p>
          </table:table-cell>
          <table:table-cell office:value-type="string" calcext:value-type="string">
            <text:p>#P("soundLen", "0.932674")</text:p>
          </table:table-cell>
          <table:table-cell table:style-name="ce1" office:value-type="string" calcext:value-type="string">
            <text:p>弓美</text:p>
          </table:table-cell>
          <table:table-cell office:value-type="string" calcext:value-type="string">
            <text:p>うん、これ</text:p>
          </table:table-cell>
          <table:table-cell office:value-type="string" calcext:value-type="string">
            <text:p>Yeah, this!</text:p>
          </table:table-cell>
          <table:table-cell/>
          <table:table-cell table:formula="of:=IF([.E2054]=&quot;&quot;; &quot;untranscribed&quot;; IF([.F20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822B.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822B.DAT-ss0-0</text:p>
          </table:table-cell>
          <table:table-cell office:value-type="string" calcext:value-type="string">
            <text:p>#P("soundLen", "5.30389")</text:p>
          </table:table-cell>
          <table:table-cell/>
          <table:table-cell office:value-type="string" calcext:value-type="string">
            <text:p>弓美：それじゃ、このノコギリで</text:p>
            <text:p>桜子：こらこらこらこら！</text:p>
            <text:p>　やややややややめやめ〜！</text:p>
            <text:p>弓美：でも…</text:p>
          </table:table-cell>
          <table:table-cell office:value-type="string" calcext:value-type="string">
            <text:p>Well, here comes the saw!</text:p>
            <text:p/>
            <text:p>#w(2.194)</text:p>
            <text:p>Heyheyheyhey!\n</text:p>
            <text:p>S-S-S-S-S-S-Stop, stop!</text:p>
            <text:p/>
            <text:p>#w(4.779)</text:p>
            <text:p>But...</text:p>
          </table:table-cell>
          <table:table-cell/>
          <table:table-cell table:formula="of:=IF([.E2056]=&quot;&quot;; &quot;untranscribed&quot;; IF([.F2056]=&quot;&quot;; &quot;UNTRANSLATED&quot;; &quot;&quot;))">
            <text:p/>
          </table:table-cell>
          <table:table-cell table:number-columns-repeated="1016"/>
        </table:table-row>
        <table:table-row table:style-name="ro1">
          <table:table-cell table:number-columns-repeated="4"/>
          <table:table-cell office:value-type="string" calcext:value-type="string">
            <text:p>//==================================</text:p>
            <text:p>// File: C82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3.DAT-ss0-0</text:p>
          </table:table-cell>
          <table:table-cell table:formula="of:=T([.C943])" office:value-type="string" office:string-value="#P(&quot;soundLen&quot;, &quot;3.7506&quot;)" calcext:value-type="string">
            <text:p>#P("soundLen", "3.7506")</text:p>
          </table:table-cell>
          <table:table-cell table:number-columns-repeated="1021"/>
        </table:table-row>
        <table:table-row table:style-name="ro1">
          <table:table-cell table:number-columns-repeated="4"/>
          <table:table-cell office:value-type="string" calcext:value-type="string">
            <text:p>//==================================</text:p>
            <text:p>// File: C824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4A.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24A.DAT-ss0-1</text:p>
          </table:table-cell>
          <table:table-cell table:formula="of:=T([.C1177])" office:value-type="string" office:string-value="#P(&quot;soundLen&quot;, &quot;2.07144&quot;)" calcext:value-type="string">
            <text:p>#P("soundLen", "2.07144")</text:p>
          </table:table-cell>
          <table:table-cell table:number-columns-repeated="1021"/>
        </table:table-row>
        <table:table-row table:style-name="ro1">
          <table:table-cell table:number-columns-repeated="4"/>
          <table:table-cell office:value-type="string" calcext:value-type="string">
            <text:p>//==================================</text:p>
            <text:p>// File: C824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4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24B.DAT-ss0-1</text:p>
          </table:table-cell>
          <table:table-cell table:formula="of:=T([.C1177])" office:value-type="string" office:string-value="#P(&quot;soundLen&quot;, &quot;2.07144&quot;)" calcext:value-type="string">
            <text:p>#P("soundLen", "2.07144")</text:p>
          </table:table-cell>
          <table:table-cell table:number-columns-repeated="1021"/>
        </table:table-row>
        <table:table-row table:style-name="ro1">
          <table:table-cell table:number-columns-repeated="4"/>
          <table:table-cell office:value-type="string" calcext:value-type="string">
            <text:p>//==================================</text:p>
            <text:p>// File: C82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6.DAT-ss0-0</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2">
          <table:table-cell office:value-type="string" calcext:value-type="string">
            <text:p>string</text:p>
          </table:table-cell>
          <table:table-cell office:value-type="string" calcext:value-type="string">
            <text:p>C826.DAT-ss0-1</text:p>
          </table:table-cell>
          <table:table-cell office:value-type="string" calcext:value-type="string">
            <text:p>#P("soundLen", "4.4343")</text:p>
          </table:table-cell>
          <table:table-cell table:number-columns-repeated="1021"/>
        </table:table-row>
        <table:table-row table:style-name="ro1">
          <table:table-cell table:number-columns-repeated="4"/>
          <table:table-cell office:value-type="string" calcext:value-type="string">
            <text:p>//==================================</text:p>
            <text:p>// File: C82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7.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27.DAT-ss0-1</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2">
          <table:table-cell office:value-type="string" calcext:value-type="string">
            <text:p>string</text:p>
          </table:table-cell>
          <table:table-cell office:value-type="string" calcext:value-type="string">
            <text:p>C827.DAT-ss0-2</text:p>
          </table:table-cell>
          <table:table-cell table:formula="of:=T([.C2067])" office:value-type="string" office:string-value="#P(&quot;soundLen&quot;, &quot;4.4343&quot;)" calcext:value-type="string">
            <text:p>#P("soundLen", "4.4343")</text:p>
          </table:table-cell>
          <table:table-cell table:number-columns-repeated="1021"/>
        </table:table-row>
        <table:table-row table:style-name="ro1">
          <table:table-cell table:number-columns-repeated="4"/>
          <table:table-cell office:value-type="string" calcext:value-type="string">
            <text:p>//==================================</text:p>
            <text:p>// File: C828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28A.DAT-ss0-0</text:p>
          </table:table-cell>
          <table:table-cell office:value-type="string" calcext:value-type="string">
            <text:p>#P("soundLen", "0.640826")</text:p>
          </table:table-cell>
          <table:table-cell office:value-type="string" calcext:value-type="string">
            <text:p>男の子</text:p>
          </table:table-cell>
          <table:table-cell office:value-type="string" calcext:value-type="string">
            <text:p>なんだ、こりゃ？</text:p>
          </table:table-cell>
          <table:table-cell office:value-type="string" calcext:value-type="string">
            <text:p>Uh, what?</text:p>
          </table:table-cell>
          <table:table-cell/>
          <table:table-cell table:formula="of:=IF([.E2073]=&quot;&quot;; &quot;untranscribed&quot;; IF([.F2073]=&quot;&quot;; &quot;UNTRANSLATED&quot;; &quot;&quot;))">
            <text:p/>
          </table:table-cell>
          <table:table-cell table:number-columns-repeated="1016"/>
        </table:table-row>
        <table:table-row table:style-name="ro1">
          <table:table-cell table:number-columns-repeated="4"/>
          <table:table-cell office:value-type="string" calcext:value-type="string">
            <text:p>//==================================</text:p>
            <text:p>// File: C828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28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28B.DAT-ss0-1</text:p>
          </table:table-cell>
          <table:table-cell table:formula="of:=T([.C4])" office:value-type="string" office:string-value="#P(&quot;soundLen&quot;, &quot;0.203637&quot;)" calcext:value-type="string">
            <text:p>#P("soundLen", "0.203637")</text:p>
          </table:table-cell>
          <table:table-cell table:number-columns-repeated="1021"/>
        </table:table-row>
        <table:table-row table:style-name="ro2">
          <table:table-cell office:value-type="string" calcext:value-type="string">
            <text:p>string</text:p>
          </table:table-cell>
          <table:table-cell office:value-type="string" calcext:value-type="string">
            <text:p>C828B.DAT-ss0-2</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2">
          <table:table-cell office:value-type="string" calcext:value-type="string">
            <text:p>string</text:p>
          </table:table-cell>
          <table:table-cell office:value-type="string" calcext:value-type="string">
            <text:p>C828B.DAT-ss0-3</text:p>
          </table:table-cell>
          <table:table-cell table:formula="of:=T([.C1222])" office:value-type="string" office:string-value="#P(&quot;soundLen&quot;, &quot;0.288224&quot;)" calcext:value-type="string">
            <text:p>#P("soundLen", "0.288224")</text:p>
          </table:table-cell>
          <table:table-cell table:number-columns-repeated="1021"/>
        </table:table-row>
        <table:table-row table:style-name="ro1">
          <table:table-cell table:number-columns-repeated="4"/>
          <table:table-cell office:value-type="string" calcext:value-type="string">
            <text:p>//==================================</text:p>
            <text:p>// File: C83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1.DAT-ss0-0</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1">
          <table:table-cell table:number-columns-repeated="4"/>
          <table:table-cell office:value-type="string" calcext:value-type="string">
            <text:p>//==================================</text:p>
            <text:p>// File: C831Z.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1Z.DAT-ss0-0</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1">
          <table:table-cell table:number-columns-repeated="4"/>
          <table:table-cell office:value-type="string" calcext:value-type="string">
            <text:p>//==================================</text:p>
            <text:p>// File: C834.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834.DAT-ss0-0</text:p>
          </table:table-cell>
          <table:table-cell office:value-type="string" calcext:value-type="string">
            <text:p>#P("soundLen", "4.50986")</text:p>
          </table:table-cell>
          <table:table-cell/>
          <table:table-cell office:value-type="string" calcext:value-type="string">
            <text:p>真一：いったたたたたた！</text:p>
            <text:p>桜子：今回派手ね</text:p>
            <text:p>真一：吉沢！</text:p>
          </table:table-cell>
          <table:table-cell office:value-type="string" calcext:value-type="string">
            <text:p>//Ouchhhhh!</text:p>
            <text:p/>
            <text:p>//#w(1.513)</text:p>
            <text:p><text:span text:style-name="T1">#w(2.272)</text:span></text:p>
            <text:p>This one's sure flashy.</text:p>
            <text:p/>
            <text:p>#w(3.646)</text:p>
            <text:p>Yoshizawa!</text:p>
          </table:table-cell>
          <table:table-cell/>
          <table:table-cell table:formula="of:=IF([.E2084]=&quot;&quot;; &quot;untranscribed&quot;; IF([.F20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836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6A.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36A.DAT-ss0-1</text:p>
          </table:table-cell>
          <table:table-cell table:formula="of:=T([.C1771])" office:value-type="string" office:string-value="#P(&quot;soundLen&quot;, &quot;0.449966&quot;)" calcext:value-type="string">
            <text:p>#P("soundLen", "0.449966")</text:p>
          </table:table-cell>
          <table:table-cell table:number-columns-repeated="1021"/>
        </table:table-row>
        <table:table-row table:style-name="ro2">
          <table:table-cell office:value-type="string" calcext:value-type="string">
            <text:p>string</text:p>
          </table:table-cell>
          <table:table-cell office:value-type="string" calcext:value-type="string">
            <text:p>C836A.DAT-ss0-2</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2">
          <table:table-cell office:value-type="string" calcext:value-type="string">
            <text:p>string</text:p>
          </table:table-cell>
          <table:table-cell office:value-type="string" calcext:value-type="string">
            <text:p>C836A.DAT-ss0-3</text:p>
          </table:table-cell>
          <table:table-cell office:value-type="string" calcext:value-type="string">
            <text:p>#P("soundLen", "0.707906")</text:p>
          </table:table-cell>
          <table:table-cell table:number-columns-repeated="1021"/>
        </table:table-row>
        <table:table-row table:style-name="ro1">
          <table:table-cell table:number-columns-repeated="4"/>
          <table:table-cell office:value-type="string" calcext:value-type="string">
            <text:p>//==================================</text:p>
            <text:p>// File: C836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6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36B.DAT-ss0-1</text:p>
          </table:table-cell>
          <table:table-cell table:formula="of:=T([.C1771])" office:value-type="string" office:string-value="#P(&quot;soundLen&quot;, &quot;0.449966&quot;)" calcext:value-type="string">
            <text:p>#P("soundLen", "0.449966")</text:p>
          </table:table-cell>
          <table:table-cell table:number-columns-repeated="1021"/>
        </table:table-row>
        <table:table-row table:style-name="ro1">
          <table:table-cell table:number-columns-repeated="4"/>
          <table:table-cell office:value-type="string" calcext:value-type="string">
            <text:p>//==================================</text:p>
            <text:p>// File: C837A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7A1.DAT-ss0-0</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7">
          <table:table-cell office:value-type="string" calcext:value-type="string">
            <text:p>string</text:p>
          </table:table-cell>
          <table:table-cell office:value-type="string" calcext:value-type="string">
            <text:p>C837A1.DAT-ss0-1</text:p>
          </table:table-cell>
          <table:table-cell office:value-type="string" calcext:value-type="string">
            <text:p>#P("soundLen", "2.15369")</text:p>
          </table:table-cell>
          <table:table-cell table:style-name="ce3" table:formula="of:=T([.D2035])" office:value-type="string" office:string-value="みんな" calcext:value-type="string">
            <text:p>みんな</text:p>
          </table:table-cell>
          <table:table-cell table:formula="of:=T([.E2035])" office:value-type="string" office:string-value="ああああ！" calcext:value-type="string">
            <text:p>ああああ！</text:p>
          </table:table-cell>
          <table:table-cell table:formula="of:=T([.F2035])">
            <text:p/>
          </table:table-cell>
          <table:table-cell/>
          <table:table-cell table:formula="of:=IF([.E2095]=&quot;&quot;; &quot;untranscribed&quot;; IF([.F209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37A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7A2.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37A2.DAT-ss0-1</text:p>
          </table:table-cell>
          <table:table-cell table:formula="of:=T([.C343])" office:value-type="string" office:string-value="#P(&quot;soundLen&quot;, &quot;0.290927&quot;)" calcext:value-type="string">
            <text:p>#P("soundLen", "0.290927")</text:p>
          </table:table-cell>
          <table:table-cell table:number-columns-repeated="1021"/>
        </table:table-row>
        <table:table-row table:style-name="ro1">
          <table:table-cell table:number-columns-repeated="4"/>
          <table:table-cell office:value-type="string" calcext:value-type="string">
            <text:p>//==================================</text:p>
            <text:p>// File: C837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7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37B.DAT-ss0-1</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1">
          <table:table-cell table:number-columns-repeated="4"/>
          <table:table-cell office:value-type="string" calcext:value-type="string">
            <text:p>//==================================</text:p>
            <text:p>// File: C837C.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837C.DAT-ss0-0</text:p>
          </table:table-cell>
          <table:table-cell office:value-type="string" calcext:value-type="string">
            <text:p>#P("soundLen", "3.3647")</text:p>
          </table:table-cell>
          <table:table-cell/>
          <table:table-cell office:value-type="string" calcext:value-type="string">
            <text:p>りえ：いやあああ！</text:p>
            <text:p>弓美：屋根の上…！</text:p>
          </table:table-cell>
          <table:table-cell office:value-type="string" calcext:value-type="string">
            <text:p>//Eeeeeeeeeeek!</text:p>
            <text:p/>
            <text:p>#w(1.804)</text:p>
            <text:p>We're on the roof...!</text:p>
          </table:table-cell>
          <table:table-cell/>
          <table:table-cell table:formula="of:=IF([.E2103]=&quot;&quot;; &quot;untranscribed&quot;; IF([.F2103]=&quot;&quot;; &quot;UNTRANSLATED&quot;; &quot;&quot;))">
            <text:p/>
          </table:table-cell>
          <table:table-cell table:number-columns-repeated="1016"/>
        </table:table-row>
        <table:table-row table:style-name="ro1">
          <table:table-cell table:number-columns-repeated="4"/>
          <table:table-cell office:value-type="string" calcext:value-type="string">
            <text:p>//==================================</text:p>
            <text:p>// File: C837X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7X1.DAT-ss0-0</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7">
          <table:table-cell office:value-type="string" calcext:value-type="string">
            <text:p>string</text:p>
          </table:table-cell>
          <table:table-cell office:value-type="string" calcext:value-type="string">
            <text:p>C837X1.DAT-ss0-1</text:p>
          </table:table-cell>
          <table:table-cell table:formula="of:=T([.C2095])" office:value-type="string" office:string-value="#P(&quot;soundLen&quot;, &quot;2.15369&quot;)" calcext:value-type="string">
            <text:p>#P("soundLen", "2.15369")</text:p>
          </table:table-cell>
          <table:table-cell table:style-name="ce3" table:formula="of:=T([.D2035])" office:value-type="string" office:string-value="みんな" calcext:value-type="string">
            <text:p>みんな</text:p>
          </table:table-cell>
          <table:table-cell table:formula="of:=T([.E2035])" office:value-type="string" office:string-value="ああああ！" calcext:value-type="string">
            <text:p>ああああ！</text:p>
          </table:table-cell>
          <table:table-cell table:formula="of:=T([.F2035])">
            <text:p/>
          </table:table-cell>
          <table:table-cell/>
          <table:table-cell table:formula="of:=IF([.E2106]=&quot;&quot;; &quot;untranscribed&quot;; IF([.F210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37X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37X2.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837X2.DAT-ss0-1</text:p>
          </table:table-cell>
          <table:table-cell table:formula="of:=T([.C343])" office:value-type="string" office:string-value="#P(&quot;soundLen&quot;, &quot;0.290927&quot;)" calcext:value-type="string">
            <text:p>#P("soundLen", "0.290927")</text:p>
          </table:table-cell>
          <table:table-cell table:number-columns-repeated="1021"/>
        </table:table-row>
        <table:table-row table:style-name="ro1">
          <table:table-cell table:number-columns-repeated="4"/>
          <table:table-cell office:value-type="string" calcext:value-type="string">
            <text:p>//==================================</text:p>
            <text:p>// File: C839.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839.DAT-ss0-0</text:p>
          </table:table-cell>
          <table:table-cell office:value-type="string" calcext:value-type="string">
            <text:p>#P("soundLen", "4.87149")</text:p>
          </table:table-cell>
          <table:table-cell/>
          <table:table-cell office:value-type="string" calcext:value-type="string">
            <text:p>部長：す、す…すごいな！</text:p>
            <text:p>真一：すごい</text:p>
            <text:p>桜子：非常識</text:p>
          </table:table-cell>
          <table:table-cell office:value-type="string" calcext:value-type="string">
            <text:p>A-A...Amazing!</text:p>
            <text:p/>
            <text:p>#w(2.169)</text:p>
            <text:p>Awesome...</text:p>
            <text:p/>
            <text:p>#w(3.615)</text:p>
            <text:p>Nonsensical!</text:p>
          </table:table-cell>
          <table:table-cell/>
          <table:table-cell table:formula="of:=IF([.E2111]=&quot;&quot;; &quot;untranscribed&quot;; IF([.F2111]=&quot;&quot;; &quot;UNTRANSLATED&quot;; &quot;&quot;))">
            <text:p/>
          </table:table-cell>
          <table:table-cell table:number-columns-repeated="1016"/>
        </table:table-row>
        <table:table-row table:style-name="ro1">
          <table:table-cell table:number-columns-repeated="4"/>
          <table:table-cell office:value-type="string" calcext:value-type="string">
            <text:p>//==================================</text:p>
            <text:p>// File: C840.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40.DAT-ss0-0</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7">
          <table:table-cell office:value-type="string" calcext:value-type="string">
            <text:p>string</text:p>
          </table:table-cell>
          <table:table-cell office:value-type="string" calcext:value-type="string">
            <text:p>C840.DAT-ss0-1</text:p>
          </table:table-cell>
          <table:table-cell office:value-type="string" calcext:value-type="string">
            <text:p>#P("soundLen", "0.468825")</text:p>
          </table:table-cell>
          <table:table-cell office:value-type="string" calcext:value-type="string">
            <text:p>みんな</text:p>
          </table:table-cell>
          <table:table-cell office:value-type="string" calcext:value-type="string">
            <text:p>あ？</text:p>
          </table:table-cell>
          <table:table-cell table:number-columns-repeated="2"/>
          <table:table-cell table:formula="of:=IF([.E2114]=&quot;&quot;; &quot;untranscribed&quot;; IF([.F211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41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841A.DAT-ss0-0</text:p>
          </table:table-cell>
          <table:table-cell office:value-type="string" calcext:value-type="string">
            <text:p>#P("soundLen", "4.85951")</text:p>
          </table:table-cell>
          <table:table-cell/>
          <table:table-cell table:style-name="ce2" office:value-type="string" calcext:value-type="string">
            <text:p><text:span text:style-name="T2">桜子：あんた…何引きずってんのよ！？</text:span></text:p>
            <text:p><text:span text:style-name="T2">真一：穴が見つからないはずだ！</text:span></text:p>
          </table:table-cell>
          <table:table-cell office:value-type="string" calcext:value-type="string">
            <text:p>You! What're you dragging along!?</text:p>
            <text:p/>
            <text:p>#w(3.056)</text:p>
            <text:p>It must be so the hole won't get found!</text:p>
          </table:table-cell>
          <table:table-cell office:value-type="string" calcext:value-type="string">
            <text:p>CHECK</text:p>
          </table:table-cell>
          <table:table-cell table:formula="of:=IF([.E2116]=&quot;&quot;; &quot;untranscribed&quot;; IF([.F211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841A.DAT-ss0-1</text:p>
          </table:table-cell>
          <table:table-cell office:value-type="string" calcext:value-type="string">
            <text:p>#P("soundLen", "1.93169")</text:p>
          </table:table-cell>
          <table:table-cell table:number-columns-repeated="1021"/>
        </table:table-row>
        <table:table-row table:style-name="ro1">
          <table:table-cell table:number-columns-repeated="4"/>
          <table:table-cell office:value-type="string" calcext:value-type="string">
            <text:p>//==================================</text:p>
            <text:p>// File: C841B.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841B.DAT-ss0-0</text:p>
          </table:table-cell>
          <table:table-cell table:formula="of:=T([.C2114])" office:value-type="string" office:string-value="#P(&quot;soundLen&quot;, &quot;0.468825&quot;)" calcext:value-type="string">
            <text:p>#P("soundLen", "0.468825")</text:p>
          </table:table-cell>
          <table:table-cell/>
          <table:table-cell office:value-type="string" calcext:value-type="string">
            <text:p>真一：ん？</text:p>
            <text:p>桜子：あ？</text:p>
          </table:table-cell>
          <table:table-cell table:number-columns-repeated="2"/>
          <table:table-cell table:formula="of:=IF([.E2119]=&quot;&quot;; &quot;untranscribed&quot;; IF([.F2119]=&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4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42.DAT-ss0-0</text:p>
          </table:table-cell>
          <table:table-cell table:formula="of:=T([.C789])" office:value-type="string" office:string-value="#P(&quot;soundLen&quot;, &quot;0.729467&quot;)" calcext:value-type="string">
            <text:p>#P("soundLen", "0.729467")</text:p>
          </table:table-cell>
          <table:table-cell table:number-columns-repeated="1021"/>
        </table:table-row>
        <table:table-row table:style-name="ro2">
          <table:table-cell office:value-type="string" calcext:value-type="string">
            <text:p>string</text:p>
          </table:table-cell>
          <table:table-cell office:value-type="string" calcext:value-type="string">
            <text:p>C842.DAT-ss0-1</text:p>
          </table:table-cell>
          <table:table-cell office:value-type="string" calcext:value-type="string">
            <text:p>#P("soundLen", "2.62221")</text:p>
          </table:table-cell>
          <table:table-cell table:number-columns-repeated="1021"/>
        </table:table-row>
        <table:table-row table:style-name="ro1">
          <table:table-cell table:number-columns-repeated="4"/>
          <table:table-cell office:value-type="string" calcext:value-type="string">
            <text:p>//==================================</text:p>
            <text:p>// File: C843.DAT</text:p>
            <text:p>//==================================</text:p>
          </table:table-cell>
          <table:table-cell table:number-columns-repeated="1019"/>
        </table:table-row>
        <table:table-row table:style-name="ro16">
          <table:table-cell office:value-type="string" calcext:value-type="string">
            <text:p>string</text:p>
          </table:table-cell>
          <table:table-cell office:value-type="string" calcext:value-type="string">
            <text:p>C843.DAT-ss0-0</text:p>
          </table:table-cell>
          <table:table-cell office:value-type="string" calcext:value-type="string">
            <text:p>#P("soundLen", "2.48185")</text:p>
          </table:table-cell>
          <table:table-cell/>
          <table:table-cell office:value-type="string" calcext:value-type="string">
            <text:p>真一：うわ！</text:p>
            <text:p>部長：うわ！</text:p>
            <text:p>桜子：きゃあ！</text:p>
          </table:table-cell>
          <table:table-cell table:number-columns-repeated="2"/>
          <table:table-cell table:formula="of:=IF([.E2124]=&quot;&quot;; &quot;untranscribed&quot;; IF([.F212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4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44.DAT-ss0-0</text:p>
          </table:table-cell>
          <table:table-cell table:formula="of:=T([.C12])" office:value-type="string" office:string-value="#P(&quot;soundLen&quot;, &quot;1.37158&quot;)" calcext:value-type="string">
            <text:p>#P("soundLen", "1.37158")</text:p>
          </table:table-cell>
          <table:table-cell table:number-columns-repeated="1021"/>
        </table:table-row>
        <table:table-row table:style-name="ro2">
          <table:table-cell office:value-type="string" calcext:value-type="string">
            <text:p>string</text:p>
          </table:table-cell>
          <table:table-cell office:value-type="string" calcext:value-type="string">
            <text:p>C844.DAT-ss0-1</text:p>
          </table:table-cell>
          <table:table-cell office:value-type="string" calcext:value-type="string">
            <text:p>#P("soundLen", "0.965968")</text:p>
          </table:table-cell>
          <table:table-cell table:number-columns-repeated="1021"/>
        </table:table-row>
        <table:table-row table:style-name="ro1">
          <table:table-cell table:number-columns-repeated="4"/>
          <table:table-cell office:value-type="string" calcext:value-type="string">
            <text:p>//==================================</text:p>
            <text:p>// File: C845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45A.DAT-ss0-0</text:p>
          </table:table-cell>
          <table:table-cell office:value-type="string" calcext:value-type="string">
            <text:p>#P("soundLen", "1.24897")</text:p>
          </table:table-cell>
          <table:table-cell table:style-name="ce1" office:value-type="string" calcext:value-type="string">
            <text:p>真一</text:p>
          </table:table-cell>
          <table:table-cell office:value-type="string" calcext:value-type="string">
            <text:p>うえぇ！</text:p>
          </table:table-cell>
          <table:table-cell table:number-columns-repeated="2"/>
          <table:table-cell table:formula="of:=IF([.E2129]=&quot;&quot;; &quot;untranscribed&quot;; IF([.F2129]=&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845A.DAT-ss0-1</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2">
          <table:table-cell office:value-type="string" calcext:value-type="string">
            <text:p>string</text:p>
          </table:table-cell>
          <table:table-cell office:value-type="string" calcext:value-type="string">
            <text:p>C845A.DAT-ss0-2</text:p>
          </table:table-cell>
          <table:table-cell table:formula="of:=T([.C1222])" office:value-type="string" office:string-value="#P(&quot;soundLen&quot;, &quot;0.288224&quot;)" calcext:value-type="string">
            <text:p>#P("soundLen", "0.288224")</text:p>
          </table:table-cell>
          <table:table-cell table:number-columns-repeated="1021"/>
        </table:table-row>
        <table:table-row table:style-name="ro1">
          <table:table-cell table:number-columns-repeated="4"/>
          <table:table-cell office:value-type="string" calcext:value-type="string">
            <text:p>//==================================</text:p>
            <text:p>// File: C84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47.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1">
          <table:table-cell table:number-columns-repeated="4"/>
          <table:table-cell office:value-type="string" calcext:value-type="string">
            <text:p>//==================================</text:p>
            <text:p>// File: C849.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49.DAT-ss0-0</text:p>
          </table:table-cell>
          <table:table-cell table:formula="of:=T([.C943])" office:value-type="string" office:string-value="#P(&quot;soundLen&quot;, &quot;3.7506&quot;)" calcext:value-type="string">
            <text:p>#P("soundLen", "3.7506")</text:p>
          </table:table-cell>
          <table:table-cell table:number-columns-repeated="1021"/>
        </table:table-row>
        <table:table-row table:style-name="ro2">
          <table:table-cell office:value-type="string" calcext:value-type="string">
            <text:p>string</text:p>
          </table:table-cell>
          <table:table-cell office:value-type="string" calcext:value-type="string">
            <text:p>C849.DAT-ss0-1</text:p>
          </table:table-cell>
          <table:table-cell office:value-type="string" calcext:value-type="string">
            <text:p>#P("soundLen", "0.492475")</text:p>
          </table:table-cell>
          <table:table-cell table:number-columns-repeated="1021"/>
        </table:table-row>
        <table:table-row table:style-name="ro1">
          <table:table-cell table:number-columns-repeated="4"/>
          <table:table-cell office:value-type="string" calcext:value-type="string">
            <text:p>//==================================</text:p>
            <text:p>// File: C851.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851.DAT-ss0-0</text:p>
          </table:table-cell>
          <table:table-cell office:value-type="string" calcext:value-type="string">
            <text:p>#P("soundLen", "5.12255")</text:p>
            <text:p><text:span text:style-name="T1">#P("noAutoOff", "1")</text:span></text:p>
          </table:table-cell>
          <table:table-cell office:value-type="string" calcext:value-type="string">
            <text:p>りえ</text:p>
          </table:table-cell>
          <table:table-cell office:value-type="string" calcext:value-type="string">
            <text:p>あ？あの…</text:p>
            <text:p>私、何してるんでしょう？</text:p>
          </table:table-cell>
          <table:table-cell office:value-type="string" calcext:value-type="string">
            <text:p>#off()</text:p>
            <text:p>#w(1.666)</text:p>
            <text:p>Umm...</text:p>
            <text:p/>
            <text:p>#w(3.025)</text:p>
            <text:p>What am I doing?</text:p>
          </table:table-cell>
          <table:table-cell/>
          <table:table-cell table:formula="of:=IF([.E2138]=&quot;&quot;; &quot;untranscribed&quot;; IF([.F213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851.DAT-ss0-1</text:p>
          </table:table-cell>
          <table:table-cell office:value-type="string" calcext:value-type="string">
            <text:p>#P("soundLen", "3.97555")</text:p>
          </table:table-cell>
          <table:table-cell office:value-type="string" calcext:value-type="string">
            <text:p>弓美</text:p>
          </table:table-cell>
          <table:table-cell office:value-type="string" calcext:value-type="string">
            <text:p>考え始めるときりがないから、あんまり考えない方が…</text:p>
          </table:table-cell>
          <table:table-cell office:value-type="string" calcext:value-type="string">
            <text:p>You'll just end up going in circles if you think about it, so you're better off not thinking too―</text:p>
          </table:table-cell>
          <table:table-cell/>
          <table:table-cell table:formula="of:=IF([.E2139]=&quot;&quot;; &quot;untranscribed&quot;; IF([.F213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851.DAT-ss0-2</text:p>
          </table:table-cell>
          <table:table-cell office:value-type="string" calcext:value-type="string">
            <text:p>#P("soundLen", "0.420419")</text:p>
          </table:table-cell>
          <table:table-cell office:value-type="string" calcext:value-type="string">
            <text:p>弓美</text:p>
          </table:table-cell>
          <table:table-cell office:value-type="string" calcext:value-type="string">
            <text:p>んん？</text:p>
          </table:table-cell>
          <table:table-cell table:number-columns-repeated="2"/>
          <table:table-cell table:formula="of:=IF([.E2140]=&quot;&quot;; &quot;untranscribed&quot;; IF([.F2140]=&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53.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853.DAT-ss0-0</text:p>
          </table:table-cell>
          <table:table-cell office:value-type="string" calcext:value-type="string">
            <text:p>#P("soundLen", "2.82425")</text:p>
            <text:p><text:span text:style-name="T1">#P("noAutoOff", "1")</text:span></text:p>
          </table:table-cell>
          <table:table-cell office:value-type="string" calcext:value-type="string">
            <text:p>弓美</text:p>
          </table:table-cell>
          <table:table-cell office:value-type="string" calcext:value-type="string">
            <text:p>うわぁ！怖いー！</text:p>
          </table:table-cell>
          <table:table-cell office:value-type="string" calcext:value-type="string">
            <text:p>#off()</text:p>
            <text:p>#w(1.222)</text:p>
            <text:p>I'M SCARED!</text:p>
          </table:table-cell>
          <table:table-cell office:value-type="string" calcext:value-type="string">
            <text:p>NOTE: rie's line starts a little too early and cuts this one off before it plays fully</text:p>
          </table:table-cell>
          <table:table-cell table:formula="of:=IF([.E2142]=&quot;&quot;; &quot;untranscribed&quot;; IF([.F214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853.DAT-ss0-1</text:p>
          </table:table-cell>
          <table:table-cell office:value-type="string" calcext:value-type="string">
            <text:p>#P("soundLen", "1.39001")</text:p>
          </table:table-cell>
          <table:table-cell office:value-type="string" calcext:value-type="string">
            <text:p>りえ</text:p>
          </table:table-cell>
          <table:table-cell office:value-type="string" calcext:value-type="string">
            <text:p>ああああ！</text:p>
          </table:table-cell>
          <table:table-cell office:value-type="string" calcext:value-type="string">
            <text:p>#woff(0.300)</text:p>
          </table:table-cell>
          <table:table-cell/>
          <table:table-cell table:formula="of:=IF([.E2143]=&quot;&quot;; &quot;untranscribed&quot;; IF([.F21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853.DAT-ss0-2</text:p>
          </table:table-cell>
          <table:table-cell table:formula="of:=T([.C419])" office:value-type="string" office:string-value="#P(&quot;soundLen&quot;, &quot;7.12261&quot;)" calcext:value-type="string">
            <text:p>#P("soundLen", "7.12261")</text:p>
          </table:table-cell>
          <table:table-cell table:number-columns-repeated="1021"/>
        </table:table-row>
        <table:table-row table:style-name="ro5">
          <table:table-cell office:value-type="string" calcext:value-type="string">
            <text:p>string</text:p>
          </table:table-cell>
          <table:table-cell office:value-type="string" calcext:value-type="string">
            <text:p>C853.DAT-ss0-3</text:p>
          </table:table-cell>
          <table:table-cell office:value-type="string" calcext:value-type="string">
            <text:p>#P("soundLen", "6.22852")</text:p>
          </table:table-cell>
          <table:table-cell office:value-type="string" calcext:value-type="string">
            <text:p>ナレーター</text:p>
          </table:table-cell>
          <table:table-cell office:value-type="string" calcext:value-type="string">
            <text:p>そんなわけで、弓美もようやく、普通の女の子に戻れたのでありました</text:p>
          </table:table-cell>
          <table:table-cell office:value-type="string" calcext:value-type="string">
            <text:p>And so it was that Yumimi was, at last, able to return to being a normal girl.</text:p>
          </table:table-cell>
          <table:table-cell/>
          <table:table-cell table:formula="of:=IF([.E2145]=&quot;&quot;; &quot;untranscribed&quot;; IF([.F2145]=&quot;&quot;; &quot;UNTRANSLATED&quot;; &quot;&quot;))">
            <text:p/>
          </table:table-cell>
          <table:table-cell table:number-columns-repeated="1016"/>
        </table:table-row>
        <table:table-row table:style-name="ro1">
          <table:table-cell table:number-columns-repeated="4"/>
          <table:table-cell office:value-type="string" calcext:value-type="string">
            <text:p>//==================================</text:p>
            <text:p>// File: C85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54.DAT-ss0-0</text:p>
          </table:table-cell>
          <table:table-cell office:value-type="string" calcext:value-type="string">
            <text:p>#P("soundLen", "2.27422")</text:p>
          </table:table-cell>
          <table:table-cell office:value-type="string" calcext:value-type="string">
            <text:p>桜子</text:p>
          </table:table-cell>
          <table:table-cell office:value-type="string" calcext:value-type="string">
            <text:p>何、ボーッとしてるのよ？弓美</text:p>
          </table:table-cell>
          <table:table-cell office:value-type="string" calcext:value-type="string">
            <text:p>Hey, are you spacing out, Yumimi?</text:p>
          </table:table-cell>
          <table:table-cell/>
          <table:table-cell table:formula="of:=IF([.E2147]=&quot;&quot;; &quot;untranscribed&quot;; IF([.F2147]=&quot;&quot;; &quot;UNTRANSLATED&quot;; &quot;&quot;))">
            <text:p/>
          </table:table-cell>
          <table:table-cell table:number-columns-repeated="1016"/>
        </table:table-row>
        <table:table-row table:style-name="ro1">
          <table:table-cell table:number-columns-repeated="4"/>
          <table:table-cell office:value-type="string" calcext:value-type="string">
            <text:p>//==================================</text:p>
            <text:p>// File: C855.DAT</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C855.DAT-ss0-0</text:p>
          </table:table-cell>
          <table:table-cell office:value-type="string" calcext:value-type="string">
            <text:p>#P("soundLen", "8.5117")</text:p>
          </table:table-cell>
          <table:table-cell/>
          <table:table-cell office:value-type="string" calcext:value-type="string">
            <text:p>弓美：あ、桜子ちゃん</text:p>
            <text:p>桜子：顔がおまぬけしてるわよ</text:p>
            <text:p>弓美：え、ほ、本当？</text:p>
            <text:p>桜子：えへ！ばか</text:p>
            <text:p>弓美：え〜ん…</text:p>
          </table:table-cell>
          <table:table-cell office:value-type="string" calcext:value-type="string">
            <text:p>Oh, Sakurako+-chan++.</text:p>
            <text:p/>
            <text:p>#w(1.738)</text:p>
            <text:p>You're making a stupid face.</text:p>
            <text:p/>
            <text:p>#w(3.978)</text:p>
            <text:p>Huh? R-Really?</text:p>
            <text:p>#woff(5.788)</text:p>
            <text:p/>
            <text:p>#w(6.406)</text:p>
            <text:p>Dummy.</text:p>
            <text:p>#woff(7.419)</text:p>
          </table:table-cell>
          <table:table-cell/>
          <table:table-cell table:formula="of:=IF([.E2149]=&quot;&quot;; &quot;untranscribed&quot;; IF([.F2149]=&quot;&quot;; &quot;UNTRANSLATED&quot;; &quot;&quot;))">
            <text:p/>
          </table:table-cell>
          <table:table-cell table:number-columns-repeated="1016"/>
        </table:table-row>
        <table:table-row table:style-name="ro1">
          <table:table-cell table:number-columns-repeated="4"/>
          <table:table-cell office:value-type="string" calcext:value-type="string">
            <text:p>//==================================</text:p>
            <text:p>// File: C856.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856.DAT-ss0-0</text:p>
          </table:table-cell>
          <table:table-cell office:value-type="string" calcext:value-type="string">
            <text:p>#P("soundLen", "6.60483")</text:p>
          </table:table-cell>
          <table:table-cell/>
          <table:table-cell office:value-type="string" calcext:value-type="string">
            <text:p>弓美：[いい?]ね</text:p>
            <text:p>　昨日までの生活がウソみたいだなって思って</text:p>
            <text:p>桜子：[そりゃ?]そうだわな</text:p>
          </table:table-cell>
          <table:table-cell office:value-type="string" calcext:value-type="string">
            <text:p>Isn't it great?</text:p>
            <text:p/>
            <text:p>#w(1.126)</text:p>
            <text:p>I was thinking, it's like our whole daily routine up till yesterday never happened.</text:p>
            <text:p/>
            <text:p>#w(4.802)</text:p>
            <text:p>Isn't it?</text:p>
          </table:table-cell>
          <table:table-cell/>
          <table:table-cell table:formula="of:=IF([.E2151]=&quot;&quot;; &quot;untranscribed&quot;; IF([.F2151]=&quot;&quot;; &quot;UNTRANSLATED&quot;; &quot;&quot;))">
            <text:p/>
          </table:table-cell>
          <table:table-cell table:number-columns-repeated="1016"/>
        </table:table-row>
        <table:table-row table:style-name="ro1">
          <table:table-cell table:number-columns-repeated="4"/>
          <table:table-cell office:value-type="string" calcext:value-type="string">
            <text:p>//==================================</text:p>
            <text:p>// File: C857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857A.DAT-ss0-0</text:p>
          </table:table-cell>
          <table:table-cell office:value-type="string" calcext:value-type="string">
            <text:p>#P("soundLen", "7.57688")</text:p>
          </table:table-cell>
          <table:table-cell/>
          <table:table-cell office:value-type="string" calcext:value-type="string">
            <text:p>弓美：でも！もうこれからは[晴れて?]普通の女の子よ</text:p>
            <text:p>桜子：言い換えれば、[何の取り柄?]もないただの女子高生</text:p>
          </table:table-cell>
          <table:table-cell office:value-type="string" calcext:value-type="string">
            <text:p>But! Henceforth, I'm now OFFICIALLY a normal girl!</text:p>
            <text:p/>
            <text:p>#w(3.461)</text:p>
            <text:p>In other words, just a high school girl with no redeeming qualities.</text:p>
          </table:table-cell>
          <table:table-cell office:value-type="string" calcext:value-type="string">
            <text:p>CHECK</text:p>
          </table:table-cell>
          <table:table-cell table:formula="of:=IF([.E2153]=&quot;&quot;; &quot;untranscribed&quot;; IF([.F2153]=&quot;&quot;; &quot;UNTRANSLATED&quot;; &quot;&quot;))">
            <text:p/>
          </table:table-cell>
          <table:table-cell table:number-columns-repeated="1016"/>
        </table:table-row>
        <table:table-row table:style-name="ro1">
          <table:table-cell table:number-columns-repeated="4"/>
          <table:table-cell office:value-type="string" calcext:value-type="string">
            <text:p>//==================================</text:p>
            <text:p>// File: C857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857B.DAT-ss0-0</text:p>
          </table:table-cell>
          <table:table-cell office:value-type="string" calcext:value-type="string">
            <text:p>#P("soundLen", "5.07746")</text:p>
          </table:table-cell>
          <table:table-cell/>
          <table:table-cell office:value-type="string" calcext:value-type="string">
            <text:p>弓美：だけど、少なくとも変身はしないも〜ん！</text:p>
            <text:p>桜子：普通はしないんだって</text:p>
          </table:table-cell>
          <table:table-cell office:value-type="string" calcext:value-type="string">
            <text:p>But at least I won't transform anymore!</text:p>
            <text:p/>
            <text:p>#w(3.326)</text:p>
            <text:p>Doesn't sound very ordinary to me.</text:p>
          </table:table-cell>
          <table:table-cell office:value-type="string" calcext:value-type="string">
            <text:p>CHECK, i'm not sure i understand what sakurako is getting at here</text:p>
          </table:table-cell>
          <table:table-cell table:formula="of:=IF([.E2155]=&quot;&quot;; &quot;untranscribed&quot;; IF([.F2155]=&quot;&quot;; &quot;UNTRANSLATED&quot;; &quot;&quot;))">
            <text:p/>
          </table:table-cell>
          <table:table-cell table:number-columns-repeated="1016"/>
        </table:table-row>
        <table:table-row table:style-name="ro1">
          <table:table-cell table:number-columns-repeated="4"/>
          <table:table-cell office:value-type="string" calcext:value-type="string">
            <text:p>//==================================</text:p>
            <text:p>// File: C858.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858.DAT-ss0-0</text:p>
          </table:table-cell>
          <table:table-cell office:value-type="string" calcext:value-type="string">
            <text:p>#P("soundLen", "7.8831")</text:p>
          </table:table-cell>
          <table:table-cell table:style-name="ce1" office:value-type="string" calcext:value-type="string">
            <text:p>弓美</text:p>
          </table:table-cell>
          <table:table-cell office:value-type="string" calcext:value-type="string">
            <text:p>そりゃあたしは、背も低いし、成績も普通だし、美人じゃないし、スタイルもよくないし、ボーイフレンドもいないし…</text:p>
          </table:table-cell>
          <table:table-cell office:value-type="string" calcext:value-type="string">
            <text:p>Okay, so I'm short, and my grades are average, and I'm not a pretty girl,</text:p>
            <text:p/>
            <text:p>#w(4.506)</text:p>
            <text:p>and my physique's nothing special, and I've got no boyfriend...</text:p>
          </table:table-cell>
          <table:table-cell/>
          <table:table-cell table:formula="of:=IF([.E2157]=&quot;&quot;; &quot;untranscribed&quot;; IF([.F21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859.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859.DAT-ss0-0</text:p>
          </table:table-cell>
          <table:table-cell office:value-type="string" calcext:value-type="string">
            <text:p>#P("soundLen", "6.44782")</text:p>
            <text:p><text:span text:style-name="T1">#P("noAutoOff", "1")</text:span></text:p>
          </table:table-cell>
          <table:table-cell/>
          <table:table-cell office:value-type="string" calcext:value-type="string">
            <text:p>部長：んんが！弓美ちゃん、変身してよ！</text:p>
            <text:p>弓美：な、何なんですか、突然？</text:p>
          </table:table-cell>
          <table:table-cell office:value-type="string" calcext:value-type="string">
            <text:p>#off()</text:p>
            <text:p>#w(1.385)</text:p>
            <text:p>Yumimi+-chan++, you have to transform!</text:p>
            <text:p/>
            <text:p>#w(4.317)</text:p>
            <text:p>W-What's this all of a sudden?</text:p>
          </table:table-cell>
          <table:table-cell/>
          <table:table-cell table:formula="of:=IF([.E2159]=&quot;&quot;; &quot;untranscribed&quot;; IF([.F2159]=&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859.DAT-ss0-1</text:p>
          </table:table-cell>
          <table:table-cell office:value-type="string" calcext:value-type="string">
            <text:p>#P("soundLen", "13.6147")</text:p>
          </table:table-cell>
          <table:table-cell/>
          <table:table-cell office:value-type="string" calcext:value-type="string">
            <text:p>部長：真一のやつが下手くそで、[結局??]まともな写真が１枚撮れなかったんだよ！</text:p>
            <text:p>真一：あはは、はあ、は、はぁ…</text:p>
            <text:p>弓美：でもあたし、もう変身できないもん</text:p>
            <text:p>　だから、無理で〜す</text:p>
            <text:p>　きゃははは！</text:p>
          </table:table-cell>
          <table:table-cell office:value-type="string" calcext:value-type="string">
            <text:p>That twit Shinichi sucks so hard, he couldn't take even ONE decent photo!</text:p>
            <text:p>#woff(5.389)</text:p>
            <text:p/>
            <text:p>#w(8.169)</text:p>
            <text:p>But I can't transform anymore.</text:p>
            <text:p/>
            <text:p>#w(10.705)</text:p>
            <text:p>So, no dice!</text:p>
            <text:p>#woff(12.597)</text:p>
          </table:table-cell>
          <table:table-cell office:value-type="string" calcext:value-type="string">
            <text:p>CHECK, doesn't really sound like 結局</text:p>
          </table:table-cell>
          <table:table-cell table:formula="of:=IF([.E2160]=&quot;&quot;; &quot;untranscribed&quot;; IF([.F2160]=&quot;&quot;; &quot;UNTRANSLATED&quot;; &quot;&quot;))">
            <text:p/>
          </table:table-cell>
          <table:table-cell table:number-columns-repeated="1016"/>
        </table:table-row>
        <table:table-row table:style-name="ro9">
          <table:table-cell office:value-type="string" calcext:value-type="string">
            <text:p>string</text:p>
          </table:table-cell>
          <table:table-cell office:value-type="string" calcext:value-type="string">
            <text:p>C859.DAT-ss0-2</text:p>
          </table:table-cell>
          <table:table-cell office:value-type="string" calcext:value-type="string">
            <text:p>#P("soundLen", "4.68063")</text:p>
          </table:table-cell>
          <table:table-cell/>
          <table:table-cell office:value-type="string" calcext:value-type="string">
            <text:p>部長：少しも？</text:p>
            <text:p>弓美：はい！</text:p>
            <text:p>部長：全く？</text:p>
            <text:p>弓美：はい！</text:p>
            <text:p>部長：まるきり？</text:p>
            <text:p>弓美：はい！</text:p>
          </table:table-cell>
          <table:table-cell office:value-type="string" calcext:value-type="string">
            <text:p>//#align(left)</text:p>
            <text:p>― Not a bit?\n</text:p>
            <text:p>― Nope!</text:p>
            <text:p/>
            <text:p>#w(1.806)</text:p>
            <text:p>― Not at all?\n</text:p>
            <text:p>― Nope!</text:p>
            <text:p/>
            <text:p>#w(3.411)</text:p>
            <text:p>― Not in the slightest?\n</text:p>
            <text:p>― Nope!</text:p>
          </table:table-cell>
          <table:table-cell/>
          <table:table-cell table:formula="of:=IF([.E2161]=&quot;&quot;; &quot;untranscribed&quot;; IF([.F2161]=&quot;&quot;; &quot;UNTRANSLATED&quot;; &quot;&quot;))">
            <text:p/>
          </table:table-cell>
          <table:table-cell table:number-columns-repeated="1016"/>
        </table:table-row>
        <table:table-row table:style-name="ro1">
          <table:table-cell table:number-columns-repeated="4"/>
          <table:table-cell office:value-type="string" calcext:value-type="string">
            <text:p>//==================================</text:p>
            <text:p>// File: C860.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860.DAT-ss0-0</text:p>
          </table:table-cell>
          <table:table-cell office:value-type="string" calcext:value-type="string">
            <text:p>#P("soundLen", "3.98391")</text:p>
          </table:table-cell>
          <table:table-cell/>
          <table:table-cell office:value-type="string" calcext:value-type="string">
            <text:p>部長：桜子ちゃん、なんか[ネタ?]ない？</text:p>
            <text:p>桜子：きゃあ！</text:p>
          </table:table-cell>
          <table:table-cell office:value-type="string" calcext:value-type="string">
            <text:p>Sakurako+-chan++, don't you have a story for me!?</text:p>
            <text:p>#woff(2.764)</text:p>
          </table:table-cell>
          <table:table-cell/>
          <table:table-cell table:formula="of:=IF([.E2163]=&quot;&quot;; &quot;untranscribed&quot;; IF([.F2163]=&quot;&quot;; &quot;UNTRANSLATED&quot;; &quot;&quot;))">
            <text:p/>
          </table:table-cell>
          <table:table-cell table:number-columns-repeated="1016"/>
        </table:table-row>
        <table:table-row table:style-name="ro1">
          <table:table-cell table:number-columns-repeated="4"/>
          <table:table-cell office:value-type="string" calcext:value-type="string">
            <text:p>//==================================</text:p>
            <text:p>// File: C861.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861.DAT-ss0-0</text:p>
          </table:table-cell>
          <table:table-cell table:formula="of:=T([.C247])" office:value-type="string" office:string-value="#P(&quot;soundLen&quot;, &quot;0.219854&quot;)" calcext:value-type="string">
            <text:p>#P("soundLen", "0.219854")</text:p>
          </table:table-cell>
          <table:table-cell table:number-columns-repeated="1021"/>
        </table:table-row>
        <table:table-row table:style-name="ro2">
          <table:table-cell office:value-type="string" calcext:value-type="string">
            <text:p>string</text:p>
          </table:table-cell>
          <table:table-cell office:value-type="string" calcext:value-type="string">
            <text:p>C861.DAT-ss0-1</text:p>
          </table:table-cell>
          <table:table-cell table:formula="of:=T([.C246])" office:value-type="string" office:string-value="#P(&quot;soundLen&quot;, &quot;0.179249&quot;)" calcext:value-type="string">
            <text:p>#P("soundLen", "0.179249")</text:p>
          </table:table-cell>
          <table:table-cell table:number-columns-repeated="1021"/>
        </table:table-row>
        <table:table-row table:style-name="ro1">
          <table:table-cell table:number-columns-repeated="4"/>
          <table:table-cell office:value-type="string" calcext:value-type="string">
            <text:p>//==================================</text:p>
            <text:p>// File: C862.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862.DAT-ss0-0</text:p>
          </table:table-cell>
          <table:table-cell office:value-type="string" calcext:value-type="string">
            <text:p>#P("soundLen", "3.7866")</text:p>
          </table:table-cell>
          <table:table-cell/>
          <table:table-cell office:value-type="string" calcext:value-type="string">
            <text:p>弓美：それは、そうなんだけど</text:p>
            <text:p>真一：まあ、それはともかく</text:p>
          </table:table-cell>
          <table:table-cell office:value-type="string" calcext:value-type="string">
            <text:p>I guess you're right.</text:p>
            <text:p/>
            <text:p>#w(2.072)</text:p>
            <text:p>Well, anyway...</text:p>
          </table:table-cell>
          <table:table-cell/>
          <table:table-cell table:formula="of:=IF([.E2168]=&quot;&quot;; &quot;untranscribed&quot;; IF([.F21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863.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863.DAT-ss0-0</text:p>
          </table:table-cell>
          <table:table-cell office:value-type="string" calcext:value-type="string">
            <text:p>#P("soundLen", "5.96044")</text:p>
          </table:table-cell>
          <table:table-cell/>
          <table:table-cell office:value-type="string" calcext:value-type="string">
            <text:p>真一：実は、こんな物があるんだ</text:p>
            <text:p>　部長には内緒だけどな？</text:p>
            <text:p>弓美：え？何？</text:p>
          </table:table-cell>
          <table:table-cell office:value-type="string" calcext:value-type="string">
            <text:p>So, I've got this for you.</text:p>
            <text:p/>
            <text:p>#w(2.205)</text:p>
            <text:p>It's a secret from Prez, though, okay?</text:p>
            <text:p>#woff(3.990)</text:p>
            <text:p/>
            <text:p>#w(5.327)</text:p>
            <text:p>What?</text:p>
          </table:table-cell>
          <table:table-cell/>
          <table:table-cell table:formula="of:=IF([.E2170]=&quot;&quot;; &quot;untranscribed&quot;; IF([.F2170]=&quot;&quot;; &quot;UNTRANSLATED&quot;; &quot;&quot;))">
            <text:p/>
          </table:table-cell>
          <table:table-cell table:number-columns-repeated="1016"/>
        </table:table-row>
        <table:table-row table:style-name="ro1">
          <table:table-cell table:number-columns-repeated="4"/>
          <table:table-cell office:value-type="string" calcext:value-type="string">
            <text:p>//==================================</text:p>
            <text:p>// File: C864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864B.DAT-ss0-0</text:p>
          </table:table-cell>
          <table:table-cell office:value-type="string" calcext:value-type="string">
            <text:p>#P("soundLen", "5.78764")</text:p>
          </table:table-cell>
          <table:table-cell table:style-name="ce1" office:value-type="string" calcext:value-type="string">
            <text:p>弓美</text:p>
          </table:table-cell>
          <table:table-cell office:value-type="string" calcext:value-type="string">
            <text:p>これ、変身していた時のあたしの写真</text:p>
            <text:p>みんなきれいに写ってるわ！</text:p>
          </table:table-cell>
          <table:table-cell office:value-type="string" calcext:value-type="string">
            <text:p>These are...photos of me when I was transformed.</text:p>
            <text:p/>
            <text:p>#w(4.317)</text:p>
            <text:p>And they're all great shots!</text:p>
          </table:table-cell>
          <table:table-cell/>
          <table:table-cell table:formula="of:=IF([.E2172]=&quot;&quot;; &quot;untranscribed&quot;; IF([.F2172]=&quot;&quot;; &quot;UNTRANSLATED&quot;; &quot;&quot;))">
            <text:p/>
          </table:table-cell>
          <table:table-cell table:number-columns-repeated="1016"/>
        </table:table-row>
        <table:table-row table:style-name="ro1">
          <table:table-cell table:number-columns-repeated="4"/>
          <table:table-cell office:value-type="string" calcext:value-type="string">
            <text:p>//==================================</text:p>
            <text:p>// File: C865.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65.DAT-ss0-0</text:p>
          </table:table-cell>
          <table:table-cell office:value-type="string" calcext:value-type="string">
            <text:p>#P("soundLen", "0.343449")</text:p>
          </table:table-cell>
          <table:table-cell table:style-name="ce1" office:value-type="string" calcext:value-type="string">
            <text:p>弓美</text:p>
          </table:table-cell>
          <table:table-cell office:value-type="string" calcext:value-type="string">
            <text:p>あ！</text:p>
          </table:table-cell>
          <table:table-cell table:number-columns-repeated="2"/>
          <table:table-cell table:formula="of:=IF([.E2174]=&quot;&quot;; &quot;untranscribed&quot;; IF([.F217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868.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868.DAT-ss0-0</text:p>
          </table:table-cell>
          <table:table-cell office:value-type="string" calcext:value-type="string">
            <text:p>#P("soundLen", "7.41698")</text:p>
          </table:table-cell>
          <table:table-cell table:style-name="ce1" office:value-type="string" calcext:value-type="string">
            <text:p>真一</text:p>
          </table:table-cell>
          <table:table-cell office:value-type="string" calcext:value-type="string">
            <text:p>こんな写真いっぱい[載せて?]、新聞の記事にするのも、ちょっとどうかと思ってな</text:p>
            <text:p>わざわざ、みんなに知らせる必要もないだろし…</text:p>
          </table:table-cell>
          <table:table-cell office:value-type="string" calcext:value-type="string">
            <text:p>When I thought about running a bunch of these as an article for the paper, well...</text:p>
            <text:p/>
            <text:p>#w(5.129)</text:p>
            <text:p>I kinda figured there was no need to go crazy telling everyone.</text:p>
          </table:table-cell>
          <table:table-cell/>
          <table:table-cell table:formula="of:=IF([.E2176]=&quot;&quot;; &quot;untranscribed&quot;; IF([.F2176]=&quot;&quot;; &quot;UNTRANSLATED&quot;; &quot;&quot;))">
            <text:p/>
          </table:table-cell>
          <table:table-cell table:number-columns-repeated="1016"/>
        </table:table-row>
        <table:table-row table:style-name="ro1">
          <table:table-cell table:number-columns-repeated="4"/>
          <table:table-cell office:value-type="string" calcext:value-type="string">
            <text:p>//==================================</text:p>
            <text:p>// File: C869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869A.DAT-ss0-0</text:p>
          </table:table-cell>
          <table:table-cell office:value-type="string" calcext:value-type="string">
            <text:p>#P("soundLen", "1.29074")</text:p>
          </table:table-cell>
          <table:table-cell table:style-name="ce1" office:value-type="string" calcext:value-type="string">
            <text:p>弓美</text:p>
          </table:table-cell>
          <table:table-cell office:value-type="string" calcext:value-type="string">
            <text:p>松崎くん…</text:p>
          </table:table-cell>
          <table:table-cell office:value-type="string" calcext:value-type="string">
            <text:p>Matsuzaki+-kun++...</text:p>
          </table:table-cell>
          <table:table-cell/>
          <table:table-cell table:formula="of:=IF([.E2178]=&quot;&quot;; &quot;untranscribed&quot;; IF([.F2178]=&quot;&quot;; &quot;UNTRANSLATED&quot;; &quot;&quot;))">
            <text:p/>
          </table:table-cell>
          <table:table-cell table:number-columns-repeated="1016"/>
        </table:table-row>
        <table:table-row table:style-name="ro15">
          <table:table-cell office:value-type="string" calcext:value-type="string">
            <text:p>string</text:p>
          </table:table-cell>
          <table:table-cell office:value-type="string" calcext:value-type="string">
            <text:p>C869A.DAT-ss0-1</text:p>
          </table:table-cell>
          <table:table-cell office:value-type="string" calcext:value-type="string">
            <text:p>#P("soundLen", "10.9266")</text:p>
          </table:table-cell>
          <table:table-cell/>
          <table:table-cell office:value-type="string" calcext:value-type="string">
            <text:p>男の子Ａ：やぁ、吉沢！</text:p>
            <text:p>　今日はもう変身[しねんだが?]？</text:p>
            <text:p>男の子Ｂ：あれ、[結構かっこいやら?]！</text:p>
            <text:p>真一：まあ、今更むだなところもあるんだが</text:p>
            <text:p>弓美：え〜ん…</text:p>
          </table:table-cell>
          <table:table-cell office:value-type="string" calcext:value-type="string">
            <text:p>#off()</text:p>
            <text:p>#w(0.080)</text:p>
            <text:p>Yo, Yoshizawa!</text:p>
            <text:p/>
            <text:p>#w(2.128)</text:p>
            <text:p>Ya gonna transform again today?</text:p>
            <text:p/>
            <text:p>#w(4.129)</text:p>
            <text:p>Yer pretty cool, y'know!</text:p>
            <text:p>#woff(6.280)</text:p>
            <text:p/>
            <text:p>#w(6.901)</text:p>
            <text:p>Well...It may be a bit late for that anyways.</text:p>
            <text:p>#woff(9.857)</text:p>
          </table:table-cell>
          <table:table-cell office:value-type="string" calcext:value-type="string">
            <text:p>CHECK</text:p>
            <text:p>NOTE: without delay on the first line, there's graphics flicker on mednafen 1.29.0... who knows how that corresponds to real hardware</text:p>
          </table:table-cell>
          <table:table-cell table:formula="of:=IF([.E2179]=&quot;&quot;; &quot;untranscribed&quot;; IF([.F2179]=&quot;&quot;; &quot;UNTRANSLATED&quot;; &quot;&quot;))">
            <text:p/>
          </table:table-cell>
          <table:table-cell table:number-columns-repeated="1016"/>
        </table:table-row>
        <table:table-row table:style-name="ro1">
          <table:table-cell table:number-columns-repeated="4"/>
          <table:table-cell office:value-type="string" calcext:value-type="string">
            <text:p>//==================================</text:p>
            <text:p>// File: C869B.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869B.DAT-ss0-0</text:p>
          </table:table-cell>
          <table:table-cell office:value-type="string" calcext:value-type="string">
            <text:p>#P("soundLen", "7.473")</text:p>
          </table:table-cell>
          <table:table-cell/>
          <table:table-cell office:value-type="string" calcext:value-type="string">
            <text:p>弓美：な、何、松崎くん？</text:p>
            <text:p>真一：あは、いや、吉沢の普通の写真も欲しいかな…なんて思って</text:p>
            <text:p>弓美：え？</text:p>
          </table:table-cell>
          <table:table-cell office:value-type="string" calcext:value-type="string">
            <text:p>W-What was that, Matsuzaki+-kun++?</text:p>
            <text:p/>
            <text:p>#w(2.174)</text:p>
            <text:p>Ah, uh...</text:p>
            <text:p/>
            <text:p>#w(3.477)</text:p>
            <text:p>I was just thinking, I kinda want a normal photo of you too, Yoshizawa...</text:p>
            <text:p/>
            <text:p>#w(7.097)</text:p>
            <text:p>Huh?</text:p>
          </table:table-cell>
          <table:table-cell/>
          <table:table-cell table:formula="of:=IF([.E2181]=&quot;&quot;; &quot;untranscribed&quot;; IF([.F2181]=&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869B.DAT-ss0-1</text:p>
          </table:table-cell>
          <table:table-cell office:value-type="string" calcext:value-type="string">
            <text:p>#P("soundLen", "5.45353")</text:p>
          </table:table-cell>
          <table:table-cell/>
          <table:table-cell office:value-type="string" calcext:value-type="string">
            <text:p>弓美：あ、あはは</text:p>
            <text:p>真一：あ、あ、あはははは…</text:p>
          </table:table-cell>
          <table:table-cell table:number-columns-repeated="2"/>
          <table:table-cell table:formula="of:=IF([.E2182]=&quot;&quot;; &quot;untranscribed&quot;; IF([.F2182]=&quot;&quot;; &quot;UNTRANSLATED&quot;; &quot;&quot;))" office:value-type="string" office:string-value="UNTRANSLATED" calcext:value-type="string">
            <text:p>UNTRANSLATED</text:p>
          </table:table-cell>
          <table:table-cell table:number-columns-repeated="1016"/>
        </table:table-row>
        <table:table-row table:style-name="ro9">
          <table:table-cell office:value-type="string" calcext:value-type="string">
            <text:p>string</text:p>
          </table:table-cell>
          <table:table-cell office:value-type="string" calcext:value-type="string">
            <text:p>C869B.DAT-ss0-2</text:p>
          </table:table-cell>
          <table:table-cell office:value-type="string" calcext:value-type="string">
            <text:p>#P("soundLen", "9.85226")</text:p>
          </table:table-cell>
          <table:table-cell/>
          <table:table-cell office:value-type="string" calcext:value-type="string">
            <text:p>桜子：何赤くなってんのよ</text:p>
            <text:p>弓美：ああ！え、え、えっと…</text:p>
            <text:p>桜子：ねぇ、何で私の写真は撮ってくれないのよ？</text:p>
            <text:p>真一：あ、ああ、えっと…</text:p>
          </table:table-cell>
          <table:table-cell office:value-type="string" calcext:value-type="string">
            <text:p>What are you going red for?</text:p>
            <text:p>#woff(2.209)</text:p>
            <text:p/>
            <text:p>#w(2.976)</text:p>
            <text:p>U-U-Uh, um...</text:p>
            <text:p/>
            <text:p>#w(4.594)</text:p>
            <text:p>Hey, how come you won't take MY photo?</text:p>
            <text:p/>
            <text:p>#w(7.581)</text:p>
            <text:p>Aah, uh, er...</text:p>
          </table:table-cell>
          <table:table-cell/>
          <table:table-cell table:formula="of:=IF([.E2183]=&quot;&quot;; &quot;untranscribed&quot;; IF([.F2183]=&quot;&quot;; &quot;UNTRANSLATED&quot;; &quot;&quot;))">
            <text:p/>
          </table:table-cell>
          <table:table-cell table:number-columns-repeated="1016"/>
        </table:table-row>
        <table:table-row table:style-name="ro1">
          <table:table-cell table:number-columns-repeated="4"/>
          <table:table-cell office:value-type="string" calcext:value-type="string">
            <text:p>//==================================</text:p>
            <text:p>// File: C870.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870.DAT-ss0-0</text:p>
          </table:table-cell>
          <table:table-cell office:value-type="string" calcext:value-type="string">
            <text:p>#P("soundLen", "5.40267")</text:p>
          </table:table-cell>
          <table:table-cell/>
          <table:table-cell office:value-type="string" calcext:value-type="string">
            <text:p>弓美：でも、ありがとう、松崎くん</text:p>
            <text:p>真一：そう正面切って[言われると]、ちょっと照れるな</text:p>
          </table:table-cell>
          <table:table-cell office:value-type="string" calcext:value-type="string">
            <text:p>But thank you, Matsuzaki+-kun++.</text:p>
            <text:p/>
            <text:p>#w(2.491)</text:p>
            <text:p>Hearing you say it so upfront is kind of embarrassing...</text:p>
          </table:table-cell>
          <table:table-cell office:value-type="string" calcext:value-type="string">
            <text:p>CHECK</text:p>
          </table:table-cell>
          <table:table-cell table:formula="of:=IF([.E2185]=&quot;&quot;; &quot;untranscribed&quot;; IF([.F2185]=&quot;&quot;; &quot;UNTRANSLATED&quot;; &quot;&quot;))">
            <text:p/>
          </table:table-cell>
          <table:table-cell table:number-columns-repeated="1016"/>
        </table:table-row>
        <table:table-row table:style-name="ro1">
          <table:table-cell table:number-columns-repeated="4"/>
          <table:table-cell office:value-type="string" calcext:value-type="string">
            <text:p>//==================================</text:p>
            <text:p>// File: C871.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871.DAT-ss0-0</text:p>
          </table:table-cell>
          <table:table-cell office:value-type="string" calcext:value-type="string">
            <text:p>#P("soundLen", "1.19958")</text:p>
          </table:table-cell>
          <table:table-cell/>
          <table:table-cell office:value-type="string" calcext:value-type="string">
            <text:p>弓美：うわ、そう？</text:p>
          </table:table-cell>
          <table:table-cell office:value-type="string" calcext:value-type="string">
            <text:p>//#off()</text:p>
            <text:p>//#w(0.432)</text:p>
            <text:p>I-Is it?</text:p>
            <text:p>#woff(1.150)</text:p>
          </table:table-cell>
          <table:table-cell/>
          <table:table-cell table:formula="of:=IF([.E2187]=&quot;&quot;; &quot;untranscribed&quot;; IF([.F218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871.DAT-ss0-1</text:p>
          </table:table-cell>
          <table:table-cell table:formula="of:=T([.C141])" office:value-type="string" office:string-value="#P(&quot;soundLen&quot;, &quot;0.697402&quot;)" calcext:value-type="string">
            <text:p>#P("soundLen", "0.697402")</text:p>
          </table:table-cell>
          <table:table-cell table:number-columns-repeated="1021"/>
        </table:table-row>
        <table:table-row table:style-name="ro1">
          <table:table-cell table:number-columns-repeated="4"/>
          <table:table-cell office:value-type="string" calcext:value-type="string">
            <text:p>//==================================</text:p>
            <text:p>// File: C872.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872.DAT-ss0-0</text:p>
          </table:table-cell>
          <table:table-cell office:value-type="string" calcext:value-type="string">
            <text:p>#P("soundLen", "8.08698")</text:p>
          </table:table-cell>
          <table:table-cell/>
          <table:table-cell table:style-name="ce2" office:value-type="string" calcext:value-type="string">
            <text:p><text:span text:style-name="T2">弓美：松崎くんもごめんね</text:span></text:p>
            <text:p><text:span text:style-name="T2">　色々とんでもない目にあわせちゃって</text:span></text:p>
            <text:p><text:span text:style-name="T2">真一：どっちかというと、とんでもない目にあったのは、吉沢の方だろ</text:span></text:p>
          </table:table-cell>
          <table:table-cell office:value-type="string" calcext:value-type="string">
            <text:p>I'm sorry, Matsuzaki+-kun++.</text:p>
            <text:p/>
            <text:p>#w(1.745)</text:p>
            <text:p>I put you through a lot of ridiculous stuff.</text:p>
            <text:p>#woff(3.669)</text:p>
            <text:p/>
            <text:p>#w(4.793)</text:p>
            <text:p>If anything, you're the one who got put through the ridiculous stuff, Yoshizawa.</text:p>
          </table:table-cell>
          <table:table-cell table:style-name="ce2"/>
          <table:table-cell table:formula="of:=IF([.E2190]=&quot;&quot;; &quot;untranscribed&quot;; IF([.F2190]=&quot;&quot;; &quot;UNTRANSLATED&quot;; &quot;&quot;))">
            <text:p/>
          </table:table-cell>
          <table:table-cell table:number-columns-repeated="1016"/>
        </table:table-row>
        <table:table-row table:style-name="ro1">
          <table:table-cell table:number-columns-repeated="4"/>
          <table:table-cell office:value-type="string" calcext:value-type="string">
            <text:p>//==================================</text:p>
            <text:p>// File: C873.DAT</text:p>
            <text:p>//==================================</text:p>
          </table:table-cell>
          <table:table-cell table:number-columns-repeated="1019"/>
        </table:table-row>
        <table:table-row table:style-name="ro14">
          <table:table-cell office:value-type="string" calcext:value-type="string">
            <text:p>string</text:p>
          </table:table-cell>
          <table:table-cell office:value-type="string" calcext:value-type="string">
            <text:p>C873.DAT-ss0-0</text:p>
          </table:table-cell>
          <table:table-cell office:value-type="string" calcext:value-type="string">
            <text:p>#P("soundLen", "10.6018")</text:p>
          </table:table-cell>
          <table:table-cell/>
          <table:table-cell office:value-type="string" calcext:value-type="string">
            <text:p>桜子：んもう、何でよ</text:p>
            <text:p>　あたしの方がモデルとしてはプロポーションもいいのに！</text:p>
            <text:p>真一：だからいやなんだよ！</text:p>
            <text:p>　胸のでかいのは！</text:p>
            <text:p>桜子：何が[いけない?]のよー！</text:p>
          </table:table-cell>
          <table:table-cell office:value-type="string" calcext:value-type="string">
            <text:p>Geez, why!?</text:p>
            <text:p/>
            <text:p>#w(2.187)</text:p>
            <text:p>I'M the one with curves built for modeling!</text:p>
            <text:p/>
            <text:p>#w(5.133)</text:p>
            <text:p>Like I said! I can't stand your giant breasts!</text:p>
            <text:p/>
            <text:p>#w(7.968)</text:p>
            <text:p>What's wrong with you!?</text:p>
          </table:table-cell>
          <table:table-cell office:value-type="string" calcext:value-type="string">
            <text:p>CHECK</text:p>
          </table:table-cell>
          <table:table-cell table:formula="of:=IF([.E2192]=&quot;&quot;; &quot;untranscribed&quot;; IF([.F2192]=&quot;&quot;; &quot;UNTRANSLATED&quot;; &quot;&quot;))">
            <text:p/>
          </table:table-cell>
          <table:table-cell table:number-columns-repeated="1016"/>
        </table:table-row>
        <table:table-row table:style-name="ro1">
          <table:table-cell table:number-columns-repeated="4"/>
          <table:table-cell office:value-type="string" calcext:value-type="string">
            <text:p>//==================================</text:p>
            <text:p>// File: C902.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02.DAT-ss0-0</text:p>
          </table:table-cell>
          <table:table-cell office:value-type="string" calcext:value-type="string">
            <text:p>#P("soundLen", "2.95559")</text:p>
          </table:table-cell>
          <table:table-cell/>
          <table:table-cell office:value-type="string" calcext:value-type="string">
            <text:p>弓美：りえちゃん…りえちゃん！</text:p>
            <text:p>りえ：ああ？</text:p>
          </table:table-cell>
          <table:table-cell office:value-type="string" calcext:value-type="string">
            <text:p>Rie+-chan++...Rie+-chan++!</text:p>
            <text:p>#woff(2.265)</text:p>
          </table:table-cell>
          <table:table-cell/>
          <table:table-cell table:formula="of:=IF([.E2194]=&quot;&quot;; &quot;untranscribed&quot;; IF([.F2194]=&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902.DAT-ss0-1</text:p>
          </table:table-cell>
          <table:table-cell office:value-type="string" calcext:value-type="string">
            <text:p>#P("soundLen", "0.734689")</text:p>
            <text:p><text:span text:style-name="T1">#P("noAutoOff", "1")</text:span></text:p>
          </table:table-cell>
          <table:table-cell table:style-name="ce1" office:value-type="string" calcext:value-type="string">
            <text:p>りえ</text:p>
          </table:table-cell>
          <table:table-cell office:value-type="string" calcext:value-type="string">
            <text:p>[あなた?]…</text:p>
          </table:table-cell>
          <table:table-cell office:value-type="string" calcext:value-type="string">
            <text:p>You...</text:p>
          </table:table-cell>
          <table:table-cell office:value-type="string" calcext:value-type="string">
            <text:p>CHECK, this seems off to me and i'd really like to believe it's actually a past tense verb, but i can't find anything that would make sense</text:p>
          </table:table-cell>
          <table:table-cell table:formula="of:=IF([.E2195]=&quot;&quot;; &quot;untranscribed&quot;; IF([.F2195]=&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02.DAT-ss0-2</text:p>
          </table:table-cell>
          <table:table-cell office:value-type="string" calcext:value-type="string">
            <text:p>#P("soundLen", "1.98157")</text:p>
          </table:table-cell>
          <table:table-cell table:style-name="ce1" office:value-type="string" calcext:value-type="string">
            <text:p>弓美</text:p>
          </table:table-cell>
          <table:table-cell office:value-type="string" calcext:value-type="string">
            <text:p>教えて、穴はどこに開いてる？</text:p>
          </table:table-cell>
          <table:table-cell office:value-type="string" calcext:value-type="string">
            <text:p>Tell me, where are there holes open?</text:p>
          </table:table-cell>
          <table:table-cell/>
          <table:table-cell table:formula="of:=IF([.E2196]=&quot;&quot;; &quot;untranscribed&quot;; IF([.F219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03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03A.DAT-ss0-0</text:p>
          </table:table-cell>
          <table:table-cell office:value-type="string" calcext:value-type="string">
            <text:p>#P("soundLen", "2.82677")</text:p>
          </table:table-cell>
          <table:table-cell office:value-type="string" calcext:value-type="string">
            <text:p>真一</text:p>
          </table:table-cell>
          <table:table-cell office:value-type="string" calcext:value-type="string">
            <text:p>ああ、なるほど！うまいぞ、吉沢！</text:p>
          </table:table-cell>
          <table:table-cell office:value-type="string" calcext:value-type="string">
            <text:p>#off()</text:p>
            <text:p>#w(0.631)</text:p>
            <text:p>I get it! Great thinking, Yoshizawa!</text:p>
          </table:table-cell>
          <table:table-cell/>
          <table:table-cell table:formula="of:=IF([.E2198]=&quot;&quot;; &quot;untranscribed&quot;; IF([.F219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03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03B.DAT-ss0-0</text:p>
          </table:table-cell>
          <table:table-cell office:value-type="string" calcext:value-type="string">
            <text:p>#P("soundLen", "3.94656")</text:p>
          </table:table-cell>
          <table:table-cell office:value-type="string" calcext:value-type="string">
            <text:p>桜子</text:p>
          </table:table-cell>
          <table:table-cell office:value-type="string" calcext:value-type="string">
            <text:p>校庭の穴って、[きっとあれよ?]</text:p>
            <text:p>[表で?]雪を降らしてるやつ</text:p>
          </table:table-cell>
          <table:table-cell office:value-type="string" calcext:value-type="string">
            <text:p>That hole in the schoolyard―surely it's theirs?</text:p>
            <text:p/>
            <text:p>#w(2.484)</text:p>
            <text:p>Those things outside that are dropping the snow.</text:p>
          </table:table-cell>
          <table:table-cell office:value-type="string" calcext:value-type="string">
            <text:p>CHECK</text:p>
          </table:table-cell>
          <table:table-cell table:formula="of:=IF([.E2200]=&quot;&quot;; &quot;untranscribed&quot;; IF([.F2200]=&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903B.DAT-ss0-1</text:p>
          </table:table-cell>
          <table:table-cell office:value-type="string" calcext:value-type="string">
            <text:p>#P("soundLen", "4.78383")</text:p>
            <text:p><text:span text:style-name="T1">#P("noAutoOff", "1")</text:span></text:p>
          </table:table-cell>
          <table:table-cell table:style-name="ce1" office:value-type="string" calcext:value-type="string">
            <text:p>弓美</text:p>
          </table:table-cell>
          <table:table-cell office:value-type="string" calcext:value-type="string">
            <text:p>でも小さい穴って、小さい穴からあの大きいのが出てきたの？</text:p>
          </table:table-cell>
          <table:table-cell office:value-type="string" calcext:value-type="string">
            <text:p>But it's a small hole...</text:p>
            <text:p/>
            <text:p>#w(2.422)</text:p>
            <text:p>Would those big things have come out of a small hole?</text:p>
          </table:table-cell>
          <table:table-cell/>
          <table:table-cell table:formula="of:=IF([.E2201]=&quot;&quot;; &quot;untranscribed&quot;; IF([.F2201]=&quot;&quot;; &quot;UNTRANSLATED&quot;; &quot;&quot;))">
            <text:p/>
          </table:table-cell>
          <table:table-cell table:number-columns-repeated="1016"/>
        </table:table-row>
        <table:table-row table:style-name="ro11">
          <table:table-cell office:value-type="string" calcext:value-type="string">
            <text:p>string</text:p>
          </table:table-cell>
          <table:table-cell office:value-type="string" calcext:value-type="string">
            <text:p>C903B.DAT-ss0-2</text:p>
          </table:table-cell>
          <table:table-cell office:value-type="string" calcext:value-type="string">
            <text:p>#P("soundLen", "5.47914")</text:p>
          </table:table-cell>
          <table:table-cell/>
          <table:table-cell office:value-type="string" calcext:value-type="string">
            <text:p>桜子：そう…</text:p>
            <text:p>りえ：屋根の上の穴は、多分穴開けネズミ達の穴よ</text:p>
          </table:table-cell>
          <table:table-cell office:value-type="string" calcext:value-type="string">
            <text:p>Hmm, yeah...</text:p>
            <text:p/>
            <text:p>#w(1.949)</text:p>
            <text:p>The hole on the roof may be the Holemaker Mice's hole.</text:p>
          </table:table-cell>
          <table:table-cell/>
          <table:table-cell table:formula="of:=IF([.E2202]=&quot;&quot;; &quot;untranscribed&quot;; IF([.F2202]=&quot;&quot;; &quot;UNTRANSLATED&quot;; &quot;&quot;))">
            <text:p/>
          </table:table-cell>
          <table:table-cell table:number-columns-repeated="1016"/>
        </table:table-row>
        <table:table-row table:style-name="ro1">
          <table:table-cell table:number-columns-repeated="4"/>
          <table:table-cell office:value-type="string" calcext:value-type="string">
            <text:p>//==================================</text:p>
            <text:p>// File: C904.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04.DAT-ss0-0</text:p>
          </table:table-cell>
          <table:table-cell office:value-type="string" calcext:value-type="string">
            <text:p>#P("soundLen", "7.111")</text:p>
          </table:table-cell>
          <table:table-cell table:style-name="ce1" office:value-type="string" calcext:value-type="string">
            <text:p>りえ</text:p>
          </table:table-cell>
          <table:table-cell office:value-type="string" calcext:value-type="string">
            <text:p>穴は開いてる[わ?]、たくさん</text:p>
            <text:p>ここでもうじき、とってもとってもとっても大きい穴が開くわ</text:p>
          </table:table-cell>
          <table:table-cell office:value-type="string" calcext:value-type="string">
            <text:p>There are holes open...many.</text:p>
            <text:p/>
            <text:p>#w(3.136)</text:p>
            <text:p>Soon, a very, very, VERY big hole will open here.</text:p>
          </table:table-cell>
          <table:table-cell/>
          <table:table-cell table:formula="of:=IF([.E2204]=&quot;&quot;; &quot;untranscribed&quot;; IF([.F220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04.DAT-ss0-1</text:p>
          </table:table-cell>
          <table:table-cell office:value-type="string" calcext:value-type="string">
            <text:p>#P("soundLen", "3.72996")</text:p>
          </table:table-cell>
          <table:table-cell table:style-name="ce1" office:value-type="string" calcext:value-type="string">
            <text:p>弓美</text:p>
          </table:table-cell>
          <table:table-cell office:value-type="string" calcext:value-type="string">
            <text:p>えっと、それは分かってるから、[他に?]穴は？</text:p>
          </table:table-cell>
          <table:table-cell office:value-type="string" calcext:value-type="string">
            <text:p>Er, I know that, so...are there other holes?</text:p>
          </table:table-cell>
          <table:table-cell/>
          <table:table-cell table:formula="of:=IF([.E2205]=&quot;&quot;; &quot;untranscribed&quot;; IF([.F2205]=&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904.DAT-ss0-2</text:p>
          </table:table-cell>
          <table:table-cell office:value-type="string" calcext:value-type="string">
            <text:p>#P("soundLen", "10.347")</text:p>
          </table:table-cell>
          <table:table-cell table:style-name="ce1" office:value-type="string" calcext:value-type="string">
            <text:p>りえ</text:p>
          </table:table-cell>
          <table:table-cell office:value-type="string" calcext:value-type="string">
            <text:p>んん…校庭に小さな穴が開いてるわ</text:p>
            <text:p>それっと、体育館の屋根の上に、小さな穴</text:p>
            <text:p>２階の用具準備室にも、一つ開いてる</text:p>
          </table:table-cell>
          <table:table-cell office:value-type="string" calcext:value-type="string">
            <text:p>#off()</text:p>
            <text:p>#w(1.198)</text:p>
            <text:p>There's a small hole in the schoolyard.</text:p>
            <text:p/>
            <text:p>#w(4.095)</text:p>
            <text:p>There's also a small hole on the roof of the gym.</text:p>
            <text:p/>
            <text:p>#w(7.744)</text:p>
            <text:p>One is open in the equipment preparation room on the second floor.</text:p>
          </table:table-cell>
          <table:table-cell/>
          <table:table-cell table:formula="of:=IF([.E2206]=&quot;&quot;; &quot;untranscribed&quot;; IF([.F220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05A.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905A.DAT-ss0-0</text:p>
          </table:table-cell>
          <table:table-cell office:value-type="string" calcext:value-type="string">
            <text:p>#P("soundLen", "6.58382")</text:p>
          </table:table-cell>
          <table:table-cell table:style-name="ce1" office:value-type="string" calcext:value-type="string">
            <text:p>弓美</text:p>
          </table:table-cell>
          <table:table-cell office:value-type="string" calcext:value-type="string">
            <text:p>だあああああああ！</text:p>
            <text:p>せっかく変身しても、穴を塞いだら元に戻っちゃうんだから、意味ないー！</text:p>
          </table:table-cell>
          <table:table-cell office:value-type="string" calcext:value-type="string">
            <text:p>//Gaaaah!</text:p>
            <text:p>#off()</text:p>
            <text:p>#w(0.996)</text:p>
            <text:p>Even if I manage to transform, I'll just go back to normal once I seal the hole, so it's pointless!</text:p>
          </table:table-cell>
          <table:table-cell/>
          <table:table-cell table:formula="of:=IF([.E2208]=&quot;&quot;; &quot;untranscribed&quot;; IF([.F22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05B.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05B.DAT-ss0-0</text:p>
          </table:table-cell>
          <table:table-cell office:value-type="string" calcext:value-type="string">
            <text:p>#P("soundLen", "2.00897")</text:p>
          </table:table-cell>
          <table:table-cell table:style-name="ce1" office:value-type="string" calcext:value-type="string">
            <text:p>弓美</text:p>
          </table:table-cell>
          <table:table-cell office:value-type="string" calcext:value-type="string">
            <text:p>ああ、どうしよう…</text:p>
          </table:table-cell>
          <table:table-cell office:value-type="string" calcext:value-type="string">
            <text:p>#off()</text:p>
            <text:p>#w(0.645)</text:p>
            <text:p>What should I do...!?</text:p>
          </table:table-cell>
          <table:table-cell/>
          <table:table-cell table:formula="of:=IF([.E2210]=&quot;&quot;; &quot;untranscribed&quot;; IF([.F221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05B.DAT-ss0-1</text:p>
          </table:table-cell>
          <table:table-cell table:formula="of:=T([.C1877])" office:value-type="string" office:string-value="#P(&quot;soundLen&quot;, &quot;1.24301&quot;)" calcext:value-type="string">
            <text:p>#P("soundLen", "1.24301")</text:p>
          </table:table-cell>
          <table:table-cell table:number-columns-repeated="1021"/>
        </table:table-row>
        <table:table-row table:style-name="ro1">
          <table:table-cell table:number-columns-repeated="4"/>
          <table:table-cell office:value-type="string" calcext:value-type="string">
            <text:p>//==================================</text:p>
            <text:p>// File: C907.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07.DAT-ss0-0</text:p>
          </table:table-cell>
          <table:table-cell office:value-type="string" calcext:value-type="string">
            <text:p>#P("soundLen", "1.72222")</text:p>
          </table:table-cell>
          <table:table-cell table:style-name="ce1" office:value-type="string" calcext:value-type="string">
            <text:p>弓美</text:p>
          </table:table-cell>
          <table:table-cell office:value-type="string" calcext:value-type="string">
            <text:p>何？何の音？</text:p>
          </table:table-cell>
          <table:table-cell office:value-type="string" calcext:value-type="string">
            <text:p>What? What's that sound?</text:p>
          </table:table-cell>
          <table:table-cell/>
          <table:table-cell table:formula="of:=IF([.E2213]=&quot;&quot;; &quot;untranscribed&quot;; IF([.F2213]=&quot;&quot;; &quot;UNTRANSLATED&quot;; &quot;&quot;))">
            <text:p/>
          </table:table-cell>
          <table:table-cell table:number-columns-repeated="1016"/>
        </table:table-row>
        <table:table-row table:style-name="ro1">
          <table:table-cell table:number-columns-repeated="4"/>
          <table:table-cell office:value-type="string" calcext:value-type="string">
            <text:p>//==================================</text:p>
            <text:p>// File: C90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08.DAT-ss0-0</text:p>
          </table:table-cell>
          <table:table-cell table:formula="of:=T([.C1928])" office:value-type="string" office:string-value="#P(&quot;soundLen&quot;, &quot;0.314516&quot;)" calcext:value-type="string">
            <text:p>#P("soundLen", "0.314516")</text:p>
          </table:table-cell>
          <table:table-cell table:number-columns-repeated="1021"/>
        </table:table-row>
        <table:table-row table:style-name="ro7">
          <table:table-cell office:value-type="string" calcext:value-type="string">
            <text:p>string</text:p>
          </table:table-cell>
          <table:table-cell office:value-type="string" calcext:value-type="string">
            <text:p>C908.DAT-ss0-1</text:p>
          </table:table-cell>
          <table:table-cell table:formula="of:=T([.C1575])" office:value-type="string" office:string-value="#P(&quot;soundLen&quot;, &quot;0.78162&quot;)" calcext:value-type="string">
            <text:p>#P("soundLen", "0.78162")</text:p>
          </table:table-cell>
          <table:table-cell table:style-name="ce1" office:value-type="string" calcext:value-type="string">
            <text:p>弓美</text:p>
          </table:table-cell>
          <table:table-cell office:value-type="string" calcext:value-type="string">
            <text:p>ふん？</text:p>
          </table:table-cell>
          <table:table-cell table:number-columns-repeated="2"/>
          <table:table-cell table:formula="of:=IF([.E2216]=&quot;&quot;; &quot;untranscribed&quot;; IF([.F221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09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909A.DAT-ss0-0</text:p>
          </table:table-cell>
          <table:table-cell office:value-type="string" calcext:value-type="string">
            <text:p>#P("soundLen", "3.91738")</text:p>
            <text:p><text:span text:style-name="T1">#P("noAutoOff", "1")</text:span></text:p>
          </table:table-cell>
          <table:table-cell table:style-name="ce1" office:value-type="string" calcext:value-type="string">
            <text:p>弓美</text:p>
          </table:table-cell>
          <table:table-cell office:value-type="string" calcext:value-type="string">
            <text:p>屋根の上…屋根の上…んんっと…</text:p>
          </table:table-cell>
          <table:table-cell office:value-type="string" calcext:value-type="string">
            <text:p>On the roof...on the roof...Hmm...</text:p>
          </table:table-cell>
          <table:table-cell/>
          <table:table-cell table:formula="of:=IF([.E2218]=&quot;&quot;; &quot;untranscribed&quot;; IF([.F2218]=&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09A.DAT-ss0-1</text:p>
          </table:table-cell>
          <table:table-cell office:value-type="string" calcext:value-type="string">
            <text:p>#P("soundLen", "0.99484")</text:p>
          </table:table-cell>
          <table:table-cell table:style-name="ce1" office:value-type="string" calcext:value-type="string">
            <text:p>弓美</text:p>
          </table:table-cell>
          <table:table-cell office:value-type="string" calcext:value-type="string">
            <text:p>屋根の上？</text:p>
          </table:table-cell>
          <table:table-cell office:value-type="string" calcext:value-type="string">
            <text:p>On the roof?</text:p>
          </table:table-cell>
          <table:table-cell/>
          <table:table-cell table:formula="of:=IF([.E2219]=&quot;&quot;; &quot;untranscribed&quot;; IF([.F2219]=&quot;&quot;; &quot;UNTRANSLATED&quot;; &quot;&quot;))">
            <text:p/>
          </table:table-cell>
          <table:table-cell table:number-columns-repeated="1016"/>
        </table:table-row>
        <table:table-row table:style-name="ro1">
          <table:table-cell table:number-columns-repeated="4"/>
          <table:table-cell office:value-type="string" calcext:value-type="string">
            <text:p>//==================================</text:p>
            <text:p>// File: C909B.DAT</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C909B.DAT-ss0-0</text:p>
          </table:table-cell>
          <table:table-cell office:value-type="string" calcext:value-type="string">
            <text:p>#P("soundLen", "8.77904")</text:p>
          </table:table-cell>
          <table:table-cell table:style-name="ce1" office:value-type="string" calcext:value-type="string">
            <text:p>弓美</text:p>
          </table:table-cell>
          <table:table-cell office:value-type="string" calcext:value-type="string">
            <text:p>ああ、玄関雪で埋もれてたんだっけ</text:p>
            <text:p>どうしよう？</text:p>
            <text:p>…ん？そっか！</text:p>
            <text:p>２階の窓から出ればいいよね</text:p>
          </table:table-cell>
          <table:table-cell office:value-type="string" calcext:value-type="string">
            <text:p>#off()</text:p>
            <text:p>#w(0.869)</text:p>
            <text:p>Right, the entrance was covered in snow!</text:p>
            <text:p/>
            <text:p>#w(3.327)</text:p>
            <text:p>What should I do?</text:p>
            <text:p>//#woff(5.314)</text:p>
            <text:p><text:span text:style-name="T1">#woff(4.750)</text:span></text:p>
            <text:p/>
            <text:p>#w(6.247)</text:p>
            <text:p>That's it! I can just go out through a second-story window!</text:p>
          </table:table-cell>
          <table:table-cell/>
          <table:table-cell table:formula="of:=IF([.E2221]=&quot;&quot;; &quot;untranscribed&quot;; IF([.F2221]=&quot;&quot;; &quot;UNTRANSLATED&quot;; &quot;&quot;))">
            <text:p/>
          </table:table-cell>
          <table:table-cell table:number-columns-repeated="1016"/>
        </table:table-row>
        <table:table-row table:style-name="ro1">
          <table:table-cell table:number-columns-repeated="4"/>
          <table:table-cell office:value-type="string" calcext:value-type="string">
            <text:p>//==================================</text:p>
            <text:p>// File: C910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10A.DAT-ss0-0</text:p>
          </table:table-cell>
          <table:table-cell table:formula="of:=T([.C1801])" office:value-type="string" office:string-value="#P(&quot;soundLen&quot;, &quot;0.511088&quot;)" calcext:value-type="string">
            <text:p>#P("soundLen", "0.511088")</text:p>
          </table:table-cell>
          <table:table-cell table:style-name="ce1" office:value-type="string" calcext:value-type="string">
            <text:p>弓美</text:p>
          </table:table-cell>
          <table:table-cell office:value-type="string" calcext:value-type="string">
            <text:p>ああ…</text:p>
          </table:table-cell>
          <table:table-cell table:number-columns-repeated="2"/>
          <table:table-cell table:formula="of:=IF([.E2223]=&quot;&quot;; &quot;untranscribed&quot;; IF([.F2223]=&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10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10B.DAT-ss0-0</text:p>
          </table:table-cell>
          <table:table-cell office:value-type="string" calcext:value-type="string">
            <text:p>#P("soundLen", "0.710977")</text:p>
          </table:table-cell>
          <table:table-cell table:style-name="ce1" office:value-type="string" calcext:value-type="string">
            <text:p>弓美</text:p>
          </table:table-cell>
          <table:table-cell office:value-type="string" calcext:value-type="string">
            <text:p>ああ！</text:p>
          </table:table-cell>
          <table:table-cell table:number-columns-repeated="2"/>
          <table:table-cell table:formula="of:=IF([.E2225]=&quot;&quot;; &quot;untranscribed&quot;; IF([.F222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11A.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911A.DAT-ss0-0</text:p>
          </table:table-cell>
          <table:table-cell office:value-type="string" calcext:value-type="string">
            <text:p>#P("soundLen", "5.76012")</text:p>
            <text:p><text:span text:style-name="T1">#P("noAutoOff", "1")</text:span></text:p>
          </table:table-cell>
          <table:table-cell/>
          <table:table-cell office:value-type="string" calcext:value-type="string">
            <text:p>桜子：近場で変身するのが合理的ね</text:p>
            <text:p>部長：早く助けに来てくれ！</text:p>
            <text:p>真一：がんばれ、吉沢！</text:p>
          </table:table-cell>
          <table:table-cell office:value-type="string" calcext:value-type="string">
            <text:p>Transforming nearby is logical, right?</text:p>
            <text:p/>
            <text:p>#w(2.735)</text:p>
            <text:p>Hurry up and come save us!</text:p>
            <text:p/>
            <text:p>#w(4.731)</text:p>
            <text:p>You can do it, Yoshizawa!</text:p>
          </table:table-cell>
          <table:table-cell/>
          <table:table-cell table:formula="of:=IF([.E2227]=&quot;&quot;; &quot;untranscribed&quot;; IF([.F222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11A.DAT-ss0-1</text:p>
          </table:table-cell>
          <table:table-cell office:value-type="string" calcext:value-type="string">
            <text:p>#P("soundLen", "4.51821")</text:p>
          </table:table-cell>
          <table:table-cell office:value-type="string" calcext:value-type="string">
            <text:p>りえ</text:p>
          </table:table-cell>
          <table:table-cell office:value-type="string" calcext:value-type="string">
            <text:p>あら？えっと…私…</text:p>
          </table:table-cell>
          <table:table-cell office:value-type="string" calcext:value-type="string">
            <text:p>Huh? Umm...I...</text:p>
          </table:table-cell>
          <table:table-cell/>
          <table:table-cell table:formula="of:=IF([.E2228]=&quot;&quot;; &quot;untranscribed&quot;; IF([.F222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11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911B.DAT-ss0-0</text:p>
          </table:table-cell>
          <table:table-cell office:value-type="string" calcext:value-type="string">
            <text:p>#P("soundLen", "5.98796")</text:p>
            <text:p><text:span text:style-name="T1">#P("noAutoOff", "1")</text:span></text:p>
          </table:table-cell>
          <table:table-cell table:style-name="ce1" office:value-type="string" calcext:value-type="string">
            <text:p>弓美</text:p>
          </table:table-cell>
          <table:table-cell office:value-type="string" calcext:value-type="string">
            <text:p>とにかく、屋根の上に行ってみるわ</text:p>
            <text:p>穴開けネズミの穴があるなら、やっぱりそれを塞がなくちゃ！</text:p>
          </table:table-cell>
          <table:table-cell office:value-type="string" calcext:value-type="string">
            <text:p>Okay, I'll head for the roof.</text:p>
            <text:p/>
            <text:p>#w(2.408)</text:p>
            <text:p>If the Holemaker Mice's hole is there, then obviously I need to seal it up!</text:p>
          </table:table-cell>
          <table:table-cell/>
          <table:table-cell table:formula="of:=IF([.E2230]=&quot;&quot;; &quot;untranscribed&quot;; IF([.F2230]=&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911B.DAT-ss0-1</text:p>
          </table:table-cell>
          <table:table-cell office:value-type="string" calcext:value-type="string">
            <text:p>#P("soundLen", "10.0001")</text:p>
          </table:table-cell>
          <table:table-cell/>
          <table:table-cell office:value-type="string" calcext:value-type="string">
            <text:p>真一：屋根の上[で?]なんて、大丈夫か？</text:p>
            <text:p>桜子：がんばってね、弓美！</text:p>
            <text:p>部長：早く助けに来てくれ！</text:p>
            <text:p>りえ：あら？えっと…私…</text:p>
          </table:table-cell>
          <table:table-cell office:value-type="string" calcext:value-type="string">
            <text:p>Will you be okay up on the roof?</text:p>
            <text:p/>
            <text:p>#w(2.147)</text:p>
            <text:p>Go for it, Yumimi!</text:p>
            <text:p/>
            <text:p>#w(3.853)</text:p>
            <text:p>Hurry up and come save us!</text:p>
            <text:p/>
            <text:p>#w(6.011)</text:p>
            <text:p>Huh? Umm...I...</text:p>
          </table:table-cell>
          <table:table-cell office:value-type="string" calcext:value-type="string">
            <text:p>NOTE: partial dupe of C911A</text:p>
          </table:table-cell>
          <table:table-cell table:formula="of:=IF([.E2231]=&quot;&quot;; &quot;untranscribed&quot;; IF([.F22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911C.DAT</text:p>
            <text:p>//==================================</text:p>
          </table:table-cell>
          <table:table-cell table:number-columns-repeated="1019"/>
        </table:table-row>
        <table:table-row table:style-name="ro10">
          <table:table-cell office:value-type="string" calcext:value-type="string">
            <text:p>string</text:p>
          </table:table-cell>
          <table:table-cell office:value-type="string" calcext:value-type="string">
            <text:p>C911C.DAT-ss0-0</text:p>
          </table:table-cell>
          <table:table-cell office:value-type="string" calcext:value-type="string">
            <text:p>#P("soundLen", "12.9794")</text:p>
          </table:table-cell>
          <table:table-cell/>
          <table:table-cell office:value-type="string" calcext:value-type="string">
            <text:p>弓美：ふん…それじゃ、校庭の穴の所に行こう[っと?]</text:p>
            <text:p>桜子：がんばってね、弓美！</text:p>
            <text:p>部長：早く助けに来てくれ！</text:p>
            <text:p><text:span text:style-name="T1">真一：がんばれ、吉沢！</text:span></text:p>
            <text:p>りえ：あら？えっと…私…</text:p>
          </table:table-cell>
          <table:table-cell office:value-type="string" calcext:value-type="string">
            <text:p>#off()</text:p>
            <text:p>#w(1.052)</text:p>
            <text:p>Okay then, I'll go for the hole in the schoolyard.</text:p>
            <text:p/>
            <text:p>#w(3.648)</text:p>
            <text:p>Go for it, Yumimi!</text:p>
            <text:p/>
            <text:p>#w(5.574)</text:p>
            <text:p><text:span text:style-name="T1">Hurry up and come save us!</text:span></text:p>
            <text:p/>
            <text:p><text:span text:style-name="T1">#w(7.323)</text:span></text:p>
            <text:p><text:span text:style-name="T1">You can do it, Yoshizawa!</text:span></text:p>
            <text:p/>
            <text:p><text:span text:style-name="T1">#w(8.840)</text:span></text:p>
            <text:p><text:span text:style-name="T1">Huh? Umm...I...</text:span></text:p>
          </table:table-cell>
          <table:table-cell office:value-type="string" calcext:value-type="string">
            <text:p>NOTE: partial dupe of C911A</text:p>
          </table:table-cell>
          <table:table-cell table:formula="of:=IF([.E2233]=&quot;&quot;; &quot;untranscribed&quot;; IF([.F2233]=&quot;&quot;; &quot;UNTRANSLATED&quot;; &quot;&quot;))">
            <text:p/>
          </table:table-cell>
          <table:table-cell table:number-columns-repeated="1016"/>
        </table:table-row>
        <table:table-row table:style-name="ro1">
          <table:table-cell table:number-columns-repeated="4"/>
          <table:table-cell office:value-type="string" calcext:value-type="string">
            <text:p>//==================================</text:p>
            <text:p>// File: C912.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12.DAT-ss0-0</text:p>
          </table:table-cell>
          <table:table-cell office:value-type="string" calcext:value-type="string">
            <text:p>#P("soundLen", "4.63739")</text:p>
          </table:table-cell>
          <table:table-cell table:style-name="ce1" office:value-type="string" calcext:value-type="string">
            <text:p>弓美</text:p>
          </table:table-cell>
          <table:table-cell office:value-type="string" calcext:value-type="string">
            <text:p>雪が積もってなかったら、こんな所怖くて登れないわね</text:p>
          </table:table-cell>
          <table:table-cell office:value-type="string" calcext:value-type="string">
            <text:p>If the snow wasn't piled up, this would be too scary for me to climb.</text:p>
          </table:table-cell>
          <table:table-cell/>
          <table:table-cell table:formula="of:=IF([.E2235]=&quot;&quot;; &quot;untranscribed&quot;; IF([.F2235]=&quot;&quot;; &quot;UNTRANSLATED&quot;; &quot;&quot;))">
            <text:p/>
          </table:table-cell>
          <table:table-cell table:number-columns-repeated="1016"/>
        </table:table-row>
        <table:table-row table:style-name="ro1">
          <table:table-cell table:number-columns-repeated="4"/>
          <table:table-cell office:value-type="string" calcext:value-type="string">
            <text:p>//==================================</text:p>
            <text:p>// File: C913.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13.DAT-ss0-0</text:p>
          </table:table-cell>
          <table:table-cell office:value-type="string" calcext:value-type="string">
            <text:p>#P("soundLen", "1.4332")</text:p>
          </table:table-cell>
          <table:table-cell table:style-name="ce1" office:value-type="string" calcext:value-type="string">
            <text:p>弓美</text:p>
          </table:table-cell>
          <table:table-cell office:value-type="string" calcext:value-type="string">
            <text:p>[よっしゃった?]</text:p>
          </table:table-cell>
          <table:table-cell office:value-type="string" calcext:value-type="string">
            <text:p>Upsie-daisy...</text:p>
          </table:table-cell>
          <table:table-cell office:value-type="string" calcext:value-type="string">
            <text:p>CHECK</text:p>
          </table:table-cell>
          <table:table-cell table:formula="of:=IF([.E2237]=&quot;&quot;; &quot;untranscribed&quot;; IF([.F2237]=&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13.DAT-ss0-1</text:p>
          </table:table-cell>
          <table:table-cell office:value-type="string" calcext:value-type="string">
            <text:p>#P("soundLen", "0.787395")</text:p>
          </table:table-cell>
          <table:table-cell table:style-name="ce1" office:value-type="string" calcext:value-type="string">
            <text:p>弓美</text:p>
          </table:table-cell>
          <table:table-cell office:value-type="string" calcext:value-type="string">
            <text:p>んんんん…！</text:p>
          </table:table-cell>
          <table:table-cell table:number-columns-repeated="2"/>
          <table:table-cell table:formula="of:=IF([.E2238]=&quot;&quot;; &quot;untranscribed&quot;; IF([.F2238]=&quot;&quot;; &quot;UNTRANSLATED&quot;; &quot;&quot;))" office:value-type="string" office:string-value="UNTRANSLATED" calcext:value-type="string">
            <text:p>UNTRANSLATED</text:p>
          </table:table-cell>
          <table:table-cell table:number-columns-repeated="1016"/>
        </table:table-row>
        <table:table-row table:style-name="ro1">
          <table:table-cell office:value-type="string" calcext:value-type="string">
            <text:p>string</text:p>
          </table:table-cell>
          <table:table-cell office:value-type="string" calcext:value-type="string">
            <text:p>C913.DAT-ss0-2</text:p>
          </table:table-cell>
          <table:table-cell office:value-type="string" calcext:value-type="string">
            <text:p>#P("soundLen", "4.43234")</text:p>
          </table:table-cell>
          <table:table-cell table:style-name="ce1" office:value-type="string" calcext:value-type="string">
            <text:p>弓美</text:p>
          </table:table-cell>
          <table:table-cell office:value-type="string" calcext:value-type="string">
            <text:p>うえ〜ん！</text:p>
            <text:p>この雪でどう[しよう?]っていうのよ！</text:p>
          </table:table-cell>
          <table:table-cell office:value-type="string" calcext:value-type="string">
            <text:p>#off()</text:p>
            <text:p>#w(1.708)</text:p>
            <text:p>What am I supposed to do about all of this snow!?</text:p>
          </table:table-cell>
          <table:table-cell office:value-type="string" calcext:value-type="string">
            <text:p>CHECK</text:p>
          </table:table-cell>
          <table:table-cell table:formula="of:=IF([.E2239]=&quot;&quot;; &quot;untranscribed&quot;; IF([.F2239]=&quot;&quot;; &quot;UNTRANSLATED&quot;; &quot;&quot;))">
            <text:p/>
          </table:table-cell>
          <table:table-cell table:number-columns-repeated="1016"/>
        </table:table-row>
        <table:table-row table:style-name="ro1">
          <table:table-cell table:number-columns-repeated="4"/>
          <table:table-cell office:value-type="string" calcext:value-type="string">
            <text:p>//==================================</text:p>
            <text:p>// File: C91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14.DAT-ss0-0</text:p>
          </table:table-cell>
          <table:table-cell table:formula="of:=T([.C1877])" office:value-type="string" office:string-value="#P(&quot;soundLen&quot;, &quot;1.24301&quot;)" calcext:value-type="string">
            <text:p>#P("soundLen", "1.24301")</text:p>
          </table:table-cell>
          <table:table-cell table:number-columns-repeated="1021"/>
        </table:table-row>
        <table:table-row table:style-name="ro1">
          <table:table-cell table:number-columns-repeated="4"/>
          <table:table-cell office:value-type="string" calcext:value-type="string">
            <text:p>//==================================</text:p>
            <text:p>// File: C915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15A.DAT-ss0-0</text:p>
          </table:table-cell>
          <table:table-cell office:value-type="string" calcext:value-type="string">
            <text:p>#P("soundLen", "2.00055")</text:p>
          </table:table-cell>
          <table:table-cell table:style-name="ce3" table:formula="of:=T([.D2213])" office:value-type="string" office:string-value="弓美" calcext:value-type="string">
            <text:p>弓美</text:p>
          </table:table-cell>
          <table:table-cell table:formula="of:=T([.E2213])" office:value-type="string" office:string-value="何？何の音？" calcext:value-type="string">
            <text:p>何？何の音？</text:p>
          </table:table-cell>
          <table:table-cell table:formula="of:=T([.F2213])" office:value-type="string" office:string-value="What? What's that sound?" calcext:value-type="string">
            <text:p>What? What's that sound?</text:p>
          </table:table-cell>
          <table:table-cell/>
          <table:table-cell table:formula="of:=IF([.E2243]=&quot;&quot;; &quot;untranscribed&quot;; IF([.F2243]=&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15A.DAT-ss0-1</text:p>
          </table:table-cell>
          <table:table-cell table:formula="of:=T([.C1877])" office:value-type="string" office:string-value="#P(&quot;soundLen&quot;, &quot;1.24301&quot;)" calcext:value-type="string">
            <text:p>#P("soundLen", "1.24301")</text:p>
          </table:table-cell>
          <table:table-cell table:number-columns-repeated="1021"/>
        </table:table-row>
        <table:table-row table:style-name="ro7">
          <table:table-cell office:value-type="string" calcext:value-type="string">
            <text:p>string</text:p>
          </table:table-cell>
          <table:table-cell office:value-type="string" calcext:value-type="string">
            <text:p>C915A.DAT-ss0-2</text:p>
          </table:table-cell>
          <table:table-cell office:value-type="string" calcext:value-type="string">
            <text:p>#P("soundLen", "0.850175")</text:p>
          </table:table-cell>
          <table:table-cell table:style-name="ce1" office:value-type="string" calcext:value-type="string">
            <text:p>弓美</text:p>
          </table:table-cell>
          <table:table-cell office:value-type="string" calcext:value-type="string">
            <text:p>きゃ！あ！</text:p>
          </table:table-cell>
          <table:table-cell table:number-columns-repeated="2"/>
          <table:table-cell table:formula="of:=IF([.E2245]=&quot;&quot;; &quot;untranscribed&quot;; IF([.F2245]=&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15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15B.DAT-ss0-0</text:p>
          </table:table-cell>
          <table:table-cell office:value-type="string" calcext:value-type="string">
            <text:p>#P("soundLen", "0.903004")</text:p>
          </table:table-cell>
          <table:table-cell table:style-name="ce1" office:value-type="string" calcext:value-type="string">
            <text:p>弓美</text:p>
          </table:table-cell>
          <table:table-cell office:value-type="string" calcext:value-type="string">
            <text:p>ああああ！</text:p>
          </table:table-cell>
          <table:table-cell table:number-columns-repeated="2"/>
          <table:table-cell table:formula="of:=IF([.E2247]=&quot;&quot;; &quot;untranscribed&quot;; IF([.F224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15C.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15C.DAT-ss0-0</text:p>
          </table:table-cell>
          <table:table-cell office:value-type="string" calcext:value-type="string">
            <text:p>#P("soundLen", "2.93851")</text:p>
          </table:table-cell>
          <table:table-cell table:style-name="ce1" office:value-type="string" calcext:value-type="string">
            <text:p>弓美</text:p>
          </table:table-cell>
          <table:table-cell office:value-type="string" calcext:value-type="string">
            <text:p>だあああああ！</text:p>
            <text:p>何よ、あれ！</text:p>
          </table:table-cell>
          <table:table-cell office:value-type="string" calcext:value-type="string">
            <text:p>//GAAAAAH!</text:p>
            <text:p>#off()</text:p>
            <text:p>#w(1.549)</text:p>
            <text:p>What's THAT!?</text:p>
          </table:table-cell>
          <table:table-cell/>
          <table:table-cell table:formula="of:=IF([.E2249]=&quot;&quot;; &quot;untranscribed&quot;; IF([.F2249]=&quot;&quot;; &quot;UNTRANSLATED&quot;; &quot;&quot;))">
            <text:p/>
          </table:table-cell>
          <table:table-cell table:number-columns-repeated="1016"/>
        </table:table-row>
        <table:table-row table:style-name="ro1">
          <table:table-cell table:number-columns-repeated="4"/>
          <table:table-cell office:value-type="string" calcext:value-type="string">
            <text:p>//==================================</text:p>
            <text:p>// File: C915D.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15D.DAT-ss0-0</text:p>
          </table:table-cell>
          <table:table-cell office:value-type="string" calcext:value-type="string">
            <text:p>#P("soundLen", "1.61533")</text:p>
          </table:table-cell>
          <table:table-cell table:style-name="ce1" office:value-type="string" calcext:value-type="string">
            <text:p>弓美</text:p>
          </table:table-cell>
          <table:table-cell office:value-type="string" calcext:value-type="string">
            <text:p>[うわ…へぇ…?]</text:p>
          </table:table-cell>
          <table:table-cell table:number-columns-repeated="2"/>
          <table:table-cell table:formula="of:=IF([.E2251]=&quot;&quot;; &quot;untranscribed&quot;; IF([.F225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15E.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15E.DAT-ss0-0</text:p>
          </table:table-cell>
          <table:table-cell office:value-type="string" calcext:value-type="string">
            <text:p>#P("soundLen", "2.9081")</text:p>
          </table:table-cell>
          <table:table-cell table:style-name="ce1" office:value-type="string" calcext:value-type="string">
            <text:p>弓美</text:p>
          </table:table-cell>
          <table:table-cell office:value-type="string" calcext:value-type="string">
            <text:p>どうすればいいの！？</text:p>
          </table:table-cell>
          <table:table-cell office:value-type="string" calcext:value-type="string">
            <text:p>#off()</text:p>
            <text:p>#w(1.249)</text:p>
            <text:p>What am I supposed to do!?</text:p>
          </table:table-cell>
          <table:table-cell/>
          <table:table-cell table:formula="of:=IF([.E2253]=&quot;&quot;; &quot;untranscribed&quot;; IF([.F2253]=&quot;&quot;; &quot;UNTRANSLATED&quot;; &quot;&quot;))">
            <text:p/>
          </table:table-cell>
          <table:table-cell table:number-columns-repeated="1016"/>
        </table:table-row>
        <table:table-row table:style-name="ro1">
          <table:table-cell table:number-columns-repeated="4"/>
          <table:table-cell office:value-type="string" calcext:value-type="string">
            <text:p>//==================================</text:p>
            <text:p>// File: C915F.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15F.DAT-ss0-0</text:p>
          </table:table-cell>
          <table:table-cell table:formula="of:=T([.C1888])" office:value-type="string" office:string-value="#P(&quot;soundLen&quot;, &quot;7.85828&quot;)" calcext:value-type="string">
            <text:p>#P("soundLen", "7.85828")</text:p>
          </table:table-cell>
          <table:table-cell table:number-columns-repeated="1021"/>
        </table:table-row>
        <table:table-row table:style-name="ro7">
          <table:table-cell office:value-type="string" calcext:value-type="string">
            <text:p>string</text:p>
          </table:table-cell>
          <table:table-cell office:value-type="string" calcext:value-type="string">
            <text:p>C915F.DAT-ss0-1</text:p>
          </table:table-cell>
          <table:table-cell office:value-type="string" calcext:value-type="string">
            <text:p>#P("soundLen", "1.8522")</text:p>
          </table:table-cell>
          <table:table-cell table:style-name="ce1" office:value-type="string" calcext:value-type="string">
            <text:p>弓美</text:p>
          </table:table-cell>
          <table:table-cell office:value-type="string" calcext:value-type="string">
            <text:p>ん？んん！？</text:p>
          </table:table-cell>
          <table:table-cell table:number-columns-repeated="2"/>
          <table:table-cell table:formula="of:=IF([.E2256]=&quot;&quot;; &quot;untranscribed&quot;; IF([.F225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16.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916.DAT-ss0-0</text:p>
          </table:table-cell>
          <table:table-cell office:value-type="string" calcext:value-type="string">
            <text:p>#P("soundLen", "5.28988")</text:p>
          </table:table-cell>
          <table:table-cell/>
          <table:table-cell office:value-type="string" calcext:value-type="string">
            <text:p>真一：機械が[動き?]始めたぞ</text:p>
            <text:p>部長：うおぉ！</text:p>
            <text:p>桜子：弓美は何やってんのよ！</text:p>
          </table:table-cell>
          <table:table-cell office:value-type="string" calcext:value-type="string">
            <text:p>The machine's started to turn on.</text:p>
            <text:p>#woff(1.860)</text:p>
            <text:p/>
            <text:p>#w(3.441)</text:p>
            <text:p>What's Yumimi DOING!?</text:p>
          </table:table-cell>
          <table:table-cell/>
          <table:table-cell table:formula="of:=IF([.E2258]=&quot;&quot;; &quot;untranscribed&quot;; IF([.F2258]=&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16.DAT-ss0-1</text:p>
          </table:table-cell>
          <table:table-cell table:formula="of:=T([.C1877])" office:value-type="string" office:string-value="#P(&quot;soundLen&quot;, &quot;1.24301&quot;)" calcext:value-type="string">
            <text:p>#P("soundLen", "1.24301")</text:p>
          </table:table-cell>
          <table:table-cell table:number-columns-repeated="1021"/>
        </table:table-row>
        <table:table-row table:style-name="ro1">
          <table:table-cell table:number-columns-repeated="4"/>
          <table:table-cell office:value-type="string" calcext:value-type="string">
            <text:p>//==================================</text:p>
            <text:p>// File: C917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917A.DAT-ss0-0</text:p>
          </table:table-cell>
          <table:table-cell table:formula="of:=T([.C2243])" office:value-type="string" office:string-value="#P(&quot;soundLen&quot;, &quot;2.00055&quot;)" calcext:value-type="string">
            <text:p>#P("soundLen", "2.00055")</text:p>
          </table:table-cell>
          <table:table-cell table:style-name="ce3" table:formula="of:=T([.D2213])" office:value-type="string" office:string-value="弓美" calcext:value-type="string">
            <text:p>弓美</text:p>
          </table:table-cell>
          <table:table-cell table:formula="of:=T([.E2213])" office:value-type="string" office:string-value="何？何の音？" calcext:value-type="string">
            <text:p>何？何の音？</text:p>
          </table:table-cell>
          <table:table-cell office:value-type="string" calcext:value-type="string">
            <text:p>What? What's that sound?</text:p>
            <text:p>#woff(2.000)</text:p>
          </table:table-cell>
          <table:table-cell table:style-name="ce2" office:value-type="string" calcext:value-type="string">
            <text:p>NOTE: dupe of 907-1, but i want different timing here</text:p>
          </table:table-cell>
          <table:table-cell table:formula="of:=IF([.E2261]=&quot;&quot;; &quot;untranscribed&quot;; IF([.F226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17A.DAT-ss0-1</text:p>
          </table:table-cell>
          <table:table-cell table:formula="of:=T([.C789])" office:value-type="string" office:string-value="#P(&quot;soundLen&quot;, &quot;0.729467&quot;)" calcext:value-type="string">
            <text:p>#P("soundLen", "0.729467")</text:p>
          </table:table-cell>
          <table:table-cell table:number-columns-repeated="1021"/>
        </table:table-row>
        <table:table-row table:style-name="ro7">
          <table:table-cell office:value-type="string" calcext:value-type="string">
            <text:p>string</text:p>
          </table:table-cell>
          <table:table-cell office:value-type="string" calcext:value-type="string">
            <text:p>C917A.DAT-ss0-2</text:p>
          </table:table-cell>
          <table:table-cell table:formula="of:=T([.C2245])" office:value-type="string" office:string-value="#P(&quot;soundLen&quot;, &quot;0.850175&quot;)" calcext:value-type="string">
            <text:p>#P("soundLen", "0.850175")</text:p>
          </table:table-cell>
          <table:table-cell table:style-name="ce3" table:formula="of:=T([.D2245])" office:value-type="string" office:string-value="弓美" calcext:value-type="string">
            <text:p>弓美</text:p>
          </table:table-cell>
          <table:table-cell table:formula="of:=T([.E2245])" office:value-type="string" office:string-value="きゃ！あ！" calcext:value-type="string">
            <text:p>きゃ！あ！</text:p>
          </table:table-cell>
          <table:table-cell table:formula="of:=T([.F2245])">
            <text:p/>
          </table:table-cell>
          <table:table-cell/>
          <table:table-cell table:formula="of:=IF([.E2263]=&quot;&quot;; &quot;untranscribed&quot;; IF([.F2263]=&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17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17B.DAT-ss0-0</text:p>
          </table:table-cell>
          <table:table-cell table:formula="of:=T([.C789])" office:value-type="string" office:string-value="#P(&quot;soundLen&quot;, &quot;0.729467&quot;)" calcext:value-type="string">
            <text:p>#P("soundLen", "0.729467")</text:p>
          </table:table-cell>
          <table:table-cell table:number-columns-repeated="1021"/>
        </table:table-row>
        <table:table-row table:style-name="ro7">
          <table:table-cell office:value-type="string" calcext:value-type="string">
            <text:p>string</text:p>
          </table:table-cell>
          <table:table-cell office:value-type="string" calcext:value-type="string">
            <text:p>C917B.DAT-ss0-1</text:p>
          </table:table-cell>
          <table:table-cell table:formula="of:=T([.C2225])" office:value-type="string" office:string-value="#P(&quot;soundLen&quot;, &quot;0.710977&quot;)" calcext:value-type="string">
            <text:p>#P("soundLen", "0.710977")</text:p>
          </table:table-cell>
          <table:table-cell table:style-name="ce3" table:formula="of:=T([.D2247])" office:value-type="string" office:string-value="弓美" calcext:value-type="string">
            <text:p>弓美</text:p>
          </table:table-cell>
          <table:table-cell table:formula="of:=T([.E2247])" office:value-type="string" office:string-value="ああああ！" calcext:value-type="string">
            <text:p>ああああ！</text:p>
          </table:table-cell>
          <table:table-cell table:formula="of:=T([.F2247])">
            <text:p/>
          </table:table-cell>
          <table:table-cell/>
          <table:table-cell table:formula="of:=IF([.E2266]=&quot;&quot;; &quot;untranscribed&quot;; IF([.F226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19.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19.DAT-ss0-0</text:p>
          </table:table-cell>
          <table:table-cell office:value-type="string" calcext:value-type="string">
            <text:p>#P("soundLen", "2.88703")</text:p>
          </table:table-cell>
          <table:table-cell table:style-name="ce3" table:formula="of:=T([.D2249])" office:value-type="string" office:string-value="弓美" calcext:value-type="string">
            <text:p>弓美</text:p>
          </table:table-cell>
          <table:table-cell office:value-type="string" calcext:value-type="string">
            <text:p>そ、そうだ！</text:p>
            <text:p>歌を歌って</text:p>
          </table:table-cell>
          <table:table-cell office:value-type="string" calcext:value-type="string">
            <text:p>T-That's it! I'll sing a song!</text:p>
          </table:table-cell>
          <table:table-cell/>
          <table:table-cell table:formula="of:=IF([.E2268]=&quot;&quot;; &quot;untranscribed&quot;; IF([.F2268]=&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919.DAT-ss0-1</text:p>
          </table:table-cell>
          <table:table-cell office:value-type="string" calcext:value-type="string">
            <text:p>#P("soundLen", "2.89784")</text:p>
          </table:table-cell>
          <table:table-cell table:style-name="ce1" office:value-type="string" calcext:value-type="string">
            <text:p>弓美</text:p>
          </table:table-cell>
          <table:table-cell office:value-type="string" calcext:value-type="string">
            <text:p>[…みるのが?]なんか役に立つかしら</text:p>
          </table:table-cell>
          <table:table-cell office:value-type="string" calcext:value-type="string">
            <text:p>...that will maybe be helpful...somehow?</text:p>
          </table:table-cell>
          <table:table-cell office:value-type="string" calcext:value-type="string">
            <text:p>CHECK, i think this is continuing the previous line but i'm not sure</text:p>
          </table:table-cell>
          <table:table-cell table:formula="of:=IF([.E2269]=&quot;&quot;; &quot;untranscribed&quot;; IF([.F226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19.DAT-ss0-2</text:p>
          </table:table-cell>
          <table:table-cell office:value-type="string" calcext:value-type="string">
            <text:p>#P("soundLen", "0.95313")</text:p>
          </table:table-cell>
          <table:table-cell table:style-name="ce1" office:value-type="string" calcext:value-type="string">
            <text:p>弓美</text:p>
          </table:table-cell>
          <table:table-cell office:value-type="string" calcext:value-type="string">
            <text:p>まいっか！</text:p>
          </table:table-cell>
          <table:table-cell office:value-type="string" calcext:value-type="string">
            <text:p>Oh, whatever!</text:p>
          </table:table-cell>
          <table:table-cell/>
          <table:table-cell table:formula="of:=IF([.E2270]=&quot;&quot;; &quot;untranscribed&quot;; IF([.F227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20A.DAT</text:p>
            <text:p>//==================================</text:p>
          </table:table-cell>
          <table:table-cell table:number-columns-repeated="1019"/>
        </table:table-row>
        <table:table-row table:style-name="ro37">
          <table:table-cell office:value-type="string" calcext:value-type="string">
            <text:p>string</text:p>
          </table:table-cell>
          <table:table-cell office:value-type="string" calcext:value-type="string">
            <text:p>C920A.DAT-ss0-0</text:p>
          </table:table-cell>
          <table:table-cell office:value-type="string" calcext:value-type="string">
            <text:p>#P("soundLen", "3.88955")</text:p>
            <text:p><text:span text:style-name="T1">#P("noAutoOff", "1")</text:span></text:p>
          </table:table-cell>
          <table:table-cell table:style-name="ce1" office:value-type="string" calcext:value-type="string">
            <text:p>弓美</text:p>
          </table:table-cell>
          <table:table-cell office:value-type="string" calcext:value-type="string">
            <text:p>ずいずいずっころばし</text:p>
            <text:p>ごまみそずい</text:p>
          </table:table-cell>
          <table:table-cell office:value-type="string" calcext:value-type="string">
            <text:p>#slot(top)</text:p>
            <text:p>#pal(karaoke)</text:p>
            <text:p>&lt;zui zui zukkorobashi\n</text:p>
            <text:p>goma miso zui&gt;</text:p>
            <text:p>#kseg(0.000, 3.373)</text:p>
            <text:p>//#kseg(2.010, 3.373)</text:p>
            <text:p/>
            <text:p>#slot(bottom)</text:p>
            <text:p>#pal(std)</text:p>
            <text:p>Grinding, grinding, grinding up\n</text:p>
            <text:p>the miso sesame</text:p>
            <text:p>//#woff(4.000)</text:p>
            <text:p/>
            <text:p>//#slot(top)</text:p>
            <text:p>//#off()</text:p>
            <text:p>//#slot(bottom)</text:p>
          </table:table-cell>
          <table:table-cell office:value-type="string" calcext:value-type="string">
            <text:p>NOTE: ずいずいずっころばし, a traditional Japanese song.</text:p>
            <text:p>it's a long story, but basically it's most commonly interpreted as a warning to stay indoors during an edo period ceremonial tea procession, as commoner women and children who crossed in front of it would be killed.</text:p>
            <text:p>...so yeah, this is more than a little complicated and no translation is really going to get everything across here, so i'll just do the best i can. i'm largely following the interpretation provided here: http://www3.kcn.ne.jp/~jarry/jkou/ii102.html</text:p>
          </table:table-cell>
          <table:table-cell table:formula="of:=IF([.E2272]=&quot;&quot;; &quot;untranscribed&quot;; IF([.F2272]=&quot;&quot;; &quot;UNTRANSLATED&quot;; &quot;&quot;))">
            <text:p/>
          </table:table-cell>
          <table:table-cell table:number-columns-repeated="1016"/>
        </table:table-row>
        <table:table-row table:style-name="ro38">
          <table:table-cell office:value-type="string" calcext:value-type="string">
            <text:p>string</text:p>
          </table:table-cell>
          <table:table-cell office:value-type="string" calcext:value-type="string">
            <text:p>C920A.DAT-ss0-1</text:p>
          </table:table-cell>
          <table:table-cell office:value-type="string" calcext:value-type="string">
            <text:p>#P("soundLen", "10.405")</text:p>
          </table:table-cell>
          <table:table-cell/>
          <table:table-cell office:value-type="string" calcext:value-type="string">
            <text:p>弓美：茶壺に追われて</text:p>
            <text:p>　とっぴんしゃん</text:p>
            <text:p>　抜けたら、どんどこしょ</text:p>
            <text:p>真一：よ、吉沢…</text:p>
            <text:p>部長：ぬはははは！</text:p>
          </table:table-cell>
          <table:table-cell table:style-name="ce2" office:value-type="string" calcext:value-type="string">
            <text:p><text:span text:style-name="T2">#slot(top)</text:span></text:p>
            <text:p><text:span text:style-name="T2">#pal(karaoke)</text:span></text:p>
            <text:p><text:span text:style-name="T2">&lt;chatsubo ni owarete&gt;\n</text:span></text:p>
            <text:p><text:span text:style-name="T2">&lt;to&gt;&lt;ppin shan&gt;</text:span></text:p>
            <text:p><text:span text:style-name="T2">#kseg(0.000, 2.081)</text:span></text:p>
            <text:p><text:span text:style-name="T2">#kseg(2.081, 2.289)</text:span></text:p>
            <text:p><text:span text:style-name="T2">#kseg(2.596, 3.264)</text:span></text:p>
            <text:p/>
            <text:p><text:span text:style-name="T2">#slot(bottom)</text:span></text:p>
            <text:p><text:span text:style-name="T2">When the tea jar comes,\n</text:span></text:p>
            <text:p><text:span text:style-name="T2">slam your doors</text:span></text:p>
            <text:p/>
            <text:p><text:span text:style-name="T2">#w(3.581)</text:span></text:p>
            <text:p/>
            <text:p><text:span text:style-name="T2">#slot(top)</text:span></text:p>
            <text:p><text:span text:style-name="T2">&lt;nuke&gt;&lt;ta&gt;&lt;ra don doko sho&gt;</text:span></text:p>
            <text:p><text:span text:style-name="T2">#kseg(3.581, 4.118)</text:span></text:p>
            <text:p><text:span text:style-name="T2">#kseg(4.118, 4.951)</text:span></text:p>
            <text:p><text:span text:style-name="T2">#kseg(4.951, 6.462)</text:span></text:p>
            <text:p/>
            <text:p><text:span text:style-name="T2">#slot(bottom)</text:span></text:p>
            <text:p><text:span text:style-name="T2">When it's gone, we'll breathe easy</text:span></text:p>
            <text:p/>
            <text:p><text:span text:style-name="T2">#slot(top)</text:span></text:p>
            <text:p>#woff(6.944)</text:p>
            <text:p/>
            <text:p><text:span text:style-name="T2">#slot(bottom)</text:span></text:p>
            <text:p><text:span text:style-name="T2">Y-Yoshizawa...</text:span></text:p>
            <text:p><text:span text:style-name="T2">#woff(8.685)</text:span></text:p>
          </table:table-cell>
          <table:table-cell/>
          <table:table-cell table:formula="of:=IF([.E2273]=&quot;&quot;; &quot;untranscribed&quot;; IF([.F2273]=&quot;&quot;; &quot;UNTRANSLATED&quot;; &quot;&quot;))">
            <text:p/>
          </table:table-cell>
          <table:table-cell table:number-columns-repeated="1016"/>
        </table:table-row>
        <table:table-row table:style-name="ro1">
          <table:table-cell table:number-columns-repeated="4"/>
          <table:table-cell office:value-type="string" calcext:value-type="string">
            <text:p>//==================================</text:p>
            <text:p>// File: C920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20B.DAT-ss0-0</text:p>
          </table:table-cell>
          <table:table-cell office:value-type="string" calcext:value-type="string">
            <text:p>#P("soundLen", "0.253578")</text:p>
          </table:table-cell>
          <table:table-cell table:style-name="ce1" office:value-type="string" calcext:value-type="string">
            <text:p>弓美</text:p>
          </table:table-cell>
          <table:table-cell office:value-type="string" calcext:value-type="string">
            <text:p>ありゃ！？</text:p>
          </table:table-cell>
          <table:table-cell office:value-type="string" calcext:value-type="string">
            <text:p>Oh!?</text:p>
          </table:table-cell>
          <table:table-cell/>
          <table:table-cell table:formula="of:=IF([.E2275]=&quot;&quot;; &quot;untranscribed&quot;; IF([.F227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20B.DAT-ss0-1</text:p>
          </table:table-cell>
          <table:table-cell table:formula="of:=T([.C1764])" office:value-type="string" office:string-value="#P(&quot;soundLen&quot;, &quot;2.55771&quot;)" calcext:value-type="string">
            <text:p>#P("soundLen", "2.55771")</text:p>
          </table:table-cell>
          <table:table-cell table:number-columns-repeated="1021"/>
        </table:table-row>
        <table:table-row table:style-name="ro1">
          <table:table-cell table:number-columns-repeated="4"/>
          <table:table-cell office:value-type="string" calcext:value-type="string">
            <text:p>//==================================</text:p>
            <text:p>// File: C920C.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20C.DAT-ss0-0</text:p>
          </table:table-cell>
          <table:table-cell office:value-type="string" calcext:value-type="string">
            <text:p>#P("soundLen", "4.26722")</text:p>
            <text:p><text:span text:style-name="T1">#P("noAutoOff", "1")</text:span></text:p>
          </table:table-cell>
          <table:table-cell office:value-type="string" calcext:value-type="string">
            <text:p>桜子</text:p>
          </table:table-cell>
          <table:table-cell office:value-type="string" calcext:value-type="string">
            <text:p>何だかわかんないけど、まあいいわ</text:p>
            <text:p>もっとどんどん歌うのよ！弓美！</text:p>
          </table:table-cell>
          <table:table-cell office:value-type="string" calcext:value-type="string">
            <text:p>I don't really get it, but who cares!</text:p>
            <text:p/>
            <text:p>#w(2.289)</text:p>
            <text:p>Just keep on singing, Yumimi!</text:p>
          </table:table-cell>
          <table:table-cell/>
          <table:table-cell table:formula="of:=IF([.E2278]=&quot;&quot;; &quot;untranscribed&quot;; IF([.F2278]=&quot;&quot;; &quot;UNTRANSLATED&quot;; &quot;&quot;))">
            <text:p/>
          </table:table-cell>
          <table:table-cell table:number-columns-repeated="1016"/>
        </table:table-row>
        <table:table-row table:style-name="ro39">
          <table:table-cell office:value-type="string" calcext:value-type="string">
            <text:p>string</text:p>
          </table:table-cell>
          <table:table-cell office:value-type="string" calcext:value-type="string">
            <text:p>C920C.DAT-ss0-1</text:p>
          </table:table-cell>
          <table:table-cell office:value-type="string" calcext:value-type="string">
            <text:p>#P("soundLen", "8.43965")</text:p>
            <text:p><text:span text:style-name="T1">#P("noAutoOff", "1")</text:span></text:p>
          </table:table-cell>
          <table:table-cell table:style-name="ce1" office:value-type="string" calcext:value-type="string">
            <text:p>弓美</text:p>
          </table:table-cell>
          <table:table-cell office:value-type="string" calcext:value-type="string">
            <text:p>え、えっと…</text:p>
            <text:p>俵のねずみが</text:p>
            <text:p>米食ってちゅう、</text:p>
            <text:p>ちゅうちゅうちゅう</text:p>
          </table:table-cell>
          <table:table-cell table:style-name="ce2" office:value-type="string" calcext:value-type="string">
            <text:p><text:span text:style-name="T2">U-Uh, uh...</text:span></text:p>
            <text:p><text:span text:style-name="T2">#woff(1.324)</text:span></text:p>
            <text:p/>
            <text:p><text:span text:style-name="T2">#w(2.372)</text:span></text:p>
            <text:p/>
            <text:p><text:span text:style-name="T2">#slot(top)</text:span></text:p>
            <text:p><text:span text:style-name="T2">#pal(karaoke)</text:span></text:p>
            <text:p><text:span text:style-name="T2">&lt;kawara no nezumi ga\n</text:span></text:p>
            <text:p><text:span text:style-name="T2">kome kutte chuu&gt;</text:span></text:p>
            <text:p><text:span text:style-name="T2">#kseg(2.372, 5.890)</text:span></text:p>
            <text:p/>
            <text:p><text:span text:style-name="T2">#slot(bottom)</text:span></text:p>
            <text:p><text:span text:style-name="T2">The mice in the sacks\n</text:span></text:p>
            <text:p><text:span text:style-name="T2">devour the rice, squeak</text:span></text:p>
            <text:p/>
            <text:p><text:span text:style-name="T2">#w(6.485)</text:span></text:p>
            <text:p/>
            <text:p><text:span text:style-name="T2">#slot(top)</text:span></text:p>
            <text:p><text:span text:style-name="T2">&lt;chuu chuu chuu&gt;</text:span></text:p>
            <text:p><text:span text:style-name="T2">#kseg(6.485, 8.138)</text:span></text:p>
            <text:p/>
            <text:p><text:span text:style-name="T2">#slot(bottom)</text:span></text:p>
            <text:p><text:span text:style-name="T2">Squeak, squeak, squeak</text:span></text:p>
          </table:table-cell>
          <table:table-cell/>
          <table:table-cell table:formula="of:=IF([.E2279]=&quot;&quot;; &quot;untranscribed&quot;; IF([.F2279]=&quot;&quot;; &quot;UNTRANSLATED&quot;; &quot;&quot;))">
            <text:p/>
          </table:table-cell>
          <table:table-cell table:number-columns-repeated="1016"/>
        </table:table-row>
        <table:table-row table:style-name="ro40">
          <table:table-cell office:value-type="string" calcext:value-type="string">
            <text:p>string</text:p>
          </table:table-cell>
          <table:table-cell office:value-type="string" calcext:value-type="string">
            <text:p>C920C.DAT-ss0-2</text:p>
          </table:table-cell>
          <table:table-cell office:value-type="string" calcext:value-type="string">
            <text:p>#P("soundLen", "9.10609")</text:p>
            <text:p><text:span text:style-name="T1">#P("noAutoOff", "1")</text:span></text:p>
          </table:table-cell>
          <table:table-cell table:style-name="ce1" office:value-type="string" calcext:value-type="string">
            <text:p>弓美</text:p>
          </table:table-cell>
          <table:table-cell office:value-type="string" calcext:value-type="string">
            <text:p>おっとさんがよんでも、</text:p>
            <text:p>おっかさんがよんでも、</text:p>
            <text:p>行きっこなしよ</text:p>
            <text:p>井戸のまわりで、</text:p>
          </table:table-cell>
          <table:table-cell table:style-name="ce2" office:value-type="string" calcext:value-type="string">
            <text:p><text:span text:style-name="T2">#slot(top)</text:span></text:p>
            <text:p><text:span text:style-name="T2">#pal(karaoke)</text:span></text:p>
            <text:p><text:span text:style-name="T2">&lt;otto-san ga yondemo\n</text:span></text:p>
            <text:p><text:span text:style-name="T2">okka-san ga yondemo&gt;</text:span></text:p>
            <text:p><text:span text:style-name="T2">#kseg(0.000, 3.997)</text:span></text:p>
            <text:p/>
            <text:p><text:span text:style-name="T2">#slot(bottom)</text:span></text:p>
            <text:p><text:span text:style-name="T2">Even if your father calls,\n</text:span></text:p>
            <text:p><text:span text:style-name="T2">even if your mother calls,</text:span></text:p>
            <text:p/>
            <text:p><text:span text:style-name="T2">#w(3.997)</text:span></text:p>
            <text:p/>
            <text:p><text:span text:style-name="T2">#slot(top)</text:span></text:p>
            <text:p><text:span text:style-name="T2">&lt;ikikko&gt;&lt;na&gt;&lt;shi&gt; &lt;yo&gt;</text:span></text:p>
            <text:p><text:span text:style-name="T2">#kseg(3.997, 5.071)</text:span></text:p>
            <text:p><text:span text:style-name="T2">#kseg(5.071, 6.058)</text:span></text:p>
            <text:p><text:span text:style-name="T2">#kseg(6.058, 7.036)</text:span></text:p>
            <text:p><text:span text:style-name="T2">#kseg(7.036, 7.237)</text:span></text:p>
            <text:p/>
            <text:p><text:span text:style-name="T2">#slot(bottom)</text:span></text:p>
            <text:p><text:span text:style-name="T2">you mayn't go outside</text:span></text:p>
            <text:p/>
            <text:p><text:span text:style-name="T2">#w(7.438)</text:span></text:p>
            <text:p/>
            <text:p><text:span text:style-name="T2">#slot(top)</text:span></text:p>
            <text:p><text:span text:style-name="T2">&lt;ido no mawari de&gt;</text:span></text:p>
            <text:p><text:span text:style-name="T2">#kseg(7.438, 9.106)</text:span></text:p>
            <text:p/>
            <text:p><text:span text:style-name="T2">#slot(bottom)</text:span></text:p>
            <text:p><text:span text:style-name="T2">Over by the well...</text:span></text:p>
            <text:p/>
            <text:p><text:span text:style-name="T2">#slot(top)</text:span></text:p>
            <text:p>#woff(10.000)</text:p>
            <text:p/>
            <text:p><text:span text:style-name="T2">#slot(bottom)</text:span></text:p>
            <text:p><text:span text:style-name="T2">#off()</text:span></text:p>
          </table:table-cell>
          <table:table-cell office:value-type="string" calcext:value-type="string">
            <text:p>NOTE: the final line of the song is omitted: お茶碗欠いたのだぁれ, "who cracked the tea bowl?"</text:p>
          </table:table-cell>
          <table:table-cell table:formula="of:=IF([.E2280]=&quot;&quot;; &quot;untranscribed&quot;; IF([.F228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21.DAT</text:p>
            <text:p>//==================================</text:p>
          </table:table-cell>
          <table:table-cell table:number-columns-repeated="1019"/>
        </table:table-row>
        <table:table-row table:style-name="ro41">
          <table:table-cell office:value-type="string" calcext:value-type="string">
            <text:p>string</text:p>
          </table:table-cell>
          <table:table-cell office:value-type="string" calcext:value-type="string">
            <text:p>C921.DAT-ss0-0</text:p>
          </table:table-cell>
          <table:table-cell table:formula="of:=T([.C2273])" office:value-type="string" office:string-value="#P(&quot;soundLen&quot;, &quot;10.405&quot;)" calcext:value-type="string">
            <text:p>#P("soundLen", "10.405")</text:p>
          </table:table-cell>
          <table:table-cell table:style-name="ce3" table:formula="of:=T([.D2273])">
            <text:p/>
          </table:table-cell>
          <table:table-cell table:formula="of:=T([.E2273])" office:value-type="string" office:string-value="弓美：茶壺に追われて&#10;　とっぴんしゃん&#10;　抜けたら、どんどこしょ&#10;真一：よ、吉沢…&#10;部長：ぬはははは！" calcext:value-type="string">
            <text:p>弓美：茶壺に追われて</text:p>
            <text:p>　とっぴんしゃん</text:p>
            <text:p>　抜けたら、どんどこしょ</text:p>
            <text:p>真一：よ、吉沢…</text:p>
            <text:p>部長：ぬはははは！</text:p>
          </table:table-cell>
          <table:table-cell table:formula="of:=T([.F2273])" office:value-type="string" office:string-value="#slot(top)&#10;#pal(karaoke)&#10;&lt;chatsubo ni owarete&gt;\n&#10;&lt;to&gt;&lt;ppin shan&gt;&#10;#kseg(0.000, 2.081)&#10;#kseg(2.081, 2.289)&#10;#kseg(2.596, 3.264)&#10;&#10;#slot(bottom)&#10;When the tea jar comes,\n&#10;slam your doors&#10;&#10;#w(3.581)&#10;&#10;#slot(top)&#10;&lt;nuke&gt;&lt;ta&gt;&lt;ra don doko sho&gt;&#10;#kseg(3.581, 4.118)&#10;#kseg(4.118, 4.951)&#10;#kseg(4.951, 6.462)&#10;&#10;#slot(bottom)&#10;When it's gone, we'll breathe easy&#10;&#10;#slot(top)&#10;#woff(6.944)&#10;&#10;#slot(bottom)&#10;Y-Yoshizawa...&#10;#woff(8.685)" calcext:value-type="string">
            <text:p>#slot(top)</text:p>
            <text:p>#pal(karaoke)</text:p>
            <text:p>&lt;chatsubo ni owarete&gt;\n</text:p>
            <text:p>&lt;to&gt;&lt;ppin shan&gt;</text:p>
            <text:p>#kseg(0.000, 2.081)</text:p>
            <text:p>#kseg(2.081, 2.289)</text:p>
            <text:p>#kseg(2.596, 3.264)</text:p>
            <text:p/>
            <text:p>#slot(bottom)</text:p>
            <text:p>When the tea jar comes,\n</text:p>
            <text:p>slam your doors</text:p>
            <text:p/>
            <text:p>#w(3.581)</text:p>
            <text:p/>
            <text:p>#slot(top)</text:p>
            <text:p>&lt;nuke&gt;&lt;ta&gt;&lt;ra don doko sho&gt;</text:p>
            <text:p>#kseg(3.581, 4.118)</text:p>
            <text:p>#kseg(4.118, 4.951)</text:p>
            <text:p>#kseg(4.951, 6.462)</text:p>
            <text:p/>
            <text:p>#slot(bottom)</text:p>
            <text:p>When it's gone, we'll breathe easy</text:p>
            <text:p/>
            <text:p>#slot(top)</text:p>
            <text:p>#woff(6.944)</text:p>
            <text:p/>
            <text:p>#slot(bottom)</text:p>
            <text:p>Y-Yoshizawa...</text:p>
            <text:p>#woff(8.685)</text:p>
          </table:table-cell>
          <table:table-cell/>
          <table:table-cell table:formula="of:=IF([.E2282]=&quot;&quot;; &quot;untranscribed&quot;; IF([.F22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923.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923.DAT-ss0-0</text:p>
          </table:table-cell>
          <table:table-cell office:value-type="string" calcext:value-type="string">
            <text:p>#P("soundLen", "4.46342")</text:p>
          </table:table-cell>
          <table:table-cell/>
          <table:table-cell office:value-type="string" calcext:value-type="string">
            <text:p>真一：ん…な？</text:p>
            <text:p>　そうとも[???]ぞ</text:p>
            <text:p>みんな：え？</text:p>
          </table:table-cell>
          <table:table-cell office:value-type="string" calcext:value-type="string">
            <text:p>//#off()</text:p>
            <text:p>Hmm...Huh?</text:p>
            <text:p/>
            <text:p>#w(1.940)</text:p>
            <text:p>Actually, I think she's right on the money!</text:p>
            <text:p/>
            <text:p>#w(3.909)</text:p>
            <text:p>Huh?</text:p>
          </table:table-cell>
          <table:table-cell office:value-type="string" calcext:value-type="string">
            <text:p>FIXME</text:p>
          </table:table-cell>
          <table:table-cell table:formula="of:=IF([.E2284]=&quot;&quot;; &quot;untranscribed&quot;; IF([.F22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924.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924.DAT-ss0-0</text:p>
          </table:table-cell>
          <table:table-cell table:style-name="ce1" office:value-type="string" calcext:value-type="string">
            <text:p><text:span text:style-name="T2">#P</text:span><text:span text:style-name="T3">(</text:span><text:span text:style-name="T2">"soundLen", "5.43522"</text:span><text:span text:style-name="T3">)</text:span></text:p>
          </table:table-cell>
          <table:table-cell/>
          <table:table-cell office:value-type="string" calcext:value-type="string">
            <text:p>弓美：ウソみたい！</text:p>
            <text:p>部長：少女の歌が、人類を救ったりして</text:p>
          </table:table-cell>
          <table:table-cell office:value-type="string" calcext:value-type="string">
            <text:p>No way!</text:p>
            <text:p/>
            <text:p>#w(1.585)</text:p>
            <text:p>A girl's song will save humanity...</text:p>
            <text:p>//#woff(4.691)</text:p>
            <text:p><text:span text:style-name="T1">#woff(4.383)</text:span></text:p>
          </table:table-cell>
          <table:table-cell office:value-type="string" calcext:value-type="string">
            <text:p>NOTE: zattalib speculates that this is a macross reference</text:p>
          </table:table-cell>
          <table:table-cell table:formula="of:=IF([.E2286]=&quot;&quot;; &quot;untranscribed&quot;; IF([.F2286]=&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924.DAT-ss0-1</text:p>
          </table:table-cell>
          <table:table-cell office:value-type="string" calcext:value-type="string">
            <text:p>#P("soundLen", "9.71454")</text:p>
          </table:table-cell>
          <table:table-cell/>
          <table:table-cell office:value-type="string" calcext:value-type="string">
            <text:p>桜子：んん…</text:p>
            <text:p>　あんたの微妙な音程が、連中にダメージを与えてるのね、きっと</text:p>
            <text:p>りえ：それって、オンチってことですか？</text:p>
            <text:p>弓美：ううぅ！</text:p>
          </table:table-cell>
          <table:table-cell office:value-type="string" calcext:value-type="string">
            <text:p>#off()</text:p>
            <text:p>#w(1.166)</text:p>
            <text:p>Your dubious grasp of pitch did some damage to those things for sure.</text:p>
            <text:p/>
            <text:p>#w(5.921)</text:p>
            <text:p>Is this what they mean by {tone-deaf}?</text:p>
            <text:p>#woff(8.579)</text:p>
          </table:table-cell>
          <table:table-cell/>
          <table:table-cell table:formula="of:=IF([.E2287]=&quot;&quot;; &quot;untranscribed&quot;; IF([.F2287]=&quot;&quot;; &quot;UNTRANSLATED&quot;; &quot;&quot;))">
            <text:p/>
          </table:table-cell>
          <table:table-cell table:number-columns-repeated="1016"/>
        </table:table-row>
        <table:table-row table:style-name="ro1">
          <table:table-cell table:number-columns-repeated="4"/>
          <table:table-cell office:value-type="string" calcext:value-type="string">
            <text:p>//==================================</text:p>
            <text:p>// File: C925.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925.DAT-ss0-0</text:p>
          </table:table-cell>
          <table:table-cell office:value-type="string" calcext:value-type="string">
            <text:p>#P("soundLen", "9.51625")</text:p>
          </table:table-cell>
          <table:table-cell/>
          <table:table-cell office:value-type="string" calcext:value-type="string">
            <text:p>りえ：あっ！あの…</text:p>
            <text:p>　何なんでしょうか？</text:p>
            <text:p>弓美：な、なんでもないの</text:p>
            <text:p>　りえちゃん</text:p>
            <text:p>りえ：ああ？別に…</text:p>
          </table:table-cell>
          <table:table-cell office:value-type="string" calcext:value-type="string">
            <text:p>#off()</text:p>
            <text:p>#w(0.971)</text:p>
            <text:p>Um...What is it?</text:p>
            <text:p>#woff(3.666)</text:p>
            <text:p/>
            <text:p>#w(4.305)</text:p>
            <text:p>I-It's nothing, Rie+-chan++.</text:p>
            <text:p>#woff(7.122)</text:p>
            <text:p/>
            <text:p>#w(8.457)</text:p>
            <text:p>Err...</text:p>
          </table:table-cell>
          <table:table-cell/>
          <table:table-cell table:formula="of:=IF([.E2289]=&quot;&quot;; &quot;untranscribed&quot;; IF([.F2289]=&quot;&quot;; &quot;UNTRANSLATED&quot;; &quot;&quot;))">
            <text:p/>
          </table:table-cell>
          <table:table-cell table:number-columns-repeated="1016"/>
        </table:table-row>
        <table:table-row table:style-name="ro1">
          <table:table-cell table:number-columns-repeated="4"/>
          <table:table-cell office:value-type="string" calcext:value-type="string">
            <text:p>//==================================</text:p>
            <text:p>// File: C92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26.DAT-ss0-0</text:p>
          </table:table-cell>
          <table:table-cell table:formula="of:=T([.C1992])" office:value-type="string" office:string-value="#P(&quot;soundLen&quot;, &quot;1.72093&quot;)" calcext:value-type="string">
            <text:p>#P("soundLen", "1.72093")</text:p>
          </table:table-cell>
          <table:table-cell table:number-columns-repeated="1021"/>
        </table:table-row>
        <table:table-row table:style-name="ro7">
          <table:table-cell office:value-type="string" calcext:value-type="string">
            <text:p>string</text:p>
          </table:table-cell>
          <table:table-cell office:value-type="string" calcext:value-type="string">
            <text:p>C926.DAT-ss0-1</text:p>
          </table:table-cell>
          <table:table-cell office:value-type="string" calcext:value-type="string">
            <text:p>#P("soundLen", "1.12513")</text:p>
          </table:table-cell>
          <table:table-cell/>
          <table:table-cell office:value-type="string" calcext:value-type="string">
            <text:p>ああああああああ！</text:p>
          </table:table-cell>
          <table:table-cell table:number-columns-repeated="2"/>
          <table:table-cell table:formula="of:=IF([.E2292]=&quot;&quot;; &quot;untranscribed&quot;; IF([.F2292]=&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2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27.DAT-ss0-0</text:p>
          </table:table-cell>
          <table:table-cell office:value-type="string" calcext:value-type="string">
            <text:p>#P("soundLen", "0.967136")</text:p>
          </table:table-cell>
          <table:table-cell table:number-columns-repeated="1021"/>
        </table:table-row>
        <table:table-row table:style-name="ro13">
          <table:table-cell office:value-type="string" calcext:value-type="string">
            <text:p>string</text:p>
          </table:table-cell>
          <table:table-cell office:value-type="string" calcext:value-type="string">
            <text:p>C927.DAT-ss0-1</text:p>
          </table:table-cell>
          <table:table-cell office:value-type="string" calcext:value-type="string">
            <text:p>#P("soundLen", "3.78776")</text:p>
          </table:table-cell>
          <table:table-cell/>
          <table:table-cell office:value-type="string" calcext:value-type="string">
            <text:p>桜子：あ〜らら！弓美！？</text:p>
            <text:p>真一：吉沢！</text:p>
            <text:p>りえ：きゃああ！</text:p>
          </table:table-cell>
          <table:table-cell office:value-type="string" calcext:value-type="string">
            <text:p>Oh no...!? Yumimi!?</text:p>
            <text:p/>
            <text:p>#w(1.898)</text:p>
            <text:p>Yoshizawa!</text:p>
            <text:p>#woff(2.787)</text:p>
            <text:p><text:span text:style-name="T1">//#woff(2.987)</text:span></text:p>
          </table:table-cell>
          <table:table-cell/>
          <table:table-cell table:formula="of:=IF([.E2295]=&quot;&quot;; &quot;untranscribed&quot;; IF([.F2295]=&quot;&quot;; &quot;UNTRANSLATED&quot;; &quot;&quot;))">
            <text:p/>
          </table:table-cell>
          <table:table-cell table:number-columns-repeated="1016"/>
        </table:table-row>
        <table:table-row table:style-name="ro1">
          <table:table-cell table:number-columns-repeated="4"/>
          <table:table-cell office:value-type="string" calcext:value-type="string">
            <text:p>//==================================</text:p>
            <text:p>// File: C92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28.DAT-ss0-0</text:p>
          </table:table-cell>
          <table:table-cell table:formula="of:=T([.C343])" office:value-type="string" office:string-value="#P(&quot;soundLen&quot;, &quot;0.290927&quot;)" calcext:value-type="string">
            <text:p>#P("soundLen", "0.290927")</text:p>
          </table:table-cell>
          <table:table-cell table:number-columns-repeated="1021"/>
        </table:table-row>
        <table:table-row table:style-name="ro7">
          <table:table-cell office:value-type="string" calcext:value-type="string">
            <text:p>string</text:p>
          </table:table-cell>
          <table:table-cell office:value-type="string" calcext:value-type="string">
            <text:p>C928.DAT-ss0-1</text:p>
          </table:table-cell>
          <table:table-cell office:value-type="string" calcext:value-type="string">
            <text:p>#P("soundLen", "0.244855")</text:p>
          </table:table-cell>
          <table:table-cell table:style-name="ce1" office:value-type="string" calcext:value-type="string">
            <text:p>弓美</text:p>
          </table:table-cell>
          <table:table-cell office:value-type="string" calcext:value-type="string">
            <text:p>あっ！</text:p>
          </table:table-cell>
          <table:table-cell table:number-columns-repeated="2"/>
          <table:table-cell table:formula="of:=IF([.E2298]=&quot;&quot;; &quot;untranscribed&quot;; IF([.F229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29.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929.DAT-ss0-0</text:p>
          </table:table-cell>
          <table:table-cell office:value-type="string" calcext:value-type="string">
            <text:p>#P("soundLen", "2.60944")</text:p>
          </table:table-cell>
          <table:table-cell table:style-name="ce1" office:value-type="string" calcext:value-type="string">
            <text:p>真一</text:p>
          </table:table-cell>
          <table:table-cell office:value-type="string" calcext:value-type="string">
            <text:p>よ、吉沢…大丈夫かな？</text:p>
          </table:table-cell>
          <table:table-cell office:value-type="string" calcext:value-type="string">
            <text:p>I-I wonder if Yoshizawa's all right...</text:p>
            <text:p>#woff(2.500)</text:p>
          </table:table-cell>
          <table:table-cell/>
          <table:table-cell table:formula="of:=IF([.E2300]=&quot;&quot;; &quot;untranscribed&quot;; IF([.F230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0A.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930A.DAT-ss0-0</text:p>
          </table:table-cell>
          <table:table-cell office:value-type="string" calcext:value-type="string">
            <text:p>#P("soundLen", "4.84311")</text:p>
          </table:table-cell>
          <table:table-cell table:style-name="ce1" office:value-type="string" calcext:value-type="string">
            <text:p>弓美</text:p>
          </table:table-cell>
          <table:table-cell office:value-type="string" calcext:value-type="string">
            <text:p>お、表には出られたけど、動けないー！</text:p>
          </table:table-cell>
          <table:table-cell office:value-type="string" calcext:value-type="string">
            <text:p>I-I made it out, but...I can't move!</text:p>
            <text:p>#woff(4.843)</text:p>
          </table:table-cell>
          <table:table-cell/>
          <table:table-cell table:formula="of:=IF([.E2302]=&quot;&quot;; &quot;untranscribed&quot;; IF([.F2302]=&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0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30B.DAT-ss0-0</text:p>
          </table:table-cell>
          <table:table-cell table:formula="of:=T([.C2247])" office:value-type="string" office:string-value="#P(&quot;soundLen&quot;, &quot;0.903004&quot;)" calcext:value-type="string">
            <text:p>#P("soundLen", "0.903004")</text:p>
          </table:table-cell>
          <table:table-cell table:style-name="ce1" office:value-type="string" calcext:value-type="string">
            <text:p>弓美</text:p>
          </table:table-cell>
          <table:table-cell office:value-type="string" calcext:value-type="string">
            <text:p>あ、ああ、うわぁ！</text:p>
          </table:table-cell>
          <table:table-cell table:number-columns-repeated="2"/>
          <table:table-cell table:formula="of:=IF([.E2304]=&quot;&quot;; &quot;untranscribed&quot;; IF([.F230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31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31A.DAT-ss0-0</text:p>
          </table:table-cell>
          <table:table-cell office:value-type="string" calcext:value-type="string">
            <text:p>#P("soundLen", "1.21869")</text:p>
          </table:table-cell>
          <table:table-cell table:style-name="ce1" office:value-type="string" calcext:value-type="string">
            <text:p>弓美</text:p>
          </table:table-cell>
          <table:table-cell office:value-type="string" calcext:value-type="string">
            <text:p>え、えっと…</text:p>
          </table:table-cell>
          <table:table-cell office:value-type="string" calcext:value-type="string">
            <text:p>Uh, uhh...</text:p>
          </table:table-cell>
          <table:table-cell/>
          <table:table-cell table:formula="of:=IF([.E2306]=&quot;&quot;; &quot;untranscribed&quot;; IF([.F230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1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31B.DAT-ss0-0</text:p>
          </table:table-cell>
          <table:table-cell table:formula="of:=T([.C2243])" office:value-type="string" office:string-value="#P(&quot;soundLen&quot;, &quot;2.00055&quot;)" calcext:value-type="string">
            <text:p>#P("soundLen", "2.00055")</text:p>
          </table:table-cell>
          <table:table-cell table:style-name="ce3" table:formula="of:=T([.D2213])" office:value-type="string" office:string-value="弓美" calcext:value-type="string">
            <text:p>弓美</text:p>
          </table:table-cell>
          <table:table-cell table:formula="of:=T([.E2213])" office:value-type="string" office:string-value="何？何の音？" calcext:value-type="string">
            <text:p>何？何の音？</text:p>
          </table:table-cell>
          <table:table-cell table:formula="of:=T([.F2213])" office:value-type="string" office:string-value="What? What's that sound?" calcext:value-type="string">
            <text:p>What? What's that sound?</text:p>
          </table:table-cell>
          <table:table-cell/>
          <table:table-cell table:formula="of:=IF([.E2308]=&quot;&quot;; &quot;untranscribed&quot;; IF([.F23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1C.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31C.DAT-ss0-0</text:p>
          </table:table-cell>
          <table:table-cell office:value-type="string" calcext:value-type="string">
            <text:p>#P("soundLen", "0.557528")</text:p>
          </table:table-cell>
          <table:table-cell table:style-name="ce1" office:value-type="string" calcext:value-type="string">
            <text:p>弓美</text:p>
          </table:table-cell>
          <table:table-cell office:value-type="string" calcext:value-type="string">
            <text:p>ああ！</text:p>
          </table:table-cell>
          <table:table-cell table:number-columns-repeated="2"/>
          <table:table-cell table:formula="of:=IF([.E2310]=&quot;&quot;; &quot;untranscribed&quot;; IF([.F2310]=&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931C.DAT-ss0-1</text:p>
          </table:table-cell>
          <table:table-cell table:formula="of:=T([.C335])" office:value-type="string" office:string-value="#P(&quot;soundLen&quot;, &quot;0.420542&quot;)" calcext:value-type="string">
            <text:p>#P("soundLen", "0.420542")</text:p>
          </table:table-cell>
          <table:table-cell table:number-columns-repeated="1021"/>
        </table:table-row>
        <table:table-row table:style-name="ro1">
          <table:table-cell table:number-columns-repeated="4"/>
          <table:table-cell office:value-type="string" calcext:value-type="string">
            <text:p>//==================================</text:p>
            <text:p>// File: C932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32A.DAT-ss0-0</text:p>
          </table:table-cell>
          <table:table-cell office:value-type="string" calcext:value-type="string">
            <text:p>#P("soundLen", "1.81473")</text:p>
          </table:table-cell>
          <table:table-cell table:style-name="ce1" office:value-type="string" calcext:value-type="string">
            <text:p>弓美</text:p>
          </table:table-cell>
          <table:table-cell office:value-type="string" calcext:value-type="string">
            <text:p>はぁ…寒い</text:p>
          </table:table-cell>
          <table:table-cell office:value-type="string" calcext:value-type="string">
            <text:p>#off()</text:p>
            <text:p>#w(1.053)</text:p>
            <text:p>Cold...</text:p>
          </table:table-cell>
          <table:table-cell/>
          <table:table-cell table:formula="of:=IF([.E2313]=&quot;&quot;; &quot;untranscribed&quot;; IF([.F2313]=&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2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2B.DAT-ss0-0</text:p>
          </table:table-cell>
          <table:table-cell table:formula="of:=T([.C356])" office:value-type="string" office:string-value="#P(&quot;soundLen&quot;, &quot;4.29603&quot;)" calcext:value-type="string">
            <text:p>#P("soundLen", "4.29603")</text:p>
          </table:table-cell>
          <table:table-cell/>
          <table:table-cell table:style-name="Default" table:number-columns-repeated="2"/>
          <table:table-cell table:number-columns-repeated="1018"/>
        </table:table-row>
        <table:table-row table:style-name="ro1">
          <table:table-cell table:number-columns-repeated="4"/>
          <table:table-cell office:value-type="string" calcext:value-type="string">
            <text:p>//==================================</text:p>
            <text:p>// File: C933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33A.DAT-ss0-0</text:p>
          </table:table-cell>
          <table:table-cell table:formula="of:=T([.C1807])" office:value-type="string" office:string-value="#P(&quot;soundLen&quot;, &quot;0.910867&quot;)" calcext:value-type="string">
            <text:p>#P("soundLen", "0.910867")</text:p>
          </table:table-cell>
          <table:table-cell table:style-name="ce3" table:formula="of:=T([.D1807])" office:value-type="string" office:string-value="弓美" calcext:value-type="string">
            <text:p>弓美</text:p>
          </table:table-cell>
          <table:table-cell table:formula="of:=T([.E1807])" office:value-type="string" office:string-value="ああああ！" calcext:value-type="string">
            <text:p>ああああ！</text:p>
          </table:table-cell>
          <table:table-cell table:formula="of:=T([.F1807])">
            <text:p/>
          </table:table-cell>
          <table:table-cell/>
          <table:table-cell table:formula="of:=IF([.E2318]=&quot;&quot;; &quot;untranscribed&quot;; IF([.F2318]=&quot;&quot;; &quot;UNTRANSLATED&quot;; &quot;&quot;))">
            <text:p/>
          </table:table-cell>
          <table:table-cell table:number-columns-repeated="1016"/>
        </table:table-row>
        <table:table-row table:style-name="ro14">
          <table:table-cell office:value-type="string" calcext:value-type="string">
            <text:p>string</text:p>
          </table:table-cell>
          <table:table-cell office:value-type="string" calcext:value-type="string">
            <text:p>C933A.DAT-ss0-1</text:p>
          </table:table-cell>
          <table:table-cell table:formula="of:=T([.C1808])" office:value-type="string" office:string-value="#P(&quot;soundLen&quot;, &quot;8.0258&quot;)" calcext:value-type="string">
            <text:p>#P("soundLen", "8.0258")</text:p>
          </table:table-cell>
          <table:table-cell table:style-name="ce3" table:formula="of:=T([.D1808])">
            <text:p/>
          </table:table-cell>
          <table:table-cell table:formula="of:=T([.E1808])" office:value-type="string" office:string-value="真一：ああ！[穴?]、大きな穴が開いてる！&#10;弓美：きゃああ！&#10;部長：真一！写真だ、写真！&#10;真一：無理言わないで下さい！" calcext:value-type="string">
            <text:p>真一：ああ！[穴?]、大きな穴が開いてる！</text:p>
            <text:p>弓美：きゃああ！</text:p>
            <text:p>部長：真一！写真だ、写真！</text:p>
            <text:p>真一：無理言わないで下さい！</text:p>
          </table:table-cell>
          <table:table-cell table:formula="of:=T([.F1808])" office:value-type="string" office:string-value="#off()&#10;#w(1.115)&#10;A hole―a huge hole's opening!&#10;#woff(3.354)&#10;&#10;#w(4.461)&#10;Shinichi! Photos, photos!&#10;&#10;#w(6.412)&#10;Don't tell me to do the impossible!" calcext:value-type="string">
            <text:p>#off()</text:p>
            <text:p>#w(1.115)</text:p>
            <text:p>A hole―a huge hole's opening!</text:p>
            <text:p>#woff(3.354)</text:p>
            <text:p/>
            <text:p>#w(4.461)</text:p>
            <text:p>Shinichi! Photos, photos!</text:p>
            <text:p/>
            <text:p>#w(6.412)</text:p>
            <text:p>Don't tell me to do the impossible!</text:p>
          </table:table-cell>
          <table:table-cell/>
          <table:table-cell table:formula="of:=IF([.E2318]=&quot;&quot;; &quot;untranscribed&quot;; IF([.F231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3B.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33B.DAT-ss0-0</text:p>
          </table:table-cell>
          <table:table-cell office:value-type="string" calcext:value-type="string">
            <text:p>#P("soundLen", "1.18048")</text:p>
          </table:table-cell>
          <table:table-cell/>
          <table:table-cell office:value-type="string" calcext:value-type="string">
            <text:p>桜子：あ？</text:p>
            <text:p>真一：え？</text:p>
          </table:table-cell>
          <table:table-cell office:value-type="string" calcext:value-type="string">
            <text:p>//#off()</text:p>
            <text:p>//#w(0.926)</text:p>
            <text:p>//Huh?</text:p>
          </table:table-cell>
          <table:table-cell/>
          <table:table-cell table:formula="of:=IF([.E2320]=&quot;&quot;; &quot;untranscribed&quot;; IF([.F232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4Z.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4Z.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934Z.DAT-ss0-1</text:p>
          </table:table-cell>
          <table:table-cell table:formula="of:=T([.C794])" office:value-type="string" office:string-value="#P(&quot;soundLen&quot;, &quot;2.75613&quot;)" calcext:value-type="string">
            <text:p>#P("soundLen", "2.75613")</text:p>
          </table:table-cell>
          <table:table-cell table:number-columns-repeated="1021"/>
        </table:table-row>
        <table:table-row table:style-name="ro1">
          <table:table-cell table:number-columns-repeated="4"/>
          <table:table-cell office:value-type="string" calcext:value-type="string">
            <text:p>//==================================</text:p>
            <text:p>// File: C935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5A.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7">
          <table:table-cell office:value-type="string" calcext:value-type="string">
            <text:p>string</text:p>
          </table:table-cell>
          <table:table-cell office:value-type="string" calcext:value-type="string">
            <text:p>C935A.DAT-ss0-1</text:p>
          </table:table-cell>
          <table:table-cell office:value-type="string" calcext:value-type="string">
            <text:p>#P("soundLen", "0.37705")</text:p>
          </table:table-cell>
          <table:table-cell table:style-name="ce3" table:formula="of:=T([.D1816])">
            <text:p/>
          </table:table-cell>
          <table:table-cell office:value-type="string" calcext:value-type="string">
            <text:p>クシュ！</text:p>
          </table:table-cell>
          <table:table-cell office:value-type="string" calcext:value-type="string">
            <text:p>//ACHOO!</text:p>
          </table:table-cell>
          <table:table-cell/>
          <table:table-cell table:formula="of:=IF([.E2326]=&quot;&quot;; &quot;untranscribed&quot;; IF([.F232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5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5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1">
          <table:table-cell table:number-columns-repeated="4"/>
          <table:table-cell office:value-type="string" calcext:value-type="string">
            <text:p>//==================================</text:p>
            <text:p>// File: C935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5C.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7">
          <table:table-cell office:value-type="string" calcext:value-type="string">
            <text:p>string</text:p>
          </table:table-cell>
          <table:table-cell office:value-type="string" calcext:value-type="string">
            <text:p>C935C.DAT-ss0-1</text:p>
          </table:table-cell>
          <table:table-cell table:formula="of:=T([.C2326])" office:value-type="string" office:string-value="#P(&quot;soundLen&quot;, &quot;0.37705&quot;)" calcext:value-type="string">
            <text:p>#P("soundLen", "0.37705")</text:p>
          </table:table-cell>
          <table:table-cell table:style-name="ce3" table:formula="of:=T([.D2326])">
            <text:p/>
          </table:table-cell>
          <table:table-cell table:formula="of:=T([.E2326])" office:value-type="string" office:string-value="クシュ！" calcext:value-type="string">
            <text:p>クシュ！</text:p>
          </table:table-cell>
          <table:table-cell table:formula="of:=T([.F2326])" office:value-type="string" office:string-value="//ACHOO!" calcext:value-type="string">
            <text:p>//ACHOO!</text:p>
          </table:table-cell>
          <table:table-cell/>
          <table:table-cell table:formula="of:=IF([.E2331]=&quot;&quot;; &quot;untranscribed&quot;; IF([.F2331]=&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6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6A.DAT-ss0-0</text:p>
          </table:table-cell>
          <table:table-cell table:formula="of:=T([.C2122])" office:value-type="string" office:string-value="#P(&quot;soundLen&quot;, &quot;2.62221&quot;)" calcext:value-type="string">
            <text:p>#P("soundLen", "2.62221")</text:p>
          </table:table-cell>
          <table:table-cell table:number-columns-repeated="1021"/>
        </table:table-row>
        <table:table-row table:style-name="ro7">
          <table:table-cell office:value-type="string" calcext:value-type="string">
            <text:p>string</text:p>
          </table:table-cell>
          <table:table-cell office:value-type="string" calcext:value-type="string">
            <text:p>C936A.DAT-ss0-1</text:p>
          </table:table-cell>
          <table:table-cell office:value-type="string" calcext:value-type="string">
            <text:p>#P("soundLen", "1.90687")</text:p>
          </table:table-cell>
          <table:table-cell office:value-type="string" calcext:value-type="string">
            <text:p>みんな</text:p>
          </table:table-cell>
          <table:table-cell office:value-type="string" calcext:value-type="string">
            <text:p>ああああああああ！</text:p>
          </table:table-cell>
          <table:table-cell table:number-columns-repeated="2"/>
          <table:table-cell table:formula="of:=IF([.E2334]=&quot;&quot;; &quot;untranscribed&quot;; IF([.F233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36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6B.DAT-ss0-0</text:p>
          </table:table-cell>
          <table:table-cell office:value-type="string" calcext:value-type="string">
            <text:p>#P("soundLen", "2.55519")</text:p>
          </table:table-cell>
          <table:table-cell table:number-columns-repeated="1021"/>
        </table:table-row>
        <table:table-row table:style-name="ro2">
          <table:table-cell office:value-type="string" calcext:value-type="string">
            <text:p>string</text:p>
          </table:table-cell>
          <table:table-cell office:value-type="string" calcext:value-type="string">
            <text:p>C936B.DAT-ss0-1</text:p>
          </table:table-cell>
          <table:table-cell table:formula="of:=T([.C6])" office:value-type="string" office:string-value="#P(&quot;soundLen&quot;, &quot;1.19135&quot;)" calcext:value-type="string">
            <text:p>#P("soundLen", "1.19135")</text:p>
          </table:table-cell>
          <table:table-cell table:number-columns-repeated="1021"/>
        </table:table-row>
        <table:table-row table:style-name="ro2">
          <table:table-cell office:value-type="string" calcext:value-type="string">
            <text:p>string</text:p>
          </table:table-cell>
          <table:table-cell office:value-type="string" calcext:value-type="string">
            <text:p>C936B.DAT-ss0-2</text:p>
          </table:table-cell>
          <table:table-cell table:formula="of:=T([.C7])" office:value-type="string" office:string-value="#P(&quot;soundLen&quot;, &quot;2.48688&quot;)" calcext:value-type="string">
            <text:p>#P("soundLen", "2.48688")</text:p>
          </table:table-cell>
          <table:table-cell table:number-columns-repeated="1021"/>
        </table:table-row>
        <table:table-row table:style-name="ro1">
          <table:table-cell table:number-columns-repeated="4"/>
          <table:table-cell office:value-type="string" calcext:value-type="string">
            <text:p>//==================================</text:p>
            <text:p>// File: C936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6C.DAT-ss0-0</text:p>
          </table:table-cell>
          <table:table-cell table:formula="of:=T([.C2336])" office:value-type="string" office:string-value="#P(&quot;soundLen&quot;, &quot;2.55519&quot;)" calcext:value-type="string">
            <text:p>#P("soundLen", "2.55519")</text:p>
          </table:table-cell>
          <table:table-cell table:number-columns-repeated="1021"/>
        </table:table-row>
        <table:table-row table:style-name="ro1">
          <table:table-cell table:number-columns-repeated="4"/>
          <table:table-cell office:value-type="string" calcext:value-type="string">
            <text:p>//==================================</text:p>
            <text:p>// File: C937.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37.DAT-ss0-0</text:p>
          </table:table-cell>
          <table:table-cell office:value-type="string" calcext:value-type="string">
            <text:p>#P("soundLen", "2.10811")</text:p>
          </table:table-cell>
          <table:table-cell table:style-name="ce1" office:value-type="string" calcext:value-type="string">
            <text:p>弓美</text:p>
          </table:table-cell>
          <table:table-cell office:value-type="string" calcext:value-type="string">
            <text:p>今日は具合が悪いから休止</text:p>
          </table:table-cell>
          <table:table-cell office:value-type="string" calcext:value-type="string">
            <text:p>I'm not feeling well today, so I'm stopping here.</text:p>
          </table:table-cell>
          <table:table-cell/>
          <table:table-cell table:formula="of:=IF([.E2342]=&quot;&quot;; &quot;untranscribed&quot;; IF([.F2342]=&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37.DAT-ss0-1</text:p>
          </table:table-cell>
          <table:table-cell office:value-type="string" calcext:value-type="string">
            <text:p>#P("soundLen", "1.56257")</text:p>
          </table:table-cell>
          <table:table-cell table:style-name="ce3" table:formula="of:=T([.D2334])" office:value-type="string" office:string-value="みんな" calcext:value-type="string">
            <text:p>みんな</text:p>
          </table:table-cell>
          <table:table-cell table:formula="of:=T([.E2334])" office:value-type="string" office:string-value="ああああああああ！" calcext:value-type="string">
            <text:p>ああああああああ！</text:p>
          </table:table-cell>
          <table:table-cell table:formula="of:=T([.F2334])">
            <text:p/>
          </table:table-cell>
          <table:table-cell/>
          <table:table-cell table:formula="of:=IF([.E2343]=&quot;&quot;; &quot;untranscribed&quot;; IF([.F2343]=&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37Z.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37Z.DAT-ss0-0</text:p>
          </table:table-cell>
          <table:table-cell table:formula="of:=T([.C2342])" office:value-type="string" office:string-value="#P(&quot;soundLen&quot;, &quot;2.10811&quot;)" calcext:value-type="string">
            <text:p>#P("soundLen", "2.10811")</text:p>
          </table:table-cell>
          <table:table-cell table:style-name="ce3" table:formula="of:=T([.D2342])" office:value-type="string" office:string-value="弓美" calcext:value-type="string">
            <text:p>弓美</text:p>
          </table:table-cell>
          <table:table-cell table:formula="of:=T([.E2342])" office:value-type="string" office:string-value="今日は具合が悪いから休止" calcext:value-type="string">
            <text:p>今日は具合が悪いから休止</text:p>
          </table:table-cell>
          <table:table-cell table:formula="of:=T([.F2342])" office:value-type="string" office:string-value="I'm not feeling well today, so I'm stopping here." calcext:value-type="string">
            <text:p>I'm not feeling well today, so I'm stopping here.</text:p>
          </table:table-cell>
          <table:table-cell/>
          <table:table-cell table:formula="of:=IF([.E2345]=&quot;&quot;; &quot;untranscribed&quot;; IF([.F2345]=&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37Z.DAT-ss0-1</text:p>
          </table:table-cell>
          <table:table-cell table:formula="of:=T([.C2343])" office:value-type="string" office:string-value="#P(&quot;soundLen&quot;, &quot;1.56257&quot;)" calcext:value-type="string">
            <text:p>#P("soundLen", "1.56257")</text:p>
          </table:table-cell>
          <table:table-cell table:style-name="ce3" table:formula="of:=T([.D2334])" office:value-type="string" office:string-value="みんな" calcext:value-type="string">
            <text:p>みんな</text:p>
          </table:table-cell>
          <table:table-cell table:formula="of:=T([.E2334])" office:value-type="string" office:string-value="ああああああああ！" calcext:value-type="string">
            <text:p>ああああああああ！</text:p>
          </table:table-cell>
          <table:table-cell table:formula="of:=T([.F2334])">
            <text:p/>
          </table:table-cell>
          <table:table-cell/>
          <table:table-cell table:formula="of:=IF([.E2346]=&quot;&quot;; &quot;untranscribed&quot;; IF([.F234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38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8A.DAT-ss0-0</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6">
          <table:table-cell office:value-type="string" calcext:value-type="string">
            <text:p>string</text:p>
          </table:table-cell>
          <table:table-cell office:value-type="string" calcext:value-type="string">
            <text:p>C938A.DAT-ss0-1</text:p>
          </table:table-cell>
          <table:table-cell office:value-type="string" calcext:value-type="string">
            <text:p>#P("soundLen", "6.21021")</text:p>
          </table:table-cell>
          <table:table-cell/>
          <table:table-cell office:value-type="string" calcext:value-type="string">
            <text:p>桜子：今のやつ、穴を引きずってたわよ</text:p>
            <text:p>真一：なるほど</text:p>
            <text:p>　穴が見つからないはずだ！</text:p>
          </table:table-cell>
          <table:table-cell office:value-type="string" calcext:value-type="string">
            <text:p>That thing just now...it was dragging a hole!</text:p>
            <text:p/>
            <text:p>#w(2.922)</text:p>
            <text:p>I get it! It must be so the hole won't get found!</text:p>
          </table:table-cell>
          <table:table-cell office:value-type="string" calcext:value-type="string">
            <text:p>CHECK</text:p>
          </table:table-cell>
          <table:table-cell table:formula="of:=IF([.E2349]=&quot;&quot;; &quot;untranscribed&quot;; IF([.F2349]=&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38A.DAT-ss0-2</text:p>
          </table:table-cell>
          <table:table-cell office:value-type="string" calcext:value-type="string">
            <text:p>#P("soundLen", "0.270287")</text:p>
          </table:table-cell>
          <table:table-cell table:style-name="ce1" office:value-type="string" calcext:value-type="string">
            <text:p>弓美</text:p>
          </table:table-cell>
          <table:table-cell table:style-name="ce2" office:value-type="string" calcext:value-type="string">
            <text:p>クシュ！</text:p>
          </table:table-cell>
          <table:table-cell table:number-columns-repeated="1019"/>
        </table:table-row>
        <table:table-row table:style-name="ro1">
          <table:table-cell table:number-columns-repeated="4"/>
          <table:table-cell office:value-type="string" calcext:value-type="string">
            <text:p>//==================================</text:p>
            <text:p>// File: C938B.DAT</text:p>
            <text:p>//==================================</text:p>
          </table:table-cell>
          <table:table-cell/>
          <table:table-cell table:style-name="ce2" office:value-type="string" calcext:value-type="string">
            <text:p>NOTE: unless there's something i'm missing, this scene isn't used -- it's not listed in SEL_INFO</text:p>
          </table:table-cell>
          <table:table-cell table:number-columns-repeated="1017"/>
        </table:table-row>
        <table:table-row table:style-name="ro2">
          <table:table-cell office:value-type="string" calcext:value-type="string">
            <text:p>string</text:p>
          </table:table-cell>
          <table:table-cell office:value-type="string" calcext:value-type="string">
            <text:p>C938B.DAT-ss0-0</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7">
          <table:table-cell office:value-type="string" calcext:value-type="string">
            <text:p>string</text:p>
          </table:table-cell>
          <table:table-cell office:value-type="string" calcext:value-type="string">
            <text:p>C938B.DAT-ss0-1</text:p>
          </table:table-cell>
          <table:table-cell office:value-type="string" calcext:value-type="string">
            <text:p>#P("soundLen", "1.0153")</text:p>
          </table:table-cell>
          <table:table-cell office:value-type="string" calcext:value-type="string">
            <text:p>りえ</text:p>
          </table:table-cell>
          <table:table-cell office:value-type="string" calcext:value-type="string">
            <text:p>そこです</text:p>
          </table:table-cell>
          <table:table-cell office:value-type="string" calcext:value-type="string">
            <text:p>There it is.</text:p>
          </table:table-cell>
          <table:table-cell/>
          <table:table-cell table:formula="of:=IF([.E2353]=&quot;&quot;; &quot;untranscribed&quot;; IF([.F235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938B.DAT-ss0-2</text:p>
          </table:table-cell>
          <table:table-cell office:value-type="string" calcext:value-type="string">
            <text:p>#P("soundLen", "1.51348")</text:p>
          </table:table-cell>
          <table:table-cell table:style-name="ce1" office:value-type="string" calcext:value-type="string">
            <text:p>真一</text:p>
          </table:table-cell>
          <table:table-cell office:value-type="string" calcext:value-type="string">
            <text:p>わぁ！捕まえるんだ！！</text:p>
          </table:table-cell>
          <table:table-cell office:value-type="string" calcext:value-type="string">
            <text:p>#off()</text:p>
            <text:p>#w(0.675)</text:p>
            <text:p>Catch it!</text:p>
          </table:table-cell>
          <table:table-cell/>
          <table:table-cell table:formula="of:=IF([.E2354]=&quot;&quot;; &quot;untranscribed&quot;; IF([.F2354]=&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8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8C.DAT-ss0-0</text:p>
          </table:table-cell>
          <table:table-cell table:formula="of:=T([.C686])" office:value-type="string" office:string-value="#P(&quot;soundLen&quot;, &quot;1.32422&quot;)" calcext:value-type="string">
            <text:p>#P("soundLen", "1.32422")</text:p>
          </table:table-cell>
          <table:table-cell table:number-columns-repeated="1021"/>
        </table:table-row>
        <table:table-row table:style-name="ro27">
          <table:table-cell office:value-type="string" calcext:value-type="string">
            <text:p>string</text:p>
          </table:table-cell>
          <table:table-cell office:value-type="string" calcext:value-type="string">
            <text:p>C938C.DAT-ss0-1</text:p>
          </table:table-cell>
          <table:table-cell office:value-type="string" calcext:value-type="string">
            <text:p>#P("soundLen", "9.04024")</text:p>
          </table:table-cell>
          <table:table-cell/>
          <table:table-cell office:value-type="string" calcext:value-type="string">
            <text:p>弓美：え、えっと…</text:p>
            <text:p>真一：ん、んっと…</text:p>
            <text:p>桜子：う、ううん…</text:p>
            <text:p>部長：あ、あっと…</text:p>
            <text:p>りえ：何なんですか、いったい？</text:p>
          </table:table-cell>
          <table:table-cell office:value-type="string" calcext:value-type="string">
            <text:p>E-Errr..</text:p>
            <text:p/>
            <text:p>#w(1.827)</text:p>
            <text:p>M-Mmm...</text:p>
            <text:p/>
            <text:p>#w(3.559)</text:p>
            <text:p>U-Uhh...</text:p>
            <text:p/>
            <text:p>#w(5.129)</text:p>
            <text:p>A-Ahh...</text:p>
            <text:p/>
            <text:p>#w(7.156)</text:p>
            <text:p>What in the world was that?</text:p>
          </table:table-cell>
          <table:table-cell/>
          <table:table-cell table:formula="of:=IF([.E2357]=&quot;&quot;; &quot;untranscribed&quot;; IF([.F2357]=&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8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8D.DAT-ss0-0</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1">
          <table:table-cell table:number-columns-repeated="4"/>
          <table:table-cell office:value-type="string" calcext:value-type="string">
            <text:p>//==================================</text:p>
            <text:p>// File: C938Z.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8Z.DAT-ss0-0</text:p>
          </table:table-cell>
          <table:table-cell table:formula="of:=T([.C521])" office:value-type="string" office:string-value="#P(&quot;soundLen&quot;, &quot;0.227102&quot;)" calcext:value-type="string">
            <text:p>#P("soundLen", "0.227102")</text:p>
          </table:table-cell>
          <table:table-cell table:number-columns-repeated="1021"/>
        </table:table-row>
        <table:table-row table:style-name="ro1">
          <table:table-cell table:number-columns-repeated="4"/>
          <table:table-cell office:value-type="string" calcext:value-type="string">
            <text:p>//==================================</text:p>
            <text:p>// File: C939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39A.DAT-ss0-0</text:p>
          </table:table-cell>
          <table:table-cell office:value-type="string" calcext:value-type="string">
            <text:p>#P("soundLen", "2.42404")</text:p>
          </table:table-cell>
          <table:table-cell table:style-name="ce1" office:value-type="string" calcext:value-type="string">
            <text:p>桜子</text:p>
          </table:table-cell>
          <table:table-cell office:value-type="string" calcext:value-type="string">
            <text:p>ちっ！どうすんのよ、弓美！</text:p>
          </table:table-cell>
          <table:table-cell office:value-type="string" calcext:value-type="string">
            <text:p>#off()</text:p>
            <text:p>#w(0.999)</text:p>
            <text:p>What're you doing, Yumimi!?</text:p>
          </table:table-cell>
          <table:table-cell/>
          <table:table-cell table:formula="of:=IF([.E2363]=&quot;&quot;; &quot;untranscribed&quot;; IF([.F236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39A.DAT-ss0-1</text:p>
          </table:table-cell>
          <table:table-cell office:value-type="string" calcext:value-type="string">
            <text:p>#P("soundLen", "1.02727")</text:p>
          </table:table-cell>
          <table:table-cell table:style-name="ce1" office:value-type="string" calcext:value-type="string">
            <text:p>弓美</text:p>
          </table:table-cell>
          <table:table-cell office:value-type="string" calcext:value-type="string">
            <text:p>え〜ん…！</text:p>
          </table:table-cell>
          <table:table-cell table:number-columns-repeated="2"/>
          <table:table-cell table:formula="of:=IF([.E2364]=&quot;&quot;; &quot;untranscribed&quot;; IF([.F2364]=&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939A.DAT-ss0-2</text:p>
          </table:table-cell>
          <table:table-cell office:value-type="string" calcext:value-type="string">
            <text:p>#P("soundLen", "2.18429")</text:p>
          </table:table-cell>
          <table:table-cell office:value-type="string" calcext:value-type="string">
            <text:p>ナレーター</text:p>
          </table:table-cell>
          <table:table-cell office:value-type="string" calcext:value-type="string">
            <text:p>そんなこんなで、一ヶ月</text:p>
          </table:table-cell>
          <table:table-cell office:value-type="string" calcext:value-type="string">
            <text:p>And with that, one month later...</text:p>
          </table:table-cell>
          <table:table-cell/>
          <table:table-cell table:formula="of:=IF([.E2365]=&quot;&quot;; &quot;untranscribed&quot;; IF([.F2365]=&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39A.DAT-ss0-3</text:p>
          </table:table-cell>
          <table:table-cell office:value-type="string" calcext:value-type="string">
            <text:p>#P("soundLen", "1.92702")</text:p>
          </table:table-cell>
          <table:table-cell table:number-columns-repeated="1021"/>
        </table:table-row>
        <table:table-row table:style-name="ro2">
          <table:table-cell office:value-type="string" calcext:value-type="string">
            <text:p>string</text:p>
          </table:table-cell>
          <table:table-cell office:value-type="string" calcext:value-type="string">
            <text:p>C939A.DAT-ss0-4</text:p>
          </table:table-cell>
          <table:table-cell table:formula="of:=T([.C1582])" office:value-type="string" office:string-value="#P(&quot;soundLen&quot;, &quot;1.9379&quot;)" calcext:value-type="string">
            <text:p>#P("soundLen", "1.9379")</text:p>
          </table:table-cell>
          <table:table-cell table:number-columns-repeated="1021"/>
        </table:table-row>
        <table:table-row table:style-name="ro1">
          <table:table-cell table:number-columns-repeated="4"/>
          <table:table-cell office:value-type="string" calcext:value-type="string">
            <text:p>//==================================</text:p>
            <text:p>// File: C939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939B.DAT-ss0-0</text:p>
          </table:table-cell>
          <table:table-cell office:value-type="string" calcext:value-type="string">
            <text:p>#P("soundLen", "6.93175")</text:p>
            <text:p><text:span text:style-name="T1">#P("noAutoOff", "1")</text:span></text:p>
          </table:table-cell>
          <table:table-cell table:style-name="ce1" office:value-type="string" calcext:value-type="string">
            <text:p>弓美</text:p>
          </table:table-cell>
          <table:table-cell office:value-type="string" calcext:value-type="string">
            <text:p>真一：吉沢！穴、穴！</text:p>
            <text:p>弓美：うわぁ！ちょ、ちょっと！</text:p>
            <text:p>　松崎く〜ん！</text:p>
          </table:table-cell>
          <table:table-cell office:value-type="string" calcext:value-type="string">
            <text:p>Yoshizawa! A hole, a hole!</text:p>
            <text:p>#woff(2.762)</text:p>
            <text:p/>
            <text:p>#w(3.677)</text:p>
            <text:p>W-Wait up! Matsuzaki+-kun++!</text:p>
          </table:table-cell>
          <table:table-cell/>
          <table:table-cell table:formula="of:=IF([.E2369]=&quot;&quot;; &quot;untranscribed&quot;; IF([.F2369]=&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939B.DAT-ss0-1</text:p>
          </table:table-cell>
          <table:table-cell office:value-type="string" calcext:value-type="string">
            <text:p>#P("soundLen", "11.7158")</text:p>
            <text:p><text:span text:style-name="T1">#P("noAutoOff", "1")</text:span></text:p>
          </table:table-cell>
          <table:table-cell office:value-type="string" calcext:value-type="string">
            <text:p>ナレーター</text:p>
          </table:table-cell>
          <table:table-cell office:value-type="string" calcext:value-type="string">
            <text:p>そんなわけで、弓美が普通の女の子に戻るのは、もう少し後のことになるのでありました</text:p>
            <text:p>まあ、仕方ないでしょね？これじゃ</text:p>
          </table:table-cell>
          <table:table-cell office:value-type="string" calcext:value-type="string">
            <text:p>And so it was that Yumimi's return to being a normal girl was, ever so slightly, delayed.</text:p>
            <text:p>#woff(7.782)</text:p>
            <text:p/>
            <text:p>#w(8.645)</text:p>
            <text:p>Well, what could anyone have done about it, huh?</text:p>
          </table:table-cell>
          <table:table-cell office:value-type="string" calcext:value-type="string">
            <text:p>NOTE: given the interactive nature of the story, i'd take the last line here as a sarcastic remark</text:p>
          </table:table-cell>
          <table:table-cell table:formula="of:=IF([.E2370]=&quot;&quot;; &quot;untranscribed&quot;; IF([.F2370]=&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939B.DAT-ss0-2</text:p>
          </table:table-cell>
          <table:table-cell office:value-type="string" calcext:value-type="string">
            <text:p>#P("soundLen", "3.34357")</text:p>
          </table:table-cell>
          <table:table-cell table:style-name="ce1" office:value-type="string" calcext:value-type="string">
            <text:p>弓美</text:p>
          </table:table-cell>
          <table:table-cell office:value-type="string" calcext:value-type="string">
            <text:p>え〜ん！仕方なくない、仕方なくない！</text:p>
          </table:table-cell>
          <table:table-cell office:value-type="string" calcext:value-type="string">
            <text:p>#off()</text:p>
            <text:p>#w(0.777)</text:p>
            <text:p>Someone COULD have done something! They COULD!</text:p>
          </table:table-cell>
          <table:table-cell office:value-type="string" calcext:value-type="string">
            <text:p>CHECK</text:p>
          </table:table-cell>
          <table:table-cell table:formula="of:=IF([.E2371]=&quot;&quot;; &quot;untranscribed&quot;; IF([.F2371]=&quot;&quot;; &quot;UNTRANSLATED&quot;; &quot;&quot;))">
            <text:p/>
          </table:table-cell>
          <table:table-cell table:number-columns-repeated="1016"/>
        </table:table-row>
        <table:table-row table:style-name="ro1">
          <table:table-cell table:number-columns-repeated="4"/>
          <table:table-cell office:value-type="string" calcext:value-type="string">
            <text:p>//==================================</text:p>
            <text:p>// File: C939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9C.DAT-ss0-0</text:p>
          </table:table-cell>
          <table:table-cell table:formula="of:=T([.C1582])" office:value-type="string" office:string-value="#P(&quot;soundLen&quot;, &quot;1.9379&quot;)" calcext:value-type="string">
            <text:p>#P("soundLen", "1.9379")</text:p>
          </table:table-cell>
          <table:table-cell table:number-columns-repeated="1021"/>
        </table:table-row>
        <table:table-row table:style-name="ro7">
          <table:table-cell office:value-type="string" calcext:value-type="string">
            <text:p>string</text:p>
          </table:table-cell>
          <table:table-cell office:value-type="string" calcext:value-type="string">
            <text:p>C939C.DAT-ss0-1</text:p>
          </table:table-cell>
          <table:table-cell table:formula="of:=T([.C2365])" office:value-type="string" office:string-value="#P(&quot;soundLen&quot;, &quot;2.18429&quot;)" calcext:value-type="string">
            <text:p>#P("soundLen", "2.18429")</text:p>
          </table:table-cell>
          <table:table-cell office:value-type="string" calcext:value-type="string">
            <text:p>ナレーター</text:p>
          </table:table-cell>
          <table:table-cell office:value-type="string" calcext:value-type="string">
            <text:p>そんなこんなで、一ヶ月</text:p>
          </table:table-cell>
          <table:table-cell office:value-type="string" calcext:value-type="string">
            <text:p>And with that, one month later...</text:p>
          </table:table-cell>
          <table:table-cell/>
          <table:table-cell table:formula="of:=IF([.E2374]=&quot;&quot;; &quot;untranscribed&quot;; IF([.F23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39C.DAT-ss0-2</text:p>
          </table:table-cell>
          <table:table-cell office:value-type="string" calcext:value-type="string">
            <text:p>#P("soundLen", "4.85116")</text:p>
          </table:table-cell>
          <table:table-cell table:number-columns-repeated="1021"/>
        </table:table-row>
        <table:table-row table:style-name="ro1">
          <table:table-cell table:number-columns-repeated="4"/>
          <table:table-cell office:value-type="string" calcext:value-type="string">
            <text:p>//==================================</text:p>
            <text:p>// File: C939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39D.DAT-ss0-0</text:p>
          </table:table-cell>
          <table:table-cell table:formula="of:=T([.C1582])" office:value-type="string" office:string-value="#P(&quot;soundLen&quot;, &quot;1.9379&quot;)" calcext:value-type="string">
            <text:p>#P("soundLen", "1.9379")</text:p>
          </table:table-cell>
          <table:table-cell table:number-columns-repeated="1021"/>
        </table:table-row>
        <table:table-row table:style-name="ro12">
          <table:table-cell office:value-type="string" calcext:value-type="string">
            <text:p>string</text:p>
          </table:table-cell>
          <table:table-cell office:value-type="string" calcext:value-type="string">
            <text:p>C939D.DAT-ss0-1</text:p>
          </table:table-cell>
          <table:table-cell office:value-type="string" calcext:value-type="string">
            <text:p>#P("soundLen", "11.8955")</text:p>
          </table:table-cell>
          <table:table-cell office:value-type="string" calcext:value-type="string">
            <text:p>ナレーター</text:p>
          </table:table-cell>
          <table:table-cell office:value-type="string" calcext:value-type="string">
            <text:p>そんなわけで、弓美ちゃんもようやく普通の女の子に戻ったのであります</text:p>
            <text:p>…が、もっとも生活の方はまだ、あんまり普通じゃないんですけどね？</text:p>
          </table:table-cell>
          <table:table-cell office:value-type="string" calcext:value-type="string">
            <text:p>And so it is that Yumimi+-chan++ has, at last, returned to being a normal girl.</text:p>
            <text:p>#woff(6.311)</text:p>
            <text:p/>
            <text:p>#w(7.112)</text:p>
            <text:p>...Though on the other hand, her life still isn't very normal, is it?</text:p>
          </table:table-cell>
          <table:table-cell/>
          <table:table-cell table:formula="of:=IF([.E2378]=&quot;&quot;; &quot;untranscribed&quot;; IF([.F23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0.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40.DAT-ss0-0</text:p>
          </table:table-cell>
          <table:table-cell office:value-type="string" calcext:value-type="string">
            <text:p>#P("soundLen", "1.93814")</text:p>
          </table:table-cell>
          <table:table-cell office:value-type="string" calcext:value-type="string">
            <text:p>みんな</text:p>
          </table:table-cell>
          <table:table-cell office:value-type="string" calcext:value-type="string">
            <text:p>ああああああああ！</text:p>
          </table:table-cell>
          <table:table-cell table:number-columns-repeated="2"/>
          <table:table-cell table:formula="of:=IF([.E2380]=&quot;&quot;; &quot;untranscribed&quot;; IF([.F2380]=&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41.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41.DAT-ss0-0</text:p>
          </table:table-cell>
          <table:table-cell office:value-type="string" calcext:value-type="string">
            <text:p>#P("soundLen", "5.60004")</text:p>
          </table:table-cell>
          <table:table-cell office:value-type="string" calcext:value-type="string">
            <text:p>児島先生</text:p>
          </table:table-cell>
          <table:table-cell office:value-type="string" calcext:value-type="string">
            <text:p>ええ、と、いうわけで</text:p>
            <text:p>この場合、カンガルーの袋というのは…？</text:p>
          </table:table-cell>
          <table:table-cell office:value-type="string" calcext:value-type="string">
            <text:p>#off()</text:p>
            <text:p>#w(1.190)</text:p>
            <text:p>So then, in this context, we would refer to a kangaroo's pouch as...?</text:p>
          </table:table-cell>
          <table:table-cell/>
          <table:table-cell table:formula="of:=IF([.E2382]=&quot;&quot;; &quot;untranscribed&quot;; IF([.F23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41.DAT-ss0-1</text:p>
          </table:table-cell>
          <table:table-cell table:formula="of:=T([.C1882])" office:value-type="string" office:string-value="#P(&quot;soundLen&quot;, &quot;4.43006&quot;)" calcext:value-type="string">
            <text:p>#P("soundLen", "4.43006")</text:p>
          </table:table-cell>
          <table:table-cell table:number-columns-repeated="1021"/>
        </table:table-row>
        <table:table-row table:style-name="ro7">
          <table:table-cell office:value-type="string" calcext:value-type="string">
            <text:p>string</text:p>
          </table:table-cell>
          <table:table-cell office:value-type="string" calcext:value-type="string">
            <text:p>C941.DAT-ss0-2</text:p>
          </table:table-cell>
          <table:table-cell office:value-type="string" calcext:value-type="string">
            <text:p>#P("soundLen", "1.03434")</text:p>
          </table:table-cell>
          <table:table-cell table:style-name="ce1" office:value-type="string" calcext:value-type="string">
            <text:p>真一</text:p>
          </table:table-cell>
          <table:table-cell office:value-type="string" calcext:value-type="string">
            <text:p>あちちちち！</text:p>
          </table:table-cell>
          <table:table-cell office:value-type="string" calcext:value-type="string">
            <text:p>//Ah-cha-cha-cha-cha!</text:p>
          </table:table-cell>
          <table:table-cell/>
          <table:table-cell table:formula="of:=IF([.E2384]=&quot;&quot;; &quot;untranscribed&quot;; IF([.F238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941.DAT-ss0-3</text:p>
          </table:table-cell>
          <table:table-cell office:value-type="string" calcext:value-type="string">
            <text:p>#P("soundLen", "3.36268")</text:p>
            <text:p><text:span text:style-name="T1">#P("noAutoOff", "1")</text:span></text:p>
          </table:table-cell>
          <table:table-cell office:value-type="string" calcext:value-type="string">
            <text:p>児島先生</text:p>
          </table:table-cell>
          <table:table-cell office:value-type="string" calcext:value-type="string">
            <text:p>おい！吉沢！</text:p>
            <text:p>お前ってなんとか[してこい?]</text:p>
          </table:table-cell>
          <table:table-cell office:value-type="string" calcext:value-type="string">
            <text:p>Hey! Yoshizawa!</text:p>
            <text:p/>
            <text:p>#w(2.187)</text:p>
            <text:p>Go do something about this!</text:p>
          </table:table-cell>
          <table:table-cell office:value-type="string" calcext:value-type="string">
            <text:p>CHECK</text:p>
          </table:table-cell>
          <table:table-cell table:formula="of:=IF([.E2385]=&quot;&quot;; &quot;untranscribed&quot;; IF([.F2385]=&quot;&quot;; &quot;UNTRANSLATED&quot;; &quot;&quot;))">
            <text:p/>
          </table:table-cell>
          <table:table-cell table:number-columns-repeated="1016"/>
        </table:table-row>
        <table:table-row table:style-name="ro27">
          <table:table-cell office:value-type="string" calcext:value-type="string">
            <text:p>string</text:p>
          </table:table-cell>
          <table:table-cell office:value-type="string" calcext:value-type="string">
            <text:p>C941.DAT-ss0-4</text:p>
          </table:table-cell>
          <table:table-cell office:value-type="string" calcext:value-type="string">
            <text:p>#P("soundLen", "11.0449")</text:p>
          </table:table-cell>
          <table:table-cell/>
          <table:table-cell office:value-type="string" calcext:value-type="string">
            <text:p>弓美：ええ！？[全然?]！まだちょっと無理です！</text:p>
            <text:p>児島先生：そうはないな</text:p>
            <text:p>　早く風邪を治して、この騒ぎ、なんとかしなさい</text:p>
            <text:p>弓美：は〜い…</text:p>
          </table:table-cell>
          <table:table-cell office:value-type="string" calcext:value-type="string">
            <text:p>What!? I can't!\n</text:p>
            <text:p>It's still a little too much for me!</text:p>
            <text:p/>
            <text:p>#w(3.755)</text:p>
            <text:p>Is it, now?</text:p>
            <text:p/>
            <text:p>#w(5.953)</text:p>
            <text:p>Hurry up and get over that cold, and do something about this uproar.</text:p>
            <text:p/>
            <text:p>#w(10.103)</text:p>
            <text:p>Yes sir...</text:p>
            <text:p>#woff(11.150)</text:p>
          </table:table-cell>
          <table:table-cell/>
          <table:table-cell table:formula="of:=IF([.E2386]=&quot;&quot;; &quot;untranscribed&quot;; IF([.F2386]=&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41.DAT-ss0-5</text:p>
          </table:table-cell>
          <table:table-cell office:value-type="string" calcext:value-type="string">
            <text:p>#P("soundLen", "3.93476")</text:p>
          </table:table-cell>
          <table:table-cell office:value-type="string" calcext:value-type="string">
            <text:p>みんな</text:p>
          </table:table-cell>
          <table:table-cell office:value-type="string" calcext:value-type="string">
            <text:p>あはははははは！</text:p>
          </table:table-cell>
          <table:table-cell table:number-columns-repeated="2"/>
          <table:table-cell table:formula="of:=IF([.E2387]=&quot;&quot;; &quot;untranscribed&quot;; IF([.F238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42.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42.DAT-ss0-0</text:p>
          </table:table-cell>
          <table:table-cell office:value-type="string" calcext:value-type="string">
            <text:p>#P("soundLen", "4.48357")</text:p>
            <text:p><text:span text:style-name="T1">#P("noAutoOff", "1")</text:span></text:p>
          </table:table-cell>
          <table:table-cell office:value-type="string" calcext:value-type="string">
            <text:p>桜子</text:p>
          </table:table-cell>
          <table:table-cell office:value-type="string" calcext:value-type="string">
            <text:p>まったく…</text:p>
            <text:p>風邪引いてると変身しないって、何なのよ？</text:p>
          </table:table-cell>
          <table:table-cell office:value-type="string" calcext:value-type="string">
            <text:p>Seriously...{I caught a cold, so I won't transform?} What's the deal?</text:p>
          </table:table-cell>
          <table:table-cell/>
          <table:table-cell table:formula="of:=IF([.E2389]=&quot;&quot;; &quot;untranscribed&quot;; IF([.F2389]=&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942.DAT-ss0-1</text:p>
          </table:table-cell>
          <table:table-cell office:value-type="string" calcext:value-type="string">
            <text:p>#P("soundLen", "2.82229")</text:p>
          </table:table-cell>
          <table:table-cell table:style-name="ce1" office:value-type="string" calcext:value-type="string">
            <text:p>弓美</text:p>
          </table:table-cell>
          <table:table-cell office:value-type="string" calcext:value-type="string">
            <text:p>ふん！あたしが[鬼気具合??]</text:p>
          </table:table-cell>
          <table:table-cell office:value-type="string" calcext:value-type="string">
            <text:p>Hmph! I feel awful!</text:p>
          </table:table-cell>
          <table:table-cell office:value-type="string" calcext:value-type="string">
            <text:p>FIXME, i really doubt this but the pronunciation is too vague for me to make out</text:p>
          </table:table-cell>
          <table:table-cell table:formula="of:=IF([.E2390]=&quot;&quot;; &quot;untranscribed&quot;; IF([.F239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42.DAT-ss0-2</text:p>
          </table:table-cell>
          <table:table-cell office:value-type="string" calcext:value-type="string">
            <text:p>#P("soundLen", "1.02906")</text:p>
          </table:table-cell>
          <table:table-cell table:style-name="ce1" office:value-type="string" calcext:value-type="string">
            <text:p>弓美</text:p>
          </table:table-cell>
          <table:table-cell office:value-type="string" calcext:value-type="string">
            <text:p>はちゅ！</text:p>
          </table:table-cell>
          <table:table-cell office:value-type="string" calcext:value-type="string">
            <text:p>//ACHOO!</text:p>
          </table:table-cell>
          <table:table-cell/>
          <table:table-cell table:formula="of:=IF([.E2391]=&quot;&quot;; &quot;untranscribed&quot;; IF([.F2391]=&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3Z.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943Z.DAT-ss0-0</text:p>
          </table:table-cell>
          <table:table-cell office:value-type="string" calcext:value-type="string">
            <text:p>#P("soundLen", "8.86566")</text:p>
          </table:table-cell>
          <table:table-cell table:style-name="ce1" office:value-type="string" calcext:value-type="string">
            <text:p>弓美</text:p>
          </table:table-cell>
          <table:table-cell office:value-type="string" calcext:value-type="string">
            <text:p>本当に…桜子ちゃんじゃないけど何なのかしら？</text:p>
            <text:p>穴は[まだ増えちゃうし?]</text:p>
            <text:p>困った</text:p>
          </table:table-cell>
          <table:table-cell office:value-type="string" calcext:value-type="string">
            <text:p>#off()</text:p>
            <text:p>#w(1.111)</text:p>
            <text:p>Really...I'm not Sakurako+-chan++, but what IS the deal?</text:p>
            <text:p/>
            <text:p>#w(5.441)</text:p>
            <text:p>The holes are still multiplying.</text:p>
            <text:p>#woff(7.037)</text:p>
            <text:p/>
            <text:p>#w(7.970)</text:p>
            <text:p>What a problem...</text:p>
          </table:table-cell>
          <table:table-cell office:value-type="string" calcext:value-type="string">
            <text:p>CHECK, what is the じゃない for here? "i'm not sakurako"? "i don't mean sakurako"?</text:p>
          </table:table-cell>
          <table:table-cell table:formula="of:=IF([.E2393]=&quot;&quot;; &quot;untranscribed&quot;; IF([.F2393]=&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43Z.DAT-ss0-1</text:p>
          </table:table-cell>
          <table:table-cell office:value-type="string" calcext:value-type="string">
            <text:p>#P("soundLen", "0.817679")</text:p>
          </table:table-cell>
          <table:table-cell table:style-name="ce1" office:value-type="string" calcext:value-type="string">
            <text:p>弓美</text:p>
          </table:table-cell>
          <table:table-cell office:value-type="string" calcext:value-type="string">
            <text:p>はぁ…</text:p>
          </table:table-cell>
          <table:table-cell table:number-columns-repeated="2"/>
          <table:table-cell table:formula="of:=IF([.E2394]=&quot;&quot;; &quot;untranscribed&quot;; IF([.F239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4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44.DAT-ss0-0</text:p>
          </table:table-cell>
          <table:table-cell table:formula="of:=T([.C419])" office:value-type="string" office:string-value="#P(&quot;soundLen&quot;, &quot;7.12261&quot;)" calcext:value-type="string">
            <text:p>#P("soundLen", "7.12261")</text:p>
          </table:table-cell>
          <table:table-cell table:number-columns-repeated="1021"/>
        </table:table-row>
        <table:table-row table:style-name="ro1">
          <table:table-cell table:number-columns-repeated="4"/>
          <table:table-cell office:value-type="string" calcext:value-type="string">
            <text:p>//==================================</text:p>
            <text:p>// File: C945.CU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45.CUT-start</text:p>
          </table:table-cell>
          <table:table-cell table:number-columns-repeated="2"/>
          <table:table-cell office:value-type="string" calcext:value-type="string">
            <text:p>雪がおもい</text:p>
          </table:table-cell>
          <table:table-cell office:value-type="string" calcext:value-type="string">
            <text:p>#w(1.976)</text:p>
            <text:p>Snow is heavy</text:p>
            <text:p>#woff(4.976)</text:p>
          </table:table-cell>
          <table:table-cell table:number-columns-repeated="1018"/>
        </table:table-row>
        <table:table-row table:style-name="ro1">
          <table:table-cell table:number-columns-repeated="4"/>
          <table:table-cell office:value-type="string" calcext:value-type="string">
            <text:p>//==================================</text:p>
            <text:p>// File: C947.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47.DAT-ss0-0</text:p>
          </table:table-cell>
          <table:table-cell office:value-type="string" calcext:value-type="string">
            <text:p>#P("soundLen", "0.215247")</text:p>
          </table:table-cell>
          <table:table-cell table:number-columns-repeated="1021"/>
        </table:table-row>
        <table:table-row table:style-name="ro1">
          <table:table-cell office:value-type="string" calcext:value-type="string">
            <text:p>string</text:p>
          </table:table-cell>
          <table:table-cell office:value-type="string" calcext:value-type="string">
            <text:p>C947.DAT-ss0-1</text:p>
          </table:table-cell>
          <table:table-cell office:value-type="string" calcext:value-type="string">
            <text:p>#P("soundLen", "1.7095")</text:p>
          </table:table-cell>
          <table:table-cell table:style-name="ce1" office:value-type="string" calcext:value-type="string">
            <text:p>弓美</text:p>
          </table:table-cell>
          <table:table-cell office:value-type="string" calcext:value-type="string">
            <text:p>冷た〜い…</text:p>
          </table:table-cell>
          <table:table-cell office:value-type="string" calcext:value-type="string">
            <text:p>#off()</text:p>
            <text:p>#w(0.485)</text:p>
            <text:p>This is coooold...</text:p>
          </table:table-cell>
          <table:table-cell/>
          <table:table-cell table:formula="of:=IF([.E2401]=&quot;&quot;; &quot;untranscribed&quot;; IF([.F2401]=&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8A.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48A.DAT-ss0-0</text:p>
          </table:table-cell>
          <table:table-cell office:value-type="string" calcext:value-type="string">
            <text:p>#P("soundLen", "3.47835")</text:p>
          </table:table-cell>
          <table:table-cell table:style-name="ce1" office:value-type="string" calcext:value-type="string">
            <text:p>弓美</text:p>
          </table:table-cell>
          <table:table-cell office:value-type="string" calcext:value-type="string">
            <text:p>うえ〜！</text:p>
            <text:p>身動き取れなくなっちゃったよ！</text:p>
          </table:table-cell>
          <table:table-cell office:value-type="string" calcext:value-type="string">
            <text:p>#off()</text:p>
            <text:p>#w(1.058)</text:p>
            <text:p>Now I can't move an inch!</text:p>
          </table:table-cell>
          <table:table-cell/>
          <table:table-cell table:formula="of:=IF([.E2403]=&quot;&quot;; &quot;untranscribed&quot;; IF([.F2403]=&quot;&quot;; &quot;UNTRANSLATED&quot;; &quot;&quot;))">
            <text:p/>
          </table:table-cell>
          <table:table-cell table:number-columns-repeated="1016"/>
        </table:table-row>
        <table:table-row table:style-name="ro1">
          <table:table-cell office:value-type="string" calcext:value-type="string">
            <text:p>string</text:p>
          </table:table-cell>
          <table:table-cell office:value-type="string" calcext:value-type="string">
            <text:p>C948A.DAT-ss0-1</text:p>
          </table:table-cell>
          <table:table-cell office:value-type="string" calcext:value-type="string">
            <text:p>#P("soundLen", "2.93753")</text:p>
          </table:table-cell>
          <table:table-cell table:style-name="ce1" office:value-type="string" calcext:value-type="string">
            <text:p>弓美</text:p>
          </table:table-cell>
          <table:table-cell office:value-type="string" calcext:value-type="string">
            <text:p>ああ…寒い…！</text:p>
          </table:table-cell>
          <table:table-cell office:value-type="string" calcext:value-type="string">
            <text:p>#off()</text:p>
            <text:p>#w(1.567)</text:p>
            <text:p>It's cold...!</text:p>
          </table:table-cell>
          <table:table-cell/>
          <table:table-cell table:formula="of:=IF([.E2404]=&quot;&quot;; &quot;untranscribed&quot;; IF([.F2404]=&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8B.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948B.DAT-ss0-0</text:p>
          </table:table-cell>
          <table:table-cell office:value-type="string" calcext:value-type="string">
            <text:p>#P("soundLen", "2.6568")</text:p>
          </table:table-cell>
          <table:table-cell table:style-name="ce1" office:value-type="string" calcext:value-type="string">
            <text:p>弓美</text:p>
          </table:table-cell>
          <table:table-cell office:value-type="string" calcext:value-type="string">
            <text:p>身動き取れない！</text:p>
          </table:table-cell>
          <table:table-cell office:value-type="string" calcext:value-type="string">
            <text:p>#w(1.224)</text:p>
            <text:p>I can't move an inch!</text:p>
          </table:table-cell>
          <table:table-cell/>
          <table:table-cell table:formula="of:=IF([.E2406]=&quot;&quot;; &quot;untranscribed&quot;; IF([.F240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8C.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948C.DAT-ss0-0</text:p>
          </table:table-cell>
          <table:table-cell office:value-type="string" calcext:value-type="string">
            <text:p>#P("soundLen", "6.60188")</text:p>
          </table:table-cell>
          <table:table-cell table:style-name="ce1" office:value-type="string" calcext:value-type="string">
            <text:p>弓美</text:p>
          </table:table-cell>
          <table:table-cell office:value-type="string" calcext:value-type="string">
            <text:p>だあああ！</text:p>
            <text:p>だから、身動き取れないんだってばさ！</text:p>
            <text:p>こんなことなら体育館にいればよかった</text:p>
          </table:table-cell>
          <table:table-cell office:value-type="string" calcext:value-type="string">
            <text:p>//Gaaaah!</text:p>
            <text:p>#off()</text:p>
            <text:p>#w(0.917)</text:p>
            <text:p>Just like I already said, I can't move an inch!</text:p>
            <text:p/>
            <text:p>#w(4.232)</text:p>
            <text:p>If this was going to happen, I should've just stayed in the gym!</text:p>
          </table:table-cell>
          <table:table-cell/>
          <table:table-cell table:formula="of:=IF([.E2408]=&quot;&quot;; &quot;untranscribed&quot;; IF([.F240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8D.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948D.DAT-ss0-0</text:p>
          </table:table-cell>
          <table:table-cell office:value-type="string" calcext:value-type="string">
            <text:p>#P("soundLen", "7.0836")</text:p>
          </table:table-cell>
          <table:table-cell table:style-name="ce1" office:value-type="string" calcext:value-type="string">
            <text:p>弓美</text:p>
          </table:table-cell>
          <table:table-cell office:value-type="string" calcext:value-type="string">
            <text:p>うわ…落ち着いて</text:p>
            <text:p>[変な想像している?]場合じゃない！</text:p>
            <text:p>誰か！助けてー！</text:p>
          </table:table-cell>
          <table:table-cell office:value-type="string" calcext:value-type="string">
            <text:p>#off()</text:p>
            <text:p>#w(0.664)</text:p>
            <text:p>Calm down! This is no time to be having weird delusions!</text:p>
            <text:p>#woff(3.400)</text:p>
            <text:p/>
            <text:p>#w(3.930)</text:p>
            <text:p>SOMEBODY! HELP MEEEEEE!</text:p>
          </table:table-cell>
          <table:table-cell/>
          <table:table-cell table:formula="of:=IF([.E2410]=&quot;&quot;; &quot;untranscribed&quot;; IF([.F2410]=&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948D.DAT-ss0-1</text:p>
          </table:table-cell>
          <table:table-cell office:value-type="string" calcext:value-type="string">
            <text:p>#P("soundLen", "1.9656")</text:p>
          </table:table-cell>
          <table:table-cell table:style-name="ce1" office:value-type="string" calcext:value-type="string">
            <text:p>弓美</text:p>
          </table:table-cell>
          <table:table-cell office:value-type="string" calcext:value-type="string">
            <text:p>もう…[みんな?][薄情??]もな！</text:p>
          </table:table-cell>
          <table:table-cell office:value-type="string" calcext:value-type="string">
            <text:p>#w(0.686)</text:p>
            <text:p>Is the world so cruel!?</text:p>
          </table:table-cell>
          <table:table-cell office:value-type="string" calcext:value-type="string">
            <text:p>FIXME</text:p>
          </table:table-cell>
          <table:table-cell table:formula="of:=IF([.E2411]=&quot;&quot;; &quot;untranscribed&quot;; IF([.F2411]=&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9A.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49A.DAT-ss0-0</text:p>
          </table:table-cell>
          <table:table-cell office:value-type="string" calcext:value-type="string">
            <text:p>#P("soundLen", "3.2588")</text:p>
          </table:table-cell>
          <table:table-cell table:style-name="ce1" office:value-type="string" calcext:value-type="string">
            <text:p>弓美</text:p>
          </table:table-cell>
          <table:table-cell office:value-type="string" calcext:value-type="string">
            <text:p>どうしたらいいの？</text:p>
            <text:p>変身も出来ないし…！</text:p>
          </table:table-cell>
          <table:table-cell office:value-type="string" calcext:value-type="string">
            <text:p>What should I do!? I can't transform...!</text:p>
            <text:p>#woff(3.200)</text:p>
          </table:table-cell>
          <table:table-cell/>
          <table:table-cell table:formula="of:=IF([.E2413]=&quot;&quot;; &quot;untranscribed&quot;; IF([.F2413]=&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949A.DAT-ss0-1</text:p>
          </table:table-cell>
          <table:table-cell office:value-type="string" calcext:value-type="string">
            <text:p>#P("soundLen", "5.18644")</text:p>
          </table:table-cell>
          <table:table-cell table:style-name="ce1" office:value-type="string" calcext:value-type="string">
            <text:p>弓美</text:p>
          </table:table-cell>
          <table:table-cell office:value-type="string" calcext:value-type="string">
            <text:p>落ち着け</text:p>
            <text:p>落ち着くのよ、弓美</text:p>
            <text:p>こうゆう時には、冷静に考えなくちゃ</text:p>
          </table:table-cell>
          <table:table-cell office:value-type="string" calcext:value-type="string">
            <text:p>Calm down...Cool it, Yumimi!</text:p>
            <text:p/>
            <text:p>#w(2.653)</text:p>
            <text:p>At times like this, you have to think calmly.</text:p>
          </table:table-cell>
          <table:table-cell/>
          <table:table-cell table:formula="of:=IF([.E2414]=&quot;&quot;; &quot;untranscribed&quot;; IF([.F2414]=&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49A.DAT-ss0-2</text:p>
          </table:table-cell>
          <table:table-cell office:value-type="string" calcext:value-type="string">
            <text:p>#P("soundLen", "1.37551")</text:p>
          </table:table-cell>
          <table:table-cell table:style-name="ce1" office:value-type="string" calcext:value-type="string">
            <text:p>弓美</text:p>
          </table:table-cell>
          <table:table-cell office:value-type="string" calcext:value-type="string">
            <text:p>え…えっと…</text:p>
          </table:table-cell>
          <table:table-cell office:value-type="string" calcext:value-type="string">
            <text:p>Um...Uh...</text:p>
          </table:table-cell>
          <table:table-cell/>
          <table:table-cell table:formula="of:=IF([.E2415]=&quot;&quot;; &quot;untranscribed&quot;; IF([.F24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9B.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49B.DAT-ss0-0</text:p>
          </table:table-cell>
          <table:table-cell office:value-type="string" calcext:value-type="string">
            <text:p>#P("soundLen", "3.44837")</text:p>
          </table:table-cell>
          <table:table-cell table:style-name="ce1" office:value-type="string" calcext:value-type="string">
            <text:p>弓美</text:p>
          </table:table-cell>
          <table:table-cell office:value-type="string" calcext:value-type="string">
            <text:p>な、何とかあそこまで行けば変身できるかも</text:p>
          </table:table-cell>
          <table:table-cell office:value-type="string" calcext:value-type="string">
            <text:p>I-If I can somehow get over there, maybe I'll be able to transform.</text:p>
            <text:p>#woff(3.420)</text:p>
          </table:table-cell>
          <table:table-cell/>
          <table:table-cell table:formula="of:=IF([.E2417]=&quot;&quot;; &quot;untranscribed&quot;; IF([.F2417]=&quot;&quot;; &quot;UNTRANSLATED&quot;; &quot;&quot;))">
            <text:p/>
          </table:table-cell>
          <table:table-cell table:number-columns-repeated="1016"/>
        </table:table-row>
        <table:table-row table:style-name="ro1">
          <table:table-cell table:number-columns-repeated="4"/>
          <table:table-cell office:value-type="string" calcext:value-type="string">
            <text:p>//==================================</text:p>
            <text:p>// File: C949C.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949C.DAT-ss0-0</text:p>
          </table:table-cell>
          <table:table-cell office:value-type="string" calcext:value-type="string">
            <text:p>#P("soundLen", "6.31519")</text:p>
          </table:table-cell>
          <table:table-cell table:style-name="ce1" office:value-type="string" calcext:value-type="string">
            <text:p>弓美</text:p>
          </table:table-cell>
          <table:table-cell office:value-type="string" calcext:value-type="string">
            <text:p>そ、そうだ</text:p>
            <text:p>大声で「助けて」って叫べば、誰か助けに来てくれるかもしれないわね</text:p>
          </table:table-cell>
          <table:table-cell office:value-type="string" calcext:value-type="string">
            <text:p>T-That's it!</text:p>
            <text:p/>
            <text:p>#w(1.875)</text:p>
            <text:p>If I scream {Help me!} really loud, maybe someone will come to help!</text:p>
          </table:table-cell>
          <table:table-cell/>
          <table:table-cell table:formula="of:=IF([.E2419]=&quot;&quot;; &quot;untranscribed&quot;; IF([.F2419]=&quot;&quot;; &quot;UNTRANSLATED&quot;; &quot;&quot;))">
            <text:p/>
          </table:table-cell>
          <table:table-cell table:number-columns-repeated="1016"/>
        </table:table-row>
        <table:table-row table:style-name="ro1">
          <table:table-cell table:number-columns-repeated="4"/>
          <table:table-cell office:value-type="string" calcext:value-type="string">
            <text:p>//==================================</text:p>
            <text:p>// File: C950.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50.DAT-ss0-0</text:p>
          </table:table-cell>
          <table:table-cell office:value-type="string" calcext:value-type="string">
            <text:p>#P("soundLen", "2.64893")</text:p>
          </table:table-cell>
          <table:table-cell table:style-name="ce1" office:value-type="string" calcext:value-type="string">
            <text:p>弓美</text:p>
          </table:table-cell>
          <table:table-cell office:value-type="string" calcext:value-type="string">
            <text:p>でも…誰が助けに来てくれるかしら？</text:p>
          </table:table-cell>
          <table:table-cell office:value-type="string" calcext:value-type="string">
            <text:p>But...who would come for me?</text:p>
          </table:table-cell>
          <table:table-cell/>
          <table:table-cell table:formula="of:=IF([.E2421]=&quot;&quot;; &quot;untranscribed&quot;; IF([.F2421]=&quot;&quot;; &quot;UNTRANSLATED&quot;; &quot;&quot;))">
            <text:p/>
          </table:table-cell>
          <table:table-cell table:number-columns-repeated="1016"/>
        </table:table-row>
        <table:table-row table:style-name="ro12">
          <table:table-cell office:value-type="string" calcext:value-type="string">
            <text:p>string</text:p>
          </table:table-cell>
          <table:table-cell office:value-type="string" calcext:value-type="string">
            <text:p>C950.DAT-ss0-1</text:p>
          </table:table-cell>
          <table:table-cell office:value-type="string" calcext:value-type="string">
            <text:p>#P("soundLen", "8.57387")</text:p>
          </table:table-cell>
          <table:table-cell table:style-name="ce1" office:value-type="string" calcext:value-type="string">
            <text:p>弓美</text:p>
          </table:table-cell>
          <table:table-cell office:value-type="string" calcext:value-type="string">
            <text:p>スキーヤーが通りかかるわけないし、変な[もん?]は来たらやだな</text:p>
            <text:p>雪男とか、宇宙人とか、八甲田山とか…</text:p>
          </table:table-cell>
          <table:table-cell office:value-type="string" calcext:value-type="string">
            <text:p>There's no way a skier would just happen along...</text:p>
            <text:p/>
            <text:p>#w(2.771)</text:p>
            <text:p>And it'd be terrible if something weird showed up.</text:p>
            <text:p/>
            <text:p>#w(4.747)</text:p>
            <text:p>A yeti, or an alien, or Mount Hakkoda...</text:p>
          </table:table-cell>
          <table:table-cell office:value-type="string" calcext:value-type="string">
            <text:p>NOTE: 八甲田山 is a mountain (range) in Aomori Prefecture. in 1902, around 200 soldiers died there after becoming lost in a blizzard, which may or may not be relevant here.</text:p>
          </table:table-cell>
          <table:table-cell table:formula="of:=IF([.E2422]=&quot;&quot;; &quot;untranscribed&quot;; IF([.F2422]=&quot;&quot;; &quot;UNTRANSLATED&quot;; &quot;&quot;))">
            <text:p/>
          </table:table-cell>
          <table:table-cell table:number-columns-repeated="1016"/>
        </table:table-row>
        <table:table-row table:style-name="ro1">
          <table:table-cell table:number-columns-repeated="4"/>
          <table:table-cell office:value-type="string" calcext:value-type="string">
            <text:p>//==================================</text:p>
            <text:p>// File: C951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51A.DAT-ss0-0</text:p>
          </table:table-cell>
          <table:table-cell table:formula="of:=T([.C2256])" office:value-type="string" office:string-value="#P(&quot;soundLen&quot;, &quot;1.8522&quot;)" calcext:value-type="string">
            <text:p>#P("soundLen", "1.8522")</text:p>
          </table:table-cell>
          <table:table-cell table:style-name="ce1" office:value-type="string" calcext:value-type="string">
            <text:p>弓美</text:p>
          </table:table-cell>
          <table:table-cell office:value-type="string" calcext:value-type="string">
            <text:p>ん？…んん！？</text:p>
          </table:table-cell>
          <table:table-cell table:number-columns-repeated="2"/>
          <table:table-cell table:formula="of:=IF([.E2424]=&quot;&quot;; &quot;untranscribed&quot;; IF([.F242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51B.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51B.DAT-ss0-0</text:p>
          </table:table-cell>
          <table:table-cell office:value-type="string" calcext:value-type="string">
            <text:p>#P("soundLen", "2.19172")</text:p>
          </table:table-cell>
          <table:table-cell table:style-name="ce1" office:value-type="string" calcext:value-type="string">
            <text:p>弓美</text:p>
          </table:table-cell>
          <table:table-cell office:value-type="string" calcext:value-type="string">
            <text:p>ん？んん？…ん、んん！？</text:p>
          </table:table-cell>
          <table:table-cell table:number-columns-repeated="2"/>
          <table:table-cell table:formula="of:=IF([.E2426]=&quot;&quot;; &quot;untranscribed&quot;; IF([.F242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51C.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51C.DAT-ss0-0</text:p>
          </table:table-cell>
          <table:table-cell table:formula="of:=T([.C1220])" office:value-type="string" office:string-value="#P(&quot;soundLen&quot;, &quot;0.404632&quot;)" calcext:value-type="string">
            <text:p>#P("soundLen", "0.404632")</text:p>
          </table:table-cell>
          <table:table-cell table:number-columns-repeated="1021"/>
        </table:table-row>
        <table:table-row table:style-name="ro2">
          <table:table-cell office:value-type="string" calcext:value-type="string">
            <text:p>string</text:p>
          </table:table-cell>
          <table:table-cell office:value-type="string" calcext:value-type="string">
            <text:p>C951C.DAT-ss0-1</text:p>
          </table:table-cell>
          <table:table-cell table:formula="of:=T([.C1433])" office:value-type="string" office:string-value="#P(&quot;soundLen&quot;, &quot;1.19356&quot;)" calcext:value-type="string">
            <text:p>#P("soundLen", "1.19356")</text:p>
          </table:table-cell>
          <table:table-cell table:number-columns-repeated="1021"/>
        </table:table-row>
        <table:table-row table:style-name="ro2">
          <table:table-cell office:value-type="string" calcext:value-type="string">
            <text:p>string</text:p>
          </table:table-cell>
          <table:table-cell office:value-type="string" calcext:value-type="string">
            <text:p>C951C.DAT-ss0-2</text:p>
          </table:table-cell>
          <table:table-cell table:formula="of:=T([.C343])" office:value-type="string" office:string-value="#P(&quot;soundLen&quot;, &quot;0.290927&quot;)" calcext:value-type="string">
            <text:p>#P("soundLen", "0.290927")</text:p>
          </table:table-cell>
          <table:table-cell table:number-columns-repeated="1021"/>
        </table:table-row>
        <table:table-row table:style-name="ro1">
          <table:table-cell table:number-columns-repeated="4"/>
          <table:table-cell office:value-type="string" calcext:value-type="string">
            <text:p>//==================================</text:p>
            <text:p>// File: C95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52.DAT-ss0-0</text:p>
          </table:table-cell>
          <table:table-cell table:formula="of:=T([.C1882])" office:value-type="string" office:string-value="#P(&quot;soundLen&quot;, &quot;4.43006&quot;)" calcext:value-type="string">
            <text:p>#P("soundLen", "4.43006")</text:p>
          </table:table-cell>
          <table:table-cell table:number-columns-repeated="1021"/>
        </table:table-row>
        <table:table-row table:style-name="ro2">
          <table:table-cell office:value-type="string" calcext:value-type="string">
            <text:p>string</text:p>
          </table:table-cell>
          <table:table-cell office:value-type="string" calcext:value-type="string">
            <text:p>C952.DAT-ss0-1</text:p>
          </table:table-cell>
          <table:table-cell office:value-type="string" calcext:value-type="string">
            <text:p>#P("soundLen", "3.40463")</text:p>
          </table:table-cell>
          <table:table-cell table:number-columns-repeated="1021"/>
        </table:table-row>
        <table:table-row table:style-name="ro1">
          <table:table-cell table:number-columns-repeated="4"/>
          <table:table-cell office:value-type="string" calcext:value-type="string">
            <text:p>//==================================</text:p>
            <text:p>// File: C95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54.DAT-ss0-0</text:p>
          </table:table-cell>
          <table:table-cell table:formula="of:=T([.C2433])" office:value-type="string" office:string-value="#P(&quot;soundLen&quot;, &quot;3.40463&quot;)" calcext:value-type="string">
            <text:p>#P("soundLen", "3.40463")</text:p>
          </table:table-cell>
          <table:table-cell table:number-columns-repeated="1021"/>
        </table:table-row>
        <table:table-row table:style-name="ro2">
          <table:table-cell office:value-type="string" calcext:value-type="string">
            <text:p>string</text:p>
          </table:table-cell>
          <table:table-cell office:value-type="string" calcext:value-type="string">
            <text:p>C954.DAT-ss0-1</text:p>
          </table:table-cell>
          <table:table-cell table:formula="of:=T([.C1771])" office:value-type="string" office:string-value="#P(&quot;soundLen&quot;, &quot;0.449966&quot;)" calcext:value-type="string">
            <text:p>#P("soundLen", "0.449966")</text:p>
          </table:table-cell>
          <table:table-cell table:number-columns-repeated="1021"/>
        </table:table-row>
        <table:table-row table:style-name="ro1">
          <table:table-cell table:number-columns-repeated="4"/>
          <table:table-cell office:value-type="string" calcext:value-type="string">
            <text:p>//==================================</text:p>
            <text:p>// File: C955.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55.DAT-ss0-0</text:p>
          </table:table-cell>
          <table:table-cell office:value-type="string" calcext:value-type="string">
            <text:p>#P("soundLen", "0.454696")</text:p>
          </table:table-cell>
          <table:table-cell table:style-name="ce1" office:value-type="string" calcext:value-type="string">
            <text:p>弓美</text:p>
          </table:table-cell>
          <table:table-cell office:value-type="string" calcext:value-type="string">
            <text:p>ああああ！</text:p>
          </table:table-cell>
          <table:table-cell table:number-columns-repeated="2"/>
          <table:table-cell table:formula="of:=IF([.E2438]=&quot;&quot;; &quot;untranscribed&quot;; IF([.F243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57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57A.DAT-ss0-0</text:p>
          </table:table-cell>
          <table:table-cell office:value-type="string" calcext:value-type="string">
            <text:p>#P("soundLen", "1.52724")</text:p>
          </table:table-cell>
          <table:table-cell table:number-columns-repeated="1021"/>
        </table:table-row>
        <table:table-row table:style-name="ro7">
          <table:table-cell office:value-type="string" calcext:value-type="string">
            <text:p>string</text:p>
          </table:table-cell>
          <table:table-cell office:value-type="string" calcext:value-type="string">
            <text:p>C957A.DAT-ss0-1</text:p>
          </table:table-cell>
          <table:table-cell office:value-type="string" calcext:value-type="string">
            <text:p>#P("soundLen", "3.45402")</text:p>
          </table:table-cell>
          <table:table-cell office:value-type="string" calcext:value-type="string">
            <text:p>みんな</text:p>
          </table:table-cell>
          <table:table-cell office:value-type="string" calcext:value-type="string">
            <text:p>ゴホ、ゴホ</text:p>
          </table:table-cell>
          <table:table-cell table:number-columns-repeated="2"/>
          <table:table-cell table:formula="of:=IF([.E2441]=&quot;&quot;; &quot;untranscribed&quot;; IF([.F2441]=&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57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57B.DAT-ss0-0</text:p>
          </table:table-cell>
          <table:table-cell table:formula="of:=T([.C2440])" office:value-type="string" office:string-value="#P(&quot;soundLen&quot;, &quot;1.52724&quot;)" calcext:value-type="string">
            <text:p>#P("soundLen", "1.52724")</text:p>
          </table:table-cell>
          <table:table-cell table:number-columns-repeated="1021"/>
        </table:table-row>
        <table:table-row table:style-name="ro7">
          <table:table-cell office:value-type="string" calcext:value-type="string">
            <text:p>string</text:p>
          </table:table-cell>
          <table:table-cell office:value-type="string" calcext:value-type="string">
            <text:p>C957B.DAT-ss0-1</text:p>
          </table:table-cell>
          <table:table-cell office:value-type="string" calcext:value-type="string">
            <text:p>#P("soundLen", "1.29897")</text:p>
          </table:table-cell>
          <table:table-cell office:value-type="string" calcext:value-type="string">
            <text:p>みんな</text:p>
          </table:table-cell>
          <table:table-cell office:value-type="string" calcext:value-type="string">
            <text:p>ああああ！</text:p>
          </table:table-cell>
          <table:table-cell table:number-columns-repeated="2"/>
          <table:table-cell table:formula="of:=IF([.E2444]=&quot;&quot;; &quot;untranscribed&quot;; IF([.F2444]=&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58.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58.DAT-ss0-0</text:p>
          </table:table-cell>
          <table:table-cell office:value-type="string" calcext:value-type="string">
            <text:p>#P("soundLen", "3.67873")</text:p>
          </table:table-cell>
          <table:table-cell table:style-name="ce1" office:value-type="string" calcext:value-type="string">
            <text:p>弓美</text:p>
          </table:table-cell>
          <table:table-cell office:value-type="string" calcext:value-type="string">
            <text:p>あ、ああああ…</text:p>
            <text:p>みんな大丈夫かしら？</text:p>
          </table:table-cell>
          <table:table-cell office:value-type="string" calcext:value-type="string">
            <text:p>#off()</text:p>
            <text:p>#w(2.310)</text:p>
            <text:p>I wonder if everyone's okay?</text:p>
          </table:table-cell>
          <table:table-cell/>
          <table:table-cell table:formula="of:=IF([.E2446]=&quot;&quot;; &quot;untranscribed&quot;; IF([.F244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59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59A.DAT-ss0-0</text:p>
          </table:table-cell>
          <table:table-cell table:formula="of:=T([.C2433])" office:value-type="string" office:string-value="#P(&quot;soundLen&quot;, &quot;3.40463&quot;)" calcext:value-type="string">
            <text:p>#P("soundLen", "3.40463")</text:p>
          </table:table-cell>
          <table:table-cell table:number-columns-repeated="1021"/>
        </table:table-row>
        <table:table-row table:style-name="ro1">
          <table:table-cell table:number-columns-repeated="4"/>
          <table:table-cell office:value-type="string" calcext:value-type="string">
            <text:p>//==================================</text:p>
            <text:p>// File: C959B.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959B.DAT-ss0-0</text:p>
          </table:table-cell>
          <table:table-cell office:value-type="string" calcext:value-type="string">
            <text:p>#P("soundLen", "6.04908")</text:p>
          </table:table-cell>
          <table:table-cell/>
          <table:table-cell office:value-type="string" calcext:value-type="string">
            <text:p>真一：ああ、ああ、ああああ！</text:p>
            <text:p>桜子：あ！あ、ああ！</text:p>
            <text:p>真一：[右?]だ、いや、左だ！</text:p>
            <text:p>桜子：あっちよ！え、こっちよ！</text:p>
          </table:table-cell>
          <table:table-cell office:value-type="string" calcext:value-type="string">
            <text:p>#off()</text:p>
            <text:p>#w(2.865)</text:p>
            <text:p>Right―wait, left!</text:p>
            <text:p/>
            <text:p>#w(4.470)</text:p>
            <text:p>Over there! No, over here!</text:p>
          </table:table-cell>
          <table:table-cell/>
          <table:table-cell table:formula="of:=IF([.E2450]=&quot;&quot;; &quot;untranscribed&quot;; IF([.F245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0.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60.DAT-ss0-0</text:p>
          </table:table-cell>
          <table:table-cell office:value-type="string" calcext:value-type="string">
            <text:p>#P("soundLen", "4.23454")</text:p>
          </table:table-cell>
          <table:table-cell/>
          <table:table-cell office:value-type="string" calcext:value-type="string">
            <text:p>真一：なんだか知らないけど、自由になった</text:p>
            <text:p>部長：ゴホ</text:p>
          </table:table-cell>
          <table:table-cell office:value-type="string" calcext:value-type="string">
            <text:p>I don't know how, but we're free.</text:p>
            <text:p>#woff(2.732)</text:p>
          </table:table-cell>
          <table:table-cell/>
          <table:table-cell table:formula="of:=IF([.E2452]=&quot;&quot;; &quot;untranscribed&quot;; IF([.F2452]=&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960.DAT-ss0-1</text:p>
          </table:table-cell>
          <table:table-cell office:value-type="string" calcext:value-type="string">
            <text:p>#P("soundLen", "3.5243")</text:p>
          </table:table-cell>
          <table:table-cell table:style-name="ce1" office:value-type="string" calcext:value-type="string">
            <text:p>桜子</text:p>
          </table:table-cell>
          <table:table-cell office:value-type="string" calcext:value-type="string">
            <text:p>とんでもない展開ね</text:p>
            <text:p>あたしらのせいじゃないわよ</text:p>
          </table:table-cell>
          <table:table-cell office:value-type="string" calcext:value-type="string">
            <text:p>What an absurd development.</text:p>
            <text:p/>
            <text:p>#w(1.912)</text:p>
            <text:p>It's not OUR fault!</text:p>
          </table:table-cell>
          <table:table-cell/>
          <table:table-cell table:formula="of:=IF([.E2453]=&quot;&quot;; &quot;untranscribed&quot;; IF([.F2453]=&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1A.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61A.DAT-ss0-0</text:p>
          </table:table-cell>
          <table:table-cell office:value-type="string" calcext:value-type="string">
            <text:p>#P("soundLen", "3.94127")</text:p>
          </table:table-cell>
          <table:table-cell table:style-name="ce1" office:value-type="string" calcext:value-type="string">
            <text:p>真一</text:p>
          </table:table-cell>
          <table:table-cell office:value-type="string" calcext:value-type="string">
            <text:p>しかし…ああ？</text:p>
            <text:p>ぐちゃぐちゃだな！</text:p>
          </table:table-cell>
          <table:table-cell office:value-type="string" calcext:value-type="string">
            <text:p>But...huh?</text:p>
            <text:p/>
            <text:p>#w(2.460)</text:p>
            <text:p>It's in shambles!</text:p>
          </table:table-cell>
          <table:table-cell/>
          <table:table-cell table:formula="of:=IF([.E2455]=&quot;&quot;; &quot;untranscribed&quot;; IF([.F2455]=&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961A.DAT-ss0-1</text:p>
          </table:table-cell>
          <table:table-cell office:value-type="string" calcext:value-type="string">
            <text:p>#P("soundLen", "1.52313")</text:p>
          </table:table-cell>
          <table:table-cell table:style-name="ce1" office:value-type="string" calcext:value-type="string">
            <text:p>弓美</text:p>
          </table:table-cell>
          <table:table-cell office:value-type="string" calcext:value-type="string">
            <text:p>みんな、大丈夫？</text:p>
          </table:table-cell>
          <table:table-cell office:value-type="string" calcext:value-type="string">
            <text:p>Is everybody okay?</text:p>
          </table:table-cell>
          <table:table-cell office:value-type="string" calcext:value-type="string">
            <text:p>NOTE: she says this immediately after asking the group the same thing in the previous scenes, so i assume she's now referring to the other students</text:p>
          </table:table-cell>
          <table:table-cell table:formula="of:=IF([.E2456]=&quot;&quot;; &quot;untranscribed&quot;; IF([.F2456]=&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961A.DAT-ss0-2</text:p>
          </table:table-cell>
          <table:table-cell office:value-type="string" calcext:value-type="string">
            <text:p>#P("soundLen", "4.02985")</text:p>
            <text:p><text:span text:style-name="T1">#P("noAutoOff", "1")</text:span></text:p>
          </table:table-cell>
          <table:table-cell/>
          <table:table-cell office:value-type="string" calcext:value-type="string">
            <text:p>弓美：あら？ネズミ達は？</text:p>
            <text:p>桜子：うん、逃げちゃったみたいね</text:p>
          </table:table-cell>
          <table:table-cell office:value-type="string" calcext:value-type="string">
            <text:p>Oh? Where are the mice?</text:p>
            <text:p/>
            <text:p>#w(2.885)</text:p>
            <text:p>It looks like they ran off.</text:p>
          </table:table-cell>
          <table:table-cell/>
          <table:table-cell table:formula="of:=IF([.E2457]=&quot;&quot;; &quot;untranscribed&quot;; IF([.F2457]=&quot;&quot;; &quot;UNTRANSLATED&quot;; &quot;&quot;))">
            <text:p/>
          </table:table-cell>
          <table:table-cell table:number-columns-repeated="1016"/>
        </table:table-row>
        <table:table-row table:style-name="ro4">
          <table:table-cell office:value-type="string" calcext:value-type="string">
            <text:p>string</text:p>
          </table:table-cell>
          <table:table-cell office:value-type="string" calcext:value-type="string">
            <text:p>C961A.DAT-ss0-3</text:p>
          </table:table-cell>
          <table:table-cell office:value-type="string" calcext:value-type="string">
            <text:p>#P("soundLen", "1.38915")</text:p>
          </table:table-cell>
          <table:table-cell table:style-name="ce1" office:value-type="string" calcext:value-type="string">
            <text:p>真一</text:p>
          </table:table-cell>
          <table:table-cell office:value-type="string" calcext:value-type="string">
            <text:p>[まいったな?]</text:p>
          </table:table-cell>
          <table:table-cell office:value-type="string" calcext:value-type="string">
            <text:p>Guess they gave up.</text:p>
            <text:p>#woff(1.400)</text:p>
          </table:table-cell>
          <table:table-cell office:value-type="string" calcext:value-type="string">
            <text:p>CHECK</text:p>
          </table:table-cell>
          <table:table-cell table:formula="of:=IF([.E2458]=&quot;&quot;; &quot;untranscribed&quot;; IF([.F245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1B.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961B.DAT-ss0-0</text:p>
          </table:table-cell>
          <table:table-cell office:value-type="string" calcext:value-type="string">
            <text:p>#P("soundLen", "7.46827")</text:p>
          </table:table-cell>
          <table:table-cell table:style-name="ce1" office:value-type="string" calcext:value-type="string">
            <text:p>弓美</text:p>
          </table:table-cell>
          <table:table-cell office:value-type="string" calcext:value-type="string">
            <text:p>もしかして、これでみんな終わっちゃったのかしら？</text:p>
            <text:p>あたし、もう変身しなくて済むのかしら？</text:p>
          </table:table-cell>
          <table:table-cell office:value-type="string" calcext:value-type="string">
            <text:p>Could this mean...everything's over now?</text:p>
            <text:p>#woff(3.828)</text:p>
            <text:p/>
            <text:p>#w(4.575)</text:p>
            <text:p>I'm not going to have to transform anymore!?</text:p>
          </table:table-cell>
          <table:table-cell/>
          <table:table-cell table:formula="of:=IF([.E2460]=&quot;&quot;; &quot;untranscribed&quot;; IF([.F246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2.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62.DAT-ss0-0</text:p>
          </table:table-cell>
          <table:table-cell table:formula="of:=T([.C2353])" office:value-type="string" office:string-value="#P(&quot;soundLen&quot;, &quot;1.0153&quot;)" calcext:value-type="string">
            <text:p>#P("soundLen", "1.0153")</text:p>
          </table:table-cell>
          <table:table-cell office:value-type="string" calcext:value-type="string">
            <text:p>りえ</text:p>
          </table:table-cell>
          <table:table-cell office:value-type="string" calcext:value-type="string">
            <text:p>そこです</text:p>
          </table:table-cell>
          <table:table-cell office:value-type="string" calcext:value-type="string">
            <text:p>There it is.</text:p>
          </table:table-cell>
          <table:table-cell office:value-type="string" calcext:value-type="string">
            <text:p>CHECK</text:p>
          </table:table-cell>
          <table:table-cell table:formula="of:=IF([.E2462]=&quot;&quot;; &quot;untranscribed&quot;; IF([.F2462]=&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4A.DAT</text:p>
            <text:p>//==================================</text:p>
          </table:table-cell>
          <table:table-cell table:number-columns-repeated="1019"/>
        </table:table-row>
        <table:table-row table:style-name="ro17">
          <table:table-cell office:value-type="string" calcext:value-type="string">
            <text:p>string</text:p>
          </table:table-cell>
          <table:table-cell office:value-type="string" calcext:value-type="string">
            <text:p>C964A.DAT-ss0-0</text:p>
          </table:table-cell>
          <table:table-cell office:value-type="string" calcext:value-type="string">
            <text:p>#P("soundLen", "3.2174")</text:p>
          </table:table-cell>
          <table:table-cell/>
          <table:table-cell office:value-type="string" calcext:value-type="string">
            <text:p>弓美：え、えっと！</text:p>
            <text:p>真一：こら、待ってー！</text:p>
            <text:p>桜子：待ちなさいってば！</text:p>
          </table:table-cell>
          <table:table-cell office:value-type="string" calcext:value-type="string">
            <text:p>Uh, uh...!</text:p>
            <text:p/>
            <text:p>#w(0.920)</text:p>
            <text:p>//#align(left)</text:p>
            <text:p>― Stop right there!\n</text:p>
            <text:p>― I said STOP!</text:p>
            <text:p/>
            <text:p>//#w(2.060)</text:p>
            <text:p>//I said STOP!</text:p>
          </table:table-cell>
          <table:table-cell/>
          <table:table-cell table:formula="of:=IF([.E2464]=&quot;&quot;; &quot;untranscribed&quot;; IF([.F246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64A.DAT-ss0-1</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964A.DAT-ss0-2</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964A.DAT-ss0-3</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7">
          <table:table-cell office:value-type="string" calcext:value-type="string">
            <text:p>string</text:p>
          </table:table-cell>
          <table:table-cell office:value-type="string" calcext:value-type="string">
            <text:p>C964A.DAT-ss0-4</text:p>
          </table:table-cell>
          <table:table-cell office:value-type="string" calcext:value-type="string">
            <text:p>#P("soundLen", "1.31654")</text:p>
          </table:table-cell>
          <table:table-cell table:style-name="ce1" office:value-type="string" calcext:value-type="string">
            <text:p>弓美</text:p>
          </table:table-cell>
          <table:table-cell office:value-type="string" calcext:value-type="string">
            <text:p>ど、どうしよう！？</text:p>
          </table:table-cell>
          <table:table-cell office:value-type="string" calcext:value-type="string">
            <text:p>W-What should I do!?</text:p>
          </table:table-cell>
          <table:table-cell/>
          <table:table-cell table:formula="of:=IF([.E2468]=&quot;&quot;; &quot;untranscribed&quot;; IF([.F24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4B.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64B.DAT-ss0-0</text:p>
          </table:table-cell>
          <table:table-cell office:value-type="string" calcext:value-type="string">
            <text:p>#P("soundLen", "2.28515")</text:p>
          </table:table-cell>
          <table:table-cell/>
          <table:table-cell office:value-type="string" calcext:value-type="string">
            <text:p>真一：待ってー！</text:p>
            <text:p>弓美：こらー！</text:p>
          </table:table-cell>
          <table:table-cell office:value-type="string" calcext:value-type="string">
            <text:p>Stop!</text:p>
            <text:p/>
            <text:p>#w(1.192)</text:p>
            <text:p>Hey, you...!</text:p>
          </table:table-cell>
          <table:table-cell/>
          <table:table-cell table:formula="of:=IF([.E2470]=&quot;&quot;; &quot;untranscribed&quot;; IF([.F24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64B.DAT-ss0-1</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6">
          <table:table-cell office:value-type="string" calcext:value-type="string">
            <text:p>string</text:p>
          </table:table-cell>
          <table:table-cell office:value-type="string" calcext:value-type="string">
            <text:p>C964B.DAT-ss0-2</text:p>
          </table:table-cell>
          <table:table-cell office:value-type="string" calcext:value-type="string">
            <text:p>#P("soundLen", "2.09202")</text:p>
          </table:table-cell>
          <table:table-cell/>
          <table:table-cell office:value-type="string" calcext:value-type="string">
            <text:p>りえ：待ちなさ〜い！</text:p>
            <text:p>桜子：こら、こら！</text:p>
          </table:table-cell>
          <table:table-cell office:value-type="string" calcext:value-type="string">
            <text:p>Please wait!</text:p>
            <text:p/>
            <text:p>#w(1.395)</text:p>
            <text:p>Hey, hey!</text:p>
          </table:table-cell>
          <table:table-cell/>
          <table:table-cell table:formula="of:=IF([.E2472]=&quot;&quot;; &quot;untranscribed&quot;; IF([.F247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64B.DAT-ss0-3</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4">
          <table:table-cell office:value-type="string" calcext:value-type="string">
            <text:p>string</text:p>
          </table:table-cell>
          <table:table-cell office:value-type="string" calcext:value-type="string">
            <text:p>C964B.DAT-ss0-4</text:p>
          </table:table-cell>
          <table:table-cell office:value-type="string" calcext:value-type="string">
            <text:p>#P("soundLen", "1.16383")</text:p>
          </table:table-cell>
          <table:table-cell table:style-name="ce1" office:value-type="string" calcext:value-type="string">
            <text:p>真一</text:p>
          </table:table-cell>
          <table:table-cell office:value-type="string" calcext:value-type="string">
            <text:p>待って待って！くっ！</text:p>
          </table:table-cell>
          <table:table-cell office:value-type="string" calcext:value-type="string">
            <text:p>Hold it!</text:p>
            <text:p>#woff(1.125)</text:p>
          </table:table-cell>
          <table:table-cell/>
          <table:table-cell table:formula="of:=IF([.E2474]=&quot;&quot;; &quot;untranscribed&quot;; IF([.F247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64B.DAT-ss0-5</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11">
          <table:table-cell office:value-type="string" calcext:value-type="string">
            <text:p>string</text:p>
          </table:table-cell>
          <table:table-cell office:value-type="string" calcext:value-type="string">
            <text:p>C964B.DAT-ss0-6</text:p>
          </table:table-cell>
          <table:table-cell office:value-type="string" calcext:value-type="string">
            <text:p>#P("soundLen", "3.95442")</text:p>
          </table:table-cell>
          <table:table-cell office:value-type="string" calcext:value-type="string">
            <text:p>部長</text:p>
          </table:table-cell>
          <table:table-cell office:value-type="string" calcext:value-type="string">
            <text:p>いち抜けた！</text:p>
            <text:p>俺、育ちがいいから運動は苦手なんだ</text:p>
          </table:table-cell>
          <table:table-cell office:value-type="string" calcext:value-type="string">
            <text:p>I give!</text:p>
            <text:p/>
            <text:p>#w(1.315)</text:p>
            <text:p>I had a privileged upbringing, so I'm no good at exercise.</text:p>
          </table:table-cell>
          <table:table-cell/>
          <table:table-cell table:formula="of:=IF([.E2476]=&quot;&quot;; &quot;untranscribed&quot;; IF([.F2476]=&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64B.DAT-ss0-7</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964B.DAT-ss0-8</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1">
          <table:table-cell table:number-columns-repeated="4"/>
          <table:table-cell office:value-type="string" calcext:value-type="string">
            <text:p>//==================================</text:p>
            <text:p>// File: C964C.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64C.DAT-ss0-0</text:p>
          </table:table-cell>
          <table:table-cell table:formula="of:=T([.C2470])" office:value-type="string" office:string-value="#P(&quot;soundLen&quot;, &quot;2.28515&quot;)" calcext:value-type="string">
            <text:p>#P("soundLen", "2.28515")</text:p>
          </table:table-cell>
          <table:table-cell table:style-name="ce3" table:formula="of:=T([.D2470])">
            <text:p/>
          </table:table-cell>
          <table:table-cell table:formula="of:=T([.E2470])" office:value-type="string" office:string-value="真一：待ってー！&#10;弓美：こらー！" calcext:value-type="string">
            <text:p>真一：待ってー！</text:p>
            <text:p>弓美：こらー！</text:p>
          </table:table-cell>
          <table:table-cell table:formula="of:=T([.F2470])" office:value-type="string" office:string-value="Stop!&#10;&#10;#w(1.192)&#10;Hey, you...!" calcext:value-type="string">
            <text:p>Stop!</text:p>
            <text:p/>
            <text:p>#w(1.192)</text:p>
            <text:p>Hey, you...!</text:p>
          </table:table-cell>
          <table:table-cell/>
          <table:table-cell table:formula="of:=IF([.E2480]=&quot;&quot;; &quot;untranscribed&quot;; IF([.F248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64C.DAT-ss0-1</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5">
          <table:table-cell office:value-type="string" calcext:value-type="string">
            <text:p>string</text:p>
          </table:table-cell>
          <table:table-cell office:value-type="string" calcext:value-type="string">
            <text:p>C964C.DAT-ss0-2</text:p>
          </table:table-cell>
          <table:table-cell table:formula="of:=T([.C2472])" office:value-type="string" office:string-value="#P(&quot;soundLen&quot;, &quot;2.09202&quot;)" calcext:value-type="string">
            <text:p>#P("soundLen", "2.09202")</text:p>
          </table:table-cell>
          <table:table-cell table:style-name="ce3" table:formula="of:=T([.D2472])">
            <text:p/>
          </table:table-cell>
          <table:table-cell table:formula="of:=T([.E2472])" office:value-type="string" office:string-value="りえ：待ちなさ〜い！&#10;桜子：こら、こら！" calcext:value-type="string">
            <text:p>りえ：待ちなさ〜い！</text:p>
            <text:p>桜子：こら、こら！</text:p>
          </table:table-cell>
          <table:table-cell table:formula="of:=T([.F2472])" office:value-type="string" office:string-value="Please wait!&#10;&#10;#w(1.395)&#10;Hey, hey!" calcext:value-type="string">
            <text:p>Please wait!</text:p>
            <text:p/>
            <text:p>#w(1.395)</text:p>
            <text:p>Hey, hey!</text:p>
          </table:table-cell>
          <table:table-cell/>
          <table:table-cell table:formula="of:=IF([.E2482]=&quot;&quot;; &quot;untranscribed&quot;; IF([.F248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64C.DAT-ss0-3</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7">
          <table:table-cell office:value-type="string" calcext:value-type="string">
            <text:p>string</text:p>
          </table:table-cell>
          <table:table-cell office:value-type="string" calcext:value-type="string">
            <text:p>C964C.DAT-ss0-4</text:p>
          </table:table-cell>
          <table:table-cell table:formula="of:=T([.C2474])" office:value-type="string" office:string-value="#P(&quot;soundLen&quot;, &quot;1.16383&quot;)" calcext:value-type="string">
            <text:p>#P("soundLen", "1.16383")</text:p>
          </table:table-cell>
          <table:table-cell table:style-name="ce3" table:formula="of:=T([.D2474])" office:value-type="string" office:string-value="真一" calcext:value-type="string">
            <text:p>真一</text:p>
          </table:table-cell>
          <table:table-cell table:formula="of:=T([.E2474])" office:value-type="string" office:string-value="待って待って！くっ！" calcext:value-type="string">
            <text:p>待って待って！くっ！</text:p>
          </table:table-cell>
          <table:table-cell table:formula="of:=T([.F2474])" office:value-type="string" office:string-value="Hold it!&#10;#woff(1.125)" calcext:value-type="string">
            <text:p>Hold it!</text:p>
            <text:p>#woff(1.125)</text:p>
          </table:table-cell>
          <table:table-cell/>
          <table:table-cell table:formula="of:=IF([.E2484]=&quot;&quot;; &quot;untranscribed&quot;; IF([.F2484]=&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64C.DAT-ss0-5</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964C.DAT-ss0-6</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7">
          <table:table-cell office:value-type="string" calcext:value-type="string">
            <text:p>string</text:p>
          </table:table-cell>
          <table:table-cell office:value-type="string" calcext:value-type="string">
            <text:p>C964C.DAT-ss0-7</text:p>
          </table:table-cell>
          <table:table-cell office:value-type="string" calcext:value-type="string">
            <text:p>#P("soundLen", "1.86437")</text:p>
          </table:table-cell>
          <table:table-cell table:style-name="ce1" office:value-type="string" calcext:value-type="string">
            <text:p>弓美</text:p>
          </table:table-cell>
          <table:table-cell office:value-type="string" calcext:value-type="string">
            <text:p>はぁ、はぁ、はぁ…</text:p>
          </table:table-cell>
          <table:table-cell table:number-columns-repeated="2"/>
          <table:table-cell table:formula="of:=IF([.E2487]=&quot;&quot;; &quot;untranscribed&quot;; IF([.F2487]=&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964C.DAT-ss0-8</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964C.DAT-ss0-9</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6">
          <table:table-cell office:value-type="string" calcext:value-type="string">
            <text:p>string</text:p>
          </table:table-cell>
          <table:table-cell office:value-type="string" calcext:value-type="string">
            <text:p>C964C.DAT-ss0-10</text:p>
          </table:table-cell>
          <table:table-cell office:value-type="string" calcext:value-type="string">
            <text:p>#P("soundLen", "2.67799")</text:p>
          </table:table-cell>
          <table:table-cell/>
          <table:table-cell office:value-type="string" calcext:value-type="string">
            <text:p>桜子：こら！弓美！</text:p>
            <text:p>弓美：は〜い…</text:p>
          </table:table-cell>
          <table:table-cell office:value-type="string" calcext:value-type="string">
            <text:p>C'mon, Yumimi!</text:p>
            <text:p/>
            <text:p>#w(1.798)</text:p>
            <text:p>Got it...</text:p>
          </table:table-cell>
          <table:table-cell/>
          <table:table-cell table:formula="of:=IF([.E2490]=&quot;&quot;; &quot;untranscribed&quot;; IF([.F249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4D.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64D.DAT-ss0-0</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7">
          <table:table-cell office:value-type="string" calcext:value-type="string">
            <text:p>string</text:p>
          </table:table-cell>
          <table:table-cell office:value-type="string" calcext:value-type="string">
            <text:p>C964D.DAT-ss0-1</text:p>
          </table:table-cell>
          <table:table-cell table:formula="of:=T([.C2487])" office:value-type="string" office:string-value="#P(&quot;soundLen&quot;, &quot;1.86437&quot;)" calcext:value-type="string">
            <text:p>#P("soundLen", "1.86437")</text:p>
          </table:table-cell>
          <table:table-cell table:style-name="ce3" table:formula="of:=T([.D2487])" office:value-type="string" office:string-value="弓美" calcext:value-type="string">
            <text:p>弓美</text:p>
          </table:table-cell>
          <table:table-cell table:formula="of:=T([.E2487])" office:value-type="string" office:string-value="はぁ、はぁ、はぁ…" calcext:value-type="string">
            <text:p>はぁ、はぁ、はぁ…</text:p>
          </table:table-cell>
          <table:table-cell table:formula="of:=T([.F2487])">
            <text:p/>
          </table:table-cell>
          <table:table-cell/>
          <table:table-cell table:formula="of:=IF([.E2493]=&quot;&quot;; &quot;untranscribed&quot;; IF([.F2493]=&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964D.DAT-ss0-2</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964D.DAT-ss0-3</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6">
          <table:table-cell office:value-type="string" calcext:value-type="string">
            <text:p>string</text:p>
          </table:table-cell>
          <table:table-cell office:value-type="string" calcext:value-type="string">
            <text:p>C964D.DAT-ss0-4</text:p>
          </table:table-cell>
          <table:table-cell table:formula="of:=T([.C2490])" office:value-type="string" office:string-value="#P(&quot;soundLen&quot;, &quot;2.67799&quot;)" calcext:value-type="string">
            <text:p>#P("soundLen", "2.67799")</text:p>
          </table:table-cell>
          <table:table-cell table:style-name="ce3" table:formula="of:=T([.D2490])">
            <text:p/>
          </table:table-cell>
          <table:table-cell table:formula="of:=T([.E2490])" office:value-type="string" office:string-value="桜子：こら！弓美！&#10;弓美：は〜い…" calcext:value-type="string">
            <text:p>桜子：こら！弓美！</text:p>
            <text:p>弓美：は〜い…</text:p>
          </table:table-cell>
          <table:table-cell table:formula="of:=T([.F2490])" office:value-type="string" office:string-value="C'mon, Yumimi!&#10;&#10;#w(1.798)&#10;Got it..." calcext:value-type="string">
            <text:p>C'mon, Yumimi!</text:p>
            <text:p/>
            <text:p>#w(1.798)</text:p>
            <text:p>Got it...</text:p>
          </table:table-cell>
          <table:table-cell/>
          <table:table-cell table:formula="of:=IF([.E2496]=&quot;&quot;; &quot;untranscribed&quot;; IF([.F249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4E.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64E.DAT-ss0-0</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964E.DAT-ss0-1</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2">
          <table:table-cell office:value-type="string" calcext:value-type="string">
            <text:p>string</text:p>
          </table:table-cell>
          <table:table-cell office:value-type="string" calcext:value-type="string">
            <text:p>C964E.DAT-ss0-2</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1">
          <table:table-cell table:number-columns-repeated="4"/>
          <table:table-cell office:value-type="string" calcext:value-type="string">
            <text:p>//==================================</text:p>
            <text:p>// File: C964F.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64F.DAT-ss0-0</text:p>
          </table:table-cell>
          <table:table-cell table:formula="of:=T([.C175])" office:value-type="string" office:string-value="#P(&quot;soundLen&quot;, &quot;5.84379&quot;)" calcext:value-type="string">
            <text:p>#P("soundLen", "5.84379")</text:p>
          </table:table-cell>
          <table:table-cell table:number-columns-repeated="1021"/>
        </table:table-row>
        <table:table-row table:style-name="ro7">
          <table:table-cell office:value-type="string" calcext:value-type="string">
            <text:p>string</text:p>
          </table:table-cell>
          <table:table-cell office:value-type="string" calcext:value-type="string">
            <text:p>C964F.DAT-ss0-1</text:p>
          </table:table-cell>
          <table:table-cell office:value-type="string" calcext:value-type="string">
            <text:p>#P("soundLen", "1.17305")</text:p>
          </table:table-cell>
          <table:table-cell table:style-name="ce1" office:value-type="string" calcext:value-type="string">
            <text:p>弓美</text:p>
          </table:table-cell>
          <table:table-cell office:value-type="string" calcext:value-type="string">
            <text:p>そ、そうね</text:p>
          </table:table-cell>
          <table:table-cell office:value-type="string" calcext:value-type="string">
            <text:p>R-Right!</text:p>
          </table:table-cell>
          <table:table-cell/>
          <table:table-cell table:formula="of:=IF([.E2503]=&quot;&quot;; &quot;untranscribed&quot;; IF([.F2503]=&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5.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65.DAT-ss0-0</text:p>
          </table:table-cell>
          <table:table-cell office:value-type="string" calcext:value-type="string">
            <text:p>#P("soundLen", "3.73328")</text:p>
          </table:table-cell>
          <table:table-cell table:style-name="ce1" office:value-type="string" calcext:value-type="string">
            <text:p>弓美</text:p>
          </table:table-cell>
          <table:table-cell office:value-type="string" calcext:value-type="string">
            <text:p>がんばれ〜！みんな！</text:p>
            <text:p>ファイト！</text:p>
          </table:table-cell>
          <table:table-cell office:value-type="string" calcext:value-type="string">
            <text:p>Go for it, guys!</text:p>
            <text:p/>
            <text:p>#w(2.456)</text:p>
            <text:p>FIGHT!</text:p>
          </table:table-cell>
          <table:table-cell/>
          <table:table-cell table:formula="of:=IF([.E2505]=&quot;&quot;; &quot;untranscribed&quot;; IF([.F2505]=&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6.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66.DAT-ss0-0</text:p>
          </table:table-cell>
          <table:table-cell office:value-type="string" calcext:value-type="string">
            <text:p>#P("soundLen", "0.0984704")</text:p>
          </table:table-cell>
          <table:table-cell/>
          <table:table-cell office:value-type="string" calcext:value-type="string">
            <text:p>とっ</text:p>
          </table:table-cell>
          <table:table-cell table:number-columns-repeated="2"/>
          <table:table-cell table:formula="of:=IF([.E2507]=&quot;&quot;; &quot;untranscribed&quot;; IF([.F2507]=&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966.DAT-ss0-1</text:p>
          </table:table-cell>
          <table:table-cell office:value-type="string" calcext:value-type="string">
            <text:p>#P("soundLen", "0.285276")</text:p>
          </table:table-cell>
          <table:table-cell/>
          <table:table-cell office:value-type="string" calcext:value-type="string">
            <text:p>あっ</text:p>
          </table:table-cell>
          <table:table-cell table:number-columns-repeated="2"/>
          <table:table-cell table:formula="of:=IF([.E2508]=&quot;&quot;; &quot;untranscribed&quot;; IF([.F250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67.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67.DAT-ss0-0</text:p>
          </table:table-cell>
          <table:table-cell office:value-type="string" calcext:value-type="string">
            <text:p>#P("soundLen", "0.260335")</text:p>
          </table:table-cell>
          <table:table-cell/>
          <table:table-cell office:value-type="string" calcext:value-type="string">
            <text:p>あっ！</text:p>
          </table:table-cell>
          <table:table-cell table:number-columns-repeated="2"/>
          <table:table-cell table:formula="of:=IF([.E2510]=&quot;&quot;; &quot;untranscribed&quot;; IF([.F2510]=&quot;&quot;; &quot;UNTRANSLATED&quot;; &quot;&quot;))" office:value-type="string" office:string-value="UNTRANSLATED" calcext:value-type="string">
            <text:p>UNTRANSLATED</text:p>
          </table:table-cell>
          <table:table-cell table:number-columns-repeated="1016"/>
        </table:table-row>
        <table:table-row table:style-name="ro2">
          <table:table-cell office:value-type="string" calcext:value-type="string">
            <text:p>string</text:p>
          </table:table-cell>
          <table:table-cell office:value-type="string" calcext:value-type="string">
            <text:p>C967.DAT-ss0-1</text:p>
          </table:table-cell>
          <table:table-cell office:value-type="string" calcext:value-type="string">
            <text:p>#P("soundLen", "0.356533")</text:p>
          </table:table-cell>
          <table:table-cell table:number-columns-repeated="1021"/>
        </table:table-row>
        <table:table-row table:style-name="ro1">
          <table:table-cell table:number-columns-repeated="4"/>
          <table:table-cell office:value-type="string" calcext:value-type="string">
            <text:p>//==================================</text:p>
            <text:p>// File: C968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68A.DAT-ss0-0</text:p>
          </table:table-cell>
          <table:table-cell office:value-type="string" calcext:value-type="string">
            <text:p>#P("soundLen", "0.972418")</text:p>
          </table:table-cell>
          <table:table-cell office:value-type="string" calcext:value-type="string">
            <text:p>みんな</text:p>
          </table:table-cell>
          <table:table-cell office:value-type="string" calcext:value-type="string">
            <text:p>ええ！？</text:p>
          </table:table-cell>
          <table:table-cell table:number-columns-repeated="2"/>
          <table:table-cell table:formula="of:=IF([.E2513]=&quot;&quot;; &quot;untranscribed&quot;; IF([.F2513]=&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68C.DAT</text:p>
            <text:p>//==================================</text:p>
          </table:table-cell>
          <table:table-cell table:number-columns-repeated="1019"/>
        </table:table-row>
        <table:table-row table:style-name="ro13">
          <table:table-cell office:value-type="string" calcext:value-type="string">
            <text:p>string</text:p>
          </table:table-cell>
          <table:table-cell office:value-type="string" calcext:value-type="string">
            <text:p>C968C.DAT-ss0-0</text:p>
          </table:table-cell>
          <table:table-cell office:value-type="string" calcext:value-type="string">
            <text:p>#P("soundLen", "6.27852")</text:p>
          </table:table-cell>
          <table:table-cell/>
          <table:table-cell office:value-type="string" calcext:value-type="string">
            <text:p>真一：な、な、何なんだ</text:p>
            <text:p>桜子：う、う、うううううぅぅぅぅ</text:p>
            <text:p>りえ：あの…</text:p>
          </table:table-cell>
          <table:table-cell office:value-type="string" calcext:value-type="string">
            <text:p>W-W-What the...?</text:p>
            <text:p>#woff(1.817)</text:p>
            <text:p><text:span text:style-name="T1">//#woff(2.419)</text:span></text:p>
            <text:p/>
            <text:p>#w(4.897)</text:p>
            <text:p>Um...?</text:p>
          </table:table-cell>
          <table:table-cell/>
          <table:table-cell table:formula="of:=IF([.E2515]=&quot;&quot;; &quot;untranscribed&quot;; IF([.F2515]=&quot;&quot;; &quot;UNTRANSLATED&quot;; &quot;&quot;))">
            <text:p/>
          </table:table-cell>
          <table:table-cell table:number-columns-repeated="1016"/>
        </table:table-row>
        <table:table-row table:style-name="ro1">
          <table:table-cell table:number-columns-repeated="4"/>
          <table:table-cell office:value-type="string" calcext:value-type="string">
            <text:p>//==================================</text:p>
            <text:p>// File: C968D.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68D.DAT-ss0-0</text:p>
          </table:table-cell>
          <table:table-cell office:value-type="string" calcext:value-type="string">
            <text:p>#P("soundLen", "0.31857")</text:p>
          </table:table-cell>
          <table:table-cell table:style-name="ce1" office:value-type="string" calcext:value-type="string">
            <text:p>真一</text:p>
          </table:table-cell>
          <table:table-cell office:value-type="string" calcext:value-type="string">
            <text:p>ああ！</text:p>
          </table:table-cell>
          <table:table-cell table:number-columns-repeated="2"/>
          <table:table-cell table:formula="of:=IF([.E2517]=&quot;&quot;; &quot;untranscribed&quot;; IF([.F2517]=&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69A.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69A.DAT-ss0-0</text:p>
          </table:table-cell>
          <table:table-cell office:value-type="string" calcext:value-type="string">
            <text:p>#P("soundLen", "0.472879")</text:p>
          </table:table-cell>
          <table:table-cell table:style-name="ce1" office:value-type="string" calcext:value-type="string">
            <text:p>弓美</text:p>
          </table:table-cell>
          <table:table-cell office:value-type="string" calcext:value-type="string">
            <text:p>ええ！？</text:p>
          </table:table-cell>
          <table:table-cell office:value-type="string" calcext:value-type="string">
            <text:p>Huh!?</text:p>
          </table:table-cell>
          <table:table-cell/>
          <table:table-cell table:formula="of:=IF([.E2519]=&quot;&quot;; &quot;untranscribed&quot;; IF([.F2519]=&quot;&quot;; &quot;UNTRANSLATED&quot;; &quot;&quot;))">
            <text:p/>
          </table:table-cell>
          <table:table-cell table:number-columns-repeated="1016"/>
        </table:table-row>
        <table:table-row table:style-name="ro1">
          <table:table-cell table:number-columns-repeated="4"/>
          <table:table-cell office:value-type="string" calcext:value-type="string">
            <text:p>//==================================</text:p>
            <text:p>// File: C970.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70.DAT-ss0-0</text:p>
          </table:table-cell>
          <table:table-cell table:formula="of:=T([.C2511])" office:value-type="string" office:string-value="#P(&quot;soundLen&quot;, &quot;0.356533&quot;)" calcext:value-type="string">
            <text:p>#P("soundLen", "0.356533")</text:p>
          </table:table-cell>
          <table:table-cell table:number-columns-repeated="1021"/>
        </table:table-row>
        <table:table-row table:style-name="ro1">
          <table:table-cell table:number-columns-repeated="4"/>
          <table:table-cell office:value-type="string" calcext:value-type="string">
            <text:p>//==================================</text:p>
            <text:p>// File: C972.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72.DAT-ss0-0</text:p>
          </table:table-cell>
          <table:table-cell office:value-type="string" calcext:value-type="string">
            <text:p>#P("soundLen", "1.02089")</text:p>
          </table:table-cell>
          <table:table-cell table:number-columns-repeated="1021"/>
        </table:table-row>
        <table:table-row table:style-name="ro7">
          <table:table-cell office:value-type="string" calcext:value-type="string">
            <text:p>string</text:p>
          </table:table-cell>
          <table:table-cell office:value-type="string" calcext:value-type="string">
            <text:p>C972.DAT-ss0-1</text:p>
          </table:table-cell>
          <table:table-cell office:value-type="string" calcext:value-type="string">
            <text:p>#P("soundLen", "1.67394")</text:p>
          </table:table-cell>
          <table:table-cell table:style-name="ce1" office:value-type="string" calcext:value-type="string">
            <text:p>弓美</text:p>
          </table:table-cell>
          <table:table-cell office:value-type="string" calcext:value-type="string">
            <text:p>え、えっと…</text:p>
          </table:table-cell>
          <table:table-cell office:value-type="string" calcext:value-type="string">
            <text:p>U-Uh...</text:p>
          </table:table-cell>
          <table:table-cell/>
          <table:table-cell table:formula="of:=IF([.E2524]=&quot;&quot;; &quot;untranscribed&quot;; IF([.F2524]=&quot;&quot;; &quot;UNTRANSLATED&quot;; &quot;&quot;))">
            <text:p/>
          </table:table-cell>
          <table:table-cell table:number-columns-repeated="1016"/>
        </table:table-row>
        <table:table-row table:style-name="ro1">
          <table:table-cell table:number-columns-repeated="4"/>
          <table:table-cell office:value-type="string" calcext:value-type="string">
            <text:p>//==================================</text:p>
            <text:p>// File: C97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73.DAT-ss0-0</text:p>
          </table:table-cell>
          <table:table-cell table:formula="of:=T([.C2523])" office:value-type="string" office:string-value="#P(&quot;soundLen&quot;, &quot;1.02089&quot;)" calcext:value-type="string">
            <text:p>#P("soundLen", "1.02089")</text:p>
          </table:table-cell>
          <table:table-cell table:number-columns-repeated="1021"/>
        </table:table-row>
        <table:table-row table:style-name="ro1">
          <table:table-cell table:number-columns-repeated="4"/>
          <table:table-cell office:value-type="string" calcext:value-type="string">
            <text:p>//==================================</text:p>
            <text:p>// File: C974.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74.DAT-ss0-0</text:p>
          </table:table-cell>
          <table:table-cell office:value-type="string" calcext:value-type="string">
            <text:p>#P("soundLen", "0.407089")</text:p>
          </table:table-cell>
          <table:table-cell table:style-name="ce1" office:value-type="string" calcext:value-type="string">
            <text:p>弓美</text:p>
          </table:table-cell>
          <table:table-cell office:value-type="string" calcext:value-type="string">
            <text:p>うわ！？</text:p>
          </table:table-cell>
          <table:table-cell table:number-columns-repeated="2"/>
          <table:table-cell table:formula="of:=IF([.E2528]=&quot;&quot;; &quot;untranscribed&quot;; IF([.F2528]=&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75.DAT</text:p>
            <text:p>//==================================</text:p>
          </table:table-cell>
          <table:table-cell table:number-columns-repeated="1019"/>
        </table:table-row>
        <table:table-row table:style-name="ro1">
          <table:table-cell office:value-type="string" calcext:value-type="string">
            <text:p>string</text:p>
          </table:table-cell>
          <table:table-cell office:value-type="string" calcext:value-type="string">
            <text:p>C975.DAT-ss0-0</text:p>
          </table:table-cell>
          <table:table-cell office:value-type="string" calcext:value-type="string">
            <text:p>#P("soundLen", "1.73082")</text:p>
            <text:p><text:span text:style-name="T1">#P("noAutoOff", "1")</text:span></text:p>
          </table:table-cell>
          <table:table-cell table:style-name="ce1" office:value-type="string" calcext:value-type="string">
            <text:p>弓美</text:p>
          </table:table-cell>
          <table:table-cell office:value-type="string" calcext:value-type="string">
            <text:p>ああああ！待って！</text:p>
          </table:table-cell>
          <table:table-cell office:value-type="string" calcext:value-type="string">
            <text:p>#off()</text:p>
            <text:p>#w(0.656)</text:p>
            <text:p>WAIT!</text:p>
          </table:table-cell>
          <table:table-cell/>
          <table:table-cell table:formula="of:=IF([.E2530]=&quot;&quot;; &quot;untranscribed&quot;; IF([.F2530]=&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75.DAT-ss0-1</text:p>
          </table:table-cell>
          <table:table-cell office:value-type="string" calcext:value-type="string">
            <text:p>#P("soundLen", "2.7842")</text:p>
          </table:table-cell>
          <table:table-cell table:style-name="ce1" office:value-type="string" calcext:value-type="string">
            <text:p>桜子</text:p>
          </table:table-cell>
          <table:table-cell office:value-type="string" calcext:value-type="string">
            <text:p>こら！この穴どうすんのよ！？</text:p>
          </table:table-cell>
          <table:table-cell office:value-type="string" calcext:value-type="string">
            <text:p>Hey! What about this hole!?</text:p>
          </table:table-cell>
          <table:table-cell/>
          <table:table-cell table:formula="of:=IF([.E2531]=&quot;&quot;; &quot;untranscribed&quot;; IF([.F2531]=&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75.DAT-ss0-2</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5">
          <table:table-cell office:value-type="string" calcext:value-type="string">
            <text:p>string</text:p>
          </table:table-cell>
          <table:table-cell office:value-type="string" calcext:value-type="string">
            <text:p>C975.DAT-ss0-3</text:p>
          </table:table-cell>
          <table:table-cell office:value-type="string" calcext:value-type="string">
            <text:p>#P("soundLen", "1.25757")</text:p>
          </table:table-cell>
          <table:table-cell/>
          <table:table-cell office:value-type="string" calcext:value-type="string">
            <text:p>真一：ぬわ！？</text:p>
            <text:p>りえ：あっ！</text:p>
          </table:table-cell>
          <table:table-cell table:number-columns-repeated="2"/>
          <table:table-cell table:formula="of:=IF([.E2533]=&quot;&quot;; &quot;untranscribed&quot;; IF([.F2533]=&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76.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76.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976.DAT-ss0-1</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2">
          <table:table-cell office:value-type="string" calcext:value-type="string">
            <text:p>string</text:p>
          </table:table-cell>
          <table:table-cell office:value-type="string" calcext:value-type="string">
            <text:p>C976.DAT-ss0-2</text:p>
          </table:table-cell>
          <table:table-cell table:formula="of:=T([.C2089])" office:value-type="string" office:string-value="#P(&quot;soundLen&quot;, &quot;0.707906&quot;)" calcext:value-type="string">
            <text:p>#P("soundLen", "0.707906")</text:p>
          </table:table-cell>
          <table:table-cell table:number-columns-repeated="1021"/>
        </table:table-row>
        <table:table-row table:style-name="ro1">
          <table:table-cell table:number-columns-repeated="4"/>
          <table:table-cell office:value-type="string" calcext:value-type="string">
            <text:p>//==================================</text:p>
            <text:p>// File: C977A.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77A.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977A.DAT-ss0-1</text:p>
          </table:table-cell>
          <table:table-cell office:value-type="string" calcext:value-type="string">
            <text:p>#P("soundLen", "1.13533")</text:p>
          </table:table-cell>
          <table:table-cell table:number-columns-repeated="1021"/>
        </table:table-row>
        <table:table-row table:style-name="ro1">
          <table:table-cell table:number-columns-repeated="4"/>
          <table:table-cell office:value-type="string" calcext:value-type="string">
            <text:p>//==================================</text:p>
            <text:p>// File: C977B.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77B.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977B.DAT-ss0-1</text:p>
          </table:table-cell>
          <table:table-cell table:formula="of:=T([.C2540])" office:value-type="string" office:string-value="#P(&quot;soundLen&quot;, &quot;1.13533&quot;)" calcext:value-type="string">
            <text:p>#P("soundLen", "1.13533")</text:p>
          </table:table-cell>
          <table:table-cell table:number-columns-repeated="1021"/>
        </table:table-row>
        <table:table-row table:style-name="ro1">
          <table:table-cell table:number-columns-repeated="4"/>
          <table:table-cell office:value-type="string" calcext:value-type="string">
            <text:p>//==================================</text:p>
            <text:p>// File: C97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78.DAT-ss0-0</text:p>
          </table:table-cell>
          <table:table-cell table:formula="of:=T([.C419])" office:value-type="string" office:string-value="#P(&quot;soundLen&quot;, &quot;7.12261&quot;)" calcext:value-type="string">
            <text:p>#P("soundLen", "7.12261")</text:p>
          </table:table-cell>
          <table:table-cell table:number-columns-repeated="1021"/>
        </table:table-row>
        <table:table-row table:style-name="ro1">
          <table:table-cell table:number-columns-repeated="4"/>
          <table:table-cell office:value-type="string" calcext:value-type="string">
            <text:p>//==================================</text:p>
            <text:p>// File: C980.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80.DAT-ss0-0</text:p>
          </table:table-cell>
          <table:table-cell table:formula="of:=T([.C2116])" office:value-type="string" office:string-value="#P(&quot;soundLen&quot;, &quot;4.85951&quot;)" calcext:value-type="string">
            <text:p>#P("soundLen", "4.85951")</text:p>
          </table:table-cell>
          <table:table-cell table:style-name="ce3" table:formula="of:=T([.D2116])">
            <text:p/>
          </table:table-cell>
          <table:table-cell table:formula="of:=T([.E2116])" office:value-type="string" office:string-value="桜子：あんた…何引きずってんのよ！？&#10;真一：穴が見つからないはずだ！" calcext:value-type="string">
            <text:p>桜子：あんた…何引きずってんのよ！？</text:p>
            <text:p>真一：穴が見つからないはずだ！</text:p>
          </table:table-cell>
          <table:table-cell table:formula="of:=T([.F2116])" office:value-type="string" office:string-value="You! What're you dragging along!?&#10;&#10;#w(3.056)&#10;It must be so the hole won't get found!" calcext:value-type="string">
            <text:p>You! What're you dragging along!?</text:p>
            <text:p/>
            <text:p>#w(3.056)</text:p>
            <text:p>It must be so the hole won't get found!</text:p>
          </table:table-cell>
          <table:table-cell/>
          <table:table-cell table:formula="of:=IF([.E2547]=&quot;&quot;; &quot;untranscribed&quot;; IF([.F2547]=&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80.DAT-ss0-1</text:p>
          </table:table-cell>
          <table:table-cell table:formula="of:=T([.C2440])" office:value-type="string" office:string-value="#P(&quot;soundLen&quot;, &quot;1.52724&quot;)" calcext:value-type="string">
            <text:p>#P("soundLen", "1.52724")</text:p>
          </table:table-cell>
          <table:table-cell table:number-columns-repeated="1021"/>
        </table:table-row>
        <table:table-row table:style-name="ro2">
          <table:table-cell office:value-type="string" calcext:value-type="string">
            <text:p>string</text:p>
          </table:table-cell>
          <table:table-cell office:value-type="string" calcext:value-type="string">
            <text:p>C980.DAT-ss0-2</text:p>
          </table:table-cell>
          <table:table-cell table:formula="of:=T([.C1177])" office:value-type="string" office:string-value="#P(&quot;soundLen&quot;, &quot;2.07144&quot;)" calcext:value-type="string">
            <text:p>#P("soundLen", "2.07144")</text:p>
          </table:table-cell>
          <table:table-cell table:number-columns-repeated="1021"/>
        </table:table-row>
        <table:table-row table:style-name="ro13">
          <table:table-cell office:value-type="string" calcext:value-type="string">
            <text:p>string</text:p>
          </table:table-cell>
          <table:table-cell office:value-type="string" calcext:value-type="string">
            <text:p>C980.DAT-ss0-3</text:p>
          </table:table-cell>
          <table:table-cell office:value-type="string" calcext:value-type="string">
            <text:p>#P("soundLen", "6.28908")</text:p>
          </table:table-cell>
          <table:table-cell/>
          <table:table-cell office:value-type="string" calcext:value-type="string">
            <text:p>弓美：んん！？</text:p>
            <text:p>真一：ああ！？</text:p>
            <text:p>桜子：んもう、遅いわね！</text:p>
            <text:p>　もっと早く変身すればいいのに！</text:p>
          </table:table-cell>
          <table:table-cell office:value-type="string" calcext:value-type="string">
            <text:p>#off()</text:p>
            <text:p>#w(2.046)</text:p>
            <text:p>Geez, you're late!</text:p>
            <text:p/>
            <text:p>#w(4.250)</text:p>
            <text:p>You should have transformed sooner!</text:p>
          </table:table-cell>
          <table:table-cell/>
          <table:table-cell table:formula="of:=IF([.E2550]=&quot;&quot;; &quot;untranscribed&quot;; IF([.F255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1.DAT</text:p>
            <text:p>//==================================</text:p>
          </table:table-cell>
          <table:table-cell table:number-columns-repeated="1019"/>
        </table:table-row>
        <table:table-row table:style-name="ro5">
          <table:table-cell office:value-type="string" calcext:value-type="string">
            <text:p>string</text:p>
          </table:table-cell>
          <table:table-cell office:value-type="string" calcext:value-type="string">
            <text:p>C981.DAT-ss0-0</text:p>
          </table:table-cell>
          <table:table-cell office:value-type="string" calcext:value-type="string">
            <text:p>#P("soundLen", "4.31894")</text:p>
          </table:table-cell>
          <table:table-cell table:style-name="ce1" office:value-type="string" calcext:value-type="string">
            <text:p>弓美</text:p>
          </table:table-cell>
          <table:table-cell office:value-type="string" calcext:value-type="string">
            <text:p>やったー！</text:p>
            <text:p>あたし、もう変身しなくて済むんだ！</text:p>
          </table:table-cell>
          <table:table-cell office:value-type="string" calcext:value-type="string">
            <text:p>YES! I'm not going to have to transform anymore!</text:p>
          </table:table-cell>
          <table:table-cell office:value-type="string" calcext:value-type="string">
            <text:p>CHECK</text:p>
          </table:table-cell>
          <table:table-cell table:formula="of:=IF([.E2552]=&quot;&quot;; &quot;untranscribed&quot;; IF([.F2552]=&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2.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982.DAT-ss0-0</text:p>
          </table:table-cell>
          <table:table-cell office:value-type="string" calcext:value-type="string">
            <text:p>#P("soundLen", "7.72965")</text:p>
          </table:table-cell>
          <table:table-cell/>
          <table:table-cell office:value-type="string" calcext:value-type="string">
            <text:p>真一：変身した吉沢もかっこよかったんで、ちょっともったいないけど、よかったな、吉沢</text:p>
            <text:p>弓美：あ、ありがとう、松崎くん</text:p>
          </table:table-cell>
          <table:table-cell office:value-type="string" calcext:value-type="string">
            <text:p>You were kind of cool when you were transformed, so it's a bit of a waste,</text:p>
            <text:p/>
            <text:p>#w(3.889)</text:p>
            <text:p>but that's great, Yoshizawa.</text:p>
            <text:p/>
            <text:p>#w(5.427)</text:p>
            <text:p>T-Thank you, Matsuzaki+-kun++.</text:p>
          </table:table-cell>
          <table:table-cell/>
          <table:table-cell table:formula="of:=IF([.E2554]=&quot;&quot;; &quot;untranscribed&quot;; IF([.F2554]=&quot;&quot;; &quot;UNTRANSLATED&quot;; &quot;&quot;))">
            <text:p/>
          </table:table-cell>
          <table:table-cell table:number-columns-repeated="1016"/>
        </table:table-row>
        <table:table-row table:style-name="ro6">
          <table:table-cell office:value-type="string" calcext:value-type="string">
            <text:p>string</text:p>
          </table:table-cell>
          <table:table-cell office:value-type="string" calcext:value-type="string">
            <text:p>C982.DAT-ss0-1</text:p>
          </table:table-cell>
          <table:table-cell office:value-type="string" calcext:value-type="string">
            <text:p>#P("soundLen", "3.55642")</text:p>
          </table:table-cell>
          <table:table-cell/>
          <table:table-cell office:value-type="string" calcext:value-type="string">
            <text:p>桜子：何二人して赤くなってんのよ！</text:p>
            <text:p>弓美：え、えっと…</text:p>
          </table:table-cell>
          <table:table-cell office:value-type="string" calcext:value-type="string">
            <text:p>What're you two going red for!?</text:p>
            <text:p/>
            <text:p>#w(1.906)</text:p>
            <text:p>U-Uh...</text:p>
          </table:table-cell>
          <table:table-cell/>
          <table:table-cell table:formula="of:=IF([.E2555]=&quot;&quot;; &quot;untranscribed&quot;; IF([.F2555]=&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3.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983.DAT-ss0-0</text:p>
          </table:table-cell>
          <table:table-cell office:value-type="string" calcext:value-type="string">
            <text:p>#P("soundLen", "12.3173")</text:p>
          </table:table-cell>
          <table:table-cell/>
          <table:table-cell office:value-type="string" calcext:value-type="string">
            <text:p>桜子：まあ、とにかくこの[塞ぎが??]おしまい[に?]なってよかった</text:p>
            <text:p>　あたし本っ当に非常識なのが嫌いなのよ</text:p>
            <text:p>　体育館のぐちゃぐちゃなのも、まあまあ、気のせいだと思えば…</text:p>
            <text:p>　それで[済む?]し</text:p>
          </table:table-cell>
          <table:table-cell office:value-type="string" calcext:value-type="string">
            <text:p>Well, anyway, I'm glad to see the end of this mess.</text:p>
            <text:p/>
            <text:p>#w(3.702)</text:p>
            <text:p>I ABSOLUTELY hate irrational stuff.</text:p>
            <text:p/>
            <text:p>#w(6.820)</text:p>
            <text:p>As for the wrecked gym, well, if I pretend it's all just my imagination...</text:p>
            <text:p/>
            <text:p>#w(11.176)</text:p>
            <text:p>...then everything's peachy.</text:p>
          </table:table-cell>
          <table:table-cell office:value-type="string" calcext:value-type="string">
            <text:p>FIXME</text:p>
          </table:table-cell>
          <table:table-cell table:formula="of:=IF([.E2557]=&quot;&quot;; &quot;untranscribed&quot;; IF([.F2557]=&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983.DAT-ss0-1</text:p>
          </table:table-cell>
          <table:table-cell office:value-type="string" calcext:value-type="string">
            <text:p>#P("soundLen", "6.98876")</text:p>
            <text:p><text:span text:style-name="T1">#P("noAutoOff", "1")</text:span></text:p>
          </table:table-cell>
          <table:table-cell/>
          <table:table-cell office:value-type="string" calcext:value-type="string">
            <text:p>真一：済まない、済まない</text:p>
            <text:p>部長：しかし、それでは新しく記事が書けない[ではないか?]</text:p>
            <text:p>　どうしたらいいんだ？</text:p>
          </table:table-cell>
          <table:table-cell office:value-type="string" calcext:value-type="string">
            <text:p>Peachy, my foot.</text:p>
            <text:p/>
            <text:p>#w(1.180)</text:p>
            <text:p>B-But we won't be able to write a new article like this, will we?</text:p>
            <text:p/>
            <text:p>#w(5.614)</text:p>
            <text:p>What are we supposed to do?</text:p>
          </table:table-cell>
          <table:table-cell office:value-type="string" calcext:value-type="string">
            <text:p>CHECK</text:p>
          </table:table-cell>
          <table:table-cell table:formula="of:=IF([.E2558]=&quot;&quot;; &quot;untranscribed&quot;; IF([.F2558]=&quot;&quot;; &quot;UNTRANSLATED&quot;; &quot;&quot;))">
            <text:p/>
          </table:table-cell>
          <table:table-cell table:number-columns-repeated="1016"/>
        </table:table-row>
        <table:table-row table:style-name="ro5">
          <table:table-cell office:value-type="string" calcext:value-type="string">
            <text:p>string</text:p>
          </table:table-cell>
          <table:table-cell office:value-type="string" calcext:value-type="string">
            <text:p>C983.DAT-ss0-2</text:p>
          </table:table-cell>
          <table:table-cell office:value-type="string" calcext:value-type="string">
            <text:p>#P("soundLen", "3.28564")</text:p>
          </table:table-cell>
          <table:table-cell table:style-name="ce1" office:value-type="string" calcext:value-type="string">
            <text:p>弓美</text:p>
          </table:table-cell>
          <table:table-cell office:value-type="string" calcext:value-type="string">
            <text:p>あたしには、もう関係ないです</text:p>
            <text:p>あははは！</text:p>
          </table:table-cell>
          <table:table-cell office:value-type="string" calcext:value-type="string">
            <text:p>That's not my problem anymore!</text:p>
            <text:p>#woff(2.376)</text:p>
          </table:table-cell>
          <table:table-cell/>
          <table:table-cell table:formula="of:=IF([.E2559]=&quot;&quot;; &quot;untranscribed&quot;; IF([.F2559]=&quot;&quot;; &quot;UNTRANSLATED&quot;; &quot;&quot;))">
            <text:p/>
          </table:table-cell>
          <table:table-cell table:number-columns-repeated="1016"/>
        </table:table-row>
        <table:table-row table:style-name="ro3">
          <table:table-cell office:value-type="string" calcext:value-type="string">
            <text:p>string</text:p>
          </table:table-cell>
          <table:table-cell office:value-type="string" calcext:value-type="string">
            <text:p>C983.DAT-ss0-3</text:p>
          </table:table-cell>
          <table:table-cell office:value-type="string" calcext:value-type="string">
            <text:p>#P("soundLen", "6.37164")</text:p>
          </table:table-cell>
          <table:table-cell table:style-name="ce1" office:value-type="string" calcext:value-type="string">
            <text:p>桜子</text:p>
          </table:table-cell>
          <table:table-cell office:value-type="string" calcext:value-type="string">
            <text:p>まあ、とにかく帰りましょう？</text:p>
            <text:p>ハンバーガー屋のコーラで乾杯しましょう</text:p>
            <text:p>あたしお腹空いたわ</text:p>
          </table:table-cell>
          <table:table-cell office:value-type="string" calcext:value-type="string">
            <text:p>Well, how about we head on back for now?</text:p>
            <text:p/>
            <text:p>#w(2.213)</text:p>
            <text:p>We can celebrate with a toast of cola at the burger joint.</text:p>
            <text:p/>
            <text:p>#w(4.668)</text:p>
            <text:p>I'm hungry!</text:p>
          </table:table-cell>
          <table:table-cell/>
          <table:table-cell table:formula="of:=IF([.E2560]=&quot;&quot;; &quot;untranscribed&quot;; IF([.F2560]=&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4.DAT</text:p>
            <text:p>//==================================</text:p>
          </table:table-cell>
          <table:table-cell table:number-columns-repeated="1019"/>
        </table:table-row>
        <table:table-row table:style-name="ro9">
          <table:table-cell office:value-type="string" calcext:value-type="string">
            <text:p>string</text:p>
          </table:table-cell>
          <table:table-cell office:value-type="string" calcext:value-type="string">
            <text:p>C984.DAT-ss0-0</text:p>
          </table:table-cell>
          <table:table-cell office:value-type="string" calcext:value-type="string">
            <text:p>#P("soundLen", "7.67848")</text:p>
          </table:table-cell>
          <table:table-cell/>
          <table:table-cell office:value-type="string" calcext:value-type="string">
            <text:p>真一：それもそうだな</text:p>
            <text:p>　おれも腹減った</text:p>
            <text:p>弓美：りえちゃんも[しに?]行きましょう？</text:p>
            <text:p>りえ：あ、ああ</text:p>
            <text:p>部長：俺は誘ってくれないの？</text:p>
          </table:table-cell>
          <table:table-cell office:value-type="string" calcext:value-type="string">
            <text:p>You got that right. I'm hungry too.</text:p>
            <text:p/>
            <text:p>#w(2.853)</text:p>
            <text:p>//#align(left)</text:p>
            <text:p>― Rie+-chan++, why don't you come too?\n</text:p>
            <text:p>― O-Okay.</text:p>
            <text:p/>
            <text:p>#w(5.908)</text:p>
            <text:p>//#align(center)</text:p>
            <text:p>A-Am I not invited!?</text:p>
            <text:p>#woff(7.850)</text:p>
          </table:table-cell>
          <table:table-cell/>
          <table:table-cell table:formula="of:=IF([.E2562]=&quot;&quot;; &quot;untranscribed&quot;; IF([.F2562]=&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84.DAT-ss0-1</text:p>
          </table:table-cell>
          <table:table-cell table:formula="of:=T([.C134])" office:value-type="string" office:string-value="#P(&quot;soundLen&quot;, &quot;0.859082&quot;)" calcext:value-type="string">
            <text:p>#P("soundLen", "0.859082")</text:p>
          </table:table-cell>
          <table:table-cell table:number-columns-repeated="1021"/>
        </table:table-row>
        <table:table-row table:style-name="ro9">
          <table:table-cell office:value-type="string" calcext:value-type="string">
            <text:p>string</text:p>
          </table:table-cell>
          <table:table-cell office:value-type="string" calcext:value-type="string">
            <text:p>C984.DAT-ss0-2</text:p>
          </table:table-cell>
          <table:table-cell office:value-type="string" calcext:value-type="string">
            <text:p>#P("soundLen", "8.14184")</text:p>
          </table:table-cell>
          <table:table-cell/>
          <table:table-cell office:value-type="string" calcext:value-type="string">
            <text:p>真一：今の、何だ</text:p>
            <text:p>弓美：え、えっと…</text:p>
            <text:p>桜子：え、え…気のせいよ、気のせい</text:p>
            <text:p>部長：ぬっはははは！</text:p>
          </table:table-cell>
          <table:table-cell office:value-type="string" calcext:value-type="string">
            <text:p>#off()</text:p>
            <text:p>#w(0.806)</text:p>
            <text:p>What was that?</text:p>
            <text:p/>
            <text:p>#w(2.408)</text:p>
            <text:p>Uh, uh...</text:p>
            <text:p/>
            <text:p>#w(3.994)</text:p>
            <text:p>Um...Just your imagination, just your imagination...</text:p>
            <text:p>#woff(6.573)</text:p>
          </table:table-cell>
          <table:table-cell/>
          <table:table-cell table:formula="of:=IF([.E2564]=&quot;&quot;; &quot;untranscribed&quot;; IF([.F2564]=&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5.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85.DAT-ss0-0</text:p>
          </table:table-cell>
          <table:table-cell office:value-type="string" calcext:value-type="string">
            <text:p>#P("soundLen", "0.782603")</text:p>
          </table:table-cell>
          <table:table-cell table:style-name="ce1" office:value-type="string" calcext:value-type="string">
            <text:p>弓美</text:p>
          </table:table-cell>
          <table:table-cell office:value-type="string" calcext:value-type="string">
            <text:p>だああああああ！</text:p>
          </table:table-cell>
          <table:table-cell office:value-type="string" calcext:value-type="string">
            <text:p>//Gaaaaaah!</text:p>
          </table:table-cell>
          <table:table-cell/>
          <table:table-cell table:formula="of:=IF([.E2566]=&quot;&quot;; &quot;untranscribed&quot;; IF([.F256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6.DAT</text:p>
            <text:p>//==================================</text:p>
          </table:table-cell>
          <table:table-cell table:number-columns-repeated="1019"/>
        </table:table-row>
        <table:table-row table:style-name="ro3">
          <table:table-cell office:value-type="string" calcext:value-type="string">
            <text:p>string</text:p>
          </table:table-cell>
          <table:table-cell office:value-type="string" calcext:value-type="string">
            <text:p>C986.DAT-ss0-0</text:p>
          </table:table-cell>
          <table:table-cell office:value-type="string" calcext:value-type="string">
            <text:p>#P("soundLen", "8.00012")</text:p>
          </table:table-cell>
          <table:table-cell table:style-name="ce1" office:value-type="string" calcext:value-type="string">
            <text:p>桜子</text:p>
          </table:table-cell>
          <table:table-cell table:style-name="ce2" office:value-type="string" calcext:value-type="string">
            <text:p><text:span text:style-name="T2">桜子：ちょって待って！[穴が?]残ったままじゃないの！</text:span></text:p>
            <text:p><text:span text:style-name="T2">真一：連中全部塞がずに帰っちまったのか！</text:span></text:p>
            <text:p><text:span text:style-name="T2">弓美：うえ〜ん！</text:span></text:p>
          </table:table-cell>
          <table:table-cell office:value-type="string" calcext:value-type="string">
            <text:p>Wait, hold on!</text:p>
            <text:p/>
            <text:p>#w(1.843)</text:p>
            <text:p><text:span text:style-name="T1">They left holes open, didn't they!?</text:span></text:p>
            <text:p/>
            <text:p>#w(3.960)</text:p>
            <text:p>They went back without sealing all the holes!?</text:p>
            <text:p>#woff(6.591)</text:p>
          </table:table-cell>
          <table:table-cell/>
          <table:table-cell table:formula="of:=IF([.E2568]=&quot;&quot;; &quot;untranscribed&quot;; IF([.F256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7.DAT</text:p>
            <text:p>//==================================</text:p>
          </table:table-cell>
          <table:table-cell table:number-columns-repeated="1019"/>
        </table:table-row>
        <table:table-row table:style-name="ro8">
          <table:table-cell office:value-type="string" calcext:value-type="string">
            <text:p>string</text:p>
          </table:table-cell>
          <table:table-cell office:value-type="string" calcext:value-type="string">
            <text:p>C987.DAT-ss0-0</text:p>
          </table:table-cell>
          <table:table-cell office:value-type="string" calcext:value-type="string">
            <text:p>#P("soundLen", "6.85202")</text:p>
          </table:table-cell>
          <table:table-cell table:style-name="ce1"/>
          <table:table-cell office:value-type="string" calcext:value-type="string">
            <text:p>桜子：やれやれ</text:p>
            <text:p>　面は暑いのに、中は寒いんだから</text:p>
            <text:p>　もういやなるわね</text:p>
            <text:p>弓美：そうね</text:p>
          </table:table-cell>
          <table:table-cell office:value-type="string" calcext:value-type="string">
            <text:p>Good grief...</text:p>
            <text:p/>
            <text:p>#w(1.499)</text:p>
            <text:p>I can't put up with how it's cold in here even though it's warm outside.</text:p>
            <text:p/>
            <text:p>//#w(4.307)</text:p>
            <text:p>//I can't stand it.</text:p>
            <text:p/>
            <text:p>#w(5.659)</text:p>
            <text:p>Yeah.</text:p>
            <text:p>#woff(7.000)</text:p>
          </table:table-cell>
          <table:table-cell/>
          <table:table-cell table:formula="of:=IF([.E2570]=&quot;&quot;; &quot;untranscribed&quot;; IF([.F2570]=&quot;&quot;; &quot;UNTRANSLATED&quot;; &quot;&quot;))">
            <text:p/>
          </table:table-cell>
          <table:table-cell table:number-columns-repeated="1016"/>
        </table:table-row>
        <table:table-row table:style-name="ro2">
          <table:table-cell office:value-type="string" calcext:value-type="string">
            <text:p>string</text:p>
          </table:table-cell>
          <table:table-cell office:value-type="string" calcext:value-type="string">
            <text:p>C987.DAT-ss0-1</text:p>
          </table:table-cell>
          <table:table-cell office:value-type="string" calcext:value-type="string">
            <text:p>#P("soundLen", "7.71558")</text:p>
          </table:table-cell>
          <table:table-cell table:style-name="ce1"/>
          <table:table-cell table:number-columns-repeated="1020"/>
        </table:table-row>
        <table:table-row table:style-name="ro2">
          <table:table-cell office:value-type="string" calcext:value-type="string">
            <text:p>string</text:p>
          </table:table-cell>
          <table:table-cell office:value-type="string" calcext:value-type="string">
            <text:p>C987.DAT-ss0-2</text:p>
          </table:table-cell>
          <table:table-cell table:formula="of:=T([.C1616])" office:value-type="string" office:string-value="#P(&quot;soundLen&quot;, &quot;2.12716&quot;)" calcext:value-type="string">
            <text:p>#P("soundLen", "2.12716")</text:p>
          </table:table-cell>
          <table:table-cell table:number-columns-repeated="1021"/>
        </table:table-row>
        <table:table-row table:style-name="ro2">
          <table:table-cell office:value-type="string" calcext:value-type="string">
            <text:p>string</text:p>
          </table:table-cell>
          <table:table-cell office:value-type="string" calcext:value-type="string">
            <text:p>C987.DAT-ss0-3</text:p>
          </table:table-cell>
          <table:table-cell table:formula="of:=T([.C1104])" office:value-type="string" office:string-value="#P(&quot;soundLen&quot;, &quot;0.895264&quot;)" calcext:value-type="string">
            <text:p>#P("soundLen", "0.895264")</text:p>
          </table:table-cell>
          <table:table-cell table:number-columns-repeated="1021"/>
        </table:table-row>
        <table:table-row table:style-name="ro2">
          <table:table-cell office:value-type="string" calcext:value-type="string">
            <text:p>string</text:p>
          </table:table-cell>
          <table:table-cell office:value-type="string" calcext:value-type="string">
            <text:p>C987.DAT-ss0-4</text:p>
          </table:table-cell>
          <table:table-cell table:formula="of:=T([.C1197])" office:value-type="string" office:string-value="#P(&quot;soundLen&quot;, &quot;0.483506&quot;)" calcext:value-type="string">
            <text:p>#P("soundLen", "0.483506")</text:p>
          </table:table-cell>
          <table:table-cell table:number-columns-repeated="1021"/>
        </table:table-row>
        <table:table-row table:style-name="ro2">
          <table:table-cell office:value-type="string" calcext:value-type="string">
            <text:p>string</text:p>
          </table:table-cell>
          <table:table-cell office:value-type="string" calcext:value-type="string">
            <text:p>C987.DAT-ss0-5</text:p>
          </table:table-cell>
          <table:table-cell table:formula="of:=T([.C794])" office:value-type="string" office:string-value="#P(&quot;soundLen&quot;, &quot;2.75613&quot;)" calcext:value-type="string">
            <text:p>#P("soundLen", "2.75613")</text:p>
          </table:table-cell>
          <table:table-cell table:number-columns-repeated="1021"/>
        </table:table-row>
        <table:table-row table:style-name="ro11">
          <table:table-cell office:value-type="string" calcext:value-type="string">
            <text:p>string</text:p>
          </table:table-cell>
          <table:table-cell office:value-type="string" calcext:value-type="string">
            <text:p>C987.DAT-ss0-6</text:p>
          </table:table-cell>
          <table:table-cell office:value-type="string" calcext:value-type="string">
            <text:p>#P("soundLen", "4.94748")</text:p>
          </table:table-cell>
          <table:table-cell/>
          <table:table-cell office:value-type="string" calcext:value-type="string">
            <text:p>桜子：とりあえず、穴の向こう側から、穴塞ぎはしてるみたいね</text:p>
            <text:p>弓美：そうね</text:p>
          </table:table-cell>
          <table:table-cell office:value-type="string" calcext:value-type="string">
            <text:p>It looks like they're sealing the holes from the other side for now.</text:p>
            <text:p/>
            <text:p>#w(4.364)</text:p>
            <text:p>Yeah.</text:p>
          </table:table-cell>
          <table:table-cell office:value-type="string" calcext:value-type="string">
            <text:p>CHECK</text:p>
          </table:table-cell>
          <table:table-cell table:formula="of:=IF([.E2576]=&quot;&quot;; &quot;untranscribed&quot;; IF([.F257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8.DAT</text:p>
            <text:p>//==================================</text:p>
          </table:table-cell>
          <table:table-cell table:number-columns-repeated="1019"/>
        </table:table-row>
        <table:table-row table:style-name="ro12">
          <table:table-cell office:value-type="string" calcext:value-type="string">
            <text:p>string</text:p>
          </table:table-cell>
          <table:table-cell office:value-type="string" calcext:value-type="string">
            <text:p>C988.DAT-ss0-0</text:p>
          </table:table-cell>
          <table:table-cell office:value-type="string" calcext:value-type="string">
            <text:p>#P("soundLen", "3.54401")</text:p>
          </table:table-cell>
          <table:table-cell/>
          <table:table-cell office:value-type="string" calcext:value-type="string">
            <text:p>部長：取材だ、取材だ！</text:p>
            <text:p>真一：部長！</text:p>
            <text:p>弓美：松崎くん！</text:p>
          </table:table-cell>
          <table:table-cell office:value-type="string" calcext:value-type="string">
            <text:p>Coverage! COVERAGE!</text:p>
            <text:p/>
            <text:p>#w(1.495)</text:p>
            <text:p>Prez!</text:p>
            <text:p/>
            <text:p>#w(2.521)</text:p>
            <text:p>Matsuzaki+-kun++!</text:p>
          </table:table-cell>
          <table:table-cell/>
          <table:table-cell table:formula="of:=IF([.E2578]=&quot;&quot;; &quot;untranscribed&quot;; IF([.F2578]=&quot;&quot;; &quot;UNTRANSLATED&quot;; &quot;&quot;))">
            <text:p/>
          </table:table-cell>
          <table:table-cell table:number-columns-repeated="1016"/>
        </table:table-row>
        <table:table-row table:style-name="ro1">
          <table:table-cell table:number-columns-repeated="4"/>
          <table:table-cell office:value-type="string" calcext:value-type="string">
            <text:p>//==================================</text:p>
            <text:p>// File: C989.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89.DAT-ss0-0</text:p>
          </table:table-cell>
          <table:table-cell office:value-type="string" calcext:value-type="string">
            <text:p>#P("soundLen", "1.09294")</text:p>
          </table:table-cell>
          <table:table-cell table:style-name="ce1" office:value-type="string" calcext:value-type="string">
            <text:p>真一</text:p>
          </table:table-cell>
          <table:table-cell office:value-type="string" calcext:value-type="string">
            <text:p>あ、あは！</text:p>
          </table:table-cell>
          <table:table-cell table:number-columns-repeated="2"/>
          <table:table-cell table:formula="of:=IF([.E2580]=&quot;&quot;; &quot;untranscribed&quot;; IF([.F2580]=&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90.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90.DAT-ss0-0</text:p>
          </table:table-cell>
          <table:table-cell office:value-type="string" calcext:value-type="string">
            <text:p>#P("soundLen", "0.326064")</text:p>
          </table:table-cell>
          <table:table-cell table:style-name="ce1" office:value-type="string" calcext:value-type="string">
            <text:p>弓美</text:p>
          </table:table-cell>
          <table:table-cell office:value-type="string" calcext:value-type="string">
            <text:p>ありゃ？</text:p>
          </table:table-cell>
          <table:table-cell office:value-type="string" calcext:value-type="string">
            <text:p>//Oh?</text:p>
          </table:table-cell>
          <table:table-cell/>
          <table:table-cell table:formula="of:=IF([.E2582]=&quot;&quot;; &quot;untranscribed&quot;; IF([.F2582]=&quot;&quot;; &quot;UNTRANSLATED&quot;; &quot;&quot;))">
            <text:p/>
          </table:table-cell>
          <table:table-cell table:number-columns-repeated="1016"/>
        </table:table-row>
        <table:table-row table:style-name="ro1">
          <table:table-cell table:number-columns-repeated="4"/>
          <table:table-cell office:value-type="string" calcext:value-type="string">
            <text:p>//==================================</text:p>
            <text:p>// File: C991Z.DAT</text:p>
            <text:p>//==================================</text:p>
          </table:table-cell>
          <table:table-cell table:number-columns-repeated="1019"/>
        </table:table-row>
        <table:table-row table:style-name="ro11">
          <table:table-cell office:value-type="string" calcext:value-type="string">
            <text:p>string</text:p>
          </table:table-cell>
          <table:table-cell office:value-type="string" calcext:value-type="string">
            <text:p>C991Z.DAT-ss0-0</text:p>
          </table:table-cell>
          <table:table-cell office:value-type="string" calcext:value-type="string">
            <text:p>#P("soundLen", "3.64617")</text:p>
          </table:table-cell>
          <table:table-cell/>
          <table:table-cell office:value-type="string" calcext:value-type="string">
            <text:p>桜子：弓美？</text:p>
            <text:p>弓美：ん？</text:p>
            <text:p>桜子：今のウィンク、あたしに[だから?]ね</text:p>
          </table:table-cell>
          <table:table-cell office:value-type="string" calcext:value-type="string">
            <text:p>― Yumimi?\n</text:p>
            <text:p>― Huh?</text:p>
            <text:p/>
            <text:p>#w(1.681)</text:p>
            <text:p>That wink was for ME.</text:p>
          </table:table-cell>
          <table:table-cell office:value-type="string" calcext:value-type="string">
            <text:p>CHECK</text:p>
          </table:table-cell>
          <table:table-cell table:formula="of:=IF([.E2584]=&quot;&quot;; &quot;untranscribed&quot;; IF([.F2584]=&quot;&quot;; &quot;UNTRANSLATED&quot;; &quot;&quot;))">
            <text:p/>
          </table:table-cell>
          <table:table-cell table:number-columns-repeated="1016"/>
        </table:table-row>
        <table:table-row table:style-name="ro1">
          <table:table-cell table:number-columns-repeated="4"/>
          <table:table-cell office:value-type="string" calcext:value-type="string">
            <text:p>//==================================</text:p>
            <text:p>// File: C992.DAT</text:p>
            <text:p>//==================================</text:p>
          </table:table-cell>
          <table:table-cell table:number-columns-repeated="1019"/>
        </table:table-row>
        <table:table-row table:style-name="ro6">
          <table:table-cell office:value-type="string" calcext:value-type="string">
            <text:p>string</text:p>
          </table:table-cell>
          <table:table-cell office:value-type="string" calcext:value-type="string">
            <text:p>C992.DAT-ss0-0</text:p>
          </table:table-cell>
          <table:table-cell office:value-type="string" calcext:value-type="string">
            <text:p>#P("soundLen", "1.77148")</text:p>
          </table:table-cell>
          <table:table-cell table:style-name="ce1" office:value-type="string" calcext:value-type="string">
            <text:p>真一</text:p>
          </table:table-cell>
          <table:table-cell office:value-type="string" calcext:value-type="string">
            <text:p>だああ！捕まえたぞ！</text:p>
          </table:table-cell>
          <table:table-cell office:value-type="string" calcext:value-type="string">
            <text:p>//GAH!</text:p>
            <text:p>#off()</text:p>
            <text:p>#w(0.898)</text:p>
            <text:p>Got it!</text:p>
          </table:table-cell>
          <table:table-cell/>
          <table:table-cell table:formula="of:=IF([.E2586]=&quot;&quot;; &quot;untranscribed&quot;; IF([.F2586]=&quot;&quot;; &quot;UNTRANSLATED&quot;; &quot;&quot;))">
            <text:p/>
          </table:table-cell>
          <table:table-cell table:number-columns-repeated="1016"/>
        </table:table-row>
        <table:table-row table:style-name="ro1">
          <table:table-cell table:number-columns-repeated="4"/>
          <table:table-cell office:value-type="string" calcext:value-type="string">
            <text:p>//==================================</text:p>
            <text:p>// File: C993.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93.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1">
          <table:table-cell table:number-columns-repeated="4"/>
          <table:table-cell office:value-type="string" calcext:value-type="string">
            <text:p>//==================================</text:p>
            <text:p>// File: C994.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94.DAT-ss0-0</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2">
          <table:table-cell office:value-type="string" calcext:value-type="string">
            <text:p>string</text:p>
          </table:table-cell>
          <table:table-cell office:value-type="string" calcext:value-type="string">
            <text:p>C994.DAT-ss0-1</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1">
          <table:table-cell table:number-columns-repeated="4"/>
          <table:table-cell office:value-type="string" calcext:value-type="string">
            <text:p>//==================================</text:p>
            <text:p>// File: C995.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95.DAT-ss0-0</text:p>
          </table:table-cell>
          <table:table-cell table:formula="of:=T([.C356])" office:value-type="string" office:string-value="#P(&quot;soundLen&quot;, &quot;4.29603&quot;)" calcext:value-type="string">
            <text:p>#P("soundLen", "4.29603")</text:p>
          </table:table-cell>
          <table:table-cell table:number-columns-repeated="1021"/>
        </table:table-row>
        <table:table-row table:style-name="ro2">
          <table:table-cell office:value-type="string" calcext:value-type="string">
            <text:p>string</text:p>
          </table:table-cell>
          <table:table-cell office:value-type="string" calcext:value-type="string">
            <text:p>C995.DAT-ss0-1</text:p>
          </table:table-cell>
          <table:table-cell table:formula="of:=T([.C1185])" office:value-type="string" office:string-value="#P(&quot;soundLen&quot;, &quot;0.754838&quot;)" calcext:value-type="string">
            <text:p>#P("soundLen", "0.754838")</text:p>
          </table:table-cell>
          <table:table-cell table:number-columns-repeated="1021"/>
        </table:table-row>
        <table:table-row table:style-name="ro1">
          <table:table-cell table:number-columns-repeated="4"/>
          <table:table-cell office:value-type="string" calcext:value-type="string">
            <text:p>//==================================</text:p>
            <text:p>// File: C996.DAT</text:p>
            <text:p>//==================================</text:p>
          </table:table-cell>
          <table:table-cell table:number-columns-repeated="1019"/>
        </table:table-row>
        <table:table-row table:style-name="ro7">
          <table:table-cell office:value-type="string" calcext:value-type="string">
            <text:p>string</text:p>
          </table:table-cell>
          <table:table-cell office:value-type="string" calcext:value-type="string">
            <text:p>C996.DAT-ss0-0</text:p>
          </table:table-cell>
          <table:table-cell office:value-type="string" calcext:value-type="string">
            <text:p>#P("soundLen", "1.34849")</text:p>
          </table:table-cell>
          <table:table-cell table:style-name="ce1" office:value-type="string" calcext:value-type="string">
            <text:p>弓美</text:p>
          </table:table-cell>
          <table:table-cell office:value-type="string" calcext:value-type="string">
            <text:p>ああああああああ！</text:p>
          </table:table-cell>
          <table:table-cell table:number-columns-repeated="2"/>
          <table:table-cell table:formula="of:=IF([.E2596]=&quot;&quot;; &quot;untranscribed&quot;; IF([.F2596]=&quot;&quot;; &quot;UNTRANSLATED&quot;; &quot;&quot;))" office:value-type="string" office:string-value="UNTRANSLATED" calcext:value-type="string">
            <text:p>UNTRANSLATED</text:p>
          </table:table-cell>
          <table:table-cell table:number-columns-repeated="1016"/>
        </table:table-row>
        <table:table-row table:style-name="ro1">
          <table:table-cell table:number-columns-repeated="4"/>
          <table:table-cell office:value-type="string" calcext:value-type="string">
            <text:p>//==================================</text:p>
            <text:p>// File: C998.DAT</text:p>
            <text:p>//==================================</text:p>
          </table:table-cell>
          <table:table-cell table:number-columns-repeated="1019"/>
        </table:table-row>
        <table:table-row table:style-name="ro2">
          <table:table-cell office:value-type="string" calcext:value-type="string">
            <text:p>string</text:p>
          </table:table-cell>
          <table:table-cell office:value-type="string" calcext:value-type="string">
            <text:p>C998.DAT-ss0-0</text:p>
          </table:table-cell>
          <table:table-cell table:formula="of:=T([.C419])" office:value-type="string" office:string-value="#P(&quot;soundLen&quot;, &quot;7.12261&quot;)" calcext:value-type="string">
            <text:p>#P("soundLen", "7.12261")</text:p>
          </table:table-cell>
          <table:table-cell table:number-columns-repeated="1021"/>
        </table:table-row>
        <table:table-row table:style-name="ro1">
          <table:table-cell table:number-columns-repeated="4"/>
          <table:table-cell office:value-type="string" calcext:value-type="string">
            <text:p>//==================================</text:p>
            <text:p>// File: C999.DAT</text:p>
            <text:p>//==================================</text:p>
          </table:table-cell>
          <table:table-cell table:number-columns-repeated="1019"/>
        </table:table-row>
        <table:table-row table:style-name="ro4">
          <table:table-cell office:value-type="string" calcext:value-type="string">
            <text:p>string</text:p>
          </table:table-cell>
          <table:table-cell office:value-type="string" calcext:value-type="string">
            <text:p>C999.DAT-ss0-0</text:p>
          </table:table-cell>
          <table:table-cell table:formula="of:=T([.C2456])" office:value-type="string" office:string-value="#P(&quot;soundLen&quot;, &quot;1.52313&quot;)" calcext:value-type="string">
            <text:p>#P("soundLen", "1.52313")</text:p>
          </table:table-cell>
          <table:table-cell table:style-name="ce1" office:value-type="string" calcext:value-type="string">
            <text:p>弓美</text:p>
          </table:table-cell>
          <table:table-cell office:value-type="string" calcext:value-type="string">
            <text:p>みんな、大丈夫？</text:p>
          </table:table-cell>
          <table:table-cell office:value-type="string" calcext:value-type="string">
            <text:p>Are you okay, guys?</text:p>
            <text:p>#woff(1.446)</text:p>
          </table:table-cell>
          <table:table-cell/>
          <table:table-cell table:formula="of:=IF([.E2600]=&quot;&quot;; &quot;untranscribed&quot;; IF([.F2600]=&quot;&quot;; &quot;UNTRANSLATED&quot;; &quot;&quot;))">
            <text:p/>
          </table:table-cell>
          <table:table-cell table:number-columns-repeated="1016"/>
        </table:table-row>
        <table:table-row table:style-name="ro13">
          <table:table-cell office:value-type="string" calcext:value-type="string">
            <text:p>string</text:p>
          </table:table-cell>
          <table:table-cell office:value-type="string" calcext:value-type="string">
            <text:p>C999.DAT-ss0-1</text:p>
          </table:table-cell>
          <table:table-cell office:value-type="string" calcext:value-type="string">
            <text:p>#P("soundLen", "6.07464")</text:p>
          </table:table-cell>
          <table:table-cell/>
          <table:table-cell office:value-type="string" calcext:value-type="string">
            <text:p>桜子：本っ当役に立たないわね</text:p>
            <text:p>　あたし達自力で抜け出したわよ</text:p>
            <text:p>弓美：え〜ん、ごめんね</text:p>
          </table:table-cell>
          <table:table-cell office:value-type="string" calcext:value-type="string">
            <text:p>You really ARE useless.\n</text:p>
            <text:p>We broke free on our own.</text:p>
            <text:p>#woff(4.156)</text:p>
            <text:p/>
            <text:p>#w(4.802)</text:p>
            <text:p>Sorry...</text:p>
          </table:table-cell>
          <table:table-cell/>
          <table:table-cell table:formula="of:=IF([.E2601]=&quot;&quot;; &quot;untranscribed&quot;; IF([.F2601]=&quot;&quot;; &quot;UNTRANSLATED&quot;; &quot;&quot;))">
            <text:p/>
          </table:table-cell>
          <table:table-cell table:number-columns-repeated="1016"/>
        </table:table-row>
        <table:table-row table:style-name="ro7">
          <table:table-cell office:value-type="string" calcext:value-type="string">
            <text:p>string</text:p>
          </table:table-cell>
          <table:table-cell office:value-type="string" calcext:value-type="string">
            <text:p>C999.DAT-ss0-2</text:p>
          </table:table-cell>
          <table:table-cell office:value-type="string" calcext:value-type="string">
            <text:p>#P("soundLen", "2.222")</text:p>
          </table:table-cell>
          <table:table-cell table:style-name="ce1" office:value-type="string" calcext:value-type="string">
            <text:p>真一</text:p>
          </table:table-cell>
          <table:table-cell office:value-type="string" calcext:value-type="string">
            <text:p>あはは、はは、ははは、は</text:p>
          </table:table-cell>
          <table:table-cell table:number-columns-repeated="2"/>
          <table:table-cell table:formula="of:=IF([.E2602]=&quot;&quot;; &quot;untranscribed&quot;; IF([.F2602]=&quot;&quot;; &quot;UNTRANSLATED&quot;; &quot;&quot;))" office:value-type="string" office:string-value="UNTRANSLATED" calcext:value-type="string">
            <text:p>UNTRANSLATED</text:p>
          </table:table-cell>
          <table:table-cell table:number-columns-repeated="1016"/>
        </table:table-row>
        <table:table-row table:style-name="ro7">
          <table:table-cell office:value-type="string" calcext:value-type="string">
            <text:p>string</text:p>
          </table:table-cell>
          <table:table-cell office:value-type="string" calcext:value-type="string">
            <text:p>C999.DAT-ss0-3</text:p>
          </table:table-cell>
          <table:table-cell office:value-type="string" calcext:value-type="string">
            <text:p>#P("soundLen", "3.22268")</text:p>
          </table:table-cell>
          <table:table-cell office:value-type="string" calcext:value-type="string">
            <text:p>りえ</text:p>
          </table:table-cell>
          <table:table-cell office:value-type="string" calcext:value-type="string">
            <text:p>あの…自力でしたでしょうか？</text:p>
          </table:table-cell>
          <table:table-cell office:value-type="string" calcext:value-type="string">
            <text:p>Um...Was it really {on our own}?</text:p>
          </table:table-cell>
          <table:table-cell/>
          <table:table-cell table:formula="of:=IF([.E2603]=&quot;&quot;; &quot;untranscribed&quot;; IF([.F2603]=&quot;&quot;; &quot;UNTRANSLATED&quot;; &quot;&quot;))">
            <text:p/>
          </table:table-cell>
          <table:table-cell table:number-columns-repeated="1016"/>
        </table:table-row>
        <table:table-row table:style-name="ro1">
          <table:table-cell table:number-columns-repeated="4"/>
          <table:table-cell office:value-type="string" calcext:value-type="string">
            <text:p>//==================================</text:p>
            <text:p>// File: ENDC000A.DAT</text:p>
            <text:p>//==================================</text:p>
          </table:table-cell>
          <table:table-cell table:number-columns-repeated="1019"/>
        </table:table-row>
        <table:table-row table:style-name="ro42">
          <table:table-cell office:value-type="string" calcext:value-type="string">
            <text:p>string</text:p>
          </table:table-cell>
          <table:table-cell office:value-type="string" calcext:value-type="string">
            <text:p>ENDC000A.DAT-start</text:p>
          </table:table-cell>
          <table:table-cell table:number-columns-repeated="2"/>
          <table:table-cell office:value-type="string" calcext:value-type="string">
            <text:p>近頃 落ちついたみたいだねなんて</text:p>
            <text:p>ちっともうれしくなんてない</text:p>
            <text:p>もう少し 女の子でいられるうちは</text:p>
            <text:p>まだまだ ソワソワしていたい</text:p>
            <text:p/>
            <text:p>人は誰でも</text:p>
            <text:p>大人になるたび</text:p>
            <text:p>「初めて」のことを</text:p>
            <text:p>なくしてしまうから</text:p>
            <text:p/>
            <text:p>元気!元気!</text:p>
            <text:p>若さは　ビート</text:p>
            <text:p>知らないドアをノックして</text:p>
            <text:p>元気!元気!</text:p>
            <text:p>元気　は呪文</text:p>
            <text:p>女になるには　10年早い!</text:p>
            <text:p/>
            <text:p>誰かが　落ちこんでいる時は　そっと</text:p>
            <text:p>やさしい言葉をかけるより</text:p>
            <text:p>なんだか　また　やる気が出て来るような</text:p>
            <text:p>素敵な　笑顔を見せなさい</text:p>
            <text:p/>
            <text:p>夢はいつでも</text:p>
            <text:p>遠くにあるけど</text:p>
            <text:p>未来の一歩は</text:p>
            <text:p>すぐ近くの明日</text:p>
            <text:p/>
            <text:p>元気!元気!</text:p>
            <text:p>若さは　力</text:p>
            <text:p>イヤなことなど 忘れよう</text:p>
            <text:p>元気!元気!</text:p>
            <text:p>不思議な勇気</text:p>
            <text:p>元気なくすには　10年早い!</text:p>
            <text:p/>
            <text:p>人は誰でも</text:p>
            <text:p>大人になるたび</text:p>
            <text:p>「初めて」のことを</text:p>
            <text:p>なくしてしまうから</text:p>
            <text:p/>
            <text:p>元気!元気!</text:p>
            <text:p>若さは　ビート</text:p>
            <text:p>知らないドアをノックして</text:p>
            <text:p>元気!元気!</text:p>
            <text:p>元気　は呪文</text:p>
            <text:p>女になるには　10年早い!</text:p>
          </table:table-cell>
          <table:table-cell office:value-type="string" calcext:value-type="string">
            <text:p>// timing lags over the course of the sequence</text:p>
            <text:p>// due to the game doing some massive zoom effects</text:p>
            <text:p>// combined with our extra subtitle rendering.</text:p>
            <text:p>// this slightly speeds up the timing of the scene</text:p>
            <text:p>// to try to compensate for it.</text:p>
            <text:p>//#settimescale(0.997461928934)</text:p>
            <text:p>//#settimescale(0.99875)</text:p>
            <text:p/>
            <text:p>//#sync(cdplay, 1, 0.000)</text:p>
            <text:p/>
            <text:p>//#sync(cdwait, 1, 4.300)</text:p>
            <text:p>//#sync(cdwait, 2, 15.150)</text:p>
            <text:p>#sync(cdwait, 2, 15.200)</text:p>
            <text:p/>
            <text:p>#w(15.766)</text:p>
            <text:p>#slot(top)</text:p>
            <text:p>#pal(karaoke)</text:p>
            <text:p>&lt;chikagoro ochitsuita mitai da ne nante&gt;</text:p>
            <text:p>#kseg(15.766, 19.700)</text:p>
            <text:p>#slot(bottom)</text:p>
            <text:p>#pal(std)</text:p>
            <text:p>Lately, they tell me {Seems like you've settled down, huh?}</text:p>
            <text:p/>
            <text:p>#w(21.012)</text:p>
            <text:p>#slot(top)</text:p>
            <text:p>&lt;chitto mo ureshiku&gt; &lt;nantenai&gt;</text:p>
            <text:p>#kseg(21.012, 23.037)</text:p>
            <text:p>#kseg(24.251, 25.163)</text:p>
            <text:p>#slot(bottom)</text:p>
            <text:p>I'm not one bit happy about it</text:p>
            <text:p/>
            <text:p>#settimescale(0.99870)</text:p>
            <text:p/>
            <text:p>#w(26.264)</text:p>
            <text:p>#slot(top)</text:p>
            <text:p>&lt;mou sukoshi onna no ko de irareru uchi wa&gt;</text:p>
            <text:p>#kseg(26.264, 30.380)</text:p>
            <text:p>#slot(bottom)</text:p>
            <text:p>While I can still be a girl, I want</text:p>
            <text:p/>
            <text:p>#w(30.815)</text:p>
            <text:p>#slot(top)</text:p>
            <text:p>&lt;mada mada sowa&gt;&lt;sowa&gt; &lt;shiteitai&gt;</text:p>
            <text:p>#kseg(30.815, 31.824)</text:p>
            <text:p>#kseg(32.048, 32.370)</text:p>
            <text:p>#kseg(33.454, 35.132)</text:p>
            <text:p>#slot(bottom)</text:p>
            <text:p>to keep on being restless a little longer</text:p>
            <text:p/>
            <text:p/>
            <text:p/>
            <text:p>#w(35.733)</text:p>
            <text:p>#slot(top)</text:p>
            <text:p>//&lt;hito wa&gt; &lt;dare&gt; &lt;demo&gt;</text:p>
            <text:p>//#kseg(35.733, 36.758)</text:p>
            <text:p>//#kseg(36.758, 37.719)</text:p>
            <text:p>//#kseg(37.719, 38.066)</text:p>
            <text:p>&lt;hito wa dare demo&gt;</text:p>
            <text:p>#kseg(35.733, 38.066)</text:p>
            <text:p>#slot(bottom)</text:p>
            <text:p>Because whenever they become adults,</text:p>
            <text:p/>
            <text:p>#w(38.385)</text:p>
            <text:p>#slot(top)</text:p>
            <text:p>//&lt;otona ni&gt; &lt;naru&gt; &lt;tabi&gt;</text:p>
            <text:p>//#kseg(38.385, 39.381)</text:p>
            <text:p>//#kseg(39.381, 40.355)</text:p>
            <text:p>//#kseg(40.355, 40.683)</text:p>
            <text:p>&lt;otona ni naru tabi&gt;</text:p>
            <text:p>#kseg(38.385, 40.683)</text:p>
            <text:p>#slot(bottom)</text:p>
            <text:p>people, no matter who,</text:p>
            <text:p/>
            <text:p>#w(41.037)</text:p>
            <text:p>#slot(top)</text:p>
            <text:p>//&lt;{hajime&gt;&lt;te}&gt; &lt;no koto o&gt;</text:p>
            <text:p>//#kseg(41.037, 41.997)</text:p>
            <text:p>//#kseg(41.997, 42.530)</text:p>
            <text:p>//#kseg(42.530, 43.309)</text:p>
            <text:p>&lt;{hajimete} no koto o&gt;</text:p>
            <text:p>#kseg(41.037, 43.309)</text:p>
            <text:p>#slot(bottom)</text:p>
            <text:p>lose that experience</text:p>
            <text:p/>
            <text:p>#w(43.978)</text:p>
            <text:p>#slot(top)</text:p>
            <text:p>&lt;nakushite&gt;&lt;shimau&gt; &lt;kara&gt;</text:p>
            <text:p>#kseg(43.978, 45.601)</text:p>
            <text:p>#kseg(45.601, 46.912)</text:p>
            <text:p>#kseg(46.912, 48.528)</text:p>
            <text:p>#slot(bottom)</text:p>
            <text:p>of it being {the first time}</text:p>
            <text:p/>
            <text:p>#w(48.743)</text:p>
            <text:p>#slot(top)</text:p>
            <text:p>#off()</text:p>
            <text:p>#slot(bottom)</text:p>
            <text:p>#off()</text:p>
            <text:p/>
            <text:p/>
            <text:p/>
            <text:p/>
            <text:p/>
            <text:p>#w(49.509)</text:p>
            <text:p>#slot(top)</text:p>
            <text:p>&lt;genki!&gt; &lt;genki!&gt;</text:p>
            <text:p>#kseg(49.509, 50.041)</text:p>
            <text:p>#kseg(50.833, 51.353)</text:p>
            <text:p>#slot(bottom)</text:p>
            <text:p>Lively! Lively!</text:p>
            <text:p/>
            <text:p>#w(52.482)</text:p>
            <text:p>#slot(top)</text:p>
            <text:p>&lt;wakasa wa bii&gt;&lt;to&gt;</text:p>
            <text:p>#kseg(52.482, 53.644)</text:p>
            <text:p>#kseg(53.644, 54.475)</text:p>
            <text:p>#slot(bottom)</text:p>
            <text:p>Youth is a beat</text:p>
            <text:p/>
            <text:p>#w(55.099)</text:p>
            <text:p>#slot(top)</text:p>
            <text:p>&lt;shiranai doa o nokku&gt; &lt;shite&gt;</text:p>
            <text:p>#kseg(55.099, 57.247)</text:p>
            <text:p>#kseg(57.247, 58.909)</text:p>
            <text:p>#slot(bottom)</text:p>
            <text:p>Knock on unknown doors</text:p>
            <text:p/>
            <text:p>#w(1:0.007)</text:p>
            <text:p>#slot(top)</text:p>
            <text:p>&lt;genki!&gt; &lt;genki!&gt;</text:p>
            <text:p>#kseg(1:0.007, 1:0.519)</text:p>
            <text:p>#kseg(1:1.318, 1:1.844)</text:p>
            <text:p>#slot(bottom)</text:p>
            <text:p>Lively! Lively!</text:p>
            <text:p/>
            <text:p>#w(1:2.967)</text:p>
            <text:p>#slot(top)</text:p>
            <text:p>&lt;genki wa jumo&gt;&lt;n&gt;</text:p>
            <text:p>#kseg(1:2.967, 1:4.155)</text:p>
            <text:p>#kseg(1:4.155, 1:5.278)</text:p>
            <text:p>#slot(bottom)</text:p>
            <text:p>Liveliness is a magic spell</text:p>
            <text:p/>
            <text:p>#w(1:5.583)</text:p>
            <text:p>#slot(top)</text:p>
            <text:p>&lt;onna ni naru ni wa juunen haya&gt;&lt;i!&gt;</text:p>
            <text:p>#kseg(1:5.583, 1:8.219)</text:p>
            <text:p>#kseg(1:8.219, 1:9.199)</text:p>
            <text:p>#slot(bottom)</text:p>
            <text:p>It's ten years too soon to become a woman!</text:p>
            <text:p/>
            <text:p>//#sync(cdwait, 3, 69.983)</text:p>
            <text:p>#sync(cdwait, 3, 1:10.300)</text:p>
            <text:p/>
            <text:p>#w(1:10.160)</text:p>
            <text:p>#slot(top)</text:p>
            <text:p>#off()</text:p>
            <text:p>#slot(bottom)</text:p>
            <text:p>#off()</text:p>
            <text:p/>
            <text:p/>
            <text:p/>
            <text:p/>
            <text:p/>
            <text:p>//#sync(cdwait, 4, 1:20.666)</text:p>
            <text:p>#sync(cdwait, 4, 1:20.816)</text:p>
            <text:p/>
            <text:p>#settimescale(0.99860)</text:p>
            <text:p/>
            <text:p>#w(1:21.340)</text:p>
            <text:p>#slot(top)</text:p>
            <text:p>&lt;dareka ga ochikondeiru toki wa sotto&gt;</text:p>
            <text:p>#kseg(1:21.340, 1:25.469)</text:p>
            <text:p>#slot(bottom)</text:p>
            <text:p>When someone's feeling down, instead of</text:p>
            <text:p/>
            <text:p>#w(1:26.566)</text:p>
            <text:p>#slot(top)</text:p>
            <text:p>&lt;yasashii kotoba o&gt; &lt;kakeru yori&gt;</text:p>
            <text:p>#kseg(1:26.566, 1:28.637)</text:p>
            <text:p>#kseg(1:29.864, 1:30.734)</text:p>
            <text:p>#slot(bottom)</text:p>
            <text:p>just softly offering gentle words,</text:p>
            <text:p/>
            <text:p>#w(1:31.818)</text:p>
            <text:p>#slot(top)</text:p>
            <text:p>&lt;nandaka mata yaru ki ga detekuru you na&gt;</text:p>
            <text:p>#kseg(1:31.818, 1:36.012)</text:p>
            <text:p>#slot(bottom)</text:p>
            <text:p>show them a lovely smile</text:p>
            <text:p/>
            <text:p>#w(1:36.408)</text:p>
            <text:p>#slot(top)</text:p>
            <text:p>&lt;suteki na ega&gt;&lt;o o&gt; &lt;misenasai&gt;</text:p>
            <text:p>#kseg(1:36.408, 1:37.558)</text:p>
            <text:p>#kseg(1:37.558, 1:37.940)</text:p>
            <text:p>#kseg(1:39.031, 1:40.751)</text:p>
            <text:p>#slot(bottom)</text:p>
            <text:p>that'll put the spring back in their step</text:p>
            <text:p/>
            <text:p/>
            <text:p>//#settimescale(0.99860)</text:p>
            <text:p>#settimescale(0.99850)</text:p>
            <text:p/>
            <text:p/>
            <text:p/>
            <text:p>#w(1:41.348)</text:p>
            <text:p>#slot(top)</text:p>
            <text:p>&lt;yume wa itsudemo&gt;</text:p>
            <text:p>#kseg(1:41.348, 1:43.653)</text:p>
            <text:p>#slot(bottom)</text:p>
            <text:p>Dreams are always</text:p>
            <text:p/>
            <text:p>#w(1:44.004)</text:p>
            <text:p>#slot(top)</text:p>
            <text:p>&lt;tooku ni aru kedo&gt;</text:p>
            <text:p>#kseg(1:44.004, 1:46.269)</text:p>
            <text:p>#slot(bottom)</text:p>
            <text:p>in the distance, but</text:p>
            <text:p/>
            <text:p>#w(1:46.646)</text:p>
            <text:p>#slot(top)</text:p>
            <text:p>&lt;mirai no ippo wa&gt;</text:p>
            <text:p>#kseg(1:46.646, 1:48.951)</text:p>
            <text:p>#slot(bottom)</text:p>
            <text:p>the first step to the future</text:p>
            <text:p/>
            <text:p>#w(1:49.567)</text:p>
            <text:p>#slot(top)</text:p>
            <text:p>&lt;sugu chika&gt;&lt;ku no a&gt;&lt;shita&gt;</text:p>
            <text:p>#kseg(1:49.567, 1:51.184)</text:p>
            <text:p>#kseg(1:51.184, 1:52.489)</text:p>
            <text:p>#kseg(1:52.489, 1:54.099)</text:p>
            <text:p>#slot(bottom)</text:p>
            <text:p>is the looming tomorrow</text:p>
            <text:p/>
            <text:p>#w(1:54.326)</text:p>
            <text:p>#slot(top)</text:p>
            <text:p>#off()</text:p>
            <text:p>#slot(bottom)</text:p>
            <text:p>#off()</text:p>
            <text:p/>
            <text:p/>
            <text:p>#settimescale(0.99840)</text:p>
            <text:p/>
            <text:p/>
            <text:p/>
            <text:p>#w(1:55.092)</text:p>
            <text:p>#slot(top)</text:p>
            <text:p>&lt;genki!&gt; &lt;genki!&gt;</text:p>
            <text:p>#kseg(1:55.092, 1:55.631)</text:p>
            <text:p>#kseg(1:56.397, 1:56.949)</text:p>
            <text:p>#slot(bottom)</text:p>
            <text:p>Lively! Lively!</text:p>
            <text:p/>
            <text:p>#w(1:58.052)</text:p>
            <text:p>#slot(top)</text:p>
            <text:p>&lt;wakasa wa chika&gt;&lt;ra&gt;</text:p>
            <text:p>#kseg(1:58.052, 1:59.266)</text:p>
            <text:p>#kseg(1:59.266, 2:0.130)</text:p>
            <text:p>#slot(bottom)</text:p>
            <text:p>Youth is power</text:p>
            <text:p/>
            <text:p>#w(2:0.688)</text:p>
            <text:p>#slot(top)</text:p>
            <text:p>&lt;iya na koto nado wasurey&gt;&lt;ou&gt;</text:p>
            <text:p>#kseg(2:0.688, 2:3.168)</text:p>
            <text:p>#kseg(2:3.168, 2:4.558)</text:p>
            <text:p>#slot(bottom)</text:p>
            <text:p>Let's forget the nasty things</text:p>
            <text:p/>
            <text:p>#w(2:5.596)</text:p>
            <text:p>#slot(top)</text:p>
            <text:p>&lt;genki!&gt; &lt;genki!&gt;</text:p>
            <text:p>#kseg(2:5.596, 2:6.129)</text:p>
            <text:p>#kseg(2:6.908, 2:7.408)</text:p>
            <text:p>#slot(bottom)</text:p>
            <text:p>Lively! Lively!</text:p>
            <text:p/>
            <text:p>#w(2:8.550)</text:p>
            <text:p>#slot(top)</text:p>
            <text:p>&lt;fushigi na yuu&gt;&lt;ki&gt;</text:p>
            <text:p>#kseg(2:8.550, 2:9.751)</text:p>
            <text:p>#kseg(2:9.751, 2:10.673)</text:p>
            <text:p>#slot(bottom)</text:p>
            <text:p>What wondrous courage</text:p>
            <text:p/>
            <text:p>#w(2:11.179)</text:p>
            <text:p>#slot(top)</text:p>
            <text:p>&lt;genki nakusu ni wa juunen haya&gt;&lt;i!&gt;</text:p>
            <text:p>#kseg(2:11.179, 2:13.705)</text:p>
            <text:p>#kseg(2:13.705, 2:14.848)</text:p>
            <text:p>#slot(bottom)</text:p>
            <text:p>It's ten years too soon to lose my liveliness!</text:p>
            <text:p/>
            <text:p>#w(2:15.438)</text:p>
            <text:p>#slot(top)</text:p>
            <text:p>#off()</text:p>
            <text:p>#slot(bottom)</text:p>
            <text:p>#off()</text:p>
            <text:p/>
            <text:p/>
            <text:p/>
            <text:p/>
            <text:p/>
            <text:p>#w(2:23.313)</text:p>
            <text:p>#slot(top)</text:p>
            <text:p>//&lt;hito wa&gt; &lt;dare&gt; &lt;demo&gt;</text:p>
            <text:p>//#kseg(2:23.313, 2:24.300)</text:p>
            <text:p>//#kseg(2:24.300, 2:25.280)</text:p>
            <text:p>//#kseg(2:25.280, 2:25.611)</text:p>
            <text:p>&lt;hito wa dare demo&gt;</text:p>
            <text:p>#kseg(2:23.313, 2:25.611)</text:p>
            <text:p>#slot(bottom)</text:p>
            <text:p>Because whenever they become adults,</text:p>
            <text:p/>
            <text:p>#w(2:25.956)</text:p>
            <text:p>#slot(top)</text:p>
            <text:p>//&lt;otona ni&gt; &lt;naru&gt; &lt;tabi&gt;</text:p>
            <text:p>//#kseg(2:25.956, 2:26.929)</text:p>
            <text:p>//#kseg(2:26.929, 2:27.903)</text:p>
            <text:p>//#kseg(2:27.903, 2:28.241)</text:p>
            <text:p>&lt;otona ni naru tabi&gt;</text:p>
            <text:p>#kseg(2:25.956, 2:28.241)</text:p>
            <text:p>#slot(bottom)</text:p>
            <text:p>people, no matter who,</text:p>
            <text:p/>
            <text:p>#w(2:28.559)</text:p>
            <text:p>#slot(top)</text:p>
            <text:p>//&lt;{hajime&gt;&lt;te}&gt; &lt;no koto o&gt;</text:p>
            <text:p>//#kseg(2:28.559, 2:29.565)</text:p>
            <text:p>//#kseg(2:29.565, 2:30.091)</text:p>
            <text:p>//#kseg(2:30.091, 2:30.935)</text:p>
            <text:p>&lt;{hajimete} no koto o&gt;</text:p>
            <text:p>#kseg(2:28.559, 2:30.935)</text:p>
            <text:p>#slot(bottom)</text:p>
            <text:p>lose that experience</text:p>
            <text:p/>
            <text:p>#w(2:31.532)</text:p>
            <text:p>#slot(top)</text:p>
            <text:p>&lt;nakushite&gt;&lt;shimau&gt; &lt;kara&gt;</text:p>
            <text:p>#kseg(2:31.532, 2:33.149)</text:p>
            <text:p>#kseg(2:33.149, 2:34.460)</text:p>
            <text:p>#kseg(2:34.460, 2:36.116)</text:p>
            <text:p>#slot(bottom)</text:p>
            <text:p>of it being {the first time}</text:p>
            <text:p/>
            <text:p>#w(2:36.317)</text:p>
            <text:p>#slot(top)</text:p>
            <text:p>#off()</text:p>
            <text:p>#slot(bottom)</text:p>
            <text:p>#off()</text:p>
            <text:p/>
            <text:p/>
            <text:p/>
            <text:p>#settimescale(0.99820)</text:p>
            <text:p/>
            <text:p/>
            <text:p/>
            <text:p/>
            <text:p>#w(2:37.083)</text:p>
            <text:p>#slot(top)</text:p>
            <text:p>&lt;genki!&gt; &lt;genki!&gt;</text:p>
            <text:p>#kseg(2:37.083, 2:37.576)</text:p>
            <text:p>#kseg(2:38.388, 2:38.901)</text:p>
            <text:p>#slot(bottom)</text:p>
            <text:p>Lively! Lively!</text:p>
            <text:p/>
            <text:p>#w(2:40.037)</text:p>
            <text:p>#slot(top)</text:p>
            <text:p>&lt;wakasa wa bii&gt;&lt;to&gt;</text:p>
            <text:p>#kseg(2:40.037, 2:41.231)</text:p>
            <text:p>#kseg(2:41.231, 2:42.088)</text:p>
            <text:p>#slot(bottom)</text:p>
            <text:p>Youth is a beat</text:p>
            <text:p/>
            <text:p>#w(2:42.634)</text:p>
            <text:p>#slot(top)</text:p>
            <text:p>&lt;shiranai doa o nokku&gt; &lt;shite&gt;</text:p>
            <text:p>#kseg(2:42.634, 2:44.802)</text:p>
            <text:p>#kseg(2:44.802, 2:46.477)</text:p>
            <text:p>#slot(bottom)</text:p>
            <text:p>Knock on unknown doors</text:p>
            <text:p/>
            <text:p>#w(2:47.581)</text:p>
            <text:p>#slot(top)</text:p>
            <text:p>&lt;genki!&gt; &lt;genki!&gt;</text:p>
            <text:p>#kseg(2:47.581, 2:48.074)</text:p>
            <text:p>#kseg(2:48.873, 2:49.353)</text:p>
            <text:p>#slot(bottom)</text:p>
            <text:p>Lively! Lively!</text:p>
            <text:p/>
            <text:p>#w(2:50.522)</text:p>
            <text:p>#slot(top)</text:p>
            <text:p>&lt;genki wa jumo&gt;&lt;n&gt;</text:p>
            <text:p>#kseg(2:50.522, 2:51.723)</text:p>
            <text:p>#kseg(2:51.723, 2:52.560)</text:p>
            <text:p>#slot(bottom)</text:p>
            <text:p>Liveliness is a magic spell</text:p>
            <text:p/>
            <text:p>#w(2:53.131)</text:p>
            <text:p>#slot(top)</text:p>
            <text:p>&lt;onna ni naru ni wa juunen haya&gt;&lt;i!&gt;</text:p>
            <text:p>#kseg(2:53.131, 2:55.676)</text:p>
            <text:p>#kseg(2:55.676, 2:56.968)</text:p>
            <text:p>#slot(bottom)</text:p>
            <text:p>It's ten years too soon to become a woman!</text:p>
            <text:p/>
            <text:p>#w(2:57.734)</text:p>
            <text:p>#slot(top)</text:p>
            <text:p>#off()</text:p>
            <text:p>#slot(bottom)</text:p>
            <text:p>#off()</text:p>
            <text:p/>
            <text:p/>
            <text:p/>
            <text:p/>
            <text:p/>
          </table:table-cell>
          <table:table-cell/>
          <table:table-cell table:formula="of:=IF([.E2605]=&quot;&quot;; &quot;untranscribed&quot;; IF([.F2605]=&quot;&quot;; &quot;UNTRANSLATED&quot;; &quot;&quot;))">
            <text:p/>
          </table:table-cell>
          <table:table-cell table:number-columns-repeated="1016"/>
        </table:table-row>
        <table:table-row table:style-name="ro1">
          <table:table-cell table:number-columns-repeated="4"/>
          <table:table-cell office:value-type="string" calcext:value-type="string">
            <text:p>//==================================</text:p>
            <text:p>// File: ENDC000B.DAT</text:p>
            <text:p>//==================================</text:p>
          </table:table-cell>
          <table:table-cell table:number-columns-repeated="1019"/>
        </table:table-row>
        <table:table-row table:style-name="ro43">
          <table:table-cell office:value-type="string" calcext:value-type="string">
            <text:p>string</text:p>
          </table:table-cell>
          <table:table-cell office:value-type="string" calcext:value-type="string">
            <text:p>ENDC000B.DAT-start</text:p>
          </table:table-cell>
          <table:table-cell table:number-columns-repeated="2"/>
          <table:table-cell table:formula="of:=T([.E2605])" office:value-type="string" office:string-value="近頃 落ちついたみたいだねなんて&#10;ちっともうれしくなんてない&#10;もう少し 女の子でいられるうちは&#10;まだまだ ソワソワしていたい&#10;&#10;人は誰でも&#10;大人になるたび&#10;「初めて」のことを&#10;なくしてしまうから&#10;&#10;元気!元気!&#10;若さは　ビート&#10;知らないドアをノックして&#10;元気!元気!&#10;元気　は呪文&#10;女になるには　10年早い!&#10;&#10;誰かが　落ちこんでいる時は　そっと&#10;やさしい言葉をかけるより&#10;なんだか　また　やる気が出て来るような&#10;素敵な　笑顔を見せなさい&#10;&#10;夢はいつでも&#10;遠くにあるけど&#10;未来の一歩は&#10;すぐ近くの明日&#10;&#10;元気!元気!&#10;若さは　力&#10;イヤなことなど 忘れよう&#10;元気!元気!&#10;不思議な勇気&#10;元気なくすには　10年早い!&#10;&#10;人は誰でも&#10;大人になるたび&#10;「初めて」のことを&#10;なくしてしまうから&#10;&#10;元気!元気!&#10;若さは　ビート&#10;知らないドアをノックして&#10;元気!元気!&#10;元気　は呪文&#10;女になるには　10年早い!" calcext:value-type="string">
            <text:p>近頃 落ちついたみたいだねなんて</text:p>
            <text:p>ちっともうれしくなんてない</text:p>
            <text:p>もう少し 女の子でいられるうちは</text:p>
            <text:p>まだまだ ソワソワしていたい</text:p>
            <text:p/>
            <text:p>人は誰でも</text:p>
            <text:p>大人になるたび</text:p>
            <text:p>「初めて」のことを</text:p>
            <text:p>なくしてしまうから</text:p>
            <text:p/>
            <text:p>元気!元気!</text:p>
            <text:p>若さは　ビート</text:p>
            <text:p>知らないドアをノックして</text:p>
            <text:p>元気!元気!</text:p>
            <text:p>元気　は呪文</text:p>
            <text:p>女になるには　10年早い!</text:p>
            <text:p/>
            <text:p>誰かが　落ちこんでいる時は　そっと</text:p>
            <text:p>やさしい言葉をかけるより</text:p>
            <text:p>なんだか　また　やる気が出て来るような</text:p>
            <text:p>素敵な　笑顔を見せなさい</text:p>
            <text:p/>
            <text:p>夢はいつでも</text:p>
            <text:p>遠くにあるけど</text:p>
            <text:p>未来の一歩は</text:p>
            <text:p>すぐ近くの明日</text:p>
            <text:p/>
            <text:p>元気!元気!</text:p>
            <text:p>若さは　力</text:p>
            <text:p>イヤなことなど 忘れよう</text:p>
            <text:p>元気!元気!</text:p>
            <text:p>不思議な勇気</text:p>
            <text:p>元気なくすには　10年早い!</text:p>
            <text:p/>
            <text:p>人は誰でも</text:p>
            <text:p>大人になるたび</text:p>
            <text:p>「初めて」のことを</text:p>
            <text:p>なくしてしまうから</text:p>
            <text:p/>
            <text:p>元気!元気!</text:p>
            <text:p>若さは　ビート</text:p>
            <text:p>知らないドアをノックして</text:p>
            <text:p>元気!元気!</text:p>
            <text:p>元気　は呪文</text:p>
            <text:p>女になるには　10年早い!</text:p>
          </table:table-cell>
          <table:table-cell table:formula="of:=T([.F2605])" office:value-type="string" office:string-value="// timing lags over the course of the sequence&#10;// due to the game doing some massive zoom effects&#10;// combined with our extra subtitle rendering.&#10;// this slightly speeds up the timing of the scene&#10;// to try to compensate for it.&#10;//#settimescale(0.997461928934)&#10;//#settimescale(0.99875)&#10;&#10;//#sync(cdplay, 1, 0.000)&#10;&#10;//#sync(cdwait, 1, 4.300)&#10;//#sync(cdwait, 2, 15.150)&#10;#sync(cdwait, 2, 15.200)&#10;&#10;#w(15.766)&#10;#slot(top)&#10;#pal(karaoke)&#10;&lt;chikagoro ochitsuita mitai da ne nante&gt;&#10;#kseg(15.766, 19.700)&#10;#slot(bottom)&#10;#pal(std)&#10;Lately, they tell me {Seems like you've settled down, huh?}&#10;&#10;#w(21.012)&#10;#slot(top)&#10;&lt;chitto mo ureshiku&gt; &lt;nantenai&gt;&#10;#kseg(21.012, 23.037)&#10;#kseg(24.251, 25.163)&#10;#slot(bottom)&#10;I'm not one bit happy about it&#10;&#10;#settimescale(0.99870)&#10;&#10;#w(26.264)&#10;#slot(top)&#10;&lt;mou sukoshi onna no ko de irareru uchi wa&gt;&#10;#kseg(26.264, 30.380)&#10;#slot(bottom)&#10;While I can still be a girl, I want&#10;&#10;#w(30.815)&#10;#slot(top)&#10;&lt;mada mada sowa&gt;&lt;sowa&gt; &lt;shiteitai&gt;&#10;#kseg(30.815, 31.824)&#10;#kseg(32.048, 32.370)&#10;#kseg(33.454, 35.132)&#10;#slot(bottom)&#10;to keep on being restless a little longer&#10;&#10;&#10;&#10;#w(35.733)&#10;#slot(top)&#10;//&lt;hito wa&gt; &lt;dare&gt; &lt;demo&gt;&#10;//#kseg(35.733, 36.758)&#10;//#kseg(36.758, 37.719)&#10;//#kseg(37.719, 38.066)&#10;&lt;hito wa dare demo&gt;&#10;#kseg(35.733, 38.066)&#10;#slot(bottom)&#10;Because whenever they become adults,&#10;&#10;#w(38.385)&#10;#slot(top)&#10;//&lt;otona ni&gt; &lt;naru&gt; &lt;tabi&gt;&#10;//#kseg(38.385, 39.381)&#10;//#kseg(39.381, 40.355)&#10;//#kseg(40.355, 40.683)&#10;&lt;otona ni naru tabi&gt;&#10;#kseg(38.385, 40.683)&#10;#slot(bottom)&#10;people, no matter who,&#10;&#10;#w(41.037)&#10;#slot(top)&#10;//&lt;{hajime&gt;&lt;te}&gt; &lt;no koto o&gt;&#10;//#kseg(41.037, 41.997)&#10;//#kseg(41.997, 42.530)&#10;//#kseg(42.530, 43.309)&#10;&lt;{hajimete} no koto o&gt;&#10;#kseg(41.037, 43.309)&#10;#slot(bottom)&#10;lose that experience&#10;&#10;#w(43.978)&#10;#slot(top)&#10;&lt;nakushite&gt;&lt;shimau&gt; &lt;kara&gt;&#10;#kseg(43.978, 45.601)&#10;#kseg(45.601, 46.912)&#10;#kseg(46.912, 48.528)&#10;#slot(bottom)&#10;of it being {the first time}&#10;&#10;#w(48.743)&#10;#slot(top)&#10;#off()&#10;#slot(bottom)&#10;#off()&#10;&#10;&#10;&#10;&#10;&#10;#w(49.509)&#10;#slot(top)&#10;&lt;genki!&gt; &lt;genki!&gt;&#10;#kseg(49.509, 50.041)&#10;#kseg(50.833, 51.353)&#10;#slot(bottom)&#10;Lively! Lively!&#10;&#10;#w(52.482)&#10;#slot(top)&#10;&lt;wakasa wa bii&gt;&lt;to&gt;&#10;#kseg(52.482, 53.644)&#10;#kseg(53.644, 54.475)&#10;#slot(bottom)&#10;Youth is a beat&#10;&#10;#w(55.099)&#10;#slot(top)&#10;&lt;shiranai doa o nokku&gt; &lt;shite&gt;&#10;#kseg(55.099, 57.247)&#10;#kseg(57.247, 58.909)&#10;#slot(bottom)&#10;Knock on unknown doors&#10;&#10;#w(1:0.007)&#10;#slot(top)&#10;&lt;genki!&gt; &lt;genki!&gt;&#10;#kseg(1:0.007, 1:0.519)&#10;#kseg(1:1.318, 1:1.844)&#10;#slot(bottom)&#10;Lively! Lively!&#10;&#10;#w(1:2.967)&#10;#slot(top)&#10;&lt;genki wa jumo&gt;&lt;n&gt;&#10;#kseg(1:2.967, 1:4.155)&#10;#kseg(1:4.155, 1:5.278)&#10;#slot(bottom)&#10;Liveliness is a magic spell&#10;&#10;#w(1:5.583)&#10;#slot(top)&#10;&lt;onna ni naru ni wa juunen haya&gt;&lt;i!&gt;&#10;#kseg(1:5.583, 1:8.219)&#10;#kseg(1:8.219, 1:9.199)&#10;#slot(bottom)&#10;It's ten years too soon to become a woman!&#10;&#10;//#sync(cdwait, 3, 69.983)&#10;#sync(cdwait, 3, 1:10.300)&#10;&#10;#w(1:10.160)&#10;#slot(top)&#10;#off()&#10;#slot(bottom)&#10;#off()&#10;&#10;&#10;&#10;&#10;&#10;//#sync(cdwait, 4, 1:20.666)&#10;#sync(cdwait, 4, 1:20.816)&#10;&#10;#settimescale(0.99860)&#10;&#10;#w(1:21.340)&#10;#slot(top)&#10;&lt;dareka ga ochikondeiru toki wa sotto&gt;&#10;#kseg(1:21.340, 1:25.469)&#10;#slot(bottom)&#10;When someone's feeling down, instead of&#10;&#10;#w(1:26.566)&#10;#slot(top)&#10;&lt;yasashii kotoba o&gt; &lt;kakeru yori&gt;&#10;#kseg(1:26.566, 1:28.637)&#10;#kseg(1:29.864, 1:30.734)&#10;#slot(bottom)&#10;just softly offering gentle words,&#10;&#10;#w(1:31.818)&#10;#slot(top)&#10;&lt;nandaka mata yaru ki ga detekuru you na&gt;&#10;#kseg(1:31.818, 1:36.012)&#10;#slot(bottom)&#10;show them a lovely smile&#10;&#10;#w(1:36.408)&#10;#slot(top)&#10;&lt;suteki na ega&gt;&lt;o o&gt; &lt;misenasai&gt;&#10;#kseg(1:36.408, 1:37.558)&#10;#kseg(1:37.558, 1:37.940)&#10;#kseg(1:39.031, 1:40.751)&#10;#slot(bottom)&#10;that'll put the spring back in their step&#10;&#10;&#10;//#settimescale(0.99860)&#10;#settimescale(0.99850)&#10;&#10;&#10;&#10;#w(1:41.348)&#10;#slot(top)&#10;&lt;yume wa itsudemo&gt;&#10;#kseg(1:41.348, 1:43.653)&#10;#slot(bottom)&#10;Dreams are always&#10;&#10;#w(1:44.004)&#10;#slot(top)&#10;&lt;tooku ni aru kedo&gt;&#10;#kseg(1:44.004, 1:46.269)&#10;#slot(bottom)&#10;in the distance, but&#10;&#10;#w(1:46.646)&#10;#slot(top)&#10;&lt;mirai no ippo wa&gt;&#10;#kseg(1:46.646, 1:48.951)&#10;#slot(bottom)&#10;the first step to the future&#10;&#10;#w(1:49.567)&#10;#slot(top)&#10;&lt;sugu chika&gt;&lt;ku no a&gt;&lt;shita&gt;&#10;#kseg(1:49.567, 1:51.184)&#10;#kseg(1:51.184, 1:52.489)&#10;#kseg(1:52.489, 1:54.099)&#10;#slot(bottom)&#10;is the looming tomorrow&#10;&#10;#w(1:54.326)&#10;#slot(top)&#10;#off()&#10;#slot(bottom)&#10;#off()&#10;&#10;&#10;#settimescale(0.99840)&#10;&#10;&#10;&#10;#w(1:55.092)&#10;#slot(top)&#10;&lt;genki!&gt; &lt;genki!&gt;&#10;#kseg(1:55.092, 1:55.631)&#10;#kseg(1:56.397, 1:56.949)&#10;#slot(bottom)&#10;Lively! Lively!&#10;&#10;#w(1:58.052)&#10;#slot(top)&#10;&lt;wakasa wa chika&gt;&lt;ra&gt;&#10;#kseg(1:58.052, 1:59.266)&#10;#kseg(1:59.266, 2:0.130)&#10;#slot(bottom)&#10;Youth is power&#10;&#10;#w(2:0.688)&#10;#slot(top)&#10;&lt;iya na koto nado wasurey&gt;&lt;ou&gt;&#10;#kseg(2:0.688, 2:3.168)&#10;#kseg(2:3.168, 2:4.558)&#10;#slot(bottom)&#10;Let's forget the nasty things&#10;&#10;#w(2:5.596)&#10;#slot(top)&#10;&lt;genki!&gt; &lt;genki!&gt;&#10;#kseg(2:5.596, 2:6.129)&#10;#kseg(2:6.908, 2:7.408)&#10;#slot(bottom)&#10;Lively! Lively!&#10;&#10;#w(2:8.550)&#10;#slot(top)&#10;&lt;fushigi na yuu&gt;&lt;ki&gt;&#10;#kseg(2:8.550, 2:9.751)&#10;#kseg(2:9.751, 2:10.673)&#10;#slot(bottom)&#10;What wondrous courage&#10;&#10;#w(2:11.179)&#10;#slot(top)&#10;&lt;genki nakusu ni wa juunen haya&gt;&lt;i!&gt;&#10;#kseg(2:11.179, 2:13.705)&#10;#kseg(2:13.705, 2:14.848)&#10;#slot(bottom)&#10;It's ten years too soon to lose my liveliness!&#10;&#10;#w(2:15.438)&#10;#slot(top)&#10;#off()&#10;#slot(bottom)&#10;#off()&#10;&#10;&#10;&#10;&#10;&#10;#w(2:23.313)&#10;#slot(top)&#10;//&lt;hito wa&gt; &lt;dare&gt; &lt;demo&gt;&#10;//#kseg(2:23.313, 2:24.300)&#10;//#kseg(2:24.300, 2:25.280)&#10;//#kseg(2:25.280, 2:25.611)&#10;&lt;hito wa dare demo&gt;&#10;#kseg(2:23.313, 2:25.611)&#10;#slot(bottom)&#10;Because whenever they become adults,&#10;&#10;#w(2:25.956)&#10;#slot(top)&#10;//&lt;otona ni&gt; &lt;naru&gt; &lt;tabi&gt;&#10;//#kseg(2:25.956, 2:26.929)&#10;//#kseg(2:26.929, 2:27.903)&#10;//#kseg(2:27.903, 2:28.241)&#10;&lt;otona ni naru tabi&gt;&#10;#kseg(2:25.956, 2:28.241)&#10;#slot(bottom)&#10;people, no matter who,&#10;&#10;#w(2:28.559)&#10;#slot(top)&#10;//&lt;{hajime&gt;&lt;te}&gt; &lt;no koto o&gt;&#10;//#kseg(2:28.559, 2:29.565)&#10;//#kseg(2:29.565, 2:30.091)&#10;//#kseg(2:30.091, 2:30.935)&#10;&lt;{hajimete} no koto o&gt;&#10;#kseg(2:28.559, 2:30.935)&#10;#slot(bottom)&#10;lose that experience&#10;&#10;#w(2:31.532)&#10;#slot(top)&#10;&lt;nakushite&gt;&lt;shimau&gt; &lt;kara&gt;&#10;#kseg(2:31.532, 2:33.149)&#10;#kseg(2:33.149, 2:34.460)&#10;#kseg(2:34.460, 2:36.116)&#10;#slot(bottom)&#10;of it being {the first time}&#10;&#10;#w(2:36.317)&#10;#slot(top)&#10;#off()&#10;#slot(bottom)&#10;#off()&#10;&#10;&#10;&#10;#settimescale(0.99820)&#10;&#10;&#10;&#10;&#10;#w(2:37.083)&#10;#slot(top)&#10;&lt;genki!&gt; &lt;genki!&gt;&#10;#kseg(2:37.083, 2:37.576)&#10;#kseg(2:38.388, 2:38.901)&#10;#slot(bottom)&#10;Lively! Lively!&#10;&#10;#w(2:40.037)&#10;#slot(top)&#10;&lt;wakasa wa bii&gt;&lt;to&gt;&#10;#kseg(2:40.037, 2:41.231)&#10;#kseg(2:41.231, 2:42.088)&#10;#slot(bottom)&#10;Youth is a beat&#10;&#10;#w(2:42.634)&#10;#slot(top)&#10;&lt;shiranai doa o nokku&gt; &lt;shite&gt;&#10;#kseg(2:42.634, 2:44.802)&#10;#kseg(2:44.802, 2:46.477)&#10;#slot(bottom)&#10;Knock on unknown doors&#10;&#10;#w(2:47.581)&#10;#slot(top)&#10;&lt;genki!&gt; &lt;genki!&gt;&#10;#kseg(2:47.581, 2:48.074)&#10;#kseg(2:48.873, 2:49.353)&#10;#slot(bottom)&#10;Lively! Lively!&#10;&#10;#w(2:50.522)&#10;#slot(top)&#10;&lt;genki wa jumo&gt;&lt;n&gt;&#10;#kseg(2:50.522, 2:51.723)&#10;#kseg(2:51.723, 2:52.560)&#10;#slot(bottom)&#10;Liveliness is a magic spell&#10;&#10;#w(2:53.131)&#10;#slot(top)&#10;&lt;onna ni naru ni wa juunen haya&gt;&lt;i!&gt;&#10;#kseg(2:53.131, 2:55.676)&#10;#kseg(2:55.676, 2:56.968)&#10;#slot(bottom)&#10;It's ten years too soon to become a woman!&#10;&#10;#w(2:57.734)&#10;#slot(top)&#10;#off()&#10;#slot(bottom)&#10;#off()&#10;&#10;&#10;&#10;&#10;" calcext:value-type="string">
            <text:p>// timing lags over the course of the sequence</text:p>
            <text:p>// due to the game doing some massive zoom effects</text:p>
            <text:p>// combined with our extra subtitle rendering.</text:p>
            <text:p>// this slightly speeds up the timing of the scene</text:p>
            <text:p>// to try to compensate for it.</text:p>
            <text:p>//#settimescale(0.997461928934)</text:p>
            <text:p>//#settimescale(0.99875)</text:p>
            <text:p/>
            <text:p>//#sync(cdplay, 1, 0.000)</text:p>
            <text:p/>
            <text:p>//#sync(cdwait, 1, 4.300)</text:p>
            <text:p>//#sync(cdwait, 2, 15.150)</text:p>
            <text:p>#sync(cdwait, 2, 15.200)</text:p>
            <text:p/>
            <text:p>#w(15.766)</text:p>
            <text:p>#slot(top)</text:p>
            <text:p>#pal(karaoke)</text:p>
            <text:p>&lt;chikagoro ochitsuita mitai da ne nante&gt;</text:p>
            <text:p>#kseg(15.766, 19.700)</text:p>
            <text:p>#slot(bottom)</text:p>
            <text:p>#pal(std)</text:p>
            <text:p>Lately, they tell me {Seems like you've settled down, huh?}</text:p>
            <text:p/>
            <text:p>#w(21.012)</text:p>
            <text:p>#slot(top)</text:p>
            <text:p>&lt;chitto mo ureshiku&gt; &lt;nantenai&gt;</text:p>
            <text:p>#kseg(21.012, 23.037)</text:p>
            <text:p>#kseg(24.251, 25.163)</text:p>
            <text:p>#slot(bottom)</text:p>
            <text:p>I'm not one bit happy about it</text:p>
            <text:p/>
            <text:p>#settimescale(0.99870)</text:p>
            <text:p/>
            <text:p>#w(26.264)</text:p>
            <text:p>#slot(top)</text:p>
            <text:p>&lt;mou sukoshi onna no ko de irareru uchi wa&gt;</text:p>
            <text:p>#kseg(26.264, 30.380)</text:p>
            <text:p>#slot(bottom)</text:p>
            <text:p>While I can still be a girl, I want</text:p>
            <text:p/>
            <text:p>#w(30.815)</text:p>
            <text:p>#slot(top)</text:p>
            <text:p>&lt;mada mada sowa&gt;&lt;sowa&gt; &lt;shiteitai&gt;</text:p>
            <text:p>#kseg(30.815, 31.824)</text:p>
            <text:p>#kseg(32.048, 32.370)</text:p>
            <text:p>#kseg(33.454, 35.132)</text:p>
            <text:p>#slot(bottom)</text:p>
            <text:p>to keep on being restless a little longer</text:p>
            <text:p/>
            <text:p/>
            <text:p/>
            <text:p>#w(35.733)</text:p>
            <text:p>#slot(top)</text:p>
            <text:p>//&lt;hito wa&gt; &lt;dare&gt; &lt;demo&gt;</text:p>
            <text:p>//#kseg(35.733, 36.758)</text:p>
            <text:p>//#kseg(36.758, 37.719)</text:p>
            <text:p>//#kseg(37.719, 38.066)</text:p>
            <text:p>&lt;hito wa dare demo&gt;</text:p>
            <text:p>#kseg(35.733, 38.066)</text:p>
            <text:p>#slot(bottom)</text:p>
            <text:p>Because whenever they become adults,</text:p>
            <text:p/>
            <text:p>#w(38.385)</text:p>
            <text:p>#slot(top)</text:p>
            <text:p>//&lt;otona ni&gt; &lt;naru&gt; &lt;tabi&gt;</text:p>
            <text:p>//#kseg(38.385, 39.381)</text:p>
            <text:p>//#kseg(39.381, 40.355)</text:p>
            <text:p>//#kseg(40.355, 40.683)</text:p>
            <text:p>&lt;otona ni naru tabi&gt;</text:p>
            <text:p>#kseg(38.385, 40.683)</text:p>
            <text:p>#slot(bottom)</text:p>
            <text:p>people, no matter who,</text:p>
            <text:p/>
            <text:p>#w(41.037)</text:p>
            <text:p>#slot(top)</text:p>
            <text:p>//&lt;{hajime&gt;&lt;te}&gt; &lt;no koto o&gt;</text:p>
            <text:p>//#kseg(41.037, 41.997)</text:p>
            <text:p>//#kseg(41.997, 42.530)</text:p>
            <text:p>//#kseg(42.530, 43.309)</text:p>
            <text:p>&lt;{hajimete} no koto o&gt;</text:p>
            <text:p>#kseg(41.037, 43.309)</text:p>
            <text:p>#slot(bottom)</text:p>
            <text:p>lose that experience</text:p>
            <text:p/>
            <text:p>#w(43.978)</text:p>
            <text:p>#slot(top)</text:p>
            <text:p>&lt;nakushite&gt;&lt;shimau&gt; &lt;kara&gt;</text:p>
            <text:p>#kseg(43.978, 45.601)</text:p>
            <text:p>#kseg(45.601, 46.912)</text:p>
            <text:p>#kseg(46.912, 48.528)</text:p>
            <text:p>#slot(bottom)</text:p>
            <text:p>of it being {the first time}</text:p>
            <text:p/>
            <text:p>#w(48.743)</text:p>
            <text:p>#slot(top)</text:p>
            <text:p>#off()</text:p>
            <text:p>#slot(bottom)</text:p>
            <text:p>#off()</text:p>
            <text:p/>
            <text:p/>
            <text:p/>
            <text:p/>
            <text:p/>
            <text:p>#w(49.509)</text:p>
            <text:p>#slot(top)</text:p>
            <text:p>&lt;genki!&gt; &lt;genki!&gt;</text:p>
            <text:p>#kseg(49.509, 50.041)</text:p>
            <text:p>#kseg(50.833, 51.353)</text:p>
            <text:p>#slot(bottom)</text:p>
            <text:p>Lively! Lively!</text:p>
            <text:p/>
            <text:p>#w(52.482)</text:p>
            <text:p>#slot(top)</text:p>
            <text:p>&lt;wakasa wa bii&gt;&lt;to&gt;</text:p>
            <text:p>#kseg(52.482, 53.644)</text:p>
            <text:p>#kseg(53.644, 54.475)</text:p>
            <text:p>#slot(bottom)</text:p>
            <text:p>Youth is a beat</text:p>
            <text:p/>
            <text:p>#w(55.099)</text:p>
            <text:p>#slot(top)</text:p>
            <text:p>&lt;shiranai doa o nokku&gt; &lt;shite&gt;</text:p>
            <text:p>#kseg(55.099, 57.247)</text:p>
            <text:p>#kseg(57.247, 58.909)</text:p>
            <text:p>#slot(bottom)</text:p>
            <text:p>Knock on unknown doors</text:p>
            <text:p/>
            <text:p>#w(1:0.007)</text:p>
            <text:p>#slot(top)</text:p>
            <text:p>&lt;genki!&gt; &lt;genki!&gt;</text:p>
            <text:p>#kseg(1:0.007, 1:0.519)</text:p>
            <text:p>#kseg(1:1.318, 1:1.844)</text:p>
            <text:p>#slot(bottom)</text:p>
            <text:p>Lively! Lively!</text:p>
            <text:p/>
            <text:p>#w(1:2.967)</text:p>
            <text:p>#slot(top)</text:p>
            <text:p>&lt;genki wa jumo&gt;&lt;n&gt;</text:p>
            <text:p>#kseg(1:2.967, 1:4.155)</text:p>
            <text:p>#kseg(1:4.155, 1:5.278)</text:p>
            <text:p>#slot(bottom)</text:p>
            <text:p>Liveliness is a magic spell</text:p>
            <text:p/>
            <text:p>#w(1:5.583)</text:p>
            <text:p>#slot(top)</text:p>
            <text:p>&lt;onna ni naru ni wa juunen haya&gt;&lt;i!&gt;</text:p>
            <text:p>#kseg(1:5.583, 1:8.219)</text:p>
            <text:p>#kseg(1:8.219, 1:9.199)</text:p>
            <text:p>#slot(bottom)</text:p>
            <text:p>It's ten years too soon to become a woman!</text:p>
            <text:p/>
            <text:p>//#sync(cdwait, 3, 69.983)</text:p>
            <text:p>#sync(cdwait, 3, 1:10.300)</text:p>
            <text:p/>
            <text:p>#w(1:10.160)</text:p>
            <text:p>#slot(top)</text:p>
            <text:p>#off()</text:p>
            <text:p>#slot(bottom)</text:p>
            <text:p>#off()</text:p>
            <text:p/>
            <text:p/>
            <text:p/>
            <text:p/>
            <text:p/>
            <text:p>//#sync(cdwait, 4, 1:20.666)</text:p>
            <text:p>#sync(cdwait, 4, 1:20.816)</text:p>
            <text:p/>
            <text:p>#settimescale(0.99860)</text:p>
            <text:p/>
            <text:p>#w(1:21.340)</text:p>
            <text:p>#slot(top)</text:p>
            <text:p>&lt;dareka ga ochikondeiru toki wa sotto&gt;</text:p>
            <text:p>#kseg(1:21.340, 1:25.469)</text:p>
            <text:p>#slot(bottom)</text:p>
            <text:p>When someone's feeling down, instead of</text:p>
            <text:p/>
            <text:p>#w(1:26.566)</text:p>
            <text:p>#slot(top)</text:p>
            <text:p>&lt;yasashii kotoba o&gt; &lt;kakeru yori&gt;</text:p>
            <text:p>#kseg(1:26.566, 1:28.637)</text:p>
            <text:p>#kseg(1:29.864, 1:30.734)</text:p>
            <text:p>#slot(bottom)</text:p>
            <text:p>just softly offering gentle words,</text:p>
            <text:p/>
            <text:p>#w(1:31.818)</text:p>
            <text:p>#slot(top)</text:p>
            <text:p>&lt;nandaka mata yaru ki ga detekuru you na&gt;</text:p>
            <text:p>#kseg(1:31.818, 1:36.012)</text:p>
            <text:p>#slot(bottom)</text:p>
            <text:p>show them a lovely smile</text:p>
            <text:p/>
            <text:p>#w(1:36.408)</text:p>
            <text:p>#slot(top)</text:p>
            <text:p>&lt;suteki na ega&gt;&lt;o o&gt; &lt;misenasai&gt;</text:p>
            <text:p>#kseg(1:36.408, 1:37.558)</text:p>
            <text:p>#kseg(1:37.558, 1:37.940)</text:p>
            <text:p>#kseg(1:39.031, 1:40.751)</text:p>
            <text:p>#slot(bottom)</text:p>
            <text:p>that'll put the spring back in their step</text:p>
            <text:p/>
            <text:p/>
            <text:p>//#settimescale(0.99860)</text:p>
            <text:p>#settimescale(0.99850)</text:p>
            <text:p/>
            <text:p/>
            <text:p/>
            <text:p>#w(1:41.348)</text:p>
            <text:p>#slot(top)</text:p>
            <text:p>&lt;yume wa itsudemo&gt;</text:p>
            <text:p>#kseg(1:41.348, 1:43.653)</text:p>
            <text:p>#slot(bottom)</text:p>
            <text:p>Dreams are always</text:p>
            <text:p/>
            <text:p>#w(1:44.004)</text:p>
            <text:p>#slot(top)</text:p>
            <text:p>&lt;tooku ni aru kedo&gt;</text:p>
            <text:p>#kseg(1:44.004, 1:46.269)</text:p>
            <text:p>#slot(bottom)</text:p>
            <text:p>in the distance, but</text:p>
            <text:p/>
            <text:p>#w(1:46.646)</text:p>
            <text:p>#slot(top)</text:p>
            <text:p>&lt;mirai no ippo wa&gt;</text:p>
            <text:p>#kseg(1:46.646, 1:48.951)</text:p>
            <text:p>#slot(bottom)</text:p>
            <text:p>the first step to the future</text:p>
            <text:p/>
            <text:p>#w(1:49.567)</text:p>
            <text:p>#slot(top)</text:p>
            <text:p>&lt;sugu chika&gt;&lt;ku no a&gt;&lt;shita&gt;</text:p>
            <text:p>#kseg(1:49.567, 1:51.184)</text:p>
            <text:p>#kseg(1:51.184, 1:52.489)</text:p>
            <text:p>#kseg(1:52.489, 1:54.099)</text:p>
            <text:p>#slot(bottom)</text:p>
            <text:p>is the looming tomorrow</text:p>
            <text:p/>
            <text:p>#w(1:54.326)</text:p>
            <text:p>#slot(top)</text:p>
            <text:p>#off()</text:p>
            <text:p>#slot(bottom)</text:p>
            <text:p>#off()</text:p>
            <text:p/>
            <text:p/>
            <text:p>#settimescale(0.99840)</text:p>
            <text:p/>
            <text:p/>
            <text:p/>
            <text:p>#w(1:55.092)</text:p>
            <text:p>#slot(top)</text:p>
            <text:p>&lt;genki!&gt; &lt;genki!&gt;</text:p>
            <text:p>#kseg(1:55.092, 1:55.631)</text:p>
            <text:p>#kseg(1:56.397, 1:56.949)</text:p>
            <text:p>#slot(bottom)</text:p>
            <text:p>Lively! Lively!</text:p>
            <text:p/>
            <text:p>#w(1:58.052)</text:p>
            <text:p>#slot(top)</text:p>
            <text:p>&lt;wakasa wa chika&gt;&lt;ra&gt;</text:p>
            <text:p>#kseg(1:58.052, 1:59.266)</text:p>
            <text:p>#kseg(1:59.266, 2:0.130)</text:p>
            <text:p>#slot(bottom)</text:p>
            <text:p>Youth is power</text:p>
            <text:p/>
            <text:p>#w(2:0.688)</text:p>
            <text:p>#slot(top)</text:p>
            <text:p>&lt;iya na koto nado wasurey&gt;&lt;ou&gt;</text:p>
            <text:p>#kseg(2:0.688, 2:3.168)</text:p>
            <text:p>#kseg(2:3.168, 2:4.558)</text:p>
            <text:p>#slot(bottom)</text:p>
            <text:p>Let's forget the nasty things</text:p>
            <text:p/>
            <text:p>#w(2:5.596)</text:p>
            <text:p>#slot(top)</text:p>
            <text:p>&lt;genki!&gt; &lt;genki!&gt;</text:p>
            <text:p>#kseg(2:5.596, 2:6.129)</text:p>
            <text:p>#kseg(2:6.908, 2:7.408)</text:p>
            <text:p>#slot(bottom)</text:p>
            <text:p>Lively! Lively!</text:p>
            <text:p/>
            <text:p>#w(2:8.550)</text:p>
            <text:p>#slot(top)</text:p>
            <text:p>&lt;fushigi na yuu&gt;&lt;ki&gt;</text:p>
            <text:p>#kseg(2:8.550, 2:9.751)</text:p>
            <text:p>#kseg(2:9.751, 2:10.673)</text:p>
            <text:p>#slot(bottom)</text:p>
            <text:p>What wondrous courage</text:p>
            <text:p/>
            <text:p>#w(2:11.179)</text:p>
            <text:p>#slot(top)</text:p>
            <text:p>&lt;genki nakusu ni wa juunen haya&gt;&lt;i!&gt;</text:p>
            <text:p>#kseg(2:11.179, 2:13.705)</text:p>
            <text:p>#kseg(2:13.705, 2:14.848)</text:p>
            <text:p>#slot(bottom)</text:p>
            <text:p>It's ten years too soon to lose my liveliness!</text:p>
            <text:p/>
            <text:p>#w(2:15.438)</text:p>
            <text:p>#slot(top)</text:p>
            <text:p>#off()</text:p>
            <text:p>#slot(bottom)</text:p>
            <text:p>#off()</text:p>
            <text:p/>
            <text:p/>
            <text:p/>
            <text:p/>
            <text:p/>
            <text:p>#w(2:23.313)</text:p>
            <text:p>#slot(top)</text:p>
            <text:p>//&lt;hito wa&gt; &lt;dare&gt; &lt;demo&gt;</text:p>
            <text:p>//#kseg(2:23.313, 2:24.300)</text:p>
            <text:p>//#kseg(2:24.300, 2:25.280)</text:p>
            <text:p>//#kseg(2:25.280, 2:25.611)</text:p>
            <text:p>&lt;hito wa dare demo&gt;</text:p>
            <text:p>#kseg(2:23.313, 2:25.611)</text:p>
            <text:p>#slot(bottom)</text:p>
            <text:p>Because whenever they become adults,</text:p>
            <text:p/>
            <text:p>#w(2:25.956)</text:p>
            <text:p>#slot(top)</text:p>
            <text:p>//&lt;otona ni&gt; &lt;naru&gt; &lt;tabi&gt;</text:p>
            <text:p>//#kseg(2:25.956, 2:26.929)</text:p>
            <text:p>//#kseg(2:26.929, 2:27.903)</text:p>
            <text:p>//#kseg(2:27.903, 2:28.241)</text:p>
            <text:p>&lt;otona ni naru tabi&gt;</text:p>
            <text:p>#kseg(2:25.956, 2:28.241)</text:p>
            <text:p>#slot(bottom)</text:p>
            <text:p>people, no matter who,</text:p>
            <text:p/>
            <text:p>#w(2:28.559)</text:p>
            <text:p>#slot(top)</text:p>
            <text:p>//&lt;{hajime&gt;&lt;te}&gt; &lt;no koto o&gt;</text:p>
            <text:p>//#kseg(2:28.559, 2:29.565)</text:p>
            <text:p>//#kseg(2:29.565, 2:30.091)</text:p>
            <text:p>//#kseg(2:30.091, 2:30.935)</text:p>
            <text:p>&lt;{hajimete} no koto o&gt;</text:p>
            <text:p>#kseg(2:28.559, 2:30.935)</text:p>
            <text:p>#slot(bottom)</text:p>
            <text:p>lose that experience</text:p>
            <text:p/>
            <text:p>#w(2:31.532)</text:p>
            <text:p>#slot(top)</text:p>
            <text:p>&lt;nakushite&gt;&lt;shimau&gt; &lt;kara&gt;</text:p>
            <text:p>#kseg(2:31.532, 2:33.149)</text:p>
            <text:p>#kseg(2:33.149, 2:34.460)</text:p>
            <text:p>#kseg(2:34.460, 2:36.116)</text:p>
            <text:p>#slot(bottom)</text:p>
            <text:p>of it being {the first time}</text:p>
            <text:p/>
            <text:p>#w(2:36.317)</text:p>
            <text:p>#slot(top)</text:p>
            <text:p>#off()</text:p>
            <text:p>#slot(bottom)</text:p>
            <text:p>#off()</text:p>
            <text:p/>
            <text:p/>
            <text:p/>
            <text:p>#settimescale(0.99820)</text:p>
            <text:p/>
            <text:p/>
            <text:p/>
            <text:p/>
            <text:p>#w(2:37.083)</text:p>
            <text:p>#slot(top)</text:p>
            <text:p>&lt;genki!&gt; &lt;genki!&gt;</text:p>
            <text:p>#kseg(2:37.083, 2:37.576)</text:p>
            <text:p>#kseg(2:38.388, 2:38.901)</text:p>
            <text:p>#slot(bottom)</text:p>
            <text:p>Lively! Lively!</text:p>
            <text:p/>
            <text:p>#w(2:40.037)</text:p>
            <text:p>#slot(top)</text:p>
            <text:p>&lt;wakasa wa bii&gt;&lt;to&gt;</text:p>
            <text:p>#kseg(2:40.037, 2:41.231)</text:p>
            <text:p>#kseg(2:41.231, 2:42.088)</text:p>
            <text:p>#slot(bottom)</text:p>
            <text:p>Youth is a beat</text:p>
            <text:p/>
            <text:p>#w(2:42.634)</text:p>
            <text:p>#slot(top)</text:p>
            <text:p>&lt;shiranai doa o nokku&gt; &lt;shite&gt;</text:p>
            <text:p>#kseg(2:42.634, 2:44.802)</text:p>
            <text:p>#kseg(2:44.802, 2:46.477)</text:p>
            <text:p>#slot(bottom)</text:p>
            <text:p>Knock on unknown doors</text:p>
            <text:p/>
            <text:p>#w(2:47.581)</text:p>
            <text:p>#slot(top)</text:p>
            <text:p>&lt;genki!&gt; &lt;genki!&gt;</text:p>
            <text:p>#kseg(2:47.581, 2:48.074)</text:p>
            <text:p>#kseg(2:48.873, 2:49.353)</text:p>
            <text:p>#slot(bottom)</text:p>
            <text:p>Lively! Lively!</text:p>
            <text:p/>
            <text:p>#w(2:50.522)</text:p>
            <text:p>#slot(top)</text:p>
            <text:p>&lt;genki wa jumo&gt;&lt;n&gt;</text:p>
            <text:p>#kseg(2:50.522, 2:51.723)</text:p>
            <text:p>#kseg(2:51.723, 2:52.560)</text:p>
            <text:p>#slot(bottom)</text:p>
            <text:p>Liveliness is a magic spell</text:p>
            <text:p/>
            <text:p>#w(2:53.131)</text:p>
            <text:p>#slot(top)</text:p>
            <text:p>&lt;onna ni naru ni wa juunen haya&gt;&lt;i!&gt;</text:p>
            <text:p>#kseg(2:53.131, 2:55.676)</text:p>
            <text:p>#kseg(2:55.676, 2:56.968)</text:p>
            <text:p>#slot(bottom)</text:p>
            <text:p>It's ten years too soon to become a woman!</text:p>
            <text:p/>
            <text:p>#w(2:57.734)</text:p>
            <text:p>#slot(top)</text:p>
            <text:p>#off()</text:p>
            <text:p>#slot(bottom)</text:p>
            <text:p>#off()</text:p>
            <text:p/>
            <text:p/>
            <text:p/>
            <text:p/>
            <text:p/>
          </table:table-cell>
          <table:table-cell table:number-columns-repeated="1018"/>
        </table:table-row>
        <table:table-row table:style-name="ro1">
          <table:table-cell table:number-columns-repeated="4"/>
          <table:table-cell office:value-type="string" calcext:value-type="string">
            <text:p>//==================================</text:p>
            <text:p>// File: ENDC000C.DAT</text:p>
            <text:p>//==================================</text:p>
          </table:table-cell>
          <table:table-cell table:number-columns-repeated="1019"/>
        </table:table-row>
        <table:table-row table:style-name="ro44">
          <table:table-cell office:value-type="string" calcext:value-type="string">
            <text:p>string</text:p>
          </table:table-cell>
          <table:table-cell office:value-type="string" calcext:value-type="string">
            <text:p>ENDC000C.DAT-start</text:p>
          </table:table-cell>
          <table:table-cell table:number-columns-repeated="2"/>
          <table:table-cell table:formula="of:=T([.E2605])" office:value-type="string" office:string-value="近頃 落ちついたみたいだねなんて&#10;ちっともうれしくなんてない&#10;もう少し 女の子でいられるうちは&#10;まだまだ ソワソワしていたい&#10;&#10;人は誰でも&#10;大人になるたび&#10;「初めて」のことを&#10;なくしてしまうから&#10;&#10;元気!元気!&#10;若さは　ビート&#10;知らないドアをノックして&#10;元気!元気!&#10;元気　は呪文&#10;女になるには　10年早い!&#10;&#10;誰かが　落ちこんでいる時は　そっと&#10;やさしい言葉をかけるより&#10;なんだか　また　やる気が出て来るような&#10;素敵な　笑顔を見せなさい&#10;&#10;夢はいつでも&#10;遠くにあるけど&#10;未来の一歩は&#10;すぐ近くの明日&#10;&#10;元気!元気!&#10;若さは　力&#10;イヤなことなど 忘れよう&#10;元気!元気!&#10;不思議な勇気&#10;元気なくすには　10年早い!&#10;&#10;人は誰でも&#10;大人になるたび&#10;「初めて」のことを&#10;なくしてしまうから&#10;&#10;元気!元気!&#10;若さは　ビート&#10;知らないドアをノックして&#10;元気!元気!&#10;元気　は呪文&#10;女になるには　10年早い!" calcext:value-type="string">
            <text:p>近頃 落ちついたみたいだねなんて</text:p>
            <text:p>ちっともうれしくなんてない</text:p>
            <text:p>もう少し 女の子でいられるうちは</text:p>
            <text:p>まだまだ ソワソワしていたい</text:p>
            <text:p/>
            <text:p>人は誰でも</text:p>
            <text:p>大人になるたび</text:p>
            <text:p>「初めて」のことを</text:p>
            <text:p>なくしてしまうから</text:p>
            <text:p/>
            <text:p>元気!元気!</text:p>
            <text:p>若さは　ビート</text:p>
            <text:p>知らないドアをノックして</text:p>
            <text:p>元気!元気!</text:p>
            <text:p>元気　は呪文</text:p>
            <text:p>女になるには　10年早い!</text:p>
            <text:p/>
            <text:p>誰かが　落ちこんでいる時は　そっと</text:p>
            <text:p>やさしい言葉をかけるより</text:p>
            <text:p>なんだか　また　やる気が出て来るような</text:p>
            <text:p>素敵な　笑顔を見せなさい</text:p>
            <text:p/>
            <text:p>夢はいつでも</text:p>
            <text:p>遠くにあるけど</text:p>
            <text:p>未来の一歩は</text:p>
            <text:p>すぐ近くの明日</text:p>
            <text:p/>
            <text:p>元気!元気!</text:p>
            <text:p>若さは　力</text:p>
            <text:p>イヤなことなど 忘れよう</text:p>
            <text:p>元気!元気!</text:p>
            <text:p>不思議な勇気</text:p>
            <text:p>元気なくすには　10年早い!</text:p>
            <text:p/>
            <text:p>人は誰でも</text:p>
            <text:p>大人になるたび</text:p>
            <text:p>「初めて」のことを</text:p>
            <text:p>なくしてしまうから</text:p>
            <text:p/>
            <text:p>元気!元気!</text:p>
            <text:p>若さは　ビート</text:p>
            <text:p>知らないドアをノックして</text:p>
            <text:p>元気!元気!</text:p>
            <text:p>元気　は呪文</text:p>
            <text:p>女になるには　10年早い!</text:p>
          </table:table-cell>
          <table:table-cell table:formula="of:=T([.F2605])" office:value-type="string" office:string-value="// timing lags over the course of the sequence&#10;// due to the game doing some massive zoom effects&#10;// combined with our extra subtitle rendering.&#10;// this slightly speeds up the timing of the scene&#10;// to try to compensate for it.&#10;//#settimescale(0.997461928934)&#10;//#settimescale(0.99875)&#10;&#10;//#sync(cdplay, 1, 0.000)&#10;&#10;//#sync(cdwait, 1, 4.300)&#10;//#sync(cdwait, 2, 15.150)&#10;#sync(cdwait, 2, 15.200)&#10;&#10;#w(15.766)&#10;#slot(top)&#10;#pal(karaoke)&#10;&lt;chikagoro ochitsuita mitai da ne nante&gt;&#10;#kseg(15.766, 19.700)&#10;#slot(bottom)&#10;#pal(std)&#10;Lately, they tell me {Seems like you've settled down, huh?}&#10;&#10;#w(21.012)&#10;#slot(top)&#10;&lt;chitto mo ureshiku&gt; &lt;nantenai&gt;&#10;#kseg(21.012, 23.037)&#10;#kseg(24.251, 25.163)&#10;#slot(bottom)&#10;I'm not one bit happy about it&#10;&#10;#settimescale(0.99870)&#10;&#10;#w(26.264)&#10;#slot(top)&#10;&lt;mou sukoshi onna no ko de irareru uchi wa&gt;&#10;#kseg(26.264, 30.380)&#10;#slot(bottom)&#10;While I can still be a girl, I want&#10;&#10;#w(30.815)&#10;#slot(top)&#10;&lt;mada mada sowa&gt;&lt;sowa&gt; &lt;shiteitai&gt;&#10;#kseg(30.815, 31.824)&#10;#kseg(32.048, 32.370)&#10;#kseg(33.454, 35.132)&#10;#slot(bottom)&#10;to keep on being restless a little longer&#10;&#10;&#10;&#10;#w(35.733)&#10;#slot(top)&#10;//&lt;hito wa&gt; &lt;dare&gt; &lt;demo&gt;&#10;//#kseg(35.733, 36.758)&#10;//#kseg(36.758, 37.719)&#10;//#kseg(37.719, 38.066)&#10;&lt;hito wa dare demo&gt;&#10;#kseg(35.733, 38.066)&#10;#slot(bottom)&#10;Because whenever they become adults,&#10;&#10;#w(38.385)&#10;#slot(top)&#10;//&lt;otona ni&gt; &lt;naru&gt; &lt;tabi&gt;&#10;//#kseg(38.385, 39.381)&#10;//#kseg(39.381, 40.355)&#10;//#kseg(40.355, 40.683)&#10;&lt;otona ni naru tabi&gt;&#10;#kseg(38.385, 40.683)&#10;#slot(bottom)&#10;people, no matter who,&#10;&#10;#w(41.037)&#10;#slot(top)&#10;//&lt;{hajime&gt;&lt;te}&gt; &lt;no koto o&gt;&#10;//#kseg(41.037, 41.997)&#10;//#kseg(41.997, 42.530)&#10;//#kseg(42.530, 43.309)&#10;&lt;{hajimete} no koto o&gt;&#10;#kseg(41.037, 43.309)&#10;#slot(bottom)&#10;lose that experience&#10;&#10;#w(43.978)&#10;#slot(top)&#10;&lt;nakushite&gt;&lt;shimau&gt; &lt;kara&gt;&#10;#kseg(43.978, 45.601)&#10;#kseg(45.601, 46.912)&#10;#kseg(46.912, 48.528)&#10;#slot(bottom)&#10;of it being {the first time}&#10;&#10;#w(48.743)&#10;#slot(top)&#10;#off()&#10;#slot(bottom)&#10;#off()&#10;&#10;&#10;&#10;&#10;&#10;#w(49.509)&#10;#slot(top)&#10;&lt;genki!&gt; &lt;genki!&gt;&#10;#kseg(49.509, 50.041)&#10;#kseg(50.833, 51.353)&#10;#slot(bottom)&#10;Lively! Lively!&#10;&#10;#w(52.482)&#10;#slot(top)&#10;&lt;wakasa wa bii&gt;&lt;to&gt;&#10;#kseg(52.482, 53.644)&#10;#kseg(53.644, 54.475)&#10;#slot(bottom)&#10;Youth is a beat&#10;&#10;#w(55.099)&#10;#slot(top)&#10;&lt;shiranai doa o nokku&gt; &lt;shite&gt;&#10;#kseg(55.099, 57.247)&#10;#kseg(57.247, 58.909)&#10;#slot(bottom)&#10;Knock on unknown doors&#10;&#10;#w(1:0.007)&#10;#slot(top)&#10;&lt;genki!&gt; &lt;genki!&gt;&#10;#kseg(1:0.007, 1:0.519)&#10;#kseg(1:1.318, 1:1.844)&#10;#slot(bottom)&#10;Lively! Lively!&#10;&#10;#w(1:2.967)&#10;#slot(top)&#10;&lt;genki wa jumo&gt;&lt;n&gt;&#10;#kseg(1:2.967, 1:4.155)&#10;#kseg(1:4.155, 1:5.278)&#10;#slot(bottom)&#10;Liveliness is a magic spell&#10;&#10;#w(1:5.583)&#10;#slot(top)&#10;&lt;onna ni naru ni wa juunen haya&gt;&lt;i!&gt;&#10;#kseg(1:5.583, 1:8.219)&#10;#kseg(1:8.219, 1:9.199)&#10;#slot(bottom)&#10;It's ten years too soon to become a woman!&#10;&#10;//#sync(cdwait, 3, 69.983)&#10;#sync(cdwait, 3, 1:10.300)&#10;&#10;#w(1:10.160)&#10;#slot(top)&#10;#off()&#10;#slot(bottom)&#10;#off()&#10;&#10;&#10;&#10;&#10;&#10;//#sync(cdwait, 4, 1:20.666)&#10;#sync(cdwait, 4, 1:20.816)&#10;&#10;#settimescale(0.99860)&#10;&#10;#w(1:21.340)&#10;#slot(top)&#10;&lt;dareka ga ochikondeiru toki wa sotto&gt;&#10;#kseg(1:21.340, 1:25.469)&#10;#slot(bottom)&#10;When someone's feeling down, instead of&#10;&#10;#w(1:26.566)&#10;#slot(top)&#10;&lt;yasashii kotoba o&gt; &lt;kakeru yori&gt;&#10;#kseg(1:26.566, 1:28.637)&#10;#kseg(1:29.864, 1:30.734)&#10;#slot(bottom)&#10;just softly offering gentle words,&#10;&#10;#w(1:31.818)&#10;#slot(top)&#10;&lt;nandaka mata yaru ki ga detekuru you na&gt;&#10;#kseg(1:31.818, 1:36.012)&#10;#slot(bottom)&#10;show them a lovely smile&#10;&#10;#w(1:36.408)&#10;#slot(top)&#10;&lt;suteki na ega&gt;&lt;o o&gt; &lt;misenasai&gt;&#10;#kseg(1:36.408, 1:37.558)&#10;#kseg(1:37.558, 1:37.940)&#10;#kseg(1:39.031, 1:40.751)&#10;#slot(bottom)&#10;that'll put the spring back in their step&#10;&#10;&#10;//#settimescale(0.99860)&#10;#settimescale(0.99850)&#10;&#10;&#10;&#10;#w(1:41.348)&#10;#slot(top)&#10;&lt;yume wa itsudemo&gt;&#10;#kseg(1:41.348, 1:43.653)&#10;#slot(bottom)&#10;Dreams are always&#10;&#10;#w(1:44.004)&#10;#slot(top)&#10;&lt;tooku ni aru kedo&gt;&#10;#kseg(1:44.004, 1:46.269)&#10;#slot(bottom)&#10;in the distance, but&#10;&#10;#w(1:46.646)&#10;#slot(top)&#10;&lt;mirai no ippo wa&gt;&#10;#kseg(1:46.646, 1:48.951)&#10;#slot(bottom)&#10;the first step to the future&#10;&#10;#w(1:49.567)&#10;#slot(top)&#10;&lt;sugu chika&gt;&lt;ku no a&gt;&lt;shita&gt;&#10;#kseg(1:49.567, 1:51.184)&#10;#kseg(1:51.184, 1:52.489)&#10;#kseg(1:52.489, 1:54.099)&#10;#slot(bottom)&#10;is the looming tomorrow&#10;&#10;#w(1:54.326)&#10;#slot(top)&#10;#off()&#10;#slot(bottom)&#10;#off()&#10;&#10;&#10;#settimescale(0.99840)&#10;&#10;&#10;&#10;#w(1:55.092)&#10;#slot(top)&#10;&lt;genki!&gt; &lt;genki!&gt;&#10;#kseg(1:55.092, 1:55.631)&#10;#kseg(1:56.397, 1:56.949)&#10;#slot(bottom)&#10;Lively! Lively!&#10;&#10;#w(1:58.052)&#10;#slot(top)&#10;&lt;wakasa wa chika&gt;&lt;ra&gt;&#10;#kseg(1:58.052, 1:59.266)&#10;#kseg(1:59.266, 2:0.130)&#10;#slot(bottom)&#10;Youth is power&#10;&#10;#w(2:0.688)&#10;#slot(top)&#10;&lt;iya na koto nado wasurey&gt;&lt;ou&gt;&#10;#kseg(2:0.688, 2:3.168)&#10;#kseg(2:3.168, 2:4.558)&#10;#slot(bottom)&#10;Let's forget the nasty things&#10;&#10;#w(2:5.596)&#10;#slot(top)&#10;&lt;genki!&gt; &lt;genki!&gt;&#10;#kseg(2:5.596, 2:6.129)&#10;#kseg(2:6.908, 2:7.408)&#10;#slot(bottom)&#10;Lively! Lively!&#10;&#10;#w(2:8.550)&#10;#slot(top)&#10;&lt;fushigi na yuu&gt;&lt;ki&gt;&#10;#kseg(2:8.550, 2:9.751)&#10;#kseg(2:9.751, 2:10.673)&#10;#slot(bottom)&#10;What wondrous courage&#10;&#10;#w(2:11.179)&#10;#slot(top)&#10;&lt;genki nakusu ni wa juunen haya&gt;&lt;i!&gt;&#10;#kseg(2:11.179, 2:13.705)&#10;#kseg(2:13.705, 2:14.848)&#10;#slot(bottom)&#10;It's ten years too soon to lose my liveliness!&#10;&#10;#w(2:15.438)&#10;#slot(top)&#10;#off()&#10;#slot(bottom)&#10;#off()&#10;&#10;&#10;&#10;&#10;&#10;#w(2:23.313)&#10;#slot(top)&#10;//&lt;hito wa&gt; &lt;dare&gt; &lt;demo&gt;&#10;//#kseg(2:23.313, 2:24.300)&#10;//#kseg(2:24.300, 2:25.280)&#10;//#kseg(2:25.280, 2:25.611)&#10;&lt;hito wa dare demo&gt;&#10;#kseg(2:23.313, 2:25.611)&#10;#slot(bottom)&#10;Because whenever they become adults,&#10;&#10;#w(2:25.956)&#10;#slot(top)&#10;//&lt;otona ni&gt; &lt;naru&gt; &lt;tabi&gt;&#10;//#kseg(2:25.956, 2:26.929)&#10;//#kseg(2:26.929, 2:27.903)&#10;//#kseg(2:27.903, 2:28.241)&#10;&lt;otona ni naru tabi&gt;&#10;#kseg(2:25.956, 2:28.241)&#10;#slot(bottom)&#10;people, no matter who,&#10;&#10;#w(2:28.559)&#10;#slot(top)&#10;//&lt;{hajime&gt;&lt;te}&gt; &lt;no koto o&gt;&#10;//#kseg(2:28.559, 2:29.565)&#10;//#kseg(2:29.565, 2:30.091)&#10;//#kseg(2:30.091, 2:30.935)&#10;&lt;{hajimete} no koto o&gt;&#10;#kseg(2:28.559, 2:30.935)&#10;#slot(bottom)&#10;lose that experience&#10;&#10;#w(2:31.532)&#10;#slot(top)&#10;&lt;nakushite&gt;&lt;shimau&gt; &lt;kara&gt;&#10;#kseg(2:31.532, 2:33.149)&#10;#kseg(2:33.149, 2:34.460)&#10;#kseg(2:34.460, 2:36.116)&#10;#slot(bottom)&#10;of it being {the first time}&#10;&#10;#w(2:36.317)&#10;#slot(top)&#10;#off()&#10;#slot(bottom)&#10;#off()&#10;&#10;&#10;&#10;#settimescale(0.99820)&#10;&#10;&#10;&#10;&#10;#w(2:37.083)&#10;#slot(top)&#10;&lt;genki!&gt; &lt;genki!&gt;&#10;#kseg(2:37.083, 2:37.576)&#10;#kseg(2:38.388, 2:38.901)&#10;#slot(bottom)&#10;Lively! Lively!&#10;&#10;#w(2:40.037)&#10;#slot(top)&#10;&lt;wakasa wa bii&gt;&lt;to&gt;&#10;#kseg(2:40.037, 2:41.231)&#10;#kseg(2:41.231, 2:42.088)&#10;#slot(bottom)&#10;Youth is a beat&#10;&#10;#w(2:42.634)&#10;#slot(top)&#10;&lt;shiranai doa o nokku&gt; &lt;shite&gt;&#10;#kseg(2:42.634, 2:44.802)&#10;#kseg(2:44.802, 2:46.477)&#10;#slot(bottom)&#10;Knock on unknown doors&#10;&#10;#w(2:47.581)&#10;#slot(top)&#10;&lt;genki!&gt; &lt;genki!&gt;&#10;#kseg(2:47.581, 2:48.074)&#10;#kseg(2:48.873, 2:49.353)&#10;#slot(bottom)&#10;Lively! Lively!&#10;&#10;#w(2:50.522)&#10;#slot(top)&#10;&lt;genki wa jumo&gt;&lt;n&gt;&#10;#kseg(2:50.522, 2:51.723)&#10;#kseg(2:51.723, 2:52.560)&#10;#slot(bottom)&#10;Liveliness is a magic spell&#10;&#10;#w(2:53.131)&#10;#slot(top)&#10;&lt;onna ni naru ni wa juunen haya&gt;&lt;i!&gt;&#10;#kseg(2:53.131, 2:55.676)&#10;#kseg(2:55.676, 2:56.968)&#10;#slot(bottom)&#10;It's ten years too soon to become a woman!&#10;&#10;#w(2:57.734)&#10;#slot(top)&#10;#off()&#10;#slot(bottom)&#10;#off()&#10;&#10;&#10;&#10;&#10;" calcext:value-type="string">
            <text:p>// timing lags over the course of the sequence</text:p>
            <text:p>// due to the game doing some massive zoom effects</text:p>
            <text:p>// combined with our extra subtitle rendering.</text:p>
            <text:p>// this slightly speeds up the timing of the scene</text:p>
            <text:p>// to try to compensate for it.</text:p>
            <text:p>//#settimescale(0.997461928934)</text:p>
            <text:p>//#settimescale(0.99875)</text:p>
            <text:p/>
            <text:p>//#sync(cdplay, 1, 0.000)</text:p>
            <text:p/>
            <text:p>//#sync(cdwait, 1, 4.300)</text:p>
            <text:p>//#sync(cdwait, 2, 15.150)</text:p>
            <text:p>#sync(cdwait, 2, 15.200)</text:p>
            <text:p/>
            <text:p>#w(15.766)</text:p>
            <text:p>#slot(top)</text:p>
            <text:p>#pal(karaoke)</text:p>
            <text:p>&lt;chikagoro ochitsuita mitai da ne nante&gt;</text:p>
            <text:p>#kseg(15.766, 19.700)</text:p>
            <text:p>#slot(bottom)</text:p>
            <text:p>#pal(std)</text:p>
            <text:p>Lately, they tell me {Seems like you've settled down, huh?}</text:p>
            <text:p/>
            <text:p>#w(21.012)</text:p>
            <text:p>#slot(top)</text:p>
            <text:p>&lt;chitto mo ureshiku&gt; &lt;nantenai&gt;</text:p>
            <text:p>#kseg(21.012, 23.037)</text:p>
            <text:p>#kseg(24.251, 25.163)</text:p>
            <text:p>#slot(bottom)</text:p>
            <text:p>I'm not one bit happy about it</text:p>
            <text:p/>
            <text:p>#settimescale(0.99870)</text:p>
            <text:p/>
            <text:p>#w(26.264)</text:p>
            <text:p>#slot(top)</text:p>
            <text:p>&lt;mou sukoshi onna no ko de irareru uchi wa&gt;</text:p>
            <text:p>#kseg(26.264, 30.380)</text:p>
            <text:p>#slot(bottom)</text:p>
            <text:p>While I can still be a girl, I want</text:p>
            <text:p/>
            <text:p>#w(30.815)</text:p>
            <text:p>#slot(top)</text:p>
            <text:p>&lt;mada mada sowa&gt;&lt;sowa&gt; &lt;shiteitai&gt;</text:p>
            <text:p>#kseg(30.815, 31.824)</text:p>
            <text:p>#kseg(32.048, 32.370)</text:p>
            <text:p>#kseg(33.454, 35.132)</text:p>
            <text:p>#slot(bottom)</text:p>
            <text:p>to keep on being restless a little longer</text:p>
            <text:p/>
            <text:p/>
            <text:p/>
            <text:p>#w(35.733)</text:p>
            <text:p>#slot(top)</text:p>
            <text:p>//&lt;hito wa&gt; &lt;dare&gt; &lt;demo&gt;</text:p>
            <text:p>//#kseg(35.733, 36.758)</text:p>
            <text:p>//#kseg(36.758, 37.719)</text:p>
            <text:p>//#kseg(37.719, 38.066)</text:p>
            <text:p>&lt;hito wa dare demo&gt;</text:p>
            <text:p>#kseg(35.733, 38.066)</text:p>
            <text:p>#slot(bottom)</text:p>
            <text:p>Because whenever they become adults,</text:p>
            <text:p/>
            <text:p>#w(38.385)</text:p>
            <text:p>#slot(top)</text:p>
            <text:p>//&lt;otona ni&gt; &lt;naru&gt; &lt;tabi&gt;</text:p>
            <text:p>//#kseg(38.385, 39.381)</text:p>
            <text:p>//#kseg(39.381, 40.355)</text:p>
            <text:p>//#kseg(40.355, 40.683)</text:p>
            <text:p>&lt;otona ni naru tabi&gt;</text:p>
            <text:p>#kseg(38.385, 40.683)</text:p>
            <text:p>#slot(bottom)</text:p>
            <text:p>people, no matter who,</text:p>
            <text:p/>
            <text:p>#w(41.037)</text:p>
            <text:p>#slot(top)</text:p>
            <text:p>//&lt;{hajime&gt;&lt;te}&gt; &lt;no koto o&gt;</text:p>
            <text:p>//#kseg(41.037, 41.997)</text:p>
            <text:p>//#kseg(41.997, 42.530)</text:p>
            <text:p>//#kseg(42.530, 43.309)</text:p>
            <text:p>&lt;{hajimete} no koto o&gt;</text:p>
            <text:p>#kseg(41.037, 43.309)</text:p>
            <text:p>#slot(bottom)</text:p>
            <text:p>lose that experience</text:p>
            <text:p/>
            <text:p>#w(43.978)</text:p>
            <text:p>#slot(top)</text:p>
            <text:p>&lt;nakushite&gt;&lt;shimau&gt; &lt;kara&gt;</text:p>
            <text:p>#kseg(43.978, 45.601)</text:p>
            <text:p>#kseg(45.601, 46.912)</text:p>
            <text:p>#kseg(46.912, 48.528)</text:p>
            <text:p>#slot(bottom)</text:p>
            <text:p>of it being {the first time}</text:p>
            <text:p/>
            <text:p>#w(48.743)</text:p>
            <text:p>#slot(top)</text:p>
            <text:p>#off()</text:p>
            <text:p>#slot(bottom)</text:p>
            <text:p>#off()</text:p>
            <text:p/>
            <text:p/>
            <text:p/>
            <text:p/>
            <text:p/>
            <text:p>#w(49.509)</text:p>
            <text:p>#slot(top)</text:p>
            <text:p>&lt;genki!&gt; &lt;genki!&gt;</text:p>
            <text:p>#kseg(49.509, 50.041)</text:p>
            <text:p>#kseg(50.833, 51.353)</text:p>
            <text:p>#slot(bottom)</text:p>
            <text:p>Lively! Lively!</text:p>
            <text:p/>
            <text:p>#w(52.482)</text:p>
            <text:p>#slot(top)</text:p>
            <text:p>&lt;wakasa wa bii&gt;&lt;to&gt;</text:p>
            <text:p>#kseg(52.482, 53.644)</text:p>
            <text:p>#kseg(53.644, 54.475)</text:p>
            <text:p>#slot(bottom)</text:p>
            <text:p>Youth is a beat</text:p>
            <text:p/>
            <text:p>#w(55.099)</text:p>
            <text:p>#slot(top)</text:p>
            <text:p>&lt;shiranai doa o nokku&gt; &lt;shite&gt;</text:p>
            <text:p>#kseg(55.099, 57.247)</text:p>
            <text:p>#kseg(57.247, 58.909)</text:p>
            <text:p>#slot(bottom)</text:p>
            <text:p>Knock on unknown doors</text:p>
            <text:p/>
            <text:p>#w(1:0.007)</text:p>
            <text:p>#slot(top)</text:p>
            <text:p>&lt;genki!&gt; &lt;genki!&gt;</text:p>
            <text:p>#kseg(1:0.007, 1:0.519)</text:p>
            <text:p>#kseg(1:1.318, 1:1.844)</text:p>
            <text:p>#slot(bottom)</text:p>
            <text:p>Lively! Lively!</text:p>
            <text:p/>
            <text:p>#w(1:2.967)</text:p>
            <text:p>#slot(top)</text:p>
            <text:p>&lt;genki wa jumo&gt;&lt;n&gt;</text:p>
            <text:p>#kseg(1:2.967, 1:4.155)</text:p>
            <text:p>#kseg(1:4.155, 1:5.278)</text:p>
            <text:p>#slot(bottom)</text:p>
            <text:p>Liveliness is a magic spell</text:p>
            <text:p/>
            <text:p>#w(1:5.583)</text:p>
            <text:p>#slot(top)</text:p>
            <text:p>&lt;onna ni naru ni wa juunen haya&gt;&lt;i!&gt;</text:p>
            <text:p>#kseg(1:5.583, 1:8.219)</text:p>
            <text:p>#kseg(1:8.219, 1:9.199)</text:p>
            <text:p>#slot(bottom)</text:p>
            <text:p>It's ten years too soon to become a woman!</text:p>
            <text:p/>
            <text:p>//#sync(cdwait, 3, 69.983)</text:p>
            <text:p>#sync(cdwait, 3, 1:10.300)</text:p>
            <text:p/>
            <text:p>#w(1:10.160)</text:p>
            <text:p>#slot(top)</text:p>
            <text:p>#off()</text:p>
            <text:p>#slot(bottom)</text:p>
            <text:p>#off()</text:p>
            <text:p/>
            <text:p/>
            <text:p/>
            <text:p/>
            <text:p/>
            <text:p>//#sync(cdwait, 4, 1:20.666)</text:p>
            <text:p>#sync(cdwait, 4, 1:20.816)</text:p>
            <text:p/>
            <text:p>#settimescale(0.99860)</text:p>
            <text:p/>
            <text:p>#w(1:21.340)</text:p>
            <text:p>#slot(top)</text:p>
            <text:p>&lt;dareka ga ochikondeiru toki wa sotto&gt;</text:p>
            <text:p>#kseg(1:21.340, 1:25.469)</text:p>
            <text:p>#slot(bottom)</text:p>
            <text:p>When someone's feeling down, instead of</text:p>
            <text:p/>
            <text:p>#w(1:26.566)</text:p>
            <text:p>#slot(top)</text:p>
            <text:p>&lt;yasashii kotoba o&gt; &lt;kakeru yori&gt;</text:p>
            <text:p>#kseg(1:26.566, 1:28.637)</text:p>
            <text:p>#kseg(1:29.864, 1:30.734)</text:p>
            <text:p>#slot(bottom)</text:p>
            <text:p>just softly offering gentle words,</text:p>
            <text:p/>
            <text:p>#w(1:31.818)</text:p>
            <text:p>#slot(top)</text:p>
            <text:p>&lt;nandaka mata yaru ki ga detekuru you na&gt;</text:p>
            <text:p>#kseg(1:31.818, 1:36.012)</text:p>
            <text:p>#slot(bottom)</text:p>
            <text:p>show them a lovely smile</text:p>
            <text:p/>
            <text:p>#w(1:36.408)</text:p>
            <text:p>#slot(top)</text:p>
            <text:p>&lt;suteki na ega&gt;&lt;o o&gt; &lt;misenasai&gt;</text:p>
            <text:p>#kseg(1:36.408, 1:37.558)</text:p>
            <text:p>#kseg(1:37.558, 1:37.940)</text:p>
            <text:p>#kseg(1:39.031, 1:40.751)</text:p>
            <text:p>#slot(bottom)</text:p>
            <text:p>that'll put the spring back in their step</text:p>
            <text:p/>
            <text:p/>
            <text:p>//#settimescale(0.99860)</text:p>
            <text:p>#settimescale(0.99850)</text:p>
            <text:p/>
            <text:p/>
            <text:p/>
            <text:p>#w(1:41.348)</text:p>
            <text:p>#slot(top)</text:p>
            <text:p>&lt;yume wa itsudemo&gt;</text:p>
            <text:p>#kseg(1:41.348, 1:43.653)</text:p>
            <text:p>#slot(bottom)</text:p>
            <text:p>Dreams are always</text:p>
            <text:p/>
            <text:p>#w(1:44.004)</text:p>
            <text:p>#slot(top)</text:p>
            <text:p>&lt;tooku ni aru kedo&gt;</text:p>
            <text:p>#kseg(1:44.004, 1:46.269)</text:p>
            <text:p>#slot(bottom)</text:p>
            <text:p>in the distance, but</text:p>
            <text:p/>
            <text:p>#w(1:46.646)</text:p>
            <text:p>#slot(top)</text:p>
            <text:p>&lt;mirai no ippo wa&gt;</text:p>
            <text:p>#kseg(1:46.646, 1:48.951)</text:p>
            <text:p>#slot(bottom)</text:p>
            <text:p>the first step to the future</text:p>
            <text:p/>
            <text:p>#w(1:49.567)</text:p>
            <text:p>#slot(top)</text:p>
            <text:p>&lt;sugu chika&gt;&lt;ku no a&gt;&lt;shita&gt;</text:p>
            <text:p>#kseg(1:49.567, 1:51.184)</text:p>
            <text:p>#kseg(1:51.184, 1:52.489)</text:p>
            <text:p>#kseg(1:52.489, 1:54.099)</text:p>
            <text:p>#slot(bottom)</text:p>
            <text:p>is the looming tomorrow</text:p>
            <text:p/>
            <text:p>#w(1:54.326)</text:p>
            <text:p>#slot(top)</text:p>
            <text:p>#off()</text:p>
            <text:p>#slot(bottom)</text:p>
            <text:p>#off()</text:p>
            <text:p/>
            <text:p/>
            <text:p>#settimescale(0.99840)</text:p>
            <text:p/>
            <text:p/>
            <text:p/>
            <text:p>#w(1:55.092)</text:p>
            <text:p>#slot(top)</text:p>
            <text:p>&lt;genki!&gt; &lt;genki!&gt;</text:p>
            <text:p>#kseg(1:55.092, 1:55.631)</text:p>
            <text:p>#kseg(1:56.397, 1:56.949)</text:p>
            <text:p>#slot(bottom)</text:p>
            <text:p>Lively! Lively!</text:p>
            <text:p/>
            <text:p>#w(1:58.052)</text:p>
            <text:p>#slot(top)</text:p>
            <text:p>&lt;wakasa wa chika&gt;&lt;ra&gt;</text:p>
            <text:p>#kseg(1:58.052, 1:59.266)</text:p>
            <text:p>#kseg(1:59.266, 2:0.130)</text:p>
            <text:p>#slot(bottom)</text:p>
            <text:p>Youth is power</text:p>
            <text:p/>
            <text:p>#w(2:0.688)</text:p>
            <text:p>#slot(top)</text:p>
            <text:p>&lt;iya na koto nado wasurey&gt;&lt;ou&gt;</text:p>
            <text:p>#kseg(2:0.688, 2:3.168)</text:p>
            <text:p>#kseg(2:3.168, 2:4.558)</text:p>
            <text:p>#slot(bottom)</text:p>
            <text:p>Let's forget the nasty things</text:p>
            <text:p/>
            <text:p>#w(2:5.596)</text:p>
            <text:p>#slot(top)</text:p>
            <text:p>&lt;genki!&gt; &lt;genki!&gt;</text:p>
            <text:p>#kseg(2:5.596, 2:6.129)</text:p>
            <text:p>#kseg(2:6.908, 2:7.408)</text:p>
            <text:p>#slot(bottom)</text:p>
            <text:p>Lively! Lively!</text:p>
            <text:p/>
            <text:p>#w(2:8.550)</text:p>
            <text:p>#slot(top)</text:p>
            <text:p>&lt;fushigi na yuu&gt;&lt;ki&gt;</text:p>
            <text:p>#kseg(2:8.550, 2:9.751)</text:p>
            <text:p>#kseg(2:9.751, 2:10.673)</text:p>
            <text:p>#slot(bottom)</text:p>
            <text:p>What wondrous courage</text:p>
            <text:p/>
            <text:p>#w(2:11.179)</text:p>
            <text:p>#slot(top)</text:p>
            <text:p>&lt;genki nakusu ni wa juunen haya&gt;&lt;i!&gt;</text:p>
            <text:p>#kseg(2:11.179, 2:13.705)</text:p>
            <text:p>#kseg(2:13.705, 2:14.848)</text:p>
            <text:p>#slot(bottom)</text:p>
            <text:p>It's ten years too soon to lose my liveliness!</text:p>
            <text:p/>
            <text:p>#w(2:15.438)</text:p>
            <text:p>#slot(top)</text:p>
            <text:p>#off()</text:p>
            <text:p>#slot(bottom)</text:p>
            <text:p>#off()</text:p>
            <text:p/>
            <text:p/>
            <text:p/>
            <text:p/>
            <text:p/>
            <text:p>#w(2:23.313)</text:p>
            <text:p>#slot(top)</text:p>
            <text:p>//&lt;hito wa&gt; &lt;dare&gt; &lt;demo&gt;</text:p>
            <text:p>//#kseg(2:23.313, 2:24.300)</text:p>
            <text:p>//#kseg(2:24.300, 2:25.280)</text:p>
            <text:p>//#kseg(2:25.280, 2:25.611)</text:p>
            <text:p>&lt;hito wa dare demo&gt;</text:p>
            <text:p>#kseg(2:23.313, 2:25.611)</text:p>
            <text:p>#slot(bottom)</text:p>
            <text:p>Because whenever they become adults,</text:p>
            <text:p/>
            <text:p>#w(2:25.956)</text:p>
            <text:p>#slot(top)</text:p>
            <text:p>//&lt;otona ni&gt; &lt;naru&gt; &lt;tabi&gt;</text:p>
            <text:p>//#kseg(2:25.956, 2:26.929)</text:p>
            <text:p>//#kseg(2:26.929, 2:27.903)</text:p>
            <text:p>//#kseg(2:27.903, 2:28.241)</text:p>
            <text:p>&lt;otona ni naru tabi&gt;</text:p>
            <text:p>#kseg(2:25.956, 2:28.241)</text:p>
            <text:p>#slot(bottom)</text:p>
            <text:p>people, no matter who,</text:p>
            <text:p/>
            <text:p>#w(2:28.559)</text:p>
            <text:p>#slot(top)</text:p>
            <text:p>//&lt;{hajime&gt;&lt;te}&gt; &lt;no koto o&gt;</text:p>
            <text:p>//#kseg(2:28.559, 2:29.565)</text:p>
            <text:p>//#kseg(2:29.565, 2:30.091)</text:p>
            <text:p>//#kseg(2:30.091, 2:30.935)</text:p>
            <text:p>&lt;{hajimete} no koto o&gt;</text:p>
            <text:p>#kseg(2:28.559, 2:30.935)</text:p>
            <text:p>#slot(bottom)</text:p>
            <text:p>lose that experience</text:p>
            <text:p/>
            <text:p>#w(2:31.532)</text:p>
            <text:p>#slot(top)</text:p>
            <text:p>&lt;nakushite&gt;&lt;shimau&gt; &lt;kara&gt;</text:p>
            <text:p>#kseg(2:31.532, 2:33.149)</text:p>
            <text:p>#kseg(2:33.149, 2:34.460)</text:p>
            <text:p>#kseg(2:34.460, 2:36.116)</text:p>
            <text:p>#slot(bottom)</text:p>
            <text:p>of it being {the first time}</text:p>
            <text:p/>
            <text:p>#w(2:36.317)</text:p>
            <text:p>#slot(top)</text:p>
            <text:p>#off()</text:p>
            <text:p>#slot(bottom)</text:p>
            <text:p>#off()</text:p>
            <text:p/>
            <text:p/>
            <text:p/>
            <text:p>#settimescale(0.99820)</text:p>
            <text:p/>
            <text:p/>
            <text:p/>
            <text:p/>
            <text:p>#w(2:37.083)</text:p>
            <text:p>#slot(top)</text:p>
            <text:p>&lt;genki!&gt; &lt;genki!&gt;</text:p>
            <text:p>#kseg(2:37.083, 2:37.576)</text:p>
            <text:p>#kseg(2:38.388, 2:38.901)</text:p>
            <text:p>#slot(bottom)</text:p>
            <text:p>Lively! Lively!</text:p>
            <text:p/>
            <text:p>#w(2:40.037)</text:p>
            <text:p>#slot(top)</text:p>
            <text:p>&lt;wakasa wa bii&gt;&lt;to&gt;</text:p>
            <text:p>#kseg(2:40.037, 2:41.231)</text:p>
            <text:p>#kseg(2:41.231, 2:42.088)</text:p>
            <text:p>#slot(bottom)</text:p>
            <text:p>Youth is a beat</text:p>
            <text:p/>
            <text:p>#w(2:42.634)</text:p>
            <text:p>#slot(top)</text:p>
            <text:p>&lt;shiranai doa o nokku&gt; &lt;shite&gt;</text:p>
            <text:p>#kseg(2:42.634, 2:44.802)</text:p>
            <text:p>#kseg(2:44.802, 2:46.477)</text:p>
            <text:p>#slot(bottom)</text:p>
            <text:p>Knock on unknown doors</text:p>
            <text:p/>
            <text:p>#w(2:47.581)</text:p>
            <text:p>#slot(top)</text:p>
            <text:p>&lt;genki!&gt; &lt;genki!&gt;</text:p>
            <text:p>#kseg(2:47.581, 2:48.074)</text:p>
            <text:p>#kseg(2:48.873, 2:49.353)</text:p>
            <text:p>#slot(bottom)</text:p>
            <text:p>Lively! Lively!</text:p>
            <text:p/>
            <text:p>#w(2:50.522)</text:p>
            <text:p>#slot(top)</text:p>
            <text:p>&lt;genki wa jumo&gt;&lt;n&gt;</text:p>
            <text:p>#kseg(2:50.522, 2:51.723)</text:p>
            <text:p>#kseg(2:51.723, 2:52.560)</text:p>
            <text:p>#slot(bottom)</text:p>
            <text:p>Liveliness is a magic spell</text:p>
            <text:p/>
            <text:p>#w(2:53.131)</text:p>
            <text:p>#slot(top)</text:p>
            <text:p>&lt;onna ni naru ni wa juunen haya&gt;&lt;i!&gt;</text:p>
            <text:p>#kseg(2:53.131, 2:55.676)</text:p>
            <text:p>#kseg(2:55.676, 2:56.968)</text:p>
            <text:p>#slot(bottom)</text:p>
            <text:p>It's ten years too soon to become a woman!</text:p>
            <text:p/>
            <text:p>#w(2:57.734)</text:p>
            <text:p>#slot(top)</text:p>
            <text:p>#off()</text:p>
            <text:p>#slot(bottom)</text:p>
            <text:p>#off()</text:p>
            <text:p/>
            <text:p/>
            <text:p/>
            <text:p/>
            <text:p/>
          </table:table-cell>
          <table:table-cell table:number-columns-repeated="1018"/>
        </table:table-row>
        <table:table-row table:style-name="ro1">
          <table:table-cell table:number-columns-repeated="4"/>
          <table:table-cell office:value-type="string" calcext:value-type="string">
            <text:p>//==================================</text:p>
            <text:p>// File: OP_YUMI.DAT</text:p>
            <text:p>//==================================</text:p>
          </table:table-cell>
          <table:table-cell table:number-columns-repeated="1019"/>
        </table:table-row>
        <table:table-row table:style-name="ro45">
          <table:table-cell office:value-type="string" calcext:value-type="string">
            <text:p>string</text:p>
          </table:table-cell>
          <table:table-cell office:value-type="string" calcext:value-type="string">
            <text:p>OP_YUMI.DAT-start</text:p>
          </table:table-cell>
          <table:table-cell table:style-name="ce1" office:value-type="string" calcext:value-type="string">
            <text:p>//#P("noAutoOff", "1")</text:p>
          </table:table-cell>
          <table:table-cell table:style-name="ce1"/>
          <table:table-cell office:value-type="string" calcext:value-type="string">
            <text:p>ちょっと　待たせたかしら</text:p>
            <text:p>そんなに怒らないで</text:p>
            <text:p>遅れた分はサービスしちゃうわ　ウフフ</text:p>
            <text:p>陽射しがあなたを狙う</text:p>
            <text:p>視線はハートに当たる</text:p>
            <text:p>出逢った瞬間から</text:p>
            <text:p>ドミノ倒し</text:p>
            <text:p/>
            <text:p>もっと　盛り上がりましょう</text:p>
            <text:p>一気に昇りつめて</text:p>
            <text:p>プロセスなんて気にしなくてもいいじゃない</text:p>
            <text:p>渚が私をさらう</text:p>
            <text:p>大きなウェーブになあれ</text:p>
            <text:p>いちにのさんしで</text:p>
            <text:p>天国行き</text:p>
            <text:p/>
            <text:p>アチチッチ</text:p>
            <text:p>アチチッチ</text:p>
            <text:p>お熱い夏に</text:p>
            <text:p>恋の温度も上昇中よ</text:p>
            <text:p>AHー</text:p>
            <text:p>アチチッチ</text:p>
            <text:p>アチチッチ</text:p>
            <text:p>お熱い夏に</text:p>
            <text:p>ジリジリジリさせちゃう年頃</text:p>
          </table:table-cell>
          <table:table-cell office:value-type="string" calcext:value-type="string">
            <text:p><text:span text:style-name="T1">// wait for the first cd sync event in the script,</text:span></text:p>
            <text:p><text:span text:style-name="T1">// which occurs at 11 seconds.</text:span></text:p>
            <text:p><text:span text:style-name="T1">// the timing should remaing steady from</text:span></text:p>
            <text:p><text:span text:style-name="T1">// that point on.</text:span></text:p>
            <text:p><text:span text:style-name="T1">// except apparently something's up, because</text:span></text:p>
            <text:p><text:span text:style-name="T1">// both of these synchronization methods</text:span></text:p>
            <text:p><text:span text:style-name="T1">// end up causing the subtitles to lag behind</text:span></text:p>
            <text:p><text:span text:style-name="T1">// the audio.</text:span></text:p>
            <text:p><text:span text:style-name="T1">// i bet that no matter WHAT i do it will</text:span></text:p>
            <text:p><text:span text:style-name="T1">// be out of sync on real hardware.</text:span></text:p>
            <text:p><text:span text:style-name="T1">//#sync(cdplay, 1, 0.000)</text:span></text:p>
            <text:p><text:span text:style-name="T1"/></text:p>
            <text:p><text:span text:style-name="T1">// lags</text:span></text:p>
            <text:p><text:span text:style-name="T1">//#sync(cdwait, 1, 11.300)</text:span></text:p>
            <text:p><text:span text:style-name="T1"/></text:p>
            <text:p><text:span text:style-name="T1">// total time = 98.237 sec = 5894 frames</text:span></text:p>
            <text:p><text:span text:style-name="T1"/></text:p>
            <text:p><text:span text:style-name="T1">// ok</text:span></text:p>
            <text:p><text:span text:style-name="T1">//#sync(cdwait, 1, 11.150)</text:span></text:p>
            <text:p><text:span text:style-name="T1">//#settimescale(0.997964)</text:span></text:p>
            <text:p><text:span text:style-name="T1"/></text:p>
            <text:p><text:span text:style-name="T1">#sync(cdwait, 1, 11.110)</text:span></text:p>
            <text:p><text:span text:style-name="T1">#settimescale(0.9976247)</text:span></text:p>
            <text:p><text:span text:style-name="T1"/></text:p>
            <text:p><text:span text:style-name="T1">#w(27.906)</text:span></text:p>
            <text:p><text:span text:style-name="T1">#slot(top)</text:span></text:p>
            <text:p><text:span text:style-name="T1">#pal(karaoke)</text:span></text:p>
            <text:p><text:span text:style-name="T1">&lt;chotto mataseta kashira&gt;</text:span></text:p>
            <text:p><text:span text:style-name="T1">//#kseg(27.906, 30.201)</text:span></text:p>
            <text:p><text:span text:style-name="T1">#kseg(27.906, 30.070)</text:span></text:p>
            <text:p><text:span text:style-name="T1">#slot(bottom)</text:span></text:p>
            <text:p><text:span text:style-name="T1">#pal(std)</text:span></text:p>
            <text:p><text:span text:style-name="T1">Whoops, did I make you wait?</text:span></text:p>
            <text:p><text:span text:style-name="T1"/></text:p>
            <text:p><text:span text:style-name="T1">#w(30.931)</text:span></text:p>
            <text:p><text:span text:style-name="T1">#slot(top)</text:span></text:p>
            <text:p><text:span text:style-name="T1">&lt;sonna ni okoranaide&gt;</text:span></text:p>
            <text:p><text:span text:style-name="T1">//#kseg(30.931, 33.553)</text:span></text:p>
            <text:p><text:span text:style-name="T1">#kseg(30.931, 33.461)</text:span></text:p>
            <text:p><text:span text:style-name="T1">#slot(bottom)</text:span></text:p>
            <text:p><text:span text:style-name="T1">Don't get so mad</text:span></text:p>
            <text:p><text:span text:style-name="T1"/></text:p>
            <text:p><text:span text:style-name="T1">#w(34.014)</text:span></text:p>
            <text:p><text:span text:style-name="T1">#slot(top)</text:span></text:p>
            <text:p><text:span text:style-name="T1">&lt;okureta bun wa saabisu shichau wa ufufu&gt;</text:span></text:p>
            <text:p><text:span text:style-name="T1">//#kseg(34.014, 37.843)</text:span></text:p>
            <text:p><text:span text:style-name="T1">#kseg(34.014, 37.674)</text:span></text:p>
            <text:p><text:span text:style-name="T1">#slot(bottom)</text:span></text:p>
            <text:p><text:span text:style-name="T1">I'll make it up to you with a little something...\n</text:span></text:p>
            <text:p><text:span text:style-name="T1">tee-hee-hee</text:span></text:p>
            <text:p><text:span text:style-name="T1"/></text:p>
            <text:p><text:span text:style-name="T1">//#w(38.428)</text:span></text:p>
            <text:p><text:span text:style-name="T1">#w(38.051)</text:span></text:p>
            <text:p><text:span text:style-name="T1">#slot(top)</text:span></text:p>
            <text:p><text:span text:style-name="T1">#off()</text:span></text:p>
            <text:p><text:span text:style-name="T1">#slot(bottom)</text:span></text:p>
            <text:p><text:span text:style-name="T1">#off()</text:span></text:p>
            <text:p><text:span text:style-name="T1"/></text:p>
            <text:p><text:span text:style-name="T1">#w(39.765)</text:span></text:p>
            <text:p><text:span text:style-name="T1">#slot(top)</text:span></text:p>
            <text:p><text:span text:style-name="T1">&lt;hizashi ga anata o nerau&gt;</text:span></text:p>
            <text:p><text:span text:style-name="T1">//#kseg(39.765, 42.633)</text:span></text:p>
            <text:p><text:span text:style-name="T1">#kseg(39.765, 42.441)</text:span></text:p>
            <text:p><text:span text:style-name="T1">#slot(bottom)</text:span></text:p>
            <text:p><text:span text:style-name="T1">The sun's rays beam on you</text:span></text:p>
            <text:p><text:span text:style-name="T1"/></text:p>
            <text:p><text:span text:style-name="T1">#w(42.795)</text:span></text:p>
            <text:p><text:span text:style-name="T1">#slot(top)</text:span></text:p>
            <text:p><text:span text:style-name="T1">&lt;shisen wa haato ni ataru&gt;</text:span></text:p>
            <text:p><text:span text:style-name="T1">//#kseg(42.795, 45.501)</text:span></text:p>
            <text:p><text:span text:style-name="T1">//#kseg(42.795, 45.455)</text:span></text:p>
            <text:p><text:span text:style-name="T1">#kseg(42.795, 45.405)</text:span></text:p>
            <text:p><text:span text:style-name="T1">#slot(bottom)</text:span></text:p>
            <text:p><text:span text:style-name="T1">My gaze is fixed on your heart</text:span></text:p>
            <text:p><text:span text:style-name="T1"/></text:p>
            <text:p><text:span text:style-name="T1">#w(46.255)</text:span></text:p>
            <text:p><text:span text:style-name="T1">#slot(top)</text:span></text:p>
            <text:p><text:span text:style-name="T1">&lt;deatta&gt; &lt;shunkan kara&gt;</text:span></text:p>
            <text:p><text:span text:style-name="T1">#kseg(46.255, 47.027)</text:span></text:p>
            <text:p><text:span text:style-name="T1">#kseg(47.412, 48.369)</text:span></text:p>
            <text:p><text:span text:style-name="T1">#slot(bottom)</text:span></text:p>
            <text:p><text:span text:style-name="T1">The moment we met</text:span></text:p>
            <text:p><text:span text:style-name="T1"/></text:p>
            <text:p><text:span text:style-name="T1">#w(49.307)</text:span></text:p>
            <text:p><text:span text:style-name="T1">#slot(top)</text:span></text:p>
            <text:p><text:span text:style-name="T1">&lt;domino taoshi&gt;</text:span></text:p>
            <text:p><text:span text:style-name="T1">//#kseg(49.307, 50.852)</text:span></text:p>
            <text:p><text:span text:style-name="T1">//#kseg(49.307, 50.822)</text:span></text:p>
            <text:p><text:span text:style-name="T1">#kseg(49.307, 50.660)</text:span></text:p>
            <text:p><text:span text:style-name="T1">#slot(bottom)</text:span></text:p>
            <text:p><text:span text:style-name="T1">the dominoes toppled</text:span></text:p>
            <text:p><text:span text:style-name="T1"/></text:p>
            <text:p><text:span text:style-name="T1">//#w(51.421)</text:span></text:p>
            <text:p><text:span text:style-name="T1">// the scene transition here kicks in</text:span></text:p>
            <text:p><text:span text:style-name="T1">// a little sooner than it really should,</text:span></text:p>
            <text:p><text:span text:style-name="T1">// so it's hard to cut this line off in a way</text:span></text:p>
            <text:p><text:span text:style-name="T1">// that doesn't look a bit awkward</text:span></text:p>
            <text:p><text:span text:style-name="T1">//#w(50.837)</text:span></text:p>
            <text:p><text:span text:style-name="T1">//#w(50.887)</text:span></text:p>
            <text:p><text:span text:style-name="T1">#w(50.743)</text:span></text:p>
            <text:p><text:span text:style-name="T1">#slot(top)</text:span></text:p>
            <text:p><text:span text:style-name="T1">#off()</text:span></text:p>
            <text:p><text:span text:style-name="T1">#slot(bottom)</text:span></text:p>
            <text:p><text:span text:style-name="T1">#off()</text:span></text:p>
            <text:p><text:span text:style-name="T1"/></text:p>
            <text:p><text:span text:style-name="T1">#w(52.367)</text:span></text:p>
            <text:p><text:span text:style-name="T1">#slot(top)</text:span></text:p>
            <text:p><text:span text:style-name="T1">&lt;motto moriagarimashou&gt;</text:span></text:p>
            <text:p><text:span text:style-name="T1">#kseg(52.367, 54.670)</text:span></text:p>
            <text:p><text:span text:style-name="T1">#slot(bottom)</text:span></text:p>
            <text:p><text:span text:style-name="T1">Let's pump this way up</text:span></text:p>
            <text:p><text:span text:style-name="T1"/></text:p>
            <text:p><text:span text:style-name="T1">#w(55.427)</text:span></text:p>
            <text:p><text:span text:style-name="T1">#slot(top)</text:span></text:p>
            <text:p><text:span text:style-name="T1">&lt;ikki ni noboritsumete&gt;</text:span></text:p>
            <text:p><text:span text:style-name="T1">#kseg(55.427, 57.991)</text:span></text:p>
            <text:p><text:span text:style-name="T1">#slot(bottom)</text:span></text:p>
            <text:p><text:span text:style-name="T1">Never stop and take it to the top</text:span></text:p>
            <text:p><text:span text:style-name="T1"/></text:p>
            <text:p><text:span text:style-name="T1">#w(58.503)</text:span></text:p>
            <text:p><text:span text:style-name="T1">#slot(top)</text:span></text:p>
            <text:p><text:span text:style-name="T1">&lt;purosesu nante ki ni shinakute mo ii janai&gt;</text:span></text:p>
            <text:p><text:span text:style-name="T1">#kseg(58.503, 1:2.124)</text:span></text:p>
            <text:p><text:span text:style-name="T1">#slot(bottom)</text:span></text:p>
            <text:p><text:span text:style-name="T1">// there's no heat pun in the original line</text:span></text:p>
            <text:p><text:span text:style-name="T1">// but i suspect the lyricist would have approved</text:span></text:p>
            <text:p><text:span text:style-name="T1">We don't need to sweat the details, right?</text:span></text:p>
            <text:p><text:span text:style-name="T1"/></text:p>
            <text:p><text:span text:style-name="T1">//#w(1:2.893)</text:span></text:p>
            <text:p><text:span text:style-name="T1">#w(1:2.308)</text:span></text:p>
            <text:p><text:span text:style-name="T1">#slot(top)</text:span></text:p>
            <text:p><text:span text:style-name="T1">#off()</text:span></text:p>
            <text:p><text:span text:style-name="T1">#slot(bottom)</text:span></text:p>
            <text:p><text:span text:style-name="T1">#off()</text:span></text:p>
            <text:p><text:span text:style-name="T1"/></text:p>
            <text:p><text:span text:style-name="T1">#w(1:4.227)</text:span></text:p>
            <text:p><text:span text:style-name="T1">#slot(top)</text:span></text:p>
            <text:p><text:span text:style-name="T1">&lt;nagisa ga watashi o sarau&gt;</text:span></text:p>
            <text:p><text:span text:style-name="T1">#kseg(1:4.227, 1:6.710)</text:span></text:p>
            <text:p><text:span text:style-name="T1">#slot(bottom)</text:span></text:p>
            <text:p><text:span text:style-name="T1">The water's edge turns into</text:span></text:p>
            <text:p><text:span text:style-name="T1"/></text:p>
            <text:p><text:span text:style-name="T1">#w(1:7.291)</text:span></text:p>
            <text:p><text:span text:style-name="T1">#slot(top)</text:span></text:p>
            <text:p><text:span text:style-name="T1">&lt;ookina ueebu ni naare&gt;</text:span></text:p>
            <text:p><text:span text:style-name="T1">#kseg(1:7.291, 1:9.955)</text:span></text:p>
            <text:p><text:span text:style-name="T1">#slot(bottom)</text:span></text:p>
            <text:p><text:span text:style-name="T1">a huge wave that sweeps me away</text:span></text:p>
            <text:p><text:span text:style-name="T1"/></text:p>
            <text:p><text:span text:style-name="T1">#w(1:10.724)</text:span></text:p>
            <text:p><text:span text:style-name="T1">#slot(top)</text:span></text:p>
            <text:p><text:span text:style-name="T1">&lt;ichi nino&gt; &lt;san shi de&gt;</text:span></text:p>
            <text:p><text:span text:style-name="T1">#kseg(1:10.724, 1:11.492)</text:span></text:p>
            <text:p><text:span text:style-name="T1">#kseg(1:11.788, 1:12.826)</text:span></text:p>
            <text:p><text:span text:style-name="T1">#slot(bottom)</text:span></text:p>
            <text:p><text:span text:style-name="T1">With a one, two, three, four</text:span></text:p>
            <text:p><text:span text:style-name="T1"/></text:p>
            <text:p><text:span text:style-name="T1">#w(1:13.764)</text:span></text:p>
            <text:p><text:span text:style-name="T1">#slot(top)</text:span></text:p>
            <text:p><text:span text:style-name="T1">&lt;tengoku&gt; &lt;iki&gt;</text:span></text:p>
            <text:p><text:span text:style-name="T1">#kseg(1:13.764, 1:14.733)</text:span></text:p>
            <text:p><text:span text:style-name="T1">#kseg(1:14.733, 1:16.067)</text:span></text:p>
            <text:p><text:span text:style-name="T1">#slot(bottom)</text:span></text:p>
            <text:p><text:span text:style-name="T1">we're off to paradise</text:span></text:p>
            <text:p><text:span text:style-name="T1"/></text:p>
            <text:p><text:span text:style-name="T1">#w(1:16.459)</text:span></text:p>
            <text:p><text:span text:style-name="T1">#slot(top)</text:span></text:p>
            <text:p><text:span text:style-name="T1">&lt;a&gt;&lt;chichi&gt;&lt;cchi&gt; &lt;a&gt;&lt;chichi&gt;&lt;cchi&gt;</text:span></text:p>
            <text:p><text:span text:style-name="T1">#kseg(1:16.459, 1:16.667)</text:span></text:p>
            <text:p><text:span text:style-name="T1">#kseg(1:16.813, 1:17.393)</text:span></text:p>
            <text:p><text:span text:style-name="T1">#kseg(1:17.393, 1:17.597)</text:span></text:p>
            <text:p><text:span text:style-name="T1">#kseg(1:17.989, 1:18.220)</text:span></text:p>
            <text:p><text:span text:style-name="T1">#kseg(1:18.362, 1:18.939)</text:span></text:p>
            <text:p><text:span text:style-name="T1">#kseg(1:18.939, 1:19.131)</text:span></text:p>
            <text:p><text:span text:style-name="T1">#slot(bottom)</text:span></text:p>
            <text:p><text:span text:style-name="T1">Ah-cha-cha cha, ah-cha-cha cha</text:span></text:p>
            <text:p><text:span text:style-name="T1"/></text:p>
            <text:p><text:span text:style-name="T1">#w(1:19.519)</text:span></text:p>
            <text:p><text:span text:style-name="T1">#slot(top)</text:span></text:p>
            <text:p><text:span text:style-name="T1">// "oatsui" is used to mean "madly in love",</text:span></text:p>
            <text:p><text:span text:style-name="T1">// but is literally just "hot", which is a difficult</text:span></text:p>
            <text:p><text:span text:style-name="T1">// wordplay to get across here.</text:span></text:p>
            <text:p><text:span text:style-name="T1">// i wish "raging" had a bit less of a negative</text:span></text:p>
            <text:p><text:span text:style-name="T1">// connotation, but it's the most fitting word</text:span></text:p>
            <text:p><text:span text:style-name="T1">// i can come up with</text:span></text:p>
            <text:p><text:span text:style-name="T1">&lt;oatsui natsu ni&gt;</text:span></text:p>
            <text:p><text:span text:style-name="T1">#kseg(1:19.519, 1:21.238)</text:span></text:p>
            <text:p><text:span text:style-name="T1">#slot(bottom)</text:span></text:p>
            <text:p><text:span text:style-name="T1">In the raging summer</text:span></text:p>
            <text:p><text:span text:style-name="T1"/></text:p>
            <text:p><text:span text:style-name="T1">#w(1:21.618)</text:span></text:p>
            <text:p><text:span text:style-name="T1">#slot(top)</text:span></text:p>
            <text:p><text:span text:style-name="T1">#off()</text:span></text:p>
            <text:p><text:span text:style-name="T1">#slot(bottom)</text:span></text:p>
            <text:p><text:span text:style-name="T1">#off()</text:span></text:p>
            <text:p><text:span text:style-name="T1"/></text:p>
            <text:p><text:span text:style-name="T1">#w(1:22.975)</text:span></text:p>
            <text:p><text:span text:style-name="T1">#slot(top)</text:span></text:p>
            <text:p><text:span text:style-name="T1">&lt;koi no ondo mo joushouchuu&gt; &lt;yo&gt;</text:span></text:p>
            <text:p><text:span text:style-name="T1">#kseg(1:22.975, 1:25.605)</text:span></text:p>
            <text:p><text:span text:style-name="T1">#kseg(1:25.605, 1:26.808)</text:span></text:p>
            <text:p><text:span text:style-name="T1">#slot(bottom)</text:span></text:p>
            <text:p><text:span text:style-name="T1">Our love is heating up too</text:span></text:p>
            <text:p><text:span text:style-name="T1"/></text:p>
            <text:p><text:span text:style-name="T1">// just for the record, this is an actual line in the lyrics.</text:span></text:p>
            <text:p><text:span text:style-name="T1">// i wouldn't have included it otherwise.</text:span></text:p>
            <text:p><text:span text:style-name="T1">#w(1:27.150)</text:span></text:p>
            <text:p><text:span text:style-name="T1">#slot(top)</text:span></text:p>
            <text:p><text:span text:style-name="T1">&lt;AH―&gt;</text:span></text:p>
            <text:p><text:span text:style-name="T1">#kseg(1:27.150, 1:28.338)</text:span></text:p>
            <text:p><text:span text:style-name="T1">#slot(bottom)</text:span></text:p>
            <text:p><text:span text:style-name="T1">Ah―</text:span></text:p>
            <text:p><text:span text:style-name="T1"/></text:p>
            <text:p><text:span text:style-name="T1">#w(1:28.684)</text:span></text:p>
            <text:p><text:span text:style-name="T1">#slot(top)</text:span></text:p>
            <text:p><text:span text:style-name="T1">&lt;a&gt;&lt;chichi&gt;&lt;cchi&gt; &lt;a&gt;&lt;chichi&gt;&lt;cchi&gt;</text:span></text:p>
            <text:p><text:span text:style-name="T1">#kseg(1:28.684, 1:28.915)</text:span></text:p>
            <text:p><text:span text:style-name="T1">#kseg(1:29.053, 1:29.607)</text:span></text:p>
            <text:p><text:span text:style-name="T1">//#kseg(1:29.607, 1:30.022)</text:span></text:p>
            <text:p><text:span text:style-name="T1">#kseg(1:29.607, 1:29.826)</text:span></text:p>
            <text:p><text:span text:style-name="T1">#kseg(1:30.218, 1:30.437)</text:span></text:p>
            <text:p><text:span text:style-name="T1">#kseg(1:30.579, 1:31.125)</text:span></text:p>
            <text:p><text:span text:style-name="T1">#kseg(1:31.125, 1:31.360)</text:span></text:p>
            <text:p><text:span text:style-name="T1">#slot(bottom)</text:span></text:p>
            <text:p><text:span text:style-name="T1">Ah-cha-cha cha, ah-cha-cha cha</text:span></text:p>
            <text:p><text:span text:style-name="T1"/></text:p>
            <text:p><text:span text:style-name="T1">#w(1:31.748)</text:span></text:p>
            <text:p><text:span text:style-name="T1">#slot(top)</text:span></text:p>
            <text:p><text:span text:style-name="T1">&lt;oatsui natsu ni&gt;</text:span></text:p>
            <text:p><text:span text:style-name="T1">//#kseg(1:31.748, 1:33.463)</text:span></text:p>
            <text:p><text:span text:style-name="T1">#kseg(1:31.748, 1:33.520)</text:span></text:p>
            <text:p><text:span text:style-name="T1">#slot(bottom)</text:span></text:p>
            <text:p><text:span text:style-name="T1">In the raging summer</text:span></text:p>
            <text:p><text:span text:style-name="T1"/></text:p>
            <text:p><text:span text:style-name="T1">#w(1:33.839)</text:span></text:p>
            <text:p><text:span text:style-name="T1">#slot(top)</text:span></text:p>
            <text:p><text:span text:style-name="T1">#off()</text:span></text:p>
            <text:p><text:span text:style-name="T1">#slot(bottom)</text:span></text:p>
            <text:p><text:span text:style-name="T1">#off()</text:span></text:p>
            <text:p><text:span text:style-name="T1"/></text:p>
            <text:p><text:span text:style-name="T1">#w(1:34.797)</text:span></text:p>
            <text:p><text:span text:style-name="T1">#slot(top)</text:span></text:p>
            <text:p><text:span text:style-name="T1">&lt;jirijirijiri sasechau&gt; &lt;toshigoro&gt;</text:span></text:p>
            <text:p><text:span text:style-name="T1">//#kseg(1:31.748, 1:33.463)</text:span></text:p>
            <text:p><text:span text:style-name="T1">#kseg(1:34.797, 1:36.600)</text:span></text:p>
            <text:p><text:span text:style-name="T1">#kseg(1:36.911, 1:38.057)</text:span></text:p>
            <text:p><text:span text:style-name="T1">#slot(bottom)</text:span></text:p>
            <text:p><text:span text:style-name="T1">// NOTE: there is absolutely no way to distinguish</text:span></text:p>
            <text:p><text:span text:style-name="T1">// whether this line is referring to the speaker</text:span></text:p>
            <text:p><text:span text:style-name="T1">// or the listener, but the visual is of shinichi</text:span></text:p>
            <text:p><text:span text:style-name="T1">// so i'm going with listener</text:span></text:p>
            <text:p><text:span text:style-name="T1">You're at just the age to make me sizzle</text:span></text:p>
            <text:p><text:span text:style-name="T1"/></text:p>
            <text:p><text:span text:style-name="T1">//#w(1:39.583)</text:span></text:p>
            <text:p><text:span text:style-name="T1">//#w(1:38.237)</text:span></text:p>
            <text:p><text:span text:style-name="T1">#w(1:38.237)</text:span></text:p>
            <text:p><text:span text:style-name="T1">#slot(top)</text:span></text:p>
            <text:p><text:span text:style-name="T1">#off()</text:span></text:p>
            <text:p><text:span text:style-name="T1">#slot(bottom)</text:span></text:p>
            <text:p><text:span text:style-name="T1">#off()</text:span></text:p>
            <text:p><text:span text:style-name="T1"/></text:p>
            <text:p><text:span text:style-name="T1"/></text:p>
          </table:table-cell>
          <table:table-cell office:value-type="string" calcext:value-type="string">
            <text:p>27.8333 vs. 27.906</text:p>
          </table:table-cell>
          <table:table-cell table:formula="of:=IF([.E2611]=&quot;&quot;; &quot;untranscribed&quot;; IF([.F2611]=&quot;&quot;; &quot;UNTRANSLATED&quot;; &quot;&quot;))">
            <text:p/>
          </table:table-cell>
          <table:table-cell table:number-columns-repeated="1016"/>
        </table:table-row>
        <table:table-row table:style-name="ro2" table:number-rows-repeated="1045964">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ja" style:country-asian="JP"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4-06">00/00/0000</text:date>, <text:time style:data-style-name="N2" text:time-value="04:08:17.2625017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4-06T04:32:26.421971356</dc:date>
    <meta:editing-duration>P35DT3H51M48S</meta:editing-duration>
    <meta:editing-cycles>3742</meta:editing-cycles>
    <meta:generator>LibreOffice/4.3.3.2$Linux_X86_64 LibreOffice_project/430m0$Build-2</meta:generator>
    <meta:document-statistic meta:table-count="1" meta:cell-count="11162" meta:object-count="0"/>
  </office:meta>
</office:document-meta>
</file>